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" svg:font-family="Rubik" style:font-adornments="Light" style:font-pitch="variable"/>
  </office:font-face-decls>
  <office:automatic-styles>
    <style:style style:name="P1" style:family="paragraph" style:parent-style-name="Title">
      <style:text-properties officeooo:paragraph-rsid="03f2c961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3f2c961" officeooo:paragraph-rsid="03f2c961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3f2c961" officeooo:paragraph-rsid="0428b931" style:font-weight-asian="bold" style:font-weight-complex="bold"/>
    </style:style>
    <style:style style:name="P4" style:family="paragraph" style:parent-style-name="Text_20_body">
      <style:text-properties fo:font-weight="bold" officeooo:rsid="03f719a5" officeooo:paragraph-rsid="03f719a5" style:font-weight-asian="bold" style:font-weight-complex="bold"/>
    </style:style>
    <style:style style:name="P5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 style:parent-style-name="Text_20_body">
      <style:text-properties officeooo:paragraph-rsid="03f719a5"/>
    </style:style>
    <style:style style:name="P8" style:family="paragraph" style:parent-style-name="Text_20_body">
      <style:text-properties fo:font-weight="bold" officeooo:rsid="03f719a5" officeooo:paragraph-rsid="03f853e7" style:font-weight-asian="bold" style:font-weight-complex="bold"/>
    </style:style>
    <style:style style:name="P9" style:family="paragraph" style:parent-style-name="Text_20_body" style:list-style-name="L1">
      <style:text-properties fo:font-weight="bold" officeooo:rsid="03f853e7" officeooo:paragraph-rsid="03f853e7" style:font-weight-asian="bold" style:font-weight-complex="bold"/>
    </style:style>
    <style:style style:name="P10" style:family="paragraph" style:parent-style-name="Text_20_body">
      <style:paragraph-properties fo:text-align="justify" style:justify-single-word="false" style:writing-mode="lr-tb"/>
    </style:style>
    <style:style style:name="P11" style:family="paragraph" style:parent-style-name="Text_20_body">
      <style:text-properties fo:font-weight="bold" officeooo:rsid="03f719a5" officeooo:paragraph-rsid="03fa5277" style:font-weight-asian="bold" style:font-weight-complex="bold"/>
    </style:style>
    <style:style style:name="P12" style:family="paragraph" style:parent-style-name="Text_20_body">
      <style:text-properties fo:font-weight="bold" officeooo:rsid="03fa5277" officeooo:paragraph-rsid="03fa5277" style:font-weight-asian="bold" style:font-weight-complex="bold"/>
    </style:style>
    <style:style style:name="P13" style:family="paragraph" style:parent-style-name="Math">
      <style:paragraph-properties fo:text-align="center" style:justify-single-word="false"/>
    </style:style>
    <style:style style:name="P14" style:family="paragraph" style:parent-style-name="Text_20_body">
      <style:text-properties officeooo:rsid="03fa5277" officeooo:paragraph-rsid="03fa5277"/>
    </style:style>
    <style:style style:name="P15" style:family="paragraph" style:parent-style-name="Heading_20_3">
      <style:text-properties officeooo:paragraph-rsid="03f55897"/>
    </style:style>
    <style:style style:name="P16" style:family="paragraph" style:parent-style-name="Text_20_body">
      <style:text-properties fo:font-weight="bold" officeooo:rsid="03fa5277" officeooo:paragraph-rsid="041913ea" style:font-weight-asian="bold" style:font-weight-complex="bold"/>
    </style:style>
    <style:style style:name="P17" style:family="paragraph" style:parent-style-name="Text_20_body" style:list-style-name="L2">
      <style:text-properties fo:font-weight="bold" officeooo:rsid="03fbba64" officeooo:paragraph-rsid="0417ecd1" style:font-weight-asian="bold" style:font-weight-complex="bold"/>
    </style:style>
    <style:style style:name="P18" style:family="paragraph" style:parent-style-name="Text_20_body" style:list-style-name="L2">
      <style:text-properties fo:font-weight="bold" officeooo:rsid="03fbba64" officeooo:paragraph-rsid="041913ea" style:font-weight-asian="bold" style:font-weight-complex="bold"/>
    </style:style>
    <style:style style:name="P19" style:family="paragraph" style:parent-style-name="Text_20_body">
      <style:text-properties fo:font-weight="bold" officeooo:rsid="03fce6ed" officeooo:paragraph-rsid="03fd83c9" style:font-weight-asian="bold" style:font-weight-complex="bold"/>
    </style:style>
    <style:style style:name="P20" style:family="paragraph" style:parent-style-name="Text_20_body">
      <style:text-properties fo:font-weight="bold" officeooo:rsid="03fd83c9" officeooo:paragraph-rsid="03fd83c9" style:font-weight-asian="bold" style:font-weight-complex="bold"/>
    </style:style>
    <style:style style:name="P21" style:family="paragraph" style:parent-style-name="Text_20_body" style:list-style-name="L3">
      <style:text-properties fo:font-weight="bold" officeooo:rsid="03fd83c9" officeooo:paragraph-rsid="03fd83c9" style:font-weight-asian="bold" style:font-weight-complex="bold"/>
    </style:style>
    <style:style style:name="P22" style:family="paragraph" style:parent-style-name="Math" style:list-style-name="L3">
      <style:paragraph-properties fo:text-align="center" style:justify-single-word="false"/>
    </style:style>
    <style:style style:name="P23" style:family="paragraph" style:parent-style-name="Text_20_body" style:list-style-name="L3">
      <style:text-properties officeooo:rsid="03fd83c9" officeooo:paragraph-rsid="03fd83c9"/>
    </style:style>
    <style:style style:name="P24" style:family="paragraph" style:parent-style-name="Heading_20_3">
      <style:text-properties officeooo:rsid="03fe2a97" officeooo:paragraph-rsid="03fe2a97"/>
    </style:style>
    <style:style style:name="P25" style:family="paragraph" style:parent-style-name="Text_20_body">
      <style:text-properties officeooo:rsid="03fe2a97" officeooo:paragraph-rsid="03fe2a97"/>
    </style:style>
    <style:style style:name="P26" style:family="paragraph" style:parent-style-name="Text_20_body">
      <style:text-properties fo:font-weight="bold" officeooo:rsid="03fe2a97" officeooo:paragraph-rsid="041c445e" style:font-weight-asian="bold" style:font-weight-complex="bold"/>
    </style:style>
    <style:style style:name="P27" style:family="paragraph" style:parent-style-name="Text_20_body">
      <style:text-properties fo:font-weight="bold" officeooo:rsid="03fe2a97" officeooo:paragraph-rsid="03fe2a97" style:font-weight-asian="bold" style:font-weight-complex="bold"/>
    </style:style>
    <style:style style:name="P28" style:family="paragraph" style:parent-style-name="Text_20_body">
      <style:text-properties officeooo:paragraph-rsid="03fe2a97"/>
    </style:style>
    <style:style style:name="P29" style:family="paragraph" style:parent-style-name="Text_20_body">
      <style:text-properties fo:font-weight="bold" officeooo:rsid="03fe2a97" officeooo:paragraph-rsid="03fe7b12" style:font-weight-asian="bold" style:font-weight-complex="bold"/>
    </style:style>
    <style:style style:name="P30" style:family="paragraph" style:parent-style-name="Text_20_body">
      <style:text-properties style:text-underline-style="none" fo:font-weight="bold" officeooo:rsid="03fe2a97" officeooo:paragraph-rsid="03fe2a97" style:font-weight-asian="bold" style:font-weight-complex="bold"/>
    </style:style>
    <style:style style:name="P31" style:family="paragraph" style:parent-style-name="Text_20_body" style:list-style-name="L4">
      <style:text-properties fo:font-weight="bold" officeooo:rsid="03fe2a97" officeooo:paragraph-rsid="03fe7b12" style:font-weight-asian="bold" style:font-weight-complex="bold"/>
    </style:style>
    <style:style style:name="P32" style:family="paragraph" style:parent-style-name="Text_20_body">
      <style:text-properties officeooo:rsid="03ffe96e" officeooo:paragraph-rsid="03ffe96e"/>
    </style:style>
    <style:style style:name="P33" style:family="paragraph" style:parent-style-name="Text_20_body">
      <style:text-properties officeooo:rsid="0401f89a" officeooo:paragraph-rsid="0401f89a"/>
    </style:style>
    <style:style style:name="P34" style:family="paragraph" style:parent-style-name="Text_20_body">
      <style:text-properties officeooo:rsid="03ffe96e" officeooo:paragraph-rsid="0400768d"/>
    </style:style>
    <style:style style:name="P35" style:family="paragraph" style:parent-style-name="Text_20_body">
      <style:text-properties fo:font-weight="bold" officeooo:rsid="04048621" officeooo:paragraph-rsid="04048621" style:font-weight-asian="bold" style:font-weight-complex="bold"/>
    </style:style>
    <style:style style:name="P36" style:family="paragraph" style:parent-style-name="Text_20_body">
      <style:text-properties fo:font-weight="bold" officeooo:rsid="04048621" officeooo:paragraph-rsid="04058b55" style:font-weight-asian="bold" style:font-weight-complex="bold"/>
    </style:style>
    <style:style style:name="P37" style:family="paragraph" style:parent-style-name="Text_20_body">
      <style:text-properties fo:font-weight="bold" officeooo:rsid="04058b55" officeooo:paragraph-rsid="04058b55" style:font-weight-asian="bold" style:font-weight-complex="bold"/>
    </style:style>
    <style:style style:name="P38" style:family="paragraph" style:parent-style-name="Text_20_body" style:list-style-name="L5">
      <style:text-properties fo:font-weight="bold" officeooo:rsid="04058b55" officeooo:paragraph-rsid="04058b55" style:font-weight-asian="bold" style:font-weight-complex="bold"/>
    </style:style>
    <style:style style:name="P39" style:family="paragraph" style:parent-style-name="Text_20_body" style:list-style-name="L5">
      <style:text-properties fo:font-weight="bold" officeooo:rsid="04058b55" officeooo:paragraph-rsid="0406649e" style:font-weight-asian="bold" style:font-weight-complex="bold"/>
    </style:style>
    <style:style style:name="P40" style:family="paragraph" style:parent-style-name="Text_20_body" style:list-style-name="L5">
      <style:text-properties fo:font-weight="bold" officeooo:rsid="04058b55" officeooo:paragraph-rsid="040973ea" style:font-weight-asian="bold" style:font-weight-complex="bold"/>
    </style:style>
    <style:style style:name="P41" style:family="paragraph" style:parent-style-name="Text_20_body">
      <style:text-properties fo:font-weight="bold" officeooo:rsid="040ad2f2" officeooo:paragraph-rsid="040ad2f2" style:font-weight-asian="bold" style:font-weight-complex="bold"/>
    </style:style>
    <style:style style:name="P42" style:family="paragraph" style:parent-style-name="Text_20_body">
      <style:text-properties fo:font-weight="bold" officeooo:rsid="041cd400" officeooo:paragraph-rsid="041cd400" style:font-weight-asian="bold" style:font-weight-complex="bold"/>
    </style:style>
    <style:style style:name="P43" style:family="paragraph" style:parent-style-name="Text_20_body" style:list-style-name="L6">
      <style:text-properties fo:font-weight="bold" officeooo:rsid="041d4165" officeooo:paragraph-rsid="041fcd97" style:font-weight-asian="bold" style:font-weight-complex="bold"/>
    </style:style>
    <style:style style:name="P44" style:family="paragraph" style:parent-style-name="Text_20_body" style:list-style-name="L6">
      <style:text-properties officeooo:paragraph-rsid="041fcd97"/>
    </style:style>
    <style:style style:name="P45" style:family="paragraph" style:parent-style-name="Text_20_body">
      <style:text-properties fo:font-weight="bold" officeooo:rsid="040ad2f2" officeooo:paragraph-rsid="041fcd97" style:font-weight-asian="bold" style:font-weight-complex="bold"/>
    </style:style>
    <style:style style:name="P46" style:family="paragraph" style:parent-style-name="Text_20_body" style:list-style-name="L7">
      <style:text-properties fo:font-weight="bold" officeooo:rsid="041cd400" officeooo:paragraph-rsid="041fcd97" style:font-weight-asian="bold" style:font-weight-complex="bold"/>
    </style:style>
    <style:style style:name="P47" style:family="paragraph" style:parent-style-name="Text_20_body" style:list-style-name="L7">
      <style:text-properties officeooo:paragraph-rsid="041fcd97"/>
    </style:style>
    <style:style style:name="P48" style:family="paragraph" style:parent-style-name="Text_20_body">
      <style:text-properties fo:font-weight="bold" officeooo:rsid="0420e8a8" officeooo:paragraph-rsid="0420e8a8" style:font-weight-asian="bold" style:font-weight-complex="bold"/>
    </style:style>
    <style:style style:name="P49" style:family="paragraph" style:parent-style-name="Text_20_body" style:list-style-name="L8">
      <style:text-properties fo:font-weight="bold" officeooo:rsid="0420e8a8" officeooo:paragraph-rsid="0420e8a8" style:font-weight-asian="bold" style:font-weight-complex="bold"/>
    </style:style>
    <style:style style:name="P50" style:family="paragraph" style:parent-style-name="Text_20_body" style:list-style-name="L8">
      <style:text-properties fo:font-weight="bold" officeooo:rsid="0420e8a8" officeooo:paragraph-rsid="0422decf" style:font-weight-asian="bold" style:font-weight-complex="bold"/>
    </style:style>
    <style:style style:name="P51" style:family="paragraph" style:parent-style-name="Text_20_body">
      <style:text-properties fo:font-weight="bold" officeooo:rsid="040cac8f" officeooo:paragraph-rsid="040cac8f" style:font-weight-asian="bold" style:font-weight-complex="bold"/>
    </style:style>
    <style:style style:name="P52" style:family="paragraph" style:parent-style-name="Text_20_body" style:list-style-name="L9">
      <style:paragraph-properties fo:text-align="justify" style:justify-single-word="false"/>
      <style:text-properties officeooo:paragraph-rsid="040e0d76"/>
    </style:style>
    <style:style style:name="P53" style:family="paragraph" style:parent-style-name="Text_20_body" style:list-style-name="L9"/>
    <style:style style:name="P54" style:family="paragraph" style:parent-style-name="Standard">
      <style:paragraph-properties fo:text-align="justify" style:justify-single-word="false" style:writing-mode="lr-tb"/>
      <style:text-properties officeooo:paragraph-rsid="0411d67c"/>
    </style:style>
    <style:style style:name="P55" style:family="paragraph" style:parent-style-name="Text_20_body">
      <style:text-properties fo:font-weight="bold" officeooo:rsid="0412a6fb" officeooo:paragraph-rsid="0412a6fb" style:font-weight-asian="bold" style:font-weight-complex="bold"/>
    </style:style>
    <style:style style:name="P56" style:family="paragraph" style:parent-style-name="Text_20_body" style:list-style-name="L10">
      <style:text-properties fo:font-weight="bold" officeooo:rsid="0412a6fb" officeooo:paragraph-rsid="0413e293" style:font-weight-asian="bold" style:font-weight-complex="bold"/>
    </style:style>
    <style:style style:name="P57" style:family="paragraph" style:parent-style-name="Heading_20_3">
      <style:text-properties officeooo:rsid="0416e0c3" officeooo:paragraph-rsid="0416e0c3"/>
    </style:style>
    <style:style style:name="P58" style:family="paragraph" style:parent-style-name="Text_20_body">
      <style:text-properties fo:font-weight="bold" officeooo:rsid="0415df02" officeooo:paragraph-rsid="0416e0c3" style:font-weight-asian="bold" style:font-weight-complex="bold"/>
    </style:style>
    <style:style style:name="P59" style:family="paragraph" style:parent-style-name="Text_20_body">
      <style:text-properties fo:font-weight="normal" officeooo:rsid="0416e0c3" officeooo:paragraph-rsid="0416e0c3" style:font-weight-asian="normal" style:font-weight-complex="normal"/>
    </style:style>
    <style:style style:name="P60" style:family="paragraph" style:parent-style-name="Text_20_body">
      <style:text-properties fo:font-weight="bold" officeooo:rsid="0417ecd1" officeooo:paragraph-rsid="0417ecd1" style:font-weight-asian="bold" style:font-weight-complex="bold"/>
    </style:style>
    <style:style style:name="P61" style:family="paragraph" style:parent-style-name="Text_20_body" style:list-style-name="L11">
      <style:text-properties fo:font-weight="bold" officeooo:rsid="0417ecd1" officeooo:paragraph-rsid="041913ea" style:font-weight-asian="bold" style:font-weight-complex="bold"/>
    </style:style>
    <style:style style:name="P62" style:family="paragraph" style:parent-style-name="Text_20_body" style:list-style-name="L11">
      <style:text-properties fo:font-weight="bold" officeooo:rsid="041afd1a" officeooo:paragraph-rsid="041afd1a" style:font-weight-asian="bold" style:font-weight-complex="bold"/>
    </style:style>
    <style:style style:name="P63" style:family="paragraph" style:parent-style-name="Text_20_body">
      <style:text-properties officeooo:paragraph-rsid="0424ca37"/>
    </style:style>
    <style:style style:name="P64" style:family="paragraph" style:parent-style-name="Text_20_body">
      <style:text-properties fo:font-weight="bold" officeooo:rsid="042353e9" officeooo:paragraph-rsid="042353e9" style:font-weight-asian="bold" style:font-weight-complex="bold"/>
    </style:style>
    <style:style style:name="P65" style:family="paragraph" style:parent-style-name="Standard">
      <style:text-properties fo:font-weight="bold" officeooo:rsid="0424ca37" officeooo:paragraph-rsid="0424ca37" style:font-weight-asian="bold" style:font-weight-complex="bold"/>
    </style:style>
    <style:style style:name="T1" style:family="text">
      <style:text-properties officeooo:rsid="03f3767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3f37673" style:font-weight-asian="normal" style:font-weight-complex="normal"/>
    </style:style>
    <style:style style:name="T4" style:family="text">
      <style:text-properties fo:font-weight="normal" officeooo:rsid="0441dc9f" style:font-weight-asian="normal" style:font-weight-complex="normal"/>
    </style:style>
    <style:style style:name="T5" style:family="text">
      <style:text-properties officeooo:rsid="03f5edd0"/>
    </style:style>
    <style:style style:name="T6" style:family="text">
      <style:text-properties officeooo:rsid="03fa5277" fo:background-color="#ffff00" loext:char-shading-value="0"/>
    </style:style>
    <style:style style:name="T7" style:family="text">
      <style:text-properties officeooo:rsid="03f55897"/>
    </style:style>
    <style:style style:name="T8" style:family="text">
      <style:text-properties officeooo:rsid="03f719a5"/>
    </style:style>
    <style:style style:name="T9" style:family="text">
      <style:text-properties fo:font-weight="normal" officeooo:rsid="03fa5277" style:font-weight-asian="normal" style:font-weight-complex="normal"/>
    </style:style>
    <style:style style:name="T10" style:family="text">
      <style:text-properties fo:font-weight="bold" officeooo:rsid="03f719a5" style:font-weight-asian="bold" style:font-weight-complex="bold"/>
    </style:style>
    <style:style style:name="T11" style:family="text">
      <style:text-properties fo:font-weight="normal" officeooo:rsid="03f719a5" style:font-weight-asian="normal" style:font-weight-complex="normal"/>
    </style:style>
    <style:style style:name="T12" style:family="text">
      <style:text-properties fo:font-weight="normal" officeooo:rsid="03f853e7" style:font-weight-asian="normal" style:font-weight-complex="normal"/>
    </style:style>
    <style:style style:name="T13" style:family="text">
      <style:text-properties fo:color="#c9211e" loext:opacity="100%" fo:font-weight="normal" style:font-weight-asian="normal" style:font-weight-complex="normal"/>
    </style:style>
    <style:style style:name="T14" style:family="text">
      <style:text-properties officeooo:rsid="0417ecd1"/>
    </style:style>
    <style:style style:name="T15" style:family="text">
      <style:text-properties officeooo:rsid="0417ecd1" fo:background-color="#ffff00" loext:char-shading-value="0"/>
    </style:style>
    <style:style style:name="T16" style:family="text">
      <style:text-properties fo:font-weight="normal" officeooo:rsid="041913ea" style:font-weight-asian="normal" style:font-weight-complex="normal"/>
    </style:style>
    <style:style style:name="T17" style:family="text">
      <style:text-properties fo:font-weight="normal" officeooo:rsid="03fc80f9" style:font-weight-asian="normal" style:font-weight-complex="normal"/>
    </style:style>
    <style:style style:name="T18" style:family="text">
      <style:text-properties fo:color="#000000" loext:opacity="100%" fo:font-weight="normal" officeooo:rsid="03fc80f9" style:font-weight-asian="normal" style:font-weight-complex="normal"/>
    </style:style>
    <style:style style:name="T19" style:family="text">
      <style:text-properties fo:color="#c9211e" loext:opacity="100%" fo:font-weight="normal" officeooo:rsid="03fc80f9" style:font-weight-asian="normal" style:font-weight-complex="normal"/>
    </style:style>
    <style:style style:name="T20" style:family="text">
      <style:text-properties fo:font-weight="normal" officeooo:rsid="03fd83c9" style:font-weight-asian="normal" style:font-weight-complex="normal"/>
    </style:style>
    <style:style style:name="T21" style:family="text">
      <style:text-properties fo:font-weight="normal" officeooo:rsid="041c445e" style:font-weight-asian="normal" style:font-weight-complex="normal"/>
    </style:style>
    <style:style style:name="T22" style:family="text">
      <style:text-properties fo:font-weight="normal" officeooo:rsid="041afd1a" style:font-weight-asian="normal" style:font-weight-complex="normal"/>
    </style:style>
    <style:style style:name="T23" style:family="text">
      <style:text-properties fo:font-weight="bold" officeooo:rsid="03fe2a97" style:font-weight-asian="bold" style:font-weight-complex="bold"/>
    </style:style>
    <style:style style:name="T24" style:family="text">
      <style:text-properties fo:font-weight="normal" officeooo:rsid="03fe2a97" style:font-weight-asian="normal" style:font-weight-complex="normal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3fe7b12" style:font-weight-asian="normal" style:font-weight-complex="normal"/>
    </style:style>
    <style:style style:name="T27" style:family="text">
      <style:text-properties officeooo:rsid="040323ca"/>
    </style:style>
    <style:style style:name="T28" style:family="text">
      <style:text-properties officeooo:rsid="0400768d"/>
    </style:style>
    <style:style style:name="T29" style:family="text">
      <style:text-properties fo:color="#c9211e" loext:opacity="100%" officeooo:rsid="0400768d"/>
    </style:style>
    <style:style style:name="T30" style:family="text">
      <style:text-properties fo:font-weight="normal" officeooo:rsid="04058b55" style:font-weight-asian="normal" style:font-weight-complex="normal"/>
    </style:style>
    <style:style style:name="T31" style:family="text">
      <style:text-properties fo:font-weight="normal" officeooo:rsid="0406649e" style:font-weight-asian="normal" style:font-weight-complex="normal"/>
    </style:style>
    <style:style style:name="T32" style:family="text">
      <style:text-properties fo:color="#c9211e" loext:opacity="100%" fo:font-weight="normal" officeooo:rsid="0406649e" style:font-weight-asian="normal" style:font-weight-complex="normal"/>
    </style:style>
    <style:style style:name="T33" style:family="text">
      <style:text-properties fo:font-weight="normal" officeooo:rsid="0408337d" style:font-weight-asian="normal" style:font-weight-complex="normal"/>
    </style:style>
    <style:style style:name="T34" style:family="text">
      <style:text-properties fo:font-weight="normal" officeooo:rsid="040973ea" style:font-weight-asian="normal" style:font-weight-complex="normal"/>
    </style:style>
    <style:style style:name="T35" style:family="text">
      <style:text-properties fo:font-weight="normal" officeooo:rsid="041d4165" style:font-weight-asian="normal" style:font-weight-complex="normal"/>
    </style:style>
    <style:style style:name="T36" style:family="text">
      <style:text-properties fo:font-weight="normal" officeooo:rsid="041fcd97" style:font-weight-asian="normal" style:font-weight-complex="normal"/>
    </style:style>
    <style:style style:name="T37" style:family="text">
      <style:text-properties fo:font-weight="normal" officeooo:rsid="041e1070" style:font-weight-asian="normal" style:font-weight-complex="normal"/>
    </style:style>
    <style:style style:name="T38" style:family="text">
      <style:text-properties fo:color="#c9211e" loext:opacity="100%" fo:font-weight="normal" officeooo:rsid="041e1070" style:font-weight-asian="normal" style:font-weight-complex="normal"/>
    </style:style>
    <style:style style:name="T39" style:family="text">
      <style:text-properties fo:color="#c9211e" loext:opacity="100%" fo:font-weight="normal" officeooo:rsid="041d4165" style:font-weight-asian="normal" style:font-weight-complex="normal"/>
    </style:style>
    <style:style style:name="T40" style:family="text">
      <style:text-properties officeooo:rsid="041fcd97"/>
    </style:style>
    <style:style style:name="T41" style:family="text">
      <style:text-properties fo:font-weight="normal" officeooo:rsid="0422decf" style:font-weight-asian="normal" style:font-weight-complex="normal"/>
    </style:style>
    <style:style style:name="T42" style:family="text">
      <style:text-properties fo:font-weight="normal" officeooo:rsid="040e0d76" style:font-weight-asian="normal" style:font-weight-complex="normal"/>
    </style:style>
    <style:style style:name="T43" style:family="text">
      <style:text-properties fo:font-weight="normal" officeooo:rsid="040fc421" style:font-weight-asian="normal" style:font-weight-complex="normal"/>
    </style:style>
    <style:style style:name="T44" style:family="text">
      <style:text-properties fo:color="#c9211e" loext:opacity="100%" fo:font-weight="normal" officeooo:rsid="040fc421" style:font-weight-asian="normal" style:font-weight-complex="normal"/>
    </style:style>
    <style:style style:name="T45" style:family="text">
      <style:text-properties officeooo:rsid="040fc421"/>
    </style:style>
    <style:style style:name="T46" style:family="text">
      <style:text-properties officeooo:rsid="0410ece6"/>
    </style:style>
    <style:style style:name="T47" style:family="text">
      <style:text-properties officeooo:rsid="0411d67c"/>
    </style:style>
    <style:style style:name="T48" style:family="text">
      <style:text-properties fo:font-weight="normal" officeooo:rsid="0413e293" style:font-weight-asian="normal" style:font-weight-complex="normal"/>
    </style:style>
    <style:style style:name="T49" style:family="text">
      <style:text-properties fo:font-weight="normal" officeooo:rsid="0416e0c3" style:font-weight-asian="normal" style:font-weight-complex="normal"/>
    </style:style>
    <style:style style:name="T50" style:family="text">
      <style:text-properties fo:font-weight="bold" officeooo:rsid="042353e9" style:font-weight-asian="bold" style:font-weight-complex="bold"/>
    </style:style>
    <style:style style:name="T51" style:family="text">
      <style:text-properties fo:font-weight="normal" officeooo:rsid="042353e9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">מתמטיקה בדידה – <text:span text:style-name="T1">תרגיל</text:span> בית 11 <text:span text:style-name="T1">– שחר פרץ</text:span></text:p>
      <text:h text:style-name="Heading_20_1" text:outline-level="1">מידע כללי</text:h>
      <text:section text:style-name="Sect1" text:name="Section1">
        <text:p text:style-name="P2">ניתן בתאריך:<text:line-break/><text:span text:style-name="T2">24.1.2</text:span><text:span text:style-name="T3">0</text:span><text:span text:style-name="T2">24</text:span></text:p>
        <text:p text:style-name="P2">תאריך הגשה:<text:line-break/><text:span text:style-name="T2">30.1.2024</text:span></text:p>
        <text:p text:style-name="P2">מאת:<text:line-break/><text:span text:style-name="T2">שחר פרץ</text:span></text:p>
        <text:p text:style-name="P3">ת.ז.:<text:line-break/><text:span text:style-name="T4">תחפשו בקומיטים הקודמים</text:span></text:p>
      </text:section>
      <text:h text:style-name="Heading_20_1" text:outline-level="1"><text:span text:style-name="T1">תרגיל</text:span> בית 11 – <text:span text:style-name="T5">מערכות</text:span> נציגים, <text:span text:style-name="T5">היחס המשרה וחלוקה</text:span></text:h>
      <text:h text:style-name="Heading_20_2" text:outline-level="2">שאלה 1 <text:span text:style-name="T6">(לבדוק – האם צריך להוכיח יחס שקילות?)</text:span></text:h>
      <text:h text:style-name="Heading_20_3" text:outline-level="3">סעיף <text:span text:style-name="T7">(</text:span>א<text:span text:style-name="T7">) </text:span><text:span text:style-name="T8">– הפרכה</text:span></text:h>
      <text:p text:style-name="P4">נתון: <text:span text:style-name="T2"><draw:g text:anchor-type="as-char" svg:y="-0.1327in" draw:z-index="1" draw:name="Shape1" draw:style-name="gr1"><svg:title>TexMaths</svg:title><svg:desc>11§display§R_2 = \{\la \la a, b \ra, \la c, d \ra \ra \in A^2 \mid ad = cb\}§svg§600§FALSE§</svg:desc><draw:path draw:style-name="gr2" draw:text-style-name="P5" svg:width="2.3496in" svg:height="0.1555in" svg:x="0.0016in" svg:y="0.0083in" svg:viewBox="0 0 5969 396" svg:d="M2986 396c-996 0-1990 0-2986 0 0-132 0-264 0-396 1990 0 3979 0 5969 0 0 132 0 264 0 396-995 0-1989 0-2983 0z"><text:p/></draw:path><draw:path draw:style-name="gr3" draw:text-style-name="P6" svg:width="0.1083in" svg:height="0.1063in" svg:x="0.0004in" svg:y="0.0303in" svg:viewBox="0 0 276 271" svg:d="M129 26c2-9 3-13 11-14 3-1 15-1 23-1 27 0 70 0 70 39 0 13-5 39-21 55-10 10-30 22-65 22-14 0-29 0-44 0 9-34 17-67 26-101zM185 132c38-8 85-35 85-75 0-33-36-57-86-57-37 0-74 0-110 0-8 0-11 0-11 8 0 3 3 3 11 3 4 0 7 0 14 1s11 1 11 7c0 1-1 2-2 6-18 70-34 139-52 208-3 14-4 17-35 17-7 0-10 0-10 8 0 4 4 4 6 4 9 0 37-1 48-1s38 1 48 1c4 0 8 0 8-7 0-5-3-5-10-5-14 0-25 0-25-6 0-3 1-5 1-7 9-33 16-67 25-101 16 0 31 0 46 0 36 0 42 22 42 35 0 5-3 18-5 26-2 11-6 26-6 33 0 41 46 41 51 41 33 0 47-38 47-44 0-4-4-4-5-4-4 0-5 3-5 5-10 28-26 34-35 34-13 0-15-8-15-23 0-11 2-31 3-43 1-5 2-13 2-18 0-30-26-42-36-46z"><text:p/></draw:path><draw:path draw:style-name="gr3" draw:text-style-name="P6" svg:width="0.0465in" svg:height="0.0705in" svg:x="0.1165in" svg:y="0.0862in" svg:viewBox="0 0 119 180" svg:d="M119 130c-3 0-6 0-9 0-1 6-3 22-7 24-2 3-23 3-27 3-17 0-33 0-50 0 29-26 38-33 54-46 20-16 39-33 39-58 0-33-29-53-63-53s-56 23-56 49c0 13 11 14 14 14 6 0 15-5 15-14 0-5-3-15-17-15 9-19 27-24 40-24 27 0 40 21 40 43 0 23-16 42-25 52-22 21-43 42-65 64-2 2-2 3-2 11 37 0 74 0 111 0 2-17 6-33 8-50z"><text:p/></draw:path><draw:path draw:style-name="gr3" draw:text-style-name="P6" svg:width="0.1008in" svg:height="0.035in" svg:x="0.2287in" svg:y="0.07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1in" svg:height="0.1516in" svg:x="0.3921in" svg:y="0.0201in" svg:viewBox="0 0 136 386" svg:d="M81 52c0-16 10-41 52-43 2-1 3-2 3-5 0-4-3-4-6-4-40 0-74 20-75 49 0 28 0 58 0 88 0 15 0 27-15 39-14 11-29 13-37 14-2 0-3 1-3 3 0 4 2 4 6 4 25 3 44 16 48 35 1 3 1 4 1 18 0 26 0 51 0 76 0 17 0 29 19 43 15 13 40 17 56 17 3 0 6 0 6-4 0-5-2-5-5-5-24-1-44-14-48-33-2-4-2-4-2-19 0-26 0-54 0-81 0-17-3-25-15-36-9-8-20-12-31-15 32-9 46-26 46-49 0-30 0-61 0-92z"><text:p/></draw:path><draw:path draw:style-name="gr3" draw:text-style-name="P6" svg:width="0.0335in" svg:height="0.1516in" svg:x="0.474in" svg:y="0.0201in" svg:viewBox="0 0 86 386" svg:d="M84 14c2-4 2-4 2-6 0-5-3-8-8-8-3 0-6 2-9 9-23 59-45 118-68 177 0 3-1 5-1 7 0 1 0 2 1 7 23 58 45 118 68 176 1 4 4 10 9 10s8-3 8-8c0-1 0-2-2-6-23-60-45-119-69-179 24-60 46-119 69-179z"><text:p/></draw:path><draw:path draw:style-name="gr3" draw:text-style-name="P6" svg:width="0.0339in" svg:height="0.1516in" svg:x="0.5327in" svg:y="0.0201in" svg:viewBox="0 0 87 386" svg:d="M85 14c2-4 2-4 2-6 0-5-4-8-8-8s-6 2-9 9c-23 59-45 118-68 177-1 3-2 5-2 7 0 1 0 2 2 7 23 58 45 118 68 176 2 4 4 10 9 10 4 0 8-3 8-8 0-1 0-2-2-6-23-60-45-119-68-179 23-60 45-119 68-179z"><text:p/></draw:path><draw:path draw:style-name="gr3" draw:text-style-name="P6" svg:width="0.0693in" svg:height="0.0685in" svg:x="0.5811in" svg:y="0.0669in" svg:viewBox="0 0 177 175" svg:d="M129 24c-7-13-18-24-35-24-46 0-94 57-94 114 0 36 22 61 52 61 7 0 27-1 50-28 4 15 17 28 36 28 13 0 22-8 28-21 7-14 11-37 11-38 0-5-3-5-4-5-4 0-5 3-6 8-6 25-13 48-29 48-10 0-11-10-11-18 0-9 1-11 4-29 4-16 5-20 9-34 4-19 10-36 14-55 2-10 2-11 2-12 0-7-4-11-11-11-9 0-15 9-16 16zM105 125c-3 7-3 7-9 14-17 22-32 28-43 28-20 0-25-21-25-37 0-19 13-66 22-85 12-22 28-36 44-36 25 0 30 32 30 34s-1 4-1 7c-6 25-12 49-18 75z"><text:p/></draw:path><draw:path draw:style-name="gr3" draw:text-style-name="P6" svg:width="0.0173in" svg:height="0.0453in" svg:x="0.6689in" svg:y="0.1177in" svg:viewBox="0 0 45 116" svg:d="M45 41c0-26-9-41-24-41-13 0-21 10-21 21 0 10 8 20 21 20 4 0 10-1 13-5 1-1 1-1 2-2 0 2 1 1 1 7 0 28-14 52-26 64-4 4-4 5-4 6 0 3 2 5 3 5 4 0 35-30 35-75z"><text:p/></draw:path><draw:path draw:style-name="gr3" draw:text-style-name="P6" svg:width="0.0555in" svg:height="0.1063in" svg:x="0.7307in" svg:y="0.0287in" svg:viewBox="0 0 142 271" svg:d="M74 4c0-1 0-4-5-4-8 0-37 2-47 3-3 1-8 1-8 8 0 4 4 4 10 4 18 0 19 4 19 7s-3 17-6 24c-11 42-20 84-31 126-5 20-6 26-6 40 0 35 20 59 48 59 47 0 94-56 94-112 0-35-21-62-52-62-17 0-33 11-45 23 10-38 19-77 29-116zM37 150c3-9 3-9 6-13 20-26 36-31 47-31 13 0 24 11 24 36 0 22-13 68-19 82-14 25-31 38-47 38-13 0-25-9-25-37 0-8 0-15 6-40 3-12 5-24 8-35z"><text:p/></draw:path><draw:path draw:style-name="gr3" draw:text-style-name="P6" svg:width="0.0339in" svg:height="0.1516in" svg:x="0.7969in" svg:y="0.0201in" svg:viewBox="0 0 87 386" svg:d="M85 200c2-5 2-6 2-7s0-1-2-7c-23-59-45-118-68-177-3-7-6-9-9-9-5 0-8 3-8 8 0 1 0 2 2 6 23 60 45 119 68 179-23 58-45 118-68 177-2 5-2 6-2 8 0 5 4 8 8 8 5 0 6-4 9-8 23-59 45-119 68-178z"><text:p/></draw:path><draw:path draw:style-name="gr3" draw:text-style-name="P6" svg:width="0.0173in" svg:height="0.0453in" svg:x="0.861in" svg:y="0.1177in" svg:viewBox="0 0 45 116" svg:d="M45 41c0-26-10-41-24-41-13 0-21 10-21 21 0 10 8 20 21 20 4 0 9-1 13-5 1-1 1-2 2-2 0 2 0 1 0 7 0 28-13 51-26 64-4 3-3 5-3 6 0 3 1 5 3 5 4 0 35-30 35-75z"><text:p/></draw:path><draw:path draw:style-name="gr3" draw:text-style-name="P6" svg:width="0.0335in" svg:height="0.1516in" svg:x="0.9323in" svg:y="0.0201in" svg:viewBox="0 0 86 386" svg:d="M84 14c2-4 2-4 2-6 0-5-3-8-8-8-3 0-6 2-9 9-23 59-45 118-68 177 0 3-1 5-1 7 0 1 0 2 1 7 23 58 45 118 68 176 1 4 4 10 9 10s8-3 8-8c0-1 0-2-2-6-23-60-45-119-69-179 24-60 46-119 69-179z"><text:p/></draw:path><draw:path draw:style-name="gr3" draw:text-style-name="P6" svg:width="0.0591in" svg:height="0.0685in" svg:x="0.9811in" svg:y="0.0669in" svg:viewBox="0 0 151 175" svg:d="M138 24c-7 0-13 0-18 6-6 5-7 12-7 14 0 10 7 14 15 14 11 0 22-9 22-25 0-19-19-33-47-33-51 0-103 55-103 110 0 34 22 65 63 65 55 0 88-40 88-45 0-3-2-5-6-5-1 0-2 1-4 4-31 38-73 38-77 38-25 0-35-19-35-42 0-16 7-53 21-78 12-22 33-38 53-38 14 0 29 4 35 15z"><text:p/></draw:path><draw:path draw:style-name="gr3" draw:text-style-name="P6" svg:width="0.0173in" svg:height="0.0453in" svg:x="1.0539in" svg:y="0.1177in" svg:viewBox="0 0 45 116" svg:d="M45 41c0-26-10-41-25-41-12 0-20 10-20 21 0 10 8 20 20 20 5 0 10-1 14-5 1-1 1-2 2-2 0 2 0 1 0 7 0 28-13 52-26 64-4 4-4 5-4 6 0 3 2 5 4 5 4 0 35-30 35-75z"><text:p/></draw:path><draw:path draw:style-name="gr3" draw:text-style-name="P6" svg:width="0.072in" svg:height="0.1063in" svg:x="1.1146in" svg:y="0.0287in" svg:viewBox="0 0 184 271" svg:d="M184 4c0-1 0-4-5-4-6 0-43 3-49 4-3 0-6 3-6 7s4 4 9 4c19 0 20 4 20 7 0 2-1 6-1 8-8 31-16 60-23 91-7-13-19-24-35-24-47 0-94 57-94 114 0 35 21 60 52 60 7 0 26-1 49-28 4 15 17 28 35 28 15 0 24-9 29-21 7-14 12-36 12-37 0-5-3-5-4-5-5 0-5 3-6 8-6 24-14 46-29 46-11 0-13-9-13-17 0-9 2-12 4-18 18-75 36-149 55-223zM103 222c-2 7-2 7-7 13-17 22-33 27-44 27-19 0-24-21-24-35 0-19 12-66 20-85 13-22 30-36 46-36 25 0 30 32 30 34s-1 4-1 7c-6 24-13 49-20 75z"><text:p/></draw:path><draw:path draw:style-name="gr3" draw:text-style-name="P6" svg:width="0.0335in" svg:height="0.1516in" svg:x="1.1953in" svg:y="0.0201in" svg:viewBox="0 0 86 386" svg:d="M85 200c1-5 1-6 1-7s0-1-1-7c-23-59-45-118-68-177-3-7-5-9-9-9-5 0-8 3-8 8 0 1 0 2 2 6 23 60 45 119 68 179-23 58-45 118-68 177-2 5-2 6-2 8 0 5 3 8 8 8s6-4 7-8c24-59 47-119 70-178z"><text:p/></draw:path><draw:path draw:style-name="gr3" draw:text-style-name="P6" svg:width="0.0335in" svg:height="0.1516in" svg:x="1.2547in" svg:y="0.0201in" svg:viewBox="0 0 86 386" svg:d="M84 200c2-5 2-6 2-7s0-1-2-7c-22-59-45-118-67-177-3-7-5-9-9-9-5 0-8 3-8 8 0 1 0 2 1 6 23 60 46 119 69 179-23 58-46 118-69 177-1 5-1 6-1 8 0 5 3 8 8 8 4 0 6-4 7-8 24-59 46-119 69-178z"><text:p/></draw:path><draw:path draw:style-name="gr3" draw:text-style-name="P6" svg:width="0.076in" svg:height="0.0878in" svg:x="1.3602in" svg:y="0.052in" svg:viewBox="0 0 194 224" svg:d="M179 119c7 0 15 0 15-8 0-7-8-7-15-7-55 0-109 0-164 0 5-52 50-89 104-89 20 0 41 0 60 0 7 0 15 0 15-7 0-8-8-8-15-8-19 0-40 0-60 0-66 0-119 49-119 111s53 113 119 113c20 0 41 0 60 0 7 0 15 0 15-8s-8-8-15-8c-19 0-40 0-60 0-54 0-99-37-104-89 55 0 109 0 164 0z"><text:p/></draw:path><draw:path draw:style-name="gr3" draw:text-style-name="P6" svg:width="0.1039in" svg:height="0.1083in" svg:x="1.4969in" svg:y="0.0252in" svg:viewBox="0 0 265 276" svg:d="M55 233c-15 24-30 29-47 31-5 1-8 1-8 7 0 2 2 5 4 5 11 0 24-1 35-1 12 0 26 1 38 1 2 0 7 0 7-8 0-3-4-4-6-4-9 0-19-4-19-14 0-4 3-9 6-14 10-15 20-32 30-49 32 0 65 0 96 0 2 8 7 60 7 64 0 11-20 13-29 13-4 0-8 0-8 7 0 5 4 5 5 5 16 0 32-1 49-1 9 0 34 1 44 1 2 0 6 0 6-8 0-4-4-4-9-4-24 0-24-3-25-14-8-80-15-161-23-241-1-8-1-9-8-9-6 0-7 2-10 7-45 75-90 150-135 226zM102 175c26-43 51-86 76-128 5 42 8 85 12 128-29 0-58 0-88 0z"><text:p/></draw:path><draw:path draw:style-name="gr3" draw:text-style-name="P6" svg:width="0.0465in" svg:height="0.0705in" svg:x="1.6126in" svg:y="0.0004in" svg:viewBox="0 0 119 180" svg:d="M119 131c-3 0-6 0-9 0-1 6-3 21-7 24-2 2-23 2-27 2-17 0-33 0-50 0 29-25 38-32 54-46 20-15 39-33 39-58 0-33-29-53-63-53s-56 24-56 49c0 14 11 15 14 15 7 0 15-4 15-14 0-6-3-15-17-15 9-20 28-25 40-25 27 0 40 21 40 43 0 23-16 42-25 52-22 21-43 43-65 65-2 2-2 2-2 10 37 0 74 0 111 0 2-17 6-33 8-49z"><text:p/></draw:path><draw:path draw:style-name="gr3" draw:text-style-name="P6" svg:width="0.0055in" svg:height="0.1516in" svg:x="1.7343in" svg:y="0.0201in" svg:viewBox="0 0 15 386" svg:d="M15 14c0-7 0-14-7-14-8 0-8 7-8 14 0 119 0 239 0 358 0 6 0 14 8 14 7 0 7-8 7-14 0-119 0-239 0-358z"><text:p/></draw:path><draw:path draw:style-name="gr3" draw:text-style-name="P6" svg:width="0.0693in" svg:height="0.0685in" svg:x="1.8071in" svg:y="0.0669in" svg:viewBox="0 0 177 175" svg:d="M129 24c-8-13-19-24-37-24-45 0-92 57-92 114 0 36 21 61 51 61 7 0 27-1 50-28 4 15 17 28 35 28 14 0 22-8 29-21 7-14 12-37 12-38 0-5-4-5-5-5-4 0-4 3-6 8-5 25-13 48-28 48-11 0-13-10-13-18 0-9 2-11 6-29 4-16 4-20 9-34 4-19 9-36 13-55 3-10 3-11 3-12 0-7-5-11-12-11-9 0-14 9-15 16zM103 125c-2 7-2 7-7 14-18 22-33 28-44 28-19 0-24-21-24-37 0-19 12-66 20-85 13-22 30-36 46-36 25 0 29 32 29 34s0 4-1 7c-6 25-12 49-19 75z"><text:p/></draw:path><draw:path draw:style-name="gr3" draw:text-style-name="P6" svg:width="0.0724in" svg:height="0.1063in" svg:x="1.887in" svg:y="0.0287in" svg:viewBox="0 0 185 271" svg:d="M185 4c0-1 0-4-6-4-5 0-43 3-49 4-2 0-5 3-5 7s4 4 9 4c19 0 20 4 20 7 0 2-1 6-1 8-8 31-17 60-24 91-7-13-18-24-35-24-46 0-94 57-94 114 0 35 22 60 52 60 7 0 27-1 50-28 4 15 17 28 36 28 13 0 22-9 28-21 7-14 11-36 11-37 0-5-3-5-4-5-4 0-5 3-6 8-6 24-13 46-28 46-11 0-12-9-12-17 0-9 1-12 2-18 18-75 37-149 56-223zM105 222c-3 7-3 7-8 13-18 22-33 27-44 27-20 0-25-21-25-35 0-19 13-66 22-85 12-22 28-36 44-36 25 0 30 32 30 34s0 4-1 7c-6 24-12 49-18 75z"><text:p/></draw:path><draw:path draw:style-name="gr3" draw:text-style-name="P6" svg:width="0.1004in" svg:height="0.035in" svg:x="2.0114in" svg:y="0.0783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591in" svg:height="0.0685in" svg:x="2.1693in" svg:y="0.0669in" svg:viewBox="0 0 151 175" svg:d="M138 24c-7 0-13 0-17 6-7 5-8 12-8 14 0 10 8 14 15 14 11 0 22-9 22-25 0-19-19-33-47-33-51 0-103 55-103 110 0 34 23 65 63 65 55 0 88-40 88-45 0-3-2-5-5-5-2 0-3 1-5 4-31 38-73 38-77 38-24 0-35-19-35-42 0-16 7-53 21-78 12-22 33-38 55-38 13 0 27 4 33 15z"><text:p/></draw:path><draw:path draw:style-name="gr3" draw:text-style-name="P6" svg:width="0.0559in" svg:height="0.1063in" svg:x="2.2362in" svg:y="0.0287in" svg:viewBox="0 0 143 271" svg:d="M75 4c0-1 0-4-6-4-8 0-36 2-47 3-2 1-7 1-7 8 0 4 4 4 9 4 19 0 20 4 20 7s-3 17-5 24c-11 42-21 84-32 126-5 20-7 26-7 40 0 35 21 59 50 59 46 0 93-56 93-112 0-35-21-62-52-62-17 0-34 11-45 23 10-38 19-77 29-116zM39 150c2-9 2-9 5-13 19-26 36-31 46-31 15 0 24 11 24 36 0 22-12 68-18 82-13 25-31 38-46 38-14 0-26-9-26-37 0-8 0-15 6-40 3-12 5-24 9-35z"><text:p/></draw:path><draw:path draw:style-name="gr3" draw:text-style-name="P6" svg:width="0.0539in" svg:height="0.1516in" svg:x="2.3055in" svg:y="0.0201in" svg:viewBox="0 0 138 386" svg:d="M56 334c0 16-11 41-53 43-2 0-3 2-3 5 0 4 4 4 8 4 37 0 73-19 73-49 0-28 0-58 0-88 0-15 0-26 16-39 14-12 28-12 37-13 1 0 4-1 4-4s-3-3-7-3c-25-3-44-16-48-36-2-4-2-4-2-18 0-26 0-51 0-76 0-17 0-29-18-45-16-11-42-15-55-15-4 0-8 0-8 4s2 4 7 5c24 1 43 13 48 33 1 3 1 4 1 19 0 26 0 53 0 80 0 19 2 24 16 38 7 7 18 12 29 14-32 9-45 28-45 48 0 31 0 62 0 93z"><text:p/></draw:path></draw:g></text:span><text:span text:style-name="T2"><text:s/></text:span><text:span text:style-name="T9">כ</text:span><text:span text:style-name="T2">יחס </text:span><text:span text:style-name="T9">שקילות </text:span><text:span text:style-name="T2">מעל </text:span><text:span text:style-name="T2"><draw:g text:anchor-type="as-char" svg:y="-0.1134in" draw:z-index="0" draw:name="Shape2" draw:style-name="gr1"><svg:title>TexMaths</svg:title><svg:desc>11§display§A = \{\la a, b \ra \in \Z \mid b &gt; 0 \}§svg§600§FALSE§</svg:desc><draw:path draw:style-name="gr2" draw:text-style-name="P5" svg:width="1.5323in" svg:height="0.1358in" svg:x="0.0028in" svg:y="0.0071in" svg:viewBox="0 0 3893 346" svg:d="M1947 346c-649 0-1298 0-1947 0 0-116 0-230 0-346 1298 0 2595 0 3893 0 0 116 0 230 0 346-649 0-1298 0-1946 0z"><text:p/></draw:path><draw:path draw:style-name="gr3" draw:text-style-name="P6" svg:width="0.1039in" svg:height="0.1079in" svg:x="0.0004in" svg:y="0.0043in" svg:viewBox="0 0 265 275" svg:d="M55 231c-15 26-31 31-47 32-5 1-8 1-8 8 0 2 1 4 4 4 11 0 22-1 33-1 14 0 27 1 39 1 3 0 8 0 8-7 0-4-4-5-6-5-10 0-19-3-19-13 0-4 3-9 6-14 10-17 20-32 30-49 32 0 65 0 96 0 2 9 6 60 6 64 0 11-20 12-28 12-5 0-8 0-8 8 0 4 4 4 5 4 16 0 32-1 49-1 8 0 33 1 42 1 3 0 8 0 8-7 0-5-4-5-9-5-24 0-24-2-25-13-8-79-16-160-24-240 0-8 0-10-7-10-6 0-7 3-11 7-45 74-89 149-134 224zM101 175c26-43 52-85 77-127 5 42 8 84 12 127-29 0-59 0-89 0z"><text:p/></draw:path><draw:path draw:style-name="gr3" draw:text-style-name="P6" svg:width="0.1008in" svg:height="0.0354in" svg:x="0.159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1in" svg:height="0.1512in" svg:x="0.3232in" svg:y="0in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9-20-12-31-15 32-9 46-27 46-49 0-31 0-61 0-92z"><text:p/></draw:path><draw:path draw:style-name="gr3" draw:text-style-name="P6" svg:width="0.0335in" svg:height="0.1512in" svg:x="0.4051in" svg:y="0in" svg:viewBox="0 0 86 385" svg:d="M84 15c2-4 2-5 2-7 0-5-3-8-8-8-3 0-6 2-9 9-23 59-45 118-68 177 0 2-1 4-1 7 0 2 0 2 1 6 23 59 45 118 68 176 1 5 4 10 9 10s8-3 8-7c0-1 0-3-2-7-23-59-45-119-69-178 24-60 46-119 69-178z"><text:p/></draw:path><draw:path draw:style-name="gr3" draw:text-style-name="P6" svg:width="0.0693in" svg:height="0.0685in" svg:x="0.4535in" svg:y="0.0453in" svg:viewBox="0 0 177 175" svg:d="M129 25c-8-14-19-25-37-25-45 0-92 57-92 113 0 37 21 62 51 62 8 0 27-1 50-29 4 16 17 29 35 29 14 0 24-9 29-21 7-14 12-37 12-38 0-4-3-4-5-4-4 0-4 1-5 7-6 25-14 47-29 47-11 0-13-10-13-17 0-9 2-11 6-29 4-17 4-20 9-34 4-18 9-36 13-54 3-11 3-12 3-13 0-7-5-11-11-11-10 0-15 9-16 17zM103 124c-2 8-2 8-7 15-18 22-33 27-44 27-19 0-24-21-24-36 0-19 12-66 20-84 13-23 30-37 46-37 25 0 30 32 30 34s-1 4-2 7c-6 24-12 49-19 74z"><text:p/></draw:path><draw:path draw:style-name="gr3" draw:text-style-name="P6" svg:width="0.0173in" svg:height="0.0453in" svg:x="0.5409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6" svg:width="0.0555in" svg:height="0.1063in" svg:x="0.6024in" svg:y="0.0071in" svg:viewBox="0 0 142 271" svg:d="M75 4c0-1 0-4-6-4-8 0-37 3-47 3-3 1-8 1-8 8 0 6 5 6 10 6 19 0 19 2 19 6 0 2-3 16-4 23-11 42-21 84-32 127-5 19-7 25-7 37 0 37 21 61 50 61 45 0 92-57 92-112 0-36-20-62-51-62-17 0-34 11-45 23 10-39 19-77 29-116zM39 150c2-8 2-9 5-13 19-26 36-31 46-31 15 0 24 11 24 36 0 23-12 66-19 80-12 27-31 40-45 40s-27-10-27-38c0-8 0-15 7-39 3-12 5-24 9-35z"><text:p/></draw:path><draw:path draw:style-name="gr3" draw:text-style-name="P6" svg:width="0.0335in" svg:height="0.1512in" svg:x="0.6693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076in" svg:height="0.087in" svg:x="0.7744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6" svg:width="0.0921in" svg:height="0.1031in" svg:x="0.9094in" svg:y="0.0098in" svg:viewBox="0 0 235 263" svg:d="M220 14c3-5 3-6 3-7 0-7-5-7-12-7-59 0-117 0-177 0-13 0-13 1-14 11-2 18-3 34-6 52 0 2-1 3-1 5 0 6 5 8 8 8s5-3 7-7c1-8 4-25 28-40 22-15 49-16 62-16 11 0 21 0 32 0-49 79-97 159-146 237-4 4-4 5-4 7 0 6 7 6 13 6 66 0 133 0 199 0 11 0 11-1 14-11 3-25 6-49 9-75 0-4-3-6-6-6-6 0-7 3-8 11-6 30-36 68-91 68-19 0-36 0-55 0 48-78 97-158 145-236zM33 13c7 0 14 0 21 0v1c-11 6-18 12-22 17 0-6 1-12 1-18zM165 13c13 0 26 0 40 0-49 79-98 159-147 237-13 0-25 0-38 0 48-78 97-158 145-237zM186 250c11-7 21-15 30-26-1 7-3 12-4 26-8 0-17 0-26 0z"><text:p/></draw:path><draw:path draw:style-name="gr3" draw:text-style-name="P6" svg:width="0.0055in" svg:height="0.1512in" svg:x="1.0673in" svg:y="0in" svg:viewBox="0 0 15 385" svg:d="M15 14c0-6 0-14-7-14-8 0-8 8-8 14 0 119 0 238 0 357 0 7 0 14 8 14 7 0 7-7 7-14 0-119 0-238 0-357z"><text:p/></draw:path><draw:path draw:style-name="gr3" draw:text-style-name="P6" svg:width="0.0559in" svg:height="0.1063in" svg:x="1.1409in" svg:y="0.0071in" svg:viewBox="0 0 143 271" svg:d="M75 4c0-1 0-4-6-4-8 0-37 3-47 3-3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6" svg:width="0.0929in" svg:height="0.087in" svg:x="1.2539in" svg:y="0.0307in" svg:viewBox="0 0 237 222" svg:d="M229 120c4-2 8-4 8-9s-4-5-8-8c-72-34-142-67-214-101-5-2-6-2-7-2-5 0-8 3-8 8 0 3 2 5 8 9 67 31 135 62 202 94-67 32-135 64-202 96-6 2-8 4-8 8s3 7 8 7c1 0 2 0 7-2 72-33 142-67 214-100z"><text:p/></draw:path><draw:path draw:style-name="gr3" draw:text-style-name="P6" svg:width="0.0638in" svg:height="0.1035in" svg:x="1.4079in" svg:y="0.013in" svg:viewBox="0 0 163 264" svg:d="M163 133c0-31-2-61-16-90-18-37-49-43-66-43-23 0-51 10-67 45-13 28-14 57-14 88 0 29 1 64 18 92 16 32 44 39 63 39 20 0 50-7 68-45 12-25 14-55 14-86zM81 255c-15 0-38-9-45-46-4-22-4-58-4-80 0-26 0-51 3-72 7-45 37-49 46-49 13 0 38 7 46 45 3 22 3 52 3 76 0 28 0 55-3 79-7 36-29 47-46 47z"><text:p/></draw:path><draw:path draw:style-name="gr3" draw:text-style-name="P6" svg:width="0.0539in" svg:height="0.1512in" svg:x="1.489in" svg:y="0in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2">. </text:span></text:p>
      <text:p text:style-name="P7"><text:span text:style-name="T10">צ.ל.</text:span><text:span text:style-name="T11"> הקבוצה </text:span><text:span text:style-name="T11"><draw:g text:anchor-type="as-char" svg:y="-0.1134in" draw:z-index="7" draw:name="Shape3" draw:style-name="gr1"><svg:title>TexMaths</svg:title><svg:desc>11§display§\bc := \{ \la a, 1 \ra \mid a \in \Z \} \cup \{ \la 1, b \ra \mid b \in \Z \land b&gt; 0 \}§svg§600§FALSE§</svg:desc><draw:path draw:style-name="gr2" draw:text-style-name="P5" svg:width="2.9543in" svg:height="0.1358in" svg:x="0.0035in" svg:y="0.0071in" svg:viewBox="0 0 7505 346" svg:d="M3753 346c-1251 0-2502 0-3753 0 0-116 0-230 0-346 2502 0 5003 0 7505 0 0 116 0 230 0 346-1251 0-2502 0-3752 0z"><text:p/></draw:path><draw:path draw:style-name="gr3" draw:text-style-name="P6" svg:width="0.0961in" svg:height="0.1098in" svg:x="0.0004in" svg:y="0.0067in" svg:viewBox="0 0 245 280" svg:d="M97 10c0-4 0-4 0-7 0-2 0-3-5-3-3 0-15 6-23 10-17 9-32 15-32 23 0 2 3 2 4 2 5 0 15-5 22-9-5 38-13 87-21 120-14 65-21 89-40 126-2 3-1 3-2 4 0 4 2 3 3 4 7 0 23-7 29-18 5-9 20-37 32-81 8-33 23-84 50-124 18-25 35-36 59-36 21 0 39 13 39 34 0 34-36 46-77 60-4 2-30 11-30 20 0 3 2 3 3 3 2 0 11-1 19-1 39 0 70 23 70 59 0 47-41 63-76 63-30 0-44-17-49-22-2-2-2-4-5-4-9 0-28 13-28 20 0 1 15 27 57 27 54 0 134-39 134-101 0-31-21-56-61-63 31-14 76-41 76-77 0-22-18-39-47-39-13 0-63 3-109 61 2-17 6-35 8-51z"><text:p/></draw:path><draw:path draw:style-name="gr3" draw:text-style-name="P6" svg:width="0.0157in" svg:height="0.065in" svg:x="0.1559in" svg:y="0.048in" svg:viewBox="0 0 41 166" svg:d="M41 21c0-12-10-21-21-21s-20 9-20 21c0 11 9 20 20 20s21-9 21-20zM41 146c0-12-10-20-21-20s-20 8-20 20c0 11 9 20 20 20s21-9 21-20z"><text:p/></draw:path><draw:path draw:style-name="gr3" draw:text-style-name="P6" svg:width="0.1004in" svg:height="0.0354in" svg:x="0.193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539in" svg:height="0.1512in" svg:x="0.3567in" svg:y="0in" svg:viewBox="0 0 138 385" svg:d="M81 52c0-16 10-41 53-43 2 0 4-2 4-5 0-4-4-4-8-4-39 0-74 20-74 48 0 29 0 59 0 89 0 15 0 27-15 39s-29 12-38 13c-1 0-3 1-3 4 0 4 2 4 7 4 25 2 44 14 48 34 1 4 1 5 1 19 0 25 0 51 0 76 0 16 0 29 19 43 14 12 41 16 55 16 4 0 8 0 8-4s-3-4-7-4c-24-2-43-15-48-33-2-5-2-5-2-19 0-27 0-54 0-82 0-17-2-23-15-35-8-8-19-12-30-15 32-9 45-27 45-49 0-31 0-61 0-92z"><text:p/></draw:path><draw:path draw:style-name="gr3" draw:text-style-name="P6" svg:width="0.0339in" svg:height="0.1512in" svg:x="0.4382in" svg:y="0in" svg:viewBox="0 0 87 385" svg:d="M85 15c2-4 2-5 2-7 0-5-4-8-8-8s-6 2-10 9c-22 59-45 118-67 177-1 2-2 4-2 7 0 2 0 2 2 6 22 59 45 118 67 176 3 5 5 10 10 10 4 0 8-3 8-7 0-1 0-3-2-7-23-59-45-119-68-178 23-60 45-119 68-178z"><text:p/></draw:path><draw:path draw:style-name="gr3" draw:text-style-name="P6" svg:width="0.0693in" svg:height="0.0685in" svg:x="0.487in" svg:y="0.0453in" svg:viewBox="0 0 177 175" svg:d="M129 25c-7-14-18-25-35-25-46 0-94 57-94 113 0 37 22 62 52 62 7 0 27-1 50-29 4 16 17 29 36 29 13 0 22-9 28-21 7-14 11-37 11-38 0-4-3-4-4-4-4 0-5 1-6 7-6 25-13 47-29 47-10 0-11-10-11-17 0-9 1-11 4-29 4-17 5-20 9-34 4-18 10-36 14-54 2-11 2-12 2-13 0-7-4-11-11-11-9 0-15 9-16 17zM103 124c-1 8-1 8-7 15-17 22-32 27-43 27-20 0-25-21-25-36 0-19 12-66 22-84 11-23 28-37 44-37 25 0 30 32 30 34s-1 4-1 7c-6 24-13 49-20 74z"><text:p/></draw:path><draw:path draw:style-name="gr3" draw:text-style-name="P6" svg:width="0.0173in" svg:height="0.0453in" svg:x="0.5744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5in" svg:height="0.1in" svg:x="0.6425in" svg:y="0.013in" svg:viewBox="0 0 128 255" svg:d="M79 10c0-10 0-10-9-10-23 24-57 24-70 24 0 5 0 8 0 12 8 0 31 0 51-10 0 66 0 133 0 199 0 14-1 18-36 18-4 0-7 0-12 0 0 5 0 9 0 12 14-1 45-1 62-1 15 0 49 0 63 1 0-3 0-7 0-12-5 0-8 0-12 0-35 0-37-4-37-18 0-72 0-144 0-215z"><text:p/></draw:path><draw:path draw:style-name="gr3" draw:text-style-name="P6" svg:width="0.0339in" svg:height="0.1512in" svg:x="0.7134in" svg:y="0in" svg:viewBox="0 0 87 385" svg:d="M85 199c2-4 2-5 2-6 0-3 0-1-2-6-23-59-45-119-68-178-3-7-5-9-9-9-5 0-8 3-8 8 0 1 0 2 2 6 23 60 45 119 68 179-23 58-45 117-68 177-2 4-2 5-2 8 0 4 3 7 8 7s6-4 9-7c23-60 45-119 68-179z"><text:p/></draw:path><draw:path draw:style-name="gr3" draw:text-style-name="P6" svg:width="0.0055in" svg:height="0.1512in" svg:x="0.8248in" svg:y="0in" svg:viewBox="0 0 15 385" svg:d="M15 14c0-6 0-14-7-14-8 0-8 8-8 14 0 119 0 238 0 357 0 7 0 14 8 14 7 0 7-7 7-14 0-119 0-238 0-357z"><text:p/></draw:path><draw:path draw:style-name="gr3" draw:text-style-name="P6" svg:width="0.0693in" svg:height="0.0685in" svg:x="0.8972in" svg:y="0.0453in" svg:viewBox="0 0 177 175" svg:d="M129 25c-7-14-18-25-35-25-46 0-94 57-94 113 0 37 22 62 52 62 7 0 27-1 50-29 4 16 17 29 36 29 13 0 22-9 28-21 7-14 11-37 11-38 0-4-3-4-4-4-4 0-5 1-6 7-6 25-13 47-28 47-11 0-12-10-12-17 0-9 1-11 5-29 3-17 4-20 8-34 4-18 10-36 14-54 2-11 2-12 2-13 0-7-4-11-11-11-9 0-14 9-16 17zM105 124c-3 8-3 8-8 15-18 22-33 27-44 27-20 0-25-21-25-36 0-19 13-66 22-84 12-23 28-37 44-37 25 0 30 32 30 34s0 4-1 7c-6 24-12 49-18 74z"><text:p/></draw:path><draw:path draw:style-name="gr3" draw:text-style-name="P6" svg:width="0.076in" svg:height="0.087in" svg:x="1.0268in" svg:y="0.0307in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3" draw:text-style-name="P6" svg:width="0.0921in" svg:height="0.1031in" svg:x="1.1618in" svg:y="0.0098in" svg:viewBox="0 0 235 263" svg:d="M220 14c3-5 3-6 3-7 0-7-5-7-12-7-59 0-117 0-177 0-13 0-13 1-14 11-2 18-3 34-6 52 0 2-1 3-1 5 0 6 5 8 8 8s5-3 7-7c1-8 4-25 28-40 22-15 49-16 62-16 11 0 21 0 32 0-49 79-97 159-146 237-4 4-4 5-4 7 0 6 7 6 13 6 66 0 133 0 199 0 11 0 11-1 14-11 3-25 6-49 9-75 0-4-3-6-6-6-6 0-7 3-8 11-6 30-36 68-91 68-19 0-36 0-55 0 48-78 97-158 145-236zM33 13c7 0 14 0 21 0v1c-11 6-18 12-22 17 0-6 1-12 1-18zM165 13c13 0 26 0 40 0-49 79-97 159-146 237-13 0-26 0-39 0 48-78 97-158 145-237zM186 250c11-7 21-15 30-26-1 7-3 12-4 26-8 0-17 0-26 0z"><text:p/></draw:path><draw:path draw:style-name="gr3" draw:text-style-name="P6" svg:width="0.0539in" svg:height="0.1512in" svg:x="1.2701in" svg:y="0in" svg:viewBox="0 0 138 385" svg:d="M56 334c0 15-10 40-53 43-1 0-3 2-3 4 0 4 4 4 8 4 37 0 73-18 73-48 0-29 0-58 0-88 0-16 0-28 16-40 14-11 28-11 37-12 2 0 4-1 4-4 0-4-3-4-7-4-25-2-44-15-48-35-2-3-2-4-2-19 0-25 0-50 0-76 0-16 0-28-18-42-16-13-42-17-55-17-4 0-8 0-8 4 0 5 2 5 7 5 24 1 43 14 48 33 1 4 1 4 1 19 0 26 0 54 0 81 0 18 3 24 16 36 7 8 18 12 29 15-32 10-45 26-45 48 0 31 0 62 0 93z"><text:p/></draw:path><draw:path draw:style-name="gr3" draw:text-style-name="P6" svg:width="0.0843in" svg:height="0.0937in" svg:x="1.3776in" svg:y="0.0217in" svg:viewBox="0 0 215 239" svg:d="M215 14c0-6 0-14-8-14s-8 8-8 14c0 47 0 93 0 140 0 57-63 70-91 70-18 0-42-4-63-16-30-19-30-44-30-54 0-47 0-93 0-140 0-6 0-14-7-14-8 0-8 8-8 14 0 48 0 94 0 141 0 59 59 84 108 84s107-28 107-83c0-47 0-94 0-142z"><text:p/></draw:path><draw:path draw:style-name="gr3" draw:text-style-name="P6" svg:width="0.0539in" svg:height="0.1512in" svg:x="1.515in" svg:y="0in" svg:viewBox="0 0 138 385" svg:d="M83 52c0-16 9-41 51-43 2 0 4-2 4-5 0-4-4-4-8-4-39 0-74 20-74 48 0 29 0 59 0 89 0 15 0 27-15 39-13 12-29 12-37 13-2 0-4 1-4 4 0 4 2 4 7 4 25 2 44 14 48 34 1 4 1 5 1 19 0 25 0 51 0 76 0 16 0 29 19 43 15 12 41 16 55 16 4 0 8 0 8-4s-3-4-7-4c-24-2-43-15-47-33-1-5-1-5-1-19 0-27 0-54 0-82 0-17-4-24-17-35-8-8-19-12-30-15 32-9 47-27 47-49 0-31 0-61 0-92z"><text:p/></draw:path><draw:path draw:style-name="gr3" draw:text-style-name="P6" svg:width="0.0339in" svg:height="0.1512in" svg:x="1.5969in" svg:y="0in" svg:viewBox="0 0 87 385" svg:d="M85 15c2-4 2-5 2-7 0-5-3-8-8-8-3 0-6 2-9 9-23 59-45 118-68 177-1 2-2 4-2 7 0 2 0 2 2 6 23 59 45 118 68 176 2 5 4 10 9 10s8-3 8-7c0-1 0-3-2-7-23-59-45-119-68-178 23-60 45-119 68-178z"><text:p/></draw:path><draw:path draw:style-name="gr3" draw:text-style-name="P6" svg:width="0.05in" svg:height="0.1in" svg:x="1.6531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" draw:text-style-name="P6" svg:width="0.0173in" svg:height="0.0453in" svg:x="1.7283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555in" svg:height="0.1063in" svg:x="1.7902in" svg:y="0.0071in" svg:viewBox="0 0 142 271" svg:d="M74 4c0-1 0-4-5-4-8 0-37 3-47 3-3 1-8 1-8 8 0 6 4 6 10 6 18 0 19 2 19 6 0 2-3 16-6 23-11 42-20 84-31 127-5 19-6 25-6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3" draw:text-style-name="P6" svg:width="0.0339in" svg:height="0.1512in" svg:x="1.8567in" svg:y="0in" svg:viewBox="0 0 87 385" svg:d="M85 199c2-4 2-5 2-6 0-3 0-1-2-6-22-59-45-119-67-178-4-7-7-9-10-9-5 0-8 3-8 8 0 1 0 2 2 6 23 60 45 119 68 179-23 58-45 117-68 177-2 4-2 5-2 8 0 4 4 7 8 7 5 0 6-4 9-7 23-60 45-119 68-179z"><text:p/></draw:path><draw:path draw:style-name="gr3" draw:text-style-name="P6" svg:width="0.0055in" svg:height="0.1512in" svg:x="1.9677in" svg:y="0in" svg:viewBox="0 0 15 385" svg:d="M15 14c0-6 0-14-7-14-8 0-8 8-8 14 0 119 0 238 0 357 0 7 0 14 8 14 7 0 7-7 7-14 0-119 0-238 0-357z"><text:p/></draw:path><draw:path draw:style-name="gr3" draw:text-style-name="P6" svg:width="0.0555in" svg:height="0.1063in" svg:x="2.0413in" svg:y="0.0071in" svg:viewBox="0 0 142 271" svg:d="M75 4c0-1 0-4-6-4-8 0-37 3-47 3-3 1-8 1-8 8 0 6 5 6 10 6 19 0 19 2 19 6 0 2-3 16-4 23-11 42-21 84-32 127-5 19-7 25-7 37 0 37 21 61 50 61 45 0 92-57 92-112 0-36-20-62-51-62-17 0-34 11-45 23 10-39 19-77 29-116zM39 150c2-8 2-9 5-13 19-26 36-31 46-31 15 0 24 11 24 36 0 23-12 66-19 80-12 27-31 40-45 40s-27-10-27-38c0-8 0-15 7-39 3-12 5-24 9-35z"><text:p/></draw:path><draw:path draw:style-name="gr3" draw:text-style-name="P6" svg:width="0.076in" svg:height="0.087in" svg:x="2.1547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0917in" svg:height="0.1031in" svg:x="2.2902in" svg:y="0.0098in" svg:viewBox="0 0 234 263" svg:d="M219 14c4-5 4-6 4-7 0-7-6-7-13-7-59 0-118 0-177 0-12 0-12 1-13 11-2 18-5 34-7 52 0 2 0 3 0 5 0 6 5 8 7 8 3 0 5-3 6-7 2-8 6-25 29-40 22-15 50-16 63-16 10 0 21 0 31 0-49 79-97 159-146 237-3 4-3 5-3 7 0 6 6 6 13 6 66 0 132 0 198 0 12 0 12-1 13-11 4-25 7-49 10-75 0-4-3-6-6-6-6 0-7 3-8 11-7 30-36 68-91 68-19 0-37 0-55 0 48-78 97-158 145-236zM33 13c7 0 13 0 20 0v1c-10 6-18 12-22 17 1-6 1-12 2-18zM164 13c13 0 26 0 40 0-49 79-97 159-146 237-13 0-26 0-39 0 48-78 97-158 145-237zM185 250c11-7 21-15 30-26-2 7-2 12-4 26-9 0-17 0-26 0z"><text:p/></draw:path><draw:path draw:style-name="gr3" draw:text-style-name="P6" svg:width="0.0843in" svg:height="0.0937in" svg:x="2.4295in" svg:y="0.0217in" svg:viewBox="0 0 215 239" svg:d="M116 9c-3-7-6-9-9-9-5 0-6 3-8 9-32 71-65 143-97 215-2 4-2 5-2 7 0 5 3 8 8 8 2 0 5-1 9-8 29-67 60-135 90-203 31 68 60 136 91 203 3 8 8 8 9 8 4 0 8-3 8-8 0-1 0-2-3-6-32-72-65-145-96-216z"><text:p/></draw:path><draw:path draw:style-name="gr3" draw:text-style-name="P6" svg:width="0.0555in" svg:height="0.1063in" svg:x="2.5634in" svg:y="0.0071in" svg:viewBox="0 0 142 271" svg:d="M75 4c0-1 0-4-6-4-8 0-37 3-47 3-3 1-7 1-7 8 0 6 4 6 9 6 19 0 20 2 20 6 0 2-4 16-5 23-11 42-21 84-32 127-5 19-7 25-7 37 0 37 21 61 50 61 45 0 92-57 92-112 0-36-20-62-51-62-17 0-34 11-45 23 10-39 19-77 29-116zM39 150c2-8 2-9 5-13 19-26 36-31 46-31 15 0 24 11 24 36 0 23-12 66-19 80-12 27-30 40-45 40-14 0-27-10-27-38 0-8 0-15 7-39 3-12 5-24 9-35z"><text:p/></draw:path><draw:path draw:style-name="gr3" draw:text-style-name="P6" svg:width="0.0929in" svg:height="0.087in" svg:x="2.6764in" svg:y="0.0307in" svg:viewBox="0 0 237 222" svg:d="M229 120c4-2 8-4 8-9s-4-5-8-8c-72-34-142-67-214-101-5-2-6-2-7-2-5 0-8 3-8 8 0 3 2 5 8 9 67 31 135 62 202 94-67 32-135 64-202 96-6 2-8 4-8 8s3 7 8 7c1 0 2 0 7-2 72-33 142-67 214-100z"><text:p/></draw:path><draw:path draw:style-name="gr3" draw:text-style-name="P6" svg:width="0.0638in" svg:height="0.1035in" svg:x="2.8307in" svg:y="0.013in" svg:viewBox="0 0 163 264" svg:d="M163 133c0-31-2-61-16-90-18-37-49-43-66-43-23 0-51 10-67 45-13 28-14 57-14 88 0 29 1 64 18 92 16 32 44 39 63 39 20 0 50-7 68-45 12-25 14-55 14-86zM81 255c-15 0-38-9-45-46-4-22-4-58-4-80 0-26 0-51 3-72 7-45 37-49 46-49 13 0 38 7 46 45 3 22 3 52 3 76 0 28 0 55-3 79-7 36-29 47-46 47z"><text:p/></draw:path><draw:path draw:style-name="gr3" draw:text-style-name="P6" svg:width="0.0539in" svg:height="0.1512in" svg:x="2.9118in" svg:y="0in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/><text:span text:style-name="T8">היא אינה מערכת נציגים של </text:span><text:span text:style-name="T8"><draw:g text:anchor-type="as-char" svg:y="-0.1035in" draw:z-index="6" draw:name="Shape4" draw:style-name="gr1"><svg:title>TexMaths</svg:title><svg:desc>11§display§R_2§svg§600§FALSE§</svg:desc><draw:path draw:style-name="gr2" draw:text-style-name="P5" svg:width="0.1528in" svg:height="0.1098in" svg:x="0.0016in" svg:y="0.0071in" svg:viewBox="0 0 389 280" svg:d="M196 280c-66 0-131 0-196 0 0-94 0-187 0-280 130 0 259 0 389 0 0 93 0 186 0 280-65 0-130 0-193 0z"><text:p/></draw:path><draw:path draw:style-name="gr3" draw:text-style-name="P6" svg:width="0.1075in" svg:height="0.1059in" svg:x="0.0004in" svg:y="0.0004in" svg:viewBox="0 0 274 270" svg:d="M129 26c2-8 3-13 11-14 3 0 15 0 23 0 27 0 69 0 69 38 0 14-6 40-20 54-10 11-31 23-66 23-14 0-28 0-43 0 8-34 17-68 26-101zM184 132c39-8 84-35 84-74 0-33-35-58-84-58-38 0-74 0-110 0-8 0-11 0-11 8 0 4 3 4 11 4 4 0 7 0 14 1 7 0 10 1 10 6 0 2 0 3-1 7-18 68-34 137-52 205-3 16-4 18-35 18-7 0-10 0-10 8 0 4 4 4 5 4 10 0 38-1 49-1s37 1 48 1c4 0 8 0 8-8 0-4-3-4-10-4-14 0-25 0-25-7 0-2 0-4 1-6 8-34 16-67 25-101 16 0 31 0 46 0 35 0 42 22 42 35 0 6-3 16-5 25-3 11-7 25-7 33 0 42 47 42 52 42 31 0 45-39 45-44 0-4-3-2-5-4-3 0-4 2-5 4-9 28-26 35-34 35-12 0-16-8-16-23 0-12 4-32 5-44 1-5 1-13 1-17 0-29-25-41-36-45z"><text:p/></draw:path><draw:path draw:style-name="gr3" draw:text-style-name="P6" svg:width="0.0469in" svg:height="0.0697in" svg:x="0.1157in" svg:y="0.0563in" svg:viewBox="0 0 120 178" svg:d="M120 129c-3 0-7 0-10 0 0 7-3 22-7 26-2 1-23 1-26 1-17 0-33 0-50 0 28-25 38-33 54-45 20-17 39-33 39-58 0-33-29-53-64-53-33 0-56 23-56 48 0 13 12 16 14 16 7 0 15-5 15-15 0-5-2-14-16-14 8-20 27-25 40-25 26 0 40 21 40 43 0 23-16 41-25 51-22 21-43 42-65 64-3 2-3 3-3 10 37 0 74 0 111 0 2-16 6-32 9-49z"><text:p/></draw:path></draw:g></text:span></text:p>
      <text:p text:style-name="P8">הוכחה: <text:span text:style-name="T2">נשלול קיום נציג. נניח בשלילה ש־</text:span><text:span text:style-name="T2"><draw:g text:anchor-type="as-char" svg:y="-0.1098in" draw:z-index="8" draw:name="Shape5" draw:style-name="gr1"><svg:title>TexMaths</svg:title><svg:desc>11§display§\bc§svg§600§FALSE§</svg:desc><draw:path draw:style-name="gr2" draw:text-style-name="P5" svg:width="0.0843in" svg:height="0.0937in" svg:x="0.0035in" svg:y="0.0071in" svg:viewBox="0 0 215 239" svg:d="M107 239c-36 0-71 0-107 0 0-80 0-159 0-239 71 0 144 0 215 0 0 80 0 159 0 239-36 0-73 0-108 0z"><text:p/></draw:path><draw:path draw:style-name="gr3" draw:text-style-name="P6" svg:width="0.0949in" svg:height="0.1094in" svg:x="0.0004in" svg:y="0in" svg:viewBox="0 0 242 279" svg:d="M95 11c1-4 1-6 1-7 0-2-1-3-4-3-4 0-15 6-23 9-17 9-33 16-33 23 0 2 3 2 5 2 4 0 14-5 21-9-4 39-14 87-20 120-15 65-21 88-41 125-1 3-1 3-1 4 0 4 2 4 3 4 7 0 22-7 29-18 5-9 20-37 30-81 9-33 23-82 51-122 17-25 33-37 57-37 21 0 39 14 39 34 0 34-36 46-75 59-5 2-31 11-31 21 0 2 3 2 4 2 2 0 10-1 18-1 38 0 69 22 69 58 0 48-41 64-73 64-30 0-44-17-50-22-1-2-2-2-4-2-9 0-29 11-29 18 0 1 16 27 56 27 54 0 133-39 133-100 0-32-21-56-60-64 30-12 75-40 75-77 0-22-18-38-47-38-13 0-61 3-107 61 2-16 4-34 7-50z"><text:p/></draw:path></draw:g></text:span><text:span text:style-name="T2"> </text:span><text:span text:style-name="T12">הינה מערכת נציגים, ולכן בפרט מתוך רפלקסיביות יחס השקילות מתקיים</text:span><text:span text:style-name="T12"><draw:g text:anchor-type="as-char" svg:y="-0.1134in" draw:z-index="9" draw:name="Shape6" draw:style-name="gr1"><svg:title>TexMaths</svg:title><svg:desc>11§display§\exists \la a, b \ra \in \bc. \la a, b \ra R_2 \la 2, 3 \ra§svg§600§FALSE§</svg:desc><draw:path draw:style-name="gr2" draw:text-style-name="P5" svg:width="1.5693in" svg:height="0.1358in" svg:x="0.0004in" svg:y="0.0071in" svg:viewBox="0 0 3987 346" svg:d="M1994 346c-665 0-1330 0-1994 0 0-116 0-230 0-346 1329 0 2658 0 3987 0 0 116 0 230 0 346-665 0-1329 0-1993 0z"><text:p/></draw:path><draw:path draw:style-name="gr3" draw:text-style-name="P6" svg:width="0.0673in" svg:height="0.1043in" svg:x="0.0012in" svg:y="0.0071in" svg:viewBox="0 0 172 266" svg:d="M172 13c0-12-2-13-14-13-48 0-96 0-145 0-6 0-13 0-13 8 0 7 7 7 13 7 47 0 96 0 143 0 0 37 0 73 0 111-46 0-91 0-137 0-7 0-15-2-15 7 0 8 8 9 15 9 46 0 91 0 137 0 0 36 0 73 0 109-47 0-96 0-143 0-6 0-13 0-13 8 0 7 7 7 13 7 49 0 97 0 145 0 12 0 14-1 14-13 0-79 0-159 0-240z"><text:p/></draw:path><draw:path draw:style-name="gr3" draw:text-style-name="P6" svg:width="0.0335in" svg:height="0.1512in" svg:x="0.0941in" svg:y="0in" svg:viewBox="0 0 86 385" svg:d="M85 15c1-4 1-5 1-7 0-5-4-8-8-8-3 0-5 2-9 9-22 59-45 118-67 177-1 2-2 4-2 7 0 2 0 2 2 6 22 59 45 118 67 176 2 5 4 10 9 10 4 0 8-3 8-7 0-1 0-3-1-7-23-59-47-119-70-178 23-60 47-119 70-178z"><text:p/></draw:path><draw:path draw:style-name="gr3" draw:text-style-name="P6" svg:width="0.0693in" svg:height="0.0685in" svg:x="0.1425in" svg:y="0.0453in" svg:viewBox="0 0 177 175" svg:d="M129 25c-7-14-18-25-36-25-45 0-93 57-93 113 0 37 21 62 52 62 7 0 26-1 49-29 3 16 18 29 35 29 15 0 23-9 29-21 7-14 12-37 12-38 0-4-3-4-4-4-5 0-5 1-6 7-6 25-13 47-30 47-9 0-11-10-11-17 0-9 0-11 5-29 4-17 5-20 9-34 4-18 10-36 14-54 2-11 2-12 2-13 0-7-4-11-11-11-10 0-15 9-16 17zM103 124c-2 8-2 8-7 15-17 22-33 27-43 27-20 0-26-21-26-36 0-19 13-66 21-84 12-23 30-37 45-37 26 0 31 32 31 34s-1 4-1 7c-6 24-13 49-20 74z"><text:p/></draw:path><draw:path draw:style-name="gr3" draw:text-style-name="P6" svg:width="0.0173in" svg:height="0.0453in" svg:x="0.2299in" svg:y="0.0972in" svg:viewBox="0 0 45 116" svg:d="M45 41c0-26-10-41-24-41-13 0-21 10-21 21 0 10 8 20 21 20 4 0 9-1 13-5 1-1 1-1 2-1 0 2 0 0 0 6 0 28-13 50-26 64-5 3-3 5-3 6 0 2 1 5 3 5 4 0 35-30 35-75z"><text:p/></draw:path><draw:path draw:style-name="gr3" draw:text-style-name="P6" svg:width="0.0559in" svg:height="0.1063in" svg:x="0.2913in" svg:y="0.0071in" svg:viewBox="0 0 143 271" svg:d="M75 4c0-1 0-4-6-4-9 0-36 3-47 3-2 1-7 1-7 8 0 6 4 6 9 6 19 0 20 2 20 6 0 2-3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3" draw:text-style-name="P6" svg:width="0.0335in" svg:height="0.1512in" svg:x="0.3583in" svg:y="0in" svg:viewBox="0 0 86 385" svg:d="M85 199c1-4 1-5 1-6 0-3 0-1-1-6-23-59-45-119-69-178-2-7-4-9-8-9-5 0-8 3-8 8 0 1 0 2 2 6 23 60 45 119 68 179-23 58-45 117-68 177-2 4-2 5-2 8 0 4 3 7 8 7s6-4 7-7c23-60 47-119 70-179z"><text:p/></draw:path><draw:path draw:style-name="gr3" draw:text-style-name="P6" svg:width="0.076in" svg:height="0.087in" svg:x="0.4638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6" svg:width="0.0961in" svg:height="0.1098in" svg:x="0.5992in" svg:y="0.0067in" svg:viewBox="0 0 245 280" svg:d="M97 10c1-4 1-4 1-7 0-2-1-3-5-3s-15 6-24 10c-17 9-32 15-32 23 0 2 3 2 5 2 4 0 14-5 22-9-5 38-15 87-21 120-14 65-22 89-41 126-2 3-1 3-2 4 0 4 3 4 4 4 6 0 22-7 29-18 4-9 20-37 31-81 9-33 23-84 50-124 18-25 34-36 59-36 21 0 39 13 39 34 0 34-36 46-76 60-5 2-32 11-32 20 0 3 4 3 5 3s10-1 17-1c40 0 72 23 72 59 0 47-41 63-76 63-30 0-44-17-49-22-2-2-3-4-6-4-8 0-27 13-27 20 0 1 14 27 56 27 55 0 135-39 135-101 0-31-22-56-62-63 31-14 76-41 76-77 0-22-18-39-47-39-12 0-62 3-109 61 2-17 6-35 8-51z"><text:p/></draw:path><draw:path draw:style-name="gr3" draw:text-style-name="P6" svg:width="0.0161in" svg:height="0.0157in" svg:x="0.7122in" svg:y="0.0972in" svg:viewBox="0 0 42 41" svg:d="M42 21c0-12-10-21-21-21s-21 9-21 21c0 11 10 20 21 20s21-9 21-20z"><text:p/></draw:path><draw:path draw:style-name="gr3" draw:text-style-name="P6" svg:width="0.0339in" svg:height="0.1512in" svg:x="0.7583in" svg:y="0in" svg:viewBox="0 0 87 385" svg:d="M85 15c2-4 2-5 2-7 0-5-3-8-8-8-3 0-6 2-9 9-23 59-45 118-68 177-1 2-2 4-2 7 0 2 0 2 2 6 23 59 45 118 68 176 1 5 4 10 9 10s8-3 8-7c0-1 0-3-2-7-23-59-45-119-69-178 24-60 46-119 69-178z"><text:p/></draw:path><draw:path draw:style-name="gr3" draw:text-style-name="P6" svg:width="0.0693in" svg:height="0.0685in" svg:x="0.8063in" svg:y="0.0453in" svg:viewBox="0 0 177 175" svg:d="M129 25c-7-14-18-25-36-25-45 0-93 57-93 113 0 37 22 62 52 62 7 0 27-1 50-29 4 16 17 29 35 29 14 0 22-9 29-21 7-14 11-37 11-38 0-4-3-4-4-4-4 0-5 1-6 7-6 25-13 47-30 47-9 0-11-10-11-17 0-9 2-11 6-29 3-17 4-20 8-34 4-18 10-36 14-54 2-11 2-12 2-13 0-7-4-11-11-11-9 0-15 9-16 17zM104 124c-2 8-2 8-7 15-18 22-33 27-44 27-20 0-26-21-26-36 0-19 14-66 22-84 13-23 29-37 44-37 26 0 31 32 31 34s-1 4-1 7c-6 24-12 49-19 74z"><text:p/></draw:path><draw:path draw:style-name="gr3" draw:text-style-name="P6" svg:width="0.0173in" svg:height="0.0453in" svg:x="0.8937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555in" svg:height="0.1063in" svg:x="0.9555in" svg:y="0.0071in" svg:viewBox="0 0 142 271" svg:d="M74 4c0-1 0-4-5-4-9 0-37 3-47 3-3 1-8 1-8 8 0 6 4 6 10 6 18 0 19 2 19 6 0 2-3 16-6 23-11 42-21 84-32 127-4 19-5 25-5 37 0 37 20 61 48 61 47 0 94-57 94-112 0-36-21-62-52-62-17 0-33 11-45 23 10-39 19-77 29-116zM37 150c3-8 3-9 6-13 20-26 36-31 47-31 13 0 24 11 24 36 0 23-13 66-19 80-14 27-31 40-47 40-13 0-25-10-25-38 0-8 0-15 6-39 3-12 5-24 8-35z"><text:p/></draw:path><draw:path draw:style-name="gr3" draw:text-style-name="P6" svg:width="0.0339in" svg:height="0.1512in" svg:x="1.0217in" svg:y="0in" svg:viewBox="0 0 87 385" svg:d="M85 199c2-4 2-5 2-6 0-3 0-1-2-6-23-59-45-119-69-178-2-7-4-9-8-9-5 0-8 3-8 8 0 1 0 2 2 6 23 60 45 119 68 179-23 58-45 117-68 177-2 4-2 5-2 8 0 4 3 7 8 7s6-4 8-7c24-60 46-119 69-179z"><text:p/></draw:path><draw:path draw:style-name="gr3" draw:text-style-name="P6" svg:width="0.1083in" svg:height="0.1063in" svg:x="1.0791in" svg:y="0.0098in" svg:viewBox="0 0 276 271" svg:d="M129 26c2-9 4-13 11-14 3 0 16 0 24 0 27 0 70 0 70 38 0 13-6 39-22 55-10 10-29 22-65 22-14 0-28 0-43 0 8-35 17-68 25-101zM185 132c38-9 84-35 84-75 0-33-34-57-84-57-38 0-74 0-111 0-8 0-11 0-11 8 0 4 3 4 11 4 1 0 8 0 14 0 8 1 11 1 11 7 0 1 0 2-1 7-18 69-35 138-53 206-3 15-4 18-34 18-8 0-11 0-11 8 0 4 4 4 5 4 11 0 38-1 49-1s38 1 49 1c4 0 8 0 8-8 0-4-3-4-11-4-14 0-25 0-25-7 0-2 1-4 1-6 9-33 16-67 25-102 16 0 31 0 46 0 36 0 43 22 43 36 0 5-3 17-5 26-4 10-7 24-7 32 0 42 46 42 52 42 33 0 46-40 46-44 0-6-3-3-4-6-4 0-5 4-6 6-10 28-26 35-35 35-12 0-15-9-15-23 0-12 2-31 4-43 0-6 1-13 1-19 0-29-26-42-36-45z"><text:p/></draw:path><draw:path draw:style-name="gr3" draw:text-style-name="P6" svg:width="0.0469in" svg:height="0.0701in" svg:x="1.1949in" svg:y="0.0661in" svg:viewBox="0 0 120 179" svg:d="M120 130c-3 0-7 0-10 0-1 5-3 22-7 24-2 2-23 2-27 2-17 0-33 0-50 0 29-25 39-33 54-45 21-16 40-33 40-58 0-33-29-53-64-53-33 0-56 23-56 48 0 14 11 15 14 15 7 0 15-5 15-15 0-4-3-14-17-14 9-19 28-24 40-24 27 0 41 21 41 43 0 23-17 42-25 52-22 21-44 41-66 63-2 3-2 4-2 11 37 0 74 0 111 0 3-16 6-33 9-49z"><text:p/></draw:path><draw:path draw:style-name="gr3" draw:text-style-name="P6" svg:width="0.0335in" svg:height="0.1512in" svg:x="1.2732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6" svg:width="0.0602in" svg:height="0.1in" svg:x="1.3232in" svg:y="0.013in" svg:viewBox="0 0 154 255" svg:d="M30 226c13-14 27-26 40-39 61-53 84-74 84-112 0-44-34-75-81-75-44 0-73 35-73 69 0 22 20 22 21 22 6 0 20-4 20-21 0-9-7-19-21-19-2 0-4 0-5 0 9-26 30-39 52-39 35 0 52 31 52 63 0 31-19 60-40 85-25 27-49 54-75 81-4 5-4 6-4 14 48 0 96 0 144 0 3-22 7-44 10-66-3 0-6 0-9 0-2 12-5 28-9 33-3 4-28 4-37 4-23 0-46 0-69 0z"><text:p/></draw:path><draw:path draw:style-name="gr3" draw:text-style-name="P6" svg:width="0.0173in" svg:height="0.0453in" svg:x="1.4051in" svg:y="0.0972in" svg:viewBox="0 0 45 116" svg:d="M45 41c0-26-10-41-25-41-12 0-20 10-20 21 0 10 8 20 20 20 4 0 10-1 13-5 1-1 1-1 2-1s1 0 1 6c0 28-13 51-26 64-5 4-5 5-5 6 0 2 3 5 5 5 4 0 35-30 35-75z"><text:p/></draw:path><draw:path draw:style-name="gr3" draw:text-style-name="P6" svg:width="0.063in" svg:height="0.1035in" svg:x="1.4657in" svg:y="0.013in" svg:viewBox="0 0 161 264" svg:d="M96 121c32-11 55-37 55-68 0-32-34-53-72-53-39 0-68 23-68 52 0 13 8 21 20 21 11 0 20-9 20-20 0-20-19-20-25-20 12-19 38-24 51-24 16 0 37 9 37 44 0 4-1 26-11 44-11 18-24 20-34 20-3 0-12 1-15 1-2 0-6 1-6 4 0 5 4 5 10 5s11 0 17 0c32 0 46 26 46 63 0 52-26 63-44 63-17 0-45-6-59-29 14 2 26-7 26-20 0-15-11-22-22-22-10 0-22 5-22 23 0 34 36 59 78 59 47 0 83-35 83-74 0-31-25-61-65-69z"><text:p/></draw:path><draw:path draw:style-name="gr3" draw:text-style-name="P6" svg:width="0.0339in" svg:height="0.1512in" svg:x="1.5437in" svg:y="0in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12">, ובהתאם נבחר </text:span><text:span text:style-name="T12"><draw:g text:anchor-type="as-char" svg:y="-0.1134in" draw:z-index="13" draw:name="Shape7" draw:style-name="gr1"><svg:title>TexMaths</svg:title><svg:desc>11§display§\la a,b \ra§svg§600§FALSE§</svg:desc><draw:path draw:style-name="gr2" draw:text-style-name="P5" svg:width="0.2988in" svg:height="0.1354in" svg:x="0.0004in" svg:y="0.0071in" svg:viewBox="0 0 760 345" svg:d="M0 0c254 0 506 0 760 0 0 115 0 230 0 345-254 0-506 0-760 0 0-115 0-230 0-345z"><text:p/></draw:path><draw:path draw:style-name="gr3" draw:text-style-name="P6" svg:width="0.0335in" svg:height="0.1508in" svg:x="0.0094in" svg:y="0in" svg:viewBox="0 0 86 384" svg:d="M84 14c2-4 2-4 2-6 0-5-3-8-8-8-3 0-6 2-9 9-23 58-45 118-68 177 0 2-1 4-1 7 0 0 0 1 1 5 23 60 45 119 68 177 2 4 4 9 9 9s8-3 8-7c0-2 0-3-2-7-23-60-45-119-69-177 24-60 46-119 69-179z"><text:p/></draw:path><draw:path draw:style-name="gr3" draw:text-style-name="P6" svg:width="0.0697in" svg:height="0.0681in" svg:x="0.0579in" svg:y="0.0453in" svg:viewBox="0 0 178 174" svg:d="M129 24c-7-14-18-24-35-24-45 0-94 56-94 112 0 37 22 62 52 62 8 0 27-1 51-29 3 17 16 29 35 29 13 0 22-9 28-21 7-14 12-37 12-38 0-4-4-4-5-4-4 0-4 1-5 7-7 25-14 48-30 48-10 0-11-10-11-17 0-9 1-12 4-29 5-17 6-21 9-35 4-19 9-37 14-54 3-11 3-11 3-13 0-7-5-10-11-10-9 0-16 7-17 16zM105 124c-2 7-2 8-8 15-18 21-33 27-44 27-20 0-25-22-25-36 0-20 13-67 22-85 12-23 28-37 44-37 25 0 31 32 31 34s-2 4-2 6c-6 26-12 51-18 76z"><text:p/></draw:path><draw:path draw:style-name="gr3" draw:text-style-name="P6" svg:width="0.0173in" svg:height="0.0453in" svg:x="0.1453in" svg:y="0.0972in" svg:viewBox="0 0 45 116" svg:d="M45 41c0-26-10-41-24-41-13 0-21 10-21 21 0 10 8 21 21 21 4 0 9-2 13-6 1-1 1-1 2-1 0 2 0 0 0 6 0 28-13 51-25 65-4 3-4 4-4 5 0 4 1 5 3 5 4 0 35-30 35-75z"><text:p/></draw:path><draw:path draw:style-name="gr3" draw:text-style-name="P6" svg:width="0.0555in" svg:height="0.1059in" svg:x="0.2067in" svg:y="0.0071in" svg:viewBox="0 0 142 270" svg:d="M75 3c-2-1 0-3-6-3-8 0-37 2-47 3-2 0-7 1-7 8 0 4 4 4 9 4 19 0 20 4 20 7s-3 17-5 24c-11 42-21 84-32 126-5 20-7 24-7 37 0 38 21 61 50 61 45 0 92-58 92-111 0-36-20-62-50-62-18 0-35 11-46 23 10-40 19-78 29-117zM39 150c2-9 2-10 5-15 19-24 36-30 46-30 15 0 25 12 25 36 0 23-12 66-20 81-12 26-30 40-45 40-14 0-27-11-27-40 0-6 0-14 7-37 3-12 5-24 9-35z"><text:p/></draw:path><draw:path draw:style-name="gr3" draw:text-style-name="P6" svg:width="0.0335in" svg:height="0.1508in" svg:x="0.2736in" svg:y="0in" svg:viewBox="0 0 86 384" svg:d="M84 198c2-4 2-5 2-5 0-1 0-3-2-7-22-59-45-119-67-177-3-7-5-9-9-9-5 0-8 3-8 8 0 1 0 2 2 6 23 60 45 119 69 179-24 58-46 117-69 177-2 4-2 4-2 7 0 4 3 7 8 7 4 0 6-4 7-7 24-60 46-119 69-179z"><text:p/></draw:path></draw:g></text:span><text:span text:style-name="T12"><text:s/>מתאימים. ע"פ הגדרת האיברים ב־</text:span><text:span text:style-name="T12"><draw:g text:anchor-type="as-char" svg:y="-0.1098in" draw:z-index="10" draw:name="Shape8" draw:style-name="gr1"><svg:title>TexMaths</svg:title><svg:desc>11§display§\bc§svg§600§FALSE§</svg:desc><draw:path draw:style-name="gr2" draw:text-style-name="P5" svg:width="0.0843in" svg:height="0.0937in" svg:x="0.0035in" svg:y="0.0071in" svg:viewBox="0 0 215 239" svg:d="M107 239c-36 0-71 0-107 0 0-80 0-159 0-239 71 0 144 0 215 0 0 80 0 159 0 239-36 0-73 0-108 0z"><text:p/></draw:path><draw:path draw:style-name="gr3" draw:text-style-name="P6" svg:width="0.0949in" svg:height="0.1094in" svg:x="0.0004in" svg:y="0in" svg:viewBox="0 0 242 279" svg:d="M95 11c1-4 1-6 1-7 0-2-1-3-4-3-4 0-15 6-23 9-17 9-33 16-33 23 0 2 3 2 5 2 4 0 14-5 21-9-4 39-14 87-20 120-15 65-21 88-41 125-1 3-1 3-1 4 0 4 2 4 3 4 7 0 22-7 29-18 5-9 20-37 30-81 9-33 23-82 51-122 17-25 33-37 57-37 21 0 39 14 39 34 0 34-36 46-75 59-5 2-31 11-31 21 0 2 3 2 4 2 2 0 10-1 18-1 38 0 69 22 69 58 0 48-41 64-73 64-30 0-44-17-50-22-1-2-2-2-4-2-9 0-29 11-29 18 0 1 16 27 56 27 54 0 133-39 133-100 0-32-21-56-60-64 30-12 75-40 75-77 0-22-18-38-47-38-13 0-61 3-107 61 2-16 4-34 7-50z"><text:p/></draw:path></draw:g></text:span><text:span text:style-name="T12">, נפלג למקרים: </text:span></text:p>
      <text:list text:style-name="L1">
        <text:list-item>
          <text:p text:style-name="P9"><text:span text:style-name="T2">אם </text:span><text:span text:style-name="T2"><draw:g text:anchor-type="as-char" svg:y="-0.1047in" draw:z-index="11" draw:name="Shape9" draw:style-name="gr1"><svg:title>TexMaths</svg:title><svg:desc>11§display§a \in \Z \land b = 1§svg§600§FALSE§</svg:desc><draw:path draw:style-name="gr2" draw:text-style-name="P5" svg:width="0.8524in" svg:height="0.0953in" svg:x="0.0024in" svg:y="0.0079in" svg:viewBox="0 0 2166 243" svg:d="M1084 243c-362 0-723 0-1084 0 0-81 0-162 0-243 722 0 1445 0 2166 0 0 81 0 162 0 243-361 0-721 0-1082 0z"><text:p/></draw:path><draw:path draw:style-name="gr3" draw:text-style-name="P6" svg:width="0.0693in" svg:height="0.0681in" svg:x="0.0004in" svg:y="0.0382in" svg:viewBox="0 0 177 174" svg:d="M129 25c-7-14-18-25-35-25-46 0-94 57-94 114 0 36 22 60 52 60 7 0 27-2 50-28 3 15 17 28 36 28 13 0 22-8 28-21 7-13 11-36 11-37 0-5-3-5-4-5-5 0-5 3-6 8-6 24-13 47-29 47-10 0-11-9-11-17 0-9 0-12 4-29 4-16 5-20 9-34 4-19 10-36 14-54 2-11 2-12 2-13 0-7-4-11-11-11-9 0-15 9-16 17zM103 125c-1 7-1 7-7 14-17 20-32 27-43 27-20 0-25-20-25-36 0-19 12-66 22-84 11-23 28-37 44-37 25 0 30 32 30 34s-1 4-1 7c-6 24-13 49-20 75z"><text:p/></draw:path><draw:path draw:style-name="gr3" draw:text-style-name="P6" svg:width="0.0756in" svg:height="0.0874in" svg:x="0.1299in" svg:y="0.0232in" svg:viewBox="0 0 193 223" svg:d="M179 119c7 0 14 0 14-8 0-7-7-7-14-7-55 0-109 0-164 0 5-51 50-89 104-89 20 0 41 0 60 0 7 0 14 0 14-7 0-8-7-8-14-8-21 0-40 0-61 0-66 0-118 50-118 111s52 112 118 112c21 0 40 0 61 0 7 0 14 0 14-8s-7-8-14-8c-19 0-40 0-60 0-54 0-99-37-104-88 55 0 109 0 164 0z"><text:p/></draw:path><draw:path draw:style-name="gr3" draw:text-style-name="P6" svg:width="0.0921in" svg:height="0.1035in" svg:x="0.265in" svg:y="0.002in" svg:viewBox="0 0 235 264" svg:d="M219 14c4-5 4-5 4-6 0-8-6-8-13-8-59 0-118 0-177 0-12 0-12 1-13 11-2 18-3 35-6 53 0 1-1 2-1 4 0 6 5 8 7 8 3 0 6-3 6-5 3-10 6-27 29-41 22-15 50-16 63-16 10 0 21 0 31 0-49 79-97 157-146 235-3 6-3 7-3 8 0 7 7 7 13 7 66 0 132 0 198 0 12 0 12-1 13-11 4-26 8-51 11-76 0-5-4-7-6-7-7 0-7 3-8 11-6 32-37 69-92 69-19 0-37 0-55 0 48-78 97-157 145-236zM33 14c7 0 13 0 20 0-10 6-18 12-22 17 1-6 1-11 2-17zM165 14c13 0 25 0 39 0-49 79-97 158-146 236-13 0-26 0-39 0 48-78 98-157 146-236zM185 249c11-5 21-14 30-25 0 8-2 12-4 26-9 0-17 0-26 0z"><text:p/></draw:path><draw:path draw:style-name="gr3" draw:text-style-name="P6" svg:width="0.0843in" svg:height="0.0933in" svg:x="0.4047in" svg:y="0.0146in" svg:viewBox="0 0 215 238" svg:d="M116 8c-3-7-6-8-9-8-5 0-6 2-8 8-32 71-65 143-97 215-2 4-2 5-2 8s3 7 8 7c2 0 5-1 9-8 29-68 60-136 90-204 31 68 60 136 91 204 3 8 8 8 9 8 4 0 8-4 8-7 0-1 0-3-3-7-32-72-65-145-96-216z"><text:p/></draw:path><draw:path draw:style-name="gr3" draw:text-style-name="P6" svg:width="0.0555in" svg:height="0.1063in" svg:x="0.5378in" svg:y="0in" svg:viewBox="0 0 142 271" svg:d="M75 4c-2-1 0-4-6-4-8 0-37 3-47 4-3 0-8 0-8 8 0 5 5 5 10 5 19 0 19 2 19 6 0 2-3 16-6 23-9 42-20 84-30 125-6 20-7 27-7 40 0 36 21 60 50 60 45 0 92-57 92-113 0-34-20-61-51-61-18 0-34 11-45 23 10-38 19-77 29-116zM37 150c4-9 4-9 7-13 19-26 36-31 46-31 15 0 24 11 24 36 0 21-13 67-19 81-12 25-31 40-45 40s-27-10-27-39c0-8 0-15 7-40 2-11 5-23 7-34z"><text:p/></draw:path><draw:path draw:style-name="gr3" draw:text-style-name="P6" svg:width="0.1004in" svg:height="0.0346in" svg:x="0.6472in" svg:y="0.05in" svg:viewBox="0 0 256 89" svg:d="M243 15c6 0 13 0 13-7 0-8-7-8-12-8-77 0-155 0-232 0-5 0-12 0-12 8 0 7 7 7 12 7 77 0 154 0 231 0zM244 89c5 0 12 0 12-7 0-8-7-8-13-8-77 0-154 0-231 0-5 0-12 0-12 8 0 7 7 7 12 7 77 0 155 0 232 0z"><text:p/></draw:path><draw:path draw:style-name="gr3" draw:text-style-name="P6" svg:width="0.05in" svg:height="0.1004in" svg:x="0.8126in" svg:y="0.0047in" svg:viewBox="0 0 128 256" svg:d="M79 10c0-9 0-10-9-10-24 24-58 24-70 24 0 5 0 8 0 12 8 0 31 0 51-10 0 67 0 133 0 199 0 14-1 19-37 19-4 0-7 0-12 0 0 4 0 9 0 12 13-1 48-1 63-1s48 0 63 1c0-3 0-8 0-12-5 0-8 0-12 0-36 0-37-5-37-19 0-72 0-143 0-215z"><text:p/></draw:path></draw:g></text:span><text:span text:style-name="T2">: ידוע </text:span><text:span text:style-name="T2"><draw:g text:anchor-type="as-char" svg:y="-0.1063in" draw:z-index="14" draw:name="Shape10" draw:style-name="gr1"><svg:title>TexMaths</svg:title><svg:desc>11§display§ad = cb§svg§600§FALSE§</svg:desc><draw:path draw:style-name="gr2" draw:text-style-name="P5" svg:width="0.4744in" svg:height="0.0906in" svg:x="0.0024in" svg:y="0.0071in" svg:viewBox="0 0 1206 231" svg:d="M0 0c402 0 804 0 1206 0 0 77 0 154 0 231-402 0-804 0-1206 0 0-77 0-154 0-231z"><text:p/></draw:path><draw:path draw:style-name="gr3" draw:text-style-name="P6" svg:width="0.0693in" svg:height="0.0681in" svg:x="0.0004in" svg:y="0.0382in" svg:viewBox="0 0 177 174" svg:d="M129 25c-7-14-19-25-36-25-45 0-93 57-93 113 0 36 21 61 52 61 7 0 26-1 49-29 3 16 17 29 35 29 15 0 23-9 29-21 7-14 12-36 12-37 0-4-3-4-4-4-5 0-5 1-6 7-6 24-14 46-30 46-9 0-12-10-12-18s1-11 6-27c4-15 5-20 9-34 4-19 8-36 13-54 3-11 3-12 3-13 0-7-4-11-11-11-10 0-15 9-16 17zM103 124c-2 8-2 8-7 14-17 22-33 27-44 27-19 0-25-21-25-35 0-19 13-66 21-84 12-23 30-37 45-37 26 0 31 32 31 34s-1 4-1 7c-6 24-13 49-20 74z"><text:p/></draw:path><draw:path draw:style-name="gr3" draw:text-style-name="P6" svg:width="0.072in" svg:height="0.1063in" svg:x="0.0811in" svg:y="0in" svg:viewBox="0 0 184 271" svg:d="M184 4c-3-1 0-4-6-4-5 0-42 3-48 4-4 0-6 3-6 8s4 5 9 5c19 0 20 2 20 6 0 2-1 6-1 8-8 30-16 60-23 91-8-14-19-25-37-25-45 0-92 56-92 112 0 36 21 62 51 62 7 0 27-1 50-29 3 16 17 29 35 29 14 0 22-9 29-21 7-14 11-38 11-39 0-3-3-3-4-3-4 0-5 1-6 7-7 25-13 47-29 47-11 0-12-10-12-18s1-12 3-18c18-74 37-148 56-222zM103 220c-2 8-2 8-7 14-18 22-33 28-44 28-20 0-25-21-25-36 0-19 13-66 21-84 12-22 30-36 45-36 25 0 30 30 30 33 0 2 0 4-1 6-7 26-12 51-19 75z"><text:p/></draw:path><draw:path draw:style-name="gr3" draw:text-style-name="P6" svg:width="0.1008in" svg:height="0.035in" svg:x="0.2043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87in" svg:height="0.0681in" svg:x="0.3622in" svg:y="0.0382in" svg:viewBox="0 0 150 174" svg:d="M136 24c-5 0-11 0-16 6-7 5-7 12-7 15 0 9 7 13 15 13 11 0 20-10 20-25 0-19-17-33-45-33-52 0-103 55-103 110 0 33 22 64 63 64 55 0 87-40 87-44 0-2-3-6-5-6s-2 1-4 5c-31 36-73 36-78 36-25 0-34-19-34-41 0-15 7-52 20-77 13-22 33-38 54-38 14 0 28 5 33 15z"><text:p/></draw:path><draw:path draw:style-name="gr3" draw:text-style-name="P6" svg:width="0.0555in" svg:height="0.1063in" svg:x="0.4291in" svg:y="0in" svg:viewBox="0 0 142 271" svg:d="M74 4c-1-1 0-4-5-4-9 0-37 3-47 4-3 0-8 0-8 8 0 5 4 5 10 5 18 0 19 2 19 6 0 2-3 16-6 23-11 42-21 84-32 126-4 18-5 25-5 38 0 37 20 61 48 61 47 0 94-57 94-114 0-34-21-60-52-60-17 0-33 11-45 23 10-39 19-77 29-116zM37 149c3-8 3-9 6-13 20-25 36-30 47-30 13 0 24 12 24 35s-13 67-19 81c-14 27-31 40-47 40-13 0-25-10-25-39 0-7 0-14 6-38 3-12 5-24 8-36z"><text:p/></draw:path></draw:g></text:span><text:span text:style-name="T2">, ולכן </text:span><text:span text:style-name="T2"><draw:g text:anchor-type="as-char" svg:y="-0.1083in" draw:z-index="15" draw:name="Shape11" draw:style-name="gr1"><svg:title>TexMaths</svg:title><svg:desc>11§display§3a = 2b§svg§600§FALSE§</svg:desc><draw:path draw:style-name="gr2" draw:text-style-name="P5" svg:width="0.4819in" svg:height="0.0921in" svg:x="0.0016in" svg:y="0.0079in" svg:viewBox="0 0 1225 235" svg:d="M0 0c408 0 817 0 1225 0 0 78 0 157 0 235-408 0-817 0-1225 0 0-78 0-157 0-235z"><text:p/></draw:path><draw:path draw:style-name="gr3" draw:text-style-name="P6" svg:width="0.063in" svg:height="0.1035in" svg:x="0.0004in" svg:y="0.0047in" svg:viewBox="0 0 161 264" svg:d="M96 121c32-11 54-38 54-68 0-32-35-53-72-53-38 0-68 23-68 52 0 13 9 21 20 21 12 0 19-9 19-20 0-20-17-20-24-20 12-19 38-23 52-23 15 0 37 8 37 43 0 4-1 26-11 44-12 18-25 19-34 19-3 0-13 2-15 2-3 0-6 1-6 4 0 4 3 4 9 4s12 0 18 0c31 0 45 26 45 63 0 53-27 64-43 64-17 0-46-7-59-29 13 1 25-6 25-22 0-13-10-21-22-21-9 0-21 6-21 22 0 35 35 61 78 61 47 0 83-35 83-75 0-31-26-60-65-68z"><text:p/></draw:path><draw:path draw:style-name="gr3" draw:text-style-name="P6" svg:width="0.0693in" svg:height="0.0681in" svg:x="0.0764in" svg:y="0.0382in" svg:viewBox="0 0 177 174" svg:d="M129 25c-8-14-19-25-37-25-45 0-92 57-92 113 0 35 21 61 51 61 7 0 27-2 50-29 3 16 17 29 35 29 14 0 22-9 29-21 7-15 12-37 12-38 0-3-4-3-5-3-4 0-5 1-6 7-7 24-13 46-29 46-11 0-12-10-12-18 0-7 1-10 6-27 4-16 4-20 8-34 4-19 9-37 14-54 3-11 3-12 3-13 0-7-5-11-12-11-9 0-14 8-15 17zM103 125c-2 7-2 8-7 13-18 21-33 27-44 27-19 0-25-21-25-35 0-19 13-66 21-84 12-23 30-37 45-37 26 0 30 32 30 34s0 4-1 6c-7 26-12 51-19 76z"><text:p/></draw:path><draw:path draw:style-name="gr3" draw:text-style-name="P6" svg:width="0.1004in" svg:height="0.035in" svg:x="0.2012in" svg:y="0.0496in" svg:viewBox="0 0 256 90" svg:d="M243 15c5 0 13 0 13-7 0-8-8-8-12-8-77 0-155 0-232 0-5 0-12 0-12 8 0 7 7 7 12 7 77 0 154 0 231 0zM244 90c4 0 12 0 12-8 0-7-8-7-13-7-77 0-154 0-231 0-5 0-12 0-12 7 0 8 7 8 12 8 77 0 155 0 232 0z"><text:p/></draw:path><draw:path draw:style-name="gr3" draw:text-style-name="P6" svg:width="0.0602in" svg:height="0.1in" svg:x="0.3602in" svg:y="0.0047in" svg:viewBox="0 0 154 255" svg:d="M30 225c13-13 27-26 40-39 61-52 84-73 84-111 0-44-34-75-81-75-44 0-73 35-73 69 0 22 20 22 21 22 6 0 20-4 20-21 0-10-7-19-21-19-2 0-4 0-5 0 9-25 30-39 52-39 35 0 52 31 52 63 0 30-19 61-41 83-24 28-49 55-74 83-4 4-4 5-4 14 47 0 96 0 143 0 3-22 8-44 11-67-3 0-6 0-9 0-2 12-5 28-9 34-3 3-28 3-37 3-23 0-46 0-69 0z"><text:p/></draw:path><draw:path draw:style-name="gr3" draw:text-style-name="P6" svg:width="0.0555in" svg:height="0.1059in" svg:x="0.4358in" svg:y="0in" svg:viewBox="0 0 142 270" svg:d="M74 4c-1-1 0-4-5-4-9 0-37 3-47 4-3 0-8 0-8 8 0 4 4 4 10 4 18 0 19 3 19 7 0 2-3 15-6 23-11 42-21 84-32 125-4 19-5 26-5 39 0 36 20 60 48 60 47 0 94-57 94-113 0-33-21-60-52-60-17 0-33 12-45 23 10-39 19-77 29-116zM37 148c3-7 3-8 6-12 20-25 36-31 47-31 13 0 24 13 24 36s-13 67-19 81c-14 26-31 39-47 39-13 0-25-9-25-38 0-8 0-14 6-38 3-13 5-25 8-37z"><text:p/></draw:path></draw:g></text:span><text:span text:style-name="T2">. נציב ונקבל </text:span><text:span text:style-name="T2"><draw:g text:anchor-type="as-char" svg:y="-0.1043in" draw:z-index="16" draw:name="Shape12" draw:style-name="gr1"><svg:title>TexMaths</svg:title><svg:desc>11§display§3a = 2 \cdot 1§svg§600§FALSE§</svg:desc><draw:path draw:style-name="gr2" draw:text-style-name="P5" svg:width="0.5925in" svg:height="0.0882in" svg:x="0.0016in" svg:y="0.0071in" svg:viewBox="0 0 1506 225" svg:d="M0 0c502 0 1005 0 1506 0 0 75 0 150 0 225-501 0-1004 0-1506 0 0-75 0-150 0-225z"><text:p/></draw:path><draw:path draw:style-name="gr3" draw:text-style-name="P6" svg:width="0.063in" svg:height="0.1039in" svg:x="0.0004in" svg:y="0in" svg:viewBox="0 0 161 265" svg:d="M96 121c32-10 54-37 54-68s-34-53-72-53-68 23-68 53c0 12 9 20 20 20 12 0 20-9 20-20 0-20-18-20-25-20 12-19 38-23 52-23 15 0 37 8 37 43 0 4-1 28-11 44-12 19-25 20-34 20-3 0-13 1-15 1-3 1-6 1-6 4 0 5 3 5 9 5s12 0 18 0c31 0 45 25 45 63 0 53-26 64-43 64-16 0-46-7-59-29 13 1 25-7 25-22 0-13-10-21-22-21-9 0-21 5-21 22 0 35 35 61 78 61 47 0 83-36 83-75 0-31-26-61-65-69z"><text:p/></draw:path><draw:path draw:style-name="gr3" draw:text-style-name="P6" svg:width="0.0693in" svg:height="0.0681in" svg:x="0.0764in" svg:y="0.0335in" svg:viewBox="0 0 177 174" svg:d="M129 25c-8-14-19-25-37-25-45 0-92 57-92 114 0 35 21 60 51 60 7 0 27-1 50-28 4 16 17 28 35 28 14 0 22-9 29-21 7-14 12-36 12-37 0-4-4-4-5-4-4 0-5 2-6 7-6 24-13 46-28 46-11 0-13-9-13-17s2-11 6-28c4-15 4-20 8-34 4-19 10-36 14-54 3-11 3-12 3-13 0-7-5-11-12-11-9 0-14 9-15 17zM103 126c-2 6-2 7-7 13-18 21-33 26-44 26-19 0-24-21-24-34 0-20 12-67 20-85 13-23 30-37 46-37 24 0 29 32 29 34s0 4-1 7c-6 25-12 50-19 76z"><text:p/></draw:path><draw:path draw:style-name="gr3" draw:text-style-name="P6" svg:width="0.1008in" svg:height="0.035in" svg:x="0.2012in" svg:y="0.045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02in" svg:height="0.1004in" svg:x="0.3602in" svg:y="0in" svg:viewBox="0 0 154 256" svg:d="M30 226c13-13 27-26 40-40 61-53 84-72 84-111 0-44-34-75-81-75-44 0-73 35-73 69 0 23 20 23 21 23 7 0 20-5 20-21 0-10-7-20-21-20-2 0-3 0-5 1 9-26 30-40 52-40 35 0 52 31 52 63 0 31-19 61-41 84-24 27-49 55-74 83-4 4-4 5-4 14 47 0 96 0 143 0 3-22 8-44 11-67-3 0-7 0-10 0-1 12-4 28-8 35-3 2-28 2-37 2-23 0-46 0-69 0z"><text:p/></draw:path><draw:path draw:style-name="gr3" draw:text-style-name="P6" svg:width="0.0161in" svg:height="0.0157in" svg:x="0.4756in" svg:y="0.0543in" svg:viewBox="0 0 42 41" svg:d="M42 21c0-11-10-21-21-21s-21 10-21 21 10 20 21 20 21-9 21-20z"><text:p/></draw:path><draw:path draw:style-name="gr3" draw:text-style-name="P6" svg:width="0.05in" svg:height="0.1004in" svg:x="0.5524in" svg:y="0in" svg:viewBox="0 0 128 256" svg:d="M79 10c0-9 0-10-9-10-24 24-58 24-70 24 0 5 0 8 0 12 8 0 31 0 51-10 0 67 0 134 0 200 0 13-1 18-37 18-4 0-7 0-12 0 0 4 0 7 0 12 13-1 48-1 63-1s49 0 63 1c0-5 0-8 0-12-5 0-8 0-12 0-36 0-37-4-37-18 0-72 0-144 0-216z"><text:p/></draw:path></draw:g></text:span><text:span text:style-name="T2">, נעביר אגפים ונקבל </text:span><text:span text:style-name="T2"><draw:g text:anchor-type="as-char" svg:y="-0.1252in" draw:z-index="17" draw:name="Shape13" draw:style-name="gr1"><svg:title>TexMaths</svg:title><svg:desc>11§display§a = 0.\bar{6}§svg§600§FALSE§</svg:desc><draw:path draw:style-name="gr2" draw:text-style-name="P5" svg:width="0.4543in" svg:height="0.1091in" svg:x="0.0016in" svg:y="0.0071in" svg:viewBox="0 0 1155 278" svg:d="M0 0c385 0 770 0 1155 0 0 92 0 185 0 278-385 0-770 0-1155 0 0-93 0-186 0-278z"><text:p/></draw:path><draw:path draw:style-name="gr3" draw:text-style-name="P6" svg:width="0.0693in" svg:height="0.0677in" svg:x="0in" svg:y="0.0543in" svg:viewBox="0 0 177 173" svg:d="M129 24c-7-14-19-24-36-24-45 0-93 56-93 112 0 36 21 61 52 61 7 0 26-1 49-28 3 16 17 28 35 28 15 0 23-8 29-20 6-15 12-38 12-39 0-3-3-3-5-3-4 0-4 1-5 6-7 26-14 48-30 48-10 0-12-10-12-18s1-11 6-28c4-16 5-20 9-34 4-18 8-37 13-54 3-11 3-12 3-13 0-7-4-10-11-10-10 0-15 7-16 16zM103 124c-2 7-2 8-7 14-17 21-33 27-44 27-19 0-25-21-25-35 0-20 13-67 21-85 12-23 30-37 45-37 26 0 31 32 31 34s-1 4-1 6c-7 26-13 51-20 76z"><text:p/></draw:path><draw:path draw:style-name="gr3" draw:text-style-name="P6" svg:width="0.1004in" svg:height="0.035in" svg:x="0.1252in" svg:y="0.0654in" svg:viewBox="0 0 256 90" svg:d="M243 15c5 0 13 0 13-7 0-8-8-8-12-8-77 0-155 0-232 0-5 0-12 0-12 8 0 7 7 7 13 7 77 0 153 0 230 0zM244 90c4 0 12 0 12-8 0-7-8-7-13-7-77 0-153 0-230 0-6 0-13 0-13 7 0 8 7 8 12 8 77 0 155 0 232 0z"><text:p/></draw:path><draw:path draw:style-name="gr3" draw:text-style-name="P6" svg:width="0.0638in" svg:height="0.1039in" svg:x="0.2823in" svg:y="0.0185in" svg:viewBox="0 0 163 265" svg:d="M163 133c0-31-3-62-16-90-17-36-49-43-66-43-23 0-50 10-67 46-12 26-14 56-14 87 0 29 2 63 18 93 16 31 45 39 63 39 21 0 51-8 67-45 12-27 15-56 15-87zM81 256c-15 0-37-9-45-46-4-23-4-59-4-82 0-24 0-49 3-70 8-46 36-49 46-49 13 0 39 6 45 45 5 21 5 50 5 74 0 29 0 55-5 81-5 36-27 47-45 47z"><text:p/></draw:path><draw:path draw:style-name="gr3" draw:text-style-name="P6" svg:width="0.0157in" svg:height="0.0157in" svg:x="0.3654in" svg:y="0.1035in" svg:viewBox="0 0 41 41" svg:d="M41 21c0-11-9-21-20-21s-21 10-21 21 10 20 21 20 20-9 20-20z"><text:p/></draw:path><draw:path draw:style-name="gr3" draw:text-style-name="P6" svg:width="0.0547in" svg:height="0.0043in" svg:x="0.4051in" svg:y="0in" svg:viewBox="0 0 140 12" svg:d="M0 0c46 0 93 0 140 0 0 4 0 8 0 12-47 0-94 0-140 0 0-4 0-8 0-12z"><text:p/></draw:path><draw:path draw:style-name="gr3" draw:text-style-name="P6" svg:width="0.0626in" svg:height="0.1039in" svg:x="0.4008in" svg:y="0.0185in" svg:viewBox="0 0 160 265" svg:d="M35 131c0-4 0-7 0-10 0-97 47-111 67-111 10 0 27 2 34 15-5 0-21 0-21 18 0 12 9 17 18 17 7 0 18-3 18-18 0-23-17-42-49-42-49 0-102 49-102 135 0 102 45 130 81 130 43 0 79-37 79-87s-34-86-76-86c-27 0-41 20-49 39zM81 254c-24 0-36-24-38-29-7-18-7-48-7-56 0-30 12-68 46-68 7 0 25 0 37 24 6 14 6 33 6 53 0 17 0 37-6 50-11 23-29 26-38 26z"><text:p/></draw:path></draw:g></text:span><text:span text:style-name="T2"><text:s/>וזו </text:span><text:span text:style-name="T13">סתירה</text:span><text:span text:style-name="T2"> להנחה </text:span><text:span text:style-name="T2"><draw:g text:anchor-type="as-char" svg:y="-0.1035in" draw:z-index="18" draw:name="Shape14" draw:style-name="gr1"><svg:title>TexMaths</svg:title><svg:desc>11§display§a \in \Z§svg§600§FALSE§</svg:desc><draw:path draw:style-name="gr2" draw:text-style-name="P5" svg:width="0.3469in" svg:height="0.0933in" svg:x="0.0024in" svg:y="0.0071in" svg:viewBox="0 0 882 238" svg:d="M441 238c-147 0-293 0-441 0 0-79 0-159 0-238 294 0 588 0 882 0 0 79 0 159 0 238-147 0-294 0-441 0z"><text:p/></draw:path><draw:path draw:style-name="gr3" draw:text-style-name="P6" svg:width="0.0693in" svg:height="0.0677in" svg:x="0.0004in" svg:y="0.0362in" svg:viewBox="0 0 177 173" svg:d="M129 25c-7-14-18-25-35-25-46 0-94 57-94 113 0 36 22 60 52 60 7 0 26-2 50-28 3 15 17 28 35 28 14 0 23-8 28-20 7-14 12-37 12-38 0-4-3-4-4-4-5 0-5 2-6 8-6 24-13 46-29 46-10 0-11-10-11-17 0-9 0-12 4-28 4-17 6-20 9-34 4-19 10-37 14-54 2-11 2-12 2-13 0-7-4-11-11-11-10 0-15 8-16 17zM103 124c-1 7-1 8-7 14-17 20-33 27-43 27-20 0-25-20-25-35 0-19 12-66 20-85 13-22 30-36 46-36 25 0 30 32 30 34s-1 4-1 6c-6 25-13 50-20 75z"><text:p/></draw:path><draw:path draw:style-name="gr3" draw:text-style-name="P6" svg:width="0.076in" svg:height="0.087in" svg:x="0.1295in" svg:y="0.0217in" svg:viewBox="0 0 194 222" svg:d="M179 119c7 0 15 0 15-8s-8-8-15-8c-54 0-109 0-162 0 4-51 48-88 103-88 20 0 40 0 59 0 7 0 15 0 15-7 0-8-8-8-15-8-20 0-40 0-60 0-66 0-119 49-119 111 0 60 53 111 119 111 20 0 40 0 60 0 7 0 15 0 15-8s-8-8-15-8c-19 0-39 0-59 0-55 0-99-37-103-87 53 0 108 0 162 0z"><text:p/></draw:path><draw:path draw:style-name="gr3" draw:text-style-name="P6" svg:width="0.0925in" svg:height="0.1028in" svg:x="0.2646in" svg:y="0.0004in" svg:viewBox="0 0 236 262" svg:d="M220 14c3-5 3-5 3-7 0-7-5-7-13-7-58 0-118 0-176 0-13 0-13 1-14 11-2 18-3 35-6 53 0 1-1 2-1 4 0 6 5 8 8 8s5-4 7-7c1-9 4-25 28-40 22-15 49-16 62-16 11 0 21 0 32 0-49 78-97 157-146 235-4 6-4 6-4 8 0 6 7 6 13 6 66 0 132 0 198 0 12 0 12-1 14-11 3-25 6-50 11-75 0-5-4-7-7-7-6 0-7 3-8 11-6 32-37 69-91 69-19 0-36 0-55 0 48-78 97-157 145-235zM33 13c7 0 14 0 21 0v1c-11 6-18 12-22 17 0-6 1-12 1-18zM165 13c13 0 27 0 40 0-49 79-98 157-147 236-13 0-25 0-38 0 48-79 97-157 145-236zM186 248c10-5 20-14 30-25-1 8-2 12-5 26-8 0-17 0-25 0z"><text:p/></draw:path></draw:g></text:span><text:span text:style-name="T2">. </text:span></text:p>
        </text:list-item>
        <text:list-item>
          <text:p text:style-name="P9"><text:span text:style-name="T2">אם </text:span><text:span text:style-name="T2"><draw:g text:anchor-type="as-char" svg:y="-0.1063in" draw:z-index="12" draw:name="Shape15" draw:style-name="gr1"><svg:title>TexMaths</svg:title><svg:desc>11§display§a = 1 \land b \in \Z \land b &gt; 0§svg§600§FALSE§</svg:desc><draw:path draw:style-name="gr2" draw:text-style-name="P5" svg:width="1.3724in" svg:height="0.0957in" svg:x="0.0024in" svg:y="0.0071in" svg:viewBox="0 0 3487 244" svg:d="M1744 244c-581 0-1163 0-1744 0 0-82 0-162 0-244 1163 0 2324 0 3487 0 0 82 0 162 0 244-581 0-1163 0-1743 0z"><text:p/></draw:path><draw:path draw:style-name="gr3" draw:text-style-name="P6" svg:width="0.0693in" svg:height="0.0685in" svg:x="0.0004in" svg:y="0.0382in" svg:viewBox="0 0 177 175" svg:d="M129 25c-7-14-18-25-35-25-46 0-94 57-94 114 0 36 22 61 52 61 7 0 27-2 50-29 3 16 17 29 36 29 13 0 22-8 28-22 7-13 11-36 11-37 0-5-3-5-4-5-5 0-5 3-6 8-6 24-13 48-29 48-10 0-11-10-11-18 0-9 1-12 4-29 4-16 5-20 9-34 4-18 10-36 14-54 2-11 2-12 2-13 0-7-4-11-11-11-9 0-15 9-16 17zM103 125c-1 7-1 7-7 14-17 21-32 28-43 28-20 0-25-21-25-37 0-19 12-66 22-84 11-23 28-37 44-37 25 0 30 32 30 34s-1 4-1 7c-6 25-13 49-20 75z"><text:p/></draw:path><draw:path draw:style-name="gr3" draw:text-style-name="P6" svg:width="0.1008in" svg:height="0.0346in" svg:x="0.1256in" svg:y="0.05in" svg:viewBox="0 0 257 89" svg:d="M244 15c6 0 13 0 13-7 0-8-7-8-13-8-77 0-154 0-231 0-5 0-13 0-13 8 0 7 8 7 13 7 77 0 154 0 231 0zM244 89c6 0 13 0 13-7 0-8-7-8-13-8-77 0-154 0-231 0-5 0-13 0-13 8 0 7 8 7 13 7 77 0 154 0 231 0z"><text:p/></draw:path><draw:path draw:style-name="gr3" draw:text-style-name="P6" svg:width="0.05in" svg:height="0.1008in" svg:x="0.2913in" svg:y="0.0043in" svg:viewBox="0 0 128 257" svg:d="M79 10c0-9 0-10-9-10-24 24-58 24-70 24 0 5 0 8 0 12 8 0 30 0 51-10 0 67 0 134 0 200 0 14-1 19-37 19-4 0-7 0-12 0 0 4 0 8 0 12 13-1 48-1 63-1s48 0 63 1c0-4 0-8 0-12-5 0-9 0-14 0-34 0-35-5-35-19 0-72 0-144 0-216z"><text:p/></draw:path><draw:path draw:style-name="gr3" draw:text-style-name="P6" svg:width="0.0846in" svg:height="0.0937in" svg:x="0.3961in" svg:y="0.015in" svg:viewBox="0 0 216 239" svg:d="M117 8c-4-7-6-8-9-8-6 0-7 2-9 8-32 71-64 144-96 216-2 4-3 5-3 8s4 7 8 7c3 0 6-1 9-9 30-68 60-135 91-204 31 69 60 136 91 204 3 9 7 9 9 9 4 0 8-4 8-7 0-2 0-3-3-7-31-73-64-145-96-217z"><text:p/></draw:path><draw:path draw:style-name="gr3" draw:text-style-name="P6" svg:width="0.0555in" svg:height="0.1067in" svg:x="0.5303in" svg:y="0in" svg:viewBox="0 0 142 272" svg:d="M74 4c-1-1 0-4-5-4-8 0-37 3-47 4-3 0-8 0-8 8 0 5 4 5 10 5 18 0 19 2 19 6 0 2-3 16-6 23-11 42-20 84-31 126-5 20-6 26-6 40 0 36 20 60 48 60 47 0 94-57 94-113 0-35-21-62-52-62-17 0-33 11-45 23 10-38 19-77 29-116zM37 150c3-9 3-9 7-13 19-26 36-31 46-31 13 0 24 11 24 36 0 22-13 68-19 82-14 25-31 40-47 40-12 0-25-10-25-39 0-8 0-15 7-40 2-12 5-23 7-35z"><text:p/></draw:path><draw:path draw:style-name="gr3" draw:text-style-name="P6" svg:width="0.0756in" svg:height="0.0878in" svg:x="0.6433in" svg:y="0.0236in" svg:viewBox="0 0 193 224" svg:d="M179 119c7 0 14 0 14-8 0-7-7-7-14-7-55 0-109 0-164 0 5-51 50-89 104-89 20 0 41 0 60 0 7 0 14 0 14-7 0-8-7-8-14-8-19 0-40 0-60 0-66 0-119 50-119 111 0 62 53 113 119 113 20 0 41 0 60 0 7 0 14 0 14-8s-7-8-14-8c-19 0-40 0-60 0-54 0-99-37-104-89 55 0 109 0 164 0z"><text:p/></draw:path><draw:path draw:style-name="gr3" draw:text-style-name="P6" svg:width="0.0921in" svg:height="0.1039in" svg:x="0.7783in" svg:y="0.0012in" svg:viewBox="0 0 235 265" svg:d="M220 14c3-5 3-5 3-6 0-8-5-8-13-8-58 0-118 0-176 0-13 0-13 1-14 11-2 18-3 35-6 53 0 1-1 3-1 4 0 6 5 8 8 8s5-3 7-5c1-10 4-27 28-41 22-15 49-16 62-16 11 0 21 0 32 0-49 79-98 158-147 236-3 6-3 7-3 8 0 7 7 7 13 7 66 0 132 0 198 0 12 0 12-1 13-11 4-26 8-51 11-76 0-5-3-7-6-7-6 0-7 3-8 11-6 32-36 69-91 69-19 0-36 0-55 0 48-79 97-157 145-237zM33 14c7 0 14 0 21 0-11 6-18 12-23 17 1-6 1-11 2-17zM165 14c13 0 26 0 40 0-49 80-98 158-147 237-13 0-25 0-38 0 48-79 97-157 145-237zM186 250c10-5 21-14 30-25-1 8-3 12-5 26-9 0-16 0-25 0z"><text:p/></draw:path><draw:path draw:style-name="gr3" draw:text-style-name="P6" svg:width="0.0843in" svg:height="0.0937in" svg:x="0.9177in" svg:y="0.015in" svg:viewBox="0 0 215 239" svg:d="M117 8c-4-7-6-8-9-8-6 0-7 2-9 8-32 71-64 144-96 216-3 4-3 5-3 8s3 7 8 7c3 0 5-1 9-9 30-68 60-135 91-204 30 69 60 136 90 204 3 9 8 9 9 9 4 0 8-4 8-7 0-2 0-3-3-7-32-73-63-145-95-217z"><text:p/></draw:path><draw:path draw:style-name="gr3" draw:text-style-name="P6" svg:width="0.0555in" svg:height="0.1067in" svg:x="1.052in" svg:y="0in" svg:viewBox="0 0 142 272" svg:d="M74 4c-2-1 0-4-6-4-9 0-36 3-46 4-3 0-8 0-8 8 0 5 4 5 9 5 19 0 20 2 20 6 0 2-3 16-6 23-11 42-20 84-31 126-5 20-6 26-6 40 0 36 20 60 48 60 47 0 94-57 94-113 0-35-21-62-52-62-17 0-33 11-45 23 10-38 19-77 29-116zM37 150c3-9 3-9 6-13 19-26 36-31 46-31 14 0 24 11 24 36 0 22-12 68-18 82-14 25-31 40-47 40-13 0-25-10-25-39 0-8 0-15 6-40 3-12 5-23 8-35z"><text:p/></draw:path><draw:path draw:style-name="gr3" draw:text-style-name="P6" svg:width="0.0921in" svg:height="0.0878in" svg:x="1.165in" svg:y="0.0236in" svg:viewBox="0 0 235 224" svg:d="M228 120c4-2 7-3 7-9 0-4-3-6-7-7-72-35-142-68-214-102-5-2-5-2-6-2-5 0-8 3-8 8 0 3 1 5 7 9 68 32 135 62 203 94-68 32-135 64-203 96-6 4-7 6-7 9 0 5 3 8 8 8 1 0 1 0 6-3 72-34 142-68 214-101z"><text:p/></draw:path><draw:path draw:style-name="gr3" draw:text-style-name="P6" svg:width="0.0638in" svg:height="0.1043in" svg:x="1.3189in" svg:y="0.0043in" svg:viewBox="0 0 163 266" svg:d="M163 133c0-30-2-61-16-90-17-36-49-43-66-43-23 0-51 10-67 46-12 27-14 57-14 87 0 29 1 64 18 93 16 32 44 40 63 40 21 0 50-9 68-45 12-27 14-57 14-88zM81 257c-15 0-38-10-45-46-4-24-4-60-4-82 0-25 0-51 3-72 8-45 37-48 46-48 13 0 38 6 46 45 4 21 4 51 4 75 0 29 0 55-4 79-7 37-29 49-46 49z"><text:p/></draw:path></draw:g></text:span><text:span text:style-name="T2">: ידוע </text:span><text:span text:style-name="T2"><draw:g text:anchor-type="as-char" svg:y="-0.1063in" draw:z-index="19" draw:name="Shape16" draw:style-name="gr1"><svg:title>TexMaths</svg:title><svg:desc>11§display§ad = bc§svg§600§FALSE§</svg:desc><draw:path draw:style-name="gr2" draw:text-style-name="P5" svg:width="0.4768in" svg:height="0.0906in" svg:x="0.0024in" svg:y="0.0071in" svg:viewBox="0 0 1212 231" svg:d="M0 0c404 0 808 0 1212 0 0 77 0 154 0 231-404 0-808 0-1212 0 0-77 0-154 0-231z"><text:p/></draw:path><draw:path draw:style-name="gr3" draw:text-style-name="P6" svg:width="0.0693in" svg:height="0.0681in" svg:x="0.0004in" svg:y="0.0382in" svg:viewBox="0 0 177 174" svg:d="M129 25c-7-14-19-25-35-25-46 0-94 57-94 113 0 36 21 61 52 61 7 0 26-1 49-29 4 16 17 29 35 29 15 0 24-9 29-21 7-14 12-36 12-37 0-4-3-4-4-4-5 0-5 1-6 7-6 24-14 46-29 46-10 0-13-10-13-18s2-11 6-27c4-15 5-20 9-34 4-19 9-36 13-54 3-11 3-12 3-13 0-7-4-11-11-11-10 0-15 9-16 17zM103 124c-2 8-2 8-7 14-17 22-33 27-44 27-19 0-24-21-24-35 0-19 12-66 20-84 13-23 30-37 46-37 25 0 30 32 30 34s-1 4-1 7c-6 24-13 49-20 74z"><text:p/></draw:path><draw:path draw:style-name="gr3" draw:text-style-name="P6" svg:width="0.072in" svg:height="0.1063in" svg:x="0.0811in" svg:y="0in" svg:viewBox="0 0 184 271" svg:d="M184 4c-2-1 0-4-6-4-5 0-42 3-48 4-3 0-6 3-6 8s4 5 9 5c19 0 20 2 20 6 0 2-1 6-1 8-8 30-16 60-23 91-8-14-19-25-37-25-45 0-92 56-92 112 0 36 21 62 51 62 7 0 27-1 50-29 4 16 17 29 35 29 14 0 22-9 29-21 7-14 11-38 11-39 0-3-3-3-4-3-4 0-5 1-6 7-6 25-13 47-28 47-11 0-13-10-13-18s2-12 3-18c18-74 37-148 56-222zM103 220c-2 8-2 8-7 14-18 22-33 28-44 28-20 0-24-21-24-36 0-19 12-66 20-84 13-22 30-36 46-36 24 0 29 30 29 33 0 2 0 4-1 6-6 26-12 51-19 75z"><text:p/></draw:path><draw:path draw:style-name="gr3" draw:text-style-name="P6" svg:width="0.1012in" svg:height="0.035in" svg:x="0.2047in" svg:y="0.05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6" svg:width="0.0555in" svg:height="0.1063in" svg:x="0.3634in" svg:y="0in" svg:viewBox="0 0 142 271" svg:d="M74 4c-1-1 0-4-5-4-8 0-37 3-47 4-3 0-8 0-8 8 0 5 4 5 10 5 18 0 19 2 19 6 0 2-3 16-6 23-11 42-20 84-31 126-5 18-6 25-6 38 0 37 20 61 48 61 47 0 94-57 94-114 0-34-21-60-52-60-17 0-33 11-45 23 10-39 19-77 29-116zM37 149c3-8 3-9 7-13 19-25 36-30 46-30 13 0 24 12 24 35s-13 67-19 81c-14 27-31 40-47 40-12 0-25-10-25-39 0-7 0-14 7-38 2-12 5-24 7-36z"><text:p/></draw:path><draw:path draw:style-name="gr3" draw:text-style-name="P6" svg:width="0.0591in" svg:height="0.0681in" svg:x="0.4276in" svg:y="0.0382in" svg:viewBox="0 0 151 174" svg:d="M138 24c-7 0-11 0-17 6-7 5-8 12-8 15 0 9 8 13 15 13 11 0 22-10 22-25 0-19-19-33-45-33-53 0-105 55-105 110 0 33 23 64 63 64 56 0 88-40 88-44 0-2-2-6-5-6-2 0-3 1-5 5-31 36-73 36-77 36-24 0-35-19-35-41 0-15 7-52 21-77 12-22 34-38 55-38 13 0 27 5 33 15z"><text:p/></draw:path></draw:g></text:span><text:span text:style-name="T2"><text:s/>ולכן </text:span><text:span text:style-name="T2"><draw:g text:anchor-type="as-char" svg:y="-0.1083in" draw:z-index="20" draw:name="Shape17" draw:style-name="gr1"><svg:title>TexMaths</svg:title><svg:desc>11§display§3a = 2b§svg§600§FALSE§</svg:desc><draw:path draw:style-name="gr2" draw:text-style-name="P5" svg:width="0.4819in" svg:height="0.0921in" svg:x="0.0016in" svg:y="0.0079in" svg:viewBox="0 0 1225 235" svg:d="M0 0c408 0 817 0 1225 0 0 78 0 157 0 235-408 0-817 0-1225 0 0-78 0-157 0-235z"><text:p/></draw:path><draw:path draw:style-name="gr3" draw:text-style-name="P6" svg:width="0.063in" svg:height="0.1035in" svg:x="0.0004in" svg:y="0.0047in" svg:viewBox="0 0 161 264" svg:d="M96 121c32-11 54-38 54-68 0-32-35-53-72-53-38 0-68 23-68 52 0 13 9 21 20 21 12 0 19-9 19-20 0-20-17-20-24-20 12-19 38-23 52-23 15 0 37 8 37 43 0 4-1 26-11 44-12 18-25 19-34 19-3 0-13 2-15 2-3 0-6 1-6 4 0 4 3 4 9 4s12 0 18 0c31 0 45 26 45 63 0 53-27 64-43 64-17 0-46-7-59-29 13 1 25-6 25-22 0-13-10-21-22-21-9 0-21 6-21 22 0 35 35 61 78 61 47 0 83-35 83-75 0-31-26-60-65-68z"><text:p/></draw:path><draw:path draw:style-name="gr3" draw:text-style-name="P6" svg:width="0.0693in" svg:height="0.0681in" svg:x="0.0764in" svg:y="0.0382in" svg:viewBox="0 0 177 174" svg:d="M129 25c-8-14-19-25-37-25-45 0-92 57-92 113 0 35 21 61 51 61 7 0 27-2 50-29 3 16 17 29 35 29 14 0 22-9 29-21 7-15 12-37 12-38 0-3-4-3-5-3-4 0-5 1-6 7-7 24-13 46-29 46-11 0-12-10-12-18 0-7 1-10 6-27 4-16 4-20 8-34 4-19 9-37 14-54 3-11 3-12 3-13 0-7-5-11-12-11-9 0-14 8-15 17zM103 125c-2 7-2 8-7 13-18 21-33 27-44 27-19 0-25-21-25-35 0-19 13-66 21-84 12-23 30-37 45-37 26 0 30 32 30 34s0 4-1 6c-7 26-12 51-19 76z"><text:p/></draw:path><draw:path draw:style-name="gr3" draw:text-style-name="P6" svg:width="0.1004in" svg:height="0.035in" svg:x="0.2012in" svg:y="0.0496in" svg:viewBox="0 0 256 90" svg:d="M243 15c5 0 13 0 13-7 0-8-8-8-12-8-77 0-155 0-232 0-5 0-12 0-12 8 0 7 7 7 12 7 77 0 154 0 231 0zM244 90c4 0 12 0 12-8 0-7-8-7-13-7-77 0-154 0-231 0-5 0-12 0-12 7 0 8 7 8 12 8 77 0 155 0 232 0z"><text:p/></draw:path><draw:path draw:style-name="gr3" draw:text-style-name="P6" svg:width="0.0602in" svg:height="0.1in" svg:x="0.3602in" svg:y="0.0047in" svg:viewBox="0 0 154 255" svg:d="M30 225c13-13 27-26 40-39 61-52 84-73 84-111 0-44-34-75-81-75-44 0-73 35-73 69 0 22 20 22 21 22 6 0 20-4 20-21 0-10-7-19-21-19-2 0-4 0-5 0 9-25 30-39 52-39 35 0 52 31 52 63 0 30-19 61-41 83-24 28-49 55-74 83-4 4-4 5-4 14 47 0 96 0 143 0 3-22 8-44 11-67-3 0-6 0-9 0-2 12-5 28-9 34-3 3-28 3-37 3-23 0-46 0-69 0z"><text:p/></draw:path><draw:path draw:style-name="gr3" draw:text-style-name="P6" svg:width="0.0555in" svg:height="0.1059in" svg:x="0.4358in" svg:y="0in" svg:viewBox="0 0 142 270" svg:d="M74 4c-1-1 0-4-5-4-9 0-37 3-47 4-3 0-8 0-8 8 0 4 4 4 10 4 18 0 19 3 19 7 0 2-3 15-6 23-11 42-21 84-32 125-4 19-5 26-5 39 0 36 20 60 48 60 47 0 94-57 94-113 0-33-21-60-52-60-17 0-33 12-45 23 10-39 19-77 29-116zM37 148c3-7 3-8 6-12 20-25 36-31 47-31 13 0 24 13 24 36s-13 67-19 81c-14 26-31 39-47 39-13 0-25-9-25-38 0-8 0-14 6-38 3-13 5-25 8-37z"><text:p/></draw:path></draw:g></text:span><text:span text:style-name="T2">, נציב ונקבל </text:span><text:span text:style-name="T2"><draw:g text:anchor-type="as-char" svg:y="-0.1083in" draw:z-index="21" draw:name="Shape18" draw:style-name="gr1"><svg:title>TexMaths</svg:title><svg:desc>11§display§3 \cdot 1 = 2b§svg§600§FALSE§</svg:desc><draw:path draw:style-name="gr2" draw:text-style-name="P5" svg:width="0.5874in" svg:height="0.0921in" svg:x="0.0016in" svg:y="0.0079in" svg:viewBox="0 0 1493 235" svg:d="M0 0c497 0 995 0 1493 0 0 78 0 157 0 235-498 0-996 0-1493 0 0-78 0-157 0-235z"><text:p/></draw:path><draw:path draw:style-name="gr3" draw:text-style-name="P6" svg:width="0.0622in" svg:height="0.1035in" svg:x="0.0004in" svg:y="0.0047in" svg:viewBox="0 0 159 264" svg:d="M96 121c32-11 54-38 54-68 0-32-35-53-72-53-38 0-68 23-68 52 0 13 9 21 20 21 12 0 19-9 19-20 0-20-17-20-24-20 12-19 38-23 52-23 15 0 37 8 37 43 0 4-1 26-11 44-12 18-25 19-34 19-3 0-13 2-15 2-3 0-6 1-6 4 0 4 3 4 9 4s12 0 18 0c31 0 45 26 45 63 0 53-27 64-43 64-17 0-46-7-59-29 13 1 25-6 25-22 0-13-10-21-22-21-9 0-21 6-21 22 0 35 35 61 78 61 46 0 81-35 81-75 0-31-24-60-63-68z"><text:p/></draw:path><draw:path draw:style-name="gr3" draw:text-style-name="P6" svg:width="0.0157in" svg:height="0.0157in" svg:x="0.1169in" svg:y="0.0587in" svg:viewBox="0 0 41 41" svg:d="M41 21c0-12-10-21-21-21-12 0-20 9-20 21 0 11 8 20 20 20 11 0 21-9 21-20z"><text:p/></draw:path><draw:path draw:style-name="gr3" draw:text-style-name="P6" svg:width="0.05in" svg:height="0.1in" svg:x="0.1933in" svg:y="0.0047in" svg:viewBox="0 0 128 255" svg:d="M79 10c0-9 0-10-9-10-24 24-57 24-70 24 0 5 0 8 0 12 8 0 31 0 51-10 0 66 0 133 0 199 0 13-2 18-36 18-4 0-8 0-13 0 0 4 0 7 0 12 14-1 47-1 63-1 15 0 49 0 63 1 0-5 0-8 0-12-5 0-8 0-13 0-35 0-36-4-36-18 0-71 0-144 0-215z"><text:p/></draw:path><draw:path draw:style-name="gr3" draw:text-style-name="P6" svg:width="0.1004in" svg:height="0.035in" svg:x="0.3063in" svg:y="0.0496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602in" svg:height="0.1in" svg:x="0.4654in" svg:y="0.0047in" svg:viewBox="0 0 154 255" svg:d="M30 225c14-13 27-26 41-39 60-52 83-73 83-111 0-44-34-75-81-75-44 0-73 35-73 69 0 22 20 22 21 22 6 0 20-4 20-21 0-10-7-19-20-19-3 0-5 0-6 0 9-25 30-39 52-39 35 0 52 31 52 63 0 30-19 61-40 83-25 28-49 55-75 83-4 4-4 5-4 14 48 0 96 0 144 0 3-22 7-44 10-67-3 0-6 0-9 0-2 12-5 28-9 34-3 3-28 3-36 3-23 0-47 0-70 0z"><text:p/></draw:path><draw:path draw:style-name="gr3" draw:text-style-name="P6" svg:width="0.0555in" svg:height="0.1059in" svg:x="0.5413in" svg:y="0in" svg:viewBox="0 0 142 270" svg:d="M74 4c-1-1 0-4-5-4-9 0-37 3-47 4-3 0-8 0-8 8 0 4 4 4 10 4 18 0 19 3 19 7 0 2-3 15-6 23-11 42-21 84-32 125-4 19-5 26-5 39 0 36 20 60 48 60 47 0 94-57 94-113 0-33-21-60-52-60-17 0-33 12-45 23 10-39 19-77 29-116zM37 148c3-7 3-8 6-12 20-25 36-31 47-31 13 0 24 13 24 36s-13 67-19 81c-14 26-31 39-47 39-13 0-25-9-25-38 0-8 0-14 6-38 3-13 5-25 8-37z"><text:p/></draw:path></draw:g></text:span><text:span text:style-name="T2">, נעביר אגפים ונקבל </text:span><text:span text:style-name="T2"><draw:g text:anchor-type="as-char" svg:y="-0.1083in" draw:z-index="22" draw:name="Shape19" draw:style-name="gr1"><svg:title>TexMaths</svg:title><svg:desc>11§display§b = 1.5§svg§600§FALSE§</svg:desc><draw:path draw:style-name="gr2" draw:text-style-name="P5" svg:width="0.4378in" svg:height="0.0921in" svg:x="0.0008in" svg:y="0.0079in" svg:viewBox="0 0 1113 235" svg:d="M0 0c372 0 742 0 1113 0 0 78 0 157 0 235-371 0-741 0-1113 0 0-78 0-157 0-235z"><text:p/></draw:path><draw:path draw:style-name="gr3" draw:text-style-name="P6" svg:width="0.0555in" svg:height="0.1059in" svg:x="0.0004in" svg:y="0in" svg:viewBox="0 0 142 270" svg:d="M74 4c-3-1 0-4-6-4-9 0-36 3-46 4-3 0-8 0-8 8 0 4 4 4 9 4 19 0 20 3 20 7 0 2-3 15-6 23-11 42-21 84-32 125-4 19-5 26-5 39 0 36 20 60 48 60 47 0 94-57 94-113 0-33-21-60-52-60-17 0-34 12-45 23 10-39 19-77 29-116zM37 148c3-7 3-8 6-12 19-25 36-31 46-31 14 0 24 13 24 36s-12 67-18 81c-14 26-31 39-47 39-13 0-25-9-25-38 0-8 0-14 6-38 3-13 5-25 8-37z"><text:p/></draw:path><draw:path draw:style-name="gr3" draw:text-style-name="P6" svg:width="0.1008in" svg:height="0.035in" svg:x="0.1091in" svg:y="0.049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5in" svg:height="0.1in" svg:x="0.274in" svg:y="0.0047in" svg:viewBox="0 0 128 255" svg:d="M79 10c0-9 0-10-9-10-24 24-57 24-70 24 0 5 0 8 0 12 8 0 31 0 51-10 0 66 0 133 0 199 0 13-2 18-36 18-4 0-8 0-13 0 0 4 0 7 0 12 14-1 47-1 63-1 15 0 49 0 63 1 0-5 0-8 0-12-5 0-8 0-13 0-35 0-36-4-36-18 0-71 0-144 0-215z"><text:p/></draw:path><draw:path draw:style-name="gr3" draw:text-style-name="P6" svg:width="0.0157in" svg:height="0.0157in" svg:x="0.3496in" svg:y="0.0886in" svg:viewBox="0 0 41 41" svg:d="M41 21c0-11-9-21-20-21-12 0-21 10-21 21s9 20 21 20c11 0 20-9 20-20z"><text:p/></draw:path><draw:path draw:style-name="gr3" draw:text-style-name="P6" svg:width="0.0602in" svg:height="0.1035in" svg:x="0.3866in" svg:y="0.0047in" svg:viewBox="0 0 154 264" svg:d="M154 178c0-45-32-84-74-84-18 0-35 7-48 20 0-25 0-50 0-74 8 2 20 4 33 4 47 0 73-35 73-40 0-2-1-4-3-4-1 0-1 0-3 1-8 3-26 11-53 11-15 0-33-2-52-11-2-1-3-1-4-1-3 0-3 3-3 10 0 37 0 75 0 113 0 8 0 10 5 10 2 0 4-1 5-3 4-6 18-27 50-27 20 0 30 18 32 24 7 14 8 29 8 48 0 14 0 37-10 52-9 16-23 26-41 26-28 0-50-20-57-43 1 0 2 1 7 1 13 0 19-10 19-20 0-9-6-19-19-19-6 0-19 4-19 21 0 33 26 71 69 71 45 0 85-38 85-86z"><text:p/></draw:path></draw:g></text:span><text:span text:style-name="T2"><text:s/>וזו </text:span><text:span text:style-name="T13">סתירה</text:span><text:span text:style-name="T2"> להנחה </text:span><text:span text:style-name="T2"><draw:g text:anchor-type="as-char" svg:y="-0.1047in" draw:z-index="23" draw:name="Shape20" draw:style-name="gr1"><svg:title>TexMaths</svg:title><svg:desc>11§display§b \in \Z§svg§600§FALSE§</svg:desc><draw:path draw:style-name="gr2" draw:text-style-name="P5" svg:width="0.3315in" svg:height="0.0953in" svg:x="0.0008in" svg:y="0.0079in" svg:viewBox="0 0 843 243" svg:d="M423 243c-141 0-282 0-423 0 0-81 0-162 0-243 281 0 563 0 843 0 0 81 0 162 0 243-139 0-280 0-420 0z"><text:p/></draw:path><draw:path draw:style-name="gr3" draw:text-style-name="P6" svg:width="0.0555in" svg:height="0.1063in" svg:x="0.0004in" svg:y="0in" svg:viewBox="0 0 142 271" svg:d="M74 4c-1-1 0-4-5-4-10 0-37 3-47 4-3 0-8 0-8 8 0 5 4 5 9 5 19 0 20 2 20 6 0 2-3 16-6 23-11 42-20 84-31 125-5 20-6 27-6 40 0 36 20 60 48 60 47 0 94-57 94-113 0-34-21-61-52-61-17 0-33 11-45 23 10-38 19-77 29-116zM37 150c3-9 3-9 6-13 20-26 36-31 46-31 15 0 26 11 26 36 0 21-14 67-20 81-14 25-31 40-47 40-13 0-25-10-25-39 0-8 0-15 6-40 3-11 5-23 8-34z"><text:p/></draw:path><draw:path draw:style-name="gr3" draw:text-style-name="P6" svg:width="0.076in" svg:height="0.0874in" svg:x="0.113in" svg:y="0.0232in" svg:viewBox="0 0 194 223" svg:d="M181 119c5 0 13 0 13-8 0-7-8-7-13-7-55 0-109 0-164 0 4-51 48-89 103-89 20 0 40 0 61 0 5 0 13 0 13-7 0-8-8-8-13-8-21 0-41 0-62 0-66 0-119 50-119 111s53 112 119 112c21 0 41 0 62 0 5 0 13 0 13-8s-8-8-13-8c-21 0-41 0-61 0-55 0-99-37-103-88 55 0 109 0 164 0z"><text:p/></draw:path><draw:path draw:style-name="gr3" draw:text-style-name="P6" svg:width="0.0925in" svg:height="0.1035in" svg:x="0.248in" svg:y="0.002in" svg:viewBox="0 0 236 264" svg:d="M220 14c4-5 4-5 4-6 0-8-6-8-14-8-58 0-118 0-176 0-13 0-13 1-14 11-2 18-3 35-6 53 0 1-1 2-1 4 0 6 5 8 8 8s5-3 7-5c1-10 4-27 28-41 22-15 49-16 62-16 11 0 21 0 32 0-49 79-97 157-146 235-4 6-4 7-4 8 0 7 7 7 13 7 66 0 132 0 198 0 13 0 13-1 14-11 3-26 6-51 11-76 0-5-4-7-7-7-5 0-7 3-8 11-6 32-37 69-91 69-19 0-36 0-55 0 48-78 97-157 145-236zM33 14c7 0 14 0 21 0-11 6-18 12-22 17 0-6 1-11 1-17zM165 14c13 0 27 0 40 0-50 79-98 158-147 236-13 0-25 0-38 0 48-78 97-157 145-236zM186 249c10-5 20-14 30-25-1 8-2 12-5 26-8 0-17 0-25 0z"><text:p/></draw:path></draw:g></text:span><text:span text:style-name="T2">. </text:span></text:p>
        </text:list-item>
      </text:list>
      <text:p text:style-name="P10"><text:span text:style-name="T2"><draw:g text:anchor-type="as-char" svg:y="-0.1134in" draw:z-index="24" draw:name="Shape21" draw:style-name="gr1"><svg:title>TexMaths</svg:title><svg:desc>11§display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span></text:p>
      <text:h text:style-name="Heading_20_3" text:outline-level="3">סעיף <text:span text:style-name="T7">(</text:span>ב<text:span text:style-name="T7">) </text:span><text:span text:style-name="T14">– </text:span><text:span text:style-name="T15">לתקן</text:span></text:h>
      <text:p text:style-name="P4">נתון: <text:span text:style-name="T2">נגדיר </text:span><text:span text:style-name="T2"><draw:g text:anchor-type="as-char" svg:y="-0.1047in" draw:z-index="3" draw:name="Shape22" draw:style-name="gr1"><svg:title>TexMaths</svg:title><svg:desc>11§display§R_3§svg§600§FALSE§</svg:desc><draw:path draw:style-name="gr2" draw:text-style-name="P5" svg:width="0.1543in" svg:height="0.1122in" svg:x="0.0016in" svg:y="0.0079in" svg:viewBox="0 0 393 286" svg:d="M197 286c-66 0-131 0-197 0 0-95 0-190 0-286 131 0 261 0 393 0 0 96 0 191 0 286-65 0-130 0-196 0z"><text:p/></draw:path><draw:path draw:style-name="gr3" draw:text-style-name="P6" svg:width="0.1079in" svg:height="0.1063in" svg:x="0.0004in" svg:y="0in" svg:viewBox="0 0 275 271" svg:d="M129 26c2-8 3-13 11-14 3 0 16 0 23 0 28 0 70 0 70 39 0 13-6 39-20 54-11 11-31 23-66 23-15 0-29 0-43 0 7-34 16-69 25-102zM184 132c40-7 84-35 84-74 0-33-34-58-84-58-37 0-74 0-110 0-8 0-11 0-11 8 0 4 3 4 11 4 4 0 8 0 14 1 7 0 10 1 10 6 0 2 0 3-1 7-18 69-34 138-52 206-4 16-4 19-35 19-7 0-10 0-10 8 0 3 3 2 4 3 11 0 39-1 50-1s38 1 49 1c3 0 7 0 7-7 0-4-3-4-11-4-14 0-24 0-24-8 0-2 0-4 1-6 8-34 17-67 26-101 15 0 30 0 46 0 35 0 42 22 42 35 0 6-4 16-6 25-3 11-6 25-6 33 0 42 46 42 51 42 32 0 46-39 46-44 0-4-2-2-5-4-3 0-4 2-5 5-9 28-27 34-34 34-13 0-16-7-16-23 0-12 2-32 5-44 1-5 1-12 1-17 0-29-26-41-37-46z"><text:p/></draw:path><draw:path draw:style-name="gr3" draw:text-style-name="P6" svg:width="0.0488in" svg:height="0.072in" svg:x="0.115in" svg:y="0.0559in" svg:viewBox="0 0 125 184" svg:d="M60 89c21 0 36 15 36 44 0 33-20 43-35 43-11 0-36-3-47-18 12-2 16-10 16-16 0-9-7-14-15-14-7 0-15 4-15 15 0 26 28 41 61 41 37 0 64-24 64-51 0-22-18-43-48-48 29-11 39-31 39-48 0-20-24-37-54-37-31 0-54 14-54 36 0 9 6 15 14 15 9 0 14-7 14-15 0-7-5-13-14-13 10-12 29-15 39-15 12 0 28 6 28 29 0 11-3 25-10 32-9 10-16 11-30 13-7 0-7 0-9 0-1 1-2 1-2 4s2 3 6 3c6 0 10 0 16 0z"><text:p/></draw:path></draw:g></text:span><text:span text:style-name="T2"><text:s/></text:span><text:span text:style-name="T9">כ</text:span><text:span text:style-name="T2">יחס </text:span><text:span text:style-name="T9">שקילות </text:span><text:span text:style-name="T2">מעל </text:span><text:span text:style-name="T2"><draw:g text:anchor-type="as-char" svg:y="-0.1047in" draw:z-index="4" draw:name="Shape23" draw:style-name="gr1"><svg:title>TexMaths</svg:title><svg:desc>11§display§\R \to \R
§svg§600§FALSE§</svg:desc><draw:path draw:style-name="gr2" draw:text-style-name="P5" svg:width="0.437in" svg:height="0.0894in" svg:x="0.0055in" svg:y="0.0079in" svg:viewBox="0 0 1111 228" svg:d="M556 228c-186 0-371 0-556 0 0-76 0-152 0-228 371 0 740 0 1111 0 0 76 0 152 0 228-185 0-371 0-555 0z"><text:p/></draw:path><draw:path draw:style-name="gr3" draw:text-style-name="P6" svg:width="0.1039in" svg:height="0.1031in" svg:x="0.0004in" svg:y="0in" svg:viewBox="0 0 265 263" svg:d="M97 143c4 0 10 0 14 0 20 29 39 59 58 88 4 7 14 23 17 28 3 4 4 4 13 4 18 0 35 0 53 0 8 0 13 0 13-6 0-3-2-7-5-7-15-3-33-28-43-41-2-4-22-29-48-70 35-6 68-21 68-66 0-54-58-73-103-73-40 0-80 0-121 0-7 0-13 0-13 7 0 6 8 6 10 6 22 0 24 4 24 22 0 64 0 129 0 193 0 19-2 22-24 22-2 0-10 0-10 7 0 6 6 6 13 6 35 0 71 0 106 0 6 0 13 0 13-6 0-7-7-7-11-7-22 0-24-3-24-22 0-29 0-57 0-85zM172 125c11-15 12-36 12-52 0-19-2-39-15-55 16 3 54 15 54 55 0 24-12 44-51 52zM97 34c0-8 0-21 24-21 33 0 50 15 50 60 0 49-13 57-74 57 0-32 0-64 0-96zM45 250c2-8 2-17 2-22 0-64 0-129 0-193 0-4 0-14-2-22 14 0 30 0 44 0-5 7-5 15-5 20 0 65 0 130 0 195 0 5 0 14 3 22-14 0-28 0-42 0zM127 143c3 0 4-1 7-1 6 0 15 0 20-1 7 8 47 77 80 109-13 0-25 0-37 0-23-35-47-71-70-107z"><text:p/></draw:path><draw:path draw:style-name="gr3" draw:text-style-name="P6" svg:width="0.1343in" svg:height="0.0787in" svg:x="0.1587in" svg:y="0.0264in" svg:viewBox="0 0 342 201" svg:d="M300 108c-21 17-32 33-34 37-17 26-21 50-21 51 0 5 5 5 8 5 7 0 7-2 9-8 9-38 31-70 75-87 4-1 5-3 5-6s-2-2-2-3c-18-7-64-26-79-91-1-5-1-6-8-6-3 0-8 0-8 4 0 2 4 26 20 51 8 12 19 25 35 38-95 0-191 0-287 0-6 0-13 0-13 7 0 8 7 8 13 8 96 0 192 0 287 0z"><text:p/></draw:path><draw:path draw:style-name="gr3" draw:text-style-name="P6" svg:width="0.1039in" svg:height="0.1031in" svg:x="0.3465in" svg:y="0in" svg:viewBox="0 0 265 263" svg:d="M97 143c4 0 10 0 14 0 19 29 39 59 57 88 5 7 14 23 18 28 3 4 4 4 13 4 18 0 35 0 53 0 8 0 13 0 13-6 0-3-2-7-5-7-15-3-34-28-43-41-4-4-22-29-49-70 36-6 69-21 69-66 0-54-58-73-103-73-40 0-80 0-121 0-7 0-13 0-13 7 0 6 7 6 10 6 22 0 24 4 24 22 0 64 0 129 0 193 0 19-2 22-24 22-3 0-10 0-10 7 0 6 6 6 13 6 35 0 71 0 106 0 6 0 12 0 12-6 0-7-7-7-11-7-22 0-23-3-23-22 0-29 0-57 0-85zM172 125c11-15 12-36 12-52 0-19-2-39-16-55 17 3 55 15 55 55 0 24-12 44-51 52zM97 34c0-8 0-21 24-21 33 0 48 15 48 60 0 49-11 57-72 57 0-32 0-64 0-96zM44 250c3-8 3-17 3-22 0-64 0-129 0-193 0-4 0-14-3-22 14 0 30 0 44 0-4 7-4 15-4 20 0 65 0 130 0 195 0 5 0 14 3 22-14 0-29 0-43 0zM127 143c3 0 4-1 7-1 6 0 15 0 20-1 6 8 47 77 79 109-13 0-25 0-37 0-23-35-46-71-69-107z"><text:p/></draw:path></draw:g></text:span><text:span text:style-name="T2"><text:s/>באופן הבא: </text:span></text:p>
      <text:p text:style-name="Math"><draw:g text:anchor-type="as-char" svg:y="-0.1319in" draw:z-index="2" draw:name="Shape24" draw:style-name="gr1"><svg:title>TexMaths</svg:title><svg:desc>11§display§R_3 = \big\{ \la f, g \ra \in (\R \to \R)^2 \mid \exists \delta &gt; 0. \forall x \in (-\delta, \delta). f(x) = g(x) \big\}§svg§600§FALSE§</svg:desc><draw:path draw:style-name="gr2" draw:text-style-name="P5" svg:width="3.937in" svg:height="0.1709in" svg:x="0.0016in" svg:y="0.0083in" svg:viewBox="0 0 10001 435" svg:d="M5001 435c-1667 0-3334 0-5001 0 0-145 0-291 0-435 3334 0 6667 0 10001 0 0 144 0 290 0 435-1666 0-3334 0-5000 0z"><text:p/></draw:path><draw:path draw:style-name="gr3" draw:text-style-name="P6" svg:width="0.1083in" svg:height="0.1063in" svg:x="0.0004in" svg:y="0.0315in" svg:viewBox="0 0 276 271" svg:d="M129 26c2-9 3-13 11-14 3-1 15-1 23-1 27 0 70 0 70 39 0 13-5 39-21 55-10 10-31 22-65 22-14 0-29 0-44 0 9-34 17-67 26-101zM185 132c38-8 84-35 84-75 0-33-35-57-85-57-37 0-74 0-110 0-8 0-11 0-11 8 0 3 3 3 11 3 4 0 7 0 14 1s11 1 11 7c0 1-1 2-2 6-18 70-34 139-52 209-3 15-4 17-35 17-7 0-10 0-10 7 0 4 4 4 5 4 10 0 38-1 49-1s38 1 48 1c4 0 8 0 8-7 0-4-3-4-10-4-14 0-25 0-25-6 0-2 1-5 1-7 9-34 16-68 25-102 16 0 31 0 46 0 36 0 42 22 42 35 0 5-3 18-5 26-3 11-6 26-6 34 0 40 46 40 51 40 33 0 47-37 47-43 0-5-4-5-5-5-4 0-5 3-5 5-10 28-26 34-35 34-13 0-15-7-15-22 0-12 2-32 3-44 1-5 2-13 2-18 0-30-26-42-36-46z"><text:p/></draw:path><draw:path draw:style-name="gr3" draw:text-style-name="P6" svg:width="0.0484in" svg:height="0.0724in" svg:x="0.1154in" svg:y="0.0862in" svg:viewBox="0 0 124 185" svg:d="M59 89c21 0 37 15 37 43 0 35-20 44-36 44-11 0-34-3-46-18 13-1 17-10 17-16 0-9-7-14-16-14-7 0-15 4-15 15 0 26 29 42 62 42 37 0 62-25 62-53 0-21-16-42-46-48 29-10 39-30 39-47 0-22-26-37-55-37-30 0-53 14-53 36 0 9 5 15 14 15 8 0 13-7 13-15 0-7-5-13-13-14 9-11 28-14 37-14 14 0 30 5 30 29 0 12-3 24-11 32-9 10-16 12-30 13-6 0-7 0-8 0s-3 1-3 3c0 4 3 4 7 4s10 0 14 0z"><text:p/></draw:path><draw:path draw:style-name="gr3" draw:text-style-name="P6" svg:width="0.1008in" svg:height="0.0358in" svg:x="0.2287in" svg:y="0.0791in" svg:viewBox="0 0 257 92" svg:d="M244 17c6 0 13-2 13-9 0-8-7-8-13-8-77 0-154 0-231 0-5 0-13 0-13 8 0 7 8 9 13 9 77 0 154 0 231 0zM244 92c6 0 13 0 13-8s-7-8-13-8c-77 0-154 0-231 0-5 0-13 0-13 8s8 8 13 8c77 0 154 0 231 0z"><text:p/></draw:path><draw:path draw:style-name="gr3" draw:text-style-name="P6" svg:width="0.0535in" svg:height="0.1819in" svg:x="0.398in" svg:y="0.0055in" svg:viewBox="0 0 137 463" svg:d="M56 170c0 27-14 42-53 57-2 1-3 2-3 5s1 4 3 5c53 19 53 40 53 62 0 36 0 72 0 107 0 10 6 24 23 36 19 12 50 21 54 21 3 0 4-2 4-5 0-4-1-4-6-6-11-4-42-16-47-40-2-4-2-5-2-19 0-31 0-63 0-95 0-20 0-48-62-65 62-20 62-47 62-69 0-32 0-64 0-95 0-20 0-40 53-60 2 0 2-3 2-5 0-3-1-4-4-4s-58 12-71 37c-6 13-6 16-6 32 0 34 0 67 0 101z"><text:p/></draw:path><draw:path draw:style-name="gr3" draw:text-style-name="P6" svg:width="0.0335in" svg:height="0.1516in" svg:x="0.4862in" svg:y="0.0201in" svg:viewBox="0 0 86 386" svg:d="M85 14c1-3 1-4 1-6 0-5-4-8-8-8-3 0-5 2-9 9-22 59-45 118-67 177-1 3-2 5-2 8 0 1 0 1 2 7 22 58 45 118 67 176 2 3 4 9 9 9 4 0 8-3 8-8 0-1 0-2-1-6-23-60-47-119-70-178 23-61 47-120 70-180z"><text:p/></draw:path><draw:path draw:style-name="gr3" draw:text-style-name="P6" svg:width="0.0752in" svg:height="0.1378in" svg:x="0.537in" svg:y="0.0268in" svg:viewBox="0 0 192 351" svg:d="M121 118c11 0 22 0 33 0 8 0 12 0 12-8 0-4-4-4-11-4-11 0-21 0-32 0 2-16 6-30 8-44 2-8 8-36 10-41 3-7 10-12 17-12 3 0 12 0 20 6-17 2-21 16-21 21 0 9 7 14 15 14 9 0 20-9 20-24 0-17-17-26-34-26-13 0-37 7-48 45-2 8-3 12-13 61-9 0-18 0-27 0-7 0-12 0-12 8 0 4 4 4 11 4 9 0 17 0 26 0-10 51-19 101-29 152-7 38-13 73-34 73-1 0-11 0-18-8 18-1 21-14 21-21 0-9-6-13-14-13-10 0-21 9-21 23 0 18 16 27 32 27 22 0 37-22 44-38 12-24 21-69 22-73 8-40 15-81 23-122z"><text:p/></draw:path><draw:path draw:style-name="gr3" draw:text-style-name="P6" svg:width="0.0177in" svg:height="0.0453in" svg:x="0.624in" svg:y="0.1177in" svg:viewBox="0 0 46 116" svg:d="M46 41c0-26-10-41-25-41-12 0-21 10-21 21 0 10 9 20 21 20 4 0 10-1 13-5 1-1 1-1 2-1s1 0 1 6c0 28-13 52-26 65-4 3-4 4-4 5 0 4 2 5 4 5 3 0 35-30 35-75z"><text:p/></draw:path><draw:path draw:style-name="gr3" draw:text-style-name="P6" svg:width="0.0693in" svg:height="0.098in" svg:x="0.6811in" svg:y="0.0673in" svg:viewBox="0 0 177 250" svg:d="M176 25c0-2 1-4 1-6 0-7-4-11-11-11-4 0-14 3-16 16-7-14-20-24-36-24-44 0-92 54-92 110 0 39 24 61 52 61 23 0 40-18 45-22-8 35-13 51-13 52-2 3-15 42-55 42-8 0-21-1-31-5 11-3 15-13 15-20 0-6-4-14-14-14-9 0-21 8-21 23 0 16 14 23 51 23 48 0 77-29 82-53 14-57 29-114 43-172zM125 121c-2 10-11 20-19 28-8 7-20 14-31 14-20 0-26-21-26-36 0-19 11-64 22-84 10-19 27-34 43-34 26 0 31 31 31 33s-1 4-1 5c-7 25-12 49-19 74z"><text:p/></draw:path><draw:path draw:style-name="gr3" draw:text-style-name="P6" svg:width="0.0335in" svg:height="0.1516in" svg:x="0.7654in" svg:y="0.0201in" svg:viewBox="0 0 86 386" svg:d="M85 201c1-6 1-6 1-7 0-2 0-2-1-7-23-59-45-119-69-178-2-7-4-9-8-9-5 0-8 3-8 8 0 1 0 2 2 6 23 60 45 119 68 180-23 59-45 118-68 178-2 4-2 4-2 6 0 5 3 8 8 8s6-3 7-8c23-59 47-119 70-177z"><text:p/></draw:path><draw:path draw:style-name="gr3" draw:text-style-name="P6" svg:width="0.076in" svg:height="0.0878in" svg:x="0.8709in" svg:y="0.0528in" svg:viewBox="0 0 194 224" svg:d="M180 120c6 0 14 0 14-8 0-7-8-7-14-7-55 0-109 0-164 0 5-53 49-90 104-90 20 0 41 0 60 0 6 0 14 0 14-7 0-8-8-8-14-8-21 0-40 0-61 0-66 0-119 50-119 112s53 112 119 112c21 0 40 0 61 0 6 0 14 0 14-8s-8-8-14-8c-19 0-40 0-60 0-55 0-99-36-104-88 55 0 109 0 164 0z"><text:p/></draw:path><draw:path draw:style-name="gr3" draw:text-style-name="P6" svg:width="0.0346in" svg:height="0.1516in" svg:x="1.0173in" svg:y="0.0201in" svg:viewBox="0 0 89 386" svg:d="M89 383c0-3 0-3-7-9-48-49-60-121-60-180 0-68 14-136 63-183 4-5 4-5 4-7 0-3-1-4-3-4-5 0-39 26-62 75-20 43-24 86-24 119 0 30 3 75 25 119 23 48 56 73 61 73 2 0 3-1 3-3z"><text:p/></draw:path><draw:path draw:style-name="gr3" draw:text-style-name="P6" svg:width="0.1043in" svg:height="0.1035in" svg:x="1.0634in" svg:y="0.0299in" svg:viewBox="0 0 266 264" svg:d="M98 143c4 0 9 0 13 0 20 30 39 60 58 91 5 5 14 20 18 25 2 5 3 5 12 5 18 0 36 0 54 0 7 0 13 0 13-7 0-3-3-6-6-6-15-3-33-28-42-40-4-5-22-30-49-72 34-6 69-21 69-67 0-53-58-72-104-72-41 0-80 0-121 0-6 0-13 0-13 7 0 6 8 6 11 6 22 0 23 4 23 22 0 64 0 129 0 194 0 20-1 22-23 22-3 0-11 0-11 6 0 7 7 7 13 7 35 0 71 0 106 0 7 0 13 0 13-7 0-6-7-6-11-6-22 0-23-3-23-22 0-28 0-57 0-86zM173 125c10-15 11-36 11-52 0-19-3-40-15-55 16 3 54 15 54 54 0 25-11 45-50 53zM98 34c0-8 0-21 23-21 33 0 49 13 49 60 0 49-12 57-72 57 0-32 0-64 0-96zM45 251c3-6 3-17 3-20 0-67 0-132 0-197 0-3 0-14-3-21 14 0 30 0 44 0-5 7-5 15-5 20 0 65 0 131 0 198 0 3 0 14 3 20-14 0-28 0-42 0zM128 143c2 0 4-1 6-1 7 0 14 0 21-1 6 9 47 78 79 110-12 0-25 0-37 0-23-36-46-72-69-108z"><text:p/></draw:path><draw:path draw:style-name="gr3" draw:text-style-name="P6" svg:width="0.1346in" svg:height="0.0791in" svg:x="1.2217in" svg:y="0.0563in" svg:viewBox="0 0 343 202" svg:d="M301 109c-21 16-32 32-35 37-16 26-13 34-20 51 0 5 5 5 8 5 7 0 7-1 9-8 9-37 31-70 75-88 4-1 5-2 5-5s-2-4-3-4c-17-7-63-26-78-91-1-5-1-6-8-6-3 0-8 0-8 4 0 2 4 26 20 51 8 12 19 26 35 39-95 0-191 0-287 0-6 0-14 0-14 7 0 8 8 8 14 8 96 0 192 0 287 0z"><text:p/></draw:path><draw:path draw:style-name="gr3" draw:text-style-name="P6" svg:width="0.1039in" svg:height="0.1035in" svg:x="1.4102in" svg:y="0.0299in" svg:viewBox="0 0 265 264" svg:d="M97 143c4 0 10 0 14 0 19 30 39 60 57 91 5 5 13 20 18 25 3 5 4 5 13 5 18 0 35 0 53 0 8 0 13 0 13-7 0-3-2-6-5-6-15-3-35-28-43-40-3-5-22-30-49-72 35-6 68-21 68-67 0-53-57-72-102-72-41 0-80 0-121 0-8 0-13 0-13 7 0 6 7 6 10 6 22 0 24 4 24 22 0 64 0 129 0 194 0 20-2 22-24 22-3 0-10 0-10 6 0 7 5 7 13 7 35 0 71 0 106 0 6 0 12 0 12-7 0-6-7-6-10-6-22 0-24-3-24-22 0-28 0-57 0-86zM172 125c11-15 12-36 12-52 0-19-3-40-16-55 17 3 55 15 55 54 0 25-12 45-51 53zM97 34c0-8 0-21 24-21 33 0 49 13 49 60 0 49-12 57-73 57 0-32 0-64 0-96zM44 251c3-6 3-17 3-20 0-67 0-132 0-197 0-3 0-14-3-21 14 0 30 0 44 0-4 7-4 15-4 20 0 65 0 131 0 198 0 3 0 14 3 20-14 0-29 0-43 0zM126 143c4 0 5-1 8-1 6 0 14 0 20-1 5 9 47 78 80 110-13 0-25 0-38 0-23-36-46-72-70-108z"><text:p/></draw:path><draw:path draw:style-name="gr3" draw:text-style-name="P6" svg:width="0.0346in" svg:height="0.1516in" svg:x="1.5264in" svg:y="0.0201in" svg:viewBox="0 0 89 386" svg:d="M89 194c0-31-4-77-25-121-23-48-56-73-61-73-2 0-3 1-3 4 0 2 0 2 7 9 38 38 60 99 60 181 0 65-14 132-63 182-4 4-4 4-4 7 0 2 1 3 3 3 5 0 39-26 62-75 20-43 24-85 24-117z"><text:p/></draw:path><draw:path draw:style-name="gr3" draw:text-style-name="P6" svg:width="0.0469in" svg:height="0.0705in" svg:x="1.5835in" svg:y="0.0004in" svg:viewBox="0 0 120 180" svg:d="M120 131c-3 0-7 0-10 0 0 6-3 22-7 25-2 1-23 1-26 1-17 0-34 0-51 0 29-25 39-32 54-46 21-15 40-33 40-58 0-33-29-53-64-53-33 0-56 24-56 49 0 14 11 15 14 15 7 0 15-4 15-14 0-5-3-15-17-15 9-20 28-25 40-25 27 0 41 21 41 43 0 24-16 42-25 52-22 21-44 43-66 65-2 2-2 2-2 10 37 0 74 0 111 0 3-17 6-33 9-49z"><text:p/></draw:path><draw:path draw:style-name="gr3" draw:text-style-name="P6" svg:width="0.0059in" svg:height="0.1516in" svg:x="1.7051in" svg:y="0.0201in" svg:viewBox="0 0 16 386" svg:d="M16 14c0-7 0-14-7-14-9 0-9 7-9 14 0 119 0 239 0 358 0 7 0 14 9 14 7 0 7-7 7-14 0-119 0-239 0-358z"><text:p/></draw:path><draw:path draw:style-name="gr3" draw:text-style-name="P6" svg:width="0.0677in" svg:height="0.1047in" svg:x="1.7803in" svg:y="0.0291in" svg:viewBox="0 0 173 267" svg:d="M173 13c0-12-1-13-15-13-48 0-95 0-144 0-6 0-14 0-14 8 0 7 8 7 14 7 48 0 96 0 143 0 0 37 0 73 0 111-46 0-92 0-138 0-7 0-14-1-14 7s7 9 14 9c46 0 92 0 138 0 0 37 0 73 0 111-47 0-95 0-143 0-6 0-14 0-14 6 0 8 8 8 14 8 49 0 96 0 144 0 14 0 15-1 15-13 0-80 0-160 0-241z"><text:p/></draw:path><draw:path draw:style-name="gr3" draw:text-style-name="P6" svg:width="0.0618in" svg:height="0.1094in" svg:x="1.863in" svg:y="0.0264in" svg:viewBox="0 0 158 279" svg:d="M86 106c-49 11-86 62-86 109 0 36 24 64 60 64 47 0 79-61 79-114 0-35-16-55-29-71-14-18-37-47-37-64 0-9 7-18 22-18 11 0 18 6 27 10 8 6 15 10 21 10 10 0 15-9 15-15 0-9-6-10-19-13-21-4-26-4-32-4-31 0-44 17-44 40 0 21 11 42 23 66zM90 115c10 17 21 38 21 66 0 25-14 89-51 89-20 0-36-16-36-45 0-24 14-97 66-110z"><text:p/></draw:path><draw:path draw:style-name="gr3" draw:text-style-name="P6" svg:width="0.0925in" svg:height="0.0878in" svg:x="1.9843in" svg:y="0.0528in" svg:viewBox="0 0 236 224" svg:d="M229 120c4-1 7-3 7-8s-3-6-7-8c-72-35-142-68-214-102-5-2-6-2-7-2-4 0-8 3-8 8 0 3 2 5 8 7 68 32 135 66 203 97-68 32-135 64-203 96-6 3-8 5-8 8 0 5 4 8 8 8 1 0 2 0 7-2 72-35 142-69 214-102z"><text:p/></draw:path><draw:path draw:style-name="gr3" draw:text-style-name="P6" svg:width="0.0638in" svg:height="0.1039in" svg:x="2.1382in" svg:y="0.0331in" svg:viewBox="0 0 163 265" svg:d="M163 133c0-30-2-61-16-90-17-37-49-43-66-43-23 0-51 10-67 45-12 28-14 58-14 88 0 29 1 64 18 94 16 30 44 38 63 38 21 0 50-8 67-44 13-27 15-57 15-88zM81 256c-15 0-38-8-45-45-4-24-4-60-4-82 0-25 0-51 3-72 8-46 36-49 46-49 12 0 38 7 45 45 5 22 5 52 5 76 0 29 0 55-5 79-5 38-28 48-45 48z"><text:p/></draw:path><draw:path draw:style-name="gr3" draw:text-style-name="P6" svg:width="0.0157in" svg:height="0.0157in" svg:x="2.2213in" svg:y="0.1177in" svg:viewBox="0 0 41 41" svg:d="M41 21c0-11-9-21-20-21s-21 10-21 21 10 20 21 20 20-9 20-20z"><text:p/></draw:path><draw:path draw:style-name="gr3" draw:text-style-name="P6" svg:width="0.0846in" svg:height="0.1083in" svg:x="2.2504in" svg:y="0.0291in" svg:viewBox="0 0 216 276" svg:d="M213 14c3-4 3-5 3-6 0-5-4-8-8-8-6 0-8 4-9 9-11 28-21 56-32 85-39 0-78 0-118 0-11-29-20-57-31-85-3-6-5-9-9-9-5 0-9 3-9 8 1 2 0 1 3 6 32 84 64 169 96 253 2 5 4 9 9 9s7-5 9-8c31-84 64-169 96-254zM55 109c35 0 70 0 106 0-18 45-36 92-53 138-18-46-35-93-53-138z"><text:p/></draw:path><draw:path draw:style-name="gr3" draw:text-style-name="P6" svg:width="0.0752in" svg:height="0.0685in" svg:x="2.3398in" svg:y="0.0673in" svg:viewBox="0 0 192 175" svg:d="M118 54c2-10 11-45 38-45 2 0 11 0 19 4-10 2-18 12-18 21 0 7 4 15 15 15 8 0 20-8 20-24 0-19-23-25-36-25-22 0-35 21-41 30-8-26-29-30-41-30-40 0-62 50-62 60 0 4 3 4 4 4 4 0 5-1 6-4 13-41 38-51 52-51 6 0 21 3 21 25 0 12-7 39-21 93-7 24-20 40-38 40-2 0-11 0-18-5 9-2 17-10 17-21s-8-13-14-13c-11 0-21 10-21 22 0 18 19 25 36 25 26 0 40-26 41-29 4 14 19 29 42 29 39 0 61-49 61-59 0-4-3-4-4-4-3 0-4 2-6 4-12 42-38 51-50 51-16 0-22-13-22-26 0-8 2-16 6-34 5-18 9-35 14-53z"><text:p/></draw:path><draw:path draw:style-name="gr3" draw:text-style-name="P6" svg:width="0.076in" svg:height="0.0878in" svg:x="2.4768in" svg:y="0.0528in" svg:viewBox="0 0 194 224" svg:d="M180 120c7 0 14 0 14-8 0-7-7-7-14-7-55 0-109 0-164 0 5-53 49-90 104-90 20 0 41 0 60 0 7 0 14 0 14-7 0-8-7-8-14-8-21 0-40 0-61 0-66 0-119 50-119 112s53 112 119 112c21 0 40 0 61 0 7 0 14 0 14-8s-7-8-14-8c-19 0-40 0-60 0-55 0-99-36-104-88 55 0 109 0 164 0z"><text:p/></draw:path><draw:path draw:style-name="gr3" draw:text-style-name="P6" svg:width="0.0346in" svg:height="0.1516in" svg:x="2.6232in" svg:y="0.0201in" svg:viewBox="0 0 89 386" svg:d="M89 383c0-3 0-3-7-9-48-49-60-121-60-180 0-68 15-136 63-183 4-5 4-5 4-7 0-3-1-4-3-4-5 0-39 26-62 75-20 43-24 86-24 119 0 30 4 75 25 119 23 48 56 73 61 73 2 0 3-1 3-3z"><text:p/></draw:path><draw:path draw:style-name="gr3" draw:text-style-name="P6" svg:width="0.0925in" svg:height="0.0055in" svg:x="2.6799in" svg:y="0.0937in" svg:viewBox="0 0 236 15" svg:d="M222 15c7 0 14 0 14-7 0-8-7-8-14-8-69 0-140 0-209 0-6 0-13 0-13 8 0 7 7 7 13 7 69 0 140 0 209 0z"><text:p/></draw:path><draw:path draw:style-name="gr3" draw:text-style-name="P6" svg:width="0.0618in" svg:height="0.1094in" svg:x="2.7921in" svg:y="0.0264in" svg:viewBox="0 0 158 279" svg:d="M86 106c-49 11-86 62-86 109 0 36 24 64 60 64 46 0 79-61 79-114 0-35-16-55-29-71-14-18-37-47-37-64 0-9 7-18 22-18 11 0 18 6 27 10 8 6 15 10 21 10 10 0 15-9 15-15 0-9-6-10-19-13-21-4-27-4-32-4-31 0-44 17-44 40 0 21 11 42 23 66zM90 115c10 17 21 38 21 66 0 25-14 89-51 89-20 0-36-16-36-45 0-24 14-97 66-110z"><text:p/></draw:path><draw:path draw:style-name="gr3" draw:text-style-name="P6" svg:width="0.0173in" svg:height="0.0453in" svg:x="2.8634in" svg:y="0.1177in" svg:viewBox="0 0 45 116" svg:d="M45 41c0-26-9-41-24-41-13 0-21 10-21 21 0 10 8 20 21 20 4 0 10-1 13-5 1-1 1-1 2-1 0 2 1 0 1 6 0 28-14 52-26 65-4 3-4 4-4 5 0 4 2 5 3 5 4 0 35-30 35-75z"><text:p/></draw:path><draw:path draw:style-name="gr3" draw:text-style-name="P6" svg:width="0.0618in" svg:height="0.1094in" svg:x="2.9248in" svg:y="0.0264in" svg:viewBox="0 0 158 279" svg:d="M86 106c-49 11-86 62-86 109 0 36 24 64 60 64 47 0 79-61 79-114 0-35-16-55-29-71-14-18-37-47-37-64 0-9 7-18 22-18 11 0 18 6 27 10 8 6 15 10 21 10 10 0 15-9 15-15 0-9-6-10-19-13-20-4-26-4-32-4-30 0-44 17-44 40 0 21 11 42 23 66zM90 115c10 17 22 38 22 66 0 25-15 89-52 89-20 0-36-16-36-45 0-24 14-97 66-110z"><text:p/></draw:path><draw:path draw:style-name="gr3" draw:text-style-name="P6" svg:width="0.0346in" svg:height="0.1516in" svg:x="3.0004in" svg:y="0.0201in" svg:viewBox="0 0 89 386" svg:d="M89 194c0-31-4-77-25-121-23-48-56-73-61-73-2 0-3 1-3 4 0 2 0 2 7 9 38 38 60 99 60 181 0 65-14 132-63 182-4 4-4 4-4 7 0 2 1 3 3 3 5 0 39-26 62-75 20-43 24-85 24-117z"><text:p/></draw:path><draw:path draw:style-name="gr3" draw:text-style-name="P6" svg:width="0.0157in" svg:height="0.0157in" svg:x="3.0642in" svg:y="0.1177in" svg:viewBox="0 0 41 41" svg:d="M41 21c0-11-10-21-21-21s-20 10-20 21 9 20 20 20 21-9 21-20z"><text:p/></draw:path><draw:path draw:style-name="gr3" draw:text-style-name="P6" svg:width="0.0752in" svg:height="0.1378in" svg:x="3.1012in" svg:y="0.0268in" svg:viewBox="0 0 192 351" svg:d="M121 118c11 0 22 0 33 0 8 0 12 0 12-8 0-4-4-4-11-4-11 0-21 0-32 0 2-16 6-30 8-44 2-8 8-36 10-41 3-7 10-12 17-12 3 0 12 0 20 6-17 2-21 16-21 21 0 9 7 14 15 14 9 0 20-9 20-24 0-17-17-26-34-26-13 0-37 7-48 45-2 8-3 12-13 61-9 0-18 0-27 0-7 0-12 0-12 8 0 4 5 4 11 4 9 0 17 0 26 0-10 51-19 101-29 152-7 38-13 73-34 73-1 0-11 0-18-8 18-1 21-14 21-21 0-9-6-13-14-13-10 0-21 9-21 23 0 18 16 27 32 27 22 0 37-22 44-38 12-24 22-69 22-73 8-40 15-81 23-122z"><text:p/></draw:path><draw:path draw:style-name="gr3" draw:text-style-name="P6" svg:width="0.0346in" svg:height="0.1516in" svg:x="3.1992in" svg:y="0.0201in" svg:viewBox="0 0 89 386" svg:d="M89 383c0-3 0-3-7-9-48-49-60-121-60-180 0-68 14-136 63-183 4-5 4-5 4-7 0-3-1-4-3-4-5 0-39 26-62 75-20 43-24 86-24 119 0 30 4 75 25 119 23 48 56 73 61 73 2 0 3-1 3-3z"><text:p/></draw:path><draw:path draw:style-name="gr3" draw:text-style-name="P6" svg:width="0.0752in" svg:height="0.0685in" svg:x="3.2476in" svg:y="0.0673in" svg:viewBox="0 0 192 175" svg:d="M118 54c2-10 11-45 38-45 1 0 11 0 19 4-11 2-19 12-19 21 0 7 5 15 16 15 7 0 20-8 20-24 0-19-23-25-36-25-22 0-36 21-41 30-9-26-30-30-41-30-40 0-62 50-62 60 0 4 3 4 4 4 4 0 5-1 5-4 13-41 39-51 52-51 7 0 20 3 20 25 0 12-6 39-20 93-6 24-19 40-37 40-2 0-11 0-18-5 8-2 17-10 17-21s-9-13-14-13c-12 0-21 10-21 22 0 18 19 25 36 25 26 0 40-26 41-29 4 14 18 29 42 29 39 0 61-49 61-59 0-4-3-4-4-4-4 0-4 2-6 4-13 42-38 51-51 51-15 0-21-13-21-26 0-8 2-16 6-34 5-18 9-35 14-53z"><text:p/></draw:path><draw:path draw:style-name="gr3" draw:text-style-name="P6" svg:width="0.035in" svg:height="0.1516in" svg:x="3.3386in" svg:y="0.0201in" svg:viewBox="0 0 90 386" svg:d="M90 194c0-31-4-77-25-121-23-48-57-73-61-73-2 0-4 1-4 4 0 2 0 2 8 9 37 38 60 99 60 181 0 65-14 132-63 182-5 4-5 4-5 7 0 2 2 3 4 3 4 0 39-26 62-75 20-43 24-85 24-117z"><text:p/></draw:path><draw:path draw:style-name="gr3" draw:text-style-name="P6" svg:width="0.1008in" svg:height="0.0358in" svg:x="3.4398in" svg:y="0.0791in" svg:viewBox="0 0 257 92" svg:d="M244 17c6 0 13-2 13-9 0-8-7-8-13-8-77 0-154 0-231 0-5 0-13 0-13 8 0 7 8 9 13 9 77 0 154 0 231 0zM244 92c6 0 13 0 13-8s-7-8-13-8c-77 0-154 0-231 0-5 0-13 0-13 8s8 8 13 8c77 0 154 0 231 0z"><text:p/></draw:path><draw:path draw:style-name="gr3" draw:text-style-name="P6" svg:width="0.0693in" svg:height="0.098in" svg:x="3.5945in" svg:y="0.0673in" svg:viewBox="0 0 177 250" svg:d="M176 25c0-2 1-4 1-6 0-7-4-11-11-11-4 0-14 3-15 16-8-14-21-24-37-24-44 0-92 54-92 110 0 39 24 61 52 61 23 0 40-18 45-22-8 35-13 51-13 52-2 3-15 42-55 42-8 0-20-1-31-5 11-3 15-13 15-20 0-6-4-14-14-14-9 0-21 8-21 23 0 16 14 23 52 23 48 0 76-29 81-53 14-57 29-114 43-172zM125 121c-2 10-11 20-19 28-8 7-20 14-31 14-20 0-26-21-26-36 0-19 11-64 22-84 10-19 27-34 43-34 26 0 31 31 31 33s0 4-1 5c-7 25-12 49-19 74z"><text:p/></draw:path><draw:path draw:style-name="gr3" draw:text-style-name="P6" svg:width="0.0346in" svg:height="0.1516in" svg:x="3.6854in" svg:y="0.0201in" svg:viewBox="0 0 89 386" svg:d="M89 383c0-3 0-3-7-9-48-49-60-121-60-180 0-68 14-136 63-183 4-5 4-5 4-7 0-3-1-4-3-4-5 0-40 26-62 75-20 43-24 86-24 119 0 30 3 75 25 119 23 48 56 73 61 73 2 0 3-1 3-3z"><text:p/></draw:path><draw:path draw:style-name="gr3" draw:text-style-name="P6" svg:width="0.0752in" svg:height="0.0685in" svg:x="3.7339in" svg:y="0.0673in" svg:viewBox="0 0 192 175" svg:d="M118 54c2-10 11-45 38-45 1 0 11 0 19 4-11 2-19 12-19 21 0 7 5 15 16 15 7 0 20-8 20-24 0-19-23-25-36-25-22 0-36 21-41 30-9-26-30-30-41-30-40 0-62 50-62 60 0 4 3 4 4 4 4 0 5-1 5-4 13-41 38-51 52-51 7 0 20 3 20 25 0 12-6 39-20 93-6 24-20 40-37 40-2 0-11 0-20-5 10-2 19-10 19-21s-9-13-14-13c-12 0-21 10-21 22 0 18 19 25 36 25 26 0 40-26 41-29 4 14 18 29 42 29 39 0 61-49 61-59 0-4-3-4-4-4-4 0-4 2-6 4-13 42-39 51-51 51-15 0-21-13-21-26 0-8 2-16 6-34 5-18 9-35 14-53z"><text:p/></draw:path><draw:path draw:style-name="gr3" draw:text-style-name="P6" svg:width="0.035in" svg:height="0.1516in" svg:x="3.8248in" svg:y="0.0201in" svg:viewBox="0 0 90 386" svg:d="M90 194c0-31-4-77-25-121-23-48-57-73-61-73-2 0-4 1-4 4 0 2 0 2 8 9 37 38 59 99 59 181 0 65-14 132-62 182-5 4-5 4-5 7 0 2 2 3 4 3 4 0 39-26 62-75 20-43 24-85 24-117z"><text:p/></draw:path><draw:path draw:style-name="gr3" draw:text-style-name="P6" svg:width="0.0535in" svg:height="0.1819in" svg:x="3.8929in" svg:y="0.0055in" svg:viewBox="0 0 137 463" svg:d="M82 293c0-13 0-37 50-56 4-1 5-1 5-5 0-1 0-4-3-5-52-20-52-41-52-63 0-36 0-71 0-107-1-21-18-33-24-37-16-11-49-20-54-20-3 0-4 2-4 4 0 5 1 5 4 6 51 20 51 39 51 61 0 30 0 62 0 94 0 21 0 48 63 67-63 21-63 42-63 66 0 32 0 64 0 95 0 21 0 40-50 59-4 2-5 2-5 6 0 3 1 5 4 5 1 0 52-10 70-35 8-11 8-20 8-34 0-33 0-66 0-101z"><text:p/></draw:path></draw:g></text:p>
      <text:p text:style-name="P11">צ.ל.: <draw:g text:anchor-type="as-char" svg:y="-0.1134in" draw:z-index="33" draw:name="Shape25" draw:style-name="gr1"><svg:title>TexMaths</svg:title><svg:desc>11§display§ac := \{ \fin \R \to \R \mid \froall x \in \R \setminus (-1, 1) . f(x) = 0\}§svg§600§FALSE§</svg:desc><draw:path draw:style-name="gr2" draw:text-style-name="P5" svg:width="2.7004in" svg:height="0.1354in" svg:x="0.0024in" svg:y="0.0071in" svg:viewBox="0 0 6860 345" svg:d="M0 0c2287 0 4573 0 6860 0 0 115 0 230 0 345-2287 0-4573 0-6860 0 0-115 0-230 0-345z"><text:p/></draw:path><draw:path draw:style-name="gr3" draw:text-style-name="P6" svg:width="0.0693in" svg:height="0.0681in" svg:x="0.0004in" svg:y="0.0453in" svg:viewBox="0 0 177 174" svg:d="M129 24c-7-14-18-24-35-24-46 0-94 56-94 112 0 37 21 62 52 62 7 0 26-1 49-29 4 17 18 29 35 29 15 0 24-9 29-21 7-14 12-37 12-38 0-4-3-4-4-4-5 0-5 1-6 7-6 25-13 48-29 48-10 0-11-10-11-17 0-9 0-12 4-29s5-21 9-35c4-19 10-37 14-54 2-11 2-11 2-13 0-7-4-10-11-10-10 0-15 9-16 16zM103 124c-2 7-2 8-7 15-17 21-33 27-44 27-19 0-24-22-24-36 0-20 12-67 20-85 13-23 30-37 46-37 25 0 30 32 30 34s-1 4-1 6c-6 26-13 51-20 76z"><text:p/></draw:path><draw:path draw:style-name="gr3" draw:text-style-name="P6" svg:width="0.0591in" svg:height="0.0681in" svg:x="0.0811in" svg:y="0.0453in" svg:viewBox="0 0 151 174" svg:d="M138 23c-7 0-13 0-18 6-6 6-7 13-7 15 0 9 7 13 15 13 11 0 22-9 22-24 0-19-19-33-47-33-51 0-103 55-103 109 0 35 23 65 63 65 55 0 88-41 88-45 0-2-2-6-5-6-2 0-3 1-5 5-31 38-73 38-77 38-24 0-35-20-35-43 0-15 7-53 21-77 12-21 33-38 55-38 13 0 27 5 33 15z"><text:p/></draw:path><draw:path draw:style-name="gr3" draw:text-style-name="P6" svg:width="0.0157in" svg:height="0.065in" svg:x="0.1961in" svg:y="0.048in" svg:viewBox="0 0 41 166" svg:d="M41 20c0-11-10-20-21-20s-20 9-20 20 9 21 20 21 21-10 21-21zM41 145c0-11-10-21-21-21s-20 10-20 21 9 21 20 21 21-10 21-21z"><text:p/></draw:path><draw:path draw:style-name="gr3" draw:text-style-name="P6" svg:width="0.1004in" svg:height="0.035in" svg:x="0.2339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539in" svg:height="0.1508in" svg:x="0.3969in" svg:y="0in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8-33-2-3-2-4-2-18 0-27 0-53 0-81 0-17-3-23-15-36-9-8-19-12-30-14 32-9 45-27 45-49 0-31 0-61 0-92z"><text:p/></draw:path><draw:path draw:style-name="gr3" draw:text-style-name="P6" svg:width="0.1043in" svg:height="0.1031in" svg:x="0.4642in" svg:y="0.0098in" svg:viewBox="0 0 266 263" svg:d="M98 143c4 0 10 0 14 0 19 30 39 58 57 88 5 6 14 21 18 27 3 5 4 5 13 5 18 0 35 0 53 0 7 0 13 0 13-8 0-3-2-5-6-6-15-3-33-29-42-41-3-3-22-27-49-69 36-7 69-21 69-67 0-53-58-72-103-72-40 0-81 0-122 0-6 0-13 0-13 7 0 6 8 6 11 6 22 0 24 2 24 22 0 64 0 128 0 192 0 20-2 22-24 22-3 0-11 0-11 6 0 8 7 8 13 8 35 0 72 0 107 0 7 0 12 0 12-8 0-6-7-6-11-6-22 0-23-3-23-22 0-28 0-56 0-84zM173 123c11-13 12-34 12-50 0-19-3-40-16-55 17 3 54 15 54 54 0 25-11 45-50 51zM98 34c0-8 0-21 24-21 33 0 49 13 49 60 0 49-13 56-73 56 0-32 0-64 0-95zM45 249c3-7 3-18 3-21 0-64 0-129 0-194 0-3 0-14-3-21 14 0 30 0 44 0-4 7-4 15-4 20 0 65 0 130 0 195 0 3 0 14 2 21-14 0-28 0-42 0zM128 143c2-1 4-1 7-1 6 0 15-1 20-2 6 10 47 77 79 109-12 0-25 0-37 0-23-35-46-71-69-106z"><text:p/></draw:path><draw:path draw:style-name="gr3" draw:text-style-name="P6" svg:width="0.1346in" svg:height="0.078in" svg:x="0.6224in" svg:y="0.0362in" svg:viewBox="0 0 343 199" svg:d="M301 108c-20 16-31 32-34 37-17 27-14 33-21 50 0 4 5 4 8 4 7 0 7 0 9-6 9-38 32-70 75-87 4-3 5-4 5-6s-1-3-2-4c-18-7-64-26-79-90-1-5-1-6-8-6-3 0-8 0-8 4 0 2 4 26 20 51 8 12 19 25 35 37-95 0-191 0-287 0-6 0-14 0-14 8s8 8 14 8c96 0 192 0 287 0z"><text:p/></draw:path><draw:path draw:style-name="gr3" draw:text-style-name="P6" svg:width="0.1039in" svg:height="0.1031in" svg:x="0.8114in" svg:y="0.0098in" svg:viewBox="0 0 265 263" svg:d="M97 143c4 0 10 0 14 0 20 30 39 58 58 88 4 6 14 21 17 27 3 5 4 5 13 5 18 0 36 0 54 0 7 0 12 0 12-8 0-3-2-5-5-6-15-3-33-29-43-41-2-3-22-27-48-69 35-7 68-21 68-67 0-53-57-72-103-72-40 0-80 0-121 0-7 0-13 0-13 7 0 6 7 6 10 6 22 0 24 2 24 22 0 64 0 128 0 192 0 20-2 22-24 22-3 0-10 0-10 6 0 8 6 8 13 8 35 0 71 0 106 0 6 0 13 0 13-8 0-6-7-6-11-6-22 0-24-3-24-22 0-28 0-56 0-84zM172 123c11-13 12-34 12-50 0-19-2-40-15-55 16 3 54 15 54 54 0 25-12 45-51 51zM97 34c0-8 0-21 24-21 33 0 50 13 50 60 0 49-13 56-74 56 0-32 0-64 0-95zM45 249c2-7 2-18 2-21 0-64 0-129 0-194 0-3 0-14-2-21 14 0 30 0 44 0-5 7-5 15-5 20 0 65 0 130 0 195 0 3 0 14 3 21-14 0-28 0-42 0zM127 143c3-1 4-1 7-1 6 0 15-1 20-2 7 10 48 77 80 109-12 0-25 0-37 0-23-35-47-71-70-106z"><text:p/></draw:path><draw:path draw:style-name="gr3" draw:text-style-name="P6" svg:width="0.0055in" svg:height="0.1508in" svg:x="0.9787in" svg:y="0in" svg:viewBox="0 0 15 384" svg:d="M15 14c0-7 0-14-7-14-8 0-8 7-8 14 0 119 0 237 0 356 0 8 0 14 8 14 7 0 7-6 7-14 0-119 0-237 0-356z"><text:p/></draw:path><draw:path draw:style-name="gr3" draw:text-style-name="P6" svg:width="0.0756in" svg:height="0.0681in" svg:x="1.05in" svg:y="0.0453in" svg:viewBox="0 0 193 174" svg:d="M118 54c2-10 11-46 38-46 2 0 11 0 20 5-11 2-19 12-19 21 0 7 5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3" draw:text-style-name="P6" svg:width="0.076in" svg:height="0.087in" svg:x="1.187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39in" svg:height="0.1031in" svg:x="1.3209in" svg:y="0.0098in" svg:viewBox="0 0 265 263" svg:d="M97 143c4 0 10 0 14 0 20 30 39 58 58 88 4 6 14 21 17 27 3 5 4 5 13 5 18 0 36 0 54 0 7 0 12 0 12-8 0-3-2-5-5-6-15-3-33-29-43-41-2-3-22-27-48-69 35-7 68-21 68-67 0-53-58-72-103-72-40 0-80 0-121 0-7 0-13 0-13 7 0 6 7 6 10 6 22 0 24 2 24 22 0 64 0 128 0 192 0 20-2 22-24 22-3 0-10 0-10 6 0 8 6 8 13 8 35 0 71 0 106 0 6 0 13 0 13-8 0-6-7-6-11-6-22 0-24-3-24-22 0-28 0-56 0-84zM172 123c11-13 12-34 12-50 0-19-2-40-15-55 16 3 54 15 54 54 0 25-12 45-51 51zM97 34c0-8 0-21 24-21 33 0 50 13 50 60 0 49-13 56-74 56 0-32 0-64 0-95zM45 249c2-7 2-18 2-21 0-64 0-129 0-194 0-3 0-14-2-21 14 0 30 0 44 0-5 7-5 15-5 20 0 65 0 130 0 195 0 3 0 14 3 21-14 0-28 0-42 0zM127 143c3-1 4-1 7-1 6 0 15-1 20-2 7 10 48 77 80 109-12 0-25 0-37 0-23-35-47-71-70-106z"><text:p/></draw:path><draw:path draw:style-name="gr3" draw:text-style-name="P6" svg:width="0.0591in" svg:height="0.1508in" svg:x="1.4701in" svg:y="0in" svg:viewBox="0 0 151 384" svg:d="M134 375c2 5 4 9 9 9 4 0 8-3 8-7 0-2 0-2-2-7-44-120-88-241-132-361-3-7-4-9-9-9s-8 3-8 8c0 1 0 1 2 6 44 120 88 241 132 361z"><text:p/></draw:path><draw:path draw:style-name="gr3" draw:text-style-name="P6" svg:width="0.0346in" svg:height="0.1508in" svg:x="1.587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6" svg:width="0.0921in" svg:height="0.0055in" svg:x="1.6437in" svg:y="0.0717in" svg:viewBox="0 0 235 15" svg:d="M222 15c7 0 13 0 13-7 0-8-6-8-13-8-69 0-139 0-209 0-6 0-13 0-13 8 0 7 7 7 13 7 70 0 140 0 209 0z"><text:p/></draw:path><draw:path draw:style-name="gr3" draw:text-style-name="P6" svg:width="0.05in" svg:height="0.1008in" svg:x="1.7626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6" svg:width="0.0173in" svg:height="0.0453in" svg:x="1.8386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6" svg:width="0.05in" svg:height="0.1008in" svg:x="1.9067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6" svg:width="0.035in" svg:height="0.1508in" svg:x="1.9776in" svg:y="0in" svg:viewBox="0 0 90 384" svg:d="M90 193c0-30-4-77-25-120-23-48-57-73-61-73-2 0-4 1-4 3 0 3 0 3 8 10 38 38 60 99 60 180 0 65-14 132-62 181-6 5-6 5-6 6 0 3 2 4 4 4 4 0 39-26 62-75 20-43 24-85 24-116z"><text:p/></draw:path><draw:path draw:style-name="gr3" draw:text-style-name="P6" svg:width="0.0161in" svg:height="0.0161in" svg:x="2.0413in" svg:y="0.0972in" svg:viewBox="0 0 42 42" svg:d="M42 21c0-11-10-21-21-21s-21 10-21 21 10 21 21 21 21-10 21-21z"><text:p/></draw:path><draw:path draw:style-name="gr3" draw:text-style-name="P6" svg:width="0.076in" svg:height="0.137in" svg:x="2.0783in" svg:y="0.0071in" svg:viewBox="0 0 194 349" svg:d="M122 118c11 0 22 0 33 0 8 0 11 0 11-9 0-3-3-3-10-3-11 0-21 0-32 0 3-16 6-30 8-44 2-9 7-36 10-41 3-7 10-13 18-13 1 0 12 0 18 7-16 2-21 15-21 21 0 9 8 14 15 14 10 0 22-9 22-24 0-17-19-26-34-26-14 0-38 7-50 45-2 8-3 12-12 61-9 0-18 0-26 0s-13 0-13 6 4 6 11 6c9 0 17 0 26 0-10 50-19 100-29 151-8 37-14 72-34 72-1 0-11 0-19-7 18-1 22-15 22-21 0-9-7-14-14-14-11 0-22 9-22 24 0 17 18 26 33 26 21 0 37-22 44-37 12-25 21-71 22-74 8-40 15-81 23-120z"><text:p/></draw:path><draw:path draw:style-name="gr3" draw:text-style-name="P6" svg:width="0.035in" svg:height="0.1508in" svg:x="2.1764in" svg:y="0in" svg:viewBox="0 0 90 384" svg:d="M90 380c0-1 0-1-6-8-49-48-61-121-61-179 0-67 14-135 62-183 5-4 5-4 5-7 0-2-2-3-4-3-3 0-39 26-62 75-18 43-24 86-24 118 0 28 4 76 26 119 24 47 57 72 60 72 2 0 4-1 4-4z"><text:p/></draw:path><draw:path draw:style-name="gr3" draw:text-style-name="P6" svg:width="0.0756in" svg:height="0.0681in" svg:x="2.2248in" svg:y="0.0453in" svg:viewBox="0 0 193 174" svg:d="M119 54c2-10 11-46 37-46 2 0 12 0 20 5-11 2-19 12-19 21 0 7 5 13 15 13 8 0 21-6 21-22 0-19-22-25-36-25-23 0-36 20-40 29-10-26-31-29-42-29-41 0-63 50-63 59 0 4 3 3 5 4 3 0 4-1 5-5 13-40 39-50 52-50 7 0 21 4 21 26 0 12-7 38-21 92-6 24-20 40-37 40-2 0-11 0-19-5 10-2 18-10 18-21 0-10-8-13-14-13-12 0-22 10-22 22 0 17 20 25 36 25 27 0 40-26 41-29 6 15 19 29 42 29 39 0 61-50 61-59 0-4-3-4-4-4-3 0-4 1-4 5-14 40-40 50-52 50-15 0-21-13-21-25 0-9 2-18 7-34 4-18 8-35 13-53z"><text:p/></draw:path><draw:path draw:style-name="gr3" draw:text-style-name="P6" svg:width="0.035in" svg:height="0.1508in" svg:x="2.3161in" svg:y="0in" svg:viewBox="0 0 90 384" svg:d="M90 193c0-30-4-77-26-120-23-48-56-73-60-73-3 0-4 1-4 3 0 3 0 3 8 10 37 38 59 99 59 180 0 65-14 132-61 181-6 5-6 5-6 6 0 3 1 4 4 4 4 0 39-26 61-75 20-43 25-85 25-116z"><text:p/></draw:path><draw:path draw:style-name="gr3" draw:text-style-name="P6" svg:width="0.1008in" svg:height="0.035in" svg:x="2.4177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8in" svg:height="0.1035in" svg:x="2.5756in" svg:y="0.0126in" svg:viewBox="0 0 163 264" svg:d="M163 133c0-30-2-61-16-89-17-37-49-44-66-44-23 0-51 10-67 46-12 27-14 57-14 87s1 63 18 93c16 31 45 38 63 38 21 0 50-7 68-44 12-27 14-56 14-87zM81 257c-15 0-38-10-45-48-4-22-4-57-4-80 0-24 0-50 3-71 8-46 37-49 46-49 13 0 39 6 46 45 4 22 4 51 4 75 0 30 0 55-4 79-6 36-28 49-46 49z"><text:p/></draw:path><draw:path draw:style-name="gr3" draw:text-style-name="P6" svg:width="0.0539in" svg:height="0.1508in" svg:x="2.6567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3 16 36 7 8 18 12 29 16-31 7-45 25-45 47 0 31 0 62 0 93z"><text:p/></draw:path></draw:g><text:span text:style-name="T2"><text:s/></text:span><text:span text:style-name="T9">אינה </text:span><text:span text:style-name="T2">מערכת נציגים של </text:span><text:span text:style-name="T2"><draw:g text:anchor-type="as-char" svg:y="-0.1047in" draw:z-index="5" draw:name="Shape26" draw:style-name="gr1"><svg:title>TexMaths</svg:title><svg:desc>11§display§R_3§svg§600§FALSE§</svg:desc><draw:path draw:style-name="gr2" draw:text-style-name="P5" svg:width="0.1543in" svg:height="0.1122in" svg:x="0.0016in" svg:y="0.0079in" svg:viewBox="0 0 393 286" svg:d="M197 286c-66 0-131 0-197 0 0-95 0-190 0-286 131 0 261 0 393 0 0 96 0 191 0 286-65 0-130 0-196 0z"><text:p/></draw:path><draw:path draw:style-name="gr3" draw:text-style-name="P6" svg:width="0.1079in" svg:height="0.1063in" svg:x="0.0004in" svg:y="0in" svg:viewBox="0 0 275 271" svg:d="M129 26c2-8 3-13 11-14 3 0 16 0 23 0 28 0 70 0 70 39 0 13-6 39-20 54-11 11-31 23-66 23-15 0-29 0-43 0 7-34 16-69 25-102zM184 132c40-7 84-35 84-74 0-33-34-58-84-58-37 0-74 0-110 0-8 0-11 0-11 8 0 4 3 4 11 4 4 0 8 0 14 1 7 0 10 1 10 6 0 2 0 3-1 7-18 69-34 138-52 206-4 16-4 19-35 19-7 0-10 0-10 8 0 3 3 2 4 3 11 0 39-1 50-1s38 1 49 1c3 0 7 0 7-7 0-4-3-4-11-4-14 0-24 0-24-8 0-2 0-4 1-6 8-34 17-67 26-101 15 0 30 0 46 0 35 0 42 22 42 35 0 6-4 16-6 25-3 11-6 25-6 33 0 42 46 42 51 42 32 0 46-39 46-44 0-4-2-2-5-4-3 0-4 2-5 5-9 28-27 34-34 34-13 0-16-7-16-23 0-12 2-32 5-44 1-5 1-12 1-17 0-29-26-41-37-46z"><text:p/></draw:path><draw:path draw:style-name="gr3" draw:text-style-name="P6" svg:width="0.0488in" svg:height="0.072in" svg:x="0.115in" svg:y="0.0559in" svg:viewBox="0 0 125 184" svg:d="M60 89c21 0 36 15 36 44 0 33-20 43-35 43-11 0-36-3-47-18 12-2 16-10 16-16 0-9-7-14-15-14-7 0-15 4-15 15 0 26 28 41 61 41 37 0 64-24 64-51 0-22-18-43-48-48 29-11 39-31 39-48 0-20-24-37-54-37-31 0-54 14-54 36 0 9 6 15 14 15 9 0 14-7 14-15 0-7-5-13-14-13 10-12 29-15 39-15 12 0 28 6 28 29 0 11-3 25-10 32-9 10-16 11-30 13-7 0-7 0-9 0-1 1-2 1-2 4s2 3 6 3c6 0 10 0 16 0z"><text:p/></draw:path></draw:g></text:span></text:p>
      <text:p text:style-name="P12">הוכחה: <text:span text:style-name="T2">נפריך יחידות. לשם כך, נוכיח קיום </text:span><text:span text:style-name="T2"><draw:g text:anchor-type="as-char" svg:y="-0.1102in" draw:z-index="34" draw:name="Shape27" draw:style-name="gr1"><svg:title>TexMaths</svg:title><svg:desc>11§display§h \in \R \to \R, f, g \in \ac§svg§600§FALSE§</svg:desc><draw:path draw:style-name="gr2" draw:text-style-name="P5" svg:width="1.3169in" svg:height="0.1248in" svg:x="0.0004in" svg:y="0.0075in" svg:viewBox="0 0 3346 318" svg:d="M0 0c1116 0 2230 0 3346 0 0 106 0 212 0 318-1116 0-2230 0-3346 0 0-106 0-212 0-318z"><text:p/></draw:path><draw:path draw:style-name="gr3" draw:text-style-name="P6" svg:width="0.0744in" svg:height="0.1063in" svg:x="0.0008in" svg:y="0.0047in" svg:viewBox="0 0 190 271" svg:d="M90 4c0-1 0-4-5-4-9 0-37 3-48 3-2 1-6 1-6 8 0 6 3 6 9 6 18 0 19 2 19 6 0 2-1 6-1 8-18 74-37 148-56 221-2 5-2 6-2 8 0 9 8 11 12 11 6 0 12-4 14-10 3-9 5-19 7-29 3-11 6-22 9-35 2-8 4-17 6-25 2-2 4-14 5-18 1-3 13-24 26-35 8-5 20-13 37-13 16 0 20 13 20 26 0 21-14 63-23 86-3 9-5 14-5 21 0 19 13 32 32 32 36 0 50-56 50-59 0-5-3-5-4-5-4 0-4 3-7 8-5 20-17 48-39 48-6 0-9-4-9-13s3-18 7-27c6-17 24-62 24-84 0-25-16-42-45-42-25 0-43 12-58 30 10-41 21-82 31-123z"><text:p/></draw:path><draw:path draw:style-name="gr3" draw:text-style-name="P6" svg:width="0.076in" svg:height="0.0874in" svg:x="0.135in" svg:y="0.0283in" svg:viewBox="0 0 194 223" svg:d="M179 119c7 0 15 0 15-8 0-7-8-7-15-7-54 0-109 0-162 0 4-52 48-89 103-89 20 0 40 0 59 0 7 0 15 0 15-7 0-8-8-8-15-8-19 0-40 0-60 0-66 0-119 49-119 111s53 112 119 112c20 0 41 0 60 0 7 0 15 0 15-8s-8-8-15-8c-19 0-39 0-59 0-55 0-99-36-103-88 53 0 108 0 162 0z"><text:p/></draw:path><draw:path draw:style-name="gr3" draw:text-style-name="P6" svg:width="0.1043in" svg:height="0.1035in" svg:x="0.2685in" svg:y="0.0055in" svg:viewBox="0 0 266 264" svg:d="M98 143c4 0 10 0 14 0 19 30 39 59 57 89 5 6 14 22 18 27 3 5 4 5 13 5 18 0 35 0 53 0 7 0 13 0 13-7 0-3-2-5-6-7-15-3-33-28-42-40-3-5-22-30-49-71 36-6 69-21 69-66 0-54-58-73-103-73-40 0-81 0-122 0-6 0-13 0-13 7 0 6 8 6 11 6 22 0 24 4 24 22 0 64 0 129 0 193 0 19-2 22-24 22-3 0-11 0-11 7s7 7 13 7c35 0 72 0 107 0 7 0 12 0 12-7s-7-7-11-7c-22 0-23-3-23-22 0-28 0-56 0-85zM173 125c11-15 12-36 12-52 0-19-3-40-16-55 17 3 54 15 54 55 0 24-11 44-50 52zM98 34c0-8 0-21 24-21 33 0 49 15 49 60 0 49-13 57-73 57 0-32 0-64 0-96zM45 250c3-6 3-17 3-21 0-64 0-129 0-194 0-4 0-14-3-22 14 0 30 0 44 0-4 7-4 15-4 20 0 65 0 131 0 196 0 4 0 15 2 21-14 0-28 0-42 0zM128 143c2 0 4-1 7-1 6 0 15 0 20-1 6 9 47 77 79 109-12 0-25 0-37 0-23-35-46-71-69-107z"><text:p/></draw:path><draw:path draw:style-name="gr3" draw:text-style-name="P6" svg:width="0.1346in" svg:height="0.0787in" svg:x="0.4268in" svg:y="0.0319in" svg:viewBox="0 0 343 201" svg:d="M301 108c-20 17-31 33-35 38-16 26-20 49-20 50 0 5 5 5 8 5 7 0 7-1 9-8 9-36 31-69 75-87 4-1 5-3 5-6s-2-3-3-3c-16-7-63-26-78-91-1-5-1-6-8-6-3 0-8 0-8 4 0 2 4 26 20 51 8 12 19 26 35 38-95 0-191 0-287 0-6 0-14 0-14 7 0 8 8 8 14 8 96 0 192 0 287 0z"><text:p/></draw:path><draw:path draw:style-name="gr3" draw:text-style-name="P6" svg:width="0.1039in" svg:height="0.1035in" svg:x="0.6157in" svg:y="0.0055in" svg:viewBox="0 0 265 264" svg:d="M97 143c4 0 10 0 14 0 19 30 39 59 57 89 5 6 14 22 18 27 3 5 4 5 13 5 18 0 35 0 53 0 8 0 13 0 13-7 0-3-2-5-5-7-15-3-34-28-43-40-4-5-22-30-49-71 36-6 69-21 69-66 0-54-58-73-103-73-40 0-81 0-122 0-6 0-12 0-12 7 0 6 7 6 10 6 22 0 24 4 24 22 0 64 0 129 0 193 0 19-2 22-24 22-3 0-10 0-10 7s6 7 12 7c35 0 72 0 107 0 6 0 12 0 12-7s-7-7-11-7c-22 0-23-3-23-22 0-28 0-56 0-85zM172 125c11-15 12-36 12-52 0-19-2-40-16-55 17 3 55 15 55 55 0 24-12 44-51 52zM97 34c0-8 0-21 24-21 33 0 48 15 48 60 0 49-11 57-72 57 0-32 0-64 0-96zM44 250c3-6 3-17 3-21 0-64 0-129 0-194 0-4 0-14-3-22 14 0 30 0 44 0-4 7-4 15-4 20 0 65 0 131 0 196 0 4 0 15 3 21-14 0-29 0-43 0zM127 143c3 0 4-1 7-1 6 0 15 0 20-1 6 9 47 77 79 109-12 0-25 0-37 0-23-35-46-71-69-107z"><text:p/></draw:path><draw:path draw:style-name="gr3" draw:text-style-name="P6" svg:width="0.0173in" svg:height="0.0453in" svg:x="0.7354in" svg:y="0.0933in" svg:viewBox="0 0 45 116" svg:d="M45 41c0-26-10-41-25-41-12 0-20 10-20 21 0 10 8 20 20 20 5 0 10-1 14-5 1-1 1-1 2-1 0 3 0 0 0 6 0 29-13 52-26 64-4 4-4 5-4 6 0 3 2 5 4 5 4 0 35-30 35-75z"><text:p/></draw:path><draw:path draw:style-name="gr3" draw:text-style-name="P6" svg:width="0.076in" svg:height="0.1378in" svg:x="0.798in" svg:y="0.0024in" svg:viewBox="0 0 194 351" svg:d="M122 118c11 0 22 0 33 0 8 0 11 0 11-8 0-4-3-4-10-4-11 0-21 0-32 0 3-16 6-30 8-44 2-8 7-36 10-40 3-8 10-13 18-13 2 0 12 0 18 6-16 2-21 16-21 21 0 9 8 14 15 14 10 0 22-9 22-24 0-17-18-26-34-26-14 0-38 7-50 45-2 8-3 12-12 61-9 0-18 0-26 0s-13 0-13 8c0 4 4 4 11 4 9 0 17 0 26 0-10 51-19 100-29 151-8 38-14 73-34 73-1 0-11 0-19-7 19-1 22-15 22-21 0-8-7-13-14-13-10 0-22 8-22 23 0 18 18 27 33 27 22 0 37-23 44-38 12-24 21-71 22-74 8-40 15-80 23-121z"><text:p/></draw:path><draw:path draw:style-name="gr3" draw:text-style-name="P6" svg:width="0.0173in" svg:height="0.0453in" svg:x="0.8854in" svg:y="0.0933in" svg:viewBox="0 0 45 116" svg:d="M45 41c0-26-9-41-24-41-13 0-21 10-21 21 0 10 8 20 21 20 4 0 10-1 13-5 1-1 1-1 2-1 0 3 1 0 1 6 0 29-14 52-26 64-4 4-4 5-4 6 0 3 2 5 3 5 4 0 35-30 35-75z"><text:p/></draw:path><draw:path draw:style-name="gr3" draw:text-style-name="P6" svg:width="0.0697in" svg:height="0.0976in" svg:x="0.9421in" svg:y="0.0429in" svg:viewBox="0 0 178 249" svg:d="M177 25c0-2 1-4 1-6 0-7-5-11-12-11-3 0-14 3-15 16-7-14-21-24-37-24-44 0-91 54-91 110 0 38 23 61 52 61 22 0 41-18 44-22h1c-9 33-9 33-13 50-1 4-15 42-56 42-7 0-20 0-31-4 12-3 16-13 16-20 0-6-4-14-15-14-8 0-21 8-21 23 0 16 14 23 52 23 48 0 76-29 82-53 15-56 29-113 43-171zM127 121c-3 10-11 20-20 28-8 7-20 13-31 13-20 0-25-20-25-35 0-19 11-64 21-84 11-19 27-34 44-34 25 0 30 31 30 33s-1 4-1 5c-6 25-12 49-18 74z"><text:p/></draw:path><draw:path draw:style-name="gr3" draw:text-style-name="P6" svg:width="0.076in" svg:height="0.0874in" svg:x="1.0732in" svg:y="0.0283in" svg:viewBox="0 0 194 223" svg:d="M179 119c7 0 15 0 15-8 0-7-8-7-15-7-55 0-109 0-164 0 6-52 50-89 105-89 20 0 40 0 59 0 7 0 15 0 15-7 0-8-8-8-15-8-19 0-40 0-60 0-66 0-119 49-119 111s53 112 119 112c20 0 41 0 60 0 7 0 15 0 15-8s-8-8-15-8c-19 0-39 0-59 0-55 0-99-36-105-88 55 0 109 0 164 0z"><text:p/></draw:path><draw:path draw:style-name="gr3" draw:text-style-name="P6" svg:width="0.1169in" svg:height="0.1169in" svg:x="1.2083in" svg:y="0in" svg:viewBox="0 0 298 298" svg:d="M220 214c1 24 7 42 8 50 4 17 6 26 23 26s47-17 47-25c0-2-1-4-3-4-6 0-13 5-14 6-4 1-4 1-5 1-11 0-13-10-17-33-4-13-7-29-10-81-3-39-4-78-4-118 0-8 0-19 0-28 0-7 0-8-4-8-6 0-21 7-29 17-1 1-1 3-2 4-31 66-59 112-79 143-23 35-63 97-84 97-14 0-26-8-29-23-1 0-1-2-4-2-5 0-14 18-14 29 0 15 17 33 35 33 27 0 71-70 79-84 36 0 71 0 106 0zM212 47c0 8 0 15 0 23 0 23 0 45 1 67 2 8 3 37 5 56-23 0-47 0-71 0-6 0-12 0-22 7 27-41 50-82 52-86 19-35 30-57 34-67z"><text:p/></draw:path></draw:g></text:span><text:span text:style-name="T2"><text:s/>כך ש־</text:span><text:span text:style-name="T2"><draw:g text:anchor-type="as-char" svg:y="-0.1075in" draw:z-index="25" draw:name="Shape28" draw:style-name="gr1"><svg:title>TexMaths</svg:title><svg:desc>11§display§fR_3h \land gR_3h§svg§600§FALSE§</svg:desc><draw:path draw:style-name="gr2" draw:text-style-name="P5" svg:width="0.8598in" svg:height="0.1217in" svg:x="0.0004in" svg:y="0.0075in" svg:viewBox="0 0 2185 310" svg:d="M0 0c728 0 1457 0 2185 0 0 103 0 207 0 310-728 0-1457 0-2185 0 0-103 0-207 0-310z"><text:p/></draw:path><draw:path draw:style-name="gr3" draw:text-style-name="P6" svg:width="0.0756in" svg:height="0.1374in" svg:x="0.0008in" svg:y="0in" svg:viewBox="0 0 193 350" svg:d="M121 118c11 0 22 0 33 0 8 0 12 0 12-8 0-4-4-4-11-4-11 0-21 0-32 0 2-16 6-30 8-44 2-8 8-36 10-40 3-8 10-13 17-13 3 0 13 0 20 6-17 2-21 16-21 21 0 9 7 13 15 13 10 0 21-7 21-23 0-17-18-26-35-26-13 0-37 7-48 45-2 8-3 12-13 61-9 0-18 0-27 0-7 0-12 0-12 7 0 5 5 5 11 5 9 0 17 0 26 0-10 50-19 100-29 150-7 38-13 73-34 73-1 0-11 0-18-7 18-1 21-15 21-21 0-8-6-13-14-13-10 0-21 8-21 23 0 18 17 27 32 27 22 0 37-23 44-38 12-24 21-71 22-73 8-41 15-81 23-121z"><text:p/></draw:path><draw:path draw:style-name="gr3" draw:text-style-name="P6" svg:width="0.1083in" svg:height="0.1063in" svg:x="0.0898in" svg:y="0.0047in" svg:viewBox="0 0 276 271" svg:d="M130 26c2-10 3-13 10-14 4 0 16 0 24 0 27 0 70 0 70 37 0 14-6 40-22 56-10 9-29 22-65 22-14 0-28 0-42 0 8-35 16-68 25-101zM185 132c39-9 85-35 85-75 0-33-35-57-85-57-36 0-74 0-110 0-8 0-12 0-12 8 0 4 4 4 11 4 1 0 9 0 15 0 7 1 10 1 10 7 0 1 0 2-1 7-18 69-34 138-52 206-4 14-5 18-35 18-8 0-11 0-11 7 0 5 4 5 6 5 11 0 37-1 48-1 10 0 38 1 49 1 4 0 8 0 8-8 0-4-3-4-11-4-14 0-25 0-25-7 0-2 1-4 1-6 9-35 18-68 26-102 16 0 30 0 45 0 36 0 43 22 43 36 0 5-3 16-5 25-3 11-7 25-7 33 0 42 46 42 52 42 33 0 46-40 46-44 0-6-3-4-4-6-4 0-5 3-6 6-10 28-26 35-35 35-12 0-15-9-15-23 0-12 2-32 4-44 0-6 1-13 1-19 0-29-25-41-36-44z"><text:p/></draw:path><draw:path draw:style-name="gr3" draw:text-style-name="P6" svg:width="0.0484in" svg:height="0.072in" svg:x="0.2051in" svg:y="0.0591in" svg:viewBox="0 0 124 184" svg:d="M59 89c21 0 37 14 37 43 0 34-20 43-35 43-11 0-36-2-47-18 12-1 16-10 16-15 0-9-7-16-15-16-7 0-15 6-15 17 0 25 28 41 61 41 37 0 63-25 63-52 0-21-17-42-47-48 29-10 39-30 39-47 0-22-25-37-54-37-31 0-54 14-54 36 0 9 6 15 14 15 9 0 14-7 14-15 0-7-5-13-14-14 10-11 29-14 39-14 12 0 28 5 28 29 0 11-3 23-10 32-10 10-16 11-31 11-6 1-6 1-8 1-1 1-3 1-3 4 0 4 3 4 7 4 6 0 10 0 15 0z"><text:p/></draw:path><draw:path draw:style-name="gr3" draw:text-style-name="P6" svg:width="0.0744in" svg:height="0.1063in" svg:x="0.2756in" svg:y="0.002in" svg:viewBox="0 0 190 271" svg:d="M90 4c0-1 0-4-5-4-9 0-37 3-48 3-2 1-6 1-6 8 0 6 3 6 9 6 18 0 19 2 19 6 0 2-1 6-1 8-18 74-37 146-56 220-2 5-2 6-2 9 0 8 8 11 12 11 6 0 12-5 14-10 3-10 5-20 7-30 3-11 6-22 9-34 2-9 4-18 6-25 2-3 4-15 5-18s13-24 26-35c8-6 19-13 37-13 16 0 20 13 20 26 0 21-14 63-23 86-3 9-5 13-5 21 0 18 13 32 32 32 36 0 50-56 50-60 0-3-3-3-4-3-4 0-4 1-7 6-5 20-17 48-38 48-7 0-10-3-10-12 0-10 3-19 7-28 6-16 24-61 24-83 0-26-16-42-45-42-25 0-43 12-58 30 10-41 21-82 31-123z"><text:p/></draw:path><draw:path draw:style-name="gr3" draw:text-style-name="P6" svg:width="0.0843in" svg:height="0.0933in" svg:x="0.3972in" svg:y="0.0165in" svg:viewBox="0 0 215 238" svg:d="M117 8c-4-7-6-8-10-8-5 0-6 2-8 8-32 71-65 143-97 214-2 5-2 6-2 8 0 4 3 8 8 8 2 0 5-1 9-9 29-67 60-135 90-203 31 68 60 136 91 203 3 9 8 9 9 9 4 0 8-4 8-8 0-1 0-2-3-7-32-71-63-144-95-215z"><text:p/></draw:path><draw:path draw:style-name="gr3" draw:text-style-name="P6" svg:width="0.0693in" svg:height="0.0976in" svg:x="0.526in" svg:y="0.0402in" svg:viewBox="0 0 177 249" svg:d="M176 25c1-2 1-4 1-6 0-7-4-11-11-11-3 0-14 3-15 16-8-14-21-24-37-24-44 0-92 54-92 110 0 37 24 60 52 60 23 0 40-17 45-22-8 33-8 33-12 50-2 4-16 42-56 42-8 0-20 0-31-4 11-3 15-13 15-19 0-7-4-15-14-15-9 0-21 8-21 23 0 16 14 24 52 24 48 0 76-30 81-53 14-56 29-114 43-171zM127 121c-4 10-13 20-20 27-9 7-21 14-32 14-19 0-25-20-25-36 0-18 12-63 22-83 11-19 27-34 42-34 27 0 31 31 31 33s0 4-1 5c-5 24-12 49-17 74z"><text:p/></draw:path><draw:path draw:style-name="gr3" draw:text-style-name="P6" svg:width="0.1083in" svg:height="0.1063in" svg:x="0.6079in" svg:y="0.0047in" svg:viewBox="0 0 276 271" svg:d="M130 26c2-10 3-13 10-14 4 0 16 0 24 0 27 0 70 0 70 37 0 14-6 40-21 56-11 9-30 22-66 22-14 0-28 0-42 0 8-35 16-68 25-101zM185 132c39-9 85-35 85-75 0-33-35-57-85-57-36 0-74 0-110 0-8 0-11 0-11 8 0 4 3 4 10 4 1 0 9 0 15 0 7 1 10 1 10 7 0 1 0 2-1 7-18 69-34 138-52 206-4 14-4 18-35 18-8 0-11 0-11 7 0 5 3 4 6 5 11 0 37-1 48-1 10 0 38 1 49 1 4 0 8 0 8-8 0-4-3-4-11-4-14 0-25 0-25-7 0-2 1-4 2-6 9-35 17-68 25-102 16 0 30 0 45 0 36 0 43 22 43 36 0 5-3 16-5 25-3 11-7 25-7 33 0 42 46 42 52 42 33 0 46-40 46-44 0-6-3-4-4-6-4 0-5 3-6 6-9 28-26 35-35 35-12 0-15-9-15-23 0-12 2-32 4-44 1-6 1-13 1-19 0-29-25-41-36-44z"><text:p/></draw:path><draw:path draw:style-name="gr3" draw:text-style-name="P6" svg:width="0.0484in" svg:height="0.072in" svg:x="0.7232in" svg:y="0.0591in" svg:viewBox="0 0 124 184" svg:d="M59 89c21 0 37 14 37 43 0 34-20 43-35 43-11 0-36-2-47-18 12-1 16-10 16-15 0-9-7-16-15-16-7 0-15 6-15 17 0 25 28 41 61 41 37 0 63-25 63-52 0-21-17-42-47-48 29-10 39-30 39-47 0-22-25-37-54-37-31 0-53 14-53 36 0 9 5 15 13 15 9 0 14-7 14-15 0-7-5-13-14-14 10-11 29-14 39-14 12 0 29 5 29 29 0 11-4 23-11 32-9 10-16 11-31 11-6 1-6 1-7 1s-4 1-4 4c0 4 3 4 7 4 6 0 10 0 15 0z"><text:p/></draw:path><draw:path draw:style-name="gr3" draw:text-style-name="P6" svg:width="0.074in" svg:height="0.1063in" svg:x="0.7941in" svg:y="0.002in" svg:viewBox="0 0 189 271" svg:d="M89 4c0-1 0-4-5-4-9 0-37 3-47 3-3 1-7 1-7 8 0 6 3 6 9 6 18 0 19 2 19 6 0 2-1 6-1 8-18 74-37 146-56 220-1 5-1 6-1 9 0 8 8 11 11 11 6 0 12-5 14-10 3-10 5-20 7-30 3-11 5-22 9-34 2-9 4-18 6-25 1-3 5-15 5-18 1-3 13-24 26-35 9-6 20-13 38-13 16 0 20 13 20 26 0 21-15 63-24 86-3 9-5 13-5 21 0 18 13 32 32 32 36 0 50-56 50-60 0-3-3-3-4-3-5 0-5 1-6 6-6 20-18 48-39 48-7 0-10-3-10-12 0-10 3-19 8-28 5-16 23-61 23-83 0-26-16-42-44-42-26 0-43 12-58 30 10-41 20-82 30-123z"><text:p/></draw:path></draw:g></text:span><text:span text:style-name="T2"> אך </text:span><text:span text:style-name="T2"><draw:g text:anchor-type="as-char" svg:y="-0.1102in" draw:z-index="26" draw:name="Shape29" draw:style-name="gr1"><svg:title>TexMaths</svg:title><svg:desc>11§display§f \neq g§svg§600§FALSE§</svg:desc><draw:path draw:style-name="gr2" draw:text-style-name="P5" svg:width="0.3496in" svg:height="0.1256in" svg:x="0.0004in" svg:y="0.0079in" svg:viewBox="0 0 889 320" svg:d="M446 320c-149 0-297 0-446 0 0-107 0-213 0-320 296 0 593 0 889 0 0 107 0 213 0 320-147 0-296 0-443 0z"><text:p/></draw:path><draw:path draw:style-name="gr3" draw:text-style-name="P6" svg:width="0.0756in" svg:height="0.1378in" svg:x="0.0008in" svg:y="0.002in" svg:viewBox="0 0 193 351" svg:d="M121 118c11 0 22 0 33 0 8 0 12 0 12-8 0-4-4-4-11-4-11 0-21 0-32 0 4-16 6-30 9-44 1-8 7-36 9-40 3-8 10-13 19-13 1 0 11 0 18 6-17 2-21 16-21 21 0 9 7 14 15 14 10 0 21-8 21-24 0-17-18-26-33-26-14 0-39 7-50 45-2 8-3 12-13 61-9 0-18 0-27 0-7 0-11 0-11 8 0 4 4 4 10 4 9 0 18 0 27 0-10 51-20 100-30 151-7 38-13 73-33 73-2 0-11 0-19-7 18-1 21-15 21-21 0-8-6-13-14-13-10 0-21 8-21 23 0 18 17 27 33 27 21 0 36-23 43-38 13-24 22-71 22-74 8-40 15-80 23-121z"><text:p/></draw:path><draw:path draw:style-name="gr3" draw:text-style-name="P6" svg:width="0.076in" svg:height="0.1413in" svg:x="0.1469in" svg:y="0in" svg:viewBox="0 0 194 360" svg:d="M190 15c4-5 4-6 4-7 0-2-3-8-8-8-6 0-7 2-9 8-58 112-115 224-174 336-3 6-3 7-3 8 0 3 3 8 8 8s6-3 9-8c58-113 115-224 173-337z"><text:p/></draw:path><draw:path draw:style-name="gr3" draw:text-style-name="P6" svg:width="0.1012in" svg:height="0.0358in" svg:x="0.1343in" svg:y="0.0528in" svg:viewBox="0 0 258 92" svg:d="M244 17c6 0 14 0 14-8 0-9-8-9-14-9-77 0-154 0-231 0-5 0-13 0-13 9 0 8 8 8 13 8 77 0 154 0 231 0zM244 92c6 0 14-2 14-9 0-9-8-8-14-8-77 0-154 0-231 0-5 0-13-1-13 8 0 7 8 9 13 9 77 0 154 0 231 0z"><text:p/></draw:path><draw:path draw:style-name="gr3" draw:text-style-name="P6" svg:width="0.0693in" svg:height="0.0976in" svg:x="0.2886in" svg:y="0.0429in" svg:viewBox="0 0 177 249" svg:d="M176 25c0-2 1-4 1-6 0-7-4-11-11-11-4 0-14 3-16 16-7-14-20-24-36-24-45 0-92 54-92 110 0 38 23 61 52 61 22 0 40-18 44-22h1c-9 34-9 33-13 50-1 4-15 42-55 42-8 0-21 0-32-4 12-3 16-14 16-20s-4-14-14-14c-9 0-21 8-21 23 0 16 14 23 51 23 48 0 76-29 82-53 14-56 29-113 43-171zM125 121c-2 10-11 20-19 28-8 7-20 13-31 13-20 0-25-20-25-35 0-19 11-64 22-84 9-19 26-34 42-34 26 0 31 31 31 33s-1 4-1 5c-6 25-12 49-19 74z"><text:p/></draw:path></draw:g></text:span><text:span text:style-name="T2">. נבחרם באופן הבא: </text:span></text:p>
      <text:p text:style-name="P13"><draw:g text:anchor-type="as-char" svg:y="-0.228in" draw:z-index="367" draw:name="Shape30" draw:style-name="gr1"><svg:title>TexMaths</svg:title><svg:desc>11§latex§f = h = \lambda x \in \R. 0
\end{cases}, g = \lambda x \in \R. \begin{cases}
  0 &amp; -1 &lt; x &lt; 1 \\
  x &amp; \other \end{cases}§svg§600§FALSE§</svg:desc><draw:path draw:style-name="gr2" draw:text-style-name="P5" svg:width="3.1854in" svg:height="0.4394in" svg:x="0.0031in" svg:y="0.0071in" svg:viewBox="0 0 8092 1117" svg:d="M4047 1117c-1350 0-2699 0-4047 0 0-373 0-744 0-1117 2697 0 5395 0 8092 0 0 373 0 744 0 1117-1348 0-2697 0-4045 0z"><text:p/></draw:path><draw:path draw:style-name="gr3" draw:text-style-name="P6" svg:width="0.0488in" svg:height="0.1063in" svg:x="0.0004in" svg:y="0.1571in" svg:viewBox="0 0 125 271" svg:d="M55 106c0-16 0-30 0-46 0-33 19-51 35-51 1 0 7 0 13 2-5 2-12 7-12 16s7 17 17 17c11 0 17-8 17-17 0-14-14-27-35-27-27 0-59 21-59 62 0 14 0 29 0 44-10 0-21 0-31 0 0 4 0 7 0 12 10 0 21 0 31 0 0 41 0 83 0 125 0 17-5 17-31 17 0 4 0 7 0 11 15 0 33-1 44-1 15 0 34 0 49 1 0-4 0-7 0-11-3 0-5 0-8 0-29 0-29-4-29-18 0-42 0-83 0-124 14 0 30 0 44 0 0-5 0-8 0-12-15 0-30 0-45 0z"><text:p/></draw:path><draw:path draw:style-name="gr3" draw:text-style-name="P6" svg:width="0.1008in" svg:height="0.035in" svg:x="0.1008in" svg:y="0.2098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6" svg:width="0.0764in" svg:height="0.1047in" svg:x="0.2665in" svg:y="0.1598in" svg:viewBox="0 0 195 267" svg:d="M31 238c0 18-5 18-31 18 0 3 0 7 0 11 14 0 34-1 44-1s31 1 44 1c0-4 0-8 0-11-26 0-31 0-31-18 0-24 0-47 0-71 0-40 28-61 53-61 24 0 29 20 29 42 0 30 0 60 0 90 0 18-5 18-31 18 0 3 0 7 0 11 13 0 33-1 44-1 10 0 29 1 43 1 0-4 0-8 0-11-20 0-30 0-30-12 0-25 0-49 0-74 0-33 0-45-12-59-6-7-19-14-41-14-32 0-49 23-56 38 0-45 0-90 0-135-19 1-37 3-56 4 0 5 0 8 0 12 27 0 31 3 31 21 0 67 0 134 0 201z"><text:p/></draw:path><draw:path draw:style-name="gr3" draw:text-style-name="P6" svg:width="0.1008in" svg:height="0.035in" svg:x="0.4055in" svg:y="0.20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748in" svg:height="0.1071in" svg:x="0.5744in" svg:y="0.1598in" svg:viewBox="0 0 191 273" svg:d="M118 155c15 41 34 99 39 109 7 7 11 7 21 7 3 0 6 0 9 0s4-2 4-3-1-2-2-3c-4-5-6-11-9-19-26-72-52-146-79-219-8-23-28-27-47-27-1 0-7 0-7 4s2 3 4 4c13 2 15 4 25 30 12 36 25 71 37 106-35 35-71 70-106 105-5 5-7 7-7 13s4 11 11 11c5 0 10-5 13-8 31-38 63-74 94-110z"><text:p/></draw:path><draw:path draw:style-name="gr3" draw:text-style-name="P6" svg:width="0.0752in" svg:height="0.0685in" svg:x="0.6591in" svg:y="0.198in" svg:viewBox="0 0 192 175" svg:d="M118 54c3-10 12-45 38-45 2 0 11 0 20 5-11 1-19 11-19 21 0 6 5 13 15 13 8 0 20-7 20-23 0-20-22-25-35-25-23 0-36 21-40 30-10-26-31-30-42-30-41 0-63 51-63 59 0 5 3 4 4 5 4 0 5-1 6-5 13-40 38-50 52-50 7 0 21 3 21 26 0 11-7 38-21 91-7 25-20 41-37 41-2 0-12 0-19-5 9-3 18-10 18-21 0-10-9-14-14-14-12 0-22 10-22 22 0 18 20 26 36 26 27 0 40-27 41-29 4 14 19 29 42 29 39 0 61-50 61-60 0-3-3-3-4-3-3 0-4 1-4 4-14 41-40 51-52 51-16 0-21-13-21-26 0-8 2-17 7-33 4-18 7-37 12-54z"><text:p/></draw:path><draw:path draw:style-name="gr3" draw:text-style-name="P6" svg:width="0.0752in" svg:height="0.0874in" svg:x="0.7969in" svg:y="0.1835in" svg:viewBox="0 0 192 223" svg:d="M179 120c7 0 13 0 13-8s-6-8-13-8c-55 0-109 0-164 0 5-51 50-89 104-89 20 0 40 0 60 0 7 0 13 0 13-7 0-8-6-8-13-8-20 0-40 0-60 0-66 0-119 51-119 112 0 62 53 111 119 111 20 0 40 0 60 0 7 0 13 0 13-8 0-7-6-7-13-7-20 0-40 0-60 0-54 0-99-37-104-88 55 0 109 0 164 0z"><text:p/></draw:path><draw:path draw:style-name="gr3" draw:text-style-name="P6" svg:width="0.1043in" svg:height="0.1035in" svg:x="0.9303in" svg:y="0.1618in" svg:viewBox="0 0 266 264" svg:d="M98 143c4 0 9 0 13 0 20 30 39 59 58 90 5 5 14 21 18 26 2 5 3 5 12 5 18 0 36 0 54 0 7 0 13 0 13-7 0-3-3-5-6-6-15-4-33-29-42-41-4-4-22-30-49-72 34-5 69-20 69-65 0-54-58-73-104-73-41 0-80 0-121 0-6 0-13 0-13 7 0 6 8 6 11 6 22 0 23 3 23 22 0 65 0 129 0 194 0 19-1 22-23 22-3 0-11 0-11 6 0 7 7 7 13 7 35 0 71 0 106 0 7 0 13 0 13-7 0-6-7-6-11-6-22 0-23-4-23-22 0-29 0-58 0-86zM172 124c11-14 12-35 12-51 0-19-3-39-15-55 16 3 54 15 54 55 0 24-11 43-51 51zM98 34c0-8 0-21 23-21 33 0 49 14 49 60 0 49-12 57-72 57 0-32 0-64 0-96zM45 251c3-7 3-18 3-21 0-65 0-130 0-195 0-4 0-14-3-22 14 0 30 0 44 0-5 7-5 14-5 20 0 66 0 131 0 197 0 3 0 14 3 21-14 0-28 0-42 0zM128 143c2 0 4 0 6 0 7 0 14-1 21-2 6 10 47 78 79 110-12 0-25 0-37 0-23-37-46-72-69-108z"><text:p/></draw:path><draw:path draw:style-name="gr3" draw:text-style-name="P6" svg:width="0.0157in" svg:height="0.0157in" svg:x="1.0512in" svg:y="0.248in" svg:viewBox="0 0 41 41" svg:d="M41 21c0-11-10-21-21-21s-20 10-20 21 9 20 20 20 21-9 21-20z"><text:p/></draw:path><draw:path draw:style-name="gr3" draw:text-style-name="P6" svg:width="0.0638in" svg:height="0.1039in" svg:x="1.0862in" svg:y="0.1646in" svg:viewBox="0 0 163 265" svg:d="M163 133c0-31-2-62-16-90-18-38-49-43-66-43-23 0-51 10-67 45-13 28-14 57-14 88 0 29 1 64 16 93 18 31 46 39 64 39 21 0 51-8 68-45 13-27 15-56 15-87zM80 256c-14 0-37-9-44-46-4-23-4-58-4-81 0-26 0-51 3-72 7-45 36-49 45-49 13 0 39 7 46 45 4 22 4 51 4 76 0 28 0 55-4 80-6 36-28 47-46 47z"><text:p/></draw:path><draw:path draw:style-name="gr3" draw:text-style-name="P6" svg:width="0.0173in" svg:height="0.0449in" svg:x="1.1693in" svg:y="0.248in" svg:viewBox="0 0 45 115" svg:d="M45 41c0-25-9-41-25-41-13 0-20 11-20 21s7 20 20 20c6 0 11-3 15-5l1-1c0 2 0 0 0 6 0 25-11 48-27 66-2 3-4 3-4 4 0 3 3 4 5 4 4 0 35-30 35-74z"><text:p/></draw:path><draw:path draw:style-name="gr3" draw:text-style-name="P6" svg:width="0.0693in" svg:height="0.1in" svg:x="1.2531in" svg:y="0.1953in" svg:viewBox="0 0 177 255" svg:d="M75 109c-33 0-33-39-33-47 0-11 0-24 5-33 4-5 12-16 28-16 34 0 34 39 34 49 0 9 0 22-7 31-2 5-12 16-27 16zM31 124c0-2 0-11 6-18 15 10 31 12 38 12 36 0 62-27 62-56 0-15-5-29-15-38 14-13 28-15 35-15 1 0 2 0 4 1-5 1-7 5-7 10 0 6 5 11 12 11 3 0 11-2 11-11 0-7-4-20-20-20-7 0-25 3-40 19-17-14-33-15-42-15-35 0-63 28-63 58 0 16 9 30 19 39-6 6-12 19-12 32 0 12 5 26 17 34-24 7-36 23-36 39 0 27 38 49 86 49 45 0 86-20 86-51 0-13-6-33-26-44-21-9-43-9-66-9-10 0-26 0-29-2-13-1-20-13-20-25zM86 246c-39 0-66-20-66-40 0-18 15-32 32-33 7 0 15 0 23 0 33 0 77 0 77 33 0 20-28 40-66 40z"><text:p/></draw:path><draw:path draw:style-name="gr3" draw:text-style-name="P6" svg:width="0.1008in" svg:height="0.035in" svg:x="1.3843in" svg:y="0.20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748in" svg:height="0.1071in" svg:x="1.5528in" svg:y="0.1598in" svg:viewBox="0 0 191 273" svg:d="M118 155c16 41 34 99 40 109 7 7 10 7 21 7 2 0 6 0 8 0 4 0 4-2 4-3s0-2-1-3c-4-5-6-11-10-19-26-72-51-146-78-219-9-23-29-27-47-27-2 0-7 0-7 4s3 4 4 4c12 2 15 4 25 30 12 36 25 71 37 106-35 35-71 70-106 105-6 5-8 7-8 13s5 11 12 11 10-5 12-8c31-38 63-74 94-110z"><text:p/></draw:path><draw:path draw:style-name="gr3" draw:text-style-name="P6" svg:width="0.0752in" svg:height="0.0685in" svg:x="1.6378in" svg:y="0.198in" svg:viewBox="0 0 192 175" svg:d="M118 54c2-10 11-45 38-45 2 0 11 0 19 5-10 1-18 11-18 21 0 6 4 13 15 13 8 0 20-7 20-23 0-20-23-25-36-25-22 0-35 21-41 30-8-26-29-30-41-30-40 0-62 51-62 59 0 5 3 5 4 5 4 0 5-1 6-5 13-40 38-50 52-50 6 0 21 3 21 26 0 11-7 38-21 91-7 25-20 41-38 41-2 0-11 0-18-5 9-3 17-10 17-21 0-10-8-14-14-14-11 0-21 10-21 22 0 18 19 26 36 26 26 0 40-27 41-29 4 14 19 29 42 29 39 0 61-50 61-60 0-3-3-3-4-3-3 0-4 1-6 4-12 41-38 51-50 51-16 0-22-13-22-26 0-8 2-17 6-33 5-18 9-37 14-54z"><text:p/></draw:path><draw:path draw:style-name="gr3" draw:text-style-name="P6" svg:width="0.076in" svg:height="0.0874in" svg:x="1.7752in" svg:y="0.1835in" svg:viewBox="0 0 194 223" svg:d="M180 120c7 0 14 0 14-8s-7-8-14-8c-55 0-109 0-164 0 5-51 49-89 104-89 20 0 41 0 60 0 7 0 14 0 14-7 0-8-7-8-14-8-21 0-40 0-61 0-66 0-119 51-119 112 0 62 53 111 119 111 21 0 40 0 61 0 7 0 14 0 14-8 0-7-7-7-14-7-19 0-40 0-60 0-55 0-99-37-104-88 55 0 109 0 164 0z"><text:p/></draw:path><draw:path draw:style-name="gr3" draw:text-style-name="P6" svg:width="0.1039in" svg:height="0.1035in" svg:x="1.9087in" svg:y="0.1618in" svg:viewBox="0 0 265 264" svg:d="M97 143c4 0 10 0 14 0 20 30 39 59 58 90 4 5 14 21 17 26s4 5 13 5c18 0 36 0 54 0 7 0 12 0 12-7 0-3-2-5-5-6-15-4-33-29-43-41-3-4-22-30-48-72 34-5 67-20 67-65 0-54-57-73-102-73-41 0-80 0-121 0-8 0-13 0-13 7 0 6 7 6 10 6 22 0 24 3 24 22 0 65 0 129 0 194 0 19-2 22-24 22-3 0-10 0-10 6 0 7 5 7 13 7 35 0 71 0 106 0 6 0 13 0 13-7 0-6-7-6-11-6-22 0-24-4-24-22 0-29 0-58 0-86zM172 124c11-14 12-35 12-51 0-19-3-39-15-55 16 3 54 15 54 55 0 24-12 43-51 51zM97 34c0-8 0-21 24-21 33 0 49 14 49 60 0 49-12 57-73 57 0-32 0-64 0-96zM44 251c3-7 3-18 3-21 0-65 0-130 0-195 0-4 0-14-3-22 15 0 30 0 45 0-5 7-5 14-5 20 0 66 0 131 0 197 0 3 0 14 3 21-14 0-29 0-43 0zM126 143c4 0 5 0 8 0 6 0 14-1 20-2 7 10 48 78 80 110-12 0-25 0-37 0-23-37-47-72-71-108z"><text:p/></draw:path><draw:path draw:style-name="gr3" draw:text-style-name="P6" svg:width="0.0157in" svg:height="0.0157in" svg:x="2.0291in" svg:y="0.248in" svg:viewBox="0 0 41 41" svg:d="M41 21c0-11-9-21-20-21s-21 10-21 21 10 20 21 20 20-9 20-20z"><text:p/></draw:path><draw:path draw:style-name="gr3" draw:text-style-name="P6" svg:width="0.078in" svg:height="0.4547in" svg:x="2.1059in" svg:y="0in" svg:viewBox="0 0 199 1156" svg:d="M119 719c0-42-30-107-97-140 42-23 91-68 96-139 0-2 1-3 1-3 0-90 0-179 0-268 0-31 0-38 2-53 8-30 26-69 75-97 3-3 3-3 3-10 0-8 0-9-9-9-6 0-7 0-17 7-87 48-92 120-92 134 0 91 0 182 0 274 0 28 0 59-21 94-17 32-38 48-55 59-5 3-5 3-5 10 0 8 0 8 3 10 33 20 68 55 76 118 2 8 2 8 2 13 0 99 0 198 0 296 0 31 19 96 94 136 9 5 10 5 15 5 9 0 9-1 9-9 0-7 0-7-1-8-17-10-68-41-78-108-1-10-1-11-1-16 0-98 0-197 0-296z"><text:p/></draw:path><draw:path draw:style-name="gr3" draw:text-style-name="P6" svg:width="0.0638in" svg:height="0.1043in" svg:x="2.2122in" svg:y="0.0598in" svg:viewBox="0 0 163 266" svg:d="M163 134c0-31-2-61-16-90-17-37-49-44-66-44-23 0-51 10-67 46-12 27-14 57-14 88 0 29 1 64 18 92 16 32 44 40 63 40 21 0 50-9 67-45 13-26 15-57 15-87zM81 257c-15 0-38-10-45-46-4-23-4-59-4-81 0-26 0-51 3-72 8-46 36-49 46-49 12 0 38 6 45 45 5 22 5 50 5 76 0 28 0 55-5 79-5 37-27 48-45 48z"><text:p/></draw:path><draw:path draw:style-name="gr3" draw:text-style-name="P6" svg:width="0.0921in" svg:height="0.0055in" svg:x="2.4583in" svg:y="0.1209in" svg:viewBox="0 0 235 15" svg:d="M222 15c7 0 13 0 13-7 0-8-6-8-13-8-69 0-140 0-209 0-6 0-13 0-13 8 0 7 7 7 13 7 69 0 140 0 209 0z"><text:p/></draw:path><draw:path draw:style-name="gr3" draw:text-style-name="P6" svg:width="0.05in" svg:height="0.1008in" svg:x="2.5776in" svg:y="0.0598in" svg:viewBox="0 0 128 257" svg:d="M79 10c0-9 0-10-9-10-24 25-58 25-70 25 0 5 0 8 0 12 8 0 31 0 51-10 0 66 0 133 0 199 0 15-2 19-37 19-4 0-7 0-12 0 0 3 0 8 0 12 14-1 47-1 63-1 15 0 49 0 63 1 0-4 0-9 0-12-5 0-8 0-13 0-35 0-36-4-36-19 0-72 0-144 0-216z"><text:p/></draw:path><draw:path draw:style-name="gr3" draw:text-style-name="P6" svg:width="0.0925in" svg:height="0.0874in" svg:x="2.6949in" svg:y="0.0803in" svg:viewBox="0 0 236 223" svg:d="M229 15c5-2 7-4 7-7 0-5-3-8-7-8-1 0-2 0-7 2-71 34-143 67-214 101-5 1-8 3-8 8 0 4 3 7 8 9 71 34 143 67 214 101 5 2 6 2 7 2 4 0 7-3 7-8 0-4-2-6-7-8-67-32-136-64-203-96 67-32 136-64 203-96z"><text:p/></draw:path><draw:path draw:style-name="gr3" draw:text-style-name="P6" svg:width="0.0752in" svg:height="0.0685in" svg:x="2.8472in" svg:y="0.0949in" svg:viewBox="0 0 192 175" svg:d="M118 54c3-10 12-45 38-45 2 0 11 0 20 4-11 2-19 12-19 21 0 7 5 13 15 13 8 0 20-6 20-22 0-20-22-25-35-25-23 0-36 21-40 30-10-27-31-30-42-30-41 0-63 49-63 59 0 4 3 3 4 4 4 0 5 0 6-4 13-41 38-50 52-50 7 0 21 3 21 25 0 12-7 39-21 92-7 23-20 40-37 40-2 0-12 0-19-4 9-3 18-10 18-21s-9-15-14-15c-12 0-22 11-22 23 0 18 20 26 36 26 27 0 40-28 41-30 4 14 19 30 42 30 39 0 61-50 61-60 0-4-3-4-4-4-3 0-4 2-4 4-14 42-40 51-52 51-16 0-21-12-21-25 0-9 2-17 7-34 4-18 7-36 12-53z"><text:p/></draw:path><draw:path draw:style-name="gr3" draw:text-style-name="P6" svg:width="0.0921in" svg:height="0.0874in" svg:x="2.985in" svg:y="0.0803in" svg:viewBox="0 0 235 223" svg:d="M229 15c4-2 6-4 6-7 0-5-3-8-7-8-1 0-1 0-7 2-71 34-143 67-214 101-4 1-7 3-7 8 0 4 3 7 7 9 71 34 143 67 214 101 6 2 6 2 7 2 4 0 7-3 7-8 0-4-2-6-6-8-68-32-136-64-204-96 68-32 136-64 204-96z"><text:p/></draw:path><draw:path draw:style-name="gr3" draw:text-style-name="P6" svg:width="0.05in" svg:height="0.1008in" svg:x="3.1465in" svg:y="0.0598in" svg:viewBox="0 0 128 257" svg:d="M79 10c0-9 0-10-9-10-24 25-58 25-70 25 0 5 0 8 0 12 8 0 31 0 51-10 0 66 0 133 0 199 0 15-2 19-37 19-4 0-7 0-12 0 0 3 0 8 0 12 13-1 47-1 63-1 15 0 48 0 63 1 0-4 0-9 0-12-5 0-8 0-13 0-35 0-36-4-36-19 0-72 0-144 0-216z"><text:p/></draw:path><draw:path draw:style-name="gr3" draw:text-style-name="P6" svg:width="0.0752in" svg:height="0.0685in" svg:x="2.2106in" svg:y="0.313in" svg:viewBox="0 0 192 175" svg:d="M119 54c2-10 11-45 37-45 2 0 12 0 20 5-11 1-19 11-19 21 0 6 5 13 15 13 8 0 20-6 20-23 0-20-22-25-35-25-23 0-36 21-40 30-10-26-31-30-42-30-41 0-63 51-63 59 0 5 3 4 4 5 4 0 5-1 6-5 13-40 38-50 52-50 7 0 21 3 21 26 0 11-7 38-21 91-6 25-20 41-37 41-2 0-11 0-19-5 9-3 18-10 18-21 0-10-9-14-14-14-12 0-22 10-22 22 0 18 20 26 36 26 27 0 40-27 41-29 5 14 19 29 42 29 39 0 62-50 62-60 0-3-4-3-5-3-3 0-4 1-4 4-14 41-40 51-52 51-16 0-21-13-21-26 0-8 2-17 7-33 4-18 8-37 13-54z"><text:p/></draw:path><draw:path draw:style-name="gr3" draw:text-style-name="P6" svg:width="0.0587in" svg:height="0.0693in" svg:x="2.4496in" svg:y="0.3122in" svg:viewBox="0 0 150 177" svg:d="M33 76c2-57 34-67 47-67 41 0 44 51 44 67-31 0-60 0-91 0zM32 84c36 0 72 0 109 0 7 0 9 0 9-8 0-39-21-76-70-76-44 0-80 40-80 88 0 52 41 89 86 89 47 0 64-43 64-50 0-4-3-5-5-5-3 0-4 3-5 5-14 41-49 41-52 41-20 0-35-12-44-26-12-19-12-44-12-58z"><text:p/></draw:path><draw:path draw:style-name="gr3" draw:text-style-name="P6" svg:width="0.0335in" svg:height="0.1047in" svg:x="2.5181in" svg:y="0.2752in" svg:viewBox="0 0 86 267" svg:d="M56 0c-19 1-37 3-56 4 0 5 0 8 0 12 27 0 31 3 31 21 0 67 0 134 0 201 0 18-5 18-31 18 0 3 0 7 0 11 13 0 33-1 43-1s28 1 43 1c0-4 0-8 0-11-26 0-30 0-30-18 0-79 0-159 0-238z"><text:p/></draw:path><draw:path draw:style-name="gr3" draw:text-style-name="P6" svg:width="0.0492in" svg:height="0.0693in" svg:x="2.5606in" svg:y="0.3122in" svg:viewBox="0 0 126 177" svg:d="M67 98c9 2 41 8 41 36 0 20-13 35-44 35-32 0-46-22-54-55-1-5-1-6-6-6-4 0-4 2-4 10 0 16 0 34 0 50 0 7 0 9 4 9 3 0 3 0 10-8 2-3 0-1 8-9 16 17 34 17 42 17 45 0 62-25 62-53 0-21-12-33-16-37-13-12-28-16-44-19-22-4-47-9-47-31 0-14 10-29 43-29 42 0 45 34 45 46 1 4 3 3 4 4 6 0 6-2 6-10 0-13 0-25 0-38 0-7 0-10-5-10-2 0-2 0-8 4-1 3-4 6-6 7-14-11-31-11-36-11-48 0-62 26-62 47 0 15 7 26 16 33 13 10 24 12 51 18z"><text:p/></draw:path><draw:path draw:style-name="gr3" draw:text-style-name="P6" svg:width="0.0587in" svg:height="0.0693in" svg:x="2.6197in" svg:y="0.3122in" svg:viewBox="0 0 150 177" svg:d="M32 76c2-57 35-67 48-67 40 0 44 51 44 67-31 0-61 0-92 0zM32 84c36 0 71 0 108 0 8 0 10 0 10-8 0-39-21-76-70-76-45 0-80 40-80 88 0 52 41 89 85 89 47 0 65-43 65-50 0-4-4-5-6-5-3 0-4 3-4 5-15 41-49 41-53 41-19 0-34-12-44-26-11-19-11-44-11-58z"><text:p/></draw:path></draw:g></text:p>
      <text:p text:style-name="P14"><text:soft-page-break/>הטענה <draw:g text:anchor-type="as-char" svg:y="-0.1075in" draw:z-index="27" draw:name="Shape31" draw:style-name="gr1"><svg:title>TexMaths</svg:title><svg:desc>11§display§fR_3h§svg§600§FALSE§</svg:desc><draw:path draw:style-name="gr2" draw:text-style-name="P5" svg:width="0.3409in" svg:height="0.1217in" svg:x="0.0004in" svg:y="0.0075in" svg:viewBox="0 0 867 310" svg:d="M0 0c289 0 578 0 867 0 0 103 0 207 0 310-289 0-578 0-867 0 0-103 0-207 0-310z"><text:p/></draw:path><draw:path draw:style-name="gr3" draw:text-style-name="P6" svg:width="0.0756in" svg:height="0.1374in" svg:x="0.0008in" svg:y="0in" svg:viewBox="0 0 193 350" svg:d="M121 118c11 0 22 0 33 0 8 0 11 0 11-8 0-4-3-4-10-4-11 0-21 0-32 0 2-16 6-30 8-44 2-8 8-36 10-40 3-8 10-13 17-13 3 0 13 0 19 6-16 1-21 16-21 21 0 9 8 13 15 13 11 0 22-7 22-23 0-17-18-26-35-26-13 0-37 7-48 45-3 8-4 12-13 61-9 0-18 0-27 0-7 0-12 0-12 7 0 5 4 5 11 5 9 0 17 0 26 0-10 50-19 100-29 150-7 38-13 73-34 73-1 0-11 0-18-7 18-1 21-15 21-21 0-8-6-13-14-13-10 0-21 8-21 23 0 18 17 27 32 27 22 0 37-23 44-38 12-24 21-71 22-73 8-41 15-81 23-121z"><text:p/></draw:path><draw:path draw:style-name="gr3" draw:text-style-name="P6" svg:width="0.1079in" svg:height="0.1063in" svg:x="0.0898in" svg:y="0.0047in" svg:viewBox="0 0 275 271" svg:d="M129 26c2-10 3-13 11-14 3 0 15 0 23 0 27 0 70 0 70 37 0 14-5 40-21 56-9 9-30 22-65 22-14 0-29 0-44 0 9-35 17-68 26-101zM185 132c38-9 85-35 85-75 0-33-36-57-86-57-37 0-74 0-110 0-8 0-11 0-11 8 0 4 3 4 11 4 1 0 7 0 14 0 8 1 11 1 11 7 0 1-1 2-2 7-18 69-34 138-52 206-3 14-4 18-35 18-7 0-10 0-10 7 0 5 4 5 6 5 11 0 37-1 48-1s38 1 49 1c3 0 8 0 8-8 0-4-4-4-11-4-14 0-25 0-25-7 0-2 1-4 1-6 9-35 16-68 25-102 16 0 31 0 46 0 36 0 42 22 42 36 0 5-3 16-5 25-2 11-6 25-6 33 0 42 47 42 51 42 33 0 46-40 46-44 0-6-3-6-4-6-4 0-5 3-5 6-10 28-26 35-35 35-13 0-15-9-15-23 0-12 2-32 3-44 1-6 2-13 2-19 0-29-26-41-36-44z"><text:p/></draw:path><draw:path draw:style-name="gr3" draw:text-style-name="P6" svg:width="0.0484in" svg:height="0.072in" svg:x="0.2039in" svg:y="0.0591in" svg:viewBox="0 0 124 184" svg:d="M59 89c21 0 37 14 37 43 0 34-20 43-35 43-11 0-35-2-47-18 14-1 17-10 17-15 0-9-7-16-16-16-7 0-15 6-15 17 0 25 29 41 62 41 37 0 62-25 62-52 0-21-16-42-46-48 28-10 39-30 39-47 0-22-26-37-55-37-30 0-53 14-53 36 0 9 5 15 14 15 8 0 13-7 13-15 0-7-5-13-13-14 9-11 28-14 38-14 12 0 29 5 29 29 0 11-4 23-11 32-9 10-16 11-29 11-7 1-8 1-9 1s-4 1-4 4c0 4 4 4 8 4 5 0 10 0 14 0z"><text:p/></draw:path><draw:path draw:style-name="gr3" draw:text-style-name="P6" svg:width="0.074in" svg:height="0.1063in" svg:x="0.2752in" svg:y="0.002in" svg:viewBox="0 0 189 271" svg:d="M89 4c0-1 0-4-4-4-10 0-38 3-48 3-3 1-7 1-7 8 0 6 3 6 10 6 17 0 18 2 18 6 0 2-1 6-1 8-18 73-37 146-56 220-1 5-1 6-1 9 0 8 8 11 11 11 7 0 12-5 14-10 3-10 6-20 8-30 2-11 6-22 8-34 2-9 4-18 6-25 1-3 5-15 5-18 1-3 13-24 26-35 9-6 21-13 38-13 16 0 20 13 20 26 0 21-15 63-24 86-3 9-5 13-5 21 0 18 14 32 32 32 36 0 50-56 50-60 0-3-3-3-4-3-4 0-4 1-6 6-6 20-18 48-39 48-7 0-10-3-10-12 0-10 3-19 8-28 5-16 23-61 23-83 0-26-16-42-44-42-25 0-43 12-58 30 10-41 20-82 30-123z"><text:p/></draw:path></draw:g><text:s/>מתקיימת ישירות מתוך רפלקסיביות יחס השקילות <draw:g text:anchor-type="as-char" svg:y="-0.1047in" draw:z-index="28" draw:name="Shape32" draw:style-name="gr1"><svg:title>TexMaths</svg:title><svg:desc>11§display§R_3§svg§600§FALSE§</svg:desc><draw:path draw:style-name="gr2" draw:text-style-name="P5" svg:width="0.1543in" svg:height="0.1122in" svg:x="0.0016in" svg:y="0.0079in" svg:viewBox="0 0 393 286" svg:d="M197 286c-66 0-131 0-197 0 0-95 0-190 0-286 131 0 261 0 393 0 0 96 0 191 0 286-65 0-130 0-196 0z"><text:p/></draw:path><draw:path draw:style-name="gr3" draw:text-style-name="P6" svg:width="0.1079in" svg:height="0.1063in" svg:x="0.0004in" svg:y="0in" svg:viewBox="0 0 275 271" svg:d="M129 26c2-8 3-13 11-14 3 0 16 0 23 0 28 0 70 0 70 39 0 13-6 39-20 54-11 11-31 23-66 23-15 0-29 0-43 0 7-34 16-69 25-102zM184 132c40-7 84-35 84-74 0-33-34-58-84-58-37 0-74 0-110 0-8 0-11 0-11 8 0 4 3 4 11 4 4 0 8 0 14 1 7 0 10 1 10 6 0 2 0 3-1 7-18 69-34 138-52 206-4 16-4 19-35 19-7 0-10 0-10 8 0 3 3 2 4 3 11 0 39-1 50-1s38 1 49 1c3 0 7 0 7-7 0-4-3-4-11-4-14 0-24 0-24-8 0-2 0-4 1-6 8-34 17-67 26-101 15 0 30 0 46 0 35 0 42 22 42 35 0 6-4 16-6 25-3 11-6 25-6 33 0 42 46 42 51 42 32 0 46-39 46-44 0-4-2-2-5-4-3 0-4 2-5 5-9 28-27 34-34 34-13 0-16-7-16-23 0-12 2-32 5-44 1-5 1-12 1-17 0-29-26-41-37-46z"><text:p/></draw:path><draw:path draw:style-name="gr3" draw:text-style-name="P6" svg:width="0.0488in" svg:height="0.072in" svg:x="0.115in" svg:y="0.0559in" svg:viewBox="0 0 125 184" svg:d="M60 89c21 0 36 15 36 44 0 33-20 43-35 43-11 0-36-3-47-18 12-2 16-10 16-16 0-9-7-14-15-14-7 0-15 4-15 15 0 26 28 41 61 41 37 0 64-24 64-51 0-22-18-43-48-48 29-11 39-31 39-48 0-20-24-37-54-37-31 0-54 14-54 36 0 9 6 15 14 15 9 0 14-7 14-15 0-7-5-13-14-13 10-12 29-15 39-15 12 0 28 6 28 29 0 11-3 25-10 32-9 10-16 11-30 13-7 0-7 0-9 0-1 1-2 1-2 4s2 3 6 3c6 0 10 0 16 0z"><text:p/></draw:path></draw:g>. נוכיח <draw:g text:anchor-type="as-char" svg:y="-0.1063in" draw:z-index="29" draw:name="Shape33" draw:style-name="gr1"><svg:title>TexMaths</svg:title><svg:desc>11§display§gR_3h§svg§600§FALSE§</svg:desc><draw:path draw:style-name="gr2" draw:text-style-name="P5" svg:width="0.3283in" svg:height="0.1201in" svg:x="0.0059in" svg:y="0.0071in" svg:viewBox="0 0 835 306" svg:d="M0 0c278 0 557 0 835 0 0 102 0 204 0 306-278 0-557 0-835 0 0-102 0-204 0-306z"><text:p/></draw:path><draw:path draw:style-name="gr3" draw:text-style-name="P6" svg:width="0.0693in" svg:height="0.0976in" svg:x="0.0004in" svg:y="0.0382in" svg:viewBox="0 0 177 249" svg:d="M176 25c1-2 1-4 1-6 0-7-4-11-11-11-3 0-14 3-15 16-7-14-21-24-37-24-44 0-91 54-91 110 0 38 23 61 51 61 23 0 42-18 45-22-8 33-8 33-12 49-2 5-16 42-56 42-7 0-20 0-31-3 12-4 16-13 16-20s-4-14-15-14c-8 0-21 7-21 23 0 15 14 23 52 23 48 0 76-30 81-53 14-56 29-113 43-171zM127 121c-3 10-11 20-20 28-9 6-20 13-32 13-19 0-24-20-24-35 0-19 11-64 21-84 11-19 27-34 44-34 25 0 30 31 30 33s-1 4-1 5c-6 25-12 49-18 74z"><text:p/></draw:path><draw:path draw:style-name="gr3" draw:text-style-name="P6" svg:width="0.1083in" svg:height="0.1063in" svg:x="0.0823in" svg:y="0.002in" svg:viewBox="0 0 276 271" svg:d="M130 26c2-8 3-13 11-14 3 0 15 0 23 0 28 0 70 0 70 38 0 13-6 39-20 55-10 10-31 22-67 22-14 0-28 0-42 0 8-35 16-68 25-101zM185 132c40-9 86-35 86-75 0-33-35-57-86-57-38 0-74 0-110 0-8 0-11 0-11 8 0 4 3 4 11 4 4 0 8 0 14 0 7 1 10 1 10 7 0 1 0 2-1 7-18 69-34 138-52 206-4 16-4 18-35 18-7 0-11 0-11 8 0 4 3 3 6 4 11 0 38-1 49-1 10 0 37 1 48 1 4 0 8 0 8-8 0-4-3-4-11-4-14 0-24 0-24-7 0-2 0-4 1-6 9-34 17-67 25-102 16 0 31 0 47 0 35 0 41 22 41 36 0 4-3 16-5 25-2 11-7 25-7 33 0 42 48 42 52 42 33 0 46-40 46-44 0-6-3-3-4-6-3 0-5 4-6 6-8 28-25 35-35 35-12 0-15-9-15-23 0-12 3-32 4-44 1-6 1-13 1-19 0-28-25-39-36-44z"><text:p/></draw:path><draw:path draw:style-name="gr3" draw:text-style-name="P6" svg:width="0.0484in" svg:height="0.072in" svg:x="0.1972in" svg:y="0.0571in" svg:viewBox="0 0 124 184" svg:d="M59 89c21 0 37 15 37 43 0 34-20 43-35 43-11 0-36-2-47-18 14-1 16-9 16-15 0-9-7-15-15-15-7 0-15 5-15 16 0 25 29 41 61 41 37 0 63-24 63-52 0-21-17-42-47-48 29-10 39-30 39-47 0-22-25-37-54-37-30 0-53 14-53 36 0 9 5 15 13 15 9 0 14-7 14-15 0-7-5-13-14-14 10-11 29-14 39-14 12 0 29 5 29 29 0 11-4 24-11 32-9 10-16 11-31 11-6 1-6 1-7 1s-4 2-4 4c0 4 3 4 8 4s10 0 14 0z"><text:p/></draw:path><draw:path draw:style-name="gr3" draw:text-style-name="P6" svg:width="0.074in" svg:height="0.1063in" svg:x="0.2681in" svg:y="0in" svg:viewBox="0 0 189 271" svg:d="M89 4c-2-1 0-4-5-4-9 0-37 3-47 4-3 0-7 0-7 8 0 5 3 5 9 5 18 0 19 2 19 6 0 2-1 6-1 8-18 74-37 147-56 221-1 5-1 6-1 8 0 9 8 11 11 11 6 0 12-5 14-10 3-10 5-20 7-30 3-11 5-22 9-34 2-9 4-18 6-25 1-2 5-15 5-17 1-4 13-25 26-36 9-6 20-13 38-13 16 0 20 13 20 27 0 20-15 62-24 85-3 9-5 13-5 21 0 19 13 32 32 32 36 0 50-56 50-60 0-3-3-3-4-3-4 0-4 1-6 7-6 20-18 47-39 47-7 0-10-3-10-12 0-10 3-19 8-28 5-16 23-61 23-83 0-26-16-42-44-42-25 0-43 12-58 30 10-41 20-82 30-123z"><text:p/></draw:path></draw:g>: יהי נבחר <draw:g text:anchor-type="as-char" svg:y="-0.0972in" draw:z-index="35" draw:name="Shape34" draw:style-name="gr1"><svg:title>TexMaths</svg:title><svg:desc>11§display§\delta = -1§svg§600§FALSE§</svg:desc><draw:path draw:style-name="gr2" draw:text-style-name="P5" svg:width="0.4417in" svg:height="0.0933in" svg:x="0.0016in" svg:y="0.0083in" svg:viewBox="0 0 1123 238" svg:d="M562 238c-188 0-375 0-562 0 0-79 0-159 0-238 374 0 749 0 1123 0 0 79 0 159 0 238-187 0-374 0-561 0z"><text:p/></draw:path><draw:path draw:style-name="gr3" draw:text-style-name="P6" svg:width="0.0618in" svg:height="0.1091in" svg:x="0.0004in" svg:y="0.0004in" svg:viewBox="0 0 158 278" svg:d="M86 105c-49 12-86 61-86 108 0 37 24 65 61 65 46 0 78-61 78-114 0-34-16-53-29-71-14-17-37-46-37-62 0-9 7-19 22-19 11 0 18 6 27 11 8 4 16 10 21 10 10 0 15-10 15-15 0-9-6-10-19-14-21-4-27-4-32-4-31 0-44 16-44 40 0 20 11 42 23 65zM90 114c10 18 21 39 21 65s-14 90-50 90c-21 0-37-16-37-45 0-24 15-96 66-110z"><text:p/></draw:path><draw:path draw:style-name="gr3" draw:text-style-name="P6" svg:width="0.1004in" svg:height="0.035in" svg:x="0.1181in" svg:y="0.0528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921in" svg:height="0.0055in" svg:x="0.2823in" svg:y="0.0669in" svg:viewBox="0 0 235 15" svg:d="M222 15c7 0 13 0 13-7 0-8-6-8-13-8-69 0-139 0-209 0-6 0-13 0-13 8 0 7 7 7 13 7 70 0 140 0 209 0z"><text:p/></draw:path><draw:path draw:style-name="gr3" draw:text-style-name="P6" svg:width="0.05in" svg:height="0.1004in" svg:x="0.4016in" svg:y="0.0075in" svg:viewBox="0 0 128 256" svg:d="M79 10c0-9 0-10-9-10-24 24-58 24-70 24 0 5 0 8 0 12 8 0 31 0 51-10 0 66 0 133 0 199 0 14-2 19-37 19-4 0-7 0-12 0 0 4 0 9 0 12 13-1 48-1 63-1s48 0 63 1c0-3 0-8 0-12-5 0-8 0-13 0-35 0-36-5-36-19 0-71 0-144 0-215z"><text:p/></draw:path></draw:g>, ויהי <draw:g text:anchor-type="as-char" svg:y="-0.1134in" draw:z-index="30" draw:name="Shape35" draw:style-name="gr1"><svg:title>TexMaths</svg:title><svg:desc>11§display§x \in (-\delta, \delta)§svg§600§FALSE§</svg:desc><draw:path draw:style-name="gr2" draw:text-style-name="P5" svg:width="0.6839in" svg:height="0.1358in" svg:x="0.0039in" svg:y="0.0071in" svg:viewBox="0 0 1738 346" svg:d="M870 346c-290 0-580 0-870 0 0-116 0-230 0-346 580 0 1158 0 1738 0 0 116 0 230 0 346-289 0-579 0-868 0z"><text:p/></draw:path><draw:path draw:style-name="gr3" draw:text-style-name="P6" svg:width="0.0756in" svg:height="0.0685in" svg:x="0.0004in" svg:y="0.0453in" svg:viewBox="0 0 193 175" svg:d="M119 54c2-10 11-45 37-45 2 0 11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6" svg:width="0.0752in" svg:height="0.087in" svg:x="0.1382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6" svg:width="0.0346in" svg:height="0.1512in" svg:x="0.2843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6" svg:width="0.0925in" svg:height="0.0063in" svg:x="0.3409in" svg:y="0.0717in" svg:viewBox="0 0 236 17" svg:d="M222 17c7 0 14-2 14-9 0-8-7-8-14-8-69 0-140 0-209 0-6 0-13 0-13 8 0 7 7 9 13 9 69 0 140 0 209 0z"><text:p/></draw:path><draw:path draw:style-name="gr3" draw:text-style-name="P6" svg:width="0.0618in" svg:height="0.1087in" svg:x="0.4528in" svg:y="0.0043in" svg:viewBox="0 0 158 277" svg:d="M86 106c-49 11-86 61-86 106 0 38 24 65 60 65 46 0 77-60 77-112 0-35-15-55-28-71-13-18-36-47-36-64 0-8 7-18 20-18s20 6 28 11 15 9 22 9c9 0 15-9 15-15 0-8-6-9-21-13-19-4-25-4-30-4-31 0-44 17-44 40 0 21 11 43 23 66zM90 115c10 17 21 38 21 66 0 25-14 89-51 89-20 0-37-17-37-46 0-24 14-96 67-109z"><text:p/></draw:path><draw:path draw:style-name="gr3" draw:text-style-name="P6" svg:width="0.0173in" svg:height="0.0453in" svg:x="0.524in" svg:y="0.0972in" svg:viewBox="0 0 45 116" svg:d="M45 41c0-26-10-41-24-41-13 0-21 10-21 21 0 10 8 20 21 20 4 0 9-1 13-5 1-1 1-1 2-1 0 2 0 0 0 6 0 28-14 50-26 64-5 3-3 5-3 6 0 2 1 5 3 5 4 0 35-30 35-75z"><text:p/></draw:path><draw:path draw:style-name="gr3" draw:text-style-name="P6" svg:width="0.0618in" svg:height="0.1087in" svg:x="0.585in" svg:y="0.0043in" svg:viewBox="0 0 158 277" svg:d="M86 106c-49 11-86 61-86 106 0 38 24 65 60 65 46 0 77-60 77-112 0-35-15-55-28-71-13-18-36-47-36-64 0-8 7-18 20-18s20 6 28 11 15 9 22 9c9 0 15-9 15-15 0-8-6-9-21-13-19-4-25-4-30-4-31 0-44 17-44 40 0 21 11 43 23 66zM90 115c10 17 21 38 21 66 0 25-14 89-51 89-20 0-37-17-37-46 0-24 14-96 67-109z"><text:p/></draw:path><draw:path draw:style-name="gr3" draw:text-style-name="P6" svg:width="0.035in" svg:height="0.1512in" svg:x="0.6606in" svg:y="0in" svg:viewBox="0 0 90 385" svg:d="M90 193c0-30-4-76-25-120-23-48-57-73-61-73-2 0-4 2-4 4s0 2 8 9c37 38 59 99 59 180 0 65-14 133-61 181-6 6-6 6-6 7 0 2 2 4 4 4 4 0 39-26 62-76 20-41 24-84 24-116z"><text:p/></draw:path></draw:g>, נוכיח <draw:g text:anchor-type="as-char" svg:y="-0.1134in" draw:z-index="31" draw:name="Shape36" draw:style-name="gr1"><svg:title>TexMaths</svg:title><svg:desc>11§display§f(x) = g(x)§svg§600§FALSE§</svg:desc><draw:path draw:style-name="gr2" draw:text-style-name="P5" svg:width="0.7504in" svg:height="0.1354in" svg:x="0.0004in" svg:y="0.0071in" svg:viewBox="0 0 1907 345" svg:d="M0 0c636 0 1271 0 1907 0 0 115 0 230 0 345-636 0-1271 0-1907 0 0-115 0-230 0-345z"><text:p/></draw:path><draw:path draw:style-name="gr3" draw:text-style-name="P6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" draw:text-style-name="P6" svg:width="0.0346in" svg:height="0.1508in" svg:x="0.0988in" svg:y="0in" svg:viewBox="0 0 89 384" svg:d="M89 380c0-1 0-1-7-8-48-48-60-121-60-179 0-67 14-135 62-183 5-4 5-4 5-7 0-2-1-3-3-3-5 0-40 26-62 75-20 43-24 86-24 118 0 28 3 76 25 119 23 47 56 72 61 72 2 0 3-1 3-4z"><text:p/></draw:path><draw:path draw:style-name="gr3" draw:text-style-name="P6" svg:width="0.0748in" svg:height="0.0681in" svg:x="0.1472in" svg:y="0.0453in" svg:viewBox="0 0 191 174" svg:d="M118 54c2-10 11-46 37-46 2 0 12 0 20 5-11 2-19 12-19 21 0 7 5 13 16 13 7 0 19-6 19-22 0-19-22-25-35-25-23 0-36 20-41 29-9-26-30-29-41-29-41 0-63 50-63 59 0 4 4 4 5 4 3 0 5-1 5-5 13-40 38-50 52-50 7 0 20 4 20 26 0 12-6 38-20 92-6 24-20 40-37 40-2 0-11 0-20-5 10-2 19-10 19-21 0-10-9-13-14-13-12 0-21 10-21 22 0 17 19 25 36 25 26 0 39-26 40-29 5 15 19 29 42 29 40 0 62-50 62-59 0-4-4-4-5-4-3 0-3 1-5 5-13 40-39 50-51 50-16 0-21-13-21-25 0-9 2-18 6-34 5-18 9-35 14-53z"><text:p/></draw:path><draw:path draw:style-name="gr3" draw:text-style-name="P6" svg:width="0.035in" svg:height="0.1508in" svg:x="0.2382in" svg:y="0in" svg:viewBox="0 0 90 384" svg:d="M90 193c0-30-4-77-26-120-23-48-56-73-60-73-2 0-4 1-4 3 0 3 0 3 8 10 37 38 59 99 59 180 0 65-14 132-62 181-5 5-5 5-5 6 0 3 2 4 4 4 4 0 39-26 61-75 20-43 25-85 25-116z"><text:p/></draw:path><draw:path draw:style-name="gr3" draw:text-style-name="P6" svg:width="0.1008in" svg:height="0.035in" svg:x="0.339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7in" svg:height="0.0972in" svg:x="0.4933in" svg:y="0.0453in" svg:viewBox="0 0 178 248" svg:d="M176 25c1-3 2-4 2-7 0-7-5-10-12-10-3 0-14 2-15 16-7-14-21-24-37-24-44 0-91 54-91 109 0 39 23 62 51 62 23 0 41-19 45-23v1c-8 34-12 48-12 49-3 3-15 42-56 42-7 0-20-1-31-4 12-4 16-14 16-20 0-7-4-13-15-13-8 0-21 6-21 22 0 15 14 23 52 23 48 0 76-30 81-53 14-56 29-114 43-170zM126 121c-2 10-11 20-19 27-8 6-20 14-32 14-19 0-24-20-24-35 0-19 11-65 20-84 11-20 28-35 44-35 26 0 31 32 31 34 0 1-1 3-1 5-6 25-12 49-19 74z"><text:p/></draw:path><draw:path draw:style-name="gr3" draw:text-style-name="P6" svg:width="0.0346in" svg:height="0.1508in" svg:x="0.5843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6" svg:width="0.0752in" svg:height="0.0681in" svg:x="0.6327in" svg:y="0.0453in" svg:viewBox="0 0 192 174" svg:d="M118 54c2-10 11-46 38-46 2 0 11 0 19 5-10 2-18 12-18 21 0 7 4 13 15 13 8 0 20-6 20-22 0-19-23-25-36-25-22 0-35 20-41 29-8-26-29-29-41-29-40 0-62 50-62 59 0 4 3 4 4 4 4 0 5-1 6-5 13-40 38-50 52-50 6 0 21 4 21 26 0 12-7 38-21 92-7 24-20 40-38 40-2 0-11 0-18-5 9-2 17-10 17-21 0-10-8-13-14-13-11 0-21 10-21 22 0 17 19 25 36 25 26 0 40-26 41-29 4 15 19 29 42 29 39 0 61-50 61-59 0-4-3-4-4-4-3 0-4 1-6 5-12 40-38 50-51 50-15 0-21-13-21-25 0-9 2-18 6-34 5-18 9-35 14-53z"><text:p/></draw:path><draw:path draw:style-name="gr3" draw:text-style-name="P6" svg:width="0.0346in" svg:height="0.1508in" svg:x="0.724in" svg:y="0in" svg:viewBox="0 0 89 384" svg:d="M89 193c0-30-4-77-25-120-23-48-56-73-61-73-2 0-3 1-3 3 0 3 0 3 7 10 38 38 60 99 60 180 0 65-14 132-63 181-4 5-4 5-4 6 0 3 1 4 3 4 5 0 39-26 62-75 20-43 24-85 24-116z"><text:p/></draw:path></draw:g>. לפי כלל <draw:g text:anchor-type="as-char" svg:y="-0.1063in" draw:z-index="37" draw:name="Shape37" draw:style-name="gr1"><svg:title>TexMaths</svg:title><svg:desc>11§display§\beta§svg§600§FALSE§</svg:desc><draw:path draw:style-name="gr2" draw:text-style-name="P5" svg:width="0.0709in" svg:height="0.1201in" svg:x="0.0039in" svg:y="0.0071in" svg:viewBox="0 0 181 306" svg:d="M0 0c61 0 120 0 181 0 0 102 0 204 0 306-61 0-120 0-181 0 0-102 0-204 0-306z"><text:p/></draw:path><draw:path draw:style-name="gr3" draw:text-style-name="P6" svg:width="0.0823in" svg:height="0.1358in" svg:x="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text:s/>משום ש־<draw:g text:anchor-type="as-char" svg:y="-0.0953in" draw:z-index="32" draw:name="Shape38" draw:style-name="gr1"><svg:title>TexMaths</svg:title><svg:desc>11§display§-1 &lt; x &lt; 1§svg§600§FALSE§</svg:desc><draw:path draw:style-name="gr2" draw:text-style-name="P5" svg:width="0.735in" svg:height="0.0909in" svg:x="0.0004in" svg:y="0.0071in" svg:viewBox="0 0 1868 232" svg:d="M935 232c-312 0-623 0-935 0 0-77 0-155 0-232 623 0 1245 0 1868 0 0 77 0 155 0 232-311 0-623 0-933 0z"><text:p/></draw:path><draw:path draw:style-name="gr3" draw:text-style-name="P6" svg:width="0.0929in" svg:height="0.0055in" svg:x="0.0051in" svg:y="0.0594in" svg:viewBox="0 0 237 15" svg:d="M223 15c7 0 14 0 14-7 0-8-7-8-14-8-69 0-139 0-209 0-6 0-14 0-14 8 0 7 8 7 14 7 70 0 140 0 209 0z"><text:p/></draw:path><draw:path draw:style-name="gr3" draw:text-style-name="P6" svg:width="0.05in" svg:height="0.1004in" svg:x="0.1248in" svg:y="0in" svg:viewBox="0 0 128 256" svg:d="M79 10c0-9 0-10-9-10-24 25-58 25-70 25 0 5 0 8 0 12 8 0 30 0 51-11 0 66 0 134 0 200 0 14-1 18-37 18-4 0-7 0-12 0 0 5 0 8 0 12 13-1 48-1 63-1s48 0 63 1c0-4 0-7 0-12-5 0-9 0-14 0-34 0-35-4-35-18 0-72 0-145 0-216z"><text:p/></draw:path><draw:path draw:style-name="gr3" draw:text-style-name="P6" svg:width="0.0925in" svg:height="0.0874in" svg:x="0.2421in" svg:y="0.0189in" svg:viewBox="0 0 236 223" svg:d="M229 16c4-2 7-5 7-8 0-5-4-8-8-8-1 0-1 0-7 3-71 33-143 66-214 100-4 3-7 5-7 9 0 5 3 7 7 9 71 33 143 66 214 99 6 3 6 3 7 3 4 0 8-3 8-7 0-5-3-7-7-9-68-32-135-63-204-95 69-32 136-64 204-96z"><text:p/></draw:path><draw:path draw:style-name="gr3" draw:text-style-name="P6" svg:width="0.0756in" svg:height="0.0681in" svg:x="0.3945in" svg:y="0.0335in" svg:viewBox="0 0 193 174" svg:d="M118 54c2-10 11-46 38-46 1 0 11 0 19 5-11 2-19 12-19 21 0 7 5 13 16 13 7 0 21-6 21-22 0-20-23-25-37-25-22 0-36 20-40 29-10-26-31-29-42-29-40 0-62 49-62 59 0 4 3 4 5 4 3 0 4 0 4-5 13-40 38-50 52-50 7 0 21 4 21 26 0 12-7 37-21 91-6 25-20 40-37 40-2 0-11 0-19-6 9-1 18-8 18-19 0-10-9-14-14-14-12 0-21 10-21 22 0 18 19 26 36 26 26 0 39-27 41-29 4 13 18 29 41 29 41 0 63-50 63-59 0-4-4-4-6-4-3 0-3 2-4 4-14 40-40 50-52 50-16 0-21-12-21-24 0-9 2-18 7-34 4-18 8-36 13-53z"><text:p/></draw:path><draw:path draw:style-name="gr3" draw:text-style-name="P6" svg:width="0.0929in" svg:height="0.0874in" svg:x="0.5319in" svg:y="0.0189in" svg:viewBox="0 0 237 223" svg:d="M229 16c4-2 8-5 8-8 0-5-5-8-8-8-1 0-2 0-8 3-71 33-142 66-213 100-5 3-8 5-8 9 0 5 3 7 8 9 71 33 142 66 213 99 6 3 7 3 8 3 3 0 8-3 8-7 0-5-4-7-8-9-68-32-135-63-204-95 69-32 136-64 204-96z"><text:p/></draw:path><draw:path draw:style-name="gr3" draw:text-style-name="P6" svg:width="0.05in" svg:height="0.1004in" svg:x="0.6933in" svg:y="0in" svg:viewBox="0 0 128 256" svg:d="M79 10c0-9 0-10-9-10-24 25-58 25-70 25 0 5 0 8 0 12 8 0 31 0 51-11 0 66 0 134 0 200 0 14-1 18-37 18-4 0-7 0-12 0 0 5 0 8 0 12 13-1 48-1 63-1s48 0 63 1c0-4 0-7 0-12-5 0-8 0-12 0-36 0-37-4-37-18 0-72 0-145 0-216z"><text:p/></draw:path></draw:g>, אזי <draw:g text:anchor-type="as-char" svg:y="-0.1134in" draw:z-index="36" draw:name="Shape39" draw:style-name="gr1"><svg:title>TexMaths</svg:title><svg:desc>11§display§g(x) = 0§svg§600§FALSE§</svg:desc><draw:path draw:style-name="gr2" draw:text-style-name="P5" svg:width="0.5402in" svg:height="0.1354in" svg:x="0.0059in" svg:y="0.0071in" svg:viewBox="0 0 1373 345" svg:d="M0 0c458 0 915 0 1373 0 0 115 0 230 0 345-458 0-915 0-1373 0 0-115 0-230 0-345z"><text:p/></draw:path><draw:path draw:style-name="gr3" draw:text-style-name="P6" svg:width="0.0693in" svg:height="0.0972in" svg:x="0.0004in" svg:y="0.0453in" svg:viewBox="0 0 177 248" svg:d="M176 25c1-3 1-4 1-7 0-7-4-10-11-10-3 0-14 2-15 16-7-14-21-24-37-24-44 0-91 54-91 109 0 39 23 62 51 62 23 0 42-19 45-23v1c-8 34-12 48-12 49-2 3-15 42-56 42-7 0-20-1-31-4 12-4 16-14 16-20 0-7-4-13-15-13-8 0-21 6-21 22 0 15 14 23 52 23 48 0 76-30 81-53 15-56 29-114 43-170zM127 121c-3 10-11 20-20 27-9 6-20 14-32 14-19 0-24-20-24-35 0-19 11-65 21-84 11-20 27-35 44-35 25 0 30 32 30 34 0 1-1 3-1 5-6 25-12 49-18 74z"><text:p/></draw:path><draw:path draw:style-name="gr3" draw:text-style-name="P6" svg:width="0.0346in" svg:height="0.1508in" svg:x="0.0913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6" svg:width="0.0756in" svg:height="0.0681in" svg:x="0.1402in" svg:y="0.0453in" svg:viewBox="0 0 193 174" svg:d="M118 54c2-10 11-46 38-46 3 0 11 0 19 5-10 2-18 12-18 21 0 7 4 13 15 13 9 0 21-6 21-22 0-19-23-25-37-25-22 0-35 20-40 29-9-26-30-29-42-29-40 0-62 50-62 59 0 4 3 4 5 4 3 0 4-1 5-5 13-40 39-50 52-50 6 0 21 4 21 26 0 12-7 38-21 92-7 24-20 40-38 40-2 0-11 0-18-5 10-2 17-10 17-21 0-10-7-13-14-13-11 0-21 10-21 22 0 17 19 25 36 25 26 0 40-26 41-29 4 15 19 29 42 29 40 0 62-50 62-59 0-4-4-4-5-4-3 0-4 1-5 5-12 40-39 50-52 50-14 0-21-13-21-25 0-9 2-18 7-34 4-18 8-35 13-53z"><text:p/></draw:path><draw:path draw:style-name="gr3" draw:text-style-name="P6" svg:width="0.0346in" svg:height="0.1508in" svg:x="0.2315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012in" svg:height="0.035in" svg:x="0.3319in" svg:y="0.0571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6" svg:width="0.0638in" svg:height="0.1035in" svg:x="0.4902in" svg:y="0.0126in" svg:viewBox="0 0 163 264" svg:d="M163 133c0-30-2-61-15-89-18-37-50-44-67-44-23 0-50 10-67 46-12 27-14 57-14 87s2 63 18 93c16 31 45 38 63 38 21 0 51-7 68-44 12-27 14-56 14-87zM81 257c-15 0-38-10-45-48-4-22-4-57-4-80 0-24 0-50 3-71 8-46 37-49 46-49 13 0 39 6 46 45 4 22 4 51 4 75 0 30 0 55-4 79-6 36-28 49-46 49z"><text:p/></draw:path></draw:g>. באופן דומה <draw:g text:anchor-type="as-char" svg:y="-0.1134in" draw:z-index="38" draw:name="Shape40" draw:style-name="gr1"><svg:title>TexMaths</svg:title><svg:desc>11§display§f(x) = 0§svg§600§FALSE§</svg:desc><draw:path draw:style-name="gr2" draw:text-style-name="P5" svg:width="0.5531in" svg:height="0.1358in" svg:x="0.0004in" svg:y="0.0071in" svg:viewBox="0 0 1406 346" svg:d="M703 346c-234 0-469 0-703 0 0-116 0-230 0-346 469 0 937 0 1406 0 0 116 0 230 0 346-235 0-469 0-703 0z"><text:p/></draw:path><draw:path draw:style-name="gr3" draw:text-style-name="P6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8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756in" svg:height="0.0685in" svg:x="0.1472in" svg:y="0.0453in" svg:viewBox="0 0 193 175" svg:d="M118 54c2-10 11-45 38-45 1 0 11 0 19 4-11 2-19 12-19 21 0 7 5 14 16 14 7 0 21-7 21-23 0-19-23-25-37-25-22 0-36 21-40 30-10-26-31-30-42-30-40 0-62 50-62 59 0 5 3 5 5 5 3 0 4-1 4-5 13-40 40-50 52-50 7 0 21 3 21 25 0 12-7 39-21 93-6 24-19 39-37 39-2 0-11 0-18-4 8-2 17-10 17-21s-9-13-14-13c-11 0-21 10-21 22 0 17 19 25 36 25 26 0 40-27 41-30 4 15 19 30 42 30 40 0 62-49 62-59 0-4-4-4-5-4-4 0-4 1-5 4-14 41-39 50-52 50-14 0-21-12-21-25 0-9 2-17 7-34 4-18 8-35 13-53z"><text:p/></draw:path><draw:path draw:style-name="gr3" draw:text-style-name="P6" svg:width="0.035in" svg:height="0.1512in" svg:x="0.2386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6" svg:width="0.1012in" svg:height="0.0354in" svg:x="0.3394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638in" svg:height="0.1035in" svg:x="0.4976in" svg:y="0.013in" svg:viewBox="0 0 163 264" svg:d="M163 133c0-31-2-61-15-90-18-37-50-43-67-43-23 0-51 10-67 45-12 28-14 57-14 88 0 29 1 64 18 92 16 32 44 39 63 39 21 0 50-7 68-45 12-25 14-55 14-86zM81 255c-15 0-38-9-45-46-4-22-4-58-4-80 0-26 0-51 3-72 8-45 37-49 46-49 13 0 38 7 46 45 4 22 4 52 4 76 0 28 0 55-4 79-7 36-29 47-46 47z"><text:p/></draw:path></draw:g>. סה"כ <draw:g text:anchor-type="as-char" svg:y="-0.1134in" draw:z-index="39" draw:name="Shape41" draw:style-name="gr1"><svg:title>TexMaths</svg:title><svg:desc>11§display§f(x) = 0 = g(x)§svg§600§FALSE§</svg:desc><draw:path draw:style-name="gr2" draw:text-style-name="P5" svg:width="1.0295in" svg:height="0.1354in" svg:x="0.0004in" svg:y="0.0071in" svg:viewBox="0 0 2616 345" svg:d="M0 0c872 0 1744 0 2616 0 0 115 0 230 0 345-872 0-1744 0-2616 0 0-115 0-230 0-345z"><text:p/></draw:path><draw:path draw:style-name="gr3" draw:text-style-name="P6" svg:width="0.0756in" svg:height="0.137in" svg:x="0.0008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1-71 22-74 8-40 15-81 23-120z"><text:p/></draw:path><draw:path draw:style-name="gr3" draw:text-style-name="P6" svg:width="0.0346in" svg:height="0.1508in" svg:x="0.0988in" svg:y="0in" svg:viewBox="0 0 89 384" svg:d="M89 380c0-1 0-1-6-8-49-48-61-121-61-179 0-67 14-135 62-183 5-4 5-4 5-7 0-2-1-3-3-3-5 0-40 26-62 75-20 43-24 86-24 118 0 28 3 76 25 119 23 47 56 72 61 72 2 0 3-1 3-4z"><text:p/></draw:path><draw:path draw:style-name="gr3" draw:text-style-name="P6" svg:width="0.0748in" svg:height="0.0681in" svg:x="0.1472in" svg:y="0.0453in" svg:viewBox="0 0 191 174" svg:d="M118 54c2-10 11-46 37-46 2 0 12 0 20 5-11 2-19 12-19 21 0 7 5 13 16 13 7 0 19-6 19-22 0-19-22-25-35-25-23 0-36 20-40 29-10-26-31-29-42-29-41 0-63 50-63 59 0 4 4 4 6 4s4-1 4-5c13-40 38-50 52-50 7 0 21 4 21 26 0 12-7 38-21 92-6 24-20 40-37 40-2 0-11 0-19-5 9-2 18-10 18-21 0-10-9-13-14-13-12 0-21 10-21 22 0 17 19 25 36 25 26 0 39-26 40-29 5 15 19 29 42 29 40 0 62-50 62-59 0-4-4-4-5-4-3 0-3 1-4 5-14 40-40 50-52 50-16 0-21-13-21-25 0-9 2-18 7-34 4-18 8-35 13-53z"><text:p/></draw:path><draw:path draw:style-name="gr3" draw:text-style-name="P6" svg:width="0.035in" svg:height="0.1508in" svg:x="0.2382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6" svg:width="0.1008in" svg:height="0.035in" svg:x="0.339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8in" svg:height="0.1035in" svg:x="0.4976in" svg:y="0.0126in" svg:viewBox="0 0 163 264" svg:d="M163 133c0-30-2-61-16-89-18-37-49-44-66-44-23 0-51 10-67 46-12 27-14 57-14 87s1 63 18 93c16 31 44 38 63 38 20 0 50-7 68-44 12-27 14-56 14-87zM81 257c-15 0-38-10-45-48-4-22-4-57-4-80 0-24 0-50 3-71 7-46 37-49 46-49 13 0 38 6 46 45 3 22 3 51 3 75 0 30 0 55-3 79-7 36-29 49-46 49z"><text:p/></draw:path><draw:path draw:style-name="gr3" draw:text-style-name="P6" svg:width="0.1004in" svg:height="0.035in" svg:x="0.6181in" svg:y="0.0571in" svg:viewBox="0 0 256 90" svg:d="M244 15c6 0 12 0 12-7 0-8-6-8-12-8-77 0-154 0-231 0-5 0-13 0-13 8 0 7 8 7 13 7 77 0 154 0 231 0zM244 90c6 0 12 0 12-7 0-8-6-8-12-8-77 0-154 0-231 0-5 0-13 0-13 8 0 7 8 7 13 7 77 0 154 0 231 0z"><text:p/></draw:path><draw:path draw:style-name="gr3" draw:text-style-name="P6" svg:width="0.0693in" svg:height="0.0972in" svg:x="0.7724in" svg:y="0.0453in" svg:viewBox="0 0 177 248" svg:d="M176 25c1-3 1-4 1-7 0-7-4-10-11-10-3 0-14 2-15 16-7-14-21-24-37-24-44 0-91 54-91 109 0 39 23 62 51 62 23 0 42-19 45-23v1c-8 34-12 48-12 49-2 3-15 42-56 42-7 0-20-1-31-4 12-4 16-14 16-20 0-7-4-13-15-13-8 0-21 6-21 22 0 15 14 23 52 23 48 0 76-30 81-53 14-56 29-114 43-170zM127 121c-3 10-11 20-20 27-9 6-20 14-32 14-19 0-24-20-24-35 0-19 11-65 21-84 11-20 27-35 44-35 25 0 30 32 30 34 0 1-1 3-1 5-6 25-12 49-18 74z"><text:p/></draw:path><draw:path draw:style-name="gr3" draw:text-style-name="P6" svg:width="0.0346in" svg:height="0.1508in" svg:x="0.8634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6" svg:width="0.0756in" svg:height="0.0681in" svg:x="0.9118in" svg:y="0.0453in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19 25 36 25 26 0 40-26 41-29 4 15 19 29 42 29 39 0 61-50 61-59 0-4-3-4-4-4-3 0-4 1-5 5-13 40-39 50-52 50-14 0-21-13-21-25 0-9 2-18 7-34 4-18 8-35 13-53z"><text:p/></draw:path><draw:path draw:style-name="gr3" draw:text-style-name="P6" svg:width="0.0346in" svg:height="0.1508in" svg:x="1.0031in" svg:y="0in" svg:viewBox="0 0 89 384" svg:d="M89 193c0-30-4-77-25-120-23-48-56-73-61-73-2 0-3 1-3 3 0 3 0 3 7 10 38 38 60 99 60 180 0 65-14 132-63 181-4 5-4 5-4 6 0 3 1 4 3 4 5 0 39-26 62-75 20-43 24-85 24-116z"><text:p/></draw:path></draw:g><text:s/>כדרוש. </text:p>
      <text:p text:style-name="P14">עתה, נוכיח <draw:g text:anchor-type="as-char" svg:y="-0.1102in" draw:z-index="40" draw:name="Shape42" draw:style-name="gr1"><svg:title>TexMaths</svg:title><svg:desc>11§display§f, g \in \ac§svg§600§FALSE§</svg:desc><draw:path draw:style-name="gr2" draw:text-style-name="P5" svg:width="0.5189in" svg:height="0.1248in" svg:x="0.0004in" svg:y="0.0075in" svg:viewBox="0 0 1319 318" svg:d="M0 0c440 0 879 0 1319 0 0 106 0 212 0 318-440 0-879 0-1319 0 0-106 0-212 0-318z"><text:p/></draw:path><draw:path draw:style-name="gr3" draw:text-style-name="P6" svg:width="0.0756in" svg:height="0.1378in" svg:x="0.0008in" svg:y="0.0024in" svg:viewBox="0 0 193 351" svg:d="M121 118c11 0 22 0 33 0 8 0 12 0 12-8 0-4-4-4-11-4-11 0-21 0-32 0 2-16 6-30 8-44 2-8 8-36 10-40 3-8 10-13 17-13 3 0 13 0 20 6-17 2-21 16-21 21 0 9 7 14 15 14 9 0 21-9 21-24 0-17-18-26-35-26-13 0-37 7-48 45-2 8-3 12-13 61-9 0-18 0-27 0-7 0-12 0-12 8 0 4 5 4 11 4 9 0 17 0 26 0-10 51-19 100-29 151-7 38-13 73-34 73-1 0-11 0-18-7 18-1 21-15 21-21 0-8-6-13-14-13-10 0-21 8-21 23 0 18 16 27 32 27 22 0 37-23 44-38 12-24 21-71 22-74 8-40 15-80 23-121z"><text:p/></draw:path><draw:path draw:style-name="gr3" draw:text-style-name="P6" svg:width="0.0177in" svg:height="0.0453in" svg:x="0.0878in" svg:y="0.0933in" svg:viewBox="0 0 46 116" svg:d="M46 41c0-26-10-41-25-41-13 0-21 10-21 21 0 10 8 20 21 20 4 0 10-1 13-5 1-1 1-1 2-1 0 3 1 0 1 6 0 29-13 52-26 64-4 4-4 5-4 6 0 3 2 5 4 5 3 0 35-30 35-75z"><text:p/></draw:path><draw:path draw:style-name="gr3" draw:text-style-name="P6" svg:width="0.0693in" svg:height="0.0976in" svg:x="0.1453in" svg:y="0.0429in" svg:viewBox="0 0 177 249" svg:d="M176 25c0-2 1-4 1-6 0-7-4-11-11-11-4 0-14 3-16 16-7-14-20-24-36-24-44 0-92 54-92 110 0 38 23 61 52 61 22 0 40-18 44-22h1c-9 33-9 33-13 50-2 4-15 42-55 42-8 0-21 0-31-4 11-3 15-13 15-20 0-6-4-14-14-14-9 0-21 8-21 23 0 16 14 23 51 23 48 0 77-29 82-53 14-56 29-113 43-171zM125 121c-2 10-11 20-19 28-8 7-20 13-31 13-20 0-26-20-26-35 0-19 11-64 22-84 10-19 27-34 43-34 26 0 31 31 31 33s-1 4-1 5c-7 25-12 49-19 74z"><text:p/></draw:path><draw:path draw:style-name="gr3" draw:text-style-name="P6" svg:width="0.076in" svg:height="0.0874in" svg:x="0.2752in" svg:y="0.0283in" svg:viewBox="0 0 194 223" svg:d="M179 119c7 0 15 0 15-8 0-7-8-7-15-7-54 0-109 0-162 0 4-52 48-89 103-89 20 0 40 0 59 0 7 0 15 0 15-7 0-8-8-8-15-8-19 0-40 0-60 0-66 0-119 49-119 111s53 112 119 112c20 0 41 0 60 0 7 0 15 0 15-8s-8-8-15-8c-19 0-39 0-59 0-55 0-99-36-103-88 53 0 108 0 162 0z"><text:p/></draw:path><draw:path draw:style-name="gr3" draw:text-style-name="P6" svg:width="0.1169in" svg:height="0.1169in" svg:x="0.4102in" svg:y="0in" svg:viewBox="0 0 298 298" svg:d="M220 214c1 24 7 42 8 50 4 17 6 26 23 26s47-17 47-25c0-2-1-4-3-4-6 0-13 5-14 6-4 1-4 1-5 1-11 0-13-10-17-33-4-13-7-29-10-81-3-39-4-78-4-118 0-8 0-19 0-28 0-7 0-8-4-8-6 0-21 7-29 17-1 1-1 3-2 4-31 66-59 112-79 143-23 35-63 97-84 97-14 0-26-8-29-23-1 0-1-2-4-2-5 0-14 18-14 29 0 15 17 33 35 33 27 0 71-70 79-84 36 0 71 0 106 0zM212 47c0 8 0 15 0 23 0 23 0 45 1 67 2 8 3 37 5 56-23 0-47 0-71 0-6 0-12 0-22 7 27-41 50-82 52-86 19-35 30-57 34-67z"><text:p/></draw:path></draw:g>. באופן שקול, משום שידוע <draw:g text:anchor-type="as-char" svg:y="-0.1075in" draw:z-index="41" draw:name="Shape43" draw:style-name="gr1"><svg:title>TexMaths</svg:title><svg:desc>11§display§f, g \colon \R \to \R§svg§600§FALSE§</svg:desc><draw:path draw:style-name="gr2" draw:text-style-name="P5" svg:width="0.7752in" svg:height="0.1217in" svg:x="0.0004in" svg:y="0.0075in" svg:viewBox="0 0 1970 310" svg:d="M0 0c657 0 1313 0 1970 0 0 103 0 207 0 310-657 0-1313 0-1970 0 0-103 0-207 0-310z"><text:p/></draw:path><draw:path draw:style-name="gr3" draw:text-style-name="P6" svg:width="0.0756in" svg:height="0.1374in" svg:x="0.0008in" svg:y="0in" svg:viewBox="0 0 193 350" svg:d="M121 118c11 0 22 0 33 0 8 0 12 0 12-8 0-4-4-4-11-4-11 0-21 0-32 0 2-16 6-30 8-44 2-8 8-36 10-40 3-8 10-13 17-13 3 0 13 0 20 6-17 1-21 16-21 21 0 9 7 13 15 13 10 0 21-7 21-23 0-17-18-26-35-26-13 0-37 7-48 45-2 8-3 12-13 61-9 0-18 0-27 0-7 0-12 0-12 7 0 5 5 5 11 5 9 0 17 0 26 0-10 50-19 100-29 150-7 38-13 73-34 73-1 0-11 0-18-7 18-1 21-15 21-21 0-8-6-13-14-13-10 0-21 8-21 23 0 18 17 27 32 27 22 0 37-23 44-38 12-24 21-71 22-73 8-41 15-81 23-121z"><text:p/></draw:path><draw:path draw:style-name="gr3" draw:text-style-name="P6" svg:width="0.0177in" svg:height="0.0449in" svg:x="0.0878in" svg:y="0.0902in" svg:viewBox="0 0 46 115" svg:d="M46 41c0-26-10-41-25-41-13 0-21 10-21 21 0 10 8 20 21 20 4 0 10-1 13-5 1-1 1-1 2-1 0 2 1 0 1 6 0 28-13 51-26 64-4 4-4 5-4 6 0 2 2 4 4 4 3 0 35-29 35-74z"><text:p/></draw:path><draw:path draw:style-name="gr3" draw:text-style-name="P6" svg:width="0.0693in" svg:height="0.0976in" svg:x="0.1453in" svg:y="0.0402in" svg:viewBox="0 0 177 249" svg:d="M176 25c0-2 1-4 1-6 0-7-4-11-11-11-4 0-14 3-16 16-7-14-20-24-36-24-44 0-92 54-92 110 0 37 23 61 52 61 22 0 40-18 44-22h1c-9 33-9 33-13 49-1 4-15 42-55 42-8 0-21 0-31-3 11-4 15-14 15-20 0-7-4-15-14-15-9 0-21 8-21 24 0 15 14 23 51 23 48 0 77-30 82-53 14-56 29-113 43-171zM125 121c-2 10-11 20-19 28-8 6-20 13-31 13-20 0-25-20-25-35 0-19 11-64 22-84 9-19 26-34 42-34 26 0 31 31 31 33s-1 4-1 5c-6 25-12 49-19 74z"><text:p/></draw:path><draw:path draw:style-name="gr3" draw:text-style-name="P6" svg:width="0.0157in" svg:height="0.065in" svg:x="0.2508in" svg:y="0.0429in" svg:viewBox="0 0 41 166" svg:d="M41 21c0-12-10-21-21-21s-20 9-20 21c0 11 9 20 20 20s21-9 21-20zM41 146c0-12-10-21-21-21s-20 9-20 21c0 11 9 20 20 20s21-9 21-20z"><text:p/></draw:path><draw:path draw:style-name="gr3" draw:text-style-name="P6" svg:width="0.1039in" svg:height="0.1031in" svg:x="0.3331in" svg:y="0.0028in" svg:viewBox="0 0 265 263" svg:d="M97 143c4 0 10 0 14 0 20 30 39 58 58 88 4 7 14 22 17 28 3 4 4 4 13 4 18 0 35 0 53 0 8 0 13 0 13-7 0-3-2-5-5-6-15-4-33-29-43-41-2-4-22-30-48-70 35-6 68-21 68-66 0-54-58-73-103-73-40 0-80 0-121 0-7 0-13 0-13 7 0 6 7 6 10 6 22 0 24 3 24 22 0 64 0 129 0 193 0 18-2 22-24 22-3 0-10 0-10 6 0 7 6 7 13 7 35 0 71 0 106 0 6 0 12 0 12-7 0-6-6-6-10-6-22 0-24-4-24-22 0-29 0-56 0-85zM172 124c11-14 12-35 12-51 0-19-2-39-15-55 16 3 54 15 54 55 0 24-12 44-51 51zM97 34c0-8 0-21 24-21 33 0 50 15 50 60 0 49-13 57-74 57 0-32 0-64 0-96zM44 250c3-7 3-18 3-21 0-64 0-129 0-194 0-4 0-14-3-22 15 0 30 0 45 0-5 7-5 15-5 20 0 65 0 131 0 196 0 3 0 14 3 21-14 0-29 0-43 0zM127 143c3 0 4-1 7-1 6 0 15 0 20-1 6 9 47 77 80 109-13 0-25 0-38 0-23-36-46-72-69-107z"><text:p/></draw:path><draw:path draw:style-name="gr3" draw:text-style-name="P6" svg:width="0.1346in" svg:height="0.0783in" svg:x="0.4909in" svg:y="0.0291in" svg:viewBox="0 0 343 200" svg:d="M300 109c-20 15-31 32-34 36-17 27-21 50-21 51 0 4 5 4 8 4 7 0 7-1 9-7 9-37 32-70 75-87 4-1 6-3 6-5 0-3-2-3-3-4-18-7-64-27-79-91-1-5-1-6-8-6-3 0-8 0-8 4 0 2 4 26 20 51 8 12 19 25 35 37-95 0-191 0-287 0-6 0-13 0-13 9 0 8 7 8 13 8 96 0 192 0 287 0z"><text:p/></draw:path><draw:path draw:style-name="gr3" draw:text-style-name="P6" svg:width="0.1039in" svg:height="0.1031in" svg:x="0.6795in" svg:y="0.0028in" svg:viewBox="0 0 265 263" svg:d="M97 143c4 0 10 0 14 0 20 30 39 58 58 88 4 7 13 22 17 28 3 4 4 4 13 4 18 0 35 0 53 0 8 0 13 0 13-7 0-3-2-5-5-6-15-4-33-29-43-41-2-4-22-30-48-70 35-6 68-21 68-66 0-54-58-73-103-73-40 0-80 0-121 0-7 0-13 0-13 7 0 6 7 6 10 6 22 0 24 3 24 22 0 64 0 129 0 193 0 18-2 22-24 22-3 0-10 0-10 6 0 7 6 7 13 7 35 0 71 0 106 0 6 0 12 0 12-7 0-6-6-6-10-6-22 0-24-4-24-22 0-29 0-56 0-85zM172 124c11-14 12-35 12-51 0-19-2-39-15-55 16 3 54 15 54 55 0 24-12 44-51 51zM97 34c0-8 0-21 24-21 33 0 50 15 50 60 0 49-13 57-74 57 0-32 0-64 0-96zM44 250c3-7 3-18 3-21 0-64 0-129 0-194 0-4 0-14-3-22 14 0 30 0 44 0-4 7-4 15-4 20 0 65 0 131 0 196 0 3 0 14 3 21-14 0-29 0-43 0zM127 143c3 0 4-1 7-1 6 0 15 0 20-1 6 9 47 77 80 109-13 0-25 0-38 0-23-36-46-72-69-107z"><text:p/></draw:path></draw:g>, יהי <draw:g text:anchor-type="as-char" svg:y="-0.0953in" draw:z-index="42" draw:name="Shape44" draw:style-name="gr1"><svg:title>TexMaths</svg:title><svg:desc>11§display§-1 &lt; x &lt; 1§svg§600§FALSE§</svg:desc><draw:path draw:style-name="gr2" draw:text-style-name="P5" svg:width="0.735in" svg:height="0.0909in" svg:x="0.0004in" svg:y="0.0071in" svg:viewBox="0 0 1868 232" svg:d="M935 232c-312 0-623 0-935 0 0-77 0-155 0-232 623 0 1245 0 1868 0 0 77 0 155 0 232-311 0-623 0-933 0z"><text:p/></draw:path><draw:path draw:style-name="gr3" draw:text-style-name="P6" svg:width="0.0929in" svg:height="0.0055in" svg:x="0.0051in" svg:y="0.0594in" svg:viewBox="0 0 237 15" svg:d="M223 15c7 0 14 0 14-7 0-8-7-8-14-8-69 0-139 0-209 0-6 0-14 0-14 8 0 7 8 7 14 7 70 0 140 0 209 0z"><text:p/></draw:path><draw:path draw:style-name="gr3" draw:text-style-name="P6" svg:width="0.05in" svg:height="0.1004in" svg:x="0.1248in" svg:y="0in" svg:viewBox="0 0 128 256" svg:d="M79 10c0-9 0-10-9-10-24 25-58 25-70 25 0 5 0 8 0 12 8 0 30 0 51-11 0 66 0 134 0 200 0 14-1 18-37 18-4 0-7 0-12 0 0 5 0 8 0 12 13-1 48-1 63-1s48 0 63 1c0-4 0-7 0-12-5 0-9 0-14 0-34 0-35-4-35-18 0-72 0-145 0-216z"><text:p/></draw:path><draw:path draw:style-name="gr3" draw:text-style-name="P6" svg:width="0.0925in" svg:height="0.0874in" svg:x="0.2421in" svg:y="0.0189in" svg:viewBox="0 0 236 223" svg:d="M229 16c4-2 7-5 7-8 0-5-4-8-8-8-1 0-1 0-7 3-71 33-143 66-214 100-4 3-7 5-7 9 0 5 3 7 7 9 71 33 143 66 214 99 6 3 6 3 7 3 4 0 8-3 8-7 0-5-3-7-7-9-68-32-135-63-204-95 69-32 136-64 204-96z"><text:p/></draw:path><draw:path draw:style-name="gr3" draw:text-style-name="P6" svg:width="0.0756in" svg:height="0.0681in" svg:x="0.3945in" svg:y="0.0335in" svg:viewBox="0 0 193 174" svg:d="M118 54c2-10 11-46 38-46 1 0 11 0 19 5-11 2-19 12-19 21 0 7 5 13 16 13 7 0 21-6 21-22 0-20-23-25-37-25-22 0-36 20-40 29-10-26-31-29-42-29-40 0-62 49-62 59 0 4 3 4 5 4 3 0 4 0 4-5 13-40 38-50 52-50 7 0 21 4 21 26 0 12-7 37-21 91-6 25-20 40-37 40-2 0-11 0-19-6 9-1 18-8 18-19 0-10-9-14-14-14-12 0-21 10-21 22 0 18 19 26 36 26 26 0 39-27 41-29 4 13 18 29 41 29 41 0 63-50 63-59 0-4-4-4-6-4-3 0-3 2-4 4-14 40-40 50-52 50-16 0-21-12-21-24 0-9 2-18 7-34 4-18 8-36 13-53z"><text:p/></draw:path><draw:path draw:style-name="gr3" draw:text-style-name="P6" svg:width="0.0929in" svg:height="0.0874in" svg:x="0.5319in" svg:y="0.0189in" svg:viewBox="0 0 237 223" svg:d="M229 16c4-2 8-5 8-8 0-5-5-8-8-8-1 0-2 0-8 3-71 33-142 66-213 100-5 3-8 5-8 9 0 5 3 7 8 9 71 33 142 66 213 99 6 3 7 3 8 3 3 0 8-3 8-7 0-5-4-7-8-9-68-32-135-63-204-95 69-32 136-64 204-96z"><text:p/></draw:path><draw:path draw:style-name="gr3" draw:text-style-name="P6" svg:width="0.05in" svg:height="0.1004in" svg:x="0.6933in" svg:y="0in" svg:viewBox="0 0 128 256" svg:d="M79 10c0-9 0-10-9-10-24 25-58 25-70 25 0 5 0 8 0 12 8 0 31 0 51-11 0 66 0 134 0 200 0 14-1 18-37 18-4 0-7 0-12 0 0 5 0 8 0 12 13-1 48-1 63-1s48 0 63 1c0-4 0-7 0-12-5 0-8 0-12 0-36 0-37-4-37-18 0-72 0-145 0-216z"><text:p/></draw:path></draw:g>, נוכיח <draw:g text:anchor-type="as-char" svg:y="-0.1134in" draw:z-index="43" draw:name="Shape45" draw:style-name="gr1"><svg:title>TexMaths</svg:title><svg:desc>11§display§f(x) = 0§svg§600§FALSE§</svg:desc><draw:path draw:style-name="gr2" draw:text-style-name="P5" svg:width="0.5531in" svg:height="0.1358in" svg:x="0.0004in" svg:y="0.0071in" svg:viewBox="0 0 1406 346" svg:d="M703 346c-234 0-469 0-703 0 0-116 0-230 0-346 469 0 937 0 1406 0 0 116 0 230 0 346-235 0-469 0-703 0z"><text:p/></draw:path><draw:path draw:style-name="gr3" draw:text-style-name="P6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8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756in" svg:height="0.0685in" svg:x="0.1472in" svg:y="0.0453in" svg:viewBox="0 0 193 175" svg:d="M118 54c2-10 11-45 38-45 1 0 11 0 19 4-11 2-19 12-19 21 0 7 5 14 16 14 7 0 21-7 21-23 0-19-23-25-37-25-22 0-36 21-40 30-10-26-31-30-42-30-40 0-62 50-62 59 0 5 3 5 5 5 3 0 4-1 4-5 13-40 40-50 52-50 7 0 21 3 21 25 0 12-7 39-21 93-6 24-19 39-37 39-2 0-11 0-18-4 8-2 17-10 17-21s-9-13-14-13c-11 0-21 10-21 22 0 17 19 25 36 25 26 0 40-27 41-30 4 15 19 30 42 30 40 0 62-49 62-59 0-4-4-4-5-4-4 0-4 1-5 4-14 41-39 50-52 50-14 0-21-12-21-25 0-9 2-17 7-34 4-18 8-35 13-53z"><text:p/></draw:path><draw:path draw:style-name="gr3" draw:text-style-name="P6" svg:width="0.035in" svg:height="0.1512in" svg:x="0.2386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6" svg:width="0.1012in" svg:height="0.0354in" svg:x="0.3394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638in" svg:height="0.1035in" svg:x="0.4976in" svg:y="0.013in" svg:viewBox="0 0 163 264" svg:d="M163 133c0-31-2-61-15-90-18-37-50-43-67-43-23 0-51 10-67 45-12 28-14 57-14 88 0 29 1 64 18 92 16 32 44 39 63 39 21 0 50-7 68-45 12-25 14-55 14-86zM81 255c-15 0-38-9-45-46-4-22-4-58-4-80 0-26 0-51 3-72 8-45 37-49 46-49 13 0 38 7 46 45 4 22 4 52 4 76 0 28 0 55-4 79-7 36-29 47-46 47z"><text:p/></draw:path></draw:g>. הטענה הזו נכונה ישירות מכלל <draw:g text:anchor-type="as-char" svg:y="-0.1063in" draw:z-index="44" draw:name="Shape46" draw:style-name="gr1"><svg:title>TexMaths</svg:title><svg:desc>11§display§\beta§svg§600§FALSE§</svg:desc><draw:path draw:style-name="gr2" draw:text-style-name="P5" svg:width="0.0709in" svg:height="0.1201in" svg:x="0.0039in" svg:y="0.0071in" svg:viewBox="0 0 181 306" svg:d="M0 0c61 0 120 0 181 0 0 102 0 204 0 306-61 0-120 0-181 0 0-102 0-204 0-306z"><text:p/></draw:path><draw:path draw:style-name="gr3" draw:text-style-name="P6" svg:width="0.0823in" svg:height="0.1358in" svg:x="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text:s/>ופילוג למקרים בהתאם לטווח של <draw:g text:anchor-type="as-char" svg:y="-0.0681in" draw:z-index="45" draw:name="Shape47" draw:style-name="gr1"><svg:title>TexMaths</svg:title><svg:desc>11§display§x§svg§600§FALSE§</svg:desc><draw:path draw:style-name="gr2" draw:text-style-name="P5" svg:width="0.0634in" svg:height="0.052in" svg:x="0.0039in" svg:y="0.0071in" svg:viewBox="0 0 162 133" svg:d="M0 0c54 0 108 0 162 0 0 44 0 89 0 133-54 0-108 0-162 0 0-44 0-89 0-133z"><text:p/></draw:path><draw:path draw:style-name="gr3" draw:text-style-name="P6" svg:width="0.0748in" svg:height="0.0677in" svg:x="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. </text:p>
      <text:p text:style-name="P14">לסיום, נוכיח <draw:g text:anchor-type="as-char" svg:y="-0.1102in" draw:z-index="46" draw:name="Shape48" draw:style-name="gr1"><svg:title>TexMaths</svg:title><svg:desc>11§display§f \neq g§svg§600§FALSE§</svg:desc><draw:path draw:style-name="gr2" draw:text-style-name="P5" svg:width="0.3496in" svg:height="0.1256in" svg:x="0.0004in" svg:y="0.0079in" svg:viewBox="0 0 889 320" svg:d="M446 320c-149 0-297 0-446 0 0-107 0-213 0-320 296 0 593 0 889 0 0 107 0 213 0 320-147 0-296 0-443 0z"><text:p/></draw:path><draw:path draw:style-name="gr3" draw:text-style-name="P6" svg:width="0.0756in" svg:height="0.1378in" svg:x="0.0008in" svg:y="0.002in" svg:viewBox="0 0 193 351" svg:d="M121 118c11 0 22 0 33 0 8 0 12 0 12-8 0-4-4-4-11-4-11 0-21 0-32 0 4-16 6-30 9-44 1-8 7-36 9-40 3-8 10-13 19-13 1 0 11 0 18 6-17 2-21 16-21 21 0 9 7 14 15 14 10 0 21-8 21-24 0-17-18-26-33-26-14 0-39 7-50 45-2 8-3 12-13 61-9 0-18 0-27 0-7 0-11 0-11 8 0 4 4 4 10 4 9 0 18 0 27 0-10 51-20 100-30 151-7 38-13 73-33 73-2 0-11 0-19-7 18-1 21-15 21-21 0-8-6-13-14-13-10 0-21 8-21 23 0 18 17 27 33 27 21 0 36-23 43-38 13-24 22-71 22-74 8-40 15-80 23-121z"><text:p/></draw:path><draw:path draw:style-name="gr3" draw:text-style-name="P6" svg:width="0.076in" svg:height="0.1413in" svg:x="0.1469in" svg:y="0in" svg:viewBox="0 0 194 360" svg:d="M190 15c4-5 4-6 4-7 0-2-3-8-8-8-6 0-7 2-9 8-58 112-115 224-174 336-3 6-3 7-3 8 0 3 3 8 8 8s6-3 9-8c58-113 115-224 173-337z"><text:p/></draw:path><draw:path draw:style-name="gr3" draw:text-style-name="P6" svg:width="0.1012in" svg:height="0.0358in" svg:x="0.1343in" svg:y="0.0528in" svg:viewBox="0 0 258 92" svg:d="M244 17c6 0 14 0 14-8 0-9-8-9-14-9-77 0-154 0-231 0-5 0-13 0-13 9 0 8 8 8 13 8 77 0 154 0 231 0zM244 92c6 0 14-2 14-9 0-9-8-8-14-8-77 0-154 0-231 0-5 0-13-1-13 8 0 7 8 9 13 9 77 0 154 0 231 0z"><text:p/></draw:path><draw:path draw:style-name="gr3" draw:text-style-name="P6" svg:width="0.0693in" svg:height="0.0976in" svg:x="0.2886in" svg:y="0.0429in" svg:viewBox="0 0 177 249" svg:d="M176 25c0-2 1-4 1-6 0-7-4-11-11-11-4 0-14 3-16 16-7-14-20-24-36-24-45 0-92 54-92 110 0 38 23 61 52 61 22 0 40-18 44-22h1c-9 34-9 33-13 50-1 4-15 42-55 42-8 0-21 0-32-4 12-3 16-14 16-20s-4-14-14-14c-9 0-21 8-21 23 0 16 14 23 51 23 48 0 76-29 82-53 14-56 29-113 43-171zM125 121c-2 10-11 20-19 28-8 7-20 13-31 13-20 0-25-20-25-35 0-19 11-64 22-84 9-19 26-34 42-34 26 0 31 31 31 33s-1 4-1 5c-6 25-12 49-19 74z"><text:p/></draw:path></draw:g>, או באופן שקול לפי כלל <draw:g text:anchor-type="as-char" svg:y="-0.0689in" draw:z-index="47" draw:name="Shape49" draw:style-name="gr1"><svg:title>TexMaths</svg:title><svg:desc>11§display§\eta§svg§600§FALSE§</svg:desc><draw:path draw:style-name="gr2" draw:text-style-name="P5" svg:width="0.0583in" svg:height="0.0831in" svg:x="0.0039in" svg:y="0.0071in" svg:viewBox="0 0 149 212" svg:d="M0 0c49 0 100 0 149 0 0 70 0 142 0 212-49 0-100 0-149 0 0-70 0-142 0-212z"><text:p/></draw:path><draw:path draw:style-name="gr3" draw:text-style-name="P6" svg:width="0.0697in" svg:height="0.0988in" svg:x="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, נוכיח <draw:g text:anchor-type="as-char" svg:y="-0.1134in" draw:z-index="48" draw:name="Shape50" draw:style-name="gr1"><svg:title>TexMaths</svg:title><svg:desc>11§display§\exists x \in \R. f(x) \neq g(x)§svg§600§FALSE§</svg:desc><draw:path draw:style-name="gr2" draw:text-style-name="P5" svg:width="1.2606in" svg:height="0.1358in" svg:x="0.0004in" svg:y="0.0071in" svg:viewBox="0 0 3203 346" svg:d="M1603 346c-535 0-1068 0-1603 0 0-116 0-230 0-346 1068 0 2135 0 3203 0 0 116 0 230 0 346-533 0-1067 0-1600 0z"><text:p/></draw:path><draw:path draw:style-name="gr3" draw:text-style-name="P6" svg:width="0.0673in" svg:height="0.1043in" svg:x="0.0012in" svg:y="0.0071in" svg:viewBox="0 0 172 266" svg:d="M172 13c0-12-2-13-14-13-48 0-96 0-145 0-6 0-13 0-13 8 0 7 7 7 13 7 47 0 96 0 143 0 0 37 0 73 0 111-46 0-91 0-137 0-7 0-15-2-15 7 0 8 8 9 15 9 46 0 91 0 137 0 0 36 0 73 0 109-47 0-96 0-143 0-6 0-13 0-13 8 0 7 7 7 13 7 49 0 97 0 145 0 12 0 14-1 14-13 0-79 0-159 0-240z"><text:p/></draw:path><draw:path draw:style-name="gr3" draw:text-style-name="P6" svg:width="0.0752in" svg:height="0.0685in" svg:x="0.0819in" svg:y="0.0453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39-27 41-30 4 15 18 30 41 30 40 0 62-49 62-59 0-4-3-4-4-4-4 0-4 1-6 4-13 41-39 50-51 50-16 0-21-12-21-25 0-9 2-17 6-34 5-18 9-35 14-53z"><text:p/></draw:path><draw:path draw:style-name="gr3" draw:text-style-name="P6" svg:width="0.076in" svg:height="0.087in" svg:x="0.2193in" svg:y="0.0307in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3" draw:text-style-name="P6" svg:width="0.1043in" svg:height="0.1031in" svg:x="0.3524in" svg:y="0.0098in" svg:viewBox="0 0 266 263" svg:d="M98 143c4 0 10 0 14 0 19 30 39 60 57 88 5 7 14 22 18 28 3 4 4 4 13 4 18 0 35 0 53 0 7 0 13 0 13-6 0-4-2-6-6-7-15-3-33-29-42-41-4-3-22-28-49-70 36-6 69-21 69-66 0-54-58-73-103-73-40 0-81 0-122 0-6 0-13 0-13 7 0 6 8 6 11 6 22 0 24 4 24 22 0 64 0 129 0 193 0 19-2 22-24 22-3 0-11 0-11 7 0 6 7 6 13 6 35 0 72 0 107 0 6 0 12 0 12-6 0-7-7-7-11-7-22 0-23-3-23-22 0-28 0-56 0-85zM173 124c11-14 12-35 12-51 0-19-4-40-16-55 17 3 54 15 54 55 0 24-11 44-50 51zM98 34c0-8 0-21 24-21 33 0 48 15 48 60 0 49-12 57-72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3" draw:text-style-name="P6" svg:width="0.0157in" svg:height="0.0157in" svg:x="0.4732in" svg:y="0.0972in" svg:viewBox="0 0 41 41" svg:d="M41 21c0-12-10-21-21-21-12 0-20 9-20 21 0 11 8 20 20 20 11 0 21-9 21-20z"><text:p/></draw:path><draw:path draw:style-name="gr3" draw:text-style-name="P6" svg:width="0.0752in" svg:height="0.1374in" svg:x="0.5106in" svg:y="0.0067in" svg:viewBox="0 0 192 350" svg:d="M121 118c11 0 22 0 33 0 8 0 12 0 12-8 0-4-4-4-11-4-11 0-21 0-32 0 3-16 6-30 9-44 1-8 7-36 9-40 3-8 10-13 17-13 3 0 12 0 20 6-17 2-21 16-21 21 0 9 7 14 15 14 9 0 20-9 20-24 0-17-17-26-34-26-12 0-37 7-48 45-2 8-3 12-13 61-9 0-18 0-27 0-7 0-12 0-12 7 0 5 5 5 11 5 9 0 18 0 27 0-10 50-20 100-30 151-7 37-13 72-33 72-2 0-12 0-19-6 18-1 21-16 21-21 0-9-6-13-14-13-10 0-21 8-21 23 0 17 16 26 33 26 21 0 36-23 43-37 13-25 22-71 22-74 8-40 15-80 23-121z"><text:p/></draw:path><draw:path draw:style-name="gr3" draw:text-style-name="P6" svg:width="0.0346in" svg:height="0.1512in" svg:x="0.6083in" svg:y="0in" svg:viewBox="0 0 89 385" svg:d="M89 381c0-1 0-1-7-8-48-49-60-122-60-179 0-68 14-136 63-183 4-5 4-5 4-7 0-3-1-4-3-4-5 0-39 26-62 76-20 42-24 85-24 118 0 28 4 75 25 119 23 47 56 72 61 72 2 0 3-1 3-4z"><text:p/></draw:path><draw:path draw:style-name="gr3" draw:text-style-name="P6" svg:width="0.0752in" svg:height="0.0685in" svg:x="0.6567in" svg:y="0.0453in" svg:viewBox="0 0 192 175" svg:d="M118 54c2-10 11-45 38-45 1 0 11 0 19 4-11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7 41-30 4 15 19 30 42 30 39 0 61-49 61-59 0-4-3-4-4-4-4 0-4 1-6 4-13 41-38 50-51 50-15 0-21-12-21-25 0-9 2-17 6-34 5-18 9-35 14-53z"><text:p/></draw:path><draw:path draw:style-name="gr3" draw:text-style-name="P6" svg:width="0.035in" svg:height="0.1512in" svg:x="0.7476in" svg:y="0in" svg:viewBox="0 0 90 385" svg:d="M90 194c0-31-4-77-25-121-23-48-57-73-61-73-2 0-4 2-4 4s0 2 8 9c38 38 60 99 60 181 0 64-14 132-63 180-5 6-5 6-5 7 0 2 2 4 4 4 4 0 39-26 62-76 20-41 24-84 24-115z"><text:p/></draw:path><draw:path draw:style-name="gr3" draw:text-style-name="P6" svg:width="0.0752in" svg:height="0.1409in" svg:x="0.8618in" svg:y="0.0043in" svg:viewBox="0 0 192 359" svg:d="M189 15c3-5 3-6 3-7 0-2-2-8-7-8s-6 2-9 8c-58 112-116 223-174 336-2 5-2 6-2 7 0 4 2 8 8 8 4 0 5-2 7-8 59-112 116-223 174-336z"><text:p/></draw:path><draw:path draw:style-name="gr3" draw:text-style-name="P6" svg:width="0.1008in" svg:height="0.0354in" svg:x="0.848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93in" svg:height="0.0976in" svg:x="1.0035in" svg:y="0.0453in" svg:viewBox="0 0 177 249" svg:d="M176 25c0-2 1-4 1-6 0-7-4-11-11-11-4 0-14 3-15 16-8-14-21-24-37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3" draw:text-style-name="P6" svg:width="0.0346in" svg:height="0.1512in" svg:x="1.0945in" svg:y="0in" svg:viewBox="0 0 89 385" svg:d="M89 381c0-1 0-1-7-8-48-49-60-122-60-179 0-68 14-136 62-183 5-5 5-5 5-7 0-3-1-4-3-4-5 0-40 26-62 76-20 42-24 85-24 118 0 28 3 75 25 119 23 47 56 72 61 72 2 0 3-1 3-4z"><text:p/></draw:path><draw:path draw:style-name="gr3" draw:text-style-name="P6" svg:width="0.0752in" svg:height="0.0685in" svg:x="1.1429in" svg:y="0.0453in" svg:viewBox="0 0 192 175" svg:d="M118 54c2-10 11-45 38-45 1 0 11 0 19 4-11 2-19 12-19 21 0 7 5 14 16 14 7 0 20-7 20-23 0-19-23-25-36-25-22 0-36 21-41 30-9-26-30-30-41-30-40 0-63 50-63 59 0 5 4 5 5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3" draw:text-style-name="P6" svg:width="0.035in" svg:height="0.1512in" svg:x="1.2339in" svg:y="0in" svg:viewBox="0 0 90 385" svg:d="M90 194c0-31-4-77-25-121-23-48-57-73-61-73-2 0-4 2-4 4s0 2 8 9c37 38 59 99 59 181 0 64-14 132-62 180-5 6-5 6-5 7 0 2 2 4 4 4 4 0 39-26 62-76 20-41 24-84 24-115z"><text:p/></draw:path></draw:g>. נבחר <draw:g text:anchor-type="as-char" svg:y="-0.102in" draw:z-index="49" draw:name="Shape51" draw:style-name="gr1"><svg:title>TexMaths</svg:title><svg:desc>11§display§x = 2§svg§600§FALSE§</svg:desc><draw:path draw:style-name="gr2" draw:text-style-name="P5" svg:width="0.3417in" svg:height="0.0858in" svg:x="0.0039in" svg:y="0.0075in" svg:viewBox="0 0 869 219" svg:d="M0 0c290 0 580 0 869 0 0 73 0 146 0 219-289 0-579 0-869 0 0-73 0-146 0-219z"><text:p/></draw:path><draw:path draw:style-name="gr3" draw:text-style-name="P6" svg:width="0.0756in" svg:height="0.0677in" svg:x="0.0004in" svg:y="0.0339in" svg:viewBox="0 0 193 173" svg:d="M118 54c2-10 11-45 38-45 3 0 11 0 19 5-10 1-17 11-17 21 0 6 4 13 14 13 9 0 21-6 21-22 0-21-23-26-37-26-22 0-35 21-40 30-9-26-30-30-41-30-41 0-63 50-63 59 0 5 3 2 5 5 3 0 4-1 5-5 13-40 39-50 52-50 8 0 21 3 21 26 0 11-7 37-21 91-7 23-20 39-37 39-3 0-12 0-19-5 10-2 17-10 17-21 0-10-7-12-14-12-11 0-21 9-21 21 0 18 20 25 36 25 26 0 40-27 41-29 5 14 19 29 42 29 40 0 62-48 62-58 0-3-4-3-5-3-3 0-4 1-5 3-12 41-39 50-51 50-15 0-22-13-22-26 0-8 2-15 7-33 4-17 8-35 13-52z"><text:p/></draw:path><draw:path draw:style-name="gr3" draw:text-style-name="P6" svg:width="0.1008in" svg:height="0.035in" svg:x="0.1339in" svg:y="0.0457in" svg:viewBox="0 0 257 90" svg:d="M243 15c6 0 14 0 14-7 0-8-8-8-14-8-77 0-154 0-231 0-5 0-12 0-12 8 0 7 7 7 13 7 77 0 153 0 230 0zM243 90c6 0 14 0 14-8 0-7-8-7-14-7-77 0-153 0-230 0-6 0-13 0-13 7 0 8 7 8 12 8 77 0 154 0 231 0z"><text:p/></draw:path><draw:path draw:style-name="gr3" draw:text-style-name="P6" svg:width="0.0602in" svg:height="0.1in" svg:x="0.2933in" svg:y="0in" svg:viewBox="0 0 154 255" svg:d="M30 225c13-13 27-26 41-40 60-52 83-72 83-110 0-44-35-75-81-75-44 0-73 35-73 69 0 22 20 22 21 22 7 0 20-4 20-21 0-10-7-20-21-20-3 0-3 0-5 2 9-26 30-40 52-40 35 0 52 31 52 63 0 30-19 60-41 83-24 27-49 55-74 82-4 5-4 6-4 15 47 0 96 0 143 0 4-22 8-44 11-67-3 0-6 0-10 0-2 12-4 28-7 34-4 3-29 3-38 3-23 0-46 0-69 0z"><text:p/></draw:path></draw:g>, לפיכך מתוך כלל <draw:g text:anchor-type="as-char" svg:y="-0.1063in" draw:z-index="50" draw:name="Shape52" draw:style-name="gr1"><svg:title>TexMaths</svg:title><svg:desc>11§display§\beta§svg§600§FALSE§</svg:desc><draw:path draw:style-name="gr2" draw:text-style-name="P5" svg:width="0.0709in" svg:height="0.1201in" svg:x="0.0039in" svg:y="0.0071in" svg:viewBox="0 0 181 306" svg:d="M0 0c61 0 120 0 181 0 0 102 0 204 0 306-61 0-120 0-181 0 0-102 0-204 0-306z"><text:p/></draw:path><draw:path draw:style-name="gr3" draw:text-style-name="P6" svg:width="0.0823in" svg:height="0.1358in" svg:x="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text:s/>ופירוק למקרים נראה <draw:g text:anchor-type="as-char" svg:y="-0.1134in" draw:z-index="51" draw:name="Shape53" draw:style-name="gr1"><svg:title>TexMaths</svg:title><svg:desc>11§display§f(x) = 0 \neq x = g(x)§svg§600§FALSE§</svg:desc><draw:path draw:style-name="gr2" draw:text-style-name="P5" svg:width="1.3197in" svg:height="0.1354in" svg:x="0.0004in" svg:y="0.0071in" svg:viewBox="0 0 3353 345" svg:d="M0 0c1118 0 2235 0 3353 0 0 115 0 230 0 345-1118 0-2235 0-3353 0 0-115 0-230 0-345z"><text:p/></draw:path><draw:path draw:style-name="gr3" draw:text-style-name="P6" svg:width="0.0756in" svg:height="0.137in" svg:x="0.0008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3" draw:text-style-name="P6" svg:width="0.0346in" svg:height="0.1508in" svg:x="0.0988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6" svg:width="0.0756in" svg:height="0.0681in" svg:x="0.1472in" svg:y="0.0453in" svg:viewBox="0 0 193 174" svg:d="M118 54c2-10 11-46 38-46 1 0 11 0 19 5-11 2-19 12-19 21 0 7 5 13 16 13 7 0 21-6 21-22 0-19-24-25-37-25-22 0-36 20-40 29-10-26-31-29-42-29-40 0-62 50-62 59 0 4 3 4 5 4 3 0 4-1 4-5 13-40 38-50 52-50 7 0 21 4 21 26 0 12-7 38-21 92-6 24-19 40-37 40-2 0-11 0-19-5 9-2 18-10 18-21 0-10-9-13-14-13-12 0-21 10-21 22 0 17 19 25 36 25 26 0 40-26 41-29 4 15 18 29 42 29 39 0 61-50 61-59 0-4-3-4-4-4-4 0-4 1-5 5-14 40-40 50-52 50-14 0-21-13-21-25 0-9 2-18 7-34 4-18 8-35 13-53z"><text:p/></draw:path><draw:path draw:style-name="gr3" draw:text-style-name="P6" svg:width="0.035in" svg:height="0.1508in" svg:x="0.2382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6" svg:width="0.1008in" svg:height="0.035in" svg:x="0.339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8in" svg:height="0.1035in" svg:x="0.4976in" svg:y="0.0126in" svg:viewBox="0 0 163 264" svg:d="M163 133c0-30-2-61-16-89-17-37-49-44-66-44-23 0-50 10-67 46-12 27-14 57-14 87s2 63 18 93c16 31 45 38 63 38 21 0 51-7 68-44 12-27 14-56 14-87zM81 257c-15 0-38-10-45-48-4-22-4-57-4-80 0-24 0-50 3-71 8-46 37-49 46-49 13 0 39 6 46 45 4 22 4 51 4 75 0 30 0 55-4 79-6 36-28 49-46 49z"><text:p/></draw:path><draw:path draw:style-name="gr3" draw:text-style-name="P6" svg:width="0.0756in" svg:height="0.1406in" svg:x="0.6315in" svg:y="0.0043in" svg:viewBox="0 0 193 358" svg:d="M189 15c4-5 4-6 4-7 0-4-3-8-8-8s-6 2-9 8c-58 111-115 223-174 334-2 6-2 7-2 8 0 3 2 8 8 8 4 0 5-2 7-8 59-111 116-223 174-335z"><text:p/></draw:path><draw:path draw:style-name="gr3" draw:text-style-name="P6" svg:width="0.1008in" svg:height="0.035in" svg:x="0.618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56in" svg:height="0.0681in" svg:x="0.7748in" svg:y="0.0453in" svg:viewBox="0 0 193 174" svg:d="M118 54c2-10 11-46 38-46 1 0 11 0 19 5-11 2-19 12-19 21 0 7 5 13 16 13 7 0 21-6 21-22 0-19-24-25-37-25-22 0-36 20-40 29-10-26-31-29-42-29-40 0-62 50-62 59 0 4 3 4 5 4 3 0 4-1 4-5 13-40 40-50 52-50 7 0 21 4 21 26 0 12-7 38-21 92-6 24-19 40-37 40-2 0-11 0-18-5 8-2 17-10 17-21 0-10-9-13-14-13-11 0-21 10-21 22 0 17 19 25 36 25 26 0 40-26 41-29 4 15 19 29 42 29 39 0 61-50 61-59 0-4-3-4-4-4-4 0-4 1-5 5-14 40-39 50-52 50-14 0-21-13-21-25 0-9 2-18 7-34 4-18 8-35 13-53z"><text:p/></draw:path><draw:path draw:style-name="gr3" draw:text-style-name="P6" svg:width="0.1004in" svg:height="0.035in" svg:x="0.9083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693in" svg:height="0.0972in" svg:x="1.0626in" svg:y="0.0453in" svg:viewBox="0 0 177 248" svg:d="M176 25c1-3 1-4 1-7 0-7-4-10-11-10-3 0-14 2-15 16-8-14-21-24-37-24-44 0-92 54-92 109 0 39 24 62 52 62 23 0 40-19 45-23v1c-8 34-12 48-12 49-2 3-16 42-56 42-8 0-20-1-31-4 12-4 15-14 15-20 0-7-3-13-14-13-9 0-21 6-21 22 0 15 14 23 52 23 48 0 76-30 81-53 14-56 29-114 43-170zM127 121c-3 10-13 20-20 27-9 6-21 14-32 14-19 0-25-20-25-35 0-19 12-65 22-84 11-20 27-35 42-35 27 0 32 32 32 34 0 1-1 3-2 5-5 25-12 49-17 74z"><text:p/></draw:path><draw:path draw:style-name="gr3" draw:text-style-name="P6" svg:width="0.0346in" svg:height="0.1508in" svg:x="1.1535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6" svg:width="0.0756in" svg:height="0.0681in" svg:x="1.202in" svg:y="0.0453in" svg:viewBox="0 0 193 174" svg:d="M118 54c2-10 11-46 38-46 2 0 11 0 19 5-10 2-19 12-19 21 0 7 5 13 16 13 8 0 21-6 21-22 0-19-24-25-37-25-22 0-36 20-40 29-10-26-31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" draw:text-style-name="P6" svg:width="0.035in" svg:height="0.1508in" svg:x="1.2929in" svg:y="0in" svg:viewBox="0 0 90 384" svg:d="M90 193c0-30-4-77-25-120-23-48-56-73-61-73-2 0-4 1-4 3 0 3 0 3 8 10 38 38 60 99 60 180 0 65-14 132-62 181-6 5-6 5-6 6 0 3 2 4 4 4 5 0 39-26 62-75 20-43 24-85 24-116z"><text:p/></draw:path></draw:g><text:s/>וסה"כ <draw:g text:anchor-type="as-char" svg:y="-0.1134in" draw:z-index="53" draw:name="Shape54" draw:style-name="gr1"><svg:title>TexMaths</svg:title><svg:desc>11§display§f(x) \neq g(x)§svg§600§FALSE§</svg:desc><draw:path draw:style-name="gr2" draw:text-style-name="P5" svg:width="0.7504in" svg:height="0.1354in" svg:x="0.0004in" svg:y="0.0071in" svg:viewBox="0 0 1907 345" svg:d="M0 0c636 0 1271 0 1907 0 0 115 0 230 0 345-636 0-1271 0-1907 0 0-115 0-230 0-345z"><text:p/></draw:path><draw:path draw:style-name="gr3" draw:text-style-name="P6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" draw:text-style-name="P6" svg:width="0.0346in" svg:height="0.1508in" svg:x="0.0988in" svg:y="0in" svg:viewBox="0 0 89 384" svg:d="M89 380c0-1 0-1-7-8-48-48-60-121-60-179 0-67 14-135 62-183 5-4 5-4 5-7 0-2-1-3-3-3-5 0-40 26-62 75-20 43-24 86-24 118 0 28 3 76 25 119 23 47 56 72 61 72 2 0 3-1 3-4z"><text:p/></draw:path><draw:path draw:style-name="gr3" draw:text-style-name="P6" svg:width="0.0748in" svg:height="0.0681in" svg:x="0.1472in" svg:y="0.0453in" svg:viewBox="0 0 191 174" svg:d="M118 54c2-10 11-46 37-46 2 0 12 0 20 5-11 2-19 12-19 21 0 7 5 13 16 13 7 0 19-6 19-22 0-19-22-25-35-25-23 0-36 20-41 29-9-26-30-29-41-29-41 0-63 50-63 59 0 4 4 4 5 4 3 0 5-1 5-5 13-40 38-50 52-50 7 0 20 4 20 26 0 12-6 38-20 92-6 24-20 40-37 40-2 0-11 0-20-5 10-2 19-10 19-21 0-10-9-13-14-13-12 0-21 10-21 22 0 17 19 25 36 25 26 0 39-26 40-29 5 15 19 29 42 29 40 0 62-50 62-59 0-4-4-4-5-4-3 0-3 1-5 5-13 40-39 50-51 50-16 0-21-13-21-25 0-9 2-18 6-34 5-18 9-35 14-53z"><text:p/></draw:path><draw:path draw:style-name="gr3" draw:text-style-name="P6" svg:width="0.035in" svg:height="0.1508in" svg:x="0.2382in" svg:y="0in" svg:viewBox="0 0 90 384" svg:d="M90 193c0-30-4-77-26-120-23-48-56-73-60-73-2 0-4 1-4 3 0 3 0 3 8 10 37 38 59 99 59 180 0 65-14 132-62 181-5 5-5 5-5 6 0 3 2 4 4 4 4 0 39-26 61-75 20-43 25-85 25-116z"><text:p/></draw:path><draw:path draw:style-name="gr3" draw:text-style-name="P6" svg:width="0.0752in" svg:height="0.1406in" svg:x="0.352in" svg:y="0.0043in" svg:viewBox="0 0 192 358" svg:d="M190 15c2-5 2-6 2-7 0-4-2-8-7-8s-6 2-8 8c-58 111-115 223-174 334-3 6-3 7-3 8 0 3 3 8 8 8 4 0 5-2 8-8 59-111 116-223 174-335z"><text:p/></draw:path><draw:path draw:style-name="gr3" draw:text-style-name="P6" svg:width="0.1008in" svg:height="0.035in" svg:x="0.339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7in" svg:height="0.0972in" svg:x="0.4933in" svg:y="0.0453in" svg:viewBox="0 0 178 248" svg:d="M176 25c1-3 2-4 2-7 0-7-5-10-12-10-3 0-14 2-15 16-7-14-21-24-37-24-44 0-91 54-91 109 0 39 23 62 51 62 23 0 41-19 45-23v1c-8 34-12 48-12 49-3 3-15 42-56 42-7 0-20-1-31-4 12-4 16-14 16-20 0-7-4-13-15-13-8 0-21 6-21 22 0 15 14 23 52 23 48 0 76-30 81-53 14-56 29-114 43-170zM126 121c-2 10-11 20-19 27-8 6-20 14-32 14-19 0-24-20-24-35 0-19 11-65 20-84 11-20 28-35 44-35 26 0 31 32 31 34 0 1-1 3-1 5-6 25-12 49-19 74z"><text:p/></draw:path><draw:path draw:style-name="gr3" draw:text-style-name="P6" svg:width="0.0346in" svg:height="0.1508in" svg:x="0.5843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6" svg:width="0.0752in" svg:height="0.0681in" svg:x="0.6327in" svg:y="0.0453in" svg:viewBox="0 0 192 174" svg:d="M118 54c2-10 11-46 38-46 2 0 11 0 19 5-10 2-18 12-18 21 0 7 4 13 15 13 8 0 20-6 20-22 0-19-23-25-36-25-22 0-35 20-41 29-8-26-29-29-41-29-40 0-62 50-62 59 0 4 3 4 4 4 4 0 5-1 6-5 13-40 38-50 52-50 6 0 21 4 21 26 0 12-7 38-21 92-7 24-20 40-38 40-2 0-11 0-18-5 9-2 17-10 17-21 0-10-8-13-14-13-11 0-21 10-21 22 0 17 19 25 36 25 26 0 40-26 41-29 4 15 19 29 42 29 39 0 61-50 61-59 0-4-3-4-4-4-3 0-4 1-6 5-12 40-38 50-51 50-15 0-21-13-21-25 0-9 2-18 6-34 5-18 9-35 14-53z"><text:p/></draw:path><draw:path draw:style-name="gr3" draw:text-style-name="P6" svg:width="0.0346in" svg:height="0.1508in" svg:x="0.724in" svg:y="0in" svg:viewBox="0 0 89 384" svg:d="M89 193c0-30-4-77-25-120-23-48-56-73-61-73-2 0-3 1-3 3 0 3 0 3 7 10 38 38 60 99 60 180 0 65-14 132-63 181-4 5-4 5-4 6 0 3 1 4 3 4 5 0 39-26 62-75 20-43 24-85 24-116z"><text:p/></draw:path></draw:g>, כדרוש. </text:p>
      <text:p text:style-name="P10"><draw:g text:anchor-type="as-char" svg:y="-0.1134in" draw:z-index="52" draw:name="Shape55" draw:style-name="gr1"><svg:title>TexMaths</svg:title><svg:desc>11§display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שאלה 2</text:h>
      <text:h text:style-name="P15" text:outline-level="3">סעיף <text:span text:style-name="T7">(</text:span>א<text:span text:style-name="T7">)</text:span></text:h>
      <text:p text:style-name="P12">נתון: <text:span text:style-name="T2">נתון </text:span><text:span text:style-name="T2"><draw:g text:anchor-type="as-char" svg:y="-0.1063in" draw:z-index="54" draw:name="Shape56" draw:style-name="gr1"><svg:title>TexMaths</svg:title><svg:desc>11§display§Res§svg§600§FALSE§</svg:desc><draw:path draw:style-name="gr2" draw:text-style-name="P5" svg:width="0.2343in" svg:height="0.0906in" svg:x="0.0024in" svg:y="0.0071in" svg:viewBox="0 0 596 231" svg:d="M0 0c199 0 397 0 596 0 0 77 0 154 0 231-199 0-397 0-596 0 0-77 0-154 0-231z"><text:p/></draw:path><draw:path draw:style-name="gr3" draw:text-style-name="P6" svg:width="0.1079in" svg:height="0.1063in" svg:x="0.0004in" svg:y="0in" svg:viewBox="0 0 275 271" svg:d="M129 26c3-8 4-13 10-14 5 0 17 0 24 0 28 0 71 0 71 39 0 12-7 39-22 54-10 9-30 23-65 23-14 0-29 0-43 0 8-34 17-69 25-102zM184 132c40-9 85-35 85-74 0-34-34-58-85-58-37 0-73 0-109 0-8 0-11 0-11 8 0 4 3 4 9 4 2 0 9 0 16 1 6 0 10 1 10 6 0 2 0 3-1 7-18 69-34 138-52 206-4 16-4 18-35 18-7 0-11 0-11 8 0 4 3 3 5 4 11 0 39-1 50-1 10 0 37 1 48 1 3 0 8 0 8-8 0-4-4-4-11-4-14 0-25 0-25-7 0-2 1-4 2-6 9-34 16-69 25-102 14 0 30 0 45 0 35 0 43 21 43 35 0 5-4 17-6 26-3 11-6 25-6 33 0 42 46 42 51 42 33 0 46-39 46-44s-3-2-4-5c-3 0-4 3-6 5-9 28-26 35-35 35-12 0-15-8-15-23 0-12 2-32 4-44 0-6 1-13 1-18 0-30-25-41-36-45z"><text:p/></draw:path><draw:path draw:style-name="gr3" draw:text-style-name="P6" svg:width="0.0579in" svg:height="0.0681in" svg:x="0.1173in" svg:y="0.0362in" svg:viewBox="0 0 148 174" svg:d="M55 81c11 0 39 0 59-8 26-11 29-34 29-40 0-16-16-33-42-33-43 0-101 37-101 106 0 37 23 68 60 68 56 0 88-40 88-44 0-2-2-6-4-6-3 0-4 1-6 5-29 36-72 36-77 36-29 0-32-31-32-43 0-4 0-16 5-41 7 0 14 0 21 0zM36 74c16-60 55-65 65-65 19 0 28 11 28 24 0 41-61 41-76 41-6 0-11 0-17 0z"><text:p/></draw:path><draw:path draw:style-name="gr3" draw:text-style-name="P6" svg:width="0.0551in" svg:height="0.0681in" svg:x="0.1886in" svg:y="0.0362in" svg:viewBox="0 0 141 174" svg:d="M131 26c-11 2-19 9-19 18 0 6 3 11 12 11s17-7 17-21c0-17-16-34-46-34-50 0-64 40-64 57 0 30 28 35 39 38 20 4 41 8 41 29 0 10-9 41-56 41-6 0-35 0-44-20 15 2 24-10 24-20 0-8-5-13-13-13-11 0-22 8-22 24 0 23 22 38 55 38 62 0 78-45 78-63 0-14-8-23-12-28-11-10-22-13-39-16-14-3-29-6-29-23 0-11 8-35 42-35 10 0 30 3 36 17z"><text:p/></draw:path></draw:g></text:span><text:span text:style-name="T2"><text:s/>יחס שקילות מעל </text:span><text:span text:style-name="T2"><draw:g text:anchor-type="as-char" svg:y="-0.1035in" draw:z-index="55" draw:name="Shape57" draw:style-name="gr1"><svg:title>TexMaths</svg:title><svg:desc>11§display§\R§svg§600§FALSE§</svg:desc><draw:path draw:style-name="gr2" draw:text-style-name="P5" svg:width="0.0906in" svg:height="0.0878in" svg:x="0.0055in" svg:y="0.0071in" svg:viewBox="0 0 231 224" svg:d="M0 0c77 0 153 0 231 0 0 75 0 149 0 224-78 0-154 0-231 0 0-75 0-149 0-224z"><text:p/></draw:path><draw:path draw:style-name="gr3" draw:text-style-name="P6" svg:width="0.1035in" svg:height="0.1035in" svg:x="0.0004in" svg:y="0in" svg:viewBox="0 0 264 264" svg:d="M97 142c5 0 9 0 13 0 19 30 39 60 58 90 3 6 13 22 17 27 3 5 4 5 13 5 17 0 35 0 53 0 7 0 13 0 13-7 0-3-2-6-6-6-14-4-33-29-43-41-2-5-22-30-47-72 34-6 67-20 67-65 0-54-56-73-101-73-41 0-82 0-122 0-6 0-12 0-12 7 0 6 7 6 10 6 22 0 24 4 24 22 0 64 0 129 0 193 0 19-2 23-24 23-3 0-10 0-10 6 0 7 6 7 12 7 35 0 71 0 106 0 8 0 13 0 13-7 0-6-6-6-11-6-22 0-23-4-23-23 0-28 0-57 0-86zM170 125c11-15 12-36 12-52 0-19-2-40-14-55 15 3 54 15 54 55 0 24-12 44-52 52zM97 34c0-8 0-21 23-21 32 0 49 15 49 60 0 50-12 57-72 57 0-32 0-64 0-96zM44 251c3-8 3-18 3-23 0-64 0-129 0-193 0-4 0-14-3-22 14 0 29 0 44 0-4 7-4 15-4 20 0 65 0 130 0 195 0 5 0 15 2 23-14 0-29 0-42 0zM127 142c2 0 4-1 7-1 5 0 13 0 19-1 6 9 48 79 80 111-12 0-24 0-38 0-23-36-46-72-68-109z"><text:p/></draw:path></draw:g></text:span><text:span text:style-name="T2">, המוגדר באופן הבא: </text:span><text:span text:style-name="T2"><draw:g text:anchor-type="as-char" svg:y="-0.1047in" draw:z-index="57" draw:name="Shape58" draw:style-name="gr1"><svg:title>TexMaths</svg:title><svg:desc>11§display§\forall a, b \in \R. aResb \iff b - a \in \Z§svg§600§FALSE§</svg:desc><draw:path draw:style-name="gr2" draw:text-style-name="P5" svg:width="2.0874in" svg:height="0.1177in" svg:x="0.0079in" svg:y="0.0075in" svg:viewBox="0 0 5303 300" svg:d="M0 0c1768 0 3535 0 5303 0 0 100 0 201 0 300-1768 0-3535 0-5303 0 0-99 0-200 0-300z"><text:p/></draw:path><draw:path draw:style-name="gr3" draw:text-style-name="P6" svg:width="0.0843in" svg:height="0.1075in" svg:x="0in" svg:y="0in" svg:viewBox="0 0 215 274" svg:d="M213 14c2-4 2-4 2-6 0-4-3-8-8-8s-7 4-9 9c-11 28-21 56-32 84-39 0-78 0-118 0-11-28-20-56-31-84-3-6-4-9-9-9-4 0-8 4-8 8 0 1 0 1 2 6 32 84 65 168 97 251 1 6 3 9 9 9 5 0 6-4 8-8 33-84 64-167 97-252zM55 109c35 0 69 0 105 0-18 45-35 91-52 136-18-45-35-91-53-136z"><text:p/></draw:path><draw:path draw:style-name="gr3" draw:text-style-name="P6" svg:width="0.0693in" svg:height="0.0677in" svg:x="0.0906in" svg:y="0.0378in" svg:viewBox="0 0 177 173" svg:d="M129 25c-7-14-18-25-35-25-46 0-94 57-94 113 0 36 22 60 52 60 7 0 27-1 50-27 4 16 17 27 36 27 13 0 22-7 28-19 7-15 11-38 11-39 0-3-3-3-4-3-5 0-5 1-6 6-6 26-13 48-29 48-10 0-11-10-11-18s1-11 4-28c4-16 5-20 9-34 4-19 10-37 14-54 2-11 2-12 2-13 0-7-4-11-11-11-9 0-15 8-16 17zM103 125c-1 7-1 8-7 14-17 21-32 27-43 27-20 0-25-21-25-36 0-19 12-66 22-84 11-23 28-37 44-37 25 0 30 32 30 34s-1 4-1 6c-6 26-13 51-20 76z"><text:p/></draw:path><draw:path draw:style-name="gr3" draw:text-style-name="P6" svg:width="0.0173in" svg:height="0.0449in" svg:x="0.178in" svg:y="0.0882in" svg:viewBox="0 0 45 115" svg:d="M45 41c0-26-9-41-24-41-13 0-21 10-21 21 0 10 8 20 21 20 4 0 10-2 13-5 1-1 1-1 2-1 0 2 1 0 1 6 0 28-13 51-26 64-4 4-4 5-4 6 0 3 2 4 3 4 4 0 35-29 35-74z"><text:p/></draw:path><draw:path draw:style-name="gr3" draw:text-style-name="P6" svg:width="0.0555in" svg:height="0.1059in" svg:x="0.2402in" svg:y="0in" svg:viewBox="0 0 142 270" svg:d="M74 4c-1-1 0-4-5-4-10 0-37 3-47 4-3 0-8 0-8 8 0 4 4 4 9 4 19 0 20 3 20 7 0 2-3 15-6 23-11 42-20 83-31 125-5 19-6 25-6 38 0 37 20 61 48 61 47 0 94-57 94-112 0-34-21-61-52-61-17 0-33 12-45 23 10-39 19-77 29-116zM37 149c3-8 3-9 6-13 20-25 36-31 47-31 13 0 24 12 24 36 0 23-13 66-19 81-14 26-31 39-47 39-13 0-25-10-25-38 0-8 0-15 6-39 3-12 5-23 8-35z"><text:p/></draw:path><draw:path draw:style-name="gr3" draw:text-style-name="P6" svg:width="0.0756in" svg:height="0.087in" svg:x="0.3531in" svg:y="0.0232in" svg:viewBox="0 0 193 222" svg:d="M179 120c7 0 14 0 14-8s-7-8-14-8c-55 0-109 0-164 0 5-51 50-89 104-89 20 0 41 0 60 0 7 0 14 0 14-7 0-8-7-8-14-8-19 0-40 0-60 0-66 0-119 50-119 112 0 60 53 110 119 110 20 0 41 0 60 0 7 0 14 0 14-8s-7-8-14-8c-19 0-40 0-60 0-54 0-99-35-104-86 55 0 109 0 164 0z"><text:p/></draw:path><draw:path draw:style-name="gr3" draw:text-style-name="P6" svg:width="0.1039in" svg:height="0.1028in" svg:x="0.4866in" svg:y="0.002in" svg:viewBox="0 0 265 262" svg:d="M98 143c4 0 9 0 13 0 20 29 39 59 58 88 5 6 14 21 18 27 2 4 3 4 12 4 18 0 36 0 54 0 7 0 12 0 12-6 0-4-2-6-5-7-15-3-33-29-42-41-3-4-22-29-49-70 35-5 68-21 68-66 0-53-57-72-103-72-40 0-80 0-121 0-6 0-13 0-13 7 0 6 8 6 11 6 22 0 23 3 23 22 0 64 0 128 0 192 0 20-1 22-23 22-3 0-11 0-11 7 0 6 7 6 13 6 35 0 71 0 106 0 8 0 13 0 13-6 0-7-7-7-11-7-22 0-23-3-23-22 0-29 0-56 0-84zM172 124c11-14 12-35 12-52 0-18-2-38-15-54 16 3 54 15 54 54 0 26-11 44-51 52zM98 34c0-8 0-21 23-21 33 0 50 14 50 59 0 50-13 57-73 57 0-31 0-63 0-95zM45 249c3-7 3-18 3-21 0-64 0-128 0-193 0-4 0-14-3-22 14 0 30 0 44 0-5 7-5 14-5 20 0 65 0 130 0 195 0 3 0 14 3 21-14 0-28 0-42 0zM128 143c2 0 4 0 6 0 7 0 15-2 21-3 6 10 47 77 79 109-12 0-25 0-37 0-23-35-46-71-69-106z"><text:p/></draw:path><draw:path draw:style-name="gr3" draw:text-style-name="P6" svg:width="0.0161in" svg:height="0.0157in" svg:x="0.6067in" svg:y="0.0882in" svg:viewBox="0 0 42 41" svg:d="M42 21c0-11-10-21-21-21s-21 10-21 21 10 20 21 20 21-9 21-20z"><text:p/></draw:path><draw:path draw:style-name="gr3" draw:text-style-name="P6" svg:width="0.0693in" svg:height="0.0677in" svg:x="0.6425in" svg:y="0.0378in" svg:viewBox="0 0 177 173" svg:d="M129 25c-7-14-19-25-35-25-47 0-94 57-94 113 0 36 21 60 52 60 7 0 26-1 49-27 4 16 17 27 35 27 15 0 24-7 29-19 7-15 12-38 12-39 0-3-3-3-4-3-5 0-5 1-6 6-6 26-14 48-29 48-10 0-13-10-13-18s2-11 6-28c4-16 5-20 9-34 4-19 9-37 13-54 3-11 3-12 3-13 0-7-4-11-11-11-10 0-15 8-16 17zM103 125c-2 7-2 8-7 14-17 21-33 27-44 27-19 0-24-21-24-36 0-19 12-66 20-84 13-23 30-37 46-37 25 0 30 32 30 34s-1 4-1 6c-6 26-13 51-20 76z"><text:p/></draw:path><draw:path draw:style-name="gr3" draw:text-style-name="P6" svg:width="0.1083in" svg:height="0.1059in" svg:x="0.7228in" svg:y="0.002in" svg:viewBox="0 0 276 270" svg:d="M129 26c2-8 4-13 11-14 3 0 16 0 24 0 27 0 70 0 70 37 0 14-6 41-22 55-10 10-29 23-65 23-14 0-28 0-42 0 7-34 16-68 24-101zM185 132c38-9 85-35 85-75 0-33-35-57-85-57-38 0-74 0-111 0-8 0-11 0-11 8 0 4 3 4 11 4 1 0 9 0 14 0 8 1 11 1 11 7 0 1 0 2-1 7-18 68-35 137-53 205-3 16-4 18-35 18-7 0-10 0-10 8 0 4 4 4 6 4 11 0 37-1 48-1s38 1 49 1c4 0 8 0 8-8 0-4-3-4-11-4-14 0-25 0-25-7 0-2 1-4 1-6 9-34 16-67 25-101 16 0 31 0 46 0 36 0 43 22 43 35 0 4-3 16-5 25-3 11-7 25-7 33 0 42 46 42 52 42 33 0 46-39 46-44 0-4-3-2-4-4-4 0-5 2-6 4-10 28-26 35-35 35-12 0-15-8-15-23 0-12 2-32 4-44 0-5 1-13 1-19 0-28-26-39-36-43z"><text:p/></draw:path><draw:path draw:style-name="gr3" draw:text-style-name="P6" svg:width="0.0583in" svg:height="0.0677in" svg:x="0.8402in" svg:y="0.0378in" svg:viewBox="0 0 149 173" svg:d="M55 81c11 0 40 0 59-9 27-11 29-34 29-39 0-17-14-33-42-33-43 0-101 37-101 105 0 39 23 68 61 68 56 0 88-39 88-44 0-2-3-5-5-5s-2 1-5 4c-30 38-73 38-77 38-30 0-33-32-33-44 0-5 0-17 5-41 7 0 14 0 21 0zM36 73c16-59 55-64 65-64 19 0 29 11 29 24 0 40-62 40-77 40-6 0-11 0-17 0z"><text:p/></draw:path><draw:path draw:style-name="gr3" draw:text-style-name="P6" svg:width="0.0555in" svg:height="0.0677in" svg:x="0.9122in" svg:y="0.0378in" svg:viewBox="0 0 142 173" svg:d="M131 26c-11 1-19 9-19 18 0 5 4 11 12 11 9 0 18-7 18-21 0-18-17-34-45-34-52 0-66 39-66 57 0 30 28 35 39 37 21 5 41 9 41 30 0 10-9 42-55 42-5 0-35 0-44-20 14 2 24-10 24-21 0-9-6-13-14-13-10 0-22 8-22 25 0 22 22 36 55 36 63 0 78-45 78-62 0-15-8-23-12-29-10-10-22-12-38-15-15-3-30-7-30-23 0-12 10-35 44-35 9 0 28 3 34 17z"><text:p/></draw:path><draw:path draw:style-name="gr3" draw:text-style-name="P6" svg:width="0.0555in" svg:height="0.1059in" svg:x="0.9827in" svg:y="0in" svg:viewBox="0 0 142 270" svg:d="M74 4c-1-1 0-4-5-4-8 0-37 3-47 4-3 0-8 0-8 8 0 4 5 4 10 4 19 0 19 3 19 7 0 2-3 15-6 23-9 42-20 83-30 125-6 19-7 25-7 38 0 37 21 61 50 61 45 0 92-57 92-112 0-34-20-61-51-61-18 0-34 12-46 23 10-39 19-77 29-116zM37 149c4-8 4-9 7-13 19-25 36-31 46-31 15 0 24 12 24 36 0 23-13 66-19 81-14 26-31 39-45 39s-27-10-27-38c0-8 0-15 7-39 2-12 5-23 7-35z"><text:p/></draw:path><draw:path draw:style-name="gr3" draw:text-style-name="P6" svg:width="0.1346in" svg:height="0.0827in" svg:x="1.1335in" svg:y="0.0256in" svg:viewBox="0 0 343 211" svg:d="M330 151c7 0 13 0 13-7 0-8-6-8-13-8-82 0-164 0-246 0-16-14-36-24-49-30 15-6 33-16 49-29 82 0 164 0 246 0 7 0 13 0 13-8s-6-8-13-8c-76 0-153 0-229 0 19-17 39-51 39-57 0-4-5-4-7-4-3 0-6 0-8 3-7 15-18 35-44 57-26 24-52 34-72 40-7 3-7 3-8 4-1 0-1 1-1 2 0 0 0 1 1 3h1c0 1 1 1 8 3 53 15 91 50 113 91 4 8 5 8 10 8 2 0 7 0 7-5 0-4-20-37-39-55 76 0 153 0 229 0z"><text:p/></draw:path><draw:path draw:style-name="gr3" draw:text-style-name="P6" svg:width="0.1346in" svg:height="0.0827in" svg:x="1.2606in" svg:y="0.0256in" svg:viewBox="0 0 343 211" svg:d="M259 77c16 13 36 23 49 29-14 6-33 16-49 30-82 0-164 0-246 0-6 0-13 0-13 8 0 7 7 7 13 7 76 0 153 0 229 0-19 18-38 51-38 55 0 5 4 5 6 5 3 0 6 0 8-4 8-14 19-35 44-56 26-23 53-34 72-39 7-2 7-3 8-3 1-2 1-3 1-3 0-1 0-2-1-2 0-1-1-1-1-1-2-1-1-1-8-3-52-16-91-51-113-91-4-8-4-9-10-9-2 0-6 0-6 4 0 6 18 39 38 57-76 0-153 0-229 0-6 0-13 0-13 8s7 8 13 8c82 0 164 0 246 0z"><text:p/></draw:path><draw:path draw:style-name="gr3" draw:text-style-name="P6" svg:width="0.0559in" svg:height="0.1059in" svg:x="1.4957in" svg:y="0in" svg:viewBox="0 0 143 270" svg:d="M75 4c-2-1 0-4-6-4-8 0-36 3-46 4-3 0-8 0-8 8 0 4 4 4 9 4 19 0 20 3 20 7 0 2-3 15-5 23-11 42-21 83-32 125-5 19-7 25-7 38 0 37 21 61 50 61 46 0 93-57 93-112 0-34-21-61-52-61-17 0-34 12-45 23 10-39 19-77 29-116zM39 149c2-8 2-9 5-13 19-25 36-31 46-31 15 0 26 12 26 36 0 23-14 66-20 81-13 26-31 39-46 39-14 0-26-10-26-38 0-8 0-15 6-39 3-12 5-23 9-35z"><text:p/></draw:path><draw:path draw:style-name="gr3" draw:text-style-name="P6" svg:width="0.0929in" svg:height="0.0055in" svg:x="1.6004in" svg:y="0.0642in" svg:viewBox="0 0 237 15" svg:d="M222 15c7 0 15 0 15-7 0-8-8-8-15-8-69 0-139 0-209 0-6 0-13 0-13 8 0 7 7 7 13 7 70 0 140 0 209 0z"><text:p/></draw:path><draw:path draw:style-name="gr3" draw:text-style-name="P6" svg:width="0.0693in" svg:height="0.0677in" svg:x="1.7461in" svg:y="0.0378in" svg:viewBox="0 0 177 173" svg:d="M129 25c-7-14-18-25-35-25-46 0-94 57-94 113 0 36 22 60 52 60 7 0 27-1 50-27 4 16 17 27 36 27 13 0 22-7 28-19 7-15 11-38 11-39 0-3-3-3-4-3-4 0-5 1-6 6-6 26-13 48-29 48-10 0-11-10-11-18s1-11 4-28c4-16 5-20 9-34 4-19 10-37 14-54 2-11 2-12 2-13 0-7-4-11-11-11-9 0-15 8-16 17zM105 125c-3 7-3 8-9 14-17 21-32 27-43 27-20 0-25-21-25-36 0-19 13-66 22-84 11-23 28-37 44-37 25 0 30 32 30 34s-1 4-1 6c-6 26-12 51-18 76z"><text:p/></draw:path><draw:path draw:style-name="gr3" draw:text-style-name="P6" svg:width="0.0756in" svg:height="0.087in" svg:x="1.8756in" svg:y="0.0232in" svg:viewBox="0 0 193 222" svg:d="M179 120c7 0 14 0 14-8s-7-8-14-8c-55 0-109 0-164 0 5-51 50-89 104-89 20 0 41 0 60 0 7 0 14 0 14-7 0-8-7-8-14-8-19 0-40 0-60 0-66 0-119 50-119 112 0 60 53 110 119 110 20 0 41 0 60 0 7 0 14 0 14-8s-7-8-14-8c-19 0-40 0-60 0-54 0-99-35-104-86 55 0 109 0 164 0z"><text:p/></draw:path><draw:path draw:style-name="gr3" draw:text-style-name="P6" svg:width="0.0921in" svg:height="0.1028in" svg:x="2.0106in" svg:y="0.002in" svg:viewBox="0 0 235 262" svg:d="M220 14c3-5 3-5 3-7 0-7-5-7-12-7-59 0-117 0-177 0-13 0-13 1-14 11-2 18-3 35-6 53 0 1-1 2-1 4 0 5 5 8 8 8s5-4 7-6c1-10 4-26 28-41 22-15 49-16 62-16 11 0 21 0 32 0-49 79-97 158-146 236-4 4-4 5-4 7 0 6 7 6 13 6 66 0 133 0 199 0 11 0 11 0 14-10 3-25 6-50 9-77 0-3-3-5-6-5-6 0-7 3-8 11-6 31-36 68-91 68-19 0-36 0-55 0 48-78 97-157 145-235zM33 13c7 0 14 0 21 0v1c-11 6-18 12-23 17 1-6 1-12 2-18zM165 13c13 0 26 0 40 0-49 79-98 158-147 236-13 0-25 0-38 0 48-78 97-157 145-236zM186 249c11-7 21-15 30-25-1 7-3 11-4 25-8 0-17 0-26 0z"><text:p/></draw:path></draw:g></text:span></text:p>
      <text:p text:style-name="P16">צ.ל.: <draw:g text:anchor-type="as-char" svg:y="-0.1134in" draw:z-index="372" draw:name="Shape59" draw:style-name="gr1"><svg:title>TexMaths</svg:title><svg:desc>11§display§[0, 1)§svg§600§FALSE§</svg:desc><draw:path draw:style-name="gr2" draw:text-style-name="P5" svg:width="0.2894in" svg:height="0.1358in" svg:x="0.0004in" svg:y="0.0071in" svg:viewBox="0 0 736 346" svg:d="M369 346c-124 0-246 0-369 0 0-116 0-230 0-346 245 0 491 0 736 0 0 116 0 230 0 346-122 0-245 0-367 0z"><text:p/></draw:path><draw:path draw:style-name="gr3" draw:text-style-name="P6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3" draw:text-style-name="P6" svg:width="0.0638in" svg:height="0.1035in" svg:x="0.0406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6" svg:width="0.0173in" svg:height="0.0453in" svg:x="0.124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5in" svg:height="0.1in" svg:x="0.1913in" svg:y="0.013in" svg:viewBox="0 0 128 255" svg:d="M79 10c0-10 0-10-9-10-24 24-58 24-70 24 0 5 0 8 0 12 8 0 31 0 51-10 0 66 0 133 0 199 0 14-1 18-36 18-4 0-8 0-13 0 0 5 0 9 0 12 15-1 48-1 63-1s49 0 63 1c0-3 0-7 0-12-5 0-8 0-12 0-36 0-37-4-37-18 0-72 0-144 0-215z"><text:p/></draw:path><draw:path draw:style-name="gr3" draw:text-style-name="P6" svg:width="0.035in" svg:height="0.1512in" svg:x="0.2626in" svg:y="0in" svg:viewBox="0 0 90 385" svg:d="M90 193c0-30-4-76-25-120-23-48-57-73-61-73-2 0-4 2-4 4s0 2 8 9c37 38 59 99 59 180 0 65-14 133-61 181-6 6-6 6-6 7 0 2 2 4 4 4 4 0 39-26 62-76 20-41 24-84 24-116z"><text:p/></draw:path></draw:g><text:span text:style-name="T2"><text:s/>קבוצת נציגים של </text:span><text:span text:style-name="T2"><draw:g text:anchor-type="as-char" svg:y="-0.1063in" draw:z-index="56" draw:name="Shape60" draw:style-name="gr1"><svg:title>TexMaths</svg:title><svg:desc>11§display§Res§svg§600§FALSE§</svg:desc><draw:path draw:style-name="gr2" draw:text-style-name="P5" svg:width="0.2343in" svg:height="0.0906in" svg:x="0.0024in" svg:y="0.0071in" svg:viewBox="0 0 596 231" svg:d="M0 0c199 0 397 0 596 0 0 77 0 154 0 231-199 0-397 0-596 0 0-77 0-154 0-231z"><text:p/></draw:path><draw:path draw:style-name="gr3" draw:text-style-name="P6" svg:width="0.1079in" svg:height="0.1063in" svg:x="0.0004in" svg:y="0in" svg:viewBox="0 0 275 271" svg:d="M129 26c3-8 4-13 10-14 5 0 17 0 24 0 28 0 71 0 71 39 0 12-7 39-22 54-10 9-30 23-65 23-14 0-29 0-43 0 8-34 17-69 25-102zM184 132c40-9 85-35 85-74 0-34-34-58-85-58-37 0-73 0-109 0-8 0-11 0-11 8 0 4 3 4 9 4 2 0 9 0 16 1 6 0 10 1 10 6 0 2 0 3-1 7-18 69-34 138-52 206-4 16-4 18-35 18-7 0-11 0-11 8 0 4 3 3 5 4 11 0 39-1 50-1 10 0 37 1 48 1 3 0 8 0 8-8 0-4-4-4-11-4-14 0-25 0-25-7 0-2 1-4 2-6 9-34 16-69 25-102 14 0 30 0 45 0 35 0 43 21 43 35 0 5-4 17-6 26-3 11-6 25-6 33 0 42 46 42 51 42 33 0 46-39 46-44s-3-2-4-5c-3 0-4 3-6 5-9 28-26 35-35 35-12 0-15-8-15-23 0-12 2-32 4-44 0-6 1-13 1-18 0-30-25-41-36-45z"><text:p/></draw:path><draw:path draw:style-name="gr3" draw:text-style-name="P6" svg:width="0.0579in" svg:height="0.0681in" svg:x="0.1173in" svg:y="0.0362in" svg:viewBox="0 0 148 174" svg:d="M55 81c11 0 39 0 59-8 26-11 29-34 29-40 0-16-16-33-42-33-43 0-101 37-101 106 0 37 23 68 60 68 56 0 88-40 88-44 0-2-2-6-4-6-3 0-4 1-6 5-29 36-72 36-77 36-29 0-32-31-32-43 0-4 0-16 5-41 7 0 14 0 21 0zM36 74c16-60 55-65 65-65 19 0 28 11 28 24 0 41-61 41-76 41-6 0-11 0-17 0z"><text:p/></draw:path><draw:path draw:style-name="gr3" draw:text-style-name="P6" svg:width="0.0551in" svg:height="0.0681in" svg:x="0.1886in" svg:y="0.0362in" svg:viewBox="0 0 141 174" svg:d="M131 26c-11 2-19 9-19 18 0 6 3 11 12 11s17-7 17-21c0-17-16-34-46-34-50 0-64 40-64 57 0 30 28 35 39 38 20 4 41 8 41 29 0 10-9 41-56 41-6 0-35 0-44-20 15 2 24-10 24-20 0-8-5-13-13-13-11 0-22 8-22 24 0 23 22 38 55 38 62 0 78-45 78-63 0-14-8-23-12-28-11-10-22-13-39-16-14-3-29-6-29-23 0-11 8-35 42-35 10 0 30 3 36 17z"><text:p/></draw:path></draw:g></text:span></text:p>
      <text:p text:style-name="P12">הוכחה: </text:p>
      <text:list text:style-name="L2">
        <text:list-item>
          <text:p text:style-name="P17"><text:span text:style-name="T2">קיום: יהי </text:span><text:span text:style-name="T2"><draw:g text:anchor-type="as-char" svg:y="-0.1035in" draw:z-index="58" draw:name="Shape61" draw:style-name="gr1"><svg:title>TexMaths</svg:title><svg:desc>11§display§r \in \R§svg§600§FALSE§</svg:desc><draw:path draw:style-name="gr2" draw:text-style-name="P5" svg:width="0.3488in" svg:height="0.0933in" svg:x="0.0039in" svg:y="0.0071in" svg:viewBox="0 0 887 238" svg:d="M444 238c-148 0-296 0-444 0 0-79 0-159 0-238 296 0 592 0 887 0 0 79 0 159 0 238-147 0-295 0-443 0z"><text:p/></draw:path><draw:path draw:style-name="gr3" draw:text-style-name="P6" svg:width="0.0614in" svg:height="0.0677in" svg:x="0.0004in" svg:y="0.0362in" svg:viewBox="0 0 157 173" svg:d="M23 147c-1 6-3 13-3 15 0 8 5 11 11 11 4 0 12-3 14-11 1-2 14-52 15-59 4-13 10-39 13-50 2-5 13-23 22-32 3-2 14-12 30-12 10 0 16 4 17 4-12 2-20 11-20 21 0 7 3 14 14 14 10 0 21-8 21-23 0-13-12-25-32-25-25 0-41 19-49 30-3-18-17-30-35-30s-26 15-29 22c-7 13-12 36-12 37 0 5 4 5 5 5 4 0 4-1 7-9 7-28 14-46 28-46 6 0 12 3 12 17 0 8-1 12-7 32-8 30-14 59-22 89z"><text:p/></draw:path><draw:path draw:style-name="gr3" draw:text-style-name="P6" svg:width="0.0752in" svg:height="0.087in" svg:x="0.124in" svg:y="0.0217in" svg:viewBox="0 0 192 222" svg:d="M179 119c7 0 13 0 13-8s-6-8-13-8c-55 0-109 0-164 0 5-51 50-88 104-88 20 0 40 0 60 0 7 0 13 0 13-7 0-8-6-8-13-8-20 0-40 0-60 0-66 0-119 49-119 111 0 60 53 111 119 111 20 0 40 0 60 0 7 0 13 0 13-8s-6-8-13-8c-20 0-40 0-60 0-54 0-99-37-104-87 55 0 109 0 164 0z"><text:p/></draw:path><draw:path draw:style-name="gr3" draw:text-style-name="P6" svg:width="0.1039in" svg:height="0.1028in" svg:x="0.2567in" svg:y="0.0004in" svg:viewBox="0 0 265 262" svg:d="M97 143c4 0 10 0 14 0 19 28 39 58 57 88 5 6 13 20 18 27 3 4 4 4 13 4 18 0 35 0 53 0 7 0 13 0 13-6 0-3-2-7-6-7-14-3-34-28-42-40-4-5-22-30-49-71 35-5 68-21 68-66 0-53-57-72-102-72-41 0-80 0-121 0-8 0-13 0-13 7 0 6 7 6 10 6 22 0 24 3 24 22 0 64 0 129 0 192 0 19-2 22-24 22-3 0-10 0-10 7 0 6 5 6 13 6 35 0 71 0 106 0 6 0 12 0 12-6 0-7-7-7-10-7-22 0-24-3-24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2">, נוכיח קיום </text:span><text:span text:style-name="T2"><draw:g text:anchor-type="as-char" svg:y="-0.1134in" draw:z-index="59" draw:name="Shape62" draw:style-name="gr1"><svg:title>TexMaths</svg:title><svg:desc>11§display§a \in [0, 1]§svg§600§FALSE§</svg:desc><draw:path draw:style-name="gr2" draw:text-style-name="P5" svg:width="0.5358in" svg:height="0.1354in" svg:x="0.0024in" svg:y="0.0071in" svg:viewBox="0 0 1362 345" svg:d="M0 0c454 0 908 0 1362 0 0 115 0 230 0 345-454 0-908 0-1362 0 0-115 0-230 0-345z"><text:p/></draw:path><draw:path draw:style-name="gr3" draw:text-style-name="P6" svg:width="0.0693in" svg:height="0.0681in" svg:x="0.0004in" svg:y="0.0453in" svg:viewBox="0 0 177 174" svg:d="M129 24c-7-14-18-24-36-24-45 0-93 56-93 112 0 37 21 62 52 62 7 0 26-1 49-29 3 17 18 29 35 29 15 0 23-9 29-21 7-14 12-37 12-38 0-4-3-4-4-4-5 0-5 1-6 7-6 25-13 48-30 48-9 0-11-10-11-17 0-9 0-12 5-29 4-17 5-21 9-35 4-19 10-37 14-54 2-11 2-11 2-13 0-7-4-10-11-10-10 0-15 9-16 16zM103 124c-2 7-2 8-7 15-17 21-33 27-44 27-19 0-25-22-25-36 0-20 13-67 21-85 12-23 30-37 45-37 26 0 31 32 31 34s-1 4-1 6c-6 26-13 51-20 76z"><text:p/></draw:path><draw:path draw:style-name="gr3" draw:text-style-name="P6" svg:width="0.076in" svg:height="0.087in" svg:x="0.1295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" svg:width="0.0205in" svg:height="0.1508in" svg:x="0.2783in" svg:y="0in" svg:viewBox="0 0 53 384" svg:d="M53 384c0-5 0-10 0-15-12 0-26 0-38 0 0-118 0-236 0-354 12 0 26 0 38 0 0-5 0-9 0-15-18 0-35 0-53 0 0 128 0 257 0 384 18 0 35 0 53 0z"><text:p/></draw:path><draw:path draw:style-name="gr3" draw:text-style-name="P6" svg:width="0.0638in" svg:height="0.1035in" svg:x="0.3083in" svg:y="0.0126in" svg:viewBox="0 0 163 264" svg:d="M163 133c0-30-1-61-16-89-17-37-49-44-65-44-24 0-51 10-68 46-12 27-14 57-14 87s2 63 18 93c16 31 45 38 63 38 21 0 51-7 67-44 14-27 15-56 15-87zM81 257c-15 0-37-10-45-48-3-22-3-57-3-80 0-24 0-50 2-71 8-46 36-49 46-49 14 0 39 6 47 45 3 22 3 51 3 75 0 30 0 55-5 79-5 36-27 49-45 49z"><text:p/></draw:path><draw:path draw:style-name="gr3" draw:text-style-name="P6" svg:width="0.0173in" svg:height="0.0453in" svg:x="0.3917in" svg:y="0.0972in" svg:viewBox="0 0 45 116" svg:d="M45 41c0-26-10-41-25-41-12 0-20 10-20 21 0 10 8 21 20 21 4 0 10-2 13-6 2-1 1-1 2-1s1 0 1 6c0 28-13 51-26 65-5 3-5 4-5 5 0 4 3 5 5 5 4 0 35-30 35-75z"><text:p/></draw:path><draw:path draw:style-name="gr3" draw:text-style-name="P6" svg:width="0.05in" svg:height="0.1008in" svg:x="0.4598in" svg:y="0.0126in" svg:viewBox="0 0 128 257" svg:d="M79 10c0-9 0-10-9-10-24 25-58 25-70 25 0 5 0 8 0 12 8 0 31 0 51-9 0 66 0 132 0 198 0 13-2 18-37 18-4 0-7 0-12 0 0 5 0 9 0 13 13-3 47-3 63-3 15 0 48 0 63 3 0-4 0-8 0-13-5 0-9 0-14 0-34 0-35-4-35-18 0-72 0-145 0-216z"><text:p/></draw:path><draw:path draw:style-name="gr3" draw:text-style-name="P6" svg:width="0.0205in" svg:height="0.1508in" svg:x="0.5256in" svg:y="0in" svg:viewBox="0 0 53 384" svg:d="M53 0c-18 0-35 0-53 0 0 6 0 10 0 15 12 0 25 0 37 0 0 118 0 236 0 354-12 0-25 0-37 0 0 5 0 10 0 15 18 0 35 0 53 0 0-127 0-256 0-384z"><text:p/></draw:path></draw:g></text:span><text:span text:style-name="T2"><text:s/>כך ש־</text:span><text:span text:style-name="T2"><draw:g text:anchor-type="as-char" svg:y="-0.1063in" draw:z-index="60" draw:name="Shape63" draw:style-name="gr1"><svg:title>TexMaths</svg:title><svg:desc>11§display§rResa§svg§600§FALSE§</svg:desc><draw:path draw:style-name="gr2" draw:text-style-name="P5" svg:width="0.3909in" svg:height="0.0906in" svg:x="0.0039in" svg:y="0.0071in" svg:viewBox="0 0 994 231" svg:d="M0 0c331 0 663 0 994 0 0 77 0 154 0 231-331 0-663 0-994 0 0-77 0-154 0-231z"><text:p/></draw:path><draw:path draw:style-name="gr3" draw:text-style-name="P6" svg:width="0.0614in" svg:height="0.0681in" svg:x="0.0004in" svg:y="0.0362in" svg:viewBox="0 0 157 174" svg:d="M23 147c-1 6-3 15-3 17 0 7 5 10 11 10 4 0 11-3 14-11 1-1 14-53 16-60 3-13 9-39 12-50 2-5 12-23 22-31 3-3 14-13 30-13 10 0 16 4 17 4-12 2-21 12-21 22 0 6 4 13 15 13 10 0 21-8 21-23 0-13-12-25-32-25-25 0-41 20-49 30-3-17-17-30-35-30s-26 15-29 22c-6 13-12 36-12 37 0 5 3 3 4 5 5 0 5 0 7-9 7-27 14-46 29-46 6 0 12 3 12 17 0 9-1 13-7 33-8 30-14 60-22 88z"><text:p/></draw:path><draw:path draw:style-name="gr3" draw:text-style-name="P6" svg:width="0.1083in" svg:height="0.1063in" svg:x="0.0748in" svg:y="0in" svg:viewBox="0 0 276 271" svg:d="M130 26c2-8 3-13 11-14 3 0 15 0 23 0 28 0 70 0 70 39 0 12-6 39-20 54-11 9-31 23-66 23-15 0-29 0-43 0 8-34 16-69 25-102zM185 132c40-9 85-35 85-74 0-34-34-58-85-58-36 0-74 0-110 0-8 0-11 0-11 8 0 4 3 4 11 4 4 0 8 0 14 1 7 0 10 1 10 6 0 2 0 3-1 7-18 69-34 138-52 206-4 16-4 18-35 18-7 0-11 0-11 8 0 4 3 3 6 4 11 0 38-1 49-1 10 0 37 1 48 1 4 0 8 0 8-8 0-4-3-4-11-4-14 0-24 0-24-7 0-2 0-4 1-6 9-34 17-69 25-102 16 0 31 0 47 0 34 0 41 21 41 35 0 5-3 17-5 26-3 11-7 25-7 33 0 42 47 42 52 42 33 0 46-39 46-44s-3-2-4-5c-3 0-5 3-6 5-8 28-26 35-35 35-12 0-15-8-15-23 0-12 2-32 4-44 1-6 1-13 1-18 0-30-25-41-36-45z"><text:p/></draw:path><draw:path draw:style-name="gr3" draw:text-style-name="P6" svg:width="0.0583in" svg:height="0.0681in" svg:x="0.1925in" svg:y="0.0362in" svg:viewBox="0 0 149 174" svg:d="M55 81c11 0 40 0 59-8 27-11 29-34 29-40 0-16-14-33-42-33-43 0-101 37-101 106 0 37 23 68 62 68 55 0 87-40 87-44 0-2-3-6-5-6s-2 1-5 5c-30 36-73 36-77 36-30 0-33-31-33-43 0-4 0-16 5-41 7 0 14 0 21 0zM36 74c16-60 55-65 65-65 19 0 29 11 29 24 0 41-62 41-77 41-6 0-11 0-17 0z"><text:p/></draw:path><draw:path draw:style-name="gr3" draw:text-style-name="P6" svg:width="0.0555in" svg:height="0.0681in" svg:x="0.2638in" svg:y="0.0362in" svg:viewBox="0 0 142 174" svg:d="M131 26c-11 2-19 9-19 18 0 6 4 11 12 11 9 0 18-7 18-21 0-17-17-34-46-34-51 0-65 40-65 57 0 30 28 35 39 38 20 4 41 8 41 29 0 10-9 41-56 41-4 0-34 0-44-20 15 2 25-10 25-20 0-8-6-13-14-13-11 0-22 8-22 24 0 23 22 38 55 38 63 0 78-45 78-63 0-14-8-23-12-28-11-10-22-13-38-16-15-3-30-6-30-23 0-11 9-35 43-35 10 0 29 3 35 17z"><text:p/></draw:path><draw:path draw:style-name="gr3" draw:text-style-name="P6" svg:width="0.0693in" svg:height="0.0681in" svg:x="0.3335in" svg:y="0.0362in" svg:viewBox="0 0 177 174" svg:d="M129 25c-7-14-18-25-35-25-46 0-94 57-94 113 0 36 22 61 52 61 7 0 27-1 50-29 3 17 17 29 34 29 15 0 24-9 29-21 7-14 12-36 12-37 0-4-3-4-4-4-5 0-5 1-6 7-6 24-13 46-29 46-10 0-11-10-11-18 0-7 0-11 4-27 4-15 5-20 9-34 4-19 10-36 14-54 2-11 2-12 2-13 0-7-4-11-11-11-10 0-15 9-16 17zM103 125c-1 7-1 8-7 14-17 21-33 26-43 26-20 0-25-21-25-34 0-20 12-67 20-85 13-23 30-37 46-37 25 0 30 32 30 34s-1 4-1 7c-6 25-13 50-20 75z"><text:p/></draw:path></draw:g></text:span><text:span text:style-name="T2">. באופן שקול (שכן </text:span><text:span text:style-name="T2"><draw:g text:anchor-type="as-char" svg:y="-0.1035in" draw:z-index="61" draw:name="Shape64" draw:style-name="gr1"><svg:title>TexMaths</svg:title><svg:desc>11§display§a \in \R§svg§600§FALSE§</svg:desc><draw:path draw:style-name="gr2" draw:text-style-name="P5" svg:width="0.3567in" svg:height="0.0933in" svg:x="0.0024in" svg:y="0.0071in" svg:viewBox="0 0 907 238" svg:d="M454 238c-152 0-302 0-454 0 0-79 0-159 0-238 303 0 605 0 907 0 0 79 0 159 0 238-150 0-302 0-453 0z"><text:p/></draw:path><draw:path draw:style-name="gr3" draw:text-style-name="P6" svg:width="0.0693in" svg:height="0.0677in" svg:x="0.0004in" svg:y="0.0362in" svg:viewBox="0 0 177 173" svg:d="M129 25c-7-14-18-25-35-25-46 0-94 57-94 113 0 36 22 60 52 60 7 0 27-2 50-28 3 15 17 28 36 28 13 0 22-8 28-20 7-14 11-37 11-38 0-4-3-4-4-4-5 0-5 2-6 8-6 24-13 46-29 46-10 0-11-10-11-17 0-9 0-12 4-28 4-17 5-20 9-34 4-19 10-37 14-54 2-11 2-12 2-13 0-7-4-11-11-11-9 0-15 8-16 17zM103 124c-1 7-1 8-7 14-17 20-33 27-43 27-20 0-25-20-25-35 0-19 12-66 22-85 11-22 28-36 44-36 25 0 30 32 30 34s-1 4-1 6c-6 25-13 50-20 75z"><text:p/></draw:path><draw:path draw:style-name="gr3" draw:text-style-name="P6" svg:width="0.076in" svg:height="0.087in" svg:x="0.1295in" svg:y="0.0217in" svg:viewBox="0 0 194 222" svg:d="M180 119c7 0 14 0 14-8s-7-8-14-8c-55 0-108 0-163 0 4-51 48-88 103-88 20 0 41 0 60 0 7 0 14 0 14-7 0-8-7-8-14-8-20 0-40 0-61 0-66 0-119 49-119 111 0 60 53 111 119 111 21 0 41 0 61 0 7 0 14 0 14-8s-7-8-14-8c-19 0-40 0-60 0-55 0-99-37-103-87 55 0 108 0 163 0z"><text:p/></draw:path><draw:path draw:style-name="gr3" draw:text-style-name="P6" svg:width="0.1039in" svg:height="0.1028in" svg:x="0.263in" svg:y="0.0004in" svg:viewBox="0 0 265 262" svg:d="M97 143c4 0 10 0 14 0 19 28 39 58 57 88 5 6 14 20 18 27 3 4 4 4 13 4 18 0 35 0 53 0 8 0 13 0 13-6 0-3-2-7-5-7-15-3-35-28-43-40-4-5-22-30-49-71 35-5 68-21 68-66 0-53-57-72-102-72-41 0-80 0-121 0-7 0-13 0-13 7 0 6 7 6 10 6 22 0 24 3 24 22 0 64 0 129 0 192 0 19-2 22-24 22-3 0-10 0-10 7 0 6 6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5 0 20-1 6 8 47 76 79 108-13 0-25 0-37 0-23-35-46-71-70-106z"><text:p/></draw:path></draw:g></text:span><text:span text:style-name="T2">), נמצא </text:span><text:span text:style-name="T2"><draw:g text:anchor-type="as-char" svg:y="-0.0681in" draw:z-index="62" draw:name="Shape65" draw:style-name="gr1"><svg:title>TexMaths</svg:title><svg:desc>11§display§a§svg§600§FALSE§</svg:desc><draw:path draw:style-name="gr2" draw:text-style-name="P5" svg:width="0.0591in" svg:height="0.052in" svg:x="0.0024in" svg:y="0.0071in" svg:viewBox="0 0 151 133" svg:d="M0 0c51 0 100 0 151 0 0 44 0 89 0 133-51 0-100 0-151 0 0-44 0-89 0-133z"><text:p/></draw:path><draw:path draw:style-name="gr3" draw:text-style-name="P6" svg:width="0.0685in" svg:height="0.0677in" svg:x="0.0004in" svg:y="0in" svg:viewBox="0 0 175 173" svg:d="M127 24c-7-14-18-24-35-24-45 0-92 56-92 111 0 37 21 62 51 62 7 0 27-1 49-29 3 16 17 29 35 29 13 0 22-9 29-21 5-14 11-37 11-39 0-3-3-3-4-3-5 0-5 1-6 7-7 25-13 47-30 47-10 0-11-10-11-18 0-7 1-11 5-28 4-16 5-20 9-33 5-19 9-37 14-54 2-11 2-11 2-13 0-7-4-10-11-10-9 0-15 9-16 16zM102 123c-2 7-2 8-6 15-18 21-33 26-44 26-19 0-24-21-24-35 0-20 12-66 20-84 13-22 30-36 45-36 24 0 29 31 29 33s-1 5-1 6c-5 26-12 50-19 75z"><text:p/></draw:path></draw:g></text:span><text:span text:style-name="T2"><text:s/>שבעבורו </text:span><text:span text:style-name="T2"><draw:g text:anchor-type="as-char" svg:y="-0.0972in" draw:z-index="63" draw:name="Shape66" draw:style-name="gr1"><svg:title>TexMaths</svg:title><svg:desc>11§display§r - a \in \Z§svg§600§FALSE§</svg:desc><draw:path draw:style-name="gr2" draw:text-style-name="P5" svg:width="0.6051in" svg:height="0.0933in" svg:x="0.0039in" svg:y="0.0083in" svg:viewBox="0 0 1538 238" svg:d="M769 238c-257 0-513 0-769 0 0-79 0-159 0-238 512 0 1025 0 1538 0 0 79 0 159 0 238-256 0-513 0-769 0z"><text:p/></draw:path><draw:path draw:style-name="gr3" draw:text-style-name="P6" svg:width="0.0614in" svg:height="0.0677in" svg:x="0.0004in" svg:y="0.0362in" svg:viewBox="0 0 157 173" svg:d="M23 147c-1 6-3 13-3 15 0 8 5 11 11 11 4 0 12-3 14-11 1-2 14-52 15-59 4-13 10-39 13-50 2-5 13-23 22-32 3-2 14-12 30-12 10 0 11 3 17 4-12 2-20 11-20 21 0 7 4 14 14 14s21-8 21-23c0-13-12-25-32-25-25 0-41 19-49 30-3-18-17-30-35-30s-26 15-29 22c-7 13-12 36-12 37 0 5 4 5 5 5 4 0 4-1 7-9 7-28 14-46 28-46 6 0 12 3 12 17 0 8-1 12-7 32-8 30-14 59-22 89z"><text:p/></draw:path><draw:path draw:style-name="gr3" draw:text-style-name="P6" svg:width="0.0921in" svg:height="0.0055in" svg:x="0.1157in" svg:y="0.0626in" svg:viewBox="0 0 235 15" svg:d="M222 15c7 0 13 0 13-7 0-8-6-8-13-8-69 0-140 0-209 0-6 0-13 0-13 8 0 7 7 7 13 7 69 0 140 0 209 0z"><text:p/></draw:path><draw:path draw:style-name="gr3" draw:text-style-name="P6" svg:width="0.0689in" svg:height="0.0677in" svg:x="0.261in" svg:y="0.0362in" svg:viewBox="0 0 176 173" svg:d="M129 25c-8-14-19-25-37-25-45 0-92 57-92 113 0 36 21 60 51 60 7 0 27-2 50-28 3 15 17 28 35 28 13 0 22-8 29-20 6-14 11-37 11-38 0-4-3-4-5-4-3 0-4 2-5 8-7 24-13 46-29 46-11 0-12-10-12-17 0-9 1-12 6-28 4-17 4-20 7-34 5-19 10-37 15-54 3-11 3-12 3-13 0-7-5-11-12-11-9 0-14 8-15 17zM103 124c-2 7-2 8-7 14-18 20-33 27-44 27-19 0-25-20-25-35 0-19 13-66 21-85 12-22 30-36 45-36 25 0 30 32 30 34s0 4-1 6c-7 25-12 50-19 75z"><text:p/></draw:path><draw:path draw:style-name="gr3" draw:text-style-name="P6" svg:width="0.0756in" svg:height="0.087in" svg:x="0.3894in" svg:y="0.0224in" svg:viewBox="0 0 193 222" svg:d="M179 119c7 0 14 0 14-8s-7-8-14-8c-55 0-109 0-164 0 6-51 50-88 104-88 19 0 40 0 60 0 7 0 14 0 14-7 0-8-7-8-14-8-20 0-41 0-60 0-66 0-119 49-119 111 0 60 53 111 119 111 19 0 40 0 60 0 7 0 14 0 14-8s-7-8-14-8c-20 0-41 0-60 0-54 0-98-37-104-87 55 0 109 0 164 0z"><text:p/></draw:path><draw:path draw:style-name="gr3" draw:text-style-name="P6" svg:width="0.0921in" svg:height="0.1028in" svg:x="0.5244in" svg:y="0.0004in" svg:viewBox="0 0 235 262" svg:d="M220 14c3-5 3-5 3-7 0-7-5-7-13-7-59 0-118 0-177 0-12 0-12 1-13 11-2 18-4 35-6 53 0 1-1 2-1 4 0 6 5 8 8 8s5-4 6-7c2-9 5-25 28-40s49-16 63-16c9 0 20 0 30 0-48 78-96 157-145 235-3 6-3 6-3 8 0 6 7 6 13 6 66 0 132 0 198 0 12 0 12-1 13-11 4-25 8-50 11-75 0-5-3-7-6-7-6 0-7 3-8 11-7 32-37 69-91 69-19 0-37 0-55 0 48-78 96-157 145-235zM33 13c7 0 14 0 21 0v1c-11 6-18 12-23 17 1-6 1-12 2-18zM165 13c13 0 26 0 39 0-48 79-97 157-146 236-13 0-26 0-39 0 48-79 98-157 146-236zM185 248c11-5 21-14 30-25-1 8-2 12-4 26-9 0-18 0-26 0z"><text:p/></draw:path></draw:g></text:span><text:span text:style-name="T2">. נתבונן ב־</text:span><text:span text:style-name="T2"><draw:g text:anchor-type="as-char" svg:y="-0.1134in" draw:z-index="64" draw:name="Shape70" draw:style-name="gr1"><svg:title>TexMaths</svg:title><svg:desc>11§display§a =  r - \lf r \rf§svg§600§FALSE§</svg:desc><draw:path draw:style-name="gr2" draw:text-style-name="P5" svg:width="0.7071in" svg:height="0.1354in" svg:x="0.0024in" svg:y="0.0071in" svg:viewBox="0 0 1797 345" svg:d="M0 0c599 0 1198 0 1797 0 0 115 0 230 0 345-599 0-1198 0-1797 0 0-115 0-230 0-345z"><text:p/></draw:path><draw:path draw:style-name="gr3" draw:text-style-name="P6" svg:width="0.0693in" svg:height="0.0681in" svg:x="0.0004in" svg:y="0.0453in" svg:viewBox="0 0 177 174" svg:d="M129 24c-7-14-19-24-35-24-46 0-94 56-94 112 0 37 21 62 52 62 7 0 26-1 49-29 4 17 18 29 35 29 15 0 24-9 29-21 7-14 12-37 12-38 0-4-3-4-4-4-5 0-5 1-6 7-6 25-14 48-29 48-10 0-11-10-11-17 0-9 0-12 4-29s5-21 9-35c4-19 9-37 13-54 3-11 3-11 3-13 0-7-4-10-11-10-10 0-15 9-16 16zM103 124c-2 7-2 8-7 15-17 21-33 27-44 27-19 0-24-22-24-36 0-20 12-67 20-85 13-23 30-37 46-37 25 0 30 32 30 34s-1 4-1 6c-6 26-13 51-20 76z"><text:p/></draw:path><draw:path draw:style-name="gr3" draw:text-style-name="P6" svg:width="0.1004in" svg:height="0.035in" svg:x="0.1256in" svg:y="0.0571in" svg:viewBox="0 0 256 90" svg:d="M243 15c7 0 13 0 13-7 0-8-6-8-12-8-77 0-155 0-232 0-4 0-12 0-12 8 0 7 8 7 13 7 77 0 153 0 230 0zM244 90c6 0 12 0 12-7 0-8-6-8-13-8-77 0-153 0-230 0-5 0-13 0-13 8 0 7 8 7 12 7 77 0 155 0 232 0z"><text:p/></draw:path><draw:path draw:style-name="gr3" draw:text-style-name="P6" svg:width="0.0614in" svg:height="0.0681in" svg:x="0.2819in" svg:y="0.0453in" svg:viewBox="0 0 157 174" svg:d="M23 148c-1 5-3 14-3 16 0 7 5 10 11 10 4 0 11-2 14-10 0-2 13-54 16-62 3-12 9-39 12-49 1-6 12-23 22-32 3-2 14-13 30-13 10 0 16 5 17 5-12 1-21 11-21 21 0 7 4 13 15 13 10 0 21-8 21-22s-12-25-32-25c-25 0-41 19-49 30-3-18-18-30-35-30-18 0-26 14-29 22-6 13-12 36-12 37 0 4 3 3 4 4 5 0 5 0 7-9 7-28 14-46 29-46 6 0 12 3 12 18 0 8-1 13-7 32-8 30-14 60-22 90z"><text:p/></draw:path><draw:path draw:style-name="gr3" draw:text-style-name="P6" svg:width="0.0929in" svg:height="0.0055in" svg:x="0.3965in" svg:y="0.0717in" svg:viewBox="0 0 237 15" svg:d="M223 15c6 0 14 0 14-7 0-8-8-8-14-8-69 0-139 0-209 0-6 0-14 0-14 8 0 7 8 7 14 7 70 0 140 0 209 0z"><text:p/></draw:path><draw:path draw:style-name="gr3" draw:text-style-name="P6" svg:width="0.0374in" svg:height="0.1508in" svg:x="0.5622in" svg:y="0in" svg:viewBox="0 0 96 384" svg:d="M83 384c5 0 13 0 13-7 0-8-8-8-13-8-22 0-46 0-68 0 0-118 0-237 0-355 0-7 0-14-7-14-8 0-8 8-8 14 0 119 0 237 0 356 0 13 2 14 14 14 23 0 45 0 69 0z"><text:p/></draw:path><draw:path draw:style-name="gr3" draw:text-style-name="P6" svg:width="0.061in" svg:height="0.0681in" svg:x="0.6083in" svg:y="0.0453in" svg:viewBox="0 0 156 174" svg:d="M22 148c-1 5-3 14-3 16 0 7 5 10 11 10 4 0 12-2 14-10 1-2 14-54 15-62 4-12 10-39 14-49 1-6 12-23 21-32 3-2 14-13 30-13 10 0 11 3 17 5-11 1-20 11-20 21 0 7 3 13 14 13 10 0 21-8 21-22s-12-25-32-25c-25 0-41 19-49 30-2-18-17-30-35-30s-25 14-29 22c-7 13-11 36-11 37 0 4 3 4 4 4 4 0 5 0 7-9 7-28 14-46 28-46 6 0 12 3 12 18 0 8-1 13-6 32-8 30-15 60-23 90z"><text:p/></draw:path><draw:path draw:style-name="gr3" draw:text-style-name="P6" svg:width="0.0374in" svg:height="0.1508in" svg:x="0.6795in" svg:y="0in" svg:viewBox="0 0 96 384" svg:d="M96 14c0-7 0-14-8-14s-8 8-8 14c0 118 0 237 0 355-22 0-44 0-66 0-6 0-14 0-14 8 0 7 8 7 14 7 23 0 45 0 69 0 12 0 13-1 13-14 0-119 0-237 0-356z"><text:p/></draw:path></draw:g></text:span><text:span text:style-name="T2">. יש להוכיח כמה דברים: ראשית, נוכיח </text:span><text:span text:style-name="T2"><draw:g text:anchor-type="as-char" svg:y="-0.0972in" draw:z-index="65" draw:name="Shape71" draw:style-name="gr1"><svg:title>TexMaths</svg:title><svg:desc>11§display§r - a \in \Z§svg§600§FALSE§</svg:desc><draw:path draw:style-name="gr2" draw:text-style-name="P5" svg:width="0.6051in" svg:height="0.0933in" svg:x="0.0039in" svg:y="0.0083in" svg:viewBox="0 0 1538 238" svg:d="M769 238c-257 0-513 0-769 0 0-79 0-159 0-238 512 0 1025 0 1538 0 0 79 0 159 0 238-256 0-513 0-769 0z"><text:p/></draw:path><draw:path draw:style-name="gr3" draw:text-style-name="P6" svg:width="0.0614in" svg:height="0.0677in" svg:x="0.0004in" svg:y="0.0362in" svg:viewBox="0 0 157 173" svg:d="M23 147c-1 6-3 13-3 15 0 8 5 11 11 11 4 0 12-3 14-11 1-2 14-52 15-59 4-13 10-39 13-50 2-5 13-23 22-32 3-2 14-12 30-12 10 0 11 3 17 4-12 2-20 11-20 21 0 7 4 14 14 14s21-8 21-23c0-13-12-25-32-25-25 0-41 19-49 30-3-18-17-30-35-30s-26 15-29 22c-7 13-12 36-12 37 0 5 4 5 5 5 4 0 4-1 7-9 7-28 14-46 28-46 6 0 12 3 12 17 0 8-1 12-7 32-8 30-14 59-22 89z"><text:p/></draw:path><draw:path draw:style-name="gr3" draw:text-style-name="P6" svg:width="0.0921in" svg:height="0.0055in" svg:x="0.1157in" svg:y="0.0626in" svg:viewBox="0 0 235 15" svg:d="M222 15c7 0 13 0 13-7 0-8-6-8-13-8-69 0-140 0-209 0-6 0-13 0-13 8 0 7 7 7 13 7 69 0 140 0 209 0z"><text:p/></draw:path><draw:path draw:style-name="gr3" draw:text-style-name="P6" svg:width="0.0689in" svg:height="0.0677in" svg:x="0.261in" svg:y="0.0362in" svg:viewBox="0 0 176 173" svg:d="M129 25c-8-14-19-25-37-25-45 0-92 57-92 113 0 36 21 60 51 60 7 0 27-2 50-28 3 15 17 28 35 28 13 0 22-8 29-20 6-14 11-37 11-38 0-4-3-4-5-4-3 0-4 2-5 8-7 24-13 46-29 46-11 0-12-10-12-17 0-9 1-12 6-28 4-17 4-20 7-34 5-19 10-37 15-54 3-11 3-12 3-13 0-7-5-11-12-11-9 0-14 8-15 17zM103 124c-2 7-2 8-7 14-18 20-33 27-44 27-19 0-25-20-25-35 0-19 13-66 21-85 12-22 30-36 45-36 25 0 30 32 30 34s0 4-1 6c-7 25-12 50-19 75z"><text:p/></draw:path><draw:path draw:style-name="gr3" draw:text-style-name="P6" svg:width="0.0756in" svg:height="0.087in" svg:x="0.3894in" svg:y="0.0224in" svg:viewBox="0 0 193 222" svg:d="M179 119c7 0 14 0 14-8s-7-8-14-8c-55 0-109 0-164 0 6-51 50-88 104-88 19 0 40 0 60 0 7 0 14 0 14-7 0-8-7-8-14-8-20 0-41 0-60 0-66 0-119 49-119 111 0 60 53 111 119 111 19 0 40 0 60 0 7 0 14 0 14-8s-7-8-14-8c-20 0-41 0-60 0-54 0-98-37-104-87 55 0 109 0 164 0z"><text:p/></draw:path><draw:path draw:style-name="gr3" draw:text-style-name="P6" svg:width="0.0921in" svg:height="0.1028in" svg:x="0.5244in" svg:y="0.0004in" svg:viewBox="0 0 235 262" svg:d="M220 14c3-5 3-5 3-7 0-7-5-7-13-7-59 0-118 0-177 0-12 0-12 1-13 11-2 18-4 35-6 53 0 1-1 2-1 4 0 6 5 8 8 8s5-4 6-7c2-9 5-25 28-40s49-16 63-16c9 0 20 0 30 0-48 78-96 157-145 235-3 6-3 6-3 8 0 6 7 6 13 6 66 0 132 0 198 0 12 0 12-1 13-11 4-25 8-50 11-75 0-5-3-7-6-7-6 0-7 3-8 11-7 32-37 69-91 69-19 0-37 0-55 0 48-78 96-157 145-235zM33 13c7 0 14 0 21 0v1c-11 6-18 12-23 17 1-6 1-12 2-18zM165 13c13 0 26 0 39 0-48 79-97 157-146 236-13 0-26 0-39 0 48-79 98-157 146-236zM185 248c11-5 21-14 30-25-1 8-2 12-4 26-9 0-18 0-26 0z"><text:p/></draw:path></draw:g></text:span><text:span text:style-name="T2">, ושנית, </text:span><text:span text:style-name="T2"><draw:g text:anchor-type="as-char" svg:y="-0.1134in" draw:z-index="374" draw:name="Shape67" draw:style-name="gr1"><svg:title>TexMaths</svg:title><svg:desc>11§display§a \in [0. 1)§svg§600§FALSE§</svg:desc><draw:path draw:style-name="gr2" draw:text-style-name="P5" svg:width="0.5307in" svg:height="0.1354in" svg:x="0.0024in" svg:y="0.0071in" svg:viewBox="0 0 1349 345" svg:d="M0 0c450 0 899 0 1349 0 0 115 0 230 0 345-450 0-899 0-1349 0 0-115 0-230 0-345z"><text:p/></draw:path><draw:path draw:style-name="gr3" draw:text-style-name="P6" svg:width="0.0693in" svg:height="0.0681in" svg:x="0.0004in" svg:y="0.0453in" svg:viewBox="0 0 177 174" svg:d="M129 24c-7-14-18-24-35-24-46 0-94 56-94 112 0 37 21 62 52 62 7 0 26-1 49-29 4 17 18 29 35 29 15 0 24-9 29-21 7-14 12-37 12-38 0-4-3-4-4-4-5 0-5 1-6 7-6 25-13 48-29 48-10 0-11-10-11-17 0-9 0-12 4-29s5-21 9-35c4-19 10-37 14-54 2-11 2-11 2-13 0-7-4-10-11-10-10 0-15 9-16 16zM103 124c-2 7-2 8-7 15-17 21-33 27-44 27-19 0-24-22-24-36 0-20 12-67 20-85 13-23 30-37 46-37 25 0 30 32 30 34s-1 4-1 6c-6 26-13 51-20 76z"><text:p/></draw:path><draw:path draw:style-name="gr3" draw:text-style-name="P6" svg:width="0.076in" svg:height="0.087in" svg:x="0.1295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0209in" svg:height="0.1508in" svg:x="0.2783in" svg:y="0in" svg:viewBox="0 0 54 384" svg:d="M54 384c0-5 0-10 0-15-12 0-25 0-37 0 0-118 0-236 0-354 12 0 25 0 37 0 0-5 0-9 0-15-18 0-36 0-54 0 0 128 0 257 0 384 18 0 36 0 54 0z"><text:p/></draw:path><draw:path draw:style-name="gr3" draw:text-style-name="P6" svg:width="0.0638in" svg:height="0.1035in" svg:x="0.3087in" svg:y="0.0126in" svg:viewBox="0 0 163 264" svg:d="M163 133c0-30-2-61-16-89-17-37-49-44-66-44-23 0-50 10-67 46-12 27-14 57-14 87s2 63 18 93c16 31 45 38 63 38 21 0 51-7 68-44 12-27 14-56 14-87zM81 257c-15 0-37-10-45-48-4-22-4-57-4-80 0-24 0-50 3-71 8-46 37-49 46-49 14 0 39 6 47 45 3 22 3 51 3 75 0 30 0 55-4 79-6 36-28 49-46 49z"><text:p/></draw:path><draw:path draw:style-name="gr3" draw:text-style-name="P6" svg:width="0.0161in" svg:height="0.0161in" svg:x="0.3917in" svg:y="0.0972in" svg:viewBox="0 0 42 42" svg:d="M42 21c0-11-10-21-21-21s-21 10-21 21 10 21 21 21 21-10 21-21z"><text:p/></draw:path><draw:path draw:style-name="gr3" draw:text-style-name="P6" svg:width="0.05in" svg:height="0.1008in" svg:x="0.4346in" svg:y="0.0126in" svg:viewBox="0 0 128 257" svg:d="M79 10c0-9 0-10-9-10-24 25-58 25-70 25 0 5 0 8 0 12 8 0 31 0 51-9 0 66 0 132 0 198 0 13-1 18-37 18-4 0-7 0-12 0 0 5 0 9 0 13 15-3 48-3 63-3s49 0 63 3c0-4 0-8 0-13-5 0-8 0-12 0-36 0-37-4-37-18 0-72 0-145 0-216z"><text:p/></draw:path><draw:path draw:style-name="gr3" draw:text-style-name="P6" svg:width="0.0346in" svg:height="0.1508in" svg:x="0.5059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2">. לפנות כל, נציב ונקבל ש־</text:span><text:span text:style-name="T2"><draw:g text:anchor-type="as-char" svg:y="-0.1134in" draw:z-index="66" draw:name="Shape73" draw:style-name="gr1"><svg:title>TexMaths</svg:title><svg:desc>11§display§r - a = r - (r - \lf r \rf) = 0 + \lf r \rf = \lf r \rf \in \Z§svg§600§FALSE§</svg:desc><draw:path draw:style-name="gr2" draw:text-style-name="P5" svg:width="2.7378in" svg:height="0.1358in" svg:x="0.0039in" svg:y="0.0071in" svg:viewBox="0 0 6955 346" svg:d="M3478 346c-1159 0-2319 0-3478 0 0-116 0-230 0-346 2318 0 4637 0 6955 0 0 116 0 230 0 346-1159 0-2318 0-3477 0z"><text:p/></draw:path><draw:path draw:style-name="gr3" draw:text-style-name="P6" svg:width="0.0614in" svg:height="0.0685in" svg:x="0.0004in" svg:y="0.0453in" svg:viewBox="0 0 157 175" svg:d="M23 148c-1 6-3 15-3 17 0 7 5 10 11 10 4 0 12-3 14-11 1-1 14-54 16-61 3-13 9-39 12-50 2-5 13-23 22-32 3-2 14-12 30-12 10 0 11 3 17 4-12 2-20 11-20 21 0 7 3 14 14 14 10 0 21-8 21-23 0-13-12-25-32-25-25 0-41 19-49 30-3-18-17-30-35-30s-26 15-29 22c-6 13-12 36-12 37 0 5 4 5 6 5 3 0 4-1 6-9 7-27 14-46 28-46 6 0 12 3 12 17 0 8-1 13-6 32-7 30-15 60-23 90z"><text:p/></draw:path><draw:path draw:style-name="gr3" draw:text-style-name="P6" svg:width="0.0929in" svg:height="0.0063in" svg:x="0.1157in" svg:y="0.0717in" svg:viewBox="0 0 237 17" svg:d="M222 17c7 0 15 0 15-8 0-9-8-9-15-9-69 0-139 0-209 0-6 0-13 0-13 9 0 8 7 8 13 8 70 0 140 0 209 0z"><text:p/></draw:path><draw:path draw:style-name="gr3" draw:text-style-name="P6" svg:width="0.0693in" svg:height="0.0685in" svg:x="0.261in" svg:y="0.0453in" svg:viewBox="0 0 177 175" svg:d="M129 25c-7-14-18-25-35-25-46 0-94 57-94 113 0 37 21 62 52 62 7 0 26-1 50-29 3 16 17 29 36 29 13 0 22-9 28-21 6-14 11-37 11-38 0-4-3-4-4-4-5 0-5 1-6 7-6 25-13 47-29 47-10 0-11-10-11-17 0-9 0-11 4-29 4-17 5-20 9-34 4-18 10-36 14-54 2-11 2-12 2-13 0-7-4-11-11-11-10 0-15 9-16 17zM103 124c-1 8-1 8-7 15-17 22-33 27-43 27-20 0-25-21-25-36 0-19 12-66 20-84 13-23 30-37 46-37 25 0 30 32 30 34s-1 4-1 7c-6 24-13 49-20 74z"><text:p/></draw:path><draw:path draw:style-name="gr3" draw:text-style-name="P6" svg:width="0.1008in" svg:height="0.0354in" svg:x="0.386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14in" svg:height="0.0685in" svg:x="0.5433in" svg:y="0.0453in" svg:viewBox="0 0 157 175" svg:d="M22 148c-1 6-3 15-3 17 0 7 5 10 11 10 5 0 12-3 14-11 1-1 14-54 15-61 4-13 11-39 14-50 1-5 12-23 21-32 3-2 14-12 30-12 11 0 11 3 17 4-11 2-20 11-20 21 0 7 3 14 14 14 10 0 22-8 22-23 0-13-13-25-33-25-24 0-41 19-49 30-2-18-17-30-35-30s-25 15-29 22c-7 13-11 36-11 37 0 5 3 5 4 5 4 0 5-1 7-9 7-27 14-46 28-46 6 0 12 3 12 17 0 8-1 13-6 32-8 30-15 60-23 90z"><text:p/></draw:path><draw:path draw:style-name="gr3" draw:text-style-name="P6" svg:width="0.0929in" svg:height="0.0063in" svg:x="0.6579in" svg:y="0.0717in" svg:viewBox="0 0 237 17" svg:d="M222 17c7 0 15 0 15-8 0-9-8-9-15-9-69 0-139 0-209 0-6 0-13 0-13 9 0 8 7 8 13 8 70 0 140 0 209 0z"><text:p/></draw:path><draw:path draw:style-name="gr3" draw:text-style-name="P6" svg:width="0.035in" svg:height="0.1512in" svg:x="0.8126in" svg:y="0in" svg:viewBox="0 0 90 385" svg:d="M90 381c0-1 0-1-6-8-49-49-62-122-62-179 0-68 15-136 63-183 5-5 5-5 5-7 0-3-2-4-4-4-5 0-39 26-62 76-20 42-24 85-24 118 0 28 4 75 25 119 23 47 56 72 61 72 2 0 4-1 4-4z"><text:p/></draw:path><draw:path draw:style-name="gr3" draw:text-style-name="P6" svg:width="0.0614in" svg:height="0.0685in" svg:x="0.861in" svg:y="0.0453in" svg:viewBox="0 0 157 175" svg:d="M23 148c-1 6-3 15-3 17 0 7 5 10 11 10 4 0 11-3 14-11 1-1 13-54 16-61 3-13 9-39 12-50 2-5 12-23 22-32 3-2 14-12 30-12 10 0 16 4 17 4-12 2-21 11-21 21 0 7 4 14 15 14 10 0 21-8 21-23 0-13-12-25-32-25-25 0-41 19-49 30-3-18-18-30-35-30-18 0-26 15-29 22-6 13-12 36-12 37 0 5 3 4 4 5 5 0 5-1 7-9 7-27 14-46 29-46 6 0 12 3 12 17 0 8-1 13-7 32-8 30-14 60-22 90z"><text:p/></draw:path><draw:path draw:style-name="gr3" draw:text-style-name="P6" svg:width="0.0929in" svg:height="0.0063in" svg:x="0.9756in" svg:y="0.0717in" svg:viewBox="0 0 237 17" svg:d="M223 17c7 0 14 0 14-8 0-9-7-9-14-9-69 0-139 0-209 0-6 0-14 0-14 9 0 8 8 8 14 8 70 0 140 0 209 0z"><text:p/></draw:path><draw:path draw:style-name="gr3" draw:text-style-name="P6" svg:width="0.0374in" svg:height="0.1512in" svg:x="1.1421in" svg:y="0in" svg:viewBox="0 0 96 385" svg:d="M81 385c7 0 15 0 15-7 0-8-8-8-15-8-22 0-44 0-66 0 0-119 0-237 0-356 0-6 0-14-7-14-8 0-8 9-8 14 0 119 0 238 0 357 0 12 1 14 13 14 23 0 45 0 68 0z"><text:p/></draw:path><draw:path draw:style-name="gr3" draw:text-style-name="P6" svg:width="0.0614in" svg:height="0.0685in" svg:x="1.1874in" svg:y="0.0453in" svg:viewBox="0 0 157 175" svg:d="M23 148c-1 6-3 15-3 17 0 7 5 10 11 10 4 0 11-3 14-11 1-1 13-54 16-61 3-13 9-39 12-50 2-5 12-23 22-32 3-2 14-12 30-12 10 0 16 4 17 4-12 2-21 11-21 21 0 7 4 14 15 14 10 0 21-8 21-23 0-13-12-25-32-25-25 0-41 19-49 30-3-18-18-30-35-30-18 0-26 15-29 22-6 13-12 36-12 37 0 5 3 4 4 5 5 0 5-1 7-9 7-27 14-46 29-46 6 0 12 3 12 17 0 8-1 13-7 32-8 30-14 60-22 90z"><text:p/></draw:path><draw:path draw:style-name="gr3" draw:text-style-name="P6" svg:width="0.0374in" svg:height="0.1512in" svg:x="1.2594in" svg:y="0in" svg:viewBox="0 0 96 385" svg:d="M96 14c0-6 0-14-8-14s-8 9-8 14c0 119 0 237 0 356-22 0-45 0-67 0-5 0-13 0-13 8 0 7 8 7 13 7 23 0 45 0 68 0 14 0 15-1 15-14 0-119 0-238 0-357z"><text:p/></draw:path><draw:path draw:style-name="gr3" draw:text-style-name="P6" svg:width="0.035in" svg:height="0.1512in" svg:x="1.3323in" svg:y="0in" svg:viewBox="0 0 90 385" svg:d="M90 194c0-31-4-77-25-121-23-48-57-73-61-73-2 0-4 2-4 4s0 2 8 9c38 38 60 99 60 181 0 64-14 132-62 180-6 6-6 6-6 7 0 2 2 4 4 4 4 0 39-26 62-76 20-41 24-84 24-115z"><text:p/></draw:path><draw:path draw:style-name="gr3" draw:text-style-name="P6" svg:width="0.1008in" svg:height="0.0354in" svg:x="1.433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1.5913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7 45 3 22 3 52 3 76 0 28 0 55-4 79-6 36-28 47-46 47z"><text:p/></draw:path><draw:path draw:style-name="gr3" draw:text-style-name="P6" svg:width="0.1008in" svg:height="0.1in" svg:x="1.7039in" svg:y="0.0252in" svg:viewBox="0 0 257 255" svg:d="M136 137c37 0 72 0 108 0 6 0 13 0 13-8 0-9-7-9-13-9-36 0-71 0-108 0 0-36 0-72 0-108 0-5 0-12-7-12-8 0-8 7-8 12 0 36 0 72 0 108-36 0-71 0-108 0-5 0-13 0-13 9 0 8 8 8 13 8 37 0 72 0 108 0 0 35 0 71 0 106 0 6 0 12 8 12 7 0 7-6 7-12 0-35 0-71 0-106z"><text:p/></draw:path><draw:path draw:style-name="gr3" draw:text-style-name="P6" svg:width="0.0374in" svg:height="0.1512in" svg:x="1.874in" svg:y="0in" svg:viewBox="0 0 96 385" svg:d="M81 385c7 0 15 0 15-7 0-8-8-8-15-8-22 0-44 0-66 0 0-119 0-237 0-356 0-6 0-14-7-14-8 0-8 9-8 14 0 119 0 238 0 357 0 12 1 14 14 14 22 0 45 0 67 0z"><text:p/></draw:path><draw:path draw:style-name="gr3" draw:text-style-name="P6" svg:width="0.0614in" svg:height="0.0685in" svg:x="1.9197in" svg:y="0.0453in" svg:viewBox="0 0 157 175" svg:d="M23 148c-1 6-3 15-3 17 0 7 5 10 11 10 4 0 12-3 14-11 1-1 14-54 16-61 3-13 9-39 12-50 2-5 13-23 22-32 3-2 14-12 30-12 10 0 16 4 17 4-12 2-20 11-20 21 0 7 3 14 14 14 10 0 21-8 21-23 0-13-12-25-32-25-25 0-41 19-49 30-3-18-17-30-35-30s-26 15-29 22c-6 13-12 36-12 37 0 5 3 4 4 5 5 0 5-1 7-9 7-27 14-46 29-46 6 0 12 3 12 17 0 8-1 13-7 32-8 30-14 60-22 90z"><text:p/></draw:path><draw:path draw:style-name="gr3" draw:text-style-name="P6" svg:width="0.0374in" svg:height="0.1512in" svg:x="1.9913in" svg:y="0in" svg:viewBox="0 0 96 385" svg:d="M96 14c0-6 0-14-8-14s-8 9-8 14c0 119 0 237 0 356-22 0-45 0-67 0-5 0-13 0-13 8 0 7 8 7 13 7 23 0 46 0 70 0 12 0 13-1 13-14 0-119 0-238 0-357z"><text:p/></draw:path><draw:path draw:style-name="gr3" draw:text-style-name="P6" svg:width="0.1004in" svg:height="0.0354in" svg:x="2.1067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6" svg:width="0.0374in" svg:height="0.1512in" svg:x="2.285in" svg:y="0in" svg:viewBox="0 0 96 385" svg:d="M83 385c5 0 13 0 13-7 0-8-8-8-13-8-22 0-46 0-68 0 0-119 0-237 0-356 0-6 0-14-7-14-8 0-8 9-8 14 0 119 0 238 0 357 0 12 2 14 14 14 23 0 45 0 69 0z"><text:p/></draw:path><draw:path draw:style-name="gr3" draw:text-style-name="P6" svg:width="0.0614in" svg:height="0.0685in" svg:x="2.3303in" svg:y="0.0453in" svg:viewBox="0 0 157 175" svg:d="M23 148c-1 6-3 15-3 17 0 7 5 10 11 10 4 0 12-3 14-11 1-1 14-54 16-61 3-13 9-39 13-50 1-5 12-23 21-32 3-2 14-12 30-12 10 0 11 3 17 4-11 2-20 11-20 21 0 7 3 14 14 14 10 0 21-8 21-23 0-13-12-25-32-25-25 0-41 19-49 30-2-18-17-30-35-30s-24 15-29 22c-6 13-12 36-12 37 0 5 4 5 6 5 3 0 4-1 6-9 7-27 14-46 28-46 6 0 12 3 12 17 0 8-1 13-6 32-7 30-15 60-23 90z"><text:p/></draw:path><draw:path draw:style-name="gr3" draw:text-style-name="P6" svg:width="0.0374in" svg:height="0.1512in" svg:x="2.4024in" svg:y="0in" svg:viewBox="0 0 96 385" svg:d="M96 14c0-6 0-14-8-14s-8 9-8 14c0 119 0 237 0 356-22 0-44 0-66 0-6 0-14 0-14 8 0 7 8 7 14 7 23 0 45 0 69 0 12 0 13-1 13-14 0-119 0-238 0-357z"><text:p/></draw:path><draw:path draw:style-name="gr3" draw:text-style-name="P6" svg:width="0.0756in" svg:height="0.087in" svg:x="2.522in" svg:y="0.0307in" svg:viewBox="0 0 193 222" svg:d="M179 120c7 0 14 0 14-8 0-9-7-9-14-9-55 0-109 0-164 0 5-50 50-88 104-88 20 0 41 0 60 0 7 0 14 0 14-7 0-8-7-8-14-8-21 0-40 0-61 0-66 0-118 50-118 112s52 110 118 110c21 0 40 0 61 0 7 0 14 0 14-7s-7-7-14-7c-19 0-40 0-60 0-54 0-99-37-104-88 55 0 109 0 164 0z"><text:p/></draw:path><draw:path draw:style-name="gr3" draw:text-style-name="P6" svg:width="0.0921in" svg:height="0.1031in" svg:x="2.6571in" svg:y="0.0098in" svg:viewBox="0 0 235 263" svg:d="M220 14c3-5 3-6 3-7 0-7-5-7-13-7-59 0-118 0-177 0-12 0-12 1-13 11-2 18-3 34-6 52 0 2-1 3-1 5 0 6 5 8 7 8 4 0 6-3 6-7 3-8 6-25 29-40 22-15 50-16 63-16 10 0 21 0 31 0-49 79-97 159-146 237-3 4-3 5-3 7 0 6 7 6 13 6 66 0 132 0 198 0 12 0 12-1 13-11 4-25 8-49 11-75 0-4-3-6-6-6-6 0-7 3-8 11-6 30-37 68-92 68-18 0-37 0-54 0 48-78 97-158 145-236zM33 13c7 0 14 0 21 0v1c-11 6-19 12-23 17 1-6 1-12 2-18zM165 13c13 0 26 0 40 0-49 79-98 159-147 237-13 0-26 0-39 0 48-78 98-158 146-237zM185 250c11-7 21-15 30-26 0 7-2 12-4 26-9 0-17 0-26 0z"><text:p/></draw:path></draw:g></text:span><text:span text:style-name="T2">. שנית, לפי הגדרה, ידוע </text:span><text:span text:style-name="T2"><draw:g text:anchor-type="as-char" svg:y="-0.1134in" draw:z-index="368" draw:name="Shape68" draw:style-name="gr1"><svg:title>TexMaths</svg:title><svg:desc>11§display§r - 1 &lt; \lf r \rf \le r§svg§600§FALSE§</svg:desc><draw:path draw:style-name="gr2" draw:text-style-name="P5" svg:width="0.9984in" svg:height="0.1358in" svg:x="0.0039in" svg:y="0.0071in" svg:viewBox="0 0 2537 346" svg:d="M1269 346c-423 0-846 0-1269 0 0-116 0-230 0-346 846 0 1692 0 2537 0 0 116 0 230 0 346-422 0-845 0-1268 0z"><text:p/></draw:path><draw:path draw:style-name="gr3" draw:text-style-name="P6" svg:width="0.0614in" svg:height="0.0685in" svg:x="0.0004in" svg:y="0.0453in" svg:viewBox="0 0 157 175" svg:d="M23 148c-1 6-3 15-3 17 0 7 5 10 11 10 4 0 12-3 14-11 1-1 14-54 15-61 4-13 10-39 13-50 2-5 13-23 22-32 3-2 14-12 30-12 10 0 11 3 17 4-12 2-20 11-20 21 0 7 3 14 14 14 10 0 21-8 21-23 0-13-12-25-32-25-25 0-41 19-49 30-3-18-17-30-35-30s-26 15-29 22c-7 13-12 36-12 37 0 5 4 5 5 5 4 0 4-1 7-9 7-27 14-46 28-46 6 0 12 3 12 17 0 8-1 13-6 32-8 30-15 60-23 90z"><text:p/></draw:path><draw:path draw:style-name="gr3" draw:text-style-name="P6" svg:width="0.0921in" svg:height="0.0063in" svg:x="0.1157in" svg:y="0.0717in" svg:viewBox="0 0 235 17" svg:d="M222 17c7 0 13-2 13-9 0-8-6-8-13-8-69 0-140 0-209 0-6 0-13 0-13 8 0 7 7 9 13 9 69 0 140 0 209 0z"><text:p/></draw:path><draw:path draw:style-name="gr3" draw:text-style-name="P6" svg:width="0.05in" svg:height="0.1in" svg:x="0.2685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6" svg:width="0.0925in" svg:height="0.087in" svg:x="0.3858in" svg:y="0.0307in" svg:viewBox="0 0 236 222" svg:d="M229 17c4-4 7-5 7-9 0-5-3-8-7-8-1 0-2 0-8 2-71 34-142 67-213 101-5 3-8 3-8 8s3 7 8 9c71 33 142 67 213 100 6 2 7 2 8 2 4 0 7-3 7-7 0-5-3-6-7-8-67-32-136-64-203-96 67-32 136-63 203-94z"><text:p/></draw:path><draw:path draw:style-name="gr3" draw:text-style-name="P6" svg:width="0.0374in" svg:height="0.1512in" svg:x="0.5598in" svg:y="0in" svg:viewBox="0 0 96 385" svg:d="M81 385c7 0 15 0 15-7 0-8-8-8-15-8-22 0-44 0-66 0 0-119 0-237 0-356 0-6 0-14-7-14-8 0-8 9-8 14 0 119 0 238 0 357 0 12 1 14 14 14 22 0 45 0 67 0z"><text:p/></draw:path><draw:path draw:style-name="gr3" draw:text-style-name="P6" svg:width="0.0614in" svg:height="0.0685in" svg:x="0.6055in" svg:y="0.0453in" svg:viewBox="0 0 157 175" svg:d="M23 148c-1 6-3 15-3 17 0 7 5 10 11 10 4 0 11-3 14-11 1-1 13-54 15-61 4-13 10-39 13-50 2-5 12-23 22-32 3-2 14-12 30-12 10 0 16 4 17 4-12 2-21 11-21 21 0 7 4 14 15 14 10 0 21-8 21-23 0-13-12-25-32-25-25 0-41 19-49 30-3-18-18-30-35-30-18 0-26 15-29 22-7 13-12 36-12 37 0 5 3 4 4 5 5 0 5-1 7-9 7-27 14-46 29-46 6 0 12 3 12 17 0 8-1 13-7 32-8 30-14 60-22 90z"><text:p/></draw:path><draw:path draw:style-name="gr3" draw:text-style-name="P6" svg:width="0.0374in" svg:height="0.1512in" svg:x="0.6772in" svg:y="0in" svg:viewBox="0 0 96 385" svg:d="M96 14c0-6 0-14-8-14s-8 9-8 14c0 119 0 237 0 356-22 0-45 0-67 0-5 0-13 0-13 8 0 7 8 7 13 7 23 0 45 0 68 0 14 0 15-1 15-14 0-119 0-238 0-357z"><text:p/></draw:path><draw:path draw:style-name="gr3" draw:text-style-name="P6" svg:width="0.0925in" svg:height="0.1165in" svg:x="0.7965in" svg:y="0.0161in" svg:viewBox="0 0 236 297" svg:d="M229 17c4-3 7-5 7-9 0-5-3-8-7-8-2 0-6 2-8 2-71 34-142 67-213 101-7 4-8 6-8 9 0 4 2 6 8 9 71 33 142 66 213 99 6 2 7 2 8 2 3 0 7-3 7-7s-2-6-8-8c-67-32-135-64-202-95 67-32 136-64 203-95zM222 297c7 0 14 0 14-7 0-8-8-8-14-8-69 0-138 0-208 0-6 0-14 0-14 8 0 7 7 7 13 7 69 0 140 0 209 0z"><text:p/></draw:path><draw:path draw:style-name="gr3" draw:text-style-name="P6" svg:width="0.0614in" svg:height="0.0685in" svg:x="0.9488in" svg:y="0.0453in" svg:viewBox="0 0 157 175" svg:d="M23 148c-2 6-4 15-4 17 0 7 5 10 12 10 4 0 11-3 14-11 0-1 13-54 15-61 3-13 10-39 13-50 1-5 12-23 22-32 2-2 14-12 30-12 10 0 10 3 16 4-11 2-20 11-20 21 0 7 3 14 14 14 10 0 22-8 22-23 0-13-12-25-32-25-25 0-43 19-49 30-3-18-18-30-35-30-18 0-26 15-29 22-8 13-12 36-12 37 0 5 3 5 4 5 5 0 5-1 7-9 7-27 14-46 29-46 6 0 12 3 12 17 0 8-3 13-7 32-8 30-14 60-22 90z"><text:p/></draw:path></draw:g></text:span><text:span text:style-name="T2">, נעביר אגפים ונקבל </text:span><text:span text:style-name="T2"><draw:g text:anchor-type="as-char" svg:y="-0.1134in" draw:z-index="369" draw:name="Shape69" draw:style-name="gr1"><svg:title>TexMaths</svg:title><svg:desc>11§display§-1 &lt; \lf r \rf - r \le 0§svg§600§FALSE§</svg:desc><draw:path draw:style-name="gr2" draw:text-style-name="P5" svg:width="1.1209in" svg:height="0.1358in" svg:x="0.0004in" svg:y="0.0071in" svg:viewBox="0 0 2848 346" svg:d="M1425 346c-476 0-950 0-1425 0 0-116 0-230 0-346 949 0 1899 0 2848 0 0 116 0 230 0 346-474 0-949 0-1423 0z"><text:p/></draw:path><draw:path draw:style-name="gr3" draw:text-style-name="P6" svg:width="0.0929in" svg:height="0.0063in" svg:x="0.0051in" svg:y="0.0717in" svg:viewBox="0 0 237 17" svg:d="M223 17c7 0 14 0 14-8 0-9-7-9-14-9-69 0-139 0-209 0-6 0-14 0-14 9 0 8 8 8 14 8 70 0 140 0 209 0z"><text:p/></draw:path><draw:path draw:style-name="gr3" draw:text-style-name="P6" svg:width="0.05in" svg:height="0.1in" svg:x="0.1248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" draw:text-style-name="P6" svg:width="0.0929in" svg:height="0.087in" svg:x="0.2421in" svg:y="0.0307in" svg:viewBox="0 0 237 222" svg:d="M229 17c4-4 8-5 8-9 0-5-5-8-8-8-2 0-2 0-8 2-71 34-142 67-213 101-5 3-8 4-8 9s3 6 8 8c71 33 142 67 213 100 6 2 6 2 8 2 3 0 8-3 8-7 0-5-4-6-8-8-68-32-135-64-204-95 69-32 136-64 204-95z"><text:p/></draw:path><draw:path draw:style-name="gr3" draw:text-style-name="P6" svg:width="0.0374in" svg:height="0.1512in" svg:x="0.4165in" svg:y="0in" svg:viewBox="0 0 96 385" svg:d="M81 385c6 0 15 0 15-7 0-8-9-8-15-8-22 0-44 0-66 0 0-119 0-237 0-356 0-6 0-14-7-14-8 0-8 9-8 14 0 119 0 238 0 357 0 12 1 14 13 14 23 0 45 0 68 0z"><text:p/></draw:path><draw:path draw:style-name="gr3" draw:text-style-name="P6" svg:width="0.0614in" svg:height="0.0685in" svg:x="0.4622in" svg:y="0.0453in" svg:viewBox="0 0 157 175" svg:d="M23 148c-1 6-4 15-4 17 0 7 5 10 12 10 4 0 11-3 14-11 0-1 13-54 16-61 3-13 9-39 12-50 1-5 12-23 22-32 2-2 14-12 30-12 10 0 10 3 16 4-11 2-20 11-20 21 0 7 4 14 15 14 10 0 21-8 21-23 0-13-12-25-32-25-25 0-42 19-49 30-3-18-18-30-35-30-18 0-26 15-29 22-8 13-12 36-12 37 0 5 3 5 4 5 5 0 5-1 7-9 7-27 14-46 29-46 6 0 12 3 12 17 0 8-1 13-7 32-8 30-14 60-22 90z"><text:p/></draw:path><draw:path draw:style-name="gr3" draw:text-style-name="P6" svg:width="0.0374in" svg:height="0.1512in" svg:x="0.5335in" svg:y="0in" svg:viewBox="0 0 96 385" svg:d="M96 14c0-6 0-14-8-14s-8 9-8 14c0 119 0 237 0 356-22 0-44 0-66 0-5 0-14 0-14 8 0 7 9 7 14 7 23 0 45 0 69 0 12 0 13-1 13-14 0-119 0-238 0-357z"><text:p/></draw:path><draw:path draw:style-name="gr3" draw:text-style-name="P6" svg:width="0.0929in" svg:height="0.0063in" svg:x="0.6441in" svg:y="0.0717in" svg:viewBox="0 0 237 17" svg:d="M223 17c7 0 14 0 14-8 0-9-7-9-14-9-69 0-139 0-209 0-6 0-14 0-14 9 0 8 8 8 14 8 70 0 140 0 209 0z"><text:p/></draw:path><draw:path draw:style-name="gr3" draw:text-style-name="P6" svg:width="0.0614in" svg:height="0.0685in" svg:x="0.7882in" svg:y="0.0453in" svg:viewBox="0 0 157 175" svg:d="M22 148c-1 6-3 15-3 17 0 7 5 10 11 10 5 0 12-3 14-11 1-1 14-54 15-61 4-13 11-39 14-50 1-5 12-23 21-32 3-2 14-12 31-12 10 0 10 3 16 4-11 2-20 11-20 21 0 7 3 14 14 14 10 0 22-8 22-23 0-13-13-25-32-25-25 0-42 19-49 30-3-18-18-30-35-30-19 0-26 15-29 22-8 13-12 36-12 37 0 5 3 5 4 5 4 0 5-1 7-9 7-27 14-46 29-46 5 0 11 3 11 17 0 8-1 13-6 32-8 30-15 60-23 90z"><text:p/></draw:path><draw:path draw:style-name="gr3" draw:text-style-name="P6" svg:width="0.0929in" svg:height="0.1165in" svg:x="0.9114in" svg:y="0.0161in" svg:viewBox="0 0 237 297" svg:d="M229 17c4-3 8-5 8-9 0-5-4-8-8-8-2 0-6 2-7 2-71 34-142 67-213 101-7 4-9 6-9 9 0 4 3 6 9 9 71 33 142 66 213 99 5 2 6 2 7 2 4 0 8-3 8-7s-2-6-8-8c-67-32-135-64-203-95 68-32 136-64 203-95zM223 297c7 0 14 0 14-7 0-8-8-8-14-8-69 0-139 0-209 0-5 0-14 0-14 8 0 7 8 7 14 7 70 0 140 0 209 0z"><text:p/></draw:path><draw:path draw:style-name="gr3" draw:text-style-name="P6" svg:width="0.0638in" svg:height="0.1035in" svg:x="1.0654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7 36-29 47-46 47z"><text:p/></draw:path></draw:g></text:span><text:span text:style-name="T2">, נכפיל ב־</text:span><text:span text:style-name="T2"><draw:g text:anchor-type="as-char" svg:y="-0.0898in" draw:z-index="67" draw:name="Shape76" draw:style-name="gr1"><svg:title>TexMaths</svg:title><svg:desc>11§display§-1§svg§600§FALSE§</svg:desc><draw:path draw:style-name="gr2" draw:text-style-name="P5" svg:width="0.165in" svg:height="0.0843in" svg:x="0.0004in" svg:y="0.0071in" svg:viewBox="0 0 420 215" svg:d="M0 0c140 0 280 0 420 0 0 71 0 144 0 215-140 0-280 0-420 0 0-71 0-144 0-215z"><text:p/></draw:path><draw:path draw:style-name="gr3" draw:text-style-name="P6" svg:width="0.0921in" svg:height="0.0055in" svg:x="0.0051in" svg:y="0.0598in" svg:viewBox="0 0 235 15" svg:d="M222 15c6 0 13 0 13-7 0-8-7-8-13-8-71 0-140 0-209 0-6 0-13 0-13 8 0 7 7 7 13 7 69 0 138 0 209 0z"><text:p/></draw:path><draw:path draw:style-name="gr3" draw:text-style-name="P6" svg:width="0.0496in" svg:height="0.1in" svg:x="0.1236in" svg:y="0in" svg:viewBox="0 0 127 255" svg:d="M79 10c0-9 0-10-9-10-24 24-58 24-70 24 0 5 0 8 0 12 8 0 31 0 50-10 0 66 0 132 0 198 0 14-1 19-35 19-4 0-8 0-13 0 0 4 0 7 0 12 14-1 47-1 63-1 15 0 49 0 62 1 0-5 0-8 0-12-4 0-9 0-12 0-35 0-36-5-36-19 0-71 0-143 0-214z"><text:p/></draw:path></draw:g></text:span><text:span text:style-name="T2"> וסה"כ </text:span><text:span text:style-name="T2"><draw:g text:anchor-type="as-char" svg:y="-0.1134in" draw:z-index="370" draw:name="Shape72" draw:style-name="gr1"><svg:title>TexMaths</svg:title><svg:desc>11§display§1 &gt; \lf r \rf + r \ge 0§svg§600§FALSE§</svg:desc><draw:path draw:style-name="gr2" draw:text-style-name="P5" svg:width="1.0024in" svg:height="0.1358in" svg:x="0.0004in" svg:y="0.0071in" svg:viewBox="0 0 2547 346" svg:d="M1275 346c-426 0-850 0-1275 0 0-116 0-230 0-346 849 0 1698 0 2547 0 0 116 0 230 0 346-424 0-849 0-1272 0z"><text:p/></draw:path><draw:path draw:style-name="gr3" draw:text-style-name="P6" svg:width="0.05in" svg:height="0.1in" svg:x="0.0059in" svg:y="0.013in" svg:viewBox="0 0 128 255" svg:d="M80 10c0-10 0-10-10-10-23 24-57 24-70 24 0 5 0 8 0 12 9 0 31 0 52-10 0 66 0 133 0 199 0 14-3 18-37 18-4 0-7 0-12 0 0 5 0 9 0 12 13-1 46-1 63-1 15 0 48 0 62 1 0-3 0-7 0-12-5 0-8 0-13 0-34 0-35-4-35-18 0-72 0-144 0-215z"><text:p/></draw:path><draw:path draw:style-name="gr3" draw:text-style-name="P6" svg:width="0.0921in" svg:height="0.087in" svg:x="0.124in" svg:y="0.0307in" svg:viewBox="0 0 235 222" svg:d="M229 120c4-2 6-4 6-9s-2-5-6-8c-72-34-143-67-215-101-5-2-5-2-6-2-5 0-8 3-8 8 0 3 1 5 7 9 68 31 135 62 203 94-68 32-135 64-203 96-6 2-7 4-7 8s3 7 8 7c1 0 1 0 6-2 72-33 143-67 215-100z"><text:p/></draw:path><draw:path draw:style-name="gr3" draw:text-style-name="P6" svg:width="0.0374in" svg:height="0.1512in" svg:x="0.2984in" svg:y="0in" svg:viewBox="0 0 96 385" svg:d="M81 385c6 0 15 0 15-7 0-8-9-8-15-8-22 0-44 0-66 0 0-119 0-237 0-356 0-6 0-14-7-14-8 0-8 9-8 14 0 119 0 238 0 357 0 12 1 14 13 14 23 0 45 0 68 0z"><text:p/></draw:path><draw:path draw:style-name="gr3" draw:text-style-name="P6" svg:width="0.0614in" svg:height="0.0685in" svg:x="0.3437in" svg:y="0.0453in" svg:viewBox="0 0 157 175" svg:d="M22 148c-1 6-3 15-3 17 0 7 5 10 11 10 5 0 12-3 14-11 1-1 14-54 16-61 3-13 10-39 13-50 1-5 12-23 20-32 4-2 15-12 32-12 10 0 10 3 16 4-11 2-20 11-20 21 0 7 3 14 14 14 10 0 22-8 22-23 0-13-13-25-32-25-25 0-43 19-49 30-3-18-18-30-35-30-19 0-26 15-29 22-8 13-12 36-12 37 0 5 3 5 4 5 4 0 5-1 7-9 7-27 14-46 29-46 6 0 11 3 11 17 0 8-2 13-6 32-8 30-15 60-23 90z"><text:p/></draw:path><draw:path draw:style-name="gr3" draw:text-style-name="P6" svg:width="0.0374in" svg:height="0.1512in" svg:x="0.4154in" svg:y="0in" svg:viewBox="0 0 96 385" svg:d="M96 14c0-6 0-14-8-14s-8 9-8 14c0 119 0 237 0 356-22 0-44 0-66 0-5 0-14 0-14 8 0 7 9 7 14 7 23 0 45 0 68 0 13 0 14-1 14-14 0-119 0-238 0-357z"><text:p/></draw:path><draw:path draw:style-name="gr3" draw:text-style-name="P6" svg:width="0.1004in" svg:height="0.1in" svg:x="0.5217in" svg:y="0.0252in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3" draw:text-style-name="P6" svg:width="0.0614in" svg:height="0.0685in" svg:x="0.6697in" svg:y="0.0453in" svg:viewBox="0 0 157 175" svg:d="M22 148c-1 6-3 15-3 17 0 7 5 10 11 10 5 0 12-3 14-11 1-1 14-54 15-61 4-13 11-39 14-50 1-5 12-23 20-32 4-2 15-12 31-12 11 0 11 3 17 4-11 2-20 11-20 21 0 7 3 14 14 14 10 0 22-8 22-23 0-13-13-25-33-25-24 0-42 19-49 30-2-18-17-30-35-30s-25 15-29 22c-7 13-11 36-11 37 0 5 3 5 4 5 4 0 5-1 7-9 7-27 14-46 27-46 7 0 13 3 13 17 0 8-2 13-6 32-8 30-15 60-23 90z"><text:p/></draw:path><draw:path draw:style-name="gr3" draw:text-style-name="P6" svg:width="0.0925in" svg:height="0.1165in" svg:x="0.7929in" svg:y="0.0161in" svg:viewBox="0 0 236 297" svg:d="M229 121c5-3 7-5 7-9s-1-6-7-9c-72-34-142-67-214-100-4-3-6-3-7-3-5 0-8 3-8 8 0 4 3 6 8 9 68 31 135 62 203 94-67 32-135 64-202 96-8 2-9 5-9 8 0 4 4 7 8 7 2 0 2 0 7-2 72-33 142-66 214-99zM223 297c7 0 13 0 13-7 0-8-7-8-14-8-69 0-138 0-208 0-5 0-14 0-14 8 0 7 8 7 14 7 70 0 140 0 209 0z"><text:p/></draw:path><draw:path draw:style-name="gr3" draw:text-style-name="P6" svg:width="0.0638in" svg:height="0.1035in" svg:x="0.9469in" svg:y="0.013in" svg:viewBox="0 0 163 264" svg:d="M163 133c0-31-2-61-16-90-17-37-49-43-66-43-23 0-51 10-67 45-12 28-14 57-14 88 0 29 1 64 18 92 16 32 44 39 63 39 21 0 50-7 67-45 13-25 15-55 15-86zM81 255c-15 0-38-9-45-46-4-22-4-58-4-80 0-26 0-51 3-72 8-45 36-49 46-49 12 0 38 7 45 45 5 22 5 52 5 76 0 28 0 55-5 79-6 36-28 47-45 47z"><text:p/></draw:path></draw:g></text:span><text:span text:style-name="T2">, וסה"כ נציב ונקבל </text:span><text:span text:style-name="T2"><draw:g text:anchor-type="as-char" svg:y="-0.1in" draw:z-index="371" draw:name="Shape74" draw:style-name="gr1"><svg:title>TexMaths</svg:title><svg:desc>11§display§0 \le a &lt; 1§svg§600§FALSE§</svg:desc><draw:path draw:style-name="gr2" draw:text-style-name="P5" svg:width="0.6094in" svg:height="0.1055in" svg:x="0.0024in" svg:y="0.0079in" svg:viewBox="0 0 1549 269" svg:d="M0 0c516 0 1033 0 1549 0 0 89 0 179 0 269-516 0-1033 0-1549 0 0-90 0-180 0-269z"><text:p/></draw:path><draw:path draw:style-name="gr3" draw:text-style-name="P6" svg:width="0.0638in" svg:height="0.1035in" svg:x="0.0004in" svg:y="0in" svg:viewBox="0 0 163 264" svg:d="M163 133c0-31-2-61-16-90-18-36-49-43-66-43-23 0-51 10-67 46-13 27-14 56-14 87 0 28 1 63 18 92 16 31 44 39 62 39 21 0 51-9 69-45 12-26 14-56 14-86zM80 255c-14 0-37-10-44-46-4-23-4-57-4-80 0-26 0-51 3-72 7-45 37-48 45-48 14 0 39 6 47 45 3 21 3 51 3 75 0 27 0 54-3 78-7 37-29 48-47 48z"><text:p/></draw:path><draw:path draw:style-name="gr3" draw:text-style-name="P6" svg:width="0.0929in" svg:height="0.1165in" svg:x="0.1252in" svg:y="0.0043in" svg:viewBox="0 0 237 297" svg:d="M229 17c4-3 8-4 8-9 0-4-4-8-8-8-2 0-6 2-7 3-71 33-143 66-214 100-7 4-8 6-8 9 0 4 2 7 8 9 71 33 143 66 214 99 5 2 6 2 7 2 4 0 8-3 8-7s-2-6-8-9c-67-31-135-63-203-94 68-32 136-64 203-95zM223 297c7 0 14 0 14-8 0-7-8-7-15-7-69 0-138 0-208 0-5 0-14 0-14 7 0 8 8 8 14 8 70 0 140 0 209 0z"><text:p/></draw:path><draw:path draw:style-name="gr3" draw:text-style-name="P6" svg:width="0.0693in" svg:height="0.0681in" svg:x="0.2795in" svg:y="0.0339in" svg:viewBox="0 0 177 174" svg:d="M129 25c-7-14-19-25-36-25-46 0-93 57-93 113 0 37 21 61 52 61 7 0 26-1 49-28 3 15 17 28 35 28 15 0 23-9 29-20 7-14 12-37 12-38 0-4-3-4-4-4-5 0-5 1-6 7-6 25-14 46-30 46-11 0-12-10-12-16 0-9 1-11 6-29 4-15 5-20 9-34 4-19 8-36 13-54 3-11 3-12 3-13 0-7-4-11-11-11-10 0-15 9-16 17zM103 124c-2 8-2 8-7 15-17 21-33 26-44 26-19 0-25-20-25-35 0-19 13-66 21-84 12-23 30-37 45-37 26 0 31 32 31 34s-1 4-1 7c-6 24-13 49-20 74z"><text:p/></draw:path><draw:path draw:style-name="gr3" draw:text-style-name="P6" svg:width="0.0929in" svg:height="0.087in" svg:x="0.4079in" svg:y="0.0189in" svg:viewBox="0 0 237 222" svg:d="M229 17c4-3 8-5 8-9 0-5-4-8-8-8-1 0-2 0-7 3-71 33-143 66-214 100-5 3-8 4-8 9s3 7 8 8c71 33 143 67 214 100 5 2 6 2 7 2 4 0 8-3 8-7 0-5-4-7-8-9-67-31-135-63-203-94 68-32 136-64 203-95z"><text:p/></draw:path><draw:path draw:style-name="gr3" draw:text-style-name="P6" svg:width="0.05in" svg:height="0.1in" svg:x="0.5697in" svg:y="0in" svg:viewBox="0 0 128 255" svg:d="M79 10c0-9 0-10-9-10-24 24-58 24-70 24 0 5 0 8 0 12 8 0 31 0 51-10 0 66 0 132 0 199 0 14-1 18-37 18-4 0-7 0-12 0 0 5 0 9 0 12 13-1 48-1 63-1s49 0 63 1c0-3 0-7 0-12-5 0-8 0-13 0-35 0-36-4-36-18 0-72 0-144 0-215z"><text:p/></draw:path></draw:g></text:span><text:span text:style-name="T2"><text:s/></text:span><text:span text:style-name="T16">ולכן </text:span><text:span text:style-name="T16"><draw:g text:anchor-type="as-char" svg:y="-0.1134in" draw:z-index="373" draw:name="Shape75" draw:style-name="gr1"><svg:title>TexMaths</svg:title><svg:desc>11§display§r \in [0, 1)§svg§600§FALSE§</svg:desc><draw:path draw:style-name="gr2" draw:text-style-name="P5" svg:width="0.548in" svg:height="0.1358in" svg:x="0.0039in" svg:y="0.0071in" svg:viewBox="0 0 1393 346" svg:d="M697 346c-233 0-465 0-697 0 0-116 0-230 0-346 464 0 929 0 1393 0 0 116 0 230 0 346-232 0-464 0-696 0z"><text:p/></draw:path><draw:path draw:style-name="gr3" draw:text-style-name="P6" svg:width="0.0614in" svg:height="0.0685in" svg:x="0.0004in" svg:y="0.0453in" svg:viewBox="0 0 157 175" svg:d="M23 148c-1 6-3 15-3 17 0 7 5 10 11 10 4 0 12-3 14-11 1-1 14-54 15-61 4-13 10-39 13-50 2-5 13-23 22-32 3-2 14-12 30-12 10 0 11 3 17 4-12 2-20 11-20 21 0 7 4 14 14 14s21-8 21-23c0-13-12-25-32-25-25 0-41 19-49 30-3-18-17-30-35-30s-26 15-29 22c-7 13-12 36-12 37 0 5 4 5 5 5 4 0 4-1 7-9 7-27 14-46 28-46 6 0 12 3 12 17 0 8-1 13-7 32-8 30-14 60-22 90z"><text:p/></draw:path><draw:path draw:style-name="gr3" draw:text-style-name="P6" svg:width="0.076in" svg:height="0.087in" svg:x="0.124in" svg:y="0.0307in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3" draw:text-style-name="P6" svg:width="0.0205in" svg:height="0.1512in" svg:x="0.2728in" svg:y="0in" svg:viewBox="0 0 53 385" svg:d="M53 385c0-5 0-10 0-15-12 0-26 0-38 0 0-118 0-237 0-355 12 0 26 0 38 0 0-5 0-9 0-15-18 0-35 0-53 0 0 129 0 257 0 385 18 0 35 0 53 0z"><text:p/></draw:path><draw:path draw:style-name="gr3" draw:text-style-name="P6" svg:width="0.0638in" svg:height="0.1035in" svg:x="0.3028in" svg:y="0.013in" svg:viewBox="0 0 163 264" svg:d="M163 133c0-31-2-61-16-90-18-37-49-43-66-43-23 0-51 10-67 45-12 28-14 57-14 88 0 29 1 64 18 92 16 32 44 39 63 39 20 0 50-7 67-45 13-25 15-55 15-86zM81 255c-15 0-38-9-45-46-4-22-4-58-4-80 0-26 0-51 3-72 7-45 36-49 46-49 12 0 38 7 45 45 4 22 4 52 4 76 0 28 0 55-4 79-6 36-28 47-45 47z"><text:p/></draw:path><draw:path draw:style-name="gr3" draw:text-style-name="P6" svg:width="0.0173in" svg:height="0.0453in" svg:x="0.3858in" svg:y="0.0972in" svg:viewBox="0 0 45 116" svg:d="M45 41c0-26-10-41-25-41-12 0-20 10-20 21 0 10 8 20 20 20 5 0 10-1 14-5 1-1 1-1 2-1 0 2 0 0 0 6 0 28-13 51-26 64-5 4-5 5-5 6 0 2 3 5 5 5 4 0 35-30 35-75z"><text:p/></draw:path><draw:path draw:style-name="gr3" draw:text-style-name="P6" svg:width="0.05in" svg:height="0.1in" svg:x="0.4535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6" svg:width="0.035in" svg:height="0.1512in" svg:x="0.5248in" svg:y="0in" svg:viewBox="0 0 90 385" svg:d="M90 194c0-31-4-77-25-121-23-48-57-73-61-73-2 0-4 2-4 4s0 2 8 9c37 38 59 99 59 181 0 64-14 132-62 180-5 6-5 6-5 7 0 2 2 4 4 4 4 0 39-26 62-76 20-41 24-84 24-115z"><text:p/></draw:path></draw:g></text:span><text:span text:style-name="T2"><text:s/>כדרוש. </text:span></text:p>
        </text:list-item>
        <text:list-item>
          <text:p text:style-name="P18"><text:span text:style-name="T2">יחידות: </text:span><text:span text:style-name="T17">יהיו </text:span><text:span text:style-name="T17"><draw:g text:anchor-type="as-char" svg:y="-0.1134in" draw:z-index="375" draw:name="Shape77" draw:style-name="gr1"><svg:title>TexMaths</svg:title><svg:desc>11§display§a, b \in [0, 1) \subseteq \R§svg§600§FALSE§</svg:desc><draw:path draw:style-name="gr2" draw:text-style-name="P5" svg:width="1.0138in" svg:height="0.1358in" svg:x="0.0024in" svg:y="0.0071in" svg:viewBox="0 0 2576 346" svg:d="M1288 346c-430 0-859 0-1288 0 0-116 0-230 0-346 859 0 1717 0 2576 0 0 116 0 230 0 346-429 0-859 0-1288 0z"><text:p/></draw:path><draw:path draw:style-name="gr3" draw:text-style-name="P6" svg:width="0.0693in" svg:height="0.0685in" svg:x="0.0004in" svg:y="0.0453in" svg:viewBox="0 0 177 175" svg:d="M129 25c-7-14-18-25-35-25-46 0-94 57-94 113 0 37 22 62 52 62 7 0 27-1 50-29 3 16 17 29 36 29 13 0 22-9 28-21 7-14 11-37 11-38 0-4-3-4-4-4-5 0-5 1-6 7-6 25-13 47-29 47-10 0-11-10-11-17 0-9-1-11 4-29 4-17 5-20 9-34 4-18 10-36 14-54 2-11 2-12 2-13 0-7-4-11-11-11-9 0-15 9-16 17zM103 124c-1 8-1 8-7 15-17 22-32 27-43 27-20 0-25-21-25-36 0-19 12-66 22-84 11-23 28-37 44-37 25 0 30 32 30 34s-1 4-1 7c-6 24-13 49-20 74z"><text:p/></draw:path><draw:path draw:style-name="gr3" draw:text-style-name="P6" svg:width="0.0173in" svg:height="0.0453in" svg:x="0.0878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6" svg:width="0.0559in" svg:height="0.1063in" svg:x="0.1496in" svg:y="0.0071in" svg:viewBox="0 0 143 271" svg:d="M75 4c0-1 0-4-6-4-9 0-36 3-46 3-3 1-8 1-8 8 0 6 4 6 9 6 19 0 20 2 20 6 0 2-3 16-6 23-11 42-20 84-31 127-5 19-7 25-7 37 0 37 21 61 49 61 47 0 94-57 94-112 0-36-21-62-52-62-17 0-34 11-45 23 10-39 19-77 29-116zM38 150c3-8 3-9 6-13 19-26 36-31 46-31 14 0 24 11 24 36 0 23-12 66-18 80-14 27-31 40-47 40-13 0-25-10-25-38 0-8 0-15 6-39 3-12 5-24 8-35z"><text:p/></draw:path><draw:path draw:style-name="gr3" draw:text-style-name="P6" svg:width="0.076in" svg:height="0.087in" svg:x="0.2626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0209in" svg:height="0.1512in" svg:x="0.4114in" svg:y="0in" svg:viewBox="0 0 54 385" svg:d="M54 385c0-5 0-10 0-15-12 0-25 0-37 0 0-118 0-237 0-355 12 0 25 0 37 0 0-5 0-9 0-15-18 0-36 0-54 0 0 129 0 257 0 385 18 0 36 0 54 0z"><text:p/></draw:path><draw:path draw:style-name="gr3" draw:text-style-name="P6" svg:width="0.0638in" svg:height="0.1035in" svg:x="0.4417in" svg:y="0.013in" svg:viewBox="0 0 163 264" svg:d="M163 133c0-31-2-61-16-90-17-37-49-43-66-43-23 0-50 10-67 45-12 28-14 57-14 88 0 29 2 64 18 92 16 32 45 39 63 39 21 0 51-7 67-45 13-25 15-55 15-86zM81 255c-15 0-37-9-45-46-4-22-4-58-4-80 0-26 0-51 3-72 8-45 37-49 46-49 14 0 39 7 46 45 4 22 4 52 4 76 0 28 0 55-4 79-6 36-28 47-46 47z"><text:p/></draw:path><draw:path draw:style-name="gr3" draw:text-style-name="P6" svg:width="0.0177in" svg:height="0.0453in" svg:x="0.5244in" svg:y="0.0972in" svg:viewBox="0 0 46 116" svg:d="M46 41c0-26-10-41-25-41-13 0-21 10-21 21 0 10 8 20 21 20 4 0 10-1 13-5 1-1 1-1 2-1 0 2 1 0 1 6 0 28-14 51-26 64-4 4-4 5-4 6 0 2 2 5 4 5 3 0 35-30 35-75z"><text:p/></draw:path><draw:path draw:style-name="gr3" draw:text-style-name="P6" svg:width="0.0492in" svg:height="0.1in" svg:x="0.5929in" svg:y="0.013in" svg:viewBox="0 0 126 255" svg:d="M79 10c0-10 0-10-9-10-24 24-58 24-70 24 0 5 0 8 0 12 8 0 30 0 51-10 0 66 0 133 0 199 0 14-1 18-37 18-4 0-7 0-12 0 0 5 0 9 0 12 13-1 47-1 63-1 15 0 48 0 61 1 0-3 0-7 0-12-4 0-7 0-12 0-34 0-35-4-35-18 0-72 0-144 0-215z"><text:p/></draw:path><draw:path draw:style-name="gr3" draw:text-style-name="P6" svg:width="0.0346in" svg:height="0.1512in" svg:x="0.6638in" svg:y="0in" svg:viewBox="0 0 89 385" svg:d="M89 193c0-30-3-76-25-120-23-48-56-73-61-73-2 0-3 2-3 4s0 2 8 9c37 38 59 99 59 180 0 65-14 133-61 181-6 6-6 6-6 7 0 2 1 4 3 4 5 0 40-26 62-76 20-41 24-84 24-116z"><text:p/></draw:path><draw:path draw:style-name="gr3" draw:text-style-name="P6" svg:width="0.0925in" svg:height="0.1165in" svg:x="0.7693in" svg:y="0.0161in" svg:viewBox="0 0 236 297" svg:d="M223 15c7 0 13 0 13-7 0-8-6-8-13-8-35 0-69 0-104 0-66 0-119 51-119 111 0 63 54 111 119 111 35 0 69 0 104 0 7 0 13 0 13-7s-6-7-13-7c-34 0-69 0-103 0-62 0-105-45-105-96 0-53 44-97 105-97 34 0 69 0 103 0zM22 282c-7 0-14 0-14 8 0 7 7 7 14 7 67 0 134 0 201 0 7 0 13 0 13-7 0-8-6-8-13-8-67 0-134 0-201 0z"><text:p/></draw:path><draw:path draw:style-name="gr3" draw:text-style-name="P6" svg:width="0.1043in" svg:height="0.1031in" svg:x="0.9193in" svg:y="0.0098in" svg:viewBox="0 0 266 263" svg:d="M98 143c4 0 10 0 14 0 19 30 39 60 57 88 5 7 14 22 18 28 3 4 4 4 13 4 18 0 35 0 53 0 8 0 13 0 13-6 0-4-2-6-5-7-15-3-34-29-43-41-4-3-22-28-49-70 36-6 69-21 69-66 0-54-58-73-103-73-40 0-81 0-122 0-6 0-13 0-13 7 0 6 8 6 11 6 22 0 24 4 24 22 0 64 0 129 0 193 0 19-2 22-24 22-3 0-11 0-11 7 0 6 7 6 13 6 35 0 72 0 107 0 6 0 12 0 12-6 0-7-7-7-11-7-22 0-23-3-23-22 0-28 0-56 0-85zM173 124c11-14 12-35 12-51 0-19-2-40-16-55 17 3 54 15 54 55 0 24-11 44-50 51zM98 34c0-8 0-21 24-21 33 0 49 15 49 60 0 49-13 57-73 57 0-32 0-64 0-96zM45 250c3-7 3-18 3-21 0-64 0-129 0-194 0-4 0-14-3-22 14 0 30 0 44 0-4 7-4 15-4 20 0 65 0 131 0 196 0 3 0 14 3 21-14 0-29 0-43 0zM128 143c2 0 4-1 7-1 6 0 15 0 20-1 6 9 47 77 79 109-12 0-25 0-37 0-23-35-46-72-69-107z"><text:p/></draw:path></draw:g></text:span><text:span text:style-name="T17">, ויהי </text:span><text:span text:style-name="T17"><draw:g text:anchor-type="as-char" svg:y="-0.1035in" draw:z-index="68" draw:name="Shape81" draw:style-name="gr1"><svg:title>TexMaths</svg:title><svg:desc>11§display§r \in \R§svg§600§FALSE§</svg:desc><draw:path draw:style-name="gr2" draw:text-style-name="P5" svg:width="0.3488in" svg:height="0.0933in" svg:x="0.0039in" svg:y="0.0071in" svg:viewBox="0 0 887 238" svg:d="M444 238c-148 0-296 0-444 0 0-79 0-159 0-238 296 0 592 0 887 0 0 79 0 159 0 238-147 0-295 0-443 0z"><text:p/></draw:path><draw:path draw:style-name="gr3" draw:text-style-name="P6" svg:width="0.0614in" svg:height="0.0677in" svg:x="0.0004in" svg:y="0.0362in" svg:viewBox="0 0 157 173" svg:d="M23 147c-1 6-3 13-3 15 0 8 5 11 11 11 4 0 12-3 14-11 1-2 14-52 15-59 4-13 10-39 13-50 2-5 13-23 22-32 3-2 14-12 30-12 10 0 16 4 17 4-12 2-20 11-20 21 0 7 3 14 14 14 10 0 21-8 21-23 0-13-12-25-32-25-25 0-41 19-49 30-3-18-17-30-35-30s-26 15-29 22c-7 13-12 36-12 37 0 5 4 5 5 5 4 0 4-1 7-9 7-28 14-46 28-46 6 0 12 3 12 17 0 8-1 12-7 32-8 30-14 59-22 89z"><text:p/></draw:path><draw:path draw:style-name="gr3" draw:text-style-name="P6" svg:width="0.0752in" svg:height="0.087in" svg:x="0.124in" svg:y="0.0217in" svg:viewBox="0 0 192 222" svg:d="M179 119c7 0 13 0 13-8s-6-8-13-8c-55 0-109 0-164 0 5-51 50-88 104-88 20 0 40 0 60 0 7 0 13 0 13-7 0-8-6-8-13-8-20 0-40 0-60 0-66 0-119 49-119 111 0 60 53 111 119 111 20 0 40 0 60 0 7 0 13 0 13-8s-6-8-13-8c-20 0-40 0-60 0-54 0-99-37-104-87 55 0 109 0 164 0z"><text:p/></draw:path><draw:path draw:style-name="gr3" draw:text-style-name="P6" svg:width="0.1039in" svg:height="0.1028in" svg:x="0.2567in" svg:y="0.0004in" svg:viewBox="0 0 265 262" svg:d="M97 143c4 0 10 0 14 0 19 28 39 58 57 88 5 6 13 20 18 27 3 4 4 4 13 4 18 0 35 0 53 0 7 0 13 0 13-6 0-3-2-7-6-7-14-3-34-28-42-40-4-5-22-30-49-71 35-5 68-21 68-66 0-53-57-72-102-72-41 0-80 0-121 0-8 0-13 0-13 7 0 6 7 6 10 6 22 0 24 3 24 22 0 64 0 129 0 192 0 19-2 22-24 22-3 0-10 0-10 7 0 6 5 6 13 6 35 0 71 0 106 0 6 0 12 0 12-6 0-7-7-7-10-7-22 0-24-3-24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17">, נניח </text:span><text:span text:style-name="T17"><draw:g text:anchor-type="as-char" svg:y="-0.1083in" draw:z-index="69" draw:name="Shape82" draw:style-name="gr1"><svg:title>TexMaths</svg:title><svg:desc>11§display§aResr \land bResr§svg§600§FALSE§</svg:desc><draw:path draw:style-name="gr2" draw:text-style-name="P5" svg:width="0.9559in" svg:height="0.0921in" svg:x="0.0024in" svg:y="0.0079in" svg:viewBox="0 0 2429 235" svg:d="M0 0c810 0 1619 0 2429 0 0 78 0 157 0 235-810 0-1619 0-2429 0 0-78 0-157 0-235z"><text:p/></draw:path><draw:path draw:style-name="gr3" draw:text-style-name="P6" svg:width="0.0693in" svg:height="0.0681in" svg:x="0.0004in" svg:y="0.0382in" svg:viewBox="0 0 177 174" svg:d="M129 25c-7-14-18-25-35-25-46 0-94 57-94 113 0 35 21 61 52 61 7 0 26-2 49-29 4 16 18 29 35 29 15 0 24-9 29-21 7-15 12-37 12-38 0-3-3-3-4-3-5 0-5 1-6 7-6 24-13 46-29 46-10 0-11-10-11-18 0-7 0-10 4-27 4-16 5-20 9-34 4-19 10-37 14-54 2-11 2-12 2-13 0-7-4-11-11-11-10 0-15 8-16 17zM103 125c-2 7-2 8-7 13-17 21-33 27-44 27-19 0-24-21-24-35 0-19 12-66 20-84 13-23 30-37 46-37 25 0 30 32 30 34s-1 4-1 6c-6 26-13 51-20 76z"><text:p/></draw:path><draw:path draw:style-name="gr3" draw:text-style-name="P6" svg:width="0.1083in" svg:height="0.1059in" svg:x="0.0811in" svg:y="0.002in" svg:viewBox="0 0 276 270" svg:d="M129 26c3-8 4-13 11-14 3 0 16 0 24 0 27 0 70 0 70 37 0 14-6 41-22 55-9 10-29 23-65 23-14 0-28 0-42 0 7-34 16-68 24-101zM185 132c40-9 85-35 85-75 0-33-34-57-85-57-36 0-74 0-110 0-8 0-12 0-12 8 0 4 4 4 11 4 1 0 9 0 15 0 7 1 10 1 10 7 0 1 0 2-1 7-18 68-34 138-52 206-4 15-5 17-35 17-8 0-11 0-11 8 0 4 4 4 6 4 11 0 37-1 48-1s38 1 49 1c4 0 8 0 8-7 0-5-3-5-11-5-14 0-25 0-25-6 0-2 1-5 1-7 9-34 18-68 26-101 16 0 30 0 45 0 36 0 43 21 43 34 0 6-3 18-5 27-3 11-7 25-7 33 0 41 47 41 52 41 33 0 46-38 46-44 0-5-3-3-4-5-3 0-5 3-6 5-10 29-26 35-35 35-12 0-15-7-15-23 0-12 2-31 4-44 0-5 1-13 1-18 0-30-25-40-36-44z"><text:p/></draw:path><draw:path draw:style-name="gr3" draw:text-style-name="P6" svg:width="0.0583in" svg:height="0.0681in" svg:x="0.1984in" svg:y="0.0382in" svg:viewBox="0 0 149 174" svg:d="M55 81c11 0 40 0 59-8 27-11 29-35 29-40 0-17-14-33-42-33-43 0-101 37-101 105 0 38 23 69 62 69 55 0 87-40 87-44 0-3-3-6-5-6s-2 1-4 5c-31 36-74 36-78 36-30 0-33-31-33-43 0-4 0-17 5-41 7 0 14 0 21 0zM36 74c16-60 55-65 65-65 19 0 29 11 29 24 0 41-62 41-77 41-6 0-11 0-17 0z"><text:p/></draw:path><draw:path draw:style-name="gr3" draw:text-style-name="P6" svg:width="0.0555in" svg:height="0.0681in" svg:x="0.2705in" svg:y="0.0382in" svg:viewBox="0 0 142 174" svg:d="M131 26c-11 1-19 9-19 18 0 5 4 11 12 11s18-7 18-22c0-17-17-33-45-33-52 0-66 40-66 57 0 30 28 35 39 37 21 5 41 9 41 30 0 10-9 41-55 41-5 0-35 0-44-20 14 2 24-9 24-20 0-9-6-13-14-13-10 0-22 8-22 25 0 21 22 37 55 37 63 0 78-45 78-63 0-14-8-23-12-29-10-9-22-12-38-15-15-3-30-7-30-23 0-12 10-35 44-35 9 0 28 3 34 17z"><text:p/></draw:path><draw:path draw:style-name="gr3" draw:text-style-name="P6" svg:width="0.0614in" svg:height="0.0681in" svg:x="0.3386in" svg:y="0.0382in" svg:viewBox="0 0 157 174" svg:d="M22 147c-1 6-3 14-3 17 0 6 5 10 11 10 5 0 12-4 14-11 1-2 14-53 17-60 2-13 9-39 12-50 1-5 12-23 21-31 3-3 14-13 31-13 10 0 10 3 16 4-11 2-20 11-20 22 0 6 3 13 14 13 10 0 22-8 22-23 0-13-13-25-32-25-25 0-42 20-49 30-3-17-18-30-35-30-19 0-26 15-29 22-8 13-12 36-12 37 0 5 3 5 4 5 4 0 5-1 7-9 7-28 14-46 29-46 6 0 11 3 11 17 0 9-1 12-6 33-8 30-15 60-23 88z"><text:p/></draw:path><draw:path draw:style-name="gr3" draw:text-style-name="P6" svg:width="0.0846in" svg:height="0.0929in" svg:x="0.4488in" svg:y="0.0146in" svg:viewBox="0 0 216 237" svg:d="M117 8c-4-7-6-8-9-8-6 0-7 2-9 8-32 71-64 143-96 214-2 5-3 5-3 8 0 4 3 7 8 7 3 0 6-1 9-7 30-69 60-136 91-204 30 68 60 135 90 204 5 7 8 7 10 7 3 0 8-3 8-7 0-1 0-1-4-7-32-71-63-144-95-215z"><text:p/></draw:path><draw:path draw:style-name="gr3" draw:text-style-name="P6" svg:width="0.0555in" svg:height="0.1059in" svg:x="0.5827in" svg:y="0in" svg:viewBox="0 0 142 270" svg:d="M74 4c-1-1 0-4-5-4-8 0-37 3-47 4-3 0-8 0-8 8 0 4 4 4 10 4 18 0 19 3 19 7 0 2-3 15-6 23-11 42-20 84-31 125-5 19-6 26-6 39 0 36 20 60 48 60 47 0 94-57 94-113 0-33-21-60-52-60-17 0-33 12-45 23 10-39 19-77 29-116zM37 148c3-7 3-8 6-12 20-25 36-31 47-31 13 0 24 13 24 36s-13 67-19 81c-14 26-31 39-47 39-13 0-25-9-25-38 0-8 0-14 6-38 3-13 5-25 8-37z"><text:p/></draw:path><draw:path draw:style-name="gr3" draw:text-style-name="P6" svg:width="0.1083in" svg:height="0.1059in" svg:x="0.6469in" svg:y="0.002in" svg:viewBox="0 0 276 270" svg:d="M130 26c2-8 3-13 11-14 3 0 15 0 23 0 27 0 70 0 70 37 0 14-6 41-20 55-10 10-31 23-67 23-14 0-28 0-42 0 8-34 16-68 25-101zM185 132c40-9 86-35 86-75 0-33-35-57-86-57-36 0-74 0-110 0-8 0-11 0-11 8 0 4 3 4 11 4 4 0 8 0 14 0 7 1 10 1 10 7 0 1 0 2-1 7-18 68-34 138-52 206-4 15-4 17-35 17-7 0-11 0-11 8 0 4 3 3 6 4 11 0 38-1 49-1 10 0 37 1 48 1 4 0 8 0 8-7 0-5-3-5-11-5-14 0-24 0-24-6 0-2 0-5 1-7 9-34 17-68 25-101 16 0 31 0 47 0 35 0 41 21 41 34 0 6-3 18-5 27-2 11-7 25-7 33 0 41 48 41 52 41 33 0 46-38 46-44 0-5-3-3-4-5-3 0-5 3-6 5-8 29-25 35-34 35-13 0-16-7-16-23 0-12 3-31 4-44 1-5 1-13 1-18 0-30-25-40-36-44z"><text:p/></draw:path><draw:path draw:style-name="gr3" draw:text-style-name="P6" svg:width="0.0583in" svg:height="0.0681in" svg:x="0.765in" svg:y="0.0382in" svg:viewBox="0 0 149 174" svg:d="M54 81c11 0 40 0 59-8 28-11 29-35 29-40 0-17-14-33-41-33-43 0-101 37-101 105 0 38 22 69 61 69 55 0 88-40 88-44 0-3-4-6-6-6-1 0-2 1-4 5-31 36-73 36-77 36-31 0-34-31-34-43 0-4 0-17 6-41 7 0 13 0 20 0zM36 74c15-60 55-65 65-65 18 0 29 11 29 24 0 41-62 41-78 41-6 0-10 0-16 0z"><text:p/></draw:path><draw:path draw:style-name="gr3" draw:text-style-name="P6" svg:width="0.0559in" svg:height="0.0681in" svg:x="0.8362in" svg:y="0.0382in" svg:viewBox="0 0 143 174" svg:d="M131 26c-10 1-18 9-18 18 0 5 4 11 12 11s18-7 18-22c0-17-16-33-46-33-52 0-66 40-66 57 0 30 28 35 41 37 19 5 39 9 39 30 0 10-9 41-55 41-5 0-35 0-44-20 14 2 24-9 24-20 0-9-6-13-14-13-10 0-22 8-22 25 0 21 22 37 56 37 63 0 77-45 77-63 0-14-6-23-12-29-10-9-21-12-38-15-14-3-29-7-29-23 0-12 9-35 43-35 10 0 28 3 34 17z"><text:p/></draw:path><draw:path draw:style-name="gr3" draw:text-style-name="P6" svg:width="0.0614in" svg:height="0.0681in" svg:x="0.9043in" svg:y="0.0382in" svg:viewBox="0 0 157 174" svg:d="M23 147c-1 6-3 14-3 17 0 6 4 10 11 10 4 0 11-4 14-11 0-2 13-53 16-60 3-13 9-39 12-50 1-5 12-23 22-31 3-3 14-13 30-13 10 0 16 4 17 4-12 2-21 11-21 22 0 6 4 13 15 13 10 0 21-8 21-23 0-13-12-25-32-25-25 0-41 20-49 30-3-17-18-30-35-30-18 0-26 15-29 22-6 13-12 36-12 37 0 5 3 3 4 5 5 0 5-1 7-9 7-28 14-46 29-46 6 0 12 3 12 17 0 9-1 12-7 33-8 30-14 60-22 88z"><text:p/></draw:path></draw:g></text:span><text:span text:style-name="T17"><text:s/>ולכן </text:span><text:span text:style-name="T17"><draw:g text:anchor-type="as-char" svg:y="-0.1in" draw:z-index="70" draw:name="Shape83" draw:style-name="gr1"><svg:title>TexMaths</svg:title><svg:desc>11§display§r - a \in \Z \land r - b \in \Z§svg§600§FALSE§</svg:desc><draw:path draw:style-name="gr2" draw:text-style-name="P5" svg:width="1.3866in" svg:height="0.0957in" svg:x="0.0035in" svg:y="0.0079in" svg:viewBox="0 0 3523 244" svg:d="M1761 244c-587 0-1174 0-1761 0 0-82 0-162 0-244 1175 0 2348 0 3523 0 0 82 0 162 0 244-587 0-1175 0-1762 0z"><text:p/></draw:path><draw:path draw:style-name="gr3" draw:text-style-name="P6" svg:width="0.0614in" svg:height="0.0685in" svg:x="0in" svg:y="0.0382in" svg:viewBox="0 0 157 175" svg:d="M23 148c-1 5-3 15-3 16 0 8 5 11 11 11 4 0 12-3 14-11 1-1 14-54 15-60 4-14 10-40 13-51 2-4 13-23 22-31 3-3 14-13 30-13 10 0 11 3 17 4-12 2-20 11-20 21 0 7 4 15 14 15 11 0 21-9 21-24 0-13-12-25-32-25-25 0-41 19-49 30-3-18-17-30-35-30s-26 15-29 22c-7 13-12 36-12 38 0 4 4 4 5 4 4 0 4-1 7-9 7-27 14-46 28-46 6 0 12 3 12 17 0 8-1 13-6 32-8 30-15 60-23 90z"><text:p/></draw:path><draw:path draw:style-name="gr3" draw:text-style-name="P6" svg:width="0.0921in" svg:height="0.0055in" svg:x="0.1154in" svg:y="0.0642in" svg:viewBox="0 0 235 15" svg:d="M222 15c7 0 13 0 13-7 0-8-6-8-13-8-69 0-140 0-209 0-6 0-13 0-13 8 0 7 7 7 13 7 69 0 140 0 209 0z"><text:p/></draw:path><draw:path draw:style-name="gr3" draw:text-style-name="P6" svg:width="0.0693in" svg:height="0.0685in" svg:x="0.2606in" svg:y="0.0382in" svg:viewBox="0 0 177 175" svg:d="M129 25c-7-14-19-25-36-25-46 0-93 57-93 114 0 36 21 61 52 61 7 0 26-2 49-29 3 16 17 29 35 29 15 0 23-8 29-22 7-13 12-36 12-37 0-5-3-5-4-5-5 0-5 3-6 8-6 24-14 48-30 48-9 0-12-10-12-18 0-9 1-12 6-29 4-16 5-20 9-34 4-18 8-36 13-54 3-11 3-12 3-13 0-7-4-11-11-11-10 0-15 9-16 17zM103 125c-2 7-2 7-7 14-17 21-33 28-44 28-19 0-25-21-25-37 0-19 13-66 21-84 12-23 30-37 45-37 26 0 31 32 31 34s-1 4-1 7c-6 25-13 49-20 75z"><text:p/></draw:path><draw:path draw:style-name="gr3" draw:text-style-name="P6" svg:width="0.076in" svg:height="0.0878in" svg:x="0.3898in" svg:y="0.0236in" svg:viewBox="0 0 194 224" svg:d="M180 119c7 0 14 0 14-8 0-7-7-7-14-7-55 0-109 0-164 0 5-51 49-89 104-89 20 0 41 0 60 0 7 0 14 0 14-7 0-8-7-8-14-8-21 0-40 0-61 0-66 0-119 50-119 111 0 62 53 113 119 113 21 0 40 0 61 0 7 0 14 0 14-8s-7-8-14-8c-19 0-40 0-60 0-55 0-99-37-104-89 55 0 109 0 164 0z"><text:p/></draw:path><draw:path draw:style-name="gr3" draw:text-style-name="P6" svg:width="0.0917in" svg:height="0.1039in" svg:x="0.5252in" svg:y="0.0012in" svg:viewBox="0 0 234 265" svg:d="M219 14c4-5 4-5 4-6 0-8-6-8-13-8-59 0-118 0-177 0-12 0-12 1-13 11-2 18-5 35-7 53 0 1 0 3 0 4 0 6 5 8 7 8 3 0 5-3 6-5 1-10 6-27 29-41 22-15 49-16 63-16 10 0 21 0 30 0-48 79-96 158-145 236-3 6-3 7-3 8 0 7 5 7 13 7 66 0 132 0 198 0 12 0 12-1 13-11 4-26 7-51 10-76 0-5-3-7-6-7-6 0-7 3-8 11-7 32-36 69-91 69-19 0-37 0-55 0 48-79 96-157 145-237zM33 14c7 0 13 0 20 0-10 6-18 12-22 17 1-6 1-11 2-17zM164 14c13 0 26 0 39 0-48 80-96 158-145 237-13 0-26 0-39 0 48-79 96-157 145-237zM185 250c11-5 21-14 29-25-1 8-1 12-3 26-9 0-17 0-26 0z"><text:p/></draw:path><draw:path draw:style-name="gr3" draw:text-style-name="P6" svg:width="0.0839in" svg:height="0.0937in" svg:x="0.6646in" svg:y="0.0146in" svg:viewBox="0 0 214 239" svg:d="M115 8c-2-7-5-8-8-8-5 0-6 2-8 8-32 71-65 144-97 216-2 4-2 5-2 8s3 7 8 7c2 0 5-1 8-9 30-68 61-135 91-204 30 69 60 136 91 204 3 9 7 9 9 9 4 0 7-4 7-7 0-2 0-3-2-7-32-73-65-144-97-217z"><text:p/></draw:path><draw:path draw:style-name="gr3" draw:text-style-name="P6" svg:width="0.0614in" svg:height="0.0685in" svg:x="0.7961in" svg:y="0.0382in" svg:viewBox="0 0 157 175" svg:d="M22 148c-1 5-3 15-3 16 0 8 5 11 11 11 5 0 12-3 14-11 1-1 14-54 16-60 3-14 10-40 13-51 1-4 12-23 20-31 4-3 15-13 32-13 10 0 10 3 16 4-11 2-20 11-20 21 0 7 4 15 14 15 11 0 22-9 22-24 0-13-13-25-32-25-25 0-43 19-49 30-3-18-18-30-35-30-19 0-26 15-29 22-8 13-12 36-12 38 0 4 3 4 4 4 4 0 5-1 7-9 7-27 14-46 29-46 6 0 11 3 11 17 0 8-2 13-6 32-8 30-15 60-23 90z"><text:p/></draw:path><draw:path draw:style-name="gr3" draw:text-style-name="P6" svg:width="0.0925in" svg:height="0.0055in" svg:x="0.9106in" svg:y="0.0642in" svg:viewBox="0 0 236 15" svg:d="M222 15c7 0 14 0 14-7 0-8-7-8-14-8-69 0-140 0-209 0-6 0-13 0-13 8 0 7 7 7 13 7 69 0 140 0 209 0z"><text:p/></draw:path><draw:path draw:style-name="gr3" draw:text-style-name="P6" svg:width="0.0555in" svg:height="0.1067in" svg:x="1.0575in" svg:y="0in" svg:viewBox="0 0 142 272" svg:d="M74 4c-1-1 0-4-5-4-10 0-37 3-47 4-3 0-8 0-8 8 0 5 4 5 9 5 19 0 20 2 20 6 0 2-3 16-6 23-11 42-21 84-32 126-4 20-5 26-5 40 0 36 20 60 48 60 47 0 94-57 94-113 0-35-21-62-52-62-17 0-33 11-45 23 10-38 19-77 29-116zM37 150c3-9 3-9 6-13 20-26 36-31 47-31 13 0 24 11 24 36 0 22-13 68-19 82-14 25-31 40-47 40-13 0-25-10-25-39 0-8 0-15 6-40 3-12 5-23 8-35z"><text:p/></draw:path><draw:path draw:style-name="gr3" draw:text-style-name="P6" svg:width="0.0752in" svg:height="0.0878in" svg:x="1.1705in" svg:y="0.0236in" svg:viewBox="0 0 192 224" svg:d="M179 119c7 0 13 0 13-8 0-7-6-7-13-7-55 0-109 0-164 0 5-51 50-89 104-89 20 0 40 0 60 0 7 0 13 0 13-7 0-8-6-8-13-8-20 0-40 0-60 0-67 0-119 50-119 111 0 62 52 113 119 113 20 0 40 0 60 0 7 0 13 0 13-8s-6-8-13-8c-20 0-40 0-60 0-54 0-99-37-104-89 55 0 109 0 164 0z"><text:p/></draw:path><draw:path draw:style-name="gr3" draw:text-style-name="P6" svg:width="0.0921in" svg:height="0.1039in" svg:x="1.3055in" svg:y="0.0012in" svg:viewBox="0 0 235 265" svg:d="M220 14c3-5 3-5 3-6 0-8-5-8-13-8-59 0-118 0-177 0-12 0-12 1-13 11-2 18-4 35-6 53 0 1-1 3-1 4 0 6 5 8 7 8 4 0 6-3 6-5 3-10 6-27 29-41 22-15 49-16 63-16 10 0 21 0 30 0-48 79-96 158-145 236-3 6-3 7-3 8 0 7 7 7 13 7 66 0 132 0 198 0 12 0 12-1 13-11 4-26 8-51 11-76 0-5-3-7-6-7-6 0-7 3-8 11-7 32-37 69-91 69-19 0-37 0-55 0 48-79 97-157 145-237zM33 14c7 0 14 0 21 0-11 6-19 12-23 17 1-6 1-11 2-17zM165 14c13 0 26 0 40 0-49 80-98 158-147 237-13 0-26 0-39 0 48-79 98-157 146-237zM185 250c11-5 21-14 31-25-2 8-3 12-5 26-9 0-17 0-26 0z"><text:p/></draw:path></draw:g></text:span><text:span text:style-name="T17">, נוכיח </text:span><text:span text:style-name="T17"><draw:g text:anchor-type="as-char" svg:y="-0.1063in" draw:z-index="71" draw:name="Shape84" draw:style-name="gr1"><svg:title>TexMaths</svg:title><svg:desc>11§display§a = b§svg§600§FALSE§</svg:desc><draw:path draw:style-name="gr2" draw:text-style-name="P5" svg:width="0.3295in" svg:height="0.0906in" svg:x="0.0024in" svg:y="0.0071in" svg:viewBox="0 0 838 231" svg:d="M0 0c279 0 558 0 838 0 0 77 0 154 0 231-280 0-559 0-838 0 0-77 0-154 0-231z"><text:p/></draw:path><draw:path draw:style-name="gr3" draw:text-style-name="P6" svg:width="0.0693in" svg:height="0.0681in" svg:x="0.0004in" svg:y="0.0382in" svg:viewBox="0 0 177 174" svg:d="M129 25c-7-14-19-25-36-25-45 0-93 57-93 113 0 36 21 61 52 61 7 0 26-1 49-29 3 16 17 29 35 29 15 0 23-9 29-21 6-14 12-36 12-37 0-4-3-4-4-4-5 0-5 1-6 7-7 24-14 46-30 46-11 0-12-10-12-18s1-11 6-27c4-15 5-20 9-34 4-19 8-36 13-54 3-11 3-12 3-13 0-7-4-11-11-11-10 0-15 9-16 17zM103 124c-2 8-2 8-7 14-17 22-33 27-44 27-19 0-25-21-25-35 0-19 13-66 21-84 12-23 30-37 45-37 26 0 31 32 31 34s-1 4-1 7c-6 24-13 49-20 74z"><text:p/></draw:path><draw:path draw:style-name="gr3" draw:text-style-name="P6" svg:width="0.1004in" svg:height="0.035in" svg:x="0.1256in" svg:y="0.05in" svg:viewBox="0 0 256 90" svg:d="M243 15c5 0 13 0 13-7 0-8-8-8-13-8-77 0-154 0-231 0-5 0-12 0-12 8 0 7 7 7 13 7 77 0 153 0 230 0zM243 90c5 0 13 0 13-7 0-8-8-8-13-8-77 0-153 0-230 0-6 0-13 0-13 8 0 7 7 7 12 7 77 0 154 0 231 0z"><text:p/></draw:path><draw:path draw:style-name="gr3" draw:text-style-name="P6" svg:width="0.0555in" svg:height="0.1063in" svg:x="0.2839in" svg:y="0in" svg:viewBox="0 0 142 271" svg:d="M74 4c-1-1 0-4-5-4-9 0-37 3-47 4-3 0-8 0-8 8 0 5 4 5 10 5 18 0 19 2 19 6 0 2-3 16-6 23-11 42-21 84-32 126-4 18-5 25-5 38 0 37 20 61 48 61 47 0 94-57 94-114 0-34-21-60-52-60-17 0-33 11-45 23 10-39 19-77 29-116zM37 149c3-8 3-9 7-13 19-25 36-30 46-30 13 0 24 12 24 35s-13 67-19 81c-14 27-31 40-47 40-13 0-25-10-25-39 0-7 0-14 7-38 2-12 5-24 7-36z"><text:p/></draw:path></draw:g></text:span><text:span text:style-name="T17">. נניח בשלילה </text:span><text:span text:style-name="T17"><draw:g text:anchor-type="as-char" svg:y="-0.1102in" draw:z-index="72" draw:name="Shape85" draw:style-name="gr1"><svg:title>TexMaths</svg:title><svg:desc>11§display§a \neq b§svg§600§FALSE§</svg:desc><draw:path draw:style-name="gr2" draw:text-style-name="P5" svg:width="0.3295in" svg:height="0.1256in" svg:x="0.0024in" svg:y="0.0075in" svg:viewBox="0 0 838 320" svg:d="M0 0c279 0 558 0 838 0 0 107 0 213 0 320-280 0-559 0-838 0 0-107 0-213 0-320z"><text:p/></draw:path><draw:path draw:style-name="gr3" draw:text-style-name="P6" svg:width="0.0693in" svg:height="0.0685in" svg:x="0.0004in" svg:y="0.0429in" svg:viewBox="0 0 177 175" svg:d="M129 25c-7-14-19-25-36-25-45 0-93 57-93 114 0 36 21 61 52 61 7 0 26-1 49-28 3 15 17 28 35 28 15 0 23-8 29-21 6-14 12-37 12-38 0-4-3-4-4-4-5 0-5 2-6 7-7 25-14 48-30 48-11 0-12-10-12-18 0-9 1-11 6-29 4-15 5-20 9-34 4-19 8-36 13-54 3-11 3-12 3-13 0-7-4-11-11-11-10 0-15 9-16 17zM103 125c-2 7-2 7-7 14-17 22-33 28-44 28-19 0-25-21-25-37 0-19 13-66 21-84 12-23 30-37 45-37 26 0 31 32 31 34s-1 4-1 7c-6 24-13 49-20 75z"><text:p/></draw:path><draw:path draw:style-name="gr3" draw:text-style-name="P6" svg:width="0.0752in" svg:height="0.1409in" svg:x="0.1382in" svg:y="0in" svg:viewBox="0 0 192 359" svg:d="M189 15c3-5 3-6 3-7 0-2-2-8-7-8s-6 2-9 8c-57 112-116 224-173 336-3 6-3 7-3 8 0 3 2 7 8 7 4 0 5-2 7-7 59-113 116-224 174-337z"><text:p/></draw:path><draw:path draw:style-name="gr3" draw:text-style-name="P6" svg:width="0.1004in" svg:height="0.0358in" svg:x="0.1256in" svg:y="0.0528in" svg:viewBox="0 0 256 92" svg:d="M243 15c5 0 13 0 13-7 0-8-8-8-13-8-77 0-154 0-231 0-5 0-12 0-12 8 0 7 7 7 13 7 77 0 153 0 230 0zM243 92c5 0 13 0 13-8s-8-8-13-8c-77 0-153 0-230 0-6 0-13 0-13 8s7 8 12 8c77 0 154 0 231 0z"><text:p/></draw:path><draw:path draw:style-name="gr3" draw:text-style-name="P6" svg:width="0.0555in" svg:height="0.1063in" svg:x="0.2839in" svg:y="0.0047in" svg:viewBox="0 0 142 271" svg:d="M74 4c0-1 0-4-5-4-9 0-37 3-47 3-3 1-8 1-8 8 0 4 4 4 10 4 18 0 19 4 19 7s-3 17-6 24c-11 42-21 84-32 127-4 18-5 24-5 38 0 36 20 60 48 60 47 0 94-57 94-112 0-35-21-62-52-62-17 0-33 11-45 23 10-38 19-77 29-116zM37 150c3-9 3-9 7-13 19-26 36-31 46-31 13 0 24 11 24 36 0 23-13 66-19 81-14 26-31 39-47 39-13 0-25-9-25-38 0-8 0-14 7-40 2-11 5-23 7-34z"><text:p/></draw:path></draw:g></text:span><text:span text:style-name="T17">. נפלג למקרים: אם </text:span><text:span text:style-name="T17"><draw:g text:anchor-type="as-char" svg:y="-0.0953in" draw:z-index="73" draw:name="Shape86" draw:style-name="gr1"><svg:title>TexMaths</svg:title><svg:desc>11§display§r - a = r - b§svg§600§FALSE§</svg:desc><draw:path draw:style-name="gr2" draw:text-style-name="P5" svg:width="0.8472in" svg:height="0.0906in" svg:x="0.0039in" svg:y="0.0071in" svg:viewBox="0 0 2153 231" svg:d="M0 0c718 0 1435 0 2153 0 0 77 0 154 0 231-718 0-1435 0-2153 0 0-77 0-154 0-231z"><text:p/></draw:path><draw:path draw:style-name="gr3" draw:text-style-name="P6" svg:width="0.0614in" svg:height="0.0681in" svg:x="0.0004in" svg:y="0.0382in" svg:viewBox="0 0 157 174" svg:d="M23 146c-1 7-3 16-3 18 0 7 5 10 11 10 4 0 11-3 14-11 1-1 14-53 15-60 4-13 10-39 13-50 2-5 12-23 22-31 3-3 14-13 30-13 10 0 16 4 17 4-12 2-21 11-21 21 0 7 4 14 15 14 10 0 21-8 21-23 0-13-12-25-32-25-25 0-41 19-49 30-3-17-17-30-35-30s-26 15-29 22c-7 13-12 36-12 37 0 5 3 3 4 5 5 0 5-1 7-9 7-27 14-46 29-46 6 0 12 3 12 17 0 8-1 13-7 33-8 29-14 59-22 87z"><text:p/></draw:path><draw:path draw:style-name="gr3" draw:text-style-name="P6" svg:width="0.0925in" svg:height="0.0055in" svg:x="0.1154in" svg:y="0.0634in" svg:viewBox="0 0 236 15" svg:d="M223 15c7 0 13 0 13-7 0-8-6-8-13-8-69 0-139 0-209 0-6 0-14 0-14 8 0 7 8 7 14 7 70 0 140 0 209 0z"><text:p/></draw:path><draw:path draw:style-name="gr3" draw:text-style-name="P6" svg:width="0.0693in" svg:height="0.0681in" svg:x="0.261in" svg:y="0.0382in" svg:viewBox="0 0 177 174" svg:d="M129 25c-8-14-19-25-37-25-45 0-92 57-92 113 0 36 21 61 51 61 7 0 27-1 50-29 3 16 17 29 35 29 14 0 22-9 29-21 7-14 12-36 12-37 0-4-4-4-5-4-4 0-5 1-6 7-7 24-13 46-29 46-11 0-12-10-12-18s1-11 6-27c4-15 4-20 8-34 4-19 9-36 14-54 3-11 3-12 3-13 0-7-5-11-12-11-9 0-14 9-15 17zM103 124c-2 8-2 8-7 14-18 22-33 27-44 27-20 0-25-21-25-35 0-19 13-66 21-84 12-23 30-37 45-37 25 0 30 32 30 34s0 4-1 7c-7 24-12 49-19 74z"><text:p/></draw:path><draw:path draw:style-name="gr3" draw:text-style-name="P6" svg:width="0.1004in" svg:height="0.035in" svg:x="0.3862in" svg:y="0.05in" svg:viewBox="0 0 256 90" svg:d="M243 15c6 0 13 0 13-7 0-8-7-8-12-8-77 0-155 0-232 0-5 0-12 0-12 8 0 7 7 7 12 7 77 0 154 0 231 0zM244 90c5 0 12 0 12-7 0-8-7-8-13-8-77 0-154 0-231 0-5 0-12 0-12 8 0 7 7 7 12 7 77 0 155 0 232 0z"><text:p/></draw:path><draw:path draw:style-name="gr3" draw:text-style-name="P6" svg:width="0.0614in" svg:height="0.0681in" svg:x="0.5421in" svg:y="0.0382in" svg:viewBox="0 0 157 174" svg:d="M23 146c-2 7-4 16-4 18 0 7 5 10 12 10 4 0 11-3 14-11 0-1 13-53 15-60 3-13 10-39 13-50 1-5 12-23 22-31 2-3 14-13 30-13 10 0 10 3 16 4-11 2-20 11-20 21 0 7 3 14 14 14 10 0 22-8 22-23 0-13-12-25-32-25-25 0-43 19-49 30-3-17-18-30-35-30-18 0-26 15-29 22-8 13-12 36-12 37 0 5 3 5 4 5 5 0 5-1 7-9 7-27 14-46 29-46 6 0 12 3 12 17 0 8-3 13-7 33-8 29-14 59-22 87z"><text:p/></draw:path><draw:path draw:style-name="gr3" draw:text-style-name="P6" svg:width="0.0925in" svg:height="0.0055in" svg:x="0.6567in" svg:y="0.0634in" svg:viewBox="0 0 236 15" svg:d="M222 15c7 0 14 0 14-7 0-8-7-8-14-8-69 0-140 0-209 0-6 0-13 0-13 8 0 7 7 7 13 7 69 0 140 0 209 0z"><text:p/></draw:path><draw:path draw:style-name="gr3" draw:text-style-name="P6" svg:width="0.0555in" svg:height="0.1063in" svg:x="0.8035in" svg:y="0in" svg:viewBox="0 0 142 271" svg:d="M74 4c-1-1 0-4-5-4-9 0-37 3-47 4-3 0-8 0-8 8 0 5 4 5 10 5 18 0 19 2 19 6 0 2-3 16-6 23-11 42-21 84-32 126-4 18-5 25-5 38 0 37 20 61 48 61 47 0 94-57 94-114 0-34-21-60-52-60-17 0-33 11-45 23 10-39 19-77 29-116zM37 149c3-8 3-9 6-13 20-25 36-30 47-30 13 0 24 12 24 35s-13 67-19 81c-14 27-31 40-47 40-13 0-25-10-25-39 0-7 0-14 6-38 3-12 5-24 8-36z"><text:p/></draw:path></draw:g></text:span><text:span text:style-name="T17">, אז נעביר אגפים ונקבל </text:span><text:span text:style-name="T17"><draw:g text:anchor-type="as-char" svg:y="-0.1063in" draw:z-index="74" draw:name="Shape87" draw:style-name="gr1"><svg:title>TexMaths</svg:title><svg:desc>11§display§a = b§svg§600§FALSE§</svg:desc><draw:path draw:style-name="gr2" draw:text-style-name="P5" svg:width="0.3295in" svg:height="0.0906in" svg:x="0.0024in" svg:y="0.0071in" svg:viewBox="0 0 838 231" svg:d="M0 0c279 0 558 0 838 0 0 77 0 154 0 231-280 0-559 0-838 0 0-77 0-154 0-231z"><text:p/></draw:path><draw:path draw:style-name="gr3" draw:text-style-name="P6" svg:width="0.0693in" svg:height="0.0681in" svg:x="0.0004in" svg:y="0.0382in" svg:viewBox="0 0 177 174" svg:d="M129 25c-7-14-19-25-36-25-45 0-93 57-93 113 0 36 21 61 52 61 7 0 26-1 49-29 3 16 17 29 35 29 15 0 23-9 29-21 6-14 12-36 12-37 0-4-3-4-4-4-5 0-5 1-6 7-7 24-14 46-30 46-11 0-12-10-12-18s1-11 6-27c4-15 5-20 9-34 4-19 8-36 13-54 3-11 3-12 3-13 0-7-4-11-11-11-10 0-15 9-16 17zM103 124c-2 8-2 8-7 14-17 22-33 27-44 27-19 0-25-21-25-35 0-19 13-66 21-84 12-23 30-37 45-37 26 0 31 32 31 34s-1 4-1 7c-6 24-13 49-20 74z"><text:p/></draw:path><draw:path draw:style-name="gr3" draw:text-style-name="P6" svg:width="0.1004in" svg:height="0.035in" svg:x="0.1256in" svg:y="0.05in" svg:viewBox="0 0 256 90" svg:d="M243 15c5 0 13 0 13-7 0-8-8-8-13-8-77 0-154 0-231 0-5 0-12 0-12 8 0 7 7 7 13 7 77 0 153 0 230 0zM243 90c5 0 13 0 13-7 0-8-8-8-13-8-77 0-153 0-230 0-6 0-13 0-13 8 0 7 7 7 12 7 77 0 154 0 231 0z"><text:p/></draw:path><draw:path draw:style-name="gr3" draw:text-style-name="P6" svg:width="0.0555in" svg:height="0.1063in" svg:x="0.2839in" svg:y="0in" svg:viewBox="0 0 142 271" svg:d="M74 4c-1-1 0-4-5-4-9 0-37 3-47 4-3 0-8 0-8 8 0 5 4 5 10 5 18 0 19 2 19 6 0 2-3 16-6 23-11 42-21 84-32 126-4 18-5 25-5 38 0 37 20 61 48 61 47 0 94-57 94-114 0-34-21-60-52-60-17 0-33 11-45 23 10-39 19-77 29-116zM37 149c3-8 3-9 7-13 19-25 36-30 46-30 13 0 24 12 24 35s-13 67-19 81c-14 27-31 40-47 40-13 0-25-10-25-39 0-7 0-14 7-38 2-12 5-24 7-36z"><text:p/></draw:path></draw:g></text:span><text:span text:style-name="T17">, וזו </text:span><text:span text:style-name="T18">סתירה</text:span><text:span text:style-name="T17"> להנחת השלילה, לכן </text:span><text:span text:style-name="T17"><draw:g text:anchor-type="as-char" svg:y="-0.1102in" draw:z-index="75" draw:name="Shape88" draw:style-name="gr1"><svg:title>TexMaths</svg:title><svg:desc>11§display§r - a \neq r - b§svg§600§FALSE§</svg:desc><draw:path draw:style-name="gr2" draw:text-style-name="P5" svg:width="0.8472in" svg:height="0.1256in" svg:x="0.0039in" svg:y="0.0079in" svg:viewBox="0 0 2153 320" svg:d="M1078 320c-360 0-718 0-1078 0 0-107 0-213 0-320 718 0 1435 0 2153 0 0 107 0 213 0 320-358 0-717 0-1075 0z"><text:p/></draw:path><draw:path draw:style-name="gr3" draw:text-style-name="P6" svg:width="0.0614in" svg:height="0.0685in" svg:x="0.0004in" svg:y="0.0429in" svg:viewBox="0 0 157 175" svg:d="M23 148c-1 6-3 15-3 17 0 7 5 10 11 10 4 0 12-3 14-11 1-1 14-54 15-60 4-14 10-40 13-51 2-4 13-23 22-32 3-2 14-12 30-12 10 0 11 3 17 4-12 2-20 11-20 21 0 7 3 15 14 15 10 0 21-9 21-24 0-13-12-25-32-25-25 0-41 19-49 30-3-18-17-30-35-30s-26 15-29 22c-7 13-12 36-12 38 0 4 4 4 5 4 4 0 4-1 7-9 7-27 14-46 28-46 6 0 12 3 12 17 0 8-1 13-7 32-8 30-14 60-22 90z"><text:p/></draw:path><draw:path draw:style-name="gr3" draw:text-style-name="P6" svg:width="0.0921in" svg:height="0.0063in" svg:x="0.1157in" svg:y="0.0693in" svg:viewBox="0 0 235 17" svg:d="M222 17c7 0 13 0 13-8 0-9-6-9-13-9-69 0-140 0-209 0-6 0-13 0-13 9 0 8 7 8 13 8 69 0 140 0 209 0z"><text:p/></draw:path><draw:path draw:style-name="gr3" draw:text-style-name="P6" svg:width="0.0693in" svg:height="0.0685in" svg:x="0.261in" svg:y="0.0429in" svg:viewBox="0 0 177 175" svg:d="M129 25c-8-14-19-25-37-25-45 0-92 57-92 114 0 36 21 61 51 61 7 0 27-1 50-28 3 15 17 28 35 28 14 0 22-8 29-21 7-14 12-37 12-38 0-5-4-5-5-5-4 0-5 3-6 8-7 26-13 48-29 48-11 0-12-10-12-18 0-9 1-11 6-29 4-16 4-20 9-34 4-19 8-36 13-54 3-11 3-12 3-13 0-7-5-11-12-11-9 0-14 9-15 17zM103 125c-2 7-2 7-7 14-18 22-33 28-44 28-19 0-25-21-25-37 0-19 13-66 21-84 12-23 30-37 45-37 26 0 30 32 30 34s0 4-1 7c-7 24-12 49-19 75z"><text:p/></draw:path><draw:path draw:style-name="gr3" draw:text-style-name="P6" svg:width="0.0752in" svg:height="0.1413in" svg:x="0.3988in" svg:y="0in" svg:viewBox="0 0 192 360" svg:d="M189 15c3-5 3-6 3-7 0-2-2-8-7-8s-6 2-9 8c-58 112-116 224-174 336-2 6-2 7-2 8 0 3 2 8 8 8 4 0 5-3 7-8 59-113 116-224 174-337z"><text:p/></draw:path><draw:path draw:style-name="gr3" draw:text-style-name="P6" svg:width="0.1004in" svg:height="0.0358in" svg:x="0.3862in" svg:y="0.0528in" svg:viewBox="0 0 256 92" svg:d="M243 17c6 0 13 0 13-8 0-9-7-9-13-9-77 0-154 0-231 0-5 0-12 0-12 9 0 8 7 8 12 8 77 0 154 0 231 0zM243 92c6 0 13-2 13-9 0-9-7-8-13-8-77 0-154 0-231 0-5 0-12-1-12 8 0 7 7 9 12 9 77 0 154 0 231 0z"><text:p/></draw:path><draw:path draw:style-name="gr3" draw:text-style-name="P6" svg:width="0.0614in" svg:height="0.0685in" svg:x="0.5421in" svg:y="0.0429in" svg:viewBox="0 0 157 175" svg:d="M22 148c-1 6-3 15-3 17 0 7 5 10 12 10 4 0 11-3 14-11 0-1 13-54 15-60 3-14 10-40 13-51 1-4 12-23 20-32 4-2 15-12 32-12 10 0 10 3 16 4-11 2-20 11-20 21 0 7 3 15 14 15 10 0 22-9 22-24 0-13-13-25-32-25-25 0-43 19-49 30-3-18-18-30-35-30-19 0-26 15-29 22-8 13-12 36-12 38 0 4 3 4 4 4 4 0 5-1 7-9 7-27 14-46 29-46 6 0 11 3 11 17 0 8-2 13-6 32-8 30-15 60-23 90z"><text:p/></draw:path><draw:path draw:style-name="gr3" draw:text-style-name="P6" svg:width="0.0925in" svg:height="0.0063in" svg:x="0.6567in" svg:y="0.0693in" svg:viewBox="0 0 236 17" svg:d="M222 17c7 0 14 0 14-8 0-9-7-9-14-9-69 0-140 0-209 0-6 0-13 0-13 9 0 8 7 8 13 8 69 0 140 0 209 0z"><text:p/></draw:path><draw:path draw:style-name="gr3" draw:text-style-name="P6" svg:width="0.0555in" svg:height="0.1063in" svg:x="0.8035in" svg:y="0.0047in" svg:viewBox="0 0 142 271" svg:d="M74 4c0-1 0-4-6-4-9 0-36 3-46 3-3 1-8 1-8 8 0 6 4 6 9 6 19 0 20 2 20 6 0 2-3 16-6 23-11 42-21 84-32 127-4 19-5 24-5 38 0 36 20 60 48 60 47 0 94-57 94-112 0-35-21-62-52-62-17 0-33 11-45 23 10-38 19-77 29-116zM37 150c3-8 3-9 6-13 19-26 36-31 46-31 14 0 24 11 24 36 0 23-12 67-18 81-14 26-31 40-47 40-13 0-25-10-25-39 0-8 0-14 6-39 3-12 5-24 8-35z"><text:p/></draw:path></draw:g></text:span><text:span text:style-name="T17">. נחסר את </text:span><text:span text:style-name="T17"><draw:g text:anchor-type="as-char" svg:y="-0.0953in" draw:z-index="76" draw:name="Shape89" draw:style-name="gr1"><svg:title>TexMaths</svg:title><svg:desc>11§display§r - b§svg§600§FALSE§</svg:desc><draw:path draw:style-name="gr2" draw:text-style-name="P5" svg:width="0.3051in" svg:height="0.0906in" svg:x="0.0039in" svg:y="0.0071in" svg:viewBox="0 0 776 231" svg:d="M0 0c258 0 518 0 776 0 0 77 0 154 0 231-258 0-518 0-776 0 0-77 0-154 0-231z"><text:p/></draw:path><draw:path draw:style-name="gr3" draw:text-style-name="P6" svg:width="0.0614in" svg:height="0.0681in" svg:x="0.0004in" svg:y="0.0382in" svg:viewBox="0 0 157 174" svg:d="M23 146c-1 7-3 16-3 18 0 7 5 10 11 10 4 0 11-3 14-11 1-1 14-53 15-60 4-13 10-39 13-50 2-5 12-23 21-31 4-3 15-13 31-13 10 0 16 4 17 4-12 2-21 11-21 21 0 7 4 14 15 14 10 0 21-8 21-23 0-13-12-25-32-25-25 0-41 19-49 30-3-17-17-30-35-30s-26 15-29 22c-7 13-12 36-12 37 0 5 3 3 4 5 5 0 5-1 7-9 7-27 14-46 29-46 6 0 12 3 12 17 0 8-1 13-7 33-8 29-14 59-22 87z"><text:p/></draw:path><draw:path draw:style-name="gr3" draw:text-style-name="P6" svg:width="0.0925in" svg:height="0.0055in" svg:x="0.115in" svg:y="0.0634in" svg:viewBox="0 0 236 15" svg:d="M223 15c7 0 13 0 13-7 0-8-6-8-13-8-70 0-139 0-209 0-6 0-14 0-14 8 0 7 8 7 14 7 70 0 139 0 209 0z"><text:p/></draw:path><draw:path draw:style-name="gr3" draw:text-style-name="P6" svg:width="0.0555in" svg:height="0.1063in" svg:x="0.2614in" svg:y="0in" svg:viewBox="0 0 142 271" svg:d="M74 4c-1-1 0-4-5-4-9 0-37 3-47 4-3 0-8 0-8 8 0 5 4 5 10 5 18 0 19 2 19 6 0 2-3 16-6 23-11 42-21 84-32 126-4 18-5 25-5 38 0 37 20 61 48 61 46 0 94-57 94-114 0-34-21-60-52-60-17 0-33 11-45 23 10-39 19-77 29-116zM37 149c3-8 3-9 6-13 20-25 36-30 47-30 13 0 24 12 24 35s-13 67-20 81c-13 27-30 40-46 40-13 0-25-10-25-39 0-7 0-14 6-38 3-12 5-24 8-36z"><text:p/></draw:path></draw:g></text:span><text:span text:style-name="T17"><text:s/>משני האגפים, ונקבל </text:span><text:span text:style-name="T17"><draw:g text:anchor-type="as-char" svg:y="-0.1102in" draw:z-index="77" draw:name="Shape90" draw:style-name="gr1"><svg:title>TexMaths</svg:title><svg:desc>11§display§b - a \neq 0§svg§600§FALSE§</svg:desc><draw:path draw:style-name="gr2" draw:text-style-name="P5" svg:width="0.5882in" svg:height="0.1256in" svg:x="0.0008in" svg:y="0.0079in" svg:viewBox="0 0 1495 320" svg:d="M748 320c-250 0-498 0-748 0 0-107 0-213 0-320 498 0 996 0 1495 0 0 107 0 213 0 320-249 0-499 0-747 0z"><text:p/></draw:path><draw:path draw:style-name="gr3" draw:text-style-name="P6" svg:width="0.0555in" svg:height="0.1063in" svg:x="0.0004in" svg:y="0.0047in" svg:viewBox="0 0 142 271" svg:d="M74 4c0-1 0-4-5-4-9 0-37 3-47 3-3 1-8 1-8 8 0 6 4 6 10 6 18 0 19 2 19 6 0 2-3 16-6 23-11 42-21 84-32 127-4 19-5 24-5 38 0 36 20 60 48 60 47 0 94-57 94-112 0-35-21-62-52-62-17 0-33 11-45 23 10-38 19-77 29-116zM37 150c3-8 3-9 6-13 20-26 36-31 47-31 13 0 24 11 24 36 0 23-13 67-19 81-14 26-31 40-47 40-13 0-25-10-25-39 0-8 0-14 6-39 3-12 5-24 8-35z"><text:p/></draw:path><draw:path draw:style-name="gr3" draw:text-style-name="P6" svg:width="0.0925in" svg:height="0.0063in" svg:x="0.1047in" svg:y="0.0693in" svg:viewBox="0 0 236 17" svg:d="M222 17c7 0 14 0 14-8 0-9-7-9-14-9-69 0-140 0-209 0-6 0-13 0-13 9 0 8 7 8 13 8 69 0 140 0 209 0z"><text:p/></draw:path><draw:path draw:style-name="gr3" draw:text-style-name="P6" svg:width="0.0693in" svg:height="0.0685in" svg:x="0.2504in" svg:y="0.0429in" svg:viewBox="0 0 177 175" svg:d="M129 25c-7-14-18-25-36-25-45 0-93 57-93 114 0 36 22 61 52 61 7 0 27-1 50-28 2 15 17 28 35 28 14 0 22-8 29-21 7-14 11-37 11-38 0-5-3-5-4-5-5 0-5 3-6 8-6 26-13 48-30 48-9 0-11-10-11-18 0-9 0-11 5-29 4-16 5-20 9-34 4-19 10-36 14-54 2-11 2-12 2-13 0-7-4-11-11-11-9 0-15 9-16 17zM103 125c-1 7-1 7-7 14-17 22-32 28-43 28-20 0-26-21-26-37 0-19 13-66 22-84 11-23 29-37 44-37 26 0 31 32 31 34s-1 4-1 7c-6 24-13 49-20 75z"><text:p/></draw:path><draw:path draw:style-name="gr3" draw:text-style-name="P6" svg:width="0.076in" svg:height="0.1413in" svg:x="0.3874in" svg:y="0in" svg:viewBox="0 0 194 360" svg:d="M190 15c4-5 4-6 4-7 0-2-4-8-8-8-6 0-7 2-9 8-58 112-115 224-174 336-3 6-3 7-3 8 0 3 3 8 8 8s6-3 8-8c59-113 116-224 174-337z"><text:p/></draw:path><draw:path draw:style-name="gr3" draw:text-style-name="P6" svg:width="0.1008in" svg:height="0.0358in" svg:x="0.3752in" svg:y="0.0528in" svg:viewBox="0 0 257 92" svg:d="M244 17c6 0 13 0 13-8 0-9-7-9-13-9-77 0-154 0-231 0-5 0-13 0-13 9 0 8 8 8 13 8 77 0 154 0 231 0zM244 92c6 0 13-2 13-9 0-9-7-8-13-8-77 0-154 0-231 0-5 0-13-1-13 8 0 7 8 9 13 9 77 0 154 0 231 0z"><text:p/></draw:path><draw:path draw:style-name="gr3" draw:text-style-name="P6" svg:width="0.0638in" svg:height="0.1039in" svg:x="0.5331in" svg:y="0.0079in" svg:viewBox="0 0 163 265" svg:d="M163 133c0-30-2-61-16-90-17-37-49-43-66-43-23 0-51 10-67 45-12 28-14 58-14 88 0 29 1 63 18 92 16 32 44 40 63 40 21 0 50-9 67-45 13-26 15-56 15-87zM81 256c-15 0-38-10-45-46-4-22-4-59-4-81 0-25 0-51 3-72 8-45 36-49 46-49 12 0 38 7 45 45 5 22 5 52 5 76 0 29 0 55-5 78-6 38-28 49-45 49z"><text:p/></draw:path></draw:g></text:span><text:span text:style-name="T17">. משום ש־</text:span><text:span text:style-name="T17"><draw:g text:anchor-type="as-char" svg:y="-0.1047in" draw:z-index="78" draw:name="Shape91" draw:style-name="gr1"><svg:title>TexMaths</svg:title><svg:desc>11§display§r - a, r - b \in \Z§svg§600§FALSE§</svg:desc><draw:path draw:style-name="gr2" draw:text-style-name="P5" svg:width="0.9972in" svg:height="0.1185in" svg:x="0.0039in" svg:y="0.0079in" svg:viewBox="0 0 2534 302" svg:d="M1268 302c-423 0-846 0-1268 0 0-100 0-202 0-302 845 0 1689 0 2534 0 0 100 0 202 0 302-422 0-845 0-1266 0z"><text:p/></draw:path><draw:path draw:style-name="gr3" draw:text-style-name="P6" svg:width="0.0614in" svg:height="0.0685in" svg:x="0.0004in" svg:y="0.0382in" svg:viewBox="0 0 157 175" svg:d="M23 149c-1 5-3 14-3 16 0 7 5 10 11 10 4 0 12-3 14-11 1-1 14-54 15-60 4-14 10-40 13-51 2-4 13-23 22-31 3-3 14-13 30-13 10 0 11 3 17 4-12 2-20 11-20 22 0 6 3 14 14 14 10 0 21-9 21-24 0-13-12-25-32-25-25 0-41 20-49 30-3-17-17-30-35-30s-26 15-29 22c-7 13-12 36-12 38 0 4 4 4 5 4 4 0 4 0 7-9 7-27 14-46 28-46 6 0 12 3 12 17 0 9-1 13-6 34-8 29-15 59-23 89z"><text:p/></draw:path><draw:path draw:style-name="gr3" draw:text-style-name="P6" svg:width="0.0921in" svg:height="0.0055in" svg:x="0.1157in" svg:y="0.0646in" svg:viewBox="0 0 235 15" svg:d="M222 15c7 0 13 0 13-7 0-8-6-8-13-8-69 0-140 0-209 0-6 0-13 0-13 8 0 7 7 7 13 7 69 0 140 0 209 0z"><text:p/></draw:path><draw:path draw:style-name="gr3" draw:text-style-name="P6" svg:width="0.0693in" svg:height="0.0685in" svg:x="0.261in" svg:y="0.0382in" svg:viewBox="0 0 177 175" svg:d="M129 25c-7-14-19-25-36-25-46 0-93 57-93 114 0 36 21 61 52 61 7 0 26-1 49-28 3 16 17 28 35 28 15 0 23-8 29-21 7-14 12-37 12-38 0-4-3-4-4-4-5 0-5 2-6 7-6 25-14 48-30 48-11 0-12-10-12-18s1-11 6-29c4-15 5-20 9-34 4-19 8-36 13-54 3-11 3-12 3-13 0-7-4-11-11-11-10 0-15 9-16 17zM103 126c-2 6-2 7-7 14-17 21-33 27-44 27-19 0-25-21-25-37 0-19 13-66 21-84 12-23 30-37 45-37 26 0 31 32 31 34s-1 4-1 7c-6 25-13 50-20 76z"><text:p/></draw:path><draw:path draw:style-name="gr3" draw:text-style-name="P6" svg:width="0.0173in" svg:height="0.0453in" svg:x="0.3484in" svg:y="0.0902in" svg:viewBox="0 0 45 116" svg:d="M45 41c0-26-10-41-25-41-12 0-20 10-20 21 0 10 8 20 20 20 5 0 10-1 14-5 1-1 1-1 1-1 1 0 1 0 1 6 0 28-13 52-26 64-5 4-5 5-5 6 0 3 3 5 5 5 4 0 35-30 35-75z"><text:p/></draw:path><draw:path draw:style-name="gr3" draw:text-style-name="P6" svg:width="0.0614in" svg:height="0.0685in" svg:x="0.4075in" svg:y="0.0382in" svg:viewBox="0 0 157 175" svg:d="M23 149c-1 5-4 14-4 16 0 7 5 10 12 10 4 0 11-3 14-11 0-1 13-54 15-60 3-14 10-40 13-51 1-4 12-23 22-31 2-3 14-13 30-13 10 0 10 3 16 4-11 2-20 11-20 22 0 6 3 14 14 14 10 0 22-9 22-24 0-13-12-25-32-25-25 0-43 20-49 30-3-17-18-30-35-30-18 0-26 15-29 22-8 13-12 36-12 38 0 4 3 4 4 4 5 0 5 0 7-9 7-27 14-46 29-46 6 0 12 3 12 17 0 9-3 13-7 34-8 29-14 59-22 89z"><text:p/></draw:path><draw:path draw:style-name="gr3" draw:text-style-name="P6" svg:width="0.0925in" svg:height="0.0055in" svg:x="0.5217in" svg:y="0.0646in" svg:viewBox="0 0 236 15" svg:d="M222 15c7 0 14 0 14-7 0-8-7-8-14-8-69 0-140 0-209 0-6 0-13 0-13 8 0 7 7 7 13 7 69 0 140 0 209 0z"><text:p/></draw:path><draw:path draw:style-name="gr3" draw:text-style-name="P6" svg:width="0.0555in" svg:height="0.1063in" svg:x="0.6685in" svg:y="0in" svg:viewBox="0 0 142 271" svg:d="M74 4c-1-1 0-4-5-4-9 0-37 3-47 4-3 0-8 0-8 8 0 5 4 5 10 5 18 0 19 2 19 6 0 2-3 16-6 24-11 42-21 84-32 126-4 18-5 24-5 38 0 36 20 60 48 60 47 0 94-57 94-112 0-34-21-62-52-62-17 0-33 12-45 23 10-38 19-77 29-116zM37 150c3-8 3-9 6-13 20-26 36-31 47-31 13 0 24 12 24 36 0 23-13 66-19 81-14 26-31 39-47 39-13 0-25-9-25-38 0-8 0-14 6-38 3-12 5-24 8-36z"><text:p/></draw:path><draw:path draw:style-name="gr3" draw:text-style-name="P6" svg:width="0.0752in" svg:height="0.0874in" svg:x="0.7815in" svg:y="0.0232in" svg:viewBox="0 0 192 223" svg:d="M179 120c7 0 13 0 13-8 0-7-6-7-13-7-55 0-109 0-164 0 5-52 50-90 104-90 20 0 40 0 60 0 7 0 13 0 13-7 0-8-6-8-13-8-20 0-40 0-60 0-66 0-119 51-119 112 0 62 53 111 119 111 20 0 40 0 60 0 7 0 13 0 13-8s-6-8-13-8c-20 0-40 0-60 0-54 0-99-35-104-87 55 0 109 0 164 0z"><text:p/></draw:path><draw:path draw:style-name="gr3" draw:text-style-name="P6" svg:width="0.0921in" svg:height="0.1035in" svg:x="0.9169in" svg:y="0.002in" svg:viewBox="0 0 235 264" svg:d="M220 14c3-5 3-5 3-6 0-8-5-8-13-8-59 0-118 0-177 0-12 0-12 1-13 11-2 18-4 35-6 53 0 1-1 2-1 4 0 6 5 8 7 8 4 0 6-2 6-5 3-10 6-27 29-41 22-15 49-16 63-16 10 0 21 0 30 0-48 79-96 158-145 236-3 5-3 6-3 7 0 7 7 7 13 7 66 0 132 0 198 0 12 0 12 0 13-11 4-26 8-51 11-75 0-4-3-7-6-7-6 0-7 4-8 12-7 30-37 67-91 67-19 0-37 0-55 0 48-78 97-157 145-236zM33 14c7 0 14 0 21 0-11 6-18 12-23 17 1-6 1-11 2-17zM165 14c13 0 26 0 40 0-49 79-98 158-147 236-13 0-26 0-39 0 48-78 98-157 146-236zM185 250c11-6 21-15 31-25-2 8-3 11-5 25-9 0-17 0-26 0z"><text:p/></draw:path></draw:g></text:span><text:span text:style-name="T17"> וכי חיסור שלמים שלם, אז </text:span><text:span text:style-name="T17"><draw:g text:anchor-type="as-char" svg:y="-0.0992in" draw:z-index="79" draw:name="Shape92" draw:style-name="gr1"><svg:title>TexMaths</svg:title><svg:desc>11§display§b - a \in \Z§svg§600§FALSE§</svg:desc><draw:path draw:style-name="gr2" draw:text-style-name="P5" svg:width="0.5984in" svg:height="0.0953in" svg:x="0.0008in" svg:y="0.0083in" svg:viewBox="0 0 1521 243" svg:d="M762 243c-255 0-508 0-762 0 0-81 0-162 0-243 507 0 1014 0 1521 0 0 81 0 162 0 243-253 0-506 0-759 0z"><text:p/></draw:path><draw:path draw:style-name="gr3" draw:text-style-name="P6" svg:width="0.0555in" svg:height="0.1063in" svg:x="0.0004in" svg:y="0.0004in" svg:viewBox="0 0 142 271" svg:d="M74 4c-1-1 0-4-5-4-8 0-37 3-47 4-3 0-8 0-8 8 0 5 4 5 10 5 18 0 19 2 19 6 0 2-3 16-6 23-11 42-20 84-31 125-5 20-6 27-6 40 0 36 20 60 48 60 47 0 94-57 94-113 0-34-21-61-52-61-17 0-33 11-45 23 10-38 19-77 29-116zM37 150c3-9 3-9 6-13 20-26 36-31 47-31 13 0 24 11 24 36 0 21-13 67-19 81-14 25-31 40-47 40-13 0-25-10-25-39 0-8 0-15 6-40 3-11 5-23 8-34z"><text:p/></draw:path><draw:path draw:style-name="gr3" draw:text-style-name="P6" svg:width="0.0929in" svg:height="0.0055in" svg:x="0.1047in" svg:y="0.0646in" svg:viewBox="0 0 237 15" svg:d="M223 15c7 0 14 0 14-7 0-8-7-8-14-8-70 0-139 0-210 0-5 0-13 0-13 8 0 7 8 7 13 7 71 0 140 0 210 0z"><text:p/></draw:path><draw:path draw:style-name="gr3" draw:text-style-name="P6" svg:width="0.0693in" svg:height="0.0681in" svg:x="0.2504in" svg:y="0.0386in" svg:viewBox="0 0 177 174" svg:d="M129 25c-7-14-18-25-35-25-46 0-94 57-94 114 0 36 22 60 52 60 7 0 27-2 50-28 4 15 17 28 36 28 13 0 22-8 28-21 7-13 11-36 11-37 0-5-3-5-4-5-3 0-5 3-6 8-6 24-13 47-29 47-10 0-11-9-11-17 0-9 1-12 4-29 4-16 5-20 9-34 4-19 10-36 14-54 2-11 2-12 2-13 0-7-4-11-11-11-9 0-15 9-16 17zM105 125c-3 7-3 7-9 14-17 20-32 27-43 27-20 0-25-20-25-36 0-19 13-66 22-84 12-23 28-37 44-37 25 0 30 32 30 34s-1 4-1 7c-6 24-12 49-18 75z"><text:p/></draw:path><draw:path draw:style-name="gr3" draw:text-style-name="P6" svg:width="0.0756in" svg:height="0.0874in" svg:x="0.3795in" svg:y="0.024in" svg:viewBox="0 0 193 223" svg:d="M179 119c7 0 14 0 14-8 0-7-7-7-14-7-55 0-109 0-164 0 5-51 50-89 104-89 20 0 41 0 60 0 7 0 14 0 14-7 0-8-7-8-14-8-19 0-40 0-60 0-66 0-119 50-119 111s53 112 119 112c20 0 41 0 60 0 7 0 14 0 14-8s-7-8-14-8c-19 0-40 0-60 0-54 0-99-37-104-88 55 0 109 0 164 0z"><text:p/></draw:path><draw:path draw:style-name="gr3" draw:text-style-name="P6" svg:width="0.0925in" svg:height="0.1035in" svg:x="0.515in" svg:y="0.0028in" svg:viewBox="0 0 236 264" svg:d="M220 14c3-5 3-5 3-6 0-8-5-8-13-8-59 0-118 0-177 0-12 0-12 1-13 11-2 18-3 35-6 53 0 1-1 2-1 4 0 6 5 8 7 8 4 0 6-3 6-5 3-10 6-27 29-41 22-15 50-16 63-16 10 0 21 0 31 0-49 79-97 157-146 235-3 6-3 7-3 8 0 7 7 7 13 7 66 0 132 0 198 0 12 0 12-1 14-11 3-26 7-51 11-76 0-5-4-7-7-7-6 0-7 3-8 11-6 32-37 69-91 69-19 0-36 0-55 0 48-78 97-157 145-236zM33 14c7 0 14 0 21 0-11 6-18 12-23 17 1-6 1-11 2-17zM165 14c13 0 27 0 40 0-49 79-98 158-147 236-13 0-26 0-39 0 48-78 98-157 146-236zM185 249c11-5 21-14 31-25-1 8-2 12-5 26-8 0-17 0-26 0z"><text:p/></draw:path></draw:g></text:span><text:span text:style-name="T17">. אם ידוע לא יתכן ש־</text:span><text:span text:style-name="T17"><draw:g text:anchor-type="as-char" svg:y="-0.1047in" draw:z-index="80" draw:name="Shape93" draw:style-name="gr1"><svg:title>TexMaths</svg:title><svg:desc>11§display§b, a§svg§600§FALSE§</svg:desc><draw:path draw:style-name="gr2" draw:text-style-name="P5" svg:width="0.1921in" svg:height="0.1185in" svg:x="0.0008in" svg:y="0.0079in" svg:viewBox="0 0 489 302" svg:d="M245 302c-82 0-164 0-245 0 0-100 0-202 0-302 163 0 326 0 489 0 0 100 0 202 0 302-81 0-163 0-244 0z"><text:p/></draw:path><draw:path draw:style-name="gr3" draw:text-style-name="P6" svg:width="0.0555in" svg:height="0.1063in" svg:x="0.0004in" svg:y="0in" svg:viewBox="0 0 142 271" svg:d="M74 4c-1-1 0-4-5-4-10 0-37 3-47 4-3 0-8 0-8 8 0 5 4 5 9 5 19 0 20 2 20 6 0 2-3 16-6 24-11 42-21 84-32 126-4 18-5 24-5 38 0 36 20 60 48 60 47 0 94-57 94-112 0-34-21-62-52-62-17 0-33 12-45 23 10-38 19-77 29-116zM37 150c3-8 3-9 6-13 20-26 36-31 47-31 13 0 24 12 24 36 0 23-13 66-19 81-14 26-31 39-47 39-13 0-25-9-25-38 0-8 0-14 6-38 3-12 5-24 8-36z"><text:p/></draw:path><draw:path draw:style-name="gr3" draw:text-style-name="P6" svg:width="0.0173in" svg:height="0.0453in" svg:x="0.0713in" svg:y="0.0902in" svg:viewBox="0 0 45 116" svg:d="M45 41c0-26-10-41-24-41-13 0-21 10-21 21 0 10 8 20 21 20 4 0 9-1 13-5 1-1 1-1 2-1 0 2 0 0 0 6 0 28-13 52-25 64-4 4-4 5-4 6 0 3 1 5 3 5 4 0 35-30 35-75z"><text:p/></draw:path><draw:path draw:style-name="gr3" draw:text-style-name="P6" svg:width="0.0693in" svg:height="0.0685in" svg:x="0.1315in" svg:y="0.0382in" svg:viewBox="0 0 177 175" svg:d="M129 25c-7-14-19-25-36-25-45 0-93 57-93 114 0 36 21 61 52 61 7 0 26-1 49-28 3 16 17 28 35 28 15 0 23-8 29-21 6-14 12-37 12-38 0-4-3-4-4-4-5 0-5 2-6 7-7 25-14 48-30 48-11 0-12-10-12-18s1-11 6-29c4-15 5-20 9-34 4-19 8-36 13-54 3-11 3-12 3-13 0-7-4-11-11-11-10 0-15 9-16 17zM103 126c-2 6-2 7-7 14-17 21-33 27-44 27-19 0-25-21-25-37 0-19 13-66 21-84 12-23 30-37 45-37 26 0 31 32 31 34s-1 4-1 7c-7 25-13 50-20 76z"><text:p/></draw:path></draw:g></text:span><text:span text:style-name="T17"> שניהם </text:span><text:span text:style-name="T17"><draw:g text:anchor-type="as-char" svg:y="-0.1008in" draw:z-index="81" draw:name="Shape94" draw:style-name="gr1"><svg:title>TexMaths</svg:title><svg:desc>11§display§1§svg§600§FALSE§</svg:desc><draw:path draw:style-name="gr2" draw:text-style-name="P5" svg:width="0.0476in" svg:height="0.0843in" svg:x="0.0004in" svg:y="0.0071in" svg:viewBox="0 0 122 215" svg:d="M0 0c41 0 81 0 122 0 0 71 0 144 0 215-41 0-81 0-122 0 0-71 0-144 0-215z"><text:p/></draw:path><draw:path draw:style-name="gr3" draw:text-style-name="P6" svg:width="0.0488in" svg:height="0.1in" svg:x="0.0067in" svg:y="0in" svg:viewBox="0 0 125 255" svg:d="M78 10c0-9 0-10-9-10-23 24-57 24-69 24 0 5 0 8 0 12 8 0 31 0 50-10 0 66 0 132 0 198 0 14-1 19-36 19-4 0-7 0-12 0 0 4 0 7 0 12 13-1 47-1 63-1 14 0 47 0 60 1 0-5 0-8 0-12-3 0-8 0-12 0-34 0-35-5-35-19 0-71 0-143 0-214z"><text:p/></draw:path></draw:g></text:span><text:span text:style-name="T17">, כי אז </text:span><text:span text:style-name="T17"><draw:g text:anchor-type="as-char" svg:y="-0.1063in" draw:z-index="82" draw:name="Shape95" draw:style-name="gr1"><svg:title>TexMaths</svg:title><svg:desc>11§display§b = a§svg§600§FALSE§</svg:desc><draw:path draw:style-name="gr2" draw:text-style-name="P5" svg:width="0.3272in" svg:height="0.0906in" svg:x="0.0012in" svg:y="0.0071in" svg:viewBox="0 0 832 231" svg:d="M0 0c277 0 554 0 832 0 0 77 0 154 0 231-278 0-555 0-832 0 0-77 0-154 0-231z"><text:p/></draw:path><draw:path draw:style-name="gr3" draw:text-style-name="P6" svg:width="0.0559in" svg:height="0.1063in" svg:x="0.0004in" svg:y="0in" svg:viewBox="0 0 143 271" svg:d="M75 4c-2-1 0-4-6-4-8 0-36 3-47 4-2 0-7 0-7 8 0 5 4 5 9 5 19 0 20 2 20 6 0 2-3 16-5 23-11 42-21 84-32 126-5 18-7 25-7 38 0 37 21 61 50 61 45 0 93-57 93-114 0-34-21-60-52-60-17 0-34 11-45 23 10-39 19-77 29-116zM39 149c2-8 2-9 5-13 19-25 36-30 46-30 15 0 24 12 24 35s-12 67-19 81c-13 27-30 40-45 40-14 0-26-10-26-39 0-7 0-14 6-38 3-12 5-24 9-36z"><text:p/></draw:path><draw:path draw:style-name="gr3" draw:text-style-name="P6" svg:width="0.1004in" svg:height="0.035in" svg:x="0.1094in" svg:y="0.05in" svg:viewBox="0 0 256 90" svg:d="M243 15c6 0 13 0 13-7 0-8-7-8-13-8-77 0-154 0-231 0-5 0-12 0-12 8 0 7 7 7 13 7 77 0 153 0 230 0zM243 90c6 0 13 0 13-7 0-8-7-8-13-8-77 0-153 0-230 0-6 0-13 0-13 8 0 7 7 7 12 7 77 0 154 0 231 0z"><text:p/></draw:path><draw:path draw:style-name="gr3" draw:text-style-name="P6" svg:width="0.0693in" svg:height="0.0681in" svg:x="0.2669in" svg:y="0.0382in" svg:viewBox="0 0 177 174" svg:d="M129 25c-7-14-18-25-36-25-45 0-93 57-93 113 0 36 22 61 52 61 7 0 27-1 50-29 3 16 17 29 35 29 14 0 22-9 28-21 7-14 12-36 12-37 0-4-3-4-4-4-5 0-5 1-6 7-6 24-13 46-30 46-9 0-10-10-10-18s0-11 4-27c4-15 5-20 9-34 4-19 9-36 14-54 2-11 2-12 2-13 0-7-4-11-11-11-10 0-15 9-16 17zM103 124c-1 8-1 8-7 14-17 22-32 27-43 27-20 0-26-21-26-35 0-19 13-66 22-84 11-23 29-37 44-37 26 0 31 32 31 34s-1 4-1 7c-6 24-13 49-20 74z"><text:p/></draw:path></draw:g></text:span><text:span text:style-name="T17">, ובה"כ </text:span><text:span text:style-name="T17"><draw:g text:anchor-type="as-char" svg:y="-0.1102in" draw:z-index="83" draw:name="Shape96" draw:style-name="gr1"><svg:title>TexMaths</svg:title><svg:desc>11§display§a \neq 1§svg§600§FALSE§</svg:desc><draw:path draw:style-name="gr2" draw:text-style-name="P5" svg:width="0.3307in" svg:height="0.1256in" svg:x="0.0024in" svg:y="0.0079in" svg:viewBox="0 0 841 320" svg:d="M422 320c-141 0-281 0-422 0 0-107 0-213 0-320 281 0 560 0 841 0 0 107 0 213 0 320-140 0-279 0-419 0z"><text:p/></draw:path><draw:path draw:style-name="gr3" draw:text-style-name="P6" svg:width="0.0693in" svg:height="0.0685in" svg:x="0.0004in" svg:y="0.0429in" svg:viewBox="0 0 177 175" svg:d="M129 25c-7-14-18-25-35-25-46 0-94 57-94 114 0 36 22 61 52 61 7 0 27-1 50-28 3 15 17 28 36 28 13 0 22-8 27-21 7-14 12-37 12-38 0-5-3-5-4-5-5 0-5 3-6 8-6 26-13 48-29 48-10 0-11-10-11-18 0-9 0-11 4-29 4-16 6-20 9-34 4-19 10-36 14-54 2-11 2-12 2-13 0-7-4-11-11-11-10 0-15 9-16 17zM104 125c-2 7-2 7-8 14-17 22-33 28-43 28-20 0-25-21-25-37 0-19 12-66 20-84 13-23 30-37 46-37 25 0 30 32 30 34s-1 4-1 7c-6 24-13 49-19 75z"><text:p/></draw:path><draw:path draw:style-name="gr3" draw:text-style-name="P6" svg:width="0.0756in" svg:height="0.1413in" svg:x="0.1382in" svg:y="0in" svg:viewBox="0 0 193 360" svg:d="M189 15c4-5 4-6 4-7 0-2-3-8-8-8-4 0-6 2-9 8-57 112-115 224-173 336-3 6-3 7-3 8 0 3 2 8 8 8 4 0 5-3 9-8 57-113 115-224 172-337z"><text:p/></draw:path><draw:path draw:style-name="gr3" draw:text-style-name="P6" svg:width="0.1008in" svg:height="0.0358in" svg:x="0.1256in" svg:y="0.0528in" svg:viewBox="0 0 257 92" svg:d="M243 17c7 0 14 0 14-8 0-9-7-9-13-9-78 0-155 0-232 0-4 0-12 0-12 9 0 8 8 8 13 8 77 0 153 0 230 0zM244 92c6 0 13-2 13-9 0-9-7-8-14-8-77 0-153 0-230 0-5 0-13-1-13 8 0 7 8 9 12 9 77 0 154 0 232 0z"><text:p/></draw:path><draw:path draw:style-name="gr3" draw:text-style-name="P6" svg:width="0.05in" svg:height="0.1004in" svg:x="0.2909in" svg:y="0.0079in" svg:viewBox="0 0 128 256" svg:d="M79 10c0-10 0-10-9-10-24 24-58 24-70 24 0 5 0 8 0 12 8 0 31 0 51-10 0 67 0 133 0 199 0 14-1 19-37 19-4 0-7 0-12 0 0 4 0 9 0 12 13-1 48-1 63-1s50 0 63 1c0-3 0-8 0-12-5 0-8 0-12 0-36 0-37-5-37-19 0-72 0-143 0-215z"><text:p/></draw:path></draw:g></text:span><text:span text:style-name="T17">, על בסיס הנתון </text:span><text:span text:style-name="T17"><draw:g text:anchor-type="as-char" svg:y="-0.1008in" draw:z-index="84" draw:name="Shape97" draw:style-name="gr1"><svg:title>TexMaths</svg:title><svg:desc>11§display§a &lt; 1§svg§600§FALSE§</svg:desc><draw:path draw:style-name="gr2" draw:text-style-name="P5" svg:width="0.3307in" svg:height="0.0909in" svg:x="0.0024in" svg:y="0.0071in" svg:viewBox="0 0 841 232" svg:d="M422 232c-141 0-281 0-422 0 0-77 0-155 0-232 281 0 560 0 841 0 0 77 0 155 0 232-140 0-279 0-419 0z"><text:p/></draw:path><draw:path draw:style-name="gr3" draw:text-style-name="P6" svg:width="0.0693in" svg:height="0.0681in" svg:x="0.0004in" svg:y="0.0335in" svg:viewBox="0 0 177 174" svg:d="M129 24c-7-14-18-24-35-24-46 0-94 56-94 113 0 35 22 61 52 61 7 0 27-2 50-29 3 16 17 29 36 29 13 0 22-9 27-22 7-12 8-24 12-36 0-5-3-5-4-5-5 0-5 2-6 7-6 25-13 47-29 47-10 0-11-10-11-17 0-8 0-12 4-28 4-17 6-20 9-35 4-19 10-37 14-54 2-11 2-11 2-13 0-7-4-10-11-10-10 0-15 7-16 16zM104 124c-2 7-2 8-8 15-17 19-33 26-43 26-20 0-25-20-25-35 0-20 12-67 20-85 13-23 30-37 46-37 25 0 30 32 30 34s-1 5-1 6c-6 26-13 51-19 76z"><text:p/></draw:path><draw:path draw:style-name="gr3" draw:text-style-name="P6" svg:width="0.0929in" svg:height="0.0874in" svg:x="0.1295in" svg:y="0.0189in" svg:viewBox="0 0 237 223" svg:d="M229 17c4-3 8-6 8-9 0-5-4-8-8-8-1 0-2 0-8 3-71 33-142 66-213 100-5 3-8 5-8 9 0 5 3 7 8 9 71 33 142 66 213 99 6 3 7 3 8 3 4 0 8-3 8-7 0-5-4-7-8-9-68-32-135-63-203-95 68-32 135-64 203-95z"><text:p/></draw:path><draw:path draw:style-name="gr3" draw:text-style-name="P6" svg:width="0.05in" svg:height="0.1004in" svg:x="0.2909in" svg:y="0.0004in" svg:viewBox="0 0 128 256" svg:d="M79 10c0-9 0-10-9-10-24 25-58 25-70 25 0 5 0 8 0 12 8 0 31 0 51-11 0 66 0 134 0 200 0 14-1 18-37 18-4 0-7 0-12 0 0 5 0 8 0 12 13-1 48-1 63-1s50 0 63 1c0-4 0-7 0-12-5 0-8 0-12 0-36 0-37-4-37-18 0-72 0-145 0-216z"><text:p/></draw:path></draw:g></text:span><text:span text:style-name="T17">, ועם עוד אלגברה נגיע לכך ש־</text:span><text:span text:style-name="T17"><draw:g text:anchor-type="as-char" svg:y="-0.0992in" draw:z-index="85" draw:name="Shape98" draw:style-name="gr1"><svg:title>TexMaths</svg:title><svg:desc>11§display§0 &lt; b - a &lt; 1§svg§600§FALSE§</svg:desc><draw:path draw:style-name="gr2" draw:text-style-name="P5" svg:width="0.861in" svg:height="0.0953in" svg:x="0.0024in" svg:y="0.0083in" svg:viewBox="0 0 2188 243" svg:d="M1094 243c-365 0-729 0-1094 0 0-81 0-162 0-243 729 0 1459 0 2188 0 0 81 0 162 0 243-364 0-729 0-1094 0z"><text:p/></draw:path><draw:path draw:style-name="gr3" draw:text-style-name="P6" svg:width="0.0638in" svg:height="0.1039in" svg:x="0.0004in" svg:y="0.0055in" svg:viewBox="0 0 163 265" svg:d="M163 134c0-31-2-62-16-91-17-36-49-43-66-43-23 0-51 10-67 46-12 27-14 57-14 88 0 27 1 62 18 91 16 32 44 40 63 40 21 0 50-9 68-45 12-27 14-57 14-86zM81 256c-15 0-38-10-45-46-4-24-4-59-4-81 0-25 0-51 3-72 8-45 37-48 46-48 13 0 38 6 46 45 4 21 4 51 4 75 0 28 0 54-4 78-6 37-28 49-46 49z"><text:p/></draw:path><draw:path draw:style-name="gr3" draw:text-style-name="P6" svg:width="0.0921in" svg:height="0.0874in" svg:x="0.1256in" svg:y="0.024in" svg:viewBox="0 0 235 223" svg:d="M229 17c4-3 6-5 6-9 0-5-3-8-7-8-1 0-2 0-7 2-71 34-143 68-214 102-5 1-7 2-7 7s2 7 7 9c71 33 143 66 214 100 5 3 6 3 7 3 4 0 7-3 7-8 0-4-2-6-6-9-68-32-135-63-204-95 69-32 136-62 204-94z"><text:p/></draw:path><draw:path draw:style-name="gr3" draw:text-style-name="P6" svg:width="0.0555in" svg:height="0.1063in" svg:x="0.2807in" svg:y="0.0004in" svg:viewBox="0 0 142 271" svg:d="M74 4c-1-1 0-4-5-4-8 0-37 3-47 4-3 0-8 0-8 8 0 5 4 5 10 5 18 0 19 2 19 6 0 2-3 16-6 23-11 42-20 84-31 125-5 20-6 27-6 40 0 36 20 60 48 60 47 0 94-57 94-113 0-34-21-61-52-61-17 0-33 11-45 23 10-38 19-77 29-116zM37 150c3-9 3-9 7-13 19-26 36-31 46-31 13 0 24 11 24 36 0 21-13 67-19 81-14 25-31 40-47 40-13 0-25-10-25-39 0-8 0-15 7-40 2-11 5-23 7-34z"><text:p/></draw:path><draw:path draw:style-name="gr3" draw:text-style-name="P6" svg:width="0.0925in" svg:height="0.0055in" svg:x="0.385in" svg:y="0.0646in" svg:viewBox="0 0 236 15" svg:d="M223 15c7 0 13 0 13-7 0-8-6-8-13-8-69 0-139 0-209 0-6 0-14 0-14 8 0 7 8 7 14 7 70 0 140 0 209 0z"><text:p/></draw:path><draw:path draw:style-name="gr3" draw:text-style-name="P6" svg:width="0.0689in" svg:height="0.0681in" svg:x="0.5307in" svg:y="0.0386in" svg:viewBox="0 0 176 174" svg:d="M128 25c-7-14-18-25-36-25-45 0-92 57-92 114 0 36 21 60 51 60 7 0 27-2 50-28 3 15 17 28 35 28 14 0 22-8 29-21s11-36 11-37c0-5-3-5-4-5-4 0-5 3-6 8-6 24-13 47-28 47-11 0-13-9-13-17 0-9 2-12 6-29 3-16 4-20 8-34 4-19 9-36 14-54 2-11 2-12 2-13 0-7-4-11-11-11-9 0-14 9-16 17zM103 125c-2 7-2 7-7 14-18 20-33 27-44 27-20 0-26-20-26-36 0-19 14-66 22-84 13-23 29-37 46-37 24 0 29 32 29 34s0 4-1 7c-6 24-12 49-19 75z"><text:p/></draw:path><draw:path draw:style-name="gr3" draw:text-style-name="P6" svg:width="0.0925in" svg:height="0.0874in" svg:x="0.6594in" svg:y="0.024in" svg:viewBox="0 0 236 223" svg:d="M229 17c4-3 7-5 7-9 0-5-4-8-7-8-2 0-2 0-8 2-71 34-142 68-213 102-5 1-8 2-8 7s3 7 8 9c71 33 142 66 213 100 6 3 6 3 8 3 3 0 7-3 7-8 0-4-3-6-7-9-68-32-136-63-204-95 68-32 136-62 204-94z"><text:p/></draw:path><draw:path draw:style-name="gr3" draw:text-style-name="P6" svg:width="0.05in" svg:height="0.1004in" svg:x="0.8213in" svg:y="0.0055in" svg:viewBox="0 0 128 256" svg:d="M79 10c0-9 0-10-9-10-24 24-58 24-70 24 0 5 0 8 0 12 8 0 31 0 51-10 0 67 0 133 0 199 0 14-2 19-37 19-4 0-7 0-12 0 0 4 0 9 0 12 13-1 48-1 63-1s48 0 63 1c0-3 0-8 0-12-5 0-8 0-12 0-36 0-37-5-37-19 0-72 0-143 0-215z"><text:p/></draw:path></draw:g></text:span><text:span text:style-name="T17">, ולכן </text:span><text:span text:style-name="T17"><draw:g text:anchor-type="as-char" svg:y="-0.1102in" draw:z-index="86" draw:name="Shape99" draw:style-name="gr1"><svg:title>TexMaths</svg:title><svg:desc>11§display§b - a \not\in \Z§svg§600§FALSE§</svg:desc><draw:path draw:style-name="gr2" draw:text-style-name="P5" svg:width="0.598in" svg:height="0.1256in" svg:x="0.0008in" svg:y="0.0075in" svg:viewBox="0 0 1520 320" svg:d="M0 0c506 0 1014 0 1520 0 0 107 0 213 0 320-506 0-1014 0-1520 0 0-107 0-213 0-320z"><text:p/></draw:path><draw:path draw:style-name="gr3" draw:text-style-name="P6" svg:width="0.0555in" svg:height="0.1063in" svg:x="0.0004in" svg:y="0.0047in" svg:viewBox="0 0 142 271" svg:d="M74 4c0-1 0-4-6-4-9 0-36 3-46 3-3 1-8 1-8 8 0 4 4 4 9 4 19 0 20 4 20 7s-3 17-6 24c-11 42-20 84-31 127-5 18-6 24-6 38 0 36 20 60 48 60 47 0 94-57 94-112 0-35-21-62-52-62-17 0-34 11-45 23 10-38 19-77 29-116zM37 150c3-9 3-9 6-13 19-26 36-31 46-31 14 0 24 11 24 36 0 23-12 66-18 81-14 26-31 39-47 39-13 0-25-9-25-38 0-8 0-14 6-40 3-11 5-23 8-34z"><text:p/></draw:path><draw:path draw:style-name="gr3" draw:text-style-name="P6" svg:width="0.0925in" svg:height="0.0063in" svg:x="0.1047in" svg:y="0.0693in" svg:viewBox="0 0 236 17" svg:d="M222 17c7 0 14 0 14-8 0-9-7-9-14-9-69 0-139 0-209 0-6 0-13 0-13 9 0 8 7 8 13 8 70 0 140 0 209 0z"><text:p/></draw:path><draw:path draw:style-name="gr3" draw:text-style-name="P6" svg:width="0.0693in" svg:height="0.0685in" svg:x="0.2504in" svg:y="0.0429in" svg:viewBox="0 0 177 175" svg:d="M129 25c-7-14-19-25-35-25-47 0-94 57-94 114 0 36 21 61 52 61 7 0 26-1 49-28 4 15 17 28 36 28 14 0 23-8 28-21 7-14 12-37 12-38 0-4-3-4-4-4-5 0-5 2-6 7-6 25-14 48-29 48-11 0-12-10-12-18 0-9 1-11 5-29 4-15 6-20 9-34 4-19 9-36 13-54 3-11 3-12 3-13 0-7-4-11-11-11-10 0-15 9-16 17zM103 125c-2 7-2 7-7 14-17 22-33 28-44 28-19 0-24-21-24-37 0-19 12-66 20-84 13-23 30-37 46-37 25 0 30 32 30 34s-1 4-1 7c-6 24-13 49-20 75z"><text:p/></draw:path><draw:path draw:style-name="gr3" draw:text-style-name="P6" svg:width="0.0756in" svg:height="0.1409in" svg:x="0.3878in" svg:y="0in" svg:viewBox="0 0 193 359" svg:d="M189 15c4-5 4-6 4-7 0-2-3-8-8-8-4 0-6 2-9 8-57 112-115 224-173 336-3 6-3 7-3 8 0 3 2 7 8 7 4 0 5-2 9-7 57-113 115-224 172-337z"><text:p/></draw:path><draw:path draw:style-name="gr3" draw:text-style-name="P6" svg:width="0.076in" svg:height="0.0874in" svg:x="0.3791in" svg:y="0.0283in" svg:viewBox="0 0 194 223" svg:d="M179 120c7 0 15 0 15-8s-8-8-15-8c-53 0-109 0-162 0 4-52 48-89 103-89 20 0 40 0 59 0 7 0 15 0 15-7 0-8-8-8-15-8-19 0-40 0-60 0-66 0-119 50-119 112s53 111 119 111c20 0 41 0 60 0 7 0 15 0 15-8s-8-8-15-8c-19 0-39 0-59 0-55 0-99-35-103-87 53 0 109 0 162 0z"><text:p/></draw:path><draw:path draw:style-name="gr3" draw:text-style-name="P6" svg:width="0.0917in" svg:height="0.1035in" svg:x="0.515in" svg:y="0.0047in" svg:viewBox="0 0 234 264" svg:d="M219 14c3-5 3-6 3-7 0-7-5-7-12-7-59 0-118 0-177 0-13 0-13 1-14 11-2 18-4 34-6 52 0 1-1 3-1 5 0 6 5 8 8 8s5-3 6-7c2-8 5-25 29-40 22-15 48-16 62-16 11 0 21 0 32 0-49 80-97 159-146 237-3 5-3 6-3 7 0 7 6 7 12 7 66 0 133 0 199 0 11 0 11 0 14-11 3-26 6-51 9-75 0-5-3-7-6-7-6 0-7 3-8 10-6 32-36 69-91 69-19 0-37 0-55 0 48-78 97-157 145-236zM32 13c7 0 14 0 21 0v1c-11 6-18 12-22 17 0-6 1-12 1-18zM164 13c13 0 26 0 40 0-49 80-97 159-146 237-13 0-26 0-39 0 48-78 97-157 145-237zM185 250c11-6 21-15 30-26-1 8-3 12-4 26-8 0-17 0-26 0z"><text:p/></draw:path></draw:g></text:span><text:span text:style-name="T17"><text:s/>(כי אין עוד מספרים שלמים בין </text:span><text:span text:style-name="T17"><draw:g text:anchor-type="as-char" svg:y="-0.1043in" draw:z-index="87" draw:name="Shape100" draw:style-name="gr1"><svg:title>TexMaths</svg:title><svg:desc>11§display§0§svg§600§FALSE§</svg:desc><draw:path draw:style-name="gr2" draw:text-style-name="P5" svg:width="0.0539in" svg:height="0.0882in" svg:x="0.0024in" svg:y="0.0071in" svg:viewBox="0 0 138 225" svg:d="M0 0c46 0 92 0 138 0 0 75 0 150 0 225-46 0-92 0-138 0 0-75 0-150 0-225z"><text:p/></draw:path><draw:path draw:style-name="gr3" draw:text-style-name="P6" svg:width="0.0634in" svg:height="0.1039in" svg:x="0.0004in" svg:y="0in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</text:span><text:span text:style-name="T17"><text:s/>ל־</text:span><text:span text:style-name="T17"><draw:g text:anchor-type="as-char" svg:y="-0.1008in" draw:z-index="88" draw:name="Shape101" draw:style-name="gr1"><svg:title>TexMaths</svg:title><svg:desc>11§display§1§svg§600§FALSE§</svg:desc><draw:path draw:style-name="gr2" draw:text-style-name="P5" svg:width="0.0476in" svg:height="0.0843in" svg:x="0.0004in" svg:y="0.0071in" svg:viewBox="0 0 122 215" svg:d="M0 0c41 0 81 0 122 0 0 71 0 144 0 215-41 0-81 0-122 0 0-71 0-144 0-215z"><text:p/></draw:path><draw:path draw:style-name="gr3" draw:text-style-name="P6" svg:width="0.0488in" svg:height="0.1in" svg:x="0.0067in" svg:y="0in" svg:viewBox="0 0 125 255" svg:d="M78 10c0-9 0-10-9-10-23 24-57 24-69 24 0 5 0 8 0 12 8 0 31 0 50-10 0 66 0 132 0 198 0 14-1 19-36 19-4 0-7 0-12 0 0 4 0 7 0 12 13-1 47-1 63-1 14 0 47 0 60 1 0-5 0-8 0-12-3 0-8 0-12 0-34 0-35-5-35-19 0-71 0-143 0-214z"><text:p/></draw:path></draw:g></text:span><text:span text:style-name="T17">) והגענו ל</text:span><text:span text:style-name="T19">סתירה</text:span><text:span text:style-name="T17">. </text:span></text:p>
        </text:list-item>
      </text:list>
      <text:p text:style-name="P10"><text:span text:style-name="T17"><draw:g text:anchor-type="as-char" svg:y="-0.1134in" draw:z-index="89" draw:name="Shape102" draw:style-name="gr1"><svg:title>TexMaths</svg:title><svg:desc>11§display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span></text:p>
      <text:h text:style-name="P15" text:outline-level="3">סעיף <text:span text:style-name="T7">(</text:span>ב<text:span text:style-name="T7">)</text:span></text:h>
      <text:p text:style-name="P19">נתון: <text:span text:style-name="T20">יהי </text:span><text:span text:style-name="T20"><draw:g text:anchor-type="as-char" svg:y="-0.1043in" draw:z-index="92" draw:name="Shape103" draw:style-name="gr1"><svg:title>TexMaths</svg:title><svg:desc>11§display§E \subseteq \N§svg§600§FALSE§</svg:desc><draw:path draw:style-name="gr2" draw:text-style-name="P5" svg:width="0.4146in" svg:height="0.1087in" svg:x="0.0028in" svg:y="0.0071in" svg:viewBox="0 0 1054 277" svg:d="M0 0c351 0 702 0 1054 0 0 93 0 184 0 277-352 0-703 0-1054 0 0-93 0-184 0-277z"><text:p/></draw:path><draw:path draw:style-name="gr3" draw:text-style-name="P6" svg:width="0.1102in" svg:height="0.1028in" svg:x="0.0004in" svg:y="0.0012in" svg:viewBox="0 0 281 262" svg:d="M260 171c0-1 1-4 1-5-2-1 0-4-4-4s-5 3-5 5c-25 57-40 83-106 83-18 0-38 0-57 0-4 0-5 0-8 0-4-2-5-2-5-5 0-1 0-1 2-9 9-34 18-69 27-103 13 0 25 0 38 0 32 0 32 7 32 17 0 2 0 7-2 18-1 2-1 3-1 4s1 5 4 5 5-3 7-8c6-30 14-60 22-89 0-4-2-5-5-5-4 0-4 2-5 7-9 30-16 38-51 38-12 0-24 0-36 0 8-32 15-63 23-93 3-14 3-15 21-15s35 0 54 0c47 0 58 11 58 43 0 9 0 10-1 20 0 2 0 5 0 7 0 1 1 5 5 5s4-3 5-10c2-23 4-45 8-67 1-10-1-10-11-10-65 0-130 0-195 0-8 0-11 0-11 8 0 4 3 4 10 4 14 0 25 0 25 7 0 1 0 2-2 9-17 68-34 135-51 204-3 14-4 18-35 18-7 0-11 0-11 7 0 5 4 5 11 5 67 0 133 0 200 0 9 0 10 0 12-7 13-28 25-55 37-84z"><text:p/></draw:path><draw:path draw:style-name="gr3" draw:text-style-name="P6" svg:width="0.0929in" svg:height="0.1169in" svg:x="0.1709in" svg:y="0.0071in" svg:viewBox="0 0 237 298" svg:d="M222 15c7 0 15 0 15-7 0-8-8-8-15-8-35 0-69 0-103 0-67 0-119 51-119 112s54 111 119 111c34 0 68 0 103 0 7 0 15 0 15-8 0-7-8-7-15-7-34 0-68 0-102 0-62 0-105-46-105-95 0-53 44-98 105-98 34 0 68 0 102 0zM21 283c-7 0-13 0-13 7 0 8 6 8 13 8 67 0 134 0 201 0 7 0 15 0 15-8 0-7-8-7-15-7-67 0-134 0-201 0z"><text:p/></draw:path><draw:path draw:style-name="gr3" draw:text-style-name="P6" svg:width="0.1028in" svg:height="0.1067in" svg:x="0.322in" svg:y="0in" svg:viewBox="0 0 262 272" svg:d="M34 35c0 63 0 125 0 188 0 20-3 27-23 28-4 0-11 0-11 6 0 7 7 7 13 7 20 0 41 0 61 0 6 0 12 0 12-7 0-6-6-6-11-6-22-1-24-9-24-29 0-59 0-118 0-177 55 73 111 147 166 220 3 6 5 7 9 7 6 0 6-7 6-14 0-72 0-144 0-217 0-21 4-27 21-28 2 0 9 0 9-6 0-7-5-7-13-7-19 0-38 0-56 0-7 0-14 0-14 7 0 6 8 6 11 6 22 1 26 9 26 29 0 40 0 81 0 120-39-52-78-105-117-156-4-6-5-6-14-6-22 0-45 0-67 0-7 0-12 0-12 7 0 6 5 6 7 6 10 1 18 8 22 12-1 4-1 5-1 10zM218 244c-56-74-111-147-167-221-5-5-5-5-9-10 15 0 31 0 46 0 43 59 87 117 130 176 0 19 0 37 0 55z"><text:p/></draw:path></draw:g></text:span><text:span text:style-name="T20"><text:s/>קבועה, נגדיר</text:span><text:span text:style-name="T2"> </text:span><text:span text:style-name="T2"><draw:g text:anchor-type="as-char" svg:y="-0.1319in" draw:z-index="90" draw:name="Shape104" draw:style-name="gr1"><svg:title>TexMaths</svg:title><svg:desc>11§display§R_1 = \{ \la C, D \ra \in \ps(\N)^2 \mid C \cap E = D \cap E \}§svg§600§FALSE§</svg:desc><draw:path draw:style-name="gr2" draw:text-style-name="P5" svg:width="2.7in" svg:height="0.1543in" svg:x="0.0024in" svg:y="0.0079in" svg:viewBox="0 0 6859 393" svg:d="M0 0c2286 0 4573 0 6859 0 0 131 0 263 0 393-2286 0-4573 0-6859 0 0-130 0-262 0-393z"><text:p/></draw:path><draw:path draw:style-name="gr3" draw:text-style-name="P6" svg:width="0.1083in" svg:height="0.1059in" svg:x="0.0004in" svg:y="0.0295in" svg:viewBox="0 0 276 270" svg:d="M130 26c2-8 3-13 11-14 3 0 15 0 23 0 27 0 70 0 70 39 0 13-6 39-21 53-9 11-30 23-66 23-14 0-28 0-42 0 8-34 16-67 25-101zM185 132c39-8 86-35 86-74 0-33-36-58-86-58-36 0-74 0-110 0-8 0-11 0-11 8 0 4 3 4 11 4 4 0 8 0 14 1 7 0 10 1 10 6 0 2 0 3-1 7-18 68-34 138-52 206-4 15-4 18-35 18-7 0-11 0-11 8 0 3 3 2 6 3 11 0 38-1 49-1 10 0 37 1 48 1 4 0 8 0 8-7 0-4-3-4-11-4-14 0-24 0-24-7 0-2 0-5 1-7 9-33 17-67 25-101 16 0 31 0 47 0 35 0 41 22 41 35 0 7-3 18-5 28s-7 23-7 31c0 41 48 41 52 41 33 0 46-38 46-44 0-4-3-2-4-4-4 0-5 2-5 5-10 28-26 34-35 34-13 0-16-7-16-23 0-12 3-30 4-42 1-6 1-13 1-18 0-30-25-42-36-46z"><text:p/></draw:path><draw:path draw:style-name="gr3" draw:text-style-name="P6" svg:width="0.0382in" svg:height="0.0701in" svg:x="0.1217in" svg:y="0.085in" svg:viewBox="0 0 98 179" svg:d="M61 8c0-8 0-8-8-8-18 18-42 18-53 18 0 3 0 6 0 9 7 0 24 0 39-7 0 46 0 91 0 137 0 9 0 12-27 12-3 0-8 0-11 0 0 3 0 7 0 10 6 0 39-1 49-1 8 0 42 1 48 1 0-3 0-7 0-10-3 0-7 0-10 0-27 0-27-3-27-12 0-50 0-100 0-149z"><text:p/></draw:path><draw:path draw:style-name="gr3" draw:text-style-name="P6" svg:width="0.1004in" svg:height="0.035in" svg:x="0.2291in" svg:y="0.0783in" svg:viewBox="0 0 256 90" svg:d="M244 15c6 0 12 0 12-7 0-8-6-8-12-8-77 0-155 0-232 0-5 0-12 0-12 8 0 7 7 7 13 7 77 0 154 0 231 0zM244 90c6 0 12 0 12-8 0-7-6-7-12-7-77 0-154 0-231 0-6 0-13 0-13 7 0 8 7 8 12 8 77 0 155 0 232 0z"><text:p/></draw:path><draw:path draw:style-name="gr3" draw:text-style-name="P6" svg:width="0.0539in" svg:height="0.1504in" svg:x="0.3921in" svg:y="0.0193in" svg:viewBox="0 0 138 383" svg:d="M81 51c0-16 11-40 53-43 2 0 4-1 4-4 0-4-4-4-8-4-39 0-74 20-74 48 0 29 0 57 0 87 0 16 0 28-15 41-13 11-29 12-38 12-1 0-3 2-3 4 0 4 2 4 7 5 25 1 44 15 48 33 1 4 1 4 1 18 0 26 0 51 0 76 0 17 0 29 19 44 14 11 41 15 55 15 4 0 8 0 8-4 0-3-3-3-7-4-24-1-43-14-47-33-3-4-3-5-3-19 0-26 0-53 0-80 0-18-3-23-15-35-9-9-19-12-30-16 32-9 45-26 45-49 0-31 0-62 0-92z"><text:p/></draw:path><draw:path draw:style-name="gr3" draw:text-style-name="P6" svg:width="0.0339in" svg:height="0.1504in" svg:x="0.474in" svg:y="0.0193in" svg:viewBox="0 0 87 383" svg:d="M85 14c2-4 2-5 2-6 0-5-3-8-8-8-3 0-6 1-9 9-23 59-45 117-68 177-1 2-2 4-2 6 0 1 0 2 2 7 23 58 45 117 68 176 2 3 4 8 9 8s8-3 8-7c0-1 0-2-2-7-23-59-45-119-68-177 23-59 45-118 68-178z"><text:p/></draw:path><draw:path draw:style-name="gr3" draw:text-style-name="P6" svg:width="0.1075in" svg:height="0.1094in" svg:x="0.524in" svg:y="0.026in" svg:viewBox="0 0 274 279" svg:d="M274 4c0-1 0-4-3-4-1 0-3 1-7 5-9 10-18 20-26 30-4-5-22-35-65-35-86 0-173 86-173 175 0 62 45 104 105 104 34 0 62-15 83-33 36-31 43-66 43-67 0-3-3-2-4-3-4 0-5 1-6 3-3 12-12 39-39 61-27 20-51 27-71 27-35 0-76-20-76-79 0-22 8-84 46-129 25-27 61-47 95-47 40 0 63 30 63 75 0 15-1 15-1 20 0 3 4 3 5 3 6 0 6 0 7-8 7-33 16-65 24-98z"><text:p/></draw:path><draw:path draw:style-name="gr3" draw:text-style-name="P6" svg:width="0.0177in" svg:height="0.0449in" svg:x="0.6406in" svg:y="0.1165in" svg:viewBox="0 0 46 115" svg:d="M46 41c0-26-10-41-25-41-13 0-21 10-21 21 0 10 8 20 21 20 4 0 10-1 13-5 1-1 1-1 2-1 0 2 1 0 1 6 0 28-13 51-26 64-4 4-4 5-4 6 0 3 2 4 4 4 3 0 35-29 35-74z"><text:p/></draw:path><draw:path draw:style-name="gr3" draw:text-style-name="P6" svg:width="0.1161in" svg:height="0.1024in" svg:x="0.7012in" svg:y="0.0295in" svg:viewBox="0 0 296 261" svg:d="M46 232c-3 15-4 18-35 18-7 0-11 0-11 7 0 4 4 4 11 4 43 0 86 0 129 0 80 0 156-79 156-163 0-55-33-98-91-98-43 0-87 0-130 0-7 0-11 0-11 8 0 4 3 4 11 4 4 0 12 0 16 1 7 0 9 2 9 6 0 2-1 3-2 7-18 68-34 138-52 206zM130 26c3-13 4-14 21-14 14 0 27 0 42 0 37 0 69 21 69 71 0 19-8 82-41 125-11 13-42 42-89 42-14 0-29 0-43 0-5 0-6 0-9-1-4 0-5 0-5-3 0-1 0-2 2-9 18-70 35-140 53-211z"><text:p/></draw:path><draw:path draw:style-name="gr3" draw:text-style-name="P6" svg:width="0.0339in" svg:height="0.1504in" svg:x="0.8339in" svg:y="0.0193in" svg:viewBox="0 0 87 383" svg:d="M85 199c2-5 2-6 2-7s0-2-2-6c-23-60-45-118-68-177-3-7-6-9-9-9-5 0-8 3-8 8 0 1 0 1 2 5 23 60 45 119 68 179-23 58-45 118-68 177-2 5-2 5-2 7 0 4 4 7 8 7 5 0 6-4 9-7 23-60 45-119 68-177z"><text:p/></draw:path><draw:path draw:style-name="gr3" draw:text-style-name="P6" svg:width="0.076in" svg:height="0.087in" svg:x="0.9394in" svg:y="0.052in" svg:viewBox="0 0 194 222" svg:d="M180 120c7 0 14 0 14-8s-7-8-14-8c-55 0-108 0-163 0 4-51 49-89 103-89 20 0 41 0 60 0 7 0 14 0 14-7 0-8-7-8-14-8-20 0-40 0-61 0-66 0-119 51-119 112 0 62 53 110 119 110 21 0 41 0 61 0 7 0 14 0 14-7s-7-7-14-7c-19 0-40 0-60 0-54 0-99-37-103-88 55 0 108 0 163 0z"><text:p/></draw:path><draw:path draw:style-name="gr3" draw:text-style-name="P6" svg:width="0.1079in" svg:height="0.1102in" svg:x="1.074in" svg:y="0.0295in" svg:viewBox="0 0 275 281" svg:d="M127 0c-55 0-97 26-113 44-13 15-10 19-14 27 0 3 1 4 3 4 7 0 16-6 19-8 8-4 9-8 11-14 6-16 17-29 65-32-7 87-30 171-63 250-2 6-1 5-2 7 0 2 1 3 4 3 6 0 25-9 29-18 20-47 52-134 64-242 6 0 13 0 20 0 47 0 92 19 92 57 0 29-27 82-103 85-8 1-12 1-23 7-7 5-10 9-10 11 0 4 2 4 7 4 71 0 162-60 162-123 0-44-53-62-97-62-17 0-34 0-51 0z"><text:p/></draw:path><draw:path draw:style-name="gr3" draw:text-style-name="P6" svg:width="0.035in" svg:height="0.1504in" svg:x="1.2039in" svg:y="0.0193in" svg:viewBox="0 0 90 383" svg:d="M90 379c0-1 0-1-6-8-49-48-61-122-61-179 0-67 14-134 62-182 5-5 5-6 5-7 0-2-2-3-4-3-3 0-39 26-62 75-18 43-24 84-24 117 0 29 4 76 26 119 24 47 57 72 60 72 2 0 4-1 4-4z"><text:p/></draw:path><draw:path draw:style-name="gr3" draw:text-style-name="P6" svg:width="0.1028in" svg:height="0.1059in" svg:x="1.252in" svg:y="0.0287in" svg:viewBox="0 0 262 270" svg:d="M34 35c0 63 0 125 0 187 0 21-3 27-23 27-4 0-11 1-11 7 0 7 7 7 13 7 20 0 40 0 60 0 7 0 13 0 13-7 0-6-7-7-12-7-21 0-24-8-24-28 0-58 0-117 0-175 56 73 111 146 167 219 3 4 5 5 9 5 5 0 5-6 5-12 0-71 0-144 0-216 0-22 4-28 22-28 2 0 9-1 9-6 0-8-6-8-13-8-19 0-38 0-56 0-7 0-14 0-14 8 0 6 7 6 11 6 22 0 26 8 26 29 0 39 0 79 0 120-39-53-78-105-117-158-4-5-5-5-14-5-22 0-45 0-67 0-8 0-14 0-14 8 0 5 6 6 9 6 10 1 18 7 21 12 0 3 0 4 0 9zM218 244c-56-74-112-147-168-221-4-4-4-5-8-9 15 0 31 0 46 0 43 59 87 117 130 175 0 19 0 36 0 55z"><text:p/></draw:path><draw:path draw:style-name="gr3" draw:text-style-name="P6" svg:width="0.035in" svg:height="0.1504in" svg:x="1.3665in" svg:y="0.0193in" svg:viewBox="0 0 90 383" svg:d="M90 192c0-29-4-77-26-119-23-49-56-73-60-73-3 0-4 1-4 3 0 1 0 2 8 9 37 39 59 100 59 180 0 65-14 132-61 182-6 4-6 4-6 5 0 3 1 4 4 4 4 0 39-26 61-74 20-43 25-86 25-117z"><text:p/></draw:path><draw:path draw:style-name="gr3" draw:text-style-name="P6" svg:width="0.0469in" svg:height="0.0701in" svg:x="1.4236in" svg:y="0in" svg:viewBox="0 0 120 179" svg:d="M120 130c-3 0-6 0-9 0-1 6-4 22-8 24-2 2-23 2-26 2-16 0-33 0-49 0 27-25 37-33 53-45 20-17 39-33 39-58 0-33-29-53-64-53-33 0-56 23-56 48 0 14 12 16 14 16 7 0 15-6 15-15 0-5-1-14-16-14 8-20 27-25 40-25 26 0 41 21 41 43 0 23-17 41-26 51-22 21-43 42-65 64-3 2-3 3-3 11 37 0 75 0 112 0 2-16 6-33 8-49z"><text:p/></draw:path><draw:path draw:style-name="gr3" draw:text-style-name="P6" svg:width="0.0055in" svg:height="0.1504in" svg:x="1.5457in" svg:y="0.0193in" svg:viewBox="0 0 15 383" svg:d="M15 13c0-6 0-13-7-13-8 0-8 7-8 13 0 119 0 237 0 356 0 8 0 14 8 14 7 0 7-6 7-14 0-119 0-237 0-356z"><text:p/></draw:path><draw:path draw:style-name="gr3" draw:text-style-name="P6" svg:width="0.1075in" svg:height="0.1094in" svg:x="1.6197in" svg:y="0.026in" svg:viewBox="0 0 274 279" svg:d="M274 4c0-1 0-4-4-4-2 0-2 1-6 5-9 10-19 20-27 30-4-5-21-35-64-35-86 0-173 86-173 175 0 62 45 104 105 104 34 0 62-15 83-33 36-31 43-66 43-67 0-3-4-3-5-3-3 0-5 1-5 3-3 12-13 39-39 61-27 20-51 27-71 27-35 0-76-20-76-79 0-22 8-84 46-129 25-27 61-47 95-47 40 0 63 30 63 75 0 15-2 15-2 20 0 3 4 3 6 3 5 0 5 0 7-8 7-33 16-65 24-98z"><text:p/></draw:path><draw:path draw:style-name="gr3" draw:text-style-name="P6" svg:width="0.0843in" svg:height="0.0929in" svg:x="1.774in" svg:y="0.0429in" svg:viewBox="0 0 215 237" svg:d="M215 83c0-58-60-83-107-83-51 0-108 26-108 83 0 48 0 95 0 141 0 7 0 13 8 13 7 0 7-6 7-13 0-46 0-92 0-138 0-59 63-71 93-71 16 0 42 4 61 17 30 19 30 44 30 54 0 46 0 92 0 138 0 7 0 13 8 13s8-6 8-13c0-46 0-93 0-141z"><text:p/></draw:path><draw:path draw:style-name="gr3" draw:text-style-name="P6" svg:width="0.1102in" svg:height="0.102in" svg:x="1.9067in" svg:y="0.0299in" svg:viewBox="0 0 281 260" svg:d="M260 172c0-2 1-4 1-5-1-2 0-4-5-4-3 0-4 2-4 4-25 56-40 82-106 82-18 0-38 0-57 0-4 0-5 0-8-1-4 0-5 0-5-3 0-1 0-2 2-9 9-34 18-69 27-104 13 0 25 0 38 0 32 0 32 8 32 17 0 4 0 8-2 19-1 2-1 3-1 4 0 3 1 5 5 5 2 0 3-2 6-8 7-31 14-60 22-90 0-2-3-4-5-4-4 0-4 2-5 7-9 29-16 38-51 38-12 0-24 0-36 0 8-31 15-62 23-93 3-13 3-15 21-15 17 0 36 0 54 0 47 0 59 11 59 43 0 9 0 10-2 21 0 2 0 4 0 6 0 3 1 5 4 5 5 0 5-2 6-10 2-22 5-44 8-66 1-11-2-11-10-11-65 0-131 0-196 0-8 0-11 0-11 8 0 4 3 4 10 4 14 0 25 0 25 7 0 2 0 3-2 10-17 67-34 135-51 202-3 15-4 18-35 18-7 0-11 0-11 7 0 4 3 4 11 4 67 0 133 0 200 0 10 0 10 0 12-6 12-28 25-54 37-82z"><text:p/></draw:path><draw:path draw:style-name="gr3" draw:text-style-name="P6" svg:width="0.1008in" svg:height="0.035in" svg:x="2.0728in" svg:y="0.0783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6" svg:width="0.1161in" svg:height="0.1024in" svg:x="2.2311in" svg:y="0.0295in" svg:viewBox="0 0 296 261" svg:d="M46 232c-4 15-4 18-35 18-7 0-11 0-11 7 0 4 3 4 11 4 43 0 85 0 128 0 80 0 157-79 157-163 0-55-33-98-91-98-43 0-87 0-130 0-8 0-12 0-12 8 0 4 4 4 12 4 4 0 12 0 16 1 6 0 8 2 8 6 0 2 0 3-1 7-18 68-34 138-52 206zM130 26c3-13 4-14 21-14 13 0 27 0 40 0 39 0 71 21 71 71 0 19-8 82-41 125-11 13-42 42-89 42-14 0-30 0-44 0-5 0-5 0-8-1-4 0-5 0-5-3 0-1 0-2 2-9 18-70 35-140 53-211z"><text:p/></draw:path><draw:path draw:style-name="gr3" draw:text-style-name="P6" svg:width="0.0846in" svg:height="0.0929in" svg:x="2.3972in" svg:y="0.0429in" svg:viewBox="0 0 216 237" svg:d="M216 83c0-58-60-83-108-83-51 0-108 26-108 83 0 48 0 95 0 141 0 7 0 13 8 13 7 0 7-6 7-13 0-46 0-92 0-138 0-59 64-71 93-71 17 0 42 4 63 17 29 19 29 44 29 54 0 46 0 92 0 138 0 7 0 13 8 13s8-6 8-13c0-46 0-93 0-141z"><text:p/></draw:path><draw:path draw:style-name="gr3" draw:text-style-name="P6" svg:width="0.1098in" svg:height="0.102in" svg:x="2.5303in" svg:y="0.0299in" svg:viewBox="0 0 280 260" svg:d="M259 172c1-2 2-4 2-5-1-2 0-4-5-4-4 0-4 2-5 4-25 56-40 82-106 82-18 0-37 0-56 0-5 0-6 0-9-1-3 0-4 0-4-3 0-1 0-2 1-9 9-34 18-69 26-104 14 0 26 0 39 0 33 0 33 8 33 17 0 4 0 8-3 19 0 2-1 3-1 4 0 3 2 5 5 5s4-2 6-8c7-31 14-60 22-90 0-2-3-4-5-4-3 0-4 2-5 7-8 29-16 38-51 38-12 0-24 0-36 0 7-31 15-62 23-93 3-13 4-15 21-15 18 0 36 0 55 0 46 0 58 11 58 43 0 9 0 10-1 21 0 2-1 4-1 6 0 3 1 5 4 5 5 0 6-2 6-10 2-22 5-44 7-66 2-11 0-11-9-11-65 0-131 0-196 0-8 0-11 0-11 8 0 4 3 4 11 4 14 0 25 0 25 7 0 2 0 3-2 10-18 67-34 135-52 202-3 15-4 18-35 18-7 0-10 0-10 7 0 4 3 4 10 4 67 0 134 0 201 0 9 0 9 0 12-6 12-28 23-54 36-82z"><text:p/></draw:path><draw:path draw:style-name="gr3" draw:text-style-name="P6" svg:width="0.0539in" svg:height="0.1504in" svg:x="2.6563in" svg:y="0.0193in" svg:viewBox="0 0 138 383" svg:d="M56 332c0 15-10 40-53 43-1 1-3 2-3 4 0 4 4 4 8 4 37 0 73-18 73-48 0-28 0-58 0-88 0-14 0-27 16-38 14-11 28-12 37-12 2-1 4-3 4-5 0-4-3-4-7-4-25-1-44-16-48-34-2-5-2-6-2-19 0-26 0-52 0-77 0-15 0-28-17-43-17-12-43-15-56-15-4 0-8 0-8 4s2 4 7 4c24 2 43 14 48 34 1 3 1 4 1 17 0 27 0 54 0 82 0 17 3 24 16 36 7 9 18 12 29 15-31 9-45 26-45 48 0 30 0 61 0 92z"><text:p/></draw:path></draw:g></text:span><text:span text:style-name="T2"><text:s/></text:span><text:span text:style-name="T20">כ</text:span><text:span text:style-name="T2">יחס שקילות מעל </text:span><text:span text:style-name="T2"><draw:g text:anchor-type="as-char" svg:y="-0.1134in" draw:z-index="91" draw:name="Shape105" draw:style-name="gr1"><svg:title>TexMaths</svg:title><svg:desc>11§display§\ps(\N)§svg§600§FALSE§</svg:desc><draw:path draw:style-name="gr2" draw:text-style-name="P5" svg:width="0.3146in" svg:height="0.1354in" svg:x="0.0051in" svg:y="0.0071in" svg:viewBox="0 0 800 345" svg:d="M0 0c266 0 534 0 800 0 0 115 0 230 0 345-266 0-534 0-800 0 0-115 0-230 0-345z"><text:p/></draw:path><draw:path draw:style-name="gr3" draw:text-style-name="P6" svg:width="0.1079in" svg:height="0.1106in" svg:x="0.0004in" svg:y="0.0098in" svg:viewBox="0 0 275 282" svg:d="M127 0c-54 0-96 26-112 45-14 16-15 27-15 28 0 2 2 2 4 2 6 0 16-6 18-7 9-5 10-7 12-15 6-16 17-29 65-31-7 86-31 171-63 250-2 5-2 7-2 8s1 2 3 2c7 0 26-9 30-19 20-47 52-134 63-241 6 0 13 0 20 0 47 0 92 18 92 56 0 29-27 83-102 85-8 1-12 1-23 8-7 4-10 8-10 11s2 3 7 3c70 0 161-59 161-123 0-44-52-62-97-62-17 0-35 0-51 0z"><text:p/></draw:path><draw:path draw:style-name="gr3" draw:text-style-name="P6" svg:width="0.0346in" svg:height="0.1508in" svg:x="0.1307in" svg:y="0in" svg:viewBox="0 0 89 384" svg:d="M89 380c0-1 0-1-6-8-49-48-61-121-61-179 0-67 14-135 62-183 5-4 5-4 5-7 0-2-1-3-4-3-4 0-39 26-61 75-20 43-24 86-24 118 0 28 3 76 25 119 23 47 56 72 60 72 3 0 4-1 4-4z"><text:p/></draw:path><draw:path draw:style-name="gr3" draw:text-style-name="P6" svg:width="0.1028in" svg:height="0.1059in" svg:x="0.178in" svg:y="0.0098in" svg:viewBox="0 0 262 270" svg:d="M34 34c0 63 0 126 0 187 0 21-3 28-23 28-4 0-11 1-11 6 0 8 7 8 13 8 20 0 40 0 60 0 7 0 13 0 13-8 0-5-7-6-12-6-21 0-24-8-24-29 0-58 0-117 0-175 56 73 111 147 167 219 3 5 5 6 7 6 7 0 7-6 7-12 0-72 0-145 0-217 0-22 3-28 21-28 3 0 10 0 10-6 0-7-7-7-13-7-19 0-38 0-56 0-8 0-14 0-14 7 0 6 7 6 11 6 22 0 25 8 25 29 0 39 0 79 0 120-40-53-79-105-117-156-3-6-4-6-13-6-22 0-45 0-67 0-7 0-14 0-14 7 0 5 7 6 9 6 10 1 18 8 21 12 0 4 0 4 0 9zM218 243c-56-73-112-147-168-221-4-4-4-5-8-9 15 0 31 0 46 0 43 59 86 117 130 175 0 18 0 37 0 55z"><text:p/></draw:path><draw:path draw:style-name="gr3" draw:text-style-name="P6" svg:width="0.0346in" svg:height="0.1508in" svg:x="0.2929in" svg:y="0in" svg:viewBox="0 0 89 384" svg:d="M89 193c0-30-4-77-25-120-23-48-56-73-61-73-2 0-3 1-3 3 0 3 0 3 7 10 38 38 60 99 60 180 0 65-14 132-63 181-4 5-4 5-4 6 0 3 1 4 3 4 5 0 39-26 62-75 20-43 24-85 24-116z"><text:p/></draw:path></draw:g></text:span></text:p>
      <text:p text:style-name="P19">צ.ל.: <text:span text:style-name="T2"><draw:g text:anchor-type="as-char" svg:y="-0.1134in" draw:z-index="93" draw:name="Shape106" draw:style-name="gr1"><svg:title>TexMaths</svg:title><svg:desc>11§display§\ps(E)§svg§600§FALSE§</svg:desc><draw:path draw:style-name="gr2" draw:text-style-name="P5" svg:width="0.326in" svg:height="0.1358in" svg:x="0.0047in" svg:y="0.0071in" svg:viewBox="0 0 829 346" svg:d="M416 346c-139 0-277 0-416 0 0-116 0-230 0-346 276 0 553 0 829 0 0 116 0 230 0 346-138 0-276 0-413 0z"><text:p/></draw:path><draw:path draw:style-name="gr3" draw:text-style-name="P6" svg:width="0.1079in" svg:height="0.1106in" svg:x="0.0004in" svg:y="0.0098in" svg:viewBox="0 0 275 282" svg:d="M125 0c-54 0-95 26-111 44-13 15-14 26-14 28s1 3 3 3c7 0 16-6 19-8 8-5 9-8 11-15 5-16 16-29 65-31-7 87-30 172-63 251-2 5-1 4-2 7 0 1 1 3 4 3 6 0 25-9 29-19 20-47 52-135 64-242 6 0 13 0 20 0 47 0 92 18 92 57 0 29-29 83-103 85-8 0-13 0-24 8-6 4-9 8-9 11 0 2 2 2 7 2 71 0 162-60 162-123 0-44-53-61-98-61-18 0-34 0-52 0z"><text:p/></draw:path><draw:path draw:style-name="gr3" draw:text-style-name="P6" svg:width="0.035in" svg:height="0.1512in" svg:x="0.1303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6" svg:width="0.1098in" svg:height="0.1024in" svg:x="0.1795in" svg:y="0.0098in" svg:viewBox="0 0 280 261" svg:d="M258 172c1-1 1-4 3-5 0-1 0-4-5-4-3 0-4 2-5 4-25 57-39 82-105 82-18 0-38 0-57 0-5 0-5 0-8 0-4 0-5-1-5-5 0-1 0-1 2-8 9-35 18-70 26-104 13 0 26 0 38 0 33 0 33 8 33 18 0 2 0 6-2 18-2 3-2 4-2 5 0 2 2 4 5 4s4-2 6-7c7-31 15-61 22-91 0-2-2-4-5-4s-3 2-6 6c-7 30-14 39-50 39-12 0-24 0-36 0 7-32 16-63 24-94 3-13 3-14 21-14 17 0 35 0 54 0 47 0 58 11 58 43 0 9 0 10-1 20 0 2 0 4 0 6s1 6 4 6c5 0 5-2 6-10 2-22 4-45 7-67 1-10-1-10-11-10-65 0-129 0-194 0-8 0-12 0-12 8 0 4 4 4 11 4 14 0 25 0 25 7 0 1 0 2-2 9-17 68-34 136-51 203-4 15-4 18-35 18-7 0-11 0-11 8 0 4 3 4 11 4 67 0 133 0 200 0 9 0 10 0 12-7 11-27 23-55 35-82z"><text:p/></draw:path><draw:path draw:style-name="gr3" draw:text-style-name="P6" svg:width="0.035in" svg:height="0.1512in" svg:x="0.3035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2"><text:s/></text:span><text:span text:style-name="T20">קבוצת נציגים של </text:span><text:span text:style-name="T20"><draw:g text:anchor-type="as-char" svg:y="-0.1035in" draw:z-index="94" draw:name="Shape107" draw:style-name="gr1"><svg:title>TexMaths</svg:title><svg:desc>11§display§R_1§svg§600§FALSE§</svg:desc><draw:path draw:style-name="gr2" draw:text-style-name="P5" svg:width="0.1496in" svg:height="0.1098in" svg:x="0.0016in" svg:y="0.0071in" svg:viewBox="0 0 381 280" svg:d="M192 280c-64 0-128 0-192 0 0-94 0-187 0-280 127 0 254 0 381 0 0 93 0 186 0 280-63 0-127 0-189 0z"><text:p/></draw:path><draw:path draw:style-name="gr3" draw:text-style-name="P6" svg:width="0.1075in" svg:height="0.1059in" svg:x="0.0004in" svg:y="0.0004in" svg:viewBox="0 0 274 270" svg:d="M129 26c2-8 3-13 11-14 3 0 15 0 23 0 27 0 69 0 69 38 0 14-6 40-20 54-11 11-30 23-66 23-14 0-28 0-43 0 8-34 17-68 26-101zM184 132c39-8 85-35 85-74 0-33-36-58-85-58-38 0-74 0-110 0-8 0-11 0-11 8 0 4 3 4 11 4 4 0 7 0 14 1 7 0 10 1 10 6 0 2 0 3-1 7-18 68-34 137-52 205-4 16-4 18-35 18-7 0-10 0-10 8 0 4 4 4 6 4 9 0 37-1 48-1s37 1 48 1c4 0 8 0 8-8 0-4-3-4-11-4-14 0-24 0-24-7 0-2 0-4 1-6 8-34 16-67 25-101 16 0 31 0 47 0 35 0 41 22 41 35 0 6-3 16-5 25-2 11-7 25-7 33 0 42 46 42 51 42 33 0 46-39 46-44 0-4-2-2-4-4-4 0-5 2-6 4-9 28-26 35-35 35-11 0-14-8-14-23 0-12 2-32 4-44 1-5 1-13 1-17 0-29-25-41-36-45z"><text:p/></draw:path><draw:path draw:style-name="gr3" draw:text-style-name="P6" svg:width="0.0386in" svg:height="0.0697in" svg:x="0.1205in" svg:y="0.0563in" svg:viewBox="0 0 99 178" svg:d="M62 8c0-8-1-8-8-8-18 18-43 18-54 18 0 3 0 6 0 9 7 0 24 0 40-7 0 45 0 91 0 137 0 9 0 12-28 12-3 0-6 0-10 0 0 3 0 5 0 9 6 0 39-1 49-1 7 0 41 1 48 1 0-4 0-6 0-9-4 0-8 0-11 0-26 0-26-3-26-12 0-51 0-100 0-149z"><text:p/></draw:path></draw:g></text:span></text:p>
      <text:p text:style-name="P20">הוכחה: </text:p>
      <text:list text:style-name="L3">
        <text:list-item>
          <text:p text:style-name="P21"><text:span text:style-name="T2">קיום נציג: יהי </text:span><text:span text:style-name="T2"><draw:g text:anchor-type="as-char" svg:y="-0.1134in" draw:z-index="95" draw:name="Shape108" draw:style-name="gr1"><svg:title>TexMaths</svg:title><svg:desc>11§display§N \in \ps(\N)§svg§600§FALSE§</svg:desc><draw:path draw:style-name="gr2" draw:text-style-name="P5" svg:width="0.6398in" svg:height="0.1354in" svg:x="0.0024in" svg:y="0.0071in" svg:viewBox="0 0 1626 345" svg:d="M0 0c542 0 1084 0 1626 0 0 115 0 230 0 345-542 0-1084 0-1626 0 0-115 0-230 0-345z"><text:p/></draw:path><draw:path draw:style-name="gr3" draw:text-style-name="P6" svg:width="0.1272in" svg:height="0.1031in" svg:x="0.0004in" svg:y="0.0098in" svg:viewBox="0 0 324 263" svg:d="M277 41c4-16 10-28 42-29 1 0 5 0 5-8-2-1 1-4-4-4-13 0-26 1-39 1-14 0-27-1-39-1-2 0-8 0-8 8 0 4 5 4 8 4 22 1 25 9 25 18 0 1 0 6-1 7-14 58-28 115-43 171-28-66-57-133-85-200-3-7-4-8-13-8-17 0-34 0-51 0-8 0-11 0-11 8 0 4 3 4 11 4 2 0 26 0 26 3-17 69-34 138-52 206-4 16-11 29-41 30-3 0-7 0-7 8 0 2 1 4 4 4 14 0 27-2 39-2 13 0 27 2 41 2 1 0 6 0 6-9 0-3-3-3-8-3-22-1-25-10-25-18 0-2 0-4 1-8 17-68 34-136 51-203 2 2 2 3 4 8 32 75 64 151 96 225 3 7 4 8 8 8s4-2 5-9c19-70 37-142 55-213z"><text:p/></draw:path><draw:path draw:style-name="gr3" draw:text-style-name="P6" svg:width="0.076in" svg:height="0.087in" svg:x="0.1878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79in" svg:height="0.1106in" svg:x="0.322in" svg:y="0.0098in" svg:viewBox="0 0 275 282" svg:d="M127 0c-54 0-96 26-112 45-14 16-15 27-15 28 0 2 2 2 4 2 6 0 16-6 18-7 9-5 10-7 12-15 6-16 17-29 65-31-7 86-31 171-63 250-2 5-2 7-2 8s1 2 3 2c7 0 26-9 30-19 20-47 52-134 63-241 6 0 14 0 21 0 46 0 92 18 92 56 0 29-28 83-103 85-8 1-12 1-23 8-7 4-10 8-10 11s2 3 7 3c71 0 161-59 161-123 0-44-52-62-97-62-17 0-34 0-51 0z"><text:p/></draw:path><draw:path draw:style-name="gr3" draw:text-style-name="P6" svg:width="0.0346in" svg:height="0.1508in" svg:x="0.452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6" svg:width="0.1024in" svg:height="0.1059in" svg:x="0.5004in" svg:y="0.0098in" svg:viewBox="0 0 261 270" svg:d="M33 34c0 63 0 126 0 187 0 21-3 28-23 28-3 0-10 1-10 6 0 8 6 8 12 8 20 0 41 0 61 0 6 0 13 0 13-8 0-5-7-6-12-6-21 0-25-8-25-29 0-58 0-117 0-175 57 73 112 147 168 219 3 5 5 6 7 6 7 0 7-6 7-12 0-72 0-145 0-217 0-22 3-28 21-28 2 0 9 0 9-6 0-7-6-7-12-7-19 0-39 0-58 0-6 0-12 0-12 7 0 6 7 6 11 6 21 0 25 8 25 29 0 39 0 79 0 120-39-53-79-105-117-156-3-6-4-6-14-6-22 0-45 0-67 0-7 0-13 0-13 7 0 5 6 6 8 6 11 1 18 8 22 12-1 4-1 4-1 9zM218 243c-56-73-112-147-169-221-4-4-4-5-8-9 15 0 30 0 46 0 44 59 87 117 131 175 0 18 0 37 0 55z"><text:p/></draw:path><draw:path draw:style-name="gr3" draw:text-style-name="P6" svg:width="0.035in" svg:height="0.1508in" svg:x="0.6146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2">, נוכיח קיום </text:span><text:span text:style-name="T2"><draw:g text:anchor-type="as-char" svg:y="-0.1134in" draw:z-index="96" draw:name="Shape109" draw:style-name="gr1"><svg:title>TexMaths</svg:title><svg:desc>11§display§A \in \ps(E)§svg§600§FALSE§</svg:desc><draw:path draw:style-name="gr2" draw:text-style-name="P5" svg:width="0.6256in" svg:height="0.1354in" svg:x="0.0031in" svg:y="0.0071in" svg:viewBox="0 0 1590 345" svg:d="M0 0c530 0 1060 0 1590 0 0 115 0 230 0 345-530 0-1060 0-1590 0 0-115 0-230 0-345z"><text:p/></draw:path><draw:path draw:style-name="gr3" draw:text-style-name="P6" svg:width="0.1039in" svg:height="0.1079in" svg:x="0.0004in" svg:y="0.0043in" svg:viewBox="0 0 265 275" svg:d="M56 230c-15 27-31 32-47 33-6 0-9 0-9 8 0 2 2 4 5 4 10 0 22-2 33-2 14 0 27 2 39 2 2 0 8 0 8-7 0-5-4-5-7-5-9-1-18-4-18-14 0-5 3-9 6-14 10-16 19-32 29-48 31 0 64 0 96 0 1 7 7 60 7 63 0 12-20 13-28 13-5 0-9 0-9 8 0 4 3 3 5 4 17 0 33-2 48-2 10 0 35 2 44 2 3 0 7 0 7-9 0-3-3-3-9-3-24 0-24-3-25-14-8-79-15-160-23-240-1-8-1-9-8-9-5 0-8 2-10 7-45 74-89 149-134 223zM102 175c26-43 51-86 76-128 5 42 8 85 12 128-29 0-58 0-88 0z"><text:p/></draw:path><draw:path draw:style-name="gr3" draw:text-style-name="P6" svg:width="0.076in" svg:height="0.087in" svg:x="0.1642in" svg:y="0.0307in" svg:viewBox="0 0 194 222" svg:d="M179 120c7 0 15 0 15-8 0-7-8-7-15-7-55 0-109 0-164 0 6-52 50-88 105-88 20 0 39 0 59 0 7 0 15-2 15-9 0-8-8-8-15-8-20 0-40 0-60 0-66 0-119 51-119 112 0 62 53 110 119 110 20 0 40 0 60 0 7 0 15 0 15-7 0-8-8-7-15-7-20 0-39 0-59 0-55 0-99-36-105-88 55 0 109 0 164 0z"><text:p/></draw:path><draw:path draw:style-name="gr3" draw:text-style-name="P6" svg:width="0.1079in" svg:height="0.1106in" svg:x="0.2984in" svg:y="0.0098in" svg:viewBox="0 0 275 282" svg:d="M126 0c-55 0-95 26-112 45-13 16-14 27-14 28 0 2 1 2 3 2 7 0 16-6 19-7 8-5 9-7 11-15 5-16 16-29 65-31-7 86-30 171-63 250-2 5-2 7-2 8s1 2 4 2c7 0 25-9 29-19 20-47 52-134 64-241 6 0 13 0 20 0 47 0 92 18 92 56 0 29-28 83-102 85-9 1-14 1-23 8-8 4-11 8-11 11s3 3 7 3c71 0 162-59 162-123 0-44-53-62-97-62-17 0-34 0-52 0z"><text:p/></draw:path><draw:path draw:style-name="gr3" draw:text-style-name="P6" svg:width="0.035in" svg:height="0.1508in" svg:x="0.428in" svg:y="0in" svg:viewBox="0 0 90 384" svg:d="M90 380c0-1 0-1-6-8-49-48-61-121-61-179 0-67 14-135 62-183 5-4 5-4 5-7 0-2-2-3-4-3-4 0-39 26-62 75-19 43-24 86-24 118 0 28 4 76 25 119 24 47 57 72 61 72 2 0 4-1 4-4z"><text:p/></draw:path><draw:path draw:style-name="gr3" draw:text-style-name="P6" svg:width="0.1102in" svg:height="0.1028in" svg:x="0.4776in" svg:y="0.0098in" svg:viewBox="0 0 281 262" svg:d="M260 173c0-2 1-5 1-6-1-2 0-4-5-4-3 0-4 2-4 4-25 57-40 83-106 83-18 0-37 0-56 0-5 0-6 0-9-1-4 0-5 0-5-3 0-2 0-3 2-9 9-36 18-70 26-105 14 0 26 0 39 0 32 0 32 9 32 18 0 3 0 7-2 18-1 3-1 4-1 5 0 2 1 4 5 4 2 0 3-2 6-7 7-31 14-61 22-91 0-2-3-4-5-4-4 0-4 2-5 8-9 28-16 37-51 37-12 0-24 0-36 0 7-31 15-62 23-92 3-14 3-16 21-16 17 0 36 0 54 0 47 0 59 11 59 43 0 10 0 10-2 21 0 2 0 4 0 7 0 2 1 4 4 4 5 0 5-2 6-10 2-22 4-44 7-66 2-11-1-11-9-11-65 0-131 0-196 0-8 0-11 0-11 8 0 4 3 4 11 4 13 0 24 0 24 8 0 1 0 2-1 9-18 67-34 135-52 202-3 16-4 19-35 19-7 0-11 0-11 7 0 5 4 5 11 5 67 0 134 0 201 0 9 0 9-1 11-7 12-27 24-55 37-82z"><text:p/></draw:path><draw:path draw:style-name="gr3" draw:text-style-name="P6" svg:width="0.0346in" svg:height="0.1508in" svg:x="0.602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2"><text:s/>כך ש־</text:span><text:span text:style-name="T2"><draw:g text:anchor-type="as-char" svg:y="-0.1075in" draw:z-index="97" draw:name="Shape110" draw:style-name="gr1"><svg:title>TexMaths</svg:title><svg:desc>11§display§AR_1N§svg§600§FALSE§</svg:desc><draw:path draw:style-name="gr2" draw:text-style-name="P5" svg:width="0.4154in" svg:height="0.1154in" svg:x="0.0028in" svg:y="0.0079in" svg:viewBox="0 0 1056 294" svg:d="M527 294c-175 0-351 0-527 0 0-97 0-196 0-294 352 0 704 0 1056 0 0 98 0 197 0 294-176 0-353 0-529 0z"><text:p/></draw:path><draw:path draw:style-name="gr3" draw:text-style-name="P6" svg:width="0.1039in" svg:height="0.1083in" svg:x="0in" svg:y="0in" svg:viewBox="0 0 265 276" svg:d="M56 232c-15 25-31 31-47 32-5 1-9 1-9 7 0 3 2 5 5 5 11 0 22-1 33-1 14 0 27 1 39 1 2 0 8 0 8-7 0-4-4-5-7-5-9 0-18-4-18-13 0-5 3-9 6-15 10-16 20-33 30-49 31 0 64 0 96 0 0 9 6 60 6 65 0 11-20 12-28 12-5 0-9 0-9 7 0 5 4 4 5 5 16 0 33-1 48-1 10 0 34 1 44 1 2 0 7 0 7-8 0-4-4-4-9-4-24 0-24-2-25-13-8-81-16-161-23-241-1-8-1-10-8-10-6 0-8 3-10 7-45 74-89 150-134 225zM102 175c25-42 51-85 76-127 4 42 9 85 13 127-30 0-59 0-89 0z"><text:p/></draw:path><draw:path draw:style-name="gr3" draw:text-style-name="P6" svg:width="0.1083in" svg:height="0.1063in" svg:x="0.115in" svg:y="0.0051in" svg:viewBox="0 0 276 271" svg:d="M129 26c2-8 3-13 11-14 3 0 15 0 23 0 27 0 70 0 70 37 0 14-6 40-21 55-10 10-31 22-65 22-14 0-29 0-44 0 9-33 17-67 26-100zM185 132c38-9 84-35 84-75 0-33-35-57-86-57-36 0-73 0-109 0-8 0-11 0-11 8 0 4 3 4 11 4 1 0 7 0 14 0 8 1 11 1 11 7 0 1-1 2-2 7-18 70-34 138-52 207-3 15-4 18-35 18-7 0-10 0-10 7 0 5 4 5 5 5 11 0 38-1 49-1s38 1 49 1c2 0 8 0 8-8 0-4-4-4-11-4-14 0-25 0-25-7 0-2 1-4 1-7 9-34 16-68 25-102 15 0 31 0 46 0 35 0 42 22 42 35 0 6-3 18-6 27-2 11-5 25-5 33 0 41 46 41 51 41 32 0 47-38 47-44 0-5-5-5-6-5-3 0-4 3-4 5-10 29-27 36-35 36-13 0-16-8-16-23 0-13 3-32 4-44 1-6 2-14 2-19 0-30-27-41-36-45z"><text:p/></draw:path><draw:path draw:style-name="gr3" draw:text-style-name="P6" svg:width="0.0382in" svg:height="0.0701in" svg:x="0.2358in" svg:y="0.061in" svg:viewBox="0 0 98 179" svg:d="M60 8c0-8 0-8-7-8-18 16-42 18-53 18 0 3 0 5 0 8 7 0 24 0 38-6 0 46 0 91 0 137 0 9 0 12-26 12-3 0-7 0-10 0 0 4 0 7 0 10 5 0 38-1 47-1s43 1 49 1c0-3 0-6 0-10-4 0-7 0-10 0-28 0-28-3-28-12 0-49 0-100 0-149z"><text:p/></draw:path><draw:path draw:style-name="gr3" draw:text-style-name="P6" svg:width="0.1276in" svg:height="0.1031in" svg:x="0.298in" svg:y="0.0051in" svg:viewBox="0 0 325 263" svg:d="M277 41c3-16 11-28 42-29 2 0 6-1 6-8 0-1 0-4-5-4-12 0-27 1-39 1-13 0-26-1-39-1-3 0-7 0-7 8 0 4 3 4 7 4 22 0 26 8 26 17 0 1-1 6-1 7-14 57-30 115-44 172-29-67-56-134-85-201-3-7-3-7-12-7-17 0-34 0-51 0-8 0-12 0-12 8 0 4 4 4 11 4 2 0 26 0 26 3-18 70-34 138-52 207-3 15-10 27-41 29-3 0-7 1-7 7 0 4 2 5 5 5 13 0 26-1 39-1s26 1 39 1c3 0 7 0 7-8 0-3-3-4-8-4-22 0-25-9-25-17 0-3 1-4 2-9 17-68 34-135 51-203 1 2 1 3 3 7 32 75 64 151 96 227 3 7 4 7 7 7 5 0 5-1 7-8 18-71 36-143 54-214z"><text:p/></draw:path></draw:g></text:span><text:span text:style-name="T2">, ובאופן שקול </text:span><text:span text:style-name="T2"><draw:g text:anchor-type="as-char" svg:y="-0.1118in" draw:z-index="98" draw:name="Shape111" draw:style-name="gr1"><svg:title>TexMaths</svg:title><svg:desc>11§display§A \cap E = N \cap E§svg§600§FALSE§</svg:desc><draw:path draw:style-name="gr2" draw:text-style-name="P5" svg:width="1.015in" svg:height="0.0957in" svg:x="0.0031in" svg:y="0.0079in" svg:viewBox="0 0 2579 244" svg:d="M0 0c860 0 1719 0 2579 0 0 82 0 162 0 244-860 0-1719 0-2579 0 0-82 0-162 0-244z"><text:p/></draw:path><draw:path draw:style-name="gr3" draw:text-style-name="P6" svg:width="0.1039in" svg:height="0.1079in" svg:x="0.0004in" svg:y="0in" svg:viewBox="0 0 265 275" svg:d="M56 230c-15 27-31 31-47 32-6 2-9 2-9 8 0 3 2 5 5 5 10 0 22-2 33-2 14 0 27 2 39 2 2 0 8 0 8-7 0-4-4-6-7-6-9 0-18-3-18-13 0-4 3-9 6-14 10-16 19-32 29-49 33 0 64 0 97 0 0 8 6 60 6 64 0 11-20 12-28 12-5 0-9 0-9 8 0 5 3 3 5 5 17 0 33-2 48-2 10 0 35 2 44 2 3 0 7 0 7-8 0-5-3-5-9-5-24 0-24-2-25-13-8-80-15-160-23-240-1-8-1-9-8-9-5 0-8 2-10 7-45 75-89 148-134 223zM102 174c26-42 51-85 76-127 5 42 9 85 13 127-29 0-59 0-89 0z"><text:p/></draw:path><draw:path draw:style-name="gr3" draw:text-style-name="P6" svg:width="0.0839in" svg:height="0.0933in" svg:x="0.1516in" svg:y="0.0177in" svg:viewBox="0 0 214 238" svg:d="M214 84c0-59-59-84-106-84-51 0-108 28-108 84 0 46 0 94 0 140 0 8 0 14 8 14 7 0 7-6 7-14 0-46 0-92 0-138 0-58 63-71 93-71 16 0 42 4 61 17 30 19 30 44 30 54 0 46 0 92 0 138 0 8 0 14 8 14 7 0 7-6 7-14 0-46 0-94 0-140z"><text:p/></draw:path><draw:path draw:style-name="gr3" draw:text-style-name="P6" svg:width="0.1102in" svg:height="0.102in" svg:x="0.2843in" svg:y="0.0055in" svg:viewBox="0 0 281 260" svg:d="M260 171c0-2 1-4 1-6-1-1 0-4-5-4-3 0-4 2-4 4-25 58-40 83-106 83-18 0-38 0-57 0-5 0-5 0-8 0-4 0-5-1-5-3 0-1 0-2 2-9 9-35 18-71 26-105 14 0 26 0 39 0 32 0 32 8 32 17 0 3 0 7-2 19-1 2-1 3-1 4 0 2 1 4 4 4s4-2 7-7c7-30 14-60 22-90 0-2-3-4-5-4-4 0-4 3-5 8-9 28-16 37-51 37-12 0-24 0-36 0 7-31 15-62 23-93 3-13 3-15 21-15 17 0 36 0 54 0 47 0 59 12 59 43 0 10 0 10-2 21 0 2 0 4 0 7 0 2 1 4 4 4 5 0 5-2 6-9 2-23 5-45 7-67 2-10-1-10-11-10-64 0-129 0-194 0-8 0-12 0-12 8 0 3 4 3 11 3 14 0 25 0 25 8 0 1 0 2-2 9-17 67-34 135-51 202-3 16-4 18-35 18-7 0-11 0-11 8 0 4 3 4 11 4 67 0 133 0 200 0 9 0 10 0 12-6 12-28 24-56 37-83z"><text:p/></draw:path><draw:path draw:style-name="gr3" draw:text-style-name="P6" svg:width="0.1004in" svg:height="0.035in" svg:x="0.4504in" svg:y="0.053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272in" svg:height="0.1024in" svg:x="0.6079in" svg:y="0.0051in" svg:viewBox="0 0 324 261" svg:d="M277 40c3-16 10-28 41-29 2 0 6 0 6-8-1-1 0-3-4-3-13 0-26 1-40 1-13 0-26-1-38-1-3 0-8 0-8 8 0 3 5 3 8 3 22 1 25 9 25 18 0 1 0 6-1 7-14 58-28 114-43 171-28-66-57-133-86-200-2-7-3-7-12-7-17 0-34 0-51 0-8 0-11 0-11 8 0 3 3 3 11 3 1 0 26 0 26 4-18 69-34 137-52 206-4 15-11 27-41 28-4 0-7 1-7 8 0 3 1 4 4 4 12 0 27-1 39-1 13 0 27 1 41 1 1 0 6 0 6-7 0-4-3-5-8-5-23 0-25-9-25-16 0-3 0-5 1-9 17-67 34-136 51-203 2 3 2 3 4 8 32 75 64 151 96 226 3 6 4 6 8 6s4-1 5-7c19-72 36-143 55-214z"><text:p/></draw:path><draw:path draw:style-name="gr3" draw:text-style-name="P6" svg:width="0.0839in" svg:height="0.0933in" svg:x="0.7831in" svg:y="0.0177in" svg:viewBox="0 0 214 238" svg:d="M214 84c0-59-59-84-106-84-51 0-108 28-108 84 0 46 0 94 0 140 0 8 0 14 8 14 7 0 7-6 7-14 0-46 0-92 0-138 0-58 63-71 93-71 16 0 42 4 61 17 30 19 30 44 30 54 0 46 0 92 0 138 0 8 0 14 8 14 7 0 7-6 7-14 0-46 0-94 0-140z"><text:p/></draw:path><draw:path draw:style-name="gr3" draw:text-style-name="P6" svg:width="0.1102in" svg:height="0.102in" svg:x="0.9154in" svg:y="0.0055in" svg:viewBox="0 0 281 260" svg:d="M260 171c0-2 1-4 1-6-1-1 0-4-5-4-3 0-4 2-4 4-25 58-40 83-106 83-18 0-38 0-57 0-5 0-5 0-8 0-4 0-5-1-5-3 0-1 0-2 2-9 9-35 18-71 26-105 14 0 26 0 39 0 32 0 32 8 32 17 0 3 0 7-2 19-1 2-1 3-1 4 0 2 1 4 4 4s4-2 7-7c7-30 14-60 22-90 0-2-3-4-5-4-4 0-4 3-5 8-9 28-16 37-51 37-12 0-24 0-36 0 7-31 15-62 23-93 3-13 3-15 21-15 17 0 36 0 54 0 47 0 59 12 59 43 0 10 0 10-2 21 0 2 0 4 0 7 0 2 1 4 4 4 5 0 5-2 6-9 2-23 5-45 7-67 2-10-1-10-11-10-64 0-129 0-194 0-8 0-12 0-12 8 0 3 4 3 11 3 14 0 25 0 25 8 0 1 0 2-2 9-17 67-34 135-51 202-3 16-4 18-35 18-7 0-11 0-11 8 0 4 3 4 11 4 67 0 133 0 200 0 9 0 10 0 12-6 12-28 24-56 37-83z"><text:p/></draw:path></draw:g></text:span><text:span text:style-name="T2">. נבחר </text:span><text:span text:style-name="T2"><draw:g text:anchor-type="as-char" svg:y="-0.1118in" draw:z-index="99" draw:name="Shape112" draw:style-name="gr1"><svg:title>TexMaths</svg:title><svg:desc>11§display§A = N \cap E§svg§600§FALSE§</svg:desc><draw:path draw:style-name="gr2" draw:text-style-name="P5" svg:width="0.7248in" svg:height="0.0957in" svg:x="0.0031in" svg:y="0.0079in" svg:viewBox="0 0 1842 244" svg:d="M0 0c614 0 1228 0 1842 0 0 82 0 162 0 244-614 0-1228 0-1842 0 0-82 0-162 0-244z"><text:p/></draw:path><draw:path draw:style-name="gr3" draw:text-style-name="P6" svg:width="0.1039in" svg:height="0.1079in" svg:x="0.0004in" svg:y="0in" svg:viewBox="0 0 265 275" svg:d="M56 230c-15 27-31 31-47 32-6 2-9 2-9 8 0 3 2 5 5 5 10 0 22-2 33-2 14 0 27 2 39 2 2 0 8 0 8-7 0-4-4-6-7-6-9 0-18-3-18-13 0-4 3-9 6-14 10-16 19-32 29-49 33 0 64 0 97 0 0 8 6 60 6 64 0 11-20 12-28 12-5 0-9 0-9 8 0 5 3 3 5 5 17 0 33-2 48-2 10 0 35 2 44 2 3 0 7 0 7-8 0-5-3-5-9-5-24 0-24-2-25-13-8-80-15-160-23-240-1-8-1-9-8-9-5 0-8 2-10 7-45 75-89 148-134 223zM102 174c26-42 51-85 76-127 5 42 9 85 13 127-29 0-59 0-89 0z"><text:p/></draw:path><draw:path draw:style-name="gr3" draw:text-style-name="P6" svg:width="0.1004in" svg:height="0.035in" svg:x="0.1602in" svg:y="0.053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272in" svg:height="0.1024in" svg:x="0.3181in" svg:y="0.0051in" svg:viewBox="0 0 324 261" svg:d="M277 40c3-16 10-28 41-29 2 0 6 0 6-8-2-1 0-3-4-3-13 0-26 1-40 1-13 0-26-1-38-1-3 0-8 0-8 8 0 3 5 3 8 3 22 1 25 9 25 18 0 1 0 6-1 7-14 58-28 114-43 171-28-66-57-133-86-200-2-7-3-7-12-7-17 0-34 0-51 0-8 0-11 0-11 8 0 3 3 3 11 3 1 0 26 0 26 4-18 69-34 137-52 206-4 15-11 27-41 28-4 0-7 1-7 8 0 3 1 4 4 4 12 0 27-1 39-1 13 0 27 1 41 1 1 0 6 0 6-7 0-4-3-5-8-5-23 0-25-9-25-16 0-3 0-5 1-9 17-67 34-136 51-203 2 3 2 3 4 8 32 75 64 151 96 226 3 6 4 6 8 6s4-1 5-7c19-72 36-143 55-214z"><text:p/></draw:path><draw:path draw:style-name="gr3" draw:text-style-name="P6" svg:width="0.0839in" svg:height="0.0933in" svg:x="0.4929in" svg:y="0.0177in" svg:viewBox="0 0 214 238" svg:d="M214 84c0-59-59-84-106-84-51 0-108 28-108 84 0 46 0 94 0 140 0 8 0 14 8 14 7 0 7-6 7-14 0-46 0-92 0-138 0-58 63-71 93-71 16 0 42 4 61 17 30 19 30 44 30 54 0 46 0 92 0 138 0 8 0 14 8 14 7 0 7-6 7-14 0-46 0-94 0-140z"><text:p/></draw:path><draw:path draw:style-name="gr3" draw:text-style-name="P6" svg:width="0.1102in" svg:height="0.102in" svg:x="0.6252in" svg:y="0.0055in" svg:viewBox="0 0 281 260" svg:d="M260 171c0-2 1-4 1-6-1-1 0-4-5-4-3 0-4 2-4 4-25 58-40 83-106 83-18 0-38 0-57 0-5 0-5 0-8 0-4 0-5-1-5-3 0-1 0-2 2-9 9-35 18-71 26-105 14 0 26 0 39 0 32 0 32 8 32 17 0 3 0 7-2 19-1 2-1 3-1 4 0 2 1 4 4 4s4-2 7-7c7-30 14-60 22-90 0-2-3-4-5-4-4 0-4 3-5 8-9 28-16 37-51 37-12 0-24 0-36 0 7-31 15-62 23-93 3-13 3-15 21-15 17 0 36 0 54 0 47 0 59 12 59 43 0 10 0 10-2 21 0 2 0 4 0 7 0 2 1 4 4 4 5 0 5-2 6-9 2-23 5-45 7-67 2-10-1-10-11-10-64 0-129 0-194 0-8 0-12 0-12 8 0 3 4 3 11 3 14 0 25 0 25 8 0 1 0 2-2 9-17 67-34 135-51 202-3 16-4 18-35 18-7 0-11 0-11 8 0 4 3 4 11 4 67 0 133 0 200 0 9 0 10 0 12-6 12-28 24-56 37-83z"><text:p/></draw:path></draw:g></text:span><text:span text:style-name="T2">, וסה"כ צ.ל. </text:span><text:span text:style-name="T2"><draw:g text:anchor-type="as-char" svg:y="-0.1063in" draw:z-index="100" draw:name="Shape113" draw:style-name="gr1"><svg:title>TexMaths</svg:title><svg:desc>11§display§N \cap E \cap E = N \cap E§svg§600§FALSE§</svg:desc><draw:path draw:style-name="gr2" draw:text-style-name="P5" svg:width="1.3299in" svg:height="0.0906in" svg:x="0.0024in" svg:y="0.0071in" svg:viewBox="0 0 3379 231" svg:d="M0 0c1126 0 2252 0 3379 0 0 77 0 154 0 231-1127 0-2253 0-3379 0 0-77 0-154 0-231z"><text:p/></draw:path><draw:path draw:style-name="gr3" draw:text-style-name="P6" svg:width="0.128in" svg:height="0.1028in" svg:x="0.0004in" svg:y="0in" svg:viewBox="0 0 326 262" svg:d="M277 41c3-16 10-28 42-29 1 0 7 0 7-8-3-1 0-4-6-4-13 0-26 1-40 1-12 0-26-1-38-1-2 0-8 0-8 8 0 4 5 4 8 4 22 0 26 9 26 17 0 1-1 7-2 8-14 58-28 114-43 171-28-67-57-133-86-200-2-8-3-8-12-8-17 0-34 0-51 0-8 0-11 0-11 8 0 4 3 4 11 4 2 0 26 0 26 3-18 69-34 138-52 206-4 16-11 28-41 29-3 0-7 1-7 8 0 3 1 4 4 4 14 0 27-1 39-1 13 0 27 1 41 1 1 0 6 0 6-8 0-3-3-4-8-4-22 0-25-9-25-17 0-2 0-4 1-8 17-68 34-136 51-203 2 2 2 3 4 7 32 76 64 150 96 226 3 7 4 7 8 7s4-1 5-8c19-71 36-142 55-213z"><text:p/></draw:path><draw:path draw:style-name="gr3" draw:text-style-name="P6" svg:width="0.0839in" svg:height="0.0933in" svg:x="0.1752in" svg:y="0.013in" svg:viewBox="0 0 214 238" svg:d="M214 84c0-59-58-84-106-84-51 0-108 26-108 84 0 46 0 93 0 139 0 8 0 15 8 15 7 0 7-7 7-15 0-46 0-91 0-137 0-58 63-71 93-71 16 0 42 4 61 17 30 19 30 43 30 54 0 46 0 91 0 137 0 8 0 15 8 15 7 0 7-7 7-15 0-46 0-93 0-139z"><text:p/></draw:path><draw:path draw:style-name="gr3" draw:text-style-name="P6" svg:width="0.1102in" svg:height="0.1024in" svg:x="0.3079in" svg:y="0.0004in" svg:viewBox="0 0 281 261" svg:d="M260 172c0-2 1-4 1-6 0-1 0-4-5-4-3 0-4 2-4 4-25 57-40 83-106 83-18 0-38 0-57 0-4 0-5 0-8 0-4 0-5-1-5-4 0-1 0-2 2-8 9-36 18-71 26-105 14 0 26 0 39 0 32 0 32 7 32 17 0 2 0 7-2 18-1 3-1 4-1 5 0 2 1 4 5 4 2 0 3-2 6-8 7-29 14-59 22-89 0-2-3-4-5-4-4 0-4 2-5 6-9 30-16 39-51 39-12 0-24 0-36 0 7-31 15-62 23-92 3-15 3-16 21-16 17 0 36 0 54 0 47 0 59 11 59 43 0 9 0 10-2 20 0 2 0 5 0 8 0 1 1 4 4 4 5 0 5-2 6-10 2-22 5-44 7-66 2-11-1-11-9-11-65 0-131 0-196 0-8 0-11 0-11 8 0 4 3 4 10 4 14 0 25 0 25 7 0 2 0 2-2 10-17 67-34 135-51 202-3 16-4 18-35 18-7 0-11 0-11 7 0 5 3 5 11 5 67 0 133 0 200 0 10 0 10 0 12-7 12-27 24-55 37-82z"><text:p/></draw:path><draw:path draw:style-name="gr3" draw:text-style-name="P6" svg:width="0.0839in" svg:height="0.0933in" svg:x="0.4654in" svg:y="0.013in" svg:viewBox="0 0 214 238" svg:d="M214 84c0-59-58-84-106-84-51 0-108 26-108 84 0 46 0 93 0 139 0 8 0 15 8 15 7 0 7-7 7-15 0-46 0-91 0-137 0-58 63-71 93-71 16 0 42 4 61 17 30 19 30 43 30 54 0 46 0 91 0 137 0 8 0 15 8 15 7 0 7-7 7-15 0-46 0-93 0-139z"><text:p/></draw:path><draw:path draw:style-name="gr3" draw:text-style-name="P6" svg:width="0.1102in" svg:height="0.1024in" svg:x="0.598in" svg:y="0.0004in" svg:viewBox="0 0 281 261" svg:d="M260 172c0-2 1-4 1-6 0-1 0-4-5-4-3 0-4 2-4 4-25 57-40 83-106 83-18 0-38 0-57 0-5 0-5 0-8 0-4 0-5-1-5-4 0-1 0-2 2-8 9-36 18-71 26-105 14 0 26 0 39 0 32 0 32 7 32 17 0 2 0 7-2 18-1 3-1 4-1 5 0 2 1 4 4 4s4-2 7-8c7-29 14-59 22-89 0-2-3-4-5-4-4 0-4 2-5 6-9 30-16 39-51 39-12 0-24 0-36 0 7-31 15-62 23-92 3-15 3-16 21-16 17 0 36 0 54 0 47 0 59 11 59 43 0 9 0 10-2 20 0 2 0 5 0 8 0 1 1 4 4 4 5 0 5-2 6-10 2-22 5-44 7-66 2-11-1-11-11-11-64 0-129 0-194 0-8 0-11 0-11 8 0 4 3 4 10 4 14 0 25 0 25 7 0 2 0 2-2 10-17 67-34 135-51 202-3 16-4 18-35 18-7 0-11 0-11 7 0 5 3 5 11 5 67 0 133 0 200 0 10 0 10 0 12-7 12-27 24-55 37-82z"><text:p/></draw:path><draw:path draw:style-name="gr3" draw:text-style-name="P6" svg:width="0.1004in" svg:height="0.035in" svg:x="0.7638in" svg:y="0.04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272in" svg:height="0.1028in" svg:x="0.922in" svg:y="0in" svg:viewBox="0 0 324 262" svg:d="M277 41c3-16 10-28 41-29 2 0 6 0 6-8-1-1 0-4-4-4-13 0-26 1-40 1-13 0-26-1-38-1-3 0-8 0-8 8 0 4 5 4 8 4 22 0 25 9 25 17 0 1 0 7-1 8-14 58-28 114-43 171-28-67-57-133-86-200-2-8-3-8-12-8-17 0-34 0-51 0-8 0-11 0-11 8 0 4 3 4 11 4 1 0 26 0 26 3-18 69-34 138-52 206-4 16-11 28-41 29-3 0-7 1-7 8 0 3 1 4 4 4 12 0 27-1 39-1 13 0 27 1 41 1 1 0 6 0 6-8 0-3-3-4-8-4-23 0-25-9-25-17 0-2 0-4 1-8 17-68 34-136 51-203 2 2 2 3 4 7 32 76 64 150 96 226 3 7 4 7 8 7s4-1 5-8c19-71 36-142 55-213z"><text:p/></draw:path><draw:path draw:style-name="gr3" draw:text-style-name="P6" svg:width="0.0839in" svg:height="0.0933in" svg:x="1.0969in" svg:y="0.013in" svg:viewBox="0 0 214 238" svg:d="M214 84c0-59-58-84-106-84-51 0-108 26-108 84 0 46 0 93 0 139 0 8 0 15 8 15 7 0 7-7 7-15 0-46 0-91 0-137 0-58 63-71 93-71 16 0 42 4 61 17 30 19 30 43 30 54 0 46 0 91 0 137 0 8 0 15 8 15 7 0 7-7 7-15 0-46 0-93 0-139z"><text:p/></draw:path><draw:path draw:style-name="gr3" draw:text-style-name="P6" svg:width="0.1102in" svg:height="0.1024in" svg:x="1.2291in" svg:y="0.0004in" svg:viewBox="0 0 281 261" svg:d="M260 172c0-2 1-4 1-6 0-1 0-4-5-4-3 0-4 2-4 4-25 57-40 83-106 83-18 0-38 0-57 0-5 0-5 0-8 0-4 0-5-1-5-4 0-1 0-2 2-8 9-36 18-71 26-105 14 0 26 0 39 0 32 0 32 7 32 17 0 2 0 7-2 18-1 3-1 4-1 5 0 2 1 4 4 4s4-2 7-8c7-29 14-59 22-89 0-2-3-4-5-4-4 0-4 2-5 6-9 30-16 39-51 39-12 0-24 0-36 0 7-31 15-62 23-92 3-15 3-16 21-16 17 0 36 0 54 0 47 0 59 11 59 43 0 9 0 10-2 20 0 2 0 5 0 8 0 1 1 4 4 4 5 0 5-2 6-10 2-22 5-44 7-66 2-11-1-11-11-11-64 0-129 0-194 0-8 0-12 0-12 8 0 4 4 4 11 4 14 0 25 0 25 7 0 2 0 2-2 10-17 67-34 135-51 202-3 16-4 18-35 18-7 0-11 0-11 7 0 5 3 5 11 5 67 0 133 0 200 0 9 0 10 0 12-7 12-27 24-55 37-82z"><text:p/></draw:path></draw:g></text:span><text:span text:style-name="T2">. בה"כ </text:span><text:span text:style-name="T2"><draw:g text:anchor-type="as-char" svg:y="-0.1071in" draw:z-index="101" draw:name="Shape114" draw:style-name="gr1"><svg:title>TexMaths</svg:title><svg:desc>11§display§A, B§svg§600§FALSE§</svg:desc><draw:path draw:style-name="gr2" draw:text-style-name="P5" svg:width="0.2803in" svg:height="0.1217in" svg:x="0.0031in" svg:y="0.0071in" svg:viewBox="0 0 713 310" svg:d="M357 310c-119 0-238 0-357 0 0-103 0-207 0-310 238 0 475 0 713 0 0 103 0 207 0 310-119 0-238 0-356 0z"><text:p/></draw:path><draw:path draw:style-name="gr3" draw:text-style-name="P6" svg:width="0.1039in" svg:height="0.1079in" svg:x="0.0004in" svg:y="0in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79-15-160-23-240-1-8-1-10-8-10-5 0-8 3-10 7-45 74-89 149-134 224zM102 175c26-43 51-85 76-127 5 42 9 84 13 127-29 0-59 0-89 0z"><text:p/></draw:path><draw:path draw:style-name="gr3" draw:text-style-name="P6" svg:width="0.0173in" svg:height="0.0453in" svg:x="0.1224in" svg:y="0.0921in" svg:viewBox="0 0 45 116" svg:d="M45 41c0-26-10-41-25-41-12 0-20 10-20 21 0 10 8 20 20 20 4 0 10-1 14-5 1-1 1-1 1-1 1 0 1 0 1 6 0 28-13 51-26 63-5 5-5 6-5 7 0 2 3 5 5 5 4 0 35-30 35-75z"><text:p/></draw:path><draw:path draw:style-name="gr3" draw:text-style-name="P6" svg:width="0.1083in" svg:height="0.1028in" svg:x="0.1827in" svg:y="0.0043in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9 9-35 17-70 26-105 24 0 49 0 74 0 37 0 44 28 44 45 0 36-34 74-79 74-18 0-36 0-53 0z"><text:p/></draw:path></draw:g></text:span><text:span text:style-name="T2"><text:s/>קבוצות, נוכיח </text:span><draw:g text:anchor-type="as-char" svg:y="-0.1118in" draw:z-index="102" draw:name="Shape115" draw:style-name="gr1"><svg:title>TexMaths</svg:title><svg:desc>11§display§A \cap B \cap B = A \cap B§svg§600§FALSE§</svg:desc><draw:path draw:style-name="gr2" draw:text-style-name="P5" svg:width="1.2827in" svg:height="0.0957in" svg:x="0.0031in" svg:y="0.0079in" svg:viewBox="0 0 3259 244" svg:d="M0 0c1087 0 2172 0 3259 0 0 82 0 162 0 244-1087 0-2172 0-3259 0 0-82 0-162 0-244z"><text:p/></draw:path><draw:path draw:style-name="gr3" draw:text-style-name="P6" svg:width="0.1039in" svg:height="0.1079in" svg:x="0.0004in" svg:y="0in" svg:viewBox="0 0 265 275" svg:d="M56 230c-15 27-31 31-47 32-6 2-9 2-9 8 0 3 2 5 5 5 10 0 22-2 33-2 14 0 27 2 39 2 2 0 8 0 8-7 0-4-4-6-7-6-9 0-18-3-18-13 0-4 3-9 6-14 10-16 19-32 29-49 33 0 64 0 97 0 0 8 6 60 6 64 0 11-20 12-28 12-5 0-9 0-9 8 0 5 3 3 5 5 17 0 33-2 48-2 10 0 35 2 44 2 3 0 7 0 7-8 0-5-3-5-9-5-24 0-24-2-25-13-8-80-15-160-23-240-1-8-1-9-8-9-5 0-8 2-10 7-45 75-89 148-134 223zM102 174c26-42 51-85 76-127 5 42 8 85 12 127-29 0-58 0-88 0z"><text:p/></draw:path><draw:path draw:style-name="gr3" draw:text-style-name="P6" svg:width="0.0839in" svg:height="0.0933in" svg:x="0.1516in" svg:y="0.0177in" svg:viewBox="0 0 214 238" svg:d="M214 84c0-59-59-84-106-84-51 0-108 28-108 84 0 46 0 94 0 140 0 8 0 14 8 14 7 0 7-6 7-14 0-46 0-92 0-138 0-58 63-71 93-71 16 0 40 4 61 17 30 19 30 44 30 54 0 46 0 92 0 138 0 8 0 14 8 14 7 0 7-6 7-14 0-46 0-94 0-140z"><text:p/></draw:path><draw:path draw:style-name="gr3" draw:text-style-name="P6" svg:width="0.1079in" svg:height="0.1024in" svg:x="0.285in" svg:y="0.0051in" svg:viewBox="0 0 275 261" svg:d="M45 232c-4 15-4 17-35 17-7 0-10 0-10 8 0 4 3 4 10 4 46 0 91 0 137 0 62 0 107-45 107-82 0-28-22-50-59-53 39-8 80-37 80-73 0-29-25-53-72-53-42 0-86 0-129 0-8 0-11 0-11 8 0 3 3 3 11 3 4 0 7 0 14 1s10 1 10 7c0 1 0 2-1 6-18 69-34 138-52 207zM103 121c8-32 17-64 25-95 3-14 4-15 20-15 17 0 33 0 50 0 34 0 42 23 42 40 0 34-33 70-81 70-18 0-37 0-56 0zM86 249c-6 0-6 0-9 0s-4-1-4-3c0-1 0-2 2-9 9-35 17-72 26-107 24 0 49 0 73 0 37 0 45 28 45 44 0 39-35 75-80 75-18 0-36 0-53 0z"><text:p/></draw:path><draw:path draw:style-name="gr3" draw:text-style-name="P6" svg:width="0.0846in" svg:height="0.0933in" svg:x="0.4433in" svg:y="0.0177in" svg:viewBox="0 0 216 238" svg:d="M216 84c0-59-60-84-108-84-51 0-108 28-108 84 0 46 0 94 0 140 0 8 0 14 8 14 7 0 7-6 7-14 0-46 0-92 0-138 0-58 64-71 93-71 17 0 42 4 61 17 31 19 31 44 31 54 0 46 0 92 0 138 0 8 0 14 8 14s8-6 8-14c0-46 0-94 0-140z"><text:p/></draw:path><draw:path draw:style-name="gr3" draw:text-style-name="P6" svg:width="0.1083in" svg:height="0.1024in" svg:x="0.5768in" svg:y="0.0051in" svg:viewBox="0 0 276 261" svg:d="M45 232c-3 15-4 17-35 17-7 0-10 0-10 8 0 4 3 4 10 4 46 0 92 0 138 0 61 0 107-45 107-82 0-28-23-50-60-53 40-8 81-37 81-73 0-29-25-53-73-53-42 0-86 0-129 0-7 0-11 0-11 8 0 3 3 3 11 3 1 0 7 0 14 1 8 1 11 1 11 7 0 1 0 2-2 6-18 69-34 138-52 207zM103 121c8-32 17-64 25-95 3-14 4-15 20-15 17 0 33 0 50 0 34 0 43 23 43 40 0 34-33 70-80 70-19 0-39 0-58 0zM87 249c-6 0-7 0-9 0-4 0-5-1-5-3 0-1 0-2 2-9 9-35 17-72 26-107 24 0 50 0 74 0 36 0 44 28 44 44 0 39-34 75-80 75-18 0-35 0-52 0z"><text:p/></draw:path><draw:path draw:style-name="gr3" draw:text-style-name="P6" svg:width="0.1004in" svg:height="0.035in" svg:x="0.7441in" svg:y="0.0531in" svg:viewBox="0 0 256 90" svg:d="M243 15c6 0 13 0 13-7 0-8-7-8-12-8-77 0-155 0-232 0-5 0-12 0-12 8 0 7 7 7 12 7 77 0 154 0 231 0zM244 90c5 0 12 0 12-7 0-8-7-8-13-8-77 0-154 0-231 0-5 0-12 0-12 8 0 7 7 7 12 7 77 0 155 0 232 0z"><text:p/></draw:path><draw:path draw:style-name="gr3" draw:text-style-name="P6" svg:width="0.1039in" svg:height="0.1079in" svg:x="0.9012in" svg:y="0in" svg:viewBox="0 0 265 275" svg:d="M56 230c-16 27-31 31-48 32-5 2-8 2-8 8 0 3 2 5 5 5 10 0 22-2 33-2 13 0 27 2 39 2 2 0 8 0 8-7 0-4-5-6-7-6-9 0-19-3-19-13 0-4 3-9 6-14 10-16 20-32 30-49 31 0 64 0 96 0 1 8 7 60 7 64 0 11-20 12-28 12-5 0-9 0-9 8 0 5 4 5 5 5 15 0 32-2 48-2 10 0 35 2 44 2 3 0 7 0 7-8 0-5-4-5-9-5-24 0-24-2-25-13-8-80-15-160-23-240-1-8-1-9-8-9-6 0-8 2-10 7-45 75-89 148-134 223zM102 174c26-42 51-85 76-127 5 42 8 85 12 127-29 0-58 0-88 0z"><text:p/></draw:path><draw:path draw:style-name="gr3" draw:text-style-name="P6" svg:width="0.0846in" svg:height="0.0933in" svg:x="1.052in" svg:y="0.0177in" svg:viewBox="0 0 216 238" svg:d="M216 84c0-59-60-84-108-84-51 0-108 28-108 84 0 46 0 94 0 140 0 8 0 14 9 14 7 0 7-6 7-14 0-46 0-92 0-138 0-58 63-71 92-71 17 0 42 4 62 17 30 19 30 44 30 54 0 46 0 92 0 138 0 8 0 14 8 14s8-6 8-14c0-46 0-94 0-140z"><text:p/></draw:path><draw:path draw:style-name="gr3" draw:text-style-name="P6" svg:width="0.1083in" svg:height="0.1024in" svg:x="1.185in" svg:y="0.0051in" svg:viewBox="0 0 276 261" svg:d="M46 232c-4 15-5 17-35 17-7 0-11 0-11 8 0 4 3 4 11 4 46 0 91 0 137 0 62 0 107-45 107-82 0-28-22-50-59-53 39-8 80-37 80-73 0-29-25-53-71-53-43 0-87 0-130 0-8 0-12 0-12 8 0 3 4 3 11 3 1 0 8 0 15 1s10 1 10 7c0 1 0 2-1 6-18 69-34 138-52 207zM104 121c8-32 16-64 24-95 4-14 4-15 20-15 17 0 35 0 51 0 34 0 42 23 42 40 0 34-33 70-80 70-19 0-38 0-57 0zM87 249c-6 0-7 0-9 0-3 0-4-1-4-3 0-1 0-2 1-9 9-35 18-72 27-107 24 0 49 0 73 0 37 0 44 28 44 44 0 39-34 75-79 75-18 0-36 0-53 0z"><text:p/></draw:path></draw:g><text:span text:style-name="T2">: </text:span></text:p>
          <text:p text:style-name="P22"><text:soft-page-break/><draw:g text:anchor-type="as-char" svg:y="-0.2854in" draw:z-index="103" draw:name="Shape116" draw:style-name="gr1"><svg:title>TexMaths</svg:title><svg:desc>11§latex§\begin{align*}
  &amp;A \cap B \cap B \\
  \iff &amp;\forall x. x \in A \land x \in A \land x \in B \\
  \iff &amp;\forall x. x \in A \land x \in B \iff x \in A \cap B
\end{align}§svg§600§FALSE§</svg:desc><draw:path draw:style-name="gr2" draw:text-style-name="P5" svg:width="2.5902in" svg:height="0.5555in" svg:x="0.0004in" svg:y="0.0083in" svg:viewBox="0 0 6580 1412" svg:d="M3291 1412c-1098 0-2194 0-3291 0 0-471 0-941 0-1412 2193 0 4387 0 6580 0 0 471 0 941 0 1412-1097 0-2193 0-3289 0z"><text:p/></draw:path><draw:path draw:style-name="gr3" draw:text-style-name="P6" svg:width="0.1039in" svg:height="0.1087in" svg:x="0.3193in" svg:y="0.0004in" svg:viewBox="0 0 265 277" svg:d="M56 232c-15 27-31 32-47 33-6 0-9 0-9 8 0 2 2 4 5 4 10 0 22-1 33-1 14 0 27 1 39 1 2 0 8 0 8-7 0-5-4-5-7-5-9-1-18-4-18-13 0-6 3-9 6-14 10-17 19-33 29-50 33 0 64 0 97 0 0 8 6 61 6 64 0 12-20 13-28 13-5 0-9 0-9 8 0 4 3 2 5 4 17 0 33-1 48-1 10 0 35 1 44 1 3 0 7 0 7-7 0-5-3-5-9-5-24 0-24-3-25-14-8-80-15-161-23-241-1-8-1-10-8-10-5 0-8 3-10 7-45 74-89 150-134 225zM102 176c26-43 51-85 76-128 5 43 9 85 13 128-29 0-59 0-89 0z"><text:p/></draw:path><draw:path draw:style-name="gr3" draw:text-style-name="P6" svg:width="0.0839in" svg:height="0.0937in" svg:x="0.4705in" svg:y="0.0185in" svg:viewBox="0 0 214 239" svg:d="M214 84c0-59-58-84-106-84-51 0-108 26-108 84 0 47 0 94 0 142 0 6 0 13 8 13 7 0 7-7 7-13 0-47 0-94 0-140 0-58 63-71 93-71 16 0 42 4 61 17 30 19 30 44 30 54 0 46 0 93 0 140 0 6 0 13 8 13 7 0 7-7 7-13 0-48 0-95 0-142z"><text:p/></draw:path><draw:path draw:style-name="gr3" draw:text-style-name="P6" svg:width="0.1083in" svg:height="0.1035in" svg:x="0.6035in" svg:y="0.0055in" svg:viewBox="0 0 276 264" svg:d="M45 233c-3 16-4 19-35 19-7 0-10 0-10 8 0 4 3 4 10 4 46 0 92 0 138 0 61 0 107-46 107-84 0-27-23-50-60-55 40-6 81-35 81-72 0-29-26-53-73-53-42 0-86 0-129 0-7 0-11 0-11 8 0 4 3 4 11 4 1 0 7 0 14 0 8 1 11 1 11 7 0 1-1 2-2 7-18 70-34 138-52 207zM103 122c8-32 17-64 25-96 3-13 4-14 20-14 17 0 33 0 50 0 34 0 43 22 43 40 0 34-34 70-80 70-19 0-39 0-58 0zM86 252c-5 0-6 0-8 0-4-1-5-1-5-4 0-2 0-3 2-9 9-37 17-72 26-108 24 0 50 0 74 0 36 0 44 29 44 45 0 39-34 76-80 76-18 0-36 0-53 0z"><text:p/></draw:path><draw:path draw:style-name="gr3" draw:text-style-name="P6" svg:width="0.0839in" svg:height="0.0937in" svg:x="0.7626in" svg:y="0.0185in" svg:viewBox="0 0 214 239" svg:d="M214 84c0-59-59-84-107-84-50 0-107 26-107 84 0 47 0 94 0 142 0 6 0 13 8 13 7 0 7-7 7-13 0-47 0-94 0-140 0-58 63-71 92-71 17 0 41 4 62 17 30 19 30 44 30 54 0 46 0 93 0 140 0 6 0 13 8 13 7 0 7-7 7-13 0-48 0-95 0-142z"><text:p/></draw:path><draw:path draw:style-name="gr3" draw:text-style-name="P6" svg:width="0.1083in" svg:height="0.1035in" svg:x="0.8957in" svg:y="0.0055in" svg:viewBox="0 0 276 264" svg:d="M46 233c-4 16-4 19-35 19-7 0-11 0-11 8 0 4 3 4 11 4 46 0 91 0 137 0 62 0 107-46 107-84 0-27-22-50-59-55 39-6 80-35 80-72 0-29-25-53-71-53-43 0-87 0-130 0-8 0-11 0-11 8 0 4 3 4 10 4 1 0 8 0 15 0 7 1 10 1 10 7 0 1 0 2-1 7-18 70-34 138-52 207zM104 122c8-32 17-64 25-96 3-13 3-14 21-14 16 0 33 0 49 0 34 0 42 22 42 40 0 34-33 70-80 70-19 0-38 0-57 0zM87 252c-6 0-7 0-9 0-3-1-4-1-4-4 0-2 0-3 1-9 9-37 18-72 27-108 24 0 49 0 73 0 37 0 45 29 45 45 0 39-35 76-80 76-18 0-36 0-53 0z"><text:p/></draw:path><draw:path draw:style-name="gr3" draw:text-style-name="P6" svg:width="0.1346in" svg:height="0.0835in" svg:x="0.0012in" svg:y="0.2579in" svg:viewBox="0 0 343 213" svg:d="M330 152c7 0 13 0 13-8s-6-8-14-8c-82 0-164 0-245 0-17-14-37-24-49-29 14-7 33-17 49-30 81 0 163 0 245 0 8 0 14 0 14-8 0-7-6-7-13-7-76 0-153 0-229 0 19-18 39-52 39-58 0-4-5-4-8-4-2 0-6 0-7 3-8 15-18 36-44 58-27 24-52 34-72 40-7 2-8 2-8 4-1 0-1 1-1 2s0 1 0 2l1 1c1 0 1 0 9 3 52 16 91 51 112 92 4 7 6 8 10 8 3 0 8 0 8-4 0-5-20-38-39-57 76 0 153 0 229 0z"><text:p/></draw:path><draw:path draw:style-name="gr3" draw:text-style-name="P6" svg:width="0.1346in" svg:height="0.0835in" svg:x="0.128in" svg:y="0.2579in" svg:viewBox="0 0 343 213" svg:d="M260 77c16 14 36 24 48 30-13 6-32 16-48 29-82 0-164 0-246 0-6 0-14 0-14 8s8 8 14 8c76 0 152 0 228 0-19 17-39 52-39 57 0 4 6 4 8 4 3 0 6 0 8-3 8-15 19-35 44-58 26-23 52-34 72-40 7-2 7-2 8-3 0-1 0-1 0-2s0-1 0-2l-1-2c-1 0-1-1-9-3-51-15-90-50-112-91-4-8-4-9-10-9-2 0-8 0-8 4 0 6 20 39 39 58-76 0-152 0-228 0-6 0-14 0-14 7 0 8 8 8 14 8 82 0 164 0 246 0z"><text:p/></draw:path><draw:path draw:style-name="gr3" draw:text-style-name="P6" svg:width="0.0839in" svg:height="0.1083in" svg:x="0.3142in" svg:y="0.2323in" svg:viewBox="0 0 214 276" svg:d="M213 14c1-4 1-4 1-6 0-5-2-8-7-8s-7 4-9 9c-11 28-21 56-32 85-40 0-78 0-118 0-11-29-21-57-32-85-2-6-3-9-8-9-4 0-8 3-8 8 0 1 0 1 2 6 32 85 65 169 97 253 1 6 3 9 9 9 5 0 6-3 7-8 33-84 65-169 98-254zM55 109c35 0 69 0 104 0-17 46-34 91-51 137-18-46-35-91-53-137z"><text:p/></draw:path><draw:path draw:style-name="gr3" draw:text-style-name="P6" svg:width="0.0752in" svg:height="0.0689in" svg:x="0.4028in" svg:y="0.2705in" svg:viewBox="0 0 192 176" svg:d="M119 55c2-10 11-46 37-46 2 0 12 0 20 5-11 3-19 11-19 21 0 6 5 13 15 13 8 0 20-6 20-22 0-20-22-26-35-26-23 0-36 21-40 30-10-26-31-30-42-30-41 0-63 51-63 61 0 3 4 3 6 3s3-1 4-5c13-40 38-50 52-50 7 0 21 3 21 26 0 12-7 38-21 92-6 24-20 40-37 40-2 0-11 0-19-5 9-1 18-10 18-21 0-10-9-13-14-13-12 0-22 10-22 22 0 18 20 26 36 26 27 0 40-27 41-30 5 15 19 30 42 30 39 0 62-51 62-59 0-5-4-5-5-5-3 0-4 1-4 5-14 40-40 50-52 50-16 0-21-12-21-25 0-9 2-18 7-34 4-18 8-35 13-53z"><text:p/></draw:path><draw:path draw:style-name="gr3" draw:text-style-name="P6" svg:width="0.0161in" svg:height="0.0157in" svg:x="0.4984in" svg:y="0.3217in" svg:viewBox="0 0 42 41" svg:d="M42 20c0-11-10-20-21-20s-21 9-21 20 10 21 21 21 21-10 21-21z"><text:p/></draw:path><draw:path draw:style-name="gr3" draw:text-style-name="P6" svg:width="0.0752in" svg:height="0.0689in" svg:x="0.5323in" svg:y="0.2705in" svg:viewBox="0 0 192 176" svg:d="M118 55c2-10 11-46 38-46 2 0 11 0 19 5-10 3-18 11-18 21 0 6 4 13 15 13 8 0 20-6 20-22 0-20-23-26-36-26-22 0-36 21-41 30-9-26-30-30-41-30-40 0-62 51-62 61 0 3 3 3 4 3 4 0 5-1 6-5 12-40 38-50 52-50 6 0 21 3 21 26 0 12-7 38-21 92-7 24-20 40-38 40-2 0-11 0-18-5 8-1 17-10 17-21 0-10-9-13-14-13-11 0-21 10-21 22 0 18 19 26 36 26 26 0 40-27 41-30 4 15 19 30 42 30 39 0 61-51 61-59 0-5-3-5-4-5-3 0-4 1-6 5-12 40-38 50-51 50-15 0-21-12-21-25 0-9 2-18 6-34 5-18 9-35 14-53z"><text:p/></draw:path><draw:path draw:style-name="gr3" draw:text-style-name="P6" svg:width="0.076in" svg:height="0.0878in" svg:x="0.6697in" svg:y="0.2555in" svg:viewBox="0 0 194 224" svg:d="M180 120c7 0 14 0 14-8 0-7-7-7-14-7-55 0-109 0-164 0 5-52 49-90 104-90 20 0 41 0 60 0 7 0 14 0 14-7 0-8-7-8-14-8-21 0-40 0-61 0-66 0-119 51-119 112 0 62 53 112 119 112 21 0 40 0 61 0 7 0 14 0 14-7 0-8-7-8-14-8-19 0-40 0-60 0-55 0-99-37-104-89 55 0 109 0 164 0z"><text:p/></draw:path><draw:path draw:style-name="gr3" draw:text-style-name="P6" svg:width="0.1039in" svg:height="0.1087in" svg:x="0.8059in" svg:y="0.2287in" svg:viewBox="0 0 265 277" svg:d="M56 232c-15 27-31 32-47 33-6 0-9 0-9 8 0 2 2 4 5 4 10 0 22-1 33-1 14 0 27 1 39 1 2 0 8 0 8-7 0-5-4-5-7-5-9-1-18-4-18-13 0-6 3-10 6-14 10-17 19-33 29-50 33 0 64 0 97 0 0 8 6 61 6 64 0 12-20 13-28 13-5 0-9 0-9 8 0 4 3 2 5 4 17 0 33-1 48-1 10 0 35 1 44 1 3 0 7 0 7-7 0-5-3-5-9-5-24 0-24-3-25-14-8-80-15-161-23-241-1-8-1-10-8-10-5 0-8 3-10 7-45 74-89 150-134 225zM102 176c26-43 51-85 76-128 5 43 8 85 12 128-29 0-58 0-88 0z"><text:p/></draw:path><draw:path draw:style-name="gr3" draw:text-style-name="P6" svg:width="0.0839in" svg:height="0.0937in" svg:x="0.9571in" svg:y="0.2469in" svg:viewBox="0 0 214 239" svg:d="M117 8c-4-7-6-8-9-8-6 0-7 2-9 8-32 71-65 144-97 215-2 6-2 7-2 8 0 4 3 8 8 8 2 0 5 0 8-8 31-68 61-136 92-205 29 69 60 137 90 205 3 8 8 8 9 8 4 0 7-4 7-8-1-2 0-1-2-5-32-73-64-146-95-218z"><text:p/></draw:path><draw:path draw:style-name="gr3" draw:text-style-name="P6" svg:width="0.0752in" svg:height="0.0689in" svg:x="1.0882in" svg:y="0.2705in" svg:viewBox="0 0 192 176" svg:d="M118 55c2-10 11-46 38-46 2 0 11 0 20 5-11 3-19 11-19 21 0 6 5 13 15 13 8 0 20-6 20-22 0-20-23-26-36-26-22 0-35 21-41 30-8-26-29-30-40-30-41 0-63 51-63 61 0 3 3 3 4 3 4 0 5-1 6-5 13-40 38-50 52-50 7 0 21 3 21 26 0 12-7 38-21 92-7 24-20 40-38 40-2 0-11 0-18-5 9-1 17-10 17-21 0-10-8-13-14-13-11 0-21 10-21 22 0 18 20 26 36 26 26 0 40-27 41-30 4 15 19 30 42 30 39 0 61-51 61-59 0-5-3-5-4-5-3 0-4 1-6 5-12 40-38 50-50 50-16 0-22-12-22-25 0-9 2-18 6-34 5-18 9-35 14-53z"><text:p/></draw:path><draw:path draw:style-name="gr3" draw:text-style-name="P6" svg:width="0.076in" svg:height="0.0878in" svg:x="1.2256in" svg:y="0.2555in" svg:viewBox="0 0 194 224" svg:d="M180 120c7 0 14 0 14-8 0-7-7-7-14-7-55 0-109 0-164 0 5-52 49-90 104-90 20 0 41 0 60 0 7 0 14 0 14-7 0-8-7-8-14-8-21 0-40 0-61 0-66 0-119 51-119 112 0 62 53 112 119 112 21 0 40 0 61 0 7 0 14 0 14-7 0-8-7-8-14-8-19 0-40 0-60 0-55 0-99-37-104-89 55 0 109 0 164 0z"><text:p/></draw:path><draw:path draw:style-name="gr3" draw:text-style-name="P6" svg:width="0.1039in" svg:height="0.1087in" svg:x="1.3614in" svg:y="0.2287in" svg:viewBox="0 0 265 277" svg:d="M56 232c-15 27-31 32-47 33-5 0-9 0-9 8 0 2 2 4 5 4 11 0 22-1 33-1 14 0 27 1 39 1 2 0 8 0 8-7 0-5-4-5-7-5-9-1-18-4-18-13 0-6 3-10 6-14 10-17 20-33 30-50 32 0 65 0 96 0 0 8 6 61 6 64 0 12-20 13-28 13-5 0-8 0-8 8 0 4 4 4 5 4 16 0 32-1 47-1 10 0 35 1 44 1 3 0 7 0 7-7 0-5-3-5-9-5-23 0-23-3-24-14-8-80-16-161-24-241-1-8-1-10-8-10-5 0-8 3-10 7-45 74-89 150-134 225zM102 176c26-43 51-85 76-128 5 43 9 85 13 128-29 0-59 0-89 0z"><text:p/></draw:path><draw:path draw:style-name="gr3" draw:text-style-name="P6" svg:width="0.0839in" svg:height="0.0937in" svg:x="1.5126in" svg:y="0.2469in" svg:viewBox="0 0 214 239" svg:d="M117 8c-4-7-6-8-9-8-6 0-7 2-9 8-32 71-64 144-96 215-3 6-3 7-3 8 0 4 3 8 8 8 3 0 5 0 8-8 31-68 61-136 92-205 29 69 60 137 90 205 4 8 8 8 9 8 4 0 7-4 7-8-1-2 0-1-2-5-32-73-64-146-95-218z"><text:p/></draw:path><draw:path draw:style-name="gr3" draw:text-style-name="P6" svg:width="0.0752in" svg:height="0.0689in" svg:x="1.6441in" svg:y="0.2705in" svg:viewBox="0 0 192 176" svg:d="M118 55c3-10 12-46 38-46 2 0 11 0 20 5-11 3-19 11-19 21 0 6 5 13 15 13 8 0 20-6 20-22 0-20-22-26-35-26-23 0-36 21-40 30-10-26-31-30-42-30-41 0-63 51-63 61 0 3 3 2 4 3 4 0 5-1 6-5 13-40 38-50 52-50 7 0 21 3 21 26 0 12-7 38-21 92-7 24-20 40-37 40-2 0-12 0-19-5 9-1 18-10 18-21 0-10-9-13-14-13-12 0-22 10-22 22 0 18 20 26 36 26 27 0 40-27 41-30 4 15 19 30 42 30 39 0 61-51 61-59 0-5-3-5-4-5-3 0-4 1-4 5-14 40-40 50-52 50-16 0-21-12-21-25 0-9 2-18 7-34 4-18 7-35 12-53z"><text:p/></draw:path><draw:path draw:style-name="gr3" draw:text-style-name="P6" svg:width="0.0752in" svg:height="0.0878in" svg:x="1.7815in" svg:y="0.2555in" svg:viewBox="0 0 192 224" svg:d="M179 120c7 0 13 0 13-8 0-7-6-7-13-7-55 0-109 0-164 0 5-52 50-90 104-90 20 0 40 0 60 0 7 0 13 0 13-7 0-8-6-8-13-8-20 0-40 0-60 0-67 0-119 51-119 112 0 62 52 112 119 112 20 0 40 0 60 0 7 0 13 0 13-7 0-8-6-8-13-8-20 0-40 0-60 0-54 0-99-37-104-89 55 0 109 0 164 0z"><text:p/></draw:path><draw:path draw:style-name="gr3" draw:text-style-name="P6" svg:width="0.1083in" svg:height="0.1035in" svg:x="1.9189in" svg:y="0.2339in" svg:viewBox="0 0 276 264" svg:d="M46 233c-4 16-5 19-35 19-7 0-11 0-11 8 0 4 3 4 11 4 46 0 91 0 137 0 62 0 107-46 107-84 0-27-22-50-59-55 39-6 80-35 80-72 0-29-25-53-71-53-43 0-87 0-130 0-8 0-12 0-12 8 0 4 4 4 11 4 1 0 8 0 15 0 7 1 10 1 10 7 0 1 0 2-1 7-18 70-34 138-52 207zM104 122c8-32 16-64 24-96 4-13 4-14 20-14 17 0 35 0 51 0 34 0 42 22 42 40 0 34-33 70-80 70-19 0-38 0-57 0zM87 252c-6 0-7 0-9 0-3-1-4-1-4-4 0-2 0-3 1-9 9-37 18-72 27-108 24 0 49 0 73 0 37 0 44 29 44 45 0 39-34 76-79 76-18 0-36 0-53 0z"><text:p/></draw:path><draw:path draw:style-name="gr3" draw:text-style-name="P6" svg:width="0.1346in" svg:height="0.0835in" svg:x="0.0012in" svg:y="0.4858in" svg:viewBox="0 0 343 213" svg:d="M330 152c7 0 13 0 13-8s-6-8-14-8c-82 0-164 0-245 0-17-14-37-24-49-29 14-7 33-17 49-30 81 0 163 0 245 0 8 0 14 0 14-8 0-7-6-7-13-7-76 0-153 0-229 0 19-18 39-52 39-58 0-4-5-4-8-4-2 0-6 0-7 3-8 15-18 36-44 58-27 24-52 34-72 40-7 2-8 2-8 4-1 0-1 1-1 2s0 1 0 2l1 1c1 0 1 0 9 3 52 16 91 51 112 92 4 7 6 8 10 8 3 0 8 0 8-4 0-5-20-38-39-57 76 0 153 0 229 0z"><text:p/></draw:path><draw:path draw:style-name="gr3" draw:text-style-name="P6" svg:width="0.1346in" svg:height="0.0835in" svg:x="0.128in" svg:y="0.4858in" svg:viewBox="0 0 343 213" svg:d="M260 77c16 13 36 24 48 30-13 6-32 16-48 29-82 0-164 0-246 0-6 0-14 0-14 8s8 8 14 8c76 0 152 0 228 0-19 17-39 52-39 57 0 4 6 4 8 4 3 0 6 0 8-3 8-15 19-35 44-58 26-23 52-34 72-40 7-2 7-2 8-3 0-1 0-1 0-2s0-1 0-2l-1-2c-1 0-1-1-9-3-51-15-90-50-112-91-4-8-4-9-10-9-2 0-8 0-8 4 0 6 20 39 39 58-76 0-152 0-228 0-6 0-14 0-14 7 0 8 8 8 14 8 82 0 164 0 246 0z"><text:p/></draw:path><draw:path draw:style-name="gr3" draw:text-style-name="P6" svg:width="0.0839in" svg:height="0.1083in" svg:x="0.3142in" svg:y="0.4598in" svg:viewBox="0 0 214 276" svg:d="M213 14c1-4 1-4 1-6 0-5-2-8-7-8s-7 4-9 9c-11 28-21 56-32 85-40 0-78 0-118 0-11-29-21-57-32-85-2-6-3-9-8-9-4 0-8 3-8 8 0 1 0 1 2 6 32 85 65 169 97 253 1 6 3 9 9 9 5 0 6-3 7-8 33-84 65-169 98-254zM55 109c35 0 69 0 104 0-17 46-34 91-51 137-18-46-35-91-53-137z"><text:p/></draw:path><draw:path draw:style-name="gr3" draw:text-style-name="P6" svg:width="0.0752in" svg:height="0.0689in" svg:x="0.4028in" svg:y="0.498in" svg:viewBox="0 0 192 176" svg:d="M119 55c2-11 11-46 37-46 2 0 12 0 20 5-11 1-19 11-19 21 0 6 5 13 15 13 8 0 20-6 20-22 0-20-22-26-35-26-23 0-36 21-40 30-10-26-31-30-42-30-41 0-63 51-63 61 0 3 4 3 6 3s3-1 4-5c13-40 38-50 52-50 7 0 21 3 21 26 0 12-7 38-21 92-6 24-20 40-37 40-2 0-11 0-19-5 9-1 18-10 18-21 0-10-9-13-14-13-12 0-22 10-22 22 0 18 20 26 36 26 27 0 40-27 41-30 5 15 19 30 42 30 39 0 62-51 62-60 0-4-4-4-5-4-3 0-4 1-4 5-14 40-40 50-52 50-16 0-21-12-21-25 0-9 2-18 7-34 4-18 8-35 13-53z"><text:p/></draw:path><draw:path draw:style-name="gr3" draw:text-style-name="P6" svg:width="0.0161in" svg:height="0.0161in" svg:x="0.4984in" svg:y="0.548in" svg:viewBox="0 0 42 42" svg:d="M42 21c0-11-10-21-21-21s-21 10-21 21 10 21 21 21 21-10 21-21z"><text:p/></draw:path><draw:path draw:style-name="gr3" draw:text-style-name="P6" svg:width="0.0752in" svg:height="0.0689in" svg:x="0.5323in" svg:y="0.498in" svg:viewBox="0 0 192 176" svg:d="M118 55c2-11 11-46 38-46 2 0 11 0 19 5-10 1-18 11-18 21 0 6 4 13 15 13 8 0 20-6 20-22 0-20-23-26-36-26-22 0-36 21-41 30-9-26-30-30-41-30-40 0-62 51-62 61 0 3 3 3 4 3 4 0 5-1 6-5 12-40 38-50 52-50 6 0 21 3 21 26 0 12-7 38-21 92-7 24-20 40-38 40-2 0-11 0-18-5 8-1 17-10 17-21 0-10-9-13-14-13-11 0-21 10-21 22 0 18 19 26 36 26 26 0 40-27 41-30 4 15 19 30 42 30 39 0 61-51 61-60 0-4-3-4-4-4-3 0-4 1-6 5-12 40-38 50-51 50-15 0-21-12-21-25 0-9 2-18 6-34 5-18 9-35 14-53z"><text:p/></draw:path><draw:path draw:style-name="gr3" draw:text-style-name="P6" svg:width="0.076in" svg:height="0.0878in" svg:x="0.6697in" svg:y="0.4835in" svg:viewBox="0 0 194 224" svg:d="M180 120c7 0 14 0 14-8 0-7-7-7-14-7-55 0-109 0-164 0 5-52 49-90 104-90 20 0 41 0 60 0 7 0 14 0 14-7 0-8-7-8-14-8-21 0-40 0-61 0-66 0-119 51-119 112 0 62 53 112 119 112 21 0 40 0 61 0 7 0 14 0 14-7 0-8-7-8-14-8-19 0-40 0-60 0-55 0-99-37-104-89 55 0 109 0 164 0z"><text:p/></draw:path><draw:path draw:style-name="gr3" draw:text-style-name="P6" svg:width="0.1039in" svg:height="0.1087in" svg:x="0.8059in" svg:y="0.4567in" svg:viewBox="0 0 265 277" svg:d="M56 232c-15 27-31 32-47 33-6 0-9 0-9 8 0 2 2 4 5 4 10 0 22-1 33-1 14 0 27 1 39 1 2 0 8 0 8-7 0-5-4-5-7-5-9-1-18-4-18-13 0-6 3-10 6-14 10-17 19-33 29-50 33 0 64 0 97 0 0 8 6 61 6 64 0 12-20 13-28 13-5 0-9 0-9 8 0 4 3 2 5 4 17 0 33-1 48-1 10 0 35 1 44 1 3 0 7 0 7-7 0-5-3-5-9-5-24 0-24-3-25-14-8-80-15-161-23-241-1-8-1-10-8-10-5 0-8 3-10 7-45 74-89 150-134 225zM102 176c26-43 51-85 76-128 5 43 8 85 12 128-29 0-58 0-88 0z"><text:p/></draw:path><draw:path draw:style-name="gr3" draw:text-style-name="P6" svg:width="0.0839in" svg:height="0.0937in" svg:x="0.9571in" svg:y="0.4748in" svg:viewBox="0 0 214 239" svg:d="M117 8c-4-7-6-8-9-8-6 0-7 2-9 8-32 71-65 144-97 215-2 6-2 7-2 8 0 4 3 8 8 8 2 0 5 0 8-8 31-68 61-136 92-205 29 69 60 137 90 205 3 8 8 8 9 8 4 0 7-4 7-8-1-2 0-1-2-5-32-73-64-146-95-218z"><text:p/></draw:path><draw:path draw:style-name="gr3" draw:text-style-name="P6" svg:width="0.0752in" svg:height="0.0689in" svg:x="1.0882in" svg:y="0.498in" svg:viewBox="0 0 192 176" svg:d="M118 55c2-11 11-46 38-46 2 0 11 0 20 5-11 1-19 11-19 21 0 6 5 13 15 13 8 0 20-6 20-22 0-20-23-26-36-26-22 0-35 21-41 30-8-26-29-30-40-30-41 0-63 51-63 61 0 3 3 3 4 3 4 0 5-1 6-5 13-40 38-50 52-50 7 0 21 3 21 26 0 12-7 38-21 92-7 24-20 40-38 40-2 0-11 0-18-5 9-1 17-10 17-21 0-10-8-13-14-13-11 0-21 10-21 22 0 18 20 26 36 26 26 0 40-27 41-30 4 15 19 30 42 30 39 0 61-51 61-60 0-4-3-4-4-4-3 0-4 1-6 5-12 40-38 50-50 50-16 0-22-12-22-25 0-9 2-18 6-34 5-18 9-35 14-53z"><text:p/></draw:path><draw:path draw:style-name="gr3" draw:text-style-name="P6" svg:width="0.076in" svg:height="0.0878in" svg:x="1.2256in" svg:y="0.4835in" svg:viewBox="0 0 194 224" svg:d="M180 120c7 0 14 0 14-8 0-7-7-7-14-7-55 0-109 0-164 0 5-52 49-90 104-90 20 0 41 0 60 0 7 0 14 0 14-7 0-8-7-8-14-8-21 0-40 0-61 0-66 0-119 51-119 112 0 62 53 112 119 112 21 0 40 0 61 0 7 0 14 0 14-7 0-8-7-8-14-8-19 0-40 0-60 0-55 0-99-37-104-89 55 0 109 0 164 0z"><text:p/></draw:path><draw:path draw:style-name="gr3" draw:text-style-name="P6" svg:width="0.1083in" svg:height="0.1035in" svg:x="1.363in" svg:y="0.4618in" svg:viewBox="0 0 276 264" svg:d="M45 233c-3 16-4 19-35 19-7 0-10 0-10 8 0 4 3 4 10 4 46 0 92 0 138 0 61 0 107-46 107-84 0-27-23-50-60-55 40-6 81-35 81-72 0-29-25-53-73-53-42 0-86 0-129 0-7 0-11 0-11 8 0 4 3 4 11 4 1 0 7 0 14 0 8 1 11 1 11 7 0 1 0 2-2 7-18 70-34 138-52 207zM103 122c8-32 17-64 25-96 3-13 4-14 20-14 17 0 35 0 51 0 33 0 42 22 42 40 0 34-33 70-80 70-19 0-39 0-58 0zM87 252c-6 0-7 0-9-1-4 0-5 0-5-3 0-2 0-3 2-9 9-37 17-72 26-108 24 0 50 0 74 0 36 0 44 29 44 45 0 39-34 76-80 76-18 0-35 0-52 0z"><text:p/></draw:path><draw:path draw:style-name="gr3" draw:text-style-name="P6" svg:width="0.1346in" svg:height="0.0835in" svg:x="1.5724in" svg:y="0.4858in" svg:viewBox="0 0 343 213" svg:d="M330 152c7 0 13 0 13-8s-6-8-13-8c-83 0-164 0-246 0-16-14-36-24-49-29 14-7 33-17 49-30 82 0 163 0 246 0 7 0 13 0 13-8 0-7-6-7-13-7-76 0-153 0-229 0 19-18 39-52 39-58 0-4-5-4-7-4-3 0-7 0-8 3-7 15-18 36-44 58-26 24-52 34-72 40-7 2-7 2-8 4-1 0-1 1-1 2s0 1 1 2l1 1c2 1 1 0 8 3 53 16 91 51 113 92 3 7 5 8 10 8 2 0 7 0 7-4 0-5-20-38-39-57 76 0 153 0 229 0z"><text:p/></draw:path><draw:path draw:style-name="gr3" draw:text-style-name="P6" svg:width="0.1346in" svg:height="0.0835in" svg:x="1.6992in" svg:y="0.4858in" svg:viewBox="0 0 343 213" svg:d="M258 77c17 13 37 24 50 30-14 6-33 16-50 29-81 0-163 0-245 0-6 0-13 0-13 8s7 8 13 8c76 0 153 0 229 0-19 17-40 52-40 57 0 4 6 4 8 4 3 0 6 0 8-3 7-15 18-35 44-58s53-34 72-40c7-2 7-2 8-3 1 0 1-1 1-2s0-2-1-2l-1-2c-2-1-1-1-8-3-53-15-91-50-113-91-4-8-4-9-10-9-2 0-8 0-8 4 0 6 20 39 40 58-76 0-153 0-229 0-6 0-13 0-13 7 0 8 7 8 13 8 82 0 164 0 245 0z"><text:p/></draw:path><draw:path draw:style-name="gr3" draw:text-style-name="P6" svg:width="0.0752in" svg:height="0.0689in" svg:x="1.9319in" svg:y="0.498in" svg:viewBox="0 0 192 176" svg:d="M118 55c2-11 11-46 38-46 2 0 11 0 20 5-11 1-19 11-19 21 0 6 5 13 15 13 8 0 20-6 20-22 0-20-23-26-36-26-22 0-35 21-39 30-10-26-31-30-42-30-41 0-63 51-63 61 0 3 3 2 4 3 4 0 5-1 6-5 13-40 38-50 52-50 7 0 21 3 21 26 0 12-7 38-21 92-7 24-20 40-38 40-2 0-11 0-18-5 9-1 17-10 17-21 0-10-8-13-14-13-11 0-21 10-21 22 0 18 20 26 36 26 26 0 40-27 41-30 4 15 19 30 42 30 39 0 61-51 61-60 0-4-3-4-4-4-3 0-4 1-6 5-12 40-38 50-50 50-16 0-22-12-22-25 0-9 2-18 6-34 5-18 9-35 14-53z"><text:p/></draw:path><draw:path draw:style-name="gr3" draw:text-style-name="P6" svg:width="0.076in" svg:height="0.0878in" svg:x="2.0693in" svg:y="0.4835in" svg:viewBox="0 0 194 224" svg:d="M180 120c7 0 14 0 14-8 0-7-7-7-14-7-55 0-109 0-164 0 5-52 50-90 104-90 20 0 41 0 60 0 7 0 14 0 14-7 0-8-7-8-14-8-21 0-40 0-61 0-66 0-119 51-119 112 0 62 53 112 119 112 21 0 40 0 61 0 7 0 14 0 14-7 0-8-7-8-14-8-19 0-40 0-60 0-54 0-99-37-104-89 55 0 109 0 164 0z"><text:p/></draw:path><draw:path draw:style-name="gr3" draw:text-style-name="P6" svg:width="0.1043in" svg:height="0.1087in" svg:x="2.2055in" svg:y="0.4567in" svg:viewBox="0 0 266 277" svg:d="M56 232c-15 27-31 32-47 33-5 0-9 0-9 8 0 2 2 4 5 4 11 0 22-1 33-1 14 0 27 1 39 1 3 0 8 0 8-7 0-5-4-5-7-5-9-1-18-4-18-13 0-6 3-10 6-14 10-17 20-33 30-50 32 0 65 0 96 0 0 8 6 61 6 64 0 12-20 13-28 13-5 0-8 0-8 8 0 4 4 4 5 4 16 0 32-1 47-1 10 0 35 1 44 1 3 0 8 0 8-7 0-5-4-5-10-5-23 0-23-3-24-14-8-80-16-161-24-241-1-8-1-10-8-10-5 0-8 3-10 7-45 74-89 150-134 225zM102 176c26-43 51-85 76-128 5 43 9 85 13 128-29 0-59 0-89 0z"><text:p/></draw:path><draw:path draw:style-name="gr3" draw:text-style-name="P6" svg:width="0.0839in" svg:height="0.0937in" svg:x="2.3567in" svg:y="0.4748in" svg:viewBox="0 0 214 239" svg:d="M214 84c0-59-58-84-106-84-51 0-108 26-108 84 0 47 0 94 0 142 0 6 0 13 8 13 7 0 7-7 7-13 0-47 0-94 0-140 0-58 63-71 93-71 17 0 42 4 61 17 30 19 30 43 30 54 0 46 0 93 0 140 0 6 0 13 8 13 7 0 7-7 7-13 0-48 0-95 0-142z"><text:p/></draw:path><draw:path draw:style-name="gr3" draw:text-style-name="P6" svg:width="0.1083in" svg:height="0.1035in" svg:x="2.4902in" svg:y="0.4618in" svg:viewBox="0 0 276 264" svg:d="M45 233c-3 16-4 19-35 19-7 0-10 0-10 8 0 4 3 4 10 4 46 0 92 0 138 0 61 0 107-46 107-84 0-27-23-50-60-55 40-6 81-35 81-72 0-29-25-53-73-53-42 0-86 0-129 0-7 0-11 0-11 8 0 4 3 4 11 4 1 0 7 0 14 0 8 1 11 1 11 7 0 1-1 2-2 7-18 70-34 138-52 207zM103 122c8-32 17-64 25-96 3-13 4-14 20-14 17 0 33 0 50 0 34 0 43 22 43 40 0 34-33 70-80 70-19 0-39 0-58 0zM87 252c-6 0-7 0-9-1-4 0-5 0-5-3 0-2 0-3 2-9 9-37 17-72 26-108 24 0 50 0 74 0 36 0 44 29 44 45 0 39-34 76-80 76-18 0-35 0-52 0z"><text:p/></draw:path></draw:g></text:p>
          <text:p text:style-name="P23">וסה"כ בפרט <draw:g text:anchor-type="as-char" svg:y="-0.1063in" draw:z-index="104" draw:name="Shape117" draw:style-name="gr1"><svg:title>TexMaths</svg:title><svg:desc>11§display§N \cap E \cap E = N \cap E§svg§600§FALSE§</svg:desc><draw:path draw:style-name="gr2" draw:text-style-name="P5" svg:width="1.3299in" svg:height="0.0906in" svg:x="0.0024in" svg:y="0.0071in" svg:viewBox="0 0 3379 231" svg:d="M0 0c1126 0 2252 0 3379 0 0 77 0 154 0 231-1127 0-2253 0-3379 0 0-77 0-154 0-231z"><text:p/></draw:path><draw:path draw:style-name="gr3" draw:text-style-name="P6" svg:width="0.128in" svg:height="0.1028in" svg:x="0.0004in" svg:y="0in" svg:viewBox="0 0 326 262" svg:d="M277 41c3-16 10-28 42-29 1 0 7 0 7-8-3-1 0-4-6-4-13 0-26 1-40 1-12 0-26-1-38-1-2 0-8 0-8 8 0 4 5 4 8 4 22 0 26 9 26 17 0 1-1 7-2 8-14 58-28 114-43 171-28-67-57-133-86-200-2-8-3-8-12-8-17 0-34 0-51 0-8 0-11 0-11 8 0 4 3 4 11 4 2 0 26 0 26 3-18 69-34 138-52 206-4 16-11 28-41 29-3 0-7 1-7 8 0 3 1 4 4 4 14 0 27-1 39-1 13 0 27 1 41 1 1 0 6 0 6-8 0-3-3-4-8-4-22 0-25-9-25-17 0-2 0-4 1-8 17-68 34-136 51-203 2 2 2 3 4 7 32 76 64 150 96 226 3 7 4 7 8 7s4-1 5-8c19-71 36-142 55-213z"><text:p/></draw:path><draw:path draw:style-name="gr3" draw:text-style-name="P6" svg:width="0.0839in" svg:height="0.0933in" svg:x="0.1752in" svg:y="0.013in" svg:viewBox="0 0 214 238" svg:d="M214 84c0-59-58-84-106-84-51 0-108 26-108 84 0 46 0 93 0 139 0 8 0 15 8 15 7 0 7-7 7-15 0-46 0-91 0-137 0-58 63-71 93-71 16 0 42 4 61 17 30 19 30 43 30 54 0 46 0 91 0 137 0 8 0 15 8 15 7 0 7-7 7-15 0-46 0-93 0-139z"><text:p/></draw:path><draw:path draw:style-name="gr3" draw:text-style-name="P6" svg:width="0.1102in" svg:height="0.1024in" svg:x="0.3079in" svg:y="0.0004in" svg:viewBox="0 0 281 261" svg:d="M260 172c0-2 1-4 1-6 0-1 0-4-5-4-3 0-4 2-4 4-25 57-40 83-106 83-18 0-38 0-57 0-4 0-5 0-8 0-4 0-5-1-5-4 0-1 0-2 2-8 9-36 18-71 26-105 14 0 26 0 39 0 32 0 32 7 32 17 0 2 0 7-2 18-1 3-1 4-1 5 0 2 1 4 5 4 2 0 3-2 6-8 7-29 14-59 22-89 0-2-3-4-5-4-4 0-4 2-5 6-9 30-16 39-51 39-12 0-24 0-36 0 7-31 15-62 23-92 3-15 3-16 21-16 17 0 36 0 54 0 47 0 59 11 59 43 0 9 0 10-2 20 0 2 0 5 0 8 0 1 1 4 4 4 5 0 5-2 6-10 2-22 5-44 7-66 2-11-1-11-9-11-65 0-131 0-196 0-8 0-11 0-11 8 0 4 3 4 10 4 14 0 25 0 25 7 0 2 0 2-2 10-17 67-34 135-51 202-3 16-4 18-35 18-7 0-11 0-11 7 0 5 3 5 11 5 67 0 133 0 200 0 10 0 10 0 12-7 12-27 24-55 37-82z"><text:p/></draw:path><draw:path draw:style-name="gr3" draw:text-style-name="P6" svg:width="0.0839in" svg:height="0.0933in" svg:x="0.4654in" svg:y="0.013in" svg:viewBox="0 0 214 238" svg:d="M214 84c0-59-58-84-106-84-51 0-108 26-108 84 0 46 0 93 0 139 0 8 0 15 8 15 7 0 7-7 7-15 0-46 0-91 0-137 0-58 63-71 93-71 16 0 42 4 61 17 30 19 30 43 30 54 0 46 0 91 0 137 0 8 0 15 8 15 7 0 7-7 7-15 0-46 0-93 0-139z"><text:p/></draw:path><draw:path draw:style-name="gr3" draw:text-style-name="P6" svg:width="0.1102in" svg:height="0.1024in" svg:x="0.598in" svg:y="0.0004in" svg:viewBox="0 0 281 261" svg:d="M260 172c0-2 1-4 1-6 0-1 0-4-5-4-3 0-4 2-4 4-25 57-40 83-106 83-18 0-38 0-57 0-5 0-5 0-8 0-4 0-5-1-5-4 0-1 0-2 2-8 9-36 18-71 26-105 14 0 26 0 39 0 32 0 32 7 32 17 0 2 0 7-2 18-1 3-1 4-1 5 0 2 1 4 4 4s4-2 7-8c7-29 14-59 22-89 0-2-3-4-5-4-4 0-4 2-5 6-9 30-16 39-51 39-12 0-24 0-36 0 7-31 15-62 23-92 3-15 3-16 21-16 17 0 36 0 54 0 47 0 59 11 59 43 0 9 0 10-2 20 0 2 0 5 0 8 0 1 1 4 4 4 5 0 5-2 6-10 2-22 5-44 7-66 2-11-1-11-11-11-64 0-129 0-194 0-8 0-11 0-11 8 0 4 3 4 10 4 14 0 25 0 25 7 0 2 0 2-2 10-17 67-34 135-51 202-3 16-4 18-35 18-7 0-11 0-11 7 0 5 3 5 11 5 67 0 133 0 200 0 10 0 10 0 12-7 12-27 24-55 37-82z"><text:p/></draw:path><draw:path draw:style-name="gr3" draw:text-style-name="P6" svg:width="0.1004in" svg:height="0.035in" svg:x="0.7638in" svg:y="0.04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272in" svg:height="0.1028in" svg:x="0.922in" svg:y="0in" svg:viewBox="0 0 324 262" svg:d="M277 41c3-16 10-28 41-29 2 0 6 0 6-8-1-1 0-4-4-4-13 0-26 1-40 1-13 0-26-1-38-1-3 0-8 0-8 8 0 4 5 4 8 4 22 0 25 9 25 17 0 1 0 7-1 8-14 58-28 114-43 171-28-67-57-133-86-200-2-8-3-8-12-8-17 0-34 0-51 0-8 0-11 0-11 8 0 4 3 4 11 4 1 0 26 0 26 3-18 69-34 138-52 206-4 16-11 28-41 29-3 0-7 1-7 8 0 3 1 4 4 4 12 0 27-1 39-1 13 0 27 1 41 1 1 0 6 0 6-8 0-3-3-4-8-4-23 0-25-9-25-17 0-2 0-4 1-8 17-68 34-136 51-203 2 2 2 3 4 7 32 76 64 150 96 226 3 7 4 7 8 7s4-1 5-8c19-71 36-142 55-213z"><text:p/></draw:path><draw:path draw:style-name="gr3" draw:text-style-name="P6" svg:width="0.0839in" svg:height="0.0933in" svg:x="1.0969in" svg:y="0.013in" svg:viewBox="0 0 214 238" svg:d="M214 84c0-59-58-84-106-84-51 0-108 26-108 84 0 46 0 93 0 139 0 8 0 15 8 15 7 0 7-7 7-15 0-46 0-91 0-137 0-58 63-71 93-71 16 0 42 4 61 17 30 19 30 43 30 54 0 46 0 91 0 137 0 8 0 15 8 15 7 0 7-7 7-15 0-46 0-93 0-139z"><text:p/></draw:path><draw:path draw:style-name="gr3" draw:text-style-name="P6" svg:width="0.1102in" svg:height="0.1024in" svg:x="1.2291in" svg:y="0.0004in" svg:viewBox="0 0 281 261" svg:d="M260 172c0-2 1-4 1-6 0-1 0-4-5-4-3 0-4 2-4 4-25 57-40 83-106 83-18 0-38 0-57 0-5 0-5 0-8 0-4 0-5-1-5-4 0-1 0-2 2-8 9-36 18-71 26-105 14 0 26 0 39 0 32 0 32 7 32 17 0 2 0 7-2 18-1 3-1 4-1 5 0 2 1 4 4 4s4-2 7-8c7-29 14-59 22-89 0-2-3-4-5-4-4 0-4 2-5 6-9 30-16 39-51 39-12 0-24 0-36 0 7-31 15-62 23-92 3-15 3-16 21-16 17 0 36 0 54 0 47 0 59 11 59 43 0 9 0 10-2 20 0 2 0 5 0 8 0 1 1 4 4 4 5 0 5-2 6-10 2-22 5-44 7-66 2-11-1-11-11-11-64 0-129 0-194 0-8 0-12 0-12 8 0 4 4 4 11 4 14 0 25 0 25 7 0 2 0 2-2 10-17 67-34 135-51 202-3 16-4 18-35 18-7 0-11 0-11 7 0 5 3 5 11 5 67 0 133 0 200 0 9 0 10 0 12-7 12-27 24-55 37-82z"><text:p/></draw:path></draw:g><text:s/>כדרוש. </text:p>
        </text:list-item>
        <text:list-item>
          <text:p text:style-name="P21"><text:span text:style-name="T2">יחידות: יהי </text:span><text:span text:style-name="T2"><draw:g text:anchor-type="as-char" svg:y="-0.1134in" draw:z-index="105" draw:name="Shape118" draw:style-name="gr1"><svg:title>TexMaths</svg:title><svg:desc>11§display§A, B \in \ps(E)§svg§600§FALSE§</svg:desc><draw:path draw:style-name="gr2" draw:text-style-name="P5" svg:width="0.8173in" svg:height="0.1358in" svg:x="0.0028in" svg:y="0.0071in" svg:viewBox="0 0 2077 346" svg:d="M1039 346c-347 0-692 0-1039 0 0-116 0-230 0-346 692 0 1385 0 2077 0 0 116 0 230 0 346-346 0-692 0-1038 0z"><text:p/></draw:path><draw:path draw:style-name="gr3" draw:text-style-name="P6" svg:width="0.1035in" svg:height="0.1079in" svg:x="0.0004in" svg:y="0.0043in" svg:viewBox="0 0 264 275" svg:d="M55 231c-15 26-31 31-47 32-5 1-8 1-8 8 0 2 1 4 4 4 11 0 22-1 33-1 14 0 27 1 39 1 3 0 8 0 8-7 0-4-4-5-7-5-9 0-18-3-18-13 0-4 3-9 6-14 10-17 20-32 30-49 32 0 65 0 97 0 0 9 5 60 5 64 0 11-20 12-27 12-6 0-9 0-9 8 0 4 4 4 5 4 16 0 32-1 48-1 9 0 34 1 44 1 2 0 6 0 6-7 0-5-3-5-9-5-23 0-23-2-24-13-8-79-16-160-24-240-1-8-1-10-8-10-5 0-7 3-10 7-45 74-89 149-134 224zM101 175c26-43 51-85 76-127 5 42 9 84 13 127-29 0-59 0-89 0z"><text:p/></draw:path><draw:path draw:style-name="gr3" draw:text-style-name="P6" svg:width="0.0173in" svg:height="0.0453in" svg:x="0.122in" svg:y="0.0972in" svg:viewBox="0 0 45 116" svg:d="M45 41c0-26-10-41-25-41-12 0-20 10-20 21 0 10 8 20 20 20 5 0 10-1 14-5 1-1 1-1 2-1 0 2 0 0 0 6 0 28-13 51-26 64-4 4-4 5-4 6 0 2 2 5 4 5 4 0 35-30 35-75z"><text:p/></draw:path><draw:path draw:style-name="gr3" draw:text-style-name="P6" svg:width="0.1083in" svg:height="0.1028in" svg:x="0.1831in" svg:y="0.0098in" svg:viewBox="0 0 276 262" svg:d="M46 232c-4 15-4 18-35 18-7 0-11 0-11 8 0 4 4 4 11 4 46 0 91 0 138 0 61 0 106-45 106-83 0-27-22-49-59-53 40-8 80-37 80-73 0-29-25-53-71-53-43 0-87 0-130 0-8 0-11 0-11 8 0 4 3 4 11 4 4 0 8 0 14 0 7 1 10 1 10 7 0 1 0 2-1 7-18 69-34 138-52 206zM105 122c7-32 16-64 24-96 3-13 4-14 21-14 16 0 33 0 49 0 34 0 42 22 42 40 0 34-33 70-80 70-19 0-38 0-56 0zM87 250c-6 0-6 0-9 0s-4-1-4-4c0-2 0-2 2-9 9-36 18-71 26-106 25 0 49 0 73 0 37 0 45 28 45 45 0 36-35 74-80 74-18 0-35 0-53 0z"><text:p/></draw:path><draw:path draw:style-name="gr3" draw:text-style-name="P6" svg:width="0.076in" svg:height="0.087in" svg:x="0.3543in" svg:y="0.0307in" svg:viewBox="0 0 194 222" svg:d="M181 120c6 0 13-1 13-9 0-9-7-8-13-8-56 0-109 0-164 0 4-50 48-88 103-88 20 0 41 0 61 0 6 0 13 0 13-7 0-8-7-8-13-8-21 0-41 0-62 0-66 0-119 48-119 111 0 62 53 111 119 111 21 0 41 0 62 0 6 0 13 0 13-7s-7-7-13-7c-20 0-41 0-61 0-55 0-99-37-103-88 55 0 108 0 164 0z"><text:p/></draw:path><draw:path draw:style-name="gr3" draw:text-style-name="P6" svg:width="0.1079in" svg:height="0.1106in" svg:x="0.4886in" svg:y="0.0098in" svg:viewBox="0 0 275 282" svg:d="M127 0c-54 0-96 26-112 44-14 15-15 26-15 28s2 3 4 3c7 0 16-6 18-8 9-5 10-8 12-15 6-16 17-29 65-31-7 87-30 172-63 251-2 5-1 4-2 7 0 1 1 3 3 3 7 0 26-9 30-19 20-47 52-135 63-242 6 0 14 0 21 0 47 0 92 18 92 57 0 29-28 83-103 85-8 0-12 0-23 8-7 4-10 8-10 11 0 2 2 2 7 2 71 0 161-60 161-123 0-44-52-61-97-61-17 0-34 0-51 0z"><text:p/></draw:path><draw:path draw:style-name="gr3" draw:text-style-name="P6" svg:width="0.0346in" svg:height="0.1512in" svg:x="0.6189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6" svg:width="0.1102in" svg:height="0.1024in" svg:x="0.6685in" svg:y="0.0098in" svg:viewBox="0 0 281 261" svg:d="M259 172c1-1 1-4 2-5 0-1 0-4-5-4-3 0-4 2-5 4-24 57-39 82-105 82-18 0-38 0-57 0-5 0-5 0-8 0-4 0-5-1-5-5 0-1 0-1 2-8 9-35 18-70 27-104 12 0 25 0 37 0 33 0 33 8 33 18 0 2 0 6-2 18-1 3-1 4-1 5 0 2 1 4 4 4s5-2 7-7c7-31 14-61 22-91 0-2-2-4-6-4-3 0-4 2-5 6-8 30-15 39-51 39-12 0-24 0-36 0 7-32 15-63 23-94 4-13 4-14 21-14 19 0 36 0 55 0 47 0 58 11 58 43 0 9 0 10-1 20 0 2 0 4 0 6s1 6 4 6c5 0 5-2 6-10 2-22 5-45 8-67 1-10-1-10-11-10-65 0-130 0-195 0-8 0-12 0-12 8 0 4 4 4 11 4 14 0 25 0 25 7 0 1 0 2-2 9-17 68-34 136-51 203-4 15-4 18-35 18-7 0-11 0-11 8 0 4 3 4 11 4 67 0 133 0 200 0 9 0 10 0 12-7 13-27 24-55 36-82z"><text:p/></draw:path><draw:path draw:style-name="gr3" draw:text-style-name="P6" svg:width="0.035in" svg:height="0.1512in" svg:x="0.7925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2">, ויהי </text:span><text:span text:style-name="T2"><draw:g text:anchor-type="as-char" svg:y="-0.1134in" draw:z-index="106" draw:name="Shape119" draw:style-name="gr1"><svg:title>TexMaths</svg:title><svg:desc>11§display§N \in \ps(N)§svg§600§FALSE§</svg:desc><draw:path draw:style-name="gr2" draw:text-style-name="P5" svg:width="0.6689in" svg:height="0.1358in" svg:x="0.0024in" svg:y="0.0071in" svg:viewBox="0 0 1700 346" svg:d="M850 346c-283 0-566 0-850 0 0-116 0-230 0-346 567 0 1133 0 1700 0 0 116 0 230 0 346-283 0-567 0-850 0z"><text:p/></draw:path><draw:path draw:style-name="gr3" draw:text-style-name="P6" svg:width="0.128in" svg:height="0.1028in" svg:x="0.0004in" svg:y="0.0098in" svg:viewBox="0 0 326 262" svg:d="M277 41c4-17 11-28 42-29 1 0 7-1 7-8 0-1 0-4-6-4-13 0-26 1-38 1-14 0-28-1-40-1-2 0-8 0-8 8 0 4 5 4 8 4 22 0 26 8 26 17 0 1-1 6-1 7-14 58-29 115-44 172-28-67-56-134-84-201-4-7-5-7-14-7-17 0-34 0-51 0-8 0-11 0-11 8 0 4 3 4 11 4 2 0 26 0 26 3-17 69-34 138-52 206-4 16-11 28-41 29-3 0-7 1-7 8 0 3 2 4 4 4 14 0 27-1 40-1s26 1 40 1c2 0 6 0 6-8 0-3-3-4-7-4-22 0-26-9-26-17 0-3 0-4 1-8 18-68 34-136 52-203 1 2 1 2 3 7 32 74 64 150 96 225 3 7 4 8 8 8s4-1 6-8c18-70 37-142 54-213z"><text:p/></draw:path><draw:path draw:style-name="gr3" draw:text-style-name="P6" svg:width="0.076in" svg:height="0.087in" svg:x="0.1882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1079in" svg:height="0.1106in" svg:x="0.3224in" svg:y="0.0098in" svg:viewBox="0 0 275 282" svg:d="M127 0c-54 0-96 26-112 44-14 15-15 26-15 28s2 3 4 3c7 0 16-6 18-8 9-5 10-8 12-15 6-16 17-29 65-31-7 87-30 172-63 251-2 5-1 4-2 7 0 1 1 3 3 3 7 0 26-9 30-19 20-47 52-135 63-242 6 0 14 0 21 0 47 0 92 18 92 57 0 29-28 83-103 85-8 0-12 0-23 8-7 4-10 8-10 11 0 2 2 2 7 2 71 0 161-60 161-123 0-44-52-61-97-61-17 0-34 0-51 0z"><text:p/></draw:path><draw:path draw:style-name="gr3" draw:text-style-name="P6" svg:width="0.0346in" svg:height="0.1512in" svg:x="0.4524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6" svg:width="0.128in" svg:height="0.1028in" svg:x="0.502in" svg:y="0.0098in" svg:viewBox="0 0 326 262" svg:d="M277 41c5-17 11-28 42-29 2 0 7-1 7-8 0-1 0-4-5-4-13 0-26 1-39 1-14 0-27-1-40-1-2 0-7 0-7 8 0 4 5 4 7 4 22 0 26 8 26 17 0 1 0 6-1 7-14 58-28 115-43 172-28-67-57-134-85-201-4-7-4-7-12-7-18 0-35 0-52 0-8 0-11 0-11 8 0 4 3 4 11 4 1 0 25 0 25 3-17 69-34 138-52 206-3 16-9 28-41 29-3 0-7 1-7 8 0 3 2 4 6 4 12 0 26-1 38-1 13 0 28 1 40 1 2 0 7 0 7-8 0-3-4-4-7-4-23 0-27-9-27-17 0-3 1-4 2-8 17-68 35-136 51-203 2 2 2 2 3 7 32 74 65 150 97 225 2 7 3 8 8 8 3 0 3-1 5-8 18-70 37-142 54-213z"><text:p/></draw:path><draw:path draw:style-name="gr3" draw:text-style-name="P6" svg:width="0.035in" svg:height="0.1512in" svg:x="0.6437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2">, נניח </text:span><text:span text:style-name="T2"><draw:g text:anchor-type="as-char" svg:y="-0.1075in" draw:z-index="107" draw:name="Shape120" draw:style-name="gr1"><svg:title>TexMaths</svg:title><svg:desc>11§display§AR_1N \land BR_1N§svg§600§FALSE§</svg:desc><draw:path draw:style-name="gr2" draw:text-style-name="P5" svg:width="1.0303in" svg:height="0.115in" svg:x="0.0028in" svg:y="0.0079in" svg:viewBox="0 0 2618 293" svg:d="M1310 293c-437 0-873 0-1310 0 0-97 0-195 0-293 872 0 1745 0 2618 0 0 98 0 196 0 293-436 0-873 0-1308 0z"><text:p/></draw:path><draw:path draw:style-name="gr3" draw:text-style-name="P6" svg:width="0.1039in" svg:height="0.1079in" svg:x="0.0004in" svg:y="0in" svg:viewBox="0 0 265 275" svg:d="M55 231c-15 25-31 31-47 32-5 1-8 1-8 7 0 3 1 5 4 5 11 0 22-1 33-1 14 0 27 1 39 1 3 0 8 0 8-7 0-4-4-5-7-5-9 0-18-4-18-14 0-4 3-8 6-14 10-16 20-33 30-49 31 0 64 0 96 0 0 8 6 60 6 65 0 11-20 12-28 12-5 0-8 0-8 7 0 5 4 5 5 5 15 0 32-1 47-1 10 0 34 1 44 1 3 0 8 0 8-8 0-4-4-4-10-4-23 0-23-3-24-14-8-79-17-159-24-239-1-8-1-10-8-10-5 0-8 3-10 7-45 74-89 149-134 224zM101 175c25-43 51-85 76-127 4 42 9 84 13 127-29 0-59 0-89 0z"><text:p/></draw:path><draw:path draw:style-name="gr3" draw:text-style-name="P6" svg:width="0.1083in" svg:height="0.1059in" svg:x="0.1154in" svg:y="0.0051in" svg:viewBox="0 0 276 270" svg:d="M129 26c3-8 4-13 11-14 3 0 16 0 24 0 27 0 70 0 70 37 0 14-6 40-22 55-10 10-29 22-65 22-14 0-28 0-43 0 8-34 17-67 25-100zM185 132c38-9 84-35 84-75 0-33-34-57-84-57-37 0-74 0-110 0-8 0-12 0-12 8 0 4 4 4 11 4 1 0 8 0 15 0 7 1 10 1 10 7 0 1 0 2-1 7-18 69-34 138-52 206-4 15-5 17-35 17-8 0-11 0-11 8 0 5 4 5 5 5 11 0 38-2 49-2s38 2 49 2c4 0 8 0 8-8 0-5-3-5-11-5-14 0-25 0-25-6 0-2 1-5 1-7 9-34 16-67 25-101 16 0 31 0 46 0 36 0 43 22 43 35 0 6-3 17-5 26-4 11-7 25-7 33 0 41 46 41 52 41 33 0 46-38 46-44 0-5-3-3-4-5-4 0-5 3-6 5-10 29-26 36-35 36-12 0-15-8-15-24 0-12 2-31 4-44 0-5 1-13 1-17 0-30-26-41-36-45z"><text:p/></draw:path><draw:path draw:style-name="gr3" draw:text-style-name="P6" svg:width="0.0386in" svg:height="0.0701in" svg:x="0.2358in" svg:y="0.061in" svg:viewBox="0 0 99 179" svg:d="M62 8c0-8-2-8-9-8-17 16-42 18-53 18 0 3 0 5 0 8 7 0 24 0 40-6 0 45 0 91 0 137 0 9 0 12-28 12-3 0-7 0-10 0 0 4 0 7 0 10 5 0 39-1 49-1 7 0 41 1 48 1 0-3 0-6 0-10-3 0-8 0-11 0-26 0-26-3-26-12 0-50 0-100 0-149z"><text:p/></draw:path><draw:path draw:style-name="gr3" draw:text-style-name="P6" svg:width="0.128in" svg:height="0.1028in" svg:x="0.2988in" svg:y="0.0051in" svg:viewBox="0 0 326 262" svg:d="M277 41c3-16 10-28 42-29 1 0 7-1 7-8 0-1 0-4-6-4-13 0-26 1-40 1-12 0-26-1-38-1-2 0-8 0-8 8 0 4 5 4 8 4 22 0 26 8 26 17 0 1-1 6-2 7-14 57-28 115-43 171-28-66-57-133-86-200-2-7-3-7-12-7-17 0-34 0-51 0-8 0-11 0-11 8 0 4 3 4 11 4 2 0 26 0 26 3-18 69-34 138-52 206-4 15-11 27-41 28-3 0-7 2-7 8 0 3 1 5 4 5 14 0 27-2 39-2 13 0 27 2 41 2 1 0 6 0 6-8 0-3-3-5-8-5-22 0-25-8-25-16 0-3 0-4 1-9 17-67 34-135 51-202 2 2 2 3 4 7 32 75 64 151 96 226 3 7 4 7 8 7s4-2 5-8c19-72 36-142 55-213z"><text:p/></draw:path><draw:path draw:style-name="gr3" draw:text-style-name="P6" svg:width="0.0839in" svg:height="0.0929in" svg:x="0.4736in" svg:y="0.0193in" svg:viewBox="0 0 214 237" svg:d="M117 8c-4-7-6-8-9-8-6 0-7 2-9 8-32 71-65 143-97 214-2 4-2 5-2 8 0 4 3 7 8 7 2 0 5-1 8-7 31-67 61-136 92-204 29 68 60 137 90 204 3 7 8 7 9 7 4 0 7-3 7-7 0-1 0-1-2-7-32-71-64-144-95-215z"><text:p/></draw:path><draw:path draw:style-name="gr3" draw:text-style-name="P6" svg:width="0.1079in" svg:height="0.1028in" svg:x="0.6067in" svg:y="0.0051in" svg:viewBox="0 0 275 262" svg:d="M45 232c-3 15-4 17-35 17-7 0-10 0-10 8 0 5 3 5 10 5 46 0 92 0 138 0 61 0 106-46 106-83 0-27-22-49-59-54 40-7 80-36 80-72 0-29-25-53-72-53-42 0-86 0-129 0-8 0-11 0-11 8 0 4 3 4 11 4 4 0 7 0 14 0 7 1 11 1 11 7 0 1-1 2-2 7-18 69-34 138-52 206zM103 122c8-32 17-64 25-96 3-13 4-14 20-14 17 0 33 0 50 0 34 0 42 22 42 40 0 34-33 70-81 70-18 0-37 0-56 0zM86 249c-6 0-6 0-8 0-4 0-5-1-5-4 0-1 0-1 2-9 9-35 17-70 26-105 24 0 49 0 73 0 37 0 45 28 45 45 0 36-34 73-80 73-18 0-36 0-53 0z"><text:p/></draw:path><draw:path draw:style-name="gr3" draw:text-style-name="P6" svg:width="0.1083in" svg:height="0.1059in" svg:x="0.7291in" svg:y="0.0051in" svg:viewBox="0 0 276 270" svg:d="M130 26c2-8 3-13 11-14 3 0 15 0 23 0 27 0 70 0 70 37 0 14-6 40-21 55-11 10-30 22-66 22-14 0-28 0-43 0 9-34 17-67 26-100zM185 132c39-9 86-35 86-75 0-33-36-57-86-57-37 0-74 0-110 0-8 0-11 0-11 8 0 4 3 4 10 4 1 0 8 0 15 0 7 1 10 1 10 7 0 1 0 2-1 7-18 69-34 138-52 206-4 15-4 17-35 17-7 0-11 0-11 8 0 5 3 3 5 5 11 0 39-2 50-2 10 0 37 2 48 2 4 0 8 0 8-8 0-5-3-5-11-5-14 0-24 0-24-6 0-2 0-5 1-7 9-34 16-67 25-101 16 0 31 0 46 0 36 0 42 22 42 35 0 6-3 17-5 26-4 11-7 25-7 33 0 41 46 41 52 41 33 0 46-38 46-44 0-5-3-3-4-5-4 0-5 3-6 5-9 29-25 36-35 36-12 0-15-8-15-24 0-12 2-31 4-44 1-5 1-13 1-17 0-30-25-41-36-45z"><text:p/></draw:path><draw:path draw:style-name="gr3" draw:text-style-name="P6" svg:width="0.0382in" svg:height="0.0701in" svg:x="0.8504in" svg:y="0.061in" svg:viewBox="0 0 98 179" svg:d="M60 8c0-8 0-8-7-8-18 16-42 18-53 18 0 3 0 5 0 8 5 0 24 0 38-6 0 45 0 91 0 137 0 9 0 12-26 12-3 0-8 0-11 0 0 4 0 7 0 10 6 0 39-1 48-1s43 1 49 1c0-3 0-6 0-10-3 0-7 0-10 0-28 0-28-3-28-12 0-50 0-100 0-149z"><text:p/></draw:path><draw:path draw:style-name="gr3" draw:text-style-name="P6" svg:width="0.128in" svg:height="0.1028in" svg:x="0.913in" svg:y="0.0051in" svg:viewBox="0 0 326 262" svg:d="M277 41c3-16 11-28 42-29 2 0 7-1 7-8 0-1 0-4-6-4-12 0-26 1-38 1-14 0-28-1-40-1-2 0-7 0-7 8 0 4 4 4 7 4 22 0 26 8 26 17 0 1-1 6-1 7-14 57-29 115-44 171-28-66-56-133-84-200-4-7-4-7-13-7-17 0-35 0-52 0-8 0-11 0-11 8 0 4 3 4 11 4 2 0 26 0 26 3-18 69-34 138-52 206-4 15-11 27-41 28-3 0-7 2-7 8 0 3 2 5 5 5 13 0 26-2 39-2s26 2 40 2c2 0 6 0 6-8 0-3-3-5-8-5-22 0-25-8-25-16 0-3 0-4 1-9 18-67 34-135 52-202 1 2 1 3 3 7 32 75 64 151 96 226 3 7 4 7 8 7s4-2 6-8c18-72 37-142 54-213z"><text:p/></draw:path></draw:g></text:span><text:span text:style-name="T2">, ונוכיח </text:span><text:span text:style-name="T2"><draw:g text:anchor-type="as-char" svg:y="-0.1083in" draw:z-index="108" draw:name="Shape121" draw:style-name="gr1"><svg:title>TexMaths</svg:title><svg:desc>11§display§A = B§svg§600§FALSE§</svg:desc><draw:path draw:style-name="gr2" draw:text-style-name="P5" svg:width="0.415in" svg:height="0.0921in" svg:x="0.0031in" svg:y="0.0079in" svg:viewBox="0 0 1055 235" svg:d="M0 0c352 0 703 0 1055 0 0 78 0 157 0 235-352 0-703 0-1055 0 0-78 0-157 0-235z"><text:p/></draw:path><draw:path draw:style-name="gr3" draw:text-style-name="P6" svg:width="0.1039in" svg:height="0.1079in" svg:x="0.0004in" svg:y="0in" svg:viewBox="0 0 265 275" svg:d="M56 231c-15 25-31 30-47 32-6 0-9 0-9 7 0 2 2 5 5 5 10 0 22-1 33-1 14 0 27 1 39 1 2 0 8 0 8-8 0-4-4-4-7-4-9-2-18-4-18-14 0-4 3-8 6-14 10-16 19-33 28-49 32 0 65 0 97 0 1 7 7 60 7 64 0 11-20 13-28 13-5 0-10 0-10 7 0 5 4 4 6 5 16 0 33-1 48-1 10 0 34 1 44 1 2 0 7 0 7-8 0-4-3-4-9-4-24 0-24-3-25-14-8-80-16-160-23-240-1-8-1-9-8-9-6 0-8 2-10 7-45 74-89 149-134 224zM102 174c25-42 51-85 76-127 4 42 8 85 12 127-30 0-58 0-88 0z"><text:p/></draw:path><draw:path draw:style-name="gr3" draw:text-style-name="P6" svg:width="0.1004in" svg:height="0.035in" svg:x="0.1602in" svg:y="0.0528in" svg:viewBox="0 0 256 90" svg:d="M243 15c5 0 13 0 13-7 0-8-8-8-13-8-77 0-154 0-231 0-5 0-12 0-12 8 0 7 7 7 12 7 77 0 154 0 231 0zM243 90c5 0 13 0 13-8 0-7-8-7-13-7-77 0-154 0-231 0-5 0-12 0-12 7 0 8 7 8 12 8 77 0 154 0 231 0z"><text:p/></draw:path><draw:path draw:style-name="gr3" draw:text-style-name="P6" svg:width="0.1083in" svg:height="0.1024in" svg:x="0.3177in" svg:y="0.0051in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4 0 51 0 34 0 42 23 42 41 0 33-33 70-81 70-18 0-37 0-56 0zM87 249c-6 0-7 0-9 0-3-1-4-1-4-4 0-1 0-1 1-9 9-35 18-71 27-106 24 0 49 0 73 0 37 0 44 27 44 44 0 38-34 75-79 75-18 0-36 0-53 0z"><text:p/></draw:path></draw:g></text:span><text:span text:style-name="T2">. מתוך ההנחה </text:span><text:span text:style-name="T2"><draw:g text:anchor-type="as-char" svg:y="-0.1118in" draw:z-index="109" draw:name="Shape122" draw:style-name="gr1"><svg:title>TexMaths</svg:title><svg:desc>11§display§A \cap E = N \cap E \land B \cap E = N \cap E§svg§600§FALSE§</svg:desc><draw:path draw:style-name="gr2" draw:text-style-name="P5" svg:width="2.2295in" svg:height="0.0957in" svg:x="0.0031in" svg:y="0.0079in" svg:viewBox="0 0 5664 244" svg:d="M0 0c1887 0 3776 0 5664 0 0 82 0 162 0 244-1888 0-3777 0-5664 0 0-82 0-162 0-244z"><text:p/></draw:path><draw:path draw:style-name="gr3" draw:text-style-name="P6" svg:width="0.1039in" svg:height="0.1079in" svg:x="0.0004in" svg:y="0in" svg:viewBox="0 0 265 275" svg:d="M56 230c-15 27-31 31-47 32-6 2-9 2-9 8 0 3 2 5 5 5 10 0 22-2 33-2 14 0 27 2 39 2 2 0 8 0 8-7 0-4-4-6-7-6-9 0-18-3-18-13 0-4 3-9 6-14 10-16 19-32 29-49 33 0 64 0 97 0 0 8 6 60 6 64 0 11-20 12-28 12-5 0-9 0-9 8 0 5 3 3 5 5 17 0 33-2 48-2 10 0 35 2 44 2 3 0 7 0 7-8 0-5-3-5-9-5-24 0-24-2-25-13-8-80-15-160-23-240-1-8-1-9-8-9-5 0-8 2-10 7-45 75-89 148-134 223zM102 174c26-42 51-85 76-127 5 42 9 85 13 127-29 0-59 0-89 0z"><text:p/></draw:path><draw:path draw:style-name="gr3" draw:text-style-name="P6" svg:width="0.0839in" svg:height="0.0933in" svg:x="0.1516in" svg:y="0.0177in" svg:viewBox="0 0 214 238" svg:d="M214 84c0-59-58-84-106-84-51 0-108 28-108 84 0 46 0 94 0 140 0 8 0 14 8 14 7 0 7-6 7-14 0-46 0-92 0-138 0-58 63-71 93-71 16 0 42 4 61 17 30 19 30 44 30 54 0 46 0 92 0 138 0 8 0 14 8 14 7 0 7-6 7-14 0-46 0-94 0-140z"><text:p/></draw:path><draw:path draw:style-name="gr3" draw:text-style-name="P6" svg:width="0.1102in" svg:height="0.102in" svg:x="0.2843in" svg:y="0.0055in" svg:viewBox="0 0 281 260" svg:d="M260 171c0-2 1-4 1-6-1-1 0-4-5-4-3 0-4 2-4 4-25 58-40 83-106 83-18 0-38 0-57 0-4 0-5 0-8 0-4 0-5-1-5-3 0-1 0-2 2-9 9-35 18-71 26-105 14 0 26 0 39 0 32 0 32 8 32 17 0 3 0 7-2 19-1 2-1 3-1 4 0 2 1 4 5 4 2 0 3-2 6-7 7-30 14-60 22-90 0-2-3-4-5-4-4 0-4 3-5 8-9 28-16 37-51 37-12 0-24 0-36 0 7-31 15-62 23-93 3-13 3-15 21-15 17 0 36 0 54 0 47 0 59 12 59 43 0 10 0 10-2 21 0 2 0 4 0 7 0 2 1 4 4 4 5 0 5-2 6-9 2-23 5-45 7-67 2-10-1-10-9-10-65 0-131 0-196 0-8 0-11 0-11 8 0 3 3 3 10 3 14 0 25 0 25 8 0 1 0 2-2 9-17 67-34 135-51 202-3 16-4 18-35 18-7 0-11 0-11 8 0 4 3 4 11 4 67 0 133 0 200 0 10 0 10 0 12-6 12-28 24-56 37-83z"><text:p/></draw:path><draw:path draw:style-name="gr3" draw:text-style-name="P6" svg:width="0.1008in" svg:height="0.035in" svg:x="0.4504in" svg:y="0.053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128in" svg:height="0.1024in" svg:x="0.6083in" svg:y="0.0051in" svg:viewBox="0 0 326 261" svg:d="M277 40c3-16 11-28 42-29 1 0 7 0 7-8-3-1 0-3-6-3-13 0-26 1-38 1-14 0-28-1-40-1-2 0-8 0-8 8 0 3 5 3 8 3 22 1 26 9 26 18 0 1-1 6-1 7-14 58-29 114-44 171-28-66-56-133-84-200-4-7-5-7-14-7-17 0-34 0-51 0-8 0-11 0-11 8 0 3 3 3 11 3 2 0 26 0 26 4-18 69-34 137-52 206-4 15-11 27-41 28-3 0-7 1-7 8 0 3 2 4 4 4 14 0 27-1 39-1 13 0 27 1 41 1 1 0 6 0 6-7 0-4-3-5-8-5-22 0-25-9-25-16 0-3 0-5 1-9 18-67 34-136 52-203 1 3 1 3 3 8 32 75 64 151 96 226 3 6 4 6 8 6s4-1 6-7c18-72 37-143 54-214z"><text:p/></draw:path><draw:path draw:style-name="gr3" draw:text-style-name="P6" svg:width="0.0839in" svg:height="0.0933in" svg:x="0.7835in" svg:y="0.0177in" svg:viewBox="0 0 214 238" svg:d="M214 84c0-59-58-84-106-84-51 0-108 28-108 84 0 46 0 94 0 140 0 8 0 14 8 14 7 0 7-6 7-14 0-46 0-92 0-138 0-58 63-71 93-71 17 0 42 4 61 17 30 19 30 44 30 54 0 46 0 92 0 138 0 8 0 14 8 14 7 0 7-6 7-14 0-46 0-94 0-140z"><text:p/></draw:path><draw:path draw:style-name="gr3" draw:text-style-name="P6" svg:width="0.1102in" svg:height="0.102in" svg:x="0.9157in" svg:y="0.0055in" svg:viewBox="0 0 281 260" svg:d="M260 171c1-2 2-4 2-6-2-1 0-4-6-4-3 0-3 2-4 4-25 58-40 83-106 83-18 0-37 0-56 0-5 0-6 0-9 0-4 0-5-1-5-3 0-1 0-2 2-9 9-35 18-71 26-105 14 0 26 0 39 0 33 0 33 8 33 17 0 3 0 7-3 19-1 2-1 3-1 4 0 2 2 4 5 4 2 0 4-2 6-7 7-30 14-60 22-90 0-2-3-4-5-4-3 0-4 3-5 8-9 28-16 37-51 37-12 0-24 0-36 0 7-31 15-62 23-93 3-13 3-15 21-15 17 0 36 0 54 0 47 0 59 12 59 43 0 10 0 10-2 21 0 2 0 4 0 7 0 2 1 4 4 4 5 0 5-2 6-9 2-23 5-45 7-67 2-10-1-10-9-10-65 0-131 0-196 0-8 0-11 0-11 8 0 3 3 3 11 3 14 0 24 0 24 8 0 1 0 2-1 9-18 67-34 135-52 202-3 16-4 18-35 18-7 0-11 0-11 8 0 4 4 4 11 4 67 0 134 0 201 0 9 0 9 0 12-6 12-28 23-56 36-83z"><text:p/></draw:path><draw:path draw:style-name="gr3" draw:text-style-name="P6" svg:width="0.0839in" svg:height="0.0933in" svg:x="1.0736in" svg:y="0.0177in" svg:viewBox="0 0 214 238" svg:d="M117 9c-4-7-6-9-9-9-6 0-7 3-9 9-32 72-64 142-96 214-3 5-3 5-3 7 0 5 3 8 8 8 3 0 5-1 8-8 31-68 61-135 92-204 29 69 60 136 90 204 4 8 8 8 9 8 4 0 7-3 7-8 0-1 0-1-2-6-32-72-64-143-95-215z"><text:p/></draw:path><draw:path draw:style-name="gr3" draw:text-style-name="P6" svg:width="0.1083in" svg:height="0.1024in" svg:x="1.2063in" svg:y="0.0051in" svg:viewBox="0 0 276 261" svg:d="M45 232c-3 15-4 17-35 17-7 0-10 0-10 8 0 4 3 4 10 4 46 0 92 0 138 0 61 0 107-45 107-82 0-28-23-50-60-53 40-8 81-37 81-73 0-29-25-53-73-53-42 0-86 0-129 0-7 0-11 0-11 8 0 3 3 3 11 3 1 0 7 0 14 1 8 1 11 1 11 7 0 1-1 2-2 6-18 69-34 138-52 207zM103 121c8-32 17-64 25-95 3-14 4-15 20-15 17 0 33 0 50 0 34 0 43 23 43 40 0 34-33 70-80 70-19 0-39 0-58 0zM87 249c-6 0-7 0-9 0-4 0-5-1-5-3 0-1 0-2 2-9 9-35 17-72 26-107 24 0 50 0 74 0 36 0 44 28 44 44 0 39-34 75-80 75-18 0-35 0-52 0z"><text:p/></draw:path><draw:path draw:style-name="gr3" draw:text-style-name="P6" svg:width="0.0839in" svg:height="0.0933in" svg:x="1.3654in" svg:y="0.0177in" svg:viewBox="0 0 214 238" svg:d="M214 84c0-59-59-84-107-84-50 0-107 28-107 84 0 46 0 94 0 140 0 8 0 14 8 14 7 0 7-6 7-14 0-46 0-92 0-138 0-58 63-71 92-71 17 0 41 4 62 17 30 19 30 44 30 54 0 46 0 92 0 138 0 8 0 14 8 14 7 0 7-6 7-14 0-46 0-94 0-140z"><text:p/></draw:path><draw:path draw:style-name="gr3" draw:text-style-name="P6" svg:width="0.1102in" svg:height="0.102in" svg:x="1.498in" svg:y="0.0055in" svg:viewBox="0 0 281 260" svg:d="M258 171c2-2 3-4 3-6-1-1 0-4-5-4-3 0-4 2-5 4-24 58-39 83-105 83-18 0-38 0-57 0-5 0-5 0-9 0-3 0-4-1-4-3 0-1 0-2 2-9 9-35 18-71 26-105 13 0 26 0 38 0 33 0 33 8 33 17 0 3 0 7-2 19-1 2-1 3-1 4 0 2 1 4 4 4s4-2 7-7c7-30 14-60 22-90 0-2-3-4-6-4s-4 3-5 8c-8 28-15 37-51 37-12 0-24 0-36 0 7-31 15-62 23-93 4-13 4-15 21-15 18 0 36 0 55 0 47 0 58 12 58 43 0 10 0 10-1 21 0 2 0 4 0 7 0 2 1 4 4 4 5 0 5-2 6-9 2-23 5-45 7-67 2-10-1-10-11-10-64 0-129 0-194 0-8 0-12 0-12 8 0 3 3 3 11 3 14 0 25 0 25 8 0 1 0 2-2 9-17 67-34 135-51 202-4 16-4 18-35 18-7 0-11 0-11 8 0 4 3 4 11 4 67 0 133 0 200 0 9 0 10 0 12-6 12-28 23-56 35-83z"><text:p/></draw:path><draw:path draw:style-name="gr3" draw:text-style-name="P6" svg:width="0.1004in" svg:height="0.035in" svg:x="1.6642in" svg:y="0.053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272in" svg:height="0.1024in" svg:x="1.8224in" svg:y="0.0051in" svg:viewBox="0 0 324 261" svg:d="M276 40c4-16 11-28 42-29 2 0 6 0 6-8-1-1 0-3-4-3-13 0-26 1-40 1-13 0-26-1-39-1-2 0-7 0-7 8 0 3 5 3 7 3 23 1 26 9 26 18 0 1 0 6-1 7-14 58-28 114-43 171-28-66-57-133-86-200-3-7-3-7-12-7-17 0-34 0-51 0-8 0-11 0-11 8 0 3 3 3 11 3 1 0 26 0 26 4-18 69-35 137-53 206-3 15-10 27-42 28-2 0-5 1-5 8 0 3 1 4 4 4 12 0 27-1 39-1 13 0 27 1 39 1 3 0 8 0 8-7 0-4-3-5-8-5-23 0-25-9-25-16 0-3 0-5 1-9 17-67 34-136 51-203 2 3 2 3 3 8 32 75 65 151 97 226 2 6 3 6 8 6 4 0 4-1 5-7 18-72 36-143 54-214z"><text:p/></draw:path><draw:path draw:style-name="gr3" draw:text-style-name="P6" svg:width="0.0839in" svg:height="0.0933in" svg:x="1.9972in" svg:y="0.0177in" svg:viewBox="0 0 214 238" svg:d="M214 84c0-59-59-84-106-84-51 0-108 28-108 84 0 46 0 94 0 140 0 8 0 14 8 14 7 0 7-6 7-14 0-46 0-92 0-138 0-58 63-71 93-71 16 0 40 4 61 17 30 19 30 44 30 54 0 46 0 92 0 138 0 8 0 14 8 14 7 0 7-6 7-14 0-46 0-94 0-140z"><text:p/></draw:path><draw:path draw:style-name="gr3" draw:text-style-name="P6" svg:width="0.1102in" svg:height="0.102in" svg:x="2.1299in" svg:y="0.0055in" svg:viewBox="0 0 281 260" svg:d="M260 171c0-2 1-4 1-6-1-1 0-4-5-4-3 0-4 2-4 4-25 58-40 83-106 83-18 0-38 0-57 0-5 0-5 0-8 0-4 0-5-1-5-3 0-1 0-2 2-9 9-35 18-71 26-105 14 0 26 0 39 0 32 0 32 8 32 17 0 3 0 7-2 19-1 2-1 3-1 4 0 2 1 4 4 4s4-2 7-7c7-30 14-60 22-90 0-2-3-4-5-4-4 0-4 3-5 8-9 28-16 37-51 37-12 0-24 0-36 0 7-31 15-62 23-93 3-13 3-15 21-15 17 0 36 0 54 0 47 0 59 12 59 43 0 10 0 10-2 21 0 2 0 4 0 7 0 2 1 4 4 4 5 0 5-2 6-9 2-23 5-45 7-67 2-10-1-10-11-10-64 0-129 0-194 0-8 0-12 0-12 8 0 3 4 3 11 3 14 0 25 0 25 8 0 1 0 2-2 9-17 67-34 135-51 202-3 16-4 18-35 18-7 0-11 0-11 8 0 4 3 4 11 4 67 0 133 0 200 0 9 0 10 0 12-6 12-28 24-56 37-83z"><text:p/></draw:path></draw:g></text:span><text:span text:style-name="T2">, ולכן מטרנזיטיביות שוויון קבוצות </text:span><text:span text:style-name="T2"><draw:g text:anchor-type="as-char" svg:y="-0.1118in" draw:z-index="110" draw:name="Shape123" draw:style-name="gr1"><svg:title>TexMaths</svg:title><svg:desc>11§display§A \cap E = B \cap E§svg§600§FALSE§</svg:desc><draw:path draw:style-name="gr2" draw:text-style-name="P5" svg:width="0.9992in" svg:height="0.0957in" svg:x="0.0031in" svg:y="0.0079in" svg:viewBox="0 0 2539 244" svg:d="M0 0c846 0 1693 0 2539 0 0 82 0 162 0 244-846 0-1693 0-2539 0 0-82 0-162 0-244z"><text:p/></draw:path><draw:path draw:style-name="gr3" draw:text-style-name="P6" svg:width="0.1039in" svg:height="0.1079in" svg:x="0.0004in" svg:y="0in" svg:viewBox="0 0 265 275" svg:d="M56 230c-15 27-31 31-47 32-6 2-9 2-9 8 0 3 2 5 5 5 10 0 22-2 33-2 14 0 27 2 39 2 2 0 8 0 8-7 0-4-4-6-7-6-9 0-18-3-18-13 0-4 3-9 6-14 10-16 19-32 29-49 33 0 64 0 97 0 0 8 6 60 6 64 0 11-20 12-28 12-5 0-9 0-9 8 0 5 3 3 5 5 17 0 33-2 48-2 10 0 35 2 44 2 3 0 7 0 7-8 0-5-3-5-9-5-24 0-24-2-25-13-8-80-15-160-23-240-1-8-1-9-8-9-5 0-8 2-10 7-45 75-89 148-134 223zM102 174c26-42 51-85 76-127 5 42 8 85 12 127-29 0-58 0-88 0z"><text:p/></draw:path><draw:path draw:style-name="gr3" draw:text-style-name="P6" svg:width="0.0839in" svg:height="0.0933in" svg:x="0.1516in" svg:y="0.0177in" svg:viewBox="0 0 214 238" svg:d="M214 84c0-59-59-84-107-84-50 0-107 28-107 84 0 46 0 94 0 140 0 8 0 14 8 14 7 0 7-6 7-14 0-46 0-92 0-138 0-58 63-71 92-71 17 0 41 4 62 17 30 19 30 44 30 54 0 46 0 92 0 138 0 8 0 14 8 14 7 0 7-6 7-14 0-46 0-94 0-140z"><text:p/></draw:path><draw:path draw:style-name="gr3" draw:text-style-name="P6" svg:width="0.1102in" svg:height="0.102in" svg:x="0.2843in" svg:y="0.0055in" svg:viewBox="0 0 281 260" svg:d="M258 171c2-2 3-4 3-6-1-1 0-4-5-4-3 0-4 2-5 4-24 58-39 83-106 83-19 0-37 0-56 0-5 0-5 0-9 0-3 0-4-1-4-3 0-1 0-2 2-9 9-35 18-71 26-105 13 0 26 0 38 0 33 0 33 8 33 17 0 3 0 7-2 19-1 2-1 3-1 4 0 2 1 4 4 4s4-2 7-7c7-30 14-60 22-90 0-2-3-4-6-4s-4 3-5 8c-8 28-15 37-51 37-12 0-24 0-36 0 7-31 15-62 23-93 4-13 4-15 21-15 18 0 36 0 55 0 47 0 58 12 58 43 0 10 0 10-1 21 0 2 0 4 0 7 0 2 1 4 4 4 5 0 5-2 6-9 2-23 5-45 7-67 2-10-1-10-11-10-64 0-129 0-194 0-8 0-12 0-12 8 0 3 3 3 11 3 14 0 25 0 25 8 0 1 0 2-2 9-17 67-34 135-51 202-4 16-4 18-35 18-7 0-11 0-11 8 0 4 3 4 11 4 67 0 133 0 200 0 9 0 10 0 12-6 12-28 23-56 35-83z"><text:p/></draw:path><draw:path draw:style-name="gr3" draw:text-style-name="P6" svg:width="0.1004in" svg:height="0.035in" svg:x="0.4504in" svg:y="0.0531in" svg:viewBox="0 0 256 90" svg:d="M243 15c6 0 13 0 13-7 0-8-7-8-13-8-77 0-154 0-231 0-5 0-12 0-12 8 0 7 7 7 12 7 77 0 154 0 231 0zM243 90c6 0 13 0 13-7 0-8-7-8-13-8-77 0-154 0-231 0-5 0-12 0-12 8 0 7 7 7 12 7 77 0 154 0 231 0z"><text:p/></draw:path><draw:path draw:style-name="gr3" draw:text-style-name="P6" svg:width="0.1083in" svg:height="0.1024in" svg:x="0.6079in" svg:y="0.0051in" svg:viewBox="0 0 276 261" svg:d="M46 232c-4 15-4 17-35 17-7 0-11 0-11 8 0 4 4 4 11 4 46 0 91 0 137 0 62 0 107-45 107-82 0-28-22-50-59-53 39-8 80-37 80-73 0-29-25-53-71-53-43 0-87 0-130 0-8 0-11 0-11 8 0 3 3 3 10 3 1 0 8 0 15 1s10 1 10 7c0 1 0 2-1 6-18 69-34 138-52 207zM104 121c8-32 17-64 25-95 3-14 3-15 21-15 16 0 33 0 49 0 34 0 42 23 42 40 0 34-33 70-80 70-19 0-38 0-57 0zM87 249c-6 0-7 0-9 0-3 0-4-1-4-3 0-1 0-2 1-9 9-35 18-72 27-107 24 0 49 0 73 0 37 0 45 28 45 44 0 39-35 75-80 75-18 0-36 0-53 0z"><text:p/></draw:path><draw:path draw:style-name="gr3" draw:text-style-name="P6" svg:width="0.0839in" svg:height="0.0933in" svg:x="0.7669in" svg:y="0.0177in" svg:viewBox="0 0 214 238" svg:d="M214 84c0-59-58-84-106-84-51 0-108 28-108 84 0 46 0 94 0 140 0 8 0 14 8 14 7 0 7-6 7-14 0-46 0-92 0-138 0-58 63-71 93-71 16 0 42 4 61 17 30 19 30 44 30 54 0 46 0 92 0 138 0 8 0 14 8 14 7 0 7-6 7-14 0-46 0-94 0-140z"><text:p/></draw:path><draw:path draw:style-name="gr3" draw:text-style-name="P6" svg:width="0.1102in" svg:height="0.102in" svg:x="0.8996in" svg:y="0.0055in" svg:viewBox="0 0 281 260" svg:d="M260 171c0-2 1-4 1-6-1-1 0-4-5-4-3 0-4 2-4 4-25 58-40 83-106 83-18 0-38 0-57 0-4 0-5 0-8 0-4 0-5-1-5-3 0-1 0-2 2-9 9-35 18-71 26-105 14 0 26 0 39 0 32 0 32 8 32 17 0 3 0 7-2 19-1 2-1 3-1 4 0 2 1 4 4 4s4-2 7-7c7-30 14-60 22-90 0-2-3-4-5-4-4 0-4 3-5 8-9 28-16 37-51 37-12 0-24 0-36 0 7-31 15-62 23-93 3-13 3-15 21-15 17 0 36 0 54 0 47 0 59 12 59 43 0 10 0 10-2 21 0 2 0 4 0 7 0 2 1 4 4 4 5 0 5-2 6-9 2-23 5-45 7-67 2-10-1-10-11-10-64 0-129 0-194 0-8 0-11 0-11 8 0 3 3 3 10 3 14 0 25 0 25 8 0 1 0 2-2 9-17 67-34 135-51 202-3 16-4 18-35 18-7 0-11 0-11 8 0 4 3 4 11 4 67 0 133 0 200 0 10 0 10 0 12-6 12-28 24-56 37-83z"><text:p/></draw:path></draw:g></text:span><text:span text:style-name="T2">. משום ש־</text:span><text:span text:style-name="T2"><draw:g text:anchor-type="as-char" svg:y="-0.1134in" draw:z-index="111" draw:name="Shape124" draw:style-name="gr1"><svg:title>TexMaths</svg:title><svg:desc>11§display§A \in \ps(E)§svg§600§FALSE§</svg:desc><draw:path draw:style-name="gr2" draw:text-style-name="P5" svg:width="0.6256in" svg:height="0.1354in" svg:x="0.0031in" svg:y="0.0071in" svg:viewBox="0 0 1590 345" svg:d="M0 0c530 0 1060 0 1590 0 0 115 0 230 0 345-530 0-1060 0-1590 0 0-115 0-230 0-345z"><text:p/></draw:path><draw:path draw:style-name="gr3" draw:text-style-name="P6" svg:width="0.1039in" svg:height="0.1079in" svg:x="0.0004in" svg:y="0.0043in" svg:viewBox="0 0 265 275" svg:d="M56 230c-15 27-31 32-47 33-6 0-9 0-9 8 0 2 2 4 5 4 10 0 22-2 33-2 14 0 27 2 39 2 2 0 8 0 8-7 0-5-4-5-7-5-9-1-18-4-18-14 0-5 3-9 6-14 10-16 19-32 29-48 31 0 64 0 96 0 1 7 7 60 7 63 0 12-20 13-28 13-5 0-9 0-9 8 0 4 3 3 5 4 17 0 33-2 48-2 10 0 35 2 44 2 3 0 7 0 7-9 0-3-3-3-9-3-24 0-24-3-25-14-8-79-15-160-23-240-1-8-1-9-8-9-5 0-8 2-10 7-45 74-89 149-134 223zM102 175c26-43 51-86 76-128 5 42 8 85 12 128-29 0-58 0-88 0z"><text:p/></draw:path><draw:path draw:style-name="gr3" draw:text-style-name="P6" svg:width="0.076in" svg:height="0.087in" svg:x="0.1642in" svg:y="0.0307in" svg:viewBox="0 0 194 222" svg:d="M179 120c7 0 15 0 15-8 0-7-8-7-15-7-55 0-109 0-164 0 6-52 50-88 105-88 20 0 39 0 59 0 7 0 15-2 15-9 0-8-8-8-15-8-20 0-40 0-60 0-66 0-119 51-119 112 0 62 53 110 119 110 20 0 40 0 60 0 7 0 15 0 15-7 0-8-8-7-15-7-20 0-39 0-59 0-55 0-99-36-105-88 55 0 109 0 164 0z"><text:p/></draw:path><draw:path draw:style-name="gr3" draw:text-style-name="P6" svg:width="0.1079in" svg:height="0.1106in" svg:x="0.2984in" svg:y="0.0098in" svg:viewBox="0 0 275 282" svg:d="M126 0c-55 0-95 26-112 45-13 16-14 27-14 28 0 2 1 2 3 2 7 0 16-6 19-7 8-5 9-7 11-15 5-16 16-29 65-31-7 86-30 171-63 250-2 5-2 7-2 8s1 2 4 2c7 0 25-9 29-19 20-47 52-134 64-241 6 0 13 0 20 0 47 0 92 18 92 56 0 29-28 83-102 85-9 1-14 1-23 8-8 4-11 8-11 11s3 3 7 3c71 0 162-59 162-123 0-44-53-62-97-62-17 0-34 0-52 0z"><text:p/></draw:path><draw:path draw:style-name="gr3" draw:text-style-name="P6" svg:width="0.035in" svg:height="0.1508in" svg:x="0.428in" svg:y="0in" svg:viewBox="0 0 90 384" svg:d="M90 380c0-1 0-1-6-8-49-48-61-121-61-179 0-67 14-135 62-183 5-4 5-4 5-7 0-2-2-3-4-3-4 0-39 26-62 75-19 43-24 86-24 118 0 28 4 76 25 119 24 47 57 72 61 72 2 0 4-1 4-4z"><text:p/></draw:path><draw:path draw:style-name="gr3" draw:text-style-name="P6" svg:width="0.1102in" svg:height="0.1028in" svg:x="0.4776in" svg:y="0.0098in" svg:viewBox="0 0 281 262" svg:d="M260 173c0-2 1-5 1-6-1-2 0-4-5-4-3 0-4 2-4 4-25 57-40 83-106 83-18 0-37 0-56 0-5 0-6 0-9-1-4 0-5 0-5-3 0-2 0-3 2-9 9-36 18-70 26-105 14 0 26 0 39 0 32 0 32 9 32 18 0 3 0 7-2 18-1 3-1 4-1 5 0 2 1 4 5 4 2 0 3-2 6-7 7-31 14-61 22-91 0-2-3-4-5-4-4 0-4 2-5 8-9 28-16 37-51 37-12 0-24 0-36 0 7-31 15-62 23-92 3-14 3-16 21-16 17 0 36 0 54 0 47 0 59 11 59 43 0 10 0 10-2 21 0 2 0 4 0 7 0 2 1 4 4 4 5 0 5-2 6-10 2-22 4-44 7-66 2-11-1-11-9-11-65 0-131 0-196 0-8 0-11 0-11 8 0 4 3 4 11 4 13 0 24 0 24 8 0 1 0 2-1 9-18 67-34 135-52 202-3 16-4 19-35 19-7 0-11 0-11 7 0 5 4 5 11 5 67 0 134 0 201 0 9 0 9-1 11-7 12-27 24-55 37-82z"><text:p/></draw:path><draw:path draw:style-name="gr3" draw:text-style-name="P6" svg:width="0.0346in" svg:height="0.1508in" svg:x="0.602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2"> אז </text:span><text:span text:style-name="T2"><draw:g text:anchor-type="as-char" svg:y="-0.1075in" draw:z-index="112" draw:name="Shape125" draw:style-name="gr1"><svg:title>TexMaths</svg:title><svg:desc>11§display§A \subseteq R§svg§600§FALSE§</svg:desc><draw:path draw:style-name="gr2" draw:text-style-name="P5" svg:width="0.415in" svg:height="0.113in" svg:x="0.0031in" svg:y="0.0075in" svg:viewBox="0 0 1055 288" svg:d="M0 0c352 0 703 0 1055 0 0 96 0 193 0 288-352 0-703 0-1055 0 0-95 0-192 0-288z"><text:p/></draw:path><draw:path draw:style-name="gr3" draw:text-style-name="P6" svg:width="0.1039in" svg:height="0.1079in" svg:x="0.0004in" svg:y="0in" svg:viewBox="0 0 265 275" svg:d="M56 231c-15 25-31 31-47 32-6 0-9 0-9 8 0 2 2 4 5 4 10 0 22-1 33-1 14 0 27 1 39 1 2 0 8 0 8-8 0-4-4-4-7-4-9-1-18-3-18-13 0-5 3-9 6-14 10-17 19-33 28-50 33 0 65 0 98 0 0 8 6 61 6 65 0 11-20 12-28 12-5 0-10 0-10 8 0 4 4 3 6 4 16 0 33-1 48-1 10 0 34 1 44 1 2 0 7 0 7-8 0-4-3-4-9-4-24 0-24-2-25-14-8-81-16-160-23-240-1-8-1-9-8-9-6 0-8 2-10 7-45 74-89 149-134 224zM102 174c25-42 51-85 76-127 4 42 8 85 12 127-30 0-58 0-88 0z"><text:p/></draw:path><draw:path draw:style-name="gr3" draw:text-style-name="P6" svg:width="0.0925in" svg:height="0.1165in" svg:x="0.1638in" svg:y="0.0118in" svg:viewBox="0 0 236 297" svg:d="M223 15c6 0 13 0 13-7 0-8-7-8-13-8-35 0-69 0-104 0-66 0-119 51-119 111 0 62 54 111 119 111 35 0 69 0 104 0 6 0 13 0 13-7 0-8-7-8-13-8-35 0-69 0-103 0-62 0-105-44-105-95 0-53 44-97 105-97 34 0 68 0 103 0zM21 282c-6 0-13 0-13 7 0 8 7 8 13 8 67 0 135 0 202 0 6 0 13 0 13-8 0-7-7-7-13-7-67 0-135 0-202 0z"><text:p/></draw:path><draw:path draw:style-name="gr3" draw:text-style-name="P6" svg:width="0.1083in" svg:height="0.1063in" svg:x="0.3177in" svg:y="0.0051in" svg:viewBox="0 0 276 271" svg:d="M130 26c2-9 3-13 10-14 4-1 16-1 24-1 27 0 70 0 70 39 0 13-7 39-22 55-10 9-30 22-65 22-14 0-28 0-43 0 9-35 17-68 26-101zM185 132c39-9 84-35 84-75 0-33-34-57-84-57-37 0-74 0-110 0-8 0-12 0-12 8 0 3 4 3 11 3 1 0 8 0 15 1s10 1 10 7c0 1 0 2-1 6-18 70-34 139-52 207-4 15-5 18-35 18-8 0-11 0-11 8 0 4 4 4 5 4 11 0 38-1 49-1 10 0 38 1 49 1 4 0 8 0 8-8 0-4-3-4-11-4-14 0-25 0-25-7 0-2 1-4 1-6 9-34 17-69 26-102 16 0 30 0 45 0 35 0 43 22 43 34 0 6-3 18-5 27-4 11-7 25-7 33 0 42 46 42 52 42 33 0 46-40 46-45s-4-3-5-5c-3 0-4 4-5 6-10 28-26 35-35 35-12 0-16-9-16-23 0-12 3-32 5-44 0-6 1-13 1-19 0-29-25-41-36-44z"><text:p/></draw:path></draw:g></text:span><text:span text:style-name="T2">, ולכן </text:span><text:span text:style-name="T2"><draw:g text:anchor-type="as-char" svg:y="-0.1118in" draw:z-index="113" draw:name="Shape126" draw:style-name="gr1"><svg:title>TexMaths</svg:title><svg:desc>11§display§A = A \cap E \land B = B \cap E§svg§600§FALSE§</svg:desc><draw:path draw:style-name="gr2" draw:text-style-name="P5" svg:width="1.6087in" svg:height="0.0957in" svg:x="0.0031in" svg:y="0.0079in" svg:viewBox="0 0 4087 244" svg:d="M0 0c1362 0 2725 0 4087 0 0 82 0 162 0 244-1362 0-2725 0-4087 0 0-82 0-162 0-244z"><text:p/></draw:path><draw:path draw:style-name="gr3" draw:text-style-name="P6" svg:width="0.1039in" svg:height="0.1079in" svg:x="0.0004in" svg:y="0in" svg:viewBox="0 0 265 275" svg:d="M56 230c-15 27-31 31-47 32-6 2-9 2-9 8 0 3 2 5 6 5 9 0 22-2 33-2 13 0 26 2 38 2 2 0 8 0 8-7 0-4-4-6-7-6-9 0-17-3-17-13 0-4 2-9 5-14 10-16 19-32 29-49 33 0 65 0 98 0 0 8 5 60 5 64 0 11-20 12-27 12-6 0-10 0-10 8 0 5 3 3 5 5 17 0 33-2 49-2 9 0 34 2 44 2 2 0 6 0 6-8 0-5-3-5-9-5-24 0-24-2-25-13-8-80-15-160-23-240-1-8-1-9-8-9-5 0-7 2-10 7-45 75-89 148-134 223zM102 174c26-42 51-85 76-127 5 42 9 85 13 127-29 0-59 0-89 0z"><text:p/></draw:path><draw:path draw:style-name="gr3" draw:text-style-name="P6" svg:width="0.1004in" svg:height="0.035in" svg:x="0.1602in" svg:y="0.053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039in" svg:height="0.1079in" svg:x="0.3173in" svg:y="0in" svg:viewBox="0 0 265 275" svg:d="M56 230c-15 27-31 31-47 32-6 2-9 2-9 8 0 3 2 5 6 5 9 0 22-2 33-2 13 0 26 2 38 2 2 0 8 0 8-7 0-4-4-6-7-6-9 0-17-3-17-13 0-4 2-9 5-14 10-16 19-32 29-49 33 0 65 0 98 0 0 8 5 60 5 64 0 11-20 12-27 12-6 0-10 0-10 8 0 5 3 3 5 5 17 0 33-2 49-2 9 0 34 2 44 2 2 0 6 0 6-8 0-5-3-5-9-5-24 0-24-2-25-13-8-80-15-160-23-240-1-8-1-9-8-9-5 0-7 2-10 7-45 75-89 148-134 223zM102 174c26-42 51-85 76-127 5 42 8 85 12 127-29 0-58 0-88 0z"><text:p/></draw:path><draw:path draw:style-name="gr3" draw:text-style-name="P6" svg:width="0.0843in" svg:height="0.0933in" svg:x="0.4685in" svg:y="0.0177in" svg:viewBox="0 0 215 238" svg:d="M215 84c0-59-60-84-107-84-51 0-108 28-108 84 0 46 0 94 0 140 0 8 0 14 8 14 7 0 7-6 7-14 0-46 0-92 0-138 0-58 63-71 93-71 16 0 41 4 61 17 30 19 30 44 30 54 0 46 0 92 0 138 0 8 0 14 8 14s8-6 8-14c0-46 0-94 0-140z"><text:p/></draw:path><draw:path draw:style-name="gr3" draw:text-style-name="P6" svg:width="0.1102in" svg:height="0.102in" svg:x="0.6012in" svg:y="0.0055in" svg:viewBox="0 0 281 260" svg:d="M260 171c0-2 1-4 1-6-1-1 0-4-5-4-3 0-4 2-4 4-25 58-40 83-106 83-18 0-38 0-57 0-5 0-5 0-8 0-4 0-5-1-5-3 0-1 0-2 2-9 9-35 18-71 27-105 12 0 25 0 37 0 33 0 33 8 33 17 0 3 0 7-2 19-1 2-1 3-1 4 0 2 1 4 4 4s4-2 7-7c7-30 14-60 22-90 0-2-3-4-6-4s-3 3-4 8c-9 28-16 37-51 37-12 0-24 0-36 0 8-31 15-62 23-93 3-13 3-15 21-15 17 0 36 0 54 0 47 0 58 12 58 43 0 10 0 10-1 21 0 2 0 4 0 7 0 2 1 4 4 4 5 0 5-2 6-9 2-23 5-45 8-67 1-10-2-10-11-10-65 0-130 0-195 0-8 0-12 0-12 8 0 3 4 3 11 3 14 0 25 0 25 8 0 1 0 2-2 9-17 67-34 135-51 202-4 16-4 18-35 18-7 0-11 0-11 8 0 4 3 4 11 4 67 0 133 0 200 0 9 0 10 0 12-6 12-28 25-56 37-83z"><text:p/></draw:path><draw:path draw:style-name="gr3" draw:text-style-name="P6" svg:width="0.0843in" svg:height="0.0933in" svg:x="0.7587in" svg:y="0.0177in" svg:viewBox="0 0 215 238" svg:d="M117 9c-4-7-6-9-9-9-6 0-7 3-9 9-32 72-65 142-97 214-2 5-2 5-2 7 0 5 3 8 8 8 2 0 5-1 9-8 30-68 60-135 91-204 30 69 60 136 90 204 3 8 8 8 9 8 4 0 8-3 8-8 0-1 0-1-3-6-32-72-63-143-95-215z"><text:p/></draw:path><draw:path draw:style-name="gr3" draw:text-style-name="P6" svg:width="0.1079in" svg:height="0.1024in" svg:x="0.8917in" svg:y="0.0051in" svg:viewBox="0 0 275 261" svg:d="M45 232c-3 15-4 17-35 17-7 0-10 0-10 8 0 4 3 4 10 4 46 0 91 0 137 0 62 0 107-45 107-82 0-28-22-50-59-53 40-8 80-37 80-73 0-29-25-53-71-53-43 0-87 0-130 0-8 0-11 0-11 8 0 3 3 3 11 3 4 0 7 0 14 1s11 1 11 7c0 1-1 2-2 6-18 69-34 138-52 207zM103 121c8-32 17-64 25-95 3-14 4-15 21-15 16 0 33 0 49 0 34 0 42 23 42 40 0 34-33 70-80 70-19 0-38 0-57 0zM86 249c-6 0-6 0-8 0-4 0-5-1-5-3 0-1 0-2 2-9 9-35 17-72 26-107 24 0 49 0 73 0 37 0 45 28 45 44 0 39-34 75-80 75-18 0-36 0-53 0z"><text:p/></draw:path><draw:path draw:style-name="gr3" draw:text-style-name="P6" svg:width="0.1008in" svg:height="0.035in" svg:x="1.0591in" svg:y="0.053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83in" svg:height="0.1024in" svg:x="1.2173in" svg:y="0.0051in" svg:viewBox="0 0 276 261" svg:d="M46 232c-4 15-5 17-35 17-7 0-11 0-11 8 0 4 3 4 11 4 46 0 91 0 138 0 61 0 106-45 106-82 0-28-22-50-59-53 39-8 80-37 80-73 0-29-25-53-71-53-43 0-87 0-130 0-8 0-12 0-12 8 0 3 4 3 11 3 1 0 9 0 15 1 7 1 10 1 10 7 0 1 0 2-1 6-18 69-34 138-52 207zM105 121c7-32 15-64 23-95 4-14 4-15 21-15 16 0 34 0 50 0 34 0 42 23 42 40 0 34-33 70-80 70-19 0-38 0-56 0zM87 249c-6 0-7 0-9 0-3 0-4-1-4-3 0-1 0-2 1-9 9-35 19-72 27-107 25 0 49 0 73 0 37 0 44 28 44 44 0 39-34 75-79 75-18 0-35 0-53 0z"><text:p/></draw:path><draw:path draw:style-name="gr3" draw:text-style-name="P6" svg:width="0.0843in" svg:height="0.0933in" svg:x="1.3764in" svg:y="0.0177in" svg:viewBox="0 0 215 238" svg:d="M215 84c0-59-60-84-107-84-51 0-108 28-108 84 0 46 0 94 0 140 0 8 0 14 8 14 7 0 7-6 7-14 0-46 0-92 0-138 0-58 63-71 93-71 16 0 42 4 61 17 30 19 30 44 30 54 0 46 0 92 0 138 0 8 0 14 8 14s8-6 8-14c0-46 0-94 0-140z"><text:p/></draw:path><draw:path draw:style-name="gr3" draw:text-style-name="P6" svg:width="0.1102in" svg:height="0.102in" svg:x="1.5091in" svg:y="0.0055in" svg:viewBox="0 0 281 260" svg:d="M260 171c0-2 1-4 1-6-1-1 0-4-5-4-3 0-4 2-4 4-25 58-40 83-106 83-18 0-38 0-57 0-5 0-5 0-8 0-4 0-5-1-5-3 0-1 0-2 2-9 9-35 18-71 27-105 13 0 25 0 38 0 32 0 32 8 32 17 0 3 0 7-2 19-1 2-1 3-1 4 0 2 1 4 4 4s4-2 7-7c7-30 14-60 22-90 0-2-3-4-5-4-4 0-4 3-5 8-9 28-16 37-51 37-12 0-24 0-36 0 8-31 15-62 23-93 3-13 3-15 21-15 17 0 36 0 54 0 47 0 59 12 59 43 0 10 0 10-2 21 0 2 0 4 0 7 0 2 1 4 4 4 5 0 5-2 6-9 2-23 5-45 8-67 1-10-2-10-11-10-65 0-130 0-195 0-8 0-12 0-12 8 0 3 4 3 11 3 14 0 25 0 25 8 0 1 0 2-2 9-17 67-34 135-51 202-3 16-4 18-35 18-7 0-11 0-11 8 0 4 3 4 11 4 67 0 133 0 200 0 9 0 10 0 12-6 12-28 25-56 37-83z"><text:p/></draw:path></draw:g></text:span><text:span text:style-name="T2"><text:s/>וסה"כ </text:span><text:span text:style-name="T2"><draw:g text:anchor-type="as-char" svg:y="-0.1083in" draw:z-index="114" draw:name="Shape127" draw:style-name="gr1"><svg:title>TexMaths</svg:title><svg:desc>11§display§A = B§svg§600§FALSE§</svg:desc><draw:path draw:style-name="gr2" draw:text-style-name="P5" svg:width="0.415in" svg:height="0.0921in" svg:x="0.0031in" svg:y="0.0079in" svg:viewBox="0 0 1055 235" svg:d="M0 0c352 0 703 0 1055 0 0 78 0 157 0 235-352 0-703 0-1055 0 0-78 0-157 0-235z"><text:p/></draw:path><draw:path draw:style-name="gr3" draw:text-style-name="P6" svg:width="0.1039in" svg:height="0.1079in" svg:x="0.0004in" svg:y="0in" svg:viewBox="0 0 265 275" svg:d="M56 231c-15 25-31 30-47 32-6 0-9 0-9 7 0 2 2 5 5 5 10 0 22-1 33-1 14 0 27 1 39 1 2 0 8 0 8-8 0-4-4-4-7-4-9-2-18-4-18-14 0-4 3-8 6-14 10-16 19-33 28-49 32 0 65 0 97 0 1 7 7 60 7 64 0 11-20 13-28 13-5 0-10 0-10 7 0 5 4 4 6 5 16 0 33-1 48-1 10 0 34 1 44 1 2 0 7 0 7-8 0-4-3-4-9-4-24 0-24-3-25-14-8-80-16-160-23-240-1-8-1-9-8-9-6 0-8 2-10 7-45 74-89 149-134 224zM102 174c25-42 51-85 76-127 4 42 8 85 12 127-30 0-58 0-88 0z"><text:p/></draw:path><draw:path draw:style-name="gr3" draw:text-style-name="P6" svg:width="0.1004in" svg:height="0.035in" svg:x="0.1602in" svg:y="0.0528in" svg:viewBox="0 0 256 90" svg:d="M243 15c5 0 13 0 13-7 0-8-8-8-13-8-77 0-154 0-231 0-5 0-12 0-12 8 0 7 7 7 12 7 77 0 154 0 231 0zM243 90c5 0 13 0 13-8 0-7-8-7-13-7-77 0-154 0-231 0-5 0-12 0-12 7 0 8 7 8 12 8 77 0 154 0 231 0z"><text:p/></draw:path><draw:path draw:style-name="gr3" draw:text-style-name="P6" svg:width="0.1083in" svg:height="0.1024in" svg:x="0.3177in" svg:y="0.0051in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4 0 51 0 34 0 42 23 42 41 0 33-33 70-81 70-18 0-37 0-56 0zM87 249c-6 0-7 0-9 0-3-1-4-1-4-4 0-1 0-1 1-9 9-35 18-71 27-106 24 0 49 0 73 0 37 0 44 27 44 44 0 38-34 75-79 75-18 0-36 0-53 0z"><text:p/></draw:path></draw:g></text:span><text:span text:style-name="T2"><text:s/>כדרוש. </text:span></text:p>
        </text:list-item>
      </text:list>
      <text:p text:style-name="P10"><text:span text:style-name="T2"><draw:g text:anchor-type="as-char" svg:y="-0.1134in" draw:z-index="115" draw:name="Shape128" draw:style-name="gr1"><svg:title>TexMaths</svg:title><svg:desc>11§display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span></text:p>
      <text:h text:style-name="Heading_20_2" text:outline-level="2">שאלה 3</text:h>
      <text:h text:style-name="P24" text:outline-level="3">נתון</text:h>
      <text:p text:style-name="P25">נתון יחס השקילות מעל <draw:g text:anchor-type="as-char" svg:y="-0.0925in" draw:z-index="116" draw:name="Shape129" draw:style-name="gr1"><svg:title>TexMaths</svg:title><svg:desc>11§display§\R \times \R§svg§600§FALSE§</svg:desc><draw:path draw:style-name="gr2" draw:text-style-name="P5" svg:width="0.3858in" svg:height="0.0878in" svg:x="0.0055in" svg:y="0.0071in" svg:viewBox="0 0 981 224" svg:d="M0 0c327 0 654 0 981 0 0 75 0 149 0 224-327 0-654 0-981 0 0-75 0-149 0-224z"><text:p/></draw:path><draw:path draw:style-name="gr3" draw:text-style-name="P6" svg:width="0.1039in" svg:height="0.1035in" svg:x="0.0004in" svg:y="0in" svg:viewBox="0 0 265 264" svg:d="M97 142c4 0 10 0 14 0 19 30 39 60 57 90 5 6 13 22 18 27 3 5 4 5 13 5 18 0 35 0 53 0 6 0 13 0 13-7 0-3-2-6-7-6-14-4-33-29-41-41-4-5-22-30-49-72 35-6 68-20 68-65 0-54-57-73-102-73-41 0-80 0-121 0-8 0-13 0-13 7 0 6 7 6 10 6 22 0 24 4 24 22 0 64 0 129 0 193 0 19-2 23-24 23-3 0-10 0-10 6 0 7 5 7 13 7 35 0 71 0 106 0 6 0 12 0 12-7 0-6-7-6-11-6-22 0-23-4-23-23 0-28 0-57 0-86zM172 125c11-15 12-36 12-52 0-19-3-40-16-55 17 3 54 15 54 55 0 24-11 44-50 52zM97 34c0-8 0-21 24-21 33 0 48 15 48 60 0 50-12 57-72 57 0-32 0-64 0-96zM44 251c3-8 3-18 3-23 0-64 0-129 0-193 0-4 0-14-3-22 14 0 30 0 44 0-4 7-4 15-4 20 0 65 0 130 0 195 0 5 0 15 3 23-14 0-29 0-43 0zM126 142c4 0 5-1 8-1 6 0 14 0 20-1 5 9 47 79 79 111-13 0-25 0-37 0-23-36-46-72-70-109z"><text:p/></draw:path><draw:path draw:style-name="gr3" draw:text-style-name="P6" svg:width="0.0728in" svg:height="0.0724in" svg:x="0.1638in" svg:y="0.0295in" svg:viewBox="0 0 186 185" svg:d="M93 83c-25-27-51-52-77-77-4-5-5-6-8-6-4 0-8 3-8 8 0 2 1 3 5 7 26 26 52 51 77 78-25 25-51 52-77 77-4 4-5 4-5 8s4 7 8 7c3 0 4-1 8-5 26-25 52-51 77-76 27 26 53 53 80 79 1 0 3 2 5 2 6 0 8-3 8-7 0-1 0-3-1-5 0-1-62-60-81-80 24-25 48-48 71-71 2-2 8-7 10-9 0-1 1-3 1-5 0-5-2-8-8-8-2 0-4 1-9 6-25 25-50 50-76 77z"><text:p/></draw:path><draw:path draw:style-name="gr3" draw:text-style-name="P6" svg:width="0.1039in" svg:height="0.1035in" svg:x="0.2953in" svg:y="0in" svg:viewBox="0 0 265 264" svg:d="M97 142c4 0 10 0 14 0 20 30 39 60 58 90 4 6 14 22 17 27s4 5 13 5c18 0 35 0 53 0 8 0 13 0 13-7 0-3-2-6-5-6-15-4-33-29-43-41-3-5-22-30-48-72 34-6 67-20 67-65 0-54-57-73-102-73-41 0-80 0-121 0-6 0-13 0-13 7 0 6 8 6 10 6 22 0 24 4 24 22 0 64 0 129 0 193 0 19-2 23-24 23-2 0-10 0-10 6 0 7 7 7 13 7 35 0 71 0 106 0 6 0 13 0 13-7 0-6-7-6-11-6-22 0-24-4-24-23 0-28 0-57 0-86zM172 125c11-15 12-36 12-52 0-19-3-40-15-55 16 3 54 15 54 55 0 24-12 44-51 52zM97 34c0-8 0-21 24-21 33 0 49 15 49 60 0 50-12 57-73 57 0-32 0-64 0-96zM45 251c2-8 2-18 2-23 0-64 0-129 0-193 0-4 0-14-2-22 14 0 30 0 44 0-5 7-5 15-5 20 0 65 0 130 0 195 0 5 0 15 3 23-14 0-28 0-42 0zM126 142c4 0 5-1 8-1 6 0 14 0 20-1 7 9 47 79 80 111-13 0-25 0-37 0-24-36-47-72-71-109z"><text:p/></draw:path></draw:g><text:s/>המוגדר באופן הבא: </text:p>
      <text:p text:style-name="P13"><draw:g text:anchor-type="as-char" svg:y="-0.1319in" draw:z-index="117" draw:name="Shape130" draw:style-name="gr1"><svg:title>TexMaths</svg:title><svg:desc>11§display§S = \big\{ \la \la x_1, y_1 \ra, \la x_2, y_2 \ra \ra \mid x_1^2 + y_1^2 = x_2^2 + y_2^2 \big\}§svg§600§FALSE§</svg:desc><draw:path draw:style-name="gr2" draw:text-style-name="P5" svg:width="2.9118in" svg:height="0.1709in" svg:x="0.0004in" svg:y="0.0083in" svg:viewBox="0 0 7397 435" svg:d="M3699 435c-1233 0-2466 0-3699 0 0-145 0-291 0-435 2466 0 4931 0 7397 0 0 144 0 290 0 435-1233 0-2466 0-3698 0z"><text:p/></draw:path><draw:path draw:style-name="gr3" draw:text-style-name="P6" svg:width="0.0902in" svg:height="0.1098in" svg:x="0.0004in" svg:y="0.0268in" svg:viewBox="0 0 230 280" svg:d="M230 3c0-1-1-3-5-3-2 0-2 0-6 6-7 7-12 14-19 22-10-18-31-28-55-28-49 0-96 44-96 92 0 30 20 48 40 55 14 3 28 6 42 10 14 3 35 10 35 42 0 34-32 69-69 69-24 0-67-9-67-55 0-10 1-19 2-21 0-1 0-2 0-3 0-4-2-4-5-4-2 0-2 0-3 1-2 1-24 89-24 91s2 3 4 3c3 0 3 0 8-5 7-7 12-15 19-22 16 22 43 27 65 27 52 0 99-51 99-98 0-26-14-40-20-45-9-9-14-11-49-20-8-2-23-6-26-7-10-3-23-14-23-35 0-32 31-64 67-64 32 0 56 17 56 60 0 12-2 19-2 22 2 1 0 3 5 3 4 0 4-1 6-8 7-28 14-56 21-85z"><text:p/></draw:path><draw:path draw:style-name="gr3" draw:text-style-name="P6" svg:width="0.1008in" svg:height="0.0358in" svg:x="0.1457in" svg:y="0.0791in" svg:viewBox="0 0 257 92" svg:d="M244 17c6 0 13-2 13-9 0-8-7-8-13-8-77 0-154 0-231 0-5 0-13 0-13 8 0 7 8 9 13 9 77 0 154 0 231 0zM244 92c6 0 13 0 13-8s-7-8-13-8c-77 0-154 0-231 0-5 0-13 0-13 8s8 8 13 8c77 0 154 0 231 0z"><text:p/></draw:path><draw:path draw:style-name="gr3" draw:text-style-name="P6" svg:width="0.0535in" svg:height="0.1819in" svg:x="0.315in" svg:y="0.0055in" svg:viewBox="0 0 137 463" svg:d="M56 170c0 27-14 42-53 57-2 1-3 2-3 5s1 4 4 5c52 19 52 40 52 62 0 36 0 72 0 107 0 10 6 24 23 36 19 12 51 21 54 21s4-2 4-5c0-4 0-4-6-6-11-4-41-16-47-40-2-4-2-5-2-19 0-31 0-63 0-95 0-20 0-48-62-65 62-20 62-47 62-69 0-32 0-64 0-95 0-20 0-40 53-60 2 0 2-3 2-5 0-3-1-4-4-4s-57 12-71 37c-6 13-6 16-6 32 0 34 0 67 0 101z"><text:p/></draw:path><draw:path draw:style-name="gr3" draw:text-style-name="P6" svg:width="0.0335in" svg:height="0.1516in" svg:x="0.4031in" svg:y="0.0201in" svg:viewBox="0 0 86 386" svg:d="M85 14c1-3 1-4 1-6 0-5-4-8-8-8-3 0-5 2-9 9-22 59-45 118-67 177-1 3-2 5-2 8 0 1 0 1 2 7 22 58 45 118 67 176 2 3 5 9 9 9s8-3 8-8c0-1 0-2-1-6-23-60-45-119-69-178 24-61 46-120 69-180z"><text:p/></draw:path><draw:path draw:style-name="gr3" draw:text-style-name="P6" svg:width="0.0335in" svg:height="0.1516in" svg:x="0.4626in" svg:y="0.0201in" svg:viewBox="0 0 86 386" svg:d="M84 14c2-3 2-4 2-6 0-5-4-8-8-8-3 0-7 2-9 9-22 59-45 118-67 177-1 3-2 5-2 8 0 1 0 1 2 7 22 58 45 118 67 176 1 3 4 9 9 9 4 0 8-3 8-8 0-1 0-2-2-6-24-60-46-119-69-178 23-61 45-120 69-180z"><text:p/></draw:path><draw:path draw:style-name="gr3" draw:text-style-name="P6" svg:width="0.0752in" svg:height="0.0685in" svg:x="0.5094in" svg:y="0.0673in" svg:viewBox="0 0 192 175" svg:d="M118 54c2-10 11-45 38-45 2 0 11 0 19 4-10 2-18 12-18 21 0 7 4 15 15 15 8 0 20-8 20-24 0-19-23-25-36-25-22 0-35 21-41 30-8-26-29-30-41-30-40 0-62 50-62 60 0 4 3 4 4 4 4 0 5-1 6-4 13-41 38-51 52-51 6 0 21 3 21 25 0 12-7 39-21 93-7 24-20 40-38 40-2 0-11 0-18-5 9-2 17-10 17-21s-8-13-14-13c-11 0-21 10-21 22 0 18 20 25 36 25 26 0 40-26 41-29 4 14 19 29 42 29 39 0 61-49 61-59 0-4-3-4-4-4-3 0-4 2-6 4-12 42-38 51-50 51-16 0-22-13-22-26 0-8 2-16 6-34 5-18 9-35 14-53z"><text:p/></draw:path><draw:path draw:style-name="gr3" draw:text-style-name="P6" svg:width="0.0386in" svg:height="0.0705in" svg:x="0.6031in" svg:y="0.0862in" svg:viewBox="0 0 99 180" svg:d="M62 8c0-8-2-8-8-8-18 17-43 18-54 18 0 3 0 5 0 8 7 0 25 0 40-7 0 46 0 92 0 139 0 9 0 12-28 12-3 0-7 0-10 0 0 3 0 6 0 10 6 0 39-1 49-1 8 0 42 1 48 1 0-4 0-7 0-10-3 0-7 0-10 0-27 0-27-3-27-12 0-51 0-101 0-150z"><text:p/></draw:path><draw:path draw:style-name="gr3" draw:text-style-name="P6" svg:width="0.0177in" svg:height="0.0453in" svg:x="0.6728in" svg:y="0.1177in" svg:viewBox="0 0 46 116" svg:d="M46 41c0-26-10-41-25-41-13 0-21 10-21 21 0 10 8 20 21 20 4 0 10-1 13-5 1-1 1-1 2-1 0 2 1 0 1 6 0 28-13 52-26 65-4 3-4 4-4 5 0 4 2 5 4 5 3 0 35-30 35-75z"><text:p/></draw:path><draw:path draw:style-name="gr3" draw:text-style-name="P6" svg:width="0.0697in" svg:height="0.098in" svg:x="0.7323in" svg:y="0.0673in" svg:viewBox="0 0 178 250" svg:d="M176 24c2-5 2-6 2-10 0-6-5-10-12-10-3 0-10 3-13 8-1 2-3 14-6 21-2 10-5 21-7 31-6 23-12 46-18 71-1 5-18 32-43 32-20 0-24-17-24-31 0-18 7-42 20-76 5-16 7-20 7-28 0-18-12-32-31-32-37 0-51 56-51 60s3 4 4 4c4 0 5-1 6-8 11-36 26-47 39-47 4 0 10 0 10 12 0 10-4 20-6 28-16 40-23 62-23 80 0 35 24 46 47 46 15 0 29-6 40-17-6 21-10 39-26 59-10 14-25 26-43 26-5 0-23-3-28-17 5 0 11 0 16-4 4-5 8-9 8-17 0-12-11-13-14-13-9 0-22 7-22 25 0 19 16 33 40 33 40 0 81-35 91-78 12-50 25-98 37-148z"><text:p/></draw:path><draw:path draw:style-name="gr3" draw:text-style-name="P6" svg:width="0.0386in" svg:height="0.0705in" svg:x="0.8138in" svg:y="0.0862in" svg:viewBox="0 0 99 180" svg:d="M62 8c0-8 0-8-8-8-18 17-42 18-54 18 0 3 0 5 0 8 7 0 25 0 40-7 0 46 0 92 0 139 0 9 0 12-27 12-3 0-8 0-11 0 0 3 0 6 0 10 6 0 39-1 49-1 8 0 42 1 48 1 0-4 0-7 0-10-3 0-7 0-10 0-27 0-27-3-27-12 0-51 0-101 0-150z"><text:p/></draw:path><draw:path draw:style-name="gr3" draw:text-style-name="P6" svg:width="0.0335in" svg:height="0.1516in" svg:x="0.8791in" svg:y="0.0201in" svg:viewBox="0 0 86 386" svg:d="M84 201c2-6 2-6 2-7 0-2 0-2-2-7-22-59-46-119-68-178-2-7-4-9-8-9-5 0-8 3-8 8 0 1 0 2 1 6 23 60 46 119 69 180-23 59-46 118-69 178-1 4-1 4-1 6 0 5 3 8 8 8 4 0 6-3 7-8 23-59 45-119 69-177z"><text:p/></draw:path><draw:path draw:style-name="gr3" draw:text-style-name="P6" svg:width="0.0173in" svg:height="0.0453in" svg:x="0.9429in" svg:y="0.1177in" svg:viewBox="0 0 45 116" svg:d="M45 41c0-26-9-41-24-41-13 0-21 10-21 21 0 10 8 20 21 20 4 0 10-1 13-5 1-1 1-1 2-1 0 2 1 0 1 6 0 28-14 52-26 65-4 3-4 4-4 5 0 4 2 5 3 5 4 0 35-30 35-75z"><text:p/></draw:path><draw:path draw:style-name="gr3" draw:text-style-name="P6" svg:width="0.0335in" svg:height="0.1516in" svg:x="1.0142in" svg:y="0.0201in" svg:viewBox="0 0 86 386" svg:d="M84 14c2-3 2-4 2-6 0-5-4-8-8-8-3 0-5 2-9 9-22 59-45 118-67 177-1 3-2 5-2 8 0 1 0 1 2 7 22 58 45 118 67 176 1 3 4 9 9 9 4 0 8-3 8-8 0-1 0-2-2-6-24-60-46-119-69-178 23-61 45-120 69-180z"><text:p/></draw:path><draw:path draw:style-name="gr3" draw:text-style-name="P6" svg:width="0.0752in" svg:height="0.0685in" svg:x="1.061in" svg:y="0.0673in" svg:viewBox="0 0 192 175" svg:d="M118 54c2-10 11-45 38-45 2 0 11 0 20 4-11 2-19 12-19 21 0 7 5 15 15 15 8 0 20-8 20-24 0-19-23-25-36-25-22 0-35 21-41 30-8-26-29-30-41-30-40 0-62 50-62 60 0 4 3 4 4 4 4 0 5-1 6-4 13-41 38-51 52-51 6 0 21 3 21 25 0 12-7 39-21 93-7 24-20 40-38 40-2 0-11 0-18-5 9-2 17-10 17-21s-8-13-14-13c-11 0-21 10-21 22 0 18 20 25 36 25 26 0 40-26 41-29 4 14 19 29 42 29 39 0 61-49 61-59 0-4-3-4-4-4-3 0-4 2-6 4-12 42-38 51-50 51-16 0-22-13-22-26 0-8 2-16 6-34 5-18 9-35 14-53z"><text:p/></draw:path><draw:path draw:style-name="gr3" draw:text-style-name="P6" svg:width="0.0469in" svg:height="0.0705in" svg:x="1.1504in" svg:y="0.0862in" svg:viewBox="0 0 120 180" svg:d="M120 130c-3 0-7 0-10 0 0 7-3 22-7 26-2 1-23 1-26 1-17 0-34 0-51 0 29-26 39-33 55-46 20-16 39-33 39-58 0-33-29-53-64-53-33 0-56 23-56 49 0 13 12 15 14 15 7 0 15-6 15-14 0-6-3-16-16-16 8-19 27-24 40-24 26 0 40 21 40 43 0 23-16 42-25 52-22 21-43 42-65 64-3 3-3 3-3 11 37 0 74 0 111 0 3-17 6-33 9-50z"><text:p/></draw:path><draw:path draw:style-name="gr3" draw:text-style-name="P6" svg:width="0.0177in" svg:height="0.0453in" svg:x="1.2248in" svg:y="0.1177in" svg:viewBox="0 0 46 116" svg:d="M46 41c0-26-10-41-25-41-12 0-21 10-21 21 0 10 9 20 21 20 4 0 10-1 13-5 1-1 1-1 2-1s1 0 1 6c0 28-13 52-26 65-4 3-4 4-4 5 0 4 2 5 4 5 3 0 35-30 35-75z"><text:p/></draw:path><draw:path draw:style-name="gr3" draw:text-style-name="P6" svg:width="0.0697in" svg:height="0.098in" svg:x="1.2839in" svg:y="0.0673in" svg:viewBox="0 0 178 250" svg:d="M176 24c2-5 2-6 2-10 0-6-5-10-12-10-3 0-10 3-13 8-1 2-3 14-6 21-2 10-5 21-7 31-6 23-12 46-18 71-1 5-18 32-43 32-20 0-24-17-24-31 0-18 7-42 20-76 5-16 7-20 7-28 0-18-12-32-31-32-37 0-51 56-51 60s3 4 4 4c4 0 5-1 6-8 11-36 26-47 39-47 4 0 10 0 10 12 0 10-4 20-6 28-16 40-23 62-23 80 0 35 25 46 47 46 15 0 29-6 40-17-6 21-10 39-26 59-10 14-25 26-43 26-5 0-22-3-28-17 5 0 11 0 16-4 4-5 8-9 8-17 0-12-11-13-14-13-9 0-22 7-22 25 0 19 16 33 40 33 40 0 81-35 91-78 12-50 25-98 37-148z"><text:p/></draw:path><draw:path draw:style-name="gr3" draw:text-style-name="P6" svg:width="0.0469in" svg:height="0.0705in" svg:x="1.3606in" svg:y="0.0862in" svg:viewBox="0 0 120 180" svg:d="M120 130c-3 0-6 0-9 0-1 7-4 22-8 26-2 1-23 1-26 1-17 0-33 0-50 0 28-26 38-33 54-46 20-16 39-33 39-58 0-33-29-53-64-53-33 0-56 23-56 49 0 13 12 15 14 15 7 0 15-6 15-14 0-6-2-16-16-16 8-19 27-24 40-24 26 0 40 21 40 43 0 23-16 42-25 52-22 21-43 42-65 64-3 3-3 3-3 11 37 0 75 0 112 0 2-17 6-33 8-50z"><text:p/></draw:path><draw:path draw:style-name="gr3" draw:text-style-name="P6" svg:width="0.0335in" svg:height="0.1516in" svg:x="1.4307in" svg:y="0.0201in" svg:viewBox="0 0 86 386" svg:d="M84 201c2-6 2-6 2-7 0-2 0-2-2-7-22-59-46-119-68-178-2-7-4-9-8-9-5 0-8 3-8 8 0 1 0 2 1 6 23 60 46 119 69 180-23 59-46 118-69 178-1 4-1 4-1 6 0 5 3 8 8 8 4 0 6-3 7-8 23-59 45-119 69-177z"><text:p/></draw:path><draw:path draw:style-name="gr3" draw:text-style-name="P6" svg:width="0.0339in" svg:height="0.1516in" svg:x="1.4894in" svg:y="0.0201in" svg:viewBox="0 0 87 386" svg:d="M85 201c2-6 2-6 2-7 0-2 0-2-2-7-23-59-45-119-69-178-2-7-5-9-8-9-5 0-8 3-8 8 0 1 0 2 2 6 23 60 45 119 68 180-23 59-45 118-68 178-2 4-2 4-2 6 0 5 4 8 8 8 5 0 6-3 8-8 24-59 46-119 69-177z"><text:p/></draw:path><draw:path draw:style-name="gr3" draw:text-style-name="P6" svg:width="0.0055in" svg:height="0.1516in" svg:x="1.6004in" svg:y="0.0201in" svg:viewBox="0 0 15 386" svg:d="M15 14c0-7 0-14-7-14-8 0-8 7-8 14 0 119 0 239 0 358 0 7 0 14 8 14 7 0 7-7 7-14 0-119 0-239 0-358z"><text:p/></draw:path><draw:path draw:style-name="gr3" draw:text-style-name="P6" svg:width="0.0752in" svg:height="0.0685in" svg:x="1.6717in" svg:y="0.0673in" svg:viewBox="0 0 192 175" svg:d="M118 54c2-10 11-45 38-45 1 0 11 0 19 4-11 2-19 12-19 21 0 7 5 15 16 15 7 0 20-8 20-24 0-19-23-25-36-25-22 0-36 21-41 30-9-26-30-30-41-30-40 0-62 50-62 60 0 4 3 4 4 4 4 0 5-1 5-4 13-41 39-51 52-51 7 0 20 3 20 25 0 12-6 39-20 93-6 24-19 40-37 40-2 0-11 0-18-5 8-2 17-10 17-21s-9-13-14-13c-12 0-21 10-21 22 0 18 19 25 36 25 26 0 40-26 41-29 4 14 18 29 42 29 39 0 61-49 61-59 0-4-3-4-4-4-4 0-4 2-6 4-13 42-38 51-51 51-15 0-21-13-21-26 0-8 2-16 6-34 5-18 9-35 14-53z"><text:p/></draw:path><draw:path draw:style-name="gr3" draw:text-style-name="P6" svg:width="0.0469in" svg:height="0.0705in" svg:x="1.7606in" svg:y="0.0004in" svg:viewBox="0 0 120 180" svg:d="M120 131c-3 0-7 0-10 0-1 6-3 22-7 25-2 1-23 1-27 1-17 0-33 0-50 0 29-25 39-32 54-46 21-15 40-33 40-58 0-33-30-53-64-53s-56 24-56 49c0 14 11 15 14 15 7 0 15-4 15-14 0-5-3-15-17-15 9-20 28-25 40-25 27 0 41 21 41 43 0 24-17 42-25 52-22 21-44 43-66 65-2 2-2 2-2 10 37 0 74 0 111 0 3-17 6-33 9-49z"><text:p/></draw:path><draw:path draw:style-name="gr3" draw:text-style-name="P6" svg:width="0.0386in" svg:height="0.0705in" svg:x="1.7657in" svg:y="0.1008in" svg:viewBox="0 0 99 180" svg:d="M62 8c0-8-2-8-9-8-17 17-42 18-53 18 0 3 0 5 0 8 7 0 24 0 40-6 0 46 0 91 0 138 0 9 0 12-28 12-3 0-7 0-10 0 0 3 0 6 0 10 5 0 39-1 49-1 7 0 41 1 48 1 0-4 0-7 0-10-3 0-8 0-11 0-26 0-26-3-26-12 0-51 0-101 0-150z"><text:p/></draw:path><draw:path draw:style-name="gr3" draw:text-style-name="P6" svg:width="0.1004in" svg:height="0.1004in" svg:x="1.8646in" svg:y="0.0457in" svg:viewBox="0 0 256 256" svg:d="M136 137c37 0 72 0 108 0 6 0 12 0 12-8s-6-8-12-8c-36 0-71 0-108 0 0-36 0-72 0-109 0-5 0-12-7-12-8 0-8 7-8 12 0 37 0 73 0 109-36 0-73 0-109 0-5 0-12 0-12 8s7 8 12 8c36 0 73 0 109 0 0 35 0 71 0 108 0 5 0 11 8 11 7 0 7-6 7-11 0-37 0-73 0-108z"><text:p/></draw:path><draw:path draw:style-name="gr3" draw:text-style-name="P6" svg:width="0.0697in" svg:height="0.098in" svg:x="2.013in" svg:y="0.0673in" svg:viewBox="0 0 178 250" svg:d="M176 24c2-5 2-6 2-10 0-6-5-10-12-10-3 0-10 3-13 8-1 2-3 14-6 21-2 10-5 21-7 31-6 23-12 46-18 71-1 5-18 32-43 32-20 0-24-17-24-31 0-18 7-42 20-76 5-16 7-20 7-28 0-18-12-32-31-32-37 0-51 56-51 60s3 4 4 4c4 0 5-1 6-8 11-36 26-47 39-47 4 0 10 0 10 12 0 10-4 20-6 28-16 40-23 62-23 80 0 35 25 46 47 46 15 0 29-6 40-17-6 21-10 39-26 59-10 14-25 26-43 26-5 0-22-3-28-17 5 0 11 0 16-4 4-5 8-9 8-17 0-12-11-13-14-13-9 0-22 7-22 25 0 19 16 33 40 33 40 0 81-35 91-78 12-50 25-98 37-148z"><text:p/></draw:path><draw:path draw:style-name="gr3" draw:text-style-name="P6" svg:width="0.0469in" svg:height="0.0705in" svg:x="2.0953in" svg:y="0.0004in" svg:viewBox="0 0 120 180" svg:d="M120 131c-3 0-7 0-10 0-1 6-3 22-7 25-2 1-23 1-27 1-17 0-33 0-50 0 29-25 39-32 54-46 21-15 40-33 40-58 0-33-30-53-64-53s-56 24-56 49c0 14 11 15 14 15 7 0 15-4 15-14 0-5-3-15-17-15 9-20 28-25 40-25 27 0 41 21 41 43 0 24-17 42-25 52-22 21-44 43-66 65-2 2-2 2-2 10 37 0 74 0 111 0 3-17 6-33 9-49z"><text:p/></draw:path><draw:path draw:style-name="gr3" draw:text-style-name="P6" svg:width="0.0382in" svg:height="0.0705in" svg:x="2.0949in" svg:y="0.1008in" svg:viewBox="0 0 98 180" svg:d="M60 8c0-8 0-8-7-8-18 17-42 18-53 18 0 3 0 5 0 8 5 0 24 0 38-6 0 46 0 91 0 138 0 9 0 12-26 12-3 0-8 0-11 0 0 3 0 6 0 10 6 0 39-1 48-1s43 1 49 1c0-4 0-7 0-10-3 0-7 0-10 0-28 0-28-3-28-12 0-51 0-101 0-150z"><text:p/></draw:path><draw:path draw:style-name="gr3" draw:text-style-name="P6" svg:width="0.1008in" svg:height="0.0358in" svg:x="2.2071in" svg:y="0.0791in" svg:viewBox="0 0 257 92" svg:d="M244 17c6 0 13-2 13-9 0-8-7-8-13-8-77 0-154 0-231 0-5 0-13 0-13 8 0 7 8 9 13 9 77 0 154 0 231 0zM244 92c6 0 13 0 13-8s-7-8-13-8c-77 0-154 0-231 0-5 0-13 0-13 8s8 8 13 8c77 0 154 0 231 0z"><text:p/></draw:path><draw:path draw:style-name="gr3" draw:text-style-name="P6" svg:width="0.0752in" svg:height="0.0685in" svg:x="2.3642in" svg:y="0.0673in" svg:viewBox="0 0 192 175" svg:d="M118 54c2-10 11-45 38-45 1 0 11 0 19 4-11 2-19 12-19 21 0 7 5 15 16 15 7 0 20-8 20-24 0-19-23-25-36-25-22 0-36 21-41 30-9-26-30-30-41-30-40 0-62 50-62 60 0 4 3 4 4 4 4 0 5-1 5-4 13-41 39-51 52-51 7 0 20 3 20 25 0 12-6 39-20 93-6 24-19 40-37 40-2 0-11 0-20-5 10-2 19-10 19-21s-9-13-14-13c-12 0-21 10-21 22 0 18 19 25 36 25 26 0 40-26 41-29 4 14 18 29 42 29 39 0 61-49 61-59 0-4-3-4-4-4-4 0-4 2-6 4-13 42-38 51-51 51-15 0-21-13-21-26 0-8 2-16 6-34 5-18 9-35 14-53z"><text:p/></draw:path><draw:path draw:style-name="gr3" draw:text-style-name="P6" svg:width="0.0469in" svg:height="0.0705in" svg:x="2.4531in" svg:y="0.0004in" svg:viewBox="0 0 120 180" svg:d="M120 131c-3 0-7 0-10 0-1 6-3 22-7 25-2 1-23 1-27 1-17 0-33 0-50 0 29-25 39-32 54-46 21-15 40-33 40-58 0-33-30-53-64-53s-56 24-56 49c0 14 11 15 14 15 7 0 15-4 15-14 0-5-3-15-17-15 9-20 28-25 40-25 27 0 41 21 41 43 0 24-17 42-25 52-22 21-44 43-66 65-2 2-2 2-2 10 37 0 74 0 111 0 3-17 6-33 9-49z"><text:p/></draw:path><draw:path draw:style-name="gr3" draw:text-style-name="P6" svg:width="0.0469in" svg:height="0.0705in" svg:x="2.4531in" svg:y="0.1008in" svg:viewBox="0 0 120 180" svg:d="M120 130c-3 0-7 0-10 0-1 7-3 22-7 26-2 1-23 1-27 1-17 0-33 0-50 0 29-26 39-33 54-46 21-16 40-33 40-58 0-33-30-53-64-53s-56 23-56 49c0 13 11 15 14 15 7 0 15-6 15-14 0-6-3-15-17-15 9-20 28-25 40-25 27 0 41 21 41 43 0 23-17 42-25 52-22 21-44 42-66 64-2 3-2 3-2 11 37 0 74 0 111 0 3-17 6-33 9-50z"><text:p/></draw:path><draw:path draw:style-name="gr3" draw:text-style-name="P6" svg:width="0.1004in" svg:height="0.1004in" svg:x="2.5571in" svg:y="0.0457in" svg:viewBox="0 0 256 256" svg:d="M136 137c37 0 72 0 108 0 6 0 12 0 12-8s-6-8-12-8c-36 0-71 0-108 0 0-36 0-72 0-109 0-5 0-12-7-12-8 0-8 7-8 12 0 37 0 73 0 109-36 0-73 0-109 0-5 0-12 0-12 8s7 8 12 8c36 0 73 0 109 0 0 35 0 71 0 108 0 5 0 11 8 11 7 0 7-6 7-11 0-37 0-73 0-108z"><text:p/></draw:path><draw:path draw:style-name="gr3" draw:text-style-name="P6" svg:width="0.0697in" svg:height="0.098in" svg:x="2.7051in" svg:y="0.0673in" svg:viewBox="0 0 178 250" svg:d="M176 24c2-5 2-6 2-10 0-6-5-10-12-10-3 0-10 3-13 8-1 2-3 14-6 21-2 10-5 21-7 31-6 23-12 46-18 71-1 5-18 32-43 32-20 0-24-17-24-31 0-18 7-42 20-76 5-16 7-20 7-28 0-18-12-32-31-32-37 0-51 56-51 60s3 4 4 4c4 0 5-1 6-8 11-36 26-47 39-47 4 0 10 0 10 12 0 10-4 20-6 28-16 40-23 62-23 80 0 35 25 46 47 46 15 0 29-6 40-17-6 21-10 39-26 59-10 14-25 26-43 26-5 0-22-3-28-17 5 0 11 0 16-4 4-5 8-9 8-17 0-12-11-13-14-13-9 0-22 7-22 25 0 19 16 33 40 33 40 0 81-35 91-78 12-50 25-98 37-148z"><text:p/></draw:path><draw:path draw:style-name="gr3" draw:text-style-name="P6" svg:width="0.0469in" svg:height="0.0705in" svg:x="2.7874in" svg:y="0.0004in" svg:viewBox="0 0 120 180" svg:d="M120 131c-3 0-7 0-10 0-1 6-3 22-7 25-2 1-23 1-27 1-17 0-33 0-50 0 29-25 39-32 54-46 21-15 40-33 40-58 0-33-30-53-64-53s-56 24-56 49c0 14 11 15 14 15 7 0 15-4 15-14 0-5-3-15-17-15 9-20 28-25 40-25 27 0 41 21 41 43 0 24-17 42-25 52-22 21-44 43-66 65-2 2-2 2-2 10 37 0 74 0 111 0 3-17 6-33 9-49z"><text:p/></draw:path><draw:path draw:style-name="gr3" draw:text-style-name="P6" svg:width="0.0469in" svg:height="0.0705in" svg:x="2.7819in" svg:y="0.1008in" svg:viewBox="0 0 120 180" svg:d="M120 130c-3 0-6 0-9 0-1 7-4 22-8 26-2 1-23 1-26 1-17 0-33 0-50 0 28-26 38-33 54-46 20-16 39-33 39-58 0-33-29-53-64-53-33 0-56 23-56 49 0 13 12 15 14 15 7 0 15-6 15-14 0-6-2-15-16-15 8-20 27-25 40-25 26 0 40 21 40 43 0 23-16 42-25 52-22 21-43 42-65 64-3 3-3 3-3 11 37 0 75 0 112 0 2-17 6-33 8-50z"><text:p/></draw:path><draw:path draw:style-name="gr3" draw:text-style-name="P6" svg:width="0.0535in" svg:height="0.1819in" svg:x="2.8665in" svg:y="0.0055in" svg:viewBox="0 0 137 463" svg:d="M82 293c0-13 0-37 50-56 4-1 5-1 5-5 0-1 0-4-3-5-52-20-52-41-52-63 0-36 0-71 0-107-1-21-18-33-24-37-16-11-49-20-54-20-3 0-4 2-4 4 0 5 1 5 4 6 51 20 51 39 51 61 0 30 0 62 0 94 0 21 0 48 63 67-63 21-63 42-63 66 0 32 0 64 0 95 0 21 0 40-50 59-4 2-5 2-5 6 0 3 1 5 4 5 1 0 52-10 70-35 8-11 8-20 8-34 0-33 0-66 0-101z"><text:p/></draw:path></draw:g></text:p>
      <text:h text:style-name="P15" text:outline-level="3">סעיף <text:span text:style-name="T7">(</text:span>א<text:span text:style-name="T7">)</text:span></text:h>
      <text:p text:style-name="P26">צ.ל. <text:span text:style-name="T2">מחלקת השקילות של </text:span><text:span text:style-name="T2"><draw:g text:anchor-type="as-char" svg:y="-0.1134in" draw:z-index="118" draw:name="Shape131" draw:style-name="gr1"><svg:title>TexMaths</svg:title><svg:desc>11§display§\la 2, 3 \ra§svg§600§FALSE§</svg:desc><draw:path draw:style-name="gr2" draw:text-style-name="P5" svg:width="0.3051in" svg:height="0.1358in" svg:x="0.0004in" svg:y="0.0071in" svg:viewBox="0 0 776 346" svg:d="M388 346c-129 0-258 0-388 0 0-116 0-230 0-346 259 0 517 0 776 0 0 116 0 230 0 346-129 0-259 0-388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6" svg:width="0.0606in" svg:height="0.1in" svg:x="0.0594in" svg:y="0.013in" svg:viewBox="0 0 155 255" svg:d="M30 226c14-14 27-26 42-39 59-53 83-74 83-112 0-44-35-75-82-75-44 0-73 35-73 69 0 22 20 22 21 22 7 0 20-4 20-21 0-9-7-19-20-19-3 0-4 0-6 0 9-26 30-39 52-39 35 0 53 31 53 63 0 31-20 60-41 85-25 27-49 54-75 81-4 5-4 6-4 14 48 0 96 0 144 0 3-22 7-44 11-66-3 0-6 0-10 0-2 12-4 28-9 33-2 4-28 4-36 4-23 0-47 0-70 0z"><text:p/></draw:path><draw:path draw:style-name="gr3" draw:text-style-name="P6" svg:width="0.0173in" svg:height="0.0453in" svg:x="0.1413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6" svg:width="0.063in" svg:height="0.1035in" svg:x="0.2016in" svg:y="0.013in" svg:viewBox="0 0 161 264" svg:d="M96 121c32-11 55-37 55-68 0-32-34-53-72-53-39 0-68 23-68 52 0 13 8 21 20 21s20-9 20-20c0-20-19-20-25-20 13-19 38-24 52-24 16 0 36 9 36 44 0 4 0 26-11 44s-24 20-34 20c-3 0-12 1-15 1-2 0-6 1-6 4 0 5 4 5 10 5s11 0 17 0c32 0 46 26 46 63 0 52-26 63-44 63-16 0-45-6-59-29 14 2 26-7 26-20 0-15-11-22-22-22-9 0-22 5-22 23 0 34 36 59 78 59 47 0 83-35 83-74 0-31-25-61-65-69z"><text:p/></draw:path><draw:path draw:style-name="gr3" draw:text-style-name="P6" svg:width="0.0339in" svg:height="0.1512in" svg:x="0.2795in" svg:y="0in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2">, כלומר כל המספרים שמקיימים </text:span><text:span text:style-name="T2"><draw:g text:anchor-type="as-char" svg:y="-0.1319in" draw:z-index="119" draw:name="Shape132" draw:style-name="gr1"><svg:title>TexMaths</svg:title><svg:desc>11§display§x_1^2 + y_2^2 = 2^2 + 3^2 = 13§svg§600§FALSE§</svg:desc><draw:path draw:style-name="gr2" draw:text-style-name="P5" svg:width="1.4996in" svg:height="0.1539in" svg:x="0.0039in" svg:y="0.0079in" svg:viewBox="0 0 3810 392" svg:d="M0 0c1270 0 2540 0 3810 0 0 131 0 261 0 392-1270 0-2540 0-3810 0 0-131 0-261 0-392z"><text:p/></draw:path><draw:path draw:style-name="gr3" draw:text-style-name="P6" svg:width="0.0756in" svg:height="0.0681in" svg:x="0.0004in" svg:y="0.0665in" svg:viewBox="0 0 193 174" svg:d="M118 54c2-10 12-46 38-46 2 0 11 0 20 5-11 2-19 11-19 21 0 6 5 13 15 13 8 0 21-6 21-22 0-20-24-25-36-25-23 0-36 20-40 29-10-26-31-29-42-29-41 0-63 49-63 59 0 4 3 3 5 4 3 0 4-1 5-5 13-40 39-50 52-50 7 0 21 3 21 26 0 12-7 37-21 91-7 24-20 41-37 41-3 0-12 0-19-6 10-2 18-9 18-20 0-10-8-14-14-14-12 0-22 10-22 22 0 18 20 26 36 26 26 0 40-27 41-29 4 14 19 29 42 29 39 0 61-50 61-60 0-3-3-3-4-3-3 0-4 1-4 4-14 41-40 51-52 51-15 0-22-13-22-26 0-8 3-17 7-33 4-18 8-36 13-53z"><text:p/></draw:path><draw:path draw:style-name="gr3" draw:text-style-name="P6" svg:width="0.0469in" svg:height="0.0701in" svg:x="0.0898in" svg:y="0in" svg:viewBox="0 0 120 179" svg:d="M120 130c-3 0-6 0-9 0-1 6-4 22-8 24-2 2-23 2-26 2-16 0-33 0-49 0 28-25 37-33 53-45 20-17 39-33 39-58 0-33-29-53-64-53-33 0-56 23-56 48 0 14 12 16 14 16 7 0 15-6 15-15 0-5-1-14-16-14 9-20 27-25 40-25 26 0 41 21 41 43 0 23-17 41-26 51-22 21-43 42-65 64-3 2-3 3-3 11 37 0 75 0 112 0 2-16 6-33 8-49z"><text:p/></draw:path><draw:path draw:style-name="gr3" draw:text-style-name="P6" svg:width="0.0382in" svg:height="0.0701in" svg:x="0.0949in" svg:y="0.0996in" svg:viewBox="0 0 98 179" svg:d="M61 8c0-8 0-8-8-8-18 18-42 18-53 18 0 3 0 6 0 9 7 0 24 0 39-7 0 46 0 91 0 137 0 9 0 12-27 12-3 0-8 0-11 0 0 3 0 7 0 10 6 0 39-1 49-1 8 0 42 1 48 1 0-3 0-7 0-10-3 0-7 0-10 0-27 0-27-3-27-12 0-50 0-100 0-149z"><text:p/></draw:path><draw:path draw:style-name="gr3" draw:text-style-name="P6" svg:width="0.1008in" svg:height="0.1in" svg:x="0.1937in" svg:y="0.0445in" svg:viewBox="0 0 257 255" svg:d="M136 136c37 0 72 0 108 0 6 0 13 0 13-7 0-8-7-8-13-8-36 0-71 0-108 0 0-36 0-72 0-108 0-5 0-13-7-13-8 0-8 8-8 13 0 36 0 72 0 108-36 0-71 0-108 0-5 0-13 0-13 8 0 7 8 7 13 7 37 0 72 0 108 0 0 35 0 72 0 107 0 5 0 12 8 12 7 0 7-7 7-12 0-35 0-72 0-107z"><text:p/></draw:path><draw:path draw:style-name="gr3" draw:text-style-name="P6" svg:width="0.0697in" svg:height="0.0969in" svg:x="0.3417in" svg:y="0.0665in" svg:viewBox="0 0 178 247" svg:d="M177 23c1-5 1-7 1-9 0-6-5-11-11-11-4 0-10 4-13 9-1 2-4 13-5 21-4 10-6 20-8 31-6 23-12 46-18 69-2 5-18 33-44 33-20 0-24-18-24-32 0-18 7-42 20-75 6-16 8-21 8-28 0-17-13-31-31-31-38 0-52 55-52 59s3 3 4 4c5 0 5-1 7-7 10-36 26-48 39-48 3 0 9 0 9 13 0 9-3 19-6 26-16 41-22 63-22 82 0 34 24 45 47 45 14 0 28-7 39-17-5 20-10 39-26 58-10 12-24 25-41 25-6 0-24-3-30-17 6 0 11 0 16-4s8-8 8-16c0-12-10-13-14-13-9 0-21 7-21 25s16 32 41 32c39 0 79-34 90-77 12-49 25-97 37-147z"><text:p/></draw:path><draw:path draw:style-name="gr3" draw:text-style-name="P6" svg:width="0.0469in" svg:height="0.0701in" svg:x="0.424in" svg:y="0in" svg:viewBox="0 0 120 179" svg:d="M120 130c-3 0-6 0-9 0-1 6-3 22-8 24-2 2-23 2-26 2-16 0-33 0-49 0 28-25 37-33 53-45 20-17 39-33 39-58 0-33-29-53-63-53s-57 23-57 48c0 14 12 16 14 16 7 0 15-6 15-15 0-5-1-14-16-14 9-20 27-25 40-25 26 0 41 21 41 43 0 23-17 41-26 51-22 21-43 42-65 64-3 2-3 3-3 11 37 0 75 0 112 0 2-16 6-33 8-49z"><text:p/></draw:path><draw:path draw:style-name="gr3" draw:text-style-name="P6" svg:width="0.0465in" svg:height="0.0701in" svg:x="0.4189in" svg:y="0.0996in" svg:viewBox="0 0 119 179" svg:d="M119 130c-3 0-6 0-9 0-1 6-3 22-7 25-2 1-23 1-27 1-17 0-33 0-50 0 29-25 39-33 54-45 20-15 39-33 39-58 0-33-29-53-63-53s-56 24-56 48c0 15 11 16 14 16 7 0 15-5 15-15 0-5-3-14-17-14 9-20 28-25 40-25 27 0 42 21 42 43 0 23-18 41-27 51-22 21-43 42-65 64-2 3-2 3-2 11 37 0 74 0 111 0 2-16 6-33 8-49z"><text:p/></draw:path><draw:path draw:style-name="gr3" draw:text-style-name="P6" svg:width="0.1004in" svg:height="0.035in" svg:x="0.5366in" svg:y="0.0783in" svg:viewBox="0 0 256 90" svg:d="M244 15c6 0 12 0 12-7 0-8-6-8-12-8-77 0-155 0-232 0-5 0-12 0-12 8 0 7 7 7 13 7 77 0 154 0 231 0zM244 90c6 0 12 0 12-8 0-7-6-7-12-7-77 0-154 0-231 0-6 0-13 0-13 7 0 8 7 8 12 8 77 0 155 0 232 0z"><text:p/></draw:path><draw:path draw:style-name="gr3" draw:text-style-name="P6" svg:width="0.0602in" svg:height="0.1in" svg:x="0.6965in" svg:y="0.0319in" svg:viewBox="0 0 154 255" svg:d="M30 225c13-12 27-25 40-38 61-53 84-74 84-112 0-44-35-75-82-75-43 0-72 35-72 70 0 21 19 21 20 21 6 0 20-4 20-20 0-11-7-20-20-20-3 0-5 0-6 1 9-26 30-40 53-40 35 0 52 31 52 63 0 30-20 61-41 84-25 28-49 55-75 82-3 4-3 5-3 14 47 0 96 0 143 0 3-22 8-44 11-66-3 0-7 0-10 0-2 12-4 27-9 34-2 2-27 2-36 2-23 0-46 0-69 0z"><text:p/></draw:path><draw:path draw:style-name="gr3" draw:text-style-name="P6" svg:width="0.0469in" svg:height="0.0701in" svg:x="0.7709in" svg:y="0in" svg:viewBox="0 0 120 179" svg:d="M120 130c-3 0-6 0-9 0-1 6-4 22-8 24-2 2-23 2-26 2-16 0-33 0-49 0 27-25 37-33 53-45 20-17 39-33 39-58 0-33-29-53-64-53-33 0-56 23-56 48 0 14 12 16 14 16 7 0 15-6 15-15 0-5-1-14-16-14 8-20 27-25 40-25 26 0 41 21 41 43 0 23-17 41-26 51-22 21-43 42-65 64-3 2-3 3-3 11 37 0 75 0 112 0 2-16 6-33 8-49z"><text:p/></draw:path><draw:path draw:style-name="gr3" draw:text-style-name="P6" svg:width="0.1008in" svg:height="0.1in" svg:x="0.8748in" svg:y="0.0445in" svg:viewBox="0 0 257 255" svg:d="M136 136c37 0 72 0 108 0 6 0 13 0 13-7 0-8-7-8-13-8-36 0-71 0-108 0 0-36 0-72 0-108 0-5 0-13-7-13-8 0-8 8-8 13 0 36 0 72 0 108-36 0-71 0-108 0-5 0-13 0-13 8 0 7 8 7 13 7 37 0 72 0 108 0 0 35 0 72 0 107 0 5 0 12 8 12 7 0 7-7 7-12 0-35 0-72 0-107z"><text:p/></draw:path><draw:path draw:style-name="gr3" draw:text-style-name="P6" svg:width="0.0626in" svg:height="0.1035in" svg:x="1.0252in" svg:y="0.0319in" svg:viewBox="0 0 160 264" svg:d="M96 121c32-10 54-38 54-68 0-31-34-53-72-53s-68 23-68 53c0 12 9 20 20 20 12 0 20-9 20-20 0-19-19-19-25-19 12-20 38-24 52-24 15 0 37 9 37 43 0 4-1 27-11 44-12 18-25 19-34 19-3 2-13 2-15 2-3 1-6 1-6 5 0 3 3 3 9 3s11 0 17 0c32 0 46 27 46 65 0 51-26 62-43 62-18 0-46-7-59-29 13 1 25-6 25-21 0-13-11-21-22-21-9 0-21 6-21 22 0 34 35 60 78 60 46 0 82-35 82-73 0-32-25-62-64-70z"><text:p/></draw:path><draw:path draw:style-name="gr3" draw:text-style-name="P6" svg:width="0.0469in" svg:height="0.0701in" svg:x="1.1016in" svg:y="0in" svg:viewBox="0 0 120 179" svg:d="M120 130c-3 0-7 0-10 0 0 6-3 22-7 24-2 2-23 2-26 2-16 0-34 0-51 0 29-25 39-33 55-45 20-17 39-33 39-58 0-33-29-53-64-53-33 0-56 23-56 48 0 14 12 16 14 16 7 0 15-6 15-15 0-5-3-14-16-14 8-20 27-25 40-25 26 0 41 21 41 43 0 23-17 41-26 51-22 21-44 42-66 64-2 2-2 3-2 11 37 0 74 0 111 0 3-16 6-33 9-49z"><text:p/></draw:path><draw:path draw:style-name="gr3" draw:text-style-name="P6" svg:width="0.1008in" svg:height="0.035in" svg:x="1.2138in" svg:y="0.0783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6" svg:width="0.05in" svg:height="0.1in" svg:x="1.3795in" svg:y="0.0319in" svg:viewBox="0 0 128 255" svg:d="M79 10c0-9 0-10-9-10-24 25-58 25-70 25 0 4 0 8 0 11 8 0 31 0 51-10 0 66 0 133 0 199 0 13-1 19-37 19-4 0-7 0-12 0 0 4 0 8 0 11 13-1 48-1 63-1s49 0 63 1c0-3 0-7 0-11-5 0-8 0-12 0-36 0-37-4-37-19 0-71 0-144 0-215z"><text:p/></draw:path><draw:path draw:style-name="gr3" draw:text-style-name="P6" svg:width="0.063in" svg:height="0.1035in" svg:x="1.4484in" svg:y="0.0319in" svg:viewBox="0 0 161 264" svg:d="M96 121c32-10 55-38 55-68 0-31-34-53-72-53-39 0-68 23-68 53 0 12 8 20 20 20 11 0 20-9 20-20 0-19-19-19-25-19 13-20 38-24 51-24 17 0 37 9 37 43 0 4-1 27-11 44-11 18-24 19-34 19-3 2-12 2-15 2-2 1-6 1-6 5 0 3 4 3 10 3s11 0 17 0c32 0 46 27 46 65 0 51-26 62-44 62-16 0-45-7-59-29 14 1 26-6 26-21 0-13-11-21-22-21-10 0-22 6-22 22 0 34 36 60 78 60 47 0 83-35 83-73 0-32-25-62-65-70z"><text:p/></draw:path></draw:g></text:span><text:span text:style-name="T2">, </text:span><text:span text:style-name="T21">כלומר הקבוצה </text:span><text:span text:style-name="T21"><draw:g text:anchor-type="as-char" svg:y="-0.1327in" draw:z-index="418" draw:name="Shape78" draw:style-name="gr1"><svg:title>TexMaths</svg:title><svg:desc>11§display§\{ \la x, y \ra \in \R^2 \colon x^2 + y^2 = 13 \}§svg§600§FALSE§</svg:desc><draw:path draw:style-name="gr2" draw:text-style-name="P5" svg:width="1.7965in" svg:height="0.1555in" svg:x="0.0004in" svg:y="0.0083in" svg:viewBox="0 0 4564 396" svg:d="M2282 396c-761 0-1521 0-2282 0 0-132 0-264 0-396 1521 0 3042 0 4564 0 0 132 0 264 0 396-760 0-1522 0-2282 0z"><text:p/></draw:path><draw:path draw:style-name="gr3" draw:text-style-name="P6" svg:width="0.0531in" svg:height="0.1516in" svg:x="0.0039in" svg:y="0.0201in" svg:viewBox="0 0 136 386" svg:d="M81 52c0-16 10-41 52-43 2-1 3-2 3-5 0-4-3-4-6-4-40 0-75 20-75 49 0 28 0 58 0 88 0 15 0 27-15 39-14 11-29 13-37 14-2 0-3 1-3 3 0 4 2 4 5 4 26 3 44 16 49 35 1 3 1 4 1 18 0 26 0 51 0 76 0 17 0 29 19 43 15 13 40 17 56 17 3 0 6 0 6-4 0-5-2-5-5-5-25-1-44-14-49-33-1-4-1-4-1-19 0-26 0-54 0-81 0-17-3-23-15-36-9-7-20-12-31-15 32-9 46-26 46-49 0-30 0-61 0-92z"><text:p/></draw:path><draw:path draw:style-name="gr3" draw:text-style-name="P6" svg:width="0.0335in" svg:height="0.1516in" svg:x="0.0858in" svg:y="0.0201in" svg:viewBox="0 0 86 386" svg:d="M84 14c2-4 2-4 2-6 0-5-4-8-8-8-3 0-7 2-9 9-23 59-45 118-68 177 0 3-1 5-1 7 0 1 0 2 1 7 23 58 45 118 68 176 1 4 4 10 9 10 4 0 8-3 8-8 0-1 0-2-2-6-24-60-46-119-69-179 23-60 45-119 69-179z"><text:p/></draw:path><draw:path draw:style-name="gr3" draw:text-style-name="P6" svg:width="0.0752in" svg:height="0.0685in" svg:x="0.1327in" svg:y="0.0669in" svg:viewBox="0 0 192 175" svg:d="M118 54c2-10 11-45 38-45 1 0 11 0 19 4-11 2-19 12-19 21 0 7 5 15 16 15 7 0 20-8 20-24 0-19-23-25-36-25-22 0-36 21-41 30-9-26-30-30-41-30-40 0-62 50-62 60 0 4 3 4 4 4 4 0 5-1 5-4 13-41 39-51 52-51 7 0 20 3 20 25 0 12-6 39-20 93-6 24-19 40-37 40-2 0-11 0-18-5 8-2 17-10 17-21s-9-14-14-14c-11 0-21 11-21 23 0 18 19 25 36 25 26 0 40-27 41-29 4 14 19 29 42 29 39 0 61-49 61-59 0-5-3-5-4-5-4 0-4 3-6 5-13 42-38 51-51 51-15 0-21-13-21-26 0-9 2-16 6-34 5-18 9-35 14-53z"><text:p/></draw:path><draw:path draw:style-name="gr3" draw:text-style-name="P6" svg:width="0.0173in" svg:height="0.0453in" svg:x="0.2283in" svg:y="0.1177in" svg:viewBox="0 0 45 116" svg:d="M45 41c0-26-10-41-25-41-12 0-20 10-20 21 0 10 8 20 20 20 4 0 10-1 13-5 2-1 1-1 2-2 1 0 1 1 1 7 0 28-13 52-26 64-5 4-5 5-5 6 0 3 3 5 5 5 4 0 35-30 35-75z"><text:p/></draw:path><draw:path draw:style-name="gr3" draw:text-style-name="P6" svg:width="0.0697in" svg:height="0.0976in" svg:x="0.287in" svg:y="0.0669in" svg:viewBox="0 0 178 249" svg:d="M176 23c2-4 2-5 2-9 0-6-5-10-12-10-3 0-10 3-13 8-1 2-3 14-6 21-2 10-5 21-7 31-6 23-12 46-18 69-1 7-18 34-43 34-20 0-24-17-24-31 0-18 7-42 20-76 5-16 7-20 7-28 0-18-12-32-31-32-37 0-51 56-51 60s3 4 4 4c4 0 5-1 7-8 10-36 25-47 38-47 4 0 10 0 10 12 0 10-4 20-6 28-16 40-23 62-23 80 0 34 25 46 47 46 15 0 29-6 40-17-6 20-10 39-26 59-10 13-25 23-43 23-5 0-22-1-28-14 5 0 11 0 16-5 4-4 8-8 8-16 0-12-11-13-14-13-9 0-22 5-22 24s17 33 40 33c41 0 81-34 92-78 12-50 24-98 36-148z"><text:p/></draw:path><draw:path draw:style-name="gr3" draw:text-style-name="P6" svg:width="0.0335in" svg:height="0.1516in" svg:x="0.3713in" svg:y="0.0201in" svg:viewBox="0 0 86 386" svg:d="M84 200c2-5 2-6 2-7s0-1-2-7c-22-59-46-118-68-177-2-7-4-9-8-9-5 0-8 3-8 8 0 1 0 2 1 6 23 60 46 119 69 179-23 58-46 118-69 177-1 5-1 6-1 8 0 5 3 8 8 8 4 0 6-4 7-8 23-59 45-119 69-178z"><text:p/></draw:path><draw:path draw:style-name="gr3" draw:text-style-name="P6" svg:width="0.0752in" svg:height="0.0878in" svg:x="0.4768in" svg:y="0.052in" svg:viewBox="0 0 192 224" svg:d="M179 119c7 0 13 0 13-8 0-7-6-7-13-7-55 0-109 0-164 0 5-52 50-89 104-89 20 0 40 0 60 0 7 0 13 0 13-7 0-8-6-8-13-8-20 0-40 0-60 0-66 0-119 49-119 111s53 113 119 113c20 0 40 0 60 0 7 0 13 0 13-8s-6-8-13-8c-20 0-40 0-60 0-54 0-99-37-104-89 55 0 109 0 164 0z"><text:p/></draw:path><draw:path draw:style-name="gr3" draw:text-style-name="P6" svg:width="0.1039in" svg:height="0.1035in" svg:x="0.6102in" svg:y="0.0299in" svg:viewBox="0 0 265 264" svg:d="M98 143c4 0 9 0 13 0 20 30 39 60 58 90 4 5 14 21 18 26 2 5 3 5 12 5 18 0 36 0 54 0 7 0 12 0 12-7 0-3-2-6-5-7-15-3-33-27-42-39-4-5-23-30-49-72 34-7 67-21 67-67 0-53-56-72-102-72-41 0-80 0-121 0-6 0-13 0-13 7 0 6 8 6 11 6 22 0 23 4 23 22 0 64 0 129 0 194 0 18-1 21-23 21-3 0-11 0-11 7s7 7 13 7c35 0 71 0 106 0 7 0 13 0 13-7s-7-7-11-7c-22 0-23-3-23-21 0-28 0-57 0-86zM172 125c11-15 12-36 12-52 0-19-3-40-15-55 16 3 54 15 54 54 0 25-11 45-51 53zM98 34c0-8 0-21 23-21 33 0 49 13 49 60 0 49-12 57-72 57 0-32 0-64 0-96zM45 250c3-6 3-17 3-20 0-66 0-131 0-196 0-3 0-14-3-21 14 0 30 0 44 0-5 7-5 15-5 20 0 65 0 131 0 197 0 3 0 14 3 20-14 0-28 0-42 0zM128 143c2 0 4-1 6-1 7 0 14 0 21-1 6 9 47 78 79 109-12 0-25 0-37 0-23-35-46-71-69-107z"><text:p/></draw:path><draw:path draw:style-name="gr3" draw:text-style-name="P6" svg:width="0.0465in" svg:height="0.0705in" svg:x="0.7244in" svg:y="0.0004in" svg:viewBox="0 0 119 180" svg:d="M119 131c-4 0-6 0-9 0-1 6-3 21-7 24-2 2-23 2-27 2-17 0-33 0-50 0 29-25 38-32 54-46 20-15 39-33 39-58 0-33-29-53-63-53s-56 24-56 49c0 14 11 15 14 15 7 0 15-4 15-14 0-6-3-15-17-15 9-20 28-25 40-25 27 0 41 21 41 43 0 23-17 42-26 52-22 21-43 43-65 65-2 2-2 2-2 10 37 0 74 0 111 0 2-17 6-33 8-49z"><text:p/></draw:path><draw:path draw:style-name="gr3" draw:text-style-name="P6" svg:width="0.0157in" svg:height="0.0654in" svg:x="0.8157in" svg:y="0.0685in" svg:viewBox="0 0 41 167" svg:d="M41 20c0-11-9-20-20-20s-21 8-21 20c0 11 10 21 21 21s20-9 20-21zM41 147c0-12-9-21-20-21s-21 9-21 21c0 11 10 20 21 20s20-9 20-20z"><text:p/></draw:path><draw:path draw:style-name="gr3" draw:text-style-name="P6" svg:width="0.0752in" svg:height="0.0685in" svg:x="0.9in" svg:y="0.0669in" svg:viewBox="0 0 192 175" svg:d="M118 54c2-10 11-45 38-45 1 0 11 0 19 4-11 2-19 12-19 21 0 7 5 15 16 15 7 0 20-8 20-24 0-19-23-25-36-25-22 0-36 21-41 30-9-26-30-30-41-30-40 0-62 50-62 60 0 4 3 4 4 4 4 0 5-1 5-4 13-41 39-51 53-51 6 0 19 3 19 25 0 12-5 39-19 93-7 24-20 40-38 40-2 0-11 0-18-5 8-2 17-10 17-21s-9-14-14-14c-11 0-21 11-21 23 0 18 19 25 36 25 26 0 40-27 41-29 4 14 19 29 42 29 39 0 61-49 61-59 0-5-3-5-4-5-4 0-4 3-6 5-13 42-38 51-51 51-15 0-21-13-21-26 0-9 2-16 6-34 5-18 9-35 14-53z"><text:p/></draw:path><draw:path draw:style-name="gr3" draw:text-style-name="P6" svg:width="0.0469in" svg:height="0.0705in" svg:x="0.989in" svg:y="0.0004in" svg:viewBox="0 0 120 180" svg:d="M120 131c-3 0-7 0-10 0-1 6-3 21-7 24-2 2-23 2-27 2-17 0-33 0-50 0 29-25 39-32 54-46 21-15 40-33 40-58 0-33-29-53-64-53-33 0-56 24-56 49 0 14 11 15 14 15 7 0 15-4 15-14 0-6-3-15-17-15 9-20 28-25 40-25 27 0 41 21 41 43 0 23-17 42-25 52-22 21-44 43-66 65-2 2-2 2-2 10 37 0 74 0 111 0 3-17 6-33 9-49z"><text:p/></draw:path><draw:path draw:style-name="gr3" draw:text-style-name="P6" svg:width="0.1004in" svg:height="0.1004in" svg:x="1.0929in" svg:y="0.0453in" svg:viewBox="0 0 256 256" svg:d="M136 136c37 0 72 0 108 0 6 0 12 0 12-8s-6-8-12-8c-36 0-71 0-108 0 0-36 0-71 0-108 0-5 0-12-7-12-8 0-8 7-8 12 0 37 0 72 0 108-36 0-73 0-109 0-5 0-12 0-12 8s7 8 12 8c36 0 73 0 109 0 0 36 0 72 0 108 0 5 0 12 8 12 7 0 7-7 7-12 0-36 0-72 0-108z"><text:p/></draw:path><draw:path draw:style-name="gr3" draw:text-style-name="P6" svg:width="0.0697in" svg:height="0.0976in" svg:x="1.2409in" svg:y="0.0669in" svg:viewBox="0 0 178 249" svg:d="M176 23c2-4 2-5 2-9 0-6-5-10-12-10-3 0-10 3-13 8-1 2-3 14-6 21-2 10-5 21-7 31-6 23-12 46-18 69-1 7-18 34-43 34-20 0-24-17-24-31 0-18 7-42 20-76 5-16 7-20 7-28 0-18-12-32-31-32-37 0-51 56-51 60s3 4 4 4c4 0 5-1 6-8 11-36 26-47 39-47 4 0 10 0 10 12 0 10-4 20-6 28-16 40-23 62-23 80 0 34 25 46 47 46 15 0 29-6 40-17-6 20-10 39-26 59-10 13-25 23-43 23-5 0-22-1-28-14 5 0 11 0 16-5 4-4 8-8 8-16 0-12-11-13-14-13-9 0-22 5-22 24s16 33 40 33c40 0 81-34 91-78 12-50 25-98 37-148z"><text:p/></draw:path><draw:path draw:style-name="gr3" draw:text-style-name="P6" svg:width="0.0469in" svg:height="0.0705in" svg:x="1.3232in" svg:y="0.0004in" svg:viewBox="0 0 120 180" svg:d="M120 131c-3 0-7 0-10 0-1 6-3 21-7 24-2 2-23 2-27 2-17 0-33 0-50 0 29-25 39-32 54-46 21-15 40-33 40-58 0-33-30-53-64-53s-56 24-56 49c0 14 11 15 14 15 7 0 15-4 15-14 0-6-3-15-17-15 9-20 28-25 40-25 27 0 41 21 41 43 0 23-17 42-25 52-22 21-44 43-66 65-2 2-2 2-2 10 37 0 74 0 111 0 3-17 6-33 9-49z"><text:p/></draw:path><draw:path draw:style-name="gr3" draw:text-style-name="P6" svg:width="0.1008in" svg:height="0.035in" svg:x="1.4354in" svg:y="0.07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in" svg:height="0.1008in" svg:x="1.6016in" svg:y="0.0327in" svg:viewBox="0 0 128 257" svg:d="M79 11c0-10 0-11-9-11-24 25-58 25-70 25 0 5 0 8 0 12 8 0 30 0 51-9 0 66 0 132 0 199 0 13-2 18-37 18-4 0-7 0-12 0 0 4 0 9 0 12 13-1 47-1 63-1 15 0 48 0 63 1 0-3 0-8 0-12-5 0-9 0-14 0-34 0-35-5-35-18 0-73 0-144 0-216z"><text:p/></draw:path><draw:path draw:style-name="gr3" draw:text-style-name="P6" svg:width="0.063in" svg:height="0.1043in" svg:x="1.6701in" svg:y="0.0327in" svg:viewBox="0 0 161 266" svg:d="M96 122c32-11 54-37 54-68 0-32-35-54-71-54-39 0-69 24-69 53 0 13 9 20 20 20 12 0 19-8 19-19 0-20-17-20-24-20 12-19 38-24 52-24 16 0 37 9 37 44 0 4-1 26-11 44-12 18-24 19-34 20-3 0-13 1-15 1-3 0-6 1-6 4 0 5 3 5 9 5s12 0 18 0c31 0 45 26 45 64 0 52-27 63-43 63-17 0-46-7-59-29 13 2 25-7 25-21s-10-22-21-22c-10 0-22 6-22 23 0 34 36 60 78 60 47 0 83-34 83-74 0-32-25-62-65-70z"><text:p/></draw:path><draw:path draw:style-name="gr3" draw:text-style-name="P6" svg:width="0.0535in" svg:height="0.1516in" svg:x="1.7508in" svg:y="0.0201in" svg:viewBox="0 0 137 386" svg:d="M56 334c0 16-10 41-53 43-2 0-3 2-3 5 0 4 4 4 8 4 37 0 73-19 73-49 0-28 0-58 0-88 0-15 0-26 16-39 14-12 28-12 37-13 1 0 3-1 3-4s-2-3-6-3c-25-3-44-16-49-36-1-4-1-4-1-18 0-26 0-51 0-76 0-17 0-29-18-45-16-11-42-15-55-15-4 0-8 0-8 4s2 4 7 5c24 1 42 13 48 33 1 3 1 4 1 19 0 26 0 53 0 80 0 19 2 24 15 38 8 7 19 12 30 14-32 9-45 28-45 48 0 31 0 62 0 93z"><text:p/></draw:path></draw:g></text:span><text:span text:style-name="T2">, או במילים אחרות, כל השוקיים </text:span><text:span text:style-name="T2"><draw:g text:anchor-type="as-char" svg:y="-0.1134in" draw:z-index="419" draw:name="Shape79" draw:style-name="gr1"><svg:title>TexMaths</svg:title><svg:desc>11§display§|x_1|, |x_2|§svg§600§FALSE§</svg:desc><draw:path draw:style-name="gr2" draw:text-style-name="P5" svg:width="0.5126in" svg:height="0.1358in" svg:x="0.0004in" svg:y="0.0071in" svg:viewBox="0 0 1303 346" svg:d="M652 346c-218 0-434 0-652 0 0-116 0-230 0-346 434 0 869 0 1303 0 0 116 0 230 0 346-216 0-434 0-651 0z"><text:p/></draw:path><draw:path draw:style-name="gr3" draw:text-style-name="P6" svg:width="0.0055in" svg:height="0.1512in" svg:x="0.011in" svg:y="0in" svg:viewBox="0 0 15 385" svg:d="M15 14c0-6 0-14-7-14-8 0-8 8-8 14 0 119 0 238 0 357 0 7 0 14 8 14 7 0 7-7 7-14 0-119 0-238 0-357z"><text:p/></draw:path><draw:path draw:style-name="gr3" draw:text-style-name="P6" svg:width="0.0752in" svg:height="0.0685in" svg:x="0.0394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6" svg:width="0.0386in" svg:height="0.0701in" svg:x="0.1335in" svg:y="0.0661in" svg:viewBox="0 0 99 179" svg:d="M62 8c0-8-2-8-8-8-18 17-43 17-54 17 0 3 0 6 0 9 7 0 25 0 40-7 0 46 0 92 0 138 0 9 0 13-28 13-3 0-7 0-10 0 0 3 0 6 0 9 6-1 39-1 49-1 8 0 42 0 48 1 0-3 0-6 0-9-3 0-7 0-10 0-27 0-27-4-27-13 0-50 0-100 0-149z"><text:p/></draw:path><draw:path draw:style-name="gr3" draw:text-style-name="P6" svg:width="0.0055in" svg:height="0.1512in" svg:x="0.2083in" svg:y="0in" svg:viewBox="0 0 15 385" svg:d="M15 14c0-6 0-14-7-14-8 0-8 8-8 14 0 119 0 238 0 357 0 7 0 14 8 14 7 0 7-7 7-14 0-119 0-238 0-357z"><text:p/></draw:path><draw:path draw:style-name="gr3" draw:text-style-name="P6" svg:width="0.0173in" svg:height="0.0453in" svg:x="0.2457in" svg:y="0.0972in" svg:viewBox="0 0 45 116" svg:d="M45 41c0-26-10-41-24-41-13 0-21 10-21 21 0 10 8 20 21 20 4 0 9-1 13-5 1-1 1-1 2-1 0 2 0 0 0 6 0 28-14 50-26 64-5 3-3 5-3 6 0 2 1 5 3 5 4 0 35-30 35-75z"><text:p/></draw:path><draw:path draw:style-name="gr3" draw:text-style-name="P6" svg:width="0.0055in" svg:height="0.1512in" svg:x="0.3177in" svg:y="0in" svg:viewBox="0 0 15 385" svg:d="M15 14c0-6 0-14-7-14-8 0-8 8-8 14 0 119 0 238 0 357 0 7 0 14 8 14 7 0 7-7 7-14 0-119 0-238 0-357z"><text:p/></draw:path><draw:path draw:style-name="gr3" draw:text-style-name="P6" svg:width="0.0752in" svg:height="0.0685in" svg:x="0.3465in" svg:y="0.0453in" svg:viewBox="0 0 192 175" svg:d="M118 54c2-10 11-45 38-45 1 0 11 0 19 4-11 2-19 12-19 21 0 7 5 14 16 14 7 0 20-7 20-23 0-19-23-25-36-25-22 0-36 21-41 30-9-26-30-30-41-30-40 0-62 50-62 59 0 5 3 5 4 5 4 0 5-1 5-5 13-40 39-50 52-50 7 0 20 3 20 25 0 12-6 39-20 93-6 24-19 39-37 39-2 0-11 0-18-4 8-2 17-10 17-21s-9-13-14-13c-12 0-21 10-21 22 0 17 19 25 36 25 26 0 40-27 41-30 4 15 18 30 42 30 39 0 61-49 61-59 0-4-3-4-4-4-4 0-4 1-6 4-13 41-38 50-51 50-15 0-21-12-21-25 0-9 2-17 6-34 5-18 9-35 14-53z"><text:p/></draw:path><draw:path draw:style-name="gr3" draw:text-style-name="P6" svg:width="0.0469in" svg:height="0.0701in" svg:x="0.4354in" svg:y="0.0661in" svg:viewBox="0 0 120 179" svg:d="M120 130c-3 0-7 0-10 0-1 5-3 22-7 24-2 2-23 2-27 2-17 0-33 0-50 0 29-25 39-33 54-45 21-16 40-33 40-58 0-33-30-53-64-53s-56 23-56 48c0 14 11 15 14 15 7 0 15-5 15-15 0-4-3-14-17-14 9-19 28-24 40-24 27 0 41 21 41 43 0 23-17 42-25 52-22 21-44 41-66 63-2 3-2 4-2 11 37 0 74 0 111 0 3-16 6-33 9-49z"><text:p/></draw:path><draw:path draw:style-name="gr3" draw:text-style-name="P6" svg:width="0.0055in" svg:height="0.1512in" svg:x="0.5154in" svg:y="0in" svg:viewBox="0 0 15 385" svg:d="M15 14c0-6 0-14-7-14-8 0-8 8-8 14 0 119 0 238 0 357 0 7 0 14 8 14 7 0 7-7 7-14 0-119 0-238 0-357z"><text:p/></draw:path></draw:g></text:span><text:span text:style-name="T2"><text:s/>של משולש ישר זווית עבורם היתר היא </text:span><text:span text:style-name="T22">באורך </text:span><text:span text:style-name="T2"><draw:g text:anchor-type="as-char" svg:y="-0.139in" draw:z-index="120" draw:name="Shape134" draw:style-name="gr1"><svg:title>TexMaths</svg:title><svg:desc>11§display§\sqrt{13}§svg§600§FALSE§</svg:desc><draw:path draw:style-name="gr2" draw:text-style-name="P5" svg:width="0.2622in" svg:height="0.1358in" svg:x="0.0004in" svg:y="0.0071in" svg:viewBox="0 0 667 346" svg:d="M334 346c-112 0-223 0-334 0 0-116 0-230 0-346 222 0 445 0 667 0 0 116 0 230 0 346-111 0-222 0-333 0z"><text:p/></draw:path><draw:path draw:style-name="gr3" draw:text-style-name="P6" svg:width="0.1181in" svg:height="0.1512in" svg:x="0.0039in" svg:y="0.0004in" svg:viewBox="0 0 301 385" svg:d="M122 345c-23-50-45-99-68-149-2-7-5-7-6-7s-2 0-6 4c-12 8-26 17-38 26-4 5-4 6-4 7s1 4 3 4 9-5 13-9c3-2 9-6 14-10 25 57 50 113 75 168 3 6 5 6 8 6 6 0 7-2 10-7 58-121 117-241 175-363 3-5 3-6 3-7 0-4-3-8-8-8-3 0-6 2-8 9-55 112-109 223-163 336z"><text:p/></draw:path><draw:path draw:style-name="gr3" draw:text-style-name="P6" svg:width="0.1512in" svg:height="0.0055in" svg:x="0.1193in" svg:y="0.0004in" svg:viewBox="0 0 385 15" svg:d="M192 15c-65 0-128 0-192 0 0-5 0-9 0-15 129 0 257 0 385 0 0 6 0 10 0 15-64 0-129 0-193 0z"><text:p/></draw:path><draw:path draw:style-name="gr3" draw:text-style-name="P6" svg:width="0.0496in" svg:height="0.1in" svg:x="0.1323in" svg:y="0.0386in" svg:viewBox="0 0 127 255" svg:d="M79 10c0-9 0-10-9-10-24 24-58 24-70 24 0 5 0 8 0 12 8 0 31 0 51-10 0 66 0 134 0 200 0 13-2 17-37 17-4 0-7 0-12 0 0 5 0 9 0 12 13-1 47-1 63-1 15 0 49 0 62 1 0-3 0-7 0-12-4 0-7 0-12 0-35 0-36-3-36-17 0-72 0-145 0-216z"><text:p/></draw:path><draw:path draw:style-name="gr3" draw:text-style-name="P6" svg:width="0.0626in" svg:height="0.1035in" svg:x="0.2012in" svg:y="0.0386in" svg:viewBox="0 0 160 264" svg:d="M96 121c31-11 53-37 53-68 0-32-34-53-70-53-39 0-69 23-69 53 0 12 9 20 20 20 12 0 19-9 19-20 0-20-17-20-23-20 11-19 38-23 51-23 16 0 37 8 37 43 0 4-1 26-11 44-11 19-24 20-34 20-3 0-12 1-15 1s-6 1-6 4c0 5 3 5 9 5s12 0 18 0c32 0 46 26 46 63 0 52-28 63-44 63-17 0-46-6-59-28 13 1 25-7 25-21s-10-21-21-21c-10 0-22 5-22 22 0 34 36 59 78 59 47 0 82-35 82-74 0-30-24-61-64-69z"><text:p/></draw:path></draw:g></text:span><text:span text:style-name="T2">, </text:span><text:span text:style-name="T21">או בניסוח אחר, לפי נוסחת מעגל, אלו כל הנקודות על מעגל שמרכזו </text:span><text:span text:style-name="T21"><draw:g text:anchor-type="as-char" svg:y="-0.1134in" draw:z-index="416" draw:name="Shape80" draw:style-name="gr1"><svg:title>TexMaths</svg:title><svg:desc>11§display§\la 0, 0 \ra§svg§600§FALSE§</svg:desc><draw:path draw:style-name="gr2" draw:text-style-name="P5" svg:width="0.3051in" svg:height="0.1358in" svg:x="0.0004in" svg:y="0.0071in" svg:viewBox="0 0 776 346" svg:d="M388 346c-129 0-258 0-388 0 0-116 0-230 0-346 259 0 517 0 776 0 0 116 0 230 0 346-129 0-259 0-388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6" svg:width="0.0634in" svg:height="0.1035in" svg:x="0.0579in" svg:y="0.013in" svg:viewBox="0 0 162 264" svg:d="M162 133c0-31-1-61-16-90-17-37-49-43-65-43-23 0-51 10-67 45-13 28-14 57-14 88 0 29 1 64 17 92 16 32 45 39 63 39 21 0 51-7 67-45 14-25 15-55 15-86zM80 255c-14 0-37-9-44-46-4-22-4-58-4-80 0-26 0-51 2-72 8-45 36-49 46-49 14 0 39 7 47 45 3 22 3 52 3 76 0 28 0 55-5 79-5 36-27 47-45 47z"><text:p/></draw:path><draw:path draw:style-name="gr3" draw:text-style-name="P6" svg:width="0.0173in" svg:height="0.0453in" svg:x="0.1413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6" svg:width="0.0638in" svg:height="0.1035in" svg:x="0.2012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6" svg:width="0.0339in" svg:height="0.1512in" svg:x="0.2795in" svg:y="0in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21"><text:s/>ורדיוסו </text:span><text:span text:style-name="T21"><draw:g text:anchor-type="as-char" svg:y="-0.139in" draw:z-index="417" draw:name="Shape133" draw:style-name="gr1"><svg:title>TexMaths</svg:title><svg:desc>11§display§\sqrt{13}§svg§600§FALSE§</svg:desc><draw:path draw:style-name="gr2" draw:text-style-name="P5" svg:width="0.2622in" svg:height="0.1358in" svg:x="0.0004in" svg:y="0.0071in" svg:viewBox="0 0 667 346" svg:d="M334 346c-112 0-223 0-334 0 0-116 0-230 0-346 222 0 445 0 667 0 0 116 0 230 0 346-111 0-222 0-333 0z"><text:p/></draw:path><draw:path draw:style-name="gr3" draw:text-style-name="P6" svg:width="0.1181in" svg:height="0.1512in" svg:x="0.0039in" svg:y="0.0004in" svg:viewBox="0 0 301 385" svg:d="M122 345c-23-50-45-99-68-149-2-7-5-7-6-7s-2 0-6 4c-12 8-26 17-38 26-4 5-4 6-4 7s1 4 3 4 9-5 13-9c3-2 9-6 14-10 25 57 50 113 75 168 3 6 5 6 8 6 6 0 7-2 10-7 58-121 117-241 175-363 3-5 3-6 3-7 0-4-3-8-8-8-3 0-6 2-8 9-55 112-109 223-163 336z"><text:p/></draw:path><draw:path draw:style-name="gr3" draw:text-style-name="P6" svg:width="0.1512in" svg:height="0.0055in" svg:x="0.1193in" svg:y="0.0004in" svg:viewBox="0 0 385 15" svg:d="M192 15c-65 0-128 0-192 0 0-5 0-9 0-15 129 0 257 0 385 0 0 6 0 10 0 15-64 0-129 0-193 0z"><text:p/></draw:path><draw:path draw:style-name="gr3" draw:text-style-name="P6" svg:width="0.0496in" svg:height="0.1in" svg:x="0.1323in" svg:y="0.0386in" svg:viewBox="0 0 127 255" svg:d="M79 10c0-9 0-10-9-10-24 24-58 24-70 24 0 5 0 8 0 12 8 0 31 0 51-10 0 66 0 134 0 200 0 13-2 17-37 17-4 0-7 0-12 0 0 5 0 9 0 12 13-1 47-1 63-1 15 0 49 0 62 1 0-3 0-7 0-12-4 0-7 0-12 0-35 0-36-3-36-17 0-72 0-145 0-216z"><text:p/></draw:path><draw:path draw:style-name="gr3" draw:text-style-name="P6" svg:width="0.0626in" svg:height="0.1035in" svg:x="0.2012in" svg:y="0.0386in" svg:viewBox="0 0 160 264" svg:d="M96 121c31-11 53-37 53-68 0-32-34-53-70-53-39 0-69 23-69 53 0 12 9 20 20 20 12 0 19-9 19-20 0-20-17-20-23-20 11-19 38-23 51-23 16 0 37 8 37 43 0 4-1 26-11 44-11 19-24 20-34 20-3 0-12 1-15 1s-6 1-6 4c0 5 3 5 9 5s12 0 18 0c32 0 46 26 46 63 0 52-28 63-44 63-17 0-46-6-59-28 13 1 25-7 25-21s-10-21-21-21c-10 0-22 5-22 22 0 34 36 59 78 59 47 0 82-35 82-74 0-30-24-61-64-69z"><text:p/></draw:path></draw:g></text:span><text:span text:style-name="T21">. </text:span></text:p>
      <text:h text:style-name="P15" text:outline-level="3">סעיף <text:span text:style-name="T7">(</text:span>ב<text:span text:style-name="T7">)</text:span></text:h>
      <text:p text:style-name="P27">צ.ל.: <draw:g text:anchor-type="as-char" svg:y="-0.1319in" draw:z-index="123" draw:name="Shape135" draw:style-name="gr1"><svg:title>TexMaths</svg:title><svg:desc>11§display§A := \{\{\la x, y \ra \in \R ^2 \mid x^2 + y^2 = c\} \mid c \in \R\}§svg§600§FALSE§</svg:desc><draw:path draw:style-name="gr2" draw:text-style-name="P5" svg:width="2.7268in" svg:height="0.1543in" svg:x="0.0031in" svg:y="0.0079in" svg:viewBox="0 0 6927 393" svg:d="M0 0c2309 0 4618 0 6927 0 0 131 0 263 0 393-2309 0-4618 0-6927 0 0-130 0-262 0-393z"><text:p/></draw:path><draw:path draw:style-name="gr3" draw:text-style-name="P6" svg:width="0.1039in" svg:height="0.1075in" svg:x="0.0004in" svg:y="0.0256in" svg:viewBox="0 0 265 274" svg:d="M56 230c-15 26-31 31-47 33-6 0-9 0-9 7 0 2 2 4 5 4 10 0 22-2 33-2 14 0 27 2 39 2 2 0 8 0 8-7 0-4-4-4-7-4-9-2-18-5-18-15 0-4 3-8 6-14 10-15 19-32 29-47 33 0 64 0 97 0 0 7 6 59 6 62 0 12-20 14-28 14-5 0-9 0-9 7 0 4 3 2 5 4 17 0 33-2 48-2 10 0 35 2 44 2 3 0 7 0 7-8 0-3-3-3-9-3-24 0-24-4-25-15-8-79-15-159-23-239-1-8-1-9-8-9-5 0-8 2-10 7-45 74-89 149-134 223zM102 175c26-43 51-86 76-128 5 42 9 85 13 128-29 0-59 0-89 0z"><text:p/></draw:path><draw:path draw:style-name="gr3" draw:text-style-name="P6" svg:width="0.0161in" svg:height="0.065in" svg:x="0.1646in" svg:y="0.0673in" svg:viewBox="0 0 42 166" svg:d="M42 21c0-11-10-21-21-21s-21 10-21 21 10 21 21 21 21-10 21-21zM42 146c0-11-10-21-21-21s-21 10-21 21 10 20 21 20 21-9 21-20z"><text:p/></draw:path><draw:path draw:style-name="gr3" draw:text-style-name="P6" svg:width="0.1008in" svg:height="0.035in" svg:x="0.2024in" svg:y="0.0783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6" svg:width="0.0535in" svg:height="0.1504in" svg:x="0.3654in" svg:y="0.0193in" svg:viewBox="0 0 137 383" svg:d="M81 51c0-16 10-40 53-43 1 0 3-1 3-4 0-4-3-4-7-4-39 0-74 20-74 48 0 29 0 57 0 87 0 16 0 28-15 41-15 11-29 12-38 12-2 0-3 2-3 4 0 4 2 4 7 5 25 1 44 15 48 33 1 4 1 4 1 18 0 26 0 51 0 76 0 17 0 29 18 44 15 11 40 15 56 15 4 0 7 0 7-4 0-3-2-3-6-4-24-1-43-14-49-33-1-4-1-5-1-19 0-26 0-53 0-80 0-18-3-24-15-35-8-9-19-12-30-16 31-9 45-26 45-49 0-31 0-62 0-92z"><text:p/></draw:path><draw:path draw:style-name="gr3" draw:text-style-name="P6" svg:width="0.0531in" svg:height="0.1504in" svg:x="0.4417in" svg:y="0.0193in" svg:viewBox="0 0 136 383" svg:d="M81 51c0-16 10-40 52-43 2 0 3-1 3-4 0-4-2-4-6-4-39 0-74 20-75 48 0 29 0 57 0 87 0 16 0 28-15 41-14 11-28 12-37 12-2 0-3 2-3 4 0 4 2 4 5 5 26 1 44 15 49 33 1 4 1 4 1 18 0 26 0 51 0 76 0 17 0 29 19 44 15 11 40 15 56 15 4 0 6 0 6-4 0-3-2-3-5-4-24-1-44-14-49-33-1-4-1-5-1-19 0-26 0-53 0-80 0-18-3-24-15-35-9-9-20-12-31-16 32-9 46-26 46-49 0-31 0-62 0-92z"><text:p/></draw:path><draw:path draw:style-name="gr3" draw:text-style-name="P6" svg:width="0.0335in" svg:height="0.1504in" svg:x="0.5236in" svg:y="0.0193in" svg:viewBox="0 0 86 383" svg:d="M84 14c2-4 2-5 2-6 0-5-4-8-8-8-3 0-7 1-9 9-23 59-45 117-68 177 0 2-1 4-1 6 0 1 0 2 1 7 23 58 45 117 68 176 1 3 4 8 9 8 4 0 8-3 8-7 0-1 0-2-2-7-24-59-46-119-69-177 23-59 45-118 69-178z"><text:p/></draw:path><draw:path draw:style-name="gr3" draw:text-style-name="P6" svg:width="0.0752in" svg:height="0.0681in" svg:x="0.5705in" svg:y="0.0665in" svg:viewBox="0 0 192 174" svg:d="M118 54c2-10 11-46 38-46 2 0 11 0 19 5-10 2-18 11-18 21 0 6 4 13 15 13 8 0 20-6 20-22 0-20-23-25-36-25-22 0-35 20-41 29-8-26-29-29-41-29-40 0-62 49-62 59 0 4 3 4 4 4 4 0 5-1 6-5 13-40 38-50 52-50 6 0 21 3 21 26 0 12-7 37-21 91-7 24-20 41-38 41-2 0-11 0-18-6 9-2 17-9 17-20 0-10-8-14-14-14-11 0-21 10-21 22 0 18 19 26 36 26 26 0 40-27 41-29 4 14 19 29 42 29 39 0 61-50 61-60 0-3-3-3-4-3-3 0-4 1-6 4-12 41-38 51-50 51-16 0-22-13-22-26 0-8 2-17 6-33 5-18 9-36 14-53z"><text:p/></draw:path><draw:path draw:style-name="gr3" draw:text-style-name="P6" svg:width="0.0173in" svg:height="0.0449in" svg:x="0.6661in" svg:y="0.1165in" svg:viewBox="0 0 45 115" svg:d="M45 41c0-26-10-41-25-41-12 0-20 10-20 21 0 10 8 20 20 20 5 0 10-1 14-5 1-1 1-1 1-1 1 0 1 0 1 6 0 28-13 51-26 64-5 4-5 5-5 6 0 3 3 4 5 4 4 0 35-29 35-74z"><text:p/></draw:path><draw:path draw:style-name="gr3" draw:text-style-name="P6" svg:width="0.0697in" svg:height="0.0969in" svg:x="0.7248in" svg:y="0.0665in" svg:viewBox="0 0 178 247" svg:d="M177 23c1-5 1-7 1-9 0-6-5-11-11-11-4 0-10 4-14 9 0 2-3 13-5 21-3 10-5 20-8 31-6 23-11 46-17 69-2 5-19 33-44 33-20 0-24-18-24-32 0-18 7-42 20-75 6-16 7-21 7-28 0-17-12-31-31-31-37 0-51 55-51 59s3 4 4 4c5 0 5-1 7-7 10-36 25-48 38-48 4 0 10 0 10 13 0 9-3 19-6 26-16 41-22 63-22 82 0 34 24 45 47 45 14 0 28-7 39-17-6 20-10 39-26 58-10 12-24 25-42 25-5 0-23-3-29-17 5 0 11 0 16-4 4-4 8-8 8-16 0-12-10-13-14-13-9 0-22 7-22 25s17 32 41 32c40 0 80-34 91-77 12-49 25-97 37-147z"><text:p/></draw:path><draw:path draw:style-name="gr3" draw:text-style-name="P6" svg:width="0.0335in" svg:height="0.1504in" svg:x="0.8091in" svg:y="0.0193in" svg:viewBox="0 0 86 383" svg:d="M85 199c1-5 1-6 1-7s0-2-1-6c-23-60-45-118-69-177-2-7-4-9-8-9-5 0-8 3-8 8 0 1 0 1 2 5 23 60 45 119 68 179-23 58-45 118-68 177-2 5-2 5-2 7 0 4 3 7 8 7s6-4 7-7c23-60 47-119 70-177z"><text:p/></draw:path><draw:path draw:style-name="gr3" draw:text-style-name="P6" svg:width="0.076in" svg:height="0.087in" svg:x="0.9146in" svg:y="0.052in" svg:viewBox="0 0 194 222" svg:d="M179 120c7 0 15 0 15-8s-8-8-15-8c-55 0-109 0-164 0 6-51 50-89 105-89 20 0 39 0 59 0 7 0 15 0 15-7 0-8-8-8-15-8-20 0-40 0-60 0-66 0-119 51-119 112 0 62 53 110 119 110 20 0 40 0 60 0 7 0 15 0 15-7s-8-7-15-7c-20 0-39 0-59 0-55 0-99-37-105-88 55 0 109 0 164 0z"><text:p/></draw:path><draw:path draw:style-name="gr3" draw:text-style-name="P6" svg:width="0.1043in" svg:height="0.1031in" svg:x="1.048in" svg:y="0.0287in" svg:viewBox="0 0 266 263" svg:d="M98 143c4 0 10 0 14 0 19 29 39 59 57 89 5 5 14 21 18 26 3 5 4 5 13 5 18 0 35 0 53 0 8 0 13 0 13-7 0-3-2-6-5-7-15-3-34-28-43-39-4-3-22-30-49-70 36-7 69-21 69-67 0-54-58-73-103-73-40 0-81 0-122 0-6 0-13 0-13 8 0 6 8 6 11 6 22 0 24 2 24 22 0 64 0 128 0 191 0 20-2 22-24 22-3 0-11 0-11 7s7 7 13 7c35 0 72 0 107 0 6 0 12 0 12-7s-7-7-11-7c-22 0-23-3-23-22 0-27 0-56 0-84zM173 124c11-14 12-34 12-51 0-18-2-39-16-54 17 3 54 15 54 54 0 25-11 45-50 51zM98 35c0-9 0-21 24-21 33 0 48 13 48 59 0 50-12 57-72 57 0-32 0-63 0-95zM45 249c3-6 3-17 3-20 0-64 0-129 0-194 0-3 0-14-3-21 14 0 30 0 44 0-4 6-4 13-4 20 0 65 0 130 0 195 0 3 0 14 2 20-14 0-28 0-42 0zM128 143c2 0 4 0 7 0 6 0 15-1 20-2 6 10 47 77 79 108-12 0-25 0-37 0-23-35-46-71-69-106z"><text:p/></draw:path><draw:path draw:style-name="gr3" draw:text-style-name="P6" svg:width="0.0469in" svg:height="0.0701in" svg:x="1.1622in" svg:y="0in" svg:viewBox="0 0 120 179" svg:d="M120 130c-3 0-7 0-10 0 0 6-3 22-7 24-2 2-23 2-26 2-17 0-34 0-51 0 29-25 39-33 55-45 20-17 39-33 39-58 0-33-29-53-64-53-33 0-56 23-56 48 0 14 12 16 14 16 7 0 15-6 15-15 0-5-3-14-16-14 8-20 27-25 40-25 26 0 40 21 40 43 0 23-16 41-25 51-22 21-43 42-65 64-3 2-3 3-3 11 37 0 74 0 111 0 3-16 6-33 9-49z"><text:p/></draw:path><draw:path draw:style-name="gr3" draw:text-style-name="P6" svg:width="0.0055in" svg:height="0.1504in" svg:x="1.2843in" svg:y="0.0193in" svg:viewBox="0 0 15 383" svg:d="M15 13c0-6 0-13-7-13-8 0-8 7-8 13 0 119 0 237 0 356 0 8 0 14 8 14 7 0 7-6 7-14 0-119 0-237 0-356z"><text:p/></draw:path><draw:path draw:style-name="gr3" draw:text-style-name="P6" svg:width="0.0752in" svg:height="0.0681in" svg:x="1.3551in" svg:y="0.0665in" svg:viewBox="0 0 192 174" svg:d="M118 54c2-10 12-46 38-46 2 0 11 0 20 5-11 2-19 11-19 21 0 6 5 13 15 13 8 0 20-6 20-22 0-20-23-25-35-25-23 0-36 20-40 29-10-26-31-29-42-29-41 0-63 49-63 59 0 4 3 3 4 4 4 0 5-1 6-5 13-40 38-50 52-50 7 0 21 3 21 26 0 12-7 37-21 91-7 24-20 41-37 41-3 0-12 0-19-6 9-2 18-9 18-20 0-10-9-14-14-14-12 0-22 10-22 22 0 18 20 26 36 26 26 0 40-27 41-29 4 14 19 29 42 29 39 0 61-50 61-60 0-3-3-3-4-3-3 0-4 1-4 4-14 41-40 51-52 51-16 0-22-13-22-26 0-8 3-17 6-33 5-18 9-36 14-53z"><text:p/></draw:path><draw:path draw:style-name="gr3" draw:text-style-name="P6" svg:width="0.0469in" svg:height="0.0701in" svg:x="1.4437in" svg:y="0in" svg:viewBox="0 0 120 179" svg:d="M120 130c-3 0-6 0-9 0-1 6-3 22-8 24-2 2-23 2-26 2-17 0-33 0-50 0 29-25 38-33 54-45 20-17 39-33 39-58 0-33-29-53-63-53s-57 23-57 48c0 14 12 16 14 16 7 0 15-6 15-15 0-5-2-14-16-14 9-20 27-25 40-25 26 0 40 21 40 43 0 23-16 41-25 51-22 21-43 42-65 64-3 2-3 3-3 11 37 0 75 0 112 0 2-16 6-33 8-49z"><text:p/></draw:path><draw:path draw:style-name="gr3" draw:text-style-name="P6" svg:width="0.1008in" svg:height="0.1004in" svg:x="1.5476in" svg:y="0.0445in" svg:viewBox="0 0 257 256" svg:d="M136 136c37 0 72 0 108 0 6 0 13 0 13-7 0-8-7-8-13-8-36 0-71 0-108 0 0-36 0-72 0-108 0-5 0-13-7-13-8 0-8 8-8 13 0 36 0 72 0 108-36 0-72 0-108 0-5 0-13 0-13 8 0 7 8 7 13 7 36 0 72 0 108 0 0 35 0 72 0 107 0 5 0 13 8 13 7 0 7-8 7-13 0-35 0-72 0-107z"><text:p/></draw:path><draw:path draw:style-name="gr3" draw:text-style-name="P6" svg:width="0.0697in" svg:height="0.0969in" svg:x="1.6957in" svg:y="0.0665in" svg:viewBox="0 0 178 247" svg:d="M177 23c1-5 1-7 1-9 0-6-5-11-11-11-4 0-10 4-13 9-1 2-4 13-6 21-3 10-5 20-7 31-6 23-12 46-18 69-1 5-19 33-44 33-20 0-24-18-24-32 0-18 7-42 20-75 6-16 7-21 7-28 0-17-12-31-30-31-38 0-52 55-52 59s3 3 4 4c5 0 5-1 7-7 10-36 26-48 38-48 4 0 10 0 10 13 0 9-3 19-6 26-16 41-22 63-22 82 0 34 24 45 47 45 14 0 28-7 39-17-5 20-10 39-26 58-10 12-24 25-42 25-5 0-23-3-29-17 6 0 11 0 16-4s8-8 8-16c0-12-10-13-14-13-9 0-21 7-21 25s16 32 40 32c40 0 80-34 91-77 12-49 25-97 37-147z"><text:p/></draw:path><draw:path draw:style-name="gr3" draw:text-style-name="P6" svg:width="0.0469in" svg:height="0.0701in" svg:x="1.778in" svg:y="0in" svg:viewBox="0 0 120 179" svg:d="M120 130c-3 0-6 0-9 0-1 6-3 22-8 24-2 2-23 2-26 2-17 0-33 0-50 0 29-25 38-33 54-45 20-17 39-33 39-58 0-33-29-53-63-53s-57 23-57 48c0 14 12 16 14 16 7 0 15-6 15-15 0-5-2-14-16-14 9-20 27-25 40-25 26 0 40 21 40 43 0 23-16 41-25 51-22 21-43 42-65 64-3 2-3 3-3 11 37 0 75 0 112 0 2-16 6-33 8-49z"><text:p/></draw:path><draw:path draw:style-name="gr3" draw:text-style-name="P6" svg:width="0.1004in" svg:height="0.035in" svg:x="1.8906in" svg:y="0.0783in" svg:viewBox="0 0 256 90" svg:d="M244 15c6 0 12 0 12-7 0-8-6-8-12-8-77 0-155 0-232 0-5 0-12 0-12 8 0 7 7 7 13 7 77 0 154 0 231 0zM244 90c6 0 12 0 12-8 0-7-6-7-12-7-77 0-154 0-231 0-6 0-13 0-13 7 0 8 7 8 12 8 77 0 155 0 232 0z"><text:p/></draw:path><draw:path draw:style-name="gr3" draw:text-style-name="P6" svg:width="0.0591in" svg:height="0.0681in" svg:x="2.0488in" svg:y="0.0665in" svg:viewBox="0 0 151 174" svg:d="M137 23c-5 0-11 0-16 6-7 5-8 12-8 15 0 9 8 13 15 13 12 0 22-9 22-24 0-19-18-33-46-33-52 0-104 55-104 109 0 35 23 65 63 65 56 0 88-41 88-45 0-3-3-6-5-6s-3 1-5 4c-30 39-73 39-77 39-24 0-35-20-35-43 0-15 7-53 20-77 13-22 35-38 55-38 14 0 28 5 33 15z"><text:p/></draw:path><draw:path draw:style-name="gr3" draw:text-style-name="P6" svg:width="0.0535in" svg:height="0.1504in" svg:x="2.1193in" svg:y="0.0193in" svg:viewBox="0 0 137 383" svg:d="M56 332c0 15-10 40-52 43-2 1-4 2-4 4 0 4 4 4 8 4 38 0 73-18 74-48 0-28 0-58 0-88 0-14 0-27 16-38 13-11 27-12 36-12 2-1 3-3 3-5 0-4-2-4-5-4-26-1-45-16-48-34-2-5-2-6-2-19 0-26 0-52 0-77 0-15 0-28-18-43-16-12-43-15-56-15-4 0-8 0-8 4s3 4 7 4c24 2 42 14 48 34 1 3 1 4 1 17 0 27 0 54 0 82 0 17 3 23 15 36 8 8 20 12 30 15-31 9-45 26-45 48 0 30 0 61 0 92z"><text:p/></draw:path><draw:path draw:style-name="gr3" draw:text-style-name="P6" svg:width="0.0055in" svg:height="0.1504in" svg:x="2.2449in" svg:y="0.0193in" svg:viewBox="0 0 15 383" svg:d="M15 13c0-6 0-13-7-13-8 0-8 7-8 13 0 119 0 237 0 356 0 8 0 14 8 14 7 0 7-6 7-14 0-119 0-237 0-356z"><text:p/></draw:path><draw:path draw:style-name="gr3" draw:text-style-name="P6" svg:width="0.0591in" svg:height="0.0681in" svg:x="2.3177in" svg:y="0.0665in" svg:viewBox="0 0 151 174" svg:d="M137 23c-6 0-12 0-17 6-6 5-7 12-7 15 0 9 7 13 15 13 11 0 22-9 22-24 0-19-19-33-47-33-51 0-103 55-103 109 0 35 22 65 63 65 55 0 88-41 88-45 0-3-3-6-5-6s-3 1-5 4c-31 39-73 39-77 39-24 0-35-20-35-43 0-15 7-53 20-77 13-22 33-38 55-38 13 0 28 5 33 15z"><text:p/></draw:path><draw:path draw:style-name="gr3" draw:text-style-name="P6" svg:width="0.076in" svg:height="0.087in" svg:x="2.4319in" svg:y="0.052in" svg:viewBox="0 0 194 222" svg:d="M180 120c7 0 14 0 14-8s-7-8-14-8c-55 0-109 0-164 0 5-51 49-89 104-89 20 0 41 0 60 0 7 0 14 0 14-7 0-8-7-8-14-8-21 0-40 0-61 0-66 0-119 51-119 112 0 62 53 110 119 110 21 0 40 0 61 0 7 0 14 0 14-7s-7-7-14-7c-19 0-40 0-60 0-55 0-99-37-104-88 55 0 109 0 164 0z"><text:p/></draw:path><draw:path draw:style-name="gr3" draw:text-style-name="P6" svg:width="0.1039in" svg:height="0.1031in" svg:x="2.5657in" svg:y="0.0287in" svg:viewBox="0 0 265 263" svg:d="M97 143c4 0 10 0 14 0 20 29 39 59 58 89 4 5 14 21 18 26 2 5 3 5 12 5 18 0 36 0 54 0 7 0 12 0 12-7 0-3-2-6-5-7-15-3-33-28-43-39-3-3-22-30-48-70 34-7 67-21 67-67 0-54-56-73-102-73-41 0-80 0-121 0-8 0-13 0-13 8 0 6 7 6 10 6 22 0 24 2 24 22 0 64 0 128 0 191 0 20-2 22-24 22-3 0-10 0-10 7s5 7 13 7c35 0 71 0 106 0 6 0 13 0 13-7s-7-7-11-7c-22 0-24-3-24-22 0-27 0-56 0-84zM172 124c11-14 12-34 12-51 0-18-3-39-15-54 16 3 54 15 54 54 0 25-12 45-51 51zM97 35c0-9 0-21 24-21 33 0 49 13 49 59 0 50-12 57-73 57 0-32 0-63 0-95zM45 249c2-6 2-17 2-20 0-64 0-129 0-194 0-3 0-14-2-21 14 0 30 0 44 0-5 6-5 13-5 20 0 65 0 130 0 195 0 3 0 14 3 20-14 0-28 0-42 0zM126 143c4 0 5 0 8 0 6 0 14-1 20-2 7 10 48 77 80 108-12 0-25 0-37 0-23-35-47-71-71-106z"><text:p/></draw:path><draw:path draw:style-name="gr3" draw:text-style-name="P6" svg:width="0.0535in" svg:height="0.1504in" svg:x="2.6839in" svg:y="0.0193in" svg:viewBox="0 0 137 383" svg:d="M56 332c0 15-10 40-53 43-1 1-3 2-3 4 0 4 4 4 8 4 37 0 73-18 73-48 0-28 0-58 0-88 0-14 0-27 16-38 14-11 28-12 37-12 2-1 3-3 3-5 0-4-2-4-6-4-25-1-44-16-49-34-1-5-1-6-1-19 0-26 0-52 0-77 0-15 0-28-17-43-17-12-43-15-56-15-4 0-8 0-8 4s2 4 7 4c24 2 42 14 48 34 1 3 1 4 1 17 0 27 0 54 0 82 0 17 3 24 15 36 8 9 19 12 30 15-31 9-45 26-45 48 0 30 0 61 0 92z"><text:p/></draw:path></draw:g><text:span text:style-name="T2"><text:s/>היא החלוקה המושרית של </text:span><text:span text:style-name="T2"><draw:g text:anchor-type="as-char" svg:y="-0.0925in" draw:z-index="121" draw:name="Shape136" draw:style-name="gr1"><svg:title>TexMaths</svg:title><svg:desc>11§display§\R \times \R§svg§600§FALSE§</svg:desc><draw:path draw:style-name="gr2" draw:text-style-name="P5" svg:width="0.3858in" svg:height="0.0878in" svg:x="0.0055in" svg:y="0.0071in" svg:viewBox="0 0 981 224" svg:d="M0 0c327 0 654 0 981 0 0 75 0 149 0 224-327 0-654 0-981 0 0-75 0-149 0-224z"><text:p/></draw:path><draw:path draw:style-name="gr3" draw:text-style-name="P6" svg:width="0.1039in" svg:height="0.1035in" svg:x="0.0004in" svg:y="0in" svg:viewBox="0 0 265 264" svg:d="M97 142c4 0 10 0 14 0 19 30 39 60 57 90 5 6 13 22 18 27 3 5 4 5 13 5 18 0 35 0 53 0 6 0 13 0 13-7 0-3-2-6-7-6-14-4-33-29-41-41-4-5-22-30-49-72 35-6 68-20 68-65 0-54-57-73-102-73-41 0-80 0-121 0-8 0-13 0-13 7 0 6 7 6 10 6 22 0 24 4 24 22 0 64 0 129 0 193 0 19-2 23-24 23-3 0-10 0-10 6 0 7 5 7 13 7 35 0 71 0 106 0 6 0 12 0 12-7 0-6-7-6-11-6-22 0-23-4-23-23 0-28 0-57 0-86zM172 125c11-15 12-36 12-52 0-19-3-40-16-55 17 3 54 15 54 55 0 24-11 44-50 52zM97 34c0-8 0-21 24-21 33 0 48 15 48 60 0 50-12 57-72 57 0-32 0-64 0-96zM44 251c3-8 3-18 3-23 0-64 0-129 0-193 0-4 0-14-3-22 14 0 30 0 44 0-4 7-4 15-4 20 0 65 0 130 0 195 0 5 0 15 3 23-14 0-29 0-43 0zM126 142c4 0 5-1 8-1 6 0 14 0 20-1 5 9 47 79 79 111-13 0-25 0-37 0-23-36-46-72-70-109z"><text:p/></draw:path><draw:path draw:style-name="gr3" draw:text-style-name="P6" svg:width="0.0728in" svg:height="0.0724in" svg:x="0.1638in" svg:y="0.0295in" svg:viewBox="0 0 186 185" svg:d="M93 83c-25-27-51-52-77-77-4-5-5-6-8-6-4 0-8 3-8 8 0 2 1 3 5 7 26 26 52 51 77 78-25 25-51 52-77 77-4 4-5 4-5 8s4 7 8 7c3 0 4-1 8-5 26-25 52-51 77-76 27 26 53 53 80 79 1 0 3 2 5 2 6 0 8-3 8-7 0-1 0-3-1-5 0-1-62-60-81-80 24-25 48-48 71-71 2-2 8-7 10-9 0-1 1-3 1-5 0-5-2-8-8-8-2 0-4 1-9 6-25 25-50 50-76 77z"><text:p/></draw:path><draw:path draw:style-name="gr3" draw:text-style-name="P6" svg:width="0.1039in" svg:height="0.1035in" svg:x="0.2953in" svg:y="0in" svg:viewBox="0 0 265 264" svg:d="M97 142c4 0 10 0 14 0 20 30 39 60 58 90 4 6 14 22 17 27s4 5 13 5c18 0 35 0 53 0 8 0 13 0 13-7 0-3-2-6-5-6-15-4-33-29-43-41-3-5-22-30-48-72 34-6 67-20 67-65 0-54-57-73-102-73-41 0-80 0-121 0-6 0-13 0-13 7 0 6 8 6 10 6 22 0 24 4 24 22 0 64 0 129 0 193 0 19-2 23-24 23-2 0-10 0-10 6 0 7 7 7 13 7 35 0 71 0 106 0 6 0 13 0 13-7 0-6-7-6-11-6-22 0-24-4-24-23 0-28 0-57 0-86zM172 125c11-15 12-36 12-52 0-19-3-40-15-55 16 3 54 15 54 55 0 24-12 44-51 52zM97 34c0-8 0-21 24-21 33 0 49 15 49 60 0 50-12 57-73 57 0-32 0-64 0-96zM45 251c2-8 2-18 2-23 0-64 0-129 0-193 0-4 0-14-2-22 14 0 30 0 44 0-5 7-5 15-5 20 0 65 0 130 0 195 0 5 0 15 3 23-14 0-28 0-42 0zM126 142c4 0 5-1 8-1 6 0 14 0 20-1 7 9 47 79 80 111-13 0-25 0-37 0-24-36-47-72-71-109z"><text:p/></draw:path></draw:g></text:span><text:span text:style-name="T2"><text:s/>המושרית מ־</text:span><text:span text:style-name="T2"><draw:g text:anchor-type="as-char" svg:y="-0.111in" draw:z-index="122" draw:name="Shape137" draw:style-name="gr1"><svg:title>TexMaths</svg:title><svg:desc>11§display§S§svg§600§FALSE§</svg:desc><draw:path draw:style-name="gr2" draw:text-style-name="P5" svg:width="0.0819in" svg:height="0.0949in" svg:x="0in" svg:y="0.0079in" svg:viewBox="0 0 209 242" svg:d="M0 0c69 0 140 0 209 0 0 81 0 161 0 242-69 0-140 0-209 0 0-81 0-161 0-242z"><text:p/></draw:path><draw:path draw:style-name="gr3" draw:text-style-name="P6" svg:width="0.0898in" svg:height="0.1102in" svg:x="0in" svg:y="0in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text:span></text:p>
      <text:p text:style-name="P28"><text:span text:style-name="T23">הוכחה: </text:span><text:span text:style-name="T24">לפי הזהות </text:span><text:span text:style-name="T24"><draw:g text:anchor-type="as-char" svg:y="-0.1055in" draw:z-index="126" draw:name="Shape138" draw:style-name="gr1"><svg:title>TexMaths</svg:title><svg:desc>11§display§R_{A/S} = S§svg§600§FALSE§</svg:desc><draw:path draw:style-name="gr2" draw:text-style-name="P5" svg:width="0.6425in" svg:height="0.1449in" svg:x="0.0024in" svg:y="0.0079in" svg:viewBox="0 0 1633 369" svg:d="M0 0c544 0 1089 0 1633 0 0 123 0 245 0 369-544 0-1089 0-1633 0 0-124 0-246 0-369z"><text:p/></draw:path><draw:path draw:style-name="gr3" draw:text-style-name="P6" svg:width="0.1083in" svg:height="0.1063in" svg:x="0.0004in" svg:y="0.0035in" svg:viewBox="0 0 276 271" svg:d="M130 26c2-8 3-13 11-14 3 0 15 0 23 0 28 0 70 0 70 38 0 13-6 39-20 55-11 9-31 22-66 22-15 0-29 0-43 0 8-35 16-68 25-101zM185 132c40-9 86-35 86-75 0-33-35-57-86-57-36 0-74 0-110 0-8 0-11 0-11 8 0 4 3 4 10 4 1 0 9 0 15 0 7 1 10 1 10 7 0 1 0 2-1 7-18 69-34 138-52 206-4 15-4 18-35 18-7 0-11 0-11 7 0 5 3 4 6 5 11 0 38-1 49-1 10 0 37 1 48 1 4 0 8 0 8-8 0-4-3-4-11-4-14 0-24 0-24-7 0-2 0-4 1-6 9-33 17-68 25-102 16 0 31 0 47 0 35 0 41 22 41 36 0 5-3 17-5 26-3 10-7 24-7 32 0 42 47 42 52 42 33 0 46-39 46-44 0-6-3-4-4-6-3 0-5 3-6 6-8 28-26 35-35 35-12 0-15-8-15-23 0-12 2-32 4-43 1-6 1-13 1-19 0-30-25-41-36-45z"><text:p/></draw:path><draw:path draw:style-name="gr3" draw:text-style-name="P6" svg:width="0.0799in" svg:height="0.0752in" svg:x="0.1161in" svg:y="0.0587in" svg:viewBox="0 0 204 192" svg:d="M40 159c-9 15-18 22-34 24-3 0-6 0-6 5 0 3 2 4 3 4 8 0 17-1 23-1 9 0 20 1 29 1 1 0 4 1 4-6 0-3-3-3-4-3-2 0-11-1-11-9 0-3 2-8 3-10 8-11 15-22 22-33 26 0 52 0 77 0 3 14 5 28 7 44-1 3-2 8-19 8-3 0-6 0-6 5 0 1 0 4 4 4 8 0 27-1 34-1 6 0 11 0 17 0 4 0 10 1 15 1 3 0 6-2 6-6 0-3-4-3-8-3-15 0-17-3-18-9-7-56-15-111-23-167-1-6-1-7-6-7-6 0-7 2-9 6-33 51-67 102-100 153zM76 121c19-30 37-58 56-88 5 30 9 58 13 88-23 0-46 0-69 0z"><text:p/></draw:path><draw:path draw:style-name="gr3" draw:text-style-name="P6" svg:width="0.0457in" svg:height="0.1055in" svg:x="0.2098in" svg:y="0.0547in" svg:viewBox="0 0 117 269" svg:d="M114 12c3-3 3-3 3-4 0-5-5-8-7-8-5 0-7 3-8 8-34 83-67 167-101 249-1 4-1 5-1 6 0 4 3 6 7 6s5-3 6-6c34-84 67-167 101-251z"><text:p/></draw:path><draw:path draw:style-name="gr3" draw:text-style-name="P6" svg:width="0.0673in" svg:height="0.0768in" svg:x="0.2717in" svg:y="0.0598in" svg:viewBox="0 0 172 196" svg:d="M172 3c0-1 0-3-4-3-1 0-2 0-5 3-4 6-9 10-13 16-10-15-28-19-44-19-38 0-72 31-72 62 0 4 1 15 9 25 9 11 19 13 37 18 6 1 19 4 23 5 9 2 26 8 26 28 0 22-23 48-54 48-24 0-53-9-53-39 0-3 1-8 2-13 0-1 0-2 0-2 0-3-3-3-4-3-3 0-5 0-6 5-4 18-8 35-13 54 0 1-1 2-1 5 0 1 1 3 4 3 2 0 2-1 6-5 2-3 10-12 12-15 14 17 36 20 52 20 40 0 74-35 74-67 0-12-5-23-10-30-10-9-15-10-49-19-6-1-15-3-17-4-7-2-18-9-18-24 0-21 24-43 52-43 29 0 43 16 43 42 0 3-1 10-1 12 0 4 3 4 5 4 3 0 4-2 6-6 4-19 8-39 13-58z"><text:p/></draw:path><draw:path draw:style-name="gr3" draw:text-style-name="P6" svg:width="0.1012in" svg:height="0.035in" svg:x="0.4024in" svg:y="0.052in" svg:viewBox="0 0 258 90" svg:d="M244 15c6 0 14 0 14-7 0-8-8-8-14-8-77 0-154 0-231 0-5 0-13 0-13 8 0 7 8 7 13 7 77 0 154 0 231 0zM244 90c6 0 14 0 14-8 0-7-8-7-14-7-77 0-154 0-231 0-5 0-13 0-13 7 0 8 8 8 13 8 77 0 154 0 231 0z"><text:p/></draw:path><draw:path draw:style-name="gr3" draw:text-style-name="P6" svg:width="0.0898in" svg:height="0.1094in" svg:x="0.5626in" svg:y="0in" svg:viewBox="0 0 229 279" svg:d="M229 4c0-2-1-4-4-4s-3 0-7 6c-7 7-12 14-19 21-10-17-29-27-55-27-49 0-96 44-96 91 0 31 21 49 41 55 13 4 28 7 41 10 14 5 35 10 35 42 0 33-31 69-69 69-24 0-67-8-67-56 0-9 1-17 2-20 0-1 1-2 1-2 0-4-4-4-6-4s-2 0-3 1c-2 1-23 88-23 89 0 3 1 4 4 4 2 0 3 0 7-5 7-7 12-14 19-22 16 22 43 27 65 27 53 0 99-51 99-97 0-27-13-40-20-46-9-8-14-11-49-19-8-3-22-6-26-7-10-3-23-14-23-35 0-31 31-64 67-64 33 0 56 16 56 59 0 12-1 20-1 22 1 1 0 4 5 4 3 0 4-1 5-8 7-28 14-56 21-84z"><text:p/></draw:path></draw:g></text:span><text:span text:style-name="T24">, צ.ל. ש־</text:span><text:span text:style-name="T24"><draw:g text:anchor-type="as-char" svg:y="-0.1083in" draw:z-index="124" draw:name="Shape139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24"> קבוצת המנה של </text:span><text:span text:style-name="T24"><draw:g text:anchor-type="as-char" svg:y="-0.111in" draw:z-index="125" draw:name="Shape140" draw:style-name="gr1"><svg:title>TexMaths</svg:title><svg:desc>11§display§S§svg§600§FALSE§</svg:desc><draw:path draw:style-name="gr2" draw:text-style-name="P5" svg:width="0.0819in" svg:height="0.0949in" svg:x="0in" svg:y="0.0079in" svg:viewBox="0 0 209 242" svg:d="M0 0c69 0 140 0 209 0 0 81 0 161 0 242-69 0-140 0-209 0 0-81 0-161 0-242z"><text:p/></draw:path><draw:path draw:style-name="gr3" draw:text-style-name="P6" svg:width="0.0898in" svg:height="0.1102in" svg:x="0in" svg:y="0in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text:span><text:span text:style-name="T24">, ובאופן שקול, נוכיח ש־</text:span><text:span text:style-name="T24"><draw:g text:anchor-type="as-char" svg:y="-0.1327in" draw:z-index="127" draw:name="Shape141" draw:style-name="gr1"><svg:title>TexMaths</svg:title><svg:desc>11§display§A = \R^2/S := \{[x]_R \mid x \in A\}§svg§600§FALSE§</svg:desc><draw:path draw:style-name="gr2" draw:text-style-name="P5" svg:width="1.8287in" svg:height="0.1555in" svg:x="0.0028in" svg:y="0.0083in" svg:viewBox="0 0 4646 396" svg:d="M2323 396c-774 0-1549 0-2323 0 0-132 0-264 0-396 1549 0 3097 0 4646 0 0 132 0 264 0 396-775 0-1549 0-2323 0z"><text:p/></draw:path><draw:path draw:style-name="gr3" draw:text-style-name="P6" svg:width="0.1039in" svg:height="0.1083in" svg:x="0.0004in" svg:y="0.0252in" svg:viewBox="0 0 265 276" svg:d="M55 233c-15 24-31 29-47 31-5 1-8 1-8 7 0 2 1 5 4 5 11 0 22-1 33-1 14 0 27 1 39 1 3 0 8 0 8-8 0-3-4-4-7-4-9 0-18-4-18-14 0-4 3-9 6-14 10-15 20-32 30-49 32 0 65 0 96 0 0 8 6 60 6 64 0 11-20 13-28 13-5 0-8 0-8 7 0 5 4 5 5 5 16 0 32-1 49-1 8 0 33 1 42 1 3 0 8 0 8-8 0-4-4-4-10-4-23 0-23-3-24-14-8-80-16-161-24-241-1-8-1-9-7-9s-9 2-11 7c-45 75-89 150-134 226zM101 175c26-43 51-86 76-128 5 42 9 85 13 128-29 0-59 0-89 0z"><text:p/></draw:path><draw:path draw:style-name="gr3" draw:text-style-name="P6" svg:width="0.1008in" svg:height="0.035in" svg:x="0.1598in" svg:y="0.07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39in" svg:height="0.1035in" svg:x="0.3146in" svg:y="0.0299in" svg:viewBox="0 0 265 264" svg:d="M97 143c4 0 10 0 14 0 20 30 39 60 58 90 4 5 14 21 18 26 2 5 3 5 12 5 18 0 36 0 54 0 7 0 12 0 12-7 0-3-2-6-5-7-15-3-33-27-43-39-2-5-22-30-48-72 35-7 68-21 68-67 0-53-57-72-103-72-40 0-80 0-121 0-7 0-13 0-13 7 0 6 8 6 10 6 22 0 24 4 24 22 0 64 0 129 0 194 0 18-2 21-24 21-2 0-10 0-10 7s6 7 13 7c35 0 71 0 106 0 6 0 13 0 13-7s-7-7-11-7c-22 0-24-3-24-21 0-28 0-57 0-86zM172 125c11-15 12-36 12-52 0-19-2-40-15-55 16 3 54 15 54 54 0 25-12 45-51 53zM97 34c0-8 0-21 24-21 33 0 50 13 50 60 0 49-13 57-74 57 0-32 0-64 0-96zM45 250c2-6 2-17 2-20 0-66 0-131 0-196 0-3 0-14-2-21 14 0 30 0 44 0-5 7-5 15-5 20 0 65 0 131 0 197 0 3 0 14 3 20-14 0-28 0-42 0zM127 143c3 0 4-1 7-1 6 0 15 0 20-1 7 9 48 78 80 109-12 0-25 0-37 0-23-35-47-71-70-107z"><text:p/></draw:path><draw:path draw:style-name="gr3" draw:text-style-name="P6" svg:width="0.0469in" svg:height="0.0705in" svg:x="0.4283in" svg:y="0.0004in" svg:viewBox="0 0 120 180" svg:d="M120 131c-3 0-6 0-9 0-1 6-3 21-8 24-2 2-22 2-26 2-16 0-33 0-49 0 28-25 37-32 53-46 20-15 39-33 39-58 0-33-29-53-63-53s-57 24-57 49c0 14 12 15 14 15 7 0 16-4 16-14 0-6-2-15-17-15 9-20 27-25 40-25 27 0 41 21 41 43 0 23-17 42-26 52-22 21-43 43-65 65-3 2-3 2-3 10 37 0 75 0 112 0 2-17 6-33 8-49z"><text:p/></draw:path><draw:path draw:style-name="gr3" draw:text-style-name="P6" svg:width="0.0591in" svg:height="0.1516in" svg:x="0.4984in" svg:y="0.0201in" svg:viewBox="0 0 151 386" svg:d="M149 14c2-4 1-4 2-6 0-5-5-8-8-8s-5 1-7 3c-45 123-89 245-134 367-2 6-2 7-2 8 0 5 3 8 8 8s6-3 9-10c44-120 88-241 132-362z"><text:p/></draw:path><draw:path draw:style-name="gr3" draw:text-style-name="P6" svg:width="0.0898in" svg:height="0.1098in" svg:x="0.5744in" svg:y="0.0272in" svg:viewBox="0 0 229 280" svg:d="M229 3c0-1-1-3-5-3-2 0-2 0-6 6-7 7-12 14-19 22-10-18-31-28-55-28-49 0-96 44-96 92 0 30 20 48 40 54 14 3 28 6 42 11 14 3 35 10 35 40 0 36-32 71-69 71-24 0-67-9-67-55 0-10 1-19 2-21 0-2 0-2 0-3 0-4-2-5-5-5-2 0-2 1-3 2-2 1-23 89-23 90 0 2 1 4 3 4 3 0 4-1 8-5 7-7 12-15 19-22 16 22 43 27 65 27 52 0 99-51 99-98 0-28-14-40-20-45-9-9-14-11-49-20-8-2-23-7-26-7-10-3-23-15-23-35 0-32 31-64 67-64 32 0 56 17 56 60 0 12-2 19-2 22 2 1 0 3 5 3 4 0 5-1 6-8 7-28 14-56 21-85z"><text:p/></draw:path><draw:path draw:style-name="gr3" draw:text-style-name="P6" svg:width="0.0157in" svg:height="0.0654in" svg:x="0.7236in" svg:y="0.0685in" svg:viewBox="0 0 41 167" svg:d="M41 20c0-11-10-20-21-20-12 0-20 8-20 20 0 11 8 21 20 21 11 0 21-9 21-21zM41 147c0-12-10-21-21-21-12 0-20 9-20 21 0 11 8 20 20 20 11 0 21-9 21-20z"><text:p/></draw:path><draw:path draw:style-name="gr3" draw:text-style-name="P6" svg:width="0.1004in" svg:height="0.035in" svg:x="0.7614in" svg:y="0.0783in" svg:viewBox="0 0 256 90" svg:d="M244 15c6 0 12 0 12-7 0-8-6-8-12-8-77 0-155 0-232 0-4 0-12 0-12 8 0 7 8 7 13 7 77 0 154 0 231 0zM244 90c6 0 12 0 12-7 0-8-6-8-12-8-77 0-154 0-231 0-5 0-13 0-13 8 0 7 8 7 12 7 77 0 155 0 232 0z"><text:p/></draw:path><draw:path draw:style-name="gr3" draw:text-style-name="P6" svg:width="0.0539in" svg:height="0.1516in" svg:x="0.924in" svg:y="0.0201in" svg:viewBox="0 0 138 386" svg:d="M81 52c0-16 11-41 53-43 2-1 4-2 4-5 0-4-4-4-8-4-39 0-74 20-74 49 0 28 0 58 0 88 0 15 0 27-15 39-13 11-29 13-38 14-1 0-3 1-3 3 0 4 2 4 7 4 25 3 44 16 48 35 1 3 1 4 1 18 0 26 0 51 0 76 0 17 0 29 19 43 14 13 41 17 55 17 4 0 8 0 8-4 0-5-3-5-7-5-24-1-43-14-47-33-3-4-3-4-3-19 0-26 0-54 0-81 0-17-2-23-15-36-8-7-19-12-30-15 32-9 45-26 45-49 0-30 0-61 0-92z"><text:p/></draw:path><draw:path draw:style-name="gr3" draw:text-style-name="P6" svg:width="0.0205in" svg:height="0.1516in" svg:x="1.0071in" svg:y="0.0201in" svg:viewBox="0 0 53 386" svg:d="M53 386c0-4 0-10 0-16-12 0-25 0-38 0 0-117 0-237 0-355 13 0 26 0 38 0 0-5 0-9 0-15-18 0-35 0-53 0 0 129 0 257 0 386 18 0 35 0 53 0z"><text:p/></draw:path><draw:path draw:style-name="gr3" draw:text-style-name="P6" svg:width="0.0756in" svg:height="0.0685in" svg:x="1.0354in" svg:y="0.0669in" svg:viewBox="0 0 193 175" svg:d="M119 54c2-10 11-45 37-45 2 0 12 0 20 4-11 2-19 12-19 21 0 7 5 15 15 15 8 0 21-8 21-24 0-19-22-25-36-25-23 0-36 21-40 30-10-26-31-30-42-30-41 0-63 50-63 60 0 4 5 4 6 4 2 0 3-1 4-4 13-41 39-51 52-51 7 0 21 3 21 25 0 12-7 39-21 93-6 24-20 40-37 40-2 0-11 0-19-5 10-2 18-10 18-21s-8-14-14-14c-12 0-22 11-22 23 0 18 20 25 37 25 26 0 39-27 40-29 6 14 19 29 42 29 41 0 63-49 63-59 0-5-5-5-6-5-3 0-4 3-4 5-14 42-40 51-52 51-15 0-21-13-21-26 0-9 2-16 7-34 4-18 8-35 13-53z"><text:p/></draw:path><draw:path draw:style-name="gr3" draw:text-style-name="P6" svg:width="0.0205in" svg:height="0.1516in" svg:x="1.1217in" svg:y="0.0201in" svg:viewBox="0 0 53 386" svg:d="M53 0c-18 0-35 0-53 0 0 6 0 10 0 15 12 0 25 0 37 0 0 118 0 238 0 355-12 0-25 0-37 0 0 6 0 12 0 16 18 0 35 0 53 0 0-129 0-257 0-386z"><text:p/></draw:path><draw:path draw:style-name="gr3" draw:text-style-name="P6" svg:width="0.0827in" svg:height="0.0748in" svg:x="1.1681in" svg:y="0.0835in" svg:viewBox="0 0 211 191" svg:d="M92 19c3-8 4-8 9-9 6 0 12 0 18 0 25 0 56 0 56 27 0 12-6 29-18 39-12 8-28 12-47 12-11 0-23 0-34 0 5-23 11-46 16-69zM142 93c32-8 60-27 60-51 0-23-27-42-67-42-27 0-55 0-82 0-6 0-9 0-9 6 0 4 3 4 9 4 3 0 5 0 10 0 5 1 6 1 6 4s0 1-1 6c-12 48-24 96-36 144-2 9-2 11-23 11-6 0-9 0-9 6 0 2 2 4 4 4 6 0 11-1 17-1 5 0 13 0 19 0 5 0 11 0 16 0 6 0 13 1 19 1 1 0 5 0 5-5s-2-5-8-5c-5 0-6 0-10-1-7 0-7-1-7-3 0-1 0-2 1-7 6-23 12-46 18-68 12 0 24 0 36 0 23 0 33 12 33 24 0 4-2 13-3 19-4 13-5 16-5 22 0 21 20 30 40 30 25 0 36-27 36-32 0-1-1-4-5-4s-4 2-5 5c-4 12-14 23-25 23-7 0-12-3-12-18 0-6 1-22 2-28 1-8 1-10 1-12 0-4 0-13-6-20s-14-10-19-12z"><text:p/></draw:path><draw:path draw:style-name="gr3" draw:text-style-name="P6" svg:width="0.0055in" svg:height="0.1516in" svg:x="1.3209in" svg:y="0.0201in" svg:viewBox="0 0 15 386" svg:d="M15 14c0-7 0-14-7-14-8 0-8 7-8 14 0 119 0 239 0 358 0 6 0 14 8 14 7 0 7-8 7-14 0-119 0-239 0-358z"><text:p/></draw:path><draw:path draw:style-name="gr3" draw:text-style-name="P6" svg:width="0.0756in" svg:height="0.0685in" svg:x="1.3917in" svg:y="0.0669in" svg:viewBox="0 0 193 175" svg:d="M118 54c2-10 12-45 38-45 2 0 11 0 20 4-11 2-19 12-19 21 0 7 5 15 15 15 8 0 21-8 21-24 0-19-24-25-37-25-22 0-35 21-39 30-10-26-31-30-42-30-41 0-63 50-63 60 0 4 3 3 5 4 3 0 4-1 5-4 13-41 39-51 52-51 7 0 21 3 21 25 0 12-7 39-21 93-7 24-20 40-37 40-3 0-12 0-19-5 10-2 18-10 18-21s-8-14-14-14c-12 0-22 11-22 23 0 18 20 25 36 25 26 0 40-27 41-29 4 14 19 29 42 29 39 0 61-49 61-59 0-5-3-5-4-5-3 0-4 3-5 5-13 42-39 51-51 51-15 0-22-13-22-26 0-9 3-16 7-34s8-35 13-53z"><text:p/></draw:path><draw:path draw:style-name="gr3" draw:text-style-name="P6" svg:width="0.0756in" svg:height="0.0878in" svg:x="1.5295in" svg:y="0.052in" svg:viewBox="0 0 193 224" svg:d="M179 119c7 0 14 0 14-8 0-7-7-7-14-7-55 0-109 0-164 0 5-52 50-89 104-89 20 0 41 0 60 0 7 0 14 0 14-7 0-8-7-8-14-8-21 0-40 0-61 0-66 0-118 49-118 111s52 113 118 113c21 0 40 0 61 0 7 0 14 0 14-8s-7-8-14-8c-19 0-40 0-60 0-54 0-99-37-104-89 55 0 109 0 164 0z"><text:p/></draw:path><draw:path draw:style-name="gr3" draw:text-style-name="P6" svg:width="0.1039in" svg:height="0.1083in" svg:x="1.6657in" svg:y="0.0252in" svg:viewBox="0 0 265 276" svg:d="M55 233c-15 24-31 29-47 31-5 1-8 1-8 7 0 2 1 5 4 5 11 0 22-1 33-1 14 0 27 1 39 1 3 0 8 0 8-8 0-3-4-4-6-4-10 0-19-4-19-14 0-4 3-9 6-14 10-15 20-32 30-49 32 0 65 0 96 0 2 8 6 60 6 64 0 11-20 13-28 13-5 0-8 0-8 7 0 5 4 5 5 5 16 0 32-1 49-1 8 0 33 1 42 1 3 0 8 0 8-8 0-4-4-4-10-4-23 0-23-3-24-14-8-80-16-161-24-241 0-8 0-9-7-9-6 0-7 2-11 7-45 75-89 150-134 226zM101 175c26-43 52-86 77-128 5 42 8 85 12 128-29 0-59 0-89 0z"><text:p/></draw:path><draw:path draw:style-name="gr3" draw:text-style-name="P6" svg:width="0.0539in" svg:height="0.1516in" svg:x="1.7854in" svg:y="0.0201in" svg:viewBox="0 0 138 386" svg:d="M56 334c0 16-10 41-53 43-2 0-3 2-3 5 0 4 4 4 8 4 37 0 73-19 73-49 0-28 0-58 0-88 0-15 0-26 16-39 14-12 28-12 37-13 1 0 4-1 4-4s-3-3-7-3c-25-3-44-16-48-36-2-4-2-4-2-18 0-26 0-51 0-76 0-17 0-29-18-45-16-11-42-15-55-15-4 0-8 0-8 4s2 4 7 5c24 1 43 13 48 33 1 3 1 4 1 19 0 26 0 53 0 80 0 19 2 24 16 38 7 7 18 12 29 14-32 9-45 28-45 48 0 31 0 62 0 93z"><text:p/></draw:path></draw:g></text:span><text:span text:style-name="T24">. נוכיח באמצעות רצף מעביר זהות: </text:span></text:p>
      <text:p text:style-name="P13"><draw:g text:anchor-type="as-char" svg:y="-0.5866in" draw:z-index="128" draw:name="Shape142" draw:style-name="gr1"><svg:title>TexMaths</svg:title><svg:desc>11§latex§\begin{align*}
  &amp;\R^2/S \\
  = &amp;\{[x]_S \mid \la x, y \ra \in \R \times \R \}
&amp;&amp;\open A/R \defi \close \\
  = &amp;\{\{\la a, b \ra \in \R^2 \mid \la a, b \ra S \la x, y \ra \} \mid \la x, y \ra \in \R^2\}
&amp;&amp;\open [x]_R \defi \close \\
  = &amp;\{\{\la a, b \ra \in \R^2 \mid a^2 + b^2 = x^2 + y^2\} \mid \la x, y \ra \in \R \times \R\}
&amp;&amp;\open S \defi \close \\
  = &amp;\{\{\la a, b \ra \in \R^2 \mid a^2 + b^2 = c\} \mid c \in \R\}
&amp;&amp;\open \set c = x^2 + y^2 \close
\end{align}
§svg§600§FALSE§</svg:desc><draw:path draw:style-name="gr2" draw:text-style-name="P5" svg:width="4.7882in" svg:height="1.1571in" svg:x="0.0004in" svg:y="0.0075in" svg:viewBox="0 0 12163 2940" svg:d="M6082 2940c-2027 0-4055 0-6082 0 0-980 0-1960 0-2940 4055 0 8108 0 12163 0 0 980 0 1960 0 2940-2027 0-4055 0-6081 0z"><text:p/></draw:path><draw:path draw:style-name="gr3" draw:text-style-name="P6" svg:width="0.1043in" svg:height="0.1039in" svg:x="0.1134in" svg:y="0.0291in" svg:viewBox="0 0 266 265" svg:d="M98 143c4 0 9 0 13 0 20 30 39 61 58 90 5 6 14 21 18 27 2 5 3 5 13 5 18 0 35 0 53 0 7 0 13 0 13-8 0-3-2-5-6-6-15-2-33-29-42-41-3-3-22-30-49-71 35-6 69-21 69-66 0-54-58-73-104-73-40 0-80 0-121 0-6 0-13 0-13 7 0 6 8 6 11 6 22 0 23 4 23 22 0 65 0 129 0 194 0 20-1 22-23 22-3 0-11 0-11 6 0 8 7 8 13 8 35 0 71 0 106 0 8 0 13 0 13-8 0-6-7-6-11-6-22 0-23-2-23-22 0-29 0-57 0-86zM173 124c10-14 11-35 11-51 0-19-2-40-15-55 17 3 54 15 54 55 0 24-11 44-50 51zM98 34c0-8 0-21 24-21 32 0 49 15 49 60 0 49-13 57-73 57 0-32 0-64 0-96zM45 251c3-7 3-18 3-21 0-65 0-130 0-195 0-4 0-14-3-22 14 0 30 0 44 0-5 7-5 15-5 20 0 66 0 131 0 197 0 4 0 14 3 21-14 0-28 0-42 0zM128 143c2 0 4 0 6 0 7 0 15-1 21-2 6 10 47 78 79 110-12 0-25 0-37 0-23-36-46-72-69-108z"><text:p/></draw:path><draw:path draw:style-name="gr3" draw:text-style-name="P6" svg:width="0.0469in" svg:height="0.0705in" svg:x="0.228in" svg:y="0in" svg:viewBox="0 0 120 180" svg:d="M120 131c-3 0-7 0-10 0 0 5-3 22-7 24-2 2-23 2-27 2-17 0-33 0-50 0 29-25 39-33 54-46 21-15 40-32 40-58 0-33-29-53-64-53-33 0-56 24-56 48 0 15 11 16 14 16 7 0 15-5 15-14 0-5-3-15-17-15 9-20 28-25 40-25 27 0 42 21 42 43 0 24-18 43-26 52-22 22-44 42-66 64-2 3-2 4-2 11 37 0 74 0 111 0 3-16 6-33 9-49z"><text:p/></draw:path><draw:path draw:style-name="gr3" draw:text-style-name="P6" svg:width="0.0591in" svg:height="0.1516in" svg:x="0.2976in" svg:y="0.0193in" svg:viewBox="0 0 151 386" svg:d="M149 14c2-4 1-4 2-6 0-5-4-8-8-8-2 0-5 1-7 3-45 124-89 246-134 369-2 5-1 4-2 7 0 4 4 7 8 7 5 0 6-2 9-9 44-121 88-242 132-363z"><text:p/></draw:path><draw:path draw:style-name="gr3" draw:text-style-name="P6" svg:width="0.0898in" svg:height="0.1102in" svg:x="0.3732in" svg:y="0.0264in" svg:viewBox="0 0 229 281" svg:d="M229 3c0-1 0-3-3-3s-4 0-8 6c-7 7-12 14-19 22-10-18-30-28-55-28-49 0-96 44-96 91 0 31 21 49 41 55 13 4 28 8 41 11 14 4 36 9 36 41 0 34-32 70-69 70-25 0-68-7-68-56 0-8 2-18 2-21 0-1 1-1 1-2 0-4-3-4-4-4-3 0-4 0-5 1-1 2-23 90-23 91 0 2 2 4 4 4 3 0 3 0 7-6 7-8 12-14 19-22 17 22 43 28 66 28 53 0 98-51 98-99 0-27-14-40-19-46-9-8-14-11-50-19-8-3-22-6-25-7-11-3-24-14-24-35 0-31 31-64 68-64 32 0 55 17 55 59 0 13-1 20-1 22 1 2 0 4 4 4 5 0 5-1 6-8 7-29 14-56 21-85z"><text:p/></draw:path><draw:path draw:style-name="gr3" draw:text-style-name="P6" svg:width="0.1008in" svg:height="0.0354in" svg:x="0.0012in" svg:y="0.3224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6" svg:width="0.0539in" svg:height="0.1516in" svg:x="0.122in" svg:y="0.2646in" svg:viewBox="0 0 138 386" svg:d="M81 52c0-17 10-41 52-43 2-1 5-2 5-5 0-4-4-4-8-4-39 0-74 20-75 48 0 30 0 59 0 88 0 16 0 28-15 40-14 12-28 12-37 13-2 0-3 1-3 4 0 4 2 4 6 4 26 2 45 15 48 35 1 3 1 5 1 19 0 25 0 50 0 76 0 16 0 28 19 44 15 11 40 15 56 15 4 0 8 0 8-4 0-3-3-3-7-5-24-1-43-13-48-33-2-3-2-4-2-18 0-27 0-54 0-81 0-18-3-25-15-37-8-8-20-12-30-15 31-9 45-27 45-49 0-31 0-61 0-92z"><text:p/></draw:path><draw:path draw:style-name="gr3" draw:text-style-name="P6" svg:width="0.0205in" svg:height="0.1516in" svg:x="0.2051in" svg:y="0.2646in" svg:viewBox="0 0 53 386" svg:d="M53 386c0-5 0-10 0-15-12 0-25 0-38 0 0-119 0-237 0-356 13 0 26 0 38 0 0-5 0-9 0-15-18 0-35 0-53 0 0 129 0 257 0 386 18 0 35 0 53 0z"><text:p/></draw:path><draw:path draw:style-name="gr3" draw:text-style-name="P6" svg:width="0.0756in" svg:height="0.0685in" svg:x="0.2339in" svg:y="0.3134in" svg:viewBox="0 0 193 175" svg:d="M118 54c2-10 11-45 38-45 2 0 11 0 20 4-11 2-19 12-19 21 0 7 5 14 15 14 8 0 21-7 21-23 0-19-24-25-37-25-22 0-35 21-39 30-10-26-31-30-42-30-41 0-63 50-63 59 0 5 3 5 5 5 3 0 4-1 5-5 13-40 39-50 52-50 7 0 21 3 21 25 0 12-7 39-21 93-7 24-20 39-38 39-2 0-11 0-18-4 10-2 17-10 17-21s-7-13-14-13c-11 0-21 10-21 22 0 17 20 25 36 25 26 0 40-26 41-30 4 15 19 30 42 30 39 0 61-50 61-59 0-4-3-4-4-4-3 0-4 1-5 4-13 41-39 50-51 50-15 0-22-12-22-25 0-8 2-17 7-34 4-18 8-35 13-53z"><text:p/></draw:path><draw:path draw:style-name="gr3" draw:text-style-name="P6" svg:width="0.0209in" svg:height="0.1516in" svg:x="0.3197in" svg:y="0.2646in" svg:viewBox="0 0 54 386" svg:d="M54 0c-18 0-36 0-54 0 0 6 0 10 0 15 13 0 25 0 39 0 0 119 0 237 0 356-14 0-26 0-39 0 0 5 0 10 0 15 18 0 36 0 54 0 0-129 0-257 0-386z"><text:p/></draw:path><draw:path draw:style-name="gr3" draw:text-style-name="P6" svg:width="0.0673in" svg:height="0.0768in" svg:x="0.3669in" svg:y="0.3264in" svg:viewBox="0 0 172 196" svg:d="M172 3c0-1-1-3-4-3-2 0-2 0-5 4-5 6-9 10-13 16-10-14-28-20-44-20-39 0-72 31-72 62 0 4 0 15 9 25 9 11 19 13 37 18 6 1 19 4 23 5 9 2 26 8 26 29 0 22-23 47-54 47-24 0-53-9-53-39 0-2 0-8 1-13 1-1 1-1 1-2 0-3-3-3-4-3-5 0-5 1-6 5-4 18-8 37-13 54-1 1-1 3-1 5 0 1 1 3 3 3 3 0 3 0 6-5 3-2 10-11 13-14 14 16 35 19 52 19 40 0 73-35 73-67 0-12-4-23-11-29-8-10-13-11-48-20-5-1-14-3-16-4-7-2-19-9-19-24 0-21 24-43 53-43 28 0 43 16 43 42 0 4-2 10-2 12 0 4 4 4 5 4 4 0 4-1 5-6 5-19 10-39 15-58z"><text:p/></draw:path><draw:path draw:style-name="gr3" draw:text-style-name="P6" svg:width="0.0055in" svg:height="0.1516in" svg:x="0.5071in" svg:y="0.2646in" svg:viewBox="0 0 15 386" svg:d="M15 13c0-6 0-13-7-13-8 0-8 7-8 13 0 120 0 240 0 360 0 7 0 13 8 13 7 0 7-6 7-13 0-120 0-240 0-360z"><text:p/></draw:path><draw:path draw:style-name="gr3" draw:text-style-name="P6" svg:width="0.0339in" svg:height="0.1516in" svg:x="0.5902in" svg:y="0.2646in" svg:viewBox="0 0 87 386" svg:d="M85 14c2-4 2-4 2-6 0-5-3-8-8-8-3 0-6 2-9 9-23 59-45 118-68 177 0 2-2 4-2 7 0 2 0 2 2 6 23 60 45 119 68 178 2 5 4 9 9 9s8-3 8-7c0-2 0-3-2-6-23-61-45-120-68-180 23-60 45-119 68-179z"><text:p/></draw:path><draw:path draw:style-name="gr3" draw:text-style-name="P6" svg:width="0.0756in" svg:height="0.0685in" svg:x="0.6374in" svg:y="0.3134in" svg:viewBox="0 0 193 175" svg:d="M118 54c2-10 11-45 38-45 1 0 11 0 19 4-11 2-19 12-19 21 0 7 5 14 16 14 7 0 21-7 21-23 0-19-24-25-37-25-22 0-36 21-40 30-10-26-31-30-42-30-40 0-62 50-62 59 0 5 3 5 5 5 3 0 4-1 4-5 13-40 38-50 52-50 7 0 21 3 21 25 0 12-7 39-21 93-6 24-19 39-37 39-2 0-11 0-19-4 9-2 18-10 18-21s-9-13-14-13c-12 0-21 10-21 22 0 17 19 25 36 25 26 0 40-26 41-30 4 15 18 30 42 30 39 0 61-50 61-59 0-4-3-4-4-4-4 0-4 1-5 4-14 41-39 50-52 50-14 0-21-12-21-25 0-8 2-17 7-34 4-18 8-35 13-53z"><text:p/></draw:path><draw:path draw:style-name="gr3" draw:text-style-name="P6" svg:width="0.0173in" svg:height="0.0453in" svg:x="0.7331in" svg:y="0.3638in" svg:viewBox="0 0 45 116" svg:d="M45 41c0-26-10-41-25-41-12 0-20 10-20 21 0 10 8 20 20 20 4 0 10-1 13-5 2-1 1-1 2-1s1 0 1 6c0 28-13 51-26 65-4 3-4 4-4 5 0 3 2 5 4 5 4 0 35-30 35-75z"><text:p/></draw:path><draw:path draw:style-name="gr3" draw:text-style-name="P6" svg:width="0.0697in" svg:height="0.098in" svg:x="0.7921in" svg:y="0.3134in" svg:viewBox="0 0 178 250" svg:d="M176 23c2-4 2-5 2-9 0-6-5-10-11-10-4 0-11 3-14 8 0 2-3 14-6 21-2 10-5 21-7 31-6 23-12 47-18 70-1 6-17 32-43 32-20 0-24-16-24-31 0-17 7-41 20-76 6-15 8-19 8-27 0-18-13-32-32-32-37 0-51 56-51 59 0 5 3 5 4 5 4 0 5-1 7-8 10-36 25-47 39-47 3 0 9 0 9 12 0 10-4 20-6 27-16 41-23 63-23 81 0 35 25 46 47 46 15 0 29-7 40-18-6 21-10 40-26 60-10 13-24 25-43 25-5 0-22-1-28-16 5 0 11 0 16-5 4-4 8-9 8-16 0-12-11-14-14-14-9 0-22 7-22 26 0 18 17 33 40 33 41 0 81-35 92-78 12-50 24-99 36-149z"><text:p/></draw:path><draw:path draw:style-name="gr3" draw:text-style-name="P6" svg:width="0.0335in" svg:height="0.1516in" svg:x="0.876in" svg:y="0.2646in" svg:viewBox="0 0 86 386" svg:d="M84 199c2-4 2-5 2-6 0-3 0-2-2-7-22-59-45-118-67-177-3-7-5-9-9-9-5 0-8 3-8 8 0 1 0 2 2 5 23 60 45 120 68 180-23 59-45 119-68 179-2 4-2 4-2 7 0 4 3 7 8 7 4 0 6-3 7-7 24-60 46-120 69-180z"><text:p/></draw:path><draw:path draw:style-name="gr3" draw:text-style-name="P6" svg:width="0.076in" svg:height="0.0874in" svg:x="0.9819in" svg:y="0.2965in" svg:viewBox="0 0 194 223" svg:d="M179 119c7 0 15 0 15-8s-8-8-15-8c-55 0-109 0-164 0 5-51 50-88 104-88 20 0 41 0 60 0 7 0 15 0 15-7 0-8-8-8-15-8-19 0-40 0-60 0-66 0-119 48-119 111 0 62 53 112 119 112 20 0 41 0 60 0 7 0 15 0 15-7 0-8-8-8-15-8-19 0-40 0-60 0-54 0-99-36-104-89 55 0 109 0 164 0z"><text:p/></draw:path><draw:path draw:style-name="gr3" draw:text-style-name="P6" svg:width="0.1043in" svg:height="0.1035in" svg:x="1.1154in" svg:y="0.2756in" svg:viewBox="0 0 266 264" svg:d="M98 143c4 0 9 0 13 0 20 30 39 59 58 89 5 7 14 22 18 28 2 4 3 4 13 4 18 0 35 0 53 0 7 0 13 0 13-7 0-3-2-5-6-6-15-3-33-29-42-41-3-4-22-30-49-71 35-7 69-21 69-67 0-54-58-72-103-72-40 0-81 0-122 0-6 0-13 0-13 7 0 6 8 6 11 6 22 0 24 2 24 22 0 65 0 129 0 194 0 20-2 22-24 22-3 0-11 0-11 6 0 7 7 7 13 7 35 0 71 0 106 0 8 0 13 0 13-7 0-6-7-6-11-6-22 0-23-3-23-22 0-29 0-57 0-86zM173 124c10-14 12-35 12-51 0-19-3-40-16-55 17 3 54 15 54 54 0 25-11 45-50 52zM98 34c0-8 0-21 24-21 32 0 49 13 49 60 0 49-13 57-73 57 0-32 0-64 0-96zM45 251c3-7 3-18 3-21 0-65 0-131 0-196 0-3 0-14-3-21 14 0 30 0 44 0-5 7-5 15-5 20 0 66 0 131 0 197 0 3 0 14 3 21-14 0-28 0-42 0zM128 143c2 0 4-1 7-1 6 0 15 0 20-1 6 9 47 78 79 110-12 0-25 0-37 0-23-36-46-72-69-108z"><text:p/></draw:path><draw:path draw:style-name="gr3" draw:text-style-name="P6" svg:width="0.0732in" svg:height="0.0728in" svg:x="1.2787in" svg:y="0.3047in" svg:viewBox="0 0 187 186" svg:d="M94 83c-26-26-52-52-77-77-5-6-6-6-9-6-4 0-8 3-8 8 0 2 1 3 6 7 25 26 51 52 77 77-26 27-52 52-77 79-5 4-6 5-6 7 0 5 4 8 8 8 3 0 4-1 9-6 25-25 51-51 77-77 26 27 53 54 80 81 2 1 3 2 5 2 5 0 8-3 8-8 0-1 0-2-1-4-28-28-62-62-81-82 23-23 47-47 70-70 2-2 8-8 10-10 1 0 2-2 2-4 0-5-3-8-8-8-3 0-4 1-8 6-26 25-52 51-77 77z"><text:p/></draw:path><draw:path draw:style-name="gr3" draw:text-style-name="P6" svg:width="0.1039in" svg:height="0.1035in" svg:x="1.4114in" svg:y="0.2756in" svg:viewBox="0 0 265 264" svg:d="M97 143c4 0 10 0 14 0 19 30 39 59 57 89 5 7 14 22 18 28 3 4 4 4 13 4 18 0 35 0 53 0 8 0 13 0 13-7 0-3-2-5-5-6-15-3-34-29-43-41-2-4-22-30-49-71 36-7 69-21 69-67 0-54-58-72-103-72-40 0-80 0-121 0-7 0-13 0-13 7 0 6 7 6 10 6 22 0 24 2 24 22 0 65 0 129 0 194 0 20-2 22-24 22-3 0-10 0-10 6 0 7 6 7 13 7 35 0 71 0 106 0 6 0 12 0 12-7 0-6-7-6-10-6-22 0-24-3-24-22 0-29 0-57 0-86zM172 124c11-14 12-35 12-51 0-19-2-40-16-55 17 3 55 15 55 54 0 25-12 45-51 52zM97 34c0-8 0-21 24-21 33 0 50 13 50 60 0 49-13 57-74 57 0-32 0-64 0-96zM44 251c3-7 3-18 3-21 0-65 0-131 0-196 0-3 0-14-3-21 14 0 30 0 44 0-4 7-4 15-4 20 0 66 0 131 0 197 0 3 0 14 3 21-14 0-29 0-43 0zM127 143c3 0 4-1 7-1 6 0 15 0 20-1 6 9 47 78 80 110-13 0-25 0-38 0-23-36-46-72-69-108z"><text:p/></draw:path><draw:path draw:style-name="gr3" draw:text-style-name="P6" svg:width="0.0539in" svg:height="0.1516in" svg:x="1.5295in" svg:y="0.2646in" svg:viewBox="0 0 138 386" svg:d="M56 334c0 16-10 41-53 43-2 2-3 3-3 5 0 4 4 4 8 4 37 0 73-18 73-48s0-59 0-88c0-16 0-28 16-40 14-12 28-12 37-13 1 0 4-1 4-4 0-4-3-4-7-4-25-2-44-15-48-35-2-4-2-4-2-19 0-25 0-50 0-76 0-16 0-28-18-44-16-12-42-15-55-15-4 0-8 0-8 4s2 4 7 5c24 1 43 13 48 33 1 3 1 4 1 19 0 26 0 53 0 80 0 19 2 25 16 37 7 8 18 12 29 15-32 9-45 27-45 49 0 31 0 62 0 92z"><text:p/></draw:path><draw:path draw:style-name="gr3" draw:text-style-name="P6" svg:width="0.039in" svg:height="0.1819in" svg:x="3.7055in" svg:y="0.2492in" svg:viewBox="0 0 100 463" svg:d="M100 459c0-1 0-2-1-3-18-19-44-50-60-114-9-35-13-75-13-111 0-101 25-173 71-222 3-3 3-5 3-6 0-3-3-3-4-3-6 0-27 23-32 29-40 47-64 116-64 202 0 55 9 133 59 198 5 5 30 34 37 34 1 0 4 0 4-4z"><text:p/></draw:path><draw:path draw:style-name="gr3" draw:text-style-name="P6" svg:width="0.1039in" svg:height="0.1083in" svg:x="3.7575in" svg:y="0.2697in" svg:viewBox="0 0 265 276" svg:d="M55 232c-15 25-31 31-47 32-5 1-8 1-8 8 0 3 1 4 4 4 11 0 22-1 33-1 14 0 27 1 39 1 3 0 8 0 8-6 0-5-4-6-6-6-10 0-19-3-19-13 0-5 3-9 6-14 10-17 20-33 30-50 32 0 65 0 96 0 2 9 6 61 6 65 0 11-20 12-28 12-5 0-8 0-8 8 0 4 4 4 5 4 16 0 32-1 49-1 8 0 34 1 42 1 3 0 8 0 8-8 0-4-4-4-9-4-24 0-24-2-25-13-8-80-16-162-24-242 0-8 0-9-7-9-6 0-7 2-11 7-45 74-89 150-134 225zM101 175c26-43 52-85 77-128 5 43 8 85 12 128-29 0-59 0-89 0z"><text:p/></draw:path><draw:path draw:style-name="gr3" draw:text-style-name="P6" svg:width="0.0591in" svg:height="0.1516in" svg:x="3.8744in" svg:y="0.2646in" svg:viewBox="0 0 151 386" svg:d="M149 14c2-4 1-4 2-6 0-5-4-8-8-8-3 0-5 1-7 3-45 124-89 246-134 369-2 4-1 4-2 7 0 4 3 7 8 7s6-2 9-9c44-121 88-242 132-363z"><text:p/></draw:path><draw:path draw:style-name="gr3" draw:text-style-name="P6" svg:width="0.1083in" svg:height="0.1071in" svg:x="3.9484in" svg:y="0.2756in" svg:viewBox="0 0 276 273" svg:d="M129 28c2-10 3-14 11-15 3-1 16-1 24-1 27 0 70 0 70 39 0 13-6 39-22 55-10 10-30 22-65 22-14 0-29 0-44 0 9-33 17-67 26-100zM185 133c38-9 85-35 85-75 0-33-35-58-85-58-38 0-74 0-111 0-8 0-11 0-11 8 0 4 3 4 11 4 1 0 7 0 14 1 8 1 11 1 11 7 0 1 0 2-2 6-18 70-34 139-52 208-3 16-4 18-35 18-7 0-10 0-10 8 0 4 4 4 6 4 11 0 37-1 48-1s38 1 49 1c4 0 8 0 8-8 0-4-3-4-11-4-14 0-25 0-25-7 0-2 1-4 1-6 9-34 16-68 25-103 16 0 31 0 46 0 36 0 42 22 42 36 0 5-2 17-4 26-3 11-7 25-7 33 0 42 46 42 52 42 33 0 46-39 46-44 0-6-3-3-4-6-5 0-5 4-6 6-10 28-26 35-35 35-13 0-15-8-15-23 0-12 2-32 4-44 0-6 1-13 1-19 0-29-26-42-36-45z"><text:p/></draw:path><draw:path draw:style-name="gr3" draw:text-style-name="P6" svg:width="0.0744in" svg:height="0.1071in" svg:x="4.1146in" svg:y="0.2728in" svg:viewBox="0 0 190 273" svg:d="M134 248c0 8 0 16 0 25 19-1 38-3 56-5 0-4 0-7 0-12-26 0-29-2-29-21 0-78 0-157 0-235-19 1-38 3-56 4 0 5 0 8 0 13 27 0 30 3 30 22 0 27 0 56 0 83-11-14-27-24-48-24-46 0-87 37-87 88 0 48 39 87 83 87 24 0 41-13 51-25zM134 144c0 27 0 53 0 79 0 7 0 8-4 15-12 18-29 26-46 26s-31-10-40-24c-11-16-12-38-12-54 0-14 1-37 12-55 9-12 23-24 44-24 13 0 30 5 42 23 4 6 4 6 4 14z"><text:p/></draw:path><draw:path draw:style-name="gr3" draw:text-style-name="P6" svg:width="0.0587in" svg:height="0.0693in" svg:x="4.1984in" svg:y="0.3106in" svg:viewBox="0 0 150 177" svg:d="M33 76c2-58 34-67 47-67 41 0 44 52 44 67-30 0-60 0-91 0zM32 84c36 0 73 0 109 0 8 0 9 0 9-8 0-39-21-76-70-76-44 0-80 40-80 88 0 52 41 89 86 89 46 0 64-43 64-50 0-4-4-5-5-5-3 0-4 2-5 6-13 39-49 39-52 39-20 0-35-11-44-25-12-19-12-44-12-58z"><text:p/></draw:path><draw:path draw:style-name="gr3" draw:text-style-name="P6" svg:width="0.076in" svg:height="0.1067in" svg:x="4.2657in" svg:y="0.272in" svg:viewBox="0 0 194 272" svg:d="M118 118c17 0 20 4 20 21 0 35 0 69 0 104 0 17-5 17-30 17 0 4 0 7 0 12 12 0 33-1 43-1s28 1 43 1c0-5 0-8 0-12-27 0-31 0-31-17 0-47 0-94 0-142-17 1-32 2-49 4-5 0-4 1-6 1-1 0-2 0-7 0-15 0-31 0-46 0 0-15 0-30 0-44 0-39 33-54 57-54 12 0 26 4 33 13-15 1-17 11-17 18 0 13 10 17 17 17 9 0 18-5 18-17 0-24-22-39-51-39-35 0-81 20-81 62 0 14 0 29 0 44-10 0-21 0-31 0 0 4 0 7 0 12 10 0 21 0 31 0 0 42 0 83 0 125 0 17-5 17-31 17 0 4 0 7 0 12 13 0 33-1 43-1 9 0 29 1 44 1 0-5 0-8 0-12-26 0-31 0-31-17 0-42 0-83 0-125 21 0 41 0 62 0z"><text:p/></draw:path><draw:path draw:style-name="gr3" draw:text-style-name="P6" svg:width="0.0764in" svg:height="0.0669in" svg:x="4.3512in" svg:y="0.3134in" svg:viewBox="0 0 195 171" svg:d="M31 37c0 36 0 70 0 105 0 16-5 16-31 16 0 5 0 8 0 13 13 0 33-2 44-2 10 0 30 2 43 2 0-5 0-8 0-13-25 0-30 0-30-16 0-24 0-47 0-72 0-40 28-61 52-61s29 21 29 43c0 29 0 60 0 90 0 16-5 16-30 16 0 5 0 8 0 13 13 0 33-2 44-2 10 0 30 2 43 2 0-5 0-8 0-13-20 0-30 0-31-11 0-24 0-49 0-73 0-33 0-45-11-60-6-6-19-14-41-14-28 0-46 17-57 41 0-13 0-28 0-41-19 1-36 3-55 4 0 5 0 8 0 13 28 0 31 2 31 20z"><text:p/></draw:path><draw:path draw:style-name="gr3" draw:text-style-name="P6" svg:width="0.0323in" svg:height="0.1016in" svg:x="4.4362in" svg:y="0.2783in" svg:viewBox="0 0 83 259" svg:d="M55 88c-18 1-36 3-54 4 0 5 0 8 0 13 25 0 29 2 29 20 0 36 0 70 0 105 0 16-5 16-30 16 0 5 0 8 0 13 12 0 33-2 42-2 14 0 27 2 41 2 0-5 0-8 0-13-26 0-28-1-28-16 0-47 0-95 0-142zM57 21c0-12-10-21-21-21-12 0-21 11-21 21s9 20 21 20c11 0 21-8 21-20z"><text:p/></draw:path><draw:path draw:style-name="gr3" draw:text-style-name="P6" svg:width="0.0472in" svg:height="0.0949in" svg:x="4.476in" svg:y="0.2866in" svg:viewBox="0 0 121 242" svg:d="M61 84c18 0 36 0 55 0 0-5 0-8 0-12-19 0-37 0-55 0 0-25 0-48 0-72-4 0-7 0-10 0-1 32-12 74-51 75 0 3 0 5 0 9 11 0 22 0 33 0 0 35 0 71 0 106 0 48 36 52 51 52 27 0 37-27 37-52 0-7 0-14 0-22-3 0-5 0-9 0 0 7 0 15 0 21 0 29-12 43-26 43-25 0-25-35-25-42 0-35 0-71 0-106z"><text:p/></draw:path><draw:path draw:style-name="gr3" draw:text-style-name="P6" svg:width="0.0323in" svg:height="0.1016in" svg:x="4.5374in" svg:y="0.2783in" svg:viewBox="0 0 83 259" svg:d="M56 88c-19 1-36 3-55 4 0 5 0 8 0 13 25 0 29 2 29 20 0 36 0 70 0 105 0 16-4 16-30 16 0 5 0 8 0 13 12 0 33-2 43-2 13 0 26 2 40 2 0-5 0-8 0-13-26 0-27-1-27-16 0-47 0-95 0-142zM57 21c0-12-10-21-21-21-12 0-19 11-19 21s7 20 19 20c11 0 21-8 21-20z"><text:p/></draw:path><draw:path draw:style-name="gr3" draw:text-style-name="P6" svg:width="0.0673in" svg:height="0.0693in" svg:x="4.5791in" svg:y="0.3106in" svg:viewBox="0 0 172 177" svg:d="M172 90c0-49-40-90-86-90-49 0-86 42-86 90 0 50 40 87 86 87s86-37 86-87zM86 167c-17 0-34-7-44-25s-10-41-10-55 0-35 9-53c11-17 28-25 45-25 16 0 33 6 43 24 10 17 10 40 10 54s0 35-8 52c-9 17-26 28-45 28z"><text:p/></draw:path><draw:path draw:style-name="gr3" draw:text-style-name="P6" svg:width="0.0764in" svg:height="0.0669in" svg:x="4.6555in" svg:y="0.3134in" svg:viewBox="0 0 195 171" svg:d="M30 37c0 36 0 70 0 105 0 16-4 16-30 16 0 5 0 8 0 13 13 0 33-2 44-2 10 0 30 2 43 2 0-5 0-8 0-13-25 0-30 0-30-16 0-24 0-47 0-72 0-40 28-61 52-61s29 21 29 43c0 29 0 60 0 90 0 16-5 16-30 16 0 5 0 8 0 13 13 0 33-2 43-2 11 0 31 2 44 2 0-5 0-8 0-13-21 0-30 0-31-11 0-24 0-49 0-73 0-33 0-45-12-60-5-6-18-14-40-14-28 0-47 17-57 41 0-13 0-28 0-41-19 1-36 3-55 4 0 5 0 8 0 13 28 0 30 2 30 20z"><text:p/></draw:path><draw:path draw:style-name="gr3" draw:text-style-name="P6" svg:width="0.0394in" svg:height="0.1819in" svg:x="4.7417in" svg:y="0.2492in" svg:viewBox="0 0 101 463" svg:d="M101 231c0-54-10-132-60-197-4-5-29-34-35-34-3 0-6 0-6 3s1 4 3 5c18 20 43 50 60 112 9 35 12 75 12 111 0 40-3 78-13 117-16 54-38 84-58 106-4 4-3 4-4 5 0 3 3 4 6 4 5 0 26-24 30-28 40-48 65-117 65-204z"><text:p/></draw:path><draw:path draw:style-name="gr3" draw:text-style-name="P6" svg:width="0.1008in" svg:height="0.035in" svg:x="0.0012in" svg:y="0.570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9in" svg:height="0.152in" svg:x="0.122in" svg:y="0.5134in" svg:viewBox="0 0 138 387" svg:d="M81 52c0-16 10-40 52-43 2 0 5-2 5-5 0-4-4-4-8-4-39 0-74 20-75 48 0 30 0 59 0 88 0 16 0 28-15 41-14 11-28 12-37 12-2 1-3 2-3 5 0 4 2 4 6 4 26 1 45 15 48 34 1 5 1 6 1 19 0 25 0 52 0 77 0 16 0 29 19 43 15 12 40 16 56 16 4 0 8 0 8-4s-3-4-7-4c-24-2-43-15-48-35-2-3-2-3-2-17 0-28 0-54 0-82 0-17-3-24-15-36-8-9-20-12-30-15 31-9 45-27 45-50 0-31 0-61 0-92z"><text:p/></draw:path><draw:path draw:style-name="gr3" draw:text-style-name="P6" svg:width="0.0531in" svg:height="0.152in" svg:x="0.1984in" svg:y="0.5134in" svg:viewBox="0 0 136 387" svg:d="M81 52c0-16 10-40 52-43 2 0 3-2 3-5 0-4-2-4-6-4-39 0-74 20-75 48 0 30 0 59 0 88 0 16 0 28-15 41-14 11-29 12-37 12-2 1-3 2-3 5 0 4 2 4 6 4 25 1 44 15 48 34 1 5 1 6 1 19 0 25 0 52 0 77 0 16 0 29 19 43 15 12 40 16 56 16 4 0 6 0 6-4s-2-4-5-4c-24-2-44-15-48-35-2-3-2-3-2-17 0-28 0-54 0-82 0-17-3-24-15-36-9-9-20-12-31-15 32-9 46-27 46-50 0-31 0-61 0-92z"><text:p/></draw:path><draw:path draw:style-name="gr3" draw:text-style-name="P6" svg:width="0.0335in" svg:height="0.152in" svg:x="0.2803in" svg:y="0.5134in" svg:viewBox="0 0 86 387" svg:d="M84 15c2-4 2-5 2-7 0-4-3-8-8-8-3 0-6 2-9 9-23 59-45 119-68 178 0 2-1 4-1 7 0 1 0 2 1 6 23 60 45 118 68 177 1 5 4 10 9 10s8-3 8-7c0-1 0-3-2-7-23-59-45-120-69-179 24-60 46-119 69-179z"><text:p/></draw:path><draw:path draw:style-name="gr3" draw:text-style-name="P6" svg:width="0.0693in" svg:height="0.0685in" svg:x="0.3287in" svg:y="0.5602in" svg:viewBox="0 0 177 175" svg:d="M129 24c-8-14-19-24-37-24-45 0-92 56-92 113 0 37 21 62 51 62 7 0 27-2 50-30 4 17 17 30 35 30 14 0 24-9 29-22 7-13 8-25 12-37 0-5-3-5-5-5-4 0-4 2-5 7-6 25-14 48-29 48-11 0-13-10-13-17 0-9 2-13 6-29 4-17 4-20 9-35 4-18 9-37 13-54 3-11 3-11 3-13 0-7-5-10-11-10-10 0-15 7-16 16zM103 124c-2 7-2 8-7 15-18 21-33 27-44 27-19 0-24-21-24-36 0-20 12-67 20-85 13-23 30-37 46-37 25 0 30 32 30 34s-1 4-2 6c-6 26-12 51-19 76z"><text:p/></draw:path><draw:path draw:style-name="gr3" draw:text-style-name="P6" svg:width="0.0173in" svg:height="0.0453in" svg:x="0.4161in" svg:y="0.6102in" svg:viewBox="0 0 45 116" svg:d="M45 41c0-27-10-41-25-41-12 0-20 9-20 20s8 21 20 21c4 0 10-1 14-6 1 0 1-1 1-1 1 0 1 1 1 7 0 28-13 51-26 64-4 4-4 5-4 6 0 2 2 5 4 5 4 0 35-30 35-75z"><text:p/></draw:path><draw:path draw:style-name="gr3" draw:text-style-name="P6" svg:width="0.0555in" svg:height="0.1071in" svg:x="0.4776in" svg:y="0.5201in" svg:viewBox="0 0 142 273" svg:d="M75 4c-2-1 0-4-6-4-8 0-37 3-47 4-3 0-8 0-8 8 0 5 5 5 10 5 19 0 19 2 19 6 0 2-3 16-4 24-11 42-21 84-32 126-5 20-7 25-7 39 0 37 21 61 50 61 45 0 92-58 92-113 0-36-20-62-51-62-17 0-34 11-45 23 10-38 19-78 29-117zM39 151c2-9 2-10 5-15 19-24 36-30 46-30 15 0 24 12 24 36 0 23-12 68-19 82-12 26-31 40-45 40s-27-10-27-38c0-8 0-16 7-40 3-12 5-23 9-35z"><text:p/></draw:path><draw:path draw:style-name="gr3" draw:text-style-name="P6" svg:width="0.0335in" svg:height="0.152in" svg:x="0.5445in" svg:y="0.5134in" svg:viewBox="0 0 86 387" svg:d="M84 200c2-4 2-5 2-6s0-3-2-7c-22-59-45-119-67-178-3-6-5-9-9-9-5 0-8 4-8 8 0 1 0 2 2 6 23 60 45 120 68 180-23 59-45 118-68 178-2 4-2 5-2 8 0 4 3 7 8 7 4 0 6-4 7-7 24-60 46-120 69-180z"><text:p/></draw:path><draw:path draw:style-name="gr3" draw:text-style-name="P6" svg:width="0.076in" svg:height="0.0878in" svg:x="0.65in" svg:y="0.5437in" svg:viewBox="0 0 194 224" svg:d="M179 120c7 0 15 0 15-8 0-7-8-7-15-7-55 0-109 0-164 0 6-52 50-90 104-90 20 0 41 0 60 0 7 0 15 0 15-7 0-8-8-8-15-8-19 0-40 0-60 0-66 0-119 51-119 112 0 62 53 112 119 112 20 0 41 0 60 0 7 0 15 0 15-7 0-8-8-8-15-8-19 0-40 0-60 0-54 0-98-37-104-89 55 0 109 0 164 0z"><text:p/></draw:path><draw:path draw:style-name="gr3" draw:text-style-name="P6" svg:width="0.1043in" svg:height="0.1039in" svg:x="0.7835in" svg:y="0.522in" svg:viewBox="0 0 266 265" svg:d="M98 144c4 0 9 0 13 0 20 30 39 60 58 89 5 7 14 21 18 28 2 4 3 4 13 4 18 0 35 0 53 0 7 0 13 0 13-6 0-4-2-7-6-7-15-3-33-29-42-42-3-3-22-28-49-70 35-7 69-21 69-67 0-54-58-73-103-73-40 0-81 0-122 0-6 0-13 0-13 8 0 6 8 6 11 6 22 0 24 3 24 22 0 65 0 129 0 194 0 19-2 22-24 22-3 0-11 0-11 7 0 6 7 6 13 6 35 0 71 0 106 0 8 0 13 0 13-6 0-7-7-7-11-7-22 0-23-3-23-22 0-29 0-57 0-86zM173 124c10-14 12-34 12-51 0-19-3-39-16-55 17 4 54 15 54 55 0 25-11 45-50 51zM98 35c0-9 0-21 24-21 32 0 49 14 49 59 0 50-13 57-73 57 0-32 0-63 0-95zM45 252c3-8 3-19 3-22 0-65 0-130 0-195 0-4 0-14-3-21 14 0 30 0 44 0-4 6-4 14-4 19 0 66 0 131 0 197 0 4 0 14 2 22-14 0-28 0-42 0zM128 144c2-1 4-1 7-1 6 0 15-1 20-2 6 10 47 78 79 111-12 0-25 0-37 0-23-36-46-72-69-108z"><text:p/></draw:path><draw:path draw:style-name="gr3" draw:text-style-name="P6" svg:width="0.0469in" svg:height="0.0701in" svg:x="0.8976in" svg:y="0.4929in" svg:viewBox="0 0 120 179" svg:d="M120 130c-3 0-7 0-10 0 0 5-3 22-7 24-2 2-23 2-26 2-16 0-34 0-51 0 29-25 39-33 54-45 21-16 40-33 40-59 0-32-29-52-64-52-33 0-56 23-56 48 0 14 12 15 14 15 7 0 15-5 15-15 0-4-3-14-17-14 9-19 28-25 40-25 27 0 42 22 42 43 0 24-17 43-26 53-22 20-44 42-66 63-2 3-2 4-2 11 37 0 74 0 111 0 3-16 6-33 9-49z"><text:p/></draw:path><draw:path draw:style-name="gr3" draw:text-style-name="P6" svg:width="0.0055in" svg:height="0.152in" svg:x="1.0201in" svg:y="0.5134in" svg:viewBox="0 0 15 387" svg:d="M15 14c0-6 0-14-7-14-8 0-8 8-8 14 0 120 0 239 0 359 0 7 0 14 8 14 7 0 7-7 7-14 0-120 0-239 0-359z"><text:p/></draw:path><draw:path draw:style-name="gr3" draw:text-style-name="P6" svg:width="0.0335in" svg:height="0.152in" svg:x="1.1031in" svg:y="0.5134in" svg:viewBox="0 0 86 387" svg:d="M84 15c2-4 2-5 2-7 0-4-3-8-8-8-3 0-6 2-9 9-23 59-45 119-68 178 0 2-1 4-1 7 0 1 0 2 1 6 23 60 45 118 68 177 1 5 4 10 9 10s8-3 8-7c0-1 0-3-2-7-23-59-45-120-69-179 24-60 46-119 69-179z"><text:p/></draw:path><draw:path draw:style-name="gr3" draw:text-style-name="P6" svg:width="0.0693in" svg:height="0.0685in" svg:x="1.1516in" svg:y="0.5602in" svg:viewBox="0 0 177 175" svg:d="M129 24c-8-14-19-24-37-24-45 0-92 56-92 113 0 37 21 62 51 62 7 0 27-2 50-30 4 17 17 30 35 30 14 0 22-9 29-22s8-25 12-37c0-5-4-5-5-5-4 0-4 2-6 7-5 25-13 48-28 48-11 0-13-10-13-17 0-9 2-13 6-29 4-17 4-20 9-35 4-18 9-37 13-54 3-11 3-11 3-13 0-7-5-10-12-10-9 0-14 7-15 16zM103 124c-2 7-2 8-7 15-18 21-33 27-44 27-19 0-24-21-24-36 0-20 12-67 20-85 13-23 30-37 46-37 25 0 29 32 29 34s0 4-1 6c-6 26-12 51-19 76z"><text:p/></draw:path><draw:path draw:style-name="gr3" draw:text-style-name="P6" svg:width="0.0173in" svg:height="0.0453in" svg:x="1.239in" svg:y="0.6102in" svg:viewBox="0 0 45 116" svg:d="M45 41c0-27-10-41-25-41-12 0-20 9-20 20s8 21 20 21c4 0 10-1 14-6 1 0 1-1 1-1 1 0 1 1 1 7 0 28-13 51-26 64-4 4-4 5-4 6 0 2 2 5 4 5 4 0 35-30 35-75z"><text:p/></draw:path><draw:path draw:style-name="gr3" draw:text-style-name="P6" svg:width="0.0555in" svg:height="0.1071in" svg:x="1.3004in" svg:y="0.5201in" svg:viewBox="0 0 142 273" svg:d="M75 4c-2-1 0-4-6-4-8 0-37 3-47 4-3 0-8 0-8 8 0 5 5 5 10 5 19 0 19 2 19 6 0 2-3 16-4 24-11 42-21 84-32 126-6 20-7 25-7 39 0 37 21 61 50 61 45 0 92-58 92-113 0-36-20-62-51-62-18 0-34 11-45 23 10-38 19-78 29-117zM39 151c2-9 2-10 5-15 19-24 36-30 46-30 15 0 24 12 24 36 0 23-13 68-19 82-12 26-31 40-45 40s-27-10-27-38c0-8 0-16 7-40 3-12 5-23 9-35z"><text:p/></draw:path><draw:path draw:style-name="gr3" draw:text-style-name="P6" svg:width="0.0335in" svg:height="0.152in" svg:x="1.3673in" svg:y="0.5134in" svg:viewBox="0 0 86 387" svg:d="M84 200c2-4 2-5 2-6s0-3-2-7c-22-59-45-119-67-178-3-6-5-9-9-9-5 0-8 4-8 8 0 1 0 2 1 6 23 60 46 120 69 180-23 59-46 118-69 178-1 4-1 5-1 8 0 4 3 7 8 7 4 0 6-4 7-7 24-60 46-120 69-180z"><text:p/></draw:path><draw:path draw:style-name="gr3" draw:text-style-name="P6" svg:width="0.0902in" svg:height="0.1106in" svg:x="1.4256in" svg:y="0.5193in" svg:viewBox="0 0 230 282" svg:d="M230 4c0-1-1-4-4-4s-3 1-7 6c-7 7-12 15-19 23-10-19-31-29-56-29-48 0-94 45-94 91 0 32 19 50 39 55 14 4 28 8 42 11 14 4 35 9 35 41 0 35-32 72-69 72-25 0-68-9-68-58 0-8 2-17 2-21 1-1 1-1 1-2 0-3-2-4-4-4-3 0-4 1-5 2s-23 89-23 90c0 2 2 5 4 5 3 0 3-1 8-7 7-8 12-14 19-22 16 23 43 29 65 29 53 0 98-52 98-100 0-27-14-40-19-46-9-8-14-9-48-18-9-2-24-7-27-8-11-3-23-14-23-35 0-31 31-64 67-64 32 0 56 17 56 61 0 12-2 18-2 20s0 5 4 5c5 0 5-1 7-8 7-28 14-56 21-85z"><text:p/></draw:path><draw:path draw:style-name="gr3" draw:text-style-name="P6" svg:width="0.0339in" svg:height="0.152in" svg:x="1.5366in" svg:y="0.5134in" svg:viewBox="0 0 87 387" svg:d="M85 15c2-4 2-5 2-7 0-4-3-8-8-8-3 0-6 2-9 9-23 59-45 119-68 178 0 2-2 4-2 7 0 1 0 2 2 6 23 60 45 118 68 177 2 5 4 10 9 10s8-3 8-7c0-1 0-3-2-7-23-59-45-120-68-179 23-60 45-119 68-179z"><text:p/></draw:path><draw:path draw:style-name="gr3" draw:text-style-name="P6" svg:width="0.0756in" svg:height="0.0685in" svg:x="1.5839in" svg:y="0.5602in" svg:viewBox="0 0 193 175" svg:d="M118 54c2-10 11-46 38-46 1 0 11 0 19 5-11 2-19 11-19 21 0 7 5 13 16 13 7 0 21-6 21-22 0-19-24-25-37-25-22 0-36 20-40 29-10-26-31-29-42-29-40 0-62 50-62 59 0 4 3 4 5 4 3 0 4 0 4-5 13-40 38-50 52-50 7 0 21 4 21 26 0 12-7 38-21 93-6 23-19 39-37 39-2 0-11 0-19-5 9-1 18-10 18-20 0-11-9-14-14-14-12 0-21 9-21 23 0 17 19 25 36 25 26 0 40-28 41-30 4 15 18 30 42 30 39 0 61-51 61-59 0-5-3-5-4-5-4 0-4 2-5 5-14 41-40 50-52 50-14 0-21-12-21-25 0-9 2-18 7-34 4-18 8-35 13-53z"><text:p/></draw:path><draw:path draw:style-name="gr3" draw:text-style-name="P6" svg:width="0.0173in" svg:height="0.0453in" svg:x="1.6795in" svg:y="0.6102in" svg:viewBox="0 0 45 116" svg:d="M45 41c0-27-10-41-25-41-12 0-20 9-20 20s8 21 20 21c4 0 10-1 13-6 2 0 1-1 2-1s1 1 1 7c0 28-13 51-26 64-4 4-4 5-4 6 0 2 2 5 4 5 4 0 35-30 35-75z"><text:p/></draw:path><draw:path draw:style-name="gr3" draw:text-style-name="P6" svg:width="0.0697in" svg:height="0.098in" svg:x="1.7386in" svg:y="0.5602in" svg:viewBox="0 0 178 250" svg:d="M176 23c2-5 2-6 2-9 0-6-5-11-11-11-4 0-11 4-14 9 0 2-3 14-6 21-2 10-5 20-7 31-6 23-12 46-18 69-1 6-17 33-43 33-20 0-24-16-24-31 0-18 7-41 20-76 5-16 8-20 8-28 0-17-13-31-32-31-37 0-51 56-51 59 0 4 3 4 4 4 4 0 5 0 7-7 10-36 25-48 39-48 3 0 9 0 9 13 0 9-4 20-6 26-16 41-23 63-23 82 0 34 25 46 47 46 15 0 29-7 40-18-6 20-10 39-26 60-10 13-25 24-43 24-5 0-22-1-28-17 5 0 11 0 16-4 4-3 8-8 8-15 0-12-11-14-14-14-9 0-22 6-22 25s17 34 40 34c41 0 81-35 92-79 12-50 24-98 36-148z"><text:p/></draw:path><draw:path draw:style-name="gr3" draw:text-style-name="P6" svg:width="0.0335in" svg:height="0.152in" svg:x="1.8224in" svg:y="0.5134in" svg:viewBox="0 0 86 387" svg:d="M84 200c2-4 2-5 2-6s0-3-2-7c-22-59-45-119-67-178-3-6-5-9-9-9-5 0-8 4-8 8 0 1 0 2 1 6 23 60 46 120 69 180-23 59-46 118-69 178-1 4-1 5-1 8 0 4 3 7 8 7 4 0 6-4 7-7 24-60 46-120 69-180z"><text:p/></draw:path><draw:path draw:style-name="gr3" draw:text-style-name="P6" svg:width="0.0539in" svg:height="0.152in" svg:x="1.8839in" svg:y="0.5134in" svg:viewBox="0 0 138 387" svg:d="M56 336c0 15-10 40-52 43-2 0-4 2-4 4 0 4 4 4 8 4 37 0 73-18 75-48 0-30 0-58 0-88 0-16 0-28 15-41 13-11 27-12 36-12 2 0 4-2 4-4 0-4-3-4-6-5-26-1-45-15-48-34-1-4-1-5-1-19 0-25 0-51 0-77 0-16 0-28-19-42-16-13-43-17-56-17-4 0-8 0-8 4 0 5 2 5 7 5 24 2 43 14 48 34 1 3 1 4 1 18 0 27 0 53 0 81 0 18 3 24 16 36 7 9 19 12 29 16-31 8-45 26-45 49 0 31 0 62 0 93z"><text:p/></draw:path><draw:path draw:style-name="gr3" draw:text-style-name="P6" svg:width="0.0055in" svg:height="0.152in" svg:x="2.0094in" svg:y="0.5134in" svg:viewBox="0 0 15 387" svg:d="M15 14c0-6 0-14-7-14-8 0-8 8-8 14 0 120 0 239 0 359 0 7 0 14 8 14 7 0 7-7 7-14 0-120 0-239 0-359z"><text:p/></draw:path><draw:path draw:style-name="gr3" draw:text-style-name="P6" svg:width="0.0339in" svg:height="0.152in" svg:x="2.0925in" svg:y="0.5134in" svg:viewBox="0 0 87 387" svg:d="M85 15c2-4 2-5 2-7 0-4-3-8-8-8-4 0-6 2-9 9-23 59-45 119-68 178-1 2-2 4-2 7 0 1 0 2 2 6 23 60 45 118 68 177 2 5 4 10 9 10s8-3 8-7c0-1 0-3-2-7-23-59-45-120-68-179 23-60 45-119 68-179z"><text:p/></draw:path><draw:path draw:style-name="gr3" draw:text-style-name="P6" svg:width="0.0756in" svg:height="0.0685in" svg:x="2.1398in" svg:y="0.5602in" svg:viewBox="0 0 193 175" svg:d="M118 54c2-10 11-46 37-46 2 0 12 0 20 5-11 2-19 11-19 21 0 7 5 13 16 13 7 0 21-6 21-22 0-19-24-25-37-25-23 0-36 20-40 29-10-26-31-29-42-29-41 0-63 50-63 59 0 4 4 4 6 4s3 0 4-5c13-40 38-50 52-50 7 0 21 4 21 26 0 12-7 38-21 93-6 23-20 39-37 39-2 0-11 0-19-5 9-1 18-10 18-20 0-11-9-14-14-14-12 0-21 9-21 23 0 17 19 25 36 25 26 0 39-28 40-30 5 15 19 30 42 30 40 0 62-51 62-59 0-5-4-5-5-5-3 0-3 2-4 5-14 41-40 50-52 50-16 0-21-12-21-25 0-9 2-18 7-34 4-18 8-35 13-53z"><text:p/></draw:path><draw:path draw:style-name="gr3" draw:text-style-name="P6" svg:width="0.0177in" svg:height="0.0453in" svg:x="2.235in" svg:y="0.6102in" svg:viewBox="0 0 46 116" svg:d="M46 41c0-27-10-41-25-41-13 0-21 9-21 20s8 21 21 21c4 0 10-1 13-6 1 0 1-1 2-1 0 2 1 1 1 7 0 28-14 51-26 64-4 4-4 5-4 6 0 2 2 5 4 5 3 0 35-30 35-75z"><text:p/></draw:path><draw:path draw:style-name="gr3" draw:text-style-name="P6" svg:width="0.0697in" svg:height="0.098in" svg:x="2.2945in" svg:y="0.5602in" svg:viewBox="0 0 178 250" svg:d="M176 23c2-5 2-6 2-9 0-6-5-11-12-11-3 0-10 4-13 9-1 2-3 14-6 21-2 10-5 20-7 31-6 23-12 46-18 69-1 6-17 33-43 33-20 0-24-16-24-31 0-18 7-41 20-76 5-16 8-20 8-28 0-17-13-31-32-31-37 0-51 56-51 59 0 4 3 4 4 4 4 0 5 0 6-7 11-36 26-48 40-48 3 0 9 0 9 13 0 9-4 20-6 26-16 41-23 63-23 82 0 34 24 46 47 46 15 0 29-7 40-18-6 20-10 39-26 60-10 13-25 24-43 24-5 0-23-1-29-17 6 0 12 0 17-4 4-3 8-8 8-15 0-12-11-14-14-14-9 0-22 6-22 25s16 34 40 34c40 0 81-35 91-79 12-50 25-98 37-148z"><text:p/></draw:path><draw:path draw:style-name="gr3" draw:text-style-name="P6" svg:width="0.0335in" svg:height="0.152in" svg:x="2.3783in" svg:y="0.5134in" svg:viewBox="0 0 86 387" svg:d="M84 200c2-4 2-5 2-6s0-3-2-7c-22-59-45-119-67-178-3-6-6-9-9-9-5 0-8 4-8 8 0 1 0 2 1 6 23 60 46 120 69 180-23 59-46 118-69 178-1 4-1 5-1 8 0 4 3 7 8 7 4 0 6-4 7-7 24-60 46-120 69-180z"><text:p/></draw:path><draw:path draw:style-name="gr3" draw:text-style-name="P6" svg:width="0.0756in" svg:height="0.0878in" svg:x="2.4839in" svg:y="0.5437in" svg:viewBox="0 0 193 224" svg:d="M179 120c7 0 14 0 14-8 0-7-7-7-14-7-55 0-109 0-164 0 5-52 50-90 104-90 20 0 41 0 60 0 7 0 14 0 14-7 0-8-7-8-14-8-19 0-40 0-60 0-66 0-119 51-119 112 0 62 53 112 119 112 20 0 41 0 60 0 7 0 14 0 14-7 0-8-7-8-14-8-19 0-40 0-60 0-54 0-99-37-104-89 55 0 109 0 164 0z"><text:p/></draw:path><draw:path draw:style-name="gr3" draw:text-style-name="P6" svg:width="0.1043in" svg:height="0.1039in" svg:x="2.6173in" svg:y="0.522in" svg:viewBox="0 0 266 265" svg:d="M98 144c4 0 9 0 13 0 20 30 39 60 58 89 5 7 14 21 18 28 2 4 3 4 12 4 18 0 36 0 54 0 7 0 13 0 13-6 0-4-3-7-6-7-15-3-33-29-42-42-3-3-22-28-49-70 35-7 68-21 68-67 0-54-57-73-103-73-40 0-80 0-121 0-6 0-13 0-13 8 0 6 8 6 11 6 22 0 23 3 23 22 0 65 0 129 0 194 0 19-1 22-23 22-3 0-11 0-11 7 0 6 7 6 13 6 35 0 71 0 106 0 8 0 13 0 13-6 0-7-7-7-11-7-22 0-23-3-23-22 0-29 0-57 0-86zM172 124c11-14 12-34 12-51 0-19-2-39-15-55 16 4 54 15 54 55 0 25-11 45-51 51zM98 35c0-9 0-21 23-21 33 0 50 14 50 59 0 50-13 57-73 57 0-32 0-63 0-95zM45 252c3-8 3-19 3-22 0-65 0-130 0-195 0-4 0-14-3-21 14 0 30 0 44 0-5 6-5 14-5 19 0 66 0 131 0 197 0 4 0 14 3 22-14 0-28 0-42 0zM128 144c2-1 4-1 6-1 7 0 15-1 21-2 6 10 47 78 79 111-12 0-25 0-37 0-23-36-46-72-69-108z"><text:p/></draw:path><draw:path draw:style-name="gr3" draw:text-style-name="P6" svg:width="0.0465in" svg:height="0.0701in" svg:x="2.7315in" svg:y="0.4929in" svg:viewBox="0 0 119 179" svg:d="M119 130c-3 0-6 0-9 0-1 5-3 22-7 24-2 2-23 2-27 2-17 0-33 0-50 0 29-25 39-33 54-45 21-16 39-33 39-59 0-32-29-52-63-52s-56 23-56 48c0 14 11 15 14 15 7 0 15-5 15-15 0-4-3-14-17-14 9-19 28-25 40-25 27 0 42 22 42 43 0 24-18 43-26 53-22 20-44 42-66 63-2 3-2 4-2 11 37 0 74 0 111 0 2-16 6-33 8-49z"><text:p/></draw:path><draw:path draw:style-name="gr3" draw:text-style-name="P6" svg:width="0.0539in" svg:height="0.152in" svg:x="2.8039in" svg:y="0.5134in" svg:viewBox="0 0 138 387" svg:d="M56 336c0 15-10 40-53 43-1 0-3 2-3 4 0 4 4 4 8 4 37 0 73-18 73-48s0-58 0-88c0-16 0-28 16-41 14-11 28-12 37-12 2 0 4-2 4-4 0-4-3-4-7-5-25-1-44-15-48-34-2-4-2-5-2-19 0-25 0-51 0-77 0-16 0-28-18-42-16-13-42-17-55-17-4 0-8 0-8 4 0 5 2 5 7 5 24 2 43 14 48 34 1 3 1 4 1 18 0 27 0 53 0 81 0 18 3 24 16 36 7 9 18 12 29 16-32 8-45 26-45 49 0 31 0 62 0 93z"><text:p/></draw:path><draw:path draw:style-name="gr3" draw:text-style-name="P6" svg:width="0.039in" svg:height="0.1823in" svg:x="3.7055in" svg:y="0.4965in" svg:viewBox="0 0 100 464" svg:d="M100 460c0-1 0-2-1-3-18-19-44-51-60-114-9-35-13-75-13-111 0-101 25-173 71-223 3-3 2-3 3-5 0-4-3-4-4-4-6 0-27 23-32 30-40 46-64 115-64 202 0 55 9 132 59 198 5 5 30 34 37 34 1 0 4 0 4-4z"><text:p/></draw:path><draw:path draw:style-name="gr3" draw:text-style-name="P6" svg:width="0.0205in" svg:height="0.152in" svg:x="3.7701in" svg:y="0.5134in" svg:viewBox="0 0 53 387" svg:d="M53 387c0-5 0-10 0-15-12 0-25 0-38 0 0-119 0-238 0-357 13 0 26 0 38 0 0-5 0-9 0-15-18 0-35 0-53 0 0 129 0 259 0 387 18 0 35 0 53 0z"><text:p/></draw:path><draw:path draw:style-name="gr3" draw:text-style-name="P6" svg:width="0.0756in" svg:height="0.0685in" svg:x="3.7984in" svg:y="0.5602in" svg:viewBox="0 0 193 175" svg:d="M118 54c2-10 11-46 38-46 2 0 11 0 20 5-11 2-19 11-19 21 0 7 5 13 15 13 8 0 21-6 21-22 0-19-24-25-37-25-22 0-35 20-40 29-9-26-30-29-41-29-41 0-63 50-63 59 0 4 3 4 5 4 3 0 4 0 5-5 13-40 39-50 52-50 6 0 21 4 21 26 0 12-7 38-21 93-7 23-20 39-38 39-2 0-11 0-18-5 10-1 17-10 17-20 0-11-7-14-14-14-11 0-21 9-21 23 0 17 20 25 36 25 26 0 40-28 41-30 4 15 19 30 42 30 39 0 61-51 61-59 0-5-3-5-4-5-3 0-4 2-5 5-13 41-39 50-51 50-15 0-22-12-22-25 0-9 2-18 7-34 4-18 8-35 13-53z"><text:p/></draw:path><draw:path draw:style-name="gr3" draw:text-style-name="P6" svg:width="0.0209in" svg:height="0.152in" svg:x="3.8843in" svg:y="0.5134in" svg:viewBox="0 0 54 387" svg:d="M54 0c-18 0-36 0-54 0 0 6 0 10 0 15 13 0 25 0 39 0 0 119 0 238 0 357-14 0-26 0-39 0 0 5 0 10 0 15 18 0 36 0 54 0 0-128 0-258 0-387z"><text:p/></draw:path><draw:path draw:style-name="gr3" draw:text-style-name="P6" svg:width="0.0823in" svg:height="0.0744in" svg:x="3.9311in" svg:y="0.576in" svg:viewBox="0 0 210 190" svg:d="M92 19c3-8 3-9 9-10 6 0 11 0 17 0 25 0 56 0 56 28 0 11-5 28-18 38-11 9-27 13-46 13-12 0-23 0-35 0 5-23 12-46 17-69zM141 92c33-7 61-27 61-50 0-24-27-42-67-42-27 0-55 0-82 0-6 0-9 0-9 6 0 3 3 3 9 3 3 0 4 0 10 1 5 0 6 1 6 3 0 1 0 2-1 7-12 47-24 96-36 143-2 10-3 12-24 12-5 0-8 0-8 5 0 3 2 5 4 5 5 0 11-1 17-1 5 0 13 0 18 0s12 0 17 0c6 0 12 1 18 1 2 0 6 0 6-7 0-3-3-3-10-3-3 0-4 0-9-1-6 0-6-1-6-3s0-3 1-7c6-23 11-45 17-68 12 0 25 0 37 0 23 0 33 12 33 24 0 3-2 13-4 19-3 13-4 16-4 21 0 22 20 30 40 30 24 0 35-27 35-32 0-1 0-3-4-3s-5 1-5 5c-4 12-14 23-25 23-8 0-12-4-12-18 0-7 1-21 2-29 1-7 1-9 1-12s0-12-7-21c-5-5-13-8-19-11z"><text:p/></draw:path><draw:path draw:style-name="gr3" draw:text-style-name="P6" svg:width="0.0744in" svg:height="0.1071in" svg:x="4.0791in" svg:y="0.5201in" svg:viewBox="0 0 190 273" svg:d="M134 248c0 8 0 16 0 25 19-1 38-3 56-5 0-4 0-7 0-12-26 0-29-2-29-22 0-78 0-156 0-234-19 1-38 3-56 4 0 5 0 8 0 13 27 0 30 2 30 22 0 27 0 55 0 82-12-13-28-23-49-23-45 0-86 37-86 87 0 49 37 88 81 88 26 0 43-13 53-25zM134 143c0 26 0 53 0 79 0 8 0 8-4 15-12 18-30 27-46 27-18 0-31-10-41-24-10-17-11-39-11-54 0-14 1-37 12-55 8-12 23-25 44-25 13 0 30 6 42 23 4 6 4 7 4 14z"><text:p/></draw:path><draw:path draw:style-name="gr3" draw:text-style-name="P6" svg:width="0.0587in" svg:height="0.0693in" svg:x="4.163in" svg:y="0.5579in" svg:viewBox="0 0 150 177" svg:d="M33 75c2-57 34-67 47-67 40 0 44 53 44 67-30 0-60 0-91 0zM32 84c36 0 71 0 108 0 9 0 10 0 10-9 0-38-21-75-70-75-45 0-80 40-80 88 0 52 41 89 85 89 47 0 65-43 65-50 0-4-4-5-5-5-4 0-4 2-5 6-13 39-49 39-52 39-20 0-35-12-44-26-12-18-12-44-12-57z"><text:p/></draw:path><draw:path draw:style-name="gr3" draw:text-style-name="P6" svg:width="0.076in" svg:height="0.1071in" svg:x="4.2303in" svg:y="0.5193in" svg:viewBox="0 0 194 273" svg:d="M117 118c18 0 21 5 21 21 0 35 0 69 0 104 0 18-5 18-30 18 0 4 0 7 0 12 12 0 33-1 43-1 9 0 28 1 43 1 0-5 0-8 0-12-27 0-31 0-31-18 0-47 0-94 0-142-17 1-32 2-49 4-6 1-4 1-6 1-1 0-2 0-8 0-15 0-30 0-45 0 0-15 0-29 0-43 0-39 33-54 57-54 11 0 26 3 33 13-15 0-17 11-17 18 0 12 10 17 16 17 9 0 19-6 19-17 0-23-22-40-51-40-35 0-81 20-81 62 0 14 0 29 0 44-10 0-21 0-31 0 0 4 0 7 0 12 10 0 21 0 31 0 0 42 0 83 0 125 0 18-5 18-31 18 0 4 0 7 0 12 13 0 33-1 43-1s29 1 43 1c0-5 0-8 0-12-25 0-30 0-30-18 0-42 0-83 0-125 20 0 41 0 61 0z"><text:p/></draw:path><draw:path draw:style-name="gr3" draw:text-style-name="P6" svg:width="0.0764in" svg:height="0.0669in" svg:x="4.3157in" svg:y="0.5602in" svg:viewBox="0 0 195 171" svg:d="M30 37c0 35 0 70 0 104 0 17-5 17-30 17 0 5 0 8 0 13 13 0 33-2 44-2 10 0 30 2 43 2 0-5 0-8 0-13-26 0-30 0-30-17 0-23 0-47 0-71 0-40 28-62 52-62s29 21 29 43c0 29 0 60 0 90 0 17-5 17-30 17 0 5 0 8 0 13 13 0 33-2 43-2s31 2 44 2c0-5 0-8 0-13-21 0-30 0-31-12 0-24 0-49 0-73 0-33 0-45-12-59-6-6-18-14-41-14-27 0-46 17-57 41 0-13 0-28 0-41-18 1-36 2-54 3 0 5 0 8 0 12 28 0 30 4 30 22z"><text:p/></draw:path><draw:path draw:style-name="gr3" draw:text-style-name="P6" svg:width="0.0323in" svg:height="0.1016in" svg:x="4.4004in" svg:y="0.5256in" svg:viewBox="0 0 83 259" svg:d="M55 88c-18 1-36 2-54 3 0 5 0 8 0 12 25 0 29 3 29 22 0 35 0 70 0 104 0 17-5 17-30 17 0 5 0 8 0 13 12 0 33-2 42-2 13 0 27 2 41 2 0-5 0-8 0-13-26 0-28-2-28-16 0-47 0-95 0-142zM57 20c0-12-10-20-21-20-12 0-21 10-21 20 0 11 9 21 21 21 11 0 21-8 21-21z"><text:p/></draw:path><draw:path draw:style-name="gr3" draw:text-style-name="P6" svg:width="0.0472in" svg:height="0.0949in" svg:x="4.4406in" svg:y="0.5339in" svg:viewBox="0 0 121 242" svg:d="M59 83c19 0 38 0 57 0 0-5 0-8 0-13-19 0-38 0-57 0 0-23 0-47 0-70-3 0-5 0-8 0-1 32-12 73-51 75 0 2 0 5 0 8 11 0 22 0 33 0 0 35 0 71 0 106 0 49 36 53 50 53 27 0 38-27 38-53 0-7 0-14 0-22-3 0-7 0-10 0 0 8 0 15 0 22 0 29-11 43-25 43-27 0-27-35-27-42 0-36 0-71 0-107z"><text:p/></draw:path><draw:path draw:style-name="gr3" draw:text-style-name="P6" svg:width="0.0323in" svg:height="0.1016in" svg:x="4.502in" svg:y="0.5256in" svg:viewBox="0 0 83 259" svg:d="M55 88c-18 1-36 2-54 3 0 5 0 8 0 12 25 0 29 3 29 22 0 35 0 70 0 104 0 17-5 17-30 17 0 5 0 8 0 13 12 0 33-2 42-2 14 0 27 2 41 2 0-5 0-8 0-13-26 0-28-2-28-16 0-47 0-95 0-142zM57 20c0-12-10-20-21-20-12 0-19 10-19 20 0 11 7 21 19 21 11 0 21-8 21-21z"><text:p/></draw:path><draw:path draw:style-name="gr3" draw:text-style-name="P6" svg:width="0.0669in" svg:height="0.0693in" svg:x="4.5433in" svg:y="0.5579in" svg:viewBox="0 0 171 177" svg:d="M171 90c0-49-39-90-85-90-49 0-86 42-86 90 0 50 40 87 85 87 47 0 86-38 86-87zM86 167c-17 0-34-7-44-26-10-17-10-40-10-54 0-15 0-36 9-53 11-17 28-26 44-26 17 0 34 9 44 25 10 17 10 40 10 54s0 35-9 52c-8 17-25 28-44 28z"><text:p/></draw:path><draw:path draw:style-name="gr3" draw:text-style-name="P6" svg:width="0.0764in" svg:height="0.0669in" svg:x="4.6201in" svg:y="0.5602in" svg:viewBox="0 0 195 171" svg:d="M30 37c0 35 0 70 0 104 0 17-5 17-30 17 0 5 0 8 0 13 13 0 33-2 43-2 11 0 31 2 44 2 0-5 0-8 0-13-26 0-31 0-31-17 0-23 0-47 0-71 0-40 28-62 53-62 24 0 29 21 29 43 0 29 0 60 0 90 0 17-5 17-31 17 0 5 0 8 0 13 14 0 34-2 44-2s31 2 44 2c0-5 0-8 0-13-21 0-31 0-31-12 0-24 0-49 0-73 0-33 0-45-12-59-6-6-18-14-41-14-27 0-46 17-57 41 0-13 0-28 0-41-18 1-36 2-54 3 0 5 0 8 0 12 26 0 30 4 30 22z"><text:p/></draw:path><draw:path draw:style-name="gr3" draw:text-style-name="P6" svg:width="0.0394in" svg:height="0.1823in" svg:x="4.7063in" svg:y="0.4965in" svg:viewBox="0 0 101 464" svg:d="M101 232c0-55-10-132-60-198-4-4-29-34-37-34-1 0-4 1-4 4 0 2 1 3 2 4 19 21 44 51 60 113 10 35 13 75 13 111 0 39-3 78-14 116-15 55-38 86-58 106-3 5-3 5-3 6 0 3 3 4 4 4 7 0 28-24 32-29 40-47 65-117 65-203z"><text:p/></draw:path><draw:path draw:style-name="gr3" draw:text-style-name="P6" svg:width="0.1008in" svg:height="0.035in" svg:x="0.0012in" svg:y="0.816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9in" svg:height="0.1516in" svg:x="0.122in" svg:y="0.7583in" svg:viewBox="0 0 138 386" svg:d="M81 52c0-16 10-41 52-43 2-1 5-2 5-5 0-4-4-4-8-4-39 0-74 20-75 48 0 30 0 59 0 88 0 16 0 28-15 41-14 11-28 11-37 12-2 0-3 2-3 5s2 3 6 4c26 1 45 15 48 34 1 5 1 5 1 19 0 25 0 52 0 77 0 15 0 29 19 43 15 12 40 15 56 15 4 0 8 0 8-3 0-4-3-4-7-4-24-3-43-15-48-35-2-3-2-4-2-17 0-28 0-54 0-82 0-17-3-24-15-37-8-8-20-11-30-14 31-9 45-28 45-50 0-31 0-61 0-92z"><text:p/></draw:path><draw:path draw:style-name="gr3" draw:text-style-name="P6" svg:width="0.0531in" svg:height="0.1516in" svg:x="0.1984in" svg:y="0.7583in" svg:viewBox="0 0 136 386" svg:d="M81 52c0-16 10-41 52-43 2-1 3-2 3-5 0-4-2-4-6-4-39 0-74 20-75 48 0 30 0 59 0 88 0 16 0 28-15 41-14 11-29 11-37 12-2 0-3 2-3 5s2 3 6 4c25 1 44 15 48 34 1 5 1 5 1 19 0 25 0 52 0 77 0 15 0 29 19 43 15 12 40 15 56 15 4 0 6 0 6-3 0-4-2-4-5-4-24-3-44-15-48-35-2-3-2-4-2-17 0-28 0-54 0-82 0-17-3-24-15-37-9-8-20-11-31-14 32-9 46-28 46-50 0-31 0-61 0-92z"><text:p/></draw:path><draw:path draw:style-name="gr3" draw:text-style-name="P6" svg:width="0.0335in" svg:height="0.1516in" svg:x="0.2803in" svg:y="0.7583in" svg:viewBox="0 0 86 386" svg:d="M84 14c2-3 2-4 2-6 0-5-3-8-8-8-3 0-6 2-9 9-23 59-45 118-68 177 0 2-1 5-1 8 0 1 0 1 1 6 23 60 45 118 68 177 1 5 4 9 9 9s8-3 8-7c0-2 0-2-2-6-23-59-45-120-69-179 24-60 46-120 69-180z"><text:p/></draw:path><draw:path draw:style-name="gr3" draw:text-style-name="P6" svg:width="0.0693in" svg:height="0.0685in" svg:x="0.3287in" svg:y="0.8051in" svg:viewBox="0 0 177 175" svg:d="M129 25c-8-14-19-25-37-25-45 0-92 57-92 113 0 37 21 62 51 62 7 0 27-1 50-29 4 17 17 29 35 29 14 0 24-9 29-21 7-14 12-37 12-38 0-4-3-4-5-4-4 0-4 1-5 7-6 25-14 48-29 48-11 0-13-10-13-17 0-9 2-12 6-29 4-16 4-21 9-35 4-18 9-36 13-54 3-11 3-12 3-13 0-7-5-11-11-11-10 0-15 9-16 17zM103 125c-2 7-2 8-7 15-18 21-33 27-44 27-19 0-24-22-24-36 0-20 12-67 20-85 13-23 30-37 46-37 25 0 30 32 30 34s-1 4-2 7c-6 25-12 50-19 75z"><text:p/></draw:path><draw:path draw:style-name="gr3" draw:text-style-name="P6" svg:width="0.0173in" svg:height="0.0453in" svg:x="0.4161in" svg:y="0.8575in" svg:viewBox="0 0 45 116" svg:d="M45 41c0-26-10-41-25-41-12 0-20 10-20 21 0 10 8 21 20 21 4 0 10-2 14-6 1-1 1-1 1-1 1 0 1 0 1 6 0 28-13 51-26 65-4 4-4 4-4 5 0 3 2 5 4 5 4 0 35-30 35-75z"><text:p/></draw:path><draw:path draw:style-name="gr3" draw:text-style-name="P6" svg:width="0.0555in" svg:height="0.1067in" svg:x="0.4776in" svg:y="0.7669in" svg:viewBox="0 0 142 272" svg:d="M75 4c0-1 0-4-6-4-8 0-37 3-47 3-3 1-8 1-8 8 0 4 5 4 10 4 19 0 19 4 19 7s-3 17-4 24c-11 42-21 85-32 127-5 18-7 25-7 38 0 38 21 61 50 61 45 0 92-57 92-114 0-35-20-61-51-61-17 0-34 11-45 23 10-39 19-77 29-116zM39 150c2-8 2-9 5-14 19-25 36-30 46-30 15 0 24 12 24 36 0 23-12 67-19 81-12 27-31 41-45 41s-27-11-27-40c0-6 0-14 7-38 3-12 5-24 9-36z"><text:p/></draw:path><draw:path draw:style-name="gr3" draw:text-style-name="P6" svg:width="0.0335in" svg:height="0.1516in" svg:x="0.5445in" svg:y="0.7583in" svg:viewBox="0 0 86 386" svg:d="M84 200c2-5 2-5 2-6s0-3-2-7c-22-59-45-119-67-178-3-7-5-9-9-9-5 0-8 3-8 8 0 1 0 2 2 6 23 60 45 120 68 180-23 59-45 118-68 178-2 4-2 5-2 7 0 4 3 7 8 7 4 0 6-3 7-7 24-60 46-119 69-179z"><text:p/></draw:path><draw:path draw:style-name="gr3" draw:text-style-name="P6" svg:width="0.076in" svg:height="0.0878in" svg:x="0.65in" svg:y="0.7906in" svg:viewBox="0 0 194 224" svg:d="M179 120c7 0 15 0 15-8 0-7-8-7-15-7-55 0-109 0-164 0 6-52 50-90 104-90 20 0 41 0 60 0 7 0 15 0 15-7 0-8-8-8-15-8-19 0-40 0-60 0-66 0-119 50-119 112s53 112 119 112c20 0 41 0 60 0 7 0 15 0 15-7 0-8-8-8-15-8-19 0-40 0-60 0-54 0-98-37-104-89 55 0 109 0 164 0z"><text:p/></draw:path><draw:path draw:style-name="gr3" draw:text-style-name="P6" svg:width="0.1043in" svg:height="0.1039in" svg:x="0.7835in" svg:y="0.7693in" svg:viewBox="0 0 266 265" svg:d="M98 143c4 0 9 0 13 0 20 30 39 61 58 90 5 6 14 21 18 27 2 5 3 5 13 5 18 0 35 0 53 0 7 0 13 0 13-8 0-3-2-5-6-6-15-3-33-29-42-41-3-4-22-30-49-71 35-6 69-21 69-66 0-54-58-73-103-73-40 0-81 0-122 0-6 0-13 0-13 7 0 6 8 6 11 6 22 0 24 4 24 22 0 65 0 129 0 194 0 20-2 22-24 22-3 0-11 0-11 6 0 8 7 8 13 8 35 0 71 0 106 0 8 0 13 0 13-8 0-6-7-6-11-6-22 0-23-3-23-22 0-29 0-57 0-86zM173 124c10-14 12-35 12-51 0-19-3-40-16-55 17 3 54 15 54 55 0 24-11 44-50 51zM98 34c0-8 0-21 24-21 32 0 49 13 49 60 0 49-13 57-73 57 0-32 0-64 0-96zM45 251c3-7 3-18 3-21 0-65 0-131 0-196 0-3 0-14-3-21 14 0 30 0 44 0-4 7-4 15-4 20 0 66 0 131 0 197 0 3 0 14 2 21-14 0-28 0-42 0zM128 143c2 0 4 0 7 0 6 0 15-1 20-2 6 10 47 78 79 110-12 0-25 0-37 0-23-36-46-72-69-108z"><text:p/></draw:path><draw:path draw:style-name="gr3" draw:text-style-name="P6" svg:width="0.0469in" svg:height="0.0701in" svg:x="0.8976in" svg:y="0.7402in" svg:viewBox="0 0 120 179" svg:d="M120 131c-3 0-7 0-10 0 0 5-3 22-7 24-2 2-23 2-26 2-16 0-34 0-51 0 29-25 39-33 54-46 21-15 40-33 40-58 0-33-29-53-64-53-33 0-56 24-56 48 0 15 12 16 14 16 7 0 15-5 15-14 0-6-3-15-17-15 9-20 28-25 40-25 27 0 42 21 42 43 0 24-17 42-26 52-22 22-44 42-66 64-2 3-2 4-2 10 37 0 74 0 111 0 3-16 6-32 9-48z"><text:p/></draw:path><draw:path draw:style-name="gr3" draw:text-style-name="P6" svg:width="0.0055in" svg:height="0.1516in" svg:x="1.0201in" svg:y="0.7583in" svg:viewBox="0 0 15 386" svg:d="M15 14c0-7 0-14-7-14-8 0-8 7-8 14 0 120 0 239 0 359 0 7 0 13 8 13 7 0 7-6 7-13 0-120 0-239 0-359z"><text:p/></draw:path><draw:path draw:style-name="gr3" draw:text-style-name="P6" svg:width="0.0693in" svg:height="0.0685in" svg:x="1.0921in" svg:y="0.8051in" svg:viewBox="0 0 177 175" svg:d="M129 25c-7-14-18-25-35-25-46 0-94 57-94 113 0 37 21 62 52 62 7 0 26-1 49-29 4 17 18 29 35 29 15 0 24-9 29-21 7-14 12-37 12-38 0-4-3-4-4-4-5 0-5 1-6 7-6 25-13 48-29 48-10 0-11-10-11-17 0-9 0-12 4-29 4-16 5-21 9-35 4-18 10-36 14-54 2-11 2-12 2-13 0-7-4-11-11-11-10 0-15 9-16 17zM103 125c-2 7-2 8-7 15-17 21-33 27-44 27-19 0-24-22-24-36 0-20 12-67 20-85 13-23 30-37 46-37 25 0 30 32 30 34s-1 4-1 7c-6 25-13 50-20 75z"><text:p/></draw:path><draw:path draw:style-name="gr3" draw:text-style-name="P6" svg:width="0.0469in" svg:height="0.0701in" svg:x="1.1732in" svg:y="0.7402in" svg:viewBox="0 0 120 179" svg:d="M120 131c-3 0-6 0-9 0-1 5-4 22-8 24-2 2-23 2-26 2-16 0-33 0-49 0 27-25 37-33 53-46 20-15 39-33 39-58 0-33-29-53-64-53-33 0-56 24-56 48 0 15 12 16 14 16 7 0 15-5 15-14 0-6-1-15-16-15 8-20 27-25 40-25 26 0 41 21 41 43 0 24-17 42-26 52-22 22-43 42-65 64-3 3-3 4-3 10 37 0 75 0 112 0 2-16 6-32 8-48z"><text:p/></draw:path><draw:path draw:style-name="gr3" draw:text-style-name="P6" svg:width="0.1008in" svg:height="0.1008in" svg:x="1.2772in" svg:y="0.7839in" svg:viewBox="0 0 257 257" svg:d="M136 136c37 0 72 0 108 0 6 0 13 0 13-7 0-8-7-8-13-8-36 0-71 0-108 0 0-36 0-73 0-109 0-5 0-12-7-12-8 0-8 7-8 12 0 36 0 73 0 109-36 0-71 0-108 0-5 0-13 0-13 8 0 7 8 7 13 7 37 0 72 0 108 0 0 37 0 72 0 108 0 6 0 13 8 13 7 0 7-7 7-13 0-36 0-71 0-108z"><text:p/></draw:path><draw:path draw:style-name="gr3" draw:text-style-name="P6" svg:width="0.0559in" svg:height="0.1067in" svg:x="1.428in" svg:y="0.7669in" svg:viewBox="0 0 143 272" svg:d="M75 4c0-1 0-4-6-4-8 0-36 3-47 3-2 1-7 1-7 8 0 4 4 4 9 4 19 0 20 4 20 7s-3 17-5 24c-11 42-21 85-32 127-5 18-7 25-7 38 0 38 21 61 50 61 45 0 93-57 93-114 0-35-21-61-52-61-17 0-34 11-45 23 10-39 19-77 29-116zM39 150c2-8 2-9 5-14 19-25 36-30 46-30 15 0 24 12 24 36 0 23-12 67-19 81-12 27-30 41-45 41-14 0-27-11-27-40 0-6 0-14 7-38 3-12 5-24 9-36z"><text:p/></draw:path><draw:path draw:style-name="gr3" draw:text-style-name="P6" svg:width="0.0469in" svg:height="0.0701in" svg:x="1.4929in" svg:y="0.7402in" svg:viewBox="0 0 120 179" svg:d="M120 131c-3 0-6 0-9 0-1 5-4 22-8 24-2 2-23 2-26 2-16 0-33 0-49 0 27-25 37-33 53-46 20-15 39-33 39-58 0-33-29-53-64-53-33 0-56 24-56 48 0 15 12 16 14 16 7 0 15-5 15-14 0-6-1-15-16-15 8-20 27-25 40-25 26 0 41 21 41 43 0 24-17 42-26 52-22 22-43 42-65 64-3 3-3 4-3 10 37 0 75 0 112 0 2-16 6-32 8-48z"><text:p/></draw:path><draw:path draw:style-name="gr3" draw:text-style-name="P6" svg:width="0.1004in" svg:height="0.035in" svg:x="1.6055in" svg:y="0.8169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756in" svg:height="0.0685in" svg:x="1.7618in" svg:y="0.8051in" svg:viewBox="0 0 193 175" svg:d="M118 54c2-10 11-45 38-45 2 0 11 0 20 5-11 1-19 11-19 21 0 6 5 13 15 13 8 0 21-7 21-23 0-19-24-25-37-25-22 0-35 21-39 30-10-26-31-30-42-30-41 0-63 51-63 59 0 5 3 4 5 5 3 0 4-1 5-5 13-40 39-50 52-50 7 0 21 3 21 26 0 11-7 38-21 92-7 24-20 40-38 40-2 0-11 0-18-5 10-2 17-10 17-21 0-10-7-13-14-13-11 0-21 10-21 22 0 17 20 25 36 25 26 0 40-26 41-29 4 15 19 29 42 29 39 0 61-50 61-59 0-4-3-4-4-4-3 0-4 1-5 5-13 40-39 50-51 50-15 0-22-13-22-26 0-8 2-17 7-33 4-18 8-36 13-54z"><text:p/></draw:path><draw:path draw:style-name="gr3" draw:text-style-name="P6" svg:width="0.0469in" svg:height="0.0701in" svg:x="1.8512in" svg:y="0.7402in" svg:viewBox="0 0 120 179" svg:d="M120 131c-3 0-6 0-9 0-1 5-4 22-8 24-2 2-23 2-26 2-16 0-33 0-49 0 27-25 37-33 53-46 20-15 39-33 39-58 0-33-29-53-64-53-33 0-56 24-56 48 0 15 12 16 14 16 7 0 15-5 15-14 0-6-1-15-16-15 8-20 27-25 40-25 26 0 41 21 41 43 0 24-17 42-26 52-22 22-43 42-65 64-3 3-3 4-3 10 37 0 75 0 112 0 2-16 6-32 8-48z"><text:p/></draw:path><draw:path draw:style-name="gr3" draw:text-style-name="P6" svg:width="0.1008in" svg:height="0.1008in" svg:x="1.9551in" svg:y="0.7839in" svg:viewBox="0 0 257 257" svg:d="M136 136c37 0 72 0 108 0 6 0 13 0 13-7 0-8-7-8-13-8-36 0-71 0-108 0 0-36 0-73 0-109 0-5 0-12-7-12-8 0-8 7-8 12 0 36 0 73 0 109-36 0-71 0-108 0-5 0-13 0-13 8 0 7 8 7 13 7 37 0 72 0 108 0 0 37 0 72 0 108 0 6 0 13 8 13 7 0 7-7 7-13 0-36 0-71 0-108z"><text:p/></draw:path><draw:path draw:style-name="gr3" draw:text-style-name="P6" svg:width="0.0697in" svg:height="0.0984in" svg:x="2.1031in" svg:y="0.8051in" svg:viewBox="0 0 178 251" svg:d="M177 24c1-5 1-6 1-9 0-7-5-11-11-11-4 0-10 3-13 8-1 2-4 14-5 21-4 11-6 21-8 32-6 23-12 46-18 69-2 6-18 33-44 33-20 0-24-17-24-32 0-17 7-41 20-76 6-15 8-19 8-27 0-18-13-32-31-32-38 0-52 56-52 59 0 5 3 4 4 5 5 0 5-1 7-7 10-36 26-48 39-48 3 0 9 0 9 12 0 10-3 20-6 27-16 41-22 63-22 82 0 34 24 45 47 45 14 0 28-7 39-17-5 20-10 39-26 60-10 13-24 24-41 24-6 0-24-1-30-16 6 0 11 0 16-5 5-3 8-9 8-16 0-11-10-14-14-14-9 0-21 7-21 26 0 20 16 34 41 34 39 0 79-35 90-79 12-50 25-98 37-148z"><text:p/></draw:path><draw:path draw:style-name="gr3" draw:text-style-name="P6" svg:width="0.0469in" svg:height="0.0701in" svg:x="2.1854in" svg:y="0.7402in" svg:viewBox="0 0 120 179" svg:d="M120 131c-3 0-6 0-9 0-1 5-3 22-8 24-2 2-23 2-26 2-16 0-33 0-49 0 28-25 37-33 53-46 20-15 39-33 39-58 0-33-29-53-63-53s-57 24-57 48c0 15 12 16 14 16 7 0 15-5 15-14 0-6-1-15-16-15 9-20 27-25 40-25 26 0 41 21 41 43 0 24-17 42-26 52-22 22-43 42-65 64-3 3-3 4-3 10 37 0 75 0 112 0 2-16 6-32 8-48z"><text:p/></draw:path><draw:path draw:style-name="gr3" draw:text-style-name="P6" svg:width="0.0539in" svg:height="0.1516in" svg:x="2.2583in" svg:y="0.7583in" svg:viewBox="0 0 138 386" svg:d="M55 336c0 15-10 39-52 43-2 0-3 1-3 4s4 3 8 3c37 0 73-18 73-48s0-59 0-88c0-15 0-28 16-40 13-11 28-12 36-12 2-1 5-2 5-4 0-5-4-5-7-5-25-2-44-15-48-34-2-4-2-5-2-20 0-25 0-50 0-76 0-16 0-28-18-44-16-11-42-15-55-15-4 0-8 0-8 4s2 4 6 5c25 1 44 13 48 33 1 3 1 4 1 19 0 27 0 53 0 81 0 18 3 24 15 36 9 8 20 12 31 16-32 8-46 26-46 48 0 31 0 63 0 94z"><text:p/></draw:path><draw:path draw:style-name="gr3" draw:text-style-name="P6" svg:width="0.0055in" svg:height="0.1516in" svg:x="2.3839in" svg:y="0.7583in" svg:viewBox="0 0 15 386" svg:d="M15 14c0-7 0-14-7-14-8 0-8 7-8 14 0 120 0 239 0 359 0 7 0 13 8 13 7 0 7-6 7-13 0-120 0-239 0-359z"><text:p/></draw:path><draw:path draw:style-name="gr3" draw:text-style-name="P6" svg:width="0.0335in" svg:height="0.1516in" svg:x="2.4665in" svg:y="0.7583in" svg:viewBox="0 0 86 386" svg:d="M84 14c2-3 2-4 2-6 0-5-3-8-8-8-3 0-6 2-9 9-23 59-45 118-68 177 0 2-1 5-1 8 0 1 0 1 1 6 23 60 45 118 68 177 1 5 4 9 9 9s8-3 8-7c0-2 0-2-2-6-23-59-45-120-69-179 24-60 46-120 69-180z"><text:p/></draw:path><draw:path draw:style-name="gr3" draw:text-style-name="P6" svg:width="0.0756in" svg:height="0.0685in" svg:x="2.5134in" svg:y="0.8051in" svg:viewBox="0 0 193 175" svg:d="M118 54c2-10 11-45 38-45 2 0 11 0 19 5-10 1-18 11-18 21 0 6 4 13 15 13 8 0 21-7 21-23 0-19-24-25-37-25-22 0-35 21-40 30-9-26-30-30-42-30-40 0-62 51-62 59 0 5 3 5 5 5 3 0 4-1 5-5 13-40 39-50 52-50 6 0 21 3 21 26 0 11-7 38-21 92-7 24-20 40-38 40-2 0-11 0-18-5 10-2 17-10 17-21 0-10-7-13-14-13-11 0-21 10-21 22 0 17 20 25 36 25 26 0 40-26 41-29 4 15 19 29 42 29 39 0 61-50 61-59 0-4-3-4-4-4-3 0-4 1-5 5-13 40-39 50-51 50-15 0-22-13-22-26 0-8 2-17 7-33 4-18 8-36 13-54z"><text:p/></draw:path><draw:path draw:style-name="gr3" draw:text-style-name="P6" svg:width="0.0173in" svg:height="0.0453in" svg:x="2.6091in" svg:y="0.8575in" svg:viewBox="0 0 45 116" svg:d="M45 41c0-26-10-41-25-41-12 0-20 10-20 21 0 10 8 21 20 21 5 0 10-2 14-6 1-1 1-1 2-1 0 2 0 0 0 6 0 28-13 51-26 65-4 4-4 4-4 5 0 3 2 5 4 5 4 0 35-30 35-75z"><text:p/></draw:path><draw:path draw:style-name="gr3" draw:text-style-name="P6" svg:width="0.0697in" svg:height="0.0984in" svg:x="2.6677in" svg:y="0.8051in" svg:viewBox="0 0 178 251" svg:d="M177 24c1-5 1-6 1-9 0-7-5-11-11-11-4 0-10 3-14 8 0 2-3 14-4 21-4 11-6 21-8 32-6 23-12 46-18 69-2 6-18 33-44 33-20 0-24-17-24-32 0-17 7-41 20-76 6-15 8-19 8-27 0-18-13-32-32-32-37 0-51 56-51 59 0 5 3 5 4 5 5 0 5-1 7-7 10-36 25-48 39-48 3 0 9 0 9 12 0 10-3 20-6 27-16 41-22 63-22 82 0 34 24 45 47 45 14 0 28-7 39-17-5 20-10 39-26 60-10 13-24 24-41 24-6 0-24-1-30-16 6 0 11 0 16-5 5-3 8-9 8-16 0-11-10-14-14-14-9 0-22 7-22 26 0 20 17 34 42 34 39 0 79-35 90-79 12-50 25-98 37-148z"><text:p/></draw:path><draw:path draw:style-name="gr3" draw:text-style-name="P6" svg:width="0.0335in" svg:height="0.1516in" svg:x="2.752in" svg:y="0.7583in" svg:viewBox="0 0 86 386" svg:d="M85 200c1-5 1-5 1-6s0-3-1-7c-23-59-45-119-68-178-3-7-5-9-9-9-5 0-8 3-8 8 0 1 0 2 2 6 23 60 45 120 68 180-23 59-45 118-68 178-2 4-2 5-2 7 0 4 3 7 8 7s6-3 7-7c24-60 47-119 70-179z"><text:p/></draw:path><draw:path draw:style-name="gr3" draw:text-style-name="P6" svg:width="0.076in" svg:height="0.0878in" svg:x="2.8575in" svg:y="0.7906in" svg:viewBox="0 0 194 224" svg:d="M180 120c7 0 14 0 14-8 0-7-7-7-14-7-55 0-108 0-163 0 4-52 48-90 103-90 20 0 41 0 60 0 7 0 14 0 14-7 0-8-7-8-14-8-20 0-40 0-61 0-66 0-119 50-119 112s53 112 119 112c21 0 41 0 61 0 7 0 14 0 14-7 0-8-7-8-14-8-19 0-40 0-60 0-55 0-99-37-103-89 55 0 108 0 163 0z"><text:p/></draw:path><draw:path draw:style-name="gr3" draw:text-style-name="P6" svg:width="0.1039in" svg:height="0.1039in" svg:x="2.9913in" svg:y="0.7693in" svg:viewBox="0 0 265 265" svg:d="M97 143c4 0 10 0 14 0 19 30 39 61 57 90 5 6 14 21 18 27 3 5 4 5 13 5 18 0 35 0 53 0 8 0 13 0 13-8 0-3-2-5-5-6-15-3-34-29-43-41-2-4-22-30-49-71 36-6 69-21 69-66 0-54-58-73-103-73-40 0-81 0-122 0-6 0-12 0-12 7 0 6 7 6 10 6 22 0 24 4 24 22 0 65 0 129 0 194 0 20-2 22-24 22-3 0-10 0-10 6 0 8 6 8 12 8 35 0 72 0 107 0 6 0 12 0 12-8 0-6-7-6-10-6-23 0-24-3-24-22 0-29 0-57 0-86zM172 124c11-14 12-35 12-51 0-19-2-40-16-55 17 3 55 15 55 55 0 24-12 44-51 51zM97 34c0-8 0-21 24-21 33 0 48 13 48 60 0 49-11 57-72 57 0-32 0-64 0-96zM44 251c3-7 3-18 3-21 0-65 0-131 0-196 0-3 0-14-3-21 14 0 30 0 44 0-4 7-4 15-4 20 0 66 0 131 0 197 0 3 0 14 3 21-14 0-29 0-43 0zM127 143c3 0 4 0 7 0 6 0 15-1 20-2 6 10 47 78 79 110-12 0-25 0-37 0-23-36-46-72-69-108z"><text:p/></draw:path><draw:path draw:style-name="gr3" draw:text-style-name="P6" svg:width="0.0732in" svg:height="0.0728in" svg:x="3.1547in" svg:y="0.7984in" svg:viewBox="0 0 187 186" svg:d="M94 83c-26-26-52-52-77-77-5-5-6-6-9-6-4 0-8 3-8 8 0 3 1 3 6 7 25 27 51 52 77 79-26 25-52 51-77 77-5 4-6 5-6 7 0 5 4 8 8 8 3 0 4 0 9-6 25-25 51-50 77-75 26 26 53 52 80 79 1 1 3 2 5 2 5 0 8-3 8-8 0-1 0-2-1-4-28-27-62-61-81-80 24-25 47-48 71-72 1-2 8-7 9-9 1-1 2-2 2-5 0-5-3-8-8-8-3 0-4 1-8 6-26 25-52 51-77 77z"><text:p/></draw:path><draw:path draw:style-name="gr3" draw:text-style-name="P6" svg:width="0.1039in" svg:height="0.1039in" svg:x="3.287in" svg:y="0.7693in" svg:viewBox="0 0 265 265" svg:d="M97 143c4 0 10 0 14 0 20 30 39 61 58 90 4 6 14 21 18 27 2 5 3 5 12 5 18 0 36 0 54 0 7 0 12 0 12-8 0-3-2-5-5-6-15-3-33-29-43-41-2-4-22-30-48-71 35-6 68-21 68-66 0-54-57-73-103-73-40 0-80 0-121 0-7 0-13 0-13 7 0 6 8 6 10 6 22 0 24 4 24 22 0 65 0 129 0 194 0 20-2 22-24 22-2 0-10 0-10 6 0 8 6 8 13 8 35 0 71 0 106 0 6 0 13 0 13-8 0-6-7-6-11-6-22 0-24-3-24-22 0-29 0-57 0-86zM172 124c11-14 12-35 12-51 0-19-2-40-15-55 16 3 54 15 54 55 0 24-12 44-51 51zM97 34c0-8 0-21 24-21 33 0 50 13 50 60 0 49-13 57-74 57 0-32 0-64 0-96zM45 251c2-7 2-18 2-21 0-65 0-131 0-196 0-3 0-14-2-21 14 0 30 0 44 0-5 7-5 15-5 20 0 66 0 131 0 197 0 3 0 14 3 21-14 0-28 0-42 0zM127 143c3 0 4 0 7 0 6 0 15-1 20-2 7 10 48 78 80 110-12 0-25 0-37 0-23-36-47-72-70-108z"><text:p/></draw:path><draw:path draw:style-name="gr3" draw:text-style-name="P6" svg:width="0.0539in" svg:height="0.1516in" svg:x="3.4055in" svg:y="0.7583in" svg:viewBox="0 0 138 386" svg:d="M56 336c0 15-10 39-53 43-1 0-3 1-3 4s4 3 8 3c37 0 73-18 73-48s0-59 0-88c0-15 0-28 17-40 13-11 27-12 36-12 2-1 4-2 4-4 0-5-3-5-7-5-25-2-44-15-47-34-3-4-3-5-3-20 0-25 0-50 0-76 0-16 0-28-17-44-16-11-43-15-56-15-4 0-8 0-8 4s2 4 7 5c24 1 43 13 48 33 1 3 1 4 1 19 0 27 0 53 0 81 0 18 3 24 16 36 7 8 19 12 29 16-31 8-45 26-45 48 0 31 0 63 0 94z"><text:p/></draw:path><draw:path draw:style-name="gr3" draw:text-style-name="P6" svg:width="0.039in" svg:height="0.1819in" svg:x="3.7055in" svg:y="0.7433in" svg:viewBox="0 0 100 463" svg:d="M100 460c0-2 0-2-1-4-18-19-44-50-60-113-9-35-13-76-13-111 0-102 25-173 71-223 3-3 3-5 3-6 0-3-3-3-4-3-6 0-27 23-32 29-40 47-64 116-64 202 0 55 9 133 59 198 5 5 30 34 37 34 1 0 4 0 4-3z"><text:p/></draw:path><draw:path draw:style-name="gr3" draw:text-style-name="P6" svg:width="0.0898in" svg:height="0.1102in" svg:x="3.7602in" svg:y="0.7665in" svg:viewBox="0 0 229 281" svg:d="M229 3c0-1-1-3-5-3-2 0-2 0-6 6-7 7-12 14-19 22-10-18-31-28-55-28-49 0-96 44-96 91 0 31 20 49 40 55 14 4 28 7 42 10 14 5 35 10 35 42 0 34-32 70-69 70-24 0-67-7-67-56 0-8 1-18 2-21 0-1 0-1 0-2 0-4-2-4-5-4-2 0-2 0-3 1-2 2-23 90-23 91 0 2 1 4 3 4 3 0 3 0 8-6 7-8 12-14 19-22 16 22 43 28 65 28 52 0 99-51 99-99 0-27-14-40-20-46-9-8-14-11-49-19-8-3-23-6-26-7-10-3-23-14-23-35 0-31 31-64 67-64 32 0 56 17 56 59 0 13-2 20-2 22 2 2 0 4 5 4 4 0 5-1 6-8 7-29 14-56 21-85z"><text:p/></draw:path><draw:path draw:style-name="gr3" draw:text-style-name="P6" svg:width="0.0744in" svg:height="0.1067in" svg:x="3.9098in" svg:y="0.7669in" svg:viewBox="0 0 190 272" svg:d="M134 246c0 9 0 17 0 26 19-1 38-2 56-4 0-4 0-7 0-12-26 0-29-3-29-22 0-78 0-156 0-234-19 1-38 3-56 4 0 4 0 8 0 11 27 0 30 4 30 22 0 28 0 57 0 84-11-14-28-24-49-24-45 0-86 38-86 88 0 49 39 87 83 87 24 0 41-13 51-26zM134 143c0 26 0 53 0 79 0 7 0 8-4 15-12 18-30 27-46 27-17 0-31-10-41-25-10-16-11-38-11-54 0-14 1-38 12-55 9-11 23-24 44-24 13 0 30 5 42 23 4 6 4 7 4 14z"><text:p/></draw:path><draw:path draw:style-name="gr3" draw:text-style-name="P6" svg:width="0.0587in" svg:height="0.0693in" svg:x="3.9933in" svg:y="0.8047in" svg:viewBox="0 0 150 177" svg:d="M33 76c2-57 34-67 47-67 40 0 44 52 44 67-30 0-60 0-91 0zM32 84c36 0 71 0 108 0 9 0 10 0 10-8 0-39-21-76-70-76-44 0-80 40-80 88 0 52 41 89 86 89 46 0 64-43 64-49 0-5-4-5-5-5-4 0-4 2-5 5-13 40-49 40-52 40-20 0-35-12-44-26-12-19-12-44-12-58z"><text:p/></draw:path><draw:path draw:style-name="gr3" draw:text-style-name="P6" svg:width="0.076in" svg:height="0.1071in" svg:x="4.061in" svg:y="0.7665in" svg:viewBox="0 0 194 273" svg:d="M118 118c17 0 20 5 20 21 0 35 0 69 0 104 0 18-5 18-30 18 0 4 0 7 0 12 12-1 33-2 43-2s28 1 43 2c0-5 0-8 0-12-27 0-31 0-31-18 0-47 0-94 0-142-17 1-32 2-49 4-6 0-4 1-6 1-1 0-2 0-8 0-15 0-30 0-45 0 0-15 0-30 0-44 0-38 33-53 57-53 12 0 26 3 33 12-15 1-17 12-17 18 0 13 10 17 16 17 10 0 19-5 19-17 0-22-22-39-51-39-35 0-81 20-81 62 0 14 0 29 0 44-10 0-21 0-31 0 0 4 0 7 0 12 10 0 21 0 31 0 0 42 0 83 0 125 0 18-5 18-31 18 0 4 0 7 0 12 13-1 33-2 43-2 9 0 29 1 43 2 0-5 0-8 0-12-25 0-30 0-30-18 0-42 0-83 0-125 21 0 41 0 62 0z"><text:p/></draw:path><draw:path draw:style-name="gr3" draw:text-style-name="P6" svg:width="0.0764in" svg:height="0.0673in" svg:x="4.1465in" svg:y="0.8051in" svg:viewBox="0 0 195 172" svg:d="M30 39c0 34 0 69 0 103 0 18-4 18-30 18 0 4 0 7 0 12 13-1 33-3 44-3 10 0 30 2 43 3 0-5 0-8 0-12-25 0-30 0-30-18 0-24 0-47 0-72 0-39 28-61 52-61s29 21 29 43c0 29 0 60 0 90 0 18-5 18-30 18 0 4 0 7 0 12 13-1 33-3 43-3 11 0 31 2 44 3 0-5 0-8 0-12-20 0-30 0-31-13 0-24 0-49 0-73 0-33 0-45-11-60-6-6-19-14-41-14-28 0-47 17-57 41 0-13 0-28 0-41-19 1-36 3-55 4 0 5 0 8 0 13 28 0 30 2 30 22z"><text:p/></draw:path><draw:path draw:style-name="gr3" draw:text-style-name="P6" svg:width="0.0323in" svg:height="0.102in" svg:x="4.2311in" svg:y="0.772in" svg:viewBox="0 0 83 260" svg:d="M55 88c-18 1-36 3-54 4 0 5 0 8 0 13 25 0 29 2 29 20 0 36 0 70 0 105 0 18-5 18-30 18 0 4 0 7 0 12 12-1 33-3 42-3 14 0 27 2 41 3 0-5 0-8 0-12-26 0-28-3-28-18 0-47 0-95 0-142zM57 21c0-12-10-21-21-21-12 0-21 11-21 21 0 11 9 21 21 21 11 0 21-9 21-21z"><text:p/></draw:path><draw:path draw:style-name="gr3" draw:text-style-name="P6" svg:width="0.0472in" svg:height="0.0949in" svg:x="4.2713in" svg:y="0.7787in" svg:viewBox="0 0 121 242" svg:d="M59 84c19 0 38 0 57 0 0-5 0-8 0-12-19 0-38 0-57 0 0-25 0-48 0-72-3 0-5 0-8 0-1 32-12 74-51 75 0 3 0 5 0 9 11 0 22 0 33 0 0 35 0 71 0 106 0 48 36 52 51 52 26 0 37-27 37-52 0-7 0-14 0-22-3 0-5 0-9 0 0 7 0 15 0 21 0 29-12 44-26 44-27 0-27-35-27-42 0-36 0-71 0-107z"><text:p/></draw:path><draw:path draw:style-name="gr3" draw:text-style-name="P6" svg:width="0.0323in" svg:height="0.102in" svg:x="4.3327in" svg:y="0.772in" svg:viewBox="0 0 83 260" svg:d="M56 88c-19 1-36 3-55 4 0 5 0 8 0 13 25 0 29 2 29 20 0 36 0 70 0 105 0 18-5 18-30 18 0 4 0 7 0 12 12-1 33-3 43-3 13 0 26 2 40 3 0-5 0-8 0-12-26 0-27-3-27-18 0-47 0-95 0-142zM57 21c0-12-10-21-21-21-12 0-19 11-19 21 0 11 7 21 19 21 11 0 21-9 21-21z"><text:p/></draw:path><draw:path draw:style-name="gr3" draw:text-style-name="P6" svg:width="0.0669in" svg:height="0.0693in" svg:x="4.374in" svg:y="0.8047in" svg:viewBox="0 0 171 177" svg:d="M171 90c0-49-39-90-85-90-49 0-86 42-86 90 0 51 40 87 85 87 47 0 86-37 86-87zM86 168c-17 0-34-8-44-26-10-17-10-41-10-54 0-15 0-36 9-54 11-17 28-25 44-25 17 0 34 9 44 25 10 17 10 39 10 54 0 13 0 34-8 52-9 16-26 28-45 28z"><text:p/></draw:path><draw:path draw:style-name="gr3" draw:text-style-name="P6" svg:width="0.0764in" svg:height="0.0673in" svg:x="4.4508in" svg:y="0.8051in" svg:viewBox="0 0 195 172" svg:d="M30 39c0 34 0 69 0 103 0 18-5 18-30 18 0 4 0 7 0 12 13-1 33-3 44-3 10 0 30 2 43 3 0-5 0-8 0-12-26 0-30 0-30-18 0-24 0-47 0-72 0-39 28-61 52-61s29 21 29 43c0 29 0 60 0 90 0 18-5 18-30 18 0 4 0 7 0 12 13-1 33-3 43-3s31 2 44 3c0-5 0-8 0-12-21 0-30 0-31-13 0-24 0-49 0-73 0-33 0-45-12-60-6-6-18-14-41-14-27 0-46 17-57 41 0-13 0-28 0-41-18 1-36 3-54 4 0 5 0 8 0 13 26 0 30 2 30 22z"><text:p/></draw:path><draw:path draw:style-name="gr3" draw:text-style-name="P6" svg:width="0.0394in" svg:height="0.1819in" svg:x="4.537in" svg:y="0.7433in" svg:viewBox="0 0 101 463" svg:d="M101 232c0-55-10-133-60-198-4-4-29-34-35-34-3 0-6 1-6 3 0 3 1 4 2 5 19 20 44 51 61 113 9 34 12 75 12 110 0 40-3 79-13 117-16 54-39 84-58 106-4 4-4 5-4 6 0 2 3 3 6 3 5 0 26-23 30-28 40-48 65-117 65-203z"><text:p/></draw:path><draw:path draw:style-name="gr3" draw:text-style-name="P6" svg:width="0.1008in" svg:height="0.035in" svg:x="0.0012in" svg:y="1.063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9in" svg:height="0.1516in" svg:x="0.122in" svg:y="1.0075in" svg:viewBox="0 0 138 386" svg:d="M81 51c0-16 10-40 52-43 2 0 5-1 5-5 0-3-4-3-8-3-39 0-74 20-75 48 0 30 0 59 0 88 0 15 0 28-15 40-14 11-28 12-37 12-2 1-3 2-3 5 0 4 2 4 6 4 26 2 45 15 48 34 1 4 1 6 1 20 0 25 0 50 0 76 0 16 0 28 19 44 15 11 40 15 56 15 4 0 8 0 8-4 0-3-3-3-7-5-24-1-43-13-48-33-2-3-2-4-2-18 0-28 0-54 0-82 0-17-3-24-15-36-8-8-20-12-30-15 31-9 45-27 45-49 0-31 0-63 0-93z"><text:p/></draw:path><draw:path draw:style-name="gr3" draw:text-style-name="P6" svg:width="0.0531in" svg:height="0.1516in" svg:x="0.1984in" svg:y="1.0075in" svg:viewBox="0 0 136 386" svg:d="M81 51c0-16 10-40 52-43 2 0 3-1 3-5 0-3-2-3-6-3-39 0-74 20-75 48 0 30 0 59 0 88 0 15 0 28-15 40-14 11-29 12-37 12-2 1-3 2-3 5 0 4 2 4 6 4 25 2 44 15 48 34 1 4 1 6 1 20 0 25 0 50 0 76 0 16 0 28 19 44 15 11 40 15 56 15 4 0 6 0 6-4 0-3-2-3-5-5-24-1-44-13-48-33-2-3-2-4-2-18 0-28 0-54 0-82 0-17-3-24-15-36-9-8-20-12-31-15 32-9 46-27 46-49 0-31 0-63 0-93z"><text:p/></draw:path><draw:path draw:style-name="gr3" draw:text-style-name="P6" svg:width="0.0335in" svg:height="0.1516in" svg:x="0.2803in" svg:y="1.0075in" svg:viewBox="0 0 86 386" svg:d="M84 14c2-4 2-5 2-6 0-5-3-8-8-8-3 0-6 1-9 9-23 59-45 118-68 177 0 2-1 4-1 7 0 1 0 2 1 6 23 60 45 119 68 178 1 4 4 9 9 9s8-3 8-7c0-2 0-3-2-7-23-60-45-120-69-179 24-60 46-119 69-179z"><text:p/></draw:path><draw:path draw:style-name="gr3" draw:text-style-name="P6" svg:width="0.0693in" svg:height="0.0685in" svg:x="0.3287in" svg:y="1.0524in" svg:viewBox="0 0 177 175" svg:d="M129 24c-8-14-19-24-37-24-45 0-92 56-92 113 0 37 21 62 51 62 7 0 27-1 50-29 4 16 17 29 35 29 14 0 24-9 29-21 7-14 12-37 12-38 0-5-3-5-5-5-4 0-4 2-5 8-6 25-14 47-29 47-11 0-13-10-13-17 0-9 2-11 6-29 4-17 4-20 9-34 4-19 9-36 13-55 3-11 3-11 3-13 0-7-5-10-11-10-10 0-15 9-16 16zM103 124c-2 8-2 8-7 15-18 22-33 27-44 27-19 0-24-21-24-36 0-19 12-67 20-85 13-22 30-36 46-36 25 0 30 30 30 33 0 2-1 5-2 6-6 26-12 51-19 76z"><text:p/></draw:path><draw:path draw:style-name="gr3" draw:text-style-name="P6" svg:width="0.0173in" svg:height="0.0453in" svg:x="0.4161in" svg:y="1.1047in" svg:viewBox="0 0 45 116" svg:d="M45 41c0-26-10-41-25-41-12 0-20 10-20 21 0 10 8 20 20 20 4 0 10-1 14-5 1-1 1-1 1-1 1 0 1 0 1 6 0 28-13 51-26 64-4 4-4 5-4 6 0 3 2 5 4 5 4 0 35-30 35-75z"><text:p/></draw:path><draw:path draw:style-name="gr3" draw:text-style-name="P6" svg:width="0.0555in" svg:height="0.1071in" svg:x="0.4776in" svg:y="1.0142in" svg:viewBox="0 0 142 273" svg:d="M75 4c-2-1 0-4-6-4-8 0-37 3-47 4-3 0-8 2-8 8 0 5 5 5 10 5 19 0 19 3 19 6 0 2-3 16-4 24-11 42-21 84-32 126-5 20-7 26-7 39 0 37 21 61 50 61 45 0 92-57 92-113 0-36-20-62-51-62-17 0-34 11-45 23 10-38 19-78 29-117zM39 151c2-9 2-9 5-13 19-26 36-31 46-31 15 0 24 11 24 36 0 22-12 67-19 81-12 27-31 40-45 40s-27-10-27-38c0-8 0-16 7-40 3-12 5-23 9-35z"><text:p/></draw:path><draw:path draw:style-name="gr3" draw:text-style-name="P6" svg:width="0.0335in" svg:height="0.1516in" svg:x="0.5445in" svg:y="1.0075in" svg:viewBox="0 0 86 386" svg:d="M84 199c2-4 2-5 2-6 0-2 0-2-2-7-22-59-45-118-67-177-3-7-5-9-9-9-5 0-8 3-8 8 0 1 0 1 2 5 23 60 45 120 68 180-23 59-45 119-68 179-2 4-2 4-2 7 0 4 3 7 8 7 4 0 6-4 7-7 24-60 46-120 69-180z"><text:p/></draw:path><draw:path draw:style-name="gr3" draw:text-style-name="P6" svg:width="0.076in" svg:height="0.0878in" svg:x="0.65in" svg:y="1.0374in" svg:viewBox="0 0 194 224" svg:d="M179 120c7 0 15 0 15-8 0-7-8-7-15-7-55 0-109 0-164 0 6-52 50-90 104-90 20 0 41 0 60 0 7 0 15 0 15-7 0-8-8-8-15-8-19 0-40 0-60 0-66 0-119 50-119 112s53 112 119 112c20 0 41 0 60 0 7 0 15 0 15-7 0-8-8-8-15-8-19 0-40 0-60 0-54 0-98-37-104-89 55 0 109 0 164 0z"><text:p/></draw:path><draw:path draw:style-name="gr3" draw:text-style-name="P6" svg:width="0.1043in" svg:height="0.1039in" svg:x="0.7835in" svg:y="1.0165in" svg:viewBox="0 0 266 265" svg:d="M98 144c4 0 9 0 13 0 20 30 39 60 58 89 5 7 14 22 18 28 2 4 3 4 13 4 18 0 35 0 53 0 7 0 13 0 13-6 0-4-2-6-6-7-15-3-33-29-42-41-3-4-22-29-49-71 35-7 69-21 69-67 0-54-58-73-103-73-40 0-81 0-122 0-6 0-13 0-13 8 0 6 8 6 11 6 22 0 24 3 24 22 0 65 0 129 0 194 0 19-2 22-24 22-3 0-11 0-11 7 0 6 7 6 13 6 35 0 71 0 106 0 8 0 13 0 13-6 0-7-7-7-11-7-22 0-23-3-23-22 0-29 0-57 0-86zM173 125c10-14 12-35 12-51 0-19-3-40-16-55 17 3 54 15 54 54 0 25-11 45-50 52zM98 35c0-9 0-21 24-21 32 0 49 14 49 60 0 49-13 57-73 57 0-32 0-64 0-96zM45 252c3-7 3-18 3-21 0-65 0-131 0-196 0-3 0-14-3-21 14 0 30 0 44 0-4 6-4 14-4 20 0 66 0 131 0 197 0 3 0 14 2 21-14 0-28 0-42 0zM128 144c2-1 4-1 7-1 6 0 15-1 20-1 6 9 47 78 79 110-12 0-25 0-37 0-23-36-46-72-69-108z"><text:p/></draw:path><draw:path draw:style-name="gr3" draw:text-style-name="P6" svg:width="0.0469in" svg:height="0.0701in" svg:x="0.8976in" svg:y="0.9866in" svg:viewBox="0 0 120 179" svg:d="M120 130c-3 0-7 0-10 0 0 6-3 22-7 25-2 1-23 1-26 1-16 0-34 0-51 0 29-25 39-33 54-45 21-16 40-33 40-58 0-33-29-53-64-53-33 0-56 23-56 48 0 14 12 16 14 16 7 0 15-6 15-14 0-6-3-16-17-16 9-19 28-24 40-24 27 0 42 21 42 43 0 23-17 42-26 52-22 20-44 42-66 63-2 4-2 4-2 11 37 0 74 0 111 0 3-16 6-33 9-49z"><text:p/></draw:path><draw:path draw:style-name="gr3" draw:text-style-name="P6" svg:width="0.0055in" svg:height="0.1516in" svg:x="1.0201in" svg:y="1.0075in" svg:viewBox="0 0 15 386" svg:d="M15 13c0-6 0-13-7-13-8 0-8 7-8 13 0 120 0 239 0 359 0 8 0 14 8 14 7 0 7-6 7-14 0-120 0-239 0-359z"><text:p/></draw:path><draw:path draw:style-name="gr3" draw:text-style-name="P6" svg:width="0.0693in" svg:height="0.0685in" svg:x="1.0921in" svg:y="1.0524in" svg:viewBox="0 0 177 175" svg:d="M129 24c-7-14-18-24-35-24-46 0-94 56-94 113 0 37 21 62 52 62 7 0 26-1 49-29 4 16 18 29 35 29 15 0 24-9 29-21 7-14 12-37 12-38 0-5-3-5-4-5-5 0-5 2-6 8-6 25-13 47-29 47-10 0-11-10-11-17 0-9 0-11 4-29 4-17 5-20 9-34 4-19 10-36 14-55 2-11 2-11 2-13 0-7-4-10-11-10-10 0-15 9-16 16zM103 124c-2 8-2 8-7 15-17 22-33 27-44 27-19 0-24-21-24-36 0-19 12-67 20-85 13-22 30-36 46-36 25 0 30 30 30 33 0 2-1 5-1 6-6 26-13 51-20 76z"><text:p/></draw:path><draw:path draw:style-name="gr3" draw:text-style-name="P6" svg:width="0.0469in" svg:height="0.0701in" svg:x="1.1732in" svg:y="0.9866in" svg:viewBox="0 0 120 179" svg:d="M120 130c-3 0-6 0-9 0-1 6-4 22-8 25-2 1-23 1-26 1-16 0-33 0-49 0 27-25 37-33 53-45 20-16 39-33 39-58 0-33-29-53-64-53-33 0-56 23-56 48 0 14 12 16 14 16 7 0 15-6 15-14 0-6-1-16-16-16 8-19 27-24 40-24 26 0 41 21 41 43 0 23-17 42-26 52-22 20-43 42-65 63-3 4-3 4-3 11 37 0 75 0 112 0 2-16 6-33 8-49z"><text:p/></draw:path><draw:path draw:style-name="gr3" draw:text-style-name="P6" svg:width="0.1008in" svg:height="0.1008in" svg:x="1.2772in" svg:y="1.0311in" svg:viewBox="0 0 257 257" svg:d="M136 136c37 0 72 0 108 0 6 0 13 0 13-7 0-8-7-8-13-8-36 0-71 0-108 0 0-36 0-71 0-108 0-5 0-13-7-13-8 0-8 8-8 13 0 37 0 72 0 108-36 0-71 0-108 0-5 0-13 0-13 8 0 7 8 7 13 7 37 0 72 0 108 0 0 37 0 73 0 109 0 6 0 12 8 12 7 0 7-6 7-12 0-36 0-72 0-109z"><text:p/></draw:path><draw:path draw:style-name="gr3" draw:text-style-name="P6" svg:width="0.0559in" svg:height="0.1071in" svg:x="1.428in" svg:y="1.0142in" svg:viewBox="0 0 143 273" svg:d="M75 4c-2-1 0-4-6-4-8 0-36 3-47 4-2 0-7 2-7 8 0 5 4 5 9 5 19 0 20 3 20 6 0 2-3 16-5 24-11 42-21 84-32 126-5 20-7 26-7 39 0 37 21 61 50 61 45 0 93-57 93-113 0-36-21-62-52-62-17 0-34 11-45 23 10-38 19-78 29-117zM39 151c2-9 2-9 5-13 19-26 36-31 46-31 15 0 24 11 24 36 0 22-12 67-19 81-12 27-30 40-45 40-14 0-27-10-27-38 0-8 0-16 7-40 3-12 5-23 9-35z"><text:p/></draw:path><draw:path draw:style-name="gr3" draw:text-style-name="P6" svg:width="0.0469in" svg:height="0.0701in" svg:x="1.4929in" svg:y="0.9866in" svg:viewBox="0 0 120 179" svg:d="M120 130c-3 0-6 0-9 0-1 6-4 22-8 25-2 1-23 1-26 1-16 0-33 0-49 0 27-25 37-33 53-45 20-16 39-33 39-58 0-33-29-53-64-53-33 0-56 23-56 48 0 14 12 16 14 16 7 0 15-6 15-14 0-6-1-16-16-16 8-19 27-24 40-24 26 0 41 21 41 43 0 23-17 42-26 52-22 20-43 42-65 63-3 4-3 4-3 11 37 0 75 0 112 0 2-16 6-33 8-49z"><text:p/></draw:path><draw:path draw:style-name="gr3" draw:text-style-name="P6" svg:width="0.1004in" svg:height="0.035in" svg:x="1.6055in" svg:y="1.063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591in" svg:height="0.0685in" svg:x="1.7634in" svg:y="1.0524in" svg:viewBox="0 0 151 175" svg:d="M138 24c-7 0-11 0-17 6-7 5-8 12-8 14 0 10 8 14 15 14 11 0 22-10 22-25 0-19-19-33-45-33-53 0-105 55-105 110 0 34 23 65 63 65 56 0 88-41 88-45 0-3-2-6-5-6-2 0-3 1-5 5-31 37-73 37-77 37-24 0-35-19-35-42 0-15 7-52 21-77 12-22 34-38 55-38 13 0 27 4 33 15z"><text:p/></draw:path><draw:path draw:style-name="gr3" draw:text-style-name="P6" svg:width="0.0539in" svg:height="0.1516in" svg:x="1.8343in" svg:y="1.0075in" svg:viewBox="0 0 138 386" svg:d="M56 334c0 16-10 41-53 43-1 2-3 3-3 5 0 4 4 4 8 4 37 0 73-18 73-48s0-59 0-88c0-16 0-28 17-41 13-11 27-11 36-12 2 0 4-2 4-4 0-4-3-4-7-5-25-1-44-15-47-34-3-4-3-4-3-19 0-25 0-51 0-77 0-15 0-28-17-43-16-12-43-15-56-15-4 0-8 0-8 3 0 5 2 5 7 5 24 2 43 14 48 34 1 3 1 4 1 17 0 28 0 54 0 82 0 17 3 24 16 37 7 8 19 12 29 15-31 8-45 27-45 49 0 31 0 62 0 92z"><text:p/></draw:path><draw:path draw:style-name="gr3" draw:text-style-name="P6" svg:width="0.0055in" svg:height="0.1516in" svg:x="1.9598in" svg:y="1.0075in" svg:viewBox="0 0 15 386" svg:d="M15 13c0-6 0-13-7-13-8 0-8 7-8 13 0 120 0 239 0 359 0 8 0 14 8 14 7 0 7-6 7-14 0-120 0-239 0-359z"><text:p/></draw:path><draw:path draw:style-name="gr3" draw:text-style-name="P6" svg:width="0.0591in" svg:height="0.0685in" svg:x="2.0327in" svg:y="1.0524in" svg:viewBox="0 0 151 175" svg:d="M138 24c-7 0-13 0-18 6-6 5-7 12-7 14 0 10 7 14 15 14 11 0 22-10 22-25 0-19-19-33-47-33-51 0-103 55-103 110 0 34 22 65 63 65 55 0 88-41 88-45 0-3-2-6-6-6-1 0-2 1-4 5-31 37-73 37-77 37-25 0-35-19-35-42 0-15 7-52 21-77 12-22 33-38 55-38 12 0 27 4 33 15z"><text:p/></draw:path><draw:path draw:style-name="gr3" draw:text-style-name="P6" svg:width="0.076in" svg:height="0.0878in" svg:x="2.1469in" svg:y="1.0374in" svg:viewBox="0 0 194 224" svg:d="M180 120c7 0 14 0 14-8 0-7-7-7-14-7-55 0-108 0-163 0 4-52 48-90 103-90 20 0 41 0 60 0 7 0 14 0 14-7 0-8-7-8-14-8-20 0-40 0-61 0-66 0-119 50-119 112s53 112 119 112c21 0 41 0 61 0 7 0 14 0 14-7 0-8-7-8-14-8-19 0-40 0-60 0-55 0-99-37-103-89 55 0 108 0 163 0z"><text:p/></draw:path><draw:path draw:style-name="gr3" draw:text-style-name="P6" svg:width="0.1039in" svg:height="0.1039in" svg:x="2.2807in" svg:y="1.0165in" svg:viewBox="0 0 265 265" svg:d="M97 144c4 0 10 0 14 0 20 30 39 60 58 89 4 7 14 22 18 28 2 4 3 4 12 4 18 0 36 0 54 0 7 0 12 0 12-6 0-4-2-6-5-7-15-3-33-29-43-41-2-4-22-29-48-71 35-7 68-21 68-67 0-54-57-73-103-73-40 0-80 0-121 0-7 0-13 0-13 8 0 6 7 6 10 6 22 0 24 3 24 22 0 65 0 129 0 194 0 19-2 22-24 22-3 0-10 0-10 7 0 6 6 6 13 6 35 0 71 0 106 0 6 0 13 0 13-6 0-7-7-7-11-7-22 0-24-3-24-22 0-29 0-57 0-86zM172 125c11-14 12-35 12-51 0-19-2-40-15-55 16 3 54 15 54 54 0 25-12 45-51 52zM97 35c0-9 0-21 24-21 33 0 50 14 50 60 0 49-13 57-74 57 0-32 0-64 0-96zM45 252c2-7 2-18 2-21 0-65 0-131 0-196 0-3 0-14-2-21 14 0 30 0 44 0-5 6-5 14-5 20 0 66 0 131 0 197 0 3 0 14 3 21-14 0-28 0-42 0zM127 144c3-1 4-1 7-1 6 0 15-1 20-1 7 9 48 78 80 110-12 0-25 0-37 0-23-36-47-72-70-108z"><text:p/></draw:path><draw:path draw:style-name="gr3" draw:text-style-name="P6" svg:width="0.0539in" svg:height="0.1516in" svg:x="2.3984in" svg:y="1.0075in" svg:viewBox="0 0 138 386" svg:d="M56 334c0 16-10 41-53 43-1 2-3 3-3 5 0 4 4 4 8 4 37 0 73-18 73-48s0-59 0-88c0-16 0-28 16-41 14-11 28-11 37-12 2 0 4-2 4-4 0-4-3-4-7-5-25-1-44-15-48-34-2-4-2-4-2-19 0-25 0-51 0-77 0-15 0-28-17-43-16-12-43-15-56-15-4 0-8 0-8 3 0 5 2 5 7 5 24 2 43 14 48 34 1 3 1 4 1 17 0 28 0 54 0 82 0 17 3 24 16 37 7 8 19 12 29 15-31 8-45 27-45 49 0 31 0 62 0 92z"><text:p/></draw:path><draw:path draw:style-name="gr3" draw:text-style-name="P6" svg:width="0.039in" svg:height="0.1823in" svg:x="3.7055in" svg:y="0.9902in" svg:viewBox="0 0 100 464" svg:d="M100 460c0-1 0-2-1-3-18-19-44-51-60-114-9-35-13-75-13-111 0-101 25-173 71-222 3-4 3-4 3-6 0-4-3-4-4-4-6 0-27 24-32 30-40 46-64 116-64 202 0 55 9 132 59 198 5 5 30 34 37 34 1 0 4 0 4-4z"><text:p/></draw:path><draw:path draw:style-name="gr3" draw:text-style-name="P6" svg:width="0.0587in" svg:height="0.1087in" svg:x="3.7535in" svg:y="1.0138in" svg:viewBox="0 0 150 277" svg:d="M2 234c-1 1-2 3-2 5s2 4 4 4c3 0 4-1 15-11 3-3 11-11 14-13 3 30 14 58 43 58 15 0 29-9 37-14 6-3 23-19 23-23 0-1-1-5-4-5-1 0-1 0-5 4-25 24-39 31-50 31-18 0-24-21-24-51 0-2 1-20 2-22 1-1 1-2 9-10 31-31 86-97 86-156 0-7 0-31-23-31-32 0-61 64-64 73-19 43-31 88-31 134-10 9-20 19-30 27zM57 180c0-4 18-90 40-135 10-21 17-36 31-36 13 0 13 14 13 20 0 65-65 133-84 151z"><text:p/></draw:path><draw:path draw:style-name="gr3" draw:text-style-name="P6" svg:width="0.0583in" svg:height="0.0685in" svg:x="3.8224in" svg:y="1.0524in" svg:viewBox="0 0 149 175" svg:d="M54 81c12 0 41-1 59-8 28-12 30-34 30-40 0-18-15-33-42-33-43 0-101 37-101 105 0 39 23 70 61 70 55 0 88-41 88-45 0-3-3-6-5-6s-3 1-5 5c-31 37-73 37-77 37-31 0-34-32-34-44 0-5 0-17 6-41 7 0 13 0 20 0zM36 73c16-59 55-64 65-64 18 0 29 11 29 24 0 40-62 40-78 40-6 0-10 0-16 0z"><text:p/></draw:path><draw:path draw:style-name="gr3" draw:text-style-name="P6" svg:width="0.0465in" svg:height="0.0965in" svg:x="3.8894in" svg:y="1.0256in" svg:viewBox="0 0 119 246" svg:d="M72 88c12 0 24 0 36 0 8 0 11 0 11-8 0-4-3-4-11-4-11 0-22 0-33 0 13-55 15-63 15-65 0-7-4-11-11-11-1 0-12 1-15 14-6 21-10 41-16 62-12 0-24 0-36 0-8 0-12 0-12 7 0 5 3 5 11 5 11 0 23 0 34 0-27 109-30 116-30 123 0 21 16 35 37 35 39 0 61-56 61-59 0-4-3-4-5-4-3 0-3 1-6 5-16 41-37 50-50 50-8 0-11-5-11-18 0-9 0-12 2-19 10-37 19-76 29-113z"><text:p/></draw:path><draw:path draw:style-name="gr3" draw:text-style-name="P6" svg:width="0.0587in" svg:height="0.0685in" svg:x="3.9984in" svg:y="1.0524in" svg:viewBox="0 0 150 175" svg:d="M138 24c-7 0-13 0-18 6-7 5-7 12-7 14 0 10 7 14 15 14 11 0 21-10 21-25 0-19-18-33-46-33-52 0-103 55-103 110 0 34 22 65 63 65 55 0 87-41 87-45 0-3-3-6-5-6s-2 1-4 5c-31 37-73 37-78 37-24 0-34-19-34-42 0-15 7-52 21-77 12-22 33-38 53-38 14 0 29 4 35 15z"><text:p/></draw:path><draw:path draw:style-name="gr3" draw:text-style-name="P6" svg:width="0.1004in" svg:height="0.035in" svg:x="4.1087in" svg:y="1.063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756in" svg:height="0.0685in" svg:x="4.265in" svg:y="1.0524in" svg:viewBox="0 0 193 175" svg:d="M118 54c2-10 12-45 38-45 2 0 11 0 20 4-11 2-19 12-19 21 0 7 5 13 15 13 8 0 21-6 21-22 0-19-24-25-36-25-23 0-36 20-40 30-10-27-31-30-42-30-41 0-63 50-63 59 0 4 3 3 5 4 3 0 4 0 5-4 13-41 39-50 52-50 7 0 21 3 21 25 0 12-7 39-21 93-7 24-20 39-37 39-3 0-12 0-19-4 10-2 18-10 18-21s-8-14-14-14c-12 0-22 11-22 23 0 17 20 25 36 25 26 0 40-28 41-30 4 15 19 30 42 30 39 0 61-50 61-59 0-5-3-5-4-5-3 0-4 2-4 5-14 41-40 50-52 50-15 0-22-12-22-25 0-9 3-17 7-34 4-18 8-35 13-53z"><text:p/></draw:path><draw:path draw:style-name="gr3" draw:text-style-name="P6" svg:width="0.0469in" svg:height="0.0701in" svg:x="4.3543in" svg:y="0.9866in" svg:viewBox="0 0 120 179" svg:d="M120 130c-3 0-6 0-9 0-1 6-3 22-8 25-2 1-23 1-26 1-16 0-33 0-49 0 28-25 37-33 53-45 20-16 39-33 39-58 0-33-29-53-63-53s-57 23-57 48c0 14 12 16 14 16 7 0 15-6 15-14 0-6-1-16-16-16 9-19 27-24 40-24 26 0 41 21 41 43 0 23-17 42-26 52-22 20-43 42-65 63-3 4-3 4-3 11 37 0 75 0 112 0 2-16 6-33 8-49z"><text:p/></draw:path><draw:path draw:style-name="gr3" draw:text-style-name="P6" svg:width="0.1008in" svg:height="0.1008in" svg:x="4.4583in" svg:y="1.0311in" svg:viewBox="0 0 257 257" svg:d="M136 136c37 0 72 0 108 0 6 0 13 0 13-7 0-8-7-8-13-8-36 0-71 0-108 0 0-36 0-71 0-108 0-5 0-13-7-13-8 0-8 8-8 13 0 37 0 72 0 108-36 0-71 0-108 0-5 0-13 0-13 8 0 7 8 7 13 7 37 0 72 0 108 0 0 37 0 73 0 109 0 6 0 12 8 12 7 0 7-6 7-12 0-36 0-72 0-109z"><text:p/></draw:path><draw:path draw:style-name="gr3" draw:text-style-name="P6" svg:width="0.0697in" svg:height="0.098in" svg:x="4.6063in" svg:y="1.0524in" svg:viewBox="0 0 178 250" svg:d="M177 23c1-5 1-5 1-9 0-6-5-10-11-10-3 0-10 3-13 8-1 2-4 14-5 21-4 10-6 21-8 31-6 23-12 46-18 69-1 7-18 33-44 33-20 0-24-16-24-31 0-17 7-41 20-76 6-15 8-19 8-27 0-18-13-32-31-32-38 0-52 56-52 59 0 4 3 3 4 4 5 0 5 0 7-7 11-36 26-47 40-47 2 0 8 0 8 12 0 10-3 20-6 26-16 42-22 64-22 82 0 34 24 46 47 46 16 0 29-7 39-18-5 20-9 40-25 60-11 13-25 24-42 24-6 0-24-1-30-15 6 0 11 0 16-6 5-3 8-8 8-15 0-12-10-14-14-14-9 0-21 6-21 26 0 18 16 33 41 33 39 0 79-35 90-78 12-50 25-99 37-149z"><text:p/></draw:path><draw:path draw:style-name="gr3" draw:text-style-name="P6" svg:width="0.0469in" svg:height="0.0701in" svg:x="4.6886in" svg:y="0.9866in" svg:viewBox="0 0 120 179" svg:d="M120 130c-3 0-6 0-9 0-1 6-3 22-8 25-2 1-23 1-26 1-16 0-33 0-49 0 28-25 37-33 53-45 20-16 39-33 39-58 0-33-29-53-63-53s-57 23-57 48c0 14 12 16 14 16 7 0 16-6 16-14 0-6-2-16-17-16 9-19 27-24 40-24 27 0 41 21 41 43 0 23-17 42-26 52-22 20-43 42-65 63-3 4-3 4-3 11 37 0 75 0 112 0 2-16 6-33 8-49z"><text:p/></draw:path><draw:path draw:style-name="gr3" draw:text-style-name="P6" svg:width="0.0394in" svg:height="0.1823in" svg:x="4.7571in" svg:y="0.9902in" svg:viewBox="0 0 101 464" svg:d="M101 232c0-55-10-132-60-198-5-4-29-34-37-34-1 0-4 1-4 4 0 2 1 3 2 5 19 20 44 50 60 112 8 35 13 75 13 111 0 39-5 78-14 117-15 54-38 85-58 107-3 3-2 3-3 4 0 3 3 4 4 4 7 0 28-24 32-29 40-47 65-116 65-203z"><text:p/></draw:path></draw:g></text:p>
      <text:h text:style-name="Heading_20_3" text:outline-level="3">סעיף (ג)</text:h>
      <text:p text:style-name="P29">צ.ל.: <text:span text:style-name="T2">הקבוצה </text:span><text:span text:style-name="T2"><draw:g text:anchor-type="as-char" svg:y="-0.1319in" draw:z-index="146" draw:name="Shape143" draw:style-name="gr1"><svg:title>TexMaths</svg:title><svg:desc>11§display§\fc = \{ \la a, r \ra \in \R^2 \mid r &gt; 0 \land a = 0 \}§svg§600§FALSE§</svg:desc><draw:path draw:style-name="gr2" draw:text-style-name="P5" svg:width="2.163in" svg:height="0.1543in" svg:x="0.0055in" svg:y="0.0079in" svg:viewBox="0 0 5495 393" svg:d="M0 0c1832 0 3663 0 5495 0 0 131 0 263 0 393-1832 0-3663 0-5495 0 0-130 0-262 0-393z"><text:p/></draw:path><draw:path draw:style-name="gr3" draw:text-style-name="P6" svg:width="0.1236in" svg:height="0.1083in" svg:x="0.0004in" svg:y="0.0295in" svg:viewBox="0 0 315 276" svg:d="M315 16c0-19-30-16-42-16-49 0-98 0-146 0-19 0-54 11-60 32 0 2 1 2 3 2 9 0 21-6 26-12 12 0 24-1 36-1 8 0 17 0 24 0-1 2-2 7-2 8-15 70-37 129-55 167-2 5-23 54-29 58-16 0-29-9-36-24-1-2-1-5-4-5-9 0-30 14-30 20 0 0 0 1 1 2 7 18 24 29 43 29 20 0 43-14 55-29 13-15 39-78 48-101 26 0 50 0 75 0-1 0-1 1-1 1 0 2 2 3 3 3 9 0 31-10 31-22 0-4-2-3-6-3-31 0-63 0-94 0 10-35 23-69 31-104 16 0 34 0 51 0 9 0 36-2 44 7 0 2-2 6 0 7 1 1 2 1 3 1 10 0 31-11 31-20z"><text:p/></draw:path><draw:path draw:style-name="gr3" draw:text-style-name="P6" svg:width="0.1004in" svg:height="0.035in" svg:x="0.1732in" svg:y="0.0783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539in" svg:height="0.1504in" svg:x="0.3362in" svg:y="0.0193in" svg:viewBox="0 0 138 383" svg:d="M81 51c0-16 11-40 53-43 2 0 4-1 4-4 0-4-4-4-8-4-39 0-74 20-74 48 0 29 0 57 0 87 0 16 0 28-15 41-13 11-29 12-38 12-1 0-3 2-3 4 0 4 2 4 7 5 25 1 44 15 48 33 1 4 1 4 1 18 0 26 0 51 0 76 0 17 0 29 19 44 14 11 41 15 55 15 4 0 8 0 8-4 0-3-3-3-7-4-24-1-43-14-48-33-2-4-2-5-2-19 0-26 0-53 0-80 0-18-3-23-15-35-9-9-19-12-30-16 32-9 45-26 45-49 0-31 0-62 0-92z"><text:p/></draw:path><draw:path draw:style-name="gr3" draw:text-style-name="P6" svg:width="0.0339in" svg:height="0.1504in" svg:x="0.4181in" svg:y="0.0193in" svg:viewBox="0 0 87 383" svg:d="M85 14c2-4 2-5 2-6 0-5-3-8-8-8-3 0-6 1-9 9-23 59-45 117-68 177-1 2-2 4-2 6 0 1 0 2 2 7 23 58 45 117 68 176 2 3 4 8 9 8s8-3 8-7c0-1 0-2-2-7-23-59-45-119-68-177 23-59 45-118 68-178z"><text:p/></draw:path><draw:path draw:style-name="gr3" draw:text-style-name="P6" svg:width="0.0693in" svg:height="0.0681in" svg:x="0.4665in" svg:y="0.0665in" svg:viewBox="0 0 177 174" svg:d="M129 24c-7-14-18-24-35-24-46 0-94 56-94 112 0 36 22 62 52 62 7 0 27-2 50-29 4 17 17 29 36 29 13 0 22-9 28-21 7-15 11-38 11-39 0-3-3-3-4-3-4 0-5 1-6 7-6 25-13 48-28 48-11 0-12-11-12-19 0-7 1-11 5-27 3-17 4-21 8-35 4-18 10-37 14-54 2-11 2-12 2-13 0-7-4-10-11-10-9 0-15 7-16 16zM105 124c-3 7-3 8-8 14-18 21-33 28-44 28-20 0-25-22-25-36 0-20 13-67 22-85 12-23 28-37 44-37 25 0 30 32 30 34s0 4-1 6c-6 26-12 51-18 76z"><text:p/></draw:path><draw:path draw:style-name="gr3" draw:text-style-name="P6" svg:width="0.0173in" svg:height="0.0449in" svg:x="0.5539in" svg:y="0.1165in" svg:viewBox="0 0 45 115" svg:d="M45 41c0-26-9-41-24-41-13 0-21 10-21 21 0 10 8 20 21 20 4 0 10-1 13-5 1-1 1-1 2-1 0 2 1 0 1 6 0 28-13 51-26 64-4 4-4 5-4 6 0 3 2 4 3 4 4 0 35-29 35-74z"><text:p/></draw:path><draw:path draw:style-name="gr3" draw:text-style-name="P6" svg:width="0.0614in" svg:height="0.0681in" svg:x="0.613in" svg:y="0.0665in" svg:viewBox="0 0 157 174" svg:d="M23 147c-1 6-3 15-3 17 0 6 5 10 11 10 4 0 12-4 14-11 1-1 14-54 16-61 3-12 9-39 13-49 1-6 12-23 21-32 3-3 14-13 30-13 10 0 11 3 17 5-11 1-20 11-20 21 0 6 3 13 14 13 10 0 21-9 21-23 0-13-12-24-32-24-25 0-41 19-49 30-2-18-17-30-35-30s-24 14-29 22c-6 12-12 36-12 37 0 4 4 4 6 4 3 0 4 0 6-9 7-28 14-46 28-46 6 0 12 3 12 17 0 9-1 13-6 33-7 30-15 60-23 89z"><text:p/></draw:path><draw:path draw:style-name="gr3" draw:text-style-name="P6" svg:width="0.0335in" svg:height="0.1504in" svg:x="0.6898in" svg:y="0.0193in" svg:viewBox="0 0 86 383" svg:d="M85 199c1-5 1-6 1-7s0-2-1-6c-23-60-45-118-68-177-3-7-5-9-9-9-5 0-8 3-8 8 0 1 0 1 2 5 23 60 45 119 68 179-23 58-45 118-68 177-2 5-2 5-2 7 0 4 3 7 8 7s6-4 7-7c24-60 47-119 70-177z"><text:p/></draw:path><draw:path draw:style-name="gr3" draw:text-style-name="P6" svg:width="0.076in" svg:height="0.087in" svg:x="0.7957in" svg:y="0.052in" svg:viewBox="0 0 194 222" svg:d="M179 120c7 0 15 0 15-8s-8-8-15-8c-55 0-109 0-164 0 6-51 50-89 105-89 20 0 40 0 59 0 7 0 15 0 15-7 0-8-8-8-15-8-19 0-40 0-60 0-66 0-119 51-119 112 0 62 53 110 119 110 20 0 41 0 60 0 7 0 15 0 15-7s-8-7-15-7c-19 0-39 0-59 0-55 0-99-37-105-88 55 0 109 0 164 0z"><text:p/></draw:path><draw:path draw:style-name="gr3" draw:text-style-name="P6" svg:width="0.1043in" svg:height="0.1031in" svg:x="0.9291in" svg:y="0.0287in" svg:viewBox="0 0 266 263" svg:d="M98 143c4 0 10 0 14 0 19 29 39 59 57 89 5 5 14 21 18 26 3 5 4 5 13 5 18 0 35 0 53 0 7 0 13 0 13-7 0-3-2-6-6-7-15-3-33-28-42-39-3-3-22-30-49-70 36-7 69-21 69-67 0-54-58-73-103-73-40 0-81 0-122 0-6 0-13 0-13 8 0 6 8 6 11 6 22 0 24 2 24 22 0 64 0 128 0 191 0 20-2 22-24 22-3 0-11 0-11 7s7 7 13 7c35 0 72 0 107 0 7 0 12 0 12-7s-7-7-11-7c-22 0-23-3-23-22 0-27 0-56 0-84zM173 124c11-14 12-34 12-51 0-18-2-39-16-54 17 3 54 15 54 54 0 25-11 45-50 51zM98 35c0-9 0-21 24-21 33 0 49 13 49 59 0 50-13 57-73 57 0-32 0-63 0-95zM45 249c3-6 3-17 3-20 0-64 0-129 0-194 0-3 0-14-3-21 14 0 30 0 44 0-4 6-4 13-4 20 0 65 0 130 0 195 0 3 0 14 2 20-14 0-28 0-42 0zM128 143c2 0 4 0 7 0 6 0 15-1 20-2 6 10 47 77 79 108-12 0-25 0-37 0-23-35-46-71-69-106z"><text:p/></draw:path><draw:path draw:style-name="gr3" draw:text-style-name="P6" svg:width="0.0469in" svg:height="0.0701in" svg:x="1.0433in" svg:y="0in" svg:viewBox="0 0 120 179" svg:d="M120 130c-3 0-7 0-10 0 0 6-3 22-7 24-2 2-23 2-26 2-16 0-34 0-51 0 29-25 39-33 55-45 20-17 39-33 39-58 0-33-29-53-64-53-33 0-56 23-56 48 0 14 12 16 14 16 7 0 15-6 15-15 0-5-3-14-16-14 8-20 27-25 39-25 27 0 42 21 42 43 0 23-17 41-26 51-22 21-44 42-66 64-2 2-2 3-2 11 37 0 74 0 111 0 3-16 6-33 9-49z"><text:p/></draw:path><draw:path draw:style-name="gr3" draw:text-style-name="P6" svg:width="0.0055in" svg:height="0.1504in" svg:x="1.165in" svg:y="0.0193in" svg:viewBox="0 0 15 383" svg:d="M15 13c0-6 0-13-7-13-8 0-8 7-8 13 0 119 0 237 0 356 0 8 0 14 8 14 7 0 7-6 7-14 0-119 0-237 0-356z"><text:p/></draw:path><draw:path draw:style-name="gr3" draw:text-style-name="P6" svg:width="0.0614in" svg:height="0.0681in" svg:x="1.2358in" svg:y="0.0665in" svg:viewBox="0 0 157 174" svg:d="M23 147c-1 6-3 15-3 17 0 6 5 10 11 10 4 0 11-4 14-11 1-1 14-54 16-61 3-12 9-39 12-49 2-6 12-23 22-32 3-3 14-13 30-13 10 0 16 5 17 5-12 1-20 11-20 21 0 6 3 13 14 13 10 0 21-9 21-23 0-13-12-24-32-24-25 0-41 19-49 30-3-18-17-30-35-30s-26 14-29 22c-6 12-12 36-12 37 0 4 3 3 4 4 5 0 5 0 7-9 7-28 14-46 29-46 6 0 12 3 12 17 0 9-1 13-7 33-8 30-14 60-22 89z"><text:p/></draw:path><draw:path draw:style-name="gr3" draw:text-style-name="P6" svg:width="0.0929in" svg:height="0.087in" svg:x="1.3591in" svg:y="0.052in" svg:viewBox="0 0 237 222" svg:d="M229 121c4-2 8-5 8-9s-4-7-8-9c-72-33-143-67-215-100-4-3-5-3-6-3-5 0-8 3-8 8 0 3 2 6 8 8 67 32 135 64 202 96-67 32-135 64-202 96-6 2-8 4-8 7 0 4 3 7 8 7 1 0 2 0 6-2 72-33 143-66 215-99z"><text:p/></draw:path><draw:path draw:style-name="gr3" draw:text-style-name="P6" svg:width="0.0634in" svg:height="0.1035in" svg:x="1.5134in" svg:y="0.0319in" svg:viewBox="0 0 162 264" svg:d="M162 133c0-31-1-62-16-90-17-36-49-43-65-43-23 0-51 10-67 46-13 27-14 56-14 87 0 30 1 64 17 92 16 31 45 39 63 39 21 0 51-8 67-44 14-27 15-56 15-87zM80 255c-14 0-37-9-44-45-4-23-4-58-4-81 0-25 0-50 3-71 7-46 37-49 45-49 14 0 39 6 47 45 3 21 3 50 3 75 0 28 0 54-5 80-5 35-27 46-45 46z"><text:p/></draw:path><draw:path draw:style-name="gr3" draw:text-style-name="P6" svg:width="0.0843in" svg:height="0.0929in" svg:x="1.6256in" svg:y="0.0429in" svg:viewBox="0 0 215 237" svg:d="M117 8c-4-7-6-8-9-8-6 0-7 2-9 8-32 71-65 143-97 214-2 5-2 5-2 8 0 4 3 7 8 7 2 0 5-1 9-7 30-67 60-136 91-204 30 68 60 137 90 204 3 7 8 7 9 7 4 0 8-3 8-7 0-1 0-1-3-6-32-71-63-144-95-216z"><text:p/></draw:path><draw:path draw:style-name="gr3" draw:text-style-name="P6" svg:width="0.0693in" svg:height="0.0681in" svg:x="1.7583in" svg:y="0.0665in" svg:viewBox="0 0 177 174" svg:d="M129 24c-7-14-18-24-35-24-46 0-94 56-94 112 0 36 21 62 52 62 7 0 26-2 49-29 4 17 18 29 35 29 15 0 24-9 29-21 7-15 12-38 12-39 0-3-3-3-4-3-5 0-5 1-6 7-6 25-13 48-29 48-10 0-11-11-11-19 0-7 0-11 4-27 4-17 5-21 9-35 4-18 10-37 14-54 2-11 2-12 2-13 0-7-4-10-11-10-10 0-15 7-16 16zM103 124c-2 7-2 8-7 14-17 21-33 28-44 28-19 0-24-22-24-36 0-20 12-67 20-85 13-23 30-37 46-37 25 0 30 32 30 34s-1 4-1 6c-6 26-13 51-20 76z"><text:p/></draw:path><draw:path draw:style-name="gr3" draw:text-style-name="P6" svg:width="0.1008in" svg:height="0.035in" svg:x="1.8835in" svg:y="0.078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638in" svg:height="0.1035in" svg:x="2.0417in" svg:y="0.0319in" svg:viewBox="0 0 163 264" svg:d="M163 133c0-31-2-62-16-90-17-36-49-43-66-43-23 0-51 10-67 46-12 27-14 56-14 87 0 30 1 64 18 92 16 31 45 39 63 39 21 0 50-8 68-44 12-27 14-56 14-87zM81 255c-15 0-38-9-45-45-4-23-4-58-4-81 0-25 0-50 3-71 8-46 37-49 46-49 13 0 39 6 46 45 4 21 4 50 4 75 0 28 0 54-4 80-6 35-28 46-46 46z"><text:p/></draw:path><draw:path draw:style-name="gr3" draw:text-style-name="P6" svg:width="0.0539in" svg:height="0.1504in" svg:x="2.1228in" svg:y="0.0193in" svg:viewBox="0 0 138 383" svg:d="M56 332c0 15-10 40-53 43-1 1-3 2-3 4 0 4 4 4 8 4 37 0 73-18 73-48 0-28 0-58 0-88 0-14 0-27 16-38 14-11 28-12 37-12 2-1 4-3 4-5 0-4-3-4-7-4-25-1-44-16-48-34-2-5-2-6-2-19 0-26 0-52 0-77 0-15 0-28-17-43-17-12-43-15-56-15-4 0-8 0-8 4s2 4 7 4c24 2 43 14 48 34 1 3 1 4 1 17 0 27 0 54 0 82 0 17 3 23 16 36 7 8 18 12 29 15-31 9-45 26-45 48 0 30 0 61 0 92z"><text:p/></draw:path></draw:g></text:span><text:span text:style-name="T2"><text:s/>היא מערכת הנציגים ליחס השקילות </text:span><text:span text:style-name="T2"><draw:g text:anchor-type="as-char" svg:y="-0.111in" draw:z-index="129" draw:name="Shape144" draw:style-name="gr1"><svg:title>TexMaths</svg:title><svg:desc>11§display§S§svg§600§FALSE§</svg:desc><draw:path draw:style-name="gr2" draw:text-style-name="P5" svg:width="0.0819in" svg:height="0.0949in" svg:x="0in" svg:y="0.0079in" svg:viewBox="0 0 209 242" svg:d="M0 0c69 0 140 0 209 0 0 81 0 161 0 242-69 0-140 0-209 0 0-81 0-161 0-242z"><text:p/></draw:path><draw:path draw:style-name="gr3" draw:text-style-name="P6" svg:width="0.0898in" svg:height="0.1102in" svg:x="0in" svg:y="0in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text:span></text:p>
      <text:p text:style-name="P30">הוכחה: </text:p>
      <text:list text:style-name="L4">
        <text:list-item>
          <text:p text:style-name="P31"><text:soft-page-break/><text:span text:style-name="T25">קיום נציג: יהי </text:span><text:span text:style-name="T25"><draw:g text:anchor-type="as-char" svg:y="-0.1319in" draw:z-index="130" draw:name="Shape145" draw:style-name="gr1"><svg:title>TexMaths</svg:title><svg:desc>11§display§\la x, y \ra \in \R^2§svg§600§FALSE§</svg:desc><draw:path draw:style-name="gr2" draw:text-style-name="P5" svg:width="0.6862in" svg:height="0.1543in" svg:x="0.0004in" svg:y="0.0079in" svg:viewBox="0 0 1744 393" svg:d="M0 0c581 0 1163 0 1744 0 0 131 0 263 0 393-581 0-1163 0-1744 0 0-130 0-262 0-393z"><text:p/></draw:path><draw:path draw:style-name="gr3" draw:text-style-name="P6" svg:width="0.0335in" svg:height="0.1504in" svg:x="0.0094in" svg:y="0.0193in" svg:viewBox="0 0 86 383" svg:d="M84 14c2-4 2-5 2-6 0-5-3-8-8-8-3 0-6 1-9 9-23 59-45 117-68 177 0 2-1 4-1 6 0 1 0 2 1 7 23 58 45 117 68 176 1 3 4 8 9 8s8-3 8-7c0-1 0-2-2-7-23-59-45-119-69-177 24-59 46-118 69-178z"><text:p/></draw:path><draw:path draw:style-name="gr3" draw:text-style-name="P6" svg:width="0.0756in" svg:height="0.0681in" svg:x="0.0563in" svg:y="0.0665in" svg:viewBox="0 0 193 174" svg:d="M118 54c2-10 11-46 38-46 1 0 11 0 19 5-11 2-19 11-19 21 0 6 5 13 16 13 7 0 21-6 21-22 0-20-24-25-37-25-22 0-36 20-40 29-10-26-31-29-42-29-40 0-62 49-62 59 0 4 3 4 5 4 3 0 4-1 4-5 13-40 40-50 53-50 6 0 20 3 20 26 0 12-6 37-20 91-7 24-20 41-38 41-2 0-11 0-18-6 8-2 17-9 17-20 0-10-9-14-14-14-11 0-21 10-21 22 0 18 19 26 36 26 26 0 40-27 41-29 4 14 19 29 42 29 39 0 61-50 61-60 0-3-3-3-4-3-4 0-4 1-5 4-14 41-39 51-52 51-14 0-21-13-21-26 0-8 2-17 7-33 4-18 8-36 13-53z"><text:p/></draw:path><draw:path draw:style-name="gr3" draw:text-style-name="P6" svg:width="0.0173in" svg:height="0.0449in" svg:x="0.152in" svg:y="0.1165in" svg:viewBox="0 0 45 115" svg:d="M45 41c0-26-10-41-25-41-12 0-20 10-20 21 0 10 8 20 20 20 4 0 10-1 13-5 2-1 1-1 2-1s1 0 1 6c0 28-13 51-26 64-4 4-4 5-4 6 0 3 2 4 4 4 4 0 35-29 35-74z"><text:p/></draw:path><draw:path draw:style-name="gr3" draw:text-style-name="P6" svg:width="0.0697in" svg:height="0.0969in" svg:x="0.211in" svg:y="0.0665in" svg:viewBox="0 0 178 247" svg:d="M176 23c2-5 2-7 2-9 0-6-5-11-12-11-3 0-10 4-13 9-1 2-3 13-6 21-2 10-5 20-7 31-6 23-12 46-18 69-1 5-17 33-43 33-20 0-24-18-24-32 0-18 7-42 20-75 5-16 8-21 8-28 0-17-13-31-32-31-37 0-51 55-51 59s3 4 4 4c4 0 5-1 6-7 11-36 26-48 40-48 3 0 9 0 9 13 0 9-4 19-6 26-16 41-23 63-23 82 0 34 25 45 47 45 15 0 29-7 40-17-6 20-10 39-26 58-10 12-25 25-43 25-5 0-22-3-28-17 5 0 11 0 16-4 4-4 8-8 8-16 0-12-11-13-14-13-9 0-22 7-22 25s16 32 40 32c40 0 81-34 91-77 12-49 25-97 37-147z"><text:p/></draw:path><draw:path draw:style-name="gr3" draw:text-style-name="P6" svg:width="0.0335in" svg:height="0.1504in" svg:x="0.2949in" svg:y="0.0193in" svg:viewBox="0 0 86 383" svg:d="M84 199c2-5 2-6 2-7s0-2-2-6c-22-60-45-118-67-177-3-7-6-9-9-9-5 0-8 3-8 8 0 1 0 1 1 5 23 60 46 119 69 179-23 58-46 118-69 177-1 5-1 5-1 7 0 4 3 7 8 7 4 0 6-4 7-7 24-60 46-119 69-177z"><text:p/></draw:path><draw:path draw:style-name="gr3" draw:text-style-name="P6" svg:width="0.0756in" svg:height="0.087in" svg:x="0.4004in" svg:y="0.052in" svg:viewBox="0 0 193 222" svg:d="M179 120c7 0 14 0 14-8s-7-8-14-8c-55 0-109 0-164 0 5-51 50-89 104-89 20 0 41 0 60 0 7 0 14 0 14-7 0-8-7-8-14-8-21 0-40 0-61 0-66 0-118 51-118 112 0 62 52 110 118 110 21 0 40 0 61 0 7 0 14 0 14-7s-7-7-14-7c-19 0-40 0-60 0-54 0-99-37-104-88 55 0 109 0 164 0z"><text:p/></draw:path><draw:path draw:style-name="gr3" draw:text-style-name="P6" svg:width="0.1039in" svg:height="0.1031in" svg:x="0.5339in" svg:y="0.0287in" svg:viewBox="0 0 265 263" svg:d="M97 143c4 0 10 0 14 0 20 29 39 59 58 89 4 5 14 21 17 26s4 5 13 5c18 0 35 0 53 0 8 0 13 0 13-7 0-3-2-6-5-7-15-3-33-28-43-39-2-3-22-30-48-70 35-7 68-21 68-67 0-54-58-73-103-73-40 0-80 0-121 0-7 0-13 0-13 8 0 6 7 6 10 6 22 0 24 2 24 22 0 64 0 128 0 191 0 20-2 22-24 22-3 0-10 0-10 7s6 7 13 7c35 0 71 0 106 0 6 0 13 0 13-7s-7-7-11-7c-22 0-24-3-24-22 0-27 0-56 0-84zM172 124c11-14 12-34 12-51 0-18-2-39-15-54 16 3 54 15 54 54 0 25-12 45-51 51zM97 35c0-9 0-21 24-21 33 0 50 13 50 59 0 50-13 57-74 57 0-32 0-63 0-95zM45 249c2-6 2-17 2-20 0-64 0-129 0-194 0-3 0-14-2-21 14 0 30 0 44 0-5 6-5 13-5 20 0 65 0 130 0 195 0 3 0 14 3 20-14 0-28 0-42 0zM127 143c3 0 4 0 7 0 6 0 15-1 20-2 7 10 47 77 80 108-12 0-25 0-37 0-23-35-47-71-70-106z"><text:p/></draw:path><draw:path draw:style-name="gr3" draw:text-style-name="P6" svg:width="0.0469in" svg:height="0.0701in" svg:x="0.6476in" svg:y="0in" svg:viewBox="0 0 120 179" svg:d="M120 130c-3 0-6 0-9 0-1 6-4 22-8 24-2 2-23 2-26 2-16 0-33 0-49 0 27-25 37-33 53-45 20-17 39-33 39-58 0-33-29-53-64-53-33 0-56 23-56 48 0 14 12 16 14 16 7 0 15-6 15-15 0-5-1-14-16-14 9-20 27-25 40-25 26 0 41 21 41 43 0 23-17 41-26 51-22 21-43 42-65 64-3 2-3 3-3 11 37 0 75 0 112 0 2-16 6-33 8-49z"><text:p/></draw:path></draw:g></text:span><text:span text:style-name="T25">, נוכיח קיום </text:span><text:span text:style-name="T25"><draw:g text:anchor-type="as-char" svg:y="-0.1134in" draw:z-index="131" draw:name="Shape146" draw:style-name="gr1"><svg:title>TexMaths</svg:title><svg:desc>11§display§\la a, b \ra \in \fc§svg§600§FALSE§</svg:desc><draw:path draw:style-name="gr2" draw:text-style-name="P5" svg:width="0.628in" svg:height="0.1358in" svg:x="0.0004in" svg:y="0.0071in" svg:viewBox="0 0 1596 346" svg:d="M798 346c-266 0-532 0-798 0 0-116 0-230 0-346 532 0 1065 0 1596 0 0 116 0 230 0 346-266 0-532 0-798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6" svg:width="0.0693in" svg:height="0.0685in" svg:x="0.0583in" svg:y="0.0453in" svg:viewBox="0 0 177 175" svg:d="M129 25c-7-14-19-25-35-25-47 0-94 57-94 113 0 37 21 62 52 62 7 0 26-1 49-29 4 16 17 29 36 29 14 0 23-9 28-21 7-14 12-37 12-38 0-4-3-4-4-4-5 0-5 1-6 7-6 25-14 47-29 47-11 0-12-10-12-17 0-9 1-11 5-29 4-17 6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173in" svg:height="0.0453in" svg:x="0.1457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555in" svg:height="0.1063in" svg:x="0.2071in" svg:y="0.0071in" svg:viewBox="0 0 142 271" svg:d="M75 4c0-1 0-4-6-4-8 0-37 3-47 3-3 1-8 1-8 8 0 6 5 6 10 6 19 0 19 2 19 6 0 2-3 16-4 23-11 42-21 84-32 127-5 19-7 25-7 37 0 37 21 61 50 61 45 0 92-57 92-112 0-36-20-62-51-62-18 0-34 11-45 23 10-39 19-77 29-116zM39 150c2-8 2-9 5-13 19-26 36-31 46-31 15 0 25 11 25 36 0 23-14 66-20 80-12 27-31 40-45 40s-27-10-27-38c0-8 0-15 7-39 3-12 5-24 9-35z"><text:p/></draw:path><draw:path draw:style-name="gr3" draw:text-style-name="P6" svg:width="0.0335in" svg:height="0.1512in" svg:x="0.274in" svg:y="0in" svg:viewBox="0 0 86 385" svg:d="M84 199c2-4 2-5 2-6 0-3 0-1-2-6-22-59-45-119-67-178-3-7-5-9-9-9-5 0-8 3-8 8 0 1 0 2 1 6 23 60 46 119 69 179-23 58-46 117-69 177-1 4-1 5-1 8 0 4 3 7 8 7 4 0 6-4 7-7 24-60 46-119 69-179z"><text:p/></draw:path><draw:path draw:style-name="gr3" draw:text-style-name="P6" svg:width="0.0756in" svg:height="0.087in" svg:x="0.3791in" svg:y="0.0307in" svg:viewBox="0 0 193 222" svg:d="M179 120c7 0 14-1 14-9 0-9-7-8-14-8-55 0-109 0-164 0 5-50 50-88 104-88 20 0 41 0 60 0 7 0 14 0 14-7 0-8-7-8-14-8-20 0-40 0-61 0-66 0-118 48-118 111 0 62 52 111 118 111 21 0 41 0 61 0 7 0 14 0 14-7s-7-7-14-7c-19 0-40 0-60 0-54 0-99-37-104-88 55 0 109 0 164 0z"><text:p/></draw:path><draw:path draw:style-name="gr3" draw:text-style-name="P6" svg:width="0.1236in" svg:height="0.1079in" svg:x="0.5126in" svg:y="0.0098in" svg:viewBox="0 0 315 275" svg:d="M315 16c0-18-30-16-42-16-48 0-98 0-146 0-19 0-53 12-60 32 1 3 1 3 3 3 9 0 21-6 27-13 12 0 23 0 35 0 8 0 17 0 24 0-1 2-1 5-2 7-14 70-37 131-55 168-2 6-23 53-29 57-16 0-29-9-36-23-1-2-1-4-3-4-9 0-31 12-31 18 0 1 1 2 1 2 7 18 24 28 43 28 20 0 43-14 55-28 13-13 39-76 49-99 25 0 49 0 74 0-1 0-1 0-1 1s2 2 5 2c7 0 29-11 29-23 0-2-2-2-6-2-31 0-63 0-94 0 11-35 23-69 31-104 17 0 34 0 51 0 10 0 37-2 44 7 1 2 0 5 1 7 0 2 1 2 2 2 10 0 31-13 31-22z"><text:p/></draw:path></draw:g></text:span><text:span text:style-name="T25"><text:s/>כך ש־</text:span><text:span text:style-name="T25"><draw:g text:anchor-type="as-char" svg:y="-0.1134in" draw:z-index="132" draw:name="Shape147" draw:style-name="gr1"><svg:title>TexMaths</svg:title><svg:desc>11§display§\la a, b \ra S \la x, y \ra §svg§600§FALSE§</svg:desc><draw:path draw:style-name="gr2" draw:text-style-name="P5" svg:width="0.7539in" svg:height="0.1358in" svg:x="0.0004in" svg:y="0.0071in" svg:viewBox="0 0 1916 346" svg:d="M958 346c-320 0-639 0-958 0 0-116 0-230 0-346 638 0 1277 0 1916 0 0 116 0 230 0 346-319 0-639 0-958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693in" svg:height="0.0685in" svg:x="0.0579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173in" svg:height="0.0453in" svg:x="0.1457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555in" svg:height="0.1063in" svg:x="0.2071in" svg:y="0.0071in" svg:viewBox="0 0 142 271" svg:d="M75 4c0-1 0-4-6-4-8 0-37 3-47 3-3 1-7 1-7 8 0 6 4 6 9 6 19 0 20 2 20 6 0 2-4 16-5 23-11 42-21 84-32 127-5 19-7 25-7 37 0 37 21 61 50 61 45 0 92-57 92-112 0-36-20-62-51-62-17 0-34 11-45 23 10-39 19-77 29-116zM39 150c2-8 2-9 5-13 19-26 36-31 46-31 15 0 24 11 24 36 0 23-12 66-19 80-12 27-30 40-45 40-14 0-27-10-27-38 0-8 0-15 7-39 3-12 5-24 9-35z"><text:p/></draw:path><draw:path draw:style-name="gr3" draw:text-style-name="P6" svg:width="0.0335in" svg:height="0.1512in" svg:x="0.2736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0902in" svg:height="0.1098in" svg:x="0.3323in" svg:y="0.0067in" svg:viewBox="0 0 230 280" svg:d="M230 3c0-1-1-3-4-3s-3 0-8 6c-6 7-12 14-18 22-11-18-31-28-56-28-48 0-94 44-94 91 0 31 19 49 39 55 14 4 28 7 42 10 14 4 35 10 35 41 0 34-32 71-69 71-25 0-68-9-68-57 0-8 2-17 2-19 1-3 1-3 1-4 0-3-2-3-4-3-3 0-4 0-5 1s-23 88-23 89c0 2 2 5 4 5 3 0 3 0 8-6 7-6 12-14 19-22 16 22 43 28 65 28 53 0 98-52 98-98 0-27-14-40-19-45-9-9-14-11-48-20-9-2-24-6-27-7-11-3-23-14-23-35 0-31 31-64 67-64 32 0 56 17 56 59 0 13-2 20-2 22 1 2 0 4 4 4 5 0 5-1 7-8 7-29 14-56 21-85z"><text:p/></draw:path><draw:path draw:style-name="gr3" draw:text-style-name="P6" svg:width="0.0339in" svg:height="0.1512in" svg:x="0.4429in" svg:y="0in" svg:viewBox="0 0 87 385" svg:d="M85 15c2-4 2-5 2-7 0-5-3-8-8-8-3 0-6 2-9 9-23 59-45 118-68 177-1 2-2 4-2 7 0 2 0 2 2 6 23 59 45 118 68 176 2 5 4 10 9 10s8-3 8-7c0-1 0-3-2-7-23-59-45-119-68-178 23-60 45-119 68-178z"><text:p/></draw:path><draw:path draw:style-name="gr3" draw:text-style-name="P6" svg:width="0.0748in" svg:height="0.0685in" svg:x="0.4898in" svg:y="0.0453in" svg:viewBox="0 0 191 175" svg:d="M118 54c2-10 11-45 37-45 2 0 12 0 20 4-11 2-19 12-19 21 0 7 5 14 16 14 7 0 19-7 19-23 0-19-22-25-35-25-23 0-36 21-40 30-10-26-31-30-42-30-41 0-63 50-63 59 0 5 4 5 6 5s4-1 4-5c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3" draw:text-style-name="P6" svg:width="0.0173in" svg:height="0.0453in" svg:x="0.5854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697in" svg:height="0.0976in" svg:x="0.6441in" svg:y="0.0453in" svg:viewBox="0 0 178 249" svg:d="M177 24c1-5 1-6 1-9 0-7-5-11-11-11-3 0-10 3-13 8-1 2-4 14-5 21-3 10-6 21-8 31-6 23-12 46-18 69-1 7-17 33-44 33-18 0-23-16-23-31 0-17 7-41 20-76 5-15 8-19 8-27 0-18-14-32-32-32-38 0-52 56-52 59 0 5 4 5 6 5 3 0 4-1 5-8 11-36 26-47 40-47 3 0 10 0 10 12 0 10-5 20-7 27-15 41-23 63-23 81 0 34 24 46 47 46 16 0 29-7 40-18-6 20-10 40-26 59-9 13-25 24-42 24-6 0-24-1-30-15 6 0 12 0 16-6 5-3 9-8 9-14 0-12-11-13-14-13-10 0-22 5-22 24s16 33 41 33c39 0 79-35 90-77 12-50 25-99 37-148z"><text:p/></draw:path><draw:path draw:style-name="gr3" draw:text-style-name="P6" svg:width="0.0339in" svg:height="0.1512in" svg:x="0.7283in" svg:y="0in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25">, ובאופן שקול צ.ל. קיום </text:span><text:span text:style-name="T25"><draw:g text:anchor-type="as-char" svg:y="-0.1047in" draw:z-index="133" draw:name="Shape148" draw:style-name="gr1"><svg:title>TexMaths</svg:title><svg:desc>11§display§a, b \in \R§svg§600§FALSE§</svg:desc><draw:path draw:style-name="gr2" draw:text-style-name="P5" svg:width="0.4902in" svg:height="0.1185in" svg:x="0.0024in" svg:y="0.0075in" svg:viewBox="0 0 1246 302" svg:d="M622 302c-208 0-414 0-622 0 0-101 0-201 0-302 416 0 830 0 1246 0 0 101 0 201 0 302-208 0-416 0-624 0z"><text:p/></draw:path><draw:path draw:style-name="gr3" draw:text-style-name="P6" svg:width="0.0693in" svg:height="0.0681in" svg:x="0.0004in" svg:y="0.0378in" svg:viewBox="0 0 177 174" svg:d="M129 25c-7-14-18-25-36-25-45 0-93 57-93 113 0 36 22 61 52 61 7 0 27-1 50-28 2 16 17 28 35 28 14 0 22-8 29-20 7-15 11-38 11-39 0-3-3-3-4-3-5 0-5 1-6 6-6 26-13 48-30 48-9 0-11-10-11-18s0-11 5-28c4-16 5-20 9-34 4-18 10-37 14-54 2-11 2-12 2-13 0-7-4-11-11-11-9 0-15 8-16 17zM103 125c-1 7-1 8-7 14-17 21-32 27-43 27-20 0-26-21-26-37 0-18 13-65 22-83 11-23 29-37 44-37 26 0 31 32 31 34s-1 4-1 6c-6 26-13 51-20 76z"><text:p/></draw:path><draw:path draw:style-name="gr3" draw:text-style-name="P6" svg:width="0.0173in" svg:height="0.0449in" svg:x="0.0878in" svg:y="0.0902in" svg:viewBox="0 0 45 115" svg:d="M45 41c0-26-10-41-24-41-13 0-21 10-21 21 0 10 8 20 21 20 4 0 9-2 13-5 1-1 1-1 2-1 0 2 0 0 0 6 0 28-13 51-25 63-4 5-4 6-4 7 0 2 1 4 3 4 4 0 35-29 35-74z"><text:p/></draw:path><draw:path draw:style-name="gr3" draw:text-style-name="P6" svg:width="0.0559in" svg:height="0.1063in" svg:x="0.1492in" svg:y="0in" svg:viewBox="0 0 143 271" svg:d="M75 4c-2-1 0-4-6-4-9 0-36 3-47 4-2 0-7 0-7 8 0 4 4 4 9 4 19 0 20 3 20 7 0 2-3 15-6 24-11 42-20 83-31 125-5 19-7 25-7 39 0 36 21 60 49 60 46 0 94-57 94-113 0-34-21-61-52-61-17 0-34 12-45 23 10-39 19-77 29-116zM38 149c3-8 3-9 6-13 19-25 36-31 46-31 14 0 24 12 24 36 0 23-12 67-19 82-13 26-30 39-46 39-13 0-25-10-25-38 0-8 0-15 6-39 3-12 5-24 8-36z"><text:p/></draw:path><draw:path draw:style-name="gr3" draw:text-style-name="P6" svg:width="0.0756in" svg:height="0.0874in" svg:x="0.2622in" svg:y="0.0232in" svg:viewBox="0 0 193 223" svg:d="M180 120c7 0 13 0 13-8s-6-8-13-8c-55 0-109 0-164 0 5-51 49-89 104-89 20 0 41 0 60 0 7 0 13 0 13-7 0-8-6-8-13-8-21 0-40 0-61 0-66 0-119 50-119 112 0 61 53 111 119 111 21 0 40 0 61 0 7 0 13 0 13-8s-6-8-13-8c-19 0-40 0-60 0-55 0-99-36-104-87 55 0 109 0 164 0z"><text:p/></draw:path><draw:path draw:style-name="gr3" draw:text-style-name="P6" svg:width="0.1039in" svg:height="0.1031in" svg:x="0.3961in" svg:y="0.002in" svg:viewBox="0 0 265 263" svg:d="M97 143c4 0 10 0 14 0 19 29 39 60 57 89 5 6 13 21 18 27 3 4 4 4 13 4 18 0 35 0 53 0 7 0 13 0 13-6 0-4-2-6-6-7-14-3-34-28-42-41-4-4-22-29-49-71 35-5 68-21 68-66 0-53-57-72-102-72-41 0-81 0-122 0-7 0-12 0-12 8 0 6 7 6 10 6 22 0 24 2 24 22 0 64 0 128 0 192 0 20-2 22-24 22-3 0-10 0-10 7 0 6 5 6 12 6 35 0 72 0 107 0 6 0 12 0 12-6 0-7-7-7-11-7-22 0-23-3-23-22 0-28 0-57 0-85zM172 124c10-14 12-34 12-52s-3-38-16-54c17 4 55 15 55 54 0 26-12 44-51 52zM97 35c0-9 0-21 24-21 33 0 48 13 48 58 0 50-11 57-72 57 0-31 0-62 0-94zM44 250c3-7 3-18 3-21 0-65 0-129 0-194 0-4 0-14-3-21 14 0 30 0 44 0-4 6-4 13-4 19 0 66 0 130 0 196 0 3 0 14 3 21-14 0-29 0-43 0zM126 143c4 0 5 0 8 0 6 0 14-2 20-3 5 10 47 78 79 110-12 0-25 0-37 0-23-36-46-71-70-107z"><text:p/></draw:path></draw:g></text:span><text:span text:style-name="T25"><text:s/>כך ש־</text:span><text:span text:style-name="T25"><draw:g text:anchor-type="as-char" svg:y="-0.1339in" draw:z-index="134" draw:name="Shape149" draw:style-name="gr1"><svg:title>TexMaths</svg:title><svg:desc>11§display§a^2 + b^2 = x^2 + y^2§svg§600§FALSE§</svg:desc><draw:path draw:style-name="gr2" draw:text-style-name="P5" svg:width="1.1295in" svg:height="0.148in" svg:x="0.0024in" svg:y="0.0075in" svg:viewBox="0 0 2870 377" svg:d="M0 0c957 0 1913 0 2870 0 0 125 0 251 0 377-957 0-1913 0-2870 0 0-126 0-252 0-377z"><text:p/></draw:path><draw:path draw:style-name="gr3" draw:text-style-name="P6" svg:width="0.0693in" svg:height="0.0685in" svg:x="0.0004in" svg:y="0.0665in" svg:viewBox="0 0 177 175" svg:d="M129 24c-7-14-18-24-36-24-45 0-93 57-93 113 0 36 21 62 52 62 7 0 26-2 49-29 3 15 18 29 35 29 15 0 23-9 29-21 7-15 12-38 12-39 0-4-3-4-4-4-5 0-5 2-6 8-6 24-13 47-30 47-9 0-11-10-11-18 0-9 0-11 5-28 4-17 5-20 9-35 4-18 10-37 14-54 2-10 2-11 2-13 0-7-4-10-11-10-10 0-15 8-16 16zM103 124c-2 8-2 8-7 14-17 22-33 28-44 28-19 0-25-21-25-36 0-19 13-67 21-85 12-22 30-36 45-36 26 0 31 31 31 34 0 2-1 4-1 5-6 26-13 51-20 76z"><text:p/></draw:path><draw:path draw:style-name="gr3" draw:text-style-name="P6" svg:width="0.0469in" svg:height="0.0701in" svg:x="0.0815in" svg:y="0in" svg:viewBox="0 0 120 179" svg:d="M120 130c-3 0-7 0-10 0 0 6-3 21-7 25-2 1-23 1-26 1-17 0-33 0-50 0 28-25 38-32 54-45 20-17 39-33 39-58 0-33-29-53-64-53-33 0-56 23-56 48 0 15 12 16 14 16 7 0 15-5 15-15 0-5-2-14-16-14 8-20 27-25 40-25 26 0 40 21 40 43 0 23-16 41-25 51-22 21-43 43-65 65-3 2-3 2-3 10 37 0 74 0 111 0 3-17 6-33 9-49z"><text:p/></draw:path><draw:path draw:style-name="gr3" draw:text-style-name="P6" svg:width="0.1008in" svg:height="0.1004in" svg:x="0.1854in" svg:y="0.0457in" svg:viewBox="0 0 257 256" svg:d="M136 136c37 0 72 0 108 0 6 0 13 0 13-8 0-7-7-7-13-7-36 0-71 0-108 0 0-36 0-72 0-108 0-5 0-13-7-13-8 0-8 8-8 13 0 36 0 72 0 108-36 0-72 0-108 0-5 0-13 0-13 7 0 8 8 8 13 8 36 0 72 0 108 0 0 36 0 73 0 108 0 5 0 12 8 12 7 0 7-7 7-12 0-35 0-72 0-108z"><text:p/></draw:path><draw:path draw:style-name="gr3" draw:text-style-name="P6" svg:width="0.0555in" svg:height="0.1063in" svg:x="0.3362in" svg:y="0.0283in" svg:viewBox="0 0 142 271" svg:d="M75 4c-2-1 0-4-6-4-9 0-37 3-47 4-3 0-8 1-8 8 0 4 5 4 10 4 19 0 19 4 19 7s-3 17-5 24c-11 42-20 84-31 125-5 20-7 27-7 39 0 36 21 60 49 60 46 0 93-57 93-112 0-35-20-61-51-61-17 0-34 11-45 23 10-40 19-78 29-117zM38 150c3-8 3-8 6-13 19-25 36-31 46-31 14 0 24 11 24 37 0 22-13 66-19 80-13 26-31 39-46 39-13 0-26-10-26-38 0-8 0-15 7-38 3-13 5-25 8-36z"><text:p/></draw:path><draw:path draw:style-name="gr3" draw:text-style-name="P6" svg:width="0.0469in" svg:height="0.0701in" svg:x="0.4012in" svg:y="0in" svg:viewBox="0 0 120 179" svg:d="M120 130c-3 0-7 0-10 0-1 6-3 21-7 25-2 1-23 1-27 1-17 0-33 0-50 0 29-25 39-32 54-45 21-17 40-33 40-58 0-33-30-53-64-53-33 0-56 23-56 48 0 15 11 16 14 16 7 0 15-5 15-15 0-5-3-14-17-14 9-20 28-25 40-25 27 0 41 21 41 43 0 23-17 41-25 51-22 21-44 43-66 65-2 2-2 2-2 10 37 0 74 0 111 0 3-17 6-33 9-49z"><text:p/></draw:path><draw:path draw:style-name="gr3" draw:text-style-name="P6" svg:width="0.1008in" svg:height="0.035in" svg:x="0.513in" svg:y="0.078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752in" svg:height="0.0685in" svg:x="0.6689in" svg:y="0.0665in" svg:viewBox="0 0 192 175" svg:d="M119 54c2-10 11-45 37-45 2 0 12 0 20 4-11 2-19 12-19 21 0 7 5 13 15 13 8 0 20-6 20-22 0-20-22-25-35-25-23 0-36 21-40 30-10-27-31-30-42-30-41 0-63 49-63 59 0 4 4 4 6 4s3 0 4-4c13-41 38-50 52-50 7 0 21 3 21 25 0 12-7 38-21 92-6 23-20 40-37 40-2 0-11 0-19-5 9-2 18-10 18-20 0-11-9-15-14-15-12 0-22 11-22 23 0 18 20 26 37 26 26 0 39-28 40-30 5 14 19 30 42 30 40 0 62-50 62-60 0-4-4-4-5-4-3 0-4 2-4 4-14 42-40 51-52 51-16 0-21-12-21-25 0-9 2-17 7-35 4-17 8-35 13-52z"><text:p/></draw:path><draw:path draw:style-name="gr3" draw:text-style-name="P6" svg:width="0.0465in" svg:height="0.0701in" svg:x="0.7587in" svg:y="0in" svg:viewBox="0 0 119 179" svg:d="M119 130c-4 0-6 0-9 0-1 6-3 21-8 25-1 1-22 1-26 1-17 0-33 0-50 0 29-25 38-32 54-45 20-17 39-33 39-58 0-33-29-53-63-53s-56 23-56 48c0 15 11 16 14 16 6 0 15-5 15-15 0-5-3-14-17-14 9-20 26-25 40-25 27 0 40 21 40 43 0 23-16 41-25 51-22 21-43 43-65 65-2 2-2 2-2 10 37 0 74 0 111 0 2-17 6-33 8-49z"><text:p/></draw:path><draw:path draw:style-name="gr3" draw:text-style-name="P6" svg:width="0.1008in" svg:height="0.1004in" svg:x="0.8622in" svg:y="0.0457in" svg:viewBox="0 0 257 256" svg:d="M136 136c37 0 72 0 108 0 6 0 13 0 13-8 0-7-7-7-13-7-36 0-71 0-108 0 0-36 0-72 0-108 0-5 0-13-7-13-8 0-8 8-8 13 0 36 0 72 0 108-36 0-72 0-108 0-5 0-13 0-13 7 0 8 8 8 13 8 36 0 72 0 108 0 0 36 0 73 0 108 0 5 0 12 8 12 7 0 7-7 7-12 0-35 0-72 0-108z"><text:p/></draw:path><draw:path draw:style-name="gr3" draw:text-style-name="P6" svg:width="0.0697in" svg:height="0.0972in" svg:x="1.0102in" svg:y="0.0665in" svg:viewBox="0 0 178 248" svg:d="M177 23c1-5 1-5 1-9 0-6-5-10-11-10-4 0-10 3-13 8-1 2-4 14-6 21-3 10-5 21-7 31-6 23-12 46-18 69-2 6-19 33-44 33-20 0-24-17-24-31 0-18 7-42 20-76 6-15 7-19 7-27 0-18-12-32-30-32-38 0-52 56-52 59 0 4 3 2 4 4 5 0 5 0 7-7 11-36 26-47 38-47 4 0 10 0 10 12 0 10-3 20-6 26-16 42-22 64-22 81 0 34 24 47 47 47 14 0 28-7 39-18-5 20-10 39-26 58-10 13-24 24-42 24-5 0-23-1-29-15 6 0 11 0 16-6 5-3 8-7 8-14 0-12-10-13-14-13-9 0-21 5-21 23 0 20 16 34 40 34 40 0 80-35 91-78 12-49 25-99 37-147z"><text:p/></draw:path><draw:path draw:style-name="gr3" draw:text-style-name="P6" svg:width="0.0469in" svg:height="0.0701in" svg:x="1.0925in" svg:y="0in" svg:viewBox="0 0 120 179" svg:d="M120 130c-3 0-6 0-9 0-1 6-4 21-8 25-2 1-23 1-26 1-17 0-33 0-50 0 28-25 38-32 54-45 20-17 39-33 39-58 0-33-29-53-64-53-33 0-56 23-56 48 0 15 12 16 14 16 7 0 15-5 15-15 0-5-2-14-16-14 8-20 27-25 40-25 26 0 40 21 40 43 0 23-16 41-25 51-22 21-43 43-65 65-3 2-3 2-3 10 37 0 75 0 112 0 2-17 6-33 8-49z"><text:p/></draw:path></draw:g></text:span><text:span text:style-name="T25">. תנאי הקיום </text:span><text:span text:style-name="T25"><draw:g text:anchor-type="as-char" svg:y="-0.1134in" draw:z-index="135" draw:name="Shape150" draw:style-name="gr1"><svg:title>TexMaths</svg:title><svg:desc>11§display§\la a, b \ra \in \fc§svg§600§FALSE§</svg:desc><draw:path draw:style-name="gr2" draw:text-style-name="P5" svg:width="0.628in" svg:height="0.1358in" svg:x="0.0004in" svg:y="0.0071in" svg:viewBox="0 0 1596 346" svg:d="M798 346c-266 0-532 0-798 0 0-116 0-230 0-346 532 0 1065 0 1596 0 0 116 0 230 0 346-266 0-532 0-798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6" svg:width="0.0693in" svg:height="0.0685in" svg:x="0.0583in" svg:y="0.0453in" svg:viewBox="0 0 177 175" svg:d="M129 25c-7-14-19-25-35-25-47 0-94 57-94 113 0 37 21 62 52 62 7 0 26-1 49-29 4 16 17 29 36 29 14 0 23-9 28-21 7-14 12-37 12-38 0-4-3-4-4-4-5 0-5 1-6 7-6 25-14 47-29 47-11 0-12-10-12-17 0-9 1-11 5-29 4-17 6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173in" svg:height="0.0453in" svg:x="0.1457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555in" svg:height="0.1063in" svg:x="0.2071in" svg:y="0.0071in" svg:viewBox="0 0 142 271" svg:d="M75 4c0-1 0-4-6-4-8 0-37 3-47 3-3 1-8 1-8 8 0 6 5 6 10 6 19 0 19 2 19 6 0 2-3 16-4 23-11 42-21 84-32 127-5 19-7 25-7 37 0 37 21 61 50 61 45 0 92-57 92-112 0-36-20-62-51-62-18 0-34 11-45 23 10-39 19-77 29-116zM39 150c2-8 2-9 5-13 19-26 36-31 46-31 15 0 25 11 25 36 0 23-14 66-20 80-12 27-31 40-45 40s-27-10-27-38c0-8 0-15 7-39 3-12 5-24 9-35z"><text:p/></draw:path><draw:path draw:style-name="gr3" draw:text-style-name="P6" svg:width="0.0335in" svg:height="0.1512in" svg:x="0.274in" svg:y="0in" svg:viewBox="0 0 86 385" svg:d="M84 199c2-4 2-5 2-6 0-3 0-1-2-6-22-59-45-119-67-178-3-7-5-9-9-9-5 0-8 3-8 8 0 1 0 2 1 6 23 60 46 119 69 179-23 58-46 117-69 177-1 4-1 5-1 8 0 4 3 7 8 7 4 0 6-4 7-7 24-60 46-119 69-179z"><text:p/></draw:path><draw:path draw:style-name="gr3" draw:text-style-name="P6" svg:width="0.0756in" svg:height="0.087in" svg:x="0.3791in" svg:y="0.0307in" svg:viewBox="0 0 193 222" svg:d="M179 120c7 0 14-1 14-9 0-9-7-8-14-8-55 0-109 0-164 0 5-50 50-88 104-88 20 0 41 0 60 0 7 0 14 0 14-7 0-8-7-8-14-8-20 0-40 0-61 0-66 0-118 48-118 111 0 62 52 111 118 111 21 0 41 0 61 0 7 0 14 0 14-7s-7-7-14-7c-19 0-40 0-60 0-54 0-99-37-104-88 55 0 109 0 164 0z"><text:p/></draw:path><draw:path draw:style-name="gr3" draw:text-style-name="P6" svg:width="0.1236in" svg:height="0.1079in" svg:x="0.5126in" svg:y="0.0098in" svg:viewBox="0 0 315 275" svg:d="M315 16c0-18-30-16-42-16-48 0-98 0-146 0-19 0-53 12-60 32 1 3 1 3 3 3 9 0 21-6 27-13 12 0 23 0 35 0 8 0 17 0 24 0-1 2-1 5-2 7-14 70-37 131-55 168-2 6-23 53-29 57-16 0-29-9-36-23-1-2-1-4-3-4-9 0-31 12-31 18 0 1 1 2 1 2 7 18 24 28 43 28 20 0 43-14 55-28 13-13 39-76 49-99 25 0 49 0 74 0-1 0-1 0-1 1s2 2 5 2c7 0 29-11 29-23 0-2-2-2-6-2-31 0-63 0-94 0 11-35 23-69 31-104 17 0 34 0 51 0 10 0 37-2 44 7 1 2 0 5 1 7 0 2 1 2 2 2 10 0 31-13 31-22z"><text:p/></draw:path></draw:g></text:span><text:span text:style-name="T25"><text:s/>מתקיים אמ"מ </text:span><text:span text:style-name="T25"><draw:g text:anchor-type="as-char" svg:y="-0.1047in" draw:z-index="147" draw:name="Shape151" draw:style-name="gr1"><svg:title>TexMaths</svg:title><svg:desc>11§display§a = 0, b \in \R, b &gt; 0§svg§600§FALSE§</svg:desc><draw:path draw:style-name="gr2" draw:text-style-name="P5" svg:width="1.1772in" svg:height="0.1185in" svg:x="0.0024in" svg:y="0.0079in" svg:viewBox="0 0 2991 302" svg:d="M1497 302c-500 0-998 0-1497 0 0-100 0-202 0-302 997 0 1994 0 2991 0 0 100 0 202 0 302-498 0-996 0-1494 0z"><text:p/></draw:path><draw:path draw:style-name="gr3" draw:text-style-name="P6" svg:width="0.0693in" svg:height="0.0685in" svg:x="0.0004in" svg:y="0.0382in" svg:viewBox="0 0 177 175" svg:d="M129 25c-7-14-18-25-36-25-45 0-93 57-93 114 0 36 22 61 52 61 7 0 27-1 50-28 2 16 17 28 35 28 14 0 22-8 29-21 7-14 11-37 11-38 0-4-3-4-4-4-5 0-5 2-6 7-6 25-13 48-30 48-9 0-11-10-11-18s0-11 5-29c4-15 5-20 9-34 4-19 10-36 14-54 2-11 2-12 2-13 0-7-4-11-11-11-9 0-15 9-16 17zM103 126c-1 6-1 7-7 14-17 21-32 27-43 27-20 0-26-21-26-37 0-19 13-66 22-84 11-23 29-37 44-37 26 0 31 32 31 34s-1 4-1 7c-6 25-13 50-20 76z"><text:p/></draw:path><draw:path draw:style-name="gr3" draw:text-style-name="P6" svg:width="0.1008in" svg:height="0.035in" svg:x="0.1256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8in" svg:height="0.1039in" svg:x="0.2835in" svg:y="0.0047in" svg:viewBox="0 0 163 265" svg:d="M163 133c0-30-2-61-16-90-17-36-49-43-66-43-23 0-51 10-67 46-12 27-14 57-14 87 0 29 1 63 18 93 16 31 45 39 63 39 21 0 50-8 67-46 13-26 15-55 15-86zM81 256c-15 0-38-10-45-46-4-24-4-58-4-81 0-24 0-51 3-71 8-46 36-49 46-49 12 0 39 6 45 45 5 21 5 51 5 75 0 29 0 55-5 78-5 38-27 49-45 49z"><text:p/></draw:path><draw:path draw:style-name="gr3" draw:text-style-name="P6" svg:width="0.0173in" svg:height="0.0453in" svg:x="0.3669in" svg:y="0.0902in" svg:viewBox="0 0 45 116" svg:d="M45 41c0-26-10-41-24-41-13 0-21 10-21 21 0 10 8 20 21 20 4 0 10-1 13-5 1-1 1-1 2-1 0 2 1 0 1 6 0 28-14 52-26 64-4 4-4 5-4 6 0 3 2 5 3 5 4 0 35-30 35-75z"><text:p/></draw:path><draw:path draw:style-name="gr3" draw:text-style-name="P6" svg:width="0.0555in" svg:height="0.1063in" svg:x="0.4287in" svg:y="0in" svg:viewBox="0 0 142 271" svg:d="M74 4c-3-1 0-4-6-4-9 0-36 3-46 4-3 0-8 0-8 8 0 5 4 5 9 5 19 0 20 2 20 6 0 2-3 16-6 24-11 42-21 84-32 126-4 18-5 24-5 38 0 36 20 60 48 60 47 0 94-57 94-112 0-34-21-62-52-62-17 0-33 12-45 23 10-38 19-77 29-116zM37 150c3-8 3-9 6-13 19-26 36-31 46-31 14 0 25 12 25 36 0 23-13 66-19 81-14 26-31 39-47 39-13 0-25-9-25-38 0-8 0-14 6-38 3-12 5-24 8-36z"><text:p/></draw:path><draw:path draw:style-name="gr3" draw:text-style-name="P6" svg:width="0.0752in" svg:height="0.0874in" svg:x="0.5417in" svg:y="0.0232in" svg:viewBox="0 0 192 223" svg:d="M179 120c7 0 13 0 13-8 0-7-6-7-13-7-55 0-109 0-164 0 5-52 50-90 104-90 20 0 40 0 60 0 7 0 13 0 13-7 0-8-6-8-13-8-21 0-40 0-61 0-66 0-118 51-118 112 0 62 52 111 118 111 21 0 40 0 61 0 7 0 13 0 13-8s-6-8-13-8c-20 0-40 0-60 0-54 0-99-35-104-87 55 0 109 0 164 0z"><text:p/></draw:path><draw:path draw:style-name="gr3" draw:text-style-name="P6" svg:width="0.1039in" svg:height="0.1035in" svg:x="0.6744in" svg:y="0.002in" svg:viewBox="0 0 265 264" svg:d="M97 143c4 0 10 0 14 0 20 30 39 60 58 90 4 5 14 21 17 26s4 5 13 5c18 0 36 0 54 0 7 0 12 0 12-7 0-3-2-6-5-7-15-3-33-28-43-40-3-5-22-29-48-71 34-6 67-21 67-66 0-54-56-73-102-73-41 0-80 0-121 0-8 0-13 0-13 8 0 6 7 6 10 6 22 0 24 3 24 22 0 64 0 128 0 192 0 20-2 22-24 22-3 0-10 0-10 7s5 7 13 7c35 0 71 0 106 0 6 0 13 0 13-7s-7-7-11-7c-22 0-24-3-24-22 0-28 0-56 0-85zM172 125c11-15 12-35 12-52 0-19-3-39-15-55 16 4 54 15 54 55 0 25-12 44-51 52zM97 35c0-9 0-21 24-21 33 0 49 14 49 59 0 49-12 57-73 57 0-32 0-64 0-95zM45 250c2-6 2-17 2-21 0-64 0-129 0-194 0-4 0-14-2-21 14 0 30 0 44 0-5 6-5 14-5 19 0 65 0 131 0 196 0 4 0 15 3 21-14 0-28 0-42 0zM126 143c4 0 5 0 8 0 6 0 14-1 20-2 7 10 48 77 80 109-12 0-25 0-37 0-23-35-47-71-71-107z"><text:p/></draw:path><draw:path draw:style-name="gr3" draw:text-style-name="P6" svg:width="0.0173in" svg:height="0.0453in" svg:x="0.7949in" svg:y="0.0902in" svg:viewBox="0 0 45 116" svg:d="M45 41c0-26-10-41-24-41-13 0-21 10-21 21 0 10 8 20 21 20 4 0 10-1 13-5 1-1 1-1 2-1 0 2 0 0 0 6 0 28-13 52-25 64-4 4-4 5-4 6 0 3 1 5 3 5 4 0 35-30 35-75z"><text:p/></draw:path><draw:path draw:style-name="gr3" draw:text-style-name="P6" svg:width="0.0555in" svg:height="0.1063in" svg:x="0.8567in" svg:y="0in" svg:viewBox="0 0 142 271" svg:d="M74 4c-3-1 0-4-6-4-9 0-36 3-46 4-3 0-8 0-8 8 0 5 4 5 9 5 19 0 20 2 20 6 0 2-3 16-6 24-11 42-21 84-32 126-4 18-5 24-5 38 0 36 20 60 48 60 47 0 94-57 94-112 0-34-21-62-52-62-17 0-33 12-45 23 10-38 19-77 29-116zM37 150c3-8 3-9 6-13 19-26 36-31 46-31 14 0 25 12 25 36 0 23-13 66-19 81-14 26-31 39-47 39-13 0-25-9-25-38 0-8 0-14 6-38 3-12 5-24 8-36z"><text:p/></draw:path><draw:path draw:style-name="gr3" draw:text-style-name="P6" svg:width="0.0921in" svg:height="0.0874in" svg:x="0.9697in" svg:y="0.0232in" svg:viewBox="0 0 235 223" svg:d="M228 120c4-1 7-3 7-8s-3-6-7-8c-72-35-142-68-214-101-5-3-5-3-6-3-5 0-8 3-8 8 0 3 1 5 7 9 68 32 135 64 203 95-68 32-135 64-203 95-6 3-7 5-7 8 0 4 3 8 8 8 1 0 1 0 6-2 72-34 142-68 214-101z"><text:p/></draw:path><draw:path draw:style-name="gr3" draw:text-style-name="P6" svg:width="0.0638in" svg:height="0.1039in" svg:x="1.1236in" svg:y="0.0047in" svg:viewBox="0 0 163 265" svg:d="M163 133c0-30-2-61-16-90-17-36-49-43-66-43-23 0-51 10-67 46-12 27-14 57-14 87 0 29 1 63 18 93 16 31 44 39 63 39 21 0 50-8 67-46 13-26 15-55 15-86zM81 256c-15 0-38-10-45-46-4-24-4-58-4-81 0-24 0-51 3-71 8-46 36-49 46-49 12 0 38 6 45 45 5 21 5 51 5 75 0 29 0 55-5 78-6 38-28 49-45 49z"><text:p/></draw:path></draw:g></text:span><text:span text:style-name="T25"><text:s/>מתוך עקרון ההפרדה. לכן, צ.ל. </text:span><text:span text:style-name="T25"><draw:g text:anchor-type="as-char" svg:y="-0.1339in" draw:z-index="136" draw:name="Shape152" draw:style-name="gr1"><svg:title>TexMaths</svg:title><svg:desc>11§display§0^2 + b^2 = x^2 + y^2§svg§600§FALSE§</svg:desc><draw:path draw:style-name="gr2" draw:text-style-name="P5" svg:width="1.1264in" svg:height="0.1484in" svg:x="0.0016in" svg:y="0.0075in" svg:viewBox="0 0 2862 378" svg:d="M1431 378c-477 0-954 0-1431 0 0-127 0-252 0-378 954 0 1908 0 2862 0 0 126 0 251 0 378-477 0-954 0-1431 0z"><text:p/></draw:path><draw:path draw:style-name="gr3" draw:text-style-name="P6" svg:width="0.0638in" svg:height="0.1043in" svg:x="0in" svg:y="0.0319in" svg:viewBox="0 0 163 266" svg:d="M163 134c0-31-2-62-16-90-17-37-49-44-66-44-23 0-51 11-67 46-12 26-14 57-14 88 0 28 1 64 18 92 16 32 44 40 63 40 21 0 50-9 68-45 12-27 14-57 14-87zM81 257c-15 0-38-10-45-46-4-24-4-60-4-81 0-26 0-51 3-72 8-46 37-49 46-49 13 0 38 6 46 45 4 22 4 50 4 76 0 28 0 54-4 79-6 36-28 48-46 48z"><text:p/></draw:path><draw:path draw:style-name="gr3" draw:text-style-name="P6" svg:width="0.0469in" svg:height="0.0701in" svg:x="0.0768in" svg:y="0in" svg:viewBox="0 0 120 179" svg:d="M120 130c-3 0-6 0-9 0-1 6-3 21-8 25-2 1-23 1-26 1-16 0-33 0-49 0 28-25 37-32 53-45 20-16 39-33 39-58 0-33-29-53-63-53s-57 24-57 48c0 15 12 16 14 16 7 0 15-5 15-15 0-5-1-14-16-14 9-20 27-25 40-25 26 0 41 21 41 43 0 23-17 41-26 51-22 22-43 43-65 65-3 2-3 2-3 10 37 0 75 0 112 0 2-17 6-33 8-49z"><text:p/></draw:path><draw:path draw:style-name="gr3" draw:text-style-name="P6" svg:width="0.1008in" svg:height="0.1004in" svg:x="0.1807in" svg:y="0.0457in" svg:viewBox="0 0 257 256" svg:d="M136 135c37 0 72 0 108 0 6 0 13 0 13-8 0-7-7-7-13-7-36 0-71 0-108 0 0-37 0-72 0-108 0-5 0-12-7-12-8 0-8 7-8 12 0 36 0 71 0 108-36 0-71 0-108 0-5 0-13 0-13 7 0 8 8 8 13 8 37 0 72 0 108 0 0 36 0 71 0 108 0 5 0 13 8 13 7 0 7-8 7-13 0-37 0-72 0-108z"><text:p/></draw:path><draw:path draw:style-name="gr3" draw:text-style-name="P6" svg:width="0.0559in" svg:height="0.1063in" svg:x="0.3315in" svg:y="0.0283in" svg:viewBox="0 0 143 271" svg:d="M75 3c-2-1 0-3-6-3-8 0-36 2-47 3-2 0-7 1-7 8 0 4 4 4 9 4 19 0 20 4 20 7s-3 16-5 24c-11 42-21 84-32 125-5 20-7 25-7 40 0 36 21 60 50 60 46 0 93-57 93-113 0-35-21-61-52-61-17 0-34 11-45 23 10-39 19-78 29-117zM39 149c2-8 2-8 5-13 19-25 36-31 46-31 15 0 24 11 24 37 0 22-12 67-18 81-13 25-31 39-46 39-14 0-26-10-26-38 0-8 0-15 6-40 3-12 5-23 9-35z"><text:p/></draw:path><draw:path draw:style-name="gr3" draw:text-style-name="P6" svg:width="0.0469in" svg:height="0.0701in" svg:x="0.3965in" svg:y="0in" svg:viewBox="0 0 120 179" svg:d="M120 130c-3 0-6 0-9 0-1 6-4 21-8 25-2 1-23 1-26 1-16 0-33 0-49 0 27-25 37-32 53-45 20-16 39-33 39-58 0-33-29-53-64-53-33 0-56 24-56 48 0 15 12 16 14 16 7 0 15-5 15-15 0-5-1-14-16-14 8-20 27-25 40-25 26 0 41 21 41 43 0 23-17 41-26 51-22 22-43 43-65 65-3 2-3 2-3 10 37 0 75 0 112 0 2-17 6-33 8-49z"><text:p/></draw:path><draw:path draw:style-name="gr3" draw:text-style-name="P6" svg:width="0.1004in" svg:height="0.035in" svg:x="0.5091in" svg:y="0.0783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756in" svg:height="0.0685in" svg:x="0.6654in" svg:y="0.0665in" svg:viewBox="0 0 193 175" svg:d="M118 54c2-10 11-45 38-45 2 0 11 0 20 4-11 2-19 12-19 21 0 7 5 13 15 13 8 0 21-6 21-22 0-20-24-25-37-25-22 0-35 21-40 30-9-27-30-30-42-30-40 0-62 49-62 59 0 4 3 4 5 4 3 0 4 0 5-4 13-41 39-50 52-50 6 0 21 3 21 25 0 12-7 38-21 92-7 23-20 40-38 40-2 0-11 0-18-5 10-2 17-11 17-20 0-11-7-15-14-15-11 0-21 10-21 23 0 18 20 26 36 26 26 0 40-28 41-30 4 14 19 30 42 30 39 0 61-50 61-60 0-4-3-4-4-4-3 0-4 2-5 4-13 42-39 51-51 51-15 0-22-12-22-25 0-9 2-17 7-35 4-17 8-35 13-52z"><text:p/></draw:path><draw:path draw:style-name="gr3" draw:text-style-name="P6" svg:width="0.0469in" svg:height="0.0701in" svg:x="0.7547in" svg:y="0in" svg:viewBox="0 0 120 179" svg:d="M120 130c-3 0-7 0-10 0 0 6-3 21-7 25-2 1-23 1-26 1-16 0-34 0-51 0 29-25 39-32 55-45 20-16 39-33 39-58 0-33-29-53-64-53-33 0-56 24-56 48 0 15 12 16 14 16 7 0 15-5 15-15 0-5-3-14-16-14 8-20 27-25 40-25 26 0 41 21 41 43 0 23-17 41-26 51-22 22-43 43-65 65-3 2-3 2-3 10 37 0 74 0 111 0 3-17 6-33 9-49z"><text:p/></draw:path><draw:path draw:style-name="gr3" draw:text-style-name="P6" svg:width="0.1008in" svg:height="0.1004in" svg:x="0.8587in" svg:y="0.0457in" svg:viewBox="0 0 257 256" svg:d="M136 135c37 0 72 0 108 0 6 0 13 0 13-8 0-7-7-7-13-7-36 0-71 0-108 0 0-37 0-72 0-108 0-5 0-12-7-12-8 0-8 7-8 12 0 36 0 71 0 108-36 0-71 0-108 0-5 0-13 0-13 7 0 8 8 8 13 8 37 0 72 0 108 0 0 36 0 71 0 108 0 5 0 13 8 13 7 0 7-8 7-13 0-37 0-72 0-108z"><text:p/></draw:path><draw:path draw:style-name="gr3" draw:text-style-name="P6" svg:width="0.0697in" svg:height="0.0976in" svg:x="1.0067in" svg:y="0.0665in" svg:viewBox="0 0 178 249" svg:d="M176 23c2-5 2-5 2-9 0-6-5-10-11-10-4 0-10 3-14 8 0 2-3 14-6 21-2 10-4 21-7 31-6 23-11 46-17 69-2 6-18 33-44 33-20 0-24-17-24-31 0-18 7-42 20-76 6-15 8-19 8-27 0-18-13-32-32-32-37 0-51 56-51 59 0 4 3 4 4 4 5 0 5 0 7-7 10-36 25-47 39-47 3 0 9 0 9 12 0 10-4 20-6 26-16 42-22 64-22 81 0 34 24 47 47 47 14 0 28-7 39-18-6 20-10 38-26 59-10 13-24 24-41 24-6 0-24-1-30-16 5 0 11 0 16-4 4-4 8-9 8-16 0-12-11-13-14-13-9 0-22 5-22 24 0 20 17 34 42 34 39 0 79-35 90-79 12-49 24-98 36-147z"><text:p/></draw:path><draw:path draw:style-name="gr3" draw:text-style-name="P6" svg:width="0.0469in" svg:height="0.0701in" svg:x="1.089in" svg:y="0in" svg:viewBox="0 0 120 179" svg:d="M120 130c-3 0-7 0-10 0 0 6-3 21-7 25-2 1-23 1-26 1-16 0-34 0-51 0 29-25 39-32 55-45 20-16 39-33 39-58 0-33-29-53-64-53-33 0-56 24-56 48 0 15 12 16 14 16 7 0 15-5 15-15 0-5-3-14-16-14 8-20 27-25 40-25 26 0 41 21 41 43 0 23-17 41-26 51-22 22-43 43-65 65-3 2-3 2-3 10 37 0 74 0 111 0 3-17 6-33 9-49z"><text:p/></draw:path></draw:g></text:span><text:span text:style-name="T25">. נבחר </text:span><text:span text:style-name="T25"><draw:g text:anchor-type="as-char" svg:y="-0.148in" draw:z-index="137" draw:name="Shape153" draw:style-name="gr1"><svg:title>TexMaths</svg:title><svg:desc>11§display§b = \sqrt{x^2 + y^2}§svg§600§FALSE§</svg:desc><draw:path draw:style-name="gr2" draw:text-style-name="P5" svg:width="0.8933in" svg:height="0.1661in" svg:x="0.0008in" svg:y="0.0071in" svg:viewBox="0 0 2270 423" svg:d="M1136 423c-379 0-758 0-1136 0 0-141 0-282 0-423 757 0 1514 0 2270 0 0 141 0 282 0 423-378 0-756 0-1134 0z"><text:p/></draw:path><draw:path draw:style-name="gr3" draw:text-style-name="P6" svg:width="0.0555in" svg:height="0.1063in" svg:x="0.0004in" svg:y="0.0417in" svg:viewBox="0 0 142 271" svg:d="M74 4c0-1 0-4-5-4-8 0-37 3-47 3-3 1-8 1-8 8 0 4 4 4 10 4 18 0 19 4 19 7s-3 17-6 24c-11 42-20 84-31 126-5 20-6 26-6 39 0 36 20 60 48 60 47 0 94-56 94-112 0-36-21-62-52-62-17 0-33 11-45 23 10-39 19-77 29-116zM37 150c3-9 3-9 6-13 20-26 36-31 47-31 13 0 24 11 24 36 0 22-13 67-19 81-14 26-31 39-47 39-13 0-25-10-25-37 0-8 0-16 6-40 3-12 5-24 8-35z"><text:p/></draw:path><draw:path draw:style-name="gr3" draw:text-style-name="P6" svg:width="0.1008in" svg:height="0.035in" svg:x="0.1091in" svg:y="0.091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382in" svg:height="0.1815in" svg:x="0.278in" svg:y="0in" svg:viewBox="0 0 352 462" svg:d="M121 462c12 0 13-1 16-7 71-147 141-293 212-440 3-5 3-6 3-7 0-5-3-8-8-8s-6 3-9 8c-66 137-133 276-199 414-27-64-55-128-82-191-18 13-36 28-54 41 2 2 3 4 5 7 9-7 19-14 28-21 30 68 58 136 88 204z"><text:p/></draw:path><draw:path draw:style-name="gr3" draw:text-style-name="P6" svg:width="0.4886in" svg:height="0.0055in" svg:x="0.4138in" svg:y="0in" svg:viewBox="0 0 1242 15" svg:d="M621 15c-207 0-414 0-621 0 0-5 0-9 0-15 414 0 828 0 1242 0 0 6 0 10 0 15-207 0-414 0-621 0z"><text:p/></draw:path><draw:path draw:style-name="gr3" draw:text-style-name="P6" svg:width="0.0752in" svg:height="0.0685in" svg:x="0.4181in" svg:y="0.0799in" svg:viewBox="0 0 192 175" svg:d="M118 54c2-10 11-45 38-45 2 0 11 0 19 4-11 2-19 12-19 21 0 7 5 14 16 14 8 0 20-7 20-23 0-19-23-25-36-25-22 0-36 21-40 30-10-26-31-30-42-30-40 0-62 50-62 59 0 5 3 5 4 5 4 0 5-1 6-5 12-40 39-50 52-50 6 0 21 3 21 25 0 12-7 39-21 93-7 23-20 39-38 39-2 0-11 0-18-4 8-2 17-11 17-21 0-11-9-14-14-14-11 0-21 11-21 23 0 17 19 25 36 25 26 0 40-27 41-30 4 15 19 30 42 30 39 0 61-50 61-59 0-5-3-5-4-5-3 0-4 2-5 5-13 41-39 50-52 50-15 0-21-12-21-25 0-9 2-17 7-34 4-18 8-35 13-53z"><text:p/></draw:path><draw:path draw:style-name="gr3" draw:text-style-name="P6" svg:width="0.0469in" svg:height="0.0701in" svg:x="0.5067in" svg:y="0.0327in" svg:viewBox="0 0 120 179" svg:d="M120 130c-3 0-7 0-10 0-1 5-3 22-7 24-2 2-23 2-27 2-17 0-33 0-50 0 29-25 39-33 54-45 21-16 40-33 40-58 0-33-29-53-64-53-33 0-56 23-56 48 0 14 11 15 14 15 7 0 15-5 15-15 0-4-3-14-17-14 9-19 28-24 40-24 27 0 42 21 42 43 0 23-18 42-26 52-22 20-44 41-66 63-2 3-2 4-2 11 37 0 74 0 111 0 3-16 6-33 9-49z"><text:p/></draw:path><draw:path draw:style-name="gr3" draw:text-style-name="P6" svg:width="0.1004in" svg:height="0.1in" svg:x="0.6106in" svg:y="0.0587in" svg:viewBox="0 0 256 255" svg:d="M136 135c37 0 72 0 108 0 6 0 12 0 12-7 0-8-6-8-12-8-36 0-71 0-108 0 0-36 0-72 0-108 0-5 0-12-7-12-8 0-8 7-8 12 0 36 0 72 0 108-36 0-73 0-109 0-5 0-12 0-12 8 0 7 7 7 12 7 36 0 73 0 109 0 0 37 0 73 0 109 0 4 0 11 8 11 7 0 7-7 7-11 0-36 0-72 0-109z"><text:p/></draw:path><draw:path draw:style-name="gr3" draw:text-style-name="P6" svg:width="0.0693in" svg:height="0.0976in" svg:x="0.7587in" svg:y="0.0799in" svg:viewBox="0 0 177 249" svg:d="M176 23c1-4 1-5 1-9 0-6-4-10-11-10-3 0-10 3-13 8-1 2-4 14-6 21-2 10-5 21-7 31-6 23-12 46-18 69-1 7-18 33-43 33-20 0-24-16-24-31 0-17 7-41 20-76 5-15 7-19 7-27 0-18-13-32-31-32-37 0-51 56-51 59 0 5 3 5 4 5 4 0 5-1 6-8 11-36 26-47 39-47 4 0 10 0 10 12 0 10-4 20-6 27-16 41-23 63-23 81 0 34 24 46 47 46 15 0 29-7 40-18-6 20-10 39-26 60-10 13-25 24-43 24-5 0-23-1-29-16 6 0 12 0 17-5 4-3 8-8 8-15 0-12-11-13-14-13-9 0-22 5-22 24 0 20 16 33 40 33 40 0 81-34 91-78 12-50 25-98 37-148z"><text:p/></draw:path><draw:path draw:style-name="gr3" draw:text-style-name="P6" svg:width="0.0465in" svg:height="0.0701in" svg:x="0.8409in" svg:y="0.0327in" svg:viewBox="0 0 119 179" svg:d="M119 130c-3 0-6 0-9 0-1 5-3 22-7 24-2 2-23 2-27 2-17 0-33 0-50 0 29-25 38-33 54-45 20-16 39-33 39-58 0-33-29-53-63-53s-56 23-56 48c0 14 11 15 14 15 7 0 15-5 15-15 0-4-3-14-17-14 9-19 28-24 40-24 27 0 42 21 42 43 0 23-18 42-27 52-22 20-43 41-65 63-2 3-2 4-2 11 37 0 74 0 111 0 2-16 6-33 8-49z"><text:p/></draw:path></draw:g></text:span><text:span text:style-name="T25"><text:s/></text:span><text:span text:style-name="T26">(שגדול מ־</text:span><text:span text:style-name="T26"><draw:g text:anchor-type="as-char" svg:y="-0.1043in" draw:z-index="148" draw:name="Shape154" draw:style-name="gr1"><svg:title>TexMaths</svg:title><svg:desc>11§display§0§svg§600§FALSE§</svg:desc><draw:path draw:style-name="gr2" draw:text-style-name="P5" svg:width="0.0539in" svg:height="0.0882in" svg:x="0.0024in" svg:y="0.0071in" svg:viewBox="0 0 138 225" svg:d="M0 0c46 0 92 0 138 0 0 75 0 150 0 225-46 0-92 0-138 0 0-75 0-150 0-225z"><text:p/></draw:path><draw:path draw:style-name="gr3" draw:text-style-name="P6" svg:width="0.0634in" svg:height="0.1039in" svg:x="0.0004in" svg:y="0in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</text:span><text:span text:style-name="T26"> כי </text:span><text:span text:style-name="T26"><draw:g text:anchor-type="as-char" svg:y="-0.0925in" draw:z-index="149" draw:name="Shape155" draw:style-name="gr1"><svg:title>TexMaths</svg:title><svg:desc>11§display§\sqrt§svg§600§FALSE§</svg:desc><draw:path draw:style-name="gr2" draw:text-style-name="P5" svg:width="0.1134in" svg:height="0.1354in" svg:x="0.0004in" svg:y="0.0071in" svg:viewBox="0 0 289 345" svg:d="M0 0c96 0 193 0 289 0 0 115 0 230 0 345-96 0-193 0-289 0 0-115 0-230 0-345z"><text:p/></draw:path><draw:path draw:style-name="gr3" draw:text-style-name="P6" svg:width="0.1177in" svg:height="0.1508in" svg:x="0.0039in" svg:y="0in" svg:viewBox="0 0 300 384" svg:d="M121 344c-23-50-45-100-67-150-3-5-6-5-7-5-2 0-2 0-6 3-12 8-24 18-37 27-4 3-4 5-4 6 0 2 1 4 3 4 3 0 9-5 14-9 2-1 7-5 12-9 25 57 50 112 76 167 3 6 4 6 8 6 6 0 7-2 9-7 59-120 117-242 175-362 3-5 3-6 3-7 0-5-4-8-8-8-3 0-6 2-9 8-54 112-108 223-162 336z"><text:p/></draw:path></draw:g></text:span><text:span text:style-name="T26"><text:s/>היא פונקציה שטווחה </text:span><text:span text:style-name="T26"><draw:g text:anchor-type="as-char" svg:y="-0.1043in" draw:z-index="150" draw:name="Shape156" draw:style-name="gr1"><svg:title>TexMaths</svg:title><svg:desc>11§display§R_{\ge 0}§svg§600§FALSE§</svg:desc><draw:path draw:style-name="gr2" draw:text-style-name="P5" svg:width="0.2496in" svg:height="0.1303in" svg:x="0.0012in" svg:y="0.0071in" svg:viewBox="0 0 635 332" svg:d="M318 332c-106 0-212 0-318 0 0-111 0-221 0-332 211 0 424 0 635 0 0 111 0 221 0 332-106 0-211 0-317 0z"><text:p/></draw:path><draw:path draw:style-name="gr3" draw:text-style-name="P6" svg:width="0.1079in" svg:height="0.1063in" svg:x="0in" svg:y="0in" svg:viewBox="0 0 275 271" svg:d="M129 26c2-8 3-13 11-14 3 0 15 0 23 0 27 0 70 0 70 39 0 13-6 39-21 53-11 11-30 23-66 23-14 0-28 0-43 0 9-34 17-67 26-101zM184 132c39-8 86-35 86-74 0-33-36-58-86-58-37 0-74 0-110 0-8 0-11 0-11 8 0 4 3 4 11 4 4 0 7 0 14 1 7 0 10 1 10 6 0 2 0 3-1 7-18 70-34 138-52 207-3 15-4 19-35 19-7 0-10 0-10 7 0 4 4 4 6 4 9 0 37-1 48-1s37 1 48 1c4 0 8 0 8-8 0-3-3-3-11-3-13 0-24 0-24-8 0-2 0-4 1-7 9-34 16-68 25-102 16 0 31 0 46 0 36 0 42 22 42 35 0 7-3 18-5 28s-7 24-7 32c0 41 47 41 52 41 33 0 46-38 46-44 0-4-3-3-4-4-4 0-5 2-6 6-9 27-25 34-35 34-12 0-15-8-15-23 0-13 3-32 4-44 1-6 1-12 1-18 0-30-25-42-36-46z"><text:p/></draw:path><draw:path draw:style-name="gr3" draw:text-style-name="P6" svg:width="0.0717in" svg:height="0.0921in" svg:x="0.1205in" svg:y="0.0539in" svg:viewBox="0 0 183 235" svg:d="M177 96c5-3 6-5 6-8s-1-6-6-8c-55-26-110-51-165-78-3-2-4-2-5-2-4 0-7 3-7 7s3 5 6 6c51 25 103 50 155 75-51 24-103 49-153 74-6 2-8 3-8 7s2 7 7 7c1 0 2 0 5-2 55-27 110-52 165-78zM172 235c4 0 11 0 11-6 0-7-6-7-11-7-54 0-107 0-161 0-4 0-11 0-11 7 0 6 7 6 11 6 54 0 107 0 161 0z"><text:p/></draw:path><draw:path draw:style-name="gr3" draw:text-style-name="P6" svg:width="0.0488in" svg:height="0.0724in" svg:x="0.2098in" svg:y="0.0543in" svg:viewBox="0 0 125 185" svg:d="M125 93c0-29-3-51-16-70-8-12-25-23-46-23-63 0-63 75-63 93 0 20 0 92 63 92 62 0 62-73 62-92zM63 177c-13 0-29-8-34-30-5-15-5-37-5-57s0-41 5-55c5-22 23-27 34-27 14 0 28 8 33 24 4 15 4 34 4 58 0 20 0 40-3 56-6 25-23 31-34 31z"><text:p/></draw:path></draw:g></text:span><text:span text:style-name="T26">)</text:span><text:span text:style-name="T25">, ולכן </text:span><text:span text:style-name="T26">סה"כ </text:span><text:span text:style-name="T25"><draw:g text:anchor-type="as-char" svg:y="-0.1339in" draw:z-index="138" draw:name="Shape157" draw:style-name="gr1"><svg:title>TexMaths</svg:title><svg:desc>11§display§0 + b^2 = x^2 + y^2 = x^2 + y^2§svg§600§FALSE§</svg:desc><draw:path draw:style-name="gr2" draw:text-style-name="P5" svg:width="1.7496in" svg:height="0.148in" svg:x="0.0024in" svg:y="0.0075in" svg:viewBox="0 0 4445 377" svg:d="M0 0c1482 0 2963 0 4445 0 0 125 0 251 0 377-1482 0-2963 0-4445 0 0-126 0-252 0-377z"><text:p/></draw:path><draw:path draw:style-name="gr3" draw:text-style-name="P6" svg:width="0.0638in" svg:height="0.1039in" svg:x="0.0004in" svg:y="0.0319in" svg:viewBox="0 0 163 265" svg:d="M163 134c0-31-2-62-16-90-18-37-49-44-66-44-23 0-51 10-67 46-13 26-14 57-14 88 0 28 1 64 18 91 16 32 44 40 62 40 21 0 51-9 68-45 13-26 15-56 15-86zM80 256c-14 0-37-10-44-46-4-22-4-59-4-80 0-26 0-51 3-72 7-46 36-49 45-49 13 0 39 6 46 45 4 22 4 50 4 76 0 28 0 54-4 79-6 36-28 47-46 47z"><text:p/></draw:path><draw:path draw:style-name="gr3" draw:text-style-name="P6" svg:width="0.1008in" svg:height="0.1004in" svg:x="0.1126in" svg:y="0.0457in" svg:viewBox="0 0 257 256" svg:d="M136 136c37 0 73 0 109 0 5 0 12 0 12-8 0-7-7-7-12-7-36 0-72 0-109 0 0-36 0-72 0-108 0-5 0-13-7-13-8 0-8 8-8 13 0 36 0 72 0 108-36 0-72 0-108 0-5 0-13 0-13 7 0 8 8 8 13 8 36 0 72 0 108 0 0 36 0 73 0 108 0 5 0 12 8 12 7 0 7-7 7-12 0-35 0-72 0-108z"><text:p/></draw:path><draw:path draw:style-name="gr3" draw:text-style-name="P6" svg:width="0.0555in" svg:height="0.1063in" svg:x="0.2638in" svg:y="0.0283in" svg:viewBox="0 0 142 271" svg:d="M74 4c-1-1 0-4-5-4-10 0-37 3-47 4-3 0-8 1-8 8 0 4 4 4 9 4 19 0 20 4 20 7s-3 17-6 24c-11 42-21 84-32 125-4 20-5 27-5 39 0 36 20 60 48 60 47 0 94-57 94-112 0-35-21-61-52-61-17 0-33 11-45 23 10-40 19-78 29-117zM37 150c3-8 3-8 6-13 20-25 36-31 47-31 13 0 24 11 24 37 0 22-13 66-19 80-14 26-31 39-47 39-13 0-25-10-25-38 0-8 0-15 6-38 3-13 5-25 8-36z"><text:p/></draw:path><draw:path draw:style-name="gr3" draw:text-style-name="P6" svg:width="0.0469in" svg:height="0.0701in" svg:x="0.3283in" svg:y="0in" svg:viewBox="0 0 120 179" svg:d="M120 130c-3 0-6 0-9 0-1 6-3 21-8 25-2 1-23 1-26 1-17 0-33 0-50 0 29-25 38-32 54-45 20-17 39-33 39-58 0-33-29-53-63-53s-57 23-57 48c0 15 12 16 14 16 7 0 16-5 16-15 0-5-3-14-17-14 9-20 27-25 40-25 27 0 40 21 40 43 0 23-16 41-25 51-22 21-43 43-65 65-3 2-3 2-3 10 37 0 75 0 112 0 2-17 6-33 8-49z"><text:p/></draw:path><draw:path draw:style-name="gr3" draw:text-style-name="P6" svg:width="0.1008in" svg:height="0.035in" svg:x="0.4409in" svg:y="0.0783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6" svg:width="0.0752in" svg:height="0.0685in" svg:x="0.5972in" svg:y="0.0665in" svg:viewBox="0 0 192 175" svg:d="M118 54c3-10 12-45 38-45 2 0 11 0 20 4-11 2-19 12-19 21 0 7 5 13 15 13 8 0 20-6 20-22 0-20-22-25-35-25-23 0-36 21-40 30-10-27-31-30-42-30-41 0-63 49-63 59 0 4 3 2 4 4 4 0 5 0 6-4 13-41 38-50 52-50 7 0 21 3 21 25 0 12-7 38-21 92-7 23-20 40-37 40-2 0-12 0-19-5 9-2 18-10 18-20 0-11-9-15-14-15-12 0-22 11-22 23 0 18 20 26 36 26 26 0 40-28 41-30 4 14 19 30 42 30 39 0 61-50 61-60 0-4-3-4-4-4-3 0-4 2-4 4-14 42-40 51-52 51-16 0-21-12-21-25 0-9 2-17 5-35 5-17 9-35 14-52z"><text:p/></draw:path><draw:path draw:style-name="gr3" draw:text-style-name="P6" svg:width="0.0469in" svg:height="0.0701in" svg:x="0.6862in" svg:y="0in" svg:viewBox="0 0 120 179" svg:d="M120 130c-3 0-6 0-9 0-1 6-3 21-8 25-2 1-23 1-26 1-17 0-33 0-50 0 29-25 38-32 54-45 20-17 39-33 39-58 0-33-29-53-63-53s-57 23-57 48c0 15 12 16 14 16 7 0 15-5 15-15 0-5-2-14-16-14 9-20 27-25 40-25 26 0 40 21 40 43 0 23-16 41-25 51-22 21-43 43-65 65-3 2-3 2-3 10 37 0 75 0 112 0 2-17 6-33 8-49z"><text:p/></draw:path><draw:path draw:style-name="gr3" draw:text-style-name="P6" svg:width="0.1008in" svg:height="0.1004in" svg:x="0.7902in" svg:y="0.0457in" svg:viewBox="0 0 257 256" svg:d="M136 136c37 0 72 0 108 0 6 0 13 0 13-8 0-7-7-7-13-7-36 0-71 0-108 0 0-36 0-72 0-108 0-5 0-13-7-13-8 0-8 8-8 13 0 36 0 72 0 108-36 0-72 0-108 0-5 0-13 0-13 7 0 8 8 8 13 8 36 0 72 0 108 0 0 36 0 73 0 108 0 5 0 12 8 12 7 0 7-7 7-12 0-35 0-72 0-108z"><text:p/></draw:path><draw:path draw:style-name="gr3" draw:text-style-name="P6" svg:width="0.0697in" svg:height="0.0972in" svg:x="0.9378in" svg:y="0.0665in" svg:viewBox="0 0 178 248" svg:d="M177 23c1-5 1-5 1-9 0-6-5-10-11-10-4 0-10 3-13 8-1 2-4 14-6 21-3 10-5 21-7 31-6 23-12 46-18 69-1 6-19 33-44 33-20 0-24-17-24-31 0-18 7-42 20-76 6-15 7-19 7-27 0-18-12-32-30-32-38 0-52 56-52 59 0 4 3 2 4 4 5 0 5 0 7-7 11-36 26-47 40-47 2 0 8 0 8 12 0 10-3 20-6 26-16 42-22 64-22 81 0 34 24 47 47 47 15 0 28-7 39-18-5 20-9 39-26 58-10 13-24 24-42 24-5 0-23-1-29-15 6 0 11 0 16-6 5-3 8-7 8-14 0-12-10-13-14-13-9 0-21 5-21 23 0 20 16 34 40 34 40 0 80-35 91-78 12-49 25-99 37-147z"><text:p/></draw:path><draw:path draw:style-name="gr3" draw:text-style-name="P6" svg:width="0.0469in" svg:height="0.0701in" svg:x="1.0201in" svg:y="0in" svg:viewBox="0 0 120 179" svg:d="M120 130c-3 0-6 0-9 0-1 6-3 21-8 25-2 1-23 1-26 1-17 0-33 0-50 0 29-25 38-32 54-45 20-17 39-33 39-58 0-33-29-53-63-53s-57 23-57 48c0 15 12 16 14 16 7 0 15-5 15-15 0-5-2-14-16-14 9-20 27-25 40-25 26 0 40 21 40 43 0 23-16 41-25 51-22 21-43 43-65 65-3 2-3 2-3 10 37 0 75 0 112 0 2-17 6-33 8-49z"><text:p/></draw:path><draw:path draw:style-name="gr3" draw:text-style-name="P6" svg:width="0.1004in" svg:height="0.035in" svg:x="1.1327in" svg:y="0.0783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752in" svg:height="0.0685in" svg:x="1.289in" svg:y="0.0665in" svg:viewBox="0 0 192 175" svg:d="M118 54c2-10 12-45 38-45 2 0 11 0 20 4-11 2-19 12-19 21 0 7 5 13 15 13 8 0 20-6 20-22 0-20-23-25-36-25-22 0-35 21-39 30-10-27-31-30-42-30-41 0-63 49-63 59 0 4 3 2 4 4 4 0 5 0 6-4 13-41 38-50 52-50 7 0 21 3 21 25 0 12-7 38-21 92-7 23-20 40-37 40-3 0-12 0-19-5 9-2 18-10 18-20 0-11-9-15-14-15-12 0-22 11-22 23 0 18 20 26 36 26 26 0 40-28 41-30 4 14 19 30 42 30 39 0 61-50 61-60 0-4-3-4-4-4-3 0-4 2-6 4-12 42-38 51-50 51-16 0-22-12-22-25 0-9 3-17 6-35 5-17 9-35 14-52z"><text:p/></draw:path><draw:path draw:style-name="gr3" draw:text-style-name="P6" svg:width="0.0469in" svg:height="0.0701in" svg:x="1.3783in" svg:y="0in" svg:viewBox="0 0 120 179" svg:d="M120 130c-3 0-6 0-9 0-1 6-4 21-8 25-2 1-23 1-26 1-17 0-33 0-50 0 28-25 38-32 54-45 20-17 39-33 39-58 0-33-29-53-64-53-33 0-56 23-56 48 0 15 12 16 14 16 7 0 15-5 15-15 0-5-2-14-16-14 8-20 27-25 40-25 26 0 40 21 40 43 0 23-16 41-25 51-22 21-43 43-65 65-3 2-3 2-3 10 37 0 75 0 112 0 2-17 6-33 8-49z"><text:p/></draw:path><draw:path draw:style-name="gr3" draw:text-style-name="P6" svg:width="0.1008in" svg:height="0.1004in" svg:x="1.4823in" svg:y="0.0457in" svg:viewBox="0 0 257 256" svg:d="M136 136c37 0 72 0 108 0 6 0 13 0 13-8 0-7-7-7-13-7-36 0-71 0-108 0 0-36 0-72 0-108 0-5 0-13-7-13-8 0-8 8-8 13 0 36 0 72 0 108-36 0-72 0-108 0-5 0-13 0-13 7 0 8 8 8 13 8 36 0 72 0 108 0 0 36 0 73 0 108 0 5 0 12 8 12 7 0 7-7 7-12 0-35 0-72 0-108z"><text:p/></draw:path><draw:path draw:style-name="gr3" draw:text-style-name="P6" svg:width="0.0697in" svg:height="0.0972in" svg:x="1.6303in" svg:y="0.0665in" svg:viewBox="0 0 178 248" svg:d="M177 23c1-5 1-5 1-9 0-6-5-10-11-10-4 0-10 3-13 8-1 2-4 14-6 21-3 10-5 21-7 31-6 23-12 46-18 69-2 6-19 33-44 33-20 0-24-17-24-31 0-18 7-42 20-76 6-15 7-19 7-27 0-18-12-32-31-32-37 0-51 56-51 59 0 4 3 2 4 4 5 0 5 0 7-7 10-36 25-47 38-47 4 0 10 0 10 12 0 10-3 20-6 26-16 42-22 64-22 81 0 34 24 47 47 47 14 0 28-7 39-18-5 20-10 39-26 58-10 13-24 24-42 24-5 0-23-1-29-15 6 0 11 0 16-6 5-3 8-7 8-14 0-12-10-13-14-13-9 0-22 5-22 23 0 20 17 34 41 34 40 0 80-35 91-78 12-49 25-99 37-147z"><text:p/></draw:path><draw:path draw:style-name="gr3" draw:text-style-name="P6" svg:width="0.0469in" svg:height="0.0701in" svg:x="1.7126in" svg:y="0in" svg:viewBox="0 0 120 179" svg:d="M120 130c-3 0-6 0-9 0-1 6-4 21-8 25-2 1-23 1-26 1-17 0-33 0-50 0 28-25 38-32 54-45 20-17 39-33 39-58 0-33-29-53-64-53-33 0-56 23-56 48 0 15 12 16 14 16 7 0 15-5 15-15 0-5-2-14-16-14 8-20 27-25 40-25 26 0 40 21 40 43 0 23-16 41-25 51-22 21-43 43-65 65-3 2-3 2-3 10 37 0 75 0 112 0 2-17 6-33 8-49z"><text:p/></draw:path></draw:g></text:span><text:span text:style-name="T25"><text:s/>כדרוש. </text:span></text:p>
        </text:list-item>
        <text:list-item>
          <text:p text:style-name="P31"><text:span text:style-name="T25">יחידות: </text:span><text:span text:style-name="T26">יהי </text:span><text:span text:style-name="T26"><draw:g text:anchor-type="as-char" svg:y="-0.1134in" draw:z-index="141" draw:name="Shape158" draw:style-name="gr1"><svg:title>TexMaths</svg:title><svg:desc>11§display§\la a_1, b_1 \ra, \la a_2, b_2 \ra \in \fc§svg§600§FALSE§</svg:desc><draw:path draw:style-name="gr2" draw:text-style-name="P5" svg:width="1.3in" svg:height="0.1358in" svg:x="0.0004in" svg:y="0.0071in" svg:viewBox="0 0 3303 346" svg:d="M1652 346c-551 0-1101 0-1652 0 0-116 0-230 0-346 1101 0 2202 0 3303 0 0 116 0 230 0 346-550 0-1101 0-1651 0z"><text:p/></draw:path><draw:path draw:style-name="gr3" draw:text-style-name="P6" svg:width="0.0335in" svg:height="0.1512in" svg:x="0.0094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6" svg:width="0.0693in" svg:height="0.0685in" svg:x="0.0579in" svg:y="0.0453in" svg:viewBox="0 0 177 175" svg:d="M129 25c-7-14-19-25-36-25-46 0-93 57-93 113 0 37 21 62 52 62 7 0 26-1 49-29 3 16 17 29 35 29 15 0 23-9 29-21 7-14 12-37 12-38 0-4-3-4-4-4-5 0-5 1-6 7-6 25-14 47-30 47-9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6" svg:width="0.0386in" svg:height="0.0701in" svg:x="0.1437in" svg:y="0.0661in" svg:viewBox="0 0 99 179" svg:d="M62 8c0-8-2-8-8-8-18 17-43 17-54 17 0 3 0 6 0 9 7 0 25 0 40-7 0 46 0 92 0 138 0 9 0 13-28 13-3 0-7 0-10 0 0 3 0 6 0 9 6-1 39-1 49-1 8 0 42 0 48 1 0-3 0-6 0-9-3 0-7 0-10 0-27 0-27-4-27-13 0-50 0-100 0-149z"><text:p/></draw:path><draw:path draw:style-name="gr3" draw:text-style-name="P6" svg:width="0.0177in" svg:height="0.0453in" svg:x="0.2134in" svg:y="0.0972in" svg:viewBox="0 0 46 116" svg:d="M46 41c0-26-10-41-25-41-13 0-21 10-21 21 0 10 8 20 21 20 4 0 10-1 13-5 1-1 1-1 2-1 0 2 1 0 1 6 0 28-14 51-26 64-4 4-4 5-4 6 0 2 2 5 4 5 3 0 35-30 35-75z"><text:p/></draw:path><draw:path draw:style-name="gr3" draw:text-style-name="P6" svg:width="0.0555in" svg:height="0.1063in" svg:x="0.2756in" svg:y="0.0071in" svg:viewBox="0 0 142 271" svg:d="M74 4c0-1 0-4-5-4-9 0-37 3-47 3-3 1-8 1-8 8 0 6 4 6 10 6 19 0 19 2 19 6 0 2-3 16-6 23-11 42-21 84-32 127-4 19-5 25-5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3" draw:text-style-name="P6" svg:width="0.0382in" svg:height="0.0701in" svg:x="0.3453in" svg:y="0.0661in" svg:viewBox="0 0 98 179" svg:d="M62 8c0-8-2-8-9-8-18 17-42 17-53 17 0 3 0 6 0 9 7 0 24 0 40-7 0 46 0 92 0 138 0 9 0 13-28 13-3 0-7 0-10 0 0 3 0 6 0 9 5-1 38-1 47-1s43 0 49 1c0-3 0-6 0-9-3 0-7 0-10 0-26 0-26-4-26-13 0-50 0-100 0-149z"><text:p/></draw:path><draw:path draw:style-name="gr3" draw:text-style-name="P6" svg:width="0.0335in" svg:height="0.1512in" svg:x="0.4102in" svg:y="0in" svg:viewBox="0 0 86 385" svg:d="M85 199c1-4 1-5 1-6 0-3 0-1-1-6-23-59-45-119-69-178-2-7-4-9-8-9-5 0-8 3-8 8 0 1 0 2 2 6 23 60 45 119 68 179-23 58-45 117-68 177-2 4-2 5-2 8 0 4 3 7 8 7s6-4 7-7c23-60 47-119 70-179z"><text:p/></draw:path><draw:path draw:style-name="gr3" draw:text-style-name="P6" svg:width="0.0173in" svg:height="0.0453in" svg:x="0.474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6" svg:width="0.0339in" svg:height="0.1512in" svg:x="0.5453in" svg:y="0in" svg:viewBox="0 0 87 385" svg:d="M85 15c2-4 2-5 2-7 0-5-5-8-8-8-4 0-6 2-10 9-22 59-45 118-67 177-1 2-2 4-2 7 0 2 0 2 2 6 22 59 45 118 67 176 2 5 5 10 10 10 3 0 8-3 8-7 0-1 0-3-2-7-23-59-45-119-69-178 24-60 46-119 69-178z"><text:p/></draw:path><draw:path draw:style-name="gr3" draw:text-style-name="P6" svg:width="0.0693in" svg:height="0.0685in" svg:x="0.5937in" svg:y="0.0453in" svg:viewBox="0 0 177 175" svg:d="M129 25c-7-14-18-25-36-25-45 0-93 57-93 113 0 37 22 62 52 62 7 0 27-1 50-29 2 16 17 29 35 29 14 0 22-9 29-21 7-14 11-37 11-38 0-4-3-4-4-4-5 0-5 1-6 7-6 25-13 47-30 47-9 0-11-10-11-17 0-9 0-11 5-29 4-17 5-20 9-34 4-18 10-36 14-54 2-11 2-12 2-13 0-7-4-11-11-11-9 0-15 9-16 17zM103 124c-1 8-1 8-7 15-17 22-32 27-43 27-20 0-26-21-26-36 0-19 13-66 22-84 11-23 29-37 44-37 26 0 31 32 31 34s-1 4-1 7c-6 24-13 49-20 74z"><text:p/></draw:path><draw:path draw:style-name="gr3" draw:text-style-name="P6" svg:width="0.0469in" svg:height="0.0701in" svg:x="0.6744in" svg:y="0.0661in" svg:viewBox="0 0 120 179" svg:d="M120 130c-3 0-6 0-9 0-1 5-3 22-8 24-2 2-23 2-26 2-17 0-33 0-50 0 29-25 38-33 54-45 20-16 39-33 39-58 0-33-29-53-63-53s-57 23-57 48c0 14 12 15 14 15 7 0 15-5 15-15 0-4-2-14-16-14 9-19 27-24 40-24 26 0 40 21 40 43 0 23-16 42-25 52-22 21-43 41-65 63-3 3-3 4-3 11 37 0 75 0 112 0 2-16 6-33 8-49z"><text:p/></draw:path><draw:path draw:style-name="gr3" draw:text-style-name="P6" svg:width="0.0173in" svg:height="0.0453in" svg:x="0.7492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555in" svg:height="0.1063in" svg:x="0.8106in" svg:y="0.0071in" svg:viewBox="0 0 142 271" svg:d="M75 4c0-1 0-4-6-4-9 0-37 3-47 3-3 1-7 1-7 8 0 6 4 6 9 6 19 0 20 2 20 6 0 2-4 16-6 23-11 42-20 84-31 127-5 19-7 25-7 37 0 37 21 61 49 61 46 0 93-57 93-112 0-36-20-62-51-62-17 0-34 11-45 23 10-39 19-77 29-116zM38 150c3-8 3-9 6-13 19-26 36-31 46-31 14 0 24 11 24 36 0 23-12 66-19 80-13 27-30 40-46 40-13 0-26-10-26-38 0-8 0-15 7-39 3-12 5-24 8-35z"><text:p/></draw:path><draw:path draw:style-name="gr3" draw:text-style-name="P6" svg:width="0.0469in" svg:height="0.0701in" svg:x="0.8756in" svg:y="0.0661in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3" draw:text-style-name="P6" svg:width="0.0339in" svg:height="0.1512in" svg:x="0.9453in" svg:y="0in" svg:viewBox="0 0 87 385" svg:d="M85 199c2-4 2-5 2-6 0-3 0-1-2-6-22-59-45-119-67-178-4-7-7-9-10-9-5 0-8 3-8 8 0 1 0 2 2 6 23 60 45 119 68 179-23 58-45 117-68 177-2 4-2 5-2 8 0 4 4 7 8 7 5 0 6-4 8-7 24-60 46-119 69-179z"><text:p/></draw:path><draw:path draw:style-name="gr3" draw:text-style-name="P6" svg:width="0.076in" svg:height="0.087in" svg:x="1.0508in" svg:y="0.0307in" svg:viewBox="0 0 194 222" svg:d="M180 120c7 0 14-1 14-9 0-9-7-8-14-8-55 0-109 0-164 0 5-50 50-88 104-88 20 0 41 0 60 0 7 0 14 0 14-7 0-8-7-8-14-8-21 0-40 0-61 0-66 0-119 48-119 111 0 62 53 111 119 111 21 0 40 0 61 0 7 0 14 0 14-7s-7-7-14-7c-19 0-40 0-60 0-54 0-99-37-104-88 55 0 109 0 164 0z"><text:p/></draw:path><draw:path draw:style-name="gr3" draw:text-style-name="P6" svg:width="0.1236in" svg:height="0.1079in" svg:x="1.1846in" svg:y="0.0098in" svg:viewBox="0 0 315 275" svg:d="M315 16c0-18-30-16-42-16-49 0-98 0-147 0-18 0-52 12-59 32 1 3 1 3 3 3 9 0 21-6 27-13 12 0 23 0 35 0 8 0 16 0 24 0-1 2-1 5-2 7-14 70-37 131-55 168-2 6-23 53-29 57-16 0-29-9-36-23-1-2-1-4-3-4-10 0-31 12-31 18 0 1 0 2 1 2 7 18 24 28 43 28 20 0 43-14 55-28 13-13 38-76 48-99 26 0 50 0 75 0-1 0-1 0-1 1s2 2 4 2c8 0 30-11 30-23 0-2-2-2-6-2-31 0-63 0-94 0 11-35 23-69 31-104 16 0 34 0 50 0 10 0 38-2 44 7 2 2 0 5 2 7 0 2 1 2 2 2 10 0 31-13 31-22z"><text:p/></draw:path></draw:g></text:span><text:span text:style-name="T26">, ובאופן שקול </text:span><text:span text:style-name="T26"><draw:g text:anchor-type="as-char" svg:y="-0.1047in" draw:z-index="151" draw:name="Shape159" draw:style-name="gr1"><svg:title>TexMaths</svg:title><svg:desc>11§display§a_1 = a_2 = 0 \land b_1, b_2 \in \R_{\ge 0}§svg§600§FALSE§</svg:desc><draw:path draw:style-name="gr2" draw:text-style-name="P5" svg:width="1.713in" svg:height="0.1315in" svg:x="0.0024in" svg:y="0.0079in" svg:viewBox="0 0 4352 335" svg:d="M2176 335c-726 0-1451 0-2176 0 0-112 0-223 0-335 1451 0 2901 0 4352 0 0 112 0 223 0 335-725 0-1451 0-2176 0z"><text:p/></draw:path><draw:path draw:style-name="gr3" draw:text-style-name="P6" svg:width="0.0693in" svg:height="0.0685in" svg:x="0.0004in" svg:y="0.0378in" svg:viewBox="0 0 177 175" svg:d="M129 25c-7-14-18-25-35-25-46 0-94 57-94 113 0 36 22 62 52 62 7 0 27-1 50-29 4 17 17 29 36 29 13 0 22-9 28-21 7-14 11-38 11-39 0-3-3-3-4-3-5 0-5 1-6 7-6 25-13 48-29 48-10 0-11-11-11-19 0-7 1-11 4-28 4-16 5-20 9-34 4-19 10-37 14-54 2-11 2-12 2-13 0-7-4-10-11-10-9 0-15 7-16 16zM103 125c-1 7-1 8-7 15-17 20-32 27-43 27-20 0-25-22-25-36 0-20 12-67 22-85 11-23 28-37 44-37 25 0 30 32 30 34s-1 4-1 6c-6 26-13 51-20 76z"><text:p/></draw:path><draw:path draw:style-name="gr3" draw:text-style-name="P6" svg:width="0.0382in" svg:height="0.0701in" svg:x="0.0866in" svg:y="0.0579in" svg:viewBox="0 0 98 179" svg:d="M61 8c0-8 0-8-8-8-18 18-42 18-53 18 0 3 0 6 0 9 7 0 24 0 39-7 0 46 0 91 0 137 0 9 0 12-27 12-3 0-8 0-11 0 0 3 0 7 0 10 6 0 39-1 49-1 8 0 42 1 48 1 0-3 0-7 0-10-3 0-7 0-10 0-27 0-27-3-27-12 0-50 0-100 0-149z"><text:p/></draw:path><draw:path draw:style-name="gr3" draw:text-style-name="P6" svg:width="0.1008in" svg:height="0.035in" svg:x="0.1941in" svg:y="0.0496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6" svg:width="0.0693in" svg:height="0.0685in" svg:x="0.3524in" svg:y="0.0378in" svg:viewBox="0 0 177 175" svg:d="M129 25c-7-14-18-25-35-25-46 0-94 57-94 113 0 36 21 62 52 62 7 0 26-1 50-29 3 17 17 29 36 29 13 0 22-9 28-21 6-14 11-38 11-39 0-3-3-3-4-3-5 0-5 1-6 7-6 25-13 48-29 48-10 0-11-11-11-19 0-7 0-11 4-28 4-16 5-20 9-34 4-19 10-37 14-54 2-11 2-12 2-13 0-7-4-10-11-10-10 0-15 7-16 16zM103 125c-1 7-1 8-7 15-17 20-33 27-43 27-20 0-25-22-25-36 0-20 12-67 20-85 13-23 30-37 46-37 25 0 30 32 30 34s-1 4-1 6c-6 26-13 51-20 76z"><text:p/></draw:path><draw:path draw:style-name="gr3" draw:text-style-name="P6" svg:width="0.0469in" svg:height="0.0701in" svg:x="0.4331in" svg:y="0.0579in" svg:viewBox="0 0 120 179" svg:d="M120 130c-3 0-6 0-9 0-1 6-4 22-8 25-2 1-23 1-26 1-16 0-33 0-49 0 27-25 37-33 53-45 20-17 39-33 39-58 0-33-29-53-64-53-33 0-56 23-56 48 0 14 12 16 14 16 7 0 15-5 15-15 0-5-1-14-16-14 8-20 27-25 40-25 26 0 41 21 41 43 0 23-17 41-26 51-22 21-43 42-65 64-3 3-3 3-3 11 37 0 75 0 112 0 2-16 6-33 8-49z"><text:p/></draw:path><draw:path draw:style-name="gr3" draw:text-style-name="P6" svg:width="0.1004in" svg:height="0.035in" svg:x="0.5457in" svg:y="0.0496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638in" svg:height="0.1035in" svg:x="0.7039in" svg:y="0.0047in" svg:viewBox="0 0 163 264" svg:d="M163 133c0-31-2-62-16-90-18-36-49-43-66-43-23 0-51 10-67 46-13 26-14 56-14 87 0 30 1 64 17 92 17 31 45 39 63 39 21 0 51-8 69-45 12-26 14-55 14-86zM80 255c-14 0-37-9-44-46-4-22-4-57-4-80 0-25 0-51 3-71 7-46 37-49 45-49 14 0 39 6 47 45 3 21 3 50 3 75 0 28 0 54-3 79-7 36-29 47-47 47z"><text:p/></draw:path><draw:path draw:style-name="gr3" draw:text-style-name="P6" svg:width="0.0843in" svg:height="0.0929in" svg:x="0.8161in" svg:y="0.0146in" svg:viewBox="0 0 215 237" svg:d="M117 8c-4-7-6-8-9-8-6 0-7 2-9 8-32 71-65 142-97 214-2 5-2 5-2 8 0 4 3 7 8 7 3 0 5-1 9-7 30-67 60-136 91-204 30 68 60 137 90 204 3 7 8 7 9 7 4 0 8-3 8-7 0-2 0-2-3-7-32-71-63-144-95-215z"><text:p/></draw:path><draw:path draw:style-name="gr3" draw:text-style-name="P6" svg:width="0.0555in" svg:height="0.1059in" svg:x="0.95in" svg:y="0in" svg:viewBox="0 0 142 270" svg:d="M74 4c-2-1 0-4-6-4-9 0-36 3-46 4-3 0-8 0-8 8 0 4 4 4 9 4 19 0 20 3 20 7 0 2-3 15-6 24-11 42-20 84-31 125-5 19-6 26-6 38 0 37 20 60 48 60 47 0 94-57 94-111 0-35-21-62-52-62-17 0-33 12-45 24 10-40 19-78 29-117zM37 150c3-8 3-9 6-14 19-25 36-31 46-31 14 0 25 13 25 37 0 23-13 66-19 80-14 26-31 41-47 41-13 0-25-11-25-40 0-8 0-14 6-37 3-12 5-25 8-36z"><text:p/></draw:path><draw:path draw:style-name="gr3" draw:text-style-name="P6" svg:width="0.0382in" svg:height="0.0701in" svg:x="1.0197in" svg:y="0.0579in" svg:viewBox="0 0 98 179" svg:d="M61 8c0-8 0-8-8-8-18 18-42 18-53 18 0 3 0 6 0 9 7 0 24 0 39-7 0 46 0 91 0 137 0 9 0 12-27 12-3 0-8 0-11 0 0 3 0 7 0 10 6 0 39-1 49-1 8 0 42 1 48 1 0-3 0-7 0-10-3 0-7 0-10 0-27 0-27-3-27-12 0-50 0-100 0-149z"><text:p/></draw:path><draw:path draw:style-name="gr3" draw:text-style-name="P6" svg:width="0.0173in" svg:height="0.0449in" svg:x="1.0894in" svg:y="0.0902in" svg:viewBox="0 0 45 115" svg:d="M45 41c0-26-10-41-25-41-12 0-20 10-20 21 0 10 8 20 20 20 5 0 10-1 14-5 1-1 1-1 1-1 1 0 1 0 1 6 0 28-13 51-26 64-4 4-4 5-4 6 0 3 2 4 4 4 4 0 35-29 35-74z"><text:p/></draw:path><draw:path draw:style-name="gr3" draw:text-style-name="P6" svg:width="0.0555in" svg:height="0.1059in" svg:x="1.1508in" svg:y="0in" svg:viewBox="0 0 142 270" svg:d="M75 4c-2-1 0-4-6-4-8 0-37 3-47 4-3 0-8 0-8 8 0 4 5 4 10 4 19 0 19 3 19 7 0 2-3 15-4 24-11 42-21 84-32 125-5 19-7 26-7 38 0 37 21 60 50 60 45 0 92-57 92-111 0-35-20-62-51-62-17 0-34 12-45 24 10-40 19-78 29-117zM39 150c2-8 2-9 5-14 19-25 36-31 46-31 15 0 24 13 24 37 0 23-12 66-19 80-12 26-31 41-45 41s-27-11-27-40c0-8 0-14 7-37 3-12 5-25 9-36z"><text:p/></draw:path><draw:path draw:style-name="gr3" draw:text-style-name="P6" svg:width="0.0469in" svg:height="0.0701in" svg:x="1.2157in" svg:y="0.0579in" svg:viewBox="0 0 120 179" svg:d="M120 130c-3 0-7 0-10 0 0 6-3 22-7 25-2 1-23 1-26 1-16 0-34 0-51 0 29-25 39-33 54-45 21-17 40-33 40-58 0-33-29-53-64-53-33 0-56 23-56 48 0 14 11 16 14 16 7 0 15-5 15-15 0-5-3-14-17-14 9-20 28-25 40-25 27 0 42 21 42 43 0 23-17 41-26 51-22 21-44 42-66 64-2 3-2 3-2 11 37 0 74 0 111 0 3-16 6-33 9-49z"><text:p/></draw:path><draw:path draw:style-name="gr3" draw:text-style-name="P6" svg:width="0.0756in" svg:height="0.087in" svg:x="1.3323in" svg:y="0.0232in" svg:viewBox="0 0 193 222" svg:d="M179 120c7 0 14 0 14-8s-7-8-14-8c-55 0-109 0-164 0 5-51 50-89 104-89 20 0 41 0 60 0 7 0 14 0 14-7 0-8-7-8-14-8-19 0-40 0-60 0-66 0-119 51-119 112 0 62 53 110 119 110 20 0 41 0 60 0 7 0 14 0 14-8 0-7-7-7-14-7-19 0-40 0-60 0-54 0-99-36-104-87 55 0 109 0 164 0z"><text:p/></draw:path><draw:path draw:style-name="gr3" draw:text-style-name="P6" svg:width="0.1039in" svg:height="0.1031in" svg:x="1.4657in" svg:y="0.002in" svg:viewBox="0 0 265 263" svg:d="M98 143c4 0 9 0 13 0 20 29 39 59 58 89 5 5 14 21 18 26 2 5 3 5 12 5 18 0 36 0 54 0 7 0 12 0 12-7 0-3-2-6-5-7-15-3-33-28-42-40-3-5-22-29-49-71 35-5 68-19 68-66 0-53-57-72-103-72-40 0-80 0-121 0-6 0-13 0-13 8 0 6 8 6 11 6 22 0 23 2 23 22 0 64 0 128 0 191 0 20-1 22-23 22-3 0-11 0-11 7s7 7 13 7c35 0 71 0 106 0 8 0 13 0 13-7s-7-7-11-7c-22 0-23-3-23-22 0-27 0-56 0-84zM172 124c11-14 12-34 12-52s-2-38-15-54c16 4 54 15 54 54 0 26-11 46-51 52zM98 35c0-9 0-21 23-21 33 0 50 13 50 58 0 50-13 58-73 58 0-32 0-63 0-95zM45 249c3-6 3-17 3-21 0-63 0-128 0-193 0-4 0-14-3-21 14 0 30 0 44 0-5 6-5 13-5 19 0 65 0 131 0 195 0 4 0 15 3 21-14 0-28 0-42 0zM128 143c2 0 4 0 6 0 7 0 15-1 21-2 6 9 47 76 79 108-12 0-25 0-37 0-23-35-46-71-69-106z"><text:p/></draw:path><draw:path draw:style-name="gr3" draw:text-style-name="P6" svg:width="0.0717in" svg:height="0.0917in" svg:x="1.585in" svg:y="0.0551in" svg:viewBox="0 0 183 234" svg:d="M176 96c6-3 7-5 7-8s-1-6-7-8c-55-26-109-51-164-78-4-2-3-1-5-2-4 0-7 3-7 7s3 5 6 6c51 25 103 50 155 75-52 24-103 48-154 73-5 3-7 4-7 8 0 3 2 7 7 7 1-1 1 0 4-2 55-27 110-53 165-78zM172 234c4 0 11 0 11-7 0-6-7-6-11-6-54 0-107 0-161 0-5 0-11 0-11 6 0 7 7 7 11 7 54 0 107 0 161 0z"><text:p/></draw:path><draw:path draw:style-name="gr3" draw:text-style-name="P6" svg:width="0.0488in" svg:height="0.0724in" svg:x="1.674in" svg:y="0.0579in" svg:viewBox="0 0 125 185" svg:d="M125 93c0-29-3-51-16-70-8-12-25-23-46-23-63 0-63 74-63 93s0 92 63 92c62 0 62-73 62-92zM63 177c-13 0-30-8-35-30-4-15-4-37-4-57s0-41 5-56c5-21 23-26 34-26 14 0 28 8 33 24 4 15 4 34 4 58 0 20 0 40-3 56-6 25-23 31-34 31z"><text:p/></draw:path></draw:g></text:span><text:span text:style-name="T26">, ויהי </text:span><text:span text:style-name="T26"><draw:g text:anchor-type="as-char" svg:y="-0.1134in" draw:z-index="139" draw:name="Shape160" draw:style-name="gr1"><svg:title>TexMaths</svg:title><svg:desc>11§display§\la x,  y \ra \in \R \times \R§svg§600§FALSE§</svg:desc><draw:path draw:style-name="gr2" draw:text-style-name="P5" svg:width="0.9252in" svg:height="0.1358in" svg:x="0.0004in" svg:y="0.0071in" svg:viewBox="0 0 2351 346" svg:d="M1177 346c-393 0-784 0-1177 0 0-116 0-230 0-346 784 0 1567 0 2351 0 0 116 0 230 0 346-391 0-783 0-1174 0z"><text:p/></draw:path><draw:path draw:style-name="gr3" draw:text-style-name="P6" svg:width="0.0335in" svg:height="0.1512in" svg:x="0.0094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6" svg:width="0.0752in" svg:height="0.0685in" svg:x="0.0563in" svg:y="0.0453in" svg:viewBox="0 0 192 175" svg:d="M118 54c2-10 11-45 38-45 2 0 11 0 20 4-11 2-19 12-19 21 0 7 5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6" svg:width="0.0173in" svg:height="0.0453in" svg:x="0.152in" svg:y="0.0972in" svg:viewBox="0 0 45 116" svg:d="M45 41c0-26-10-41-25-41-12 0-20 10-20 21 0 10 8 20 20 20 5 0 10-1 14-5 1-1 1-1 2-1 0 2 0 0 0 6 0 28-13 51-26 64-5 4-5 5-5 6 0 2 3 5 5 5 4 0 35-30 35-75z"><text:p/></draw:path><draw:path draw:style-name="gr3" draw:text-style-name="P6" svg:width="0.0697in" svg:height="0.0976in" svg:x="0.211in" svg:y="0.0453in" svg:viewBox="0 0 178 249" svg:d="M177 24c1-5 1-6 1-9 0-7-5-11-11-11-4 0-10 3-14 8 0 2-3 14-5 21-3 10-5 21-7 31-6 23-12 46-18 69-2 7-19 33-44 33-20 0-24-16-24-31 0-17 7-41 20-76 6-15 7-19 7-27 0-18-12-32-31-32-37 0-51 56-51 59 0 5 3 5 4 5 5 0 5-1 7-8 10-36 25-47 38-47 4 0 10 0 10 12 0 10-3 20-6 27-16 41-22 63-22 81 0 34 24 46 47 46 14 0 28-7 39-18-5 20-10 40-26 59-10 13-24 24-42 24-5 0-23-1-29-15 6 0 11 0 16-6 5-3 8-8 8-14 0-12-10-13-14-13-9 0-22 5-22 24s17 33 41 33c40 0 80-35 91-77 12-50 25-99 37-148z"><text:p/></draw:path><draw:path draw:style-name="gr3" draw:text-style-name="P6" svg:width="0.0335in" svg:height="0.1512in" svg:x="0.2949in" svg:y="0in" svg:viewBox="0 0 86 385" svg:d="M85 199c1-4 1-5 1-6 0-3 0-1-1-6-23-59-45-119-69-178-2-7-4-9-8-9-5 0-8 3-8 8 0 1 0 2 2 6 23 60 45 119 68 179-23 58-45 117-68 177-2 4-2 5-2 8 0 4 3 7 8 7s6-4 7-7c23-60 47-119 70-179z"><text:p/></draw:path><draw:path draw:style-name="gr3" draw:text-style-name="P6" svg:width="0.076in" svg:height="0.087in" svg:x="0.4004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6" svg:width="0.1043in" svg:height="0.1031in" svg:x="0.5335in" svg:y="0.0098in" svg:viewBox="0 0 266 263" svg:d="M98 143c4 0 9 0 13 0 20 30 39 60 58 88 5 7 14 22 18 28 2 4 3 4 13 4 18 0 35 0 53 0 7 0 13 0 13-6 0-4-2-6-6-7-15-3-33-29-42-41-4-3-22-28-49-70 34-6 69-21 69-66 0-54-58-73-103-73-40 0-81 0-122 0-6 0-13 0-13 7 0 6 8 6 11 6 22 0 24 4 24 22 0 64 0 129 0 193 0 19-2 22-24 22-3 0-11 0-11 7 0 6 7 6 13 6 35 0 71 0 106 0 7 0 13 0 13-6 0-7-7-7-11-7-22 0-23-3-23-22 0-28 0-56 0-85zM173 124c10-14 12-35 12-51 0-19-4-40-16-55 17 3 54 15 54 55 0 24-11 44-50 51zM98 34c0-8 0-21 24-21 32 0 48 15 48 60 0 49-12 57-72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3" draw:text-style-name="P6" svg:width="0.0732in" svg:height="0.0728in" svg:x="0.6972in" svg:y="0.0394in" svg:viewBox="0 0 187 186" svg:d="M93 83c-25-26-51-52-77-77-4-5-5-6-8-6-4 0-8 3-8 8 0 2 1 3 5 7 26 26 52 52 77 77-25 26-51 52-77 79-4 4-5 5-5 7 0 5 4 8 8 8 3 0 4-1 8-5 26-27 52-52 77-78 27 27 54 53 81 81 2 0 3 2 5 2 5 0 8-3 8-8 0-1 0-2-1-4-1-1-62-62-82-82 24-23 48-47 71-70 2-2 8-7 10-9 0-1 2-3 2-5 0-5-3-8-8-8-3 0-4 1-9 6-25 25-51 51-77 77z"><text:p/></draw:path><draw:path draw:style-name="gr3" draw:text-style-name="P6" svg:width="0.1043in" svg:height="0.1031in" svg:x="0.8291in" svg:y="0.0098in" svg:viewBox="0 0 266 263" svg:d="M98 143c4 0 10 0 14 0 19 30 39 60 57 88 5 7 14 22 18 28 3 4 4 4 13 4 18 0 35 0 53 0 8 0 13 0 13-6 0-4-2-6-5-7-15-3-34-29-43-41-4-3-22-28-49-70 36-6 69-21 69-66 0-54-58-73-103-73-40 0-81 0-122 0-6 0-13 0-13 7 0 6 8 6 11 6 22 0 24 4 24 22 0 64 0 129 0 193 0 19-2 22-24 22-3 0-11 0-11 7 0 6 7 6 13 6 35 0 72 0 107 0 6 0 12 0 12-6 0-7-7-7-11-7-22 0-23-3-23-22 0-28 0-56 0-85zM173 124c11-14 12-35 12-51 0-19-2-40-16-55 17 3 54 15 54 55 0 24-11 44-50 51zM98 34c0-8 0-21 24-21 33 0 48 15 48 60 0 49-12 57-72 57 0-32 0-64 0-96zM45 250c3-7 3-18 3-21 0-64 0-129 0-194 0-4 0-14-3-22 14 0 30 0 44 0-4 7-4 15-4 20 0 65 0 131 0 196 0 3 0 14 2 21-14 0-28 0-42 0zM128 143c2 0 4-1 7-1 6 0 15 0 20-1 6 9 47 77 79 109-12 0-25 0-37 0-23-35-46-72-69-107z"><text:p/></draw:path></draw:g></text:span><text:span text:style-name="T26">, נניח </text:span><text:span text:style-name="T26"><draw:g text:anchor-type="as-char" svg:y="-0.1134in" draw:z-index="143" draw:name="Shape161" draw:style-name="gr1"><svg:title>TexMaths</svg:title><svg:desc>11§display§\la a_1, b_1 \ra S \la x, y \ra \land \la a_2, b_2 \ra S \la x, y \ra§svg§600§FALSE§</svg:desc><draw:path draw:style-name="gr2" draw:text-style-name="P5" svg:width="1.9831in" svg:height="0.1354in" svg:x="0.0004in" svg:y="0.0071in" svg:viewBox="0 0 5038 345" svg:d="M0 0c1679 0 3359 0 5038 0 0 115 0 230 0 345-1679 0-3359 0-5038 0 0-115 0-230 0-345z"><text:p/></draw:path><draw:path draw:style-name="gr3" draw:text-style-name="P6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693in" svg:height="0.0681in" svg:x="0.0579in" svg:y="0.0453in" svg:viewBox="0 0 177 174" svg:d="M129 24c-8-14-19-24-37-24-45 0-92 56-92 112 0 37 21 62 51 62 7 0 27-1 50-29 4 17 17 29 35 29 14 0 22-9 29-21 7-14 12-37 12-38 0-4-4-4-5-4-4 0-4 1-5 7-6 25-14 48-29 48-11 0-13-10-13-17 0-9 2-12 6-29s4-21 9-35c4-19 9-37 13-54 3-11 3-11 3-13 0-7-5-10-12-10-9 0-14 9-15 16zM103 124c-2 7-2 8-7 15-18 21-33 27-44 27-19 0-24-22-24-36 0-20 12-67 20-85 13-23 30-37 46-37 25 0 30 32 30 34s-1 4-2 6c-6 26-12 51-19 76z"><text:p/></draw:path><draw:path draw:style-name="gr3" draw:text-style-name="P6" svg:width="0.0386in" svg:height="0.0701in" svg:x="0.1437in" svg:y="0.0661in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3" draw:text-style-name="P6" svg:width="0.0173in" svg:height="0.0453in" svg:x="0.2134in" svg:y="0.0972in" svg:viewBox="0 0 45 116" svg:d="M45 41c0-26-9-41-24-41-13 0-21 10-21 21 0 10 8 21 21 21 4 0 10-2 13-6 1-1 1-1 2-1 0 2 1 0 1 6 0 28-14 51-26 65-4 3-4 4-4 5 0 4 2 5 3 5 4 0 35-30 35-75z"><text:p/></draw:path><draw:path draw:style-name="gr3" draw:text-style-name="P6" svg:width="0.0555in" svg:height="0.1059in" svg:x="0.2756in" svg:y="0.0071in" svg:viewBox="0 0 142 270" svg:d="M74 3c-1-1 0-3-5-3-8 0-37 2-47 3-3 0-8 1-8 8 0 4 4 4 10 4 18 0 19 4 19 7s-3 17-6 24c-11 42-20 84-31 126-5 20-6 24-6 37 0 38 20 61 48 61 47 0 94-58 94-111 0-36-21-62-52-62-17 0-33 11-45 23 10-40 19-78 29-117zM37 150c3-9 3-10 6-15 20-24 36-30 47-30 13 0 24 12 24 36 0 23-13 66-19 81-14 26-31 40-47 40-13 0-25-11-25-40 0-6 0-14 6-37 3-12 5-24 8-35z"><text:p/></draw:path><draw:path draw:style-name="gr3" draw:text-style-name="P6" svg:width="0.0382in" svg:height="0.0701in" svg:x="0.3453in" svg:y="0.0661in" svg:viewBox="0 0 98 179" svg:d="M61 8c0-7 0-8-8-8-18 18-42 18-53 18 0 3 0 6 0 10 7 0 24 0 40-8 0 45 0 91 0 137 0 9 0 13-28 13-3 0-6 0-10 0 0 3 0 6 0 9 5 0 38-1 48-1 8 0 42 1 48 1 0-3 0-6 0-9-3 0-7 0-10 0-27 0-27-4-27-13 0-50 0-100 0-149z"><text:p/></draw:path><draw:path draw:style-name="gr3" draw:text-style-name="P6" svg:width="0.0335in" svg:height="0.1508in" svg:x="0.4102in" svg:y="0in" svg:viewBox="0 0 86 384" svg:d="M85 198c1-4 1-5 1-5 0-1 0-3-1-7-23-59-45-119-68-177-3-7-5-9-9-9-5 0-8 3-8 8 0 1 0 2 2 6 23 60 45 119 68 179-23 58-45 117-68 177-2 4-2 4-2 7 0 4 3 7 8 7s6-4 7-7c24-60 47-119 70-179z"><text:p/></draw:path><draw:path draw:style-name="gr3" draw:text-style-name="P6" svg:width="0.0898in" svg:height="0.1094in" svg:x="0.4693in" svg:y="0.0071in" svg:viewBox="0 0 229 279" svg:d="M229 3c0-1-1-3-5-3-2 0-2 0-6 6-7 7-12 14-19 22-10-19-30-28-55-28-49 0-96 44-96 90 0 32 20 50 40 55 14 4 28 7 42 11s35 9 35 40c0 34-31 70-69 70-24 0-67-7-67-56 0-9 1-17 2-20 0-1 0-1 0-2 0-4-2-4-5-4-2 0-2 0-3 1-2 2-23 89-23 90 0 2 1 4 3 4 3 0 4 0 8-6 7-7 12-14 19-22 16 22 43 28 65 28 52 0 99-51 99-98 0-27-14-40-20-46-9-8-14-9-49-18-8-2-23-7-26-8-10-3-23-14-23-34 0-32 31-64 67-64 32 0 56 17 56 59 0 13-1 19-1 21 0 1 0 5 4 5s5-1 6-8c7-29 14-56 21-85z"><text:p/></draw:path><draw:path draw:style-name="gr3" draw:text-style-name="P6" svg:width="0.0335in" svg:height="0.1508in" svg:x="0.5799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756in" svg:height="0.0681in" svg:x="0.6268in" svg:y="0.0453in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" draw:text-style-name="P6" svg:width="0.0173in" svg:height="0.0453in" svg:x="0.7224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6" svg:width="0.0697in" svg:height="0.0972in" svg:x="0.7815in" svg:y="0.0453in" svg:viewBox="0 0 178 248" svg:d="M176 23c2-5 2-5 2-9 0-6-5-10-11-10-4 0-10 3-14 8 0 2-3 14-6 21-2 10-4 20-7 31-6 23-11 46-17 69-2 6-18 33-44 33-20 0-24-17-24-32 0-17 7-40 20-75 6-16 8-20 8-28 0-17-13-31-32-31-37 0-51 56-51 59 0 4 3 4 4 4 5 0 5-1 7-7 10-36 25-48 39-48 3 0 9 0 9 13 0 9-3 20-6 26-16 41-22 63-22 82 0 34 24 45 47 45 14 0 28-7 39-17-6 20-10 38-26 58-10 13-24 25-41 25-6 0-24-2-30-16 5 0 11 0 16-5 4-4 8-9 8-16 0-11-11-13-14-13-9 0-22 6-22 25 0 18 17 33 42 33 39 0 79-36 90-77 12-50 24-99 36-148z"><text:p/></draw:path><draw:path draw:style-name="gr3" draw:text-style-name="P6" svg:width="0.0335in" svg:height="0.1508in" svg:x="0.8654in" svg:y="0in" svg:viewBox="0 0 86 384" svg:d="M85 198c1-4 1-5 1-5 0-1 0-3-1-7-23-59-45-119-68-177-3-7-5-9-9-9-5 0-8 3-8 8 0 1 0 2 2 6 23 60 45 119 68 179-23 58-45 117-68 177-2 4-2 4-2 7 0 4 3 7 8 7s6-4 7-7c24-60 47-119 70-179z"><text:p/></draw:path><draw:path draw:style-name="gr3" draw:text-style-name="P6" svg:width="0.0843in" svg:height="0.0933in" svg:x="0.9587in" svg:y="0.0217in" svg:viewBox="0 0 215 238" svg:d="M116 9c-3-7-5-9-9-9-5 0-6 3-8 9-32 71-65 143-97 213-2 6-2 6-2 8 0 5 3 8 8 8 2 0 5-1 9-8 29-67 60-135 90-204 31 69 60 137 91 204 3 8 8 8 9 8 4 0 8-3 8-8 0-1 0-1-3-5-32-72-65-145-96-216z"><text:p/></draw:path><draw:path draw:style-name="gr3" draw:text-style-name="P6" svg:width="0.0339in" svg:height="0.1508in" svg:x="1.1016in" svg:y="0in" svg:viewBox="0 0 87 384" svg:d="M85 14c2-4 2-4 2-6 0-5-3-8-8-8-3 0-6 2-9 9-23 58-45 118-68 177-1 2-2 4-2 7 0 0 0 1 2 5 23 60 45 119 68 177 2 4 4 9 9 9s8-3 8-7c0-2 0-3-2-7-23-60-45-119-68-177 23-60 45-119 68-179z"><text:p/></draw:path><draw:path draw:style-name="gr3" draw:text-style-name="P6" svg:width="0.0693in" svg:height="0.0681in" svg:x="1.15in" svg:y="0.0453in" svg:viewBox="0 0 177 174" svg:d="M129 24c-7-14-18-24-35-24-46 0-94 56-94 112 0 37 22 62 52 62 7 0 27-1 50-29 4 17 17 29 36 29 13 0 22-9 28-21 7-14 11-37 11-38 0-4-3-4-4-4-4 0-5 1-6 7-6 25-13 48-28 48-11 0-12-10-12-17 0-9 1-12 5-29 3-17 4-21 8-35 4-19 10-37 14-54 2-11 2-11 2-13 0-7-4-10-11-10-9 0-15 9-16 16zM105 124c-3 7-3 8-8 15-18 21-33 27-44 27-20 0-25-22-25-36 0-20 13-67 22-85 12-23 28-37 44-37 25 0 30 32 30 34s0 4-1 6c-6 26-12 51-18 76z"><text:p/></draw:path><draw:path draw:style-name="gr3" draw:text-style-name="P6" svg:width="0.0465in" svg:height="0.0701in" svg:x="1.2315in" svg:y="0.0661in" svg:viewBox="0 0 119 179" svg:d="M119 130c-3 0-6 0-9 0-1 7-3 22-7 25-2 1-23 1-27 1-17 0-33 0-50 0 29-25 38-32 54-45 20-15 39-33 39-58 0-33-29-53-63-53s-56 24-56 48c0 15 11 16 14 16 7 0 15-5 15-14 0-6-3-15-17-15 9-18 28-25 40-25 27 0 40 21 40 43 0 23-16 42-25 52-22 21-43 41-65 63-2 4-2 4-2 11 37 0 74 0 111 0 2-16 6-33 8-49z"><text:p/></draw:path><draw:path draw:style-name="gr3" draw:text-style-name="P6" svg:width="0.0173in" svg:height="0.0453in" svg:x="1.3059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6" svg:width="0.0559in" svg:height="0.1059in" svg:x="1.3673in" svg:y="0.0071in" svg:viewBox="0 0 143 270" svg:d="M75 3c-2-1 0-3-6-3-8 0-36 2-47 3-2 0-7 1-7 8 0 4 4 4 9 4 19 0 20 4 20 7s-3 17-5 24c-11 42-21 84-32 126-5 20-7 24-7 37 0 38 21 61 50 61 46 0 93-58 93-111 0-36-21-62-52-62-17 0-34 11-45 23 10-40 19-78 29-117zM39 150c2-9 2-10 5-15 19-24 36-30 46-30 15 0 24 12 24 36 0 23-12 66-18 81-13 26-31 40-46 40-14 0-26-11-26-40 0-6 0-14 6-37 3-12 5-24 9-35z"><text:p/></draw:path><draw:path draw:style-name="gr3" draw:text-style-name="P6" svg:width="0.0469in" svg:height="0.0701in" svg:x="1.4323in" svg:y="0.0661in" svg:viewBox="0 0 120 179" svg:d="M120 130c-3 0-6 0-9 0-1 7-4 22-8 25-2 1-23 1-26 1-16 0-33 0-49 0 27-25 37-32 53-45 20-15 39-33 39-58 0-33-29-53-64-53-33 0-56 24-56 48 0 15 12 16 14 16 7 0 15-5 15-14 0-6-1-15-16-15 8-18 27-25 40-25 26 0 41 21 41 43 0 23-17 42-26 52-22 21-43 41-65 63-3 4-3 4-3 11 37 0 75 0 112 0 2-16 6-33 8-49z"><text:p/></draw:path><draw:path draw:style-name="gr3" draw:text-style-name="P6" svg:width="0.0335in" svg:height="0.1508in" svg:x="1.5024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6" svg:width="0.0902in" svg:height="0.1094in" svg:x="1.561in" svg:y="0.0071in" svg:viewBox="0 0 230 279" svg:d="M230 3c0-1-1-3-4-3s-3 0-8 6c-6 7-12 14-18 22-11-19-31-28-56-28-48 0-94 44-94 90 0 32 19 50 39 55 14 4 28 7 42 11s35 9 35 40c0 34-32 70-69 70-25 0-68-7-68-56 0-9 2-17 2-20 1-1 1-1 1-2 0-4-2-4-4-4-3 0-4 0-5 1-1 2-23 89-23 90 0 2 2 4 4 4 3 0 3 0 7-6 7-7 13-14 20-22 16 22 43 28 65 28 53 0 98-51 98-98 0-27-14-40-19-46-9-8-14-9-48-18-9-2-24-7-27-8-11-3-23-14-23-34 0-32 31-64 67-64 32 0 56 17 56 59 0 13-2 19-2 21 0 1 0 5 4 5 5 0 5-1 7-8 7-29 14-56 21-85z"><text:p/></draw:path><draw:path draw:style-name="gr3" draw:text-style-name="P6" svg:width="0.0339in" svg:height="0.1508in" svg:x="1.672in" svg:y="0in" svg:viewBox="0 0 87 384" svg:d="M85 14c2-4 2-4 2-6 0-5-3-8-8-8-3 0-6 2-9 9-23 58-45 118-68 177-1 2-2 4-2 7 0 0 0 1 2 5 23 60 45 119 68 177 2 4 4 9 9 9s8-3 8-7c0-2 0-3-2-7-23-60-45-119-68-177 23-60 45-119 68-179z"><text:p/></draw:path><draw:path draw:style-name="gr3" draw:text-style-name="P6" svg:width="0.0756in" svg:height="0.0681in" svg:x="1.7193in" svg:y="0.0453in" svg:viewBox="0 0 193 174" svg:d="M118 54c2-10 11-46 38-46 1 0 11 0 19 5-11 2-19 12-19 21 0 7 5 13 16 13 7 0 21-6 21-22 0-19-24-25-37-25-22 0-36 20-40 29-10-26-31-29-42-29-40 0-63 50-63 59 0 4 4 4 6 4 3 0 4-1 4-5 13-40 38-50 52-50 7 0 21 4 21 26 0 12-7 38-21 92-6 24-20 40-37 40-2 0-11 0-19-5 9-2 18-10 18-21 0-10-9-13-14-13-12 0-21 10-21 22 0 17 19 25 36 25 26 0 39-26 41-29 4 15 18 29 41 29 40 0 62-50 62-59 0-4-3-4-5-4-3 0-3 1-4 5-14 40-40 50-52 50-16 0-21-13-21-25 0-9 2-18 7-34 4-18 8-35 13-53z"><text:p/></draw:path><draw:path draw:style-name="gr3" draw:text-style-name="P6" svg:width="0.0177in" svg:height="0.0453in" svg:x="1.8146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6" svg:width="0.0697in" svg:height="0.0972in" svg:x="1.8736in" svg:y="0.0453in" svg:viewBox="0 0 178 248" svg:d="M176 23c2-5 2-5 2-9 0-6-5-10-12-10-3 0-10 3-13 8-1 2-3 14-6 21-2 10-5 20-7 31-6 23-12 46-18 69-1 6-17 33-43 33-20 0-24-17-24-32 0-17 7-40 20-75 5-16 8-20 8-28 0-17-13-31-32-31-37 0-51 56-51 59 0 4 3 4 4 4 4 0 5-1 6-7 11-36 26-48 40-48 3 0 9 0 9 13 0 9-4 20-6 26-16 41-23 63-23 82 0 34 25 45 47 45 15 0 29-7 40-17-6 20-10 38-26 58-10 13-25 25-43 25-5 0-22-2-28-16 5 0 11 0 16-5 4-4 8-9 8-16 0-11-11-13-14-13-9 0-22 6-22 25 0 18 16 33 40 33 40 0 81-36 91-77 12-50 25-99 37-148z"><text:p/></draw:path><draw:path draw:style-name="gr3" draw:text-style-name="P6" svg:width="0.0335in" svg:height="0.1508in" svg:x="1.9579in" svg:y="0in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26">, ונוכיח </text:span><text:span text:style-name="T26"><draw:g text:anchor-type="as-char" svg:y="-0.1134in" draw:z-index="140" draw:name="Shape162" draw:style-name="gr1"><svg:title>TexMaths</svg:title><svg:desc>11§display§\la a_1, b_1 \ra = \la a_2, b_2 \ra§svg§600§FALSE§</svg:desc><draw:path draw:style-name="gr2" draw:text-style-name="P5" svg:width="1.1063in" svg:height="0.1358in" svg:x="0.0004in" svg:y="0.0071in" svg:viewBox="0 0 2811 346" svg:d="M1406 346c-469 0-937 0-1406 0 0-116 0-230 0-346 937 0 1874 0 2811 0 0 116 0 230 0 346-469 0-937 0-1405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693in" svg:height="0.0685in" svg:x="0.0579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386in" svg:height="0.0701in" svg:x="0.1437in" svg:y="0.0661in" svg:viewBox="0 0 99 179" svg:d="M62 8c0-8-1-8-8-8-18 17-43 17-54 17 0 3 0 6 0 9 7 0 24 0 40-7 0 46 0 92 0 138 0 9 0 13-28 13-3 0-6 0-10 0 0 3 0 6 0 9 5-1 39-1 49-1 7 0 41 0 48 1 0-3 0-6 0-9-3 0-7 0-10 0-27 0-27-4-27-13 0-50 0-100 0-149z"><text:p/></draw:path><draw:path draw:style-name="gr3" draw:text-style-name="P6" svg:width="0.0173in" svg:height="0.0453in" svg:x="0.2134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555in" svg:height="0.1063in" svg:x="0.2756in" svg:y="0.0071in" svg:viewBox="0 0 142 271" svg:d="M74 4c0-1 0-4-5-4-8 0-37 3-47 3-3 1-8 1-8 8 0 6 4 6 10 6 18 0 19 2 19 6 0 2-3 16-6 23-11 42-20 84-31 127-5 19-6 25-6 37 0 37 20 61 48 61 47 0 94-57 94-112 0-36-21-62-52-62-17 0-33 11-45 23 10-39 19-77 29-116zM37 150c3-8 3-9 6-13 20-26 37-31 47-31 13 0 24 11 24 36 0 23-13 66-19 80-14 27-31 40-47 40-13 0-25-10-25-38 0-8 0-15 6-39 3-12 5-24 8-35z"><text:p/></draw:path><draw:path draw:style-name="gr3" draw:text-style-name="P6" svg:width="0.0382in" svg:height="0.0701in" svg:x="0.3453in" svg:y="0.0661in" svg:viewBox="0 0 98 179" svg:d="M61 8c0-8 0-8-8-8-18 17-42 17-53 17 0 3 0 6 0 9 7 0 24 0 40-7 0 46 0 92 0 138 0 9 0 13-28 13-3 0-6 0-10 0 0 3 0 6 0 9 5-1 38-1 48-1 8 0 42 0 48 1 0-3 0-6 0-9-3 0-7 0-10 0-27 0-27-4-27-13 0-50 0-100 0-149z"><text:p/></draw:path><draw:path draw:style-name="gr3" draw:text-style-name="P6" svg:width="0.0335in" svg:height="0.1512in" svg:x="0.4102in" svg:y="0in" svg:viewBox="0 0 86 385" svg:d="M85 199c1-4 1-5 1-6 0-3 0-1-1-6-23-59-45-119-68-178-3-7-5-9-9-9-5 0-8 3-8 8 0 1 0 2 2 6 23 60 45 119 68 179-23 58-45 117-68 177-2 4-2 5-2 8 0 4 3 7 8 7s6-4 7-7c24-60 47-119 70-179z"><text:p/></draw:path><draw:path draw:style-name="gr3" draw:text-style-name="P6" svg:width="0.1004in" svg:height="0.0354in" svg:x="0.5118in" svg:y="0.0571in" svg:viewBox="0 0 256 91" svg:d="M243 17c6 0 13-2 13-9 0-8-7-8-12-8-77 0-155 0-232 0-5 0-12 0-12 8 0 7 7 9 12 9 77 0 154 0 231 0zM244 91c5 0 12 0 12-7 0-9-7-9-13-9-77 0-154 0-231 0-5 0-12 0-12 9 0 7 7 7 12 7 77 0 155 0 232 0z"><text:p/></draw:path><draw:path draw:style-name="gr3" draw:text-style-name="P6" svg:width="0.0339in" svg:height="0.1512in" svg:x="0.6799in" svg:y="0in" svg:viewBox="0 0 87 385" svg:d="M85 15c2-4 2-5 2-7 0-5-3-8-8-8-4 0-6 2-9 9-23 59-45 118-68 177-1 2-2 4-2 7 0 2 0 2 2 6 23 59 45 118 68 176 2 5 4 10 9 10s8-3 8-7c0-1 0-3-2-7-23-59-45-119-68-178 23-60 45-119 68-178z"><text:p/></draw:path><draw:path draw:style-name="gr3" draw:text-style-name="P6" svg:width="0.0693in" svg:height="0.0685in" svg:x="0.7283in" svg:y="0.0453in" svg:viewBox="0 0 177 175" svg:d="M129 25c-7-14-18-25-35-25-46 0-94 57-94 113 0 37 22 62 52 62 7 0 27-1 50-29 4 16 17 29 36 29 13 0 22-9 28-21 7-14 11-37 11-38 0-4-3-4-4-4-4 0-5 1-6 7-6 25-13 47-29 47-10 0-11-10-11-17 0-9 1-11 4-29 4-17 5-20 9-34 4-18 10-36 14-54 2-11 2-12 2-13 0-7-4-11-11-11-9 0-15 9-16 17zM105 124c-3 8-3 8-9 15-17 22-32 27-43 27-20 0-25-21-25-36 0-19 13-66 22-84 12-23 28-37 44-37 25 0 30 32 30 34s-1 4-1 7c-6 24-12 49-18 74z"><text:p/></draw:path><draw:path draw:style-name="gr3" draw:text-style-name="P6" svg:width="0.0469in" svg:height="0.0701in" svg:x="0.8094in" svg:y="0.0661in" svg:viewBox="0 0 120 179" svg:d="M120 130c-3 0-6 0-9 0-1 5-3 22-8 24-2 2-22 2-26 2-16 0-33 0-49 0 28-25 37-33 53-45 20-16 39-33 39-58 0-33-29-53-63-53s-57 23-57 48c0 14 12 15 15 15 6 0 15-5 15-15 0-4-2-14-17-14 9-19 27-24 40-24 27 0 41 21 41 43 0 23-17 42-26 52-22 21-43 41-65 63-3 3-3 4-3 11 37 0 75 0 112 0 2-16 6-33 8-49z"><text:p/></draw:path><draw:path draw:style-name="gr3" draw:text-style-name="P6" svg:width="0.0173in" svg:height="0.0453in" svg:x="0.8846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559in" svg:height="0.1063in" svg:x="0.9461in" svg:y="0.0071in" svg:viewBox="0 0 143 271" svg:d="M75 4c0-1 0-4-6-4-8 0-37 3-47 3-3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6" svg:width="0.0469in" svg:height="0.0701in" svg:x="1.011in" svg:y="0.0661in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3" draw:text-style-name="P6" svg:width="0.0339in" svg:height="0.1512in" svg:x="1.0807in" svg:y="0in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26">, שלפי התכונה המרכזית של זוג סדור שקול לכך ש־</text:span><text:span text:style-name="T26"><draw:g text:anchor-type="as-char" svg:y="-0.1047in" draw:z-index="142" draw:name="Shape163" draw:style-name="gr1"><svg:title>TexMaths</svg:title><svg:desc>11§display§a_1 = a_2 \land b_1 = b_2§svg§600§FALSE§</svg:desc><draw:path draw:style-name="gr2" draw:text-style-name="P5" svg:width="1.1083in" svg:height="0.1118in" svg:x="0.0024in" svg:y="0.0079in" svg:viewBox="0 0 2816 285" svg:d="M1409 285c-470 0-939 0-1409 0 0-94 0-190 0-285 939 0 1877 0 2816 0 0 95 0 191 0 285-469 0-939 0-1407 0z"><text:p/></draw:path><draw:path draw:style-name="gr3" draw:text-style-name="P6" svg:width="0.0693in" svg:height="0.0685in" svg:x="0.0004in" svg:y="0.0382in" svg:viewBox="0 0 177 175" svg:d="M129 25c-7-14-18-25-36-25-45 0-93 57-93 113 0 37 22 62 52 62 7 0 27-1 50-28 4 16 17 28 35 28 14 0 22-9 29-21 7-14 11-37 11-38 0-4-3-4-4-4-5 0-5 1-6 7-6 25-13 47-30 47-9 0-11-10-11-17 0-8 2-11 5-29 4-15 5-20 9-34 4-19 10-36 14-54 2-11 2-12 2-13 0-7-4-11-11-11-9 0-15 9-16 17zM103 126c-1 6-1 7-7 14-17 21-32 26-43 26-20 0-26-21-26-36 0-19 13-66 22-84 11-23 29-37 44-37 26 0 31 32 31 34s-1 4-1 7c-6 25-13 50-20 76z"><text:p/></draw:path><draw:path draw:style-name="gr3" draw:text-style-name="P6" svg:width="0.0382in" svg:height="0.0697in" svg:x="0.0866in" svg:y="0.0575in" svg:viewBox="0 0 98 178" svg:d="M60 8c0-8 0-8-7-8-18 17-42 18-53 18 0 3 0 6 0 10 7 0 24 0 38-8 0 45 0 91 0 138 0 8 0 12-26 12-3 0-8 0-11 0 0 3 0 6 0 8 6 0 39-1 48-1s43 1 49 1c0-2 0-5 0-8-3 0-7 0-10 0-28 0-28-4-28-12 0-51 0-101 0-150z"><text:p/></draw:path><draw:path draw:style-name="gr3" draw:text-style-name="P6" svg:width="0.1008in" svg:height="0.035in" svg:x="0.1941in" svg:y="0.05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0693in" svg:height="0.0685in" svg:x="0.352in" svg:y="0.0382in" svg:viewBox="0 0 177 175" svg:d="M129 25c-7-14-18-25-36-25-45 0-93 57-93 113 0 37 21 62 52 62 7 0 26-1 50-28 2 16 17 28 35 28 14 0 22-9 29-21 6-14 11-37 11-38 0-4-3-4-4-4-5 0-5 1-6 7-6 25-13 47-30 47-9 0-11-10-11-17 0-8 0-11 5-29 4-15 5-20 9-34 4-19 10-36 14-54 2-11 2-12 2-13 0-7-4-11-11-11-10 0-15 9-16 17zM103 126c-1 6-1 7-7 14-17 21-33 26-43 26-20 0-26-21-26-36 0-19 13-66 21-84 12-23 30-37 45-37 26 0 31 32 31 34s-1 4-1 7c-6 25-13 50-20 76z"><text:p/></draw:path><draw:path draw:style-name="gr3" draw:text-style-name="P6" svg:width="0.0469in" svg:height="0.0697in" svg:x="0.4331in" svg:y="0.0575in" svg:viewBox="0 0 120 178" svg:d="M120 130c-3 0-6 0-9 0-1 7-4 22-8 25-2 1-23 1-26 1-17 0-33 0-50 0 28-25 38-33 54-45 20-16 39-33 39-58 0-33-29-53-64-53-33 0-56 23-56 48 0 14 12 16 14 16 7 0 15-6 15-14 0-6-2-15-16-15 8-20 27-25 40-25 26 0 40 21 40 43 0 23-16 42-25 52-22 21-43 42-65 64-3 2-3 3-3 9 37 0 75 0 112 0 2-15 6-31 8-48z"><text:p/></draw:path><draw:path draw:style-name="gr3" draw:text-style-name="P6" svg:width="0.0839in" svg:height="0.0933in" svg:x="0.537in" svg:y="0.0146in" svg:viewBox="0 0 214 238" svg:d="M117 8c-4-7-6-8-9-8-6 0-7 2-9 8-32 71-65 143-97 215-2 5-2 5-2 7 0 5 3 8 8 8 2 0 5-1 8-8 31-67 61-135 92-204 29 69 60 137 90 204 3 8 8 8 9 8 4 0 7-3 7-8 0-1 0-1-2-6-32-72-64-145-95-216z"><text:p/></draw:path><draw:path draw:style-name="gr3" draw:text-style-name="P6" svg:width="0.0559in" svg:height="0.1063in" svg:x="0.6701in" svg:y="0in" svg:viewBox="0 0 143 271" svg:d="M75 4c-2-1 0-4-6-4-9 0-36 3-47 4-2 0-7 0-7 8 0 5 4 5 9 5 19 0 20 2 20 6 0 2-3 16-6 24-11 42-20 84-31 126-5 18-7 24-7 37 0 37 21 61 49 61 46 0 94-57 94-112 0-34-21-62-52-62-17 0-34 12-45 23 10-38 19-77 29-116zM38 150c3-8 3-9 6-13 19-26 36-31 46-31 14 0 24 12 24 36 0 23-12 66-19 81-13 26-30 39-46 39-13 0-26-10-26-38 0-8 0-15 7-39 3-11 5-23 8-35z"><text:p/></draw:path><draw:path draw:style-name="gr3" draw:text-style-name="P6" svg:width="0.0386in" svg:height="0.0697in" svg:x="0.7398in" svg:y="0.0575in" svg:viewBox="0 0 99 178" svg:d="M62 8c0-8 0-8-8-8-18 17-42 18-54 18 0 3 0 6 0 10 7 0 25 0 40-8 0 45 0 91 0 138 0 8 0 12-27 12-3 0-8 0-11 0 0 3 0 6 0 8 6 0 39-1 49-1 8 0 42 1 48 1 0-2 0-5 0-8-3 0-7 0-10 0-27 0-27-4-27-12 0-51 0-101 0-150z"><text:p/></draw:path><draw:path draw:style-name="gr3" draw:text-style-name="P6" svg:width="0.1004in" svg:height="0.035in" svg:x="0.8476in" svg:y="0.0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559in" svg:height="0.1063in" svg:x="1.0067in" svg:y="0in" svg:viewBox="0 0 143 271" svg:d="M75 4c-2-1 0-4-6-4-9 0-37 3-47 4-3 0-7 0-7 8 0 5 4 5 9 5 19 0 20 2 20 6 0 2-4 16-6 24-11 42-20 84-31 126-5 18-7 24-7 37 0 37 21 61 49 61 46 0 94-57 94-112 0-34-21-62-52-62-17 0-34 12-45 23 10-38 19-77 29-116zM38 150c3-8 3-9 6-13 19-26 36-31 46-31 14 0 24 12 24 36 0 23-12 66-19 81-13 26-30 39-46 39-13 0-26-10-26-38 0-8 0-15 7-39 3-11 5-23 8-35z"><text:p/></draw:path><draw:path draw:style-name="gr3" draw:text-style-name="P6" svg:width="0.0469in" svg:height="0.0697in" svg:x="1.0717in" svg:y="0.0575in" svg:viewBox="0 0 120 178" svg:d="M120 130c-3 0-7 0-10 0 0 7-3 22-7 25-2 1-23 1-26 1-17 0-34 0-51 0 29-25 39-33 55-45 20-16 39-33 39-58 0-33-29-53-64-53-33 0-56 23-56 48 0 14 12 16 14 16 7 0 15-6 15-14 0-6-3-15-16-15 8-20 27-25 40-25 26 0 40 21 40 43 0 23-16 42-25 52-22 21-43 42-65 64-3 2-3 3-3 9 37 0 74 0 111 0 3-15 6-31 9-48z"><text:p/></draw:path></draw:g></text:span><text:span text:style-name="T26">, כאשר התנאי הראשון כבר מתקיים. על בסיס ההנחה, </text:span><text:span text:style-name="T26"><draw:g text:anchor-type="as-char" svg:y="-0.1319in" draw:z-index="144" draw:name="Shape164" draw:style-name="gr1"><svg:title>TexMaths</svg:title><svg:desc>11§display§a_1^2 + b_1^2 = x^2 + y^2 + a_2^2 + b_2^2§svg§600§FALSE§</svg:desc><draw:path draw:style-name="gr2" draw:text-style-name="P5" svg:width="1.7839in" svg:height="0.1539in" svg:x="0.0024in" svg:y="0.0079in" svg:viewBox="0 0 4532 392" svg:d="M0 0c1510 0 3022 0 4532 0 0 131 0 261 0 392-1510 0-3022 0-4532 0 0-131 0-261 0-392z"><text:p/></draw:path><draw:path draw:style-name="gr3" draw:text-style-name="P6" svg:width="0.0693in" svg:height="0.0681in" svg:x="0.0004in" svg:y="0.0665in" svg:viewBox="0 0 177 174" svg:d="M129 24c-7-14-18-24-35-24-46 0-94 56-94 112 0 36 21 62 52 62 7 0 26-2 49-29 4 17 18 29 35 29 15 0 24-9 29-21 7-15 12-38 12-39 0-3-3-3-4-3-5 0-5 1-6 7-6 25-13 48-29 48-10 0-11-11-11-19 0-7 0-11 4-27 4-17 5-21 9-35 4-18 10-37 14-54 2-11 2-12 2-13 0-7-4-10-11-10-10 0-15 7-16 16zM103 124c-2 7-2 8-7 14-17 21-33 28-44 28-19 0-24-22-24-36 0-20 12-67 20-85 13-23 30-37 46-37 25 0 30 32 30 34s-1 4-1 6c-6 26-13 51-20 76z"><text:p/></draw:path><draw:path draw:style-name="gr3" draw:text-style-name="P6" svg:width="0.0469in" svg:height="0.0701in" svg:x="0.0815in" svg:y="0in" svg:viewBox="0 0 120 179" svg:d="M120 130c-3 0-6 0-9 0-1 6-4 22-8 24-2 2-23 2-26 2-16 0-33 0-49 0 27-25 37-33 53-45 20-17 39-33 39-58 0-33-29-53-64-53-33 0-56 23-56 48 0 14 12 16 14 16 7 0 15-6 15-15 0-5-1-14-16-14 8-20 27-25 40-25 26 0 41 21 41 43 0 23-17 41-26 51-22 21-43 42-65 64-3 2-3 3-3 11 37 0 75 0 112 0 2-16 6-33 8-49z"><text:p/></draw:path><draw:path draw:style-name="gr3" draw:text-style-name="P6" svg:width="0.0382in" svg:height="0.0701in" svg:x="0.0866in" svg:y="0.0996in" svg:viewBox="0 0 98 179" svg:d="M61 8c0-8 0-8-8-8-18 18-42 18-53 18 0 3 0 6 0 9 6 0 24 0 39-7 0 46 0 91 0 137 0 9 0 12-27 12-3 0-8 0-11 0 0 3 0 7 0 10 6 0 39-1 49-1 8 0 42 1 48 1 0-3 0-7 0-10-3 0-7 0-10 0-27 0-27-3-27-12 0-50 0-100 0-149z"><text:p/></draw:path><draw:path draw:style-name="gr3" draw:text-style-name="P6" svg:width="0.1008in" svg:height="0.1in" svg:x="0.1854in" svg:y="0.0445in" svg:viewBox="0 0 257 255" svg:d="M136 136c37 0 72 0 108 0 6 0 13 0 13-7 0-8-7-8-13-8-36 0-71 0-108 0 0-36 0-72 0-108 0-5 0-13-7-13-8 0-8 8-8 13 0 36 0 72 0 108-36 0-71 0-108 0-5 0-13 0-13 8 0 7 8 7 13 7 37 0 72 0 108 0 0 35 0 72 0 107 0 5 0 12 8 12 7 0 7-7 7-12 0-35 0-72 0-107z"><text:p/></draw:path><draw:path draw:style-name="gr3" draw:text-style-name="P6" svg:width="0.0559in" svg:height="0.1059in" svg:x="0.3362in" svg:y="0.0283in" svg:viewBox="0 0 143 270" svg:d="M75 4c-2-1 0-4-6-4-8 0-37 3-47 4-3 0-7 1-7 8 0 4 4 4 9 4 19 0 20 4 20 7 0 2-4 15-5 24-11 42-21 84-32 125-5 19-7 26-7 39 0 36 21 59 50 59 45 0 93-56 93-111 0-35-21-61-52-61-17 0-34 11-45 23 10-40 19-78 29-117zM39 151c2-9 2-10 5-15 19-24 36-31 46-31 15 0 24 13 24 37 0 23-12 67-19 80-12 26-30 41-45 41-14 0-27-11-27-40 0-7 0-13 7-37 3-12 5-24 9-35z"><text:p/></draw:path><draw:path draw:style-name="gr3" draw:text-style-name="P6" svg:width="0.0469in" svg:height="0.0701in" svg:x="0.4012in" svg:y="0in" svg:viewBox="0 0 120 179" svg:d="M120 130c-3 0-7 0-10 0 0 6-3 22-7 24-2 2-23 2-26 2-16 0-34 0-51 0 29-25 39-33 55-45 20-17 39-33 39-58 0-33-29-53-64-53-33 0-56 23-56 48 0 14 12 16 14 16 7 0 15-6 15-15 0-5-3-14-16-14 8-20 27-25 39-25 27 0 42 21 42 43 0 23-17 41-26 51-22 21-44 42-66 64-2 2-2 3-2 11 37 0 74 0 111 0 3-16 6-33 9-49z"><text:p/></draw:path><draw:path draw:style-name="gr3" draw:text-style-name="P6" svg:width="0.0386in" svg:height="0.0701in" svg:x="0.4059in" svg:y="0.0996in" svg:viewBox="0 0 99 179" svg:d="M62 8c0-8-1-8-8-8-18 18-43 18-54 18 0 3 0 6 0 9 7 0 24 0 40-7 0 46 0 91 0 137 0 9 0 12-28 12-3 0-6 0-10 0 0 3 0 7 0 10 5 0 39-1 49-1 7 0 41 1 48 1 0-3 0-7 0-10-3 0-7 0-10 0-27 0-27-3-27-12 0-50 0-100 0-149z"><text:p/></draw:path><draw:path draw:style-name="gr3" draw:text-style-name="P6" svg:width="0.1008in" svg:height="0.035in" svg:x="0.5134in" svg:y="0.078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756in" svg:height="0.0681in" svg:x="0.6701in" svg:y="0.0665in" svg:viewBox="0 0 193 174" svg:d="M118 54c2-10 11-46 38-46 1 0 11 0 19 5-11 2-19 11-19 21 0 6 5 13 16 13 7 0 21-6 21-22 0-20-24-25-37-25-22 0-36 20-40 29-10-26-31-29-42-29-40 0-62 49-62 59 0 4 3 4 5 4 3 0 4-1 4-5 13-40 40-50 53-50 6 0 20 3 20 26 0 12-6 37-20 91-7 24-20 41-38 41-2 0-11 0-18-6 8-2 17-9 17-20 0-10-9-14-14-14-11 0-21 10-21 22 0 18 19 26 36 26 26 0 40-27 41-29 4 14 19 29 42 29 39 0 61-50 61-60 0-3-3-3-4-3-4 0-4 1-5 4-14 41-39 51-52 51-14 0-21-13-21-26 0-8 2-17 7-33 4-18 8-36 13-53z"><text:p/></draw:path><draw:path draw:style-name="gr3" draw:text-style-name="P6" svg:width="0.0469in" svg:height="0.0701in" svg:x="0.7594in" svg:y="0in" svg:viewBox="0 0 120 179" svg:d="M120 130c-3 0-7 0-10 0-1 6-3 22-7 24-2 2-23 2-27 2-17 0-33 0-50 0 29-25 39-33 54-45 21-17 40-33 40-58 0-33-29-53-64-53-33 0-56 23-56 48 0 14 11 16 14 16 7 0 15-6 15-15 0-5-3-14-17-14 9-20 28-25 40-25 27 0 42 21 42 43 0 23-18 41-26 51-22 21-44 42-66 64-2 2-2 3-2 11 37 0 74 0 111 0 3-16 6-33 9-49z"><text:p/></draw:path><draw:path draw:style-name="gr3" draw:text-style-name="P6" svg:width="0.1004in" svg:height="0.1in" svg:x="0.8634in" svg:y="0.0445in" svg:viewBox="0 0 256 255" svg:d="M136 136c37 0 72 0 108 0 6 0 12 0 12-7 0-8-6-8-12-8-36 0-71 0-108 0 0-36 0-72 0-108 0-5 0-13-7-13-8 0-8 8-8 13 0 36 0 72 0 108-36 0-73 0-109 0-5 0-12 0-12 8 0 7 7 7 12 7 36 0 73 0 109 0 0 35 0 72 0 107 0 5 0 12 8 12 7 0 7-7 7-12 0-35 0-72 0-107z"><text:p/></draw:path><draw:path draw:style-name="gr3" draw:text-style-name="P6" svg:width="0.0697in" svg:height="0.0969in" svg:x="1.011in" svg:y="0.0665in" svg:viewBox="0 0 178 247" svg:d="M176 23c2-5 2-7 2-9 0-6-5-11-12-11-3 0-10 4-13 9-1 2-3 13-6 21-2 10-5 20-7 31-6 23-12 46-18 69-1 5-17 33-43 33-20 0-24-18-24-32 0-18 7-42 20-75 5-16 8-21 8-28 0-17-13-31-32-31-37 0-51 55-51 59s3 4 4 4c4 0 5-1 6-7 11-36 26-48 40-48 3 0 9 0 9 13 0 9-4 19-6 26-16 41-23 63-23 82 0 34 24 45 47 45 15 0 29-7 40-17-6 20-10 39-26 58-10 12-25 25-43 25-5 0-23-3-28-17 5 0 11 0 16-4 4-4 8-8 8-16 0-12-11-13-14-13-9 0-22 7-22 25s16 32 40 32c40 0 81-34 91-77 12-49 25-97 37-147z"><text:p/></draw:path><draw:path draw:style-name="gr3" draw:text-style-name="P6" svg:width="0.0465in" svg:height="0.0701in" svg:x="1.0933in" svg:y="0in" svg:viewBox="0 0 119 179" svg:d="M119 130c-3 0-6 0-9 0-1 6-3 22-7 24-2 2-23 2-27 2-17 0-33 0-50 0 29-25 39-33 54-45 20-17 39-33 39-58 0-33-29-53-63-53s-56 23-56 48c0 14 11 16 14 16 7 0 15-6 15-15 0-5-3-14-17-14 9-20 28-25 40-25 27 0 42 21 42 43 0 23-18 41-27 51-22 21-43 42-65 64-2 2-2 3-2 11 37 0 74 0 111 0 2-16 6-33 8-49z"><text:p/></draw:path><draw:path draw:style-name="gr3" draw:text-style-name="P6" svg:width="0.1004in" svg:height="0.1in" svg:x="1.1972in" svg:y="0.0445in" svg:viewBox="0 0 256 255" svg:d="M136 136c37 0 72 0 108 0 6 0 12 0 12-7 0-8-6-8-12-8-36 0-71 0-108 0 0-36 0-72 0-108 0-5 0-13-7-13-8 0-8 8-8 13 0 36 0 72 0 108-36 0-73 0-109 0-5 0-12 0-12 8 0 7 7 7 12 7 36 0 73 0 109 0 0 35 0 72 0 107 0 5 0 12 8 12 7 0 7-7 7-12 0-35 0-72 0-107z"><text:p/></draw:path><draw:path draw:style-name="gr3" draw:text-style-name="P6" svg:width="0.0693in" svg:height="0.0681in" svg:x="1.3465in" svg:y="0.0665in" svg:viewBox="0 0 177 174" svg:d="M129 24c-7-14-18-24-35-24-46 0-94 56-94 112 0 36 22 62 52 62 7 0 27-2 50-29 4 17 17 29 36 29 13 0 22-9 28-21 7-15 11-38 11-39 0-3-3-3-4-3-4 0-5 1-6 7-6 25-13 48-29 48-10 0-11-11-11-19 0-7 1-11 4-27 4-17 5-21 9-35 4-18 10-37 14-54 2-11 2-12 2-13 0-7-4-10-11-10-9 0-15 7-16 16zM103 124c-1 7-1 8-7 14-17 21-32 28-43 28-20 0-25-22-25-36 0-20 13-67 22-85 11-23 28-37 44-37 25 0 30 32 30 34s-1 4-1 6c-6 26-13 51-20 76z"><text:p/></draw:path><draw:path draw:style-name="gr3" draw:text-style-name="P6" svg:width="0.0469in" svg:height="0.0701in" svg:x="1.4276in" svg:y="0in" svg:viewBox="0 0 120 179" svg:d="M120 130c-3 0-6 0-9 0-1 6-3 22-8 24-2 2-22 2-26 2-16 0-33 0-49 0 28-25 37-33 53-45 20-17 39-33 39-58 0-33-29-53-63-53s-57 23-57 48c0 14 12 16 15 16 6 0 15-6 15-15 0-5-2-14-17-14 9-20 27-25 40-25 27 0 41 21 41 43 0 23-17 41-26 51-22 21-43 42-65 64-3 2-3 3-3 11 37 0 75 0 112 0 2-16 6-33 8-49z"><text:p/></draw:path><draw:path draw:style-name="gr3" draw:text-style-name="P6" svg:width="0.0469in" svg:height="0.0701in" svg:x="1.4276in" svg:y="0.0996in" svg:viewBox="0 0 120 179" svg:d="M120 130c-3 0-6 0-9 0-1 6-3 22-8 25-2 1-22 1-26 1-16 0-33 0-49 0 28-25 37-33 53-45 20-15 39-33 39-58 0-33-29-53-63-53s-57 24-57 48c0 15 12 16 15 16 6 0 15-5 15-15 0-5-2-14-17-14 9-20 27-25 40-25 27 0 41 21 41 43 0 23-17 41-26 51-22 21-43 42-65 64-3 3-3 3-3 11 37 0 75 0 112 0 2-16 6-33 8-49z"><text:p/></draw:path><draw:path draw:style-name="gr3" draw:text-style-name="P6" svg:width="0.1008in" svg:height="0.1in" svg:x="1.5315in" svg:y="0.0445in" svg:viewBox="0 0 257 255" svg:d="M136 136c37 0 72 0 108 0 6 0 13 0 13-7 0-8-7-8-13-8-36 0-71 0-108 0 0-36 0-72 0-108 0-5 0-13-7-13-8 0-8 8-8 13 0 36 0 72 0 108-36 0-71 0-108 0-5 0-13 0-13 8 0 7 8 7 13 7 37 0 72 0 108 0 0 35 0 72 0 107 0 5 0 12 8 12 7 0 7-7 7-12 0-35 0-72 0-107z"><text:p/></draw:path><draw:path draw:style-name="gr3" draw:text-style-name="P6" svg:width="0.0555in" svg:height="0.1059in" svg:x="1.6827in" svg:y="0.0283in" svg:viewBox="0 0 142 270" svg:d="M74 4c-2-1 0-4-6-4-9 0-36 3-46 4-3 0-8 1-8 8 0 4 4 4 9 4 19 0 20 4 20 7 0 2-3 15-6 24-11 42-20 84-31 125-5 19-6 26-6 39 0 36 20 59 48 59 47 0 94-56 94-111 0-35-21-61-52-61-17 0-33 11-45 23 10-40 19-78 29-117zM37 151c3-9 3-10 6-15 19-24 36-31 46-31 14 0 25 13 25 37 0 23-13 67-19 80-14 26-31 41-47 41-13 0-25-11-25-40 0-7 0-13 6-37 3-12 5-24 8-35z"><text:p/></draw:path><draw:path draw:style-name="gr3" draw:text-style-name="P6" svg:width="0.0469in" svg:height="0.0701in" svg:x="1.7472in" svg:y="0in" svg:viewBox="0 0 120 179" svg:d="M120 130c-3 0-6 0-9 0-1 6-4 22-8 24-2 2-23 2-26 2-16 0-33 0-49 0 27-25 37-33 53-45 20-17 39-33 39-58 0-33-29-53-64-53-33 0-56 23-56 48 0 14 12 16 14 16 7 0 15-6 15-15 0-5-1-14-16-14 8-20 27-25 40-25 26 0 41 21 41 43 0 23-17 41-26 51-22 21-43 42-65 64-3 2-3 3-3 11 37 0 75 0 112 0 2-16 6-33 8-49z"><text:p/></draw:path><draw:path draw:style-name="gr3" draw:text-style-name="P6" svg:width="0.0469in" svg:height="0.0701in" svg:x="1.7472in" svg:y="0.0996in" svg:viewBox="0 0 120 179" svg:d="M120 130c-3 0-6 0-9 0-1 6-4 22-8 25-2 1-23 1-26 1-16 0-33 0-49 0 27-25 37-33 53-45 20-15 39-33 39-58 0-33-29-53-64-53-33 0-56 24-56 48 0 15 12 16 14 16 7 0 15-5 15-15 0-5-1-14-16-14 8-20 27-25 40-25 26 0 41 21 41 43 0 23-17 41-26 51-22 21-43 42-65 64-3 3-3 3-3 11 37 0 75 0 112 0 2-16 6-33 8-49z"><text:p/></draw:path></draw:g></text:span><text:span text:style-name="T26"><text:s/>ולכן נציב ונקבל סה"כ מתוך טרנזיטיביות שוויון </text:span><text:span text:style-name="T26"><draw:g text:anchor-type="as-char" svg:y="-0.1319in" draw:z-index="145" draw:name="Shape165" draw:style-name="gr1"><svg:title>TexMaths</svg:title><svg:desc>11§display§b_1^2 = b_2^2§svg§600§FALSE§</svg:desc><draw:path draw:style-name="gr2" draw:text-style-name="P5" svg:width="0.4394in" svg:height="0.1543in" svg:x="0.0008in" svg:y="0.0083in" svg:viewBox="0 0 1117 393" svg:d="M559 393c-187 0-373 0-559 0 0-130 0-262 0-393 372 0 745 0 1117 0 0 131 0 263 0 393-186 0-372 0-558 0z"><text:p/></draw:path><draw:path draw:style-name="gr3" draw:text-style-name="P6" svg:width="0.0555in" svg:height="0.1059in" svg:x="0.0004in" svg:y="0.0291in" svg:viewBox="0 0 142 270" svg:d="M74 3c-1-1 0-3-5-3-8 0-37 2-47 3-3 0-8 1-8 8 0 4 4 4 10 4 18 0 19 4 19 7s-3 16-6 24c-11 42-20 84-31 125-5 20-6 27-6 40 0 35 20 59 48 59 47 0 94-56 94-112 0-35-21-61-52-61-17 0-33 11-45 23 10-40 19-78 29-117zM37 149c3-8 3-8 6-13 20-25 36-31 47-31 13 0 24 11 24 37 0 22-13 67-19 81-14 25-31 38-47 38-13 0-25-9-25-37 0-8 0-15 6-39 3-13 5-25 8-36z"><text:p/></draw:path><draw:path draw:style-name="gr3" draw:text-style-name="P6" svg:width="0.0469in" svg:height="0.0701in" svg:x="0.065in" svg:y="0.0004in" svg:viewBox="0 0 120 179" svg:d="M120 131c-3 0-6 0-9 0-1 5-3 21-8 24-2 1-23 1-26 1-16 0-33 0-49 0 28-24 37-32 53-45 20-15 39-33 39-58 0-33-29-53-63-53s-57 24-57 48c0 15 12 16 14 16 7 0 16-5 16-15 0-5-2-14-17-14 9-20 27-25 40-25 26 0 41 21 41 43 0 23-17 41-26 51-22 21-43 43-65 65-3 2-3 2-3 10 37 0 75 0 112 0 2-16 6-33 8-48z"><text:p/></draw:path><draw:path draw:style-name="gr3" draw:text-style-name="P6" svg:width="0.0382in" svg:height="0.0701in" svg:x="0.0701in" svg:y="0.1004in" svg:viewBox="0 0 98 179" svg:d="M61 8c0-8 0-8-8-8-18 16-42 16-53 16 0 4 0 7 0 10 7 0 24 0 39-7 0 46 0 92 0 138 0 9 0 12-27 12-3 0-8 0-11 0 0 3 0 7 0 10 6 0 39-1 49-1 8 0 42 1 48 1 0-3 0-7 0-10-3 0-7 0-10 0-27 0-27-3-27-12 0-50 0-100 0-149z"><text:p/></draw:path><draw:path draw:style-name="gr3" draw:text-style-name="P6" svg:width="0.1004in" svg:height="0.035in" svg:x="0.1776in" svg:y="0.0791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559in" svg:height="0.1059in" svg:x="0.3362in" svg:y="0.0291in" svg:viewBox="0 0 143 270" svg:d="M75 3c-2-1 0-3-6-3-8 0-36 2-47 3-2 0-7 1-7 8 0 4 4 4 9 4 19 0 20 4 20 7s-3 16-5 24c-11 42-21 84-32 125-5 20-7 27-7 40 0 35 21 59 50 59 45 0 93-56 93-112 0-35-21-61-52-61-17 0-34 11-45 23 10-40 19-78 29-117zM39 149c2-8 2-8 5-13 19-25 36-31 46-31 15 0 24 11 24 37 0 22-12 67-19 81-12 25-30 38-45 38-14 0-27-9-27-37 0-8 0-15 7-39 3-13 5-25 9-36z"><text:p/></draw:path><draw:path draw:style-name="gr3" draw:text-style-name="P6" svg:width="0.0469in" svg:height="0.0701in" svg:x="0.4012in" svg:y="0.0004in" svg:viewBox="0 0 120 179" svg:d="M120 131c-3 0-7 0-10 0 0 5-3 21-7 24-2 1-23 1-26 1-16 0-34 0-51 0 29-24 39-32 55-45 20-15 39-33 39-58 0-33-29-53-64-53-33 0-56 24-56 48 0 15 12 16 14 16 7 0 15-5 15-15 0-5-3-14-16-14 8-20 27-25 40-25 26 0 41 21 41 43 0 23-17 41-26 51-22 21-43 43-65 65-3 2-3 2-3 10 37 0 74 0 111 0 3-16 6-33 9-48z"><text:p/></draw:path><draw:path draw:style-name="gr3" draw:text-style-name="P6" svg:width="0.0469in" svg:height="0.0701in" svg:x="0.4012in" svg:y="0.1004in" svg:viewBox="0 0 120 179" svg:d="M120 130c-3 0-7 0-10 0 0 6-3 22-7 24-2 2-23 2-26 2-16 0-34 0-51 0 29-25 39-33 55-45 20-17 39-33 39-58 0-33-29-53-64-53-33 0-56 23-56 48 0 14 12 15 14 15 7 0 15-5 15-15 0-4-3-14-16-14 8-19 27-24 40-24 26 0 41 21 41 43 0 23-17 41-26 51-22 21-43 42-65 64-3 2-3 3-3 11 37 0 74 0 111 0 3-16 6-33 9-49z"><text:p/></draw:path></draw:g></text:span><text:span text:style-name="T26">, ידוע </text:span><text:span text:style-name="T26"><draw:g text:anchor-type="as-char" svg:y="-0.1047in" draw:z-index="152" draw:name="Shape166" draw:style-name="gr1"><svg:title>TexMaths</svg:title><svg:desc>11§display§b_1, b_2 &gt; 0§svg§600§FALSE§</svg:desc><draw:path draw:style-name="gr2" draw:text-style-name="P5" svg:width="0.5913in" svg:height="0.1185in" svg:x="0.0008in" svg:y="0.0079in" svg:viewBox="0 0 1503 302" svg:d="M753 302c-251 0-502 0-753 0 0-100 0-202 0-302 501 0 1003 0 1503 0 0 100 0 202 0 302-249 0-500 0-750 0z"><text:p/></draw:path><draw:path draw:style-name="gr3" draw:text-style-name="P6" svg:width="0.0555in" svg:height="0.1063in" svg:x="0.0004in" svg:y="0in" svg:viewBox="0 0 142 271" svg:d="M74 4c-1-1 0-4-5-4-8 0-37 3-47 4-3 0-8 0-8 8 0 5 4 5 10 5 18 0 19 2 19 6 0 2-3 16-6 24-11 42-20 84-31 126-5 18-6 24-6 38 0 36 20 60 48 60 47 0 94-57 94-112 0-34-21-62-52-62-17 0-33 12-45 23 10-38 19-77 29-116zM37 150c3-8 3-9 6-13 20-26 36-31 47-31 13 0 24 12 24 36 0 23-13 66-19 81-14 26-31 39-47 39-13 0-25-9-25-38 0-8 0-14 6-38 3-12 5-24 8-36z"><text:p/></draw:path><draw:path draw:style-name="gr3" draw:text-style-name="P6" svg:width="0.0382in" svg:height="0.0705in" svg:x="0.0701in" svg:y="0.0575in" svg:viewBox="0 0 98 180" svg:d="M61 8c0-8 0-8-8-8-18 17-42 18-53 18 0 3 0 5 0 8 7 0 24 0 39-6 0 45 0 91 0 138 0 9 0 12-27 12-3 0-8 0-11 0 0 3 0 6 0 10 6 0 39-1 49-1 8 0 42 1 48 1 0-4 0-7 0-10-3 0-7 0-10 0-27 0-27-3-27-12 0-51 0-101 0-150z"><text:p/></draw:path><draw:path draw:style-name="gr3" draw:text-style-name="P6" svg:width="0.0173in" svg:height="0.0453in" svg:x="0.1402in" svg:y="0.0902in" svg:viewBox="0 0 45 116" svg:d="M45 41c0-26-10-41-25-41-12 0-20 10-20 21 0 10 8 20 20 20 5 0 10-1 14-5 1-1 1-1 1-1 1 0 1 0 1 6 0 28-13 52-26 64-4 4-4 5-4 6 0 3 2 5 4 5 4 0 35-30 35-75z"><text:p/></draw:path><draw:path draw:style-name="gr3" draw:text-style-name="P6" svg:width="0.0555in" svg:height="0.1063in" svg:x="0.2016in" svg:y="0in" svg:viewBox="0 0 142 271" svg:d="M75 4c-2-1 0-4-6-4-8 0-37 3-47 4-3 0-8 0-8 8 0 5 5 5 10 5 19 0 19 2 19 6 0 2-3 16-4 24-11 42-21 84-32 126-5 18-7 24-7 38 0 36 21 60 50 60 45 0 92-57 92-112 0-34-20-62-51-62-17 0-34 12-45 23 10-38 19-77 29-116zM39 150c2-8 2-9 5-13 19-26 36-31 46-31 15 0 24 12 24 36 0 23-13 66-19 81-12 26-31 39-45 39s-27-9-27-38c0-8 0-14 7-38 3-12 5-24 9-36z"><text:p/></draw:path><draw:path draw:style-name="gr3" draw:text-style-name="P6" svg:width="0.0469in" svg:height="0.0705in" svg:x="0.2665in" svg:y="0.0575in" svg:viewBox="0 0 120 180" svg:d="M120 130c-3 0-7 0-10 0-1 7-3 22-7 24-2 3-23 3-27 3-17 0-33 0-50 0 29-26 39-33 54-46 21-16 40-33 40-58 0-33-30-53-64-53s-56 23-56 49c0 13 11 15 14 15 7 0 15-6 15-14 0-6-3-15-17-15 9-20 28-25 40-25 27 0 42 21 42 43 0 23-18 42-26 52-22 21-44 42-66 64-2 2-2 3-2 11 37 0 74 0 111 0 3-17 6-33 9-50z"><text:p/></draw:path><draw:path draw:style-name="gr3" draw:text-style-name="P6" svg:width="0.0925in" svg:height="0.0874in" svg:x="0.3827in" svg:y="0.0232in" svg:viewBox="0 0 236 223" svg:d="M229 120c3-1 7-3 7-8s-4-6-7-8c-72-35-143-68-215-101-5-3-5-3-6-3-5 0-8 3-8 8 0 3 1 5 7 9 68 32 135 64 203 95-68 32-135 64-203 95-6 3-7 5-7 8 0 4 3 8 8 8 1 0 1 0 6-2 72-34 143-68 215-101z"><text:p/></draw:path><draw:path draw:style-name="gr3" draw:text-style-name="P6" svg:width="0.0638in" svg:height="0.1039in" svg:x="0.5366in" svg:y="0.0047in" svg:viewBox="0 0 163 265" svg:d="M163 133c0-30-2-61-16-90-17-36-49-43-66-43-23 0-51 10-67 46-12 27-14 57-14 87 0 29 1 63 18 93 16 31 44 39 63 39 21 0 50-8 68-46 12-26 14-55 14-86zM81 256c-15 0-38-10-45-46-4-24-4-58-4-81 0-24 0-51 3-71 8-46 37-49 46-49 13 0 38 6 46 45 4 21 4 51 4 75 0 29 0 55-4 78-7 38-29 49-46 49z"><text:p/></draw:path></draw:g></text:span><text:span text:style-name="T26"><text:s/>ולכן נוכל להוציא שורש ולקבל </text:span><text:span text:style-name="T26"><draw:g text:anchor-type="as-char" svg:y="-0.1047in" draw:z-index="153" draw:name="Shape167" draw:style-name="gr1"><svg:title>TexMaths</svg:title><svg:desc>11§display§b_1 = b_2§svg§600§FALSE§</svg:desc><draw:path draw:style-name="gr2" draw:text-style-name="P5" svg:width="0.4394in" svg:height="0.1118in" svg:x="0.0008in" svg:y="0.0079in" svg:viewBox="0 0 1117 285" svg:d="M559 285c-187 0-373 0-559 0 0-94 0-190 0-285 372 0 745 0 1117 0 0 95 0 191 0 285-186 0-372 0-558 0z"><text:p/></draw:path><draw:path draw:style-name="gr3" draw:text-style-name="P6" svg:width="0.0555in" svg:height="0.1063in" svg:x="0.0004in" svg:y="0in" svg:viewBox="0 0 142 271" svg:d="M74 4c-1-1 0-4-5-4-8 0-37 3-47 4-3 0-8 0-8 8 0 5 4 5 10 5 18 0 19 2 19 6 0 2-3 16-6 24-11 42-20 84-31 126-5 18-6 24-6 37 0 37 20 61 48 61 47 0 94-57 94-112 0-34-21-62-52-62-17 0-33 12-45 23 10-38 19-77 29-116zM37 150c3-8 3-9 6-13 20-26 36-31 47-31 13 0 24 12 24 36 0 23-13 66-19 81-14 26-31 39-47 39-13 0-25-10-25-38 0-8 0-15 6-39 3-11 5-23 8-35z"><text:p/></draw:path><draw:path draw:style-name="gr3" draw:text-style-name="P6" svg:width="0.0382in" svg:height="0.0697in" svg:x="0.0701in" svg:y="0.0575in" svg:viewBox="0 0 98 178" svg:d="M61 8c0-8 0-8-8-8-18 17-42 18-53 18 0 3 0 6 0 10 7 0 24 0 39-8 0 45 0 91 0 138 0 8 0 12-27 12-3 0-8 0-11 0 0 3 0 6 0 8 6 0 39-1 49-1 8 0 42 1 48 1 0-2 0-5 0-8-3 0-7 0-10 0-27 0-27-4-27-12 0-51 0-101 0-150z"><text:p/></draw:path><draw:path draw:style-name="gr3" draw:text-style-name="P6" svg:width="0.1004in" svg:height="0.035in" svg:x="0.1776in" svg:y="0.0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559in" svg:height="0.1063in" svg:x="0.3362in" svg:y="0in" svg:viewBox="0 0 143 271" svg:d="M75 4c-2-1 0-4-6-4-8 0-36 3-47 4-2 0-7 0-7 8 0 5 4 5 9 5 19 0 20 2 20 6 0 2-3 16-5 24-11 42-21 84-32 126-5 18-7 24-7 37 0 37 21 61 50 61 45 0 93-57 93-112 0-34-21-62-52-62-17 0-34 12-45 23 10-38 19-77 29-116zM39 150c2-8 2-9 5-13 19-26 36-31 46-31 15 0 24 12 24 36 0 23-12 66-19 81-12 26-30 39-45 39-14 0-27-10-27-38 0-8 0-15 7-39 3-11 5-23 9-35z"><text:p/></draw:path><draw:path draw:style-name="gr3" draw:text-style-name="P6" svg:width="0.0469in" svg:height="0.0697in" svg:x="0.4012in" svg:y="0.0575in" svg:viewBox="0 0 120 178" svg:d="M120 130c-3 0-7 0-10 0 0 7-3 22-7 25-2 1-23 1-26 1-16 0-34 0-51 0 29-25 39-33 55-45 20-16 39-33 39-58 0-33-29-53-64-53-33 0-56 23-56 48 0 14 12 16 14 16 7 0 15-6 15-14 0-6-3-15-16-15 8-20 27-25 40-25 26 0 41 21 41 43 0 23-17 42-26 52-22 21-43 42-65 64-3 2-3 3-3 9 37 0 74 0 111 0 3-15 6-31 9-48z"><text:p/></draw:path></draw:g></text:span><text:span text:style-name="T26"><text:s/>כדרוש. </text:span></text:p>
        </text:list-item>
      </text:list>
      <text:p text:style-name="P10"><text:span text:style-name="T26"><draw:g text:anchor-type="as-char" svg:y="-0.1134in" draw:z-index="154" draw:name="Shape168" draw:style-name="gr1"><svg:title>TexMaths</svg:title><svg:desc>11§display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span></text:p>
      <text:h text:style-name="Heading_20_2" text:outline-level="2">שאלה 4</text:h>
      <text:p text:style-name="P32">תהי קבוצה <draw:g text:anchor-type="as-char" svg:y="-0.1083in" draw:z-index="157" draw:name="Shape169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, ויהיו <draw:g text:anchor-type="as-char" svg:y="-0.102in" draw:z-index="155" draw:name="Shape170" draw:style-name="gr1"><svg:title>TexMaths</svg:title><svg:desc>11§display§\Pi_1, \Pi_2§svg§600§FALSE§</svg:desc><draw:path draw:style-name="gr2" draw:text-style-name="P5" svg:width="0.4016in" svg:height="0.1161in" svg:x="0.0031in" svg:y="0.0079in" svg:viewBox="0 0 1021 296" svg:d="M510 296c-170 0-339 0-510 0 0-99 0-197 0-296 340 0 681 0 1021 0 0 99 0 197 0 296-171 0-341 0-511 0z"><text:p/></draw:path><draw:path draw:style-name="gr3" draw:text-style-name="P6" svg:width="0.1035in" svg:height="0.102in" svg:x="0.0004in" svg:y="0in" svg:viewBox="0 0 264 260" svg:d="M223 30c0-14 1-18 31-18 3 0 7 0 10 0 0-4 0-8 0-12-88 0-176 0-264 0 0 4 0 8 0 12 3 0 6 0 9 0 30 0 31 4 31 18 0 67 0 134 0 201 0 14-1 17-31 17-3 0-6 0-9 0 0 5 0 9 0 12 13-1 41-1 56-1 14 0 44 0 57 1 0-3 0-7 0-12-3 0-5 0-8 0-30 0-31-3-31-17 0-73 0-146 0-219 38 0 77 0 115 0 0 73 0 146 0 219 0 14 0 17-31 17-3 0-5 0-8 0 0 5 0 9 0 12 13-1 41-1 57-1 14 0 43 0 57 1 0-3 0-7 0-12-3 0-7 0-10 0-30 0-31-3-31-17 0-67 0-134 0-201z"><text:p/></draw:path><draw:path draw:style-name="gr3" draw:text-style-name="P6" svg:width="0.0386in" svg:height="0.0701in" svg:x="0.1209in" svg:y="0.0555in" svg:viewBox="0 0 99 179" svg:d="M62 8c0-8-1-8-8-8-18 16-43 18-54 18 0 3 0 6 0 9 7 0 25 0 40-7 0 45 0 91 0 137 0 9 0 12-28 12-3 0-6 0-10 0 0 4 0 7 0 10 6 0 39-1 49-1 8 0 41 1 48 1 0-3 0-6 0-10-3 0-7 0-10 0-27 0-27-3-27-12 0-50 0-100 0-149z"><text:p/></draw:path><draw:path draw:style-name="gr3" draw:text-style-name="P6" svg:width="0.0173in" svg:height="0.0449in" svg:x="0.1906in" svg:y="0.087in" svg:viewBox="0 0 45 115" svg:d="M45 41c0-26-9-41-24-41-13 0-21 10-21 21 0 10 8 20 21 20 4 0 10-1 13-5 1-1 1-1 2-1 0 2 1 0 1 6 0 28-14 51-26 63-4 5-4 6-4 7 0 2 2 4 3 4 4 0 35-29 35-74z"><text:p/></draw:path><draw:path draw:style-name="gr3" draw:text-style-name="P6" svg:width="0.1035in" svg:height="0.102in" svg:x="0.25in" svg:y="0in" svg:viewBox="0 0 264 260" svg:d="M224 30c0-14 0-18 30-18 3 0 7 0 10 0 0-4 0-8 0-12-88 0-176 0-264 0 0 4 0 8 0 12 3 0 6 0 9 0 30 0 31 4 31 18 0 67 0 134 0 201 0 14-1 17-31 17-3 0-6 0-9 0 0 5 0 9 0 12 13-1 41-1 56-1 14 0 44 0 57 1 0-3 0-7 0-12-3 0-5 0-8 0-30 0-31-3-31-17 0-73 0-146 0-219 38 0 77 0 115 0 0 73 0 146 0 219 0 14 0 17-29 17-4 0-7 0-10 0 0 5 0 9 0 12 13-1 41-1 57-1 14 0 43 0 57 1 0-3 0-7 0-12-3 0-7 0-10 0-30 0-30-3-30-17 0-67 0-134 0-201z"><text:p/></draw:path><draw:path draw:style-name="gr3" draw:text-style-name="P6" svg:width="0.0469in" svg:height="0.0701in" svg:x="0.3657in" svg:y="0.0555in" svg:viewBox="0 0 120 179" svg:d="M120 130c-3 0-7 0-10 0 0 6-3 22-7 24-2 2-23 2-26 2-16 0-34 0-51 0 29-25 39-33 55-45 20-16 39-33 39-58 0-33-29-53-64-53-33 0-56 23-56 48 0 14 12 16 14 16 7 0 15-6 15-15 0-5-3-14-16-14 8-20 27-25 40-25 26 0 41 21 41 43 0 23-17 42-26 51-22 21-43 42-65 64-3 2-3 3-3 11 37 0 74 0 111 0 3-16 6-33 9-49z"><text:p/></draw:path></draw:g><text:s/>שתי חלוקות של <draw:g text:anchor-type="as-char" svg:y="-0.1083in" draw:z-index="156" draw:name="Shape171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. נניח <draw:g text:anchor-type="as-char" svg:y="-0.1028in" draw:z-index="158" draw:name="Shape172" draw:style-name="gr1"><svg:title>TexMaths</svg:title><svg:desc>11§display§\Pi_1 \subseteq \Pi_2§svg§600§FALSE§</svg:desc><draw:path draw:style-name="gr2" draw:text-style-name="P5" svg:width="0.5362in" svg:height="0.1094in" svg:x="0.0031in" svg:y="0.0083in" svg:viewBox="0 0 1363 279" svg:d="M683 279c-228 0-455 0-683 0 0-94 0-186 0-279 454 0 909 0 1363 0 0 93 0 185 0 279-226 0-454 0-680 0z"><text:p/></draw:path><draw:path draw:style-name="gr3" draw:text-style-name="P6" svg:width="0.1035in" svg:height="0.102in" svg:x="0.0004in" svg:y="0.0004in" svg:viewBox="0 0 264 260" svg:d="M223 30c0-14 1-18 31-18 3 0 7 0 10 0 0-4 0-8 0-12-88 0-176 0-264 0 0 4 0 8 0 12 3 0 5 0 9 0 29 0 31 4 31 18 0 67 0 134 0 200 0 15-2 18-31 18-4 0-6 0-9 0 0 4 0 9 0 12 13-1 41-1 56-1 14 0 44 0 57 1 0-3 0-8 0-12-3 0-5 0-9 0-29 0-30-3-30-18 0-72 0-145 0-218 38 0 77 0 115 0 0 73 0 146 0 218 0 15 0 18-31 18-3 0-5 0-9 0 0 4 0 9 0 12 14-1 42-1 58-1 14 0 43 0 57 1 0-3 0-8 0-12-3 0-7 0-10 0-30 0-31-3-31-18 0-66 0-133 0-200z"><text:p/></draw:path><draw:path draw:style-name="gr3" draw:text-style-name="P6" svg:width="0.0386in" svg:height="0.0697in" svg:x="0.1209in" svg:y="0.0559in" svg:viewBox="0 0 99 178" svg:d="M62 8c0-8-2-8-8-8-18 18-43 18-54 18 0 3 0 6 0 9 7 0 24 0 40-7 0 45 0 91 0 137 0 9 0 12-28 12-3 0-7 0-10 0 0 3 0 6 0 9 6 0 39-1 49-1 7 0 41 1 48 1 0-3 0-6 0-9-3 0-7 0-10 0-27 0-27-3-27-12 0-51 0-100 0-149z"><text:p/></draw:path><draw:path draw:style-name="gr3" draw:text-style-name="P6" svg:width="0.0921in" svg:height="0.1157in" svg:x="0.2323in" svg:y="0.0075in" svg:viewBox="0 0 235 295" svg:d="M222 15c7 0 13 0 13-7 0-8-6-8-13-8-34 0-69 0-103 0-67 0-119 49-119 111 0 61 53 110 119 110 34 0 69 0 103 0 7 0 13 0 13-8s-6-8-13-8c-34 0-69 0-103 0-61 0-104-44-104-94 0-52 44-96 104-96 34 0 69 0 103 0zM21 280c-7 0-13 0-13 8 0 7 6 7 13 7 67 0 134 0 201 0 7 0 13 0 13-7 0-8-6-8-13-8-67 0-134 0-201 0z"><text:p/></draw:path><draw:path draw:style-name="gr3" draw:text-style-name="P6" svg:width="0.1035in" svg:height="0.102in" svg:x="0.3846in" svg:y="0.0004in" svg:viewBox="0 0 264 260" svg:d="M224 30c0-14 0-18 30-18 3 0 7 0 10 0 0-4 0-8 0-12-88 0-176 0-264 0 0 4 0 8 0 12 3 0 5 0 9 0 29 0 31 4 31 18 0 67 0 134 0 200 0 15-2 18-31 18-4 0-6 0-9 0 0 4 0 9 0 12 13-1 41-1 56-1 14 0 44 0 57 1 0-3 0-8 0-12-3 0-5 0-9 0-29 0-30-3-30-18 0-72 0-145 0-218 38 0 77 0 115 0 0 73 0 146 0 218 0 15 0 18-30 18-3 0-6 0-10 0 0 4 0 9 0 12 14-1 42-1 58-1 14 0 43 0 57 1 0-3 0-8 0-12-3 0-7 0-10 0-30 0-30-3-30-18 0-66 0-133 0-200z"><text:p/></draw:path><draw:path draw:style-name="gr3" draw:text-style-name="P6" svg:width="0.0469in" svg:height="0.0697in" svg:x="0.5004in" svg:y="0.0559in" svg:viewBox="0 0 120 178" svg:d="M120 130c-3 0-7 0-10 0 0 6-3 21-7 25-2 1-23 1-26 1-17 0-34 0-51 0 29-25 39-33 55-45 20-17 39-33 39-58 0-33-29-53-64-53-33 0-56 23-56 48 0 13 12 16 14 16 7 0 15-6 15-15 0-5-3-14-16-14 8-20 27-25 40-25 26 0 40 21 40 43 0 23-16 41-25 51-22 21-43 42-65 64-3 2-3 3-3 10 37 0 74 0 111 0 3-16 6-32 9-48z"><text:p/></draw:path></draw:g>, ונוכיח <draw:g text:anchor-type="as-char" svg:y="-0.1028in" draw:z-index="159" draw:name="Shape173" draw:style-name="gr1"><svg:title>TexMaths</svg:title><svg:desc>11§display§\Pi_1 = \Pi_2§svg§600§FALSE§</svg:desc><draw:path draw:style-name="gr2" draw:text-style-name="P5" svg:width="0.5362in" svg:height="0.1094in" svg:x="0.0031in" svg:y="0.0083in" svg:viewBox="0 0 1363 279" svg:d="M683 279c-228 0-455 0-683 0 0-94 0-186 0-279 454 0 909 0 1363 0 0 93 0 185 0 279-226 0-454 0-680 0z"><text:p/></draw:path><draw:path draw:style-name="gr3" draw:text-style-name="P6" svg:width="0.1035in" svg:height="0.102in" svg:x="0.0004in" svg:y="0.0004in" svg:viewBox="0 0 264 260" svg:d="M223 30c0-14 1-18 31-18 3 0 7 0 10 0 0-4 0-8 0-12-88 0-176 0-264 0 0 4 0 8 0 12 3 0 5 0 9 0 29 0 31 4 31 18 0 67 0 134 0 200 0 15-2 18-31 18-4 0-6 0-9 0 0 4 0 9 0 12 13-1 41-1 56-1 14 0 44 0 57 1 0-3 0-8 0-12-3 0-5 0-9 0-29 0-30-3-30-18 0-72 0-145 0-218 38 0 77 0 115 0 0 73 0 146 0 218 0 15 0 18-31 18-3 0-5 0-9 0 0 4 0 9 0 12 14-1 42-1 58-1 14 0 43 0 57 1 0-3 0-8 0-12-3 0-7 0-10 0-30 0-31-3-31-18 0-66 0-133 0-200z"><text:p/></draw:path><draw:path draw:style-name="gr3" draw:text-style-name="P6" svg:width="0.0386in" svg:height="0.0697in" svg:x="0.1209in" svg:y="0.0559in" svg:viewBox="0 0 99 178" svg:d="M62 8c0-8-2-8-8-8-18 18-43 18-54 18 0 3 0 6 0 9 7 0 24 0 40-7 0 45 0 91 0 137 0 9 0 12-28 12-3 0-7 0-10 0 0 3 0 6 0 9 6 0 39-1 49-1 7 0 41 1 48 1 0-3 0-6 0-9-3 0-7 0-10 0-27 0-27-3-27-12 0-51 0-100 0-149z"><text:p/></draw:path><draw:path draw:style-name="gr3" draw:text-style-name="P6" svg:width="0.1008in" svg:height="0.035in" svg:x="0.228in" svg:y="0.04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1035in" svg:height="0.102in" svg:x="0.3846in" svg:y="0.0004in" svg:viewBox="0 0 264 260" svg:d="M224 30c0-14 0-18 30-18 3 0 7 0 10 0 0-4 0-8 0-12-88 0-176 0-264 0 0 4 0 8 0 12 3 0 5 0 9 0 29 0 31 4 31 18 0 67 0 134 0 200 0 15-2 18-31 18-4 0-6 0-9 0 0 4 0 9 0 12 13-1 41-1 56-1 14 0 44 0 57 1 0-3 0-8 0-12-3 0-5 0-9 0-29 0-30-3-30-18 0-72 0-145 0-218 38 0 77 0 115 0 0 73 0 146 0 218 0 15 0 18-30 18-3 0-6 0-10 0 0 4 0 9 0 12 14-1 42-1 58-1 14 0 43 0 57 1 0-3 0-8 0-12-3 0-7 0-10 0-30 0-30-3-30-18 0-66 0-133 0-200z"><text:p/></draw:path><draw:path draw:style-name="gr3" draw:text-style-name="P6" svg:width="0.0469in" svg:height="0.0697in" svg:x="0.5004in" svg:y="0.0559in" svg:viewBox="0 0 120 178" svg:d="M120 130c-3 0-7 0-10 0 0 6-3 21-7 25-2 1-23 1-26 1-17 0-34 0-51 0 29-25 39-33 55-45 20-17 39-33 39-58 0-33-29-53-64-53-33 0-56 23-56 48 0 13 12 16 14 16 7 0 15-6 15-15 0-5-3-14-16-14 8-20 27-25 40-25 26 0 40 21 40 43 0 23-16 41-25 51-22 21-43 42-65 64-3 2-3 3-3 10 37 0 74 0 111 0 3-16 6-32 9-48z"><text:p/></draw:path></draw:g>. </text:p>
      <text:p text:style-name="P33">ראשית כל, נוכיח טענה פשוטה הדרושה להמשך ההוכחה: יהיו <draw:g text:anchor-type="as-char" svg:y="-0.1071in" draw:z-index="186" draw:name="Shape174" draw:style-name="gr1"><svg:title>TexMaths</svg:title><svg:desc>11§display§A, B §svg§600§FALSE§</svg:desc><draw:path draw:style-name="gr2" draw:text-style-name="P5" svg:width="0.2803in" svg:height="0.1217in" svg:x="0.0024in" svg:y="0.0071in" svg:viewBox="0 0 713 310" svg:d="M357 310c-119 0-238 0-357 0 0-103 0-207 0-310 238 0 475 0 713 0 0 103 0 207 0 310-119 0-238 0-356 0z"><text:p/></draw:path><draw:path draw:style-name="gr3" draw:text-style-name="P6" svg:width="0.1039in" svg:height="0.1079in" svg:x="-0.0004in" svg:y="0in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80-15-160-23-240-1-8-1-10-8-10-5 0-8 3-10 7-45 74-89 149-134 224zM102 175c26-43 51-85 76-127 5 42 9 84 13 127-29 0-59 0-89 0z"><text:p/></draw:path><draw:path draw:style-name="gr3" draw:text-style-name="P6" svg:width="0.0173in" svg:height="0.0453in" svg:x="0.1217in" svg:y="0.0921in" svg:viewBox="0 0 45 116" svg:d="M45 41c0-26-10-41-25-41-12 0-20 10-20 21 0 10 8 20 20 20 4 0 10-1 14-5 1-1 1-1 1-1 1 0 1 0 1 6 0 28-13 51-26 64-5 4-5 5-5 6 0 2 3 5 5 5 4 0 35-30 35-75z"><text:p/></draw:path><draw:path draw:style-name="gr3" draw:text-style-name="P6" svg:width="0.1083in" svg:height="0.1028in" svg:x="0.1819in" svg:y="0.0043in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8 9-36 17-71 26-106 24 0 49 0 74 0 37 0 44 29 44 45 0 36-34 74-79 74-18 0-36 0-53 0z"><text:p/></draw:path></draw:g><text:s/>קבוצות, נוכיח <draw:g text:anchor-type="as-char" svg:y="-0.1134in" draw:z-index="187" draw:name="Shape175" draw:style-name="gr1"><svg:title>TexMaths</svg:title><svg:desc>11§display§A = (A \cap B) \cup (A \setminus B)§svg§600§FALSE§</svg:desc><draw:path draw:style-name="gr2" draw:text-style-name="P5" svg:width="1.4787in" svg:height="0.1358in" svg:x="0.002in" svg:y="0.0071in" svg:viewBox="0 0 3757 346" svg:d="M1879 346c-627 0-1253 0-1879 0 0-116 0-230 0-346 1252 0 2505 0 3757 0 0 116 0 230 0 346-626 0-1252 0-1878 0z"><text:p/></draw:path><draw:path draw:style-name="gr3" draw:text-style-name="P6" svg:width="0.1039in" svg:height="0.1079in" svg:x="-0.0004in" svg:y="0.0043in" svg:viewBox="0 0 265 275" svg:d="M55 231c-15 26-31 31-47 32-5 1-8 1-8 8 0 2 1 4 4 4 11 0 22-1 33-1 14 0 27 1 39 1 3 0 8 0 8-7 0-4-4-5-6-5-10 0-19-3-19-13 0-4 3-9 6-14 10-17 20-32 30-49 32 0 65 0 96 0 2 9 6 60 6 64 0 11-20 12-28 12-5 0-8 0-8 8 0 4 4 4 5 4 16 0 32-1 49-1 8 0 33 1 42 1 3 0 8 0 8-7 0-5-4-5-10-5-23 0-23-2-24-13-8-79-16-160-24-240 0-8 0-10-7-10-6 0-7 3-11 7-45 74-89 149-134 224zM101 175c26-43 52-85 77-127 5 42 8 84 12 127-29 0-59 0-89 0z"><text:p/></draw:path><draw:path draw:style-name="gr3" draw:text-style-name="P6" svg:width="0.1008in" svg:height="0.0354in" svg:x="0.159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35in" svg:height="0.1512in" svg:x="0.3264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1039in" svg:height="0.1079in" svg:x="0.3756in" svg:y="0.0043in" svg:viewBox="0 0 265 275" svg:d="M56 231c-15 26-31 31-47 32-6 1-9 1-9 8 0 2 2 4 6 4 9 0 22-1 33-1 13 0 26 1 38 1 2 0 8 0 8-7 0-4-4-5-7-5-9 0-17-3-17-13 0-4 2-9 5-14 10-17 19-32 29-49 32 0 65 0 96 0 2 9 7 60 7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3" draw:text-style-name="P6" svg:width="0.0843in" svg:height="0.0937in" svg:x="0.5268in" svg:y="0.0217in" svg:viewBox="0 0 215 239" svg:d="M215 85c0-59-60-85-107-85-51 0-108 28-108 85 0 46 0 93 0 140 0 7 0 14 8 14 7 0 7-7 7-14 0-47 0-93 0-139 0-57 63-69 93-69 16 0 41 3 61 16 30 19 30 43 30 54 0 46 0 92 0 138 0 7 0 14 8 14s8-7 8-14c0-47 0-94 0-140z"><text:p/></draw:path><draw:path draw:style-name="gr3" draw:text-style-name="P6" svg:width="0.1079in" svg:height="0.1028in" svg:x="0.6602in" svg:y="0.0098in" svg:viewBox="0 0 275 262" svg:d="M45 232c-3 15-4 18-35 18-7 0-10 0-10 8 0 4 3 4 10 4 46 0 92 0 139 0 60 0 106-45 106-83 0-27-23-49-60-53 40-8 80-37 80-73 0-29-25-53-71-53-43 0-87 0-130 0-8 0-11 0-11 8 0 4 3 4 11 4 4 0 7 0 14 0 7 1 11 1 11 7 0 1-1 2-2 7-18 69-34 138-52 206zM103 122c8-32 17-64 25-96 3-13 4-14 21-14 16 0 33 0 49 0 34 0 43 22 43 40 0 34-34 70-81 70-19 0-38 0-57 0zM86 250c-6 0-6 0-8 0-4 0-5-1-5-4 0-2 0-2 2-9 9-36 17-71 26-106 24 0 49 0 73 0 37 0 45 28 45 45 0 36-34 74-80 74-18 0-36 0-53 0z"><text:p/></draw:path><draw:path draw:style-name="gr3" draw:text-style-name="P6" svg:width="0.035in" svg:height="0.1512in" svg:x="0.785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6" svg:width="0.0843in" svg:height="0.0937in" svg:x="0.8776in" svg:y="0.0217in" svg:viewBox="0 0 215 239" svg:d="M215 14c0-6 0-14-8-14s-8 8-8 14c0 47 0 93 0 140 0 57-63 70-91 70-18 0-42-4-63-16-30-19-30-44-30-54 0-47 0-93 0-140 0-6 0-14-7-14-8 0-8 8-8 14 0 48 0 94 0 141 0 59 59 84 108 84s107-28 107-83c0-47 0-94 0-142z"><text:p/></draw:path><draw:path draw:style-name="gr3" draw:text-style-name="P6" svg:width="0.0346in" svg:height="0.1512in" svg:x="1.0197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1039in" svg:height="0.1079in" svg:x="1.0689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3" draw:text-style-name="P6" svg:width="0.0587in" svg:height="0.1512in" svg:x="1.2201in" svg:y="0in" svg:viewBox="0 0 150 385" svg:d="M133 375c2 6 5 10 9 10s8-3 8-7c0-1 0-3-1-7-44-120-90-241-134-361-2-7-3-10-7-10-5 0-8 3-8 8 0 1 0 2 1 6 44 120 88 241 132 361z"><text:p/></draw:path><draw:path draw:style-name="gr3" draw:text-style-name="P6" svg:width="0.1083in" svg:height="0.1028in" svg:x="1.328in" svg:y="0.0098in" svg:viewBox="0 0 276 262" svg:d="M45 232c-3 15-4 18-35 18-7 0-10 0-10 8 0 4 3 4 10 4 46 0 92 0 139 0 60 0 106-45 106-83 0-27-23-49-60-53 40-8 81-37 81-73 0-29-25-53-72-53-43 0-87 0-130 0-7 0-11 0-11 8 0 4 3 4 11 4 1 0 7 0 14 0 8 1 11 1 11 7 0 1-1 2-2 7-18 69-34 138-52 206zM103 122c8-32 17-64 25-96 3-13 4-14 21-14 16 0 33 0 49 0 34 0 43 22 43 40 0 34-33 70-80 70-19 0-39 0-58 0zM87 250c-6 0-7 0-9 0-4 0-5-1-5-4 0-2 0-2 2-9 9-36 17-71 26-106 24 0 50 0 74 0 36 0 44 28 44 45 0 36-34 74-80 74-18 0-34 0-52 0z"><text:p/></draw:path><draw:path draw:style-name="gr3" draw:text-style-name="P6" svg:width="0.035in" svg:height="0.1512in" svg:x="1.4531in" svg:y="0in" svg:viewBox="0 0 90 385" svg:d="M90 193c0-30-4-76-25-120-23-48-57-73-61-73-2 0-4 2-4 4s0 2 8 9c37 38 59 99 59 180 0 65-14 133-61 181-6 6-6 6-6 7 0 2 2 4 4 4 4 0 39-26 62-76 20-41 24-84 24-116z"><text:p/></draw:path></draw:g>. נוכיח זאת בעזרת מעברי שקילות: </text:p>
      <text:p text:style-name="P13"><draw:g text:anchor-type="as-char" svg:y="-0.4193in" draw:z-index="188" draw:name="Shape176" draw:style-name="gr1"><svg:title>TexMaths</svg:title><svg:desc>11§latex§\begin{align*}
  &amp;x \in (A \cap B) \cup (A \setminus B) \\
  \iff &amp;(x \in A \land x \in B) \lor (x \in A \lor x \not\in B)
&amp;&amp;\open \cup, \cap, \setminus \defis \close \\
  \iff &amp;x \in A \lor (x \in B \land x \not\in B) 
&amp;&amp;\open \text{De Morgan} \close \\
  \iff &amp;x \in A \lor F \iff x \in A \QEF
\end{align}§svg§600§FALSE§</svg:desc><draw:path draw:style-name="gr2" draw:text-style-name="P5" svg:width="4.339in" svg:height="0.822in" svg:x="-0.0004in" svg:y="0.0079in" svg:viewBox="0 0 11022 2089" svg:d="M5512 2089c-1838 0-3675 0-5512 0 0-696 0-1393 0-2089 3674 0 7348 0 11022 0 0 696 0 1393 0 2089-1837 0-3674 0-5510 0z"><text:p/></draw:path><draw:path draw:style-name="gr3" draw:text-style-name="P6" svg:width="0.0756in" svg:height="0.0689in" svg:x="0.3177in" svg:y="0.0469in" svg:viewBox="0 0 193 176" svg:d="M119 55c2-11 11-46 37-46 2 0 12 0 20 5-11 1-19 11-19 21 0 6 5 13 15 13 8 0 21-6 21-22 0-20-22-26-36-26-23 0-36 21-40 30-10-26-31-30-42-30-41 0-63 51-63 61 0 3 3 2 5 3 3 0 4-1 5-5 13-40 39-50 52-50 7 0 21 3 21 26 0 12-7 38-21 92-7 24-20 40-37 40-2 0-11 0-19-5 10-2 18-10 18-21 0-10-8-13-14-13-12 0-22 10-22 22 0 18 20 26 36 26 27 0 40-27 41-30 4 15 19 30 42 30 39 0 61-51 61-60 0-4-3-4-4-4-3 0-4 1-4 5-14 40-40 50-52 50-15 0-21-12-21-25 0-9 2-18 7-34 4-18 8-35 13-53z"><text:p/></draw:path><draw:path draw:style-name="gr3" draw:text-style-name="P6" svg:width="0.076in" svg:height="0.0878in" svg:x="0.4551in" svg:y="0.0319in" svg:viewBox="0 0 194 224" svg:d="M179 120c7 0 15 0 15-8 0-7-8-7-15-7-55 0-109 0-164 0 5-52 50-90 104-90 20 0 41 0 60 0 7 0 15 0 15-7 0-8-8-8-15-8-19 0-40 0-60 0-66 0-119 51-119 112 0 62 53 112 119 112 20 0 41 0 60 0 7 0 15 0 15-7 0-8-8-8-15-8-19 0-40 0-60 0-54 0-99-37-104-89 55 0 109 0 164 0z"><text:p/></draw:path><draw:path draw:style-name="gr3" draw:text-style-name="P6" svg:width="0.035in" svg:height="0.152in" svg:x="0.6012in" svg:y="0in" svg:viewBox="0 0 90 387" svg:d="M90 383c0-1 0-2-6-9-49-48-61-121-61-180 0-67 14-135 62-183 5-5 5-5 5-7 0-3-2-4-4-4-4 0-39 26-62 76-19 42-24 85-24 118 0 29 4 77 26 120 24 48 56 73 60 73 2 0 4-2 4-4z"><text:p/></draw:path><draw:path draw:style-name="gr3" draw:text-style-name="P6" svg:width="0.1039in" svg:height="0.1087in" svg:x="0.6512in" svg:y="0.0051in" svg:viewBox="0 0 265 277" svg:d="M55 232c-15 27-31 32-47 33-5 0-8 0-8 8 0 2 1 4 4 4 11 0 22-1 33-1 14 0 27 1 39 1 3 0 8 0 8-7 0-5-4-5-7-5-9-1-18-4-18-14 0-5 3-9 6-13 10-17 20-33 30-50 31 0 64 0 96 0 1 8 6 61 6 64 0 12-20 13-28 13-5 0-8 0-8 8 0 4 4 4 5 4 15 0 32-1 48-1 9 0 33 1 43 1 3 0 8 0 8-7 0-5-4-5-9-5-24 0-24-3-25-14-8-80-17-161-24-241 0-8 0-10-7-10-6 0-8 3-11 7-45 74-89 150-134 225zM101 176c25-43 52-85 77-128 5 43 8 85 12 128-29 0-59 0-89 0z"><text:p/></draw:path><draw:path draw:style-name="gr3" draw:text-style-name="P6" svg:width="0.0846in" svg:height="0.0937in" svg:x="0.8016in" svg:y="0.0232in" svg:viewBox="0 0 216 239" svg:d="M216 84c0-59-60-84-108-84-51 0-108 26-108 84 0 47 0 94 0 142 0 6 0 13 8 13 7 0 7-7 7-13 0-47 0-94 0-140 0-58 64-71 93-71 17 0 42 4 61 17 31 19 31 43 31 54 0 46 0 93 0 140 0 6 0 13 8 13s8-7 8-13c0-48 0-95 0-142z"><text:p/></draw:path><draw:path draw:style-name="gr3" draw:text-style-name="P6" svg:width="0.1083in" svg:height="0.1035in" svg:x="0.935in" svg:y="0.0106in" svg:viewBox="0 0 276 264" svg:d="M45 233c-3 16-4 19-34 19-7 0-11 0-11 8 0 4 3 4 11 4 46 0 91 0 137 0 61 0 107-46 107-84 0-27-22-50-60-55 40-6 81-35 81-72 0-29-25-53-71-53-44 0-87 0-131 0-7 0-11 0-11 8 0 4 3 4 11 4 1 0 9 0 14 0 8 1 11 1 11 7 0 1 0 2-1 7-18 70-35 138-53 207zM104 122c8-32 16-64 24-96 4-13 4-14 20-14 17 0 35 0 51 0 34 0 42 22 42 40 0 34-33 70-80 70-19 0-38 0-57 0zM87 252c-6 0-7 0-9-1-4 0-5 0-5-3 0-2 0-3 2-9 9-37 17-72 26-108 24 0 50 0 74 0 37 0 44 29 44 45 0 39-34 76-79 76-18 0-36 0-53 0z"><text:p/></draw:path><draw:path draw:style-name="gr3" draw:text-style-name="P6" svg:width="0.035in" svg:height="0.152in" svg:x="1.0602in" svg:y="0in" svg:viewBox="0 0 90 387" svg:d="M90 194c0-31-4-77-25-121-23-48-56-73-61-73-2 0-4 2-4 4s0 2 8 9c38 39 60 99 60 181 0 66-14 134-63 182-5 5-5 6-5 7 0 2 2 4 4 4 5 0 39-26 62-76 20-43 24-85 24-117z"><text:p/></draw:path><draw:path draw:style-name="gr3" draw:text-style-name="P6" svg:width="0.0843in" svg:height="0.0937in" svg:x="1.1535in" svg:y="0.0232in" svg:viewBox="0 0 215 239" svg:d="M215 13c0-6 0-13-8-13s-8 7-8 13c0 46 0 94 0 140 0 58-63 70-92 70-18 0-42-3-62-16-30-19-30-43-30-54 0-46 0-94 0-140 0-6 0-13-7-13-8 0-8 7-8 13 0 48 0 95 0 142 0 58 58 84 107 84 50 0 108-27 108-84 0-47 0-94 0-142z"><text:p/></draw:path><draw:path draw:style-name="gr3" draw:text-style-name="P6" svg:width="0.035in" svg:height="0.152in" svg:x="1.2949in" svg:y="0in" svg:viewBox="0 0 90 387" svg:d="M90 383c0-1 0-2-6-9-49-48-61-121-61-180 0-67 14-135 62-183 5-5 5-5 5-7 0-3-1-4-4-4s-39 26-61 76c-19 42-25 85-25 118 0 29 4 77 26 120 23 48 57 73 60 73s4-2 4-4z"><text:p/></draw:path><draw:path draw:style-name="gr3" draw:text-style-name="P6" svg:width="0.1039in" svg:height="0.1087in" svg:x="1.3449in" svg:y="0.0051in" svg:viewBox="0 0 265 277" svg:d="M55 232c-15 27-31 32-47 33-5 0-8 0-8 8 0 2 1 4 4 4 11 0 23-1 33-1 14 0 27 1 40 1 2 0 7 0 7-7 0-5-4-5-6-5-10-1-19-4-19-14 0-5 3-9 6-13 10-17 20-33 30-50 32 0 65 0 96 0 2 8 7 61 7 64 0 12-21 13-29 13-5 0-8 0-8 8 0 4 4 4 5 4 16 0 32-1 49-1 8 0 34 1 42 1 3 0 8 0 8-7 0-5-4-5-9-5-24 0-24-3-25-14-8-80-16-161-24-241 0-8 0-10-7-10-6 0-7 3-11 7-45 74-89 150-134 225zM101 176c26-43 52-85 77-128 5 43 8 85 12 128-29 0-59 0-89 0z"><text:p/></draw:path><draw:path draw:style-name="gr3" draw:text-style-name="P6" svg:width="0.0591in" svg:height="0.152in" svg:x="1.4957in" svg:y="0in" svg:viewBox="0 0 151 387" svg:d="M134 377c2 6 3 10 9 10 4 0 8-4 8-9-1-2 0-1-3-5-44-121-88-242-132-363-2-7-3-10-8-10s-8 3-8 8c0 1 0 2 2 6 44 121 88 242 132 363z"><text:p/></draw:path><draw:path draw:style-name="gr3" draw:text-style-name="P6" svg:width="0.1079in" svg:height="0.1035in" svg:x="1.6039in" svg:y="0.0106in" svg:viewBox="0 0 275 264" svg:d="M45 233c-4 16-4 19-35 19-7 0-10 0-10 8 0 4 3 4 10 4 46 0 91 0 137 0 62 0 107-46 107-84 0-27-22-50-59-55 40-6 80-35 80-72 0-29-25-53-72-53-42 0-86 0-129 0-8 0-11 0-11 8 0 4 3 4 11 4 4 0 7 0 14 0 7 1 10 1 10 7 0 1 0 2-1 7-18 70-34 138-52 207zM103 122c8-32 17-64 25-96 3-13 4-14 20-14 17 0 33 0 50 0 34 0 42 22 42 40 0 34-33 70-81 70-18 0-37 0-56 0zM86 252c-6 0-6 0-8-1-4 0-5 0-5-3 0-2 0-3 2-9 9-37 17-72 26-108 24 0 49 0 73 0 37 0 45 29 45 45 0 39-34 76-80 76-18 0-36 0-53 0z"><text:p/></draw:path><draw:path draw:style-name="gr3" draw:text-style-name="P6" svg:width="0.035in" svg:height="0.152in" svg:x="1.7287in" svg:y="0in" svg:viewBox="0 0 90 387" svg:d="M90 194c0-31-4-77-26-121-23-48-56-73-60-73-3 0-4 2-4 4s0 2 8 9c37 39 59 99 59 181 0 66-14 134-62 182-5 5-5 6-5 7 0 2 1 4 4 4 4 0 39-26 61-76 20-43 25-85 25-117z"><text:p/></draw:path><draw:path draw:style-name="gr3" draw:text-style-name="P6" svg:width="0.1346in" svg:height="0.0831in" svg:x="0.0004in" svg:y="0.2791in" svg:viewBox="0 0 343 212" svg:d="M330 152c7 0 13-1 13-9 0-9-6-8-14-8-81 0-164 0-245 0-17-13-37-23-49-29 15-6 33-16 49-30 81 0 164 0 245 0 8 0 14 0 14-8 0-7-6-7-13-7-76 0-153 0-229 0 19-18 39-52 39-57 0-4-5-4-8-4-2 0-5 0-7 3-8 15-18 36-44 58-27 23-52 34-72 39-7 2-6 2-8 3-1 2-1 2-1 3s0 2 0 3h1c1 1 1 1 9 3 52 16 91 51 112 93 5 7 6 7 10 7 3 0 8 0 8-4s-20-39-39-56c76 0 153 0 229 0z"><text:p/></draw:path><draw:path draw:style-name="gr3" draw:text-style-name="P6" svg:width="0.1346in" svg:height="0.0831in" svg:x="0.1272in" svg:y="0.2791in" svg:viewBox="0 0 343 212" svg:d="M260 76c16 14 36 24 49 30-14 6-33 16-49 29-82 0-164 0-246 0-6 0-14-1-14 8 0 8 8 9 14 9 76 0 152 0 228 0-18 17-38 52-38 56s5 4 7 4c3 0 6 0 8-3 8-14 19-35 44-57 26-24 52-34 73-40 6-2 6-3 7-3 0-1 0-2 0-3s0-1 0-3h-1c-1-1-1-1-9-3-51-15-90-50-112-92-4-8-4-8-10-8-2 0-7 0-7 4 0 5 19 39 38 57-76 0-152 0-228 0-6 0-14 0-14 7 0 8 8 8 14 8 82 0 164 0 246 0z"><text:p/></draw:path><draw:path draw:style-name="gr3" draw:text-style-name="P6" svg:width="0.0346in" svg:height="0.1516in" svg:x="0.3283in" svg:y="0.2457in" svg:viewBox="0 0 89 386" svg:d="M89 383c0-2 0-2-6-9-48-48-61-122-61-181 0-68 15-135 63-183 4-4 4-6 4-7 0-2-1-3-3-3-5 0-39 26-62 75-20 43-24 86-24 118 0 30 4 77 25 121 23 47 56 72 61 72 2 0 3-1 3-3z"><text:p/></draw:path><draw:path draw:style-name="gr3" draw:text-style-name="P6" svg:width="0.0752in" svg:height="0.0685in" svg:x="0.3768in" svg:y="0.2929in" svg:viewBox="0 0 192 175" svg:d="M118 54c2-10 11-45 38-45 2 0 11 0 20 4-11 2-19 12-19 21 0 7 5 14 15 14 8 0 20-7 20-23 0-19-23-25-36-25-22 0-35 21-40 30-9-27-30-30-42-30-40 0-62 50-62 59 0 5 3 5 5 5 3 0 4-1 5-5 13-41 38-50 52-50 6 0 21 3 21 25 0 12-7 39-21 93-7 24-20 39-38 39-2 0-11 0-18-4 9-2 17-10 17-21s-8-13-14-13c-11 0-21 10-21 22 0 17 20 25 36 25 26 0 40-26 41-30 4 15 19 30 42 30 39 0 61-50 61-59 0-5-3-5-4-5-3 0-4 2-6 5-12 41-38 50-50 50-16 0-22-12-22-25 0-9 2-17 6-34 5-18 9-35 14-53z"><text:p/></draw:path><draw:path draw:style-name="gr3" draw:text-style-name="P6" svg:width="0.076in" svg:height="0.0874in" svg:x="0.5142in" svg:y="0.2783in" svg:viewBox="0 0 194 223" svg:d="M180 119c7 0 14 0 14-8s-7-8-14-8c-55 0-108 0-163 0 4-51 49-88 103-88 20 0 41 0 60 0 7 0 14 0 14-7 0-8-7-8-14-8-21 0-40 0-61 0-66 0-119 48-119 111 0 62 53 112 119 112 21 0 40 0 61 0 7 0 14 0 14-7 0-8-7-8-14-8-19 0-40 0-60 0-54 0-99-36-103-89 55 0 108 0 163 0z"><text:p/></draw:path><draw:path draw:style-name="gr3" draw:text-style-name="P6" svg:width="0.1039in" svg:height="0.1083in" svg:x="0.6512in" svg:y="0.252in" svg:viewBox="0 0 265 276" svg:d="M55 232c-15 25-31 31-47 32-5 1-8 1-8 8 0 2 1 4 4 4 11 0 22-1 33-1 14 0 27 1 39 1 3 0 8 0 8-6 0-5-4-6-7-6-9 0-18-3-18-13 0-5 3-9 6-14 10-17 20-33 30-50 31 0 64 0 96 0 1 8 6 61 6 65 0 11-20 12-28 12-5 0-8 0-8 8 0 4 4 4 5 4 15 0 32-1 48-1 9 0 33 1 43 1 3 0 8 0 8-8 0-4-4-4-9-4-24 0-24-2-25-13-8-80-17-162-24-242 0-8 0-9-7-9-6 0-8 2-11 7-45 74-89 150-134 225zM101 175c25-43 52-85 77-128 5 43 8 85 12 128-29 0-59 0-89 0z"><text:p/></draw:path><draw:path draw:style-name="gr3" draw:text-style-name="P6" svg:width="0.0846in" svg:height="0.0941in" svg:x="0.8016in" svg:y="0.2693in" svg:viewBox="0 0 216 240" svg:d="M117 9c-4-7-6-9-9-9-6 0-7 3-9 9-32 71-64 144-96 215-2 5-3 6-3 8 0 5 3 8 8 8 3 0 6-1 9-8 30-68 60-137 91-206 29 69 60 138 90 206 4 8 8 8 10 8 3 0 8-3 8-8 0-1 0-1-4-6-32-73-63-145-95-217z"><text:p/></draw:path><draw:path draw:style-name="gr3" draw:text-style-name="P6" svg:width="0.0752in" svg:height="0.0685in" svg:x="0.9331in" svg:y="0.2929in" svg:viewBox="0 0 192 175" svg:d="M119 54c2-10 11-45 37-45 2 0 12 0 20 4-11 2-19 12-19 21 0 7 5 14 15 14 8 0 20-7 20-23 0-19-21-25-35-25-23 0-36 21-40 30-10-27-31-30-42-30-41 0-63 50-63 59 0 5 4 5 6 5s3-1 4-5c13-41 38-50 52-50 7 0 21 3 21 25 0 12-7 39-21 93-6 24-20 39-37 39-2 0-11 0-19-4 9-2 18-10 18-21s-8-13-14-13c-12 0-22 10-22 22 0 17 20 25 36 25 27 0 40-26 41-30 5 15 19 30 42 30 41 0 63-50 63-59 0-5-5-5-6-5-3 0-4 2-4 5-14 41-40 50-52 50-15 0-21-12-21-25 0-9 2-17 7-34 4-18 8-35 13-53z"><text:p/></draw:path><draw:path draw:style-name="gr3" draw:text-style-name="P6" svg:width="0.076in" svg:height="0.0874in" svg:x="1.0705in" svg:y="0.2783in" svg:viewBox="0 0 194 223" svg:d="M179 119c7 0 15 0 15-8s-8-8-15-8c-55 0-109 0-164 0 6-51 50-88 104-88 20 0 40 0 60 0 7 0 15 0 15-7 0-8-8-8-15-8-20 0-40 0-60 0-66 0-119 48-119 111 0 62 53 112 119 112 20 0 40 0 60 0 7 0 15 0 15-7 0-8-8-8-15-8-20 0-40 0-60 0-54 0-98-36-104-89 55 0 109 0 164 0z"><text:p/></draw:path><draw:path draw:style-name="gr3" draw:text-style-name="P6" svg:width="0.1083in" svg:height="0.1035in" svg:x="1.2079in" svg:y="0.2551in" svg:viewBox="0 0 276 264" svg:d="M46 234c-4 16-4 18-35 18-7 0-11 0-11 8 0 4 4 4 11 4 46 0 91 0 137 0 62 0 107-45 107-84 0-27-22-49-59-53 39-8 80-37 80-73 0-29-25-54-71-54-43 0-87 0-130 0-8 0-11 0-11 8 0 4 3 4 11 4 4 0 8 0 14 1 7 1 10 1 10 7 0 1 0 2-1 6-18 70-34 139-52 208zM104 123c8-32 17-64 25-95 3-15 4-16 21-16 16 0 33 0 49 0 34 0 42 23 42 40 0 34-33 71-80 71-19 0-38 0-57 0zM87 252c-6 0-6 0-9 0s-4-1-4-4c0-2 0-2 2-9 9-37 17-72 26-108 24 0 49 0 73 0 37 0 45 29 45 46 0 38-35 75-80 75-18 0-36 0-53 0z"><text:p/></draw:path><draw:path draw:style-name="gr3" draw:text-style-name="P6" svg:width="0.0346in" svg:height="0.1516in" svg:x="1.3335in" svg:y="0.2457in" svg:viewBox="0 0 89 386" svg:d="M89 193c0-30-3-76-25-120-23-48-56-73-61-73-2 0-3 1-3 3 0 1 0 3 8 9 37 39 59 100 59 181 0 66-14 134-63 183-4 5-4 5-4 7s1 3 3 3c5 0 40-26 62-75 20-43 24-85 24-118z"><text:p/></draw:path><draw:path draw:style-name="gr3" draw:text-style-name="P6" svg:width="0.0839in" svg:height="0.0941in" svg:x="1.4264in" svg:y="0.2693in" svg:viewBox="0 0 214 240" svg:d="M212 15c3-4 2-5 2-7 0-5-3-8-7-8-3 0-6 3-9 9-30 68-60 136-90 204-31-68-61-136-91-204-4-8-7-9-9-9-5 0-8 3-8 8 0 1 0 2 2 6 32 73 65 146 97 218 2 7 4 8 9 8 4 0 5-2 8-8 31-72 64-144 96-217z"><text:p/></draw:path><draw:path draw:style-name="gr3" draw:text-style-name="P6" svg:width="0.0346in" svg:height="0.1516in" svg:x="1.5681in" svg:y="0.2457in" svg:viewBox="0 0 89 386" svg:d="M89 383c0-2 0-2-6-9-49-48-61-122-61-181 0-68 15-135 63-183 4-4 4-6 4-7 0-2-1-3-3-3-5 0-39 26-62 75-20 43-24 86-24 118 0 30 4 77 25 121 23 47 56 72 61 72 2 0 3-1 3-3z"><text:p/></draw:path><draw:path draw:style-name="gr3" draw:text-style-name="P6" svg:width="0.0752in" svg:height="0.0685in" svg:x="1.6169in" svg:y="0.2929in" svg:viewBox="0 0 192 175" svg:d="M118 54c2-10 11-45 38-45 2 0 11 0 19 4-10 2-18 12-18 21 0 7 4 14 15 14 8 0 20-7 20-23 0-19-23-25-36-25-22 0-35 21-40 30-9-27-30-30-42-30-40 0-62 50-62 59 0 5 3 5 5 5 3 0 4-1 5-5 12-41 38-50 52-50 6 0 21 3 21 25 0 12-7 39-21 93-7 24-20 39-38 39-2 0-11 0-18-4 8-2 17-10 17-21s-9-13-14-13c-11 0-21 10-21 22 0 17 19 25 36 25 26 0 40-26 41-30 4 15 19 30 42 30 39 0 61-50 61-59 0-5-3-5-4-5-3 0-4 2-6 5-12 41-38 50-51 50-14 0-21-12-21-25 0-9 2-17 7-34 4-18 8-35 13-53z"><text:p/></draw:path><draw:path draw:style-name="gr3" draw:text-style-name="P6" svg:width="0.076in" svg:height="0.0874in" svg:x="1.7539in" svg:y="0.2783in" svg:viewBox="0 0 194 223" svg:d="M180 119c7 0 14 0 14-8s-7-8-14-8c-55 0-108 0-163 0 4-51 48-88 103-88 20 0 41 0 60 0 7 0 14 0 14-7 0-8-7-8-14-8-21 0-40 0-61 0-66 0-119 48-119 111 0 62 53 112 119 112 21 0 40 0 61 0 7 0 14 0 14-7 0-8-7-8-14-8-19 0-40 0-60 0-55 0-99-36-103-89 55 0 108 0 163 0z"><text:p/></draw:path><draw:path draw:style-name="gr3" draw:text-style-name="P6" svg:width="0.1039in" svg:height="0.1083in" svg:x="1.8906in" svg:y="0.252in" svg:viewBox="0 0 265 276" svg:d="M56 232c-15 25-31 31-47 32-5 1-9 1-9 8 0 2 2 4 5 4 10 0 23-1 34-1 13 0 26 1 38 1 2 0 8 0 8-6 0-5-4-6-7-6-9 0-18-3-18-13 0-5 3-9 6-14 10-17 19-33 29-50 33 0 64 0 97 0 0 8 6 61 6 65 0 11-20 12-28 12-5 0-8 0-8 8 0 4 3 3 4 4 17 0 33-1 48-1 10 0 35 1 44 1 3 0 7 0 7-8 0-4-3-4-9-4-23 0-23-2-24-13-8-80-16-162-24-242-1-8-1-9-8-9-5 0-7 2-10 7-45 74-89 150-134 225zM102 175c26-43 51-85 76-128 5 43 9 85 13 128-29 0-59 0-89 0z"><text:p/></draw:path><draw:path draw:style-name="gr3" draw:text-style-name="P6" svg:width="0.0839in" svg:height="0.0941in" svg:x="2.0417in" svg:y="0.2693in" svg:viewBox="0 0 214 240" svg:d="M212 15c3-4 2-5 2-7 0-5-3-8-7-8s-6 3-9 9c-30 68-61 136-90 204-31-68-61-136-91-204-4-8-6-9-9-9-5 0-8 3-8 8 0 1 0 2 2 6 32 73 65 146 97 218 2 7 5 8 9 8s5-2 8-8c31-72 64-144 96-217z"><text:p/></draw:path><draw:path draw:style-name="gr3" draw:text-style-name="P6" svg:width="0.0752in" svg:height="0.0685in" svg:x="2.1724in" svg:y="0.2929in" svg:viewBox="0 0 192 175" svg:d="M118 54c3-10 12-45 38-45 2 0 11 0 20 4-11 2-19 12-19 21 0 7 5 14 15 14 8 0 20-7 20-23 0-19-21-25-35-25-23 0-36 21-40 30-10-27-31-30-42-30-41 0-63 50-63 59 0 5 3 4 5 5 3 0 4-1 5-5 13-41 38-50 52-50 7 0 21 3 21 25 0 12-7 39-21 93-7 24-20 39-37 39-2 0-12 0-19-4 10-2 18-10 18-21s-8-13-14-13c-12 0-22 10-22 22 0 17 20 25 36 25 27 0 40-26 41-30 4 15 19 30 42 30 39 0 61-50 61-59 0-5-3-5-4-5-3 0-4 2-4 5-14 41-40 50-52 50-15 0-21-12-21-25 0-9 2-17 7-34 4-18 7-35 12-53z"><text:p/></draw:path><draw:path draw:style-name="gr3" draw:text-style-name="P6" svg:width="0.076in" svg:height="0.1413in" svg:x="2.3185in" svg:y="0.252in" svg:viewBox="0 0 194 360" svg:d="M190 14c4-4 4-5 4-6 0-4-3-8-8-8s-7 2-9 8c-58 112-115 224-174 336-3 6-3 7-3 8 0 3 3 8 8 8s6-2 8-8c59-112 116-225 174-338z"><text:p/></draw:path><draw:path draw:style-name="gr3" draw:text-style-name="P6" svg:width="0.0752in" svg:height="0.0874in" svg:x="2.3102in" svg:y="0.2783in" svg:viewBox="0 0 192 223" svg:d="M179 119c7 0 13 0 13-8s-6-8-13-8c-55 0-109 0-164 0 5-51 50-88 104-88 20 0 40 0 60 0 7 0 13 0 13-7 0-8-6-8-13-8-20 0-40 0-60 0-66 0-119 48-119 111 0 62 53 112 119 112 20 0 40 0 60 0 7 0 13 0 13-7 0-8-6-8-13-8-20 0-40 0-60 0-54 0-99-36-104-89 55 0 109 0 164 0z"><text:p/></draw:path><draw:path draw:style-name="gr3" draw:text-style-name="P6" svg:width="0.1083in" svg:height="0.1035in" svg:x="2.4472in" svg:y="0.2551in" svg:viewBox="0 0 276 264" svg:d="M46 234c-4 16-4 18-35 18-7 0-11 0-11 8 0 4 3 4 11 4 46 0 91 0 137 0 62 0 107-45 107-84 0-27-22-49-59-53 39-8 80-37 80-73 0-29-25-54-71-54-43 0-87 0-130 0-8 0-11 0-11 8 0 4 3 4 10 4 1 0 9 0 15 1 7 1 10 1 10 7 0 1 0 2-1 6-18 70-34 139-52 208zM105 123c7-32 16-64 24-95 3-15 3-16 21-16 16 0 33 0 49 0 34 0 42 23 42 40 0 34-33 71-80 71-19 0-38 0-56 0zM87 252c-6 0-7 0-9 0-3 0-4-1-4-4 0-2 0-2 1-9 9-37 19-72 27-108 25 0 49 0 73 0 37 0 45 29 45 46 0 38-35 75-80 75-18 0-36 0-53 0z"><text:p/></draw:path><draw:path draw:style-name="gr3" draw:text-style-name="P6" svg:width="0.0346in" svg:height="0.1516in" svg:x="2.5728in" svg:y="0.2457in" svg:viewBox="0 0 89 386" svg:d="M89 193c0-30-4-76-25-120-23-48-56-73-61-73-2 0-3 1-3 3 0 1 0 3 7 9 38 39 60 100 60 181 0 66-14 134-63 183-4 5-4 5-4 7s1 3 3 3c5 0 39-26 62-75 20-43 24-85 24-118z"><text:p/></draw:path><draw:path draw:style-name="gr3" draw:text-style-name="P6" svg:width="0.039in" svg:height="0.1819in" svg:x="3.1031in" svg:y="0.2311in" svg:viewBox="0 0 100 463" svg:d="M100 459c0-1 0-2-1-3-18-19-44-51-60-114-9-35-13-75-13-111 0-101 25-173 71-222 3-3 3-5 3-6 0-3-2-3-4-3-6 0-27 23-32 29-39 47-64 116-64 202 0 55 9 133 61 198 3 5 28 34 35 34 2 0 4 0 4-4z"><text:p/></draw:path><draw:path draw:style-name="gr3" draw:text-style-name="P6" svg:width="0.0839in" svg:height="0.0941in" svg:x="3.1579in" svg:y="0.2693in" svg:viewBox="0 0 214 240" svg:d="M214 14c0-6 0-14-7-14-8 0-8 8-8 14 0 47 0 94 0 140 0 58-63 70-92 70-17 0-42-3-62-16-30-19-30-44-30-54 0-46 0-93 0-140 0-6 0-14-7-14-8 0-8 8-8 14 0 48 0 94 0 141 0 60 58 85 107 85 50 0 107-28 107-84 0-47 0-94 0-142z"><text:p/></draw:path><draw:path draw:style-name="gr3" draw:text-style-name="P6" svg:width="0.0173in" svg:height="0.0453in" svg:x="3.2642in" svg:y="0.3429in" svg:viewBox="0 0 45 116" svg:d="M45 41c0-26-10-41-25-41-12 0-20 10-20 21 0 10 8 20 20 20 5 0 10-1 14-5 1-1 1-1 2-1 0 2 0 0 0 6 0 28-13 51-26 65-4 3-5 4-5 5 0 3 3 5 5 5 4 0 35-30 35-75z"><text:p/></draw:path><draw:path draw:style-name="gr3" draw:text-style-name="P6" svg:width="0.0846in" svg:height="0.0941in" svg:x="3.3268in" svg:y="0.2693in" svg:viewBox="0 0 216 240" svg:d="M216 85c0-60-60-85-108-85-51 0-108 28-108 84 0 47 0 94 0 142 0 7 0 14 8 14 7 0 7-7 7-14 0-47 0-94 0-140 0-58 63-71 93-71 17 0 42 4 61 17 30 20 30 44 30 55 0 46 0 92 0 139 0 7 0 14 9 14 8 0 8-7 8-14 0-48 0-94 0-141z"><text:p/></draw:path><draw:path draw:style-name="gr3" draw:text-style-name="P6" svg:width="0.0173in" svg:height="0.0453in" svg:x="3.4331in" svg:y="0.3429in" svg:viewBox="0 0 45 116" svg:d="M45 41c0-26-9-41-24-41-13 0-21 10-21 21 0 10 8 20 21 20 4 0 10-1 13-5 1-1 1-1 2-1 0 2 1 0 1 6 0 28-14 51-26 65-4 3-4 4-4 5 0 3 2 5 3 5 4 0 35-30 35-75z"><text:p/></draw:path><draw:path draw:style-name="gr3" draw:text-style-name="P6" svg:width="0.0587in" svg:height="0.1516in" svg:x="3.4965in" svg:y="0.2457in" svg:viewBox="0 0 150 386" svg:d="M133 377c2 6 4 9 9 9 4 0 8-3 8-8 0-1 0-1-2-6-44-121-89-242-133-363-2-7-3-9-7-9-5 0-8 3-8 8 0 1 0 1 1 5 44 121 88 243 132 364z"><text:p/></draw:path><draw:path draw:style-name="gr3" draw:text-style-name="P6" svg:width="0.0744in" svg:height="0.1071in" svg:x="3.6197in" svg:y="0.2547in" svg:viewBox="0 0 190 273" svg:d="M134 248c0 8 0 16 0 25 19-1 38-3 56-5 0-4 0-7 0-12-26 0-29-2-29-21 0-78 0-157 0-235-19 1-38 3-57 4 0 5 0 8 0 13 28 0 31 3 31 22 0 27 0 56 0 83-11-14-28-24-49-24-45 0-86 37-86 88 0 48 38 87 82 87 25 0 42-13 52-25zM134 144c0 27 0 53 0 79 0 7 0 8-4 15-12 18-30 26-46 26-17 0-31-10-41-24-10-17-11-39-11-54 0-14 1-37 12-55 9-12 23-24 44-24 13 0 30 5 42 23 4 6 4 6 4 14z"><text:p/></draw:path><draw:path draw:style-name="gr3" draw:text-style-name="P6" svg:width="0.0587in" svg:height="0.0693in" svg:x="3.7031in" svg:y="0.2909in" svg:viewBox="0 0 150 177" svg:d="M33 76c2-58 34-67 47-67 41 0 44 52 44 67-31 0-60 0-91 0zM32 84c36 0 71 0 108 0 8 0 10 0 10-8 0-39-21-76-70-76-44 0-80 40-80 88 0 52 41 89 86 89 46 0 64-43 64-50 0-4-4-5-5-5-3 0-4 2-5 6-14 39-49 39-52 39-20 0-35-11-44-25-12-19-12-44-12-58z"><text:p/></draw:path><draw:path draw:style-name="gr3" draw:text-style-name="P6" svg:width="0.076in" svg:height="0.1067in" svg:x="3.7709in" svg:y="0.252in" svg:viewBox="0 0 194 272" svg:d="M118 118c17 0 20 4 20 21 0 35 0 69 0 104 0 17-5 17-30 17 0 4 0 7 0 12 12 0 33-1 43-1s28 1 43 1c0-5 0-8 0-12-27 0-31 0-31-17 0-47 0-94 0-142-17 1-32 2-49 4-6 0-4 0-6 0-1 1-2 1-8 1-15 0-30 0-45 0 0-15 0-30 0-44 0-39 33-54 57-54 12 0 26 4 33 13-15 1-17 11-17 18 0 13 10 17 17 17 9 0 18-5 18-17 0-24-22-39-51-39-35 0-81 20-81 62 0 14 0 29 0 44-10 0-21 0-31 0 0 4 0 7 0 12 10 0 21 0 31 0 0 42 0 83 0 125 0 17-5 17-31 17 0 4 0 7 0 12 13 0 33-1 43-1 9 0 29 1 43 1 0-5 0-8 0-12-25 0-30 0-30-17 0-42 0-83 0-125 21 0 41 0 62 0z"><text:p/></draw:path><draw:path draw:style-name="gr3" draw:text-style-name="P6" svg:width="0.0764in" svg:height="0.0669in" svg:x="3.8563in" svg:y="0.2929in" svg:viewBox="0 0 195 171" svg:d="M31 37c0 36 0 70 0 105 0 16-5 16-31 16 0 5 0 8 0 13 13 0 33-2 44-2 10 0 30 2 43 2 0-5 0-8 0-13-25 0-30 0-30-16 0-24 0-47 0-72 0-40 28-61 52-61s29 21 29 43c0 29 0 60 0 90 0 16-5 16-30 16 0 5 0 8 0 13 13 0 33-2 44-2 10 0 29 2 43 2 0-5 0-8 0-13-20 0-30 0-31-11 0-24 0-49 0-73 0-33 0-45-11-60-6-6-19-14-41-14-28 0-47 17-57 41 0-13 0-28 0-41-19 1-36 3-55 4 0 5 0 8 0 13 28 0 31 2 31 20z"><text:p/></draw:path><draw:path draw:style-name="gr3" draw:text-style-name="P6" svg:width="0.0319in" svg:height="0.1016in" svg:x="3.9409in" svg:y="0.2575in" svg:viewBox="0 0 82 259" svg:d="M55 88c-18 1-36 3-54 4 0 5 0 8 0 13 25 0 29 2 29 20 0 36 0 70 0 105 0 16-5 16-30 16 0 5 0 8 0 13 12 0 33-2 42-2 14 0 27 2 40 2 0-5 0-8 0-13-25 0-27-1-27-16 0-47 0-95 0-142zM57 21c0-12-10-21-21-21-12 0-21 11-21 21s9 20 21 20c11 0 21-8 21-20z"><text:p/></draw:path><draw:path draw:style-name="gr3" draw:text-style-name="P6" svg:width="0.0472in" svg:height="0.0949in" svg:x="3.9807in" svg:y="0.2665in" svg:viewBox="0 0 121 242" svg:d="M61 84c18 0 36 0 55 0 0-5 0-8 0-12-19 0-37 0-55 0 0-25 0-48 0-72-4 0-7 0-10 0-1 32-12 74-51 75 0 3 0 5 0 9 11 0 22 0 33 0 0 35 0 71 0 106 0 48 36 52 51 52 27 0 37-27 37-52 0-7 0-14 0-22-3 0-6 0-9 0 0 7 0 15 0 21 0 29-12 43-26 43-25 0-25-35-25-42 0-35 0-71 0-106z"><text:p/></draw:path><draw:path draw:style-name="gr3" draw:text-style-name="P6" svg:width="0.0319in" svg:height="0.1016in" svg:x="4.0425in" svg:y="0.2575in" svg:viewBox="0 0 82 259" svg:d="M56 88c-19 1-36 3-55 4 0 5 0 8 0 13 25 0 29 2 29 20 0 36 0 70 0 105 0 16-4 16-30 16 0 5 0 8 0 13 12 0 33-2 43-2 13 0 26 2 39 2 0-5 0-8 0-13-25 0-26-1-26-16 0-47 0-95 0-142zM57 21c0-12-10-21-21-21-12 0-19 11-19 21s7 20 19 20c11 0 21-8 21-20z"><text:p/></draw:path><draw:path draw:style-name="gr3" draw:text-style-name="P6" svg:width="0.0673in" svg:height="0.0693in" svg:x="4.0839in" svg:y="0.2909in" svg:viewBox="0 0 172 177" svg:d="M172 90c0-49-40-90-86-90-49 0-86 42-86 90 0 50 40 87 86 87s86-37 86-87zM86 167c-17 0-34-7-44-25s-10-41-10-55 0-35 9-53c11-17 28-25 45-25 16 0 33 6 43 24 10 17 10 40 10 54s0 35-8 52c-9 17-26 28-45 28z"><text:p/></draw:path><draw:path draw:style-name="gr3" draw:text-style-name="P6" svg:width="0.0764in" svg:height="0.0669in" svg:x="4.1606in" svg:y="0.2929in" svg:viewBox="0 0 195 171" svg:d="M30 37c0 36 0 70 0 105 0 16-4 16-30 16 0 5 0 8 0 13 13 0 33-2 44-2 10 0 30 2 43 2 0-5 0-8 0-13-27 0-30 0-30-16 0-24 0-47 0-72 0-40 28-61 52-61s29 21 29 43c0 29 0 60 0 90 0 16-5 16-30 16 0 5 0 8 0 13 13 0 33-2 43-2 11 0 30 2 44 2 0-5 0-8 0-13-21 0-30 0-31-11 0-24 0-49 0-73 0-33 0-45-12-60-5-6-18-14-40-14-28 0-47 17-57 41 0-13 0-28 0-41-19 1-36 3-55 4 0 5 0 8 0 13 28 0 30 2 30 20z"><text:p/></draw:path><draw:path draw:style-name="gr3" draw:text-style-name="P6" svg:width="0.0488in" svg:height="0.0693in" svg:x="4.2457in" svg:y="0.2909in" svg:viewBox="0 0 125 177" svg:d="M67 98c9 2 41 8 41 35 0 20-15 35-44 35-33 0-46-22-54-55-1-4-1-5-6-5-4 0-4 2-4 9 0 17 0 34 0 51 0 7 0 9 3 9 2 0 4 0 10-8 1-1 1-1 8-8 17 16 35 16 43 16 44 0 61-25 61-54 0-20-11-32-15-36-13-12-29-15-44-19-22-4-48-9-48-32 0-13 11-28 44-28 41 0 44 34 45 46 0 3 3 3 4 3 6 0 6-2 6-9 0-13 0-26 0-39 0-7 0-9-5-9-2 0-3 0-8 4-1 2-5 6-6 7-16-11-31-11-36-11-48 0-62 25-62 47 0 14 5 25 16 33 13 10 24 12 51 18z"><text:p/></draw:path><draw:path draw:style-name="gr3" draw:text-style-name="P6" svg:width="0.0394in" svg:height="0.1819in" svg:x="4.3071in" svg:y="0.2311in" svg:viewBox="0 0 101 463" svg:d="M101 231c0-54-10-132-60-197-5-5-29-34-37-34-1 0-4 0-4 3s1 4 2 5c19 20 44 50 60 112 8 35 13 75 13 111 0 40-5 78-15 117-14 54-37 84-57 106-3 4-2 3-3 5 0 3 3 4 4 4 7 0 28-24 32-29 40-47 65-116 65-203z"><text:p/></draw:path><draw:path draw:style-name="gr3" draw:text-style-name="P6" svg:width="0.1346in" svg:height="0.0835in" svg:x="0.0004in" svg:y="0.5236in" svg:viewBox="0 0 343 213" svg:d="M330 152c7 0 13 0 13-8s-6-8-14-8c-81 0-164 0-245 0-17-14-37-24-49-29 15-7 33-17 49-30 81 0 164 0 245 0 8 0 14 0 14-8 0-7-6-7-13-7-76 0-153 0-229 0 19-18 39-52 39-58 0-4-5-4-8-4-2 0-5 0-7 3-8 16-18 36-44 59-27 23-52 33-72 39-7 2-8 2-8 4-1 0-1 1-1 2s0 1 0 2l1 1c1 0 1 1 9 3 52 16 91 51 112 92 5 7 6 8 10 8 3 0 8 0 8-4 0-5-20-38-39-57 76 0 153 0 229 0z"><text:p/></draw:path><draw:path draw:style-name="gr3" draw:text-style-name="P6" svg:width="0.1346in" svg:height="0.0835in" svg:x="0.1272in" svg:y="0.5236in" svg:viewBox="0 0 343 213" svg:d="M260 77c16 14 36 24 49 30-14 6-33 16-49 29-82 0-164 0-246 0-6 0-14 0-14 8s8 8 14 8c76 0 152 0 228 0-18 17-38 52-38 57 0 4 5 4 7 4 3 0 6 0 8-3 8-15 19-35 44-58 26-23 52-33 73-40 6-2 6-2 7-3 0-1 0-1 0-2s0-1 0-2l-1-2c-1 0-1-1-9-3-51-15-90-50-112-91-4-8-4-9-10-9-2 0-7 0-7 4 0 6 19 39 38 58-76 0-152 0-228 0-6 0-14 0-14 7 0 8 8 8 14 8 82 0 164 0 246 0z"><text:p/></draw:path><draw:path draw:style-name="gr3" draw:text-style-name="P6" svg:width="0.0756in" svg:height="0.0685in" svg:x="0.3177in" svg:y="0.537in" svg:viewBox="0 0 193 175" svg:d="M119 54c2-10 11-46 37-46 2 0 12 0 20 5-11 2-19 11-19 21 0 6 5 13 15 13 8 0 21-6 21-22 0-21-22-25-36-25-23 0-36 20-40 29-10-26-31-29-42-29-41 0-63 50-63 59 0 4 3 3 5 4 3 0 4-1 5-5 13-40 39-50 52-50 7 0 21 3 21 26 0 12-7 38-21 91-7 25-20 41-37 41-2 0-11 0-19-5 10-1 18-10 18-21 0-10-8-13-14-13-12 0-22 9-22 22 0 18 20 26 36 26 27 0 40-28 41-30 4 15 19 30 42 30 39 0 61-51 61-59 0-5-3-5-4-5-3 0-4 1-4 5-14 41-40 50-52 50-15 0-21-12-21-25 0-9 2-18 7-34 4-18 8-35 13-53z"><text:p/></draw:path><draw:path draw:style-name="gr3" draw:text-style-name="P6" svg:width="0.076in" svg:height="0.0878in" svg:x="0.4551in" svg:y="0.522in" svg:viewBox="0 0 194 224" svg:d="M179 120c7 0 15 0 15-8 0-7-8-7-15-7-55 0-109 0-164 0 5-52 50-90 104-90 20 0 41 0 60 0 7 0 15 0 15-7 0-8-8-8-15-8-19 0-40 0-60 0-66 0-119 51-119 112 0 62 53 112 119 112 20 0 41 0 60 0 7 0 15 0 15-7 0-8-8-8-15-8-19 0-40 0-60 0-54 0-99-37-104-89 55 0 109 0 164 0z"><text:p/></draw:path><draw:path draw:style-name="gr3" draw:text-style-name="P6" svg:width="0.1039in" svg:height="0.1087in" svg:x="0.5917in" svg:y="0.4945in" svg:viewBox="0 0 265 277" svg:d="M55 232c-15 27-30 32-47 33-5 0-8 0-8 8 0 2 2 4 4 4 11 0 24-1 35-1 12 0 26 1 38 1 2 0 7 0 7-7 0-5-4-5-6-5-9-1-19-4-19-13 0-6 3-9 6-14 10-17 20-33 30-50 32 0 64 0 96 0 1 8 7 61 7 64 0 12-21 13-29 13-4 0-8 0-8 8 0 4 4 4 5 4 15 0 32-1 48-1 10 0 35 1 44 1 3 0 7 0 7-7 0-5-4-5-9-5-24 0-24-3-25-14-8-80-15-161-23-241-1-8-1-10-8-10-6 0-7 3-10 7-45 74-90 150-135 225zM102 176c26-43 51-85 76-128 5 43 8 85 12 128-29 0-58 0-88 0z"><text:p/></draw:path><draw:path draw:style-name="gr3" draw:text-style-name="P6" svg:width="0.0839in" svg:height="0.0941in" svg:x="0.7429in" svg:y="0.5138in" svg:viewBox="0 0 214 240" svg:d="M211 15c3-5 3-5 3-7 0-5-3-8-7-8-5 0-7 2-9 8-31 68-61 136-91 204-30-68-61-136-90-204-4-8-7-8-9-8-5 0-8 3-8 8 1 2 0 1 2 5 32 73 64 145 96 218 3 7 5 9 9 9 5 0 6-3 9-9 31-71 63-144 95-216z"><text:p/></draw:path><draw:path draw:style-name="gr3" draw:text-style-name="P6" svg:width="0.035in" svg:height="0.152in" svg:x="0.8843in" svg:y="0.4902in" svg:viewBox="0 0 90 387" svg:d="M90 383c0-1 0-2-6-9-49-48-61-121-61-180 0-67 14-135 62-183 5-4 5-5 5-7 0-3-1-4-4-4-4 0-39 26-61 76-19 42-25 85-25 118 0 29 4 77 26 121 23 47 56 72 60 72 3 0 4-1 4-4z"><text:p/></draw:path><draw:path draw:style-name="gr3" draw:text-style-name="P6" svg:width="0.0752in" svg:height="0.0685in" svg:x="0.9331in" svg:y="0.537in" svg:viewBox="0 0 192 175" svg:d="M119 54c2-10 11-46 37-46 2 0 12 0 20 5-11 2-19 11-19 21 0 6 5 13 15 13 8 0 20-6 20-22 0-21-21-25-35-25-23 0-36 20-40 29-10-26-31-29-42-29-41 0-63 50-63 59 0 4 4 4 6 4s3-1 4-5c13-40 38-50 52-50 7 0 21 3 21 26 0 12-7 38-21 91-6 25-20 41-37 41-2 0-11 0-19-5 9-1 18-10 18-21 0-10-8-13-14-13-12 0-22 9-22 22 0 18 20 26 36 26 27 0 40-28 41-30 5 15 19 30 42 30 41 0 63-51 63-59 0-5-5-5-6-5-3 0-4 1-4 5-14 41-40 50-52 50-15 0-21-12-21-25 0-9 2-18 7-34 4-18 8-35 13-53z"><text:p/></draw:path><draw:path draw:style-name="gr3" draw:text-style-name="P6" svg:width="0.076in" svg:height="0.0878in" svg:x="1.0705in" svg:y="0.522in" svg:viewBox="0 0 194 224" svg:d="M179 120c7 0 15 0 15-8 0-7-8-7-15-7-55 0-109 0-164 0 6-52 50-90 104-90 20 0 40 0 60 0 7 0 15 0 15-7 0-8-8-8-15-8-20 0-40 0-60 0-66 0-119 51-119 112 0 62 53 112 119 112 20 0 40 0 60 0 7 0 15 0 15-7 0-8-8-8-15-8-20 0-40 0-60 0-54 0-98-37-104-89 55 0 109 0 164 0z"><text:p/></draw:path><draw:path draw:style-name="gr3" draw:text-style-name="P6" svg:width="0.1083in" svg:height="0.1035in" svg:x="1.2079in" svg:y="0.4996in" svg:viewBox="0 0 276 264" svg:d="M46 233c-4 16-4 19-35 19-7 0-11 0-11 8 0 4 4 4 11 4 46 0 91 0 137 0 62 0 107-46 107-84 0-27-22-50-59-55 39-6 80-35 80-72 0-29-25-53-71-53-43 0-87 0-130 0-8 0-11 0-11 8 0 4 3 4 11 4 4 0 8 0 14 0 7 1 10 2 10 7 0 2 0 3-1 7-18 70-34 138-52 207zM104 122c8-32 17-64 25-96 3-13 4-14 21-14 16 0 33 0 49 0 34 0 42 22 42 40 0 34-33 70-80 70-19 0-38 0-57 0zM87 252c-6 0-6 0-9 0-3-1-4-1-4-4 0-2 0-3 2-9 9-37 17-72 26-108 24 0 49 0 73 0 37 0 45 29 45 45 0 39-35 76-80 76-18 0-36 0-53 0z"><text:p/></draw:path><draw:path draw:style-name="gr3" draw:text-style-name="P6" svg:width="0.0846in" svg:height="0.0941in" svg:x="1.3669in" svg:y="0.5138in" svg:viewBox="0 0 216 240" svg:d="M117 8c-4-7-6-8-9-8-6 0-7 2-9 8-32 71-64 144-96 215-2 6-3 7-3 9 0 3 3 8 8 8 3 0 6-1 9-9 30-68 60-136 91-205 31 69 60 137 91 205 3 9 7 9 9 9 4 0 8-5 8-8 0-1 0-2-3-6-31-73-64-146-96-218z"><text:p/></draw:path><draw:path draw:style-name="gr3" draw:text-style-name="P6" svg:width="0.0756in" svg:height="0.0685in" svg:x="1.4984in" svg:y="0.537in" svg:viewBox="0 0 193 175" svg:d="M118 54c2-10 11-46 37-46 2 0 12 0 20 5-11 2-19 11-19 21 0 6 5 13 16 13 7 0 21-6 21-22 0-21-24-25-37-25-23 0-36 20-40 29-10-26-31-29-42-29-41 0-63 50-63 59 0 4 4 4 6 4s3-1 4-5c13-40 38-50 52-50 7 0 20 3 20 26 0 12-6 38-20 91-6 25-20 41-37 41-2 0-11 0-19-5 9-1 18-10 18-21 0-10-9-13-14-13-12 0-21 9-21 22 0 18 19 26 36 26 26 0 39-28 40-30 5 15 19 30 42 30 40 0 62-51 62-59 0-5-4-5-5-5-3 0-3 1-5 5-13 41-39 50-51 50-16 0-21-12-21-25 0-9 2-18 7-34 4-18 8-35 13-53z"><text:p/></draw:path><draw:path draw:style-name="gr3" draw:text-style-name="P6" svg:width="0.0752in" svg:height="0.1417in" svg:x="1.6445in" svg:y="0.4945in" svg:viewBox="0 0 192 361" svg:d="M189 15c4-5 3-6 3-7 0-2-2-8-7-8s-6 2-9 8c-58 112-115 225-174 337-2 6-2 7-2 8 0 2 2 8 8 8 4 0 5-2 7-8 59-112 116-225 174-338z"><text:p/></draw:path><draw:path draw:style-name="gr3" draw:text-style-name="P6" svg:width="0.076in" svg:height="0.0878in" svg:x="1.6358in" svg:y="0.522in" svg:viewBox="0 0 194 224" svg:d="M179 120c7 0 15 0 15-8 0-7-8-7-15-7-55 0-109 0-164 0 6-52 50-90 105-90 20 0 39 0 59 0 7 0 15 0 15-7 0-8-8-8-15-8-20 0-40 0-60 0-66 0-119 51-119 112 0 62 53 112 119 112 20 0 40 0 60 0 7 0 15 0 15-7 0-8-8-8-15-8-20 0-39 0-59 0-55 0-99-37-105-89 55 0 109 0 164 0z"><text:p/></draw:path><draw:path draw:style-name="gr3" draw:text-style-name="P6" svg:width="0.1083in" svg:height="0.1035in" svg:x="1.7732in" svg:y="0.4996in" svg:viewBox="0 0 276 264" svg:d="M46 233c-4 16-4 19-35 19-7 0-11 0-11 8 0 4 4 4 11 4 46 0 91 0 137 0 62 0 107-46 107-84 0-27-22-50-59-55 39-6 80-35 80-72 0-29-25-53-71-53-43 0-87 0-130 0-8 0-11 0-11 8 0 4 3 4 11 4 4 0 7 0 14 0 7 1 10 2 10 7 0 2 0 3-1 7-18 70-34 138-52 207zM104 122c8-32 17-64 25-96 3-13 4-14 21-14 16 0 33 0 49 0 34 0 42 22 42 40 0 34-33 70-80 70-19 0-38 0-57 0zM87 252c-6 0-6 0-9 0-3-1-4-1-4-4 0-2 0-3 2-9 9-37 17-72 26-108 24 0 49 0 73 0 37 0 45 29 45 45 0 39-35 76-80 76-18 0-36 0-53 0z"><text:p/></draw:path><draw:path draw:style-name="gr3" draw:text-style-name="P6" svg:width="0.0346in" svg:height="0.152in" svg:x="1.8988in" svg:y="0.4902in" svg:viewBox="0 0 89 387" svg:d="M89 194c0-30-3-77-25-121-23-48-56-73-61-73-2 0-3 2-3 4s0 3 8 9c37 39 59 100 59 181 0 66-14 134-61 182-6 5-6 6-6 7 0 2 1 4 3 4 5 0 40-26 62-76 20-43 24-85 24-117z"><text:p/></draw:path><draw:path draw:style-name="gr3" draw:text-style-name="P6" svg:width="0.039in" svg:height="0.1819in" svg:x="3.1031in" svg:y="0.4756in" svg:viewBox="0 0 100 463" svg:d="M100 460c0-2 0-2-1-3-18-19-44-51-60-114-9-35-13-75-13-111 0-101 25-173 71-223 3-3 2-3 3-5 0-4-2-4-4-4-6 0-27 23-32 30-39 46-64 115-64 202 0 55 9 132 61 197 3 6 28 34 35 34 2 0 4 0 4-3z"><text:p/></draw:path><draw:path draw:style-name="gr3" draw:text-style-name="P6" svg:width="0.102in" svg:height="0.1035in" svg:x="3.1551in" svg:y="0.4996in" svg:viewBox="0 0 260 264" svg:d="M0 0c0 4 0 8 0 12 3 0 5 0 9 0 29 0 31 5 31 18 0 68 0 135 0 203 0 15-2 19-31 19-4 0-6 0-9 0 0 4 0 8 0 12 47 0 94 0 141 0 65 0 119-57 119-130s-53-134-119-134c-47 0-94 0-141 0zM91 252c-17 0-18-3-18-15 0-70 0-140 0-209 0-14 1-16 18-16 13 0 26 0 39 0 24 0 50 9 70 35 17 23 21 56 21 87 0 43-8 66-22 85-8 11-30 33-68 33-13 0-27 0-40 0z"><text:p/></draw:path><draw:path draw:style-name="gr3" draw:text-style-name="P6" svg:width="0.0587in" svg:height="0.0697in" svg:x="3.2701in" svg:y="0.5354in" svg:viewBox="0 0 150 178" svg:d="M32 76c2-57 35-67 48-67 40 0 43 53 43 67-31 0-60 0-91 0zM32 85c36 0 71 0 108 0 8 0 10 0 10-9 0-37-21-76-70-76-45 0-80 41-80 89 0 52 41 89 85 89 47 0 65-43 65-50 0-5-4-5-6-5-3 0-4 2-4 6-15 39-49 39-53 39-20 0-35-12-44-26-11-19-11-44-11-57z"><text:p/></draw:path><draw:path draw:style-name="gr3" draw:text-style-name="P6" svg:width="0.128in" svg:height="0.1035in" svg:x="3.3898in" svg:y="0.4996in" svg:viewBox="0 0 326 264" svg:d="M79 9c-3-9-4-9-13-9-22 0-44 0-66 0 0 4 0 8 0 12 3 0 7 0 10 0 30 0 30 5 30 18 0 65 0 128 0 193 0 10 0 29-40 29 0 4 0 8 0 12 13-1 32-1 45-1 12 0 32 0 45 1 0-4 0-8 0-12-39 0-39-19-39-29 0-69 0-138 0-208h1c30 81 61 160 92 240 2 6 4 9 8 9s5-3 8-8c31-81 62-162 94-244 0 74 0 148 0 221 0 15 0 19-30 19-3 0-6 0-10 0 0 4 0 8 0 12 15-1 41-1 57-1 14 0 40 0 55 1 0-4 0-8 0-12-4 0-6 0-9 0-30 0-31-4-31-19 0-68 0-135 0-203 0-13 1-18 31-18 3 0 5 0 9 0 0-4 0-8 0-12-22 0-43 0-65 0-10 0-10 0-14 8-28 72-56 144-84 216-28-71-56-144-84-215z"><text:p/></draw:path><draw:path draw:style-name="gr3" draw:text-style-name="P6" svg:width="0.0673in" svg:height="0.0697in" svg:x="3.528in" svg:y="0.5354in" svg:viewBox="0 0 172 178" svg:d="M172 91c0-49-39-91-86-91-49 0-86 43-86 91 0 50 41 87 86 87 46 0 86-38 86-87zM86 168c-17 0-33-7-44-26-10-17-10-41-10-54 0-15 0-36 10-53s28-26 44-26 33 9 44 25c10 17 10 39 10 54 0 13 0 34-9 52-9 17-25 28-45 28z"><text:p/></draw:path><draw:path draw:style-name="gr3" draw:text-style-name="P6" svg:width="0.0508in" svg:height="0.0669in" svg:x="3.6039in" svg:y="0.537in" svg:viewBox="0 0 130 171" svg:d="M54 42c0-14 0-28 0-42-18 1-36 2-54 3 0 5 0 8 0 12 26 0 30 4 30 22 0 35 0 70 0 104 0 17-5 17-30 17 0 5 0 8 0 13 15-2 33-2 44-2 15 0 33 0 49 2 0-5 0-8 0-13-3 0-5 0-8 0-29 0-30-4-30-18 0-20 0-40 0-60 0-37 17-72 46-72 2 0 3 0 5 1-2 0-9 4-9 14 0 11 8 17 16 17 7 0 17-5 17-17s-12-23-29-23c-28 0-42 25-47 42z"><text:p/></draw:path><draw:path draw:style-name="gr3" draw:text-style-name="P6" svg:width="0.0693in" svg:height="0.0996in" svg:x="3.6634in" svg:y="0.535in" svg:viewBox="0 0 177 254" svg:d="M76 108c-34 0-34-39-34-47 0-10 0-24 6-32 4-6 13-16 28-16 33 0 33 39 33 48s0 23-6 31c-3 6-12 16-27 16zM31 123c0-1 0-10 6-17 16 10 31 11 39 11 35 0 63-27 63-56 0-15-7-29-17-38 14-13 28-15 35-15 1 0 2 0 4 1-5 1-6 5-6 10 0 6 4 11 11 11 3 0 11-2 11-11 0-7-4-19-20-19-7 0-24 2-40 18-17-12-33-14-41-14-36 0-63 27-63 57 0 16 8 31 18 39-5 6-12 19-12 32 0 12 5 26 17 34-23 7-36 24-36 40 0 27 38 48 86 48 46 0 86-20 86-49 0-14-6-33-26-44s-43-11-66-11c-10 0-26 0-28 0-14-3-21-15-21-27zM87 245c-40 0-66-19-66-39 0-19 14-33 32-34 7 0 14 0 22 0 34 0 77 0 77 34 0 21-28 39-65 39z"><text:p/></draw:path><draw:path draw:style-name="gr3" draw:text-style-name="P6" svg:width="0.0685in" svg:height="0.0697in" svg:x="3.7417in" svg:y="0.5354in" svg:viewBox="0 0 175 178" svg:d="M112 144c2 16 12 32 31 32 8 0 32-5 32-36 0-8 0-15 0-22-3 0-7 0-10 0 0 7 0 14 0 22 0 22-10 24-14 24-12 0-15-18-15-20 0-25 0-52 0-77 0-16 0-31-13-45-15-15-35-22-54-22-30 0-58 19-58 44 0 12 8 19 18 19 11 0 18-8 18-19 0-4-2-16-20-18 10-13 29-17 42-17 19 0 41 15 41 49 0 5 0 10 0 15-20 1-47 2-71 14-29 13-39 33-39 49 0 32 37 42 62 42 26 0 44-15 50-34zM110 81c0 14 0 26 0 39 0 36-28 49-45 49-19 0-35-13-35-33s16-52 80-55z"><text:p/></draw:path><draw:path draw:style-name="gr3" draw:text-style-name="P6" svg:width="0.0764in" svg:height="0.0669in" svg:x="3.8161in" svg:y="0.537in" svg:viewBox="0 0 195 171" svg:d="M31 37c0 35 0 70 0 104 0 17-5 17-31 17 0 5 0 8 0 13 14-2 34-2 44-2s30 0 43 2c0-5 0-8 0-13-25 0-30 0-30-17 0-24 0-47 0-72 0-39 28-61 52-61 25 0 29 21 29 43 0 29 0 60 0 90 0 17-4 17-30 17 0 5 0 8 0 13 13-2 33-2 44-2 10 0 30 0 43 2 0-5 0-8 0-13-20 0-30 0-30-12 0-24 0-49 0-73 0-33 0-45-12-59-6-6-19-14-41-14-28 0-46 17-57 40 0-14 0-27 0-40-19 1-36 2-55 3 0 5 0 8 0 12 28 0 31 4 31 22z"><text:p/></draw:path><draw:path draw:style-name="gr3" draw:text-style-name="P6" svg:width="0.0394in" svg:height="0.1819in" svg:x="3.9028in" svg:y="0.4756in" svg:viewBox="0 0 101 463" svg:d="M101 232c0-55-10-133-60-198-5-4-30-34-37-34-2 0-4 1-4 4 0 2 0 3 2 4 19 21 44 51 60 113 8 35 12 75 12 111 0 39-4 78-13 116-15 55-38 86-58 106-3 4-3 5-3 6 0 3 2 3 4 3 6 0 28-23 32-28 40-47 65-117 65-203z"><text:p/></draw:path><draw:path draw:style-name="gr3" draw:text-style-name="P6" svg:width="0.1346in" svg:height="0.0835in" svg:x="0.0004in" svg:y="0.7524in" svg:viewBox="0 0 343 213" svg:d="M330 152c7 0 13 0 13-8s-6-8-14-8c-81 0-164 0-245 0-17-14-37-24-49-29 15-7 33-17 49-30 81 0 164 0 245 0 8 0 14 0 14-8 0-7-6-7-13-7-76 0-153 0-229 0 19-18 39-52 39-58 0-4-5-4-8-4-2 0-5 0-7 3-8 15-18 36-44 58-27 24-52 34-72 40-7 2-8 2-8 4-1 0-1 1-1 2s0 1 0 2l1 1c1 0 1 0 9 3 52 16 91 51 112 92 5 7 6 8 10 8 3 0 8 0 8-4 0-5-20-38-39-57 76 0 153 0 229 0z"><text:p/></draw:path><draw:path draw:style-name="gr3" draw:text-style-name="P6" svg:width="0.1346in" svg:height="0.0835in" svg:x="0.1272in" svg:y="0.7524in" svg:viewBox="0 0 343 213" svg:d="M260 77c16 14 36 24 49 30-14 6-33 16-49 29-82 0-164 0-246 0-6 0-14 0-14 8s8 8 14 8c76 0 152 0 228 0-18 17-38 52-38 57 0 4 5 4 7 4 3 0 6 0 8-3 8-15 19-35 44-58 26-23 52-34 73-40 6-2 6-2 7-3 0-1 0-1 0-2s0-1 0-2l-1-2c-1 0-1-1-9-3-51-15-90-50-112-91-4-8-4-9-10-9-2 0-7 0-7 4 0 6 19 39 38 58-76 0-152 0-228 0-6 0-14 0-14 7 0 8 8 8 14 8 82 0 164 0 246 0z"><text:p/></draw:path><draw:path draw:style-name="gr3" draw:text-style-name="P6" svg:width="0.0756in" svg:height="0.0689in" svg:x="0.3177in" svg:y="0.7646in" svg:viewBox="0 0 193 176" svg:d="M119 55c2-10 11-46 37-46 2 0 12 0 20 5-11 3-19 11-19 21 0 6 5 13 15 13 8 0 21-6 21-22 0-20-22-26-36-26-23 0-36 21-40 30-10-26-31-30-42-30-41 0-63 51-63 61 0 3 3 2 5 3 3 0 4-1 5-5 13-40 39-50 52-50 7 0 21 3 21 26 0 12-7 38-21 92-7 24-20 40-37 40-2 0-11 0-19-5 10-1 18-10 18-21 0-10-8-13-14-13-12 0-22 10-22 22 0 18 20 26 36 26 27 0 40-27 41-30 4 15 19 30 42 30 39 0 61-51 61-60 0-4-3-4-4-4-3 0-4 1-4 5-14 40-40 50-52 50-15 0-21-12-21-25 0-9 2-18 7-34 4-18 8-35 13-53z"><text:p/></draw:path><draw:path draw:style-name="gr3" draw:text-style-name="P6" svg:width="0.076in" svg:height="0.0878in" svg:x="0.4551in" svg:y="0.7496in" svg:viewBox="0 0 194 224" svg:d="M179 120c7 0 15 0 15-8 0-7-8-7-15-7-55 0-109 0-164 0 5-52 50-90 104-90 20 0 41 0 60 0 7 0 15 0 15-7 0-8-8-8-15-8-19 0-40 0-60 0-66 0-119 51-119 112 0 62 53 112 119 112 20 0 41 0 60 0 7 0 15 0 15-7 0-8-8-8-15-8-19 0-40 0-60 0-54 0-99-37-104-89 55 0 109 0 164 0z"><text:p/></draw:path><draw:path draw:style-name="gr3" draw:text-style-name="P6" svg:width="0.1039in" svg:height="0.1087in" svg:x="0.5917in" svg:y="0.7228in" svg:viewBox="0 0 265 277" svg:d="M55 232c-15 27-30 32-47 33-5 0-8 0-8 8 0 2 2 4 4 4 11 0 24-1 35-1 12 0 26 1 38 1 2 0 7 0 7-7 0-5-4-5-6-5-9-1-19-4-19-13 0-6 3-10 6-14 10-17 20-33 30-50 32 0 64 0 96 0 1 8 7 61 7 64 0 12-21 13-29 13-4 0-8 0-8 8 0 4 4 4 5 4 15 0 32-1 48-1 10 0 35 1 44 1 3 0 7 0 7-7 0-5-4-5-9-5-24 0-24-3-25-14-8-80-15-161-23-241-1-8-1-10-8-10-6 0-7 3-10 7-45 74-90 150-135 225zM102 176c26-43 51-85 76-128 5 43 8 85 12 128-29 0-58 0-88 0z"><text:p/></draw:path><draw:path draw:style-name="gr3" draw:text-style-name="P6" svg:width="0.0839in" svg:height="0.0937in" svg:x="0.7429in" svg:y="0.7409in" svg:viewBox="0 0 214 239" svg:d="M211 15c3-5 3-6 3-7 0-5-3-8-7-8-5 0-7 2-9 8-31 68-61 136-91 204-30-68-61-136-90-204-4-8-7-8-9-8-5 0-8 3-8 8 1 2 0 1 2 5 32 73 64 145 96 218 3 7 5 8 9 8 5 0 6-2 9-8 31-71 63-144 95-216z"><text:p/></draw:path><draw:path draw:style-name="gr3" draw:text-style-name="P6" svg:width="0.1079in" svg:height="0.1031in" svg:x="0.8752in" svg:y="0.7283in" svg:viewBox="0 0 275 263" svg:d="M102 138c12 0 26 0 38 0 29 0 32 5 32 16 0 3 0 8-3 20-1 1-1 2-1 3 0 3 3 6 5 6 4 0 4-1 5-9 8-28 14-56 22-84 1-4 1-5 1-6-2-1-2-4-5-4-5 0-3 1-6 8-7 30-16 37-49 37-12 0-23 0-35 0 7-33 16-66 24-99 4-13 4-14 21-14s34 0 51 0c48 0 56 12 56 42 0 9 0 11-1 21-1 5-1 6-1 8 0 1 1 4 6 4 3 0 4-2 4-10 2-22 6-45 8-67 2-10 0-10-10-10-63 0-127 0-189 0-8 0-12 0-12 8 0 4 3 4 11 4 14 0 25 0 25 7 0 1 0 2-2 9-17 68-34 136-51 204-4 16-4 19-35 19-7 0-11 0-11 8 0 4 4 4 5 4 11 0 40-1 52-1s44 1 57 1c4 0 8 0 8-8 0-3-2-3-2-4-1 0-2 0-11 0-8 0-10 0-20-1-11-1-12-2-12-8 0-1 0-3 1-9 8-32 17-64 24-95z"><text:p/></draw:path><draw:path draw:style-name="gr3" draw:text-style-name="P6" svg:width="0.1346in" svg:height="0.0835in" svg:x="1.0815in" svg:y="0.7524in" svg:viewBox="0 0 343 213" svg:d="M330 152c7 0 13 0 13-8s-6-8-13-8c-81 0-164 0-245 0-17-14-37-24-50-29 15-7 33-17 50-30 81 0 164 0 245 0 7 0 13 0 13-8 0-7-6-7-13-7-76 0-153 0-229 0 19-18 40-52 40-58 0-4-6-4-8-4-3 0-5 0-8 3-7 15-18 36-44 58-26 24-52 34-72 40-7 2-7 2-8 4-1 0-1 1-1 2s0 1 1 2l1 1c2 1 1 0 8 3 53 16 91 51 113 92 5 7 5 8 10 8 2 0 8 0 8-4 0-5-20-38-40-57 76 0 153 0 229 0z"><text:p/></draw:path><draw:path draw:style-name="gr3" draw:text-style-name="P6" svg:width="0.1346in" svg:height="0.0835in" svg:x="1.2083in" svg:y="0.7524in" svg:viewBox="0 0 343 213" svg:d="M260 77c15 14 35 24 48 30-14 6-33 16-48 29-83 0-164 0-247 0-5 0-13 0-13 8s7 8 13 8c76 0 153 0 229 0-19 17-39 52-39 57 0 4 5 4 7 4 3 0 7 0 8-3 7-15 18-35 44-58s53-34 72-40c7-2 7-2 8-3 1 0 1-1 1-2s0-1 0-2c-1 0-1-2-2-2-2-1-1-1-8-3-53-15-91-50-113-91-3-8-4-9-10-9-2 0-7 0-7 4 0 6 20 39 39 58-76 0-153 0-229 0-6 0-13 0-13 7 0 8 8 8 13 8 83 0 164 0 247 0z"><text:p/></draw:path><draw:path draw:style-name="gr3" draw:text-style-name="P6" svg:width="0.0752in" svg:height="0.0689in" svg:x="1.4409in" svg:y="0.7646in" svg:viewBox="0 0 192 176" svg:d="M119 55c2-10 11-46 37-46 2 0 12 0 20 5-11 3-19 11-19 21 0 6 5 13 15 13 8 0 20-6 20-22 0-20-21-26-35-26-23 0-36 21-40 30-10-26-31-30-42-30-41 0-63 51-63 61 0 3 3 2 5 3 3 0 4-1 5-5 13-40 38-50 52-50 7 0 21 3 21 26 0 12-7 38-21 92-6 24-20 40-37 40-2 0-11 0-19-5 9-1 18-10 18-21 0-10-8-13-14-13-12 0-22 10-22 22 0 18 20 26 36 26 27 0 40-27 41-30 6 15 19 30 42 30 39 0 61-51 61-60 0-4-3-4-4-4-3 0-4 1-4 5-14 40-40 50-52 50-15 0-21-12-21-25 0-9 2-18 7-34 4-18 8-35 13-53z"><text:p/></draw:path><draw:path draw:style-name="gr3" draw:text-style-name="P6" svg:width="0.076in" svg:height="0.0878in" svg:x="1.5787in" svg:y="0.7496in" svg:viewBox="0 0 194 224" svg:d="M179 120c7 0 15 0 15-8 0-7-8-7-15-7-55 0-109 0-164 0 5-52 50-90 104-90 20 0 40 0 60 0 7 0 15 0 15-7 0-8-8-8-15-8-20 0-40 0-60 0-66 0-119 51-119 112 0 62 53 112 119 112 20 0 40 0 60 0 7 0 15 0 15-7 0-8-8-8-15-8-20 0-40 0-60 0-54 0-99-37-104-89 55 0 109 0 164 0z"><text:p/></draw:path><draw:path draw:style-name="gr3" draw:text-style-name="P6" svg:width="0.1039in" svg:height="0.1087in" svg:x="1.715in" svg:y="0.7228in" svg:viewBox="0 0 265 277" svg:d="M55 232c-15 27-30 32-47 33-5 0-8 0-8 8 0 2 2 4 4 4 11 0 23-1 34-1 13 0 27 1 39 1 2 0 7 0 7-7 0-5-4-5-6-5-9-1-19-4-19-13 0-6 3-10 6-14 10-17 20-33 30-50 31 0 65 0 96 0 2 8 7 61 7 64 0 12-20 13-29 13-4 0-8 0-8 8 0 4 4 4 5 4 16 0 32-1 48-1 10 0 35 1 44 1 3 0 7 0 7-7 0-5-4-5-9-5-24 0-24-3-25-14-8-80-15-161-23-241-1-8-1-10-8-10-6 0-7 3-10 7-45 74-90 150-135 225zM102 176c26-43 51-85 76-128 5 43 8 85 12 128-29 0-58 0-88 0z"><text:p/></draw:path><draw:path draw:style-name="gr3" draw:text-style-name="P6" svg:width="0.126in" svg:height="0.1114in" svg:x="2.1366in" svg:y="0.7228in" svg:viewBox="0 0 321 284" svg:d="M59 223c-8 0-21 1-32 6-7 2-17 6-22 13-4 6-5 10-5 14 0 7 3 12 9 17 11 8 27 11 45 11 23 0 50-7 78-18 21 9 43 18 73 18 14 0 31-9 49-19 18-11 33-25 44-41v-1c0-2-1-3-3-3-1 0-4 0-5 0s-1 0-2 1c-9 12-22 24-36 33-14 8-30 13-41 13-21 0-38-5-54-12 8-4 16-9 23-13 45-26 84-62 110-98 20-28 31-56 31-79 0-8-1-15-3-22-11-29-40-43-78-43-23 0-49 8-75 21-24 13-46 32-61 52-13 17-20 36-20 51 0 5 0 8 1 11 4 19 21 28 44 28 15 0 34-3 54-13 15-8 31-20 41-33 9-14 14-26 14-36 0-15-9-28-19-39-1 0-1 0-2 0-3 1-5 1-7 2-1 1-2 2-2 3v1l1 2c7 5 10 14 10 24 0 11-5 24-16 38-7 12-18 23-31 31-16 8-30 12-42 12-18 0-28-9-29-22 0-1 0-2 0-3 0-14 9-34 23-54 12-18 31-35 52-47 22-14 44-20 62-20 33 0 52 13 56 36 0 3 1 6 1 9 0 24-16 55-38 86-24 34-56 69-95 95-7 5-14 9-20 13-2-2-3-2-6-3-22-12-44-22-77-22zM29 244c1 0 3-1 4-1 5 0 11 1 16 1 27 0 48 8 68 16-22 10-43 15-61 15-15 0-29-2-36-9-4-2-5-5-5-9 0-3 1-6 5-11 1-2 3-2 9-2z"><text:p/></draw:path><draw:path draw:style-name="gr3" draw:text-style-name="P6" svg:width="0.0157in" svg:height="0.0161in" svg:x="2.2803in" svg:y="0.8165in" svg:viewBox="0 0 41 42" svg:d="M41 21c0-11-9-21-20-21s-21 10-21 21 10 21 21 21 20-10 20-21z"><text:p/></draw:path><draw:path draw:style-name="gr3" draw:text-style-name="P6" svg:width="0.1008in" svg:height="0.1087in" svg:x="2.3161in" svg:y="0.7256in" svg:viewBox="0 0 257 277" svg:d="M224 37c1-1 1-1 3-2 0-1 1-1 1-2s-2-3-5-3c-6 0-14 3-21 7-7 6-14 11-18 18-7 9-11 18-11 25 0 4 1 6 1 8 3 10 13 14 25 14 8 0 17-3 24-8 9-6 17-14 22-21 9-12 12-25 12-34 0-7-1-13-4-18-9-14-28-21-51-21-15 0-34 6-52 17-18 9-34 24-45 38-11 17-17 31-17 45 0 6 1 10 3 14 0 3 1 5 4 7-9 2-18 6-26 10-19 9-38 22-49 38-13 19-20 38-20 53 0 9 2 16 6 23 11 22 37 32 69 32 16 0 35-5 55-15 17-9 34-21 44-35 6-9 9-18 9-26 0-6-3-13-6-17-10-12-29-18-49-18-27 0-55 36-59 66 0 1 0 1 0 2s1 3 2 3h2c1 0 2-2 3-2 1-1 2-2 2-3 3-27 28-57 48-57 17 0 30 4 36 13 1 3 2 6 2 9 0 7-3 16-11 26-8 12-20 23-34 32-16 9-30 13-42 13-28 0-46-9-53-27-1-3-1-7-1-11 0-15 9-35 24-57 9-13 21-26 37-35 5-4 12-7 17-9 10 7 23 11 40 11 3 0 7-1 11-2 3 0 6-3 8-6 2-2 2-3 2-5 0-5-5-7-7-8-6-3-15-5-23-5-7 0-13 2-20 3-1-1-1-4-2-5 0-2 0-3 0-4 0-13 9-31 22-49 9-12 18-24 31-34 13-8 25-13 35-13 21 0 37 5 45 17 2 3 3 7 3 12 0 7-3 17-11 28-4 7-9 12-17 18-6 4-12 7-18 7-11 0-16-5-16-13 0-5 3-14 9-22 3-5 8-11 14-15 5-3 12-5 15-5 1 0 2 0 2-2zM130 123c8 0 14 1 19 4 2 0 1 1 2 1v1c-1 1-2 1-4 2-2 0-3 0-5 0-11 0-19-2-24-7 4 0 9-1 12-1z"><text:p/></draw:path><draw:path draw:style-name="gr3" draw:text-style-name="P6" svg:width="0.0161in" svg:height="0.0161in" svg:x="2.4362in" svg:y="0.8165in" svg:viewBox="0 0 42 42" svg:d="M42 21c0-11-10-21-21-21s-21 10-21 21 10 21 21 21 21-10 21-21z"><text:p/></draw:path><draw:path draw:style-name="gr3" draw:text-style-name="P6" svg:width="0.1441in" svg:height="0.1134in" svg:x="2.4717in" svg:y="0.722in" svg:viewBox="0 0 367 289" svg:d="M300 124c-7 0-15 6-22 10-8 8-16 16-22 23-1 3-3 6-4 8-10 1-20 2-29 3 8-19 14-39 28-60 13-19 28-36 46-53 0-1 1-1 1-2s-1-2-1-3c0-3-1-4-3-4 0 0-1 0-1 1-26 16-48 36-62 56-16 22-27 44-41 66-15 2-33 4-51 10-16 5-34 11-43 25-1 1-1 1-1 2s1 1 1 2c1 1 1 1 2 1s3 0 4 0 1-1 3-1c7-11 23-17 37-22 15-4 30-7 44-8-4 7-9 13-13 20-30 42-73 84-107 84-33 0-57-8-57-26 0-3 1-6 3-12 2 5 7 7 11 7 10 0 22-8 22-16 0-9-5-13-13-13s-17 5-22 11c-7 10-10 19-10 26 0 22 32 30 65 30 45 0 108-40 140-87 6-8 11-17 14-25 9 0 18-2 27-3-4 8-7 14-9 22-2 0-2 1-2 1 0 0 0 1 2 1 0 1 0 2 1 2h1c1 0 1 0 1 0 8-3 14-5 22-9 1-1 2-2 2-3v-1c-1-1-1-2-1-3 0-5 1-9 4-15 15-4 32-8 41-20 2-5 4-9 4-14 0-1 0-2 0-3-2-5-6-8-12-8zM365 31c0-1-1-1-1-1-49 0-75-30-126-30-22 0-49 8-75 22-25 14-49 34-63 55-10 14-16 28-16 40 0 3 0 5 1 7 3 15 15 22 33 22 15 0 33-3 51-11 15-6 30-15 39-27 9-13 14-27 14-36 0-11-5-20-15-25-1 0-1 0-2 0 0 0-1 0-1 1-2 0-2 2-3 2-1 1-2 1-2 2s0 1 1 2c1 3 2 8 2 12 0 11-4 23-14 37-6 10-17 19-28 25-15 7-29 10-41 10-14 0-22-7-24-16 0-1 0-3 0-5 0-10 5-22 14-37 12-16 32-33 53-43 24-12 46-15 66-15 49 0 73 30 125 30 1 0 2-1 2-2 4-5 8-10 11-15 0-1 1-1 1-2s-1-2-2-2zM298 144c-5 8-14 12-25 16 5-8 11-16 14-19 6-5 9-8 11-8s3 1 5 2c0 3-2 5-5 9z"><text:p/></draw:path><draw:path draw:style-name="gr3" draw:text-style-name="P6" svg:width="0.0157in" svg:height="0.0161in" svg:x="2.6358in" svg:y="0.8165in" svg:viewBox="0 0 41 42" svg:d="M41 21c0-11-10-21-21-21s-20 10-20 21 9 21 20 21 21-10 21-21z"><text:p/></draw:path></draw:g></text:p>
      <text:p text:style-name="P34"><text:span text:style-name="T27">עתה, ניגש להוכחה. </text:span>נניח בשלילה שאין שוויון, ולכן על בסיס ההנחה <text:span text:style-name="T27">נסיק </text:span><draw:g text:anchor-type="as-char" svg:y="-0.1217in" draw:z-index="160" draw:name="Shape174" draw:style-name="gr1"><svg:title>TexMaths</svg:title><svg:desc>11§display§\Pi_2 \nsubseteq \Pi_1§svg§600§FALSE§</svg:desc><draw:path draw:style-name="gr2" draw:text-style-name="P5" svg:width="0.5331in" svg:height="0.1516in" svg:x="0.0031in" svg:y="0.0071in" svg:viewBox="0 0 1355 386" svg:d="M679 386c-227 0-452 0-679 0 0-128 0-257 0-386 452 0 903 0 1355 0 0 129 0 258 0 386-226 0-451 0-676 0z"><text:p/></draw:path><draw:path draw:style-name="gr3" draw:text-style-name="P6" svg:width="0.1035in" svg:height="0.1028in" svg:x="0.0004in" svg:y="0.0185in" svg:viewBox="0 0 264 262" svg:d="M223 31c0-14 1-19 31-19 3 0 7 0 10 0 0-4 0-8 0-12-88 0-176 0-264 0 0 4 0 8 0 12 3 0 5 0 9 0 29 0 31 5 31 19 0 67 0 134 0 200 0 14-2 19-31 19-4 0-6 0-9 0 0 4 0 9 0 12 13-1 41-1 56-1 14 0 44 0 57 1 0-3 0-8 0-12-3 0-5 0-9 0-29 0-30-5-30-19 0-73 0-146 0-219 38 0 77 0 115 0 0 73 0 146 0 219 0 14-1 19-31 19-3 0-5 0-8 0 0 4 0 9 0 12 13-1 41-1 57-1 14 0 43 0 57 1 0-3 0-8 0-12-3 0-7 0-10 0-30 0-31-5-31-19 0-66 0-133 0-200z"><text:p/></draw:path><draw:path draw:style-name="gr3" draw:text-style-name="P6" svg:width="0.0469in" svg:height="0.0701in" svg:x="0.1161in" svg:y="0.0744in" svg:viewBox="0 0 120 179" svg:d="M120 131c-3 0-7 0-10 0 0 5-3 21-7 24-2 1-23 1-26 1-17 0-34 0-51 0 29-24 39-32 55-45 20-15 39-33 39-58 0-33-29-53-64-53-33 0-56 24-56 48 0 15 12 16 14 16 7 0 15-5 15-14 0-5-3-15-16-15 8-18 27-25 39-25 27 0 41 21 41 43 0 23-16 42-25 52-22 20-44 42-66 64-2 3-2 3-2 10 37 0 74 0 111 0 3-16 6-33 9-48z"><text:p/></draw:path><draw:path draw:style-name="gr3" draw:text-style-name="P6" svg:width="0.0921in" svg:height="0.1673in" svg:x="0.2327in" svg:y="0in" svg:viewBox="0 0 235 426" svg:d="M181 80c14 0 28 0 41 0 7 0 13 0 13-7 0-8-6-8-13-8-11 0-23 0-34 0 7-17 14-33 21-50 1-4 2-5 2-7 0-5-3-8-8-8-2 0-4 1-6 2-9 21-17 42-25 63-18 0-37 0-54 0-65 0-118 48-118 111 0 54 40 94 80 105-9 22-17 44-26 66-11 0-22 0-33 0-7 0-13 0-13 7 0 8 6 8 13 8 9 0 17 0 26 0-3 8-23 52-23 56 0 5 3 8 8 8s6-5 9-10c7-18 15-36 23-54 53 0 105 0 158 0 7 0 13 0 13-8 0-7-6-7-13-7-50 0-101 0-152 0 9-20 17-41 26-62 10 2 19 2 23 2 34 0 69 0 103 0 7 0 13 0 13-7 0-8-6-8-13-8-34 0-68 0-102 0-3 0-10 0-18-1 27-63 53-127 79-191zM165 80c-26 62-52 125-78 186-40-11-72-45-72-90 0-52 44-96 104-96 15 0 31 0 46 0z"><text:p/></draw:path><draw:path draw:style-name="gr3" draw:text-style-name="P6" svg:width="0.1035in" svg:height="0.1028in" svg:x="0.385in" svg:y="0.0185in" svg:viewBox="0 0 264 262" svg:d="M223 31c0-14 1-19 31-19 3 0 7 0 10 0 0-4 0-8 0-12-88 0-176 0-264 0 0 4 0 8 0 12 3 0 5 0 9 0 29 0 31 5 31 19 0 67 0 134 0 200 0 14-2 19-31 19-4 0-6 0-9 0 0 4 0 9 0 12 13-1 41-1 56-1 14 0 44 0 57 1 0-3 0-8 0-12-3 0-5 0-9 0-29 0-30-5-30-19 0-73 0-146 0-219 38 0 77 0 115 0 0 73 0 146 0 219 0 14-1 19-31 19-3 0-5 0-8 0 0 4 0 9 0 12 13-1 41-1 57-1 14 0 43 0 57 1 0-3 0-8 0-12-3 0-7 0-10 0-30 0-31-5-31-19 0-66 0-133 0-200z"><text:p/></draw:path><draw:path draw:style-name="gr3" draw:text-style-name="P6" svg:width="0.0386in" svg:height="0.0701in" svg:x="0.5051in" svg:y="0.0744in" svg:viewBox="0 0 99 179" svg:d="M62 8c0-7-2-8-9-8-17 18-42 18-53 18 0 3 0 6 0 10 7 0 24 0 40-8 0 46 0 91 0 137 0 9 0 12-28 12-3 0-7 0-10 0 0 4 0 7 0 10 5 0 39-1 49-1 7 0 41 1 48 1 0-3 0-6 0-10-3 0-8 0-11 0-26 0-26-3-26-12 0-50 0-100 0-149z"><text:p/></draw:path></draw:g>. <text:span text:style-name="T27">ע"פ הגדרת הכלה, </text:span>קיים <draw:g text:anchor-type="as-char" svg:y="-0.1028in" draw:z-index="165" draw:name="Shape175" draw:style-name="gr1"><svg:title>TexMaths</svg:title><svg:desc>11§display§\pi \in \Pi_2§svg§600§FALSE§</svg:desc><draw:path draw:style-name="gr2" draw:text-style-name="P5" svg:width="0.4295in" svg:height="0.1094in" svg:x="0.0043in" svg:y="0.0079in" svg:viewBox="0 0 1092 279" svg:d="M0 0c364 0 727 0 1092 0 0 93 0 185 0 279-365 0-728 0-1092 0 0-94 0-186 0-279z"><text:p/></draw:path><draw:path draw:style-name="gr3" draw:text-style-name="P6" svg:width="0.0819in" svg:height="0.0661in" svg:x="0.0004in" svg:y="0.0374in" svg:viewBox="0 0 209 169" svg:d="M92 23c15 0 30 0 44 0-13 57-16 74-16 99 0 5 0 16 3 29 4 16 8 18 13 18 8 0 17-7 17-13 0-2 0-3-2-9-12-27-12-53-12-64 0-19 3-40 7-60 15 0 30 0 44 0 5 0 19 0 19-13 0-10-8-10-15-10-43 0-87 0-130 0-8 0-23 0-40 19-13 14-24 33-24 34s0 4 6 4c2 0 3-2 5-4 20-30 42-30 50-30 7 0 14 0 22 0-13 46-33 92-50 127-3 7-3 7-3 10 0 6 6 9 11 9 12 0 15-10 20-24 5-18 5-18 9-37 8-29 15-56 22-85z"><text:p/></draw:path><draw:path draw:style-name="gr3" draw:text-style-name="P6" svg:width="0.076in" svg:height="0.087in" svg:x="0.1433in" svg:y="0.0213in" svg:viewBox="0 0 194 222" svg:d="M180 120c6 0 14 0 14-8s-8-8-14-8c-55 0-108 0-163 0 4-51 48-89 103-89 20 0 41 0 60 0 6 0 14 0 14-7 0-8-8-8-14-8-20 0-40 0-61 0-66 0-119 50-119 112 0 60 53 110 119 110 21 0 41 0 61 0 6 0 14 0 14-8s-8-8-14-8c-19 0-40 0-60 0-55 0-99-36-103-86 55 0 108 0 163 0z"><text:p/></draw:path><draw:path draw:style-name="gr3" draw:text-style-name="P6" svg:width="0.1035in" svg:height="0.102in" svg:x="0.2791in" svg:y="0in" svg:viewBox="0 0 264 260" svg:d="M225 30c0-14 1-18 30-18 3 0 6 0 9 0 0-4 0-8 0-12-88 0-176 0-264 0 0 4 0 8 0 12 3 0 7 0 10 0 30 0 30 4 30 18 0 67 0 134 0 200 0 15 0 19-30 19-3 0-7 0-10 0 0 5 0 8 0 11 14-1 43-1 57-1 15 0 44 0 57 1 0-3 0-6 0-11-3 0-6 0-9 0-30 0-30-4-30-19 0-72 0-145 0-218 38 0 77 0 115 0 0 73 0 146 0 218 0 15-1 19-30 19-4 0-7 0-10 0 0 5 0 8 0 11 14-1 43-1 57-1s44 0 57 1c0-3 0-6 0-11-3 0-6 0-9 0-29 0-30-4-30-19 0-66 0-133 0-200z"><text:p/></draw:path><draw:path draw:style-name="gr3" draw:text-style-name="P6" svg:width="0.0469in" svg:height="0.0697in" svg:x="0.3949in" svg:y="0.0551in" svg:viewBox="0 0 120 178" svg:d="M120 130c-3 0-6 0-9 0-1 6-4 21-8 25-2 1-23 1-26 1-16 0-33 0-49 0 28-25 37-33 53-45 20-17 39-33 39-58 0-33-29-53-63-53s-57 23-57 48c0 13 12 16 14 16 7 0 15-5 15-15 0-5-1-14-16-14 9-20 27-25 40-25 26 0 41 21 41 43 0 23-17 41-26 51-22 21-43 42-65 63-3 3-3 3-3 11 37 0 75 0 112 0 2-17 6-32 8-48z"><text:p/></draw:path></draw:g><text:s/>כך ש־<draw:g text:anchor-type="as-char" svg:y="-0.1102in" draw:z-index="166" draw:name="Shape176" draw:style-name="gr1"><svg:title>TexMaths</svg:title><svg:desc>11§display§\pi \not\in \Pi_1§svg§600§FALSE§</svg:desc><draw:path draw:style-name="gr2" draw:text-style-name="P5" svg:width="0.4256in" svg:height="0.1256in" svg:x="0.0043in" svg:y="0.0075in" svg:viewBox="0 0 1082 320" svg:d="M0 0c361 0 721 0 1082 0 0 107 0 213 0 320-361 0-721 0-1082 0 0-107 0-213 0-320z"><text:p/></draw:path><draw:path draw:style-name="gr3" draw:text-style-name="P6" svg:width="0.0819in" svg:height="0.0669in" svg:x="0.0004in" svg:y="0.0433in" svg:viewBox="0 0 209 171" svg:d="M92 22c15 0 30 0 44 0-13 57-16 74-16 100 0 6 0 17 3 30 3 17 8 19 13 19 8 0 17-7 17-14 0-3 0-4-2-9-12-28-12-53-12-64 0-20 3-41 7-62 15 0 30 0 44 0 5 0 19 0 19-13 0-9-8-9-15-9-43 0-87 0-130 0-8 0-23 0-40 18-13 15-24 33-24 35 2 1 0 4 5 4 3 0 4-2 6-5 19-30 42-30 49-30 8 0 15 0 22 0-12 47-33 94-49 129-3 6-3 7-3 10 0 7 6 10 11 10 12 0 15-11 19-25 6-18 6-19 10-38 8-29 15-57 22-86z"><text:p/></draw:path><draw:path draw:style-name="gr3" draw:text-style-name="P6" svg:width="0.0752in" svg:height="0.1409in" svg:x="0.152in" svg:y="0in" svg:viewBox="0 0 192 359" svg:d="M189 15c3-5 3-6 3-7 0-2-2-8-7-8s-6 2-9 8c-57 112-116 224-173 336-3 6-3 7-3 8 0 3 2 7 8 7 4 0 5-2 8-7 58-113 116-224 173-337z"><text:p/></draw:path><draw:path draw:style-name="gr3" draw:text-style-name="P6" svg:width="0.076in" svg:height="0.0874in" svg:x="0.1433in" svg:y="0.0283in" svg:viewBox="0 0 194 223" svg:d="M179 120c7 0 15 0 15-8s-8-8-15-8c-54 0-109 0-163 0 5-52 49-89 104-89 20 0 39 0 59 0 7 0 15 0 15-7 0-8-8-8-15-8-20 0-40 0-60 0-66 0-119 50-119 112s53 111 119 111c20 0 40 0 60 0 7 0 15 0 15-8s-8-8-15-8c-20 0-39 0-59 0-55 0-99-35-104-87 54 0 109 0 163 0z"><text:p/></draw:path><draw:path draw:style-name="gr3" draw:text-style-name="P6" svg:width="0.1035in" svg:height="0.1024in" svg:x="0.2787in" svg:y="0.0055in" svg:viewBox="0 0 264 261" svg:d="M224 30c0-15 0-18 30-18 3 0 7 0 10 0 0-4 0-8 0-12-88 0-176 0-264 0 0 4 0 8 0 12 3 0 7 0 10 0 30 0 30 3 30 18 0 67 0 134 0 202 0 13 0 17-30 17-3 0-7 0-10 0 0 5 0 9 0 12 13-1 42-1 57-1 14 0 43 0 57 1 0-3 0-7 0-12-3 0-6 0-10 0-29 0-29-4-29-17 0-73 0-147 0-220 38 0 76 0 114 0 0 73 0 147 0 220 0 13 0 17-30 17-3 0-6 0-9 0 0 5 0 9 0 12 14-1 42-1 57-1 14 0 44 0 57 1 0-3 0-7 0-12-3 0-7 0-10 0-30 0-30-4-30-17 0-68 0-135 0-202z"><text:p/></draw:path><draw:path draw:style-name="gr3" draw:text-style-name="P6" svg:width="0.0382in" svg:height="0.0705in" svg:x="0.3996in" svg:y="0.061in" svg:viewBox="0 0 98 180" svg:d="M60 8c0-8 0-8-7-8-18 17-42 17-53 17 0 3 0 6 0 9 5 0 24 0 38-7 0 46 0 92 0 139 0 9 0 12-26 12-3 0-8 0-11 0 0 3 0 6 0 10 6 0 39-1 48-1s43 1 49 1c0-4 0-7 0-10-3 0-7 0-10 0-28 0-28-3-28-12 0-51 0-101 0-150z"><text:p/></draw:path></draw:g>, <text:span text:style-name="T28">ובאופן שקול, </text:span><text:span text:style-name="T28"><draw:g text:anchor-type="as-char" svg:y="-0.1134in" draw:z-index="167" draw:name="Shape177" draw:style-name="gr1"><svg:title>TexMaths</svg:title><svg:desc>11§display§\pi \in \Pi_2 \setminus \Pi_1§svg§600§FALSE§</svg:desc><draw:path draw:style-name="gr2" draw:text-style-name="P5" svg:width="0.7524in" svg:height="0.1358in" svg:x="0.0039in" svg:y="0.0071in" svg:viewBox="0 0 1912 346" svg:d="M957 346c-319 0-638 0-957 0 0-116 0-230 0-346 637 0 1275 0 1912 0 0 116 0 230 0 346-318 0-637 0-955 0z"><text:p/></draw:path><draw:path draw:style-name="gr3" draw:text-style-name="P6" svg:width="0.0815in" svg:height="0.0669in" svg:x="0.0004in" svg:y="0.048in" svg:viewBox="0 0 208 171" svg:d="M91 22c15 0 30 0 44 0-13 57-16 74-16 100 0 6 0 17 3 29 5 17 8 20 14 20 8 0 16-7 16-15 0-2 0-3-2-8-11-28-11-53-11-64 0-20 2-41 6-62 15 0 30 0 44 0 6 0 19 0 19-13 0-9-8-9-16-9-42 0-85 0-128 0-9 0-23 0-41 19-13 14-23 32-23 34 1 1 0 4 4 4s4-2 7-5c19-30 41-30 48-30 8 0 15 0 22 0-12 47-33 94-49 129-3 5-3 6-3 10 0 6 6 10 12 10 11 0 14-11 18-26 6-17 6-18 11-37 7-29 15-57 21-86z"><text:p/></draw:path><draw:path draw:style-name="gr3" draw:text-style-name="P6" svg:width="0.0756in" svg:height="0.087in" svg:x="0.1433in" svg:y="0.0307in" svg:viewBox="0 0 193 222" svg:d="M179 120c7 0 14-1 14-9 0-9-7-8-14-8-55 0-109 0-164 0 5-50 50-88 104-88 20 0 40 0 60 0 7 0 14 0 14-7 0-8-7-8-14-8-20 0-40 0-60 0-66 0-119 48-119 111 0 62 53 111 119 111 20 0 40 0 60 0 7 0 14 0 14-7s-7-7-14-7c-20 0-40 0-60 0-54 0-99-37-104-88 55 0 109 0 164 0z"><text:p/></draw:path><draw:path draw:style-name="gr3" draw:text-style-name="P6" svg:width="0.1035in" svg:height="0.1024in" svg:x="0.2795in" svg:y="0.0098in" svg:viewBox="0 0 264 261" svg:d="M224 30c0-15 0-18 30-18 3 0 7 0 10 0 0-4 0-8 0-12-88 0-176 0-264 0 0 4 0 8 0 12 3 0 5 0 9 0 29 0 31 3 31 18 0 67 0 134 0 201 0 13-2 18-31 18-4 0-6 0-9 0 0 4 0 9 0 12 13-1 42-1 57-1 14 0 43 0 57 1 0-3 0-8 0-12-3 0-6 0-10 0-29 0-30-5-30-18 0-72 0-146 0-219 38 0 77 0 115 0 0 73 0 147 0 219 0 13 0 18-30 18-3 0-6 0-9 0 0 4 0 9 0 12 13-1 41-1 57-1 14 0 44 0 57 1 0-3 0-8 0-12-3 0-7 0-10 0-30 0-30-5-30-18 0-67 0-134 0-201z"><text:p/></draw:path><draw:path draw:style-name="gr3" draw:text-style-name="P6" svg:width="0.0469in" svg:height="0.0701in" svg:x="0.3945in" svg:y="0.0661in" svg:viewBox="0 0 120 179" svg:d="M120 130c-3 0-6 0-9 0-1 5-4 22-8 24-2 2-23 2-26 2-17 0-33 0-50 0 28-25 38-33 54-45 20-16 39-33 39-58 0-33-29-53-64-53-33 0-56 23-56 48 0 14 12 15 14 15 7 0 15-5 15-15 0-4-2-14-16-14 8-19 27-24 40-24 26 0 40 21 40 43 0 23-16 42-25 52-22 21-43 41-65 63-3 3-3 4-3 11 37 0 75 0 112 0 2-16 6-33 8-49z"><text:p/></draw:path><draw:path draw:style-name="gr3" draw:text-style-name="P6" svg:width="0.0587in" svg:height="0.1512in" svg:x="0.4984in" svg:y="0in" svg:viewBox="0 0 150 385" svg:d="M133 375c2 6 5 10 9 10s8-3 8-7c0-1 0-3-1-7-44-120-90-241-134-361-2-7-3-10-7-10-5 0-8 3-8 8 0 1 0 2 1 6 44 120 88 241 132 361z"><text:p/></draw:path><draw:path draw:style-name="gr3" draw:text-style-name="P6" svg:width="0.1035in" svg:height="0.1024in" svg:x="0.6051in" svg:y="0.0098in" svg:viewBox="0 0 264 261" svg:d="M223 30c0-15 1-18 31-18 3 0 7 0 10 0 0-4 0-8 0-12-88 0-176 0-264 0 0 4 0 8 0 12 3 0 5 0 9 0 29 0 31 3 31 18 0 67 0 134 0 201 0 13-2 18-31 18-4 0-6 0-9 0 0 4 0 9 0 12 13-1 41-1 56-1 14 0 44 0 57 1 0-3 0-8 0-12-3 0-5 0-8 0-30 0-31-5-31-18 0-72 0-146 0-219 38 0 77 0 115 0 0 73 0 147 0 219 0 13-1 18-31 18-3 0-5 0-8 0 0 4 0 9 0 12 13-1 41-1 57-1 14 0 43 0 57 1 0-3 0-8 0-12-3 0-7 0-10 0-30 0-31-5-31-18 0-67 0-134 0-201z"><text:p/></draw:path><draw:path draw:style-name="gr3" draw:text-style-name="P6" svg:width="0.0386in" svg:height="0.0701in" svg:x="0.7256in" svg:y="0.0661in" svg:viewBox="0 0 99 179" svg:d="M62 8c0-8-2-8-9-8-17 17-42 17-53 17 0 3 0 6 0 9 7 0 24 0 40-7 0 46 0 92 0 138 0 9 0 13-28 13-3 0-7 0-10 0 0 3 0 6 0 9 5-1 39-1 49-1 7 0 41 0 48 1 0-3 0-6 0-9-3 0-8 0-11 0-26 0-26-4-26-13 0-50 0-100 0-149z"><text:p/></draw:path></draw:g></text:span>. <text:span text:style-name="T28">כחלק מהגדרת חלוקה, </text:span><text:span text:style-name="T28"><draw:g text:anchor-type="as-char" svg:y="-0.1193in" draw:z-index="168" draw:name="Shape178" draw:style-name="gr1"><svg:title>TexMaths</svg:title><svg:desc>11§display§\pi \neq \emptyset§svg§600§FALSE§</svg:desc><draw:path draw:style-name="gr2" draw:text-style-name="P5" svg:width="0.3469in" svg:height="0.1339in" svg:x="0.0043in" svg:y="0.0075in" svg:viewBox="0 0 882 341" svg:d="M0 0c294 0 588 0 882 0 0 114 0 227 0 341-294 0-588 0-882 0 0-114 0-227 0-341z"><text:p/></draw:path><draw:path draw:style-name="gr3" draw:text-style-name="P6" svg:width="0.0819in" svg:height="0.0669in" svg:x="0.0004in" svg:y="0.052in" svg:viewBox="0 0 209 171" svg:d="M92 23c15 0 30 0 44 0-13 57-16 74-16 99 0 6 0 17 3 30 4 17 8 19 13 19 8 0 17-7 17-15 0-2 0-3-2-8-12-28-12-53-12-64 0-20 3-41 7-61 15 0 29 0 44 0 5 0 19 0 19-13 0-10-8-10-15-10-43 0-87 0-130 0-8 0-23 0-40 19-13 15-24 33-24 34s0 4 6 4c2 0 3-2 5-4 19-30 42-30 50-30 7 0 14 0 21 0-12 46-33 93-49 128-3 7-3 7-3 10 0 7 6 10 11 10 12 0 15-11 20-26 5-17 5-17 9-37 8-29 15-56 22-85z"><text:p/></draw:path><draw:path draw:style-name="gr3" draw:text-style-name="P6" svg:width="0.0756in" svg:height="0.1406in" svg:x="0.152in" svg:y="0.0087in" svg:viewBox="0 0 193 358" svg:d="M189 14c4-5 4-5 4-6 0-4-3-8-8-8s-6 2-9 8c-57 111-115 223-173 335-3 5-3 6-3 7 0 4 2 8 8 8 4 0 5-2 9-8 57-112 115-223 172-336z"><text:p/></draw:path><draw:path draw:style-name="gr3" draw:text-style-name="P6" svg:width="0.1004in" svg:height="0.035in" svg:x="0.1394in" svg:y="0.0614in" svg:viewBox="0 0 256 90" svg:d="M243 15c6 0 13 0 13-7 0-8-7-8-13-8-77 0-154 0-231 0-5 0-12 0-12 8 0 7 7 7 13 7 77 0 153 0 230 0zM243 90c6 0 13 0 13-7 0-8-7-8-13-8-77 0-153 0-230 0-6 0-13 0-13 8 0 7 7 7 12 7 77 0 154 0 231 0z"><text:p/></draw:path><draw:path draw:style-name="gr3" draw:text-style-name="P6" svg:width="0.061in" svg:height="0.1283in" svg:x="0.298in" svg:y="0in" svg:viewBox="0 0 156 327" svg:d="M132 8c0-5-3-8-8-8-6 0-7 4-10 12-4 16-1 2-4 18-5-2-18-8-32-8-22 0-47 11-61 41-15 31-17 66-17 102 0 25 0 93 33 123-9 29-9 30-9 32 0 4 4 7 8 7 7 0 8-4 10-13 4-15 0-1 4-16 10 4 21 7 32 7 43 0 61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/text:span><text:span text:style-name="T28">, ולכן נוכל לבחור </text:span><text:span text:style-name="T28"><draw:g text:anchor-type="as-char" svg:y="-0.0811in" draw:z-index="169" draw:name="Shape179" draw:style-name="gr1"><svg:title>TexMaths</svg:title><svg:desc>11§display§a_1 \in \pi§svg§600§FALSE§</svg:desc><draw:path draw:style-name="gr2" draw:text-style-name="P5" svg:width="0.4043in" svg:height="0.0886in" svg:x="0.0024in" svg:y="0.0079in" svg:viewBox="0 0 1028 226" svg:d="M515 226c-172 0-343 0-515 0 0-75 0-151 0-226 343 0 685 0 1028 0 0 75 0 151 0 226-171 0-343 0-513 0z"><text:p/></draw:path><draw:path draw:style-name="gr3" draw:text-style-name="P6" svg:width="0.0693in" svg:height="0.0677in" svg:x="0.0004in" svg:y="0.0165in" svg:viewBox="0 0 177 173" svg:d="M129 24c-7-14-18-24-36-24-45 0-93 56-93 112 0 36 22 61 52 61 7 0 27-1 50-27 2 15 17 27 35 27 14 0 22-9 29-21 7-13 11-36 11-37 0-4-3-4-4-4-5 0-5 1-6 7-6 25-13 46-30 46-9 0-11-10-11-16 0-8 0-11 5-29 4-15 5-20 9-34 4-19 10-36 14-54 2-11 2-12 2-13 0-7-4-10-11-10-9 0-15 7-16 16zM103 125c-1 6-1 7-7 14-17 20-32 25-43 25-20 0-26-20-26-34 0-20 13-67 22-85 11-23 29-37 44-37 26 0 31 32 31 34s-1 4-1 7c-6 25-13 50-20 76z"><text:p/></draw:path><draw:path draw:style-name="gr3" draw:text-style-name="P6" svg:width="0.0382in" svg:height="0.0701in" svg:x="0.0866in" svg:y="0.0343in" svg:viewBox="0 0 98 179" svg:d="M60 8c0-8 0-8-7-8-18 17-42 18-53 18 0 3 0 6 0 10 7 0 24 0 38-8 0 45 0 91 0 137 0 8 0 12-26 12-3 0-8 0-11 0 0 3 0 6 0 10 6 0 39-1 48-1s43 1 49 1c0-4 0-7 0-10-3 0-7 0-10 0-28 0-28-4-28-12 0-50 0-100 0-149z"><text:p/></draw:path><draw:path draw:style-name="gr3" draw:text-style-name="P6" svg:width="0.076in" svg:height="0.0874in" svg:x="0.198in" svg:y="0in" svg:viewBox="0 0 194 223" svg:d="M179 120c7 0 15 0 15-7 0-8-8-8-15-8-54 0-109 0-163 0 5-52 49-90 104-90 20 0 39 0 59 0 7 0 15 0 15-7 0-8-8-8-15-8-20 0-40 0-60 0-66 0-119 51-119 113 0 60 53 110 119 110 20 0 40 0 60 0 7 0 15 0 15-8s-8-8-15-8c-20 0-39 0-59 0-55 0-99-36-104-87 54 0 109 0 163 0z"><text:p/></draw:path><draw:path draw:style-name="gr3" draw:text-style-name="P6" svg:width="0.0819in" svg:height="0.0665in" svg:x="0.3327in" svg:y="0.0169in" svg:viewBox="0 0 209 170" svg:d="M92 23c15 0 29 0 43 0-12 56-15 74-15 99 0 6 0 17 2 29 4 17 9 19 14 19 8 0 17-7 17-14 0-3 0-4-3-8-11-28-11-53-11-64 0-20 3-41 7-61 15 0 30 0 44 0 5 0 19 0 19-13 0-10-9-10-15-10-43 0-87 0-130 0-9 0-23 0-40 19-14 14-24 33-24 34s0 4 4 4 5-2 7-4c19-30 42-30 49-30 8 0 15 0 22 0-13 46-34 93-49 127-3 7-3 7-3 10 0 7 5 10 11 10 12 0 14-11 19-24 5-18 5-18 10-38 8-29 15-57 22-85z"><text:p/></draw:path></draw:g></text:span><text:span text:style-name="T28">. ידוע </text:span><text:span text:style-name="T28"><draw:g text:anchor-type="as-char" svg:y="-0.1134in" draw:z-index="162" draw:name="Shape180" draw:style-name="gr1"><svg:title>TexMaths</svg:title><svg:desc>11§display§\Pi_2 = (\Pi_2 \cap \Pi_1) \cup (\Pi_1 \setminus \Pi_2)§svg§600§FALSE§</svg:desc><draw:path draw:style-name="gr2" draw:text-style-name="P5" svg:width="1.8024in" svg:height="0.1358in" svg:x="0.0031in" svg:y="0.0071in" svg:viewBox="0 0 4579 346" svg:d="M2290 346c-764 0-1526 0-2290 0 0-116 0-230 0-346 1526 0 3053 0 4579 0 0 116 0 230 0 346-763 0-1527 0-2289 0z"><text:p/></draw:path><draw:path draw:style-name="gr3" draw:text-style-name="P6" svg:width="0.1035in" svg:height="0.1024in" svg:x="0.0004in" svg:y="0.0098in" svg:viewBox="0 0 264 261" svg:d="M224 30c0-15 0-18 30-18 3 0 7 0 10 0 0-4 0-8 0-12-88 0-176 0-264 0 0 4 0 8 0 12 3 0 6 0 9 0 30 0 31 3 31 18 0 67 0 134 0 201 0 13-1 18-31 18-3 0-6 0-9 0 0 4 0 9 0 12 13-1 41-1 56-1 14 0 44 0 57 1 0-3 0-8 0-12-3 0-5 0-8 0-30 0-31-5-31-18 0-72 0-146 0-219 38 0 77 0 115 0 0 73 0 147 0 219 0 13 0 18-29 18-4 0-7 0-10 0 0 4 0 9 0 12 13-1 41-1 57-1 14 0 44 0 57 1 0-3 0-8 0-12-3 0-7 0-10 0-30 0-30-5-30-18 0-67 0-134 0-201z"><text:p/></draw:path><draw:path draw:style-name="gr3" draw:text-style-name="P6" svg:width="0.0469in" svg:height="0.0701in" svg:x="0.1161in" svg:y="0.0661in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3" draw:text-style-name="P6" svg:width="0.1004in" svg:height="0.0354in" svg:x="0.228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346in" svg:height="0.1512in" svg:x="0.3961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1035in" svg:height="0.1024in" svg:x="0.4449in" svg:y="0.0098in" svg:viewBox="0 0 264 261" svg:d="M224 30c0-15 2-18 31-18 4 0 6 0 9 0 0-4 0-8 0-12-88 0-176 0-264 0 0 4 0 8 0 12 3 0 7 0 10 0 30 0 30 3 30 18 0 67 0 134 0 201 0 13 0 18-30 18-3 0-7 0-10 0 0 4 0 9 0 12 13-1 42-1 57-1s44 0 57 1c0-3 0-8 0-12-3 0-6 0-9 0-30 0-30-5-30-18 0-72 0-146 0-219 38 0 77 0 115 0 0 73 0 147 0 219 0 13-1 18-30 18-4 0-7 0-10 0 0 4 0 9 0 12 14-1 43-1 57-1s44 0 57 1c0-3 0-8 0-12-3 0-5 0-9 0-29 0-31-5-31-18 0-67 0-134 0-201z"><text:p/></draw:path><draw:path draw:style-name="gr3" draw:text-style-name="P6" svg:width="0.0465in" svg:height="0.0701in" svg:x="0.561in" svg:y="0.0661in" svg:viewBox="0 0 119 179" svg:d="M119 130c-3 0-6 0-9 0-1 5-3 22-7 24-2 2-23 2-27 2-17 0-33 0-50 0 29-25 38-33 54-45 20-16 39-33 39-58 0-33-29-53-63-53s-56 23-56 48c0 14 11 15 14 15 7 0 15-5 15-15 0-4-3-14-17-14 9-19 27-24 40-24 27 0 40 21 40 43 0 23-16 42-25 52-22 21-43 41-65 63-2 3-2 4-2 11 37 0 74 0 111 0 2-16 6-33 8-49z"><text:p/></draw:path><draw:path draw:style-name="gr3" draw:text-style-name="P6" svg:width="0.0843in" svg:height="0.0937in" svg:x="0.6646in" svg:y="0.0217in" svg:viewBox="0 0 215 239" svg:d="M215 85c0-59-59-85-107-85-51 0-108 28-108 85 0 46 0 93 0 140 0 7 0 14 8 14 7 0 7-7 7-14 0-47 0-93 0-139 0-57 63-69 93-69 17 0 42 3 61 16 30 19 30 43 30 54 0 46 0 92 0 138 0 7 0 14 8 14s8-7 8-14c0-47 0-94 0-140z"><text:p/></draw:path><draw:path draw:style-name="gr3" draw:text-style-name="P6" svg:width="0.1035in" svg:height="0.1024in" svg:x="0.7969in" svg:y="0.0098in" svg:viewBox="0 0 264 261" svg:d="M224 30c0-15 0-18 30-18 3 0 7 0 10 0 0-4 0-8 0-12-88 0-176 0-264 0 0 4 0 8 0 12 3 0 6 0 9 0 30 0 31 3 31 18 0 67 0 134 0 201 0 13-1 18-31 18-3 0-6 0-9 0 0 4 0 9 0 12 13-1 41-1 56-1 14 0 44 0 57 1 0-3 0-8 0-12-3 0-5 0-8 0-30 0-31-5-31-18 0-72 0-146 0-219 38 0 77 0 115 0 0 73 0 147 0 219 0 13 0 18-29 18-4 0-7 0-10 0 0 4 0 9 0 12 13-1 41-1 57-1 14 0 43 0 57 1 0-3 0-8 0-12-3 0-7 0-10 0-30 0-30-5-30-18 0-67 0-134 0-201z"><text:p/></draw:path><draw:path draw:style-name="gr3" draw:text-style-name="P6" svg:width="0.0386in" svg:height="0.0701in" svg:x="0.9165in" svg:y="0.0661in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3" draw:text-style-name="P6" svg:width="0.035in" svg:height="0.1512in" svg:x="0.9819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6" svg:width="0.0846in" svg:height="0.0937in" svg:x="1.0748in" svg:y="0.0217in" svg:viewBox="0 0 216 239" svg:d="M216 14c0-6 0-14-8-14s-8 8-8 14c0 47 0 93 0 140 0 57-64 70-92 70-18 0-42-4-63-16-30-19-30-44-30-54 0-47 0-93 0-140 0-6 0-14-7-14-8 0-8 8-8 14 0 48 0 94 0 141 0 59 59 84 108 84 50 0 108-28 108-83 0-47 0-94 0-142z"><text:p/></draw:path><draw:path draw:style-name="gr3" draw:text-style-name="P6" svg:width="0.035in" svg:height="0.1512in" svg:x="1.2169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6" svg:width="0.1035in" svg:height="0.1024in" svg:x="1.2661in" svg:y="0.0098in" svg:viewBox="0 0 264 261" svg:d="M223 30c0-15 1-18 31-18 3 0 7 0 10 0 0-4 0-8 0-12-88 0-176 0-264 0 0 4 0 8 0 12 3 0 6 0 9 0 30 0 31 3 31 18 0 67 0 134 0 201 0 13-1 18-31 18-3 0-6 0-9 0 0 4 0 9 0 12 13-1 41-1 56-1 14 0 44 0 57 1 0-3 0-8 0-12-3 0-5 0-8 0-30 0-31-5-31-18 0-72 0-146 0-219 38 0 77 0 115 0 0 73 0 147 0 219 0 13-1 18-31 18-3 0-5 0-8 0 0 4 0 9 0 12 13-1 41-1 57-1 14 0 43 0 57 1 0-3 0-8 0-12-3 0-7 0-10 0-30 0-31-5-31-18 0-67 0-134 0-201z"><text:p/></draw:path><draw:path draw:style-name="gr3" draw:text-style-name="P6" svg:width="0.0386in" svg:height="0.0701in" svg:x="1.3866in" svg:y="0.0661in" svg:viewBox="0 0 99 179" svg:d="M62 8c0-8-1-8-8-8-18 17-43 17-54 17 0 3 0 6 0 9 7 0 25 0 40-7 0 46 0 92 0 138 0 9 0 13-28 13-3 0-6 0-10 0 0 3 0 6 0 9 6-1 39-1 49-1 8 0 41 0 48 1 0-3 0-6 0-9-3 0-7 0-10 0-27 0-27-4-27-13 0-50 0-100 0-149z"><text:p/></draw:path><draw:path draw:style-name="gr3" draw:text-style-name="P6" svg:width="0.0587in" svg:height="0.1512in" svg:x="1.4858in" svg:y="0in" svg:viewBox="0 0 150 385" svg:d="M133 375c2 6 5 10 9 10s8-3 8-7c0-1 0-3-1-7-44-120-90-241-134-361-2-7-3-10-7-10-5 0-8 3-8 8 0 1 0 2 1 6 44 120 88 241 132 361z"><text:p/></draw:path><draw:path draw:style-name="gr3" draw:text-style-name="P6" svg:width="0.1035in" svg:height="0.1024in" svg:x="1.5925in" svg:y="0.0098in" svg:viewBox="0 0 264 261" svg:d="M223 30c0-15 1-18 31-18 3 0 7 0 10 0 0-4 0-8 0-12-88 0-176 0-264 0 0 4 0 8 0 12 3 0 6 0 9 0 30 0 31 3 31 18 0 67 0 134 0 201 0 13-1 18-31 18-3 0-6 0-9 0 0 4 0 9 0 12 13-1 41-1 56-1 14 0 44 0 57 1 0-3 0-8 0-12-3 0-5 0-8 0-30 0-31-5-31-18 0-72 0-146 0-219 38 0 77 0 115 0 0 73 0 147 0 219 0 13-1 18-31 18-3 0-5 0-8 0 0 4 0 9 0 12 13-1 41-1 57-1 14 0 43 0 57 1 0-3 0-8 0-12-3 0-7 0-10 0-30 0-31-5-31-18 0-67 0-134 0-201z"><text:p/></draw:path><draw:path draw:style-name="gr3" draw:text-style-name="P6" svg:width="0.0469in" svg:height="0.0701in" svg:x="1.7083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3" draw:text-style-name="P6" svg:width="0.035in" svg:height="0.1512in" svg:x="1.7783in" svg:y="0in" svg:viewBox="0 0 90 385" svg:d="M90 193c0-30-4-76-25-120-24-48-57-73-61-73-2 0-4 2-4 4s0 2 8 9c37 38 59 99 59 180 0 65-14 133-61 181-6 6-6 6-6 7 0 2 2 4 4 4 4 0 39-26 62-76 20-41 24-84 24-116z"><text:p/></draw:path></draw:g></text:span><text:span text:style-name="T28">, ומשום ש־</text:span><text:span text:style-name="T28"><draw:g text:anchor-type="as-char" svg:y="-0.1028in" draw:z-index="161" draw:name="Shape181" draw:style-name="gr1"><svg:title>TexMaths</svg:title><svg:desc>11§display§\Pi_1 \subseteq \Pi_2§svg§600§FALSE§</svg:desc><draw:path draw:style-name="gr2" draw:text-style-name="P5" svg:width="0.5362in" svg:height="0.1094in" svg:x="0.0031in" svg:y="0.0083in" svg:viewBox="0 0 1363 279" svg:d="M683 279c-228 0-455 0-683 0 0-94 0-186 0-279 454 0 909 0 1363 0 0 93 0 185 0 279-226 0-454 0-680 0z"><text:p/></draw:path><draw:path draw:style-name="gr3" draw:text-style-name="P6" svg:width="0.1035in" svg:height="0.102in" svg:x="0.0004in" svg:y="0.0004in" svg:viewBox="0 0 264 260" svg:d="M223 30c0-14 1-18 31-18 3 0 7 0 10 0 0-4 0-8 0-12-88 0-176 0-264 0 0 4 0 8 0 12 3 0 5 0 9 0 29 0 31 4 31 18 0 67 0 134 0 200 0 15-2 18-31 18-4 0-6 0-9 0 0 4 0 9 0 12 13-1 41-1 56-1 14 0 44 0 57 1 0-3 0-8 0-12-3 0-5 0-9 0-29 0-30-3-30-18 0-72 0-145 0-218 38 0 77 0 115 0 0 73 0 146 0 218 0 15 0 18-31 18-3 0-5 0-9 0 0 4 0 9 0 12 14-1 42-1 58-1 14 0 43 0 57 1 0-3 0-8 0-12-3 0-7 0-10 0-30 0-31-3-31-18 0-66 0-133 0-200z"><text:p/></draw:path><draw:path draw:style-name="gr3" draw:text-style-name="P6" svg:width="0.0386in" svg:height="0.0697in" svg:x="0.1209in" svg:y="0.0559in" svg:viewBox="0 0 99 178" svg:d="M62 8c0-8-2-8-8-8-18 18-43 18-54 18 0 3 0 6 0 9 7 0 24 0 40-7 0 45 0 91 0 137 0 9 0 12-28 12-3 0-7 0-10 0 0 3 0 6 0 9 6 0 39-1 49-1 7 0 41 1 48 1 0-3 0-6 0-9-3 0-7 0-10 0-27 0-27-3-27-12 0-51 0-100 0-149z"><text:p/></draw:path><draw:path draw:style-name="gr3" draw:text-style-name="P6" svg:width="0.0921in" svg:height="0.1157in" svg:x="0.2323in" svg:y="0.0075in" svg:viewBox="0 0 235 295" svg:d="M222 15c7 0 13 0 13-7 0-8-6-8-13-8-34 0-69 0-103 0-67 0-119 49-119 111 0 61 53 110 119 110 34 0 69 0 103 0 7 0 13 0 13-8s-6-8-13-8c-34 0-69 0-103 0-61 0-104-44-104-94 0-52 44-96 104-96 34 0 69 0 103 0zM21 280c-7 0-13 0-13 8 0 7 6 7 13 7 67 0 134 0 201 0 7 0 13 0 13-7 0-8-6-8-13-8-67 0-134 0-201 0z"><text:p/></draw:path><draw:path draw:style-name="gr3" draw:text-style-name="P6" svg:width="0.1035in" svg:height="0.102in" svg:x="0.3846in" svg:y="0.0004in" svg:viewBox="0 0 264 260" svg:d="M224 30c0-14 0-18 30-18 3 0 7 0 10 0 0-4 0-8 0-12-88 0-176 0-264 0 0 4 0 8 0 12 3 0 5 0 9 0 29 0 31 4 31 18 0 67 0 134 0 200 0 15-2 18-31 18-4 0-6 0-9 0 0 4 0 9 0 12 13-1 41-1 56-1 14 0 44 0 57 1 0-3 0-8 0-12-3 0-5 0-9 0-29 0-30-3-30-18 0-72 0-145 0-218 38 0 77 0 115 0 0 73 0 146 0 218 0 15 0 18-30 18-3 0-6 0-10 0 0 4 0 9 0 12 14-1 42-1 58-1 14 0 43 0 57 1 0-3 0-8 0-12-3 0-7 0-10 0-30 0-30-3-30-18 0-66 0-133 0-200z"><text:p/></draw:path><draw:path draw:style-name="gr3" draw:text-style-name="P6" svg:width="0.0469in" svg:height="0.0697in" svg:x="0.5004in" svg:y="0.0559in" svg:viewBox="0 0 120 178" svg:d="M120 130c-3 0-7 0-10 0 0 6-3 21-7 25-2 1-23 1-26 1-17 0-34 0-51 0 29-25 39-33 55-45 20-17 39-33 39-58 0-33-29-53-64-53-33 0-56 23-56 48 0 13 12 16 14 16 7 0 15-6 15-15 0-5-3-14-16-14 8-20 27-25 40-25 26 0 40 21 40 43 0 23-16 41-25 51-22 21-43 42-65 64-3 2-3 3-3 10 37 0 74 0 111 0 3-16 6-32 9-48z"><text:p/></draw:path></draw:g></text:span><text:span text:style-name="T28"> אז </text:span><text:span text:style-name="T28"><draw:g text:anchor-type="as-char" svg:y="-0.1028in" draw:z-index="163" draw:name="Shape182" draw:style-name="gr1"><svg:title>TexMaths</svg:title><svg:desc>11§display§\Pi_2 \cap \Pi_1 = \Pi_1§svg§600§FALSE§</svg:desc><draw:path draw:style-name="gr2" draw:text-style-name="P5" svg:width="0.8846in" svg:height="0.1094in" svg:x="0.0031in" svg:y="0.0079in" svg:viewBox="0 0 2248 279" svg:d="M0 0c749 0 1499 0 2248 0 0 93 0 185 0 279-749 0-1499 0-2248 0 0-94 0-186 0-279z"><text:p/></draw:path><draw:path draw:style-name="gr3" draw:text-style-name="P6" svg:width="0.1035in" svg:height="0.102in" svg:x="0.0004in" svg:y="0in" svg:viewBox="0 0 264 260" svg:d="M223 30c0-14 1-18 31-18 3 0 7 0 10 0 0-4 0-8 0-12-88 0-176 0-264 0 0 4 0 8 0 12 3 0 5 0 9 0 29 0 31 4 31 18 0 67 0 134 0 200 0 15-2 19-31 19-4 0-6 0-9 0 0 5 0 8 0 11 13-1 41-1 56-1 14 0 44 0 57 1 0-3 0-6 0-11-3 0-5 0-9 0-29 0-30-4-30-19 0-72 0-145 0-218 38 0 77 0 115 0 0 73 0 146 0 218 0 15-1 19-31 19-3 0-5 0-8 0 0 5 0 8 0 11 13-1 41-1 57-1 14 0 43 0 57 1 0-3 0-6 0-11-3 0-7 0-10 0-30 0-31-4-31-19 0-66 0-133 0-200z"><text:p/></draw:path><draw:path draw:style-name="gr3" draw:text-style-name="P6" svg:width="0.0469in" svg:height="0.0697in" svg:x="0.1161in" svg:y="0.0551in" svg:viewBox="0 0 120 178" svg:d="M120 130c-3 0-7 0-10 0 0 6-3 21-7 25-2 1-23 1-26 1-17 0-34 0-51 0 29-25 39-33 55-45 20-17 39-33 39-58 0-33-29-53-64-53-33 0-56 23-56 48 0 13 12 16 14 16 7 0 15-5 15-15 0-5-3-14-16-14 8-20 27-25 39-25 27 0 41 21 41 43 0 23-16 41-25 51-22 21-44 42-66 63-2 3-2 3-2 11 37 0 74 0 111 0 3-17 6-32 9-48z"><text:p/></draw:path><draw:path draw:style-name="gr3" draw:text-style-name="P6" svg:width="0.0839in" svg:height="0.0929in" svg:x="0.2201in" svg:y="0.0126in" svg:viewBox="0 0 214 237" svg:d="M214 83c0-58-59-83-107-83-50 0-107 26-107 83 0 48 0 94 0 141 0 6 0 13 8 13 7 0 7-7 7-13 0-46 0-92 0-138 0-59 63-71 92-71 17 0 41 4 62 17 30 18 30 43 30 54 0 46 0 92 0 138 0 6 0 13 8 13 7 0 7-7 7-13 0-47 0-93 0-141z"><text:p/></draw:path><draw:path draw:style-name="gr3" draw:text-style-name="P6" svg:width="0.1035in" svg:height="0.102in" svg:x="0.3516in" svg:y="0in" svg:viewBox="0 0 264 260" svg:d="M224 30c0-14 1-18 31-18 3 0 6 0 9 0 0-4 0-8 0-12-88 0-176 0-264 0 0 4 0 8 0 12 3 0 7 0 10 0 30 0 30 4 30 18 0 67 0 134 0 200 0 15 0 19-30 19-3 0-7 0-10 0 0 5 0 8 0 11 13-1 42-1 57-1 14 0 43 0 57 1 0-3 0-6 0-11-3 0-6 0-10 0-29 0-29-4-29-19 0-72 0-145 0-218 38 0 77 0 115 0 0 73 0 146 0 218 0 15-1 19-31 19-3 0-6 0-9 0 0 5 0 8 0 11 14-1 42-1 57-1 14 0 44 0 57 1 0-3 0-6 0-11-3 0-6 0-9 0-30 0-31-4-31-19 0-66 0-133 0-200z"><text:p/></draw:path><draw:path draw:style-name="gr3" draw:text-style-name="P6" svg:width="0.0382in" svg:height="0.0697in" svg:x="0.472in" svg:y="0.0551in" svg:viewBox="0 0 98 178" svg:d="M60 8c0-8 0-8-7-8-18 18-42 18-53 18 0 3 0 6 0 9 7 0 24 0 40-7 0 45 0 91 0 137 0 8 0 11-28 11-3 0-7 0-10 0 0 3 0 7 0 10 5 0 38-1 47-1s43 1 49 1c0-3 0-7 0-10-3 0-7 0-10 0-28 0-28-3-28-11 0-51 0-100 0-149z"><text:p/></draw:path><draw:path draw:style-name="gr3" draw:text-style-name="P6" svg:width="0.1008in" svg:height="0.035in" svg:x="0.5795in" svg:y="0.047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1035in" svg:height="0.102in" svg:x="0.7366in" svg:y="0in" svg:viewBox="0 0 264 260" svg:d="M224 30c0-14 0-18 30-18 3 0 7 0 10 0 0-4 0-8 0-12-88 0-176 0-264 0 0 4 0 8 0 12 3 0 5 0 9 0 29 0 31 4 31 18 0 67 0 134 0 200 0 15-2 19-31 19-4 0-6 0-9 0 0 5 0 8 0 11 13-1 41-1 56-1 14 0 44 0 57 1 0-3 0-6 0-11-3 0-5 0-9 0-29 0-30-4-30-19 0-72 0-145 0-218 38 0 77 0 115 0 0 73 0 146 0 218 0 15 0 19-30 19-3 0-6 0-9 0 0 5 0 8 0 11 13-1 41-1 57-1 14 0 43 0 57 1 0-3 0-6 0-11-3 0-7 0-10 0-30 0-30-4-30-19 0-66 0-133 0-200z"><text:p/></draw:path><draw:path draw:style-name="gr3" draw:text-style-name="P6" svg:width="0.0386in" svg:height="0.0697in" svg:x="0.8571in" svg:y="0.0551in" svg:viewBox="0 0 99 178" svg:d="M62 8c0-8 0-8-8-8-18 18-42 18-54 18 0 3 0 6 0 9 7 0 25 0 40-7 0 45 0 91 0 137 0 8 0 11-27 11-3 0-8 0-11 0 0 3 0 7 0 10 6 0 39-1 49-1 8 0 42 1 48 1 0-3 0-7 0-10-3 0-7 0-10 0-27 0-27-3-27-11 0-51 0-100 0-149z"><text:p/></draw:path></draw:g></text:span><text:span text:style-name="T28">. סה"כ </text:span><text:span text:style-name="T28"><draw:g text:anchor-type="as-char" svg:y="-0.1134in" draw:z-index="164" draw:name="Shape183" draw:style-name="gr1"><svg:title>TexMaths</svg:title><svg:desc>11§display§\Pi_2 = \Pi_1 \cup (\Pi_1 \setminus \Pi_2)§svg§600§FALSE§</svg:desc><draw:path draw:style-name="gr2" draw:text-style-name="P5" svg:width="1.3323in" svg:height="0.1358in" svg:x="0.0031in" svg:y="0.0071in" svg:viewBox="0 0 3385 346" svg:d="M1693 346c-564 0-1129 0-1693 0 0-116 0-230 0-346 1129 0 2256 0 3385 0 0 116 0 230 0 346-564 0-1129 0-1692 0z"><text:p/></draw:path><draw:path draw:style-name="gr3" draw:text-style-name="P6" svg:width="0.1035in" svg:height="0.1024in" svg:x="0.0004in" svg:y="0.0098in" svg:viewBox="0 0 264 261" svg:d="M224 30c0-15 0-18 30-18 3 0 7 0 10 0 0-4 0-8 0-12-88 0-176 0-264 0 0 4 0 8 0 12 3 0 6 0 9 0 30 0 31 3 31 18 0 67 0 134 0 201 0 13-1 18-31 18-3 0-6 0-9 0 0 4 0 9 0 12 13-1 41-1 56-1 14 0 44 0 57 1 0-3 0-8 0-12-3 0-5 0-8 0-30 0-31-5-31-18 0-72 0-146 0-219 38 0 77 0 115 0 0 73 0 147 0 219 0 13 0 18-29 18-4 0-7 0-10 0 0 4 0 9 0 12 13-1 41-1 57-1 14 0 44 0 57 1 0-3 0-8 0-12-3 0-7 0-10 0-30 0-30-5-30-18 0-67 0-134 0-201z"><text:p/></draw:path><draw:path draw:style-name="gr3" draw:text-style-name="P6" svg:width="0.0469in" svg:height="0.0701in" svg:x="0.1161in" svg:y="0.0661in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3" draw:text-style-name="P6" svg:width="0.1004in" svg:height="0.0354in" svg:x="0.228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1035in" svg:height="0.1024in" svg:x="0.3854in" svg:y="0.0098in" svg:viewBox="0 0 264 261" svg:d="M224 30c0-15 2-18 31-18 4 0 6 0 9 0 0-4 0-8 0-12-88 0-176 0-264 0 0 4 0 8 0 12 3 0 7 0 10 0 30 0 31 3 31 18 0 67 0 134 0 201 0 13-1 18-31 18-3 0-7 0-10 0 0 4 0 9 0 12 14-1 43-1 57-1 15 0 44 0 57 1 0-3 0-8 0-12-3 0-5 0-8 0-30 0-31-5-31-18 0-72 0-146 0-219 38 0 77 0 115 0 0 73 0 147 0 219 0 13-1 18-30 18-4 0-6 0-9 0 0 4 0 9 0 12 13-1 40-1 56-1 14 0 44 0 57 1 0-3 0-8 0-12-3 0-5 0-9 0-29 0-31-5-31-18 0-67 0-134 0-201z"><text:p/></draw:path><draw:path draw:style-name="gr3" draw:text-style-name="P6" svg:width="0.0386in" svg:height="0.0701in" svg:x="0.5063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3" draw:text-style-name="P6" svg:width="0.0846in" svg:height="0.0937in" svg:x="0.6051in" svg:y="0.0217in" svg:viewBox="0 0 216 239" svg:d="M216 14c0-6 0-14-8-14s-8 8-8 14c0 47 0 93 0 140 0 57-64 70-92 70-18 0-42-4-62-16-31-19-31-44-31-54 0-47 0-93 0-140 0-6 0-14-7-14-8 0-8 8-8 14 0 48 0 94 0 141 0 59 59 84 108 84 50 0 108-28 108-83 0-47 0-94 0-142z"><text:p/></draw:path><draw:path draw:style-name="gr3" draw:text-style-name="P6" svg:width="0.035in" svg:height="0.1512in" svg:x="0.7469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6" svg:width="0.1035in" svg:height="0.1024in" svg:x="0.7961in" svg:y="0.0098in" svg:viewBox="0 0 264 261" svg:d="M223 30c0-15 1-18 31-18 3 0 7 0 10 0 0-4 0-8 0-12-88 0-176 0-264 0 0 4 0 8 0 12 3 0 6 0 9 0 30 0 31 3 31 18 0 67 0 134 0 201 0 13-1 18-31 18-3 0-6 0-9 0 0 4 0 9 0 12 13-1 41-1 56-1 14 0 44 0 57 1 0-3 0-8 0-12-3 0-5 0-8 0-30 0-31-5-31-18 0-72 0-146 0-219 38 0 77 0 115 0 0 73 0 147 0 219 0 13-1 18-31 18-3 0-5 0-8 0 0 4 0 9 0 12 13-1 41-1 57-1 14 0 43 0 57 1 0-3 0-8 0-12-3 0-7 0-10 0-30 0-31-5-31-18 0-67 0-134 0-201z"><text:p/></draw:path><draw:path draw:style-name="gr3" draw:text-style-name="P6" svg:width="0.0386in" svg:height="0.0701in" svg:x="0.9165in" svg:y="0.0661in" svg:viewBox="0 0 99 179" svg:d="M62 8c0-8 0-8-8-8-18 17-43 17-54 17 0 3 0 6 0 9 7 0 25 0 40-7 0 46 0 92 0 138 0 9 0 13-28 13-3 0-6 0-10 0 0 3 0 6 0 9 6-1 39-1 49-1 8 0 43 0 48 1 0-3 0-6 0-9-3 0-7 0-10 0-27 0-27-4-27-13 0-50 0-100 0-149z"><text:p/></draw:path><draw:path draw:style-name="gr3" draw:text-style-name="P6" svg:width="0.0587in" svg:height="0.1512in" svg:x="1.0157in" svg:y="0in" svg:viewBox="0 0 150 385" svg:d="M133 375c2 6 5 10 9 10s8-3 8-7c0-1 0-3-1-7-44-120-90-241-134-361-2-7-3-10-7-10-5 0-8 3-8 8 0 1 0 2 1 6 44 120 88 241 132 361z"><text:p/></draw:path><draw:path draw:style-name="gr3" draw:text-style-name="P6" svg:width="0.1035in" svg:height="0.1024in" svg:x="1.122in" svg:y="0.0098in" svg:viewBox="0 0 264 261" svg:d="M223 30c0-15 1-18 31-18 3 0 7 0 10 0 0-4 0-8 0-12-88 0-176 0-264 0 0 4 0 8 0 12 3 0 6 0 9 0 30 0 31 3 31 18 0 67 0 134 0 201 0 13-1 18-31 18-3 0-6 0-9 0 0 4 0 9 0 12 13-1 41-1 56-1 14 0 44 0 57 1 0-3 0-8 0-12-3 0-5 0-8 0-30 0-31-5-31-18 0-72 0-146 0-219 38 0 77 0 115 0 0 73 0 147 0 219 0 13-1 18-31 18-3 0-5 0-8 0 0 4 0 9 0 12 13-1 41-1 57-1 14 0 43 0 57 1 0-3 0-8 0-12-3 0-7 0-10 0-30 0-31-5-31-18 0-67 0-134 0-201z"><text:p/></draw:path><draw:path draw:style-name="gr3" draw:text-style-name="P6" svg:width="0.0469in" svg:height="0.0701in" svg:x="1.2378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3" draw:text-style-name="P6" svg:width="0.035in" svg:height="0.1512in" svg:x="1.3079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28">. ידוע </text:span><text:span text:style-name="T28"><draw:g text:anchor-type="as-char" svg:y="-0.1134in" draw:z-index="171" draw:name="Shape184" draw:style-name="gr1"><svg:title>TexMaths</svg:title><svg:desc>11§inline§\biguplus\Pi_2 = A = \biguplus\Pi_1§svg§600§FALSE§</svg:desc><draw:path draw:style-name="gr2" draw:text-style-name="P5" svg:width="1.1551in" svg:height="0.1354in" svg:x="0.0004in" svg:y="0.0071in" svg:viewBox="0 0 2935 345" svg:d="M0 0c978 0 1957 0 2935 0 0 115 0 230 0 345-978 0-1957 0-2935 0 0-115 0-230 0-345z"><text:p/></draw:path><draw:path draw:style-name="gr3" draw:text-style-name="P6" svg:width="0.1091in" svg:height="0.1508in" svg:x="0.0012in" svg:y="0in" svg:viewBox="0 0 278 384" svg:d="M205 194c6 0 20 0 20-12 0-14-13-14-18-14-19 0-36 0-55 0 0-17 0-35 0-51 0-7 0-21-13-21-14 0-14 13-14 19 0 17 0 35 0 53-17 0-36 0-53 0-6 0-19 0-19 14 0 12 13 12 20 12 17 0 35 0 52 0 0 18 0 37 0 55 0 5 0 17 14 17 13 0 13-13 13-19 0-18 0-36 0-53 17 0 35 0 53 0zM251 250c0 65-55 108-112 108-59 0-113-43-113-108 0-77 0-154 0-231 0-6 0-19-13-19s-13 13-13 19c0 77 0 155 0 232 0 75 63 133 139 133 75 0 139-58 139-133 0-77 0-155 0-232 0-6 0-19-13-19-14 0-14 13-14 19 0 77 0 154 0 231z"><text:p/></draw:path><draw:path draw:style-name="gr3" draw:text-style-name="P6" svg:width="0.1035in" svg:height="0.1024in" svg:x="0.15in" svg:y="0.0098in" svg:viewBox="0 0 264 261" svg:d="M225 30c0-15 0-19 29-19 4 0 7 0 10 0 0-3 0-8 0-11-88 0-176 0-264 0 0 3 0 8 0 11 3 0 6 0 9 0 30 0 31 4 31 19 0 67 0 134 0 200 0 14-1 19-31 19-3 0-6 0-9 0 0 4 0 9 0 12 13-2 42-2 57-2s43 0 57 2c0-3 0-8 0-12-3 0-6 0-9 0-30 0-31-5-31-19 0-73 0-146 0-219 38 0 77 0 115 0 0 73 0 146 0 219 0 14 0 19-29 19-4 0-7 0-10 0 0 4 0 9 0 12 14-2 43-2 57-2s44 0 57 2c0-3 0-8 0-12-3 0-6 0-10 0-29 0-29-5-29-19 0-66 0-133 0-200z"><text:p/></draw:path><draw:path draw:style-name="gr3" draw:text-style-name="P6" svg:width="0.0469in" svg:height="0.0701in" svg:x="0.2657in" svg:y="0.0661in" svg:viewBox="0 0 120 179" svg:d="M120 130c-3 0-6 0-9 0-1 7-4 22-8 25-2 1-23 1-26 1-16 0-33 0-49 0 28-25 37-32 53-45 20-15 39-33 39-58 0-33-29-53-64-53-33 0-56 24-56 48 0 15 12 16 14 16 7 0 15-5 15-14 0-5-1-15-16-15 9-18 27-25 40-25 26 0 41 21 41 43 0 23-17 42-26 52-22 21-43 41-65 63-3 4-3 4-3 11 37 0 75 0 112 0 2-16 6-33 8-49z"><text:p/></draw:path><draw:path draw:style-name="gr3" draw:text-style-name="P6" svg:width="0.1004in" svg:height="0.035in" svg:x="0.3783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039in" svg:height="0.1079in" svg:x="0.5354in" svg:y="0.0043in" svg:viewBox="0 0 265 275" svg:d="M56 230c-15 27-31 32-47 33-6 0-9 0-9 8 0 2 2 4 6 4 9 0 22-2 33-2 13 0 26 2 38 2 2 0 8 0 8-7 0-5-4-5-7-5-9-1-17-4-17-14 0-5 2-9 5-14 10-16 19-32 29-48 32 0 65 0 96 0 2 7 7 60 7 63 0 12-20 13-27 13-6 0-10 0-10 8 0 4 3 3 5 4 17 0 33-2 49-2 10 0 34 2 44 2 2 0 6 0 6-7 0-5-3-5-9-5-24 0-24-3-25-14-8-79-15-160-23-240-1-8-1-9-8-9-5 0-7 2-10 7-45 74-89 149-134 223zM102 175c26-43 51-86 76-128 5 42 8 85 12 128-29 0-58 0-88 0z"><text:p/></draw:path><draw:path draw:style-name="gr3" draw:text-style-name="P6" svg:width="0.1004in" svg:height="0.035in" svg:x="0.6949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087in" svg:height="0.1508in" svg:x="0.8559in" svg:y="0in" svg:viewBox="0 0 277 384" svg:d="M205 194c6 0 20 0 20-12 0-14-14-14-19-14-18 0-37 0-54 0 0-17 0-35 0-51 0-7 0-21-13-21-14 0-14 13-14 19 0 17 0 35 0 53-17 0-36 0-53 0-6 0-19 0-19 14 0 12 13 12 20 12 17 0 35 0 52 0 0 18 0 37 0 55 0 5 0 17 14 17 13 0 13-13 13-19 0-18 0-36 0-53 17 0 35 0 53 0zM251 250c0 65-55 108-112 108-58 0-113-43-113-108 0-77 0-154 0-231 0-6 0-19-13-19s-13 13-13 19c0 77 0 155 0 232 0 75 63 133 139 133s138-58 138-133c0-77 0-155 0-232 0-6 0-19-12-19-14 0-14 13-14 19 0 77 0 154 0 231z"><text:p/></draw:path><draw:path draw:style-name="gr3" draw:text-style-name="P6" svg:width="0.1035in" svg:height="0.1024in" svg:x="1.0043in" svg:y="0.0098in" svg:viewBox="0 0 264 261" svg:d="M225 30c0-15 0-19 29-19 4 0 7 0 10 0 0-3 0-8 0-11-88 0-176 0-264 0 0 3 0 8 0 11 3 0 6 0 9 0 30 0 31 4 31 19 0 67 0 134 0 200 0 14-1 19-31 19-3 0-6 0-9 0 0 4 0 9 0 12 13-2 41-2 56-2 14 0 44 0 57 2 0-3 0-8 0-12-3 0-5 0-8 0-30 0-31-5-31-19 0-73 0-146 0-219 38 0 77 0 115 0 0 73 0 146 0 219 0 14 0 19-29 19-4 0-7 0-10 0 0 4 0 9 0 12 13-2 41-2 57-2 14 0 43 0 57 2 0-3 0-8 0-12-3 0-6 0-10 0-29 0-29-5-29-19 0-66 0-133 0-200z"><text:p/></draw:path><draw:path draw:style-name="gr3" draw:text-style-name="P6" svg:width="0.0386in" svg:height="0.0701in" svg:x="1.1248in" svg:y="0.0661in" svg:viewBox="0 0 99 179" svg:d="M62 8c0-7 0-8-8-8-18 18-42 18-54 18 0 3 0 6 0 10 7 0 25 0 40-8 0 45 0 91 0 137 0 9 0 13-27 13-3 0-7 0-11 0 0 3 0 6 0 9 6 0 39-1 49-1 8 0 43 1 48 1 0-3 0-6 0-9-3 0-7 0-10 0-27 0-27-4-27-13 0-50 0-100 0-149z"><text:p/></draw:path></draw:g></text:span><text:span text:style-name="T28">, ולכן מהגדרת </text:span><text:span text:style-name="T28"><draw:g text:anchor-type="as-char" svg:y="-0.1134in" draw:z-index="170" draw:name="Shape185" draw:style-name="gr1"><svg:title>TexMaths</svg:title><svg:desc>11§inline§\bigcup
§svg§600§FALSE§</svg:desc><draw:path draw:style-name="gr2" draw:text-style-name="P5" svg:width="0.1012in" svg:height="0.1354in" svg:x="0.0004in" svg:y="0.0071in" svg:viewBox="0 0 258 345" svg:d="M0 0c86 0 172 0 258 0 0 115 0 230 0 345-86 0-172 0-258 0 0-115 0-230 0-345z"><text:p/></draw:path><draw:path draw:style-name="gr3" draw:text-style-name="P6" svg:width="0.1083in" svg:height="0.1508in" svg:x="0.0012in" svg:y="0in" svg:viewBox="0 0 276 384" svg:d="M249 250c0 65-55 108-111 108-57 0-112-43-112-108 0-77 0-154 0-231 0-6 0-19-13-19s-13 13-13 19c0 77 0 155 0 232 0 75 63 133 138 133s138-58 138-133c0-77 0-155 0-232 0-6 0-19-14-19-13 0-13 13-13 19 0 77 0 154 0 231z"><text:p/></draw:path></draw:g></text:span><text:span text:style-name="T28"><text:s/>נסיק </text:span><text:span text:style-name="T28"><draw:g text:anchor-type="as-char" svg:y="-0.1075in" draw:z-index="172" draw:name="Shape186" draw:style-name="gr1"><svg:title>TexMaths</svg:title><svg:desc>11§display§\forall a \in A. \exists \pi_1 \in \Pi_1, \pi_2 \in \Pi_2. a \in \pi_1 \land a \in \pi_2§svg§600§FALSE§</svg:desc><draw:path draw:style-name="gr2" draw:text-style-name="P5" svg:width="2.7299in" svg:height="0.1217in" svg:x="0.0083in" svg:y="0.0079in" svg:viewBox="0 0 6935 310" svg:d="M3468 310c-1156 0-2312 0-3468 0 0-103 0-207 0-310 2312 0 4623 0 6935 0 0 103 0 207 0 310-1156 0-2312 0-3467 0z"><text:p/></draw:path><draw:path draw:style-name="gr3" draw:text-style-name="P6" svg:width="0.0846in" svg:height="0.1079in" svg:x="0.0004in" svg:y="0.0047in" svg:viewBox="0 0 216 275" svg:d="M213 14c3-4 3-4 3-6 0-5-4-8-8-8-6 0-8 4-9 9-11 28-22 56-33 84-38 0-78 0-117 0-11-28-22-56-33-84-1-6-3-9-8-9-4 0-8 3-8 8 0 1 0 1 2 6 32 84 65 169 97 252 2 6 3 9 9 9 5 0 6-4 9-8 31-83 64-168 96-253zM55 109c35 0 70 0 106 0-18 45-36 91-53 136-18-45-35-91-53-136z"><text:p/></draw:path><draw:path draw:style-name="gr3" draw:text-style-name="P6" svg:width="0.0689in" svg:height="0.0685in" svg:x="0.0913in" svg:y="0.0429in" svg:viewBox="0 0 176 175" svg:d="M129 25c-8-14-19-25-37-25-45 0-92 57-92 113 0 37 21 62 51 62 7 0 27-1 50-29 3 16 17 29 35 29 14 0 22-9 29-21 7-14 11-37 11-38 0-4-3-4-4-4-4 0-5 1-6 7-7 25-13 47-29 47-11 0-12-10-12-17 0-9 1-11 6-29 4-15 4-20 8-34 4-19 9-36 14-54 2-11 2-12 2-13 0-7-4-11-11-11-9 0-14 9-15 17zM103 124c-2 8-2 8-7 15-18 22-33 27-44 27-20 0-26-21-26-36 0-19 14-66 22-84 12-23 30-37 45-37 25 0 30 32 30 34s0 4-1 6c-7 25-12 50-19 75z"><text:p/></draw:path><draw:path draw:style-name="gr3" draw:text-style-name="P6" svg:width="0.076in" svg:height="0.087in" svg:x="0.2205in" svg:y="0.0283in" svg:viewBox="0 0 194 222" svg:d="M179 120c7 0 15 0 15-8s-8-8-15-8c-55 0-109 0-164 0 6-51 50-89 105-89 20 0 39 0 59 0 7 0 15 0 15-7 0-8-8-8-15-8-20 0-40 0-60 0-66 0-119 49-119 112 0 62 53 110 119 110 20 0 40 0 60 0 7 0 15 0 15-8 0-7-8-7-15-7-20 0-39 0-59 0-55 0-99-35-105-87 55 0 109 0 164 0z"><text:p/></draw:path><draw:path draw:style-name="gr3" draw:text-style-name="P6" svg:width="0.1039in" svg:height="0.1079in" svg:x="0.3567in" svg:y="0in" svg:viewBox="0 0 265 275" svg:d="M56 231c-15 25-31 31-48 32-5 1-8 1-8 8 0 2 2 4 5 4 10 0 22-1 33-1 13 0 27 1 39 1 2 0 8 0 8-8 0-3-5-4-7-4-9 0-19-3-19-13 0-5 4-9 6-15 10-16 20-33 30-48 31 0 64 0 96 0 1 8 7 59 7 64 0 11-20 12-28 12-5 0-9 0-9 8 0 4 4 4 5 4 17 0 33-1 48-1 10 0 35 1 44 1 3 0 7 0 7-8 0-4-3-4-9-4-24 0-24-2-25-13-8-80-15-160-23-240-1-8-1-10-8-10-6 0-8 3-10 7-45 74-89 149-134 224zM102 175c26-43 51-85 76-127 5 42 8 84 12 127-29 0-58 0-88 0z"><text:p/></draw:path><draw:path draw:style-name="gr3" draw:text-style-name="P6" svg:width="0.0157in" svg:height="0.0157in" svg:x="0.4791in" svg:y="0.0929in" svg:viewBox="0 0 41 41" svg:d="M41 21c0-12-10-21-21-21s-20 9-20 21c0 11 9 20 20 20s21-9 21-20z"><text:p/></draw:path><draw:path draw:style-name="gr3" draw:text-style-name="P6" svg:width="0.0677in" svg:height="0.1043in" svg:x="0.5161in" svg:y="0.0047in" svg:viewBox="0 0 173 266" svg:d="M173 14c0-13-1-14-15-14-48 0-95 0-144 0-6 0-14 0-14 8 0 7 8 7 14 7 48 0 96 0 143 0 0 38 0 74 0 111-46 0-92 0-138 0-7 0-14 0-14 8s7 8 14 8c46 0 92 0 138 0 0 36 0 72 0 109-47 0-95 0-143 0-6 0-14 0-14 7 0 8 8 8 14 8 49 0 96 0 144 0 14 0 15-1 15-13 0-79 0-159 0-239z"><text:p/></draw:path><draw:path draw:style-name="gr3" draw:text-style-name="P6" svg:width="0.0815in" svg:height="0.0669in" svg:x="0.5969in" svg:y="0.0433in" svg:viewBox="0 0 208 171" svg:d="M91 22c15 0 30 0 44 0-13 57-16 74-16 100 0 6 0 17 3 29 4 17 8 20 14 20 8 0 16-7 16-15 0-2 0-3-2-9-11-27-11-52-11-63 0-20 2-41 6-62 14 0 30 0 44 0 6 0 19 0 19-12 0-10-8-10-16-10-42 0-85 0-128 0-9 0-23 0-41 19-13 14-23 32-23 34 1 1 0 4 4 4s4-2 6-5c20-30 42-30 49-30 8 0 15 0 22 0-12 47-33 94-49 129-3 5-3 6-3 10 0 6 6 10 12 10 11 0 14-11 18-26 6-17 6-18 11-37 7-29 15-57 21-86z"><text:p/></draw:path><draw:path draw:style-name="gr3" draw:text-style-name="P6" svg:width="0.0386in" svg:height="0.0701in" svg:x="0.6906in" svg:y="0.061in" svg:viewBox="0 0 99 179" svg:d="M62 8c0-8-2-8-9-8-17 17-42 18-53 18 0 3 0 5 0 8 7 0 24 0 40-7 0 46 0 92 0 138 0 9 0 12-28 12-3 0-7 0-10 0 0 4 0 7 0 10 5-1 39-1 49-1 7 0 41 0 48 1 0-3 0-6 0-10-3 0-8 0-11 0-26 0-26-3-26-12 0-50 0-100 0-149z"><text:p/></draw:path><draw:path draw:style-name="gr3" draw:text-style-name="P6" svg:width="0.076in" svg:height="0.087in" svg:x="0.8024in" svg:y="0.0283in" svg:viewBox="0 0 194 222" svg:d="M179 120c7 0 15 0 15-8s-8-8-15-8c-55 0-109 0-164 0 5-51 50-89 104-89 20 0 40 0 60 0 7 0 15 0 15-7 0-8-8-8-15-8-20 0-40 0-60 0-66 0-119 49-119 112 0 62 53 110 119 110 20 0 40 0 60 0 7 0 15 0 15-8 0-7-8-7-15-7-20 0-40 0-60 0-54 0-99-35-104-87 55 0 109 0 164 0z"><text:p/></draw:path><draw:path draw:style-name="gr3" draw:text-style-name="P6" svg:width="0.1035in" svg:height="0.1024in" svg:x="0.9386in" svg:y="0.0055in" svg:viewBox="0 0 264 261" svg:d="M224 30c0-14 1-18 31-18 3 0 6 0 9 0 0-4 0-8 0-12-88 0-176 0-264 0 0 4 0 8 0 12 3 0 7 0 10 0 30 0 30 4 30 18 0 67 0 134 0 201 0 13 0 18-30 18-3 0-7 0-10 0 0 4 0 8 0 12 13-1 42-1 57-1 14 0 44 0 57 1 0-4 0-8 0-12-3 0-6 0-10 0-29 0-29-5-29-18 0-73 0-146 0-219 38 0 77 0 115 0 0 73 0 146 0 219 0 13-1 18-31 18-3 0-5 0-8 0 0 4 0 8 0 12 13-1 40-1 56-1 14 0 44 0 57 1 0-4 0-8 0-12-3 0-6 0-9 0-30 0-31-5-31-18 0-67 0-134 0-201z"><text:p/></draw:path><draw:path draw:style-name="gr3" draw:text-style-name="P6" svg:width="0.0386in" svg:height="0.0701in" svg:x="1.0591in" svg:y="0.061in" svg:viewBox="0 0 99 179" svg:d="M62 8c0-8-2-8-9-8-18 17-42 18-53 18 0 3 0 5 0 8 7 0 24 0 40-7 0 46 0 92 0 138 0 9 0 12-28 12-3 0-7 0-10 0 0 4 0 7 0 10 5-1 38-1 47-1s43 0 50 1c0-3 0-6 0-10-3 0-8 0-11 0-26 0-26-3-26-12 0-50 0-100 0-149z"><text:p/></draw:path><draw:path draw:style-name="gr3" draw:text-style-name="P6" svg:width="0.0173in" svg:height="0.0453in" svg:x="1.1287in" svg:y="0.0929in" svg:viewBox="0 0 45 116" svg:d="M45 41c0-26-10-41-24-41-13 0-21 10-21 21 0 10 8 20 21 20 4 0 9-1 13-5 1-1 1-1 2-1 0 2 0 0 0 6 0 28-13 51-25 64-4 4-4 5-4 6 0 2 1 5 3 5 4 0 35-30 35-75z"><text:p/></draw:path><draw:path draw:style-name="gr3" draw:text-style-name="P6" svg:width="0.0819in" svg:height="0.0669in" svg:x="1.1874in" svg:y="0.0433in" svg:viewBox="0 0 209 171" svg:d="M92 22c15 0 30 0 44 0-13 57-16 74-16 100 0 6 0 17 3 29 3 17 8 20 14 20 8 0 16-7 16-15 0-2 0-3-2-9-11-27-11-52-11-63 0-20 2-41 6-62 15 0 30 0 44 0 6 0 19 0 19-12 0-10-8-10-15-10-43 0-87 0-130 0-8 0-23 0-40 19-13 14-24 32-24 34 2 1 0 4 5 4 4 0 4-2 6-5 20-30 42-30 49-30 8 0 15 0 22 0-12 47-33 94-49 129-3 5-3 6-3 10 0 6 6 10 11 10 12 0 15-11 19-26 6-17 6-18 10-37 8-29 15-57 22-86z"><text:p/></draw:path><draw:path draw:style-name="gr3" draw:text-style-name="P6" svg:width="0.0469in" svg:height="0.0701in" svg:x="1.2772in" svg:y="0.061in" svg:viewBox="0 0 120 179" svg:d="M120 130c-3 0-7 0-10 0-1 5-3 22-7 24-2 2-23 2-27 2-17 0-33 0-50 0 29-25 39-33 54-45 21-16 40-33 40-58 0-33-30-53-64-53s-56 23-56 48c0 14 11 15 14 15 7 0 15-5 15-15 0-4-3-14-17-14 9-19 28-24 40-24 27 0 41 21 41 43 0 23-17 42-25 51-22 21-44 42-66 64-2 2-2 4-2 11 37 0 74 0 111 0 3-16 6-33 9-49z"><text:p/></draw:path><draw:path draw:style-name="gr3" draw:text-style-name="P6" svg:width="0.0752in" svg:height="0.087in" svg:x="1.3929in" svg:y="0.0283in" svg:viewBox="0 0 192 222" svg:d="M179 120c7 0 13 0 13-8s-6-8-13-8c-55 0-109 0-164 0 5-51 50-89 104-89 20 0 40 0 60 0 7 0 13 0 13-7 0-8-6-8-13-8-20 0-40 0-60 0-66 0-119 49-119 112 0 62 53 110 119 110 20 0 40 0 60 0 7 0 13 0 13-8 0-7-6-7-13-7-20 0-40 0-60 0-54 0-99-35-104-87 55 0 109 0 164 0z"><text:p/></draw:path><draw:path draw:style-name="gr3" draw:text-style-name="P6" svg:width="0.1035in" svg:height="0.1024in" svg:x="1.5291in" svg:y="0.0055in" svg:viewBox="0 0 264 261" svg:d="M224 30c0-14 1-18 31-18 3 0 6 0 9 0 0-4 0-8 0-12-88 0-176 0-264 0 0 4 0 8 0 12 3 0 5 0 9 0 31 0 31 4 31 18 0 67 0 134 0 201 0 13 0 18-31 18-4 0-6 0-9 0 0 4 0 8 0 12 13-1 42-1 57-1 14 0 43 0 57 1 0-4 0-8 0-12-3 0-6 0-10 0-29 0-29-5-29-18 0-73 0-146 0-219 38 0 77 0 115 0 0 73 0 146 0 219 0 13-1 18-31 18-3 0-6 0-9 0 0 4 0 8 0 12 14-1 42-1 57-1 14 0 44 0 57 1 0-4 0-8 0-12-3 0-6 0-9 0-30 0-31-5-31-18 0-67 0-134 0-201z"><text:p/></draw:path><draw:path draw:style-name="gr3" draw:text-style-name="P6" svg:width="0.0465in" svg:height="0.0701in" svg:x="1.6453in" svg:y="0.061in" svg:viewBox="0 0 119 179" svg:d="M119 130c-4 0-6 0-9 0-1 5-3 22-8 24-1 2-22 2-26 2-17 0-33 0-50 0 29-25 38-33 54-45 20-16 39-33 39-58 0-33-29-53-63-53s-56 23-56 48c0 14 11 15 14 15 6 0 15-5 15-15 0-4-3-14-17-14 9-19 26-24 40-24 27 0 40 21 40 43 0 23-16 42-25 51-22 21-43 42-65 64-2 2-2 4-2 11 37 0 74 0 111 0 2-16 6-33 8-49z"><text:p/></draw:path><draw:path draw:style-name="gr3" draw:text-style-name="P6" svg:width="0.0157in" svg:height="0.0157in" svg:x="1.7197in" svg:y="0.0929in" svg:viewBox="0 0 41 41" svg:d="M41 21c0-12-9-21-20-21-12 0-21 9-21 21 0 11 9 20 21 20 11 0 20-9 20-20z"><text:p/></draw:path><draw:path draw:style-name="gr3" draw:text-style-name="P6" svg:width="0.0693in" svg:height="0.0685in" svg:x="1.7547in" svg:y="0.0429in" svg:viewBox="0 0 177 175" svg:d="M129 25c-7-14-18-25-36-25-45 0-93 57-93 113 0 37 22 62 52 62 7 0 27-1 50-29 4 16 17 29 35 29 14 0 22-9 29-21 7-14 11-37 11-38 0-4-3-4-4-4-4 0-5 1-6 7-6 25-13 47-30 47-9 0-11-10-11-17 0-9 2-11 5-29 4-15 5-20 9-34 4-19 10-36 14-54 2-11 2-12 2-13 0-7-4-11-11-11-9 0-15 9-16 17zM104 124c-2 8-2 8-8 15-17 22-32 27-43 27-20 0-26-21-26-36 0-19 14-66 22-84 13-23 29-37 44-37 26 0 31 32 31 34s-1 4-1 6c-6 25-12 50-19 75z"><text:p/></draw:path><draw:path draw:style-name="gr3" draw:text-style-name="P6" svg:width="0.076in" svg:height="0.087in" svg:x="1.8843in" svg:y="0.0283in" svg:viewBox="0 0 194 222" svg:d="M179 120c7 0 15 0 15-8s-8-8-15-8c-55 0-109 0-164 0 5-51 50-89 104-89 20 0 40 0 60 0 7 0 15 0 15-7 0-8-8-8-15-8-20 0-40 0-60 0-66 0-119 49-119 112 0 62 53 110 119 110 20 0 40 0 60 0 7 0 15 0 15-8 0-7-8-7-15-7-20 0-40 0-60 0-54 0-99-35-104-87 55 0 109 0 164 0z"><text:p/></draw:path><draw:path draw:style-name="gr3" draw:text-style-name="P6" svg:width="0.0819in" svg:height="0.0669in" svg:x="2.0193in" svg:y="0.0433in" svg:viewBox="0 0 209 171" svg:d="M92 22c15 0 29 0 43 0-12 57-15 74-15 100 0 6 0 17 2 29 4 17 9 20 14 20 8 0 16-7 16-15 0-2 0-3-2-9-11-27-11-52-11-63 0-20 3-41 7-62 15 0 30 0 44 0 5 0 19 0 19-12 0-10-9-10-15-10-43 0-87 0-130 0-9 0-23 0-41 19-13 14-23 32-23 34 1 1 0 4 4 4s5-2 7-5c19-30 41-30 49-30s15 0 22 0c-13 47-34 94-49 129-3 5-3 6-3 10 0 6 5 10 11 10 11 0 14-11 19-26 5-17 5-18 10-37 8-29 15-57 22-86z"><text:p/></draw:path><draw:path draw:style-name="gr3" draw:text-style-name="P6" svg:width="0.0382in" svg:height="0.0701in" svg:x="2.1138in" svg:y="0.061in" svg:viewBox="0 0 98 179" svg:d="M60 8c0-8 0-8-7-8-18 17-42 18-53 18 0 3 0 5 0 8 7 0 24 0 38-7 0 46 0 92 0 138 0 9 0 12-26 12-3 0-8 0-11 0 0 4 0 7 0 10 6-1 39-1 48-1s43 0 49 1c0-3 0-6 0-10-3 0-7 0-10 0-28 0-28-3-28-12 0-50 0-100 0-149z"><text:p/></draw:path><draw:path draw:style-name="gr3" draw:text-style-name="P6" svg:width="0.0839in" svg:height="0.0933in" svg:x="2.2122in" svg:y="0.0193in" svg:viewBox="0 0 214 238" svg:d="M117 8c-4-7-6-8-9-8-6 0-7 2-9 8-32 71-65 143-97 214-2 5-2 6-2 8 0 4 3 8 8 8 2 0 5-2 8-8 31-67 61-135 92-204 29 69 60 137 90 204 3 8 8 8 9 8 4 0 7-4 7-8 0-1 0-2-2-7-32-71-64-144-95-215z"><text:p/></draw:path><draw:path draw:style-name="gr3" draw:text-style-name="P6" svg:width="0.0693in" svg:height="0.0685in" svg:x="2.3453in" svg:y="0.0429in" svg:viewBox="0 0 177 175" svg:d="M129 25c-7-14-18-25-36-25-45 0-93 57-93 113 0 37 21 62 52 62 7 0 26-1 49-29 3 16 18 29 35 29 15 0 23-9 29-21 7-14 12-37 12-38 0-4-3-4-4-4-5 0-5 1-6 7-6 25-13 47-30 47-9 0-11-10-11-17 0-9 0-11 5-29 4-15 5-20 9-34 4-19 10-36 14-54 2-11 2-12 2-13 0-7-4-11-11-11-10 0-15 9-16 17zM103 124c-2 8-2 8-7 15-17 22-33 27-44 27-19 0-25-21-25-36 0-19 13-66 21-84 12-23 30-37 45-37 26 0 31 32 31 34s-1 4-1 6c-6 25-13 50-20 75z"><text:p/></draw:path><draw:path draw:style-name="gr3" draw:text-style-name="P6" svg:width="0.0752in" svg:height="0.087in" svg:x="2.4748in" svg:y="0.0283in" svg:viewBox="0 0 192 222" svg:d="M179 120c7 0 13 0 13-8s-6-8-13-8c-55 0-109 0-164 0 5-51 50-89 104-89 20 0 40 0 60 0 7 0 13 0 13-7 0-8-6-8-13-8-21 0-40 0-61 0-66 0-118 49-118 112 0 62 52 110 118 110 21 0 40 0 61 0 7 0 13 0 13-8 0-7-6-7-13-7-20 0-40 0-60 0-54 0-99-35-104-87 55 0 109 0 164 0z"><text:p/></draw:path><draw:path draw:style-name="gr3" draw:text-style-name="P6" svg:width="0.0815in" svg:height="0.0669in" svg:x="2.6098in" svg:y="0.0433in" svg:viewBox="0 0 208 171" svg:d="M91 22c15 0 30 0 44 0-13 57-16 74-16 100 0 6 0 17 3 29 4 17 8 20 14 20 8 0 16-7 16-15 0-2 0-3-2-9-11-27-11-52-11-63 0-20 2-41 6-62 14 0 30 0 44 0 6 0 19 0 19-12 0-10-8-10-16-10-42 0-85 0-128 0-9 0-23 0-41 19-13 14-23 32-23 34 1 1 0 4 4 4s4-2 7-5c19-30 41-30 48-30 8 0 15 0 22 0-12 47-33 94-49 129-3 5-3 6-3 10 0 6 6 10 12 10 11 0 14-11 18-26 6-17 6-18 11-37 7-29 15-57 21-86z"><text:p/></draw:path><draw:path draw:style-name="gr3" draw:text-style-name="P6" svg:width="0.0469in" svg:height="0.0701in" svg:x="2.6992in" svg:y="0.061in" svg:viewBox="0 0 120 179" svg:d="M120 130c-3 0-7 0-10 0 0 5-3 22-7 24-2 2-23 2-26 2-17 0-34 0-51 0 29-25 39-33 55-45 20-16 39-33 39-58 0-33-29-53-64-53-33 0-56 23-56 48 0 14 12 15 14 15 7 0 15-5 15-15 0-4-3-14-16-14 8-19 27-24 40-24 26 0 40 21 40 43 0 23-16 42-25 51-22 21-43 42-65 64-3 2-3 4-3 11 37 0 74 0 111 0 3-16 6-33 9-49z"><text:p/></draw:path></draw:g></text:span><text:span text:style-name="T28">. ידוע </text:span><text:span text:style-name="T28"><draw:g text:anchor-type="as-char" svg:y="-0.1134in" draw:z-index="173" draw:name="Shape187" draw:style-name="gr1"><svg:title>TexMaths</svg:title><svg:desc>11§display§\Pi_2 \subseteq \ps(A)§svg§600§FALSE§</svg:desc><draw:path draw:style-name="gr2" draw:text-style-name="P5" svg:width="0.7043in" svg:height="0.1354in" svg:x="0.0031in" svg:y="0.0071in" svg:viewBox="0 0 1790 345" svg:d="M0 0c596 0 1194 0 1790 0 0 115 0 230 0 345-596 0-1194 0-1790 0 0-115 0-230 0-345z"><text:p/></draw:path><draw:path draw:style-name="gr3" draw:text-style-name="P6" svg:width="0.1031in" svg:height="0.1028in" svg:x="0.0004in" svg:y="0.0098in" svg:viewBox="0 0 263 262" svg:d="M223 31c0-14 1-19 31-19 4 0 6 0 9 0 0-4 0-8 0-12-88 0-175 0-263 0 0 4 0 8 0 12 3 0 6 0 9 0 30 0 31 5 31 19 0 67 0 134 0 200 0 15-1 19-31 19-3 0-6 0-9 0 0 4 0 9 0 12 13-2 41-2 56-2 14 0 44 0 57 2 0-3 0-8 0-12-3 0-5 0-8 0-30 0-31-4-31-19 0-72 0-146 0-219 38 0 77 0 115 0 0 73 0 147 0 219 0 15-1 19-31 19-3 0-5 0-8 0 0 4 0 9 0 12 13-2 40-2 56-2 14 0 44 0 57 2 0-3 0-8 0-12-3 0-5 0-9 0-30 0-31-4-31-19 0-66 0-133 0-200z"><text:p/></draw:path><draw:path draw:style-name="gr3" draw:text-style-name="P6" svg:width="0.0469in" svg:height="0.0701in" svg:x="0.1161in" svg:y="0.0661in" svg:viewBox="0 0 120 179" svg:d="M120 130c-3 0-7 0-10 0-1 7-3 22-7 25-2 1-23 1-27 1-17 0-33 0-50 0 29-25 39-32 54-45 21-15 40-33 40-58 0-33-29-53-64-53-33 0-56 24-56 48 0 15 11 16 14 16 7 0 15-5 15-14 0-6-3-15-17-15 9-18 28-25 40-25 27 0 42 21 42 43 0 23-18 42-26 52-22 21-44 41-66 63-2 4-2 4-2 11 37 0 74 0 111 0 3-16 6-33 9-49z"><text:p/></draw:path><draw:path draw:style-name="gr3" draw:text-style-name="P6" svg:width="0.0921in" svg:height="0.1161in" svg:x="0.2327in" svg:y="0.0161in" svg:viewBox="0 0 235 296" svg:d="M222 15c7 0 13 0 13-7 0-8-6-8-13-8-34 0-69 0-103 0-67 0-119 51-119 111 0 62 53 111 119 111 34 0 69 0 103 0 7 0 13 0 13-7 0-8-6-8-13-8-34 0-69 0-103 0-61 0-104-44-104-96s44-96 104-96c34 0 69 0 103 0zM21 281c-7 0-13 0-13 7 0 8 6 8 13 8 67 0 134 0 201 0 7 0 13 0 13-8 0-7-6-7-13-7-67 0-134 0-201 0z"><text:p/></draw:path><draw:path draw:style-name="gr3" draw:text-style-name="P6" svg:width="0.1079in" svg:height="0.1106in" svg:x="0.3835in" svg:y="0.0098in" svg:viewBox="0 0 275 282" svg:d="M127 0c-55 0-97 26-113 45-13 16-14 27-14 28 0 2 1 2 3 2 7 0 16-6 19-7 8-5 9-7 11-15 6-16 17-29 65-31-7 86-30 171-63 250-2 5-2 7-2 8s1 2 4 2c6 0 25-9 29-19 20-47 52-134 64-241 6 0 13 0 20 0 47 0 92 18 92 56 0 29-27 83-103 85-8 1-12 1-23 8-7 4-10 8-10 11s2 3 7 3c71 0 162-59 162-123 0-44-53-62-97-62-17 0-34 0-51 0z"><text:p/></draw:path><draw:path draw:style-name="gr3" draw:text-style-name="P6" svg:width="0.035in" svg:height="0.1508in" svg:x="0.5134in" svg:y="0in" svg:viewBox="0 0 90 384" svg:d="M90 380c0-1 0-1-6-8-49-48-61-121-61-179 0-67 14-135 62-183 5-4 5-4 5-7 0-2-2-3-4-3-3 0-39 26-62 75-20 43-24 86-24 118 0 28 4 76 25 119 25 47 58 72 61 72 2 0 4-1 4-4z"><text:p/></draw:path><draw:path draw:style-name="gr3" draw:text-style-name="P6" svg:width="0.1039in" svg:height="0.1079in" svg:x="0.563in" svg:y="0.0043in" svg:viewBox="0 0 265 275" svg:d="M56 230c-15 27-31 32-47 33-5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9 85 13 128-29 0-59 0-89 0z"><text:p/></draw:path><draw:path draw:style-name="gr3" draw:text-style-name="P6" svg:width="0.0346in" svg:height="0.1508in" svg:x="0.6807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28">, לפי הגדרה, ולכן </text:span><text:span text:style-name="T28"><draw:g text:anchor-type="as-char" svg:y="-0.1134in" draw:z-index="174" draw:name="Shape188" draw:style-name="gr1"><svg:title>TexMaths</svg:title><svg:desc>11§display§\pi \in \ps(A)§svg§600§FALSE§</svg:desc><draw:path draw:style-name="gr2" draw:text-style-name="P5" svg:width="0.5976in" svg:height="0.1358in" svg:x="0.0039in" svg:y="0.0071in" svg:viewBox="0 0 1519 346" svg:d="M760 346c-254 0-507 0-760 0 0-116 0-230 0-346 506 0 1012 0 1519 0 0 116 0 230 0 346-254 0-507 0-759 0z"><text:p/></draw:path><draw:path draw:style-name="gr3" draw:text-style-name="P6" svg:width="0.0815in" svg:height="0.0669in" svg:x="0.0004in" svg:y="0.048in" svg:viewBox="0 0 208 171" svg:d="M91 22c15 0 30 0 44 0-13 57-16 74-16 100 0 6 0 17 3 29 5 17 8 20 14 20 8 0 16-7 16-15 0-2 0-3-2-8-11-28-11-53-11-64 0-20 2-41 6-62 15 0 30 0 44 0 6 0 19 0 19-13 0-9-8-9-15-9-43 0-86 0-129 0-9 0-23 0-41 19-13 14-23 32-23 34 1 1 0 4 4 4s4-2 7-5c19-30 41-30 48-30 8 0 15 0 22 0-12 47-33 94-49 129-3 5-3 6-3 10 0 6 6 10 12 10 11 0 14-11 18-26 6-17 6-18 11-37 7-29 15-57 21-86z"><text:p/></draw:path><draw:path draw:style-name="gr3" draw:text-style-name="P6" svg:width="0.0756in" svg:height="0.087in" svg:x="0.1433in" svg:y="0.0307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3" draw:text-style-name="P6" svg:width="0.1079in" svg:height="0.1106in" svg:x="0.2776in" svg:y="0.0098in" svg:viewBox="0 0 275 282" svg:d="M125 0c-53 0-95 26-111 44-13 15-14 26-14 28s1 3 3 3c7 0 16-6 19-8 8-5 9-8 11-15 6-16 17-29 65-31-7 87-30 172-63 251-2 5-1 4-2 7 0 1 1 3 4 3 6 0 25-9 29-19 20-47 52-135 64-242 6 0 13 0 20 0 47 0 92 18 92 57 0 29-29 83-103 85-8 0-12 0-23 8-7 4-10 8-10 11 0 2 2 2 7 2 71 0 162-60 162-123 0-44-53-61-98-61-17 0-34 0-52 0z"><text:p/></draw:path><draw:path draw:style-name="gr3" draw:text-style-name="P6" svg:width="0.035in" svg:height="0.1512in" svg:x="0.4071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1039in" svg:height="0.1079in" svg:x="0.4567in" svg:y="0.0043in" svg:viewBox="0 0 265 275" svg:d="M56 231c-15 26-31 31-47 32-6 1-9 1-9 8 0 2 2 4 6 4 9 0 22-1 33-1 13 0 26 1 38 1 2 0 8 0 8-7 0-4-4-5-7-5-9 0-17-3-17-13 0-4 2-9 5-14 10-17 19-32 29-49 32 0 65 0 96 0 2 9 7 60 7 64 0 11-20 12-27 12-6 0-10 0-10 8 0 4 3 3 5 4 17 0 33-1 49-1 9 0 34 1 44 1 2 0 6 0 6-7 0-5-3-5-9-5-24 0-24-2-25-13-8-79-15-160-23-240-1-8-1-10-8-10-6 0-7 3-10 7-45 74-89 149-134 224zM102 175c26-43 51-85 76-127 5 42 8 84 12 127-29 0-58 0-88 0z"><text:p/></draw:path><draw:path draw:style-name="gr3" draw:text-style-name="P6" svg:width="0.035in" svg:height="0.1512in" svg:x="0.574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28"><text:s/>וסה"כ </text:span><text:span text:style-name="T28"><draw:g text:anchor-type="as-char" svg:y="-0.1075in" draw:z-index="175" draw:name="Shape189" draw:style-name="gr1"><svg:title>TexMaths</svg:title><svg:desc>11§display§a_1 \in A§svg§600§FALSE§</svg:desc><draw:path draw:style-name="gr2" draw:text-style-name="P5" svg:width="0.4276in" svg:height="0.115in" svg:x="0.0016in" svg:y="0.0075in" svg:viewBox="0 0 1087 293" svg:d="M0 0c363 0 725 0 1087 0 0 98 0 196 0 293-362 0-724 0-1087 0 0-97 0-195 0-293z"><text:p/></draw:path><draw:path draw:style-name="gr3" draw:text-style-name="P6" svg:width="0.0693in" svg:height="0.0681in" svg:x="0in" svg:y="0.0429in" svg:viewBox="0 0 177 174" svg:d="M129 24c-7-14-19-24-36-24-45 0-93 56-93 112 0 36 21 62 52 62 7 0 26-1 49-29 3 17 17 29 35 29 15 0 23-9 29-21 7-13 12-38 12-39 0-3-3-3-4-3-5 0-5 1-6 7-6 25-14 48-30 48-9 0-12-10-12-18s1-12 6-28c4-17 5-21 9-35 4-18 8-37 13-54 3-11 3-11 3-13 0-7-4-10-11-10-10 0-15 8-16 16zM103 124c-2 7-2 8-7 14-17 21-33 28-44 28-19 0-25-22-25-36 0-20 13-67 21-85 12-22 30-36 45-36 26 0 31 31 31 33s-1 5-1 6c-6 26-13 51-20 76z"><text:p/></draw:path><draw:path draw:style-name="gr3" draw:text-style-name="P6" svg:width="0.0386in" svg:height="0.0701in" svg:x="0.0858in" svg:y="0.0602in" svg:viewBox="0 0 99 179" svg:d="M62 8c0-7-2-8-9-8-17 18-42 18-53 18 0 3 0 6 0 9 7 0 24 0 40-7 0 46 0 91 0 137 0 9 0 12-28 12-3 0-7 0-10 0 0 4 0 7 0 10 5 0 39-1 49-1 7 0 41 1 48 1 0-3 0-6 0-10-3 0-8 0-11 0-26 0-26-3-26-12 0-49 0-100 0-149z"><text:p/></draw:path><draw:path draw:style-name="gr3" draw:text-style-name="P6" svg:width="0.0752in" svg:height="0.0874in" svg:x="0.1972in" svg:y="0.0283in" svg:viewBox="0 0 192 223" svg:d="M179 119c7 0 13 0 13-8s-6-8-13-8c-55 0-109 0-164 0 5-51 50-88 104-88 20 0 40 0 60 0 7 0 13 0 13-7 0-8-6-8-13-8-21 0-40 0-61 0-66 0-118 49-118 111s52 112 118 112c21 0 40 0 61 0 7 0 13 0 13-8 0-7-6-7-13-7-20 0-40 0-60 0-54 0-99-38-104-89 55 0 109 0 164 0z"><text:p/></draw:path><draw:path draw:style-name="gr3" draw:text-style-name="P6" svg:width="0.1039in" svg:height="0.1083in" svg:x="0.3335in" svg:y="0in" svg:viewBox="0 0 265 276" svg:d="M56 231c-15 26-31 32-47 33-6 0-9 0-9 7 0 3 2 5 5 5 10 0 22-2 33-2 14 0 27 2 39 2 2 0 8 0 8-8 0-4-4-4-7-4-9-1-18-5-18-15 0-4 3-8 6-14 10-16 19-32 29-48 31 0 64 0 96 0 1 7 7 60 7 64 0 12-20 13-28 13-5 0-9 0-9 7 0 5 4 5 5 5 17 0 33-2 48-2 10 0 34 2 44 2 3 0 7 0 7-8 0-4-4-4-9-4-24 0-24-4-25-15-8-80-16-160-23-240-1-8-1-9-8-9-6 0-8 2-10 7-45 74-89 149-134 224zM102 175c26-43 51-85 76-128 5 43 8 85 12 128-29 0-58 0-88 0z"><text:p/></draw:path></draw:g></text:span><text:span text:style-name="T28">, כלומר קיים </text:span><text:span text:style-name="T28"><draw:g text:anchor-type="as-char" svg:y="-0.1028in" draw:z-index="176" draw:name="Shape190" draw:style-name="gr1"><svg:title>TexMaths</svg:title><svg:desc>11§display§\pi_1 \in \Pi_1§svg§600§FALSE§</svg:desc><draw:path draw:style-name="gr2" draw:text-style-name="P5" svg:width="0.4894in" svg:height="0.1094in" svg:x="0.0039in" svg:y="0.0083in" svg:viewBox="0 0 1244 279" svg:d="M623 279c-208 0-415 0-623 0 0-94 0-186 0-279 415 0 829 0 1244 0 0 93 0 185 0 279-207 0-414 0-621 0z"><text:p/></draw:path><draw:path draw:style-name="gr3" draw:text-style-name="P6" svg:width="0.0815in" svg:height="0.0665in" svg:x="0.0004in" svg:y="0.0382in" svg:viewBox="0 0 208 170" svg:d="M91 23c15 0 30 0 44 0-13 57-16 74-16 99 0 5 0 16 3 29 5 17 8 19 14 19 8 0 16-6 16-14 0-2 0-3-2-9-11-27-11-53-11-64 0-19 2-40 6-60 15 0 30 0 44 0 6 0 19 0 19-13 0-10-8-10-15-10-43 0-86 0-129 0-9 0-23 0-41 19-13 14-23 33-23 34s0 4 4 4 4-2 7-4c19-30 41-30 48-30 8 0 15 0 22 0-12 46-33 92-49 127-3 7-3 7-3 10 0 7 6 10 12 10 11 0 14-11 18-25 6-18 6-18 11-37 7-29 15-56 21-85z"><text:p/></draw:path><draw:path draw:style-name="gr3" draw:text-style-name="P6" svg:width="0.0386in" svg:height="0.0697in" svg:x="0.0945in" svg:y="0.0559in" svg:viewBox="0 0 99 178" svg:d="M62 8c0-8-1-8-9-8-17 18-42 18-53 18 0 3 0 6 0 9 7 0 24 0 40-7 0 45 0 91 0 137 0 9 0 12-28 12-3 0-6 0-10 0 0 3 0 6 0 9 5 0 39-1 49-1 7 0 41 1 48 1 0-3 0-6 0-9-3 0-8 0-11 0-26 0-26-3-26-12 0-51 0-100 0-149z"><text:p/></draw:path><draw:path draw:style-name="gr3" draw:text-style-name="P6" svg:width="0.0756in" svg:height="0.087in" svg:x="0.2063in" svg:y="0.0217in" svg:viewBox="0 0 193 222" svg:d="M179 120c7 0 14 0 14-8s-7-8-14-8c-55 0-109 0-164 0 5-51 50-89 104-89 20 0 41 0 60 0 7 0 14 0 14-7 0-8-7-8-14-8-20 0-40 0-61 0-66 0-118 50-118 112 0 61 52 110 118 110 21 0 41 0 61 0 7 0 14 0 14-8s-7-8-14-8c-19 0-40 0-60 0-54 0-99-35-104-86 55 0 109 0 164 0z"><text:p/></draw:path><draw:path draw:style-name="gr3" draw:text-style-name="P6" svg:width="0.1035in" svg:height="0.102in" svg:x="0.3421in" svg:y="0.0004in" svg:viewBox="0 0 264 260" svg:d="M223 30c0-14 2-18 31-18 4 0 7 0 10 0 0-4 0-8 0-12-88 0-176 0-264 0 0 4 0 8 0 12 3 0 6 0 9 0 30 0 31 4 31 18 0 67 0 134 0 200 0 15-1 18-31 18-3 0-6 0-9 0 0 4 0 9 0 12 13-1 41-1 56-1 14 0 44 0 57 1 0-3 0-8 0-12-3 0-5 0-8 0-30 0-31-3-31-18 0-72 0-145 0-218 38 0 77 0 115 0 0 73 0 146 0 218 0 15-1 18-30 18-4 0-6 0-9 0 0 4 0 9 0 12 13-1 42-1 57-1 14 0 43 0 57 1 0-3 0-8 0-12-3 0-6 0-10 0-29 0-31-3-31-18 0-66 0-133 0-200z"><text:p/></draw:path><draw:path draw:style-name="gr3" draw:text-style-name="P6" svg:width="0.0386in" svg:height="0.0697in" svg:x="0.4626in" svg:y="0.0559in" svg:viewBox="0 0 99 178" svg:d="M62 8c0-8-1-8-9-8-17 18-42 18-53 18 0 3 0 6 0 9 7 0 24 0 40-7 0 45 0 91 0 137 0 9 0 12-28 12-3 0-6 0-10 0 0 3 0 6 0 9 5 0 39-1 49-1 7 0 41 1 48 1 0-3 0-6 0-9-3 0-8 0-11 0-26 0-26-3-26-12 0-51 0-100 0-149z"><text:p/></draw:path></draw:g></text:span><text:span text:style-name="T28"><text:s/>כך ש־</text:span><text:span text:style-name="T28"><draw:g text:anchor-type="as-char" svg:y="-0.0811in" draw:z-index="177" draw:name="Shape191" draw:style-name="gr1"><svg:title>TexMaths</svg:title><svg:desc>11§display§a_1 \in \pi_1§svg§600§FALSE§</svg:desc><draw:path draw:style-name="gr2" draw:text-style-name="P5" svg:width="0.4547in" svg:height="0.0886in" svg:x="0.0024in" svg:y="0.0079in" svg:viewBox="0 0 1156 226" svg:d="M578 226c-193 0-386 0-578 0 0-75 0-151 0-226 386 0 770 0 1156 0 0 75 0 151 0 226-192 0-386 0-578 0z"><text:p/></draw:path><draw:path draw:style-name="gr3" draw:text-style-name="P6" svg:width="0.0693in" svg:height="0.0677in" svg:x="0.0004in" svg:y="0.0165in" svg:viewBox="0 0 177 173" svg:d="M129 24c-7-14-18-24-36-24-45 0-93 56-93 112 0 36 22 61 52 61 7 0 27-1 50-27 2 15 17 27 35 27 14 0 22-9 29-21 5-13 11-36 11-37 0-4-3-4-5-4-4 0-4 1-5 7-7 25-13 46-30 46-10 0-11-10-11-16 0-8 0-11 5-29 4-15 5-20 9-34 4-19 9-36 14-54 2-11 2-12 2-13 0-7-4-10-11-10-10 0-15 7-16 16zM103 125c-1 6-1 7-7 14-17 20-33 25-43 25-20 0-26-20-26-34 0-20 13-67 21-85 12-23 30-37 45-37 26 0 31 32 31 34s-1 4-1 7c-7 25-13 50-20 76z"><text:p/></draw:path><draw:path draw:style-name="gr3" draw:text-style-name="P6" svg:width="0.0382in" svg:height="0.0701in" svg:x="0.0866in" svg:y="0.0343in" svg:viewBox="0 0 98 179" svg:d="M60 8c0-8 0-8-7-8-18 17-42 18-53 18 0 3 0 6 0 10 5 0 24 0 38-8 0 45 0 91 0 137 0 8 0 12-26 12-3 0-8 0-11 0 0 3 0 6 0 10 6 0 39-1 48-1s43 1 49 1c0-4 0-7 0-10-4 0-7 0-10 0-28 0-28-4-28-12 0-50 0-100 0-149z"><text:p/></draw:path><draw:path draw:style-name="gr3" draw:text-style-name="P6" svg:width="0.0756in" svg:height="0.0874in" svg:x="0.1976in" svg:y="0in" svg:viewBox="0 0 193 223" svg:d="M179 120c7 0 14 0 14-7 0-8-7-8-14-8-55 0-109 0-164 0 6-52 50-90 104-90 19 0 40 0 60 0 7 0 14 0 14-7 0-8-7-8-14-8-20 0-41 0-60 0-66 0-119 51-119 113 0 60 53 110 119 110 19 0 40 0 60 0 7 0 14 0 14-8s-7-8-14-8c-20 0-41 0-60 0-54 0-98-36-104-87 55 0 109 0 164 0z"><text:p/></draw:path><draw:path draw:style-name="gr3" draw:text-style-name="P6" svg:width="0.0815in" svg:height="0.0665in" svg:x="0.3323in" svg:y="0.0169in" svg:viewBox="0 0 208 170" svg:d="M91 23c14 0 30 0 44 0-12 56-16 74-16 99 0 6 0 17 3 29 4 17 9 19 14 19 8 0 16-7 16-14 0-3 0-4-3-8-11-28-11-53-11-64 0-20 3-41 7-61 14 0 30 0 44 0 5 0 19 0 19-13 0-10-8-10-16-10-43 0-85 0-128 0-9 0-23 0-41 19-13 14-23 33-23 34s0 4 4 4 5-2 7-4c19-30 41-30 48-30 8 0 15 0 22 0-12 46-33 93-49 127-2 7-2 7-2 10 0 7 5 10 11 10 11 0 14-11 18-24 6-18 6-18 11-38 7-29 15-57 21-85z"><text:p/></draw:path><draw:path draw:style-name="gr3" draw:text-style-name="P6" svg:width="0.0386in" svg:height="0.0701in" svg:x="0.426in" svg:y="0.0343in" svg:viewBox="0 0 99 179" svg:d="M62 8c0-8-2-8-9-8-17 17-42 18-53 18 0 3 0 6 0 10 7 0 24 0 40-8 0 45 0 91 0 137 0 8 0 12-28 12-3 0-7 0-10 0 0 3 0 6 0 10 5 0 39-1 49-1 7 0 41 1 48 1 0-4 0-7 0-10-3 0-8 0-11 0-26 0-26-4-26-12 0-50 0-100 0-149z"><text:p/></draw:path></draw:g></text:span><text:span text:style-name="T28">. משום ש־</text:span><text:span text:style-name="T28"><draw:g text:anchor-type="as-char" svg:y="-0.1028in" draw:z-index="178" draw:name="Shape192" draw:style-name="gr1"><svg:title>TexMaths</svg:title><svg:desc>11§display§\Pi_1 \subseteq \Pi_2§svg§600§FALSE§</svg:desc><draw:path draw:style-name="gr2" draw:text-style-name="P5" svg:width="0.5362in" svg:height="0.1094in" svg:x="0.0031in" svg:y="0.0083in" svg:viewBox="0 0 1363 279" svg:d="M683 279c-228 0-455 0-683 0 0-94 0-186 0-279 454 0 909 0 1363 0 0 93 0 185 0 279-226 0-454 0-680 0z"><text:p/></draw:path><draw:path draw:style-name="gr3" draw:text-style-name="P6" svg:width="0.1035in" svg:height="0.102in" svg:x="0.0004in" svg:y="0.0004in" svg:viewBox="0 0 264 260" svg:d="M223 30c0-14 1-18 31-18 3 0 7 0 10 0 0-4 0-8 0-12-88 0-176 0-264 0 0 4 0 8 0 12 3 0 5 0 9 0 29 0 31 4 31 18 0 67 0 134 0 200 0 15-2 18-31 18-4 0-6 0-9 0 0 4 0 9 0 12 13-1 41-1 56-1 14 0 44 0 57 1 0-3 0-8 0-12-3 0-5 0-9 0-29 0-30-3-30-18 0-72 0-145 0-218 38 0 77 0 115 0 0 73 0 146 0 218 0 15 0 18-31 18-3 0-5 0-9 0 0 4 0 9 0 12 14-1 42-1 58-1 14 0 43 0 57 1 0-3 0-8 0-12-3 0-7 0-10 0-30 0-31-3-31-18 0-66 0-133 0-200z"><text:p/></draw:path><draw:path draw:style-name="gr3" draw:text-style-name="P6" svg:width="0.0386in" svg:height="0.0697in" svg:x="0.1209in" svg:y="0.0559in" svg:viewBox="0 0 99 178" svg:d="M62 8c0-8-2-8-8-8-18 18-43 18-54 18 0 3 0 6 0 9 7 0 24 0 40-7 0 45 0 91 0 137 0 9 0 12-28 12-3 0-7 0-10 0 0 3 0 6 0 9 6 0 39-1 49-1 7 0 41 1 48 1 0-3 0-6 0-9-3 0-7 0-10 0-27 0-27-3-27-12 0-51 0-100 0-149z"><text:p/></draw:path><draw:path draw:style-name="gr3" draw:text-style-name="P6" svg:width="0.0921in" svg:height="0.1157in" svg:x="0.2323in" svg:y="0.0075in" svg:viewBox="0 0 235 295" svg:d="M222 15c7 0 13 0 13-7 0-8-6-8-13-8-34 0-69 0-103 0-67 0-119 49-119 111 0 61 53 110 119 110 34 0 69 0 103 0 7 0 13 0 13-8s-6-8-13-8c-34 0-69 0-103 0-61 0-104-44-104-94 0-52 44-96 104-96 34 0 69 0 103 0zM21 280c-7 0-13 0-13 8 0 7 6 7 13 7 67 0 134 0 201 0 7 0 13 0 13-7 0-8-6-8-13-8-67 0-134 0-201 0z"><text:p/></draw:path><draw:path draw:style-name="gr3" draw:text-style-name="P6" svg:width="0.1035in" svg:height="0.102in" svg:x="0.3846in" svg:y="0.0004in" svg:viewBox="0 0 264 260" svg:d="M224 30c0-14 0-18 30-18 3 0 7 0 10 0 0-4 0-8 0-12-88 0-176 0-264 0 0 4 0 8 0 12 3 0 5 0 9 0 29 0 31 4 31 18 0 67 0 134 0 200 0 15-2 18-31 18-4 0-6 0-9 0 0 4 0 9 0 12 13-1 41-1 56-1 14 0 44 0 57 1 0-3 0-8 0-12-3 0-5 0-9 0-29 0-30-3-30-18 0-72 0-145 0-218 38 0 77 0 115 0 0 73 0 146 0 218 0 15 0 18-30 18-3 0-6 0-10 0 0 4 0 9 0 12 14-1 42-1 58-1 14 0 43 0 57 1 0-3 0-8 0-12-3 0-7 0-10 0-30 0-30-3-30-18 0-66 0-133 0-200z"><text:p/></draw:path><draw:path draw:style-name="gr3" draw:text-style-name="P6" svg:width="0.0469in" svg:height="0.0697in" svg:x="0.5004in" svg:y="0.0559in" svg:viewBox="0 0 120 178" svg:d="M120 130c-3 0-7 0-10 0 0 6-3 21-7 25-2 1-23 1-26 1-17 0-34 0-51 0 29-25 39-33 55-45 20-17 39-33 39-58 0-33-29-53-64-53-33 0-56 23-56 48 0 13 12 16 14 16 7 0 15-6 15-15 0-5-3-14-16-14 8-20 27-25 40-25 26 0 40 21 40 43 0 23-16 41-25 51-22 21-43 42-65 64-3 2-3 3-3 10 37 0 74 0 111 0 3-16 6-32 9-48z"><text:p/></draw:path></draw:g></text:span><text:span text:style-name="T28"> אז </text:span><text:span text:style-name="T28"><draw:g text:anchor-type="as-char" svg:y="-0.1028in" draw:z-index="179" draw:name="Shape193" draw:style-name="gr1"><svg:title>TexMaths</svg:title><svg:desc>11§display§\pi_1 \in \Pi_2§svg§600§FALSE§</svg:desc><draw:path draw:style-name="gr2" draw:text-style-name="P5" svg:width="0.4921in" svg:height="0.1094in" svg:x="0.0043in" svg:y="0.0079in" svg:viewBox="0 0 1251 279" svg:d="M0 0c417 0 834 0 1251 0 0 93 0 185 0 279-417 0-834 0-1251 0 0-94 0-186 0-279z"><text:p/></draw:path><draw:path draw:style-name="gr3" draw:text-style-name="P6" svg:width="0.0819in" svg:height="0.0661in" svg:x="0.0004in" svg:y="0.0374in" svg:viewBox="0 0 209 169" svg:d="M92 23c15 0 30 0 44 0-13 57-16 74-16 99 0 5 0 16 3 29 4 16 8 18 13 18 8 0 17-7 17-13 0-2 0-3-2-9-11-27-11-53-11-64 0-19 2-40 6-60 15 0 30 0 44 0 5 0 19 0 19-13 0-10-8-10-15-10-43 0-87 0-130 0-8 0-23 0-40 19-13 14-24 33-24 34s0 4 6 4c2 0 3-2 5-4 20-30 42-30 50-30 7 0 14 0 22 0-13 46-33 92-50 127-3 7-3 7-3 10 0 6 6 9 11 9 12 0 15-10 20-24 5-18 5-18 9-37 8-29 15-56 22-85z"><text:p/></draw:path><draw:path draw:style-name="gr3" draw:text-style-name="P6" svg:width="0.0382in" svg:height="0.0697in" svg:x="0.0949in" svg:y="0.0551in" svg:viewBox="0 0 98 178" svg:d="M61 8c0-8 0-8-8-8-18 18-42 18-53 18 0 3 0 6 0 9 7 0 24 0 40-7 0 45 0 91 0 137 0 8 0 11-28 11-3 0-6 0-10 0 0 3 0 7 0 10 5 0 38-1 48-1 8 0 42 1 48 1 0-3 0-7 0-10-3 0-7 0-10 0-27 0-27-3-27-11 0-51 0-100 0-149z"><text:p/></draw:path><draw:path draw:style-name="gr3" draw:text-style-name="P6" svg:width="0.076in" svg:height="0.087in" svg:x="0.2063in" svg:y="0.0213in" svg:viewBox="0 0 194 222" svg:d="M179 120c7 0 15 0 15-8s-8-8-15-8c-54 0-109 0-162 0 4-51 48-89 103-89 20 0 40 0 59 0 7 0 15 0 15-7 0-8-8-8-15-8-19 0-40 0-60 0-66 0-119 50-119 112 0 60 53 110 119 110 20 0 41 0 60 0 7 0 15 0 15-8s-8-8-15-8c-19 0-39 0-59 0-55 0-99-36-103-86 53 0 108 0 162 0z"><text:p/></draw:path><draw:path draw:style-name="gr3" draw:text-style-name="P6" svg:width="0.1035in" svg:height="0.102in" svg:x="0.3417in" svg:y="0in" svg:viewBox="0 0 264 260" svg:d="M224 30c0-14 2-18 31-18 2 0 6 0 9 0 0-4 0-8 0-12-88 0-176 0-264 0 0 4 0 8 0 12 3 0 7 0 10 0 30 0 30 4 30 18 0 67 0 134 0 200 0 15 0 19-30 19-3 0-7 0-10 0 0 5 0 8 0 11 13-1 42-1 57-1s43 0 57 1c0-3 0-6 0-11-3 0-6 0-9 0-30 0-30-4-30-19 0-72 0-145 0-218 38 0 77 0 115 0 0 73 0 146 0 218 0 15-1 19-30 19-4 0-7 0-10 0 0 5 0 8 0 11 14-1 43-1 57-1s44 0 57 1c0-3 0-6 0-11-3 0-7 0-9 0-29 0-31-4-31-19 0-66 0-133 0-200z"><text:p/></draw:path><draw:path draw:style-name="gr3" draw:text-style-name="P6" svg:width="0.0469in" svg:height="0.0697in" svg:x="0.4575in" svg:y="0.0551in" svg:viewBox="0 0 120 178" svg:d="M120 130c-3 0-6 0-9 0-1 6-4 21-8 25-2 1-23 1-26 1-16 0-33 0-49 0 28-25 37-33 53-45 20-17 39-33 39-58 0-33-29-53-64-53-33 0-56 23-56 48 0 13 12 16 14 16 7 0 15-5 15-15 0-5-1-14-16-14 9-20 27-25 40-25 26 0 41 21 41 43 0 23-17 41-26 51-22 21-43 42-65 63-3 3-3 3-3 11 37 0 75 0 112 0 2-17 6-32 8-48z"><text:p/></draw:path></draw:g></text:span><text:span text:style-name="T28">, ולכן כחלק מהגדרת חלוקה </text:span><text:span text:style-name="T28"><draw:g text:anchor-type="as-char" svg:y="-0.0654in" draw:z-index="180" draw:name="Shape194" draw:style-name="gr1"><svg:title>TexMaths</svg:title><svg:desc>11§display§\pi_1, \pi§svg§600§FALSE§</svg:desc><draw:path draw:style-name="gr2" draw:text-style-name="P5" svg:width="0.2925in" svg:height="0.0783in" svg:x="0.0039in" svg:y="0.0071in" svg:viewBox="0 0 744 200" svg:d="M373 200c-124 0-249 0-373 0 0-66 0-133 0-200 248 0 496 0 744 0 0 67 0 134 0 200-123 0-248 0-371 0z"><text:p/></draw:path><draw:path draw:style-name="gr3" draw:text-style-name="P6" svg:width="0.0815in" svg:height="0.0661in" svg:x="0.0004in" svg:y="0.0004in" svg:viewBox="0 0 208 169" svg:d="M91 23c15 0 30 0 44 0-13 56-16 72-16 99 0 5 0 15 3 28 3 17 8 19 14 19 8 0 16-7 16-14 0-2 0-4-2-9-11-26-11-52-11-63 0-19 2-40 6-60 15 0 29 0 44 0 6 0 19 0 19-13 0-10-8-10-15-10-43 0-86 0-129 0-9 0-23 0-41 19-13 14-23 31-23 34 0 1 0 4 4 4s4-2 7-5c19-29 41-29 48-29 8 0 15 0 22 0-12 46-33 92-49 126-3 6-3 7-3 10 0 7 6 10 12 10 11 0 14-11 18-25 6-17 6-18 11-36 7-29 15-58 21-85z"><text:p/></draw:path><draw:path draw:style-name="gr3" draw:text-style-name="P6" svg:width="0.0386in" svg:height="0.0697in" svg:x="0.0945in" svg:y="0.0181in" svg:viewBox="0 0 99 178" svg:d="M62 8c0-8-1-8-9-8-17 16-42 18-53 18 0 3 0 5 0 8 7 0 24 0 40-6 0 45 0 91 0 136 0 9 0 12-28 12-3 0-6 0-10 0 0 3 0 7 0 10 5 0 38-1 49-1 7 0 41 1 48 1 0-3 0-7 0-10-3 0-8 0-11 0-26 0-26-3-26-12 0-50 0-99 0-148z"><text:p/></draw:path><draw:path draw:style-name="gr3" draw:text-style-name="P6" svg:width="0.0173in" svg:height="0.0449in" svg:x="0.1638in" svg:y="0.048in" svg:viewBox="0 0 45 115" svg:d="M45 41c0-26-10-41-24-41-13 0-21 10-21 21 0 10 8 20 21 20 4 0 9-1 13-5 1-1 1-1 2-1 0 2 0 0 0 6 0 28-14 50-26 63-4 4-3 6-3 7 0 2 1 4 3 4 4 0 35-29 35-74z"><text:p/></draw:path><draw:path draw:style-name="gr3" draw:text-style-name="P6" svg:width="0.0819in" svg:height="0.0661in" svg:x="0.2224in" svg:y="0.0004in" svg:viewBox="0 0 209 169" svg:d="M92 23c15 0 29 0 43 0-12 56-15 72-15 99 0 5 0 15 3 28 4 17 8 19 13 19 8 0 17-7 17-14 0-2 0-4-3-9-11-26-11-52-11-63 0-19 3-40 7-60 15 0 29 0 44 0 5 0 19 0 19-13 0-10-9-10-15-10-44 0-87 0-130 0-9 0-23 0-40 19-14 14-24 31-24 34 0 1 0 4 4 4s5-2 7-5c19-29 42-29 50-29 7 0 14 0 22 0-14 46-35 92-50 126-3 6-3 7-3 10 0 7 6 10 11 10 12 0 14-11 20-25 5-17 5-18 9-36 8-29 15-58 22-85z"><text:p/></draw:path></draw:g></text:span><text:span text:style-name="T28"><text:s/>קבוצות זרות, משמע </text:span><text:span text:style-name="T28"><draw:g text:anchor-type="as-char" svg:y="-0.1165in" draw:z-index="181" draw:name="Shape195" draw:style-name="gr1"><svg:title>TexMaths</svg:title><svg:desc>11§display§\pi_1 \cap \pi = \emptyset§svg§600§FALSE§</svg:desc><draw:path draw:style-name="gr2" draw:text-style-name="P5" svg:width="0.6717in" svg:height="0.1232in" svg:x="0.0043in" svg:y="0.0075in" svg:viewBox="0 0 1707 314" svg:d="M0 0c569 0 1138 0 1707 0 0 104 0 210 0 314-569 0-1138 0-1707 0 0-104 0-210 0-314z"><text:p/></draw:path><draw:path draw:style-name="gr3" draw:text-style-name="P6" svg:width="0.0819in" svg:height="0.0665in" svg:x="0.0004in" svg:y="0.052in" svg:viewBox="0 0 209 170" svg:d="M92 23c15 0 30 0 44 0-13 57-16 74-16 99 0 5 0 16 3 30 4 16 8 18 13 18 9 0 17-6 17-14 0-2 0-3-2-9-11-27-11-53-11-64 0-19 2-40 6-60 15 0 30 0 44 0 6 0 19 0 19-13 0-10-8-10-15-10-43 0-87 0-130 0-8 0-23 0-40 19-13 15-24 33-24 34s0 4 6 4c3 0 3-1 5-4 20-30 42-30 50-30 7 0 14 0 22 0-13 46-33 93-50 127-3 7-3 7-3 10 0 8 6 10 11 10 12 0 15-11 20-24 5-19 5-19 9-38 8-29 15-56 22-85z"><text:p/></draw:path><draw:path draw:style-name="gr3" draw:text-style-name="P6" svg:width="0.0386in" svg:height="0.0697in" svg:x="0.0949in" svg:y="0.0693in" svg:viewBox="0 0 99 178" svg:d="M62 8c0-8-1-8-9-8-18 18-42 18-53 18 0 3 0 6 0 9 7 0 24 0 40-7 0 45 0 91 0 137 0 9 0 12-28 12-3 0-6 0-10 0 0 3 0 7 0 9 5 0 38 0 49 0 7 0 41 0 48 0 0-2 0-6 0-9-3 0-8 0-11 0-26 0-26-3-26-12 0-50 0-100 0-149z"><text:p/></draw:path><draw:path draw:style-name="gr3" draw:text-style-name="P6" svg:width="0.0843in" svg:height="0.0929in" svg:x="0.1937in" svg:y="0.0264in" svg:viewBox="0 0 215 237" svg:d="M215 83c0-58-59-83-107-83-51 0-108 26-108 83 0 48 0 95 0 141 0 7 0 13 8 13 7 0 7-6 7-13 0-46 0-92 0-138 0-59 63-71 93-71 17 0 42 4 62 17 29 19 29 44 29 54 0 46 0 92 0 138 0 7 0 13 8 13s8-6 8-13c0-46 0-93 0-141z"><text:p/></draw:path><draw:path draw:style-name="gr3" draw:text-style-name="P6" svg:width="0.0815in" svg:height="0.0665in" svg:x="0.3252in" svg:y="0.052in" svg:viewBox="0 0 208 170" svg:d="M91 23c15 0 30 0 44 0-13 57-16 74-16 99 0 5 0 16 3 30 3 16 8 18 14 18 8 0 16-6 16-14 0-2 0-3-2-9-11-27-11-53-11-64 0-19 2-40 6-60 15 0 30 0 44 0 6 0 19 0 19-13 0-10-8-10-15-10-43 0-86 0-129 0-9 0-24 0-41 19-13 15-23 33-23 34s0 4 4 4 4-1 6-4c20-30 42-30 49-30 8 0 15 0 22 0-12 46-33 93-49 127-3 7-3 7-3 10 0 8 6 10 11 10 12 0 15-11 19-24 6-19 6-19 10-38 8-29 15-56 22-85z"><text:p/></draw:path><draw:path draw:style-name="gr3" draw:text-style-name="P6" svg:width="0.1012in" svg:height="0.035in" svg:x="0.4634in" svg:y="0.0614in" svg:viewBox="0 0 258 90" svg:d="M244 15c6 0 14 0 14-7 0-8-8-8-14-8-77 0-154 0-231 0-5 0-13 0-13 8 0 7 8 7 13 7 77 0 154 0 231 0zM244 90c6 0 14 0 14-8 0-7-8-7-14-7-77 0-154 0-231 0-5 0-13 0-13 7 0 8 8 8 13 8 77 0 154 0 231 0z"><text:p/></draw:path><draw:path draw:style-name="gr3" draw:text-style-name="P6" svg:width="0.061in" svg:height="0.128in" svg:x="0.6228in" svg:y="0in" svg:viewBox="0 0 156 326" svg:d="M132 8c0-5-3-8-9-8-5 0-6 4-9 12-4 15-1 2-5 18-4-3-17-8-31-8-22 0-47 11-61 41-16 30-17 66-17 102 0 23 0 92 33 122-9 29-9 30-9 32 0 4 4 7 8 7 7 0 8-4 10-12 4-15 0-2 4-17 10 4 21 7 32 7 43 0 60-36 67-55 10-26 11-58 11-84 0-29 0-93-34-125 3-11 7-21 10-32zM39 269c-14-26-14-73-14-110 0-30 0-57 6-82 8-35 30-47 47-47 8 0 18 2 28 11-22 75-45 152-67 228zM118 56c12 22 12 67 12 103 0 28 0 56-5 82-6 40-27 54-47 54-9 0-19-2-27-11 22-75 45-152 67-228z"><text:p/></draw:path></draw:g></text:span><text:span text:style-name="T28">, ובאופן שקול </text:span><text:span text:style-name="T28"><draw:g text:anchor-type="as-char" svg:y="-0.1165in" draw:z-index="182" draw:name="Shape196" draw:style-name="gr1"><svg:title>TexMaths</svg:title><svg:desc>11§display§x \in \pi_1 \land x \in \pi \siff x \in \emptyset§svg§600§FALSE§</svg:desc><draw:path draw:style-name="gr2" draw:text-style-name="P5" svg:width="1.6516in" svg:height="0.1236in" svg:x="0.0039in" svg:y="0.0079in" svg:viewBox="0 0 4196 315" svg:d="M2098 315c-700 0-1398 0-2098 0 0-105 0-210 0-315 1398 0 2798 0 4196 0 0 105 0 210 0 315-700 0-1399 0-2098 0z"><text:p/></draw:path><draw:path draw:style-name="gr3" draw:text-style-name="P6" svg:width="0.0756in" svg:height="0.0685in" svg:x="0.0004in" svg:y="0.05in" svg:viewBox="0 0 193 175" svg:d="M119 54c2-10 11-45 37-45 2 0 12 0 20 4-11 2-19 12-19 21 0 7 5 14 15 14 8 0 21-7 21-23 0-20-22-25-36-25-23 0-36 21-40 30-10-26-31-30-42-30-41 0-63 49-63 59 0 5 5 5 6 5 2 0 3-1 4-5 13-40 39-50 52-50 7 0 21 3 21 25 0 12-7 38-21 92-6 24-20 40-37 40-2 0-11 0-19-5 10-2 18-9 18-20s-8-15-14-15c-12 0-22 11-22 23 0 18 20 26 36 26 27 0 40-28 41-30 6 14 19 30 42 30 39 0 63-50 63-60 0-4-5-4-6-4-3 0-4 2-4 4-14 42-40 51-52 51-15 0-21-12-21-25 0-9 2-17 7-34 4-18 8-36 13-53z"><text:p/></draw:path><draw:path draw:style-name="gr3" draw:text-style-name="P6" svg:width="0.076in" svg:height="0.087in" svg:x="0.1382in" svg:y="0.0354in" svg:viewBox="0 0 194 222" svg:d="M179 119c7 0 15 0 15-8s-8-8-15-8c-55 0-109 0-164 0 5-51 50-88 104-88 20 0 41 0 60 0 7 0 15 0 15-7 0-8-8-8-15-8-19 0-40 0-60 0-66 0-119 48-119 111 0 61 53 111 119 111 20 0 41 0 60 0 7 0 15 0 15-8s-8-8-15-8c-19 0-40 0-60 0-54 0-99-36-104-87 55 0 109 0 164 0z"><text:p/></draw:path><draw:path draw:style-name="gr3" draw:text-style-name="P6" svg:width="0.0819in" svg:height="0.0665in" svg:x="0.2732in" svg:y="0.0524in" svg:viewBox="0 0 209 170" svg:d="M92 22c15 0 29 0 43 0-12 57-15 74-15 100 0 5 0 16 2 28 5 18 9 20 14 20 8 0 16-6 16-14 0-2 0-3-2-9-11-27-11-53-11-64 0-20 3-41 7-61 15 0 30 0 44 0 5 0 19 0 19-13 0-9-9-9-15-9-43 0-87 0-130 0-9 0-23 0-41 18-13 15-23 33-23 35 1 1 0 3 4 3s5-1 7-4c19-30 41-30 50-30 7 0 14 0 22 0-14 47-35 93-50 128-3 6-3 7-3 10 0 7 5 10 11 10 11 0 14-11 20-25 4-18 4-19 9-37 8-29 15-57 22-86z"><text:p/></draw:path><draw:path draw:style-name="gr3" draw:text-style-name="P6" svg:width="0.0382in" svg:height="0.0701in" svg:x="0.3677in" svg:y="0.0697in" svg:viewBox="0 0 98 179" svg:d="M61 8c0-8 0-8-8-8-18 16-42 16-53 16 0 4 0 7 0 10 7 0 24 0 39-7 0 46 0 92 0 138 0 9 0 12-27 12-3 0-8 0-11 0 0 3 0 7 0 10 6 0 39-1 49-1 8 0 42 1 48 1 0-3 0-7 0-10-3 0-7 0-10 0-27 0-27-3-27-12 0-50 0-100 0-149z"><text:p/></draw:path><draw:path draw:style-name="gr3" draw:text-style-name="P6" svg:width="0.0843in" svg:height="0.0933in" svg:x="0.4665in" svg:y="0.0264in" svg:viewBox="0 0 215 238" svg:d="M117 9c-4-7-6-9-9-9-6 0-7 3-9 9-32 71-65 143-97 214-2 4-2 5-2 8 0 4 3 7 8 7 2 0 5-1 9-8 30-67 60-136 91-204 30 68 60 137 90 204 3 8 8 8 9 8 4 0 8-3 8-7 0-1 0-3-3-7-32-71-63-144-95-215z"><text:p/></draw:path><draw:path draw:style-name="gr3" draw:text-style-name="P6" svg:width="0.0756in" svg:height="0.0685in" svg:x="0.5976in" svg:y="0.05in" svg:viewBox="0 0 193 175" svg:d="M118 54c2-10 11-45 38-45 2 0 11 0 20 4-11 2-19 12-19 21 0 7 5 14 15 14 8 0 21-7 21-23 0-20-24-25-37-25-22 0-35 21-39 30-10-26-31-30-42-30-41 0-63 49-63 59 0 5 3 4 5 5 3 0 4-1 5-5 13-40 39-50 52-50 7 0 21 3 21 25 0 12-7 38-21 92-7 24-20 40-37 40-3 0-12 0-19-5 10-2 17-9 17-20s-7-15-14-15c-11 0-21 11-21 23 0 18 20 26 36 26 26 0 40-28 41-30 4 14 19 30 42 30 39 0 61-50 61-60 0-4-3-4-4-4-3 0-4 2-5 4-13 42-39 51-51 51-15 0-22-12-22-25 0-9 2-17 7-34 4-18 8-36 13-53z"><text:p/></draw:path><draw:path draw:style-name="gr3" draw:text-style-name="P6" svg:width="0.0756in" svg:height="0.087in" svg:x="0.7354in" svg:y="0.0354in" svg:viewBox="0 0 193 222" svg:d="M179 119c7 0 14 0 14-8s-7-8-14-8c-55 0-109 0-164 0 5-51 50-88 104-88 20 0 41 0 60 0 7 0 14 0 14-7 0-8-7-8-14-8-21 0-40 0-61 0-66 0-118 48-118 111 0 61 52 111 118 111 21 0 40 0 61 0 7 0 14 0 14-8s-7-8-14-8c-19 0-40 0-60 0-54 0-99-36-104-87 55 0 109 0 164 0z"><text:p/></draw:path><draw:path draw:style-name="gr3" draw:text-style-name="P6" svg:width="0.0815in" svg:height="0.0665in" svg:x="0.8701in" svg:y="0.0524in" svg:viewBox="0 0 208 170" svg:d="M91 22c15 0 30 0 44 0-13 57-16 74-16 100 0 5 0 16 3 28 5 18 9 20 14 20 8 0 16-6 16-14 0-2 0-3-2-9-11-27-11-53-11-64 0-20 2-41 6-61 15 0 30 0 44 0 6 0 19 0 19-13 0-9-8-9-15-9-43 0-86 0-129 0-9 0-23 0-41 18-13 15-23 33-23 35 1 1 0 3 4 3s4-1 7-4c19-30 41-30 48-30 8 0 15 0 22 0-12 47-33 93-49 128-3 6-3 7-3 10 0 7 6 10 12 10 11 0 14-11 18-25 6-18 6-19 11-37 7-29 15-57 21-86z"><text:p/></draw:path><draw:path draw:style-name="gr3" draw:text-style-name="P6" svg:width="0.1346in" svg:height="0.0783in" svg:x="1.0087in" svg:y="0.0402in" svg:viewBox="0 0 343 200" svg:d="M330 108c7 0 13 0 13-8s-6-8-13-8c-96 0-191 0-287 0 21-15 32-32 34-36 18-27 14-34 21-52 0-4-4-4-8-4-6 0-6 1-9 8-8 37-31 69-74 88-5 1-7 1-7 4 0 2 2 4 7 5 39 17 66 47 76 89 1 5 1 6 7 6 4 0 8 0 8-4 0-2-3-25-20-51-8-11-19-24-35-37 96 0 191 0 287 0z"><text:p/></draw:path><draw:path draw:style-name="gr3" draw:text-style-name="P6" svg:width="0.1346in" svg:height="0.0783in" svg:x="1.1358in" svg:y="0.0402in" svg:viewBox="0 0 343 200" svg:d="M301 108c-22 16-31 33-35 37-17 26-21 49-21 51 0 4 6 4 8 4 7 0 8-1 9-8 9-36 32-69 76-87 4-1 5-3 5-5 0-3-2-3-3-3-17-7-64-27-78-92-1-4-2-5-9-5-2 0-8 0-8 4 0 1 5 26 20 51 8 12 20 25 36 37-95 0-191 0-287 0-7 0-14 0-14 8s7 8 14 8c96 0 192 0 287 0z"><text:p/></draw:path><draw:path draw:style-name="gr3" draw:text-style-name="P6" svg:width="0.0756in" svg:height="0.0685in" svg:x="1.3264in" svg:y="0.05in" svg:viewBox="0 0 193 175" svg:d="M118 54c2-10 11-45 38-45 2 0 11 0 19 4-10 2-19 12-19 21 0 7 5 14 16 14 8 0 21-7 21-23 0-20-24-25-37-25-22 0-36 21-40 30-10-26-31-30-42-30-40 0-62 49-62 59 0 5 3 5 5 5 3 0 4-1 4-5 13-40 40-50 53-50 6 0 21 3 21 25 0 12-7 38-21 92-7 24-20 40-38 40-2 0-11 0-18-5 8-2 17-9 17-20s-9-15-14-15c-11 0-21 11-21 23 0 18 19 26 36 26 26 0 40-28 41-30 4 14 19 30 42 30 39 0 61-50 61-60 0-4-3-4-4-4-3 0-4 2-5 4-13 42-39 51-52 51-14 0-21-12-21-25 0-9 2-17 7-34 4-18 8-36 13-53z"><text:p/></draw:path><draw:path draw:style-name="gr3" draw:text-style-name="P6" svg:width="0.076in" svg:height="0.087in" svg:x="1.4634in" svg:y="0.0354in" svg:viewBox="0 0 194 222" svg:d="M180 119c7 0 14 0 14-8s-7-8-14-8c-55 0-108 0-163 0 4-51 48-88 103-88 20 0 41 0 60 0 7 0 14 0 14-7 0-8-7-8-14-8-20 0-40 0-61 0-66 0-119 48-119 111 0 61 53 111 119 111 21 0 41 0 61 0 7 0 14 0 14-8s-7-8-14-8c-19 0-40 0-60 0-55 0-99-36-103-87 55 0 108 0 163 0z"><text:p/></draw:path><draw:path draw:style-name="gr3" draw:text-style-name="P6" svg:width="0.0614in" svg:height="0.1283in" svg:x="1.6016in" svg:y="0in" svg:viewBox="0 0 157 327" svg:d="M132 8c0-5-3-8-8-8s-6 4-8 12c-5 15-2 2-6 18-4-3-16-8-31-8-22 0-47 11-61 41-16 31-18 66-18 102 0 24 0 92 34 123-9 29-9 29-9 32s4 7 8 7c6 0 7-4 9-13 5-15 1-1 5-17 9 5 21 8 31 8 44 0 61-36 68-55 10-27 11-58 11-85 0-29 0-93-34-124 4-11 6-22 9-33zM40 270c-14-27-14-74-14-110 0-31 0-58 6-82 8-36 30-47 47-47 8 0 18 2 28 10-22 77-45 152-67 229zM119 56c12 23 12 68 12 104 0 28 0 55-4 82-7 40-28 55-49 55-9 0-17-4-27-11 23-77 45-153 68-230z"><text:p/></draw:path></draw:g></text:span><text:span text:style-name="T28">, אך לכך ש־</text:span><text:span text:style-name="T28"><draw:g text:anchor-type="as-char" svg:y="-0.089in" draw:z-index="183" draw:name="Shape197" draw:style-name="gr1"><svg:title>TexMaths</svg:title><svg:desc>11§display§a_1 \in \pi \land a_1 \in \pi_1§svg§600§FALSE§</svg:desc><draw:path draw:style-name="gr2" draw:text-style-name="P5" svg:width="1.0516in" svg:height="0.0972in" svg:x="0.0024in" svg:y="0.0071in" svg:viewBox="0 0 2672 248" svg:d="M1337 248c-446 0-891 0-1337 0 0-83 0-165 0-248 891 0 1781 0 2672 0 0 83 0 165 0 248-445 0-891 0-1335 0z"><text:p/></draw:path><draw:path draw:style-name="gr3" draw:text-style-name="P6" svg:width="0.0693in" svg:height="0.0677in" svg:x="0.0004in" svg:y="0.0244in" svg:viewBox="0 0 177 173" svg:d="M129 24c-7-14-18-24-35-24-46 0-94 56-94 112 0 37 22 61 52 61 7 0 27-1 50-28 4 16 17 28 36 28 13 0 22-9 28-20 7-14 11-37 11-38 0-4-3-4-4-4-5 0-5 1-6 7-6 25-13 47-29 47-10 0-11-10-11-17 0-8 1-11 4-28 4-16 5-21 9-35 4-19 10-37 14-54 2-11 2-11 2-13 0-7-4-10-11-10-9 0-15 7-16 16zM103 124c-1 7-1 8-7 15-17 20-32 26-43 26-20 0-25-21-25-35 0-20 12-67 22-85 11-23 28-37 44-37 25 0 30 32 30 34s-1 4-1 6c-6 26-13 51-20 76z"><text:p/></draw:path><draw:path draw:style-name="gr3" draw:text-style-name="P6" svg:width="0.0382in" svg:height="0.0697in" svg:x="0.0866in" svg:y="0.0425in" svg:viewBox="0 0 98 178" svg:d="M61 8c0-8 0-8-8-8-18 18-42 18-53 18 0 3 0 6 0 10 7 0 24 0 39-8 0 45 0 91 0 137 0 8 0 12-27 12-3 0-8 0-11 0 0 3 0 6 0 9 6 0 39-1 49-1 8 0 42 1 48 1 0-3 0-6 0-9-3 0-7 0-10 0-27 0-27-4-27-12 0-50 0-100 0-149z"><text:p/></draw:path><draw:path draw:style-name="gr3" draw:text-style-name="P6" svg:width="0.076in" svg:height="0.087in" svg:x="0.198in" svg:y="0.0091in" svg:viewBox="0 0 194 222" svg:d="M180 120c7 0 14 0 14-8 0-7-7-7-14-7-55 0-108 0-163 0 4-52 48-90 103-90 20 0 41 0 60 0 7 0 14 0 14-7 0-8-7-8-14-8-20 0-40 0-61 0-66 0-119 51-119 112s53 110 119 110c21 0 41 0 61 0 7 0 14 0 14-7 0-8-7-8-14-8-19 0-40 0-60 0-55 0-99-36-103-87 55 0 108 0 163 0z"><text:p/></draw:path><draw:path draw:style-name="gr3" draw:text-style-name="P6" svg:width="0.0815in" svg:height="0.0661in" svg:x="0.3335in" svg:y="0.026in" svg:viewBox="0 0 208 169" svg:d="M91 22c15 0 30 0 44 0-13 57-16 74-16 99 0 6 0 17 3 30 3 15 8 18 14 18 8 0 16-7 16-14 0-2 0-3-2-9-11-27-11-52-11-63 0-20 2-41 6-61 15 0 30 0 44 0 6 0 19 0 19-13 0-9-8-9-15-9-43 0-87 0-130 0-8 0-23 0-40 18-13 15-23 33-23 35 1 1 0 3 4 3s4-1 6-4c20-30 42-30 49-30 8 0 15 0 22 0-12 46-33 94-49 128-3 6-3 6-3 9 0 6 6 10 11 10 12 0 15-10 19-25 6-17 6-17 10-37 8-29 15-56 22-85z"><text:p/></draw:path><draw:path draw:style-name="gr3" draw:text-style-name="P6" svg:width="0.0846in" svg:height="0.0933in" svg:x="0.4634in" svg:y="0.0004in" svg:viewBox="0 0 216 238" svg:d="M117 9c-4-7-6-9-9-9-6 0-7 3-9 9-32 71-64 143-96 213-2 6-3 6-3 8 0 5 3 8 8 8 3 0 6-1 9-8 30-68 60-135 91-204 31 69 60 136 91 204 3 8 7 8 9 8 4 0 8-3 8-8 0-1 0-1-3-6-31-72-64-144-96-215z"><text:p/></draw:path><draw:path draw:style-name="gr3" draw:text-style-name="P6" svg:width="0.0693in" svg:height="0.0677in" svg:x="0.5961in" svg:y="0.0244in" svg:viewBox="0 0 177 173" svg:d="M129 24c-7-14-18-24-35-24-46 0-94 56-94 112 0 37 22 61 52 61 7 0 27-1 50-28 4 16 17 28 36 28 13 0 22-9 28-20 7-14 11-37 11-38 0-4-3-4-4-4-4 0-5 1-6 7-6 25-13 47-29 47-10 0-11-10-11-17 0-8 1-11 5-28 3-16 4-21 8-35 4-19 10-37 14-54 2-11 2-11 2-13 0-7-4-10-11-10-9 0-15 7-16 16zM105 124c-3 7-3 8-8 15-18 20-33 26-44 26-20 0-25-21-25-35 0-20 13-67 22-85 12-23 28-37 44-37 25 0 30 32 30 34s-1 4-1 6c-6 26-12 51-18 76z"><text:p/></draw:path><draw:path draw:style-name="gr3" draw:text-style-name="P6" svg:width="0.0382in" svg:height="0.0697in" svg:x="0.6823in" svg:y="0.0425in" svg:viewBox="0 0 98 178" svg:d="M61 8c0-8 0-8-8-8-18 18-42 18-53 18 0 3 0 6 0 10 7 0 24 0 40-8 0 45 0 91 0 137 0 8 0 12-28 12-3 0-6 0-10 0 0 3 0 6 0 9 5 0 38-1 48-1 8 0 42 1 48 1 0-3 0-6 0-9-3 0-7 0-10 0-27 0-27-4-27-12 0-50 0-100 0-149z"><text:p/></draw:path><draw:path draw:style-name="gr3" draw:text-style-name="P6" svg:width="0.076in" svg:height="0.087in" svg:x="0.7933in" svg:y="0.0091in" svg:viewBox="0 0 194 222" svg:d="M180 120c7 0 14 0 14-8 0-7-7-7-14-7-55 0-108 0-163 0 4-52 48-90 103-90 20 0 41 0 60 0 7 0 14 0 14-7 0-8-7-8-14-8-20 0-40 0-61 0-66 0-119 51-119 112s53 110 119 110c21 0 41 0 61 0 7 0 14 0 14-7 0-8-7-8-14-8-19 0-40 0-60 0-55 0-99-36-103-87 55 0 108 0 163 0z"><text:p/></draw:path><draw:path draw:style-name="gr3" draw:text-style-name="P6" svg:width="0.0815in" svg:height="0.0661in" svg:x="0.9291in" svg:y="0.026in" svg:viewBox="0 0 208 169" svg:d="M91 22c15 0 30 0 44 0-13 57-16 74-16 99 0 6 0 17 3 30 5 15 8 18 14 18 8 0 16-7 16-14 0-2 0-3-2-9-11-27-11-52-11-63 0-20 2-41 6-61 15 0 30 0 44 0 6 0 19 0 19-13 0-9-8-9-15-9-43 0-86 0-129 0-9 0-23 0-41 18-13 15-23 33-23 35 1 1 0 3 4 3s4-1 6-4c20-30 42-30 49-30 8 0 15 0 22 0-12 46-33 94-49 128-3 6-3 6-3 9 0 6 6 10 12 10 11 0 14-10 18-25 6-17 6-17 11-37 7-29 15-56 21-85z"><text:p/></draw:path><draw:path draw:style-name="gr3" draw:text-style-name="P6" svg:width="0.0386in" svg:height="0.0697in" svg:x="1.0228in" svg:y="0.0425in" svg:viewBox="0 0 99 178" svg:d="M62 8c0-8-1-8-9-8-17 18-42 18-53 18 0 3 0 6 0 10 7 0 24 0 40-8 0 45 0 91 0 137 0 8 0 12-28 12-3 0-6 0-10 0 0 3 0 6 0 9 5 0 39-1 49-1 7 0 41 1 48 1 0-3 0-6 0-9-3 0-8 0-11 0-26 0-26-4-26-12 0-50 0-100 0-149z"><text:p/></draw:path></draw:g></text:span><text:span text:style-name="T28">, ולכן </text:span><text:span text:style-name="T28"><draw:g text:anchor-type="as-char" svg:y="-0.1165in" draw:z-index="184" draw:name="Shape198" draw:style-name="gr1"><svg:title>TexMaths</svg:title><svg:desc>11§display§a_1 \in \emptyset§svg§600§FALSE§</svg:desc><draw:path draw:style-name="gr2" draw:text-style-name="P5" svg:width="0.387in" svg:height="0.1232in" svg:x="0.0024in" svg:y="0.0075in" svg:viewBox="0 0 984 314" svg:d="M0 0c328 0 656 0 984 0 0 104 0 210 0 314-328 0-656 0-984 0 0-104 0-210 0-314z"><text:p/></draw:path><draw:path draw:style-name="gr3" draw:text-style-name="P6" svg:width="0.0693in" svg:height="0.0681in" svg:x="0.0004in" svg:y="0.05in" svg:viewBox="0 0 177 174" svg:d="M129 24c-7-14-19-24-35-24-46 0-94 56-94 112 0 36 21 62 52 62 7 0 26-2 49-29 4 16 17 29 35 29 15 0 24-9 29-21 7-15 12-38 12-39 0-3-3-3-4-3-5 0-5 1-6 7-6 25-14 48-29 48-10 0-11-11-11-19s0-11 4-27c4-17 5-21 9-35 4-19 9-37 13-54 3-11 3-12 3-13 0-7-4-10-11-10-10 0-15 7-16 16zM103 124c-2 7-2 8-7 14-17 21-33 28-44 28-19 0-24-22-24-36 0-20 12-67 20-85 13-23 30-37 46-37 25 0 30 32 30 34s-1 4-1 6c-6 26-13 51-20 76z"><text:p/></draw:path><draw:path draw:style-name="gr3" draw:text-style-name="P6" svg:width="0.0386in" svg:height="0.0697in" svg:x="0.0862in" svg:y="0.0693in" svg:viewBox="0 0 99 178" svg:d="M62 8c0-8-1-8-8-8-18 18-43 18-54 18 0 3 0 6 0 9 7 0 25 0 40-7 0 45 0 91 0 137 0 9 0 12-28 12-3 0-6 0-10 0 0 3 0 7 0 9 6 0 39 0 49 0 7 0 41 0 48 0 0-2 0-6 0-9-3 0-7 0-10 0-27 0-27-3-27-12 0-50 0-100 0-149z"><text:p/></draw:path><draw:path draw:style-name="gr3" draw:text-style-name="P6" svg:width="0.0756in" svg:height="0.087in" svg:x="0.1976in" svg:y="0.035in" svg:viewBox="0 0 193 222" svg:d="M179 120c7 0 14 0 14-8s-7-8-14-8c-55 0-109 0-164 0 5-51 50-89 104-89 20 0 41 0 60 0 7 0 14 0 14-7 0-8-7-8-14-8-19 0-40 0-60 0-66 0-119 51-119 112 0 62 53 110 119 110 20 0 41 0 60 0 7 0 14 0 14-8s-7-8-14-8c-19 0-40 0-60 0-54 0-99-35-104-86 55 0 109 0 164 0z"><text:p/></draw:path><draw:path draw:style-name="gr3" draw:text-style-name="P6" svg:width="0.061in" svg:height="0.128in" svg:x="0.3358in" svg:y="0in" svg:viewBox="0 0 156 326" svg:d="M132 8c0-5-3-8-8-8-6 0-7 4-10 12-4 15-1 2-4 18-5-3-18-8-32-8-22 0-47 11-61 41-15 30-17 66-17 102 0 23 0 92 33 122-9 29-9 30-9 32 0 4 4 7 8 7 7 0 8-4 10-12 4-15 0-2 4-17 10 4 21 7 32 7 43 0 60-36 67-55 10-26 11-58 11-84 0-29 0-93-34-125 3-11 7-21 10-32zM39 269c-14-26-14-73-14-110 0-30 0-57 6-82 8-35 30-47 47-47 8 0 18 2 28 11-22 75-45 152-67 228zM118 56c12 22 12 67 12 103 0 28 0 56-5 82-6 40-27 54-47 54-9 0-19-2-27-11 22-75 45-152 67-228z"><text:p/></draw:path></draw:g></text:span><text:span text:style-name="T28"><text:s/>המהווה </text:span><text:span text:style-name="T29">סתירה</text:span><text:span text:style-name="T28"> לפי הגדרת </text:span><text:span text:style-name="T28"><draw:g text:anchor-type="as-char" svg:y="-0.1193in" draw:z-index="185" draw:name="Shape199" draw:style-name="gr1"><svg:title>TexMaths</svg:title><svg:desc>11§display§\emptyset§svg§600§FALSE§</svg:desc><draw:path draw:style-name="gr2" draw:text-style-name="P5" svg:width="0.052in" svg:height="0.1126in" svg:x="0.0012in" svg:y="0.0075in" svg:viewBox="0 0 133 287" svg:d="M0 0c44 0 89 0 133 0 0 96 0 192 0 287-44 0-89 0-133 0 0-95 0-191 0-287z"><text:p/></draw:path><draw:path draw:style-name="gr3" draw:text-style-name="P6" svg:width="0.0606in" svg:height="0.1283in" svg:x="0.0004in" svg:y="0in" svg:viewBox="0 0 155 327" svg:d="M131 8c0-5-3-8-8-8-6 0-7 4-10 12-4 16 0 2-4 18-4-2-18-8-31-8-22 0-46 11-60 41-16 32-18 66-18 101 0 24 0 94 34 123-9 30-9 31-9 32 0 5 4 8 8 8 5 0 7-4 9-12 4-15 1-2 5-18 9 6 21 8 31 8 42 0 59-36 66-54 10-27 11-59 11-87 0-27 0-91-33-124 3-11 7-21 9-32zM39 270c-13-27-13-74-13-110 0-31 0-58 6-83 7-35 30-47 46-47 8 0 17 2 28 11-22 76-45 153-67 229zM117 56c13 23 13 67 13 104 0 27 0 56-6 82-6 40-26 55-46 55-9 0-17-3-27-12 22-76 44-153 66-229z"><text:p/></draw:path></draw:g></text:span><text:span text:style-name="T28">. </text:span></text:p>
      <text:h text:style-name="Heading_20_2" text:outline-level="2">שאלה 5</text:h>
      <text:h text:style-name="P15" text:outline-level="3">סעיף <text:span text:style-name="T7">(</text:span>א<text:span text:style-name="T7">)</text:span></text:h>
      <text:h text:style-name="Heading_20_4" text:outline-level="4">תת־סעיף (i)</text:h>
      <text:p text:style-name="P35">נתון: <text:span text:style-name="T2">תהי </text:span><text:span text:style-name="T2"><draw:g text:anchor-type="as-char" svg:y="-0.1193in" draw:z-index="191" draw:name="Shape200" draw:style-name="gr1"><svg:title>TexMaths</svg:title><svg:desc>11§display§A \neq \emptyset§svg§600§FALSE§</svg:desc><draw:path draw:style-name="gr2" draw:text-style-name="P5" svg:width="0.3693in" svg:height="0.1339in" svg:x="0.0024in" svg:y="0.0075in" svg:viewBox="0 0 939 341" svg:d="M0 0c313 0 626 0 939 0 0 114 0 227 0 341-313 0-626 0-939 0 0-114 0-227 0-341z"><text:p/></draw:path><draw:path draw:style-name="gr3" draw:text-style-name="P6" svg:width="0.1039in" svg:height="0.1075in" svg:x="-0.0004in" svg:y="0.0087in" svg:viewBox="0 0 265 274" svg:d="M56 230c-15 27-31 31-47 33-6 0-9 0-9 8 0 2 2 3 6 3 9 0 22-1 33-1 13 0 26 1 38 1 2 0 8 0 8-6 0-5-4-5-7-5-9-1-17-4-17-14 0-4 2-9 5-14 10-17 19-33 29-49 32 0 65 0 97 0 1 8 6 60 6 64 0 11-20 13-27 13-6 0-10 0-10 8 0 3 3 2 5 3 17 0 33-1 49-1 10 0 34 1 44 1 2 0 6 0 6-7 0-4-3-4-9-4-24 0-24-3-25-14-8-79-15-160-23-240-1-8-1-9-8-9-5 0-7 2-10 7-45 75-89 149-134 223zM102 175c26-43 51-86 76-128 4 42 8 85 12 128-29 0-58 0-88 0z"><text:p/></draw:path><draw:path draw:style-name="gr3" draw:text-style-name="P6" svg:width="0.0756in" svg:height="0.1406in" svg:x="0.172in" svg:y="0.0087in" svg:viewBox="0 0 193 358" svg:d="M189 14c4-5 4-5 4-6 0-4-3-8-8-8s-7 2-9 8c-58 111-115 223-174 335-2 5-2 6-2 7 0 4 2 8 8 8 4 0 5-2 7-8 59-112 116-223 174-336z"><text:p/></draw:path><draw:path draw:style-name="gr3" draw:text-style-name="P6" svg:width="0.1012in" svg:height="0.035in" svg:x="0.1591in" svg:y="0.0614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6" svg:width="0.061in" svg:height="0.1283in" svg:x="0.3181in" svg:y="0in" svg:viewBox="0 0 156 327" svg:d="M132 8c0-5-3-8-8-8-6 0-7 4-10 12-4 16-1 2-4 18-5-2-18-8-32-8-22 0-47 11-61 41-15 31-17 66-17 102 0 25 0 93 33 123-9 29-9 30-9 32 0 4 4 7 8 7 7 0 8-4 10-13 4-15 0-1 4-16 10 4 21 7 32 7 43 0 61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/text:span><text:span text:style-name="T2"><text:s/>קבוצה, </text:span><text:span text:style-name="T2"><draw:g text:anchor-type="as-char" svg:y="-0.102in" draw:z-index="189" draw:name="Shape201" draw:style-name="gr1"><svg:title>TexMaths</svg:title><svg:desc>11§display§\Pi§svg§600§FALSE§</svg:desc><draw:path draw:style-name="gr2" draw:text-style-name="P5" svg:width="0.0921in" svg:height="0.0862in" svg:x="0.0024in" svg:y="0.0075in" svg:viewBox="0 0 235 220" svg:d="M0 0c78 0 157 0 235 0 0 73 0 147 0 220-78 0-157 0-235 0 0-73 0-147 0-220z"><text:p/></draw:path><draw:path draw:style-name="gr3" draw:text-style-name="P6" svg:width="0.1024in" svg:height="0.102in" svg:x="-0.0004in" svg:y="0in" svg:viewBox="0 0 261 260" svg:d="M222 30c0-14 1-18 30-18 4 0 6 0 9 0 0-4 0-8 0-12-87 0-174 0-261 0 0 4 0 8 0 12 3 0 5 0 9 0 29 0 30 4 30 18 0 67 0 133 0 200 0 14-1 18-30 18-4 0-6 0-9 0 0 4 0 8 0 12 13-1 42-1 56-1s44 0 57 1c0-4 0-8 0-12-3 0-7 0-9 0-29 0-31-4-31-18 0-72 0-146 0-218 39 0 76 0 115 0 0 72 0 146 0 218 0 14-2 18-31 18-2 0-6 0-9 0 0 4 0 8 0 12 13-1 42-1 56-1s44 0 57 1c0-4 0-8 0-12-3 0-5 0-9 0-29 0-30-4-30-18 0-67 0-133 0-200z"><text:p/></draw:path></draw:g></text:span><text:span text:style-name="T2"><text:s/>חלוקה של </text:span><text:span text:style-name="T2"><draw:g text:anchor-type="as-char" svg:y="-0.1083in" draw:z-index="190" draw:name="Shape202" draw:style-name="gr1"><svg:title>TexMaths</svg:title><svg:desc>11§display§A§svg§600§FALSE§</svg:desc><draw:path draw:style-name="gr2" draw:text-style-name="P5" svg:width="0.0929in" svg:height="0.0921in" svg:x="0.0024in" svg:y="0.0079in" svg:viewBox="0 0 237 235" svg:d="M0 0c79 0 158 0 237 0 0 78 0 157 0 235-79 0-158 0-237 0 0-78 0-157 0-235z"><text:p/></draw:path><draw:path draw:style-name="gr3" draw:text-style-name="P6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/text:p>
      <text:p text:style-name="P36">צ.ל.: <text:span text:style-name="T2"><draw:g text:anchor-type="as-char" svg:y="-0.1035in" draw:z-index="192" draw:name="Shape203" draw:style-name="gr1"><svg:title>TexMaths</svg:title><svg:desc>11§display§R_\Pi§svg§600§FALSE§</svg:desc><draw:path draw:style-name="gr2" draw:text-style-name="P5" svg:width="0.1827in" svg:height="0.1098in" svg:x="0.0008in" svg:y="0.0063in" svg:viewBox="0 0 465 280" svg:d="M233 280c-78 0-155 0-233 0 0-94 0-187 0-280 155 0 310 0 465 0 0 93 0 186 0 280-77 0-155 0-232 0z"><text:p/></draw:path><draw:path draw:style-name="gr3" draw:text-style-name="P6" svg:width="0.1075in" svg:height="0.1059in" svg:x="-0.0004in" svg:y="-0.0004in" svg:viewBox="0 0 274 270" svg:d="M129 26c2-8 3-13 11-14 3 0 15 0 23 0 27 0 70 0 70 38 0 14-6 40-21 54-10 11-31 23-66 23-14 0-28 0-43 0 8-34 17-68 26-101zM184 132c39-8 84-35 84-74 0-33-34-58-84-58-38 0-74 0-110 0-8 0-11 0-11 8 0 4 3 4 11 4 4 0 7 0 14 1 7 0 10 1 10 6 0 2 0 3-1 7-18 68-34 137-52 205-3 16-4 18-35 18-7 0-10 0-10 8 0 4 4 4 5 4 10 0 38-1 49-1s37 1 48 1c4 0 8 0 8-8 0-4-3-4-11-4-13 0-24 0-24-7 0-2 0-4 1-6 9-34 16-67 25-101 16 0 31 0 46 0 36 0 42 22 42 35 0 6-3 16-5 25-3 11-7 25-7 33 0 42 47 42 52 42 33 0 45-39 45-44 0-4-2-2-5-4-2 0-3 2-4 4-9 28-25 35-35 35-12 0-16-8-16-23 0-12 4-32 5-44 1-5 1-13 1-17 0-29-25-41-36-45z"><text:p/></draw:path><draw:path draw:style-name="gr3" draw:text-style-name="P6" svg:width="0.0776in" svg:height="0.0713in" svg:x="0.1138in" svg:y="0.0535in" svg:viewBox="0 0 198 182" svg:d="M169 22c0-9 1-12 22-12 3 0 5 0 7 0 0-3 0-7 0-10-66 0-132 0-198 0 0 3 0 7 0 10 2 0 4 0 7 0 20 0 22 3 22 12 0 46 0 92 0 139 0 9-2 12-22 12-3 0-5 0-7 0 0 3 0 6 0 9 14-1 31-1 41-1s27 0 40 1c0-3 0-6 0-9-2 0-3 0-5 0-21 0-22-2-22-12 0-50 0-101 0-151 30 0 59 0 90 0 0 50 0 101 0 151 0 9 0 12-21 12-2 0-4 0-6 0 0 3 0 6 0 9 13-1 30-1 40-1s28 0 41 1c0-3 0-6 0-9-2 0-4 0-7 0-21 0-22-2-22-12 0-47 0-93 0-139z"><text:p/></draw:path></draw:g></text:span><text:span text:style-name="T2"><text:s/>הוא יחס שקילות </text:span><text:span text:style-name="T30">על </text:span><text:span text:style-name="T30"><draw:g text:anchor-type="as-char" svg:y="-0.1083in" draw:z-index="193" draw:name="Shape204" draw:style-name="gr1"><svg:title>TexMaths</svg:title><svg:desc>11§display§A§svg§600§FALSE§</svg:desc><draw:path draw:style-name="gr2" draw:text-style-name="P5" svg:width="0.0929in" svg:height="0.0921in" svg:x="0.0024in" svg:y="0.0079in" svg:viewBox="0 0 237 235" svg:d="M0 0c79 0 158 0 237 0 0 78 0 157 0 235-79 0-158 0-237 0 0-78 0-157 0-235z"><text:p/></draw:path><draw:path draw:style-name="gr3" draw:text-style-name="P6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/text:p>
      <text:p text:style-name="P37">הוכחה: </text:p>
      <text:list text:style-name="L5">
        <text:list-item>
          <text:p text:style-name="P38"><text:soft-page-break/><text:span text:style-name="T2">רפלקסיביות: יהי </text:span><text:span text:style-name="T2"><draw:g text:anchor-type="as-char" svg:y="-0.1075in" draw:z-index="197" draw:name="Shape205" draw:style-name="gr1"><svg:title>TexMaths</svg:title><svg:desc>11§display§a \in A§svg§600§FALSE§</svg:desc><draw:path draw:style-name="gr2" draw:text-style-name="P5" svg:width="0.3594in" svg:height="0.0984in" svg:x="0.0016in" svg:y="0.0079in" svg:viewBox="0 0 914 251" svg:d="M457 251c-152 0-304 0-457 0 0-84 0-167 0-251 305 0 609 0 914 0 0 84 0 167 0 251-152 0-305 0-457 0z"><text:p/></draw:path><draw:path draw:style-name="gr3" draw:text-style-name="P6" svg:width="0.0693in" svg:height="0.0681in" svg:x="-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6" svg:width="0.0756in" svg:height="0.087in" svg:x="0.1287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6" svg:width="0.1039in" svg:height="0.1079in" svg:x="0.2646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2">, נוכיח </text:span><text:span text:style-name="T2"><draw:g text:anchor-type="as-char" svg:y="-0.1134in" draw:z-index="198" draw:name="Shape206" draw:style-name="gr1"><svg:title>TexMaths</svg:title><svg:desc>11§display§\la a, a \ra \in R_\Pi§svg§600§FALSE§</svg:desc><draw:path draw:style-name="gr2" draw:text-style-name="P5" svg:width="0.715in" svg:height="0.1358in" svg:x="-0.0004in" svg:y="0.0071in" svg:viewBox="0 0 1817 346" svg:d="M909 346c-303 0-606 0-909 0 0-116 0-230 0-346 606 0 1211 0 1817 0 0 116 0 230 0 346-302 0-606 0-908 0z"><text:p/></draw:path><draw:path draw:style-name="gr3" draw:text-style-name="P6" svg:width="0.0335in" svg:height="0.1512in" svg:x="0.0087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6" svg:width="0.0693in" svg:height="0.0685in" svg:x="0.0571in" svg:y="0.0453in" svg:viewBox="0 0 177 175" svg:d="M129 25c-8-14-19-25-37-25-45 0-92 57-92 113 0 37 21 62 52 62 7 0 26-1 49-29 3 16 17 29 35 29 13 0 23-9 29-21 6-14 12-37 12-38 0-4-3-4-6-4s-3 1-4 7c-7 25-14 47-30 47-11 0-12-10-12-17 0-9 1-11 6-29 4-17 4-20 9-34 4-18 8-36 13-54 3-11 3-12 3-13 0-7-5-11-11-11-10 0-15 9-16 17zM103 124c-2 8-2 8-7 15-18 22-33 27-44 27-19 0-25-21-25-36 0-19 13-66 21-84 12-23 30-37 45-37 26 0 31 32 31 34s-1 4-1 7c-6 24-13 49-20 74z"><text:p/></draw:path><draw:path draw:style-name="gr3" draw:text-style-name="P6" svg:width="0.0173in" svg:height="0.0453in" svg:x="0.1445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6" svg:width="0.0689in" svg:height="0.0685in" svg:x="0.2051in" svg:y="0.0453in" svg:viewBox="0 0 176 175" svg:d="M128 25c-7-14-18-25-36-25-45 0-92 57-92 113 0 37 21 62 51 62 7 0 27-1 50-29 3 16 17 29 35 29 13 0 22-9 29-21 6-14 11-37 11-38 0-4-3-4-5-4-3 0-4 1-5 7-7 25-13 47-29 47-11 0-12-10-12-17 0-9 1-11 6-29 3-17 4-20 8-34 4-18 9-36 14-54 2-11 2-12 2-13 0-7-4-11-11-11-9 0-14 9-16 17zM103 124c-2 8-2 8-7 15-18 22-33 27-44 27-20 0-26-21-26-36 0-19 14-66 22-84 12-23 29-37 45-37 25 0 30 32 30 34s0 4-1 7c-7 24-12 49-19 74z"><text:p/></draw:path><draw:path draw:style-name="gr3" draw:text-style-name="P6" svg:width="0.0339in" svg:height="0.1512in" svg:x="0.2874in" svg:y="0in" svg:viewBox="0 0 87 385" svg:d="M85 199c2-4 2-5 2-6 0-3 0-1-2-6-22-59-45-119-67-178-4-7-7-9-10-9-5 0-8 3-8 8 0 1 0 2 2 6 23 60 45 119 68 179-23 58-45 117-68 177-2 4-2 5-2 8 0 4 4 7 8 7 5 0 6-4 8-7 24-60 46-119 69-179z"><text:p/></draw:path><draw:path draw:style-name="gr3" draw:text-style-name="P6" svg:width="0.0756in" svg:height="0.087in" svg:x="0.3925in" svg:y="0.0307in" svg:viewBox="0 0 193 222" svg:d="M180 120c7 0 13-1 13-9 0-9-6-8-13-8-55 0-109 0-164 0 5-50 49-88 104-88 20 0 40 0 60 0 7 0 13 0 13-7 0-8-6-8-13-8-21 0-40 0-61 0-66 0-119 48-119 111 0 62 53 111 119 111 21 0 40 0 61 0 7 0 13 0 13-7s-6-7-13-7c-20 0-40 0-60 0-55 0-99-37-104-88 55 0 109 0 164 0z"><text:p/></draw:path><draw:path draw:style-name="gr3" draw:text-style-name="P6" svg:width="0.1083in" svg:height="0.1063in" svg:x="0.5299in" svg:y="0.0098in" svg:viewBox="0 0 276 271" svg:d="M130 26c2-9 3-13 10-14 4 0 16 0 24 0 27 0 70 0 70 38 0 13-6 39-22 55-10 10-30 22-65 22-14 0-28 0-43 0 9-35 17-68 26-101zM185 132c39-9 84-35 84-75 0-33-34-57-84-57-37 0-74 0-110 0-8 0-11 0-11 8 0 4 3 4 10 4 1 0 8 0 15 0 7 1 10 1 10 7 0 1 0 2-1 7-18 69-34 138-52 206-4 15-4 18-35 18-8 0-11 0-11 8 0 4 3 3 5 4 11 0 38-1 49-1 10 0 38 1 49 1 4 0 8 0 8-8 0-4-3-4-11-4-14 0-25 0-25-7 0-2 1-4 1-6 9-33 17-67 26-102 16 0 30 0 45 0 35 0 43 22 43 36 0 5-3 17-5 26-4 10-7 24-7 32 0 42 46 42 52 42 33 0 46-40 46-44 0-6-3-3-4-6-4 0-5 4-6 6-10 28-26 35-35 35-12 0-16-9-16-23 0-12 3-31 5-43 0-6 1-13 1-19 0-29-25-42-36-45z"><text:p/></draw:path><draw:path draw:style-name="gr3" draw:text-style-name="P6" svg:width="0.0776in" svg:height="0.072in" svg:x="0.6449in" svg:y="0.0634in" svg:viewBox="0 0 198 184" svg:d="M169 22c0-9 1-12 22-12 2 0 5 0 7 0 0-3 0-7 0-10-66 0-132 0-198 0 0 3 0 7 0 10 2 0 4 0 7 0 20 0 22 2 22 12 0 46 0 93 0 140 0 9-2 12-22 12-3 0-5 0-7 0 0 3 0 7 0 10 14-1 31-1 41-1s27 0 40 1c0-3 0-7 0-10-2 0-4 0-6 0-21 0-21-3-21-12 0-51 0-101 0-152 30 0 60 0 90 0 0 51 0 101 0 152 0 9 0 12-21 12-2 0-4 0-6 0 0 3 0 7 0 10 13-1 30-1 40-1s27 0 41 1c0-3 0-7 0-10-2 0-5 0-7 0-21 0-22-3-22-12 0-47 0-94 0-140z"><text:p/></draw:path></draw:g></text:span><text:span text:style-name="T2">, כלומר שקיים </text:span><text:span text:style-name="T2"><draw:g text:anchor-type="as-char" svg:y="-0.102in" draw:z-index="194" draw:name="Shape207" draw:style-name="gr1"><svg:title>TexMaths</svg:title><svg:desc>11§display§\pi \in \Pi§svg§600§FALSE§</svg:desc><draw:path draw:style-name="gr2" draw:text-style-name="P5" svg:width="0.3709in" svg:height="0.0929in" svg:x="0.0031in" svg:y="0.0079in" svg:viewBox="0 0 943 237" svg:d="M472 237c-157 0-315 0-472 0 0-79 0-158 0-237 315 0 628 0 943 0 0 79 0 158 0 237-158 0-315 0-471 0z"><text:p/></draw:path><draw:path draw:style-name="gr3" draw:text-style-name="P6" svg:width="0.0815in" svg:height="0.0661in" svg:x="-0.0004in" svg:y="0.0382in" svg:viewBox="0 0 208 169" svg:d="M91 22c15 0 30 0 44 0-13 57-16 74-16 99 0 6 0 16 3 30 5 16 8 18 14 18 8 0 16-8 16-15 0-1 0-2-2-7-11-28-11-53-11-64 0-20 2-41 6-61 15 0 29 0 44 0 6 0 19 0 19-13 0-9-8-9-16-9-42 0-85 0-128 0-9 0-23 0-41 18-13 15-23 33-23 35 1 1 0 3 4 3s4-1 7-4c19-30 41-30 48-30 8 0 15 0 22 0-12 46-33 93-49 129-3 4-3 5-3 7 0 8 6 11 12 11 11 0 14-11 18-24 6-18 6-19 11-38 7-29 15-56 21-85z"><text:p/></draw:path><draw:path draw:style-name="gr3" draw:text-style-name="P6" svg:width="0.0752in" svg:height="0.0874in" svg:x="0.1425in" svg:y="0.022in" svg:viewBox="0 0 192 223" svg:d="M179 120c7 0 13 0 13-8s-6-8-13-8c-55 0-109 0-164 0 5-51 50-89 104-89 20 0 40 0 60 0 7 0 13 0 13-7 0-8-6-8-13-8-20 0-40 0-60 0-66 0-119 51-119 112 0 60 53 111 119 111 20 0 40 0 60 0 7 0 13 0 13-8 0-7-6-7-13-7-20 0-40 0-60 0-54 0-99-38-104-88 55 0 109 0 164 0z"><text:p/></draw:path><draw:path draw:style-name="gr3" draw:text-style-name="P6" svg:width="0.1035in" svg:height="0.1024in" svg:x="0.278in" svg:y="0in" svg:viewBox="0 0 264 261" svg:d="M224 31c0-15 0-19 30-19 3 0 7 0 10 0 0-4 0-8 0-12-88 0-176 0-264 0 0 4 0 8 0 12 3 0 5 0 9 0 29 0 31 4 31 19 0 67 0 133 0 200 0 14-2 18-31 18-4 0-6 0-9 0 0 5 0 8 0 12 13-1 42-1 57-1s43 0 57 1c0-4 0-7 0-12-3 0-6 0-9 0-30 0-31-4-31-18 0-73 0-146 0-219 38 0 77 0 115 0 0 73 0 146 0 219 0 14 0 18-29 18-4 0-7 0-10 0 0 5 0 8 0 12 13-1 41-1 57-1 14 0 43 0 57 1 0-4 0-7 0-12-3 0-7 0-10 0-30 0-30-4-30-18 0-67 0-133 0-200z"><text:p/></draw:path></draw:g></text:span><text:span text:style-name="T2"><text:s/>כך ש־</text:span><text:span text:style-name="T2"><draw:g text:anchor-type="as-char" svg:y="-0.1134in" draw:z-index="196" draw:name="Shape208" draw:style-name="gr1"><svg:title>TexMaths</svg:title><svg:desc>11§display§\la a, a \ra \in \pi \times \pi§svg§600§FALSE§</svg:desc><draw:path draw:style-name="gr2" draw:text-style-name="P5" svg:width="0.8807in" svg:height="0.1358in" svg:x="-0.0004in" svg:y="0.0071in" svg:viewBox="0 0 2238 346" svg:d="M1120 346c-374 0-747 0-1120 0 0-116 0-230 0-346 746 0 1492 0 2238 0 0 116 0 230 0 346-373 0-746 0-1118 0z"><text:p/></draw:path><draw:path draw:style-name="gr3" draw:text-style-name="P6" svg:width="0.0335in" svg:height="0.1512in" svg:x="0.0087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6" svg:width="0.0693in" svg:height="0.0685in" svg:x="0.0571in" svg:y="0.0453in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6" svg:width="0.0173in" svg:height="0.0453in" svg:x="0.1449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693in" svg:height="0.0685in" svg:x="0.2055in" svg:y="0.0453in" svg:viewBox="0 0 177 175" svg:d="M129 25c-8-14-19-25-37-25-45 0-92 57-92 113 0 37 21 62 51 62 7 0 27-1 50-29 3 16 17 29 35 29 14 0 22-9 29-21 7-14 12-37 12-38 0-4-4-4-5-4-4 0-4 1-6 7-5 25-13 47-29 47-11 0-12-10-12-17 0-9 1-11 6-29 4-17 4-20 9-34 4-18 8-36 13-54 3-11 3-12 3-13 0-7-5-11-12-11-9 0-14 9-15 17zM103 124c-2 8-2 8-7 15-18 22-33 27-44 27-19 0-25-21-25-36 0-19 13-66 21-84 12-23 30-37 45-37 26 0 30 32 30 34s0 4-1 7c-7 24-12 49-19 74z"><text:p/></draw:path><draw:path draw:style-name="gr3" draw:text-style-name="P6" svg:width="0.0335in" svg:height="0.1512in" svg:x="0.2882in" svg:y="0in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6" svg:width="0.0752in" svg:height="0.087in" svg:x="0.3937in" svg:y="0.0307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3" draw:text-style-name="P6" svg:width="0.0819in" svg:height="0.0669in" svg:x="0.5283in" svg:y="0.048in" svg:viewBox="0 0 209 171" svg:d="M91 22c15 0 30 0 44 0-12 57-16 74-16 100 0 6 0 17 3 29 4 17 9 20 14 20 8 0 16-7 16-15 0-2 0-3-2-8-11-28-11-53-11-64 0-20 2-41 6-62 14 0 30 0 44 0 6 0 20 0 20-13 0-9-9-9-17-9-42 0-85 0-128 0-9 0-23 0-41 19-13 14-23 32-23 34 1 1 0 4 4 4s5-2 7-5c19-30 41-30 48-30 8 0 15 0 22 0-12 47-33 94-49 129-2 5-2 6-2 10 0 6 5 10 11 10 11 0 14-11 18-26 6-17 6-18 11-37 7-29 15-57 21-86z"><text:p/></draw:path><draw:path draw:style-name="gr3" draw:text-style-name="P6" svg:width="0.0732in" svg:height="0.0728in" svg:x="0.6724in" svg:y="0.0394in" svg:viewBox="0 0 187 186" svg:d="M93 83c-25-26-51-52-77-77-5-5-5-6-8-6-5 0-8 3-8 8 0 2 1 3 4 7 27 26 52 52 78 77-26 26-51 52-78 79-3 4-4 5-4 7 0 5 3 8 8 8 3 0 3-1 8-5 26-27 52-52 77-78 27 27 53 53 80 81 1 0 3 2 6 2 5 0 8-3 8-8 0-1 0-2-1-4-1-1-63-62-82-82 24-23 48-47 71-70 2-2 8-7 10-9 0-1 2-3 2-5 0-5-3-8-8-8-3 0-5 1-10 6-25 25-50 51-76 77z"><text:p/></draw:path><draw:path draw:style-name="gr3" draw:text-style-name="P6" svg:width="0.0819in" svg:height="0.0669in" svg:x="0.8063in" svg:y="0.048in" svg:viewBox="0 0 209 171" svg:d="M92 22c15 0 29 0 43 0-12 57-15 74-15 100 0 6 0 17 2 29 4 17 9 20 14 20 8 0 16-7 16-15 0-2 0-3-2-8-11-28-11-53-11-64 0-20 3-41 7-62 15 0 30 0 44 0 5 0 19 0 19-13 0-9-9-9-15-9-43 0-87 0-130 0-9 0-23 0-40 19-14 14-24 32-24 34 1 1 0 4 4 4s5-2 7-5c19-30 41-30 49-30s15 0 22 0c-13 47-34 94-49 129-3 5-3 6-3 10 0 6 5 10 11 10 11 0 14-11 19-26 5-17 5-18 10-37 8-29 15-57 22-86z"><text:p/></draw:path></draw:g></text:span><text:span text:style-name="T2">, ובאופן שקול צ.ל. </text:span><text:span text:style-name="T2"><draw:g text:anchor-type="as-char" svg:y="-0.0811in" draw:z-index="200" draw:name="Shape209" draw:style-name="gr1"><svg:title>TexMaths</svg:title><svg:desc>11§display§a \in \pi§svg§600§FALSE§</svg:desc><draw:path draw:style-name="gr2" draw:text-style-name="P5" svg:width="0.3358in" svg:height="0.0713in" svg:x="0.0016in" svg:y="0.0079in" svg:viewBox="0 0 854 182" svg:d="M428 182c-143 0-285 0-428 0 0-60 0-122 0-182 285 0 569 0 854 0 0 60 0 122 0 182-142 0-285 0-426 0z"><text:p/></draw:path><draw:path draw:style-name="gr3" draw:text-style-name="P6" svg:width="0.0693in" svg:height="0.0677in" svg:x="-0.0004in" svg:y="0.0146in" svg:viewBox="0 0 177 173" svg:d="M129 25c-7-14-18-25-36-25-45 0-93 57-93 113 0 35 22 60 52 60 7 0 27-2 50-28 2 15 17 28 35 28 14 0 22-9 28-22s12-35 12-36c0-4-3-4-4-4-5 0-5 2-6 7-6 23-13 46-30 46-9 0-11-9-11-17 0-9 0-12 5-27 4-17 5-20 9-34 4-19 10-37 14-54 2-11 2-12 2-13 0-7-4-11-11-11-10 0-15 8-16 17zM103 124c-1 6-1 6-7 13-17 21-33 27-43 27-20 0-26-20-26-36 0-17 13-64 21-82 12-23 30-37 45-37 26 0 31 32 31 34s-1 4-1 6c-6 24-13 50-20 75z"><text:p/></draw:path><draw:path draw:style-name="gr3" draw:text-style-name="P6" svg:width="0.0756in" svg:height="0.0866in" svg:x="0.1287in" svg:y="0in" svg:viewBox="0 0 193 221" svg:d="M180 118c7 0 13 0 13-6 0-8-6-8-13-8-55 0-109 0-164 0 5-51 49-89 104-89 20 0 39 0 60 0 7 0 13 0 13-7 0-8-6-8-13-8-21 0-40 0-61 0-66 0-119 50-119 112 0 60 53 109 119 109 21 0 40 0 61 0 7 0 13 0 13-7 0-8-6-8-13-8-21 0-40 0-60 0-55 0-99-37-104-88 55 0 109 0 164 0z"><text:p/></draw:path><draw:path draw:style-name="gr3" draw:text-style-name="P6" svg:width="0.0819in" svg:height="0.0661in" svg:x="0.2634in" svg:y="0.0165in" svg:viewBox="0 0 209 169" svg:d="M92 23c15 0 29 0 43 0-12 56-15 72-15 99 0 4 0 14 3 27 3 18 8 20 13 20 8 0 17-8 17-15 0-3 0-3-3-8-11-26-11-52-11-63 0-19 3-40 7-60 15 0 29 0 44 0 5 0 19 0 19-13 0-10-9-10-16-10-42 0-86 0-129 0-9 0-23 0-40 19-14 14-24 31-24 34 1 1 0 4 4 4s5-2 7-5c19-29 42-29 49-29 8 0 15 0 22 0-13 46-34 92-49 126-3 6-3 7-3 9 0 8 6 11 11 11 12 0 14-11 19-25 6-18 6-18 10-37 8-28 15-57 22-84z"><text:p/></draw:path></draw:g></text:span><text:span text:style-name="T2">. ידוע שלכל </text:span><text:span text:style-name="T2"><draw:g text:anchor-type="as-char" svg:y="-0.1075in" draw:z-index="195" draw:name="Shape210" draw:style-name="gr1"><svg:title>TexMaths</svg:title><svg:desc>11§display§a \in A§svg§600§FALSE§</svg:desc><draw:path draw:style-name="gr2" draw:text-style-name="P5" svg:width="0.3594in" svg:height="0.0984in" svg:x="0.0016in" svg:y="0.0079in" svg:viewBox="0 0 914 251" svg:d="M457 251c-152 0-304 0-457 0 0-84 0-167 0-251 305 0 609 0 914 0 0 84 0 167 0 251-152 0-305 0-457 0z"><text:p/></draw:path><draw:path draw:style-name="gr3" draw:text-style-name="P6" svg:width="0.0693in" svg:height="0.0681in" svg:x="-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6" svg:width="0.0756in" svg:height="0.087in" svg:x="0.1287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6" svg:width="0.1039in" svg:height="0.1079in" svg:x="0.2646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2"><text:s/>קיים </text:span><text:span text:style-name="T2"><draw:g text:anchor-type="as-char" svg:y="-0.1035in" draw:z-index="199" draw:name="Shape211" draw:style-name="gr1"><svg:title>TexMaths</svg:title><svg:desc>11§display§a \in \tilde{\pi} \in \Pi§svg§600§FALSE§</svg:desc><draw:path draw:style-name="gr2" draw:text-style-name="P5" svg:width="0.637in" svg:height="0.0933in" svg:x="0.0016in" svg:y="0.0063in" svg:viewBox="0 0 1619 238" svg:d="M810 238c-270 0-540 0-810 0 0-79 0-159 0-238 540 0 1079 0 1619 0 0 79 0 159 0 238-269 0-540 0-809 0z"><text:p/></draw:path><draw:path draw:style-name="gr3" draw:text-style-name="P6" svg:width="0.0693in" svg:height="0.0685in" svg:x="-0.0004in" svg:y="0.0354in" svg:viewBox="0 0 177 175" svg:d="M129 24c-7-14-18-24-36-24-45 0-93 56-93 112 0 36 22 63 52 63 7 0 27-3 50-30 2 16 17 30 35 30 14 0 22-9 29-22 7-14 8-26 11-38 0-4-3-4-4-4-5 0-5 1-6 6-7 26-13 49-30 49-9 0-11-10-11-18 0-9 0-12 5-28 4-17 5-20 9-35 4-18 9-37 14-54 2-11 2-11 2-13 0-7-4-10-11-10-9 0-15 7-16 16zM103 124c-1 7-1 8-7 14-17 21-32 28-43 28-20 0-26-21-26-36 0-20 13-67 22-85 11-23 29-37 44-37 26 0 31 32 31 34s-1 5-1 6c-6 26-13 51-20 76z"><text:p/></draw:path><draw:path draw:style-name="gr3" draw:text-style-name="P6" svg:width="0.0752in" svg:height="0.0878in" svg:x="0.1291in" svg:y="0.0209in" svg:viewBox="0 0 192 224" svg:d="M179 120c7 0 13 0 13-8s-6-8-13-8c-55 0-109 0-164 0 5-51 50-89 104-89 19 0 40 0 60 0 7 0 13 0 13-7 0-8-6-8-13-8-21 0-41 0-61 0-66 0-118 51-118 112s52 112 118 112c20 0 40 0 61 0 7 0 13 0 13-8 0-7-6-7-13-7-20 0-41 0-60 0-54 0-99-38-104-89 55 0 109 0 164 0z"><text:p/></draw:path><draw:path draw:style-name="gr3" draw:text-style-name="P6" svg:width="0.0504in" svg:height="0.0138in" svg:x="0.2807in" svg:y="0.0016in" svg:viewBox="0 0 129 36" svg:d="M129 7c-3-3-5-5-7-7 0 1-14 19-32 19-9 0-17-6-24-10-11-6-18-9-24-9-15 0-22 9-42 31 2 2 4 3 7 5 9-6 14-18 30-18 9 0 19 5 26 9 11 7 17 9 24 9 14 0 22-9 42-29z"><text:p/></draw:path><draw:path draw:style-name="gr3" draw:text-style-name="P6" svg:width="0.0815in" svg:height="0.0665in" svg:x="0.2642in" svg:y="0.0378in" svg:viewBox="0 0 208 170" svg:d="M91 22c15 0 30 0 44 0-13 57-16 74-16 99 0 6 0 16 3 29 4 18 8 20 14 20 8 0 16-8 16-15 0-2 0-3-3-8-11-28-11-53-11-64 0-20 3-41 7-61 14 0 30 0 44 0 6 0 19 0 19-13 0-9-8-9-16-9-43 0-85 0-128 0-9 0-23 0-41 18-13 15-23 33-23 35 1 1 0 3 4 3s4-1 6-4c20-30 42-30 49-30 8 0 15 0 22 0-12 46-33 93-49 128-3 6-3 7-3 9 0 8 6 11 12 11 11 0 14-11 18-25 6-18 6-19 11-39 7-28 15-55 21-84z"><text:p/></draw:path><draw:path draw:style-name="gr3" draw:text-style-name="P6" svg:width="0.0752in" svg:height="0.0878in" svg:x="0.4067in" svg:y="0.0209in" svg:viewBox="0 0 192 224" svg:d="M179 120c7 0 13 0 13-8s-6-8-13-8c-55 0-109 0-164 0 5-51 50-89 104-89 19 0 40 0 60 0 7 0 13 0 13-7 0-8-6-8-13-8-20 0-41 0-60 0-67 0-119 51-119 112s52 112 119 112c19 0 40 0 60 0 7 0 13 0 13-8 0-7-6-7-13-7-20 0-41 0-60 0-54 0-99-38-104-89 55 0 109 0 164 0z"><text:p/></draw:path><draw:path draw:style-name="gr3" draw:text-style-name="P6" svg:width="0.1035in" svg:height="0.1028in" svg:x="0.5429in" svg:y="-0.0004in" svg:viewBox="0 0 264 262" svg:d="M224 31c0-15 0-19 30-19 3 0 7 0 10 0 0-4 0-8 0-12-88 0-176 0-264 0 0 4 0 8 0 12 3 0 5 0 9 0 29 0 31 4 31 19 0 67 0 134 0 201 0 14-2 18-31 18-4 0-6 0-9 0 0 5 0 8 0 12 13-1 43-1 57-1 16 0 43 0 56 1 0-4 0-7 0-12-3 0-5 0-9 0-29 0-30-4-30-18 0-74 0-146 0-220 38 0 77 0 115 0 0 74 0 146 0 220 0 14 0 18-30 18-3 0-6 0-10 0 0 5 0 8 0 12 14-1 43-1 58-1s43 0 57 1c0-4 0-7 0-12-3 0-7 0-10 0-30 0-30-4-30-18 0-67 0-134 0-201z"><text:p/></draw:path></draw:g></text:span><text:span text:style-name="T2">, נבחר </text:span><text:span text:style-name="T2"><draw:g text:anchor-type="as-char" svg:y="-0.102in" draw:z-index="201" draw:name="Shape212" draw:style-name="gr1"><svg:title>TexMaths</svg:title><svg:desc>11§display§\pi = \tilde{\pi}§svg§600§FALSE§</svg:desc><draw:path draw:style-name="gr2" draw:text-style-name="P5" svg:width="0.3646in" svg:height="0.0862in" svg:x="0.0031in" svg:y="0.0079in" svg:viewBox="0 0 927 220" svg:d="M464 220c-155 0-309 0-464 0 0-73 0-147 0-220 309 0 618 0 927 0 0 73 0 147 0 220-154 0-309 0-463 0z"><text:p/></draw:path><draw:path draw:style-name="gr3" draw:text-style-name="P6" svg:width="0.0815in" svg:height="0.0661in" svg:x="-0.0004in" svg:y="0.0366in" svg:viewBox="0 0 208 169" svg:d="M91 22c15 0 30 0 44 0-13 57-16 73-16 100 0 5 0 15 3 27 3 18 8 20 14 20 8 0 16-7 16-14 0-4 0-4-2-9-11-26-11-52-11-63 0-19 2-40 6-61 14 0 29 0 44 0 6 0 19 0 19-12 0-10-8-10-16-10-42 0-85 0-128 0-9 0-23 0-41 19-13 14-23 31-23 34 1 1 0 4 4 4s4-2 7-5c19-30 41-30 48-30 8 0 15 0 22 0-12 47-33 93-49 127-3 6-3 7-3 9 0 8 6 11 12 11 11 0 14-11 18-24 6-18 6-19 11-37 7-29 15-58 21-86z"><text:p/></draw:path><draw:path draw:style-name="gr3" draw:text-style-name="P6" svg:width="0.1004in" svg:height="0.0346in" svg:x="0.1382in" svg:y="0.0461in" svg:viewBox="0 0 256 89" svg:d="M243 15c7 0 13 0 13-7 0-8-6-8-12-8-77 0-154 0-231 0-5 0-13 0-13 8 0 7 8 7 13 7 77 0 153 0 230 0zM244 89c6 0 12 0 12-8s-6-8-13-8c-77 0-153 0-230 0-5 0-13 0-13 8s8 8 13 8c77 0 154 0 231 0z"><text:p/></draw:path><draw:path draw:style-name="gr3" draw:text-style-name="P6" svg:width="0.05in" svg:height="0.0138in" svg:x="0.3106in" svg:y="0in" svg:viewBox="0 0 128 36" svg:d="M128 5c-3-2-4-3-6-5 0 1-15 19-32 19-9 0-19-6-25-10-10-6-18-9-24-9-15 0-22 9-41 30 2 2 3 4 5 6 0-1 15-18 32-18 9 0 19 5 26 9 10 6 17 9 23 9 15 0 22-9 42-31z"><text:p/></draw:path><draw:path draw:style-name="gr3" draw:text-style-name="P6" svg:width="0.0819in" svg:height="0.0661in" svg:x="0.2937in" svg:y="0.0366in" svg:viewBox="0 0 209 169" svg:d="M92 22c15 0 29 0 43 0-12 57-15 73-15 100 0 5 0 15 3 27 3 18 8 20 13 20 8 0 17-7 17-14 0-4 0-4-3-9-11-26-11-52-11-63 0-19 3-40 7-61 15 0 29 0 44 0 5 0 19 0 19-12 0-10-9-10-15-10-43 0-87 0-130 0-9 0-23 0-40 19-14 14-24 31-24 34 1 1 0 4 4 4s5-2 7-5c19-30 42-30 49-30 8 0 15 0 22 0-13 47-34 93-49 127-3 6-3 7-3 9 0 8 6 11 11 11 12 0 14-11 19-24 6-18 6-19 10-37 8-29 15-58 22-86z"><text:p/></draw:path></draw:g></text:span><text:span text:style-name="T2">, וסה"כ </text:span><text:span text:style-name="T2"><draw:g text:anchor-type="as-char" svg:y="-0.0811in" draw:z-index="202" draw:name="Shape213" draw:style-name="gr1"><svg:title>TexMaths</svg:title><svg:desc>11§display§a \in \pi§svg§600§FALSE§</svg:desc><draw:path draw:style-name="gr2" draw:text-style-name="P5" svg:width="0.3358in" svg:height="0.0713in" svg:x="0.0016in" svg:y="0.0079in" svg:viewBox="0 0 854 182" svg:d="M428 182c-143 0-285 0-428 0 0-60 0-122 0-182 285 0 569 0 854 0 0 60 0 122 0 182-142 0-285 0-426 0z"><text:p/></draw:path><draw:path draw:style-name="gr3" draw:text-style-name="P6" svg:width="0.0693in" svg:height="0.0677in" svg:x="-0.0004in" svg:y="0.0146in" svg:viewBox="0 0 177 173" svg:d="M129 25c-7-14-18-25-36-25-45 0-93 57-93 113 0 35 22 60 52 60 7 0 27-2 50-28 2 15 17 28 35 28 14 0 22-9 28-22s12-35 12-36c0-4-3-4-4-4-5 0-5 2-6 7-6 23-13 46-30 46-9 0-11-9-11-17 0-9 0-12 5-27 4-17 5-20 9-34 4-19 10-37 14-54 2-11 2-12 2-13 0-7-4-11-11-11-10 0-15 8-16 17zM103 124c-1 6-1 6-7 13-17 21-33 27-43 27-20 0-26-20-26-36 0-17 13-64 21-82 12-23 30-37 45-37 26 0 31 32 31 34s-1 4-1 6c-6 24-13 50-20 75z"><text:p/></draw:path><draw:path draw:style-name="gr3" draw:text-style-name="P6" svg:width="0.0756in" svg:height="0.0866in" svg:x="0.1287in" svg:y="0in" svg:viewBox="0 0 193 221" svg:d="M180 118c7 0 13 0 13-6 0-8-6-8-13-8-55 0-109 0-164 0 5-51 49-89 104-89 20 0 39 0 60 0 7 0 13 0 13-7 0-8-6-8-13-8-21 0-40 0-61 0-66 0-119 50-119 112 0 60 53 109 119 109 21 0 40 0 61 0 7 0 13 0 13-7 0-8-6-8-13-8-21 0-40 0-60 0-55 0-99-37-104-88 55 0 109 0 164 0z"><text:p/></draw:path><draw:path draw:style-name="gr3" draw:text-style-name="P6" svg:width="0.0819in" svg:height="0.0661in" svg:x="0.2634in" svg:y="0.0165in" svg:viewBox="0 0 209 169" svg:d="M92 23c15 0 29 0 43 0-12 56-15 72-15 99 0 4 0 14 3 27 3 18 8 20 13 20 8 0 17-8 17-15 0-3 0-3-3-8-11-26-11-52-11-63 0-19 3-40 7-60 15 0 29 0 44 0 5 0 19 0 19-13 0-10-9-10-16-10-42 0-86 0-129 0-9 0-23 0-40 19-14 14-24 31-24 34 1 1 0 4 4 4s5-2 7-5c19-29 42-29 49-29 8 0 15 0 22 0-13 46-34 92-49 126-3 6-3 7-3 9 0 8 6 11 11 11 12 0 14-11 19-25 6-18 6-18 10-37 8-28 15-57 22-84z"><text:p/></draw:path></draw:g></text:span><text:span text:style-name="T2"><text:s/>כדרוש. </text:span></text:p>
        </text:list-item>
        <text:list-item>
          <text:p text:style-name="P39"><text:span text:style-name="T2">סימטריות: </text:span><text:span text:style-name="T31">יהי </text:span><text:span text:style-name="T31"><draw:g text:anchor-type="as-char" svg:y="-0.1075in" draw:z-index="203" draw:name="Shape214" draw:style-name="gr1"><svg:title>TexMaths</svg:title><svg:desc>11§display§a, b \in A§svg§600§FALSE§</svg:desc><draw:path draw:style-name="gr2" draw:text-style-name="P5" svg:width="0.4925in" svg:height="0.1217in" svg:x="0.0016in" svg:y="0.0079in" svg:viewBox="0 0 1252 310" svg:d="M626 310c-209 0-417 0-626 0 0-103 0-207 0-310 417 0 835 0 1252 0 0 103 0 207 0 310-209 0-418 0-626 0z"><text:p/></draw:path><draw:path draw:style-name="gr3" draw:text-style-name="P6" svg:width="0.0693in" svg:height="0.0685in" svg:x="-0.0004in" svg:y="0.0429in" svg:viewBox="0 0 177 175" svg:d="M129 25c-7-14-18-25-35-25-46 0-94 57-94 113 0 37 22 62 52 62 7 0 27-1 50-29 3 16 17 29 36 29 13 0 22-9 28-21 6-14 11-37 11-38 0-4-3-4-4-4-5 0-5 1-6 7-6 25-13 47-29 47-10 0-11-10-11-18s0-10 4-28c4-15 5-20 9-34 4-19 10-36 14-54 2-11 2-12 2-13 0-7-4-11-11-11-10 0-15 9-16 17zM103 124c-1 8-1 8-7 15-17 22-33 27-43 27-20 0-25-21-25-36 0-19 12-66 20-84 13-23 30-37 46-37 25 0 30 32 30 34s-1 4-1 6c-6 25-13 50-20 75z"><text:p/></draw:path><draw:path draw:style-name="gr3" draw:text-style-name="P6" svg:width="0.0173in" svg:height="0.0453in" svg:x="0.087in" svg:y="0.0929in" svg:viewBox="0 0 45 116" svg:d="M45 41c0-26-10-41-24-41-13 0-21 10-21 21 0 10 8 20 21 20 4 0 9-1 13-5 1-1 1-1 2-1 0 2 0 0 0 6 0 28-14 50-26 64-4 3-3 5-3 6 0 2 1 5 3 5 4 0 35-30 35-75z"><text:p/></draw:path><draw:path draw:style-name="gr3" draw:text-style-name="P6" svg:width="0.0559in" svg:height="0.1063in" svg:x="0.1488in" svg:y="0.0047in" svg:viewBox="0 0 143 271" svg:d="M75 4c0-1 0-4-6-4-8 0-37 3-47 3-2 1-7 1-7 8 0 6 4 5 9 5 19 0 20 3 20 7 0 2-3 15-5 23-11 42-21 84-32 127-5 17-7 24-7 37 0 36 21 61 50 61 45 0 93-58 93-113 0-35-21-61-52-61-17 0-34 11-45 23 10-39 19-77 29-116zM39 150c2-8 2-9 5-14 19-25 36-30 46-30 15 0 24 11 24 36 0 23-12 66-19 80-12 27-30 40-45 40-14 0-27-10-27-39 0-7 0-14 7-38 3-12 5-24 9-35z"><text:p/></draw:path><draw:path draw:style-name="gr3" draw:text-style-name="P6" svg:width="0.076in" svg:height="0.087in" svg:x="0.2614in" svg:y="0.0283in" svg:viewBox="0 0 194 222" svg:d="M179 120c7 0 15 0 15-8s-8-8-15-8c-54 0-109 0-162 0 4-51 48-89 103-89 20 0 40 0 59 0 7 0 15 0 15-7 0-8-8-8-15-8-19 0-40 0-60 0-66 0-119 49-119 112 0 62 53 110 119 110 20 0 41 0 60 0 7 0 15 0 15-8 0-7-8-7-15-7-19 0-39 0-59 0-55 0-99-35-103-87 53 0 108 0 162 0z"><text:p/></draw:path><draw:path draw:style-name="gr3" draw:text-style-name="P6" svg:width="0.1039in" svg:height="0.1079in" svg:x="0.3976in" svg:y="0in" svg:viewBox="0 0 265 275" svg:d="M55 231c-15 25-30 31-47 32-5 1-8 1-8 8 0 2 2 4 4 4 11 0 24-1 35-1 12 0 26 1 38 1 2 0 7 0 7-8 0-3-4-4-6-4-9 0-19-3-19-13 0-5 3-9 6-15 10-16 20-33 30-48 32 0 65 0 96 0 2 8 7 59 7 64 0 11-21 12-29 12-5 0-8 0-8 8 0 4 4 4 5 4 16 0 32-1 49-1 9 0 34 1 43 1 3 0 7 0 7-8 0-4-4-4-9-4-24 0-24-2-25-13-9-79-16-160-24-240 0-8 0-10-7-10-6 0-7 3-10 7-45 74-90 149-135 224zM102 175c26-43 51-85 76-127 5 42 8 84 12 127-29 0-58 0-88 0z"><text:p/></draw:path></draw:g></text:span><text:span text:style-name="T31">, נניח </text:span><text:span text:style-name="T31"><draw:g text:anchor-type="as-char" svg:y="-0.1047in" draw:z-index="204" draw:name="Shape215" draw:style-name="gr1"><svg:title>TexMaths</svg:title><svg:desc>11§display§a R_\Pi b§svg§600§FALSE§</svg:desc><draw:path draw:style-name="gr2" draw:text-style-name="P5" svg:width="0.3402in" svg:height="0.1118in" svg:x="0.0016in" svg:y="0.0075in" svg:viewBox="0 0 865 285" svg:d="M0 0c288 0 577 0 865 0 0 95 0 191 0 285-288 0-577 0-865 0 0-94 0-190 0-285z"><text:p/></draw:path><draw:path draw:style-name="gr3" draw:text-style-name="P6" svg:width="0.0693in" svg:height="0.0681in" svg:x="-0.0004in" svg:y="0.0382in" svg:viewBox="0 0 177 174" svg:d="M129 25c-7-14-18-25-35-25-46 0-94 57-94 113 0 37 21 61 52 61 7 0 26-1 49-27 4 16 18 27 35 27 15 0 24-9 29-20 7-14 12-37 12-38 0-4-3-4-4-4-5 0-5 1-6 7-6 25-14 47-29 47-10 0-11-10-11-17 0-8 0-11 4-29 4-15 5-20 9-34 4-19 9-36 13-54 3-11 3-12 3-13 0-7-4-11-11-11-10 0-15 9-16 17zM103 126c-2 6-2 7-7 14-17 21-33 26-44 26-19 0-24-21-24-35 0-20 12-67 20-85 13-23 30-37 46-37 25 0 30 32 30 34s-1 4-1 7c-6 25-13 50-20 76z"><text:p/></draw:path><draw:path draw:style-name="gr3" draw:text-style-name="P6" svg:width="0.1083in" svg:height="0.1063in" svg:x="0.0803in" svg:y="0.002in" svg:viewBox="0 0 276 271" svg:d="M129 26c2-8 4-13 11-14 3 0 16 0 24 0 27 0 70 0 70 38 0 13-6 40-22 55-10 10-30 23-65 23-14 0-28 0-42 0 7-34 16-69 24-102zM185 132c38-9 85-35 85-75 0-33-35-57-85-57-38 0-74 0-111 0-8 0-11 0-11 8 0 4 3 4 11 4 1 0 9 0 14 0 8 1 11 1 11 7 0 1 0 2-1 7-18 69-34 138-52 206-4 16-5 19-35 19-8 0-11 0-11 8 0 3 4 3 6 3 11 0 37-1 48-1s38 1 49 1c4 0 8 0 8-7 0-4-3-4-11-4-14 0-25 0-25-8 0-2 1-4 1-6 9-34 16-68 25-101 16 0 31 0 46 0 36 0 43 22 43 34 0 5-3 17-5 26-3 11-7 25-7 33 0 42 46 42 52 42 33 0 46-39 46-44 0-4-3-2-4-4-5 0-5 2-6 4-10 29-26 35-35 35-12 0-15-7-15-23 0-12 2-32 4-44 0-5 1-13 1-18 0-28-26-40-36-45z"><text:p/></draw:path><draw:path draw:style-name="gr3" draw:text-style-name="P6" svg:width="0.0776in" svg:height="0.0717in" svg:x="0.1949in" svg:y="0.0559in" svg:viewBox="0 0 198 183" svg:d="M169 22c0-9 2-12 22-12 3 0 5 0 7 0 0-3 0-7 0-10-66 0-132 0-198 0 0 3 0 7 0 10 2 0 4 0 7 0 21 0 21 3 21 12 0 46 0 93 0 140 0 8 0 11-21 11-3 0-5 0-7 0 0 3 0 7 0 10 13 0 31-1 41-1s27 1 40 1c0-3 0-7 0-10-2 0-4 0-6 0-21 0-21-2-21-11 0-51 0-101 0-152 30 0 60 0 90 0 0 51 0 101 0 152 0 8-1 11-22 11-2 0-3 0-5 0 0 3 0 7 0 10 13 0 30-1 39-1 11 0 28 1 42 1 0-3 0-7 0-10-2 0-4 0-7 0-20 0-22-2-22-11 0-47 0-94 0-140z"><text:p/></draw:path><draw:path draw:style-name="gr3" draw:text-style-name="P6" svg:width="0.0555in" svg:height="0.1063in" svg:x="0.2937in" svg:y="0in" svg:viewBox="0 0 142 271" svg:d="M74 4c-1-1 0-4-5-4-8 0-37 3-47 4-3 0-8 0-8 8 0 5 4 5 10 5 18 0 19 2 19 6 0 2-3 16-6 23-11 42-20 84-31 126-5 19-6 25-6 38 0 38 20 61 48 61 47 0 94-57 94-112 0-34-21-62-52-62-17 0-33 12-45 23 10-38 19-77 29-116zM37 150c3-8 3-9 6-13 20-26 36-31 47-31 13 0 24 12 24 36 0 22-13 66-19 81-14 26-31 40-47 40-13 0-25-11-25-39 0-8 0-15 6-39 3-12 5-23 8-35z"><text:p/></draw:path></draw:g></text:span><text:span text:style-name="T31">, ונוכיח </text:span><text:span text:style-name="T31"><draw:g text:anchor-type="as-char" svg:y="-0.1047in" draw:z-index="205" draw:name="Shape216" draw:style-name="gr1"><svg:title>TexMaths</svg:title><svg:desc>11§display§b R_\Pi a§svg§600§FALSE§</svg:desc><draw:path draw:style-name="gr2" draw:text-style-name="P5" svg:width="0.337in" svg:height="0.1118in" svg:x="0in" svg:y="0.0075in" svg:viewBox="0 0 857 285" svg:d="M0 0c286 0 572 0 857 0 0 95 0 191 0 285-285 0-571 0-857 0 0-94 0-190 0-285z"><text:p/></draw:path><draw:path draw:style-name="gr3" draw:text-style-name="P6" svg:width="0.0555in" svg:height="0.1063in" svg:x="-0.0004in" svg:y="0in" svg:viewBox="0 0 142 271" svg:d="M74 4c-3-1 0-4-6-4-9 0-36 3-46 4-3 0-8 0-8 8 0 5 4 5 9 5 19 0 20 2 20 6 0 2-3 16-6 23-11 42-21 84-32 126-4 19-5 25-5 38 0 38 20 61 48 61 47 0 94-57 94-112 0-34-21-62-52-62-17 0-34 12-45 23 10-38 19-77 29-116zM37 150c3-8 3-9 6-13 19-26 36-31 46-31 14 0 24 12 24 36 0 22-12 66-18 81-14 26-31 40-47 40-13 0-25-11-25-39 0-8 0-15 6-39 3-12 5-23 8-35z"><text:p/></draw:path><draw:path draw:style-name="gr3" draw:text-style-name="P6" svg:width="0.1083in" svg:height="0.1063in" svg:x="0.0638in" svg:y="0.002in" svg:viewBox="0 0 276 271" svg:d="M129 26c2-8 4-13 11-14 3 0 16 0 24 0 27 0 70 0 70 38 0 13-6 40-22 55-10 8-31 23-65 23-14 0-28 0-43 0 8-34 17-69 25-102zM185 132c38-9 84-35 84-75 0-33-34-57-84-57-37 0-74 0-110 0-9 0-12 0-12 8 0 4 3 4 11 4 1 0 8 0 15 0 7 1 10 1 10 7 0 1 0 2-1 7-18 69-34 138-52 206-4 16-5 19-35 19-8 0-11 0-11 8 0 3 4 3 5 3 11 0 38-1 49-1s38 1 49 1c4 0 8 0 8-7 0-4-3-4-11-4-14 0-25 0-25-8 0-2 1-4 1-6 9-34 16-68 25-101 16 0 31 0 46 0 35 0 42 22 42 34 0 5-2 17-4 26-4 11-7 25-7 33 0 42 46 42 52 42 33 0 46-39 46-44 0-4-3-2-4-4-5 0-5 2-6 4-10 29-26 35-35 35-13 0-16-7-16-23 0-12 3-32 5-44 0-5 1-13 1-18 0-28-26-40-36-45z"><text:p/></draw:path><draw:path draw:style-name="gr3" draw:text-style-name="P6" svg:width="0.0776in" svg:height="0.0717in" svg:x="0.1783in" svg:y="0.0559in" svg:viewBox="0 0 198 183" svg:d="M169 22c0-9 1-12 22-12 2 0 5 0 7 0 0-3 0-7 0-10-66 0-132 0-198 0 0 3 0 7 0 10 2 0 4 0 7 0 20 0 20 3 20 12 0 46 0 93 0 140 0 8 0 11-20 11-3 0-5 0-7 0 0 3 0 7 0 10 13 0 31-1 41-1s27 1 40 1c0-3 0-7 0-10-2 0-4 0-6 0-21 0-21-2-21-11 0-51 0-101 0-152 30 0 60 0 90 0 0 51 0 101 0 152 0 8-1 11-22 11-2 0-3 0-5 0 0 3 0 7 0 10 13 0 30-1 39-1 10 0 28 1 42 1 0-3 0-7 0-10-2 0-5 0-7 0-21 0-22-2-22-11 0-47 0-94 0-140z"><text:p/></draw:path><draw:path draw:style-name="gr3" draw:text-style-name="P6" svg:width="0.0693in" svg:height="0.0681in" svg:x="0.276in" svg:y="0.0382in" svg:viewBox="0 0 177 174" svg:d="M129 25c-7-14-18-25-36-25-45 0-93 57-93 113 0 37 21 61 52 61 7 0 26-1 50-27 2 16 17 27 34 27 15 0 23-9 29-20 6-14 12-37 12-38 0-4-3-4-4-4-5 0-5 1-6 7-6 25-13 47-30 47-9 0-11-10-11-17 0-8 0-11 5-29 4-15 5-20 9-34 4-19 10-36 14-54 2-11 2-12 2-13 0-7-4-11-11-11-10 0-15 9-16 17zM103 126c-1 6-1 7-7 14-17 21-33 26-43 26-20 0-26-21-26-35 0-20 13-67 21-85 12-23 30-37 45-37 26 0 31 32 31 34s-1 4-1 7c-6 25-13 50-20 76z"><text:p/></draw:path></draw:g></text:span><text:span text:style-name="T31">, ובאופן שקול, נוכיח קיום </text:span><text:span text:style-name="T31"><draw:g text:anchor-type="as-char" svg:y="-0.1043in" draw:z-index="206" draw:name="Shape217" draw:style-name="gr1"><svg:title>TexMaths</svg:title><svg:desc>11§display§\pi_b \in \Pi§svg§600§FALSE§</svg:desc><draw:path draw:style-name="gr2" draw:text-style-name="P5" svg:width="0.426in" svg:height="0.111in" svg:x="0.0031in" svg:y="0.0071in" svg:viewBox="0 0 1083 283" svg:d="M542 283c-181 0-362 0-542 0 0-94 0-188 0-283 361 0 722 0 1083 0 0 95 0 189 0 283-180 0-361 0-541 0z"><text:p/></draw:path><draw:path draw:style-name="gr3" draw:text-style-name="P6" svg:width="0.0815in" svg:height="0.0669in" svg:x="-0.0004in" svg:y="0.0382in" svg:viewBox="0 0 208 171" svg:d="M91 22c15 0 30 0 44 0-13 57-16 74-16 99 0 7 0 17 3 30 3 17 8 20 14 20 8 0 16-8 16-16 0-2 0-3-2-7-11-29-11-54-11-64 0-21 2-42 6-62 14 0 30 0 44 0 6 0 19 0 19-13 0-9-8-9-16-9-42 0-85 0-128 0-9 0-23 0-41 18-13 15-23 33-23 35 1 1 0 3 4 3s4-1 7-4c19-30 41-30 48-30 8 0 15 0 22 0-12 46-33 94-49 129-3 6-3 7-3 9 0 8 6 11 12 11 11 0 14-11 18-25 6-18 6-19 11-39 7-29 15-56 21-85z"><text:p/></draw:path><draw:path draw:style-name="gr3" draw:text-style-name="P6" svg:width="0.0425in" svg:height="0.0744in" svg:x="0.0894in" svg:y="0.0516in" svg:viewBox="0 0 109 190" svg:d="M53 8c0-1 1-4 1-5s-1-3-5-3c-5 0-27 2-34 2-2 1-6 1-6 7 0 3 4 3 7 3 14 0 14 2 14 5 0 2-4 13-5 18-2 9-4 17-6 26-3 8-18 68-18 71-1 7-1 10-1 14 0 27 16 44 40 44 33 0 69-37 69-76 0-32-22-46-41-46-14 0-25 8-34 16 7-26 12-51 19-76zM40 182c-14 0-21-11-21-27 0-9 2-19 10-49 2-6 2-6 6-12 11-12 23-18 32-18 11 0 20 8 20 27 0 11-6 38-13 54-7 13-21 25-34 25z"><text:p/></draw:path><draw:path draw:style-name="gr3" draw:text-style-name="P6" svg:width="0.076in" svg:height="0.0878in" svg:x="0.198in" svg:y="0.0213in" svg:viewBox="0 0 194 224" svg:d="M179 120c7 0 15 0 15-8 0-7-8-7-15-7-55 0-109 0-164 0 6-52 50-90 104-90 20 0 40 0 60 0 7 0 15 0 15-7 0-8-8-8-15-8-20 0-40 0-60 0-66 0-119 51-119 112 0 62 53 112 119 112 20 0 40 0 60 0 7 0 15 0 15-8s-8-8-15-8c-20 0-40 0-60 0-54 0-98-36-104-88 55 0 109 0 164 0z"><text:p/></draw:path><draw:path draw:style-name="gr3" draw:text-style-name="P6" svg:width="0.1035in" svg:height="0.1028in" svg:x="0.3335in" svg:y="0in" svg:viewBox="0 0 264 262" svg:d="M224 31c0-14 0-19 30-19 3 0 7 0 10 0 0-4 0-8 0-12-88 0-176 0-264 0 0 4 0 8 0 12 3 0 5 0 9 0 29 0 31 5 31 19 0 67 0 134 0 201 0 14-2 18-31 18-4 0-6 0-9 0 0 5 0 9 0 12 13-1 42-1 57-1 14 0 43 0 57 1 0-3 0-7 0-12-3 0-6 0-10 0-29 0-30-4-30-18 0-73 0-147 0-220 38 0 77 0 115 0 0 73 0 147 0 220 0 14 0 18-30 18-3 0-6 0-9 0 0 5 0 9 0 12 14-1 41-1 57-1 14 0 43 0 57 1 0-3 0-7 0-12-3 0-7 0-10 0-30 0-30-4-30-18 0-67 0-134 0-201z"><text:p/></draw:path></draw:g></text:span><text:span text:style-name="T31"><text:s/>כך ש־</text:span><text:span text:style-name="T31"><draw:g text:anchor-type="as-char" svg:y="-0.1134in" draw:z-index="207" draw:name="Shape218" draw:style-name="gr1"><svg:title>TexMaths</svg:title><svg:desc>11§display§\la b, a \ra \in \pi_b \times \pi_b§svg§600§FALSE§</svg:desc><draw:path draw:style-name="gr2" draw:text-style-name="P5" svg:width="0.9717in" svg:height="0.1354in" svg:x="-0.0004in" svg:y="0.0071in" svg:viewBox="0 0 2469 345" svg:d="M0 0c823 0 1646 0 2469 0 0 115 0 230 0 345-823 0-1646 0-2469 0 0-115 0-230 0-345z"><text:p/></draw:path><draw:path draw:style-name="gr3" draw:text-style-name="P6" svg:width="0.0335in" svg:height="0.1508in" svg:x="0.0087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6" svg:width="0.0555in" svg:height="0.1059in" svg:x="0.0583in" svg:y="0.0071in" svg:viewBox="0 0 142 270" svg:d="M75 3c-2-1 0-3-6-3-9 0-37 2-47 3-3 0-8 1-8 8 0 4 5 4 10 4 19 0 19 4 19 7s-3 17-5 24c-11 42-20 84-31 126-5 20-7 24-7 37 0 38 21 61 49 61 46 0 93-58 93-111 0-36-20-62-51-62-17 0-34 11-45 23 10-40 19-78 29-117zM38 150c3-9 3-10 6-15 19-24 36-30 46-30 14 0 24 12 24 36 0 23-12 66-19 81-13 26-31 40-46 40-13 0-26-11-26-40 0-6 0-14 7-37 3-12 5-24 8-35z"><text:p/></draw:path><draw:path draw:style-name="gr3" draw:text-style-name="P6" svg:width="0.0173in" svg:height="0.0453in" svg:x="0.1295in" svg:y="0.0972in" svg:viewBox="0 0 45 116" svg:d="M45 41c0-26-10-41-25-41-12 0-20 10-20 21 0 10 8 21 20 21 4 0 10-2 14-6 1-1 1-1 1-1 1 0 1 0 1 6 0 28-13 51-26 65-5 3-5 4-5 5 0 4 3 5 5 5 4 0 35-30 35-75z"><text:p/></draw:path><draw:path draw:style-name="gr3" draw:text-style-name="P6" svg:width="0.0689in" svg:height="0.0681in" svg:x="0.1902in" svg:y="0.0453in" svg:viewBox="0 0 176 174" svg:d="M129 24c-8-14-19-24-37-24-45 0-92 56-92 112 0 37 21 62 51 62 7 0 27-1 50-29 3 17 17 29 35 29 14 0 22-9 29-21 7-14 11-37 11-38 0-4-3-4-4-4-4 0-5 1-6 7-7 25-13 48-29 48-11 0-12-10-12-17 0-9 1-12 6-29 4-17 4-21 8-35 4-19 9-37 14-54 2-11 2-11 2-13 0-7-4-10-11-10-9 0-14 9-15 16zM103 124c-2 7-2 8-7 15-18 21-33 27-44 27-20 0-25-22-25-36 0-20 13-67 21-85 12-23 30-37 45-37 25 0 30 32 30 34s0 4-1 6c-7 26-12 51-19 76z"><text:p/></draw:path><draw:path draw:style-name="gr3" draw:text-style-name="P6" svg:width="0.0335in" svg:height="0.1508in" svg:x="0.2728in" svg:y="0in" svg:viewBox="0 0 86 384" svg:d="M84 198c2-4 2-5 2-5 0-1 0-3-2-7-22-59-46-119-68-177-2-7-5-9-8-9-5 0-8 3-8 8 0 1 0 2 1 6 23 60 45 119 68 179-23 58-45 117-68 177-1 4-1 4-1 7 0 4 3 7 8 7 4 0 6-4 7-7 23-60 45-119 69-179z"><text:p/></draw:path><draw:path draw:style-name="gr3" draw:text-style-name="P6" svg:width="0.0752in" svg:height="0.087in" svg:x="0.3783in" svg:y="0.0307in" svg:viewBox="0 0 192 222" svg:d="M179 120c7 0 13 0 13-8 0-7-6-7-13-7-55 0-109 0-164 0 5-52 50-90 104-90 20 0 40 0 60 0 7 0 13 0 13-7 0-8-6-8-13-8-21 0-40 0-61 0-66 0-118 51-118 112 0 62 52 110 118 110 21 0 40 0 61 0 7 0 13 0 13-7 0-8-6-7-13-7-20 0-40 0-60 0-54 0-99-36-104-88 55 0 109 0 164 0z"><text:p/></draw:path><draw:path draw:style-name="gr3" draw:text-style-name="P6" svg:width="0.0815in" svg:height="0.0665in" svg:x="0.513in" svg:y="0.048in" svg:viewBox="0 0 208 170" svg:d="M91 22c15 0 30 0 44 0-13 57-16 74-16 99 0 7 0 17 3 30 4 16 8 19 14 19 8 0 16-7 16-15 0-2 0-3-2-9-11-27-11-52-11-62 0-21 2-42 6-62 14 0 30 0 44 0 6 0 19 0 19-13 0-9-8-9-16-9-42 0-85 0-128 0-9 0-23 0-41 18-13 15-23 33-23 35 1 1 0 3 4 3s4-1 7-4c19-30 41-30 48-30 8 0 15 0 22 0-12 46-33 94-49 128-3 6-3 6-3 10 0 7 6 10 12 10 11 0 14-10 18-25 6-18 6-18 11-38 7-29 15-56 21-85z"><text:p/></draw:path><draw:path draw:style-name="gr3" draw:text-style-name="P6" svg:width="0.0425in" svg:height="0.074in" svg:x="0.6028in" svg:y="0.063in" svg:viewBox="0 0 109 189" svg:d="M53 8c1 0 1-4 1-5s-1-3-5-3-27 2-34 2c-2 1-5 1-5 7 0 3 3 3 6 3 14 0 14 2 14 5 0 2-4 13-5 18-2 9-4 17-6 26-3 8-18 68-18 71-1 7-1 10-1 13 0 28 16 44 40 44 34 0 69-36 69-76 0-32-22-45-41-45-13 0-25 8-34 15 7-26 12-50 19-75zM40 183c-14 0-21-12-21-28 0-10 2-20 10-49 2-6 2-7 6-12 11-13 23-18 33-18s20 8 20 26c0 11-7 39-14 54-7 14-20 27-34 27z"><text:p/></draw:path><draw:path draw:style-name="gr3" draw:text-style-name="P6" svg:width="0.0732in" svg:height="0.0724in" svg:x="0.7126in" svg:y="0.0398in" svg:viewBox="0 0 187 185" svg:d="M93 81c-25-25-51-50-77-75-4-6-5-6-8-6-4 0-8 3-8 8 0 2 1 3 5 7 26 26 52 51 77 77-25 26-51 51-77 78-4 4-5 5-5 7 0 5 4 8 8 8 3 0 4 0 8-6 26-25 52-50 77-76 27 27 54 53 81 80 0 1 3 2 5 2 5 0 8-3 8-8 0-2 0-2-1-4-28-28-62-61-82-81 24-24 48-47 71-70 2-2 8-8 10-10 1-1 2-2 2-4 0-5-3-8-8-8-3 0-4 1-9 6-25 25-51 50-77 75z"><text:p/></draw:path><draw:path draw:style-name="gr3" draw:text-style-name="P6" svg:width="0.0819in" svg:height="0.0665in" svg:x="0.8465in" svg:y="0.048in" svg:viewBox="0 0 209 170" svg:d="M92 22c15 0 30 0 44 0-13 57-16 74-16 99 0 7 0 17 3 30 3 16 8 19 13 19 8 0 17-7 17-15 0-2 0-3-2-9-11-27-11-52-11-62 0-21 2-42 6-62 15 0 30 0 44 0 5 0 19 0 19-13 0-9-8-9-15-9-43 0-87 0-130 0-8 0-23 0-40 18-13 15-24 33-24 35 2 1 0 3 5 3 3 0 4-1 6-4 19-30 42-30 49-30 8 0 15 0 22 0-12 46-33 94-49 128-3 6-3 6-3 10 0 7 6 10 11 10 12 0 15-10 19-25 6-18 6-18 10-38 8-29 15-56 22-85z"><text:p/></draw:path><draw:path draw:style-name="gr3" draw:text-style-name="P6" svg:width="0.0429in" svg:height="0.074in" svg:x="0.9362in" svg:y="0.063in" svg:viewBox="0 0 110 189" svg:d="M54 8c0-1 1-4 1-5s-1-3-4-3c-6 0-28 2-35 2-2 1-6 1-6 7 0 3 4 3 8 3 12 0 12 2 12 5 0 2-3 13-4 18-2 9-4 17-6 26-2 8-18 68-18 71-2 7-2 10-2 13 0 28 18 44 41 44 33 0 69-36 69-76 0-32-22-45-41-45-14 0-25 8-34 15 7-26 12-50 19-75zM41 183c-14 0-21-12-21-28 0-10 2-20 10-49 1-6 1-7 6-12 10-13 23-18 32-18 11 0 20 8 20 26 0 11-6 39-13 54-7 14-21 27-34 27z"><text:p/></draw:path></draw:g></text:span><text:span text:style-name="T31">. מתוך ההנחה, קיים </text:span><text:span text:style-name="T31"><draw:g text:anchor-type="as-char" svg:y="-0.1043in" draw:z-index="209" draw:name="Shape219" draw:style-name="gr1"><svg:title>TexMaths</svg:title><svg:desc>11§display§\pi_a \in \Pi§svg§600§FALSE§</svg:desc><draw:path draw:style-name="gr2" draw:text-style-name="P5" svg:width="0.4394in" svg:height="0.1114in" svg:x="0.0035in" svg:y="0.0071in" svg:viewBox="0 0 1117 284" svg:d="M559 284c-186 0-373 0-559 0 0-94 0-189 0-284 372 0 745 0 1117 0 0 95 0 190 0 284-186 0-372 0-558 0z"><text:p/></draw:path><draw:path draw:style-name="gr3" draw:text-style-name="P6" svg:width="0.0815in" svg:height="0.0669in" svg:x="0in" svg:y="0.0382in" svg:viewBox="0 0 208 171" svg:d="M91 22c15 0 30 0 44 0-13 57-16 74-16 99 0 7 0 17 3 30 5 17 8 20 14 20 8 0 16-8 16-16 0-2 0-3-2-7-11-29-11-54-11-64 0-21 2-42 6-62 14 0 30 0 44 0 6 0 19 0 19-13 0-9-8-9-16-9-42 0-85 0-128 0-9 0-23 0-41 18-13 15-23 33-23 35 1 1 0 3 4 3s4-1 7-4c19-30 41-30 48-30 8 0 15 0 22 0-12 46-33 94-49 129-3 6-3 7-3 9 0 8 6 11 12 11 11 0 14-11 18-25 6-18 6-19 11-39 7-29 15-56 21-85z"><text:p/></draw:path><draw:path draw:style-name="gr3" draw:text-style-name="P6" svg:width="0.0543in" svg:height="0.0476in" svg:x="0.089in" svg:y="0.0791in" svg:viewBox="0 0 139 122" svg:d="M98 17c-6-10-14-17-28-17-35 0-70 39-70 77 0 27 18 45 41 45 15 0 28-8 38-18 6 15 21 18 29 18 10 0 16-6 21-14 6-11 10-26 10-28 0-3-4-3-5-3-4 0-4 1-6 9-4 12-8 29-20 29-7 0-9-6-9-14 0-4 2-14 4-22 3-6 5-17 6-24 2-6 3-13 5-20 3-7 6-20 6-21 0-6-6-8-10-8s-10 3-12 11zM80 86c-1 8-7 12-13 18-2 2-13 11-25 11-10 0-20-7-20-27 0-14 8-44 14-55 12-21 27-25 34-25 19 0 25 21 25 23 0 1-2 3-2 4-4 17-8 34-13 51z"><text:p/></draw:path><draw:path draw:style-name="gr3" draw:text-style-name="P6" svg:width="0.0752in" svg:height="0.0882in" svg:x="0.211in" svg:y="0.0213in" svg:viewBox="0 0 192 225" svg:d="M179 120c7 0 13 0 13-8 0-7-6-7-13-7-55 0-109 0-164 0 6-52 50-90 104-90 20 0 40 0 60 0 7 0 13 0 13-7 0-8-6-8-13-8-20 0-40 0-60 0-66 0-119 51-119 112 0 62 53 113 119 113 20 0 40 0 60 0 7 0 13 0 13-8s-6-8-13-8c-20 0-40 0-60 0-54 0-98-37-104-89 55 0 109 0 164 0z"><text:p/></draw:path><draw:path draw:style-name="gr3" draw:text-style-name="P6" svg:width="0.1035in" svg:height="0.1031in" svg:x="0.3469in" svg:y="0in" svg:viewBox="0 0 264 263" svg:d="M224 31c0-14 0-19 30-19 3 0 7 0 10 0 0-4 0-8 0-12-88 0-176 0-264 0 0 4 0 8 0 12 3 0 5 0 9 0 29 0 31 5 31 19 0 67 0 134 0 202 0 14-2 18-31 18-4 0-6 0-9 0 0 5 0 8 0 12 13-1 43-1 57-1 16 0 43 0 57 1 0-4 0-7 0-12-3 0-6 0-10 0-29 0-30-4-30-18 0-74 0-147 0-221 38 0 77 0 115 0 0 74 0 147 0 221 0 14 0 18-30 18-3 0-6 0-9 0 0 5 0 8 0 12 13-1 42-1 57-1s43 0 57 1c0-4 0-7 0-12-3 0-7 0-10 0-30 0-30-4-30-18 0-68 0-135 0-202z"><text:p/></draw:path></draw:g></text:span><text:span text:style-name="T31"><text:s/>כך ש־</text:span><text:span text:style-name="T31"><draw:g text:anchor-type="as-char" svg:y="-0.1134in" draw:z-index="208" draw:name="Shape220" draw:style-name="gr1"><svg:title>TexMaths</svg:title><svg:desc>11§display§\la a, b \ra \in \pi_a \times \pi_a§svg§600§FALSE§</svg:desc><draw:path draw:style-name="gr2" draw:text-style-name="P5" svg:width="0.9957in" svg:height="0.1358in" svg:x="-0.0004in" svg:y="0.0071in" svg:viewBox="0 0 2530 346" svg:d="M1266 346c-423 0-844 0-1266 0 0-116 0-230 0-346 843 0 1687 0 2530 0 0 116 0 230 0 346-421 0-843 0-1264 0z"><text:p/></draw:path><draw:path draw:style-name="gr3" draw:text-style-name="P6" svg:width="0.0335in" svg:height="0.1512in" svg:x="0.0087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693in" svg:height="0.0685in" svg:x="0.0575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173in" svg:height="0.0453in" svg:x="0.1449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555in" svg:height="0.1063in" svg:x="0.2063in" svg:y="0.0071in" svg:viewBox="0 0 142 271" svg:d="M75 4c0-1 0-4-6-4-8 0-37 3-47 3-3 1-7 1-7 8 0 6 4 6 9 6 19 0 20 2 20 6 0 2-4 16-5 23-11 42-21 84-32 127-5 19-7 25-7 37 0 37 21 61 50 61 45 0 92-57 92-112 0-36-20-62-51-62-17 0-34 11-45 23 10-39 19-77 29-116zM39 150c2-8 2-9 5-13 19-26 36-31 46-31 15 0 24 11 24 36 0 23-12 66-19 80-12 27-30 40-45 40-14 0-27-10-27-38 0-8 0-15 7-39 3-12 5-24 9-35z"><text:p/></draw:path><draw:path draw:style-name="gr3" draw:text-style-name="P6" svg:width="0.0335in" svg:height="0.1512in" svg:x="0.2732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076in" svg:height="0.087in" svg:x="0.3787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6" svg:width="0.0819in" svg:height="0.0669in" svg:x="0.5134in" svg:y="0.048in" svg:viewBox="0 0 209 171" svg:d="M92 22c15 0 29 0 43 0-12 57-15 74-15 100 0 6 0 17 2 29 5 17 9 20 14 20 8 0 16-7 16-15 0-2 0-3-2-8-11-28-11-53-11-64 0-20 3-41 6-62 15 0 30 0 44 0 6 0 20 0 20-13 0-9-9-9-15-9-43 0-87 0-130 0-9 0-23 0-41 19-13 14-23 32-23 34 1 1 0 4 4 4s5-2 7-5c19-30 41-30 48-30 8 0 15 0 22 0-12 47-33 94-49 129-2 5-2 6-2 10 0 6 5 10 11 10 11 0 14-11 18-26 6-17 6-18 11-37 8-29 15-57 22-86z"><text:p/></draw:path><draw:path draw:style-name="gr3" draw:text-style-name="P6" svg:width="0.0539in" svg:height="0.0472in" svg:x="0.6028in" svg:y="0.0898in" svg:viewBox="0 0 138 121" svg:d="M98 15c-7-8-15-15-29-15-34 0-69 37-69 76 0 26 18 45 41 45 14 0 27-8 38-19 5 17 21 19 28 19 10 0 16-5 22-14 5-10 9-26 9-27 0-4-4-4-5-4-3 0-3 1-5 9-4 13-9 28-20 28-8 0-9-5-9-13 0-4 2-14 3-21 3-7 6-18 7-24 2-7 3-14 5-21 2-6 5-20 5-21 0-5-5-9-9-9s-11 4-12 11zM80 85c-2 7-7 13-14 18-2 2-13 10-24 10-10 0-20-6-20-25 0-14 8-44 13-55 13-22 27-26 34-26 19 0 25 21 25 24 0 1 0 2-2 3-4 17-7 34-12 51z"><text:p/></draw:path><draw:path draw:style-name="gr3" draw:text-style-name="P6" svg:width="0.0732in" svg:height="0.0728in" svg:x="0.726in" svg:y="0.0394in" svg:viewBox="0 0 187 186" svg:d="M94 83c-26-26-52-52-77-77-5-5-6-6-9-6-4 0-8 3-8 8 0 2 1 3 6 7 25 26 51 52 77 77-26 26-52 52-77 79-5 4-6 5-6 7 0 5 4 8 8 8 3 0 4-1 9-5 25-27 51-52 77-78 26 27 53 53 80 81 1 0 3 2 5 2 5 0 8-3 8-8 0-1 0-2-1-4 0-1-62-62-81-82 24-23 47-47 71-70 1-2 8-7 9-9 1-1 2-3 2-5 0-5-3-8-8-8-3 0-4 1-8 6-26 25-52 51-77 77z"><text:p/></draw:path><draw:path draw:style-name="gr3" draw:text-style-name="P6" svg:width="0.0815in" svg:height="0.0669in" svg:x="0.8602in" svg:y="0.048in" svg:viewBox="0 0 208 171" svg:d="M91 22c15 0 30 0 44 0-13 57-16 74-16 100 0 6 0 17 3 29 3 17 8 20 14 20 8 0 16-7 16-15 0-2 0-3-2-8-11-28-11-53-11-64 0-20 2-41 6-62 15 0 30 0 44 0 6 0 19 0 19-13 0-9-8-9-15-9-43 0-86 0-129 0-9 0-24 0-41 19-13 14-23 32-23 34 1 1 0 4 4 4s4-2 6-5c20-30 42-30 49-30 8 0 15 0 22 0-12 47-33 94-49 129-3 5-3 6-3 10 0 6 6 10 11 10 12 0 15-11 19-26 6-17 6-18 11-37 7-29 15-57 21-86z"><text:p/></draw:path><draw:path draw:style-name="gr3" draw:text-style-name="P6" svg:width="0.0543in" svg:height="0.0472in" svg:x="0.9488in" svg:y="0.0898in" svg:viewBox="0 0 139 121" svg:d="M98 15c-6-8-14-15-28-15-35 0-70 37-70 76 0 26 18 45 41 45 15 0 28-8 38-19 6 17 21 19 29 19 10 0 16-5 21-14 6-10 10-26 10-27 0-4-4-4-5-4-4 0-4 1-6 9-4 13-8 28-20 28-7 0-9-5-9-13 0-4 2-14 4-21 3-7 5-18 6-24 2-7 3-14 5-21 3-6 6-20 6-21 0-5-6-9-10-9s-10 4-12 11zM80 85c-1 7-7 13-13 18-2 2-13 10-25 10-10 0-20-6-20-25 0-14 8-44 14-55 12-22 27-26 34-26 19 0 25 21 25 24 0 1-1 2-1 3-5 17-9 34-14 51z"><text:p/></draw:path></draw:g></text:span><text:span text:style-name="T31">, כלומר </text:span><text:span text:style-name="T31"><draw:g text:anchor-type="as-char" svg:y="-0.1063in" draw:z-index="213" draw:name="Shape221" draw:style-name="gr1"><svg:title>TexMaths</svg:title><svg:desc>11§display§a \in \pi_a \land b \in \pi_a§svg§600§FALSE§</svg:desc><draw:path draw:style-name="gr2" draw:text-style-name="P5" svg:width="0.978in" svg:height="0.113in" svg:x="0.0016in" svg:y="0.0063in" svg:viewBox="0 0 2485 288" svg:d="M1243 288c-415 0-828 0-1243 0 0-95 0-192 0-288 828 0 1657 0 2485 0 0 96 0 193 0 288-414 0-829 0-1242 0z"><text:p/></draw:path><draw:path draw:style-name="gr3" draw:text-style-name="P6" svg:width="0.0693in" svg:height="0.0685in" svg:x="-0.0004in" svg:y="0.0382in" svg:viewBox="0 0 177 175" svg:d="M129 24c-7-14-18-24-36-24-45 0-93 56-93 112 0 37 22 63 52 63 7 0 27-2 50-30 2 17 17 30 35 30 14 0 22-10 29-22 7-13 8-25 11-37 0-5-3-5-4-5-5 0-5 1-6 7-6 25-13 48-30 48-9 0-11-10-11-17 0-9 2-13 5-29 4-17 5-21 9-35 4-19 10-37 14-54 2-11 2-11 2-13 0-7-4-10-11-10-9 0-15 7-16 16zM103 124c-1 7-1 8-7 15-17 21-32 27-43 27-20 0-26-21-26-36 0-20 13-67 22-85 11-23 29-37 44-37 26 0 31 32 31 34s-1 4-1 6c-6 26-13 51-20 76z"><text:p/></draw:path><draw:path draw:style-name="gr3" draw:text-style-name="P6" svg:width="0.0752in" svg:height="0.0874in" svg:x="0.1291in" svg:y="0.0232in" svg:viewBox="0 0 192 223" svg:d="M179 120c7 0 13 0 13-8 0-7-6-7-13-7-55 0-109 0-164 0 5-52 50-90 104-90 20 0 40 0 60 0 7 0 13 0 13-7 0-8-6-8-13-8-20 0-40 0-60 0-67 0-119 51-119 112 0 62 52 111 119 111 20 0 40 0 60 0 7 0 13 0 13-7 0-8-6-8-13-8-20 0-40 0-60 0-54 0-99-36-104-88 55 0 109 0 164 0z"><text:p/></draw:path><draw:path draw:style-name="gr3" draw:text-style-name="P6" svg:width="0.0819in" svg:height="0.0673in" svg:x="0.2642in" svg:y="0.0398in" svg:viewBox="0 0 209 172" svg:d="M91 23c15 0 30 0 44 0-12 57-16 74-16 99 0 7 0 17 3 30 4 16 9 20 14 20 8 0 16-8 16-16 0-2 0-3-2-7-11-29-11-54-11-64 0-21 2-42 6-62 14 0 30 0 44 0 6 0 20 0 20-13 0-10-9-10-17-10-42 0-85 0-128 0-9 0-23 0-41 19-13 15-23 33-23 35 1 1 0 3 4 3s5-1 7-4c19-30 41-30 48-30 8 0 15 0 22 0-12 46-33 94-49 129-2 5-2 6-2 9 0 7 5 11 11 11 11 0 14-11 18-26 6-17 6-18 11-38 7-29 15-56 21-85z"><text:p/></draw:path><draw:path draw:style-name="gr3" draw:text-style-name="P6" svg:width="0.0535in" svg:height="0.0476in" svg:x="0.3535in" svg:y="0.0807in" svg:viewBox="0 0 137 122" svg:d="M97 17c-6-10-15-17-28-17-34 0-69 39-69 77 0 26 18 45 41 45 14 0 27-9 38-19 5 16 21 19 28 19 10 0 16-6 21-14 6-11 9-27 9-28 0-3-3-3-4-3-3 0-4 1-5 9-4 12-9 28-20 28-8 0-9-5-9-13 0-4 2-14 3-22 2-6 5-17 7-24s3-13 5-20c1-7 5-20 5-21 0-6-5-8-9-8s-11 3-13 11zM80 86c-2 8-7 12-14 17-2 3-13 11-25 11-10 0-19-6-19-26 0-14 8-44 13-55 13-21 27-25 34-25 19 0 24 21 24 23 0 1-1 3-1 4-4 17-7 33-12 51z"><text:p/></draw:path><draw:path draw:style-name="gr3" draw:text-style-name="P6" svg:width="0.0839in" svg:height="0.0933in" svg:x="0.4626in" svg:y="0.0146in" svg:viewBox="0 0 214 238" svg:d="M117 8c-4-7-6-8-9-8-6 0-7 2-9 8-32 71-65 143-97 214-2 6-2 7-2 8 0 4 3 8 8 8 2 0 5 0 8-8 31-67 61-135 92-204 29 69 60 137 90 204 3 8 8 8 9 8 4 0 7-4 7-8-1-1 0-1-2-5-32-72-64-145-95-217z"><text:p/></draw:path><draw:path draw:style-name="gr3" draw:text-style-name="P6" svg:width="0.0559in" svg:height="0.1067in" svg:x="0.5961in" svg:y="-0.0004in" svg:viewBox="0 0 143 272" svg:d="M75 4c-2-1 0-4-6-4-9 0-36 3-47 4-2 0-7 0-7 8 0 5 4 5 9 5 19 0 20 2 20 6 0 2-3 16-6 24-11 42-20 84-31 126-5 19-7 24-7 37 0 38 21 62 49 62 46 0 94-58 94-112 0-36-21-62-52-62-17 0-34 11-45 23 10-40 19-78 29-117zM38 151c3-9 3-10 6-15 19-24 36-30 46-30 14 0 24 12 24 36 0 23-12 66-19 81-13 26-30 40-46 40-13 0-25-11-25-40 0-6 0-14 6-38 3-11 5-23 8-34z"><text:p/></draw:path><draw:path draw:style-name="gr3" draw:text-style-name="P6" svg:width="0.076in" svg:height="0.0874in" svg:x="0.7091in" svg:y="0.0232in" svg:viewBox="0 0 194 223" svg:d="M180 120c7 0 14 0 14-8 0-7-7-7-14-7-55 0-109 0-164 0 5-52 49-90 104-90 20 0 41 0 60 0 7 0 14 0 14-7 0-8-7-8-14-8-21 0-40 0-61 0-66 0-119 51-119 112 0 62 53 111 119 111 21 0 40 0 61 0 7 0 14 0 14-7 0-8-7-8-14-8-19 0-40 0-60 0-55 0-99-36-104-88 55 0 109 0 164 0z"><text:p/></draw:path><draw:path draw:style-name="gr3" draw:text-style-name="P6" svg:width="0.0815in" svg:height="0.0673in" svg:x="0.8445in" svg:y="0.0398in" svg:viewBox="0 0 208 172" svg:d="M91 23c15 0 30 0 44 0-13 57-16 74-16 99 0 7 0 17 3 30 3 16 8 20 14 20 8 0 16-8 16-16 0-2 0-3-2-7-11-29-11-54-11-64 0-21 2-42 6-62 14 0 30 0 44 0 6 0 19 0 19-13 0-10-8-10-16-10-42 0-85 0-128 0-9 0-24 0-41 19-13 15-23 33-23 35 1 1 0 3 4 3s4-1 6-4c20-30 42-30 49-30 8 0 15 0 22 0-12 46-33 94-49 129-3 5-3 6-3 9 0 7 6 11 11 11 12 0 15-11 19-26 6-17 6-18 11-38 7-29 15-56 21-85z"><text:p/></draw:path><draw:path draw:style-name="gr3" draw:text-style-name="P6" svg:width="0.0543in" svg:height="0.0476in" svg:x="0.9331in" svg:y="0.0807in" svg:viewBox="0 0 139 122" svg:d="M98 17c-6-10-14-17-28-17-35 0-70 39-70 77 0 26 18 45 41 45 15 0 28-9 38-19 6 16 21 19 29 19 10 0 16-6 21-14 6-11 10-27 10-28 0-3-4-3-5-3-4 0-4 1-6 9-4 12-8 28-20 28-7 0-9-5-9-13 0-4 2-14 4-22 3-6 5-17 6-24 2-7 3-13 5-20 3-7 6-20 6-21 0-6-6-8-10-8s-10 3-12 11zM80 86c-1 8-7 12-13 17-2 3-13 11-25 11-10 0-20-6-20-26 0-14 8-44 14-55 12-21 27-25 34-25 19 0 25 21 25 23 0 1-2 3-2 4-4 17-8 33-13 51z"><text:p/></draw:path></draw:g></text:span><text:span text:style-name="T31">. נבחר </text:span><text:span text:style-name="T31"><draw:g text:anchor-type="as-char" svg:y="-0.0661in" draw:z-index="210" draw:name="Shape222" draw:style-name="gr1"><svg:title>TexMaths</svg:title><svg:desc>11§display§\pi_b = \pi_a§svg§600§FALSE§</svg:desc><draw:path draw:style-name="gr2" draw:text-style-name="P5" svg:width="0.4819in" svg:height="0.0728in" svg:x="0.0031in" svg:y="0.0071in" svg:viewBox="0 0 1225 186" svg:d="M613 186c-205 0-408 0-613 0 0-61 0-124 0-186 408 0 817 0 1225 0 0 62 0 125 0 186-203 0-408 0-612 0z"><text:p/></draw:path><draw:path draw:style-name="gr3" draw:text-style-name="P6" svg:width="0.0815in" svg:height="0.0665in" svg:x="-0.0004in" svg:y="0in" svg:viewBox="0 0 208 170" svg:d="M91 22c15 0 30 0 44 0-13 57-16 74-16 100 0 6 0 15 3 28 3 18 8 20 14 20 8 0 16-8 16-16 0-2 0-2-2-7-11-27-11-52-11-63 0-20 2-41 6-62 15 0 30 0 44 0 6 0 19 0 19-12 0-10-8-10-15-10-43 0-86 0-129 0-9 0-23 0-41 19-13 14-23 32-23 34 1 1 0 4 4 4s4-2 7-5c19-30 41-30 48-30 8 0 15 0 22 0-12 48-33 94-49 128-3 6-3 7-3 9 0 8 6 11 12 11 11 0 14-11 18-25 6-17 6-18 11-37 7-29 15-57 21-86z"><text:p/></draw:path><draw:path draw:style-name="gr3" draw:text-style-name="P6" svg:width="0.0425in" svg:height="0.0744in" svg:x="0.0894in" svg:y="0.0134in" svg:viewBox="0 0 109 190" svg:d="M53 9c0-1 1-3 1-5 0-1-1-4-4-4-6 0-28 2-35 3-2 0-6 0-6 7 0 3 4 3 8 3 13 0 13 2 13 5 0 1-4 12-5 18-2 8-4 16-6 25-2 10-18 67-18 70-1 7-1 10-1 14 0 27 17 45 40 45 33 0 69-37 69-76 0-31-22-46-41-46-14 0-25 9-34 16 7-26 12-50 19-75zM40 182c-14 0-21-12-21-28 0-9 2-18 10-48 2-6 2-6 6-12 11-11 23-18 32-18 11 0 20 8 20 27 0 11-6 37-13 53-7 13-21 26-34 26z"><text:p/></draw:path><draw:path draw:style-name="gr3" draw:text-style-name="P6" svg:width="0.1012in" svg:height="0.0346in" svg:x="0.1937in" svg:y="0.0098in" svg:viewBox="0 0 258 89" svg:d="M244 15c6 0 14 0 14-7 0-8-8-8-14-8-77 0-154 0-231 0-5 0-13 0-13 8 0 7 8 7 13 7 77 0 154 0 231 0zM244 89c6 0 14 0 14-7 0-8-8-8-14-8-77 0-154 0-231 0-5 0-13 0-13 8 0 7 8 7 13 7 77 0 154 0 231 0z"><text:p/></draw:path><draw:path draw:style-name="gr3" draw:text-style-name="P6" svg:width="0.0815in" svg:height="0.0665in" svg:x="0.35in" svg:y="0in" svg:viewBox="0 0 208 170" svg:d="M91 22c15 0 30 0 44 0-13 57-16 74-16 100 0 6 0 15 3 28 5 18 9 20 14 20 8 0 16-8 16-16 0-2 0-2-2-7-11-27-11-52-11-63 0-20 2-41 6-62 15 0 30 0 44 0 6 0 19 0 19-12 0-10-8-10-15-10-43 0-86 0-129 0-9 0-23 0-41 19-13 14-23 32-23 34 1 1 0 4 4 4s5-2 7-5c19-30 41-30 48-30 8 0 15 0 22 0-12 48-33 94-49 128-2 6-2 7-2 9 0 8 5 11 11 11 11 0 14-11 18-25 6-17 6-18 11-37 7-29 15-57 21-86z"><text:p/></draw:path><draw:path draw:style-name="gr3" draw:text-style-name="P6" svg:width="0.0543in" svg:height="0.0476in" svg:x="0.4386in" svg:y="0.0409in" svg:viewBox="0 0 139 122" svg:d="M98 17c-6-9-14-17-28-17-35 0-70 39-70 77 0 27 18 45 42 45 14 0 27-8 37-18 6 15 21 18 29 18 10 0 16-6 21-14 6-11 10-26 10-27 0-4-4-4-5-4-4 0-4 1-6 9-3 13-8 29-19 29-8 0-10-6-10-13 0-5 2-15 4-21 3-8 5-19 6-25 2-7 3-14 5-21 3-6 6-20 6-21 0-5-6-8-10-8s-10 3-12 11zM80 86c-1 8-7 13-13 18-2 2-13 11-25 11-10 0-20-7-20-27 0-14 8-44 14-54 12-22 27-26 34-26 19 0 25 21 25 24 0 1-1 2-1 3-5 17-9 33-14 51z"><text:p/></draw:path></draw:g></text:span><text:span text:style-name="T31">, ונניח בשלילה </text:span><text:span text:style-name="T31"><draw:g text:anchor-type="as-char" svg:y="-0.1335in" draw:z-index="211" draw:name="Shape223" draw:style-name="gr1"><svg:title>TexMaths</svg:title><svg:desc>11§display§\la b, a \ra \not\in \pi_a^2§svg§600§FALSE§</svg:desc><draw:path draw:style-name="gr2" draw:text-style-name="P5" svg:width="0.6492in" svg:height="0.1563in" svg:x="0in" svg:y="0.0071in" svg:viewBox="0 0 1650 398" svg:d="M0 0c550 0 1100 0 1650 0 0 132 0 266 0 398-550 0-1100 0-1650 0 0-132 0-266 0-398z"><text:p/></draw:path><draw:path draw:style-name="gr3" draw:text-style-name="P6" svg:width="0.0335in" svg:height="0.152in" svg:x="0.0091in" svg:y="0.0189in" svg:viewBox="0 0 86 387" svg:d="M84 14c2-4 2-4 2-6 0-5-4-8-8-8-3 0-7 2-9 9-23 59-45 118-68 177 0 2-1 5-1 7 0 1 0 2 1 7 23 59 45 117 68 177 1 4 4 10 9 10 4 0 8-5 8-8 0-2 0-2-2-6-24-60-46-121-69-180 23-60 45-119 69-179z"><text:p/></draw:path><draw:path draw:style-name="gr3" draw:text-style-name="P6" svg:width="0.0555in" svg:height="0.1071in" svg:x="0.0583in" svg:y="0.028in" svg:viewBox="0 0 142 273" svg:d="M75 4c-2-1 0-4-6-4-9 0-37 3-47 4-3 0-8 2-8 8 0 5 5 5 10 5 19 0 19 3 19 6s-3 17-5 24c-11 42-20 84-31 126-5 20-7 25-7 40 0 36 21 60 49 60 46 0 93-58 93-113 0-35-20-62-51-62-17 0-34 11-45 23 10-38 19-78 29-117zM38 151c3-9 3-10 6-13 19-26 36-31 46-31 14 0 24 11 24 35 0 23-12 69-19 83-13 25-31 40-46 40-13 0-26-10-26-39 0-8 0-15 7-40 3-12 5-23 8-35z"><text:p/></draw:path><draw:path draw:style-name="gr3" draw:text-style-name="P6" svg:width="0.0173in" svg:height="0.0453in" svg:x="0.1299in" svg:y="0.1177in" svg:viewBox="0 0 45 116" svg:d="M45 40c0-26-10-40-25-40-12 0-20 9-20 20s8 21 20 21c4 0 10-2 14-6 1 0 1-1 1-1 1 0 1 1 1 6 0 28-13 51-26 65-5 4-5 5-5 6 0 3 3 5 5 5 4 0 35-30 35-76z"><text:p/></draw:path><draw:path draw:style-name="gr3" draw:text-style-name="P6" svg:width="0.0693in" svg:height="0.0685in" svg:x="0.1906in" svg:y="0.0661in" svg:viewBox="0 0 177 175" svg:d="M129 24c-8-14-19-24-37-24-45 0-92 56-92 114 0 36 21 61 51 61 7 0 27-2 50-30 3 17 17 30 35 30 14 0 22-9 29-22s8-25 12-37c0-5-4-5-5-5-4 0-5 3-6 7-7 25-13 48-29 48-11 0-12-9-12-17 0-9 1-12 6-29 4-16 4-20 8-35 4-18 9-37 14-54 3-11 3-11 3-13 0-7-5-10-12-10-9 0-14 9-15 16zM103 125c-2 6-2 7-7 14-18 21-33 27-44 27-20 0-25-21-25-36 0-20 13-67 21-85 12-22 30-36 45-36 25 0 30 31 30 33s0 5-1 6c-7 26-12 51-19 77z"><text:p/></draw:path><draw:path draw:style-name="gr3" draw:text-style-name="P6" svg:width="0.0335in" svg:height="0.152in" svg:x="0.2732in" svg:y="0.0189in" svg:viewBox="0 0 86 387" svg:d="M84 200c2-5 2-6 2-7s0-2-2-7c-22-59-46-118-68-177-2-7-4-9-8-9s-8 3-8 8c0 1 0 2 1 5 23 60 46 120 69 180-23 59-46 119-69 178-1 5-1 6-1 8 0 3 3 8 8 8 4 0 6-5 7-8 23-59 45-120 69-179z"><text:p/></draw:path><draw:path draw:style-name="gr3" draw:text-style-name="P6" svg:width="0.076in" svg:height="0.1413in" svg:x="0.387in" svg:y="0.0248in" svg:viewBox="0 0 194 360" svg:d="M190 14c4-5 4-5 4-6 0-4-3-8-8-8-6 0-7 2-9 8-58 112-115 225-174 337-3 6-3 7-3 8 0 2 3 7 8 7s6-3 8-7c59-113 116-226 174-339z"><text:p/></draw:path><draw:path draw:style-name="gr3" draw:text-style-name="P6" svg:width="0.0752in" svg:height="0.0882in" svg:x="0.3787in" svg:y="0.0512in" svg:viewBox="0 0 192 225" svg:d="M179 120c7 0 13 0 13-8 0-7-6-7-13-7-55 0-109 0-164 0 5-52 50-90 104-90 20 0 40 0 60 0 7 0 13 0 13-7 0-8-6-8-13-8-20 0-40 0-60 0-67 0-119 51-119 112 0 62 52 113 119 113 20 0 40 0 60 0 7 0 13 0 13-8s-6-8-13-8c-20 0-40 0-60 0-54 0-99-37-104-89 55 0 109 0 164 0z"><text:p/></draw:path><draw:path draw:style-name="gr3" draw:text-style-name="P6" svg:width="0.0819in" svg:height="0.0669in" svg:x="0.5142in" svg:y="0.0681in" svg:viewBox="0 0 209 171" svg:d="M91 22c15 0 30 0 44 0-12 57-16 74-16 100 0 6 0 16 3 29 4 18 9 20 14 20 8 0 16-8 16-16 0-2 0-2-2-7-11-29-11-53-11-64 0-21 2-42 6-62 14 0 30 0 44 0 6 0 20 0 20-13 0-9-9-9-17-9-42 0-85 0-128 0-9 0-23 0-41 18-13 15-23 33-23 35 1 1 0 3 4 3s5-1 7-4c19-30 41-30 48-30 8 0 15 0 22 0-12 46-33 94-49 129-3 6-3 7-3 9 0 8 6 11 12 11 11 0 14-11 18-26 6-17 6-18 11-37 7-29 15-57 21-86z"><text:p/></draw:path><draw:path draw:style-name="gr3" draw:text-style-name="P6" svg:width="0.0465in" svg:height="0.0705in" svg:x="0.6087in" svg:y="0in" svg:viewBox="0 0 119 180" svg:d="M119 130c-4 0-6 0-9 0-1 7-3 22-7 25-2 2-23 2-27 2-17 0-33 0-50 0 29-26 38-34 54-46 20-16 39-33 39-58 0-33-29-53-63-53s-56 23-56 48c0 14 11 16 14 16 7 0 15-4 15-14 0-6-3-15-17-15 9-20 28-25 40-25 27 0 41 21 41 43 0 23-17 42-26 52-22 21-43 43-65 64-2 3-2 3-2 11 37 0 74 0 111 0 2-17 6-33 8-50z"><text:p/></draw:path><draw:path draw:style-name="gr3" draw:text-style-name="P6" svg:width="0.0535in" svg:height="0.0476in" svg:x="0.6031in" svg:y="0.1244in" svg:viewBox="0 0 137 122" svg:d="M97 17c-6-9-15-17-28-17-34 0-69 39-69 77 0 27 18 45 41 45 14 0 27-8 38-18 5 16 21 18 28 18 10 0 16-5 21-14 6-11 9-26 9-28 0-3-3-3-4-3-3 0-4 1-5 9-4 13-9 29-20 29-8 0-9-6-9-14 0-4 2-14 3-21 2-7 5-18 7-24s3-14 5-21c1-6 5-20 5-21 0-6-5-8-9-8-6 0-11 3-13 11zM80 86c-2 8-9 13-14 18-2 2-13 11-25 11-10 0-20-7-20-27 0-14 9-44 14-55 13-21 27-25 34-25 19 0 24 21 24 24 0 1-1 2-1 3-4 17-7 34-12 51z"><text:p/></draw:path></draw:g></text:span><text:span text:style-name="T31">, ובאופן שקול </text:span><text:span text:style-name="T31"><draw:g text:anchor-type="as-char" svg:y="-0.1102in" draw:z-index="212" draw:name="Shape224" draw:style-name="gr1"><svg:title>TexMaths</svg:title><svg:desc>11§display§b \not\in \pi_a \lor a \not\in \pi_a§svg§600§FALSE§</svg:desc><draw:path draw:style-name="gr2" draw:text-style-name="P5" svg:width="0.978in" svg:height="0.1256in" svg:x="0in" svg:y="0.0075in" svg:viewBox="0 0 2485 320" svg:d="M0 0c828 0 1656 0 2485 0 0 107 0 213 0 320-829 0-1657 0-2485 0 0-107 0-213 0-320z"><text:p/></draw:path><draw:path draw:style-name="gr3" draw:text-style-name="P6" svg:width="0.0555in" svg:height="0.1063in" svg:x="-0.0004in" svg:y="0.0047in" svg:viewBox="0 0 142 271" svg:d="M74 4c0-1 0-4-6-4-9 0-36 3-46 3-3 1-8 1-8 8 0 4 4 4 9 4 19 0 20 4 20 7s-3 17-6 24c-11 42-21 84-32 127-4 18-5 24-5 38 0 36 20 60 48 60 47 0 94-57 94-112 0-35-21-62-52-62-17 0-34 11-45 23 10-38 19-77 29-116zM37 150c3-9 3-9 6-13 19-26 36-31 46-31 14 0 24 11 24 36 0 23-12 66-18 81-14 26-31 39-47 39-13 0-25-9-25-38 0-8 0-14 6-40 3-11 5-23 8-34z"><text:p/></draw:path><draw:path draw:style-name="gr3" draw:text-style-name="P6" svg:width="0.0752in" svg:height="0.1409in" svg:x="0.1209in" svg:y="0in" svg:viewBox="0 0 192 359" svg:d="M190 15c2-5 2-6 2-7 0-2-2-8-7-8s-6 2-8 8c-58 112-115 224-174 336-3 6-3 7-3 8 0 3 3 7 8 7 4 0 5-2 8-7 59-113 116-224 174-337z"><text:p/></draw:path><draw:path draw:style-name="gr3" draw:text-style-name="P6" svg:width="0.076in" svg:height="0.0874in" svg:x="0.1122in" svg:y="0.0283in" svg:viewBox="0 0 194 223" svg:d="M180 120c7 0 14 0 14-8s-7-8-14-8c-55 0-109 0-164 0 5-52 49-89 104-89 20 0 41 0 60 0 7 0 14 0 14-7 0-8-7-8-14-8-21 0-40 0-61 0-66 0-119 50-119 112s53 111 119 111c21 0 40 0 61 0 7 0 14 0 14-8s-7-8-14-8c-19 0-40 0-60 0-55 0-99-35-104-87 55 0 109 0 164 0z"><text:p/></draw:path><draw:path draw:style-name="gr3" draw:text-style-name="P6" svg:width="0.0815in" svg:height="0.0669in" svg:x="0.2476in" svg:y="0.0433in" svg:viewBox="0 0 208 171" svg:d="M91 22c15 0 30 0 44 0-13 57-16 74-16 100 0 6 0 17 3 30 3 17 8 19 14 19 8 0 16-7 16-14 0-3 0-4-2-9-11-28-11-53-11-64 0-20 2-41 6-62 14 0 30 0 44 0 6 0 19 0 19-13 0-9-8-9-16-9-42 0-86 0-129 0-8 0-23 0-40 18-13 15-23 33-23 35 1 1 0 4 4 4s4-2 6-5c20-30 42-30 49-30 8 0 15 0 22 0-12 47-33 94-49 129-3 6-3 7-3 10 0 7 6 10 11 10 12 0 15-11 19-25 6-18 6-19 10-38 8-29 15-57 22-86z"><text:p/></draw:path><draw:path draw:style-name="gr3" draw:text-style-name="P6" svg:width="0.0543in" svg:height="0.0472in" svg:x="0.3366in" svg:y="0.0846in" svg:viewBox="0 0 139 121" svg:d="M98 15c-6-8-16-15-28-15-35 0-70 37-70 77 0 26 18 44 41 44 15 0 27-7 38-18 6 16 21 18 29 18 9 0 16-5 21-14 5-10 10-25 10-27 0-3-4-2-5-3-4 0-4 1-6 8-4 13-8 29-20 29-7 0-9-6-9-14 0-4 2-14 4-21 3-7 5-18 6-24 2-6 3-14 5-21 3-6 6-20 6-21 0-5-6-9-10-9s-11 4-12 11zM80 85c-1 8-7 13-13 19-2 2-13 10-25 10-10 0-20-7-20-26 0-14 8-44 14-55 12-22 27-26 34-26 19 0 25 21 25 24 0 1-2 2-2 3-4 17-8 33-13 51z"><text:p/></draw:path><draw:path draw:style-name="gr3" draw:text-style-name="P6" svg:width="0.0839in" svg:height="0.0937in" svg:x="0.4461in" svg:y="0.0193in" svg:viewBox="0 0 214 239" svg:d="M211 15c2-4 3-5 3-7 0-4-3-8-7-8-5 0-7 3-9 9-31 68-61 137-91 204-30-67-61-136-91-204-3-8-6-9-8-9-5 0-8 4-8 8 0 1 0 2 2 6 32 73 64 146 96 218 3 6 5 7 9 7 5 0 6-3 8-7 32-72 64-145 96-217z"><text:p/></draw:path><draw:path draw:style-name="gr3" draw:text-style-name="P6" svg:width="0.0693in" svg:height="0.0685in" svg:x="0.5783in" svg:y="0.0429in" svg:viewBox="0 0 177 175" svg:d="M129 25c-7-14-18-25-36-25-45 0-93 57-93 114 0 36 22 61 52 61 7 0 27-1 50-28 4 15 17 28 35 28 14 0 22-8 29-21 7-14 11-37 11-38 0-4-3-4-4-4-4 0-5 2-6 7-6 25-13 48-28 48-11 0-13-10-13-18 0-9 2-11 6-29 3-15 4-20 8-34 4-19 10-36 14-54 2-11 2-12 2-13 0-7-4-11-11-11-9 0-14 9-16 17zM104 125c-2 7-2 7-7 14-18 22-33 28-44 28-20 0-26-21-26-37 0-19 14-66 22-84 13-23 29-37 44-37 26 0 31 32 31 34s0 4-1 7c-6 24-12 49-19 75z"><text:p/></draw:path><draw:path draw:style-name="gr3" draw:text-style-name="P6" svg:width="0.076in" svg:height="0.1409in" svg:x="0.7157in" svg:y="0in" svg:viewBox="0 0 194 359" svg:d="M190 15c4-5 4-6 4-7 0-2-3-8-8-8s-7 2-9 8c-58 112-115 224-174 336-3 6-3 7-3 8 0 3 3 7 9 7 4 0 5-2 7-7 59-113 116-224 174-337z"><text:p/></draw:path><draw:path draw:style-name="gr3" draw:text-style-name="P6" svg:width="0.0752in" svg:height="0.0874in" svg:x="0.7079in" svg:y="0.0283in" svg:viewBox="0 0 192 223" svg:d="M179 120c7 0 13 0 13-8s-6-8-13-8c-55 0-109 0-164 0 5-52 50-89 104-89 20 0 40 0 60 0 7 0 13 0 13-7 0-8-6-8-13-8-20 0-40 0-60 0-66 0-119 50-119 112s53 111 119 111c20 0 40 0 60 0 7 0 13 0 13-8s-6-8-13-8c-20 0-40 0-60 0-54 0-99-35-104-87 55 0 109 0 164 0z"><text:p/></draw:path><draw:path draw:style-name="gr3" draw:text-style-name="P6" svg:width="0.0819in" svg:height="0.0669in" svg:x="0.8429in" svg:y="0.0433in" svg:viewBox="0 0 209 171" svg:d="M91 22c15 0 30 0 44 0-12 57-16 74-16 100 0 6 0 17 3 30 4 17 9 19 14 19 8 0 16-7 16-14 0-3 0-4-2-9-11-28-11-53-11-64 0-20 2-41 6-62 14 0 30 0 44 0 6 0 20 0 20-13 0-9-9-9-17-9-42 0-85 0-128 0-9 0-23 0-41 18-13 15-23 33-23 35 1 1 0 4 4 4s5-2 7-5c19-30 41-30 48-30 8 0 15 0 22 0-12 47-33 94-49 129-2 6-2 7-2 10 0 7 5 10 11 10 11 0 14-11 18-25 6-18 6-19 11-38 7-29 15-57 21-86z"><text:p/></draw:path><draw:path draw:style-name="gr3" draw:text-style-name="P6" svg:width="0.0535in" svg:height="0.0472in" svg:x="0.9319in" svg:y="0.0846in" svg:viewBox="0 0 137 121" svg:d="M97 15c-6-8-15-15-28-15-34 0-69 37-69 77 0 26 18 44 41 44 14 0 27-7 38-18 5 16 21 18 28 18 10 0 16-5 21-14 6-10 9-25 9-27 0-3-3-3-4-3-3 0-4 1-5 8-4 13-9 29-20 29-8 0-9-6-9-14 0-4 2-14 3-21 2-7 5-18 7-24s3-14 5-21c1-6 5-20 5-21 0-5-5-9-9-9-6 0-11 4-13 11zM80 85c-2 8-9 13-14 19-2 2-13 10-25 10-10 0-19-7-19-26 0-14 8-44 13-55 13-22 27-26 34-26 19 0 24 21 24 24 0 1-1 2-1 3-4 17-7 33-12 51z"><text:p/></draw:path></draw:g></text:span><text:span text:style-name="T31">, וסה"כ זו </text:span><text:span text:style-name="T32">סתירה</text:span><text:span text:style-name="T31">, כלומר </text:span><text:span text:style-name="T31"><draw:g text:anchor-type="as-char" svg:y="-0.1335in" draw:z-index="214" draw:name="Shape225" draw:style-name="gr1"><svg:title>TexMaths</svg:title><svg:desc>11§display§\la b, a \ra \in \pi_b^2§svg§600§FALSE§</svg:desc><draw:path draw:style-name="gr2" draw:text-style-name="P5" svg:width="0.6472in" svg:height="0.1559in" svg:x="-0.0004in" svg:y="0.0071in" svg:viewBox="0 0 1645 397" svg:d="M0 0c548 0 1097 0 1645 0 0 132 0 265 0 397-548 0-1097 0-1645 0 0-132 0-265 0-397z"><text:p/></draw:path><draw:path draw:style-name="gr3" draw:text-style-name="P6" svg:width="0.0335in" svg:height="0.1516in" svg:x="0.0087in" svg:y="0.0189in" svg:viewBox="0 0 86 386" svg:d="M84 14c2-4 2-4 2-6 0-5-3-8-8-8-3 0-6 2-9 9-23 59-45 118-68 177 0 2-1 5-1 7 0 1 0 2 1 7 23 58 45 117 68 176 1 4 4 10 9 10s8-5 8-8c0-2 0-2-2-7-23-59-45-119-69-178 24-60 46-119 69-179z"><text:p/></draw:path><draw:path draw:style-name="gr3" draw:text-style-name="P6" svg:width="0.0555in" svg:height="0.1067in" svg:x="0.0583in" svg:y="0.028in" svg:viewBox="0 0 142 272" svg:d="M75 4c-2-1 0-4-6-4-8 0-37 3-47 4-3 0-8 2-8 8 0 5 5 5 10 5 19 0 19 3 19 6s-3 17-4 24c-11 42-21 84-32 126-5 20-7 25-7 40 0 35 21 59 50 59 45 0 92-57 92-112 0-35-20-62-51-62-18 0-34 11-45 23 10-39 19-78 29-117zM39 151c2-9 2-10 5-13 19-26 36-31 46-31 15 0 24 11 24 35 0 23-13 69-19 82-12 25-31 39-45 39s-27-9-27-38c0-7 0-14 7-39 3-12 5-24 9-35z"><text:p/></draw:path><draw:path draw:style-name="gr3" draw:text-style-name="P6" svg:width="0.0173in" svg:height="0.0453in" svg:x="0.1295in" svg:y="0.1173in" svg:viewBox="0 0 45 116" svg:d="M45 40c0-26-10-40-25-40-12 0-20 9-20 20s8 21 20 21c4 0 10-2 13-6 2 0 1-1 2-1s1 1 1 6c0 28-13 51-26 65-4 4-4 5-4 6 0 3 2 5 4 5 4 0 35-30 35-76z"><text:p/></draw:path><draw:path draw:style-name="gr3" draw:text-style-name="P6" svg:width="0.0693in" svg:height="0.0685in" svg:x="0.1898in" svg:y="0.0661in" svg:viewBox="0 0 177 175" svg:d="M129 24c-7-14-18-24-35-24-46 0-94 56-94 114 0 36 22 61 52 61 7 0 27-2 50-30 4 17 17 30 36 30 13 0 22-9 28-22 7-13 8-25 11-37 0-5-3-5-4-5-4 0-5 3-6 7-6 25-13 48-28 48-11 0-12-9-12-17 0-9 1-12 5-29 3-16 4-20 8-35 4-18 10-37 14-54 2-11 2-11 2-13 0-7-4-10-11-10-9 0-14 9-16 16zM105 125c-3 6-3 7-8 14-18 21-33 27-44 27-20 0-25-21-25-36 0-20 13-67 22-85 12-22 28-36 45-36 24 0 29 31 29 33s0 5-1 6c-6 26-12 51-18 77z"><text:p/></draw:path><draw:path draw:style-name="gr3" draw:text-style-name="P6" svg:width="0.0339in" svg:height="0.1516in" svg:x="0.2724in" svg:y="0.0189in" svg:viewBox="0 0 87 386" svg:d="M85 200c2-5 2-6 2-7s0-2-2-7c-22-59-45-118-67-177-4-7-7-9-10-9-5 0-8 3-8 8 0 1 0 2 2 5 23 60 45 119 68 180-23 58-45 118-68 177-2 5-2 6-2 8 0 3 4 8 8 8 5 0 6-5 9-8 23-59 45-119 68-178z"><text:p/></draw:path><draw:path draw:style-name="gr3" draw:text-style-name="P6" svg:width="0.076in" svg:height="0.0878in" svg:x="0.378in" svg:y="0.0512in" svg:viewBox="0 0 194 224" svg:d="M180 120c7 0 14 0 14-8 0-7-7-7-14-7-55 0-108 0-163 0 4-52 48-90 103-90 20 0 41 0 60 0 7 0 14 0 14-7 0-8-7-8-14-8-20 0-40 0-61 0-66 0-119 51-119 112 0 62 53 112 119 112 21 0 41 0 61 0 7 0 14 0 14-7 0-8-7-8-14-8-19 0-40 0-60 0-55 0-99-37-103-89 55 0 108 0 163 0z"><text:p/></draw:path><draw:path draw:style-name="gr3" draw:text-style-name="P6" svg:width="0.0819in" svg:height="0.0669in" svg:x="0.513in" svg:y="0.0681in" svg:viewBox="0 0 209 171" svg:d="M92 22c15 0 30 0 44 0-13 57-16 74-16 100 0 6 0 16 3 29 4 18 8 20 13 20 9 0 17-8 17-16 0-2 0-2-2-7-11-29-11-53-11-64 0-21 2-42 6-62 15 0 30 0 44 0 6 0 19 0 19-13 0-9-8-9-15-9-43 0-87 0-130 0-8 0-23 0-40 18-13 15-24 33-24 35 2 1 0 3 6 3 3 0 3-1 5-4 20-30 42-30 50-30 7 0 14 0 22 0-13 46-33 94-50 129-3 6-3 7-3 9 0 8 6 11 11 11 12 0 15-11 20-26 5-17 5-18 9-37 8-29 15-57 22-86z"><text:p/></draw:path><draw:path draw:style-name="gr3" draw:text-style-name="P6" svg:width="0.0469in" svg:height="0.0705in" svg:x="0.6079in" svg:y="0in" svg:viewBox="0 0 120 180" svg:d="M120 130c-3 0-6 0-9 0-1 7-4 22-8 25-2 2-23 2-26 2-16 0-33 0-49 0 27-26 37-34 53-46 20-16 39-33 39-58 0-33-29-53-64-53-33 0-56 23-56 48 0 14 12 16 14 16 7 0 15-4 15-14 0-6-1-15-16-15 9-20 27-25 40-25 26 0 41 21 41 43 0 23-17 42-26 52-22 21-43 42-65 64-3 3-3 3-3 11 37 0 75 0 112 0 2-17 6-33 8-50z"><text:p/></draw:path><draw:path draw:style-name="gr3" draw:text-style-name="P6" svg:width="0.0429in" svg:height="0.0748in" svg:x="0.6028in" svg:y="0.0953in" svg:viewBox="0 0 110 191" svg:d="M54 9c0-1 1-3 1-5s-1-4-4-4c-6 0-28 2-34 3-3 0-7 0-7 6 0 4 4 4 8 4 13 0 13 1 13 4 0 2-3 13-5 19-2 8-4 17-6 25-2 10-18 68-18 71-2 7-2 11-2 13 0 28 18 46 41 46 33 0 69-37 69-77 0-31-22-46-41-46-14 0-25 8-34 16 7-26 12-50 19-75zM41 183c-13 0-21-11-21-28 0-10 2-18 10-49 1-6 1-6 6-12 11-11 23-18 32-18 11 0 20 8 20 27 0 11-5 38-13 54-7 13-21 26-34 26z"><text:p/></draw:path></draw:g></text:span><text:span text:style-name="T31"><text:s/>כדרוש. </text:span></text:p>
        </text:list-item>
        <text:list-item>
          <text:p text:style-name="P40"><text:span text:style-name="T2">טרנזיטיביות: </text:span><text:span text:style-name="T31">יהי </text:span><text:span text:style-name="T31"><draw:g text:anchor-type="as-char" svg:y="-0.1075in" draw:z-index="216" draw:name="Shape226" draw:style-name="gr1"><svg:title>TexMaths</svg:title><svg:desc>11§display§a, b, c \in A§svg§600§FALSE§</svg:desc><draw:path draw:style-name="gr2" draw:text-style-name="P5" svg:width="0.6268in" svg:height="0.1217in" svg:x="0.0016in" svg:y="0.0079in" svg:viewBox="0 0 1593 310" svg:d="M797 310c-266 0-532 0-797 0 0-103 0-207 0-310 531 0 1062 0 1593 0 0 103 0 207 0 310-265 0-531 0-796 0z"><text:p/></draw:path><draw:path draw:style-name="gr3" draw:text-style-name="P6" svg:width="0.0693in" svg:height="0.0685in" svg:x="-0.0004in" svg:y="0.0429in" svg:viewBox="0 0 177 175" svg:d="M129 25c-7-14-18-25-35-25-46 0-94 57-94 113 0 37 22 62 52 62 7 0 27-1 50-29 3 16 17 29 36 29 13 0 22-9 28-21 7-14 11-37 11-39 0-3-3-3-4-3-5 0-5 1-6 7-6 25-13 47-29 47-10 0-11-10-11-17 0-9 1-11 4-29 4-15 6-20 9-34 4-19 10-36 14-54 2-11 2-12 2-13 0-7-4-11-11-11-8 0-15 9-16 17zM103 124c-1 8-1 8-7 15-17 22-32 27-43 27-20 0-25-21-25-36 0-19 12-66 22-84 11-23 28-37 44-37 25 0 30 32 30 34s-1 4-1 6c-6 25-13 50-20 75z"><text:p/></draw:path><draw:path draw:style-name="gr3" draw:text-style-name="P6" svg:width="0.0173in" svg:height="0.0449in" svg:x="0.0874in" svg:y="0.0929in" svg:viewBox="0 0 45 115" svg:d="M45 41c0-26-10-41-24-41-13 0-21 10-21 21 0 10 8 20 21 20 4 0 10-1 13-5 1-1 1-1 2-1 0 2 1 0 1 6 0 28-14 51-26 63-4 5-4 6-4 7 0 2 2 4 3 4 4 0 35-29 35-74z"><text:p/></draw:path><draw:path draw:style-name="gr3" draw:text-style-name="P6" svg:width="0.0555in" svg:height="0.1063in" svg:x="0.1492in" svg:y="0.0047in" svg:viewBox="0 0 142 271" svg:d="M74 4c0-1 0-4-6-4-9 0-36 3-46 3-3 1-8 1-8 8 0 6 4 6 9 6 19 0 20 2 20 6 0 2-3 15-6 23-11 42-20 84-31 127-5 17-6 24-6 37 0 36 20 61 48 61 47 0 94-58 94-113 0-35-21-61-52-61-17 0-33 11-45 23 10-39 19-77 29-116zM37 150c3-8 3-9 6-14 20-25 36-30 46-30 14 0 26 11 26 36 0 23-14 66-20 80-14 27-31 40-47 40-13 0-25-10-25-39 0-7 0-14 6-38 3-12 5-24 8-35z"><text:p/></draw:path><draw:path draw:style-name="gr3" draw:text-style-name="P6" svg:width="0.0173in" svg:height="0.0449in" svg:x="0.2205in" svg:y="0.0929in" svg:viewBox="0 0 45 115" svg:d="M45 41c0-26-10-41-24-41-13 0-21 10-21 21 0 10 8 20 21 20 4 0 9-1 13-5 1-1 1-1 2-1 0 2 0 0 0 6 0 28-13 51-25 63-4 5-4 6-4 7 0 2 1 4 3 4 4 0 35-29 35-74z"><text:p/></draw:path><draw:path draw:style-name="gr3" draw:text-style-name="P6" svg:width="0.0591in" svg:height="0.0685in" svg:x="0.2811in" svg:y="0.0429in" svg:viewBox="0 0 151 175" svg:d="M138 24c-6 0-11 0-17 6-6 5-8 12-8 15 0 9 8 13 15 13 12 0 22-10 22-25 0-19-18-33-45-33-53 0-105 55-105 110 0 34 23 65 63 65 56 0 88-41 88-45 0-2-2-6-5-6-2 0-3 1-5 5-30 37-73 37-77 37-24 0-35-19-35-42 0-15 7-52 21-77 12-22 34-38 55-38 13 0 27 5 33 15z"><text:p/></draw:path><draw:path draw:style-name="gr3" draw:text-style-name="P6" svg:width="0.0756in" svg:height="0.087in" svg:x="0.3953in" svg:y="0.0283in" svg:viewBox="0 0 193 222" svg:d="M179 120c7 0 14 0 14-8 0-7-7-7-14-7-55 0-109 0-164 0 5-52 50-90 104-90 20 0 41 0 60 0 7 0 14 0 14-7 0-8-7-8-14-8-19 0-40 0-60 0-66 0-119 50-119 112s53 110 119 110c20 0 41 0 60 0 7 0 14 0 14-8 0-7-7-7-14-7-19 0-40 0-60 0-54 0-99-35-104-87 55 0 109 0 164 0z"><text:p/></draw:path><draw:path draw:style-name="gr3" draw:text-style-name="P6" svg:width="0.1039in" svg:height="0.1079in" svg:x="0.5319in" svg:y="0in" svg:viewBox="0 0 265 275" svg:d="M55 231c-15 25-30 31-47 32-5 1-8 1-8 8 0 2 2 4 4 4 11 0 24-1 35-1 12 0 25 1 38 1 2 0 7 0 7-8 0-3-4-4-6-4-9 0-19-3-19-13 0-5 3-9 6-15 10-16 20-33 30-48 32 0 65 0 97 0 1 8 6 59 6 64 0 11-21 12-28 12-6 0-9 0-9 8 0 4 4 4 5 4 16 0 32-1 49-1 10 0 34 1 43 1 3 0 7 0 7-8 0-4-4-4-8-4-25 0-25-2-26-13-8-79-16-160-24-240 0-8 0-10-7-10-6 0-7 3-10 7-45 74-90 149-135 224zM102 175c26-43 51-85 76-127 5 42 8 84 12 127-29 0-58 0-88 0z"><text:p/></draw:path></draw:g></text:span><text:span text:style-name="T31">, נניח </text:span><text:span text:style-name="T31"><draw:g text:anchor-type="as-char" svg:y="-0.1047in" draw:z-index="215" draw:name="Shape227" draw:style-name="gr1"><svg:title>TexMaths</svg:title><svg:desc>11§display§a R_\Pi b \land b R_\Pi c§svg§600§FALSE§</svg:desc><draw:path draw:style-name="gr2" draw:text-style-name="P5" svg:width="0.8555in" svg:height="0.1118in" svg:x="0.0016in" svg:y="0.0079in" svg:viewBox="0 0 2174 285" svg:d="M1087 285c-363 0-725 0-1087 0 0-94 0-190 0-285 724 0 1450 0 2174 0 0 95 0 191 0 285-362 0-724 0-1087 0z"><text:p/></draw:path><draw:path draw:style-name="gr3" draw:text-style-name="P6" svg:width="0.0693in" svg:height="0.0685in" svg:x="-0.0004in" svg:y="0.0382in" svg:viewBox="0 0 177 175" svg:d="M129 25c-7-14-18-25-35-25-46 0-94 57-94 113 0 37 22 62 52 62 7 0 27-1 50-28 3 16 17 28 36 28 13 0 22-9 28-21 7-14 11-37 11-38 0-4-3-4-4-4-5 0-5 1-6 7-6 25-13 47-29 47-10 0-11-10-11-17 0-8 0-11 4-29 4-15 5-20 9-34 4-19 10-36 14-54 2-11 2-12 2-13 0-7-4-11-11-11-9 0-15 9-16 17zM103 126c-1 6-1 7-7 14-17 21-32 26-43 26-20 0-25-21-25-36 0-19 12-66 22-84 11-23 28-37 44-37 25 0 30 32 30 34s-1 4-1 7c-6 25-13 50-20 76z"><text:p/></draw:path><draw:path draw:style-name="gr3" draw:text-style-name="P6" svg:width="0.1083in" svg:height="0.1063in" svg:x="0.0803in" svg:y="0.002in" svg:viewBox="0 0 276 271" svg:d="M130 26c2-8 3-13 10-14 4 0 16 0 24 0 28 0 70 0 70 39 0 12-6 39-22 54-9 10-29 23-65 23-14 0-28 0-42 0 8-34 16-69 25-102zM185 132c40-9 85-35 85-74 0-34-34-58-85-58-36 0-74 0-110 0-8 0-11 0-11 8 0 4 3 4 10 4 1 0 9 0 15 1 7 0 10 1 10 6 0 2 0 3-1 7-18 69-34 138-52 206-4 16-4 18-35 18-8 0-11 0-11 8 0 4 4 4 6 4 11 0 37-1 48-1 10 0 38 1 49 1 4 0 8 0 8-7 0-5-3-5-11-5-14 0-25 0-25-7 0-2 1-4 1-6 9-34 18-67 26-101 16 0 30 0 45 0 36 0 43 22 43 35 0 5-3 16-5 25-3 11-7 25-7 33 0 42 47 42 52 42 33 0 46-39 46-44 0-6-3-3-4-6-3 0-5 4-6 6-10 29-26 35-35 35-12 0-15-7-15-23 0-12 2-32 4-44 0-5 1-13 1-18 0-28-25-40-36-45z"><text:p/></draw:path><draw:path draw:style-name="gr3" draw:text-style-name="P6" svg:width="0.0776in" svg:height="0.0717in" svg:x="0.1957in" svg:y="0.0559in" svg:viewBox="0 0 198 183" svg:d="M170 22c0-9 1-12 22-12 2 0 4 0 6 0 0-3 0-7 0-10-66 0-132 0-198 0 0 3 0 7 0 10 2 0 4 0 7 0 21 0 22 3 22 12 0 46 0 93 0 140 0 9-1 12-22 12-3 0-5 0-7 0 0 3 0 6 0 9 14-1 31-1 41-1s27 0 40 1c0-3 0-6 0-9-2 0-4 0-6 0-20 0-21-2-21-12 0-51 0-101 0-152 30 0 60 0 90 0 0 51 0 101 0 152 0 9 0 12-21 12-2 0-4 0-6 0 0 3 0 6 0 9 13-1 30-1 40-1s28 0 41 1c0-3 0-6 0-9-2 0-4 0-6 0-21 0-22-2-22-12 0-47 0-94 0-140z"><text:p/></draw:path><draw:path draw:style-name="gr3" draw:text-style-name="P6" svg:width="0.0555in" svg:height="0.1063in" svg:x="0.2945in" svg:y="0in" svg:viewBox="0 0 142 271" svg:d="M74 4c-1-1 0-4-5-4-8 0-37 3-47 4-3 0-8 0-8 8 0 5 4 5 10 5 19 0 19 2 19 6 0 2-3 16-6 24-9 42-20 84-30 126-6 18-7 24-7 37 0 37 21 61 50 61 45 0 92-57 92-112 0-34-20-62-52-62-17 0-33 12-45 23 10-38 19-77 29-116zM37 150c3-8 3-9 7-13 19-26 36-31 46-31 13 0 24 12 24 36 0 23-13 66-19 81-14 26-31 39-45 39s-27-10-27-38c0-8 0-15 7-39 2-11 5-23 7-35z"><text:p/></draw:path><draw:path draw:style-name="gr3" draw:text-style-name="P6" svg:width="0.0843in" svg:height="0.0933in" svg:x="0.3949in" svg:y="0.0146in" svg:viewBox="0 0 215 238" svg:d="M116 8c-4-7-6-8-9-8-5 0-6 2-9 8-32 71-64 143-96 215-2 5-2 5-2 7 0 5 3 8 8 8 2 0 5-1 9-8 29-67 60-135 90-204 31 69 60 137 91 204 3 8 7 8 9 8 4 0 8-3 8-8 0-1 0-1-3-6-31-72-65-145-96-216z"><text:p/></draw:path><draw:path draw:style-name="gr3" draw:text-style-name="P6" svg:width="0.0555in" svg:height="0.1063in" svg:x="0.5283in" svg:y="0in" svg:viewBox="0 0 142 271" svg:d="M74 4c-1-1 0-4-5-4-8 0-37 3-47 4-3 0-8 0-8 8 0 5 4 5 10 5 19 0 19 2 19 6 0 2-3 16-6 24-9 42-20 84-30 126-6 18-7 24-7 37 0 37 21 61 50 61 45 0 92-57 92-112 0-34-20-62-52-62-17 0-33 12-45 23 10-38 19-77 29-116zM37 150c3-8 3-9 7-13 19-26 36-31 46-31 13 0 24 12 24 36 0 23-13 66-19 81-14 26-31 39-45 39s-27-10-27-38c0-8 0-15 7-39 2-11 5-23 7-35z"><text:p/></draw:path><draw:path draw:style-name="gr3" draw:text-style-name="P6" svg:width="0.1079in" svg:height="0.1063in" svg:x="0.5929in" svg:y="0.002in" svg:viewBox="0 0 275 271" svg:d="M129 26c2-8 3-13 11-14 3 0 15 0 23 0 27 0 70 0 70 39 0 12-6 39-21 54-9 10-30 23-66 23-14 0-28 0-43 0 9-34 17-69 26-102zM184 132c39-9 86-35 86-74 0-34-36-58-86-58-37 0-74 0-110 0-8 0-11 0-11 8 0 4 3 4 11 4 4 0 7 0 14 1 7 0 10 1 10 6 0 2 0 3-1 7-18 69-34 138-52 206-3 16-4 18-35 18-7 0-10 0-10 8 0 4 3 3 4 4 11 0 39-1 50-1s38 1 48 1c4 0 8 0 8-7 0-5-3-5-10-5-14 0-25 0-25-7 0-2 0-4 1-6 9-34 16-67 25-101 16 0 31 0 46 0 36 0 42 22 42 35 0 5-3 16-5 25-2 11-7 25-7 33 0 42 48 42 52 42 33 0 46-39 46-44 0-6-3-3-4-6-4 0-5 4-5 6-10 29-26 35-35 35-13 0-15-7-15-23 0-12 2-32 3-44 1-5 1-13 1-18 0-28-25-40-36-45z"><text:p/></draw:path><draw:path draw:style-name="gr3" draw:text-style-name="P6" svg:width="0.0772in" svg:height="0.0717in" svg:x="0.7083in" svg:y="0.0559in" svg:viewBox="0 0 197 183" svg:d="M170 22c0-9 0-12 20-12 3 0 5 0 7 0 0-3 0-7 0-10-66 0-131 0-197 0 0 3 0 7 0 10 2 0 4 0 7 0 19 0 21 3 21 12 0 46 0 93 0 140 0 9-2 12-21 12-3 0-5 0-7 0 0 3 0 6 0 9 13-1 31-1 41-1s26 0 40 1c0-3 0-6 0-9-2 0-4 0-6 0-21 0-22-2-22-12 0-51 0-101 0-152 30 0 60 0 90 0 0 51 0 101 0 152 0 9 0 12-21 12-2 0-4 0-6 0 0 3 0 6 0 9 13-1 30-1 40-1s28 0 41 1c0-3 0-6 0-9-2 0-4 0-7 0-20 0-20-2-20-12 0-47 0-94 0-140z"><text:p/></draw:path><draw:path draw:style-name="gr3" draw:text-style-name="P6" svg:width="0.0591in" svg:height="0.0685in" svg:x="0.8055in" svg:y="0.0382in" svg:viewBox="0 0 151 175" svg:d="M138 24c-7 0-13 0-18 6-6 5-7 12-7 15 0 9 7 13 15 13 11 0 22-8 22-24 0-20-19-34-47-34-51 0-103 56-103 110 0 34 23 65 63 65 55 0 88-41 88-45 0-2-2-5-5-5-2 0-3 1-5 4-31 37-73 37-77 37-24 0-35-18-35-41 0-16 7-53 21-78 12-22 33-38 55-38 13 0 27 5 33 15z"><text:p/></draw:path></draw:g></text:span><text:span text:style-name="T31">, ונוכיח </text:span><text:span text:style-name="T31"><draw:g text:anchor-type="as-char" svg:y="-0.1035in" draw:z-index="217" draw:name="Shape228" draw:style-name="gr1"><svg:title>TexMaths</svg:title><svg:desc>11§display§a R_\Pi c§svg§600§FALSE§</svg:desc><draw:path draw:style-name="gr2" draw:text-style-name="P5" svg:width="0.3421in" svg:height="0.1098in" svg:x="0.0016in" svg:y="0.0063in" svg:viewBox="0 0 870 280" svg:d="M436 280c-146 0-291 0-436 0 0-94 0-187 0-280 290 0 580 0 870 0 0 93 0 186 0 280-145 0-290 0-434 0z"><text:p/></draw:path><draw:path draw:style-name="gr3" draw:text-style-name="P6" svg:width="0.0693in" svg:height="0.0677in" svg:x="-0.0004in" svg:y="0.0358in" svg:viewBox="0 0 177 173" svg:d="M129 24c-7-14-18-24-36-24-45 0-93 56-93 112 0 36 22 61 52 61 7 0 26-1 50-28 2 16 17 28 34 28 15 0 23-8 29-21 7-14 12-37 12-38 0-3-3-3-4-3-5 0-5 1-6 6-6 26-13 48-29 48-10 0-11-10-11-18s-1-11 4-29c4-15 5-19 9-34 4-18 10-36 14-53 2-11 2-12 2-13 0-7-4-10-11-10-10 0-15 7-16 16zM103 124c-1 7-1 8-7 14-17 21-33 27-43 27-20 0-26-21-26-36 0-19 13-66 21-84 12-23 30-37 45-37 26 0 31 31 31 34 0 2-1 4-1 6-6 25-13 51-20 76z"><text:p/></draw:path><draw:path draw:style-name="gr3" draw:text-style-name="P6" svg:width="0.1083in" svg:height="0.1059in" svg:x="0.0803in" svg:y="-0.0004in" svg:viewBox="0 0 276 270" svg:d="M129 26c2-8 3-13 11-14 3 0 16 0 24 0 26 0 69 0 69 38 0 14-5 40-21 54-10 11-30 23-65 23-14 0-28 0-42 0 7-34 16-68 24-101zM185 132c38-8 85-35 85-74 0-33-36-58-85-58-38 0-74 0-111 0-8 0-11 0-11 8 0 4 3 4 11 4 1 0 9 0 14 1 8 0 11 1 11 6 0 2 0 3-1 7-18 68-34 137-52 205-4 16-5 18-35 18-8 0-11 0-11 8 0 4 4 4 6 4 11 0 37-1 48-1s38 1 49 1c4 0 8 0 8-8 0-4-3-4-11-4-14 0-25 0-25-7 0-2 1-4 1-6 9-34 16-67 25-101 16 0 31 0 46 0 36 0 42 22 42 35 0 6-2 16-4 25-3 11-7 25-7 33 0 42 46 42 52 42 32 0 46-39 46-44 0-4-4-4-5-4-4 0-4 2-5 4-10 28-26 35-35 35-13 0-15-8-15-23 0-12 2-32 3-44 1-5 2-13 2-17 0-29-26-41-36-45z"><text:p/></draw:path><draw:path draw:style-name="gr3" draw:text-style-name="P6" svg:width="0.0772in" svg:height="0.0713in" svg:x="0.1949in" svg:y="0.0535in" svg:viewBox="0 0 197 182" svg:d="M169 22c0-9 0-12 21-12 3 0 5 0 7 0 0-3 0-7 0-10-66 0-131 0-197 0 0 3 0 7 0 10 2 0 4 0 7 0 21 0 20 3 20 12 0 46 0 92 0 139 0 9 1 12-20 12-3 0-5 0-7 0 0 3 0 6 0 9 13-1 31-1 41-1s27 0 40 1c0-3 0-6 0-9-2 0-4 0-6 0-21 0-21-2-21-12 0-50 0-101 0-151 30 0 60 0 90 0 0 50 0 101 0 151 0 9-1 12-22 12-2 0-4 0-6 0 0 3 0 6 0 9 14-1 30-1 40-1s28 0 41 1c0-3 0-6 0-9-2 0-4 0-7 0-21 0-21-2-21-12 0-47 0-93 0-139z"><text:p/></draw:path><draw:path draw:style-name="gr3" draw:text-style-name="P6" svg:width="0.0591in" svg:height="0.0677in" svg:x="0.2925in" svg:y="0.0358in" svg:viewBox="0 0 151 173" svg:d="M138 23c-7 0-13 0-18 6-6 5-7 12-7 15 0 9 7 13 15 13 11 0 22-9 22-24 0-19-19-33-47-33-51 0-103 55-103 109 0 34 23 64 63 64 55 0 88-40 88-45 0-2-3-5-5-5s-3 1-5 4c-31 38-73 38-77 38-24 0-35-19-35-42 0-15 7-53 20-77 13-22 33-38 55-38 14 0 28 5 34 15z"><text:p/></draw:path></draw:g></text:span><text:span text:style-name="T31">. מתוך ההנחה קיימים </text:span><text:span text:style-name="T31"><draw:g text:anchor-type="as-char" svg:y="-0.102in" draw:z-index="218" draw:name="Shape229" draw:style-name="gr1"><svg:title>TexMaths</svg:title><svg:desc>11§display§\pi_1, \pi_2 \in \Pi§svg§600§FALSE§</svg:desc><draw:path draw:style-name="gr2" draw:text-style-name="P5" svg:width="0.6567in" svg:height="0.1161in" svg:x="0.0031in" svg:y="0.0079in" svg:viewBox="0 0 1669 296" svg:d="M834 296c-278 0-556 0-834 0 0-99 0-197 0-296 556 0 1113 0 1669 0 0 99 0 197 0 296-279 0-557 0-835 0z"><text:p/></draw:path><draw:path draw:style-name="gr3" draw:text-style-name="P6" svg:width="0.0815in" svg:height="0.0665in" svg:x="-0.0004in" svg:y="0.0374in" svg:viewBox="0 0 208 170" svg:d="M91 23c15 0 30 0 44 0-13 56-16 74-16 99 0 5 0 16 3 30 5 16 8 18 14 18 8 0 16-6 16-14 0-2 0-3-2-9-11-27-11-53-11-63 0-20 2-41 6-61 15 0 30 0 44 0 6 0 19 0 19-13 0-10-8-10-15-10-43 0-86 0-129 0-9 0-23 0-41 19-13 14-23 33-23 34s0 4 4 4 4-2 7-4c19-30 41-30 48-30 8 0 15 0 22 0-12 46-33 92-49 128-3 5-3 6-3 9 0 7 6 10 12 10 11 0 14-11 18-25 6-18 6-18 11-37 7-29 15-56 21-85z"><text:p/></draw:path><draw:path draw:style-name="gr3" draw:text-style-name="P6" svg:width="0.0386in" svg:height="0.0701in" svg:x="0.0937in" svg:y="0.0555in" svg:viewBox="0 0 99 179" svg:d="M62 8c0-8-1-8-9-8-17 16-42 18-53 18 0 3 0 6 0 9 7 0 24 0 40-7 0 45 0 91 0 137 0 9 0 12-28 12-3 0-6 0-10 0 0 4 0 7 0 10 5 0 39-1 49-1 7 0 41 1 48 1 0-3 0-6 0-10-3 0-8 0-11 0-26 0-26-3-26-12 0-50 0-100 0-149z"><text:p/></draw:path><draw:path draw:style-name="gr3" draw:text-style-name="P6" svg:width="0.0173in" svg:height="0.0449in" svg:x="0.1634in" svg:y="0.087in" svg:viewBox="0 0 45 115" svg:d="M45 41c0-26-9-41-24-41-13 0-21 10-21 21 0 10 8 20 21 20 4 0 10-1 13-5 1-1 1-1 2-1 0 2 1 0 1 6 0 28-14 51-26 63-4 5-4 6-4 7 0 2 2 4 3 4 4 0 35-29 35-74z"><text:p/></draw:path><draw:path draw:style-name="gr3" draw:text-style-name="P6" svg:width="0.0815in" svg:height="0.0665in" svg:x="0.2224in" svg:y="0.0374in" svg:viewBox="0 0 208 170" svg:d="M91 23c15 0 30 0 44 0-13 56-16 74-16 99 0 5 0 16 3 30 3 16 8 18 14 18 8 0 16-6 16-14 0-2 0-3-2-9-11-27-11-53-11-63 0-20 2-41 6-61 15 0 30 0 44 0 6 0 19 0 19-13 0-10-8-10-15-10-43 0-86 0-129 0-9 0-23 0-41 19-13 14-23 33-23 34s0 4 4 4 4-2 6-4c20-30 42-30 49-30 8 0 15 0 22 0-12 46-33 92-49 128-3 5-3 6-3 9 0 7 6 10 12 10 11 0 14-11 18-25 6-18 6-18 11-37 7-29 15-56 21-85z"><text:p/></draw:path><draw:path draw:style-name="gr3" draw:text-style-name="P6" svg:width="0.0469in" svg:height="0.0701in" svg:x="0.3118in" svg:y="0.0555in" svg:viewBox="0 0 120 179" svg:d="M120 130c-3 0-7 0-10 0-1 6-3 22-7 24-2 2-23 2-27 2-17 0-33 0-50 0 29-25 39-33 54-45 21-17 40-33 40-58 0-33-30-53-64-53-33 0-56 23-56 48 0 14 11 16 14 16 7 0 15-6 15-15 0-5-3-14-17-14 9-20 28-25 40-25 27 0 42 21 42 43 0 23-18 42-26 51-22 21-44 42-66 64-2 2-2 3-2 11 37 0 74 0 111 0 3-16 6-33 9-49z"><text:p/></draw:path><draw:path draw:style-name="gr3" draw:text-style-name="P6" svg:width="0.0756in" svg:height="0.087in" svg:x="0.428in" svg:y="0.022in" svg:viewBox="0 0 193 222" svg:d="M179 120c7 0 14 0 14-8s-7-8-14-8c-55 0-109 0-164 0 5-51 50-89 104-89 20 0 41 0 60 0 7 0 14 0 14-7 0-8-7-8-14-8-19 0-40 0-60 0-67 0-119 51-119 112 0 62 52 110 119 110 20 0 41 0 60 0 7 0 14 0 14-8 0-7-7-7-14-7-19 0-40 0-60 0-54 0-99-36-104-87 55 0 109 0 164 0z"><text:p/></draw:path><draw:path draw:style-name="gr3" draw:text-style-name="P6" svg:width="0.1035in" svg:height="0.102in" svg:x="0.5638in" svg:y="0in" svg:viewBox="0 0 264 260" svg:d="M225 30c0-14 0-18 29-18 4 0 7 0 10 0 0-4 0-8 0-12-88 0-176 0-264 0 0 4 0 8 0 12 3 0 6 0 9 0 30 0 31 4 31 18 0 67 0 134 0 201 0 14-1 17-31 17-3 0-6 0-9 0 0 5 0 9 0 12 13-1 42-1 57-1s43 0 56 1c0-3 0-7 0-12-3 0-5 0-8 0-30 0-31-3-31-17 0-73 0-146 0-219 38 0 77 0 115 0 0 73 0 146 0 219 0 14 0 17-29 17-4 0-7 0-10 0 0 5 0 9 0 12 13-1 42-1 57-1 14 0 43 0 57 1 0-3 0-7 0-12-3 0-6 0-10 0-29 0-29-3-29-17 0-67 0-134 0-201z"><text:p/></draw:path></draw:g></text:span><text:span text:style-name="T31"><text:s/>כך ש־</text:span><text:span text:style-name="T31"><draw:g text:anchor-type="as-char" svg:y="-0.1134in" draw:z-index="219" draw:name="Shape230" draw:style-name="gr1"><svg:title>TexMaths</svg:title><svg:desc>11§display§\la a, b \ra \in \pi_1 \times \pi_1 \land \la b, c \ra \in \pi_2 \times \pi_2§svg§600§FALSE§</svg:desc><draw:path draw:style-name="gr2" draw:text-style-name="P5" svg:width="2.1516in" svg:height="0.1354in" svg:x="-0.0004in" svg:y="0.0071in" svg:viewBox="0 0 5466 345" svg:d="M0 0c1822 0 3644 0 5466 0 0 115 0 230 0 345-1822 0-3644 0-5466 0 0-115 0-230 0-345z"><text:p/></draw:path><draw:path draw:style-name="gr3" draw:text-style-name="P6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693in" svg:height="0.0681in" svg:x="0.0571in" svg:y="0.0453in" svg:viewBox="0 0 177 174" svg:d="M129 24c-8-14-19-24-37-24-45 0-92 56-92 112 0 37 21 62 51 62 7 0 27-1 50-29 4 17 17 29 35 29 14 0 22-9 29-21 7-14 12-37 12-38 0-4-4-4-5-4-4 0-4 1-5 7-6 25-14 48-29 48-11 0-13-10-13-17 0-9 2-12 6-29s4-21 9-35c4-19 9-37 13-54 3-11 3-11 3-13 0-7-5-10-12-10-9 0-14 9-15 16zM103 124c-2 7-2 8-7 15-18 21-33 27-44 27-19 0-24-22-24-36 0-20 12-67 20-85 13-23 30-37 46-37 25 0 30 32 30 34s-1 4-2 6c-6 26-12 51-19 76z"><text:p/></draw:path><draw:path draw:style-name="gr3" draw:text-style-name="P6" svg:width="0.0173in" svg:height="0.0453in" svg:x="0.1449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6" svg:width="0.0555in" svg:height="0.1059in" svg:x="0.2063in" svg:y="0.0071in" svg:viewBox="0 0 142 270" svg:d="M75 3c-2-1 0-3-6-3-8 0-37 2-47 3-3 0-8 1-8 8 0 4 5 4 10 4 19 0 19 4 19 7s-3 17-4 24c-11 42-21 84-32 126-6 20-7 24-7 37 0 38 21 61 50 61 45 0 92-58 92-111 0-36-20-62-51-62-18 0-34 11-45 23 10-40 19-78 29-117zM39 150c2-9 2-10 5-15 19-24 36-30 46-30 15 0 24 12 24 36 0 23-13 66-19 81-12 26-31 40-45 40s-27-11-27-40c0-6 0-14 7-37 3-12 5-24 9-35z"><text:p/></draw:path><draw:path draw:style-name="gr3" draw:text-style-name="P6" svg:width="0.0335in" svg:height="0.1508in" svg:x="0.2728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6" svg:width="0.0756in" svg:height="0.087in" svg:x="0.3787in" svg:y="0.0307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6" svg:width="0.0819in" svg:height="0.0665in" svg:x="0.5138in" svg:y="0.048in" svg:viewBox="0 0 209 170" svg:d="M92 22c15 0 29 0 43 0-12 57-15 74-15 99 0 7 0 17 2 30 5 16 9 19 14 19 8 0 16-7 16-15 0-2 0-3-2-9-11-27-11-52-11-62 0-21 3-42 6-62 16 0 30 0 45 0 5 0 19 0 19-13 0-9-9-9-15-9-43 0-87 0-130 0-9 0-23 0-41 18-13 15-23 33-23 35 1 1 0 3 4 3s5-1 7-4c19-30 41-30 48-30 8 0 15 0 22 0-12 46-33 94-49 128-2 6-2 6-2 10 0 7 5 10 11 10 11 0 14-10 18-25 6-18 6-18 11-38 8-29 15-56 22-85z"><text:p/></draw:path><draw:path draw:style-name="gr3" draw:text-style-name="P6" svg:width="0.0382in" svg:height="0.0701in" svg:x="0.6083in" svg:y="0.0661in" svg:viewBox="0 0 98 179" svg:d="M61 8c0-7 0-8-8-8-18 18-42 18-53 18 0 3 0 6 0 10 7 0 24 0 39-8 0 45 0 91 0 137 0 9 0 13-27 13-3 0-8 0-11 0 0 3 0 6 0 9 6 0 39-1 49-1 8 0 42 1 48 1 0-3 0-6 0-9-3 0-7 0-10 0-27 0-27-4-27-13 0-50 0-100 0-149z"><text:p/></draw:path><draw:path draw:style-name="gr3" draw:text-style-name="P6" svg:width="0.0732in" svg:height="0.0724in" svg:x="0.7209in" svg:y="0.0398in" svg:viewBox="0 0 187 185" svg:d="M94 81c-26-25-52-50-77-75-5-6-6-6-9-6-4 0-8 3-8 8 0 2 1 3 6 7 25 26 51 51 77 77-26 26-52 51-77 78-5 4-6 5-6 7 0 5 4 8 8 8 3 0 4 0 9-6 25-25 51-50 77-76 26 27 53 53 80 80 0 1 3 2 5 2 5 0 8-3 8-8 0-2 0-2-1-4-1 0-62-61-81-81 23-24 47-47 70-70 2-2 8-8 10-10 0-1 2-2 2-4 0-5-3-8-8-8-3 0-4 1-8 6-26 25-52 50-77 75z"><text:p/></draw:path><draw:path draw:style-name="gr3" draw:text-style-name="P6" svg:width="0.0819in" svg:height="0.0665in" svg:x="0.8547in" svg:y="0.048in" svg:viewBox="0 0 209 170" svg:d="M92 22c15 0 30 0 44 0-13 57-16 74-16 99 0 7 0 17 3 30 4 16 8 19 13 19 8 0 17-7 17-15 0-2 0-3-2-9-11-27-11-52-11-62 0-21 2-42 6-62 15 0 30 0 44 0 5 0 19 0 19-13 0-9-8-9-15-9-43 0-87 0-130 0-8 0-23 0-40 18-13 15-24 33-24 35 2 1 0 3 6 3 2 0 3-1 5-4 19-30 42-30 50-30 7 0 14 0 22 0-13 46-33 94-50 128-3 6-3 6-3 10 0 7 6 10 11 10 12 0 15-10 20-25 5-18 5-18 9-38 8-29 15-56 22-85z"><text:p/></draw:path><draw:path draw:style-name="gr3" draw:text-style-name="P6" svg:width="0.0386in" svg:height="0.0701in" svg:x="0.9492in" svg:y="0.0661in" svg:viewBox="0 0 99 179" svg:d="M62 8c0-7-1-8-9-8-18 18-42 18-53 18 0 3 0 6 0 10 7 0 24 0 40-8 0 45 0 91 0 137 0 9 0 13-28 13-3 0-6 0-10 0 0 3 0 6 0 9 5 0 38-1 49-1 7 0 41 1 48 1 0-3 0-6 0-9-3 0-8 0-11 0-26 0-26-4-26-13 0-50 0-100 0-149z"><text:p/></draw:path><draw:path draw:style-name="gr3" draw:text-style-name="P6" svg:width="0.0846in" svg:height="0.0933in" svg:x="1.048in" svg:y="0.0217in" svg:viewBox="0 0 216 238" svg:d="M117 9c-4-7-6-9-9-9-6 0-7 3-9 9-32 71-64 143-96 213-2 6-3 6-3 8 0 5 3 8 8 8 3 0 6-1 9-8 30-67 60-135 91-204 31 69 60 137 91 204 3 8 7 8 9 8 3 0 8-3 8-8-1-1 0-1-3-5-31-72-64-145-96-216z"><text:p/></draw:path><draw:path draw:style-name="gr3" draw:text-style-name="P6" svg:width="0.0335in" svg:height="0.1508in" svg:x="1.1913in" svg:y="0in" svg:viewBox="0 0 86 384" svg:d="M85 14c1-4 1-4 1-6 0-5-3-8-8-8-3 0-5 2-9 9-22 58-45 118-67 177-1 2-2 4-2 7 0 0 0 1 2 5 22 60 45 119 67 177 3 4 4 9 9 9s8-3 8-7c0-2 0-3-1-7-23-60-46-119-70-177 24-60 47-119 70-179z"><text:p/></draw:path><draw:path draw:style-name="gr3" draw:text-style-name="P6" svg:width="0.0559in" svg:height="0.1059in" svg:x="1.2406in" svg:y="0.0071in" svg:viewBox="0 0 143 270" svg:d="M75 3c-2-1 0-3-6-3-8 0-36 2-47 3-2 0-7 1-7 8 0 4 4 4 9 4 19 0 20 4 20 7s-3 17-5 24c-11 42-21 84-32 126-5 20-7 24-7 37 0 38 21 61 50 61 46 0 93-58 93-111 0-36-21-62-52-62-17 0-34 11-45 23 10-40 19-78 29-117zM39 150c2-9 2-10 5-15 19-24 36-30 46-30 15 0 24 12 24 36 0 23-12 66-18 81-13 26-31 40-46 40-14 0-26-11-26-40 0-6 0-14 6-37 3-12 5-24 9-35z"><text:p/></draw:path><draw:path draw:style-name="gr3" draw:text-style-name="P6" svg:width="0.0173in" svg:height="0.0453in" svg:x="1.3122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6" svg:width="0.0591in" svg:height="0.0681in" svg:x="1.3728in" svg:y="0.0453in" svg:viewBox="0 0 151 174" svg:d="M138 23c-7 0-13 0-17 6-7 6-8 13-8 15 0 9 8 13 15 13 11 0 22-9 22-24 0-19-19-33-47-33-51 0-103 55-103 109 0 35 23 65 63 65 55 0 88-41 88-45 0-2-2-6-5-6-2 0-3 1-5 5-31 38-73 38-77 38-24 0-35-20-35-43 0-15 7-53 21-77 12-21 33-38 55-38 13 0 27 5 33 15z"><text:p/></draw:path><draw:path draw:style-name="gr3" draw:text-style-name="P6" svg:width="0.0339in" svg:height="0.1508in" svg:x="1.4406in" svg:y="0in" svg:viewBox="0 0 87 384" svg:d="M85 198c2-4 2-5 2-5 0-1 0-3-2-7-23-59-45-119-68-177-3-7-5-9-9-9-5 0-8 3-8 8 0 1 0 2 2 6 23 60 45 119 68 179-23 58-45 117-68 177-2 4-2 4-2 7 0 4 3 7 8 7s6-4 9-7c23-60 45-119 68-179z"><text:p/></draw:path><draw:path draw:style-name="gr3" draw:text-style-name="P6" svg:width="0.076in" svg:height="0.087in" svg:x="1.5465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0815in" svg:height="0.0665in" svg:x="1.6819in" svg:y="0.048in" svg:viewBox="0 0 208 170" svg:d="M91 22c15 0 30 0 44 0-13 57-16 74-16 99 0 7 0 17 3 30 3 16 8 19 14 19 8 0 16-7 16-15 0-2 0-3-2-9-11-27-11-52-11-62 0-21 2-42 6-62 15 0 30 0 44 0 6 0 19 0 19-13 0-9-8-9-15-9-43 0-86 0-129 0-9 0-24 0-41 18-13 15-23 33-23 35 1 1 0 3 4 3s4-1 6-4c20-30 42-30 49-30 8 0 15 0 22 0-12 46-33 94-49 128-3 6-3 6-3 10 0 7 6 10 11 10 12 0 15-10 19-25 6-18 6-18 11-38 7-29 15-56 21-85z"><text:p/></draw:path><draw:path draw:style-name="gr3" draw:text-style-name="P6" svg:width="0.0469in" svg:height="0.0701in" svg:x="1.7713in" svg:y="0.0661in" svg:viewBox="0 0 120 179" svg:d="M120 130c-3 0-7 0-10 0-1 7-3 22-7 25-2 1-23 1-27 1-17 0-33 0-50 0 29-25 39-32 54-45 21-15 40-33 40-58 0-33-29-53-64-53-33 0-56 24-56 48 0 15 11 16 14 16 7 0 15-5 15-14 0-6-3-15-17-15 9-18 28-25 40-25 27 0 42 21 42 43 0 23-18 42-26 52-22 21-44 41-66 63-2 4-2 4-2 11 37 0 74 0 111 0 3-16 6-33 9-49z"><text:p/></draw:path><draw:path draw:style-name="gr3" draw:text-style-name="P6" svg:width="0.0728in" svg:height="0.0724in" svg:x="1.889in" svg:y="0.0398in" svg:viewBox="0 0 186 185" svg:d="M94 81c-26-25-52-50-77-75-6-6-6-6-9-6-5 0-8 3-8 8 0 2 0 3 4 7 27 26 52 51 79 77-27 26-52 51-79 78-4 4-4 5-4 7 0 5 3 8 8 8 3 0 3 0 9-6 25-25 50-50 75-76 27 27 54 53 81 80 1 1 3 2 5 2 6 0 8-3 8-8 0-2 0-2-1-4-27-28-62-61-80-81 23-24 47-47 70-70 2-2 8-8 10-10 0-1 1-2 1-4 0-5-2-8-8-8-2 0-4 1-9 6-25 25-50 50-75 75z"><text:p/></draw:path><draw:path draw:style-name="gr3" draw:text-style-name="P6" svg:width="0.0819in" svg:height="0.0665in" svg:x="2.0228in" svg:y="0.048in" svg:viewBox="0 0 209 170" svg:d="M92 22c15 0 29 0 43 0-12 57-15 74-15 99 0 7 0 17 2 30 5 16 9 19 14 19 8 0 16-7 16-15 0-2 0-3-2-9-11-27-11-52-11-62 0-21 3-42 6-62 16 0 30 0 45 0 5 0 19 0 19-13 0-9-9-9-15-9-43 0-87 0-130 0-9 0-23 0-41 18-13 15-23 33-23 35 1 1 0 3 4 3s5-1 7-4c19-30 41-30 48-30 8 0 15 0 22 0-12 46-33 94-49 128-2 6-2 6-2 10 0 7 5 10 11 10 11 0 14-10 18-25 6-18 6-18 11-38 8-29 15-56 22-85z"><text:p/></draw:path><draw:path draw:style-name="gr3" draw:text-style-name="P6" svg:width="0.0469in" svg:height="0.0701in" svg:x="2.1122in" svg:y="0.0661in" svg:viewBox="0 0 120 179" svg:d="M120 130c-3 0-6 0-9 0-1 7-4 22-8 25-2 1-23 1-26 1-16 0-33 0-49 0 27-25 37-32 53-45 20-15 39-33 39-58 0-33-29-53-64-53-33 0-56 24-56 48 0 15 12 16 14 16 7 0 15-5 15-14 0-6-1-15-16-15 8-18 27-25 40-25 26 0 41 21 41 43 0 23-17 42-26 52-22 21-43 41-65 63-3 4-3 4-3 11 37 0 75 0 112 0 2-16 6-33 8-49z"><text:p/></draw:path></draw:g></text:span><text:span text:style-name="T31">, </text:span><text:span text:style-name="T33">ובאופן שקול </text:span><text:span text:style-name="T33"><draw:g text:anchor-type="as-char" svg:y="-0.1047in" draw:z-index="224" draw:name="Shape231" draw:style-name="gr1"><svg:title>TexMaths</svg:title><svg:desc>11§display§a \in \pi_1 \land b \in \pi_1 \land b \in \pi_2 \land c \in \pi_2§svg§600§FALSE§</svg:desc><draw:path draw:style-name="gr2" draw:text-style-name="P5" svg:width="2.1177in" svg:height="0.1118in" svg:x="0.0016in" svg:y="0.0079in" svg:viewBox="0 0 5380 285" svg:d="M2690 285c-897 0-1793 0-2690 0 0-94 0-190 0-285 1793 0 3587 0 5380 0 0 95 0 191 0 285-897 0-1793 0-2690 0z"><text:p/></draw:path><draw:path draw:style-name="gr3" draw:text-style-name="P6" svg:width="0.0693in" svg:height="0.0685in" svg:x="-0.0004in" svg:y="0.0382in" svg:viewBox="0 0 177 175" svg:d="M129 25c-7-14-18-25-35-25-46 0-94 57-94 113 0 37 22 62 52 62 7 0 27-1 50-28 3 16 17 28 36 28 13 0 22-9 28-21 7-14 11-37 11-38 0-4-3-4-4-4-5 0-5 1-6 7-6 25-13 47-29 47-10 0-11-10-11-17 0-8 1-11 4-29 4-15 5-20 9-34 4-19 10-36 14-54 2-11 2-12 2-13 0-7-4-11-11-11-9 0-15 9-16 17zM103 126c-1 6-1 7-7 14-17 21-32 26-43 26-20 0-25-21-25-36 0-19 12-66 22-84 11-23 28-37 44-37 25 0 30 32 30 34s-1 4-1 7c-6 25-13 50-20 76z"><text:p/></draw:path><draw:path draw:style-name="gr3" draw:text-style-name="P6" svg:width="0.0756in" svg:height="0.0874in" svg:x="0.1291in" svg:y="0.0232in" svg:viewBox="0 0 193 223" svg:d="M179 120c7 0 14 0 14-8 0-7-7-7-14-7-55 0-109 0-164 0 5-52 50-90 104-90 20 0 41 0 60 0 7 0 14 0 14-7 0-8-7-8-14-8-19 0-40 0-60 0-67 0-119 51-119 112 0 62 52 111 119 111 20 0 41 0 60 0 7 0 14 0 14-8s-7-8-14-8c-19 0-40 0-60 0-54 0-99-35-104-87 55 0 109 0 164 0z"><text:p/></draw:path><draw:path draw:style-name="gr3" draw:text-style-name="P6" svg:width="0.0819in" svg:height="0.0669in" svg:x="0.2642in" svg:y="0.0402in" svg:viewBox="0 0 209 171" svg:d="M92 23c15 0 29 0 43 0-12 56-16 74-16 99 0 6 0 17 3 30 5 17 9 19 14 19 8 0 16-7 16-15 0-2 0-3-2-8-11-28-11-53-11-64 0-20 2-41 6-61 15 0 30 0 44 0 6 0 20 0 20-13 0-10-9-10-15-10-43 0-87 0-130 0-9 0-23 0-41 19-13 14-23 33-23 34s0 4 4 4 5-2 7-4c19-30 41-30 48-30 8 0 15 0 22 0-12 46-33 93-49 128-2 7-2 7-2 10 0 6 5 10 11 10 11 0 14-11 18-26 6-17 6-17 11-37 8-29 15-56 22-85z"><text:p/></draw:path><draw:path draw:style-name="gr3" draw:text-style-name="P6" svg:width="0.0386in" svg:height="0.0697in" svg:x="0.3583in" svg:y="0.0575in" svg:viewBox="0 0 99 178" svg:d="M62 8c0-8 0-8-8-8-18 17-42 18-54 18 0 3 0 6 0 10 7 0 25 0 40-8 0 45 0 91 0 138 0 8 0 12-27 12-3 0-7 0-11 0 0 3 0 6 0 8 6 0 39-1 49-1 8 0 43 1 48 1 0-2 0-5 0-8-3 0-7 0-10 0-27 0-27-4-27-12 0-51 0-101 0-150z"><text:p/></draw:path><draw:path draw:style-name="gr3" draw:text-style-name="P6" svg:width="0.0843in" svg:height="0.0933in" svg:x="0.4575in" svg:y="0.0146in" svg:viewBox="0 0 215 238" svg:d="M116 8c-3-7-5-8-9-8-5 0-6 2-8 8-32 71-65 143-97 215-2 5-2 5-2 7 0 5 3 8 8 8 2 0 5-1 9-8 29-67 60-135 90-204 31 69 60 137 91 204 3 8 8 8 9 8 4 0 8-3 8-8 0-1 0-1-3-6-32-72-65-145-96-216z"><text:p/></draw:path><draw:path draw:style-name="gr3" draw:text-style-name="P6" svg:width="0.0559in" svg:height="0.1063in" svg:x="0.5913in" svg:y="0in" svg:viewBox="0 0 143 271" svg:d="M75 4c-2-1 0-4-6-4-8 0-37 3-47 4-3 0-7 0-7 8 0 5 4 5 9 5 19 0 20 2 20 6 0 2-4 16-5 24-11 42-21 84-32 126-5 18-7 24-7 37 0 37 21 61 50 61 45 0 93-57 93-112 0-34-21-62-52-62-17 0-34 12-45 23 10-38 19-77 29-116zM39 150c2-8 2-9 5-13 19-26 36-31 46-31 15 0 24 12 24 36 0 23-12 66-19 81-12 26-30 39-45 39-14 0-27-10-27-38 0-8 0-15 7-39 3-11 5-23 9-35z"><text:p/></draw:path><draw:path draw:style-name="gr3" draw:text-style-name="P6" svg:width="0.076in" svg:height="0.0874in" svg:x="0.7043in" svg:y="0.0232in" svg:viewBox="0 0 194 223" svg:d="M180 120c7 0 14 0 14-8 0-7-7-7-14-7-55 0-108 0-163 0 4-52 48-90 103-90 20 0 41 0 60 0 7 0 14 0 14-7 0-8-7-8-14-8-20 0-40 0-61 0-66 0-119 51-119 112 0 62 53 111 119 111 21 0 41 0 61 0 7 0 14 0 14-8s-7-8-14-8c-19 0-40 0-60 0-55 0-99-35-103-87 55 0 108 0 163 0z"><text:p/></draw:path><draw:path draw:style-name="gr3" draw:text-style-name="P6" svg:width="0.0819in" svg:height="0.0669in" svg:x="0.8394in" svg:y="0.0402in" svg:viewBox="0 0 209 171" svg:d="M92 23c15 0 30 0 44 0-13 56-16 74-16 99 0 6 0 17 3 30 4 17 8 19 13 19 8 0 17-7 17-15 0-2 0-3-2-8-11-28-11-53-11-64 0-20 2-41 6-61 15 0 30 0 44 0 6 0 19 0 19-13 0-10-8-10-15-10-43 0-87 0-130 0-8 0-23 0-40 19-13 14-24 33-24 34s0 4 6 4c2 0 3-2 5-4 19-30 42-30 50-30 7 0 14 0 22 0-13 46-33 93-50 128-3 7-3 7-3 10 0 6 6 10 11 10 12 0 15-11 20-26 5-17 5-17 9-37 8-29 15-56 22-85z"><text:p/></draw:path><draw:path draw:style-name="gr3" draw:text-style-name="P6" svg:width="0.0386in" svg:height="0.0697in" svg:x="0.9339in" svg:y="0.0575in" svg:viewBox="0 0 99 178" svg:d="M62 8c0-8-1-8-9-8-18 17-42 18-53 18 0 3 0 6 0 10 7 0 24 0 40-8 0 45 0 91 0 138 0 8 0 12-28 12-3 0-6 0-10 0 0 3 0 6 0 8 5 0 38-1 49-1 7 0 41 1 48 1 0-2 0-5 0-8-3 0-8 0-11 0-26 0-26-4-26-12 0-51 0-101 0-150z"><text:p/></draw:path><draw:path draw:style-name="gr3" draw:text-style-name="P6" svg:width="0.0846in" svg:height="0.0933in" svg:x="1.0327in" svg:y="0.0146in" svg:viewBox="0 0 216 238" svg:d="M117 8c-4-7-6-8-9-8-6 0-7 2-9 8-32 71-64 143-96 215-2 5-3 5-3 7 0 5 3 8 8 8 3 0 6-1 9-8 30-67 60-135 91-204 30 69 60 137 90 204 4 8 8 8 10 8 3 0 8-3 8-8 0-1 0-1-4-6-32-72-63-145-95-216z"><text:p/></draw:path><draw:path draw:style-name="gr3" draw:text-style-name="P6" svg:width="0.0555in" svg:height="0.1063in" svg:x="1.1665in" svg:y="0in" svg:viewBox="0 0 142 271" svg:d="M74 4c-1-1 0-4-5-4-8 0-37 3-47 4-3 0-8 0-8 8 0 5 4 5 10 5 18 0 19 2 19 6 0 2-3 16-6 24-11 42-20 84-31 126-5 18-6 24-6 37 0 37 20 61 48 61 47 0 94-57 94-112 0-34-21-62-52-62-17 0-33 12-45 23 10-38 19-77 29-116zM37 150c3-8 3-9 6-13 20-26 36-31 47-31 13 0 24 12 24 36 0 23-13 66-19 81-14 26-31 39-47 39-13 0-25-10-25-38 0-8 0-15 6-39 3-11 5-23 8-35z"><text:p/></draw:path><draw:path draw:style-name="gr3" draw:text-style-name="P6" svg:width="0.0756in" svg:height="0.0874in" svg:x="1.2795in" svg:y="0.0232in" svg:viewBox="0 0 193 223" svg:d="M179 120c7 0 14 0 14-8 0-7-7-7-14-7-55 0-109 0-164 0 5-52 50-90 104-90 20 0 41 0 60 0 7 0 14 0 14-7 0-8-7-8-14-8-19 0-40 0-60 0-66 0-119 51-119 112 0 62 53 111 119 111 20 0 41 0 60 0 7 0 14 0 14-8s-7-8-14-8c-19 0-40 0-60 0-54 0-99-35-104-87 55 0 109 0 164 0z"><text:p/></draw:path><draw:path draw:style-name="gr3" draw:text-style-name="P6" svg:width="0.0819in" svg:height="0.0669in" svg:x="1.415in" svg:y="0.0402in" svg:viewBox="0 0 209 171" svg:d="M92 23c15 0 29 0 43 0-12 56-15 74-15 99 0 6 0 17 2 30 5 17 9 19 14 19 8 0 16-7 16-15 0-2 0-3-2-8-11-28-11-53-11-64 0-20 3-41 6-61 15 0 30 0 44 0 6 0 20 0 20-13 0-10-9-10-15-10-43 0-87 0-130 0-9 0-23 0-41 19-13 14-23 33-23 34s0 4 4 4 5-2 7-4c19-30 41-30 48-30 8 0 15 0 22 0-12 46-33 93-49 128-2 7-2 7-2 10 0 6 5 10 11 10 11 0 14-11 18-26 6-17 6-17 11-37 8-29 15-56 22-85z"><text:p/></draw:path><draw:path draw:style-name="gr3" draw:text-style-name="P6" svg:width="0.0469in" svg:height="0.0697in" svg:x="1.5039in" svg:y="0.0575in" svg:viewBox="0 0 120 178" svg:d="M120 130c-3 0-6 0-9 0-1 7-4 22-8 25-2 1-23 1-26 1-16 0-33 0-49 0 27-25 37-33 53-45 20-16 39-33 39-58 0-33-29-53-64-53-33 0-56 23-56 48 0 14 12 16 14 16 7 0 15-6 15-14 0-6-1-15-16-15 8-20 27-25 40-25 26 0 41 21 41 43 0 23-17 42-26 52-22 21-43 42-65 64-3 2-3 3-3 9 37 0 75 0 112 0 2-15 6-31 8-48z"><text:p/></draw:path><draw:path draw:style-name="gr3" draw:text-style-name="P6" svg:width="0.0843in" svg:height="0.0933in" svg:x="1.6079in" svg:y="0.0146in" svg:viewBox="0 0 215 238" svg:d="M117 8c-4-7-6-8-10-8-5 0-6 2-8 8-32 71-65 143-97 215-2 5-2 5-2 7 0 5 3 8 8 8 2 0 5-1 9-8 29-67 60-135 90-204 31 69 60 137 91 204 3 8 8 8 9 8 4 0 8-3 8-8 0-1 0-1-3-6-32-72-63-145-95-216z"><text:p/></draw:path><draw:path draw:style-name="gr3" draw:text-style-name="P6" svg:width="0.0591in" svg:height="0.0685in" svg:x="1.7409in" svg:y="0.0382in" svg:viewBox="0 0 151 175" svg:d="M138 24c-7 0-13 0-18 6-6 5-7 12-7 15 0 9 7 13 15 13 11 0 22-8 22-24 0-20-19-34-47-34-51 0-103 56-103 110 0 34 23 65 63 65 55 0 88-41 88-45 0-2-2-5-5-5-2 0-3 1-5 4-31 37-73 37-77 37-24 0-35-18-35-41 0-16 7-53 21-78 12-22 33-38 55-38 13 0 27 5 33 15z"><text:p/></draw:path><draw:path draw:style-name="gr3" draw:text-style-name="P6" svg:width="0.0756in" svg:height="0.0874in" svg:x="1.8559in" svg:y="0.0232in" svg:viewBox="0 0 193 223" svg:d="M179 120c7 0 14 0 14-8 0-7-7-7-14-7-55 0-109 0-164 0 5-52 50-90 104-90 20 0 41 0 60 0 7 0 14 0 14-7 0-8-7-8-14-8-21 0-40 0-61 0-66 0-118 51-118 112 0 62 52 111 118 111 21 0 40 0 61 0 7 0 14 0 14-8s-7-8-14-8c-19 0-40 0-60 0-54 0-99-35-104-87 55 0 109 0 164 0z"><text:p/></draw:path><draw:path draw:style-name="gr3" draw:text-style-name="P6" svg:width="0.0819in" svg:height="0.0669in" svg:x="1.9909in" svg:y="0.0402in" svg:viewBox="0 0 209 171" svg:d="M91 23c15 0 30 0 44 0-12 56-16 74-16 99 0 6 0 17 3 30 5 17 9 19 14 19 8 0 16-7 16-15 0-2 0-3-2-8-11-28-11-53-11-64 0-20 2-41 6-61 15 0 30 0 44 0 6 0 20 0 20-13 0-10-9-10-16-10-43 0-86 0-129 0-9 0-23 0-41 19-13 14-23 33-23 34s0 4 4 4 4-2 7-4c19-30 41-30 48-30 8 0 15 0 22 0-12 46-33 93-49 128-3 7-3 7-3 10 0 6 6 10 12 10 11 0 14-11 18-26 6-17 6-17 11-37 7-29 15-56 21-85z"><text:p/></draw:path><draw:path draw:style-name="gr3" draw:text-style-name="P6" svg:width="0.0469in" svg:height="0.0697in" svg:x="2.0799in" svg:y="0.0575in" svg:viewBox="0 0 120 178" svg:d="M120 130c-3 0-7 0-10 0 0 7-3 22-7 25-2 1-23 1-26 1-16 0-34 0-51 0 29-25 39-33 55-45 20-16 39-33 39-58 0-33-29-53-64-53-33 0-56 23-56 48 0 14 12 16 14 16 7 0 15-6 15-14 0-6-3-15-16-15 8-20 27-25 40-25 26 0 41 21 41 43 0 23-17 42-26 52-22 21-43 42-65 64-3 2-3 3-3 9 37 0 74 0 111 0 3-15 6-31 9-48z"><text:p/></draw:path></draw:g></text:span><text:span text:style-name="T33">. משום ש־</text:span><text:span text:style-name="T33"><draw:g text:anchor-type="as-char" svg:y="-0.1047in" draw:z-index="220" draw:name="Shape232" draw:style-name="gr1"><svg:title>TexMaths</svg:title><svg:desc>11§display§b \in \pi_1 \land b \in \pi_2§svg§600§FALSE§</svg:desc><draw:path draw:style-name="gr2" draw:text-style-name="P5" svg:width="0.9504in" svg:height="0.1118in" svg:x="0in" svg:y="0.0079in" svg:viewBox="0 0 2415 285" svg:d="M1208 285c-403 0-806 0-1208 0 0-94 0-190 0-285 805 0 1610 0 2415 0 0 95 0 191 0 285-403 0-805 0-1207 0z"><text:p/></draw:path><draw:path draw:style-name="gr3" draw:text-style-name="P6" svg:width="0.0555in" svg:height="0.1063in" svg:x="-0.0004in" svg:y="0in" svg:viewBox="0 0 142 271" svg:d="M74 4c-1-1 0-4-5-4-9 0-37 3-47 4-3 0-8 0-8 8 0 5 4 5 10 5 18 0 19 2 19 6 0 2-3 16-6 24-11 42-21 84-32 126-4 18-5 24-5 37 0 37 20 61 48 61 47 0 94-57 94-112 0-34-21-62-52-62-17 0-33 12-45 23 10-38 19-77 29-116zM37 150c3-8 3-9 6-13 20-26 36-31 47-31 13 0 24 12 24 36 0 23-13 66-19 81-14 26-31 39-47 39-13 0-25-10-25-38 0-8 0-15 6-39 3-11 5-23 8-35z"><text:p/></draw:path><draw:path draw:style-name="gr3" draw:text-style-name="P6" svg:width="0.0752in" svg:height="0.0874in" svg:x="0.1126in" svg:y="0.0232in" svg:viewBox="0 0 192 223" svg:d="M179 120c7 0 13 0 13-8 0-7-6-7-13-7-55 0-109 0-164 0 5-52 50-90 104-90 20 0 40 0 60 0 7 0 13 0 13-7 0-8-6-8-13-8-20 0-40 0-60 0-67 0-119 51-119 112 0 62 52 111 119 111 20 0 40 0 60 0 7 0 13 0 13-8s-6-8-13-8c-20 0-40 0-60 0-54 0-99-35-104-87 55 0 109 0 164 0z"><text:p/></draw:path><draw:path draw:style-name="gr3" draw:text-style-name="P6" svg:width="0.0815in" svg:height="0.0669in" svg:x="0.2476in" svg:y="0.0402in" svg:viewBox="0 0 208 171" svg:d="M91 23c15 0 30 0 44 0-13 56-16 74-16 99 0 6 0 17 3 30 4 17 8 19 14 19 8 0 16-7 16-15 0-2 0-3-2-8-11-28-11-53-11-64 0-20 2-41 6-61 14 0 30 0 44 0 6 0 19 0 19-13 0-10-8-10-16-10-42 0-85 0-128 0-9 0-23 0-41 19-13 14-23 33-23 34s0 4 4 4 4-2 7-4c19-30 41-30 48-30 8 0 15 0 22 0-12 46-33 93-49 128-3 7-3 7-3 10 0 6 6 10 12 10 11 0 14-11 18-26 6-17 6-17 11-37 7-29 15-56 21-85z"><text:p/></draw:path><draw:path draw:style-name="gr3" draw:text-style-name="P6" svg:width="0.0386in" svg:height="0.0697in" svg:x="0.3417in" svg:y="0.0575in" svg:viewBox="0 0 99 178" svg:d="M62 8c0-8-2-8-9-8-17 17-42 18-53 18 0 3 0 6 0 10 7 0 24 0 40-8 0 45 0 91 0 138 0 8 0 12-28 12-3 0-7 0-10 0 0 3 0 6 0 8 5 0 39-1 49-1 7 0 41 1 48 1 0-2 0-5 0-8-3 0-8 0-11 0-26 0-26-4-26-12 0-51 0-101 0-150z"><text:p/></draw:path><draw:path draw:style-name="gr3" draw:text-style-name="P6" svg:width="0.0846in" svg:height="0.0933in" svg:x="0.4406in" svg:y="0.0146in" svg:viewBox="0 0 216 238" svg:d="M117 8c-4-7-6-8-9-8-5 0-7 2-9 8-32 71-64 143-96 215-2 5-3 5-3 7 0 5 4 8 8 8 3 0 6-1 10-8 29-67 60-135 90-204 31 69 60 137 91 204 3 8 7 8 9 8 4 0 8-3 8-8 0-1 0-1-3-6-32-72-65-145-96-216z"><text:p/></draw:path><draw:path draw:style-name="gr3" draw:text-style-name="P6" svg:width="0.0555in" svg:height="0.1063in" svg:x="0.574in" svg:y="0in" svg:viewBox="0 0 142 271" svg:d="M74 4c-1-1 0-4-5-4-9 0-37 3-47 4-3 0-8 0-8 8 0 5 4 5 10 5 18 0 19 2 19 6 0 2-3 16-6 24-11 42-21 84-32 126-4 18-5 24-5 37 0 37 20 61 48 61 47 0 94-57 94-112 0-34-21-62-52-62-17 0-33 12-45 23 10-38 19-77 29-116zM37 150c3-8 3-9 7-13 19-26 36-31 46-31 13 0 24 12 24 36 0 23-13 66-19 81-14 26-31 39-47 39-12 0-25-10-25-38 0-8 0-15 7-39 2-11 5-23 7-35z"><text:p/></draw:path><draw:path draw:style-name="gr3" draw:text-style-name="P6" svg:width="0.0752in" svg:height="0.0874in" svg:x="0.687in" svg:y="0.0232in" svg:viewBox="0 0 192 223" svg:d="M179 120c7 0 13 0 13-8 0-7-6-7-13-7-55 0-109 0-164 0 5-52 50-90 104-90 20 0 40 0 60 0 7 0 13 0 13-7 0-8-6-8-13-8-20 0-40 0-60 0-66 0-119 51-119 112 0 62 53 111 119 111 20 0 40 0 60 0 7 0 13 0 13-8s-6-8-13-8c-20 0-40 0-60 0-54 0-99-35-104-87 55 0 109 0 164 0z"><text:p/></draw:path><draw:path draw:style-name="gr3" draw:text-style-name="P6" svg:width="0.0819in" svg:height="0.0669in" svg:x="0.822in" svg:y="0.0402in" svg:viewBox="0 0 209 171" svg:d="M91 23c15 0 30 0 44 0-12 56-16 74-16 99 0 6 0 17 3 30 4 17 9 19 14 19 8 0 16-7 16-15 0-2 0-3-2-8-11-28-11-53-11-64 0-20 2-41 6-61 14 0 30 0 44 0 6 0 20 0 20-13 0-10-9-10-17-10-42 0-85 0-128 0-9 0-23 0-41 19-13 14-23 33-23 34s0 4 4 4 5-2 7-4c19-30 41-30 48-30 8 0 15 0 22 0-12 46-33 93-49 128-2 7-2 7-2 10 0 6 5 10 11 10 11 0 14-11 18-26 6-17 6-17 11-37 7-29 15-56 21-85z"><text:p/></draw:path><draw:path draw:style-name="gr3" draw:text-style-name="P6" svg:width="0.0469in" svg:height="0.0697in" svg:x="0.9114in" svg:y="0.0575in" svg:viewBox="0 0 120 178" svg:d="M120 130c-3 0-7 0-10 0 0 7-3 22-7 25-2 1-23 1-26 1-17 0-34 0-51 0 29-25 39-33 55-45 20-16 39-33 39-58 0-33-29-53-64-53-33 0-56 23-56 48 0 14 12 16 14 16 7 0 15-6 15-14 0-6-3-15-16-15 8-20 27-25 40-25 26 0 40 21 40 43 0 23-16 42-25 52-22 21-43 42-65 64-3 2-3 3-3 9 37 0 74 0 111 0 3-15 6-31 9-48z"><text:p/></draw:path></draw:g></text:span><text:span text:style-name="T33"> נגרר </text:span><text:span text:style-name="T33"><draw:g text:anchor-type="as-char" svg:y="-0.1193in" draw:z-index="221" draw:name="Shape233" draw:style-name="gr1"><svg:title>TexMaths</svg:title><svg:desc>11§display§\pi_1 \cap \pi_2 \neq \emptyset§svg§600§FALSE§</svg:desc><draw:path draw:style-name="gr2" draw:text-style-name="P5" svg:width="0.7343in" svg:height="0.1339in" svg:x="0.0035in" svg:y="0.0075in" svg:viewBox="0 0 1866 341" svg:d="M0 0c622 0 1245 0 1866 0 0 114 0 227 0 341-621 0-1244 0-1866 0 0-114 0-227 0-341z"><text:p/></draw:path><draw:path draw:style-name="gr3" draw:text-style-name="P6" svg:width="0.0819in" svg:height="0.0669in" svg:x="-0.0004in" svg:y="0.052in" svg:viewBox="0 0 209 171" svg:d="M92 23c15 0 30 0 44 0-13 57-16 74-16 99 0 6 0 17 3 30 4 17 8 19 13 19 9 0 17-7 17-15 0-2 0-3-2-8-11-28-11-53-11-64 0-20 2-41 6-61 15 0 30 0 44 0 6 0 19 0 19-13 0-10-8-10-15-10-43 0-87 0-130 0-8 0-23 0-40 19-13 15-24 33-24 34s0 4 6 4c3 0 3-2 5-4 20-30 42-30 50-30 7 0 14 0 22 0-13 46-33 93-50 128-3 7-3 7-3 10 0 7 6 10 11 10 12 0 15-11 20-26 5-17 5-17 9-37 8-29 15-56 22-85z"><text:p/></draw:path><draw:path draw:style-name="gr3" draw:text-style-name="P6" svg:width="0.0386in" svg:height="0.0705in" svg:x="0.0941in" svg:y="0.0693in" svg:viewBox="0 0 99 180" svg:d="M62 8c0-8-1-8-9-8-18 18-42 18-53 18 0 3 0 6 0 10 7 0 24 0 40-8 0 45 0 91 0 138 0 8 0 12-28 12-3 0-6 0-10 0 0 3 0 6 0 10 5 0 38-1 49-1 7 0 41 1 48 1 0-4 0-7 0-10-3 0-8 0-11 0-26 0-26-4-26-12 0-51 0-101 0-150z"><text:p/></draw:path><draw:path draw:style-name="gr3" draw:text-style-name="P6" svg:width="0.0843in" svg:height="0.0933in" svg:x="0.1929in" svg:y="0.0264in" svg:viewBox="0 0 215 238" svg:d="M215 84c0-59-59-84-107-84-51 0-108 26-108 84 0 46 0 93 0 140 0 7 0 14 8 14 7 0 7-7 7-14 0-45 0-92 0-138 0-58 63-71 93-71 17 0 42 4 61 17 30 19 30 44 30 54 0 46 0 93 0 138 0 7 0 14 8 14s8-7 8-14c0-47 0-94 0-140z"><text:p/></draw:path><draw:path draw:style-name="gr3" draw:text-style-name="P6" svg:width="0.0815in" svg:height="0.0669in" svg:x="0.324in" svg:y="0.052in" svg:viewBox="0 0 208 171" svg:d="M91 23c15 0 30 0 44 0-13 57-16 74-16 99 0 6 0 17 3 30 3 17 8 19 14 19 8 0 16-7 16-15 0-2 0-3-2-8-11-28-11-53-11-64 0-20 2-41 6-61 15 0 30 0 44 0 6 0 19 0 19-13 0-10-8-10-15-10-43 0-86 0-129 0-9 0-24 0-41 19-13 15-23 33-23 34s0 4 4 4 4-2 6-4c20-30 42-30 49-30 8 0 15 0 22 0-12 46-33 93-49 128-3 7-3 7-3 10 0 7 6 10 11 10 12 0 15-11 19-26 6-17 6-17 11-37 7-29 15-56 21-85z"><text:p/></draw:path><draw:path draw:style-name="gr3" draw:text-style-name="P6" svg:width="0.0465in" svg:height="0.0705in" svg:x="0.413in" svg:y="0.0693in" svg:viewBox="0 0 119 180" svg:d="M119 130c-3 0-6 0-9 0-1 7-3 22-7 25-2 1-23 1-27 1-17 0-33 0-50 0 29-25 39-33 54-45 21-16 39-33 39-58 0-33-29-53-63-53s-56 23-56 48c0 14 11 16 14 16 7 0 15-4 15-14 0-6-3-15-17-15 9-20 28-25 40-25 27 0 42 21 42 43 0 23-18 42-26 52-22 21-44 42-66 64-2 3-2 3-2 11 37 0 74 0 111 0 2-17 6-33 8-50z"><text:p/></draw:path><draw:path draw:style-name="gr3" draw:text-style-name="P6" svg:width="0.076in" svg:height="0.1406in" svg:x="0.5378in" svg:y="0.0087in" svg:viewBox="0 0 194 358" svg:d="M190 14c4-5 4-5 4-6 0-4-4-8-8-8-6 0-7 2-9 8-58 111-115 223-174 335-3 5-3 6-3 7 0 4 3 8 8 8s6-2 9-8c58-112 115-223 173-336z"><text:p/></draw:path><draw:path draw:style-name="gr3" draw:text-style-name="P6" svg:width="0.1008in" svg:height="0.035in" svg:x="0.5252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1in" svg:height="0.1283in" svg:x="0.6846in" svg:y="0in" svg:viewBox="0 0 156 327" svg:d="M132 8c0-5-3-8-9-8-5 0-6 4-9 12-4 16-1 2-5 18-4-2-17-8-31-8-22 0-47 11-61 41-16 31-17 66-17 102 0 25 0 93 33 123-9 29-9 30-9 32 0 4 4 7 8 7 7 0 8-4 10-13 4-15 0-1 4-16 10 4 21 7 32 7 43 0 60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/text:span><text:span text:style-name="T33">, לפיכך </text:span><text:span text:style-name="T33"><draw:g text:anchor-type="as-char" svg:y="-0.0654in" draw:z-index="222" draw:name="Shape234" draw:style-name="gr1"><svg:title>TexMaths</svg:title><svg:desc>11§display§\pi_1 = \pi_2§svg§600§FALSE§</svg:desc><draw:path draw:style-name="gr2" draw:text-style-name="P5" svg:width="0.4815in" svg:height="0.0717in" svg:x="0.0031in" svg:y="0.0063in" svg:viewBox="0 0 1224 183" svg:d="M613 183c-204 0-409 0-613 0 0-60 0-122 0-183 408 0 817 0 1224 0 0 61 0 123 0 183-203 0-407 0-611 0z"><text:p/></draw:path><draw:path draw:style-name="gr3" draw:text-style-name="P6" svg:width="0.0815in" svg:height="0.0661in" svg:x="-0.0004in" svg:y="-0.0004in" svg:viewBox="0 0 208 169" svg:d="M91 23c15 0 30 0 44 0-13 56-16 72-16 99 0 4 0 15 3 28 4 17 8 19 14 19 8 0 16-7 16-15 0-2 0-3-3-8-11-27-11-52-11-63 0-19 3-40 7-60 14 0 30 0 44 0 6 0 19 0 19-13 0-10-8-10-16-10-43 0-85 0-128 0-9 0-23 0-41 19-13 14-23 31-23 34 0 1 0 4 4 4s4-2 7-4c19-30 41-30 48-30 8 0 15 0 22 0-12 46-33 92-49 126-3 5-3 7-3 10 0 6 6 10 12 10 11 0 14-11 18-25 6-18 6-18 11-37 7-28 15-57 21-84z"><text:p/></draw:path><draw:path draw:style-name="gr3" draw:text-style-name="P6" svg:width="0.0386in" svg:height="0.0693in" svg:x="0.0937in" svg:y="0.0173in" svg:viewBox="0 0 99 177" svg:d="M62 8c0-8-2-8-9-8-17 16-42 18-53 18 0 3 0 5 0 8 7 0 24 0 40-6 0 45 0 91 0 136 0 8 0 12-28 12-3 0-7 0-10 0 0 3 0 6 0 9 5 0 39-1 49-1 7 0 41 1 48 1 0-3 0-6 0-9-3 0-8 0-11 0-26 0-26-4-26-12 0-50 0-99 0-148z"><text:p/></draw:path><draw:path draw:style-name="gr3" draw:text-style-name="P6" svg:width="0.1008in" svg:height="0.035in" svg:x="0.2008in" svg:y="0.0091in" svg:viewBox="0 0 257 90" svg:d="M244 15c5 0 13 0 13-7 0-8-8-8-13-8-77 0-154 0-231 0-5 0-13 0-13 8 0 7 8 7 13 7 77 0 154 0 231 0zM244 90c5 0 13 0 13-8 0-7-8-7-13-7-77 0-154 0-231 0-5 0-13 0-13 7 0 8 8 8 13 8 77 0 154 0 231 0z"><text:p/></draw:path><draw:path draw:style-name="gr3" draw:text-style-name="P6" svg:width="0.0819in" svg:height="0.0661in" svg:x="0.3567in" svg:y="-0.0004in" svg:viewBox="0 0 209 169" svg:d="M91 23c15 0 30 0 44 0-12 56-16 72-16 99 0 4 0 15 3 28 4 17 9 19 14 19 8 0 16-7 16-15 0-2 0-3-3-8-11-27-11-52-11-63 0-19 3-40 7-60 14 0 30 0 44 0 6 0 20 0 20-13 0-10-9-10-17-10-43 0-85 0-128 0-9 0-23 0-41 19-13 14-23 31-23 34 0 1 0 4 4 4s5-2 7-4c19-30 41-30 48-30 8 0 15 0 22 0-12 46-33 92-49 126-2 5-2 7-2 10 0 6 5 10 11 10 11 0 14-11 18-25 6-18 6-18 11-37 7-28 15-57 21-84z"><text:p/></draw:path><draw:path draw:style-name="gr3" draw:text-style-name="P6" svg:width="0.0469in" svg:height="0.0693in" svg:x="0.4457in" svg:y="0.0173in" svg:viewBox="0 0 120 177" svg:d="M120 128c-3 0-7 0-10 0 0 7-3 22-7 24-2 2-23 2-26 2-17 0-34 0-51 0 29-25 39-31 55-43 20-17 39-33 39-58 0-33-29-53-64-53-33 0-56 23-56 48 0 13 12 16 14 16 7 0 15-6 15-15 0-5-3-14-16-14 8-20 27-25 40-25 26 0 40 21 40 43 0 23-16 41-25 51-22 21-43 42-65 63-3 2-3 3-3 10 37 0 74 0 111 0 3-16 6-32 9-49z"><text:p/></draw:path></draw:g></text:span><text:span text:style-name="T33"><text:s/>(כחלק מההגדרה של חלוקה). סה"כ </text:span><text:span text:style-name="T33"><draw:g text:anchor-type="as-char" svg:y="-0.089in" draw:z-index="223" draw:name="Shape235" draw:style-name="gr1"><svg:title>TexMaths</svg:title><svg:desc>11§display§a \in \pi_2 \land c \in \pi_2§svg§600§FALSE§</svg:desc><draw:path draw:style-name="gr2" draw:text-style-name="P5" svg:width="0.9661in" svg:height="0.0972in" svg:x="0.0016in" svg:y="0.0063in" svg:viewBox="0 0 2455 248" svg:d="M1228 248c-410 0-819 0-1228 0 0-83 0-165 0-248 818 0 1637 0 2455 0 0 83 0 165 0 248-409 0-818 0-1227 0z"><text:p/></draw:path><draw:path draw:style-name="gr3" draw:text-style-name="P6" svg:width="0.0693in" svg:height="0.0677in" svg:x="-0.0004in" svg:y="0.0236in" svg:viewBox="0 0 177 173" svg:d="M129 24c-7-14-18-24-36-24-45 0-93 56-93 112 0 37 22 61 52 61 7 0 27-1 50-28 4 16 17 28 35 28 14 0 22-9 29-20 7-14 11-37 11-38 0-4-3-4-4-4-5 0-5 1-6 7-6 25-13 47-30 47-9 0-11-10-11-17 0-8 2-11 5-28 4-16 5-21 9-35 4-19 10-37 14-54 2-11 2-11 2-13 0-7-4-10-11-10-9 0-15 7-16 16zM103 124c-1 7-1 8-7 15-17 20-32 26-43 26-20 0-26-21-26-35 0-20 13-67 22-85 11-23 29-37 44-37 26 0 31 32 31 34s-1 4-1 6c-6 26-13 51-20 76z"><text:p/></draw:path><draw:path draw:style-name="gr3" draw:text-style-name="P6" svg:width="0.0752in" svg:height="0.087in" svg:x="0.1291in" svg:y="0.0083in" svg:viewBox="0 0 192 222" svg:d="M179 120c7 0 13 0 13-8 0-7-6-7-13-7-55 0-109 0-164 0 5-52 50-90 104-90 20 0 40 0 60 0 7 0 13 0 13-7 0-8-6-8-13-8-20 0-40 0-60 0-66 0-119 51-119 112s53 110 119 110c20 0 40 0 60 0 7 0 13 0 13-7 0-8-6-8-13-8-20 0-40 0-60 0-54 0-99-36-104-87 55 0 109 0 164 0z"><text:p/></draw:path><draw:path draw:style-name="gr3" draw:text-style-name="P6" svg:width="0.0819in" svg:height="0.0661in" svg:x="0.2642in" svg:y="0.0252in" svg:viewBox="0 0 209 169" svg:d="M92 22c15 0 29 0 43 0-12 57-16 74-16 99 0 6 0 17 3 30 4 15 9 18 14 18 8 0 16-7 16-14 0-2 0-3-2-9-11-27-11-52-11-63 0-20 3-41 6-61 14 0 30 0 44 0 6 0 20 0 20-13 0-9-9-9-16-9-42 0-86 0-129 0-9 0-23 0-41 18-13 15-23 33-23 35 1 1 0 3 4 3s5-1 7-4c19-30 41-30 48-30 8 0 15 0 22 0-12 46-33 94-49 128-2 6-2 6-2 9 0 6 5 10 11 10 11 0 14-10 18-25 6-17 6-17 11-37 8-29 15-56 22-85z"><text:p/></draw:path><draw:path draw:style-name="gr3" draw:text-style-name="P6" svg:width="0.0469in" svg:height="0.0697in" svg:x="0.3531in" svg:y="0.0417in" svg:viewBox="0 0 120 178" svg:d="M120 130c-3 0-6 0-9 0-1 7-4 22-8 25-2 1-23 1-26 1-17 0-33 0-50 0 28-25 38-33 54-45 20-16 39-33 39-58 0-33-29-53-64-53-33 0-56 24-56 48 0 15 12 16 14 16 7 0 15-5 15-14 0-6-2-15-16-15 8-20 27-25 40-25 26 0 40 21 40 43 0 23-16 42-25 52-22 21-43 41-65 62-3 3-3 4-3 11 37 0 75 0 112 0 2-16 6-32 8-48z"><text:p/></draw:path><draw:path draw:style-name="gr3" draw:text-style-name="P6" svg:width="0.0839in" svg:height="0.0933in" svg:x="0.4571in" svg:y="-0.0004in" svg:viewBox="0 0 214 238" svg:d="M117 9c-4-7-6-9-10-9-5 0-6 3-8 9-32 71-65 143-97 213-2 6-2 6-2 8 0 5 3 8 8 8 2 0 5-1 8-8 30-68 61-135 91-204 30 69 60 136 91 204 3 8 8 8 9 8 4 0 7-3 7-8 0-1 0-1-2-6-32-72-64-144-95-215z"><text:p/></draw:path><draw:path draw:style-name="gr3" draw:text-style-name="P6" svg:width="0.0591in" svg:height="0.0677in" svg:x="0.5898in" svg:y="0.0236in" svg:viewBox="0 0 151 173" svg:d="M137 23c-6 0-12 0-17 6-6 6-7 13-7 15 0 9 7 13 15 13 11 0 22-9 22-24 0-19-19-33-47-33-51 0-103 55-103 109 0 35 23 64 63 64 55 0 88-40 88-44 0-2-3-6-5-6s-3 1-5 5c-31 37-73 37-77 37-24 0-35-19-35-42 0-15 7-53 20-77 13-22 33-38 55-38 14 0 28 5 33 15z"><text:p/></draw:path><draw:path draw:style-name="gr3" draw:text-style-name="P6" svg:width="0.0752in" svg:height="0.087in" svg:x="0.7043in" svg:y="0.0083in" svg:viewBox="0 0 192 222" svg:d="M179 120c7 0 13 0 13-8 0-7-6-7-13-7-55 0-109 0-164 0 5-52 50-90 104-90 20 0 40 0 60 0 7 0 13 0 13-7 0-8-6-8-13-8-21 0-40 0-61 0-66 0-118 51-118 112s52 110 118 110c21 0 40 0 61 0 7 0 13 0 13-7 0-8-6-8-13-8-20 0-40 0-60 0-54 0-99-36-104-87 55 0 109 0 164 0z"><text:p/></draw:path><draw:path draw:style-name="gr3" draw:text-style-name="P6" svg:width="0.0815in" svg:height="0.0661in" svg:x="0.8394in" svg:y="0.0252in" svg:viewBox="0 0 208 169" svg:d="M91 22c15 0 30 0 44 0-13 57-16 74-16 99 0 6 0 17 3 30 4 15 9 18 14 18 8 0 16-7 16-14 0-2 0-3-2-9-11-27-11-52-11-63 0-20 2-41 6-61 14 0 30 0 44 0 6 0 19 0 19-13 0-9-8-9-16-9-42 0-85 0-128 0-9 0-23 0-41 18-13 15-23 33-23 35 1 1 0 3 4 3s4-1 7-4c19-30 41-30 48-30 8 0 15 0 22 0-12 46-33 94-49 128-3 6-3 6-3 9 0 6 6 10 12 10 11 0 14-10 18-25 6-17 6-17 11-37 7-29 15-56 21-85z"><text:p/></draw:path><draw:path draw:style-name="gr3" draw:text-style-name="P6" svg:width="0.0469in" svg:height="0.0697in" svg:x="0.9283in" svg:y="0.0417in" svg:viewBox="0 0 120 178" svg:d="M120 130c-3 0-7 0-10 0 0 7-3 22-7 25-2 1-23 1-26 1-17 0-34 0-51 0 29-25 39-33 55-45 20-16 39-33 39-58 0-33-29-53-64-53-33 0-56 24-56 48 0 15 12 16 14 16 7 0 15-5 15-14 0-6-3-15-16-15 8-20 27-25 40-25 26 0 40 21 40 43 0 23-16 42-25 52-22 21-43 41-65 62-3 3-3 4-3 11 37 0 74 0 111 0 3-16 6-32 9-48z"><text:p/></draw:path></draw:g></text:span><text:span text:style-name="T33">, אזי </text:span><text:span text:style-name="T33"><draw:g text:anchor-type="as-char" svg:y="-0.1134in" draw:z-index="225" draw:name="Shape236" draw:style-name="gr1"><svg:title>TexMaths</svg:title><svg:desc>11§display§\la a, c \ra \in \pi_2 \times \pi_2§svg§600§FALSE§</svg:desc><draw:path draw:style-name="gr2" draw:text-style-name="P5" svg:width="0.9839in" svg:height="0.1358in" svg:x="-0.0004in" svg:y="0.0071in" svg:viewBox="0 0 2500 346" svg:d="M1251 346c-417 0-834 0-1251 0 0-116 0-230 0-346 833 0 1667 0 2500 0 0 116 0 230 0 346-416 0-833 0-1249 0z"><text:p/></draw:path><draw:path draw:style-name="gr3" draw:text-style-name="P6" svg:width="0.0335in" svg:height="0.1512in" svg:x="0.0087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" svg:width="0.0693in" svg:height="0.0685in" svg:x="0.0571in" svg:y="0.0453in" svg:viewBox="0 0 177 175" svg:d="M129 25c-7-14-19-25-35-25-47 0-94 57-94 113 0 37 21 62 52 62 7 0 26-1 49-29 4 16 17 29 35 29 15 0 24-9 29-21 7-14 12-37 12-38 0-4-3-4-4-4-5 0-5 1-6 7-6 25-14 47-29 47-10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173in" svg:height="0.0453in" svg:x="0.1449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591in" svg:height="0.0685in" svg:x="0.2055in" svg:y="0.0453in" svg:viewBox="0 0 151 175" svg:d="M138 24c-7 0-13 0-18 6-6 5-7 12-7 15 0 9 7 13 15 13 11 0 22-10 22-25 0-19-19-33-47-33-51 0-103 55-103 110 0 34 23 65 63 65 55 0 88-41 88-45 0-2-2-6-5-6-2 0-3 2-5 5-31 37-73 37-77 37-24 0-35-18-35-42 0-15 7-52 21-77 12-22 33-38 55-38 13 0 27 4 33 15z"><text:p/></draw:path><draw:path draw:style-name="gr3" draw:text-style-name="P6" svg:width="0.0335in" svg:height="0.1512in" svg:x="0.2732in" svg:y="0in" svg:viewBox="0 0 86 385" svg:d="M85 199c1-4 1-5 1-6 0-3 0-1-1-6-23-59-45-119-68-178-3-7-5-9-9-9-5 0-8 3-8 8 0 1 0 2 2 6 23 60 45 119 68 179-23 58-45 117-68 177-2 4-2 5-2 8 0 4 3 7 8 7s6-4 9-7c23-60 45-119 68-179z"><text:p/></draw:path><draw:path draw:style-name="gr3" draw:text-style-name="P6" svg:width="0.076in" svg:height="0.087in" svg:x="0.3791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0819in" svg:height="0.0669in" svg:x="0.5138in" svg:y="0.048in" svg:viewBox="0 0 209 171" svg:d="M92 22c15 0 30 0 44 0-13 57-16 74-16 100 0 6 0 17 3 29 4 17 8 20 13 20 8 0 17-7 17-15 0-2 0-3-2-8-11-28-11-53-11-64 0-20 2-41 6-62 15 0 30 0 44 0 5 0 19 0 19-13 0-9-8-9-15-9-43 0-87 0-130 0-8 0-23 0-40 19-13 14-24 32-24 34 2 1 0 4 6 4 2 0 3-2 5-5 19-30 42-30 50-30 7 0 14 0 22 0-13 47-33 94-50 129-3 5-3 6-3 10 0 6 6 10 11 10 12 0 15-11 20-26 5-17 5-18 9-37 8-29 15-57 22-86z"><text:p/></draw:path><draw:path draw:style-name="gr3" draw:text-style-name="P6" svg:width="0.0465in" svg:height="0.0701in" svg:x="0.6035in" svg:y="0.0661in" svg:viewBox="0 0 119 179" svg:d="M119 130c-3 0-6 0-9 0-1 5-3 22-7 24-2 2-23 2-27 2-17 0-33 0-50 0 29-25 38-33 54-45 20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6" svg:width="0.0728in" svg:height="0.0728in" svg:x="0.7213in" svg:y="0.0394in" svg:viewBox="0 0 186 186" svg:d="M94 83c-27-26-52-52-79-77-4-5-5-6-7-6-5 0-8 3-8 8 0 2 0 3 4 7 26 26 52 52 77 77-25 26-51 52-77 79-4 4-4 5-4 7 0 5 3 8 8 8 2 0 3-1 7-5 26-27 52-52 77-78 27 27 54 53 81 81 1 0 3 2 5 2 5 0 8-3 8-8 0-1 0-2-1-4 0-1-62-62-82-82 25-23 48-47 72-70 1-2 8-7 10-9 0-1 1-3 1-5 0-5-3-8-8-8-3 0-4 1-9 6-25 25-50 51-75 77z"><text:p/></draw:path><draw:path draw:style-name="gr3" draw:text-style-name="P6" svg:width="0.0819in" svg:height="0.0669in" svg:x="0.8551in" svg:y="0.048in" svg:viewBox="0 0 209 171" svg:d="M91 22c15 0 30 0 44 0-13 57-16 74-16 100 0 6 0 17 3 29 5 17 9 20 14 20 8 0 16-7 16-15 0-2 0-3-2-8-11-28-11-53-11-64 0-20 2-41 6-62 15 0 30 0 44 0 6 0 20 0 20-13 0-9-9-9-16-9-43 0-86 0-129 0-9 0-23 0-41 19-13 14-23 32-23 34 1 1 0 4 4 4s4-2 7-5c19-30 41-30 48-30 8 0 15 0 22 0-12 47-33 94-49 129-3 5-3 6-3 10 0 6 6 10 12 10 11 0 14-11 18-26 6-17 6-18 11-37 7-29 15-57 21-86z"><text:p/></draw:path><draw:path draw:style-name="gr3" draw:text-style-name="P6" svg:width="0.0469in" svg:height="0.0701in" svg:x="0.9445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33"><text:s/></text:span><text:span text:style-name="T34">ולכן קיים </text:span><text:span text:style-name="T34"><draw:g text:anchor-type="as-char" svg:y="-0.1028in" draw:z-index="226" draw:name="Shape237" draw:style-name="gr1"><svg:title>TexMaths</svg:title><svg:desc>11§display§\pi_2 = \pi \in \Pi§svg§600§FALSE§</svg:desc><draw:path draw:style-name="gr2" draw:text-style-name="P5" svg:width="0.7287in" svg:height="0.1094in" svg:x="0.0031in" svg:y="0.0075in" svg:viewBox="0 0 1852 279" svg:d="M926 279c-309 0-617 0-926 0 0-94 0-186 0-279 617 0 1234 0 1852 0 0 93 0 185 0 279-308 0-618 0-926 0z"><text:p/></draw:path><draw:path draw:style-name="gr3" draw:text-style-name="P6" svg:width="0.0815in" svg:height="0.0665in" svg:x="-0.0004in" svg:y="0.0374in" svg:viewBox="0 0 208 170" svg:d="M91 23c15 0 30 0 44 0-13 57-16 74-16 99 0 5 0 16 3 29 5 17 8 19 14 19 8 0 16-6 16-14 0-2 0-3-2-9-11-27-11-53-11-64 0-19 2-40 6-60 15 0 30 0 44 0 6 0 19 0 19-13 0-10-8-10-15-10-43 0-86 0-129 0-9 0-23 0-41 19-13 14-23 33-23 34s0 4 4 4 4-2 7-4c19-30 41-30 48-30 8 0 15 0 22 0-12 46-33 92-49 127-3 7-3 7-3 10 0 7 6 10 12 10 11 0 14-11 18-25 6-18 6-18 11-37 7-29 15-56 21-85z"><text:p/></draw:path><draw:path draw:style-name="gr3" draw:text-style-name="P6" svg:width="0.0469in" svg:height="0.0697in" svg:x="0.089in" svg:y="0.0551in" svg:viewBox="0 0 120 178" svg:d="M120 130c-3 0-7 0-10 0-1 6-3 21-7 25-2 1-23 1-27 1-17 0-33 0-50 0 29-25 39-33 54-45 21-17 40-33 40-58 0-33-29-53-64-53-33 0-56 23-56 48 0 13 11 16 14 16 7 0 15-6 15-15 0-5-3-14-17-14 9-20 28-25 40-25 27 0 42 21 42 43 0 23-18 41-26 51-22 21-44 42-66 64-2 2-2 3-2 10 37 0 74 0 111 0 3-16 6-32 9-48z"><text:p/></draw:path><draw:path draw:style-name="gr3" draw:text-style-name="P6" svg:width="0.1008in" svg:height="0.035in" svg:x="0.2012in" svg:y="0.0472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815in" svg:height="0.0665in" svg:x="0.3575in" svg:y="0.0374in" svg:viewBox="0 0 208 170" svg:d="M91 23c15 0 30 0 44 0-13 57-16 74-16 99 0 5 0 16 3 29 5 17 8 19 14 19 8 0 16-6 16-14 0-2 0-3-2-9-11-27-11-53-11-64 0-19 2-40 6-60 15 0 30 0 44 0 6 0 19 0 19-13 0-10-8-10-15-10-43 0-86 0-129 0-9 0-23 0-41 19-13 14-23 33-23 34s0 4 4 4 4-2 7-4c19-30 41-30 48-30 8 0 15 0 22 0-12 46-33 92-49 127-3 7-3 7-3 10 0 7 6 10 12 10 11 0 14-11 18-25 6-18 6-18 11-37 7-29 15-56 21-85z"><text:p/></draw:path><draw:path draw:style-name="gr3" draw:text-style-name="P6" svg:width="0.0756in" svg:height="0.087in" svg:x="0.5in" svg:y="0.0209in" svg:viewBox="0 0 193 222" svg:d="M179 120c7 0 14 0 14-8s-7-8-14-8c-55 0-109 0-164 0 5-51 50-89 104-89 20 0 41 0 60 0 7 0 14 0 14-7 0-8-7-8-14-8-19 0-40 0-60 0-66 0-119 50-119 112 0 61 53 110 119 110 20 0 41 0 60 0 7 0 14 0 14-8s-7-8-14-8c-19 0-40 0-60 0-54 0-99-35-104-86 55 0 109 0 164 0z"><text:p/></draw:path><draw:path draw:style-name="gr3" draw:text-style-name="P6" svg:width="0.1035in" svg:height="0.102in" svg:x="0.6358in" svg:y="-0.0004in" svg:viewBox="0 0 264 260" svg:d="M224 30c0-14 0-18 30-18 3 0 7 0 10 0 0-4 0-8 0-12-88 0-176 0-264 0 0 4 0 8 0 12 3 0 6 0 9 0 30 0 31 4 31 18 0 67 0 134 0 200 0 15-1 18-31 18-3 0-6 0-9 0 0 4 0 9 0 12 13-1 42-1 57-1s43 0 57 1c0-3 0-8 0-12-3 0-6 0-9 0-30 0-31-3-31-18 0-72 0-145 0-218 38 0 77 0 115 0 0 73 0 146 0 218 0 15 0 18-29 18-4 0-7 0-10 0 0 4 0 9 0 12 13-1 41-1 57-1 14 0 43 0 57 1 0-3 0-8 0-12-3 0-7 0-10 0-30 0-30-3-30-18 0-66 0-133 0-200z"><text:p/></draw:path></draw:g></text:span><text:span text:style-name="T34"><text:s/>כך ש־</text:span><text:span text:style-name="T34"><draw:g text:anchor-type="as-char" svg:y="-0.1134in" draw:z-index="227" draw:name="Shape238" draw:style-name="gr1"><svg:title>TexMaths</svg:title><svg:desc>11§display§\la a, c \ra \in \pi \times \pi§svg§600§FALSE§</svg:desc><draw:path draw:style-name="gr2" draw:text-style-name="P5" svg:width="0.8665in" svg:height="0.1358in" svg:x="-0.0004in" svg:y="0.0071in" svg:viewBox="0 0 2202 346" svg:d="M1102 346c-368 0-734 0-1102 0 0-116 0-230 0-346 734 0 1468 0 2202 0 0 116 0 230 0 346-366 0-734 0-1100 0z"><text:p/></draw:path><draw:path draw:style-name="gr3" draw:text-style-name="P6" svg:width="0.0335in" svg:height="0.1512in" svg:x="0.0087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6" svg:width="0.0693in" svg:height="0.0685in" svg:x="0.0575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173in" svg:height="0.0453in" svg:x="0.1449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591in" svg:height="0.0685in" svg:x="0.2055in" svg:y="0.0453in" svg:viewBox="0 0 151 175" svg:d="M138 24c-7 0-13 0-18 6-6 5-7 12-7 15 0 9 7 13 15 13 11 0 22-10 22-25 0-19-19-33-47-33-51 0-103 55-103 110 0 34 22 65 63 65 55 0 88-41 88-45 0-2-2-6-6-6-1 0-2 2-4 5-31 37-73 37-77 37-25 0-35-18-35-42 0-15 7-52 21-77 12-22 33-38 53-38 14 0 29 4 35 15z"><text:p/></draw:path><draw:path draw:style-name="gr3" draw:text-style-name="P6" svg:width="0.0335in" svg:height="0.1512in" svg:x="0.2736in" svg:y="0in" svg:viewBox="0 0 86 385" svg:d="M84 199c2-4 2-5 2-6 0-3 0-1-2-6-22-59-45-119-67-178-3-7-5-9-9-9-5 0-8 3-8 8 0 1 0 2 2 6 23 60 45 119 68 179-23 58-45 117-68 177-2 4-2 5-2 8 0 4 3 7 8 7s6-4 7-7c24-60 46-119 69-179z"><text:p/></draw:path><draw:path draw:style-name="gr3" draw:text-style-name="P6" svg:width="0.076in" svg:height="0.087in" svg:x="0.3791in" svg:y="0.0307in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3" draw:text-style-name="P6" svg:width="0.0819in" svg:height="0.0669in" svg:x="0.5138in" svg:y="0.048in" svg:viewBox="0 0 209 171" svg:d="M92 22c15 0 29 0 43 0-12 57-15 74-15 100 0 6 0 17 2 29 5 17 9 20 14 20 8 0 16-7 16-15 0-2 0-3-2-8-11-28-11-53-11-64 0-20 3-41 6-62 15 0 30 0 44 0 6 0 20 0 20-13 0-9-9-9-15-9-43 0-87 0-130 0-9 0-23 0-41 19-13 14-23 32-23 34 1 1 0 4 4 4s5-2 7-5c19-30 41-30 48-30 8 0 15 0 22 0-12 47-33 94-49 129-2 5-2 6-2 10 0 6 5 10 11 10 11 0 14-11 18-26 6-17 6-18 11-37 8-29 15-57 22-86z"><text:p/></draw:path><draw:path draw:style-name="gr3" draw:text-style-name="P6" svg:width="0.0732in" svg:height="0.0728in" svg:x="0.6583in" svg:y="0.0394in" svg:viewBox="0 0 187 186" svg:d="M94 83c-26-26-52-52-77-77-5-5-6-6-9-6-4 0-8 3-8 8 0 2 1 3 6 7 25 26 51 52 77 77-26 26-52 52-77 79-5 4-6 5-6 7 0 5 4 8 8 8 3 0 4-1 9-5 25-27 51-52 77-78 26 27 52 53 79 81 1 0 4 2 6 2 5 0 8-3 8-8 0-1 0-2-1-4-1-1-63-62-81-82 23-23 47-47 70-70 2-2 8-7 10-9 0-1 2-3 2-5 0-5-3-8-8-8-3 0-5 1-8 6-26 25-52 51-77 77z"><text:p/></draw:path><draw:path draw:style-name="gr3" draw:text-style-name="P6" svg:width="0.0819in" svg:height="0.0669in" svg:x="0.7921in" svg:y="0.048in" svg:viewBox="0 0 209 171" svg:d="M92 22c15 0 29 0 43 0-12 57-15 74-15 100 0 6 0 17 2 29 5 17 9 20 14 20 8 0 16-7 16-15 0-2 0-3-2-8-11-28-11-53-11-64 0-20 3-41 7-62 15 0 30 0 44 0 5 0 19 0 19-13 0-9-9-9-15-9-43 0-87 0-130 0-9 0-23 0-40 19-14 14-24 32-24 34 1 1 0 4 4 4s5-2 7-5c19-30 42-30 50-30 7 0 14 0 22 0-14 47-35 94-50 129-3 5-3 6-3 10 0 6 5 10 11 10 12 0 14-11 20-26 4-17 4-18 9-37 8-29 15-57 22-86z"><text:p/></draw:path></draw:g></text:span><text:span text:style-name="T34">, השקול לכך ש־</text:span><text:span text:style-name="T34"><draw:g text:anchor-type="as-char" svg:y="-0.1134in" draw:z-index="228" draw:name="Shape239" draw:style-name="gr1"><svg:title>TexMaths</svg:title><svg:desc>11§display§\la a, c \ra \in R_\Pi§svg§600§FALSE§</svg:desc><draw:path draw:style-name="gr2" draw:text-style-name="P5" svg:width="0.7008in" svg:height="0.1354in" svg:x="-0.0004in" svg:y="0.0071in" svg:viewBox="0 0 1781 345" svg:d="M0 0c594 0 1187 0 1781 0 0 115 0 230 0 345-594 0-1187 0-1781 0 0-115 0-230 0-345z"><text:p/></draw:path><draw:path draw:style-name="gr3" draw:text-style-name="P6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689in" svg:height="0.0681in" svg:x="0.0571in" svg:y="0.0453in" svg:viewBox="0 0 176 174" svg:d="M129 24c-8-14-19-24-37-24-45 0-92 56-92 112 0 37 21 62 51 62 7 0 27-1 50-29 4 17 17 29 35 29 14 0 22-9 29-21 7-14 11-37 11-38 0-4-3-4-4-4-4 0-5 1-6 7-6 25-13 48-28 48-11 0-13-10-13-17 0-9 2-12 6-29s4-21 8-35c4-19 10-37 14-54 3-11 3-11 3-13 0-7-5-10-12-10-9 0-14 9-15 16zM103 124c-2 7-2 8-7 15-18 21-33 27-44 27-20 0-24-22-24-36 0-20 12-67 20-85 13-23 30-37 46-37 24 0 29 32 29 34s0 4-1 6c-6 26-12 51-19 76z"><text:p/></draw:path><draw:path draw:style-name="gr3" draw:text-style-name="P6" svg:width="0.0177in" svg:height="0.0453in" svg:x="0.1445in" svg:y="0.0972in" svg:viewBox="0 0 46 116" svg:d="M46 41c0-26-10-41-25-41-13 0-21 10-21 21 0 10 8 21 21 21 4 0 10-2 13-6 1-1 1-1 2-1 0 2 1 0 1 6 0 28-14 51-26 65-4 3-4 4-4 5 0 4 2 5 4 5 3 0 35-30 35-75z"><text:p/></draw:path><draw:path draw:style-name="gr3" draw:text-style-name="P6" svg:width="0.0587in" svg:height="0.0681in" svg:x="0.2055in" svg:y="0.0453in" svg:viewBox="0 0 150 174" svg:d="M136 23c-5 0-11 0-16 6-7 6-7 13-7 15 0 9 7 13 15 13 11 0 21-9 21-24 0-19-18-33-46-33-52 0-103 55-103 109 0 35 22 65 63 65 55 0 87-41 87-45 0-2-3-6-5-6s-2 1-4 5c-31 38-73 38-78 38-24 0-34-20-34-43 0-15 7-53 21-77 12-21 33-38 53-38 14 0 28 5 33 15z"><text:p/></draw:path><draw:path draw:style-name="gr3" draw:text-style-name="P6" svg:width="0.0335in" svg:height="0.1508in" svg:x="0.2732in" svg:y="0in" svg:viewBox="0 0 86 384" svg:d="M84 198c2-4 2-5 2-5 0-1 0-3-2-7-22-59-45-119-67-177-3-7-6-9-9-9-5 0-8 3-8 8 0 1 0 2 1 6 23 60 46 119 69 179-23 58-46 117-69 177-1 4-1 4-1 7 0 4 3 7 8 7 4 0 6-4 7-7 24-60 46-119 69-179z"><text:p/></draw:path><draw:path draw:style-name="gr3" draw:text-style-name="P6" svg:width="0.0756in" svg:height="0.087in" svg:x="0.3787in" svg:y="0.0307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6" svg:width="0.1079in" svg:height="0.1063in" svg:x="0.5161in" svg:y="0.0098in" svg:viewBox="0 0 275 271" svg:d="M129 28c2-10 3-14 11-15 3-1 15-1 23-1 27 0 70 0 70 39 0 13-6 39-21 55-10 10-30 22-66 22-14 0-28 0-43 0 9-34 17-67 26-100zM184 132c39-8 86-35 86-74 0-33-36-58-86-58-37 0-74 0-110 0-8 0-11 0-11 8 0 4 3 4 11 4 4 0 7 0 14 1s10 1 10 7c0 1 0 2-1 6-18 69-34 138-52 206-4 16-4 19-35 19-7 0-10 0-10 8 0 4 3 3 4 4 11 0 39-2 50-2s37 2 48 2c4 0 8 0 8-9 0-3-3-3-11-3-14 0-24 0-24-8 0-2 0-4 1-6 9-33 16-67 25-100 16 0 31 0 46 0 36 0 42 20 42 34 0 6-3 18-5 26-2 10-7 24-7 32 0 42 47 42 52 42 33 0 46-39 46-44s-3-2-4-5c-4 0-5 3-6 6-9 29-25 35-34 35-13 0-16-9-16-24 0-12 3-32 4-44 1-5 1-11 1-17 0-29-25-41-36-46z"><text:p/></draw:path><draw:path draw:style-name="gr3" draw:text-style-name="P6" svg:width="0.0772in" svg:height="0.0717in" svg:x="0.6311in" svg:y="0.0634in" svg:viewBox="0 0 197 183" svg:d="M169 21c0-9 0-12 21-12 3 0 5 0 7 0 0-3 0-6 0-9-66 0-131 0-197 0 0 3 0 6 0 9 2 0 3 0 6 0 20 0 22 3 22 12 0 46 0 92 0 140 0 9-2 12-22 12-3 0-4 0-6 0 0 3 0 6 0 10 13 0 31-1 40-1 11 0 27 1 41 1 0-4 0-7 0-10-2 0-4 0-6 0-21 0-22-2-22-12 0-51 0-102 0-152 30 0 60 0 90 0 0 50 0 101 0 152 0 9 0 12-21 12-2 0-4 0-6 0 0 3 0 6 0 10 13 0 30-1 40-1s28 1 41 1c0-4 0-7 0-10-2 0-4 0-7 0-21 0-21-2-21-12 0-48 0-94 0-140z"><text:p/></draw:path></draw:g></text:span><text:span text:style-name="T34"> מהגדרת </text:span><text:span text:style-name="T34"><draw:g text:anchor-type="as-char" svg:y="-0.1134in" draw:z-index="229" draw:name="Shape240" draw:style-name="gr1"><svg:title>TexMaths</svg:title><svg:desc>11§inline§\bigcup§svg§600§FALSE§</svg:desc><draw:path draw:style-name="gr2" draw:text-style-name="P5" svg:width="0.1012in" svg:height="0.1354in" svg:x="-0.0004in" svg:y="0.0071in" svg:viewBox="0 0 258 345" svg:d="M0 0c86 0 172 0 258 0 0 115 0 230 0 345-86 0-172 0-258 0 0-115 0-230 0-345z"><text:p/></draw:path><draw:path draw:style-name="gr3" draw:text-style-name="P6" svg:width="0.1083in" svg:height="0.1508in" svg:x="0.0004in" svg:y="0in" svg:viewBox="0 0 276 384" svg:d="M249 250c0 65-55 108-111 108-57 0-112-43-112-108 0-77 0-154 0-231 0-6 0-19-13-19s-13 13-13 19c0 77 0 155 0 232 0 75 63 133 138 133s138-58 138-133c0-77 0-155 0-232 0-6 0-19-14-19-13 0-13 13-13 19 0 77 0 154 0 231z"><text:p/></draw:path></draw:g></text:span><text:span text:style-name="T34">, וסה"כ </text:span><text:span text:style-name="T34"><draw:g text:anchor-type="as-char" svg:y="-0.1035in" draw:z-index="230" draw:name="Shape241" draw:style-name="gr1"><svg:title>TexMaths</svg:title><svg:desc>11§display§a R_\Pi c§svg§600§FALSE§</svg:desc><draw:path draw:style-name="gr2" draw:text-style-name="P5" svg:width="0.3421in" svg:height="0.1098in" svg:x="0.0016in" svg:y="0.0063in" svg:viewBox="0 0 870 280" svg:d="M436 280c-146 0-291 0-436 0 0-94 0-187 0-280 290 0 580 0 870 0 0 93 0 186 0 280-145 0-290 0-434 0z"><text:p/></draw:path><draw:path draw:style-name="gr3" draw:text-style-name="P6" svg:width="0.0693in" svg:height="0.0677in" svg:x="-0.0004in" svg:y="0.0358in" svg:viewBox="0 0 177 173" svg:d="M129 24c-7-14-18-24-36-24-45 0-93 56-93 112 0 36 22 61 52 61 7 0 26-1 50-28 2 16 17 28 34 28 15 0 23-8 29-21 7-14 12-37 12-38 0-3-3-3-4-3-5 0-5 1-6 6-6 26-13 48-29 48-10 0-11-10-11-18s-1-11 4-29c4-15 5-19 9-34 4-18 10-36 14-53 2-11 2-12 2-13 0-7-4-10-11-10-10 0-15 7-16 16zM103 124c-1 7-1 8-7 14-17 21-33 27-43 27-20 0-26-21-26-36 0-19 13-66 21-84 12-23 30-37 45-37 26 0 31 31 31 34 0 2-1 4-1 6-6 25-13 51-20 76z"><text:p/></draw:path><draw:path draw:style-name="gr3" draw:text-style-name="P6" svg:width="0.1083in" svg:height="0.1059in" svg:x="0.0803in" svg:y="-0.0004in" svg:viewBox="0 0 276 270" svg:d="M129 26c2-8 3-13 11-14 3 0 16 0 24 0 26 0 69 0 69 38 0 14-5 40-21 54-10 11-30 23-65 23-14 0-28 0-42 0 7-34 16-68 24-101zM185 132c38-8 85-35 85-74 0-33-36-58-85-58-38 0-74 0-111 0-8 0-11 0-11 8 0 4 3 4 11 4 1 0 9 0 14 1 8 0 11 1 11 6 0 2 0 3-1 7-18 68-34 137-52 205-4 16-5 18-35 18-8 0-11 0-11 8 0 4 4 4 6 4 11 0 37-1 48-1s38 1 49 1c4 0 8 0 8-8 0-4-3-4-11-4-14 0-25 0-25-7 0-2 1-4 1-6 9-34 16-67 25-101 16 0 31 0 46 0 36 0 42 22 42 35 0 6-2 16-4 25-3 11-7 25-7 33 0 42 46 42 52 42 32 0 46-39 46-44 0-4-4-4-5-4-4 0-4 2-5 4-10 28-26 35-35 35-13 0-15-8-15-23 0-12 2-32 3-44 1-5 2-13 2-17 0-29-26-41-36-45z"><text:p/></draw:path><draw:path draw:style-name="gr3" draw:text-style-name="P6" svg:width="0.0772in" svg:height="0.0713in" svg:x="0.1949in" svg:y="0.0535in" svg:viewBox="0 0 197 182" svg:d="M169 22c0-9 0-12 21-12 3 0 5 0 7 0 0-3 0-7 0-10-66 0-131 0-197 0 0 3 0 7 0 10 2 0 4 0 7 0 21 0 20 3 20 12 0 46 0 92 0 139 0 9 1 12-20 12-3 0-5 0-7 0 0 3 0 6 0 9 13-1 31-1 41-1s27 0 40 1c0-3 0-6 0-9-2 0-4 0-6 0-21 0-21-2-21-12 0-50 0-101 0-151 30 0 60 0 90 0 0 50 0 101 0 151 0 9-1 12-22 12-2 0-4 0-6 0 0 3 0 6 0 9 14-1 30-1 40-1s28 0 41 1c0-3 0-6 0-9-2 0-4 0-7 0-21 0-21-2-21-12 0-47 0-93 0-139z"><text:p/></draw:path><draw:path draw:style-name="gr3" draw:text-style-name="P6" svg:width="0.0591in" svg:height="0.0677in" svg:x="0.2925in" svg:y="0.0358in" svg:viewBox="0 0 151 173" svg:d="M138 23c-7 0-13 0-18 6-6 5-7 12-7 15 0 9 7 13 15 13 11 0 22-9 22-24 0-19-19-33-47-33-51 0-103 55-103 109 0 34 23 64 63 64 55 0 88-40 88-45 0-2-3-5-5-5s-3 1-5 4c-31 38-73 38-77 38-24 0-35-19-35-42 0-15 7-53 20-77 13-22 33-38 55-38 14 0 28 5 34 15z"><text:p/></draw:path></draw:g></text:span><text:span text:style-name="T34">, כדרוש. </text:span></text:p>
        </text:list-item>
      </text:list>
      <text:p text:style-name="P10"><text:span text:style-name="T34"><draw:g text:anchor-type="as-char" svg:y="-0.1134in" draw:z-index="231" draw:name="Shape242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span></text:p>
      <text:h text:style-name="Heading_20_4" text:outline-level="4">תת־סעיף (ii)</text:h>
      <text:p text:style-name="P41">צ.ל.: <text:span text:style-name="T2"><draw:g text:anchor-type="as-char" svg:y="-0.1134in" draw:z-index="232" draw:name="Shape243" draw:style-name="gr1"><svg:title>TexMaths</svg:title><svg:desc>11§display§A / (R_\Pi) = \Pi§svg§600§FALSE§</svg:desc><draw:path draw:style-name="gr2" draw:text-style-name="P5" svg:width="0.8173in" svg:height="0.1358in" svg:x="0.002in" svg:y="0.0071in" svg:viewBox="0 0 2077 346" svg:d="M1039 346c-347 0-692 0-1039 0 0-116 0-230 0-346 692 0 1385 0 2077 0 0 116 0 230 0 346-346 0-692 0-1038 0z"><text:p/></draw:path><draw:path draw:style-name="gr3" draw:text-style-name="P6" svg:width="0.1035in" svg:height="0.1079in" svg:x="-0.0004in" svg:y="0.0043in" svg:viewBox="0 0 264 275" svg:d="M55 231c-15 26-31 31-47 32-5 1-8 1-8 8 0 2 1 4 4 4 11 0 22-1 33-1 14 0 27 1 39 1 3 0 8 0 8-7 0-4-4-5-7-5-9 0-18-3-18-13 0-4 3-9 6-14 10-17 20-32 30-49 32 0 65 0 97 0 0 9 5 60 5 64 0 11-20 12-27 12-6 0-9 0-9 8 0 4 4 4 5 4 16 0 32-1 48-1 9 0 34 1 44 1 2 0 6 0 6-7 0-5-3-5-9-5-23 0-23-2-24-13-8-79-16-160-24-240-1-8-1-10-8-10-5 0-7 3-10 7-45 74-89 149-134 224zM101 175c26-43 51-85 76-127 5 42 9 84 13 127-29 0-59 0-89 0z"><text:p/></draw:path><draw:path draw:style-name="gr3" draw:text-style-name="P6" svg:width="0.0591in" svg:height="0.1512in" svg:x="0.1165in" svg:y="0in" svg:viewBox="0 0 151 385" svg:d="M149 15c2-5 2-6 2-7 0-5-5-8-8-8s-5 1-7 3c-45 123-89 245-134 367-2 5-2 7-2 8 0 4 3 7 8 7s6-3 9-10c44-120 88-240 132-360z"><text:p/></draw:path><draw:path draw:style-name="gr3" draw:text-style-name="P6" svg:width="0.035in" svg:height="0.1512in" svg:x="0.1996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6" svg:width="0.1083in" svg:height="0.1063in" svg:x="0.2496in" svg:y="0.0098in" svg:viewBox="0 0 276 271" svg:d="M130 26c2-9 3-13 10-14 4 0 16 0 24 0 28 0 70 0 70 38 0 13-6 39-22 55-9 10-29 22-65 22-14 0-28 0-42 0 8-35 16-68 25-101zM185 132c40-9 85-35 85-75 0-33-34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7 42 52 42 33 0 46-40 46-44 0-6-3-3-4-6-3 0-5 4-6 6-10 28-26 35-35 35-12 0-15-9-15-23 0-12 2-31 4-43 0-6 1-13 1-19 0-29-25-42-36-45z"><text:p/></draw:path><draw:path draw:style-name="gr3" draw:text-style-name="P6" svg:width="0.0776in" svg:height="0.072in" svg:x="0.365in" svg:y="0.0634in" svg:viewBox="0 0 198 184" svg:d="M170 22c0-9 1-12 22-12 2 0 4 0 6 0 0-3 0-7 0-10-66 0-132 0-198 0 0 3 0 7 0 10 2 0 4 0 7 0 21 0 22 2 22 12 0 46 0 93 0 140 0 9-1 12-22 12-3 0-5 0-7 0 0 3 0 7 0 10 14-1 31-1 41-1s27 0 40 1c0-3 0-7 0-10-2 0-4 0-6 0-21 0-21-3-21-12 0-51 0-101 0-152 30 0 60 0 90 0 0 51 0 101 0 152 0 9 0 12-21 12-2 0-4 0-6 0 0 3 0 7 0 10 13-1 30-1 40-1s27 0 41 1c0-3 0-7 0-10-2 0-4 0-6 0-21 0-22-3-22-12 0-47 0-94 0-140z"><text:p/></draw:path><draw:path draw:style-name="gr3" draw:text-style-name="P6" svg:width="0.035in" svg:height="0.1512in" svg:x="0.4646in" svg:y="0in" svg:viewBox="0 0 90 385" svg:d="M90 193c0-30-4-76-25-120-23-48-57-73-61-73-2 0-4 2-4 4s0 2 8 9c38 38 60 99 60 180 0 65-14 133-62 181-6 6-6 6-6 7 0 2 2 4 4 4 4 0 39-26 62-76 20-41 24-84 24-116z"><text:p/></draw:path><draw:path draw:style-name="gr3" draw:text-style-name="P6" svg:width="0.1012in" svg:height="0.0354in" svg:x="0.5661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1035in" svg:height="0.1024in" svg:x="0.7232in" svg:y="0.0098in" svg:viewBox="0 0 264 261" svg:d="M225 30c0-15 0-18 29-18 4 0 7 0 10 0 0-4 0-8 0-12-88 0-176 0-264 0 0 4 0 8 0 12 3 0 6 0 9 0 30 0 31 3 31 18 0 67 0 134 0 201 0 13-1 18-31 18-3 0-6 0-9 0 0 4 0 9 0 12 13-1 42-1 57-1s43 0 57 1c0-3 0-8 0-12-3 0-6 0-9 0-30 0-31-5-31-18 0-72 0-146 0-219 38 0 77 0 115 0 0 73 0 147 0 219 0 13 0 18-29 18-4 0-7 0-10 0 0 4 0 9 0 12 13-1 42-1 57-1 14 0 43 0 57 1 0-3 0-8 0-12-3 0-6 0-10 0-29 0-29-5-29-18 0-67 0-134 0-201z"><text:p/></draw:path></draw:g></text:span></text:p>
      <text:p text:style-name="P42"><text:span text:style-name="T2">הערה: </text:span><text:span text:style-name="T35">קבוצת המנה של החלוקה המושרית מוגדרת היטב כי בסעיף הקודם הוכח כי החלוקה המושרית היא יחס שקילות. </text:span></text:p>
      <text:p text:style-name="P41">הוכחה: <text:span text:style-name="T36">ראשית כל, נוכיח טענת עזר. יהי </text:span><text:span text:style-name="T36"><draw:g text:anchor-type="as-char" svg:y="-0.1075in" draw:z-index="459" draw:name="Shape244" draw:style-name="gr1"><svg:title>TexMaths</svg:title><svg:desc>11§display§x \in A§svg§600§FALSE§</svg:desc><draw:path draw:style-name="gr2" draw:text-style-name="P5" svg:width="0.3657in" svg:height="0.0984in" svg:x="0.0039in" svg:y="0.0079in" svg:viewBox="0 0 930 251" svg:d="M465 251c-155 0-310 0-465 0 0-84 0-167 0-251 310 0 620 0 930 0 0 84 0 167 0 251-155 0-310 0-465 0z"><text:p/></draw:path><draw:path draw:style-name="gr3" draw:text-style-name="P6" svg:width="0.0752in" svg:height="0.0681in" svg:x="0.0004in" svg:y="0.0417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6" svg:width="0.0756in" svg:height="0.087in" svg:x="0.1378in" svg:y="0.0272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6" svg:width="0.1039in" svg:height="0.1079in" svg:x="0.2736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36">, ותהי קבוצה </text:span><text:span text:style-name="T36"><draw:g text:anchor-type="as-char" svg:y="-0.1035in" draw:z-index="460" draw:name="Shape245" draw:style-name="gr1"><svg:title>TexMaths</svg:title><svg:desc>11§display§x \in X \in \Pi§svg§600§FALSE§</svg:desc><draw:path draw:style-name="gr2" draw:text-style-name="P5" svg:width="0.6898in" svg:height="0.0933in" svg:x="0.0039in" svg:y="0.0075in" svg:viewBox="0 0 1753 238" svg:d="M877 238c-293 0-584 0-877 0 0-79 0-159 0-238 584 0 1169 0 1753 0 0 79 0 159 0 238-292 0-584 0-876 0z"><text:p/></draw:path><draw:path draw:style-name="gr3" draw:text-style-name="P6" svg:width="0.0756in" svg:height="0.0677in" svg:x="0.0004in" svg:y="0.0374in" svg:viewBox="0 0 193 173" svg:d="M119 54c2-10 11-46 37-46 2 0 12 0 20 5-11 2-19 12-19 21 0 7 5 13 15 13 8 0 21-6 21-22 0-20-22-25-36-25-23 0-36 20-40 29-10-26-31-29-42-29-41 0-63 49-63 59 0 4 5 4 6 4 2 0 3 0 4-5 13-40 39-50 52-50 7 0 21 4 21 26 0 12-7 37-21 91-6 24-20 40-37 40-2 0-11 0-19-6 10-1 18-9 18-20 0-9-8-13-14-13-12 0-22 10-22 22 0 18 20 25 36 25 27 0 40-26 41-28 6 13 19 28 42 28 39 0 61-49 61-58 0-4-3-4-4-4-3 0-4 2-4 4-14 40-40 50-52 50-15 0-21-11-21-24 0-9 2-18 7-35 4-17 8-35 13-52z"><text:p/></draw:path><draw:path draw:style-name="gr3" draw:text-style-name="P6" svg:width="0.0756in" svg:height="0.0874in" svg:x="0.1382in" svg:y="0.0217in" svg:viewBox="0 0 193 223" svg:d="M179 120c7 0 14 0 14-8s-7-8-14-8c-55 0-109 0-164 0 5-51 50-89 104-89 20 0 41 0 60 0 7 0 14 0 14-7 0-8-7-8-14-8-19 0-40 0-60 0-67 0-119 51-119 112 0 60 52 111 119 111 20 0 41 0 60 0 7 0 14 0 14-8 0-7-7-7-14-7-19 0-40 0-60 0-54 0-99-38-104-88 55 0 109 0 164 0z"><text:p/></draw:path><draw:path draw:style-name="gr3" draw:text-style-name="P6" svg:width="0.1248in" svg:height="0.1028in" svg:x="0.2732in" svg:y="0.0004in" svg:viewBox="0 0 318 262" svg:d="M177 105c-11-26-22-51-33-76-1-4-2-5-2-6 0-2 7-10 23-11 4 0 8-1 8-8 0-4-5-4-6-4-15 0-33 1-48 1-10 0-34-1-44-1-2 0-7 0-7 8 0 4 5 4 9 4 23 0 25 4 29 12 15 35 30 72 46 108-28 28-54 58-82 86-2 3-3 4-5 5-19 20-37 26-56 27-6 0-9 0-9 8 1 1 0 4 4 4 13 0 26-1 37-1 14 0 29 1 44 1 2 0 6 0 6-7 0-5-3-5-4-5-3 0-15-1-15-12 0-6 5-12 9-17 14-13 27-28 40-42 12-12 23-24 35-36 13 29 26 60 39 91 2 4 2 4 2 5 0 4-8 9-22 11-4 0-8 1-8 8 0 4 4 4 6 4 11 0 37-1 48-1 10 0 33 1 43 1 3 0 8 0 8-7 0-5-5-5-8-5-25 0-26-2-33-17-14-35-41-95-49-118 26-26 67-72 79-83 11-9 25-19 49-20 5 0 8 0 8-8-2-1 0-4-4-4-13 0-25 1-37 1-14 0-29-1-43-1-2 0-7 0-7 8 0 3 2 4 4 4 3 0 15 1 15 12 0 6-4 10-6 14-21 22-42 44-63 67z"><text:p/></draw:path><draw:path draw:style-name="gr3" draw:text-style-name="P6" svg:width="0.0756in" svg:height="0.0874in" svg:x="0.4618in" svg:y="0.0217in" svg:viewBox="0 0 193 223" svg:d="M179 120c7 0 14 0 14-8s-7-8-14-8c-55 0-109 0-164 0 5-51 50-89 104-89 20 0 41 0 60 0 7 0 14 0 14-7 0-8-7-8-14-8-21 0-40 0-61 0-66 0-118 51-118 112 0 60 52 111 118 111 21 0 40 0 61 0 7 0 14 0 14-8 0-7-7-7-14-7-19 0-40 0-60 0-54 0-99-38-104-88 55 0 109 0 164 0z"><text:p/></draw:path><draw:path draw:style-name="gr3" draw:text-style-name="P6" svg:width="0.1035in" svg:height="0.1024in" svg:x="0.598in" svg:y="0.0008in" svg:viewBox="0 0 264 261" svg:d="M224 31c0-15 0-19 30-19 3 0 7 0 10 0 0-4 0-8 0-12-88 0-176 0-264 0 0 4 0 8 0 12 3 0 6 0 9 0 30 0 31 4 31 19 0 67 0 133 0 200 0 14-1 18-31 18-3 0-6 0-9 0 0 5 0 8 0 12 13-1 41-1 56-1 14 0 44 0 57 1 0-4 0-7 0-12-3 0-5 0-8 0-30 0-31-4-31-18 0-73 0-146 0-219 38 0 77 0 115 0 0 73 0 146 0 219 0 14 0 18-29 18-4 0-7 0-10 0 0 5 0 8 0 12 13-1 41-1 57-1 14 0 43 0 57 1 0-4 0-7 0-12-3 0-7 0-10 0-30 0-30-4-30-18 0-67 0-133 0-200z"><text:p/></draw:path></draw:g></text:span><text:span text:style-name="T36">. נוכיח </text:span><text:span text:style-name="T36"><draw:g text:anchor-type="as-char" svg:y="-0.1134in" draw:z-index="461" draw:name="Shape246" draw:style-name="gr1"><svg:title>TexMaths</svg:title><svg:desc>11§display§[x]_{R_\Pi} = X§svg§600§FALSE§</svg:desc><draw:path draw:style-name="gr2" draw:text-style-name="P5" svg:width="0.6689in" svg:height="0.1358in" svg:x="0.0004in" svg:y="0.0071in" svg:viewBox="0 0 1700 346" svg:d="M851 346c-284 0-567 0-851 0 0-116 0-230 0-346 567 0 1133 0 1700 0 0 116 0 230 0 346-283 0-567 0-849 0z"><text:p/></draw:path><draw:path draw:style-name="gr3" draw:text-style-name="P6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3" draw:text-style-name="P6" svg:width="0.0756in" svg:height="0.0685in" svg:x="0.0394in" svg:y="0.0461in" svg:viewBox="0 0 193 175" svg:d="M118 54c2-10 11-45 38-45 2 0 11 0 19 4-10 2-18 12-18 21 0 7 4 14 15 14 8 0 21-7 21-23 0-19-24-25-37-25-22 0-36 21-40 30-9-26-30-30-42-30-40 0-62 50-62 59 0 5 3 5 5 5 3 0 4-1 5-5 13-40 39-50 52-50 6 0 21 3 21 25 0 12-7 39-21 93-7 24-20 39-38 39-2 0-11 0-18-4 10-2 17-10 17-21s-7-13-14-13c-11 0-21 10-21 22 0 17 19 25 36 25 26 0 40-27 41-30 4 15 19 30 42 30 39 0 61-49 61-59 0-4-3-4-4-4-3 0-4 1-5 4-13 41-39 50-52 50-14 0-21-12-21-25 0-9 2-17 7-34 4-18 8-35 13-53z"><text:p/></draw:path><draw:path draw:style-name="gr3" draw:text-style-name="P6" svg:width="0.0205in" svg:height="0.1512in" svg:x="0.1252in" svg:y="0in" svg:viewBox="0 0 53 385" svg:d="M53 0c-18 0-35 0-53 0 0 6 0 10 0 15 12 0 25 0 37 0 0 118 0 237 0 355-12 0-25 0-37 0 0 5 0 10 0 15 18 0 35 0 53 0 0-128 0-256 0-385z"><text:p/></draw:path><draw:path draw:style-name="gr3" draw:text-style-name="P6" svg:width="0.0827in" svg:height="0.0744in" svg:x="0.1717in" svg:y="0.0634in" svg:viewBox="0 0 211 190" svg:d="M92 19c3-8 4-8 9-9 6 0 12 0 18 0 25 0 56 0 56 27 0 11-6 29-18 39-11 8-28 12-47 12-11 0-23 0-34 0 5-23 11-46 16-69zM142 92c32-7 60-26 60-50 0-23-27-42-66-42-27 0-56 0-83 0-6 0-9 0-9 7 0 3 3 3 9 3 3 0 5 0 10 0 6 1 6 1 6 4s0 3-1 6c-12 48-24 96-36 144-2 9-2 11-23 11-5 0-9 0-9 6 0 3 2 4 4 4 6 0 13-1 18-1 4 0 12 0 18 0 5 0 11 0 17 0s12 1 18 1c1 0 5 0 5-6 0-4-2-4-8-4-5 0-6 0-10-1-7 0-7-1-7-3 0-1 0-3 1-7 6-23 12-46 18-68 12 0 24 0 36 0 23 0 33 12 33 24 0 4-2 13-3 20-4 12-5 15-5 21 0 21 20 29 40 29 25 0 36-26 36-31 0-2-1-4-5-4s-4 1-5 5c-3 12-13 23-25 23-7 0-12-4-12-18 0-6 2-22 3-28 1-8 1-10 1-13s0-12-7-19c-6-7-14-10-19-13z"><text:p/></draw:path><draw:path draw:style-name="gr3" draw:text-style-name="P6" svg:width="0.0614in" svg:height="0.0512in" svg:x="0.2622in" svg:y="0.1in" svg:viewBox="0 0 157 131" svg:d="M136 17c0-7 0-9 16-9 2 0 3 0 5 0 0-2 0-6 0-8-52 0-104 0-157 0 0 2 0 6 0 8 2 0 3 0 6 0 16 0 16 2 16 9 0 33 0 64 0 98 0 5 0 7-16 7-3 0-4 0-6 0 0 2 0 6 0 9 9-1 21-1 32-1s23 0 32 1c0-3 0-7 0-9-2 0-5 0-7 0-15 0-15-2-15-7 0-37 0-72 0-107 24 0 49 0 74 0 0 35 0 70 0 107 0 5 0 7-16 7-2 0-4 0-6 0 0 2 0 6 0 9 8-1 20-1 31-1s24 0 32 1c0-3 0-7 0-9-2 0-3 0-5 0-16 0-16-2-16-7 0-34 0-65 0-98z"><text:p/></draw:path><draw:path draw:style-name="gr3" draw:text-style-name="P6" svg:width="0.1004in" svg:height="0.0354in" svg:x="0.3961in" svg:y="0.0571in" svg:viewBox="0 0 256 91" svg:d="M244 17c6 0 12-2 12-9 0-8-6-8-12-8-77 0-154 0-231 0-5 0-13 0-13 8 0 7 8 9 13 9 77 0 154 0 231 0zM244 91c6 0 12 0 12-7 0-9-6-9-12-9-77 0-154 0-231 0-5 0-13 0-13 9 0 7 8 7 13 7 77 0 154 0 231 0z"><text:p/></draw:path><draw:path draw:style-name="gr3" draw:text-style-name="P6" svg:width="0.1252in" svg:height="0.1028in" svg:x="0.552in" svg:y="0.0098in" svg:viewBox="0 0 319 262" svg:d="M177 105c-11-27-21-52-32-77-1-4-1-4-2-5 0-2 7-10 23-11 3-1 8-1 8-8 0-4-5-4-7-4-15 0-32 1-48 1-10 0-33-1-43-1-2 0-7 0-7 8 0 4 4 4 9 4 23 0 25 3 29 12 15 37 29 72 45 108-28 29-54 57-82 86-1 2-3 3-4 4-19 21-37 27-57 28-5 1-9 1-9 8 0 1 0 4 6 4 12 0 24-1 36-1 14 0 30 1 43 1 2 0 7 0 7-8 0-3-4-4-5-4-3 0-15-1-15-12 0-6 6-12 11-17 13-13 26-27 39-40 11-14 23-27 34-39 13 31 27 62 40 91 1 5 2 5 2 6 0 3-8 10-23 11-4 1-8 1-8 8 0 4 5 4 6 4 11 0 38-1 49-1 9 0 33 1 43 1 2 0 7 0 7-8 0-4-3-4-7-4-26 0-26-1-33-17-15-35-41-94-50-117 26-28 67-74 79-85 12-9 26-18 49-19 6-1 9-1 9-8 0-1 0-4-5-4-11 0-25 1-37 1-14 0-28-1-43-1-2 0-6 0-6 8 0 2 1 3 4 4 3 0 16 1 16 11 0 6-5 11-8 14-21 22-42 44-63 68z"><text:p/></draw:path></draw:g></text:span><text:span text:style-name="T36">. </text:span></text:p>
      <text:list text:style-name="L6">
        <text:list-item>
          <text:p text:style-name="P43"><text:span text:style-name="T2">יהי </text:span><text:span text:style-name="T2"><draw:g text:anchor-type="as-char" svg:y="-0.1043in" draw:z-index="450" draw:name="Shape247" draw:style-name="gr1"><svg:title>TexMaths</svg:title><svg:desc>11§display§y \in X§svg§600§FALSE§</svg:desc><draw:path draw:style-name="gr2" draw:text-style-name="P5" svg:width="0.3787in" svg:height="0.1177in" svg:x="0.0039in" svg:y="0.0071in" svg:viewBox="0 0 963 300" svg:d="M0 0c321 0 642 0 963 0 0 100 0 201 0 300-321 0-642 0-963 0 0-99 0-200 0-300z"><text:p/></draw:path><draw:path draw:style-name="gr3" draw:text-style-name="P6" svg:width="0.0697in" svg:height="0.0972in" svg:x="0.0004in" svg:y="0.0362in" svg:viewBox="0 0 178 248" svg:d="M177 24c1-5 1-6 1-9 0-7-5-11-11-11-4 0-10 3-13 9-1 1-4 13-6 21-3 10-5 20-7 31-6 23-12 46-18 69-2 5-19 32-44 32-20 0-24-17-24-31 0-18 7-42 20-76 6-15 7-20 7-27 0-18-12-32-30-32-38 0-52 56-52 59 0 5 3 2 4 5 5 0 5-1 7-7 11-36 26-48 38-48 4 0 10 0 10 12 0 10-3 20-6 27-16 41-22 63-22 80 0 35 24 45 47 45 14 0 28-5 39-16-5 20-10 38-26 58-10 13-24 24-42 24-5 0-23-1-29-15 6 0 11 0 16-6 5-3 8-7 8-15 0-12-10-13-14-13-9 0-21 5-21 25 0 19 16 33 40 33 40 0 80-35 91-77 12-49 25-99 37-147z"><text:p/></draw:path><draw:path draw:style-name="gr3" draw:text-style-name="P6" svg:width="0.0752in" svg:height="0.087in" svg:x="0.1311in" svg:y="0.0217in" svg:viewBox="0 0 192 222" svg:d="M179 120c7 0 13 0 13-8s-6-8-13-8c-55 0-109 0-164 0 5-51 50-89 104-89 20 0 40 0 60 0 7 0 13 0 13-7 0-8-6-8-13-8-21 0-40 0-61 0-66 0-118 50-118 112 0 60 52 110 118 110 21 0 40 0 61 0 7 0 13 0 13-8s-6-8-13-8c-20 0-40 0-60 0-54 0-99-35-104-86 55 0 109 0 164 0z"><text:p/></draw:path><draw:path draw:style-name="gr3" draw:text-style-name="P6" svg:width="0.1248in" svg:height="0.1024in" svg:x="0.2657in" svg:y="0in" svg:viewBox="0 0 318 261" svg:d="M176 104c-11-25-21-50-32-75-1-4-1-4-2-6 0-2 6-10 23-11 3 0 8-1 8-8 0-4-5-4-6-4-16 0-33 1-49 1-9 0-33-1-43-1-2 0-7 0-7 8 0 4 3 4 9 4 23 0 25 3 29 12 15 35 30 71 46 108-28 28-54 57-82 85-2 2-3 3-5 5-19 20-38 26-57 27-5 1-8 1-8 8 0 1 0 4 4 4 12 0 25-1 37-1 14 0 29 1 44 1 2 0 6 0 6-8 0-3-3-2-4-4-5 0-16-1-16-12 0-6 6-12 10-17 14-13 27-27 40-41 11-12 23-24 34-36 13 29 26 60 40 89 1 5 2 5 2 6 0 3-8 10-23 11-5 1-8 1-8 8 0 4 4 4 7 4 10 0 37-1 48-1 10 0 33 1 43 1 2 0 8 0 8-7 0-5-5-5-8-5-25 0-26-1-33-17-15-36-41-94-50-117 27-27 66-72 80-83 11-10 25-19 48-20 6 0 9 0 9-8-2-1 0-4-6-4-11 0-24 1-36 1-14 0-29-1-43-1-2 0-6 0-6 8 0 2 2 4 4 4 3 0 15 1 15 12 0 6-4 10-7 13-21 22-42 44-63 67z"><text:p/></draw:path></draw:g></text:span><text:span text:style-name="T2">, נוכיח </text:span><text:span text:style-name="T2"><draw:g text:anchor-type="as-char" svg:y="-0.1134in" draw:z-index="451" draw:name="Shape248" draw:style-name="gr1"><svg:title>TexMaths</svg:title><svg:desc>11§display§y \in [x]_{R_\Pi}§svg§600§FALSE§</svg:desc><draw:path draw:style-name="gr2" draw:text-style-name="P5" svg:width="0.5811in" svg:height="0.1354in" svg:x="0.0039in" svg:y="0.0071in" svg:viewBox="0 0 1477 345" svg:d="M0 0c492 0 985 0 1477 0 0 115 0 230 0 345-492 0-985 0-1477 0 0-115 0-230 0-345z"><text:p/></draw:path><draw:path draw:style-name="gr3" draw:text-style-name="P6" svg:width="0.0697in" svg:height="0.0972in" svg:x="0.0004in" svg:y="0.0461in" svg:viewBox="0 0 178 248" svg:d="M177 23c1-5 1-5 1-9 0-6-5-10-11-10-4 0-10 3-13 8-1 2-4 14-5 21-4 10-6 20-8 31-6 23-12 46-18 69-2 6-18 33-44 33-20 0-24-17-24-32 0-17 7-40 20-75 6-16 8-20 8-28 0-17-13-31-31-31-38 0-52 56-52 59 0 4 3 3 4 4 5 0 5-1 7-7 11-36 26-48 39-48 3 0 9 0 9 13 0 9-3 20-6 26-16 41-22 63-22 82 0 34 24 45 47 45 14 0 28-7 39-17-5 20-10 38-26 58-10 13-24 25-41 25-6 0-24-2-30-16 6 0 11 0 16-5 5-4 8-9 8-16 0-11-10-13-14-13-9 0-21 6-21 25 0 18 16 33 41 33 39 0 79-36 90-77 12-50 25-99 37-148z"><text:p/></draw:path><draw:path draw:style-name="gr3" draw:text-style-name="P6" svg:width="0.0756in" svg:height="0.087in" svg:x="0.1315in" svg:y="0.0311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6" svg:width="0.0209in" svg:height="0.1508in" svg:x="0.2799in" svg:y="0in" svg:viewBox="0 0 54 384" svg:d="M54 384c0-5 0-10 0-15-12 0-25 0-37 0 0-118 0-236 0-354 12 0 25 0 37 0 0-5 0-9 0-15-18 0-36 0-54 0 0 128 0 257 0 384 18 0 36 0 54 0z"><text:p/></draw:path><draw:path draw:style-name="gr3" draw:text-style-name="P6" svg:width="0.0756in" svg:height="0.0681in" svg:x="0.3087in" svg:y="0.0461in" svg:viewBox="0 0 193 174" svg:d="M118 54c2-10 11-46 38-46 1 0 11 0 19 5-11 2-19 12-19 21 0 7 5 13 16 13 7 0 21-6 21-22 0-19-24-25-37-25-22 0-36 20-40 29-10-26-31-29-42-29-40 0-62 50-62 59 0 4 3 4 5 4 3 0 4-1 4-5 13-40 40-50 53-50 6 0 20 4 20 26 0 12-6 38-20 92-7 24-20 40-38 40-2 0-11 0-18-5 8-2 17-10 17-21 0-10-9-13-14-13-11 0-21 10-21 22 0 17 19 25 36 25 26 0 40-26 41-29 4 15 19 29 42 29 39 0 62-50 62-59 0-4-4-4-5-4-4 0-4 1-5 5-14 40-39 50-52 50-14 0-21-13-21-25 0-9 2-18 7-34 4-18 8-35 13-53z"><text:p/></draw:path><draw:path draw:style-name="gr3" draw:text-style-name="P6" svg:width="0.0205in" svg:height="0.1508in" svg:x="0.3945in" svg:y="0in" svg:viewBox="0 0 53 384" svg:d="M53 0c-18 0-35 0-53 0 0 6 0 10 0 15 12 0 25 0 37 0 0 118 0 236 0 354-12 0-25 0-37 0 0 5 0 10 0 15 18 0 35 0 53 0 0-127 0-256 0-384z"><text:p/></draw:path><draw:path draw:style-name="gr3" draw:text-style-name="P6" svg:width="0.0827in" svg:height="0.074in" svg:x="0.4406in" svg:y="0.0634in" svg:viewBox="0 0 211 189" svg:d="M92 19c3-8 4-9 9-10 6 0 12 0 18 0 25 0 56 0 56 28 0 11-6 28-18 38-11 9-28 13-47 13-11 0-23 0-34 0 5-23 11-46 16-69zM142 92c32-7 61-27 61-51 0-23-28-41-67-41-27 0-56 0-83 0-6 0-9 0-9 6 0 3 3 3 9 3 3 0 5 0 10 1 6 0 6 1 6 3 0 1 0 2-1 7-12 47-24 95-36 143-2 9-2 11-23 11-5 0-9 0-9 5 0 4 2 5 4 5 6 0 13-1 18-1 4 0 12 0 18 0 5 0 10 0 16 0s13 1 19 1c1 0 5 0 5-6 0-4-2-4-8-4-5 0-6 0-10 0-7-1-7-2-7-4 0-3 0-3 1-6 6-23 12-46 18-68 12 0 24 0 36 0 23 0 33 11 33 24 0 3-2 12-3 19-4 12-5 16-5 21 0 21 20 29 40 29 25 0 36-26 36-32-2-1-1-3-5-3-3 0-3 2-5 5-3 12-14 23-25 23-7 0-12-4-12-18 0-7 2-21 3-27 1-8 1-10 1-14 0-3 0-12-7-20-6-5-14-8-19-11z"><text:p/></draw:path><draw:path draw:style-name="gr3" draw:text-style-name="P6" svg:width="0.0614in" svg:height="0.0512in" svg:x="0.5311in" svg:y="0.1in" svg:viewBox="0 0 157 131" svg:d="M136 17c0-6 0-8 16-8 2 0 3 0 5 0 0-3 0-6 0-9-52 0-104 0-157 0 0 3 0 6 0 9 2 0 3 0 6 0 16 0 16 2 16 8 0 33 0 64 0 98 0 6 0 7-16 7-3 0-4 0-6 0 0 2 0 6 0 9 9 0 21-1 32-1s23 1 32 1c0-3 0-7 0-9-2 0-5 0-7 0-15 0-15-1-15-7 0-36 0-71 0-106 24 0 49 0 74 0 0 35 0 70 0 106 0 6 0 7-16 7-2 0-4 0-6 0 0 2 0 6 0 9 8 0 20-1 31-1s24 1 32 1c0-3 0-7 0-9-2 0-3 0-5 0-16 0-16-1-16-7 0-34 0-65 0-98z"><text:p/></draw:path></draw:g></text:span><text:span text:style-name="T2">. באופן שקול, נרצה להוכיח ש־</text:span><text:span text:style-name="T2"><draw:g text:anchor-type="as-char" svg:y="-0.1043in" draw:z-index="452" draw:name="Shape249" draw:style-name="gr1"><svg:title>TexMaths</svg:title><svg:desc>11§display§y R_\Pi x§svg§600§FALSE§</svg:desc><draw:path draw:style-name="gr2" draw:text-style-name="P5" svg:width="0.3563in" svg:height="0.1177in" svg:x="0.0039in" svg:y="0.0071in" svg:viewBox="0 0 906 300" svg:d="M0 0c302 0 604 0 906 0 0 100 0 201 0 300-302 0-604 0-906 0 0-99 0-200 0-300z"><text:p/></draw:path><draw:path draw:style-name="gr3" draw:text-style-name="P6" svg:width="0.0697in" svg:height="0.0972in" svg:x="0.0004in" svg:y="0.0362in" svg:viewBox="0 0 178 248" svg:d="M177 24c1-5 1-6 1-9 0-7-5-11-11-11-4 0-10 3-13 9-1 1-4 13-6 21-3 10-5 20-7 31-6 23-12 46-18 69-2 5-19 32-44 32-20 0-24-17-24-31 0-18 7-42 20-76 6-15 7-20 7-27 0-18-12-32-30-32-38 0-52 56-52 59 0 5 3 2 4 5 5 0 5-1 7-7 10-36 26-48 38-48 4 0 10 0 10 12 0 10-3 20-6 27-16 41-22 63-22 80 0 35 24 45 47 45 14 0 28-5 39-16-5 20-10 38-26 58-10 13-24 24-42 24-5 0-23-1-29-15 6 0 11 0 16-6 5-3 8-7 8-15 0-12-10-13-14-13-9 0-21 5-21 25 0 19 16 33 40 33 40 0 80-35 91-77 12-49 24-99 37-147z"><text:p/></draw:path><draw:path draw:style-name="gr3" draw:text-style-name="P6" svg:width="0.1083in" svg:height="0.1059in" svg:x="0.0823in" svg:y="0in" svg:viewBox="0 0 276 270" svg:d="M129 26c2-8 4-13 11-14 3 0 16 0 24 0 27 0 69 0 69 38 0 13-5 40-21 54-10 9-31 23-65 23-14 0-28 0-43 0 8-34 17-68 25-101zM185 132c38-9 84-36 84-74 0-34-34-58-84-58-38 0-74 0-111 0-8 0-11 0-11 8 0 4 3 4 11 4 1 0 8 0 14 1 8 0 11 1 11 6 0 2 0 3-1 7-18 68-34 137-52 205-4 16-5 18-35 18-8 0-11 0-11 8 0 4 4 4 5 4 11 0 38-1 49-1s38 1 49 1c4 0 8 0 8-8 0-4-3-4-11-4-14 0-25 0-25-7 0-2 1-4 1-6 9-34 16-67 25-101 16 0 31 0 46 0 36 0 42 22 42 35 0 4-2 16-4 25-4 11-7 25-7 33 0 42 46 42 52 42 32 0 46-39 46-44 0-6-3-3-4-6-5 0-5 4-6 6-10 28-26 35-35 35-13 0-15-9-15-23 0-12 2-32 3-44 1-5 2-13 2-19 0-28-26-39-36-43z"><text:p/></draw:path><draw:path draw:style-name="gr3" draw:text-style-name="P6" svg:width="0.0772in" svg:height="0.0713in" svg:x="0.1969in" svg:y="0.0539in" svg:viewBox="0 0 197 182" svg:d="M169 22c0-9 1-12 21-12 2 0 5 0 7 0 0-3 0-7 0-10-66 0-131 0-197 0 0 3 0 7 0 10 2 0 4 0 7 0 20 0 20 3 20 12 0 46 0 92 0 139 0 9 0 11-20 11-3 0-5 0-7 0 0 3 0 7 0 10 13-1 31-1 41-1s27 0 40 1c0-3 0-7 0-10-2 0-4 0-6 0-21 0-21-2-21-11 0-50 0-101 0-151 30 0 60 0 90 0 0 50 0 101 0 151 0 9-1 11-22 11-2 0-4 0-7 0 0 3 0 7 0 10 15-1 31-1 41-1s28 0 41 1c0-3 0-7 0-10-2 0-5 0-7 0-20 0-21-2-21-11 0-47 0-93 0-139z"><text:p/></draw:path><draw:path draw:style-name="gr3" draw:text-style-name="P6" svg:width="0.0752in" svg:height="0.0677in" svg:x="0.2929in" svg:y="0.0362in" svg:viewBox="0 0 192 173" svg:d="M118 54c2-10 11-45 38-45 2 0 11 0 20 5-11 1-19 11-19 21 0 6 5 13 15 13 8 0 20-6 20-22 0-21-23-26-36-26-22 0-35 21-41 30-8-26-29-30-40-30-41 0-63 50-63 59 0 5 3 2 4 5 4 0 5-1 6-5 13-40 38-50 52-50 7 0 21 3 21 26 0 11-7 37-21 91-7 24-20 40-37 40-3 0-12 0-19-5 9-2 17-10 17-21s-8-13-14-13c-11 0-21 10-21 22 0 18 20 24 36 24 26 0 40-25 41-28 4 14 19 28 42 28 39 0 61-48 61-58 0-3-3-3-4-3-3 0-4 1-6 3-12 42-38 51-50 51-16 0-22-12-22-26 0-7 2-16 6-34 5-17 9-35 14-52z"><text:p/></draw:path></draw:g></text:span><text:span text:style-name="T2">. משום ש־</text:span><text:span text:style-name="T2"><draw:g text:anchor-type="as-char" svg:y="-0.1043in" draw:z-index="453" draw:name="Shape250" draw:style-name="gr1"><svg:title>TexMaths</svg:title><svg:desc>11§display§X \in \Pi§svg§600§FALSE§</svg:desc><draw:path draw:style-name="gr2" draw:text-style-name="P5" svg:width="0.4165in" svg:height="0.0937in" svg:x="0.0035in" svg:y="0.0071in" svg:viewBox="0 0 1059 239" svg:d="M529 239c-176 0-353 0-529 0 0-80 0-159 0-239 353 0 706 0 1059 0 0 80 0 159 0 239-177 0-353 0-530 0z"><text:p/></draw:path><draw:path draw:style-name="gr3" draw:text-style-name="P6" svg:width="0.1248in" svg:height="0.1031in" svg:x="0in" svg:y="0in" svg:viewBox="0 0 318 263" svg:d="M176 105c-11-25-21-51-32-76-1-4-2-5-2-6 0-2 6-10 23-11 3 0 8-1 8-8 0-4-5-4-6-4-16 0-33 1-49 1-9 0-33-1-43-1-2 0-7 0-7 8 0 4 3 4 9 4 23 0 25 4 29 12 15 36 30 71 46 108-28 29-54 58-82 87-2 2-3 4-5 5-19 20-38 26-57 27-5 0-8 0-8 8 1 1 0 4 4 4 12 0 25-1 37-1 14 0 29 1 44 1 2 0 6 0 6-7 0-5-3-4-4-5-5 0-16-1-16-12 0-6 6-12 10-17 14-15 27-28 40-42 11-12 23-25 34-37 13 30 26 61 40 92 1 4 2 4 2 5 0 4-8 9-23 11-5 0-8 1-8 8 0 4 4 4 7 4 10 0 37-1 48-1 10 0 33 1 43 1 2 0 7 0 7-7 0-5-4-5-7-5-25 0-26-2-33-17-15-35-41-96-50-119 27-26 66-72 80-83 11-9 25-19 48-20 6 0 9 0 9-8-2-1 0-4-6-4-11 0-24 1-36 1-14 0-29-1-43-1-2 0-6 0-6 8 0 3 1 4 4 4s15 1 15 12c0 6-4 10-7 14-21 22-42 45-63 67z"><text:p/></draw:path><draw:path draw:style-name="gr3" draw:text-style-name="P6" svg:width="0.076in" svg:height="0.0878in" svg:x="0.1882in" svg:y="0.0217in" svg:viewBox="0 0 194 224" svg:d="M179 120c7 0 15 0 15-8s-8-8-15-8c-54 0-109 0-163 0 5-51 49-89 104-89 20 0 39 0 59 0 7 0 15 0 15-7 0-8-8-8-15-8-20 0-40 0-60 0-66 0-119 50-119 112 0 61 53 112 119 112 20 0 40 0 60 0 7 0 15 0 15-8s-8-8-15-8c-20 0-39 0-59 0-55 0-99-37-104-88 54 0 109 0 163 0z"><text:p/></draw:path><draw:path draw:style-name="gr3" draw:text-style-name="P6" svg:width="0.1035in" svg:height="0.1028in" svg:x="0.3244in" svg:y="0.0008in" svg:viewBox="0 0 264 262" svg:d="M224 31c0-15 0-19 30-19 3 0 7 0 10 0 0-4 0-8 0-12-88 0-176 0-264 0 0 4 0 8 0 12 3 0 5 0 9 0 31 0 31 4 31 19 0 67 0 134 0 201 0 14 0 18-31 18-4 0-6 0-9 0 0 5 0 8 0 12 13-1 43-1 57-1 16 0 43 0 57 1 0-4 0-7 0-12-3 0-6 0-10 0-29 0-30-4-30-18 0-74 0-146 0-220 38 0 77 0 115 0 0 74 0 146 0 220 0 14 0 18-30 18-3 0-6 0-9 0 0 5 0 8 0 12 14-1 42-1 57-1 14 0 44 0 57 1 0-4 0-7 0-12-3 0-7 0-10 0-30 0-30-4-30-18 0-67 0-134 0-201z"><text:p/></draw:path></draw:g></text:span><text:span text:style-name="T2">, אז </text:span><text:span text:style-name="T2"><draw:g text:anchor-type="as-char" svg:y="-0.1035in" draw:z-index="454" draw:name="Shape251" draw:style-name="gr1"><svg:title>TexMaths</svg:title><svg:desc>11§display§X \times X \subseteq R_\Pi§svg§600§FALSE§</svg:desc><draw:path draw:style-name="gr2" draw:text-style-name="P5" svg:width="0.8472in" svg:height="0.1098in" svg:x="0.0039in" svg:y="0.0075in" svg:viewBox="0 0 2153 280" svg:d="M1078 280c-360 0-718 0-1078 0 0-94 0-187 0-280 718 0 1435 0 2153 0 0 93 0 186 0 280-358 0-717 0-1075 0z"><text:p/></draw:path><draw:path draw:style-name="gr3" draw:text-style-name="P6" svg:width="0.1248in" svg:height="0.1024in" svg:x="0.0004in" svg:y="0.0004in" svg:viewBox="0 0 318 261" svg:d="M177 104c-11-25-22-50-33-75-1-4-2-5-2-6 0-2 6-10 23-11 4 0 8-1 8-8 0-4-5-4-6-4-16 0-33 1-48 1-10 0-34-1-44-1-2 0-7 0-7 8 0 4 3 4 9 4 23 0 25 4 29 12 15 35 30 71 46 108-28 28-54 57-82 85-2 2-3 3-5 5-19 20-38 26-57 27-5 1-8 1-8 8 0 1 0 4 4 4 12 0 25-1 37-1 14 0 29 1 44 1 2 0 6 0 6-8 0-3-3-2-4-4-3 0-16-1-16-11 0-7 6-13 10-18 14-13 27-27 40-41 12-12 23-24 35-36 13 29 25 60 39 90 1 4 1 4 2 5 0 3-8 10-23 11-4 1-8 1-8 8 0 4 4 4 7 4 11 0 37-1 48-1 10 0 33 1 43 1 2 0 8 0 8-7 0-5-5-5-8-5-25 0-26-1-33-16-15-37-41-95-50-118 27-27 68-72 80-83 11-10 25-19 48-20 5 0 9 0 9-8-1-1 0-4-5-4-12 0-25 1-36 1-14 0-30-1-43-1-3 0-7 0-7 8 0 3 2 4 4 4 3 0 15 1 15 12 0 6-4 10-7 13-21 22-41 44-62 67z"><text:p/></draw:path><draw:path draw:style-name="gr3" draw:text-style-name="P6" svg:width="0.0732in" svg:height="0.072in" svg:x="0.1902in" svg:y="0.0295in" svg:viewBox="0 0 187 184" svg:d="M93 82c-25-25-51-51-77-77-4-4-5-5-8-5-4 0-8 4-8 8 0 3 1 4 5 7 26 27 52 52 77 78-25 25-51 51-77 77-4 4-5 4-5 7 0 4 4 7 8 7 3 0 4-1 8-5 26-24 52-50 77-75 27 27 54 53 81 78 2 1 3 2 5 2 5 0 8-3 8-7 0-1 0-3-1-4-28-27-62-60-82-80 25-24 48-47 72-70 1-2 8-8 9-10 1-1 2-2 2-5 0-4-3-8-8-8-3 0-4 2-9 7-25 25-51 50-77 75z"><text:p/></draw:path><draw:path draw:style-name="gr3" draw:text-style-name="P6" svg:width="0.1248in" svg:height="0.1024in" svg:x="0.3244in" svg:y="0.0004in" svg:viewBox="0 0 318 261" svg:d="M176 104c-11-25-21-50-32-75-1-4-2-5-2-6 0-2 6-10 23-11 3 0 8-1 8-8 0-4-5-4-6-4-16 0-33 1-49 1-9 0-33-1-43-1-2 0-7 0-7 8 0 4 3 4 9 4 23 0 25 4 29 12 15 35 30 71 46 108-28 28-55 57-83 85-1 2-3 3-4 5-19 20-38 26-57 27-5 1-8 1-8 8 0 1 0 4 4 4 12 0 25-1 37-1 14 0 29 1 43 1 3 0 7 0 7-8 0-3-3-2-4-4-5 0-17-1-17-11 0-7 7-13 11-18 14-13 27-27 40-41 11-12 23-24 34-36 13 29 26 60 40 90 1 4 1 4 2 5 0 3-8 10-23 11-5 1-8 1-8 8 0 4 4 4 7 4 10 0 37-1 48-1 10 0 33 1 43 1 2 0 7 0 7-7 0-5-4-5-7-5-25 0-26-1-33-16-15-37-41-95-50-118 26-27 66-72 80-83 11-10 25-19 48-20 5 0 9 0 9-8-2-1 0-4-6-4-11 0-24 1-36 1-14 0-29-1-43-1-2 0-6 0-6 8 0 3 1 4 4 4s15 1 15 12c0 6-4 10-7 13-21 22-42 44-63 67z"><text:p/></draw:path><draw:path draw:style-name="gr3" draw:text-style-name="P6" svg:width="0.0925in" svg:height="0.1157in" svg:x="0.5122in" svg:y="0.0075in" svg:viewBox="0 0 236 295" svg:d="M223 15c7 0 13 0 13-7 0-8-6-8-13-8-35 0-69 0-104 0-66 0-119 49-119 111 0 61 54 109 119 109 35 0 69 0 104 0 7 0 13 0 13-7 0-8-6-8-13-8-34 0-69 0-103 0-62 0-105-44-105-94 0-52 44-96 105-96 34 0 69 0 103 0zM22 280c-7 0-14 0-14 7 0 8 7 8 14 8 67 0 134 0 201 0 7 0 13 0 13-8 0-7-6-7-13-7-67 0-134 0-201 0z"><text:p/></draw:path><draw:path draw:style-name="gr3" draw:text-style-name="P6" svg:width="0.1083in" svg:height="0.1059in" svg:x="0.6661in" svg:y="0.0004in" svg:viewBox="0 0 276 270" svg:d="M130 26c2-8 3-13 10-14 4 0 16 0 24 0 27 0 70 0 70 38 0 14-7 39-22 54-11 10-29 23-65 23-14 0-28 0-43 0 9-34 17-68 26-101zM185 132c39-8 84-35 84-74 0-33-34-58-84-58-37 0-74 0-110 0-8 0-11 0-11 8 0 4 3 4 10 4 1 0 8 0 15 1 7 0 10 1 10 6 0 2 0 3-1 7-18 68-34 137-52 205-4 16-5 18-35 18-8 0-11 0-11 8 0 4 4 4 5 4 11 0 38-1 49-1 10 0 38 1 49 1 4 0 8 0 8-8 0-4-3-4-11-4-14 0-25 0-25-7 0-2 1-4 1-6 9-34 17-67 26-101 16 0 30 0 45 0 36 0 43 22 43 35 0 6-3 16-5 25-4 11-7 25-7 33 0 42 46 42 52 42 33 0 46-39 46-44 0-4-3-2-4-4-4 0-5 2-6 4-10 28-26 35-35 35-12 0-15-8-15-23 0-12 2-32 4-44 0-5 1-13 1-17 0-29-25-41-36-45z"><text:p/></draw:path><draw:path draw:style-name="gr3" draw:text-style-name="P6" svg:width="0.0776in" svg:height="0.0713in" svg:x="0.7815in" svg:y="0.0543in" svg:viewBox="0 0 198 182" svg:d="M169 22c0-9 1-12 22-12 3 0 5 0 7 0 0-3 0-7 0-10-66 0-132 0-198 0 0 3 0 7 0 10 2 0 4 0 7 0 20 0 22 3 22 12 0 46 0 92 0 139 0 9-2 12-22 12-3 0-5 0-7 0 0 3 0 6 0 9 14-1 31-1 41-1s27 0 40 1c0-3 0-6 0-9-2 0-4 0-6 0-21 0-21-2-21-12 0-50 0-101 0-151 30 0 60 0 90 0 0 50 0 101 0 151 0 9 0 12-21 12-2 0-4 0-6 0 0 3 0 6 0 9 13-1 30-1 40-1s27 0 41 1c0-3 0-6 0-9-2 0-4 0-7 0-21 0-22-2-22-12 0-47 0-93 0-139z"><text:p/></draw:path></draw:g></text:span><text:span text:style-name="T2"><text:s/>(כי הוא חלק מהאיחוד המוכלל). משום שידוע </text:span><text:span text:style-name="T2"><draw:g text:anchor-type="as-char" svg:y="-0.1043in" draw:z-index="455" draw:name="Shape252" draw:style-name="gr1"><svg:title>TexMaths</svg:title><svg:desc>11§display§y \in X \land x \in X§svg§600§FALSE§</svg:desc><draw:path draw:style-name="gr2" draw:text-style-name="P5" svg:width="0.9591in" svg:height="0.1177in" svg:x="0.0039in" svg:y="0.0071in" svg:viewBox="0 0 2437 300" svg:d="M0 0c812 0 1625 0 2437 0 0 100 0 201 0 300-812 0-1625 0-2437 0 0-99 0-200 0-300z"><text:p/></draw:path><draw:path draw:style-name="gr3" draw:text-style-name="P6" svg:width="0.0697in" svg:height="0.0972in" svg:x="0.0004in" svg:y="0.0362in" svg:viewBox="0 0 178 248" svg:d="M177 24c1-5 1-6 1-9 0-7-5-11-11-11-4 0-10 3-13 9-1 1-4 13-5 21-4 10-6 20-8 31-6 23-12 46-18 69-2 5-18 32-44 32-20 0-24-17-24-31 0-18 7-42 20-76 6-15 8-20 8-27 0-18-13-32-31-32-38 0-52 56-52 59 0 5 3 2 4 5 5 0 5-1 7-7 11-36 26-48 39-48 3 0 9 0 9 12 0 10-3 20-6 27-16 41-22 63-22 80 0 35 24 45 47 45 14 0 28-5 39-16-5 20-10 38-26 58-10 13-24 24-41 24-6 0-24-1-30-15 6 0 11 0 16-6 5-3 8-7 8-15 0-12-10-13-14-13-9 0-21 5-21 25 0 19 16 33 41 33 39 0 79-35 90-77 12-49 25-99 37-147z"><text:p/></draw:path><draw:path draw:style-name="gr3" draw:text-style-name="P6" svg:width="0.0756in" svg:height="0.087in" svg:x="0.1311in" svg:y="0.0217in" svg:viewBox="0 0 193 222" svg:d="M179 120c7 0 14 0 14-8s-7-8-14-8c-55 0-109 0-164 0 5-51 50-89 104-89 20 0 41 0 60 0 7 0 14 0 14-7 0-8-7-8-14-8-21 0-40 0-61 0-66 0-118 50-118 112 0 60 52 110 118 110 21 0 40 0 61 0 7 0 14 0 14-8s-7-8-14-8c-19 0-40 0-60 0-54 0-99-35-104-86 55 0 109 0 164 0z"><text:p/></draw:path><draw:path draw:style-name="gr3" draw:text-style-name="P6" svg:width="0.1248in" svg:height="0.1024in" svg:x="0.2665in" svg:y="0in" svg:viewBox="0 0 318 261" svg:d="M176 104c-11-25-21-50-32-75-1-4-1-4-2-6 0-2 7-10 23-11 3 0 8-1 8-8 0-4-5-4-6-4-16 0-33 1-49 1-9 0-33-1-43-1-2 0-7 0-7 8 0 4 4 4 9 4 23 0 25 3 29 12 15 35 30 71 46 108-28 28-54 57-82 85-2 2-3 3-5 5-19 20-37 26-57 27-5 1-8 1-8 8 0 1 0 4 4 4 13 0 25-1 37-1 14 0 29 1 44 1 2 0 6 0 6-8 0-3-3-2-4-4-4 0-15-1-15-12 0-6 5-12 9-17 14-13 27-27 40-41 12-12 23-24 35-36 13 29 26 60 39 89 1 5 2 5 2 6 0 3-8 10-23 11-3 1-8 1-8 8 0 4 5 4 7 4 10 0 37-1 48-1 10 0 33 1 43 1 2 0 8 0 8-7 0-5-5-5-8-5-25 0-26-1-33-17-15-36-41-94-49-117 26-27 66-72 79-83 11-10 25-19 48-20 6 0 9 0 9-8-2-1 0-4-6-4-11 0-24 1-36 1-14 0-28-1-43-1-2 0-6 0-6 8 0 2 2 4 4 4 3 0 15 1 15 12 0 6-4 10-7 13-21 22-42 44-63 67z"><text:p/></draw:path><draw:path draw:style-name="gr3" draw:text-style-name="P6" svg:width="0.0839in" svg:height="0.0929in" svg:x="0.4421in" svg:y="0.013in" svg:viewBox="0 0 214 237" svg:d="M117 8c-4-7-6-8-9-8-6 0-7 2-9 8-32 71-64 142-96 214-3 4-3 5-3 7 0 5 3 8 8 8 3 0 5-1 8-8 31-67 61-135 92-203 29 68 60 136 90 203 3 8 8 8 9 8 4 0 7-3 7-8 0-1 0-1-2-6-32-72-63-144-95-215z"><text:p/></draw:path><draw:path draw:style-name="gr3" draw:text-style-name="P6" svg:width="0.0756in" svg:height="0.0677in" svg:x="0.5728in" svg:y="0.0362in" svg:viewBox="0 0 193 173" svg:d="M118 54c2-10 12-45 38-45 2 0 11 0 20 5-11 1-19 11-19 21 0 6 5 13 15 13 8 0 21-6 21-22 0-21-24-26-37-26-22 0-35 21-39 30-10-26-31-30-42-30-41 0-63 50-63 59 0 5 3 2 4 5 4 0 5-1 6-5 13-40 39-50 52-50 7 0 21 3 21 26 0 11-7 37-21 91-7 24-20 40-37 40-3 0-12 0-19-5 10-2 18-10 18-21s-8-13-14-13c-12 0-22 10-22 22 0 18 20 24 36 24 26 0 40-25 41-28 4 14 19 28 42 28 39 0 61-48 61-58 0-3-3-3-4-3-3 0-4 1-5 3-13 42-39 51-51 51-15 0-22-12-22-26 0-7 3-16 7-34 4-17 8-35 13-52z"><text:p/></draw:path><draw:path draw:style-name="gr3" draw:text-style-name="P6" svg:width="0.076in" svg:height="0.087in" svg:x="0.7102in" svg:y="0.0217in" svg:viewBox="0 0 194 222" svg:d="M180 120c7 0 14 0 14-8s-7-8-14-8c-55 0-109 0-164 0 5-51 49-89 104-89 20 0 41 0 60 0 7 0 14 0 14-7 0-8-7-8-14-8-21 0-40 0-61 0-66 0-119 50-119 112 0 60 53 110 119 110 21 0 40 0 61 0 7 0 14 0 14-8s-7-8-14-8c-19 0-40 0-60 0-55 0-99-35-104-86 55 0 109 0 164 0z"><text:p/></draw:path><draw:path draw:style-name="gr3" draw:text-style-name="P6" svg:width="0.1248in" svg:height="0.1024in" svg:x="0.8457in" svg:y="0in" svg:viewBox="0 0 318 261" svg:d="M176 104c-11-25-21-50-32-75-1-4-1-4-2-6 0-2 6-10 23-11 3 0 8-1 8-8 0-4-5-4-6-4-16 0-33 1-49 1-9 0-33-1-43-1-2 0-7 0-7 8 0 4 3 4 9 4 23 0 25 3 29 12 15 35 30 71 46 108-28 28-55 57-83 85-1 2-3 3-4 5-19 20-37 26-57 27-5 1-8 1-8 8 0 1 0 4 4 4 13 0 25-1 37-1 14 0 29 1 43 1 3 0 7 0 7-8 0-3-3-2-4-4-4 0-16-1-16-12 0-6 6-12 10-17 14-13 27-27 40-41 11-12 23-24 34-36 13 29 26 60 40 89 1 5 2 5 2 6 0 3-8 10-23 11-5 1-8 1-8 8 0 4 5 4 7 4 10 0 37-1 48-1 10 0 33 1 43 1 2 0 7 0 7-7 0-5-4-5-7-5-25 0-26-1-33-17-15-36-41-94-50-117 27-27 66-72 80-83 11-10 25-19 48-20 6 0 9 0 9-8-2-1 0-4-6-4-11 0-24 1-36 1-14 0-28-1-43-1-2 0-6 0-6 8 0 2 2 4 4 4 3 0 15 1 15 12 0 6-4 10-7 13-21 22-42 44-63 67z"><text:p/></draw:path></draw:g></text:span><text:span text:style-name="T2">, אזי </text:span><text:span text:style-name="T2"><draw:g text:anchor-type="as-char" svg:y="-0.1134in" draw:z-index="456" draw:name="Shape253" draw:style-name="gr1"><svg:title>TexMaths</svg:title><svg:desc>11§display§\la x, y \ra \in X \times X§svg§600§FALSE§</svg:desc><draw:path draw:style-name="gr2" draw:text-style-name="P5" svg:width="0.976in" svg:height="0.1354in" svg:x="0.0004in" svg:y="0.0071in" svg:viewBox="0 0 2480 345" svg:d="M0 0c826 0 1654 0 2480 0 0 115 0 230 0 345-826 0-1654 0-2480 0 0-115 0-230 0-345z"><text:p/></draw:path><draw:path draw:style-name="gr3" draw:text-style-name="P6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756in" svg:height="0.0681in" svg:x="0.0563in" svg:y="0.0461in" svg:viewBox="0 0 193 174" svg:d="M118 54c2-10 11-46 38-46 1 0 11 0 19 5-11 2-19 12-19 21 0 7 5 13 16 13 7 0 21-6 21-22 0-19-24-25-37-25-22 0-36 20-40 29-10-26-31-29-42-29-40 0-62 50-62 59 0 4 3 4 5 4 3 0 4-1 4-5 13-40 40-50 53-50 6 0 20 4 20 26 0 12-6 38-20 92-7 24-20 40-38 40-2 0-11 0-18-5 8-2 17-10 17-21 0-10-9-13-14-13-11 0-21 10-21 22 0 17 19 25 36 25 26 0 40-26 41-29 4 15 19 29 42 29 39 0 61-50 61-59 0-4-3-4-4-4-4 0-4 1-5 5-14 40-39 50-52 50-14 0-21-13-21-25 0-9 2-18 7-34 4-18 8-35 13-53z"><text:p/></draw:path><draw:path draw:style-name="gr3" draw:text-style-name="P6" svg:width="0.0173in" svg:height="0.0453in" svg:x="0.152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6" svg:width="0.0697in" svg:height="0.0972in" svg:x="0.211in" svg:y="0.0461in" svg:viewBox="0 0 178 248" svg:d="M176 23c2-5 2-5 2-9 0-6-5-10-12-10-3 0-10 3-13 8-1 2-3 14-6 21-2 10-5 20-7 31-6 23-12 46-18 69-1 6-17 33-43 33-20 0-24-17-24-32 0-17 7-40 20-75 5-16 8-20 8-28 0-17-13-31-32-31-37 0-51 56-51 59 0 4 3 4 4 4 4 0 5-1 6-7 11-36 26-48 40-48 3 0 9 0 9 13 0 9-4 20-6 26-16 41-23 63-23 82 0 34 25 45 47 45 15 0 29-7 40-17-6 20-10 38-26 58-10 13-25 25-43 25-5 0-22-2-28-16 5 0 11 0 16-5 4-4 8-9 8-16 0-11-11-13-14-13-9 0-22 6-22 25 0 18 16 33 40 33 40 0 81-36 91-77 12-50 25-99 37-148z"><text:p/></draw:path><draw:path draw:style-name="gr3" draw:text-style-name="P6" svg:width="0.0335in" svg:height="0.1508in" svg:x="0.2949in" svg:y="0in" svg:viewBox="0 0 86 384" svg:d="M84 198c2-4 2-5 2-5 0-1 0-3-2-7-22-59-45-119-67-177-3-7-6-9-9-9-5 0-8 3-8 8 0 1 0 2 1 6 23 60 46 119 69 179-23 58-46 117-69 177-1 4-1 4-1 7 0 4 3 7 8 7 4 0 6-4 7-7 24-60 46-119 69-179z"><text:p/></draw:path><draw:path draw:style-name="gr3" draw:text-style-name="P6" svg:width="0.0756in" svg:height="0.087in" svg:x="0.4008in" svg:y="0.0311in" svg:viewBox="0 0 193 222" svg:d="M179 120c7 0 14 0 14-8 0-7-7-7-14-7-55 0-109 0-164 0 5-52 50-90 104-90 20 0 41 0 60 0 7 0 14 0 14-7 0-8-7-8-14-8-21 0-40 0-61 0-66 0-118 51-118 112 0 62 52 110 118 110 21 0 40 0 61 0 7 0 14 0 14-7 0-8-7-7-14-7-19 0-40 0-60 0-54 0-99-36-104-88 55 0 109 0 164 0z"><text:p/></draw:path><draw:path draw:style-name="gr3" draw:text-style-name="P6" svg:width="0.1248in" svg:height="0.1031in" svg:x="0.5354in" svg:y="0.0098in" svg:viewBox="0 0 318 263" svg:d="M177 106c-11-27-22-52-33-77-1-4-2-5-2-6 0-2 7-9 23-11 4 0 8 0 8-6s-5-6-6-6c-16 0-33 1-48 1-10 0-34-1-44-1-2 0-7 0-7 8 0 4 4 4 9 4 23 0 25 5 29 12 15 37 30 72 46 108-28 29-54 58-82 87-2 1-3 2-5 3-19 21-37 28-57 29-5 0-8 0-8 8 1 2 0 4 4 4 13 0 25-2 37-2 14 0 29 2 44 2 2 0 6 0 6-9 0-3-3-2-4-3-3-1-15-1-15-12 0-7 5-12 9-18 14-13 27-27 40-40 12-14 23-26 35-38 13 31 26 61 39 92 1 3 1 3 2 4 0 3-8 10-23 12-3 0-8 0-8 7 0 5 5 5 7 5 11 0 37-2 48-2 10 0 33 2 43 2 2 0 8 0 8-8 0-4-5-4-8-4-25-1-26-2-33-18-15-35-41-94-49-117 26-27 67-73 79-84 11-9 25-19 48-20 6 0 9 0 9-8-1-1 0-4-4-4-13 0-26 1-37 1-14 0-29-1-43-1-3 0-7 0-7 8 0 3 2 4 4 4 3 1 15 1 15 12 0 6-4 11-7 15-21 22-41 44-62 67z"><text:p/></draw:path><draw:path draw:style-name="gr3" draw:text-style-name="P6" svg:width="0.0732in" svg:height="0.0724in" svg:x="0.7252in" svg:y="0.0398in" svg:viewBox="0 0 187 185" svg:d="M94 81c-26-25-52-50-77-75-5-6-6-6-9-6-4 0-8 3-8 8 0 2 1 3 6 7 25 26 51 51 77 77-26 26-52 51-77 78-5 4-6 5-6 7 0 5 4 8 8 8 3 0 4 0 9-6 25-25 51-50 77-76 26 27 53 53 80 80 1 1 3 2 5 2 5 0 8-3 8-8 0-2 0-2-1-4-28-28-62-61-81-81 24-24 47-47 71-70 1-2 8-8 9-10 1-1 2-2 2-4 0-5-3-8-8-8-3 0-4 1-8 6-26 25-52 50-77 75z"><text:p/></draw:path><draw:path draw:style-name="gr3" draw:text-style-name="P6" svg:width="0.1248in" svg:height="0.1031in" svg:x="0.8594in" svg:y="0.0098in" svg:viewBox="0 0 318 263" svg:d="M176 106c-11-27-21-52-32-77-1-4-2-5-2-6 0-2 7-9 23-11 3 0 8 0 8-6s-5-6-6-6c-16 0-33 1-49 1-9 0-33-1-43-1-2 0-7 0-7 8 0 4 4 4 9 4 23 0 25 5 29 12 15 37 30 72 46 108-28 29-55 58-83 87-1 1-3 2-4 3-19 21-37 28-57 29-5 0-8 0-8 8 1 2 0 4 4 4 13 0 25-2 37-2 14 0 29 2 43 2 3 0 7 0 7-9 0-3-3-2-4-3-4-1-15-1-15-12 0-7 5-12 9-18 14-13 27-27 40-40 11-14 23-26 34-38 13 31 27 61 40 92 1 3 1 3 2 4 0 3-8 10-23 12-5 0-8 0-8 7 0 5 5 5 7 5 10 0 37-2 48-2 10 0 33 2 43 2 2 0 7 0 7-8 0-4-4-4-7-4-25-1-26-2-33-18-15-35-41-94-49-117 26-27 66-73 79-84 11-9 25-19 48-20 6 0 9 0 9-8-2-1 0-4-6-4-11 0-24 1-36 1-14 0-28-1-43-1-2 0-6 0-6 8 0 3 2 4 4 4 3 1 15 1 15 12 0 6-4 11-7 15-21 22-42 44-63 67z"><text:p/></draw:path></draw:g></text:span><text:span text:style-name="T2"><text:s/>ולפי הגדרה </text:span><text:span text:style-name="T2"><draw:g text:anchor-type="as-char" svg:y="-0.1134in" draw:z-index="457" draw:name="Shape254" draw:style-name="gr1"><svg:title>TexMaths</svg:title><svg:desc>11§display§\la x, y \ra \in R_\Pi§svg§600§FALSE§</svg:desc><draw:path draw:style-name="gr2" draw:text-style-name="P5" svg:width="0.722in" svg:height="0.1354in" svg:x="0.0004in" svg:y="0.0071in" svg:viewBox="0 0 1835 345" svg:d="M0 0c612 0 1223 0 1835 0 0 115 0 230 0 345-612 0-1223 0-1835 0 0-115 0-230 0-345z"><text:p/></draw:path><draw:path draw:style-name="gr3" draw:text-style-name="P6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756in" svg:height="0.0681in" svg:x="0.0563in" svg:y="0.0461in" svg:viewBox="0 0 193 174" svg:d="M118 54c2-10 11-46 38-46 1 0 11 0 19 5-11 2-19 12-19 21 0 7 5 13 16 13 7 0 21-6 21-22 0-19-24-25-37-25-22 0-36 20-40 29-10-26-31-29-42-29-40 0-62 50-62 59 0 4 3 4 5 4 3 0 4-1 4-5 13-40 40-50 53-50 6 0 20 4 20 26 0 12-6 38-20 92-7 24-20 40-38 40-2 0-11 0-18-5 8-2 17-10 17-21 0-10-9-13-14-13-11 0-21 10-21 22 0 17 19 25 36 25 26 0 40-26 41-29 4 15 19 29 42 29 39 0 61-50 61-59 0-4-3-4-4-4-4 0-4 1-5 5-14 40-39 50-52 50-14 0-21-13-21-25 0-9 2-18 7-34 4-18 8-35 13-53z"><text:p/></draw:path><draw:path draw:style-name="gr3" draw:text-style-name="P6" svg:width="0.0173in" svg:height="0.0453in" svg:x="0.152in" svg:y="0.0972in" svg:viewBox="0 0 45 116" svg:d="M45 41c0-26-10-41-25-41-12 0-20 10-20 21 0 10 8 21 20 21 4 0 10-2 13-6 1-1 1-1 2-1s1 0 1 6c0 28-13 51-26 65-4 3-4 4-4 5 0 4 2 5 4 5 4 0 35-30 35-75z"><text:p/></draw:path><draw:path draw:style-name="gr3" draw:text-style-name="P6" svg:width="0.0697in" svg:height="0.0972in" svg:x="0.211in" svg:y="0.0461in" svg:viewBox="0 0 178 248" svg:d="M176 23c2-5 2-5 2-9 0-6-5-10-12-10-3 0-10 3-13 8-1 2-3 14-6 21-2 10-5 20-7 31-6 23-12 46-18 69-1 6-17 33-43 33-20 0-24-17-24-32 0-17 7-40 20-75 5-16 8-20 8-28 0-17-13-31-32-31-37 0-51 56-51 59 0 4 3 4 4 4 4 0 5-1 6-7 11-36 26-48 40-48 3 0 9 0 9 13 0 9-4 20-6 26-16 41-23 63-23 82 0 34 24 45 47 45 15 0 29-7 40-17-6 20-10 38-26 58-10 13-25 25-43 25-5 0-23-2-28-16 5 0 11 0 16-5 4-4 8-9 8-16 0-11-11-13-14-13-9 0-22 6-22 25 0 18 16 33 40 33 40 0 81-36 91-77 12-50 25-99 37-148z"><text:p/></draw:path><draw:path draw:style-name="gr3" draw:text-style-name="P6" svg:width="0.0335in" svg:height="0.1508in" svg:x="0.2953in" svg:y="0in" svg:viewBox="0 0 86 384" svg:d="M84 198c2-4 2-5 2-5 0-1 0-3-2-7-22-59-45-119-67-177-3-7-6-9-9-9-5 0-8 3-8 8 0 1 0 2 1 6 23 60 45 119 68 179-23 58-45 117-68 177-1 4-1 4-1 7 0 4 3 7 8 7 4 0 6-4 7-7 24-60 46-119 69-179z"><text:p/></draw:path><draw:path draw:style-name="gr3" draw:text-style-name="P6" svg:width="0.0756in" svg:height="0.087in" svg:x="0.4004in" svg:y="0.0311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6" svg:width="0.1083in" svg:height="0.1063in" svg:x="0.5374in" svg:y="0.0098in" svg:viewBox="0 0 276 271" svg:d="M130 28c2-10 3-14 11-15 3-1 15-1 23-1 27 0 70 0 70 39 0 13-6 39-20 55-10 10-31 22-67 22-14 0-28 0-42 0 8-34 16-67 25-100zM185 132c40-8 86-35 86-74 0-33-35-58-86-58-36 0-74 0-110 0-8 0-11 0-11 8 0 4 3 4 11 4 4 0 8 0 14 1 7 1 10 1 10 7 0 1 0 2-1 6-18 69-34 138-52 206-4 16-4 19-35 19-7 0-11 0-11 8 0 4 3 3 6 4 11 0 38-2 49-2 10 0 37 2 48 2 4 0 8 0 8-9 0-3-3-3-11-3-14 0-24 0-24-8 0-2 0-4 1-6 9-33 17-67 25-100 16 0 31 0 47 0 35 0 41 20 41 34 0 6-3 18-5 26-2 10-7 24-7 32 0 42 48 42 52 42 33 0 46-39 46-44s-3-2-4-5c-3 0-5 3-6 6-8 29-25 35-34 35-13 0-16-9-16-24 0-12 3-32 4-44 1-5 1-11 1-17 0-29-25-41-36-46z"><text:p/></draw:path><draw:path draw:style-name="gr3" draw:text-style-name="P6" svg:width="0.0772in" svg:height="0.0717in" svg:x="0.6531in" svg:y="0.0642in" svg:viewBox="0 0 197 183" svg:d="M169 21c0-9 0-12 21-12 3 0 5 0 7 0 0-3 0-6 0-9-66 0-131 0-197 0 0 3 0 6 0 9 2 0 3 0 6 0 20 0 22 3 22 12 0 46 0 92 0 140 0 9-2 12-22 12-3 0-4 0-6 0 0 3 0 6 0 10 13 0 31-1 40-1 10 0 27 1 41 1 0-4 0-7 0-10-2 0-4 0-6 0-21 0-22-2-22-12 0-51 0-102 0-152 30 0 60 0 90 0 0 50 0 101 0 152 0 9 0 12-21 12-2 0-4 0-6 0 0 3 0 6 0 10 13 0 30-1 40-1s28 1 41 1c0-4 0-7 0-10-2 0-4 0-7 0-21 0-21-2-21-12 0-48 0-94 0-140z"><text:p/></draw:path></draw:g></text:span><text:span text:style-name="T2"><text:s/>כלומר </text:span><text:span text:style-name="T2"><draw:g text:anchor-type="as-char" svg:y="-0.1043in" draw:z-index="458" draw:name="Shape255" draw:style-name="gr1"><svg:title>TexMaths</svg:title><svg:desc>11§display§x R_\Pi y§svg§600§FALSE§</svg:desc><draw:path draw:style-name="gr2" draw:text-style-name="P5" svg:width="0.3575in" svg:height="0.1177in" svg:x="0.0039in" svg:y="0.0071in" svg:viewBox="0 0 909 300" svg:d="M0 0c303 0 606 0 909 0 0 100 0 201 0 300-303 0-606 0-909 0 0-99 0-200 0-300z"><text:p/></draw:path><draw:path draw:style-name="gr3" draw:text-style-name="P6" svg:width="0.0752in" svg:height="0.0677in" svg:x="0.0004in" svg:y="0.0362in" svg:viewBox="0 0 192 173" svg:d="M118 54c2-10 11-45 38-45 2 0 11 0 20 5-11 1-19 11-19 21 0 6 5 13 15 13 8 0 20-6 20-22 0-21-23-26-36-26-22 0-35 21-41 30-8-26-29-30-40-30-41 0-63 50-63 59 0 5 3 2 4 5 4 0 5-1 6-5 13-40 38-50 52-50 7 0 21 3 21 26 0 11-7 37-21 91-7 24-20 40-37 40-3 0-12 0-19-5 9-2 17-10 17-21s-8-13-14-13c-11 0-21 10-21 22 0 18 20 24 36 24 26 0 40-25 41-28 4 14 19 28 42 28 39 0 61-48 61-58 0-3-3-3-4-3-3 0-4 1-6 3-12 42-38 51-50 51-16 0-22-12-22-26 0-7 2-16 6-34 5-17 9-35 14-52z"><text:p/></draw:path><draw:path draw:style-name="gr3" draw:text-style-name="P6" svg:width="0.1083in" svg:height="0.1059in" svg:x="0.0894in" svg:y="0in" svg:viewBox="0 0 276 270" svg:d="M129 26c2-8 3-13 11-14 3 0 16 0 24 0 26 0 69 0 69 38 0 13-5 40-21 54-10 9-31 23-65 23-14 0-29 0-44 0 9-34 17-68 26-101zM185 132c38-9 84-36 84-74 0-34-35-58-85-58-37 0-74 0-110 0-8 0-11 0-11 8 0 4 3 4 11 4 1 0 7 0 14 1 8 0 11 1 11 6 0 2 0 3-1 7-18 68-35 137-53 205-3 16-4 18-34 18-8 0-11 0-11 8 0 4 4 4 5 4 11 0 38-1 49-1s38 1 49 1c4 0 8 0 8-8 0-4-3-4-11-4-14 0-25 0-25-7 0-2 1-4 1-6 9-34 16-67 25-101 16 0 31 0 46 0 35 0 42 22 42 35 0 4-2 16-5 25-3 11-6 25-6 33 0 42 46 42 52 42 32 0 46-39 46-44 0-6-4-6-6-6-3 0-3 4-4 6-10 28-26 35-35 35-13 0-16-9-16-23 0-12 3-32 4-44 1-5 2-13 2-19 0-28-26-39-36-43z"><text:p/></draw:path><draw:path draw:style-name="gr3" draw:text-style-name="P6" svg:width="0.0772in" svg:height="0.0713in" svg:x="0.2039in" svg:y="0.0539in" svg:viewBox="0 0 197 182" svg:d="M169 22c0-9 1-12 21-12 2 0 5 0 7 0 0-3 0-7 0-10-66 0-131 0-197 0 0 3 0 7 0 10 2 0 4 0 7 0 20 0 20 3 20 12 0 46 0 92 0 139 0 9 0 11-20 11-3 0-5 0-7 0 0 3 0 7 0 10 13-1 31-1 41-1s27 0 40 1c0-3 0-7 0-10-2 0-4 0-6 0-21 0-21-2-21-11 0-50 0-101 0-151 30 0 60 0 90 0 0 50 0 101 0 151 0 9-1 11-22 11-2 0-4 0-7 0 0 3 0 7 0 10 15-1 31-1 41-1s28 0 41 1c0-3 0-7 0-10-2 0-5 0-7 0-20 0-21-2-21-11 0-47 0-93 0-139z"><text:p/></draw:path><draw:path draw:style-name="gr3" draw:text-style-name="P6" svg:width="0.0697in" svg:height="0.0972in" svg:x="0.2996in" svg:y="0.0362in" svg:viewBox="0 0 178 248" svg:d="M177 24c1-5 1-6 1-9 0-7-5-11-11-11-4 0-10 3-13 9-1 1-4 13-6 21-3 10-5 20-7 31-6 23-12 46-18 69-2 5-19 32-44 32-20 0-24-17-24-31 0-18 7-42 20-76 6-15 7-20 7-27 0-18-12-32-30-32-38 0-52 56-52 59 0 5 3 2 4 5 5 0 5-1 7-7 10-36 26-48 38-48 4 0 10 0 10 12 0 10-3 20-6 27-16 41-22 63-22 80 0 35 24 45 47 45 14 0 28-5 39-16-5 20-10 38-26 58-10 13-24 24-42 24-5 0-23-1-29-15 6 0 11 0 16-6 5-3 8-7 8-15 0-12-10-13-14-13-9 0-21 5-21 25 0 19 16 33 40 33 40 0 80-35 91-77 12-49 24-99 37-147z"><text:p/></draw:path></draw:g></text:span><text:span text:style-name="T2"><text:s/>כדרוש. </text:span></text:p>
        </text:list-item>
        <text:list-item>
          <text:p text:style-name="P44"><text:span text:style-name="T35">יהי </text:span><text:span text:style-name="T35"><draw:g text:anchor-type="as-char" svg:y="-0.1134in" draw:z-index="439" draw:name="Shape256" draw:style-name="gr1"><svg:title>TexMaths</svg:title><svg:desc>11§display§y \in [x]_{R_\Pi}§svg§600§FALSE§</svg:desc><draw:path draw:style-name="gr2" draw:text-style-name="P5" svg:width="0.5811in" svg:height="0.1354in" svg:x="0.0039in" svg:y="0.0071in" svg:viewBox="0 0 1477 345" svg:d="M0 0c492 0 985 0 1477 0 0 115 0 230 0 345-492 0-985 0-1477 0 0-115 0-230 0-345z"><text:p/></draw:path><draw:path draw:style-name="gr3" draw:text-style-name="P6" svg:width="0.0697in" svg:height="0.0972in" svg:x="0.0004in" svg:y="0.0461in" svg:viewBox="0 0 178 248" svg:d="M177 23c1-5 1-5 1-9 0-6-5-10-11-10-4 0-10 3-13 8-1 2-4 14-5 21-4 10-6 20-8 31-6 23-12 46-18 69-2 6-18 33-44 33-20 0-24-17-24-32 0-17 7-40 20-75 6-16 8-20 8-28 0-17-13-31-31-31-38 0-52 56-52 59 0 4 3 3 4 4 5 0 5-1 7-7 11-36 26-48 39-48 3 0 9 0 9 13 0 9-3 20-6 26-16 41-22 63-22 82 0 34 24 45 47 45 14 0 28-7 39-17-5 20-10 38-26 58-10 13-24 25-41 25-6 0-24-2-30-16 6 0 11 0 16-5 5-4 8-9 8-16 0-11-10-13-14-13-9 0-21 6-21 25 0 18 16 33 41 33 39 0 79-36 90-77 12-50 25-99 37-148z"><text:p/></draw:path><draw:path draw:style-name="gr3" draw:text-style-name="P6" svg:width="0.0756in" svg:height="0.087in" svg:x="0.1315in" svg:y="0.0311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6" svg:width="0.0209in" svg:height="0.1508in" svg:x="0.2799in" svg:y="0in" svg:viewBox="0 0 54 384" svg:d="M54 384c0-5 0-10 0-15-12 0-25 0-37 0 0-118 0-236 0-354 12 0 25 0 37 0 0-5 0-9 0-15-18 0-36 0-54 0 0 128 0 257 0 384 18 0 36 0 54 0z"><text:p/></draw:path><draw:path draw:style-name="gr3" draw:text-style-name="P6" svg:width="0.0756in" svg:height="0.0681in" svg:x="0.3087in" svg:y="0.0461in" svg:viewBox="0 0 193 174" svg:d="M118 54c2-10 11-46 38-46 1 0 11 0 19 5-11 2-19 12-19 21 0 7 5 13 16 13 7 0 21-6 21-22 0-19-24-25-37-25-22 0-36 20-40 29-10-26-31-29-42-29-40 0-62 50-62 59 0 4 3 4 5 4 3 0 4-1 4-5 13-40 40-50 53-50 6 0 20 4 20 26 0 12-6 38-20 92-7 24-20 40-38 40-2 0-11 0-18-5 8-2 17-10 17-21 0-10-9-13-14-13-11 0-21 10-21 22 0 17 19 25 36 25 26 0 40-26 41-29 4 15 19 29 42 29 39 0 62-50 62-59 0-4-4-4-5-4-4 0-4 1-5 5-14 40-39 50-52 50-14 0-21-13-21-25 0-9 2-18 7-34 4-18 8-35 13-53z"><text:p/></draw:path><draw:path draw:style-name="gr3" draw:text-style-name="P6" svg:width="0.0205in" svg:height="0.1508in" svg:x="0.3945in" svg:y="0in" svg:viewBox="0 0 53 384" svg:d="M53 0c-18 0-35 0-53 0 0 6 0 10 0 15 12 0 25 0 37 0 0 118 0 236 0 354-12 0-25 0-37 0 0 5 0 10 0 15 18 0 35 0 53 0 0-127 0-256 0-384z"><text:p/></draw:path><draw:path draw:style-name="gr3" draw:text-style-name="P6" svg:width="0.0827in" svg:height="0.074in" svg:x="0.4406in" svg:y="0.0634in" svg:viewBox="0 0 211 189" svg:d="M92 19c3-8 4-9 9-10 6 0 12 0 18 0 25 0 56 0 56 28 0 11-6 28-18 38-11 9-28 13-47 13-11 0-23 0-34 0 5-23 11-46 16-69zM142 92c32-7 61-27 61-51 0-23-28-41-67-41-27 0-56 0-83 0-6 0-9 0-9 6 0 3 3 3 9 3 3 0 5 0 10 1 6 0 6 1 6 3 0 1 0 2-1 7-12 47-24 95-36 143-2 9-2 11-23 11-5 0-9 0-9 5 0 4 2 5 4 5 6 0 13-1 18-1 4 0 12 0 18 0 5 0 10 0 16 0s13 1 19 1c1 0 5 0 5-6 0-4-2-4-8-4-5 0-6 0-10 0-7-1-7-2-7-4 0-3 0-3 1-6 6-23 12-46 18-68 12 0 24 0 36 0 23 0 33 11 33 24 0 3-2 12-3 19-4 12-5 16-5 21 0 21 20 29 40 29 25 0 36-26 36-32-2-1-1-3-5-3-3 0-3 2-5 5-3 12-14 23-25 23-7 0-12-4-12-18 0-7 2-21 3-27 1-8 1-10 1-14 0-3 0-12-7-20-6-5-14-8-19-11z"><text:p/></draw:path><draw:path draw:style-name="gr3" draw:text-style-name="P6" svg:width="0.0614in" svg:height="0.0512in" svg:x="0.5311in" svg:y="0.1in" svg:viewBox="0 0 157 131" svg:d="M136 17c0-6 0-8 16-8 2 0 3 0 5 0 0-3 0-6 0-9-52 0-104 0-157 0 0 3 0 6 0 9 2 0 3 0 6 0 16 0 16 2 16 8 0 33 0 64 0 98 0 6 0 7-16 7-3 0-4 0-6 0 0 2 0 6 0 9 9 0 21-1 32-1s23 1 32 1c0-3 0-7 0-9-2 0-5 0-7 0-15 0-15-1-15-7 0-36 0-71 0-106 24 0 49 0 74 0 0 35 0 70 0 106 0 6 0 7-16 7-2 0-4 0-6 0 0 2 0 6 0 9 8 0 20-1 31-1s24 1 32 1c0-3 0-7 0-9-2 0-3 0-5 0-16 0-16-1-16-7 0-34 0-65 0-98z"><text:p/></draw:path></draw:g></text:span><text:span text:style-name="T35">, נוכיח </text:span><text:span text:style-name="T35"><draw:g text:anchor-type="as-char" svg:y="-0.1043in" draw:z-index="440" draw:name="Shape257" draw:style-name="gr1"><svg:title>TexMaths</svg:title><svg:desc>11§display§y \in X§svg§600§FALSE§</svg:desc><draw:path draw:style-name="gr2" draw:text-style-name="P5" svg:width="0.3787in" svg:height="0.1177in" svg:x="0.0039in" svg:y="0.0071in" svg:viewBox="0 0 963 300" svg:d="M0 0c321 0 642 0 963 0 0 100 0 201 0 300-321 0-642 0-963 0 0-99 0-200 0-300z"><text:p/></draw:path><draw:path draw:style-name="gr3" draw:text-style-name="P6" svg:width="0.0697in" svg:height="0.0972in" svg:x="0.0004in" svg:y="0.0362in" svg:viewBox="0 0 178 248" svg:d="M177 24c1-5 1-6 1-9 0-7-5-11-11-11-4 0-10 3-13 9-1 1-4 13-6 21-3 10-5 20-7 31-6 23-12 46-18 69-2 5-19 32-44 32-20 0-24-17-24-31 0-18 7-42 20-76 6-15 7-20 7-27 0-18-12-32-30-32-38 0-52 56-52 59 0 5 3 2 4 5 5 0 5-1 7-7 11-36 26-48 38-48 4 0 10 0 10 12 0 10-3 20-6 27-16 41-22 63-22 80 0 35 24 45 47 45 14 0 28-5 39-16-5 20-10 38-26 58-10 13-24 24-42 24-5 0-23-1-29-15 6 0 11 0 16-6 5-3 8-7 8-15 0-12-10-13-14-13-9 0-21 5-21 25 0 19 16 33 40 33 40 0 80-35 91-77 12-49 25-99 37-147z"><text:p/></draw:path><draw:path draw:style-name="gr3" draw:text-style-name="P6" svg:width="0.0752in" svg:height="0.087in" svg:x="0.1311in" svg:y="0.0217in" svg:viewBox="0 0 192 222" svg:d="M179 120c7 0 13 0 13-8s-6-8-13-8c-55 0-109 0-164 0 5-51 50-89 104-89 20 0 40 0 60 0 7 0 13 0 13-7 0-8-6-8-13-8-21 0-40 0-61 0-66 0-118 50-118 112 0 60 52 110 118 110 21 0 40 0 61 0 7 0 13 0 13-8s-6-8-13-8c-20 0-40 0-60 0-54 0-99-35-104-86 55 0 109 0 164 0z"><text:p/></draw:path><draw:path draw:style-name="gr3" draw:text-style-name="P6" svg:width="0.1248in" svg:height="0.1024in" svg:x="0.2657in" svg:y="0in" svg:viewBox="0 0 318 261" svg:d="M176 104c-11-25-21-50-32-75-1-4-1-4-2-6 0-2 6-10 23-11 3 0 8-1 8-8 0-4-5-4-6-4-16 0-33 1-49 1-9 0-33-1-43-1-2 0-7 0-7 8 0 4 3 4 9 4 23 0 25 3 29 12 15 35 30 71 46 108-28 28-54 57-82 85-2 2-3 3-5 5-19 20-38 26-57 27-5 1-8 1-8 8 0 1 0 4 4 4 12 0 25-1 37-1 14 0 29 1 44 1 2 0 6 0 6-8 0-3-3-2-4-4-5 0-16-1-16-12 0-6 6-12 10-17 14-13 27-27 40-41 11-12 23-24 34-36 13 29 26 60 40 89 1 5 2 5 2 6 0 3-8 10-23 11-5 1-8 1-8 8 0 4 4 4 7 4 10 0 37-1 48-1 10 0 33 1 43 1 2 0 8 0 8-7 0-5-5-5-8-5-25 0-26-1-33-17-15-36-41-94-50-117 27-27 66-72 80-83 11-10 25-19 48-20 6 0 9 0 9-8-2-1 0-4-6-4-11 0-24 1-36 1-14 0-29-1-43-1-2 0-6 0-6 8 0 2 2 4 4 4 3 0 15 1 15 12 0 6-4 10-7 13-21 22-42 44-63 67z"><text:p/></draw:path></draw:g></text:span><text:span text:style-name="T35">. </text:span><text:span text:style-name="T37">לפי הגדרת מחלקת השקילות, </text:span><text:span text:style-name="T37"><draw:g text:anchor-type="as-char" svg:y="-0.1134in" draw:z-index="441" draw:name="Shape258" draw:style-name="gr1"><svg:title>TexMaths</svg:title><svg:desc>11§display§\la x, y \ra \in R_\Pi§svg§600§FALSE§</svg:desc><draw:path draw:style-name="gr2" draw:text-style-name="P5" svg:width="0.722in" svg:height="0.1354in" svg:x="0.0004in" svg:y="0.0071in" svg:viewBox="0 0 1835 345" svg:d="M0 0c612 0 1223 0 1835 0 0 115 0 230 0 345-612 0-1223 0-1835 0 0-115 0-230 0-345z"><text:p/></draw:path><draw:path draw:style-name="gr3" draw:text-style-name="P6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756in" svg:height="0.0681in" svg:x="0.0563in" svg:y="0.0461in" svg:viewBox="0 0 193 174" svg:d="M118 54c2-10 11-46 38-46 1 0 11 0 19 5-11 2-19 12-19 21 0 7 5 13 16 13 7 0 21-6 21-22 0-19-24-25-37-25-22 0-36 20-40 29-10-26-31-29-42-29-40 0-62 50-62 59 0 4 3 4 5 4 3 0 4-1 4-5 13-40 40-50 53-50 6 0 20 4 20 26 0 12-6 38-20 92-7 24-20 40-38 40-2 0-11 0-18-5 8-2 17-10 17-21 0-10-9-13-14-13-11 0-21 10-21 22 0 17 19 25 36 25 26 0 40-26 41-29 4 15 19 29 42 29 39 0 61-50 61-59 0-4-3-4-4-4-4 0-4 1-5 5-14 40-39 50-52 50-14 0-21-13-21-25 0-9 2-18 7-34 4-18 8-35 13-53z"><text:p/></draw:path><draw:path draw:style-name="gr3" draw:text-style-name="P6" svg:width="0.0173in" svg:height="0.0453in" svg:x="0.152in" svg:y="0.0972in" svg:viewBox="0 0 45 116" svg:d="M45 41c0-26-10-41-25-41-12 0-20 10-20 21 0 10 8 21 20 21 4 0 10-2 13-6 1-1 1-1 2-1s1 0 1 6c0 28-13 51-26 65-4 3-4 4-4 5 0 4 2 5 4 5 4 0 35-30 35-75z"><text:p/></draw:path><draw:path draw:style-name="gr3" draw:text-style-name="P6" svg:width="0.0697in" svg:height="0.0972in" svg:x="0.211in" svg:y="0.0461in" svg:viewBox="0 0 178 248" svg:d="M176 23c2-5 2-5 2-9 0-6-5-10-12-10-3 0-10 3-13 8-1 2-3 14-6 21-2 10-5 20-7 31-6 23-12 46-18 69-1 6-17 33-43 33-20 0-24-17-24-32 0-17 7-40 20-75 5-16 8-20 8-28 0-17-13-31-32-31-37 0-51 56-51 59 0 4 3 4 4 4 4 0 5-1 6-7 11-36 26-48 40-48 3 0 9 0 9 13 0 9-4 20-6 26-16 41-23 63-23 82 0 34 24 45 47 45 15 0 29-7 40-17-6 20-10 38-26 58-10 13-25 25-43 25-5 0-23-2-28-16 5 0 11 0 16-5 4-4 8-9 8-16 0-11-11-13-14-13-9 0-22 6-22 25 0 18 16 33 40 33 40 0 81-36 91-77 12-50 25-99 37-148z"><text:p/></draw:path><draw:path draw:style-name="gr3" draw:text-style-name="P6" svg:width="0.0335in" svg:height="0.1508in" svg:x="0.2953in" svg:y="0in" svg:viewBox="0 0 86 384" svg:d="M84 198c2-4 2-5 2-5 0-1 0-3-2-7-22-59-45-119-67-177-3-7-6-9-9-9-5 0-8 3-8 8 0 1 0 2 1 6 23 60 45 119 68 179-23 58-45 117-68 177-1 4-1 4-1 7 0 4 3 7 8 7 4 0 6-4 7-7 24-60 46-119 69-179z"><text:p/></draw:path><draw:path draw:style-name="gr3" draw:text-style-name="P6" svg:width="0.0756in" svg:height="0.087in" svg:x="0.4004in" svg:y="0.0311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6" svg:width="0.1083in" svg:height="0.1063in" svg:x="0.5374in" svg:y="0.0098in" svg:viewBox="0 0 276 271" svg:d="M130 28c2-10 3-14 11-15 3-1 15-1 23-1 27 0 70 0 70 39 0 13-6 39-20 55-10 10-31 22-67 22-14 0-28 0-42 0 8-34 16-67 25-100zM185 132c40-8 86-35 86-74 0-33-35-58-86-58-36 0-74 0-110 0-8 0-11 0-11 8 0 4 3 4 11 4 4 0 8 0 14 1 7 1 10 1 10 7 0 1 0 2-1 6-18 69-34 138-52 206-4 16-4 19-35 19-7 0-11 0-11 8 0 4 3 3 6 4 11 0 38-2 49-2 10 0 37 2 48 2 4 0 8 0 8-9 0-3-3-3-11-3-14 0-24 0-24-8 0-2 0-4 1-6 9-33 17-67 25-100 16 0 31 0 47 0 35 0 41 20 41 34 0 6-3 18-5 26-2 10-7 24-7 32 0 42 48 42 52 42 33 0 46-39 46-44s-3-2-4-5c-3 0-5 3-6 6-8 29-25 35-34 35-13 0-16-9-16-24 0-12 3-32 4-44 1-5 1-11 1-17 0-29-25-41-36-46z"><text:p/></draw:path><draw:path draw:style-name="gr3" draw:text-style-name="P6" svg:width="0.0772in" svg:height="0.0717in" svg:x="0.6531in" svg:y="0.0642in" svg:viewBox="0 0 197 183" svg:d="M169 21c0-9 0-12 21-12 3 0 5 0 7 0 0-3 0-6 0-9-66 0-131 0-197 0 0 3 0 6 0 9 2 0 3 0 6 0 20 0 22 3 22 12 0 46 0 92 0 140 0 9-2 12-22 12-3 0-4 0-6 0 0 3 0 6 0 10 13 0 31-1 40-1 10 0 27 1 41 1 0-4 0-7 0-10-2 0-4 0-6 0-21 0-22-2-22-12 0-51 0-102 0-152 30 0 60 0 90 0 0 50 0 101 0 152 0 9 0 12-21 12-2 0-4 0-6 0 0 3 0 6 0 10 13 0 30-1 40-1s28 1 41 1c0-4 0-7 0-10-2 0-4 0-7 0-21 0-21-2-21-12 0-48 0-94 0-140z"><text:p/></draw:path></draw:g></text:span><text:span text:style-name="T37">. מתוך הגדרת איחוד מוכלל והגדרת היחס המושרה, נמצא שקיימת קבוצה </text:span><text:span text:style-name="T37"><draw:g text:anchor-type="as-char" svg:y="-0.1035in" draw:z-index="442" draw:name="Shape259" draw:style-name="gr1"><svg:title>TexMaths</svg:title><svg:desc>11§display§Y \in \Pi§svg§600§FALSE§</svg:desc><draw:path draw:style-name="gr2" draw:text-style-name="P5" svg:width="0.4008in" svg:height="0.0933in" svg:x="0.0028in" svg:y="0.0075in" svg:viewBox="0 0 1019 238" svg:d="M511 238c-171 0-340 0-511 0 0-79 0-159 0-238 340 0 679 0 1019 0 0 79 0 159 0 238-170 0-339 0-508 0z"><text:p/></draw:path><draw:path draw:style-name="gr3" draw:text-style-name="P6" svg:width="0.1102in" svg:height="0.1028in" svg:x="0.0004in" svg:y="0.0004in" svg:viewBox="0 0 281 262" svg:d="M217 44c1-2 3-3 5-6 11-11 24-24 51-26 4 0 8 0 8-8 0-2-3-4-6-4-10 0-21 1-32 1-12 0-25-1-38-1-3 0-7 0-7 8 0 4 3 4 6 4 2 0 14 1 14 9 0 6-10 16-11 19-30 34-60 68-89 103-15-39-29-77-43-116-2-4-2-5-2-6 0-9 18-9 23-9s9 0 9-8c0-4-5-4-6-4-11 0-38 1-48 1s-34-1-44-1c-3 0-7 0-7 8 0 4 3 4 9 4 23 0 24 3 27 13 16 42 32 84 48 127 1 1 2 4 2 5s-16 64-18 70c-5 21-5 23-36 23-8 0-10 0-10 8 0 4 3 3 4 4 11 0 39-1 50-1s38 1 49 1c3 0 7 0 7-7 0-5-3-5-11-5-4 0-8 0-14-1-8-1-10-1-10-5s3-17 5-26c5-17 9-35 14-53 2-8 2-9 5-11 32-38 64-74 96-110z"><text:p/></draw:path><draw:path draw:style-name="gr3" draw:text-style-name="P6" svg:width="0.0756in" svg:height="0.0874in" svg:x="0.172in" svg:y="0.0217in" svg:viewBox="0 0 193 223" svg:d="M179 120c7 0 14 0 14-8s-7-8-14-8c-55 0-109 0-164 0 5-51 50-89 104-89 20 0 41 0 60 0 7 0 14 0 14-7 0-8-7-8-14-8-19 0-40 0-60 0-66 0-119 51-119 112 0 60 53 111 119 111 20 0 41 0 60 0 7 0 14 0 14-8 0-7-7-7-14-7-19 0-40 0-60 0-54 0-99-38-104-88 55 0 109 0 164 0z"><text:p/></draw:path><draw:path draw:style-name="gr3" draw:text-style-name="P6" svg:width="0.1035in" svg:height="0.1024in" svg:x="0.3075in" svg:y="0.0008in" svg:viewBox="0 0 264 261" svg:d="M224 31c0-15 0-19 30-19 3 0 7 0 10 0 0-4 0-8 0-12-88 0-176 0-264 0 0 4 0 8 0 12 3 0 6 0 9 0 30 0 31 4 31 19 0 67 0 133 0 200 0 14-1 18-31 18-3 0-6 0-9 0 0 5 0 8 0 12 13-1 42-1 57-1s43 0 57 1c0-4 0-7 0-12-3 0-6 0-9 0-30 0-31-4-31-18 0-73 0-146 0-219 38 0 77 0 115 0 0 73 0 146 0 219 0 14 0 18-29 18-4 0-7 0-10 0 0 5 0 8 0 12 13-1 41-1 57-1 14 0 43 0 57 1 0-4 0-7 0-12-3 0-7 0-10 0-30 0-30-4-30-18 0-67 0-133 0-200z"><text:p/></draw:path></draw:g></text:span><text:span text:style-name="T37"><text:s/>המקיימת </text:span><text:span text:style-name="T37"><draw:g text:anchor-type="as-char" svg:y="-0.1134in" draw:z-index="443" draw:name="Shape260" draw:style-name="gr1"><svg:title>TexMaths</svg:title><svg:desc>11§display§\la x, y \ra \in Y \times Y§svg§600§FALSE§</svg:desc><draw:path draw:style-name="gr2" draw:text-style-name="P5" svg:width="0.9469in" svg:height="0.1358in" svg:x="0.0004in" svg:y="0.0071in" svg:viewBox="0 0 2406 346" svg:d="M1203 346c-401 0-801 0-1203 0 0-116 0-230 0-346 802 0 1604 0 2406 0 0 116 0 230 0 346-401 0-802 0-1203 0z"><text:p/></draw:path><draw:path draw:style-name="gr3" draw:text-style-name="P6" svg:width="0.0335in" svg:height="0.1512in" svg:x="0.0094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6" svg:width="0.0752in" svg:height="0.0685in" svg:x="0.0563in" svg:y="0.0461in" svg:viewBox="0 0 192 175" svg:d="M118 54c2-10 11-45 38-45 2 0 11 0 20 4-11 2-19 12-19 21 0 7 5 14 15 14 8 0 20-7 20-23 0-19-23-25-36-25-22 0-35 21-40 30-9-26-30-30-42-30-40 0-62 50-62 59 0 5 3 5 5 5 3 0 4-1 5-5 13-40 39-50 52-50 6 0 21 3 21 25 0 12-7 39-21 93-7 24-20 39-38 39-2 0-11 0-18-4 9-2 17-10 17-21s-7-13-14-13c-11 0-21 10-21 22 0 17 20 25 36 25 26 0 40-27 41-30 4 15 19 30 42 30 39 0 61-49 61-59 0-4-3-4-4-4-3 0-4 1-6 4-12 41-38 50-50 50-16 0-22-12-22-25 0-9 2-17 7-34 4-18 8-35 13-53z"><text:p/></draw:path><draw:path draw:style-name="gr3" draw:text-style-name="P6" svg:width="0.0173in" svg:height="0.0453in" svg:x="0.152in" svg:y="0.0972in" svg:viewBox="0 0 45 116" svg:d="M45 41c0-26-10-41-25-41-12 0-20 10-20 21 0 10 8 20 20 20 5 0 10-1 14-5 1-1 1-1 2-1 0 2 0 0 0 6 0 28-13 51-26 64-4 4-4 5-4 6 0 2 2 5 4 5 4 0 35-30 35-75z"><text:p/></draw:path><draw:path draw:style-name="gr3" draw:text-style-name="P6" svg:width="0.0697in" svg:height="0.0976in" svg:x="0.211in" svg:y="0.0461in" svg:viewBox="0 0 178 249" svg:d="M177 24c1-5 1-6 1-9 0-7-5-11-11-11-4 0-10 3-14 8 0 2-3 14-5 21-3 10-5 21-8 31-6 23-11 46-17 69-2 7-19 33-44 33-20 0-24-16-24-31 0-17 7-41 20-76 6-15 7-19 7-27 0-18-12-32-31-32-37 0-51 56-51 59 0 5 3 5 4 5 5 0 5-1 7-8 10-36 25-47 38-47 4 0 10 0 10 12 0 10-3 20-6 27-16 41-22 63-22 81 0 34 24 46 47 46 14 0 28-7 39-18-5 20-10 40-26 59-10 13-24 24-42 24-5 0-23-1-29-15 6 0 11 0 16-6 5-3 8-8 8-14 0-12-10-13-14-13-9 0-22 5-22 24s17 33 41 33c40 0 80-35 91-77 12-50 25-99 37-148z"><text:p/></draw:path><draw:path draw:style-name="gr3" draw:text-style-name="P6" svg:width="0.0335in" svg:height="0.1512in" svg:x="0.2949in" svg:y="0in" svg:viewBox="0 0 86 385" svg:d="M85 199c1-4 1-5 1-6 0-3 0-1-1-6-23-59-45-119-68-178-3-7-5-9-9-9-5 0-8 3-8 8 0 1 0 2 2 6 23 60 45 119 68 179-23 58-45 117-68 177-2 4-2 5-2 8 0 4 3 7 8 7s6-4 7-7c24-60 47-119 70-179z"><text:p/></draw:path><draw:path draw:style-name="gr3" draw:text-style-name="P6" svg:width="0.076in" svg:height="0.087in" svg:x="0.4008in" svg:y="0.0311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6" svg:width="0.1098in" svg:height="0.1028in" svg:x="0.5366in" svg:y="0.0098in" svg:viewBox="0 0 280 262" svg:d="M217 44c2-2 3-3 5-5 12-13 24-26 51-27 4-1 7-1 7-8 0-3-1-4-4-4-10 0-22 1-32 1-13 0-26-1-38-1-3 0-8 0-8 7 0 4 4 5 5 5 4 0 15 0 15 9 0 7-9 16-10 18-30 34-61 68-90 103-15-39-29-76-43-114-2-6-1-5-2-7 0-9 19-9 23-9 5 0 10 0 10-8 0-4-6-4-7-4-11 0-37 1-48 1-10 0-35-1-43-1-3 0-8 0-8 8 0 4 3 4 9 4 23 0 25 3 28 12 16 43 32 85 48 128 0 1 1 5 1 7 0 1-16 61-18 69-4 21-4 22-36 22-7 0-10 0-10 8 0 4 4 4 5 4 11 0 38-1 49-1s38 1 49 1c4 0 8 0 8-8 0-4-3-4-11-4-1 0-8 0-14 0-9-1-11-2-11-7 0-2 3-16 5-24 5-18 9-36 13-54 3-6 3-8 6-11 32-37 64-74 96-110z"><text:p/></draw:path><draw:path draw:style-name="gr3" draw:text-style-name="P6" svg:width="0.0732in" svg:height="0.0728in" svg:x="0.7094in" svg:y="0.0394in" svg:viewBox="0 0 187 186" svg:d="M93 83c-25-26-51-52-76-77-5-5-6-6-9-6-4 0-8 3-8 8 0 2 1 3 6 7 25 26 51 52 76 77-25 26-51 52-76 79-5 4-6 5-6 7 0 5 4 8 8 8 3 0 4-1 9-5 25-27 51-52 76-78 27 27 54 53 81 81 2 0 3 2 5 2 5 0 8-3 8-8 0-1 0-2-1-4 0-1-62-62-81-82 24-23 47-47 71-70 1-2 8-7 9-9 1-1 2-3 2-5 0-5-3-8-8-8-3 0-4 1-8 6-26 25-52 51-78 77z"><text:p/></draw:path><draw:path draw:style-name="gr3" draw:text-style-name="P6" svg:width="0.1106in" svg:height="0.1028in" svg:x="0.8445in" svg:y="0.0098in" svg:viewBox="0 0 282 262" svg:d="M218 44c2-2 3-3 5-5 11-13 25-26 51-27 4-1 8-1 8-8 0-3-3-4-6-4-10 0-21 1-32 1-12 0-25-1-38-1-3 0-7 0-7 7 0 4 3 5 6 5 2 0 14 0 14 9 0 7-10 16-11 18-30 34-59 68-89 103-14-39-29-76-43-114-2-6-1-5-2-7 0-9 18-9 22-9 5 0 10 0 10-8 0-4-5-4-6-4-11 0-38 1-49 1-9 0-33-1-43-1-2 0-8 0-8 8 0 4 4 4 9 4 24 0 25 3 28 12 16 43 32 85 48 128 1 1 2 5 2 7 0 1-15 61-18 69-5 21-5 22-36 22-8 0-11 0-11 8 0 4 3 3 6 4 11 0 38-1 49-1 10 0 39 1 50 1 2 0 6 0 6-8 0-4-3-4-11-4-4 0-8 0-14 0-8-1-10-2-10-7 0-2 3-16 4-24 5-18 10-36 15-54 2-6 2-8 5-11 32-37 64-74 96-110z"><text:p/></draw:path></draw:g></text:span><text:span text:style-name="T37">, ובאופן שקול </text:span><text:span text:style-name="T37"><draw:g text:anchor-type="as-char" svg:y="-0.1043in" draw:z-index="444" draw:name="Shape261" draw:style-name="gr1"><svg:title>TexMaths</svg:title><svg:desc>11§display§x, y \in Y§svg§600§FALSE§</svg:desc><draw:path draw:style-name="gr2" draw:text-style-name="P5" svg:width="0.5201in" svg:height="0.1177in" svg:x="0.0039in" svg:y="0.0071in" svg:viewBox="0 0 1322 300" svg:d="M0 0c440 0 882 0 1322 0 0 100 0 201 0 300-440 0-882 0-1322 0 0-99 0-200 0-300z"><text:p/></draw:path><draw:path draw:style-name="gr3" draw:text-style-name="P6" svg:width="0.0756in" svg:height="0.0677in" svg:x="0.0004in" svg:y="0.0362in" svg:viewBox="0 0 193 173" svg:d="M118 54c2-10 11-45 38-45 3 0 11 0 20 5-11 1-19 11-19 21 0 6 5 13 15 13 9 0 21-6 21-22 0-21-23-26-37-26-22 0-35 21-39 30-10-26-31-30-42-30-41 0-63 50-63 59 0 5 3 2 5 5 3 0 4-1 5-5 13-40 39-50 52-50 7 0 21 3 21 26 0 11-7 37-21 91-7 24-20 40-37 40-3 0-12 0-19-5 10-2 17-10 17-21s-7-13-14-13c-11 0-21 10-21 22 0 18 20 24 36 24 26 0 40-25 41-28 4 14 19 28 42 28 40 0 62-48 62-58 0-3-4-3-5-3-3 0-4 1-5 3-12 42-39 51-51 51-15 0-22-12-22-26 0-7 2-16 7-34 4-17 8-35 13-52z"><text:p/></draw:path><draw:path draw:style-name="gr3" draw:text-style-name="P6" svg:width="0.0173in" svg:height="0.0449in" svg:x="0.0961in" svg:y="0.0862in" svg:viewBox="0 0 45 115" svg:d="M45 41c0-26-10-41-25-41-12 0-20 10-20 21 0 10 8 20 20 20 5 0 10-2 14-5 1-1 1-1 1-1 1 0 1 0 1 6 0 28-13 51-26 63-4 5-4 6-4 7 0 2 2 4 4 4 4 0 35-29 35-74z"><text:p/></draw:path><draw:path draw:style-name="gr3" draw:text-style-name="P6" svg:width="0.0697in" svg:height="0.0972in" svg:x="0.1551in" svg:y="0.0362in" svg:viewBox="0 0 178 248" svg:d="M176 24c2-5 2-6 2-9 0-7-5-11-11-11-4 0-11 3-14 9 0 1-3 13-6 21-2 10-5 20-7 31-6 23-11 46-17 69-2 5-18 32-44 32-20 0-24-17-24-31 0-18 7-42 20-76 6-15 8-20 8-27 0-18-13-32-32-32-37 0-51 56-51 59 0 5 3 5 4 5 5 0 5-1 7-7 10-36 25-48 39-48 3 0 9 0 9 12 0 10-4 20-6 27-16 41-22 63-22 80 0 35 24 45 46 45 15 0 29-5 40-16-6 20-10 38-26 58-10 13-24 24-43 24-4 0-22-1-28-15 5 0 11 0 16-6 4-3 8-7 8-15 0-12-11-13-14-13-9 0-22 5-22 25 0 19 17 33 40 33 41 0 81-35 92-77 12-49 24-99 36-147z"><text:p/></draw:path><draw:path draw:style-name="gr3" draw:text-style-name="P6" svg:width="0.076in" svg:height="0.087in" svg:x="0.285in" svg:y="0.0217in" svg:viewBox="0 0 194 222" svg:d="M179 120c7 0 15 0 15-8s-8-8-15-8c-55 0-109 0-164 0 6-51 50-89 105-89 20 0 40 0 59 0 7 0 15 0 15-7 0-8-8-8-15-8-19 0-40 0-60 0-66 0-119 50-119 112 0 60 53 110 119 110 20 0 41 0 60 0 7 0 15 0 15-8s-8-8-15-8c-19 0-39 0-59 0-55 0-99-35-105-86 55 0 109 0 164 0z"><text:p/></draw:path><draw:path draw:style-name="gr3" draw:text-style-name="P6" svg:width="0.1102in" svg:height="0.1024in" svg:x="0.4217in" svg:y="0in" svg:viewBox="0 0 281 261" svg:d="M217 44c2-2 3-3 5-6 12-11 25-24 51-26 4 0 8 0 8-8 0-3-3-4-6-4-10 0-21 1-31 1-13 0-26-1-38-1-3 0-8 0-8 8 0 4 3 4 6 4s14 1 14 9c0 6-9 16-11 18-30 34-60 68-89 102-15-38-29-76-43-114-2-5-2-5-2-6 0-9 18-9 23-9s9 0 9-8c0-4-5-4-6-4-11 0-37 1-48 1-10 0-34-1-44-1-3 0-7 0-7 8 0 4 3 4 9 4 23 0 24 3 27 13 17 42 32 84 49 126 0 1 1 6 1 7s-16 61-18 69c-4 21-5 22-36 22-7 0-10 0-10 8 0 4 4 4 6 4 11 0 37-1 48-1s38 1 49 1c3 0 8 0 8-8 0-4-4-4-11-4-1 0-9 0-15 0-8-1-10-2-10-7 0-2 3-16 5-24 5-17 9-35 14-52 2-8 2-9 5-12 32-38 64-74 96-110z"><text:p/></draw:path></draw:g></text:span><text:span text:style-name="T37">. נניח בשלילה </text:span><text:span text:style-name="T37"><draw:g text:anchor-type="as-char" svg:y="-0.1102in" draw:z-index="445" draw:name="Shape262" draw:style-name="gr1"><svg:title>TexMaths</svg:title><svg:desc>11§display§Y \neq X§svg§600§FALSE§</svg:desc><draw:path draw:style-name="gr2" draw:text-style-name="P5" svg:width="0.4382in" svg:height="0.1256in" svg:x="0.0031in" svg:y="0.0079in" svg:viewBox="0 0 1114 320" svg:d="M557 320c-186 0-371 0-557 0 0-107 0-213 0-320 371 0 743 0 1114 0 0 107 0 213 0 320-186 0-372 0-557 0z"><text:p/></draw:path><draw:path draw:style-name="gr3" draw:text-style-name="P6" svg:width="0.1106in" svg:height="0.1031in" svg:x="0.0004in" svg:y="0.0051in" svg:viewBox="0 0 282 263" svg:d="M218 44c1-2 3-3 5-5 11-13 25-26 51-27 4-1 8-1 8-8 0-3-2-4-6-4-10 0-21 1-32 1-12 0-26-1-38-1-2 0-7 0-7 7 0 4 3 5 6 5 2 0 13 0 13 9 0 7-9 17-10 19-30 34-59 68-89 102-14-38-29-77-43-114-2-6-1-5-2-7 0-9 18-9 23-9 4 0 9 0 9-8 0-4-5-4-6-4-11 0-38 1-49 1-9 0-33-1-43-1-2 0-8 0-8 8 0 4 4 4 10 4 23 0 24 3 27 13 16 42 32 84 48 127 1 1 2 6 2 7s-15 62-18 69c-5 21-5 22-36 22-8 0-10 0-10 8 0 5 3 3 5 5 11 0 38-2 49-2 10 0 39 2 50 2 2 0 6 0 6-8 0-5-3-5-11-5-4 0-8 0-14 0-8-1-10-2-10-6 0-3 3-17 5-24 5-18 9-37 14-55 2-6 2-7 5-11 32-37 64-73 96-110z"><text:p/></draw:path><draw:path draw:style-name="gr3" draw:text-style-name="P6" svg:width="0.0756in" svg:height="0.1413in" svg:x="0.1807in" svg:y="0in" svg:viewBox="0 0 193 360" svg:d="M190 15c3-5 3-6 3-7 0-2-3-8-8-8s-6 2-8 8c-58 112-115 224-174 336-3 6-3 7-3 8 0 3 3 8 8 8s6-3 9-8c58-113 115-224 173-337z"><text:p/></draw:path><draw:path draw:style-name="gr3" draw:text-style-name="P6" svg:width="0.1012in" svg:height="0.0358in" svg:x="0.1681in" svg:y="0.0528in" svg:viewBox="0 0 258 92" svg:d="M244 17c6 0 14 0 14-8 0-9-8-9-14-9-77 0-154 0-231 0-5 0-13 0-13 9 0 8 8 8 13 8 77 0 154 0 231 0zM244 92c6 0 14-2 14-9 0-9-8-8-14-8-77 0-154 0-231 0-5 0-13-1-13 8 0 7 8 9 13 9 77 0 154 0 231 0z"><text:p/></draw:path><draw:path draw:style-name="gr3" draw:text-style-name="P6" svg:width="0.1248in" svg:height="0.1031in" svg:x="0.324in" svg:y="0.0051in" svg:viewBox="0 0 318 263" svg:d="M176 105c-11-27-21-52-32-77-1-3-1-4-2-5 0-2 7-10 23-11 3-1 8-1 8-8 0-4-5-4-6-4-16 0-33 1-49 1-9 0-33-1-43-1-2 0-7 0-7 8 0 4 4 4 9 4 23 0 25 3 29 12 15 37 29 72 45 108-28 29-54 58-82 86-1 3-3 4-4 5-19 21-37 26-57 27-5 2-8 2-8 8 0 1 0 5 4 5 13 0 25-2 37-2 14 0 29 2 43 2 3 0 7 0 7-8 0-3-3-2-4-5-4 0-17-1-17-12 0-5 7-12 11-16 14-13 27-28 40-41 11-13 23-27 34-39 13 31 27 61 40 92 1 4 2 4 2 5 0 4-8 10-23 11-5 2-8 2-8 8 0 5 5 5 6 5 11 0 38-2 49-2 9 0 33 2 43 2 2 0 7 0 7-8 0-5-4-5-7-5-26 0-26-1-33-16-15-37-41-95-49-118 25-28 66-74 78-85 12-9 26-18 49-19 6-1 9-1 9-8 0-1 0-4-5-4-11 0-25 1-37 1-14 0-28-1-43-1-2 0-6 0-6 8 0 2 1 3 4 4 3 0 16 1 16 11 0 6-5 11-8 15-21 22-42 44-63 67z"><text:p/></draw:path></draw:g></text:span><text:span text:style-name="T37">, ידוע </text:span><text:span text:style-name="T37"><draw:g text:anchor-type="as-char" svg:y="-0.1035in" draw:z-index="446" draw:name="Shape263" draw:style-name="gr1"><svg:title>TexMaths</svg:title><svg:desc>11§display§x \in Y \land x \in X§svg§600§FALSE§</svg:desc><draw:path draw:style-name="gr2" draw:text-style-name="P5" svg:width="0.9504in" svg:height="0.0933in" svg:x="0.0039in" svg:y="0.0075in" svg:viewBox="0 0 2415 238" svg:d="M1208 238c-403 0-805 0-1208 0 0-79 0-159 0-238 805 0 1609 0 2415 0 0 79 0 159 0 238-403 0-806 0-1207 0z"><text:p/></draw:path><draw:path draw:style-name="gr3" draw:text-style-name="P6" svg:width="0.0756in" svg:height="0.0677in" svg:x="0.0004in" svg:y="0.0374in" svg:viewBox="0 0 193 173" svg:d="M119 54c2-10 11-46 37-46 2 0 12 0 20 5-11 2-19 12-19 21 0 7 5 13 15 13 8 0 21-6 21-22 0-20-22-25-36-25-23 0-36 20-40 29-10-26-31-29-42-29-41 0-63 49-63 59 0 4 5 4 6 4 2 0 3 0 4-5 13-40 39-50 52-50 7 0 21 4 21 26 0 12-7 37-21 91-6 24-20 40-37 40-2 0-11 0-19-6 10-1 18-9 18-20 0-9-8-13-14-13-12 0-22 10-22 22 0 18 20 25 36 25 27 0 40-26 41-28 6 13 19 28 42 28 39 0 61-49 61-58 0-4-3-4-4-4-3 0-4 2-4 4-14 40-40 50-52 50-15 0-21-11-21-24 0-9 2-18 7-35 4-17 8-35 13-52z"><text:p/></draw:path><draw:path draw:style-name="gr3" draw:text-style-name="P6" svg:width="0.0756in" svg:height="0.0874in" svg:x="0.1382in" svg:y="0.0217in" svg:viewBox="0 0 193 223" svg:d="M179 120c7 0 14 0 14-8s-7-8-14-8c-55 0-109 0-164 0 5-51 50-89 104-89 20 0 41 0 60 0 7 0 14 0 14-7 0-8-7-8-14-8-19 0-40 0-60 0-66 0-119 51-119 112 0 60 53 111 119 111 20 0 41 0 60 0 7 0 14 0 14-8 0-7-7-7-14-7-19 0-40 0-60 0-54 0-99-38-104-88 55 0 109 0 164 0z"><text:p/></draw:path><draw:path draw:style-name="gr3" draw:text-style-name="P6" svg:width="0.1102in" svg:height="0.1028in" svg:x="0.2748in" svg:y="0.0004in" svg:viewBox="0 0 281 262" svg:d="M217 44c2-2 3-3 5-6 12-11 24-24 51-26 4 0 8 0 8-8 0-2-3-4-6-4-10 0-21 1-31 1-13 0-26-1-38-1-4 0-8 0-8 8 0 4 3 4 6 4s14 1 14 9c0 6-9 16-11 19-30 34-60 68-89 103-15-39-29-77-43-116-2-4-2-5-2-6 0-9 18-9 23-9s9 0 9-8c0-4-5-4-6-4-11 0-37 1-48 1-10 0-34-1-44-1-3 0-7 0-7 8 0 4 3 4 9 4 23 0 24 3 27 13 17 42 32 84 49 127 0 1 1 4 1 5s-16 64-18 70c-4 21-5 23-36 23-8 0-10 0-10 8 0 4 4 4 6 4 9 0 37-1 48-1s38 1 49 1c3 0 7 0 7-7 0-5-3-5-10-5-1 0-9 0-15-1-8-1-10-1-10-5s3-17 5-26c5-17 9-35 14-53 2-8 2-9 5-11 32-38 64-74 96-110z"><text:p/></draw:path><draw:path draw:style-name="gr3" draw:text-style-name="P6" svg:width="0.0843in" svg:height="0.0929in" svg:x="0.4335in" svg:y="0.0134in" svg:viewBox="0 0 215 237" svg:d="M116 8c-3-7-5-8-9-8-5 0-6 2-8 8-32 71-65 142-97 214-2 5-2 6-2 7 0 5 3 8 8 8 2 0 5 0 9-8 29-68 60-135 90-203 31 68 60 135 91 203 3 8 8 8 9 8 4 0 8-3 8-8-2-1 0-1-3-5-32-71-65-144-96-216z"><text:p/></draw:path><draw:path draw:style-name="gr3" draw:text-style-name="P6" svg:width="0.0756in" svg:height="0.0677in" svg:x="0.5642in" svg:y="0.0374in" svg:viewBox="0 0 193 173" svg:d="M118 54c2-10 11-46 38-46 2 0 11 0 19 5-10 2-18 12-18 21 0 7 4 13 15 13 8 0 21-6 21-22 0-20-24-25-37-25-22 0-36 20-40 29-10-26-30-29-42-29-40 0-62 49-62 59 0 4 3 4 5 4 3 0 4 0 5-5 12-40 39-50 52-50 6 0 21 4 21 26 0 12-7 37-21 91-7 24-20 40-38 40-2 0-11 0-18-6 8-1 17-9 17-20 0-9-9-13-14-13-11 0-21 10-21 22 0 18 19 25 36 25 26 0 40-26 41-28 4 13 19 28 42 28 39 0 61-49 61-58 0-4-3-4-4-4-3 0-4 2-5 4-13 40-39 50-52 50-14 0-21-11-21-24 0-9 2-18 7-35 4-17 8-35 13-52z"><text:p/></draw:path><draw:path draw:style-name="gr3" draw:text-style-name="P6" svg:width="0.076in" svg:height="0.0874in" svg:x="0.7016in" svg:y="0.0217in" svg:viewBox="0 0 194 223" svg:d="M180 120c7 0 14 0 14-8s-7-8-14-8c-55 0-108 0-163 0 4-51 48-89 103-89 20 0 41 0 60 0 7 0 14 0 14-7 0-8-7-8-14-8-20 0-40 0-61 0-66 0-119 51-119 112 0 60 53 111 119 111 21 0 41 0 61 0 7 0 14 0 14-8 0-7-7-7-14-7-19 0-40 0-60 0-55 0-99-38-103-88 55 0 108 0 163 0z"><text:p/></draw:path><draw:path draw:style-name="gr3" draw:text-style-name="P6" svg:width="0.1252in" svg:height="0.1028in" svg:x="0.8366in" svg:y="0.0004in" svg:viewBox="0 0 319 262" svg:d="M177 105c-11-26-21-51-32-76-1-4-2-5-2-6 0-2 7-10 23-11 3 0 8-1 8-8 0-4-6-4-7-4-15 0-32 1-48 1-10 0-33-1-43-1-2 0-8 0-8 8 0 4 5 4 10 4 23 0 25 4 29 12 15 35 29 72 45 108-28 28-54 58-82 86-1 3-3 4-4 5-20 20-37 26-57 27-6 0-9 0-9 8 2 1 0 4 6 4 11 0 24-1 36-1 14 0 30 1 43 1 2 0 7 0 7-7 0-5-4-5-5-5-3 0-15-1-15-12 0-6 6-12 11-17 13-13 26-28 39-42 11-12 23-24 34-36 13 29 27 60 40 91 1 4 1 4 1 5 0 4-7 9-22 11-4 0-8 1-8 8 0 4 5 4 6 4 11 0 38-1 49-1 9 0 33 1 43 1 2 0 7 0 7-7 0-5-4-5-7-5-26 0-26-2-33-17-15-35-42-95-50-118 26-26 67-72 79-83 12-9 26-19 49-20 6 0 9 0 9-8-2-1 0-4-5-4-11 0-25 1-37 1-14 0-28-1-43-1-2 0-6 0-6 8 0 3 1 4 4 4s16 1 16 12c0 6-5 10-8 14-21 22-42 44-63 67z"><text:p/></draw:path></draw:g></text:span><text:span text:style-name="T37"><text:s/>כלומר </text:span><text:span text:style-name="T37"><draw:g text:anchor-type="as-char" svg:y="-0.1193in" draw:z-index="447" draw:name="Shape264" draw:style-name="gr1"><svg:title>TexMaths</svg:title><svg:desc>11§display§x \in Y \cap X \neq \emptyset§svg§600§FALSE§</svg:desc><draw:path draw:style-name="gr2" draw:text-style-name="P5" svg:width="0.9571in" svg:height="0.1339in" svg:x="0.0039in" svg:y="0.0075in" svg:viewBox="0 0 2432 341" svg:d="M0 0c811 0 1622 0 2432 0 0 114 0 227 0 341-810 0-1621 0-2432 0 0-114 0-227 0-341z"><text:p/></draw:path><draw:path draw:style-name="gr3" draw:text-style-name="P6" svg:width="0.0756in" svg:height="0.0681in" svg:x="0.0004in" svg:y="0.05in" svg:viewBox="0 0 193 174" svg:d="M118 54c2-11 12-46 38-46 2 0 11 0 20 5-11 2-19 11-19 21 0 6 5 13 15 13 8 0 21-6 21-22 0-21-24-25-37-25-22 0-35 20-39 29-10-26-31-29-42-29-41 0-63 50-63 58 0 5 3 4 5 5 3 0 4-1 5-5 13-40 39-50 52-50 7 0 21 3 21 26 0 12-7 38-21 92-7 24-20 40-37 40-3 0-12 0-19-5 10-2 18-10 18-21 0-10-8-13-14-13-12 0-22 10-22 22 0 17 20 25 36 25 26 0 40-26 41-29 4 15 19 29 42 29 39 0 61-49 61-59 0-4-3-4-4-4-3 0-4 1-5 5-13 40-39 50-51 50-15 0-22-13-22-26 0-8 3-17 7-33 4-18 8-35 13-53z"><text:p/></draw:path><draw:path draw:style-name="gr3" draw:text-style-name="P6" svg:width="0.076in" svg:height="0.0874in" svg:x="0.1378in" svg:y="0.035in" svg:viewBox="0 0 194 223" svg:d="M180 120c7 0 14 0 14-8 0-7-7-7-14-7-55 0-108 0-163 0 4-52 48-90 103-90 20 0 41 0 60 0 7 0 14 0 14-7 0-8-7-8-14-8-20 0-40 0-61 0-66 0-119 51-119 112 0 62 53 111 119 111 21 0 41 0 61 0 7 0 14 0 14-8s-7-8-14-8c-19 0-40 0-60 0-55 0-99-35-103-87 55 0 108 0 163 0z"><text:p/></draw:path><draw:path draw:style-name="gr3" draw:text-style-name="P6" svg:width="0.1106in" svg:height="0.1028in" svg:x="0.274in" svg:y="0.0138in" svg:viewBox="0 0 282 262" svg:d="M218 44c2-2 3-3 5-5 11-11 25-25 51-27 4 0 8 0 8-8 0-2-3-4-6-4-10 0-21 1-32 1-12 0-26-1-38-1-2 0-7 0-7 8 0 4 3 4 6 4 2 0 13 1 13 9 0 7-9 16-10 19-30 34-61 68-90 102-15-38-28-77-42-114-2-6-2-6-2-7 0-9 18-9 22-9 5 0 10 0 10-8 0-4-5-4-6-4-11 0-38 1-49 1-9 0-33-1-43-1-2 0-8 0-8 8 0 4 4 4 9 4 24 0 25 3 28 13 16 42 32 84 48 127 1 1 2 6 2 7s-15 63-18 69c-5 21-5 22-36 23-8 0-11 0-11 8 0 3 3 2 6 3 11 0 38-1 49-1 10 0 39 1 50 1 2 0 6 0 6-7 0-4-3-4-11-4-4 0-8 0-14-1-8-1-10-2-10-6 0-3 3-17 4-25 5-17 10-35 15-53 1-7 2-8 5-12 32-37 64-74 96-110z"><text:p/></draw:path><draw:path draw:style-name="gr3" draw:text-style-name="P6" svg:width="0.0846in" svg:height="0.0933in" svg:x="0.4331in" svg:y="0.0264in" svg:viewBox="0 0 216 238" svg:d="M216 84c0-59-60-84-108-84-51 0-108 26-108 84 0 46 0 93 0 140 0 7 0 14 8 14 7 0 7-7 7-14 0-45 0-92 0-138 0-58 64-71 93-71 17 0 42 4 63 17 29 19 29 44 29 54 0 46 0 93 0 138 0 7 0 14 8 14s8-7 8-14c0-47 0-94 0-140z"><text:p/></draw:path><draw:path draw:style-name="gr3" draw:text-style-name="P6" svg:width="0.1248in" svg:height="0.1028in" svg:x="0.5638in" svg:y="0.0138in" svg:viewBox="0 0 318 262" svg:d="M177 105c-11-26-22-51-33-76-1-4-2-5-2-6 0-2 7-10 23-11 4 0 8-1 8-8 0-4-5-4-6-4-15 0-33 1-48 1-10 0-34-1-44-1-2 0-7 0-7 8 0 4 4 4 9 4 23 0 25 5 29 12 15 37 30 72 46 108-28 29-54 58-82 86-2 2-3 4-5 5-19 21-37 26-56 28-6 0-9 0-9 8 1 1 0 3 4 3 13 0 26-1 37-1 14 0 29 1 44 1 2 0 6 0 6-7 0-4-3-4-4-4-3-1-15-2-15-12 0-6 5-13 9-17 14-14 27-28 40-41 12-13 23-26 35-38 13 30 26 61 39 91 2 4 1 4 2 5 0 3-8 10-22 12-4 0-8 0-8 7 0 4 4 4 6 4 11 0 37-1 48-1 10 0 33 1 43 1 3 0 8 0 8-6 0-5-5-5-8-5-25-1-26-2-33-17-14-36-41-95-49-118 26-28 67-73 79-84 11-10 25-19 49-20 5 0 8 0 8-8-1-1 0-4-4-4-13 0-25 1-37 1-14 0-29-1-43-1-2 0-7 0-7 8 0 3 2 4 4 4 3 0 15 1 15 12 0 6-4 10-6 13-21 23-42 45-63 68z"><text:p/></draw:path><draw:path draw:style-name="gr3" draw:text-style-name="P6" svg:width="0.076in" svg:height="0.1406in" svg:x="0.761in" svg:y="0.0087in" svg:viewBox="0 0 194 358" svg:d="M190 14c4-5 4-5 4-6 0-4-4-8-8-8-6 0-7 2-9 8-58 111-115 223-174 335-3 5-3 6-3 7 0 4 3 8 8 8s6-2 9-8c58-112 115-223 173-336z"><text:p/></draw:path><draw:path draw:style-name="gr3" draw:text-style-name="P6" svg:width="0.1008in" svg:height="0.035in" svg:x="0.7484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1in" svg:height="0.1283in" svg:x="0.9079in" svg:y="0in" svg:viewBox="0 0 156 327" svg:d="M132 8c0-5-3-8-9-8-5 0-6 4-9 12-4 16-1 2-5 18-4-2-17-8-31-8-22 0-47 11-61 41-16 31-17 66-17 102 0 25 0 93 33 123-9 29-9 30-9 32 0 4 4 7 8 7 7 0 8-4 10-13 4-15 0-1 4-16 10 4 21 7 32 7 43 0 60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/text:span><text:span text:style-name="T37"><text:s/>וזו </text:span><text:span text:style-name="T38">סתירה</text:span><text:span text:style-name="T37"> להיותן בחלוקה </text:span><text:span text:style-name="T37"><draw:g text:anchor-type="as-char" svg:y="-0.102in" draw:z-index="448" draw:name="Shape265" draw:style-name="gr1"><svg:title>TexMaths</svg:title><svg:desc>11§display§\Pi§svg§600§FALSE§</svg:desc><draw:path draw:style-name="gr2" draw:text-style-name="P5" svg:width="0.0921in" svg:height="0.0862in" svg:x="0.0031in" svg:y="0.0075in" svg:viewBox="0 0 235 220" svg:d="M0 0c78 0 157 0 235 0 0 73 0 147 0 220-78 0-157 0-235 0 0-73 0-147 0-220z"><text:p/></draw:path><draw:path draw:style-name="gr3" draw:text-style-name="P6" svg:width="0.1024in" svg:height="0.102in" svg:x="0.0004in" svg:y="0in" svg:viewBox="0 0 261 260" svg:d="M222 30c0-14 1-18 30-18 4 0 6 0 9 0 0-4 0-8 0-12-87 0-174 0-261 0 0 4 0 8 0 12 3 0 5 0 9 0 29 0 30 4 30 18 0 67 0 133 0 200 0 14-1 18-30 18-4 0-6 0-9 0 0 4 0 8 0 12 13-1 42-1 56-1s44 0 57 1c0-4 0-8 0-12-3 0-7 0-9 0-29 0-30-4-30-18 0-72 0-146 0-218 38 0 75 0 114 0 0 72 0 146 0 218 0 14-2 18-31 18-2 0-6 0-9 0 0 4 0 8 0 12 13-1 42-1 56-1s44 0 57 1c0-4 0-8 0-12-3 0-5 0-9 0-29 0-30-4-30-18 0-67 0-133 0-200z"><text:p/></draw:path></draw:g></text:span><text:span text:style-name="T37">. סה"כ מהצבה </text:span><text:span text:style-name="T37"><draw:g text:anchor-type="as-char" svg:y="-0.1134in" draw:z-index="449" draw:name="Shape266" draw:style-name="gr1"><svg:title>TexMaths</svg:title><svg:desc>11§display§y \in X§svg§600§FALSE§</svg:desc><draw:path draw:style-name="gr2" draw:text-style-name="P5" svg:width="0.3787in" svg:height="0.1177in" svg:x="0.0039in" svg:y="0.0071in" svg:viewBox="0 0 963 300" svg:d="M0 0c321 0 642 0 963 0 0 100 0 201 0 300-321 0-642 0-963 0 0-99 0-200 0-300z"><text:p/></draw:path><draw:path draw:style-name="gr3" draw:text-style-name="P6" svg:width="0.0697in" svg:height="0.0972in" svg:x="0.0004in" svg:y="0.0362in" svg:viewBox="0 0 178 248" svg:d="M177 24c1-5 1-6 1-9 0-7-5-11-11-11-4 0-10 3-13 9-1 1-4 13-6 21-3 10-5 20-7 31-6 23-12 46-18 69-2 5-19 32-44 32-20 0-24-17-24-31 0-18 7-42 20-76 6-15 7-20 7-27 0-18-12-32-30-32-38 0-52 56-52 59 0 5 3 2 4 5 5 0 5-1 7-7 11-36 26-48 38-48 4 0 10 0 10 12 0 10-3 20-6 27-16 41-22 63-22 80 0 35 24 45 47 45 14 0 28-5 39-16-5 20-10 38-26 58-10 13-24 24-42 24-5 0-23-1-29-15 6 0 11 0 16-6 5-3 8-7 8-15 0-12-10-13-14-13-9 0-21 5-21 25 0 19 16 33 40 33 40 0 80-35 91-77 12-49 25-99 37-147z"><text:p/></draw:path><draw:path draw:style-name="gr3" draw:text-style-name="P6" svg:width="0.0752in" svg:height="0.087in" svg:x="0.1311in" svg:y="0.0217in" svg:viewBox="0 0 192 222" svg:d="M179 120c7 0 13 0 13-8s-6-8-13-8c-55 0-109 0-164 0 5-51 50-89 104-89 20 0 40 0 60 0 7 0 13 0 13-7 0-8-6-8-13-8-21 0-40 0-61 0-66 0-118 50-118 112 0 60 52 110 118 110 21 0 40 0 61 0 7 0 13 0 13-8s-6-8-13-8c-20 0-40 0-60 0-54 0-99-35-104-86 55 0 109 0 164 0z"><text:p/></draw:path><draw:path draw:style-name="gr3" draw:text-style-name="P6" svg:width="0.1248in" svg:height="0.1024in" svg:x="0.2657in" svg:y="0in" svg:viewBox="0 0 318 261" svg:d="M176 104c-11-25-21-50-32-75-1-4-1-4-2-6 0-2 6-10 23-11 3 0 8-1 8-8 0-4-5-4-6-4-16 0-33 1-49 1-9 0-33-1-43-1-2 0-7 0-7 8 0 4 3 4 9 4 23 0 25 3 29 12 15 35 30 71 46 108-28 28-54 57-82 85-2 2-3 3-5 5-19 20-38 26-57 27-5 1-8 1-8 8 0 1 0 4 4 4 12 0 25-1 37-1 14 0 29 1 44 1 2 0 6 0 6-8 0-3-3-2-4-4-5 0-16-1-16-12 0-6 6-12 10-17 14-13 27-27 40-41 11-12 23-24 34-36 13 29 26 60 40 89 1 5 2 5 2 6 0 3-8 10-23 11-5 1-8 1-8 8 0 4 4 4 7 4 10 0 37-1 48-1 10 0 33 1 43 1 2 0 8 0 8-7 0-5-5-5-8-5-25 0-26-1-33-17-15-36-41-94-50-117 27-27 66-72 80-83 11-10 25-19 48-20 6 0 9 0 9-8-2-1 0-4-6-4-11 0-24 1-36 1-14 0-29-1-43-1-2 0-6 0-6 8 0 2 2 4 4 4 3 0 15 1 15 12 0 6-4 10-7 13-21 22-42 44-63 67z"><text:p/></draw:path></draw:g></text:span><text:span text:style-name="T37"><text:s/>כדרוש. </text:span></text:p>
        </text:list-item>
      </text:list>
      <text:p text:style-name="P45"><text:span text:style-name="T36">עתה, נפנה להוכיח את אשר צ.ל.: </text:span><text:span text:style-name="T36"><draw:g text:anchor-type="as-char" svg:y="-0.1134in" draw:z-index="462" draw:name="Shape 1" draw:style-name="gr1"><svg:title>TexMaths</svg:title><svg:desc>11§display§A / (R_\Pi) = \Pi§svg§600§FALSE§</svg:desc><draw:path draw:style-name="gr2" draw:text-style-name="P5" svg:width="0.8173in" svg:height="0.1358in" svg:x="0.002in" svg:y="0.0071in" svg:viewBox="0 0 2077 346" svg:d="M1039 346c-347 0-692 0-1039 0 0-116 0-230 0-346 692 0 1385 0 2077 0 0 116 0 230 0 346-346 0-692 0-1038 0z"><text:p/></draw:path><draw:path draw:style-name="gr3" draw:text-style-name="P6" svg:width="0.1035in" svg:height="0.1079in" svg:x="-0.0004in" svg:y="0.0043in" svg:viewBox="0 0 264 275" svg:d="M55 231c-15 26-31 31-47 32-5 1-8 1-8 8 0 2 1 4 4 4 11 0 22-1 33-1 14 0 27 1 39 1 3 0 8 0 8-7 0-4-4-5-7-5-9 0-18-3-18-13 0-4 3-9 6-14 10-17 20-32 30-49 32 0 65 0 97 0 0 9 5 60 5 64 0 11-20 12-27 12-6 0-9 0-9 8 0 4 4 4 5 4 16 0 32-1 48-1 9 0 34 1 44 1 2 0 6 0 6-7 0-5-3-5-9-5-23 0-23-2-24-13-8-79-16-160-24-240-1-8-1-10-8-10-5 0-7 3-10 7-45 74-89 149-134 224zM101 175c26-43 51-85 76-127 5 42 9 84 13 127-29 0-59 0-89 0z"><text:p/></draw:path><draw:path draw:style-name="gr3" draw:text-style-name="P6" svg:width="0.0591in" svg:height="0.1512in" svg:x="0.1165in" svg:y="0in" svg:viewBox="0 0 151 385" svg:d="M149 15c2-5 2-6 2-7 0-5-5-8-8-8s-5 1-7 3c-45 123-89 245-134 367-2 5-2 7-2 8 0 4 3 7 8 7s6-3 9-10c44-120 88-240 132-360z"><text:p/></draw:path><draw:path draw:style-name="gr3" draw:text-style-name="P6" svg:width="0.035in" svg:height="0.1512in" svg:x="0.1996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6" svg:width="0.1083in" svg:height="0.1063in" svg:x="0.2496in" svg:y="0.0098in" svg:viewBox="0 0 276 271" svg:d="M130 26c2-9 3-13 10-14 4 0 16 0 24 0 28 0 70 0 70 38 0 13-6 39-22 55-9 10-29 22-65 22-14 0-28 0-42 0 8-35 16-68 25-101zM185 132c40-9 85-35 85-75 0-33-34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7 42 52 42 33 0 46-40 46-44 0-6-3-3-4-6-3 0-5 4-6 6-10 28-26 35-35 35-12 0-15-9-15-23 0-12 2-31 4-43 0-6 1-13 1-19 0-29-25-42-36-45z"><text:p/></draw:path><draw:path draw:style-name="gr3" draw:text-style-name="P6" svg:width="0.0776in" svg:height="0.072in" svg:x="0.365in" svg:y="0.0634in" svg:viewBox="0 0 198 184" svg:d="M170 22c0-9 1-12 22-12 2 0 4 0 6 0 0-3 0-7 0-10-66 0-132 0-198 0 0 3 0 7 0 10 2 0 4 0 7 0 21 0 22 2 22 12 0 46 0 93 0 140 0 9-1 12-22 12-3 0-5 0-7 0 0 3 0 7 0 10 14-1 31-1 41-1s27 0 40 1c0-3 0-7 0-10-2 0-4 0-6 0-21 0-21-3-21-12 0-51 0-101 0-152 30 0 60 0 90 0 0 51 0 101 0 152 0 9 0 12-21 12-2 0-4 0-6 0 0 3 0 7 0 10 13-1 30-1 40-1s27 0 41 1c0-3 0-7 0-10-2 0-4 0-6 0-21 0-22-3-22-12 0-47 0-94 0-140z"><text:p/></draw:path><draw:path draw:style-name="gr3" draw:text-style-name="P6" svg:width="0.035in" svg:height="0.1512in" svg:x="0.4646in" svg:y="0in" svg:viewBox="0 0 90 385" svg:d="M90 193c0-30-4-76-25-120-23-48-57-73-61-73-2 0-4 2-4 4s0 2 8 9c38 38 60 99 60 180 0 65-14 133-62 181-6 6-6 6-6 7 0 2 2 4 4 4 4 0 39-26 62-76 20-41 24-84 24-116z"><text:p/></draw:path><draw:path draw:style-name="gr3" draw:text-style-name="P6" svg:width="0.1012in" svg:height="0.0354in" svg:x="0.5661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1035in" svg:height="0.1024in" svg:x="0.7232in" svg:y="0.0098in" svg:viewBox="0 0 264 261" svg:d="M225 30c0-15 0-18 29-18 4 0 7 0 10 0 0-4 0-8 0-12-88 0-176 0-264 0 0 4 0 8 0 12 3 0 6 0 9 0 30 0 31 3 31 18 0 67 0 134 0 201 0 13-1 18-31 18-3 0-6 0-9 0 0 4 0 9 0 12 13-1 42-1 57-1s43 0 57 1c0-3 0-8 0-12-3 0-6 0-9 0-30 0-31-5-31-18 0-72 0-146 0-219 38 0 77 0 115 0 0 73 0 147 0 219 0 13 0 18-29 18-4 0-7 0-10 0 0 4 0 9 0 12 13-1 42-1 57-1 14 0 43 0 57 1 0-3 0-8 0-12-3 0-6 0-10 0-29 0-29-5-29-18 0-67 0-134 0-201z"><text:p/></draw:path></draw:g></text:span><text:span text:style-name="T36">. </text:span><text:span text:style-name="T37">נוכיח </text:span><text:span text:style-name="T36">זאת </text:span><text:span text:style-name="T37">באמצעות הכלה דו־כיוונית. </text:span></text:p>
      <text:list text:style-name="L7">
        <text:list-item>
          <text:p text:style-name="P46"><text:span text:style-name="T2">יהי </text:span><text:span text:style-name="T2"><draw:g text:anchor-type="as-char" svg:y="-0.1134in" draw:z-index="420" draw:name="Shape267" draw:style-name="gr1"><svg:title>TexMaths</svg:title><svg:desc>11§display§[x]_{R_\Pi} \in A / (R_\Pi)§svg§600§FALSE§</svg:desc><draw:path draw:style-name="gr2" draw:text-style-name="P5" svg:width="1.0287in" svg:height="0.1354in" svg:x="0.0004in" svg:y="0.0071in" svg:viewBox="0 0 2614 345" svg:d="M0 0c871 0 1743 0 2614 0 0 115 0 230 0 345-871 0-1743 0-2614 0 0-115 0-230 0-345z"><text:p/></draw:path><draw:path draw:style-name="gr3" draw:text-style-name="P6" svg:width="0.0209in" svg:height="0.1508in" svg:x="0.0102in" svg:y="0in" svg:viewBox="0 0 54 384" svg:d="M54 384c0-5 0-10 0-15-13 0-25 0-39 0 0-118 0-236 0-354 14 0 26 0 39 0 0-5 0-9 0-15-18 0-36 0-54 0 0 128 0 257 0 384 18 0 36 0 54 0z"><text:p/></draw:path><draw:path draw:style-name="gr3" draw:text-style-name="P6" svg:width="0.0756in" svg:height="0.0681in" svg:x="0.0394in" svg:y="0.0461in" svg:viewBox="0 0 193 174" svg:d="M118 54c2-10 11-46 38-46 1 0 11 0 19 5-11 2-19 12-19 21 0 7 5 13 16 13 7 0 21-6 21-22 0-19-24-25-37-25-22 0-36 20-40 29-10-26-31-29-42-29-40 0-62 50-62 59 0 4 3 4 5 4 3 0 4-1 4-5 13-40 40-50 53-50 6 0 20 4 20 26 0 12-7 38-20 92-7 24-20 40-38 40-2 0-11 0-18-5 8-2 17-10 17-21 0-10-9-13-14-13-11 0-21 10-21 22 0 17 19 25 36 25 26 0 40-26 41-29 4 15 19 29 42 29 39 0 61-50 61-59 0-4-3-4-4-4-4 0-4 1-5 5-14 40-39 50-52 50-14 0-21-13-21-25 0-9 2-18 7-34 4-18 8-35 13-53z"><text:p/></draw:path><draw:path draw:style-name="gr3" draw:text-style-name="P6" svg:width="0.0205in" svg:height="0.1508in" svg:x="0.1252in" svg:y="0in" svg:viewBox="0 0 53 384" svg:d="M53 0c-18 0-35 0-53 0 0 6 0 10 0 15 12 0 25 0 37 0 0 118 0 236 0 354-12 0-25 0-37 0 0 5 0 10 0 15 18 0 35 0 53 0 0-127 0-256 0-384z"><text:p/></draw:path><draw:path draw:style-name="gr3" draw:text-style-name="P6" svg:width="0.0827in" svg:height="0.074in" svg:x="0.1717in" svg:y="0.0634in" svg:viewBox="0 0 211 189" svg:d="M92 19c3-8 4-9 9-10 6 0 12 0 18 0 25 0 56 0 56 28 0 11-6 28-18 38-11 9-28 13-47 13-11 0-23 0-34 0 5-23 11-46 16-69zM142 92c32-7 60-27 60-51 0-23-27-41-66-41-27 0-56 0-83 0-6 0-9 0-9 6 0 3 3 3 9 3 3 0 5 0 10 1 6 0 6 1 6 3 0 1 0 2-1 7-12 47-24 95-36 143-2 9-2 11-23 11-5 0-9 0-9 5 0 4 2 5 4 5 6 0 13-1 18-1 4 0 12 0 18 0 5 0 11 0 17 0s12 1 18 1c1 0 5 0 5-6 0-4-2-4-8-4-5 0-6 0-10 0-7-1-7-2-7-4 0-3 0-3 1-6 6-23 12-46 18-68 12 0 24 0 36 0 23 0 33 11 33 24 0 3-2 12-3 19-4 12-5 16-5 21 0 21 20 29 40 29 25 0 36-26 36-32-2-1-1-3-5-3s-4 2-5 5c-3 12-13 23-25 23-7 0-12-4-12-18 0-7 2-21 3-27 1-8 1-10 1-14 0-3 0-12-7-20-6-5-14-8-19-11z"><text:p/></draw:path><draw:path draw:style-name="gr3" draw:text-style-name="P6" svg:width="0.0614in" svg:height="0.0512in" svg:x="0.2622in" svg:y="0.1in" svg:viewBox="0 0 157 131" svg:d="M136 17c0-6 0-8 16-8 2 0 3 0 5 0 0-3 0-6 0-9-52 0-104 0-157 0 0 3 0 6 0 9 2 0 3 0 6 0 16 0 16 2 16 8 0 33 0 64 0 98 0 6 0 7-16 7-3 0-4 0-6 0 0 2 0 6 0 9 9 0 21-1 32-1s23 1 32 1c0-3 0-7 0-9-2 0-5 0-7 0-15 0-15-1-15-7 0-36 0-71 0-106 24 0 49 0 74 0 0 35 0 70 0 106 0 6 0 7-16 7-2 0-4 0-6 0 0 2 0 6 0 9 8 0 20-1 31-1s24 1 32 1c0-3 0-7 0-9-2 0-3 0-5 0-16 0-16-1-16-7 0-34 0-65 0-98z"><text:p/></draw:path><draw:path draw:style-name="gr3" draw:text-style-name="P6" svg:width="0.0756in" svg:height="0.087in" svg:x="0.4008in" svg:y="0.0311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6" svg:width="0.1039in" svg:height="0.1079in" svg:x="0.5362in" svg:y="0.0047in" svg:viewBox="0 0 265 275" svg:d="M56 230c-15 27-31 32-47 33-5 0-9 0-9 8 0 2 2 4 6 4 11 0 22-2 33-2 13 0 26 2 38 2 2 0 8 0 8-7 0-5-4-5-7-5-9-1-17-4-17-14 0-5 2-9 5-14 10-16 20-32 30-48 32 0 65 0 97 0 0 7 5 60 5 63 0 12-20 13-27 13-6 0-9 0-9 8 0 4 4 4 5 4 16 0 32-2 48-2 9 0 34 2 44 2 2 0 6 0 6-9 0-3-3-3-9-3-23 0-23-3-24-14-8-79-16-160-24-240-1-8-1-9-8-9-5 0-7 2-10 7-45 74-89 149-134 223zM102 175c26-43 51-86 76-128 5 42 9 85 13 128-29 0-59 0-89 0z"><text:p/></draw:path><draw:path draw:style-name="gr3" draw:text-style-name="P6" svg:width="0.0591in" svg:height="0.1508in" svg:x="0.6535in" svg:y="0in" svg:viewBox="0 0 151 384" svg:d="M149 14c2-4 1-4 2-6 0-5-5-8-8-8s-5 1-7 3c-45 123-89 245-134 367-2 4-1 4-2 7 0 4 3 7 8 7s6-2 9-9c44-120 88-241 132-361z"><text:p/></draw:path><draw:path draw:style-name="gr3" draw:text-style-name="P6" svg:width="0.035in" svg:height="0.1508in" svg:x="0.7362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6" svg:width="0.1083in" svg:height="0.1063in" svg:x="0.7866in" svg:y="0.0098in" svg:viewBox="0 0 276 271" svg:d="M130 28c2-10 3-14 10-15 4-1 16-1 24-1 27 0 70 0 70 39 0 13-6 39-22 55-10 10-29 22-65 22-14 0-28 0-42 0 8-34 16-67 25-100zM185 132c39-8 85-35 85-74 0-33-35-58-85-58-36 0-74 0-110 0-8 0-11 0-11 8 0 4 3 4 10 4 1 0 9 0 15 1 7 1 10 1 10 7 0 1 0 2-1 6-18 69-34 138-52 206-4 16-4 19-35 19-8 0-11 0-11 8 0 4 4 4 6 4 11 0 37-2 48-2 10 0 38 2 49 2 4 0 8 0 8-9 0-3-3-3-11-3-14 0-25 0-25-8 0-2 1-4 1-6 9-33 18-67 26-100 16 0 30 0 45 0 36 0 43 20 43 34 0 6-3 18-5 26-3 10-7 24-7 32 0 42 46 42 52 42 33 0 46-39 46-44s-3-2-4-5c-4 0-5 3-6 6-9 29-26 35-35 35-12 0-15-9-15-24 0-12 2-32 4-44 0-5 1-11 1-17 0-29-25-41-36-46z"><text:p/></draw:path><draw:path draw:style-name="gr3" draw:text-style-name="P6" svg:width="0.0776in" svg:height="0.0717in" svg:x="0.902in" svg:y="0.0642in" svg:viewBox="0 0 198 183" svg:d="M171 21c0-9 0-12 20-12 3 0 5 0 7 0 0-3 0-6 0-9-66 0-132 0-198 0 0 3 0 6 0 9 2 0 4 0 7 0 21 0 22 3 22 12 0 46 0 92 0 140 0 9-1 12-22 12-3 0-5 0-7 0 0 3 0 6 0 10 14 0 31-1 41-1s27 1 40 1c0-4 0-7 0-10-2 0-4 0-6 0-20 0-21-2-21-12 0-51 0-102 0-152 30 0 60 0 90 0 0 50 0 101 0 152 0 9 0 12-21 12-2 0-4 0-6 0 0 3 0 6 0 10 13 0 30-1 40-1s28 1 41 1c0-4 0-7 0-10-2 0-4 0-7 0-20 0-20-2-20-12 0-48 0-94 0-140z"><text:p/></draw:path><draw:path draw:style-name="gr3" draw:text-style-name="P6" svg:width="0.0346in" svg:height="0.1508in" svg:x="1.0024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2"><text:s/>(קיומו של </text:span><text:span text:style-name="T2"><draw:g text:anchor-type="as-char" svg:y="-0.1075in" draw:z-index="421" draw:name="Shape268" draw:style-name="gr1"><svg:title>TexMaths</svg:title><svg:desc>11§display§x \in A§svg§600§FALSE§</svg:desc><draw:path draw:style-name="gr2" draw:text-style-name="P5" svg:width="0.3657in" svg:height="0.0984in" svg:x="0.0039in" svg:y="0.0079in" svg:viewBox="0 0 930 251" svg:d="M465 251c-155 0-310 0-465 0 0-84 0-167 0-251 310 0 620 0 930 0 0 84 0 167 0 251-155 0-310 0-465 0z"><text:p/></draw:path><draw:path draw:style-name="gr3" draw:text-style-name="P6" svg:width="0.0752in" svg:height="0.0681in" svg:x="0.0004in" svg:y="0.0417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6" svg:width="0.0756in" svg:height="0.087in" svg:x="0.1378in" svg:y="0.0272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6" svg:width="0.1039in" svg:height="0.1079in" svg:x="0.2736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2"><text:s/>מתאים נובע מהגדרתה של קבוצת המנה). נוכיח </text:span><text:span text:style-name="T2"><draw:g text:anchor-type="as-char" svg:y="-0.1134in" draw:z-index="422" draw:name="Shape269" draw:style-name="gr1"><svg:title>TexMaths</svg:title><svg:desc>11§display§[x]_{R_\Pi} \in \Pi§svg§600§FALSE§</svg:desc><draw:path draw:style-name="gr2" draw:text-style-name="P5" svg:width="0.6315in" svg:height="0.1358in" svg:x="0.0004in" svg:y="0.0071in" svg:viewBox="0 0 1605 346" svg:d="M803 346c-268 0-536 0-803 0 0-116 0-230 0-346 535 0 1071 0 1605 0 0 116 0 230 0 346-267 0-534 0-802 0z"><text:p/></draw:path><draw:path draw:style-name="gr3" draw:text-style-name="P6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3" draw:text-style-name="P6" svg:width="0.0756in" svg:height="0.0685in" svg:x="0.0394in" svg:y="0.0461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205in" svg:height="0.1512in" svg:x="0.1252in" svg:y="0in" svg:viewBox="0 0 53 385" svg:d="M53 0c-18 0-35 0-53 0 0 6 0 10 0 15 12 0 25 0 37 0 0 118 0 237 0 355-12 0-25 0-37 0 0 5 0 10 0 15 18 0 35 0 53 0 0-128 0-256 0-385z"><text:p/></draw:path><draw:path draw:style-name="gr3" draw:text-style-name="P6" svg:width="0.0823in" svg:height="0.0744in" svg:x="0.172in" svg:y="0.0634in" svg:viewBox="0 0 210 190" svg:d="M92 19c2-8 3-8 8-9 6 0 12 0 18 0 25 0 56 0 56 27 0 11-6 29-18 39-11 8-27 12-46 12-12 0-23 0-35 0 5-23 12-46 17-69zM141 92c32-7 60-26 60-50 0-23-27-42-66-42-27 0-56 0-83 0-5 0-9 0-9 7 0 3 3 3 9 3 3 0 5 0 11 0 5 1 5 1 5 4s0 3-1 6c-12 48-23 96-35 144-2 9-3 11-24 11-5 0-8 0-8 6 0 3 1 4 3 4 6 0 12-1 18-1 4 0 13 0 18 0s12 0 17 0c6 0 12 1 18 1 1 0 5 0 5-6 0-4-2-4-9-4-4 0-5 0-9-1-7 0-7-1-7-3 0-1 0-3 1-7 6-23 12-46 18-68 12 0 24 0 36 0 24 0 34 12 34 24 0 4-3 13-4 20-4 12-5 15-5 21 0 21 20 29 40 29 25 0 36-26 36-31 0-2-1-4-4-4-5 0-5 1-6 5-3 12-13 23-25 23-7 0-12-4-12-18 0-6 2-22 3-28 1-8 1-10 1-13s0-12-7-19c-6-7-13-10-19-13z"><text:p/></draw:path><draw:path draw:style-name="gr3" draw:text-style-name="P6" svg:width="0.0614in" svg:height="0.0512in" svg:x="0.2622in" svg:y="0.1in" svg:viewBox="0 0 157 131" svg:d="M136 17c0-7 0-9 16-9 2 0 3 0 5 0 0-2 0-6 0-8-52 0-104 0-157 0 0 2 0 6 0 8 2 0 4 0 7 0 15 0 15 2 15 9 0 33 0 64 0 98 0 5 0 7-15 7-3 0-5 0-7 0 0 2 0 6 0 9 9-1 21-1 32-1s23 0 32 1c0-3 0-7 0-9-2 0-3 0-6 0-16 0-16-2-16-7 0-37 0-72 0-107 24 0 49 0 74 0 0 35 0 70 0 107 0 5 0 7-16 7-2 0-3 0-5 0 0 2 0 6 0 9 8-1 19-1 30-1s24 0 32 1c0-3 0-7 0-9-2 0-3 0-5 0-16 0-16-2-16-7 0-34 0-65 0-98z"><text:p/></draw:path><draw:path draw:style-name="gr3" draw:text-style-name="P6" svg:width="0.0756in" svg:height="0.087in" svg:x="0.4004in" svg:y="0.0311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3" draw:text-style-name="P6" svg:width="0.1035in" svg:height="0.1024in" svg:x="0.5362in" svg:y="0.0098in" svg:viewBox="0 0 264 261" svg:d="M224 30c0-15 0-18 30-18 3 0 7 0 10 0 0-4 0-8 0-12-88 0-176 0-264 0 0 4 0 8 0 12 3 0 6 0 9 0 30 0 31 3 31 18 0 67 0 134 0 201 0 13-1 18-31 18-3 0-6 0-9 0 0 4 0 9 0 12 13-1 42-1 57-1s43 0 57 1c0-3 0-8 0-12-3 0-6 0-9 0-30 0-31-5-31-18 0-72 0-146 0-219 38 0 77 0 115 0 0 73 0 147 0 219 0 13 0 18-29 18-4 0-7 0-10 0 0 4 0 9 0 12 13-1 41-1 57-1 14 0 43 0 57 1 0-3 0-8 0-12-3 0-7 0-10 0-30 0-30-5-30-18 0-67 0-134 0-201z"><text:p/></draw:path></draw:g></text:span><text:span text:style-name="T2">. </text:span><text:span text:style-name="T35">תהי קבוצה </text:span><text:span text:style-name="T35"><draw:g text:anchor-type="as-char" svg:y="-0.1043in" draw:z-index="423" draw:name="Shape270" draw:style-name="gr1"><svg:title>TexMaths</svg:title><svg:desc>11§display§X \in \Pi§svg§600§FALSE§</svg:desc><draw:path draw:style-name="gr2" draw:text-style-name="P5" svg:width="0.4165in" svg:height="0.0937in" svg:x="0.0035in" svg:y="0.0071in" svg:viewBox="0 0 1059 239" svg:d="M529 239c-176 0-353 0-529 0 0-80 0-159 0-239 353 0 706 0 1059 0 0 80 0 159 0 239-177 0-353 0-530 0z"><text:p/></draw:path><draw:path draw:style-name="gr3" draw:text-style-name="P6" svg:width="0.1248in" svg:height="0.1031in" svg:x="0in" svg:y="0in" svg:viewBox="0 0 318 263" svg:d="M176 105c-11-25-21-51-32-76-1-4-2-5-2-6 0-2 6-10 23-11 3 0 8-1 8-8 0-4-5-4-6-4-16 0-33 1-49 1-9 0-33-1-43-1-2 0-7 0-7 8 0 4 3 4 9 4 23 0 25 4 29 12 15 36 30 71 46 108-28 29-54 58-82 87-2 2-3 4-5 5-19 20-38 26-57 27-5 0-8 0-8 8 1 1 0 4 4 4 12 0 25-1 37-1 14 0 29 1 44 1 2 0 6 0 6-7 0-5-3-4-4-5-5 0-16-1-16-12 0-6 6-12 10-17 14-15 27-28 40-42 11-12 23-25 34-37 13 30 26 61 40 92 1 4 2 4 2 5 0 4-8 9-23 11-5 0-8 1-8 8 0 4 4 4 7 4 10 0 37-1 48-1 10 0 33 1 43 1 2 0 7 0 7-7 0-5-4-5-7-5-25 0-26-2-33-17-15-35-41-96-50-119 27-26 66-72 80-83 11-9 25-19 48-20 6 0 9 0 9-8-2-1 0-4-6-4-11 0-24 1-36 1-14 0-29-1-43-1-2 0-6 0-6 8 0 3 1 4 4 4s15 1 15 12c0 6-4 10-7 14-21 22-42 45-63 67z"><text:p/></draw:path><draw:path draw:style-name="gr3" draw:text-style-name="P6" svg:width="0.076in" svg:height="0.0878in" svg:x="0.1882in" svg:y="0.0217in" svg:viewBox="0 0 194 224" svg:d="M179 120c7 0 15 0 15-8s-8-8-15-8c-54 0-109 0-163 0 5-51 49-89 104-89 20 0 39 0 59 0 7 0 15 0 15-7 0-8-8-8-15-8-20 0-40 0-60 0-66 0-119 50-119 112 0 61 53 112 119 112 20 0 40 0 60 0 7 0 15 0 15-8s-8-8-15-8c-20 0-39 0-59 0-55 0-99-37-104-88 54 0 109 0 163 0z"><text:p/></draw:path><draw:path draw:style-name="gr3" draw:text-style-name="P6" svg:width="0.1035in" svg:height="0.1028in" svg:x="0.3244in" svg:y="0.0008in" svg:viewBox="0 0 264 262" svg:d="M224 31c0-15 0-19 30-19 3 0 7 0 10 0 0-4 0-8 0-12-88 0-176 0-264 0 0 4 0 8 0 12 3 0 5 0 9 0 31 0 31 4 31 19 0 67 0 134 0 201 0 14 0 18-31 18-4 0-6 0-9 0 0 5 0 8 0 12 13-1 43-1 57-1 16 0 43 0 57 1 0-4 0-7 0-12-3 0-6 0-10 0-29 0-30-4-30-18 0-74 0-146 0-220 38 0 77 0 115 0 0 74 0 146 0 220 0 14 0 18-30 18-3 0-6 0-9 0 0 5 0 8 0 12 14-1 42-1 57-1 14 0 44 0 57 1 0-4 0-7 0-12-3 0-7 0-10 0-30 0-30-4-30-18 0-67 0-134 0-201z"><text:p/></draw:path></draw:g></text:span><text:span text:style-name="T35"><text:s/>המקיימת </text:span><text:span text:style-name="T35"><draw:g text:anchor-type="as-char" svg:y="-0.1035in" draw:z-index="424" draw:name="Shape271" draw:style-name="gr1"><svg:title>TexMaths</svg:title><svg:desc>11§display§x \in X§svg§600§FALSE§</svg:desc><draw:path draw:style-name="gr2" draw:text-style-name="P5" svg:width="0.3858in" svg:height="0.0933in" svg:x="0.0039in" svg:y="0.0075in" svg:viewBox="0 0 981 238" svg:d="M491 238c-164 0-327 0-491 0 0-79 0-159 0-238 327 0 654 0 981 0 0 79 0 159 0 238-164 0-328 0-490 0z"><text:p/></draw:path><draw:path draw:style-name="gr3" draw:text-style-name="P6" svg:width="0.0752in" svg:height="0.0677in" svg:x="0.0004in" svg:y="0.0374in" svg:viewBox="0 0 192 173" svg:d="M118 54c3-10 12-46 38-46 2 0 11 0 20 5-11 2-19 12-19 21 0 7 5 13 15 13 8 0 20-6 20-22 0-20-21-25-35-25-23 0-36 20-40 29-10-26-31-29-42-29-41 0-63 49-63 59 0 4 3 2 4 4 4 0 5 0 6-5 13-40 39-50 52-50 7 0 21 4 21 26 0 12-7 37-21 91-7 24-20 40-37 40-2 0-11 0-19-6 10-1 18-9 18-20 0-9-8-13-14-13-12 0-22 10-22 22 0 18 20 25 36 25 27 0 40-26 41-28 4 13 19 28 42 28 39 0 61-49 61-58 0-4-3-4-4-4-3 0-4 2-4 4-14 40-40 50-52 50-15 0-21-11-21-24 0-9 2-18 7-35 4-17 7-35 12-52z"><text:p/></draw:path><draw:path draw:style-name="gr3" draw:text-style-name="P6" svg:width="0.0752in" svg:height="0.0874in" svg:x="0.1382in" svg:y="0.0217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6" svg:width="0.1252in" svg:height="0.1028in" svg:x="0.2724in" svg:y="0.0004in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29 1 43 1 2 0 7 0 7-7 0-5-4-5-5-5-3 0-15-1-15-12 0-6 6-12 10-17 14-13 27-28 40-42 11-12 23-24 34-36 13 29 27 60 40 91 1 4 2 4 2 5 0 4-8 9-23 11-5 0-8 1-8 8 0 4 5 4 6 4 11 0 38-1 49-1 9 0 33 1 43 1 2 0 7 0 7-7 0-5-4-5-7-5-26 0-26-2-33-17-15-35-41-95-51-118 27-26 68-72 80-83 12-9 26-19 49-20 6 0 9 0 9-8-2-1 0-4-5-4-11 0-25 1-37 1-14 0-28-1-43-1-2 0-6 0-6 8 0 3 1 4 4 4s16 1 16 12c0 6-5 10-8 14-21 22-42 44-63 67z"><text:p/></draw:path></draw:g></text:span><text:span text:style-name="T35"><text:s/>(קבוצה כזו קיימת כי אם נניח בשלילה שהיא אינה קיימת, נקבל שקילות לכך ש־</text:span><text:span text:style-name="T35"><draw:g text:anchor-type="as-char" svg:y="-0.1134in" draw:z-index="425" draw:name="Shape272" draw:style-name="gr1"><svg:title>TexMaths</svg:title><svg:desc>11§inline§x \notin \bigcup \Pi§svg§600§FALSE§</svg:desc><draw:path draw:style-name="gr2" draw:text-style-name="P5" svg:width="0.5173in" svg:height="0.1358in" svg:x="0.0039in" svg:y="0.0071in" svg:viewBox="0 0 1315 346" svg:d="M658 346c-220 0-439 0-658 0 0-116 0-230 0-346 439 0 876 0 1315 0 0 116 0 230 0 346-219 0-439 0-657 0z"><text:p/></draw:path><draw:path draw:style-name="gr3" draw:text-style-name="P6" svg:width="0.0752in" svg:height="0.0685in" svg:x="0.0004in" svg:y="0.0461in" svg:viewBox="0 0 192 175" svg:d="M119 54c2-10 11-45 37-45 2 0 11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3" draw:text-style-name="P6" svg:width="0.0587in" svg:height="0.1512in" svg:x="0.1508in" svg:y="0in" svg:viewBox="0 0 150 385" svg:d="M148 15c2-5 2-6 2-7 0-5-4-8-8-8-2 0-6 1-7 3-44 123-89 245-133 367-2 5-2 7-2 8 0 4 3 7 8 7 4 0 5-3 8-10 44-120 88-240 132-360z"><text:p/></draw:path><draw:path draw:style-name="gr3" draw:text-style-name="P6" svg:width="0.0752in" svg:height="0.087in" svg:x="0.1382in" svg:y="0.0311in" svg:viewBox="0 0 192 222" svg:d="M179 120c7 0 13 0 13-8 0-9-6-9-13-9-55 0-109 0-164 0 5-50 50-88 104-88 20 0 40 0 60 0 7 0 13 0 13-7 0-8-6-8-13-8-21 0-40 0-61 0-66 0-118 50-118 112s52 110 118 110c21 0 40 0 61 0 7 0 13 0 13-7s-6-7-13-7c-20 0-40 0-60 0-54 0-99-37-104-88 55 0 109 0 164 0z"><text:p/></draw:path><draw:path draw:style-name="gr3" draw:text-style-name="P6" svg:width="0.1091in" svg:height="0.1512in" svg:x="0.2772in" svg:y="0in" svg:viewBox="0 0 278 385" svg:d="M251 250c0 66-55 109-112 109-59 0-113-43-113-109 0-77 0-154 0-231 0-6 0-19-13-19s-13 13-13 19c0 78 0 156 0 233 0 75 63 133 139 133 74 0 139-58 139-133 0-77 0-155 0-233 0-6 0-19-13-19-14 0-14 13-14 19 0 77 0 154 0 231z"><text:p/></draw:path><draw:path draw:style-name="gr3" draw:text-style-name="P6" svg:width="0.1035in" svg:height="0.1024in" svg:x="0.4256in" svg:y="0.0098in" svg:viewBox="0 0 264 261" svg:d="M224 30c0-15 0-18 30-18 3 0 7 0 10 0 0-4 0-8 0-12-88 0-176 0-264 0 0 4 0 8 0 12 3 0 5 0 9 0 29 0 31 3 31 18 0 67 0 134 0 201 0 13-2 18-31 18-4 0-6 0-9 0 0 4 0 9 0 12 13-1 42-1 57-1 14 0 43 0 57 1 0-3 0-8 0-12-3 0-6 0-10 0-29 0-30-5-30-18 0-72 0-146 0-219 38 0 77 0 115 0 0 73 0 147 0 219 0 13 0 18-30 18-3 0-6 0-9 0 0 4 0 9 0 12 13-1 41-1 57-1 14 0 43 0 57 1 0-3 0-8 0-12-3 0-7 0-10 0-30 0-30-5-30-18 0-67 0-134 0-201z"><text:p/></draw:path></draw:g></text:span><text:span text:style-name="T35">, ולכן </text:span><text:span text:style-name="T35"><draw:g text:anchor-type="as-char" svg:y="-0.1134in" draw:z-index="426" draw:name="Shape273" draw:style-name="gr1"><svg:title>TexMaths</svg:title><svg:desc>11§inline§A \subsetneq \bigcup\Pi§svg§600§FALSE§</svg:desc><draw:path draw:style-name="gr2" draw:text-style-name="P5" svg:width="0.5614in" svg:height="0.1354in" svg:x="0.0031in" svg:y="0.0071in" svg:viewBox="0 0 1427 345" svg:d="M0 0c475 0 952 0 1427 0 0 115 0 230 0 345-475 0-952 0-1427 0 0-115 0-230 0-345z"><text:p/></draw:path><draw:path draw:style-name="gr3" draw:text-style-name="P6" svg:width="0.1039in" svg:height="0.1079in" svg:x="0.0004in" svg:y="0.0047in" svg:viewBox="0 0 265 275" svg:d="M56 230c-15 27-31 32-47 33-6 0-9 0-9 8 0 2 2 4 6 4 9 0 22-2 33-2 13 0 26 2 38 2 2 0 8 0 8-7 0-5-4-5-7-5-9-1-17-4-17-14 0-5 2-9 5-14 10-16 19-32 29-48 32 0 65 0 96 0 2 7 7 60 7 63 0 12-20 13-27 13-6 0-10 0-10 8 0 4 3 3 5 4 17 0 33-2 49-2 9 0 34 2 44 2 2 0 6 0 6-7 0-5-3-5-9-5-24 0-24-3-25-14-8-79-15-160-23-240-1-8-1-9-8-9-5 0-7 2-10 7-45 74-89 149-134 223zM102 175c26-43 51-86 76-128 5 42 8 85 12 128-29 0-58 0-88 0z"><text:p/></draw:path><draw:path draw:style-name="gr3" draw:text-style-name="P6" svg:width="0.0929in" svg:height="0.1311in" svg:x="0.1642in" svg:y="0.0169in" svg:viewBox="0 0 237 334" svg:d="M222 15c7 0 15 0 15-7 0-8-8-8-15-8-35 0-69 0-104 0-65 0-118 48-118 111s53 111 119 111c34 0 69 0 103 0 7 0 15 0 15-7 0-8-8-8-15-8-34 0-68 0-102 0-63 0-105-45-105-96 0-52 44-96 105-96 34 0 68 0 102 0zM222 296c7 0 15 0 15-8 0-7-8-7-15-7-27 0-56 0-83 0 7-7 21-19 23-20 4-6 5-7 5-9s-2-8-7-8c-3 0-4 0-13 7-11 10-20 20-31 30-32 0-63 0-95 0-7 0-13 0-13 7 0 8 6 8 13 8 25 0 52 0 77 0-8 8-22 20-23 21-3 4-6 7-6 9 0 4 3 8 8 8 2 0 3 0 11-7 11-10 22-20 33-31 34 0 67 0 101 0z"><text:p/></draw:path><draw:path draw:style-name="gr3" draw:text-style-name="P6" svg:width="0.1091in" svg:height="0.1508in" svg:x="0.3201in" svg:y="0in" svg:viewBox="0 0 278 384" svg:d="M252 250c0 65-55 108-112 108-59 0-114-43-114-108 0-77 0-154 0-231 0-6 0-19-13-19s-13 13-13 19c0 77 0 155 0 232 0 75 64 133 140 133 75 0 138-58 138-133 0-77 0-155 0-232 0-6 0-19-13-19s-13 13-13 19c0 77 0 154 0 231z"><text:p/></draw:path><draw:path draw:style-name="gr3" draw:text-style-name="P6" svg:width="0.1035in" svg:height="0.1024in" svg:x="0.4689in" svg:y="0.0102in" svg:viewBox="0 0 264 261" svg:d="M224 30c0-15 2-19 31-19 2 0 6 0 9 0 0-3 0-8 0-11-88 0-176 0-264 0 0 3 0 8 0 11 3 0 7 0 10 0 30 0 30 4 30 19 0 67 0 134 0 200 0 14 0 19-30 19-3 0-7 0-10 0 0 4 0 9 0 12 13-2 42-2 57-2s43 0 57 2c0-3 0-8 0-12-3 0-6 0-9 0-30 0-30-5-30-19 0-73 0-146 0-219 38 0 77 0 115 0 0 73 0 146 0 219 0 14-1 19-30 19-4 0-7 0-10 0 0 4 0 9 0 12 14-2 43-2 57-2s44 0 57 2c0-3 0-8 0-12-3 0-7 0-9 0-29 0-31-5-31-19 0-66 0-133 0-200z"><text:p/></draw:path></draw:g></text:span><text:span text:style-name="T35"><text:s/>וזו </text:span><text:span text:style-name="T39">סתירה</text:span><text:span text:style-name="T35">). </text:span><text:span text:style-name="T36">לפי טענת העזר,</text:span><text:span text:style-name="T35"> </text:span><draw:g text:anchor-type="as-char" svg:y="-0.1134in" draw:z-index="427" draw:name="Shape274" draw:style-name="gr1"><svg:title>TexMaths</svg:title><svg:desc>11§display§[x]_{R_\Pi} = X§svg§600§FALSE§</svg:desc><draw:path draw:style-name="gr2" draw:text-style-name="P5" svg:width="0.6689in" svg:height="0.1358in" svg:x="0.0004in" svg:y="0.0071in" svg:viewBox="0 0 1700 346" svg:d="M851 346c-284 0-567 0-851 0 0-116 0-230 0-346 567 0 1133 0 1700 0 0 116 0 230 0 346-283 0-567 0-849 0z"><text:p/></draw:path><draw:path draw:style-name="gr3" draw:text-style-name="P6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3" draw:text-style-name="P6" svg:width="0.0756in" svg:height="0.0685in" svg:x="0.0394in" svg:y="0.0461in" svg:viewBox="0 0 193 175" svg:d="M118 54c2-10 11-45 38-45 2 0 11 0 19 4-10 2-18 12-18 21 0 7 4 14 15 14 8 0 21-7 21-23 0-19-24-25-37-25-22 0-36 21-40 30-9-26-30-30-42-30-40 0-62 50-62 59 0 5 3 5 5 5 3 0 4-1 5-5 13-40 39-50 52-50 6 0 21 3 21 25 0 12-7 39-21 93-7 24-20 39-38 39-2 0-11 0-18-4 10-2 17-10 17-21s-7-13-14-13c-11 0-21 10-21 22 0 17 19 25 36 25 26 0 40-27 41-30 4 15 19 30 42 30 39 0 61-49 61-59 0-4-3-4-4-4-3 0-4 1-5 4-13 41-39 50-52 50-14 0-21-12-21-25 0-9 2-17 7-34 4-18 8-35 13-53z"><text:p/></draw:path><draw:path draw:style-name="gr3" draw:text-style-name="P6" svg:width="0.0205in" svg:height="0.1512in" svg:x="0.1252in" svg:y="0in" svg:viewBox="0 0 53 385" svg:d="M53 0c-18 0-35 0-53 0 0 6 0 10 0 15 12 0 25 0 37 0 0 118 0 237 0 355-12 0-25 0-37 0 0 5 0 10 0 15 18 0 35 0 53 0 0-128 0-256 0-385z"><text:p/></draw:path><draw:path draw:style-name="gr3" draw:text-style-name="P6" svg:width="0.0827in" svg:height="0.0744in" svg:x="0.1717in" svg:y="0.0634in" svg:viewBox="0 0 211 190" svg:d="M92 19c3-8 4-8 9-9 6 0 12 0 18 0 25 0 56 0 56 27 0 11-6 29-18 39-11 8-28 12-47 12-11 0-23 0-34 0 5-23 11-46 16-69zM142 92c32-7 60-26 60-50 0-23-27-42-66-42-27 0-56 0-83 0-6 0-9 0-9 7 0 3 3 3 9 3 3 0 5 0 10 0 6 1 6 1 6 4s0 3-1 6c-12 48-24 96-36 144-2 9-2 11-23 11-5 0-9 0-9 6 0 3 2 4 4 4 6 0 13-1 18-1 4 0 12 0 18 0 5 0 11 0 17 0s12 1 18 1c1 0 5 0 5-6 0-4-2-4-8-4-5 0-6 0-10-1-7 0-7-1-7-3 0-1 0-3 1-7 6-23 12-46 18-68 12 0 24 0 36 0 23 0 33 12 33 24 0 4-2 13-3 20-4 12-5 15-5 21 0 21 20 29 40 29 25 0 36-26 36-31 0-2-1-4-5-4s-4 1-5 5c-3 12-13 23-25 23-7 0-12-4-12-18 0-6 2-22 3-28 1-8 1-10 1-13s0-12-7-19c-6-7-14-10-19-13z"><text:p/></draw:path><draw:path draw:style-name="gr3" draw:text-style-name="P6" svg:width="0.0614in" svg:height="0.0512in" svg:x="0.2622in" svg:y="0.1in" svg:viewBox="0 0 157 131" svg:d="M136 17c0-7 0-9 16-9 2 0 3 0 5 0 0-2 0-6 0-8-52 0-104 0-157 0 0 2 0 6 0 8 2 0 3 0 6 0 16 0 16 2 16 9 0 33 0 64 0 98 0 5 0 7-16 7-3 0-4 0-6 0 0 2 0 6 0 9 9-1 21-1 32-1s23 0 32 1c0-3 0-7 0-9-2 0-5 0-7 0-15 0-15-2-15-7 0-37 0-72 0-107 24 0 49 0 74 0 0 35 0 70 0 107 0 5 0 7-16 7-2 0-4 0-6 0 0 2 0 6 0 9 8-1 20-1 31-1s24 0 32 1c0-3 0-7 0-9-2 0-3 0-5 0-16 0-16-2-16-7 0-34 0-65 0-98z"><text:p/></draw:path><draw:path draw:style-name="gr3" draw:text-style-name="P6" svg:width="0.1004in" svg:height="0.0354in" svg:x="0.3961in" svg:y="0.0571in" svg:viewBox="0 0 256 91" svg:d="M244 17c6 0 12-2 12-9 0-8-6-8-12-8-77 0-154 0-231 0-5 0-13 0-13 8 0 7 8 9 13 9 77 0 154 0 231 0zM244 91c6 0 12 0 12-7 0-9-6-9-12-9-77 0-154 0-231 0-5 0-13 0-13 9 0 7 8 7 13 7 77 0 154 0 231 0z"><text:p/></draw:path><draw:path draw:style-name="gr3" draw:text-style-name="P6" svg:width="0.1252in" svg:height="0.1028in" svg:x="0.552in" svg:y="0.0098in" svg:viewBox="0 0 319 262" svg:d="M177 105c-11-27-21-52-32-77-1-4-1-4-2-5 0-2 7-10 23-11 3-1 8-1 8-8 0-4-5-4-7-4-15 0-32 1-48 1-10 0-33-1-43-1-2 0-7 0-7 8 0 4 4 4 9 4 23 0 25 3 29 12 15 37 29 72 45 108-28 29-54 57-82 86-1 2-3 3-4 4-19 21-37 27-57 28-5 1-9 1-9 8 0 1 0 4 6 4 12 0 24-1 36-1 14 0 30 1 43 1 2 0 7 0 7-8 0-3-4-4-5-4-3 0-15-1-15-12 0-6 6-12 11-17 13-13 26-27 39-40 11-14 23-27 34-39 13 31 27 62 40 91 1 5 2 5 2 6 0 3-8 10-23 11-4 1-8 1-8 8 0 4 5 4 6 4 11 0 38-1 49-1 9 0 33 1 43 1 2 0 7 0 7-8 0-4-3-4-7-4-26 0-26-1-33-17-15-35-41-94-50-117 26-28 67-74 79-85 12-9 26-18 49-19 6-1 9-1 9-8 0-1 0-4-5-4-11 0-25 1-37 1-14 0-28-1-43-1-2 0-6 0-6 8 0 2 1 3 4 4 3 0 16 1 16 11 0 6-5 11-8 14-21 22-42 44-63 68z"><text:p/></draw:path></draw:g><text:span text:style-name="T2">, </text:span><text:span text:style-name="T36">ומשום ש־</text:span><text:span text:style-name="T36"><draw:g text:anchor-type="as-char" svg:y="-0.1043in" draw:z-index="463" draw:name="Shape275" draw:style-name="gr1"><svg:title>TexMaths</svg:title><svg:desc>11§display§X \in \Pi§svg§600§FALSE§</svg:desc><draw:path draw:style-name="gr2" draw:text-style-name="P5" svg:width="0.4165in" svg:height="0.0937in" svg:x="0.0035in" svg:y="0.0071in" svg:viewBox="0 0 1059 239" svg:d="M529 239c-176 0-353 0-529 0 0-80 0-159 0-239 353 0 706 0 1059 0 0 80 0 159 0 239-177 0-353 0-530 0z"><text:p/></draw:path><draw:path draw:style-name="gr3" draw:text-style-name="P6" svg:width="0.1248in" svg:height="0.1031in" svg:x="0in" svg:y="0in" svg:viewBox="0 0 318 263" svg:d="M176 105c-11-25-21-51-32-76-1-4-2-5-2-6 0-2 6-10 23-11 3 0 8-1 8-8 0-4-5-4-6-4-16 0-33 1-49 1-9 0-33-1-43-1-2 0-7 0-7 8 0 4 3 4 9 4 23 0 25 4 29 12 15 36 30 71 46 108-28 29-54 58-82 87-2 2-3 4-5 5-19 20-38 26-57 27-5 0-8 0-8 8 1 1 0 4 4 4 12 0 25-1 37-1 14 0 29 1 44 1 2 0 6 0 6-7 0-5-3-4-4-5-5 0-16-1-16-12 0-6 6-12 10-17 14-15 27-28 40-42 11-12 23-25 34-37 13 30 26 61 40 92 1 4 2 4 2 5 0 4-8 9-23 11-5 0-8 1-8 8 0 4 4 4 7 4 10 0 37-1 48-1 10 0 33 1 43 1 2 0 7 0 7-7 0-5-4-5-7-5-25 0-26-2-33-17-15-35-41-96-50-119 27-26 66-72 80-83 11-9 25-19 48-20 6 0 9 0 9-8-2-1 0-4-6-4-11 0-24 1-36 1-14 0-29-1-43-1-2 0-6 0-6 8 0 3 1 4 4 4s15 1 15 12c0 6-4 10-7 14-21 22-42 45-63 67z"><text:p/></draw:path><draw:path draw:style-name="gr3" draw:text-style-name="P6" svg:width="0.076in" svg:height="0.0878in" svg:x="0.1882in" svg:y="0.0217in" svg:viewBox="0 0 194 224" svg:d="M179 120c7 0 15 0 15-8s-8-8-15-8c-54 0-109 0-163 0 5-51 49-89 104-89 20 0 39 0 59 0 7 0 15 0 15-7 0-8-8-8-15-8-20 0-40 0-60 0-66 0-119 50-119 112 0 61 53 112 119 112 20 0 40 0 60 0 7 0 15 0 15-8s-8-8-15-8c-20 0-39 0-59 0-55 0-99-37-104-88 54 0 109 0 163 0z"><text:p/></draw:path><draw:path draw:style-name="gr3" draw:text-style-name="P6" svg:width="0.1035in" svg:height="0.1028in" svg:x="0.3244in" svg:y="0.0008in" svg:viewBox="0 0 264 262" svg:d="M224 31c0-15 0-19 30-19 3 0 7 0 10 0 0-4 0-8 0-12-88 0-176 0-264 0 0 4 0 8 0 12 3 0 5 0 9 0 31 0 31 4 31 19 0 67 0 134 0 201 0 14 0 18-31 18-4 0-6 0-9 0 0 5 0 8 0 12 13-1 43-1 57-1 16 0 43 0 57 1 0-4 0-7 0-12-3 0-6 0-10 0-29 0-30-4-30-18 0-74 0-146 0-220 38 0 77 0 115 0 0 74 0 146 0 220 0 14 0 18-30 18-3 0-6 0-9 0 0 5 0 8 0 12 14-1 42-1 57-1 14 0 44 0 57 1 0-4 0-7 0-12-3 0-7 0-10 0-30 0-30-4-30-18 0-67 0-134 0-201z"><text:p/></draw:path></draw:g></text:span><text:span text:style-name="T36"> סה"כ </text:span><text:span text:style-name="T36"><draw:g text:anchor-type="as-char" svg:y="-0.1134in" draw:z-index="464" draw:name="Shape276" draw:style-name="gr1"><svg:title>TexMaths</svg:title><svg:desc>11§display§[x]_{R_\Pi} \in \Pi§svg§600§FALSE§</svg:desc><draw:path draw:style-name="gr2" draw:text-style-name="P5" svg:width="0.6315in" svg:height="0.1358in" svg:x="0.0004in" svg:y="0.0071in" svg:viewBox="0 0 1605 346" svg:d="M803 346c-268 0-536 0-803 0 0-116 0-230 0-346 535 0 1071 0 1605 0 0 116 0 230 0 346-267 0-534 0-802 0z"><text:p/></draw:path><draw:path draw:style-name="gr3" draw:text-style-name="P6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3" draw:text-style-name="P6" svg:width="0.0756in" svg:height="0.0685in" svg:x="0.0394in" svg:y="0.0461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205in" svg:height="0.1512in" svg:x="0.1252in" svg:y="0in" svg:viewBox="0 0 53 385" svg:d="M53 0c-18 0-35 0-53 0 0 6 0 10 0 15 12 0 25 0 37 0 0 118 0 237 0 355-12 0-25 0-37 0 0 5 0 10 0 15 18 0 35 0 53 0 0-128 0-256 0-385z"><text:p/></draw:path><draw:path draw:style-name="gr3" draw:text-style-name="P6" svg:width="0.0823in" svg:height="0.0744in" svg:x="0.172in" svg:y="0.0634in" svg:viewBox="0 0 210 190" svg:d="M92 19c2-8 3-8 8-9 6 0 12 0 18 0 25 0 56 0 56 27 0 11-6 29-18 39-11 8-27 12-46 12-12 0-23 0-35 0 5-23 12-46 17-69zM141 92c32-7 60-26 60-50 0-23-27-42-66-42-27 0-56 0-83 0-5 0-9 0-9 7 0 3 3 3 9 3 3 0 5 0 11 0 5 1 5 1 5 4s0 3-1 6c-12 48-23 96-35 144-2 9-3 11-24 11-5 0-8 0-8 6 0 3 1 4 3 4 6 0 12-1 18-1 4 0 13 0 18 0s12 0 17 0c6 0 12 1 18 1 1 0 5 0 5-6 0-4-2-4-9-4-4 0-5 0-9-1-7 0-7-1-7-3 0-1 0-3 1-7 6-23 12-46 18-68 12 0 24 0 36 0 24 0 34 12 34 24 0 4-3 13-4 20-4 12-5 15-5 21 0 21 20 29 40 29 25 0 36-26 36-31 0-2-1-4-4-4-5 0-5 1-6 5-3 12-13 23-25 23-7 0-12-4-12-18 0-6 2-22 3-28 1-8 1-10 1-13s0-12-7-19c-6-7-13-10-19-13z"><text:p/></draw:path><draw:path draw:style-name="gr3" draw:text-style-name="P6" svg:width="0.0614in" svg:height="0.0512in" svg:x="0.2622in" svg:y="0.1in" svg:viewBox="0 0 157 131" svg:d="M136 17c0-7 0-9 16-9 2 0 3 0 5 0 0-2 0-6 0-8-52 0-104 0-157 0 0 2 0 6 0 8 2 0 4 0 7 0 15 0 15 2 15 9 0 33 0 64 0 98 0 5 0 7-15 7-3 0-5 0-7 0 0 2 0 6 0 9 9-1 21-1 32-1s23 0 32 1c0-3 0-7 0-9-2 0-3 0-6 0-16 0-16-2-16-7 0-37 0-72 0-107 24 0 49 0 74 0 0 35 0 70 0 107 0 5 0 7-16 7-2 0-3 0-5 0 0 2 0 6 0 9 8-1 19-1 30-1s24 0 32 1c0-3 0-7 0-9-2 0-3 0-5 0-16 0-16-2-16-7 0-34 0-65 0-98z"><text:p/></draw:path><draw:path draw:style-name="gr3" draw:text-style-name="P6" svg:width="0.0756in" svg:height="0.087in" svg:x="0.4004in" svg:y="0.0311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3" draw:text-style-name="P6" svg:width="0.1035in" svg:height="0.1024in" svg:x="0.5362in" svg:y="0.0098in" svg:viewBox="0 0 264 261" svg:d="M224 30c0-15 0-18 30-18 3 0 7 0 10 0 0-4 0-8 0-12-88 0-176 0-264 0 0 4 0 8 0 12 3 0 6 0 9 0 30 0 31 3 31 18 0 67 0 134 0 201 0 13-1 18-31 18-3 0-6 0-9 0 0 4 0 9 0 12 13-1 42-1 57-1s43 0 57 1c0-3 0-8 0-12-3 0-6 0-9 0-30 0-31-5-31-18 0-72 0-146 0-219 38 0 77 0 115 0 0 73 0 147 0 219 0 13 0 18-29 18-4 0-7 0-10 0 0 4 0 9 0 12 13-1 41-1 57-1 14 0 43 0 57 1 0-3 0-8 0-12-3 0-7 0-10 0-30 0-30-5-30-18 0-67 0-134 0-201z"><text:p/></draw:path></draw:g></text:span><text:span text:style-name="T36"><text:s/>כדרוש. </text:span></text:p>
        </text:list-item>
        <text:list-item>
          <text:p text:style-name="P47"><text:span text:style-name="T37">י</text:span><text:span text:style-name="T36">הי </text:span><text:span text:style-name="T36"><draw:g text:anchor-type="as-char" svg:y="-0.1043in" draw:z-index="428" draw:name="Shape277" draw:style-name="gr1"><svg:title>TexMaths</svg:title><svg:desc>11§display§X \in \Pi§svg§600§FALSE§</svg:desc><draw:path draw:style-name="gr2" draw:text-style-name="P5" svg:width="0.4165in" svg:height="0.0937in" svg:x="0.0035in" svg:y="0.0071in" svg:viewBox="0 0 1059 239" svg:d="M529 239c-176 0-353 0-529 0 0-80 0-159 0-239 353 0 706 0 1059 0 0 80 0 159 0 239-177 0-353 0-530 0z"><text:p/></draw:path><draw:path draw:style-name="gr3" draw:text-style-name="P6" svg:width="0.1248in" svg:height="0.1031in" svg:x="0in" svg:y="0in" svg:viewBox="0 0 318 263" svg:d="M176 105c-11-25-21-51-32-76-1-4-2-5-2-6 0-2 6-10 23-11 3 0 8-1 8-8 0-4-5-4-6-4-16 0-33 1-49 1-9 0-33-1-43-1-2 0-7 0-7 8 0 4 3 4 9 4 23 0 25 4 29 12 15 36 30 71 46 108-28 29-54 58-82 87-2 2-3 4-5 5-19 20-38 26-57 27-5 0-8 0-8 8 1 1 0 4 4 4 12 0 25-1 37-1 14 0 29 1 44 1 2 0 6 0 6-7 0-5-3-4-4-5-5 0-16-1-16-12 0-6 6-12 10-17 14-15 27-28 40-42 11-12 23-25 34-37 13 30 26 61 40 92 1 4 2 4 2 5 0 4-8 9-23 11-5 0-8 1-8 8 0 4 4 4 7 4 10 0 37-1 48-1 10 0 33 1 43 1 2 0 7 0 7-7 0-5-4-5-7-5-25 0-26-2-33-17-15-35-41-96-50-119 27-26 66-72 80-83 11-9 25-19 48-20 6 0 9 0 9-8-2-1 0-4-6-4-11 0-24 1-36 1-14 0-29-1-43-1-2 0-6 0-6 8 0 3 1 4 4 4s15 1 15 12c0 6-4 10-7 14-21 22-42 45-63 67z"><text:p/></draw:path><draw:path draw:style-name="gr3" draw:text-style-name="P6" svg:width="0.076in" svg:height="0.0878in" svg:x="0.1882in" svg:y="0.0217in" svg:viewBox="0 0 194 224" svg:d="M179 120c7 0 15 0 15-8s-8-8-15-8c-54 0-109 0-163 0 5-51 49-89 104-89 20 0 39 0 59 0 7 0 15 0 15-7 0-8-8-8-15-8-20 0-40 0-60 0-66 0-119 50-119 112 0 61 53 112 119 112 20 0 40 0 60 0 7 0 15 0 15-8s-8-8-15-8c-20 0-39 0-59 0-55 0-99-37-104-88 54 0 109 0 163 0z"><text:p/></draw:path><draw:path draw:style-name="gr3" draw:text-style-name="P6" svg:width="0.1035in" svg:height="0.1028in" svg:x="0.3244in" svg:y="0.0008in" svg:viewBox="0 0 264 262" svg:d="M224 31c0-15 0-19 30-19 3 0 7 0 10 0 0-4 0-8 0-12-88 0-176 0-264 0 0 4 0 8 0 12 3 0 5 0 9 0 31 0 31 4 31 19 0 67 0 134 0 201 0 14 0 18-31 18-4 0-6 0-9 0 0 5 0 8 0 12 13-1 43-1 57-1 16 0 43 0 57 1 0-4 0-7 0-12-3 0-6 0-10 0-29 0-30-4-30-18 0-74 0-146 0-220 38 0 77 0 115 0 0 74 0 146 0 220 0 14 0 18-30 18-3 0-6 0-9 0 0 5 0 8 0 12 14-1 42-1 57-1 14 0 44 0 57 1 0-4 0-7 0-12-3 0-7 0-10 0-30 0-30-4-30-18 0-67 0-134 0-201z"><text:p/></draw:path></draw:g></text:span><text:span text:style-name="T36">, נוכיח </text:span><text:span text:style-name="T36"><draw:g text:anchor-type="as-char" svg:y="-0.1134in" draw:z-index="429" draw:name="Shape278" draw:style-name="gr1"><svg:title>TexMaths</svg:title><svg:desc>11§display§X \in A / (R_\Pi)§svg§600§FALSE§</svg:desc><draw:path draw:style-name="gr2" draw:text-style-name="P5" svg:width="0.8138in" svg:height="0.1358in" svg:x="0.0039in" svg:y="0.0071in" svg:viewBox="0 0 2068 346" svg:d="M1035 346c-345 0-690 0-1035 0 0-116 0-230 0-346 690 0 1378 0 2068 0 0 116 0 230 0 346-344 0-689 0-1033 0z"><text:p/></draw:path><draw:path draw:style-name="gr3" draw:text-style-name="P6" svg:width="0.1248in" svg:height="0.1028in" svg:x="0.0004in" svg:y="0.0098in" svg:viewBox="0 0 318 262" svg:d="M177 105c-11-27-22-52-33-77-1-4-1-4-2-5 0-2 7-10 23-11 4-1 8-1 8-8 0-4-5-4-6-4-16 0-33 1-48 1-10 0-34-1-44-1-2 0-7 0-7 8 0 4 4 4 9 4 23 0 25 3 29 12 15 37 30 72 46 108-28 29-54 57-82 86-2 2-3 3-5 4-19 21-37 27-57 28-5 1-8 1-8 8 0 1 0 4 4 4 12 0 25-1 37-1 14 0 29 1 44 1 2 0 6 0 6-8 0-3-3-2-4-4-3 0-15-1-15-12 0-6 5-12 9-17 14-13 27-27 40-40 12-14 23-27 35-39 13 31 26 62 39 91 1 5 2 5 2 6 0 3-8 10-23 11-3 1-8 1-8 8 0 4 5 4 7 4 11 0 37-1 48-1 10 0 33 1 43 1 2 0 8 0 8-8 0-4-5-4-8-4-25 0-26-1-33-17-15-35-41-94-49-117 26-28 67-74 79-85 11-9 25-18 48-19 6-1 9-1 9-8 0-1 0-4-4-4-13 0-26 1-37 1-14 0-29-1-43-1-3 0-7 0-7 8 0 2 2 3 4 4 3 0 15 1 15 11 0 6-4 11-7 14-21 22-41 44-62 68z"><text:p/></draw:path><draw:path draw:style-name="gr3" draw:text-style-name="P6" svg:width="0.076in" svg:height="0.087in" svg:x="0.189in" svg:y="0.0311in" svg:viewBox="0 0 194 222" svg:d="M180 120c7 0 14 0 14-8 0-9-7-9-14-9-55 0-109 0-164 0 5-50 49-88 104-88 20 0 41 0 60 0 7 0 14 0 14-7 0-8-7-8-14-8-21 0-40 0-61 0-66 0-119 50-119 112s53 110 119 110c21 0 40 0 61 0 7 0 14 0 14-7s-7-7-14-7c-19 0-40 0-60 0-55 0-99-37-104-88 55 0 109 0 164 0z"><text:p/></draw:path><draw:path draw:style-name="gr3" draw:text-style-name="P6" svg:width="0.1039in" svg:height="0.1079in" svg:x="0.3252in" svg:y="0.0043in" svg:viewBox="0 0 265 275" svg:d="M56 231c-15 26-31 31-47 32-5 1-9 1-9 8 0 2 2 4 6 4 9 0 22-1 33-1 13 0 26 1 38 1 2 0 8 0 8-7 0-4-4-5-7-5-9 0-17-3-17-13 0-4 2-9 5-14 10-17 19-32 29-49 33 0 65 0 98 0 0 9 5 60 5 64 0 11-20 12-27 12-6 0-10 0-10 8 0 4 3 3 5 4 17 0 33-1 48-1 10 0 35 1 45 1 2 0 6 0 6-7 0-5-3-5-9-5-24 0-24-2-25-13-8-79-15-160-23-240-1-8-1-10-8-10-5 0-7 3-10 7-45 74-89 149-134 224zM102 175c26-43 51-85 76-127 5 42 9 84 13 127-29 0-59 0-89 0z"><text:p/></draw:path><draw:path draw:style-name="gr3" draw:text-style-name="P6" svg:width="0.0587in" svg:height="0.1512in" svg:x="0.4421in" svg:y="0in" svg:viewBox="0 0 150 385" svg:d="M149 15c1-5 1-6 1-7 0-5-4-8-8-8-2 0-6 1-7 3-44 123-89 245-133 367-2 5-2 7-2 8 0 4 3 7 8 7 4 0 5-3 9-10 44-120 88-240 132-360z"><text:p/></draw:path><draw:path draw:style-name="gr3" draw:text-style-name="P6" svg:width="0.0346in" svg:height="0.1512in" svg:x="0.5248in" svg:y="0in" svg:viewBox="0 0 89 385" svg:d="M89 381c0-1 0-1-7-8-48-49-60-122-60-179 0-68 15-136 63-183 4-5 4-5 4-7 0-3-1-4-3-4-5 0-39 26-62 76-20 42-24 85-24 118 0 28 4 75 25 119 23 47 56 72 61 72 2 0 3-1 3-4z"><text:p/></draw:path><draw:path draw:style-name="gr3" draw:text-style-name="P6" svg:width="0.1083in" svg:height="0.1063in" svg:x="0.5752in" svg:y="0.0098in" svg:viewBox="0 0 276 271" svg:d="M129 26c3-9 4-13 11-14 3 0 16 0 24 0 27 0 70 0 70 38 0 13-6 39-22 55-10 10-29 22-65 22-14 0-28 0-42 0 7-35 16-68 24-101zM185 132c38-9 84-35 84-75 0-33-34-57-84-57-36 0-74 0-110 0-8 0-12 0-12 8 0 4 4 4 11 4 1 0 8 0 15 0 7 1 10 1 10 7 0 1 0 2-1 7-18 69-34 138-52 206-4 15-5 18-35 18-8 0-11 0-11 8 0 4 4 4 6 4 11 0 37-1 48-1s38 1 49 1c4 0 8 0 8-8 0-4-3-4-11-4-14 0-25 0-25-7 0-2 1-4 1-6 9-33 16-67 25-102 16 0 31 0 46 0 36 0 43 22 43 36 0 5-3 17-5 26-3 10-7 24-7 32 0 42 46 42 52 42 33 0 46-40 46-44 0-6-3-3-4-6-5 0-5 4-6 6-10 28-26 35-35 35-12 0-15-9-15-23 0-12 2-31 4-43 0-6 1-13 1-19 0-29-26-42-36-45z"><text:p/></draw:path><draw:path draw:style-name="gr3" draw:text-style-name="P6" svg:width="0.0776in" svg:height="0.072in" svg:x="0.6902in" svg:y="0.0638in" svg:viewBox="0 0 198 184" svg:d="M169 22c0-9 1-12 22-12 3 0 5 0 7 0 0-3 0-7 0-10-66 0-132 0-198 0 0 3 0 7 0 10 2 0 4 0 7 0 20 0 20 2 20 12 0 46 0 93 0 140 0 9 0 12-20 12-3 0-5 0-7 0 0 3 0 7 0 10 13-1 31-1 41-1s27 0 40 1c0-3 0-7 0-10-2 0-4 0-6 0-21 0-21-3-21-12 0-51 0-101 0-152 30 0 60 0 90 0 0 51 0 101 0 152 0 9-1 12-21 12-2 0-4 0-6 0 0 3 0 7 0 10 13-1 30-1 40-1s27 0 41 1c0-3 0-7 0-10-2 0-4 0-7 0-21 0-22-3-22-12 0-47 0-94 0-140z"><text:p/></draw:path><draw:path draw:style-name="gr3" draw:text-style-name="P6" svg:width="0.035in" svg:height="0.1512in" svg:x="0.7906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36">. באופן שקול, צ.ל. </text:span><text:span text:style-name="T36"><draw:g text:anchor-type="as-char" svg:y="-0.1134in" draw:z-index="465" draw:name="Shape279" draw:style-name="gr1"><svg:title>TexMaths</svg:title><svg:desc>11§display§\exists \tilde{x} \in A. [\tilde{x}]_{R_\Pi} = X§svg§600§FALSE§</svg:desc><draw:path draw:style-name="gr2" draw:text-style-name="P5" svg:width="1.1827in" svg:height="0.1358in" svg:x="0.0004in" svg:y="0.0071in" svg:viewBox="0 0 3005 346" svg:d="M1503 346c-502 0-1002 0-1503 0 0-116 0-230 0-346 1002 0 2003 0 3005 0 0 116 0 230 0 346-500 0-1002 0-1502 0z"><text:p/></draw:path><draw:path draw:style-name="gr3" draw:text-style-name="P6" svg:width="0.0673in" svg:height="0.1043in" svg:x="0.0012in" svg:y="0.0079in" svg:viewBox="0 0 172 266" svg:d="M172 13c0-12-1-13-14-13-48 0-96 0-145 0-6 0-13 0-13 8 0 7 7 7 13 7 48 0 96 0 143 0 0 37 0 73 0 111-46 0-91 0-137 0-7 0-15-2-15 7 0 8 8 9 15 9 46 0 91 0 137 0 0 36 0 73 0 109-47 0-95 0-143 0-6 0-13 0-13 8 0 7 7 7 13 7 49 0 97 0 145 0 13 0 14-1 14-13 0-79 0-159 0-240z"><text:p/></draw:path><draw:path draw:style-name="gr3" draw:text-style-name="P6" svg:width="0.0504in" svg:height="0.0138in" svg:x="0.0996in" svg:y="0.0126in" svg:viewBox="0 0 129 36" svg:d="M129 6c-2-3-5-4-7-6-11 7-14 19-32 19-9 0-17-6-24-10-11-7-18-9-24-9-16 0-22 9-42 30 2 2 3 4 6 6 0-1 15-18 31-18 9 0 19 5 26 8 11 7 17 10 24 10 14 0 22-8 42-30z"><text:p/></draw:path><draw:path draw:style-name="gr3" draw:text-style-name="P6" svg:width="0.0756in" svg:height="0.0685in" svg:x="0.0819in" svg:y="0.0461in" svg:viewBox="0 0 193 175" svg:d="M118 54c2-10 11-45 37-45 2 0 12 0 20 4-11 2-19 12-19 21 0 7 5 14 16 14 7 0 21-7 21-23 0-19-24-25-37-25-23 0-36 21-40 30-10-26-31-30-42-30-41 0-63 50-63 59 0 5 4 5 6 5s4-1 4-5c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3" draw:text-style-name="P6" svg:width="0.076in" svg:height="0.087in" svg:x="0.2193in" svg:y="0.0311in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3" draw:text-style-name="P6" svg:width="0.1039in" svg:height="0.1079in" svg:x="0.3555in" svg:y="0.0043in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draw:path draw:style-name="gr3" draw:text-style-name="P6" svg:width="0.0157in" svg:height="0.0157in" svg:x="0.4772in" svg:y="0.0972in" svg:viewBox="0 0 41 41" svg:d="M41 21c0-12-9-21-20-21s-21 9-21 21c0 11 10 20 21 20s20-9 20-20z"><text:p/></draw:path><draw:path draw:style-name="gr3" draw:text-style-name="P6" svg:width="0.0205in" svg:height="0.1512in" svg:x="0.5244in" svg:y="0in" svg:viewBox="0 0 53 385" svg:d="M53 385c0-5 0-10 0-15-12 0-25 0-38 0 0-118 0-237 0-355 13 0 26 0 38 0 0-5 0-9 0-15-18 0-35 0-53 0 0 129 0 257 0 385 18 0 35 0 53 0z"><text:p/></draw:path><draw:path draw:style-name="gr3" draw:text-style-name="P6" svg:width="0.0504in" svg:height="0.0138in" svg:x="0.5713in" svg:y="0.0126in" svg:viewBox="0 0 129 36" svg:d="M129 6c-2-3-5-4-7-6-11 7-14 19-32 19-9 0-18-6-25-10-10-7-17-9-23-9-16 0-22 9-42 30 2 2 3 4 6 6 0-1 15-18 31-18 9 0 19 5 26 8 10 7 17 10 24 10 14 0 22-8 42-30z"><text:p/></draw:path><draw:path draw:style-name="gr3" draw:text-style-name="P6" svg:width="0.0756in" svg:height="0.0685in" svg:x="0.5531in" svg:y="0.0461in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7 0 40-27 41-30 4 15 19 30 42 30 39 0 61-49 61-59 0-4-3-4-4-4-3 0-4 1-4 4-14 41-40 50-52 50-15 0-21-12-21-25 0-9 2-17 7-34 4-18 7-35 12-53z"><text:p/></draw:path><draw:path draw:style-name="gr3" draw:text-style-name="P6" svg:width="0.0205in" svg:height="0.1512in" svg:x="0.639in" svg:y="0in" svg:viewBox="0 0 53 385" svg:d="M53 0c-18 0-35 0-53 0 0 6 0 10 0 15 12 0 25 0 37 0 0 118 0 237 0 355-12 0-25 0-37 0 0 5 0 10 0 15 18 0 35 0 53 0 0-128 0-256 0-385z"><text:p/></draw:path><draw:path draw:style-name="gr3" draw:text-style-name="P6" svg:width="0.0823in" svg:height="0.0744in" svg:x="0.685in" svg:y="0.0634in" svg:viewBox="0 0 210 190" svg:d="M92 19c3-8 3-8 9-9 6 0 11 0 17 0 25 0 57 0 57 27 0 11-6 29-19 39-11 8-27 12-46 12-12 0-23 0-35 0 5-23 12-46 17-69zM142 92c32-7 60-26 60-50 0-23-27-42-67-42-27 0-55 0-82 0-6 0-9 0-9 7 0 3 3 3 9 3 3 0 5 0 10 0 5 1 6 1 6 4s0 3-1 6c-12 48-24 96-36 144-2 9-3 11-24 11-5 0-8 0-8 6 0 3 2 4 4 4 6 0 11-1 17-1 5 0 13 0 18 0s12 0 17 0c6 0 12 1 19 1 1 0 5 0 5-6 0-4-3-4-8-4s-6 0-11-1c-6 0-6-1-6-3 0-1 0-3 1-7 6-23 11-46 17-68 12 0 25 0 37 0 23 0 33 12 33 24 0 4-2 13-3 20-4 12-5 15-5 21 0 21 20 29 40 29 24 0 35-26 35-31 0-2 0-4-4-4s-5 1-5 5c-4 12-14 23-25 23-8 0-12-4-12-18 0-6 1-22 2-28 1-8 1-10 1-13s0-12-7-19c-5-7-13-10-18-13z"><text:p/></draw:path><draw:path draw:style-name="gr3" draw:text-style-name="P6" svg:width="0.0614in" svg:height="0.0512in" svg:x="0.7756in" svg:y="0.1in" svg:viewBox="0 0 157 131" svg:d="M135 17c0-7 0-9 16-9 2 0 4 0 6 0 0-2 0-6 0-8-52 0-104 0-157 0 0 2 0 6 0 8 2 0 3 0 6 0 15 0 15 2 15 9 0 33 0 64 0 98 0 5 0 7-15 7-3 0-4 0-6 0 0 2 0 6 0 9 9-1 20-1 31-1s23 0 32 1c0-3 0-7 0-9-2 0-4 0-6 0-15 0-15-2-15-7 0-37 0-72 0-107 24 0 49 0 74 0 0 35 0 70 0 107 0 5 0 7-17 7-2 0-3 0-5 0 0 2 0 6 0 9 8-1 20-1 31-1s24 0 32 1c0-3 0-7 0-9-2 0-4 0-6 0-16 0-16-2-16-7 0-34 0-65 0-98z"><text:p/></draw:path><draw:path draw:style-name="gr3" draw:text-style-name="P6" svg:width="0.1004in" svg:height="0.0354in" svg:x="0.9098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1252in" svg:height="0.1028in" svg:x="1.0657in" svg:y="0.0098in" svg:viewBox="0 0 319 262" svg:d="M177 105c-11-27-21-52-32-77-1-4-1-4-2-5 0-2 7-10 23-11 3-1 8-1 8-8 0-4-6-4-7-4-15 0-32 1-48 1-10 0-33-1-43-1-2 0-8 0-8 8 0 4 5 4 10 4 23 0 25 3 29 12 15 37 29 72 45 108-28 29-54 57-82 86-1 2-3 3-4 4-20 21-37 27-57 28-6 1-9 1-9 8 0 1 0 4 6 4 11 0 24-1 36-1 14 0 30 1 43 1 2 0 7 0 7-8 0-3-4-4-5-4-3 0-15-1-15-12 0-6 6-12 11-17 13-13 26-27 39-40 11-14 23-27 34-39 13 31 27 62 40 91 1 5 1 5 1 6 0 3-7 10-22 11-4 1-8 1-8 8 0 4 5 4 6 4 11 0 38-1 49-1 9 0 33 1 43 1 2 0 7 0 7-8 0-4-4-4-7-4-26 0-26-1-33-17-15-35-41-94-50-117 26-28 67-74 79-85 12-9 26-18 49-19 6-1 9-1 9-8 0-1 0-4-5-4-11 0-25 1-37 1-14 0-28-1-43-1-2 0-6 0-6 8 0 2 1 3 4 4 3 0 16 1 16 11 0 6-5 11-8 14-21 22-42 44-63 68z"><text:p/></draw:path></draw:g></text:span><text:span text:style-name="T36">. </text:span><text:span text:style-name="T40">מתוך ההנחה </text:span><text:span text:style-name="T40"><draw:g text:anchor-type="as-char" svg:y="-0.1035in" draw:z-index="430" draw:name="Shape280" draw:style-name="gr1"><svg:title>TexMaths</svg:title><svg:desc>11§display§X§svg§600§FALSE§</svg:desc><draw:path draw:style-name="gr2" draw:text-style-name="P5" svg:width="0.113in" svg:height="0.0874in" svg:x="0.0043in" svg:y="0.0071in" svg:viewBox="0 0 288 223" svg:d="M0 0c96 0 192 0 288 0 0 74 0 149 0 223-96 0-192 0-288 0 0-74 0-149 0-223z"><text:p/></draw:path><draw:path draw:style-name="gr3" draw:text-style-name="P6" svg:width="0.1248in" svg:height="0.1031in" svg:x="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40"><text:s/>בחלוקה </text:span><text:span text:style-name="T40"><draw:g text:anchor-type="as-char" svg:y="-0.102in" draw:z-index="431" draw:name="Shape281" draw:style-name="gr1"><svg:title>TexMaths</svg:title><svg:desc>11§display§\Pi§svg§600§FALSE§</svg:desc><draw:path draw:style-name="gr2" draw:text-style-name="P5" svg:width="0.0921in" svg:height="0.0862in" svg:x="0.0031in" svg:y="0.0075in" svg:viewBox="0 0 235 220" svg:d="M0 0c78 0 157 0 235 0 0 73 0 147 0 220-78 0-157 0-235 0 0-73 0-147 0-220z"><text:p/></draw:path><draw:path draw:style-name="gr3" draw:text-style-name="P6" svg:width="0.1024in" svg:height="0.102in" svg:x="0.0004in" svg:y="0in" svg:viewBox="0 0 261 260" svg:d="M222 30c0-14 1-18 30-18 4 0 6 0 9 0 0-4 0-8 0-12-87 0-174 0-261 0 0 4 0 8 0 12 3 0 5 0 9 0 29 0 30 4 30 18 0 67 0 133 0 200 0 14-1 18-30 18-4 0-6 0-9 0 0 4 0 8 0 12 13-1 42-1 56-1s44 0 57 1c0-4 0-8 0-12-3 0-7 0-9 0-29 0-30-4-30-18 0-72 0-146 0-218 38 0 75 0 114 0 0 72 0 146 0 218 0 14-2 18-31 18-2 0-6 0-9 0 0 4 0 8 0 12 13-1 42-1 56-1s44 0 57 1c0-4 0-8 0-12-3 0-5 0-9 0-29 0-30-4-30-18 0-67 0-133 0-200z"><text:p/></draw:path></draw:g></text:span><text:span text:style-name="T40">, נסיק </text:span><text:span text:style-name="T40"><draw:g text:anchor-type="as-char" svg:y="-0.1193in" draw:z-index="432" draw:name="Shape282" draw:style-name="gr1"><svg:title>TexMaths</svg:title><svg:desc>11§display§X \neq \emptyset§svg§600§FALSE§</svg:desc><draw:path draw:style-name="gr2" draw:text-style-name="P5" svg:width="0.3929in" svg:height="0.1339in" svg:x="0.0043in" svg:y="0.0075in" svg:viewBox="0 0 999 341" svg:d="M0 0c333 0 666 0 999 0 0 114 0 227 0 341-333 0-666 0-999 0 0-114 0-227 0-341z"><text:p/></draw:path><draw:path draw:style-name="gr3" draw:text-style-name="P6" svg:width="0.1252in" svg:height="0.1028in" svg:x="0.0004in" svg:y="0.0138in" svg:viewBox="0 0 319 262" svg:d="M177 105c-11-26-21-51-32-76-1-4-2-5-2-6 0-2 7-10 23-11 3 0 8-1 8-8 0-4-5-4-7-4-15 0-32 1-48 1-10 0-33-1-43-1-2 0-7 0-7 8 0 4 4 4 9 4 23 0 25 5 29 12 15 37 29 72 45 108-28 29-54 58-82 86-1 2-3 4-4 5-19 21-37 26-57 28-5 0-9 0-9 8 2 1 0 3 6 3 12 0 24-1 36-1 14 0 30 1 43 1 2 0 7 0 7-7 0-4-4-4-5-4-3-1-15-2-15-12 0-6 6-13 11-17 13-14 26-28 39-41 11-13 23-26 34-38 13 30 27 61 40 91 1 4 0 4 1 5 0 3-7 10-22 12-4 0-8 0-8 7 0 4 5 4 6 4 11 0 38-1 49-1 9 0 33 1 43 1 2 0 7 0 7-6 0-5-4-5-7-5-26-1-26-2-33-17-15-36-41-95-50-118 26-28 67-73 79-84 12-10 26-19 49-20 6 0 9 0 9-8-2-1 0-4-5-4-11 0-25 1-37 1-14 0-28-1-43-1-2 0-6 0-6 8 0 3 1 4 4 4s16 1 16 12c0 6-5 10-8 13-21 23-42 45-63 68z"><text:p/></draw:path><draw:path draw:style-name="gr3" draw:text-style-name="P6" svg:width="0.0752in" svg:height="0.1406in" svg:x="0.198in" svg:y="0.0087in" svg:viewBox="0 0 192 358" svg:d="M189 14c3-5 3-5 3-6 0-4-2-8-7-8s-7 2-9 8c-58 111-116 223-174 335-2 5-2 6-2 7 0 4 2 8 8 8 4 0 5-2 7-8 59-112 116-223 174-336z"><text:p/></draw:path><draw:path draw:style-name="gr3" draw:text-style-name="P6" svg:width="0.1008in" svg:height="0.035in" svg:x="0.185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1in" svg:height="0.1283in" svg:x="0.3437in" svg:y="0in" svg:viewBox="0 0 156 327" svg:d="M132 8c0-5-3-8-8-8-6 0-7 4-10 12-4 16-1 2-4 18-5-2-18-8-32-8-22 0-47 11-62 41-14 31-16 66-16 102 0 25 0 93 33 123-9 29-9 30-9 32 0 4 4 7 8 7 7 0 8-4 10-13 4-15 0-1 4-16 10 4 21 7 32 7 43 0 61-36 67-55 10-26 11-58 11-85 0-28 0-93-34-125 3-11 7-21 10-32zM38 270c-13-26-13-74-13-110 0-31 0-58 6-83 8-35 29-47 47-47 8 0 18 2 28 11-22 76-46 153-68 229zM118 56c12 22 12 67 12 104 0 28 0 56-5 81-6 41-27 55-47 55-9 0-19-2-27-11 22-76 45-153 67-229z"><text:p/></draw:path></draw:g></text:span><text:span text:style-name="T40">. לכן, קיים לפחות איבר יחיד ב־</text:span><text:span text:style-name="T40"><draw:g text:anchor-type="as-char" svg:y="-0.1035in" draw:z-index="433" draw:name="Shape283" draw:style-name="gr1"><svg:title>TexMaths</svg:title><svg:desc>11§display§X§svg§600§FALSE§</svg:desc><draw:path draw:style-name="gr2" draw:text-style-name="P5" svg:width="0.113in" svg:height="0.0874in" svg:x="0.0043in" svg:y="0.0071in" svg:viewBox="0 0 288 223" svg:d="M0 0c96 0 192 0 288 0 0 74 0 149 0 223-96 0-192 0-288 0 0-74 0-149 0-223z"><text:p/></draw:path><draw:path draw:style-name="gr3" draw:text-style-name="P6" svg:width="0.1248in" svg:height="0.1031in" svg:x="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40">, נסמנו </text:span><text:span text:style-name="T40"><draw:g text:anchor-type="as-char" svg:y="-0.1035in" draw:z-index="434" draw:name="Shape284" draw:style-name="gr1"><svg:title>TexMaths</svg:title><svg:desc>11§display§x \in X§svg§600§FALSE§</svg:desc><draw:path draw:style-name="gr2" draw:text-style-name="P5" svg:width="0.3858in" svg:height="0.0933in" svg:x="0.0039in" svg:y="0.0075in" svg:viewBox="0 0 981 238" svg:d="M491 238c-164 0-327 0-491 0 0-79 0-159 0-238 327 0 655 0 981 0 0 79 0 159 0 238-164 0-328 0-490 0z"><text:p/></draw:path><draw:path draw:style-name="gr3" draw:text-style-name="P6" svg:width="0.0752in" svg:height="0.0677in" svg:x="0.0004in" svg:y="0.0374in" svg:viewBox="0 0 192 173" svg:d="M118 54c3-10 12-46 38-46 2 0 11 0 20 5-11 2-19 12-19 21 0 7 5 13 15 13 8 0 20-6 20-22 0-20-22-25-35-25-23 0-36 20-40 29-10-26-31-29-42-29-41 0-63 49-63 59 0 4 3 2 5 4 3 0 4 0 5-5 13-40 39-50 52-50 7 0 21 4 21 26 0 12-7 37-21 91-7 24-20 40-37 40-2 0-11 0-19-6 10-1 18-9 18-20 0-9-8-13-14-13-12 0-22 10-22 22 0 18 20 25 36 25 27 0 40-26 41-28 4 13 19 28 42 28 39 0 61-49 61-58 0-4-3-4-4-4-3 0-4 2-4 4-14 40-40 50-52 50-15 0-21-11-21-24 0-9 2-18 7-35 4-17 7-35 12-52z"><text:p/></draw:path><draw:path draw:style-name="gr3" draw:text-style-name="P6" svg:width="0.0752in" svg:height="0.0874in" svg:x="0.1382in" svg:y="0.0217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6" svg:width="0.1252in" svg:height="0.1028in" svg:x="0.2724in" svg:y="0.0004in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30 1 43 1 2 0 7 0 7-7 0-5-4-5-5-5-3 0-16-1-16-12 0-6 7-12 11-17 14-13 27-28 40-42 11-12 23-24 34-36 13 29 27 60 40 91 1 4 2 4 2 5 0 4-8 9-23 11-4 0-8 1-8 8 0 4 5 4 6 4 11 0 38-1 49-1 9 0 33 1 43 1 2 0 7 0 7-7 0-5-4-5-7-5-26 0-26-2-33-17-15-35-41-95-51-118 27-26 68-72 80-83 12-9 26-19 49-20 6 0 9 0 9-8-2-1 0-4-5-4-11 0-25 1-37 1-14 0-28-1-43-1-2 0-6 0-6 8 0 3 1 4 4 4s15 1 15 12c0 6-4 10-7 14-21 22-42 44-63 67z"><text:p/></draw:path></draw:g></text:span><text:span text:style-name="T40">, ומהגדרת החלוקה גם </text:span><text:span text:style-name="T40"><draw:g text:anchor-type="as-char" svg:y="-0.1075in" draw:z-index="435" draw:name="Shape285" draw:style-name="gr1"><svg:title>TexMaths</svg:title><svg:desc>11§display§x \in A§svg§600§FALSE§</svg:desc><draw:path draw:style-name="gr2" draw:text-style-name="P5" svg:width="0.3657in" svg:height="0.0984in" svg:x="0.0039in" svg:y="0.0079in" svg:viewBox="0 0 930 251" svg:d="M465 251c-155 0-310 0-465 0 0-84 0-167 0-251 310 0 620 0 930 0 0 84 0 167 0 251-155 0-310 0-465 0z"><text:p/></draw:path><draw:path draw:style-name="gr3" draw:text-style-name="P6" svg:width="0.0752in" svg:height="0.0681in" svg:x="0.0004in" svg:y="0.0417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6" svg:width="0.0756in" svg:height="0.087in" svg:x="0.1378in" svg:y="0.0272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6" svg:width="0.1039in" svg:height="0.1079in" svg:x="0.2736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40">. נבחר את </text:span><text:span text:style-name="T40"><draw:g text:anchor-type="as-char" svg:y="-0.1035in" draw:z-index="436" draw:name="Shape286" draw:style-name="gr1"><svg:title>TexMaths</svg:title><svg:desc>11§display§\tilde{x}§svg§600§FALSE§</svg:desc><draw:path draw:style-name="gr2" draw:text-style-name="P5" svg:width="0.0642in" svg:height="0.0874in" svg:x="0.0035in" svg:y="0.0071in" svg:viewBox="0 0 164 223" svg:d="M81 223c-27 0-53 0-81 0 0-74 0-149 0-223 55 0 109 0 164 0 0 74 0 149 0 223-27 0-55 0-83 0z"><text:p/></draw:path><draw:path draw:style-name="gr3" draw:text-style-name="P6" svg:width="0.05in" svg:height="0.0138in" svg:x="0.0181in" svg:y="0in" svg:viewBox="0 0 128 36" svg:d="M128 6c-2-3-4-4-6-6 0 1-15 19-32 19-9 0-18-6-25-10-10-6-18-9-24-9-15 0-22 9-41 30 2 2 3 4 6 6 0-1 14-18 31-18 9 0 19 5 26 10 10 5 16 8 23 8 15 0 22-8 42-30z"><text:p/></draw:path><draw:path draw:style-name="gr3" draw:text-style-name="P6" svg:width="0.0756in" svg:height="0.0685in" svg:x="0in" svg:y="0.0335in" svg:viewBox="0 0 193 175" svg:d="M118 54c2-10 11-45 38-45 3 0 11 0 19 5-10 1-18 11-18 20 0 7 4 15 15 15 9 0 21-8 21-24 0-19-23-25-37-25-22 0-35 21-40 30-9-26-30-30-41-30-41 0-63 50-63 60 0 4 3 3 5 4 3 0 4-1 5-4 13-41 39-51 52-51 7 0 21 3 21 25 0 12-7 39-21 93-7 23-20 40-37 40-2 0-12 0-19-5 10-2 18-11 18-21 0-11-8-14-14-14-12 0-22 11-22 23 0 18 20 25 36 25 26 0 40-27 41-29 4 14 19 29 42 29 40 0 62-49 62-59 0-5-4-5-5-5-3 0-4 3-5 5-12 42-39 51-51 51-15 0-22-12-22-26 0-9 2-16 7-34 4-18 8-35 13-53z"><text:p/></draw:path></draw:g></text:span><text:span text:style-name="T40"><text:s/>להיות </text:span><text:span text:style-name="T40"><draw:g text:anchor-type="as-char" svg:y="-0.0681in" draw:z-index="437" draw:name="Shape287" draw:style-name="gr1"><svg:title>TexMaths</svg:title><svg:desc>11§display§x§svg§600§FALSE§</svg:desc><draw:path draw:style-name="gr2" draw:text-style-name="P5" svg:width="0.0634in" svg:height="0.052in" svg:x="0.0039in" svg:y="0.0071in" svg:viewBox="0 0 162 133" svg:d="M0 0c54 0 108 0 162 0 0 44 0 89 0 133-54 0-108 0-162 0 0-44 0-89 0-133z"><text:p/></draw:path><draw:path draw:style-name="gr3" draw:text-style-name="P6" svg:width="0.0748in" svg:height="0.0677in" svg:x="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40">, ונוכיח </text:span><text:span text:style-name="T40"><draw:g text:anchor-type="as-char" svg:y="-0.1134in" draw:z-index="466" draw:name="Shape288" draw:style-name="gr1"><svg:title>TexMaths</svg:title><svg:desc>11§display§[x]_{R_\Pi} = X§svg§600§FALSE§</svg:desc><draw:path draw:style-name="gr2" draw:text-style-name="P5" svg:width="0.6689in" svg:height="0.1358in" svg:x="0.0004in" svg:y="0.0071in" svg:viewBox="0 0 1700 346" svg:d="M851 346c-284 0-567 0-851 0 0-116 0-230 0-346 567 0 1133 0 1700 0 0 116 0 230 0 346-283 0-567 0-849 0z"><text:p/></draw:path><draw:path draw:style-name="gr3" draw:text-style-name="P6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3" draw:text-style-name="P6" svg:width="0.0756in" svg:height="0.0685in" svg:x="0.0394in" svg:y="0.0461in" svg:viewBox="0 0 193 175" svg:d="M118 54c2-10 11-45 38-45 2 0 11 0 19 4-10 2-18 12-18 21 0 7 4 14 15 14 8 0 21-7 21-23 0-19-24-25-37-25-22 0-36 21-40 30-9-26-30-30-42-30-40 0-62 50-62 59 0 5 3 5 5 5 3 0 4-1 5-5 13-40 39-50 52-50 6 0 21 3 21 25 0 12-7 39-21 93-7 24-20 39-38 39-2 0-11 0-18-4 10-2 17-10 17-21s-7-13-14-13c-11 0-21 10-21 22 0 17 19 25 36 25 26 0 40-27 41-30 4 15 19 30 42 30 39 0 61-49 61-59 0-4-3-4-4-4-3 0-4 1-5 4-13 41-39 50-52 50-14 0-21-12-21-25 0-9 2-17 7-34 4-18 8-35 13-53z"><text:p/></draw:path><draw:path draw:style-name="gr3" draw:text-style-name="P6" svg:width="0.0205in" svg:height="0.1512in" svg:x="0.1252in" svg:y="0in" svg:viewBox="0 0 53 385" svg:d="M53 0c-18 0-35 0-53 0 0 6 0 10 0 15 12 0 25 0 37 0 0 118 0 237 0 355-12 0-25 0-37 0 0 5 0 10 0 15 18 0 35 0 53 0 0-128 0-256 0-385z"><text:p/></draw:path><draw:path draw:style-name="gr3" draw:text-style-name="P6" svg:width="0.0827in" svg:height="0.0744in" svg:x="0.1717in" svg:y="0.0634in" svg:viewBox="0 0 211 190" svg:d="M92 19c3-8 4-8 9-9 6 0 12 0 18 0 25 0 56 0 56 27 0 11-6 29-18 39-11 8-28 12-47 12-11 0-23 0-34 0 5-23 11-46 16-69zM142 92c32-7 60-26 60-50 0-23-27-42-66-42-27 0-56 0-83 0-6 0-9 0-9 7 0 3 3 3 9 3 3 0 5 0 10 0 6 1 6 1 6 4s0 3-1 6c-12 48-24 96-36 144-2 9-2 11-23 11-5 0-9 0-9 6 0 3 2 4 4 4 6 0 13-1 18-1 4 0 12 0 18 0 5 0 11 0 17 0s12 1 18 1c1 0 5 0 5-6 0-4-2-4-8-4-5 0-6 0-10-1-7 0-7-1-7-3 0-1 0-3 1-7 6-23 12-46 18-68 12 0 24 0 36 0 23 0 33 12 33 24 0 4-2 13-3 20-4 12-5 15-5 21 0 21 20 29 40 29 25 0 36-26 36-31 0-2-1-4-5-4s-4 1-5 5c-3 12-13 23-25 23-7 0-12-4-12-18 0-6 2-22 3-28 1-8 1-10 1-13s0-12-7-19c-6-7-14-10-19-13z"><text:p/></draw:path><draw:path draw:style-name="gr3" draw:text-style-name="P6" svg:width="0.0614in" svg:height="0.0512in" svg:x="0.2622in" svg:y="0.1in" svg:viewBox="0 0 157 131" svg:d="M136 17c0-7 0-9 16-9 2 0 3 0 5 0 0-2 0-6 0-8-52 0-104 0-157 0 0 2 0 6 0 8 2 0 3 0 6 0 16 0 16 2 16 9 0 33 0 64 0 98 0 5 0 7-16 7-3 0-4 0-6 0 0 2 0 6 0 9 9-1 21-1 32-1s23 0 32 1c0-3 0-7 0-9-2 0-5 0-7 0-15 0-15-2-15-7 0-37 0-72 0-107 24 0 49 0 74 0 0 35 0 70 0 107 0 5 0 7-16 7-2 0-4 0-6 0 0 2 0 6 0 9 8-1 20-1 31-1s24 0 32 1c0-3 0-7 0-9-2 0-3 0-5 0-16 0-16-2-16-7 0-34 0-65 0-98z"><text:p/></draw:path><draw:path draw:style-name="gr3" draw:text-style-name="P6" svg:width="0.1004in" svg:height="0.0354in" svg:x="0.3961in" svg:y="0.0571in" svg:viewBox="0 0 256 91" svg:d="M244 17c6 0 12-2 12-9 0-8-6-8-12-8-77 0-154 0-231 0-5 0-13 0-13 8 0 7 8 9 13 9 77 0 154 0 231 0zM244 91c6 0 12 0 12-7 0-9-6-9-12-9-77 0-154 0-231 0-5 0-13 0-13 9 0 7 8 7 13 7 77 0 154 0 231 0z"><text:p/></draw:path><draw:path draw:style-name="gr3" draw:text-style-name="P6" svg:width="0.1252in" svg:height="0.1028in" svg:x="0.552in" svg:y="0.0098in" svg:viewBox="0 0 319 262" svg:d="M177 105c-11-27-21-52-32-77-1-4-1-4-2-5 0-2 7-10 23-11 3-1 8-1 8-8 0-4-5-4-7-4-15 0-32 1-48 1-10 0-33-1-43-1-2 0-7 0-7 8 0 4 4 4 9 4 23 0 25 3 29 12 15 37 29 72 45 108-28 29-54 57-82 86-1 2-3 3-4 4-19 21-37 27-57 28-5 1-9 1-9 8 0 1 0 4 6 4 12 0 24-1 36-1 14 0 30 1 43 1 2 0 7 0 7-8 0-3-4-4-5-4-3 0-15-1-15-12 0-6 6-12 11-17 13-13 26-27 39-40 11-14 23-27 34-39 13 31 27 62 40 91 1 5 2 5 2 6 0 3-8 10-23 11-4 1-8 1-8 8 0 4 5 4 6 4 11 0 38-1 49-1 9 0 33 1 43 1 2 0 7 0 7-8 0-4-3-4-7-4-26 0-26-1-33-17-15-35-41-94-50-117 26-28 67-74 79-85 12-9 26-18 49-19 6-1 9-1 9-8 0-1 0-4-5-4-11 0-25 1-37 1-14 0-28-1-43-1-2 0-6 0-6 8 0 2 1 3 4 4 3 0 16 1 16 11 0 6-5 11-8 14-21 22-42 44-63 68z"><text:p/></draw:path></draw:g></text:span><text:span text:style-name="T40">, אשר מהווה פסוק אמת לפי טענת העזר, כדרוש. </text:span></text:p>
        </text:list-item>
      </text:list>
      <text:p text:style-name="P10"><text:span text:style-name="T2"><draw:g text:anchor-type="as-char" svg:y="-0.1134in" draw:z-index="438" draw:name="Shape289" draw:style-name="gr1"><svg:title>TexMaths</svg:title><svg:desc>11§display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span></text:p>
      <text:h text:style-name="P15" text:outline-level="3">סעיף <text:span text:style-name="T7">(</text:span>ב<text:span text:style-name="T7">)</text:span></text:h>
      <text:p text:style-name="P48">נתון: <text:span text:style-name="T2">תהי </text:span><text:span text:style-name="T2"><draw:g text:anchor-type="as-char" svg:y="-0.1083in" draw:z-index="467" draw:name="Shape290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2"><text:s/>קבוצה, ויהי </text:span><text:span text:style-name="T2"><draw:g text:anchor-type="as-char" svg:y="-0.111in" draw:z-index="468" draw:name="Shape291" draw:style-name="gr1"><svg:title>TexMaths</svg:title><svg:desc>11§display§S§svg§600§FALSE§</svg:desc><draw:path draw:style-name="gr2" draw:text-style-name="P5" svg:width="0.0819in" svg:height="0.0949in" svg:x="0in" svg:y="0.0079in" svg:viewBox="0 0 209 242" svg:d="M0 0c69 0 140 0 209 0 0 81 0 161 0 242-69 0-140 0-209 0 0-81 0-161 0-242z"><text:p/></draw:path><draw:path draw:style-name="gr3" draw:text-style-name="P6" svg:width="0.0898in" svg:height="0.1102in" svg:x="0in" svg:y="0in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text:span><text:span text:style-name="T2"><text:s/>יחס שקילות מעליה</text:span></text:p>
      <text:p text:style-name="P48"><text:soft-page-break/>צ.ל.: <text:span text:style-name="T2"><draw:g text:anchor-type="as-char" svg:y="-0.1055in" draw:z-index="469" draw:name="Shape292" draw:style-name="gr1"><svg:title>TexMaths</svg:title><svg:desc>11§display§R_{A / S} = S§svg§600§FALSE§</svg:desc><draw:path draw:style-name="gr2" draw:text-style-name="P5" svg:width="0.6425in" svg:height="0.1449in" svg:x="0.0024in" svg:y="0.0079in" svg:viewBox="0 0 1633 369" svg:d="M0 0c544 0 1089 0 1633 0 0 123 0 245 0 369-544 0-1089 0-1633 0 0-124 0-246 0-369z"><text:p/></draw:path><draw:path draw:style-name="gr3" draw:text-style-name="P6" svg:width="0.1083in" svg:height="0.1063in" svg:x="0.0004in" svg:y="0.0035in" svg:viewBox="0 0 276 271" svg:d="M130 26c2-8 3-13 11-14 3 0 15 0 23 0 28 0 70 0 70 38 0 13-6 39-20 55-11 9-31 22-66 22-15 0-29 0-43 0 8-35 16-68 25-101zM185 132c40-9 86-35 86-75 0-33-35-57-86-57-36 0-74 0-110 0-8 0-11 0-11 8 0 4 3 4 10 4 1 0 9 0 15 0 7 1 10 1 10 7 0 1 0 2-1 7-18 69-34 138-52 206-4 16-4 18-35 18-7 0-11 0-11 7 0 5 3 4 6 5 11 0 38-1 49-1 10 0 37 1 48 1 4 0 8 0 8-8 0-4-3-4-11-4-14 0-24 0-24-7 0-2 0-4 1-6 9-33 17-68 25-102 16 0 31 0 47 0 35 0 41 22 41 36 0 5-3 17-5 26-3 10-7 24-7 32 0 42 47 42 52 42 33 0 46-39 46-44 0-6-3-4-4-6-3 0-5 3-6 6-8 28-26 35-35 35-12 0-15-8-15-23 0-12 2-32 4-43 1-6 1-13 1-19 0-30-25-41-36-45z"><text:p/></draw:path><draw:path draw:style-name="gr3" draw:text-style-name="P6" svg:width="0.0799in" svg:height="0.0752in" svg:x="0.1161in" svg:y="0.0587in" svg:viewBox="0 0 204 192" svg:d="M40 160c-9 14-18 21-34 23-3 0-6 0-6 5 0 3 2 4 3 4 8 0 17-1 23-1 9 0 20 1 29 1 1 0 4 1 4-6 0-3-3-3-4-3-2 0-11-2-11-9 0-4 2-8 3-10 8-11 15-22 22-33 26 0 52 0 77 0 3 14 5 29 7 44-1 3-2 8-19 8-3 0-6 0-6 5 0 1 0 4 4 4 8 0 27-1 34-1 6 0 11 0 17 0 4 0 10 1 15 1 3 0 6-2 6-6 0-3-4-3-8-3-15 0-17-3-18-9-7-56-15-111-23-167-1-6-1-7-6-7-6 0-7 2-9 6-33 51-67 102-100 154zM76 121c19-30 37-58 56-88 5 30 9 58 13 88-23 0-46 0-69 0z"><text:p/></draw:path><draw:path draw:style-name="gr3" draw:text-style-name="P6" svg:width="0.0457in" svg:height="0.1055in" svg:x="0.2098in" svg:y="0.0547in" svg:viewBox="0 0 117 269" svg:d="M114 12c3-3 3-3 3-4 0-5-5-8-7-8-5 0-7 3-8 8-34 83-67 167-101 249-1 4-1 5-1 6 0 4 3 6 7 6s5-3 6-6c34-84 67-167 101-251z"><text:p/></draw:path><draw:path draw:style-name="gr3" draw:text-style-name="P6" svg:width="0.0673in" svg:height="0.0768in" svg:x="0.2717in" svg:y="0.0598in" svg:viewBox="0 0 172 196" svg:d="M172 3c0-1 0-3-4-3-1 0-2 0-5 3-4 6-9 10-13 16-10-15-28-19-44-19-38 0-72 31-72 62 0 4 1 15 9 25 9 11 19 13 37 18 6 1 19 4 23 5 9 2 26 8 26 28 0 22-23 48-54 48-24 0-53-9-53-39 0-3 1-8 2-13 0-1 0-2 0-2 0-3-3-3-4-3-3 0-5 0-6 5-4 18-8 35-13 54 0 1-1 2-1 5 0 1 1 3 4 3 2 0 2-1 6-5 2-3 10-12 12-15 14 17 36 20 52 20 40 0 74-35 74-67 0-12-5-23-10-30-10-9-15-10-49-19-6-1-15-3-17-4-7-2-18-9-18-24 0-21 24-43 52-43 29 0 43 16 43 42 0 3-1 9-1 12 0 4 3 4 5 4 3 0 4-2 6-6 4-19 8-39 13-58z"><text:p/></draw:path><draw:path draw:style-name="gr3" draw:text-style-name="P6" svg:width="0.1012in" svg:height="0.035in" svg:x="0.4024in" svg:y="0.052in" svg:viewBox="0 0 258 90" svg:d="M244 15c6 0 14 0 14-7 0-8-8-8-14-8-77 0-154 0-231 0-5 0-13 0-13 8 0 7 8 7 13 7 77 0 154 0 231 0zM244 90c6 0 14 0 14-8 0-7-8-7-14-7-77 0-154 0-231 0-5 0-13 0-13 7 0 8 8 8 13 8 77 0 154 0 231 0z"><text:p/></draw:path><draw:path draw:style-name="gr3" draw:text-style-name="P6" svg:width="0.0898in" svg:height="0.1094in" svg:x="0.5626in" svg:y="0in" svg:viewBox="0 0 229 279" svg:d="M229 4c0-2-1-4-4-4s-3 0-7 6c-7 7-12 14-19 21-10-17-29-27-55-27-49 0-96 44-96 91 0 31 21 49 41 55 13 4 28 7 41 10 14 5 35 10 35 42 0 33-31 69-69 69-24 0-67-8-67-56 0-9 1-17 2-20 0-1 1-2 1-2 0-4-4-4-6-4s-2 0-3 1c-2 1-23 88-23 89 0 3 1 4 4 4 2 0 3 0 7-5 7-7 12-14 19-22 16 22 43 27 65 27 53 0 99-51 99-97 0-27-13-40-20-46-9-8-14-11-49-19-8-3-22-6-26-7-10-3-23-14-23-35 0-31 31-64 67-64 33 0 56 16 56 59 0 12-1 20-1 22 1 2 0 4 5 4 3 0 4-1 5-8 7-27 14-56 21-84z"><text:p/></draw:path></draw:g></text:span></text:p>
      <text:p text:style-name="P48">הוכחה: <text:span text:style-name="T2">נסתמך על סעיף 5(א)(i) על מנת להסיק ש־</text:span><text:span text:style-name="T2"><draw:g text:anchor-type="as-char" svg:y="-0.1035in" draw:z-index="470" draw:name="Shape293" draw:style-name="gr1"><svg:title>TexMaths</svg:title><svg:desc>11§display§R_{A / S}§svg§600§FALSE§</svg:desc><draw:path draw:style-name="gr2" draw:text-style-name="P5" svg:width="0.3283in" svg:height="0.1409in" svg:x="0.0024in" svg:y="0.0071in" svg:viewBox="0 0 835 359" svg:d="M0 0c278 0 556 0 835 0 0 120 0 239 0 359-279 0-557 0-835 0 0-120 0-239 0-359z"><text:p/></draw:path><draw:path draw:style-name="gr3" draw:text-style-name="P6" svg:width="0.1083in" svg:height="0.1059in" svg:x="0.0004in" svg:y="0in" svg:viewBox="0 0 276 270" svg:d="M130 26c2-8 3-13 10-14 4 0 16 0 24 0 27 0 70 0 70 38 0 13-6 40-22 54-10 10-29 23-65 23-14 0-28 0-43 0 9-34 17-67 26-101zM185 132c39-8 84-35 84-74 0-34-34-58-84-58-38 0-74 0-110 0-8 0-11 0-11 8 0 4 3 4 10 4 1 0 8 0 15 1 7 0 10 1 10 6 0 2 0 3-1 7-18 68-34 137-52 205-4 16-4 19-35 19-7 0-11 0-11 8 0 3 3 2 5 3 11 0 39-1 50-1 10 0 37 1 48 1 4 0 8 0 8-8 0-3-3-3-11-3-14 0-25 0-25-8 0-2 1-4 2-6 9-34 16-67 25-101 16 0 30 0 45 0 36 0 43 22 43 35 0 7-3 18-5 26-4 10-7 25-7 32 0 42 46 42 52 42 33 0 46-39 46-44 0-4-3-2-4-4-4 0-5 2-6 4-10 29-26 35-35 35-12 0-15-8-15-23 0-12 2-32 4-43 0-5 1-13 1-17 0-30-25-42-36-46z"><text:p/></draw:path><draw:path draw:style-name="gr3" draw:text-style-name="P6" svg:width="0.0795in" svg:height="0.0752in" svg:x="0.1161in" svg:y="0.0555in" svg:viewBox="0 0 203 192" svg:d="M40 159c-9 14-18 22-35 23-2 0-5 0-5 6 0 3 2 4 3 4 7 0 17-1 23-1 9 0 20 1 28 1 2 0 5 0 5-7 0-3-3-3-4-3-2 0-12-1-12-9 0-2 3-7 4-10 8-11 15-21 22-32 26 0 52 0 77 0 2 14 5 28 7 43-1 4-3 8-19 8-3 0-6 0-6 6 0 1 0 4 3 4 9 0 27-1 35-1 6 0 11 0 17 0 4 0 9 1 15 1 3 0 5-2 5-5 0-5-3-5-7-5-17 0-17-2-18-9-8-56-15-110-23-165-1-7-2-8-7-8s-6 2-9 5c-33 52-66 103-99 154zM76 121c19-30 37-58 56-88 4 30 9 58 13 88-23 0-46 0-69 0z"><text:p/></draw:path><draw:path draw:style-name="gr3" draw:text-style-name="P6" svg:width="0.0449in" svg:height="0.1051in" svg:x="0.2091in" svg:y="0.0516in" svg:viewBox="0 0 115 268" svg:d="M114 11c1-3 1-3 1-4 0-5-3-7-6-7-5 0-6 3-7 7-34 83-67 166-101 249-1 3-1 4-1 5 0 4 3 7 7 7s5-4 6-7c34-83 67-167 101-250z"><text:p/></draw:path><draw:path draw:style-name="gr3" draw:text-style-name="P6" svg:width="0.0673in" svg:height="0.0764in" svg:x="0.2709in" svg:y="0.0563in" svg:viewBox="0 0 172 195" svg:d="M172 3c0-1-2-3-4-3s-2 0-5 4c-5 6-9 10-13 16-10-15-28-20-44-20-39 0-72 31-72 61 0 5 0 16 9 26 9 11 19 13 37 17 6 1 19 5 23 6 9 2 26 7 26 28s-23 47-54 47c-24 0-53-8-53-38 0-3 1-9 2-13 0-1 0-2 0-2 0-4-3-4-4-4-5 0-5 0-6 6-4 17-9 35-13 54-1 1-1 2-1 4 0 1 1 3 3 3s2-1 6-4c3-3 10-12 13-15 14 16 35 19 52 19 40 0 73-35 73-67 0-12-4-23-11-29-8-9-13-10-48-19-6-1-14-3-17-4-6-2-18-9-18-24 0-21 24-43 53-43 28 0 42 16 42 41 0 5-1 10-1 13 0 4 4 4 5 4 4 0 4-1 5-7 5-18 9-38 15-57z"><text:p/></draw:path></draw:g></text:span><text:span text:style-name="T2"> יחס שקילות. מכאן ואילך, נוכיח באמצעות הכלה דו כיוונית. </text:span></text:p>
      <text:list text:style-name="L8">
        <text:list-item>
          <text:p text:style-name="P49"><text:span text:style-name="T2">יהי </text:span><text:span text:style-name="T2"><draw:g text:anchor-type="as-char" svg:y="-0.1134in" draw:z-index="471" draw:name="Shape294" draw:style-name="gr1"><svg:title>TexMaths</svg:title><svg:desc>11§display§\la x, y \ra \in A§svg§600§FALSE§</svg:desc><draw:path draw:style-name="gr2" draw:text-style-name="P5" svg:width="0.6323in" svg:height="0.1358in" svg:x="0.0004in" svg:y="0.0071in" svg:viewBox="0 0 1607 346" svg:d="M804 346c-268 0-536 0-804 0 0-116 0-230 0-346 536 0 1072 0 1607 0 0 116 0 230 0 346-267 0-535 0-803 0z"><text:p/></draw:path><draw:path draw:style-name="gr3" draw:text-style-name="P6" svg:width="0.0335in" svg:height="0.1512in" svg:x="0.0094in" svg:y="0in" svg:viewBox="0 0 86 385" svg:d="M84 15c2-4 2-5 2-7 0-5-3-8-8-8-3 0-5 2-9 9-22 59-45 118-67 177-1 2-2 4-2 8 0 1 0 1 2 5 22 59 45 118 67 176 1 5 4 10 9 10s8-3 8-7c0-1 0-3-2-7-23-59-45-119-69-177 24-60 46-119 69-179z"><text:p/></draw:path><draw:path draw:style-name="gr3" draw:text-style-name="P6" svg:width="0.0756in" svg:height="0.0685in" svg:x="0.0563in" svg:y="0.0461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173in" svg:height="0.0453in" svg:x="0.152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697in" svg:height="0.0976in" svg:x="0.211in" svg:y="0.0461in" svg:viewBox="0 0 178 249" svg:d="M176 24c2-5 2-6 2-9 0-7-5-11-11-11-4 0-10 3-14 8 0 2-3 14-6 21-2 10-4 21-7 31-6 23-11 46-17 69-2 7-18 33-44 33-20 0-24-16-24-31 0-17 7-41 20-76 6-15 8-19 8-27 0-18-13-32-32-32-37 0-51 56-51 59 0 5 3 5 4 5 5 0 5-1 7-8 10-36 25-47 39-47 3 0 9 0 9 12 0 10-4 20-6 27-16 41-22 63-22 81 0 34 24 46 47 46 14 0 28-7 39-18-6 20-10 40-26 59-10 13-24 24-41 24-6 0-24-1-30-15 5 0 11 0 16-6 4-3 8-8 8-14 0-12-11-13-14-13-9 0-22 5-22 24s17 33 42 33c39 0 79-35 90-77 12-50 24-99 36-148z"><text:p/></draw:path><draw:path draw:style-name="gr3" draw:text-style-name="P6" svg:width="0.0335in" svg:height="0.1512in" svg:x="0.2949in" svg:y="0in" svg:viewBox="0 0 86 385" svg:d="M84 199c2-4 2-4 2-5 0-2 0-2-2-7-22-59-45-119-67-178-3-7-5-9-9-9-5 0-8 3-8 8 0 1 0 2 2 6 23 60 45 119 68 180-23 58-45 118-68 176-2 4-2 5-2 8 0 4 3 7 8 7 4 0 6-4 7-7 24-60 46-119 69-179z"><text:p/></draw:path><draw:path draw:style-name="gr3" draw:text-style-name="P6" svg:width="0.076in" svg:height="0.087in" svg:x="0.4004in" svg:y="0.0311in" svg:viewBox="0 0 194 222" svg:d="M179 120c7 0 15 0 15-8 0-9-8-9-15-9-55 0-109 0-164 0 6-50 50-88 104-88 20 0 41 0 60 0 7 0 15 0 15-7 0-8-8-8-15-8-19 0-40 0-60 0-66 0-119 50-119 112s53 110 119 110c20 0 41 0 60 0 7 0 15 0 15-7s-8-7-15-7c-19 0-40 0-60 0-54 0-98-37-104-88 55 0 109 0 164 0z"><text:p/></draw:path><draw:path draw:style-name="gr3" draw:text-style-name="P6" svg:width="0.1039in" svg:height="0.1079in" svg:x="0.5366in" svg:y="0.0043in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/draw:g></text:span><text:span text:style-name="T2">, נניח </text:span><text:span text:style-name="T2"><draw:g text:anchor-type="as-char" svg:y="-0.1134in" draw:z-index="474" draw:name="Shape295" draw:style-name="gr1"><svg:title>TexMaths</svg:title><svg:desc>11§display§\la x, y \ra \in R_{A / S}§svg§600§FALSE§</svg:desc><draw:path draw:style-name="gr2" draw:text-style-name="P5" svg:width="0.8669in" svg:height="0.1516in" svg:x="0.0004in" svg:y="0.0071in" svg:viewBox="0 0 2203 386" svg:d="M0 0c734 0 1469 0 2203 0 0 129 0 258 0 386-734 0-1469 0-2203 0 0-128 0-257 0-386z"><text:p/></draw:path><draw:path draw:style-name="gr3" draw:text-style-name="P6" svg:width="0.0335in" svg:height="0.1512in" svg:x="0.0094in" svg:y="0in" svg:viewBox="0 0 86 385" svg:d="M84 14c2-4 2-4 2-6 0-5-4-8-8-8-3 0-7 2-9 9-23 59-45 118-68 177 0 2-1 4-1 7 0 2 0 2 1 6 23 59 45 118 68 177 1 4 4 9 9 9 4 0 8-3 8-8 0-1 0-2-2-6-24-60-46-119-69-178 23-60 45-119 69-179z"><text:p/></draw:path><draw:path draw:style-name="gr3" draw:text-style-name="P6" svg:width="0.0752in" svg:height="0.0685in" svg:x="0.0563in" svg:y="0.0461in" svg:viewBox="0 0 192 175" svg:d="M118 54c2-10 11-45 38-45 2 0 11 0 19 4-11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6 41-30 4 15 19 30 42 30 39 0 61-50 61-59 0-4-3-4-4-4-3 0-4 1-6 4-12 41-38 50-51 50-15 0-21-12-21-25 0-9 2-17 6-34 5-18 9-35 14-53z"><text:p/></draw:path><draw:path draw:style-name="gr3" draw:text-style-name="P6" svg:width="0.0173in" svg:height="0.0453in" svg:x="0.152in" svg:y="0.0976in" svg:viewBox="0 0 45 116" svg:d="M45 41c0-26-10-41-25-41-12 0-20 10-20 21 0 10 8 20 20 20 4 0 10-1 14-5 1-1 1-1 1-1 1 0 1 0 1 6 0 28-13 51-26 64-5 4-5 5-5 6 0 3 3 5 5 5 4 0 35-30 35-75z"><text:p/></draw:path><draw:path draw:style-name="gr3" draw:text-style-name="P6" svg:width="0.0697in" svg:height="0.0976in" svg:x="0.211in" svg:y="0.0461in" svg:viewBox="0 0 178 249" svg:d="M176 24c2-5 2-6 2-10 0-6-5-10-11-10-4 0-11 3-14 8 0 2-3 14-6 21-2 10-5 21-7 31-6 23-12 46-18 70-1 6-18 32-43 32-20 0-24-16-24-31 0-17 7-41 20-76 6-15 7-19 7-27 0-18-12-32-31-32-37 0-51 56-51 59 0 5 3 5 4 5 4 0 5-1 7-8 10-36 25-47 38-47 4 0 10 0 10 12 0 10-4 20-6 27-16 41-23 63-23 81 0 35 25 46 47 46 15 0 29-7 40-18-6 21-10 40-26 59-10 13-24 24-43 24-5 0-22-1-28-16 5 0 11 0 16-5 4-3 8-7 8-14 0-12-11-14-14-14-9 0-22 6-22 25 0 18 17 33 40 33 41 0 81-36 92-77 12-50 24-99 36-148z"><text:p/></draw:path><draw:path draw:style-name="gr3" draw:text-style-name="P6" svg:width="0.0335in" svg:height="0.1512in" svg:x="0.2949in" svg:y="0in" svg:viewBox="0 0 86 385" svg:d="M84 199c2-4 2-5 2-6 0-3 0-2-2-6-22-59-46-119-68-178-2-7-4-9-8-9-5 0-8 3-8 8 0 1 0 2 1 6 23 60 46 119 69 179-23 59-46 118-69 178-1 3-1 4-1 6 0 5 3 8 8 8 4 0 6-4 7-8 23-59 45-118 69-178z"><text:p/></draw:path><draw:path draw:style-name="gr3" draw:text-style-name="P6" svg:width="0.0752in" svg:height="0.087in" svg:x="0.4004in" svg:y="0.0315in" svg:viewBox="0 0 192 222" svg:d="M179 119c7 0 13 0 13-8s-6-8-13-8c-55 0-109 0-164 0 5-51 50-88 104-88 20 0 40 0 60 0 7 0 13 0 13-7 0-8-6-8-13-8-20 0-40 0-60 0-66 0-119 48-119 111 0 62 53 111 119 111 20 0 40 0 60 0 7 0 13 0 13-7s-6-7-13-7c-20 0-40 0-60 0-54 0-99-36-104-89 55 0 109 0 164 0z"><text:p/></draw:path><draw:path draw:style-name="gr3" draw:text-style-name="P6" svg:width="0.1083in" svg:height="0.1063in" svg:x="0.5374in" svg:y="0.0098in" svg:viewBox="0 0 276 271" svg:d="M129 26c2-9 3-13 11-14 3-1 15-1 23-1 27 0 70 0 70 39 0 13-5 39-21 55-10 9-31 22-65 22-14 0-29 0-44 0 9-35 17-68 26-101zM185 132c38-9 84-35 84-75 0-33-35-57-85-57-37 0-74 0-110 0-8 0-11 0-11 8 0 3 3 3 11 3 1 0 7 0 14 1 8 1 11 1 11 7 0 1-1 2-2 6-18 70-34 139-52 207-3 16-4 18-35 18-7 0-10 0-10 8 0 4 4 4 5 4 11 0 38-1 49-1s38 1 49 1c3 0 8 0 8-8 0-4-4-4-11-4-14 0-25 0-25-7 0-2 1-4 1-6 9-33 16-68 25-102 16 0 31 0 46 0 36 0 42 22 42 36 0 5-2 17-5 26-3 11-6 24-6 32 0 42 46 42 52 42 32 0 46-40 46-44 0-6-4-6-6-6-3 0-3 3-4 6-10 28-26 35-35 35-13 0-16-9-16-23 0-12 3-31 4-43 1-6 2-13 2-19 0-30-26-42-36-45z"><text:p/></draw:path><draw:path draw:style-name="gr3" draw:text-style-name="P6" svg:width="0.0795in" svg:height="0.076in" svg:x="0.6524in" svg:y="0.0657in" svg:viewBox="0 0 203 194" svg:d="M41 161c-10 14-19 22-34 23-4 0-7 0-7 5 0 4 2 5 4 5 7 0 16-1 23-1 9 0 20 1 28 1 1 0 5 0 5-7 0-3-3-3-4-3-2-1-12-1-12-9 0-3 2-8 4-10 7-11 15-22 21-33 27 0 52 0 78 0 3 14 5 29 7 44-1 3-3 8-19 8-3 0-7 0-7 5 0 1 1 5 4 5 8 0 27-1 35-1 5 0 11 0 16 0s11 1 15 1 5-3 5-7c0-3-3-3-7-3-16 0-16-2-17-9-7-56-16-111-24-167 0-6-2-8-7-8s-6 3-8 7c-33 51-66 102-99 154zM76 122c19-30 38-59 57-89 4 30 8 59 12 89-23 0-46 0-69 0z"><text:p/></draw:path><draw:path draw:style-name="gr3" draw:text-style-name="P6" svg:width="0.0457in" svg:height="0.1059in" svg:x="0.7457in" svg:y="0.0618in" svg:viewBox="0 0 117 270" svg:d="M115 12c2-3 2-4 2-5 0-4-4-7-7-7-4 0-6 3-7 7-34 83-67 167-101 251-2 3-2 4-2 5 0 4 4 7 7 7 4 0 6-4 7-7 34-84 67-167 101-251z"><text:p/></draw:path><draw:path draw:style-name="gr3" draw:text-style-name="P6" svg:width="0.0673in" svg:height="0.0764in" svg:x="0.8083in" svg:y="0.0661in" svg:viewBox="0 0 172 195" svg:d="M172 3c0-1-2-3-4-3s-2 0-5 3c-5 6-9 10-13 16-11-15-28-19-44-19-39 0-72 31-72 62 0 4 0 15 9 25 9 11 19 13 37 18 6 1 19 4 23 5 9 2 26 8 26 28 0 22-23 48-54 48-24 0-53-9-53-39 0-3 0-8 1-14 1 0 1-1 1-1 0-3-3-3-4-3-5 0-5 0-6 5-4 18-9 35-13 54-1 1-1 2-1 5 0 1 1 2 3 2s2 0 6-4c3-3 10-12 13-15 14 17 35 19 52 19 40 0 73-34 73-66 0-12-4-23-11-30-8-10-13-11-48-19-6-1-14-3-17-4-6-2-18-9-18-24 0-22 24-43 53-43 28 0 42 16 42 42 0 3-1 10-1 12 0 4 4 4 5 4 4 0 4-2 5-6 5-19 10-39 15-58z"><text:p/></draw:path></draw:g></text:span><text:span text:style-name="T2">, ולפי הגדרת מכפלה קרטזית </text:span><text:span text:style-name="T2"><draw:g text:anchor-type="as-char" svg:y="-0.1083in" draw:z-index="472" draw:name="Shape296" draw:style-name="gr1"><svg:title>TexMaths</svg:title><svg:desc>11§display§x, y \in A§svg§600§FALSE§</svg:desc><draw:path draw:style-name="gr2" draw:text-style-name="P5" svg:width="0.5138in" svg:height="0.1232in" svg:x="0.0039in" svg:y="0.0079in" svg:viewBox="0 0 1306 314" svg:d="M0 0c436 0 870 0 1306 0 0 104 0 210 0 314-436 0-870 0-1306 0 0-104 0-210 0-314z"><text:p/></draw:path><draw:path draw:style-name="gr3" draw:text-style-name="P6" svg:width="0.0756in" svg:height="0.0685in" svg:x="0.0004in" svg:y="0.0413in" svg:viewBox="0 0 193 175" svg:d="M118 54c2-10 11-45 38-45 2 0 11 0 20 4-11 2-19 12-19 21 0 7 5 14 15 14 8 0 21-7 21-23 0-20-24-25-37-25-22 0-35 21-39 30-10-26-31-30-42-30-41 0-63 49-63 59 0 5 3 3 5 5 3 0 4-1 5-5 13-40 39-50 52-50 7 0 21 3 21 25 0 12-7 38-21 92-7 24-20 40-37 40-3 0-12 0-19-5 10-2 17-9 17-20s-7-15-14-15c-11 0-21 11-21 23 0 18 20 26 36 26 26 0 40-28 41-30 4 14 19 30 42 30 39 0 61-50 61-60 0-4-3-4-4-4-3 0-4 2-5 4-13 42-39 51-51 51-15 0-22-12-22-25 0-9 2-17 7-34 4-18 8-36 13-53z"><text:p/></draw:path><draw:path draw:style-name="gr3" draw:text-style-name="P6" svg:width="0.0173in" svg:height="0.0449in" svg:x="0.0961in" svg:y="0.0929in" svg:viewBox="0 0 45 115" svg:d="M45 41c0-26-10-41-24-41-13 0-21 10-21 21 0 10 8 20 21 20 4 0 9-1 13-5 1-1 1-2 2-2 0 2 0 1 0 7 0 28-14 50-26 63-4 4-3 6-3 7 0 2 1 4 3 4 4 0 35-29 35-74z"><text:p/></draw:path><draw:path draw:style-name="gr3" draw:text-style-name="P6" svg:width="0.0697in" svg:height="0.0972in" svg:x="0.1551in" svg:y="0.0413in" svg:viewBox="0 0 178 248" svg:d="M176 23c2-4 2-5 2-9 0-6-5-10-11-10-4 0-10 3-14 8 0 2-3 14-6 21-2 10-4 21-7 31-6 23-11 46-17 69-2 6-18 33-44 33-20 0-24-17-24-31 0-17 7-42 20-76 6-15 8-19 8-27 0-18-13-32-32-32-37 0-51 56-51 59 0 5 3 5 4 5 5 0 5-1 7-8 10-36 25-47 39-47 3 0 9 0 9 12 0 10-3 20-6 27-16 41-22 63-22 81 0 34 24 46 47 46 14 0 28-7 39-18-6 20-10 39-26 58-10 13-24 24-41 24-6 0-24-1-30-15 6 0 11 0 16-5 5-4 8-8 8-16 0-12-10-13-14-13-9 0-22 6-22 24 0 20 17 34 42 34 39 0 79-35 90-78 12-49 24-99 36-147z"><text:p/></draw:path><draw:path draw:style-name="gr3" draw:text-style-name="P6" svg:width="0.076in" svg:height="0.087in" svg:x="0.285in" svg:y="0.0268in" svg:viewBox="0 0 194 222" svg:d="M180 119c7 0 14 0 14-8s-7-8-14-8c-55 0-108 0-163 0 4-51 48-88 103-88 20 0 41 0 60 0 7 0 14 0 14-7 0-8-7-8-14-8-20 0-40 0-61 0-66 0-119 48-119 111 0 61 53 111 119 111 21 0 41 0 61 0 7 0 14 0 14-8s-7-8-14-8c-19 0-40 0-60 0-55 0-99-36-103-87 55 0 108 0 163 0z"><text:p/></draw:path><draw:path draw:style-name="gr3" draw:text-style-name="P6" svg:width="0.1039in" svg:height="0.1079in" svg:x="0.4217in" svg:y="0in" svg:viewBox="0 0 265 275" svg:d="M56 231c-15 25-31 30-48 32-5 1-8 1-8 7 0 2 2 5 6 5 9 0 22-2 33-2 12 0 26 2 38 2 2 0 8 0 8-8 0-3-5-4-7-4-9 0-17-4-17-14 0-4 2-8 4-14 10-16 20-33 30-49 32 0 65 0 96 0 2 7 7 60 7 64 0 11-20 13-27 13-6 0-10 0-10 7 0 5 4 5 5 5 16 0 33-2 49-2 9 0 34 2 44 2 2 0 6 0 6-8 0-4-4-4-9-4-24 0-24-3-25-14-8-80-15-160-23-240-1-8-1-9-8-9-6 0-7 2-10 7-45 74-89 149-134 224zM102 175c26-43 51-86 76-128 5 42 8 85 12 128-29 0-58 0-88 0z"><text:p/></draw:path></draw:g></text:span><text:span text:style-name="T2">. נוכיח </text:span><text:span text:style-name="T2"><draw:g text:anchor-type="as-char" svg:y="-0.1134in" draw:z-index="473" draw:name="Shape297" draw:style-name="gr1"><svg:title>TexMaths</svg:title><svg:desc>11§display§\la x, y \ra \in S§svg§600§FALSE§</svg:desc><draw:path draw:style-name="gr2" draw:text-style-name="P5" svg:width="0.6205in" svg:height="0.1358in" svg:x="0.0004in" svg:y="0.0071in" svg:viewBox="0 0 1577 346" svg:d="M788 346c-262 0-525 0-788 0 0-116 0-230 0-346 526 0 1051 0 1577 0 0 116 0 230 0 346-263 0-526 0-789 0z"><text:p/></draw:path><draw:path draw:style-name="gr3" draw:text-style-name="P6" svg:width="0.0335in" svg:height="0.1512in" svg:x="0.0094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6" svg:width="0.0752in" svg:height="0.0685in" svg:x="0.0563in" svg:y="0.0461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6" svg:width="0.0173in" svg:height="0.0453in" svg:x="0.152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697in" svg:height="0.0976in" svg:x="0.211in" svg:y="0.0461in" svg:viewBox="0 0 178 249" svg:d="M176 24c2-5 2-6 2-9 0-7-5-11-11-11-4 0-11 3-14 8 0 2-3 14-6 21-2 10-5 21-7 31-6 23-12 46-18 69-1 7-18 33-43 33-20 0-24-16-24-31 0-17 7-41 20-76 6-15 7-19 7-27 0-18-12-32-31-32-37 0-51 56-51 59 0 5 3 5 4 5 5 0 5-1 7-8 10-36 25-47 38-47 4 0 10 0 10 12 0 10-4 20-6 27-16 41-22 63-22 81 0 34 24 46 46 46 15 0 29-7 40-18-6 20-10 40-26 59-10 13-24 24-43 24-5 0-22-1-28-15 5 0 11 0 16-6 4-3 8-8 8-14 0-12-11-13-14-13-9 0-22 5-22 24s17 33 40 33c41 0 81-35 92-77 12-50 24-99 36-148z"><text:p/></draw:path><draw:path draw:style-name="gr3" draw:text-style-name="P6" svg:width="0.0335in" svg:height="0.1512in" svg:x="0.2949in" svg:y="0in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6" svg:width="0.0752in" svg:height="0.087in" svg:x="0.4in" svg:y="0.0311in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3" draw:text-style-name="P6" svg:width="0.0898in" svg:height="0.1098in" svg:x="0.539in" svg:y="0.0067in" svg:viewBox="0 0 229 280" svg:d="M229 3c0-1-1-3-5-3-2 0-2 0-6 6-7 7-12 14-19 22-10-18-31-28-55-28-49 0-96 44-96 91 0 31 20 49 40 55 14 4 27 7 42 10 14 4 35 10 35 41 0 34-32 71-69 71-26 0-67-9-67-57 0-8 1-17 2-19 0-3 0-3 0-4 0-3-2-3-5-3-2 0-2 0-3 1-2 1-23 88-23 89 0 2 1 5 3 5s2 0 8-6c7-6 12-14 19-22 16 22 43 28 65 28 52 0 97-52 97-98 0-27-12-40-18-45-9-9-15-11-49-20-8-2-23-6-26-7-10-3-23-14-23-35 0-31 31-64 67-64 32 0 56 17 56 59 0 13-2 20-2 22 2 2 0 4 5 4 4 0 4-1 6-8 6-29 14-56 21-85z"><text:p/></draw:path></draw:g></text:span><text:span text:style-name="T2">. לפי ההנחה, קיימת </text:span><text:span text:style-name="T2"><draw:g text:anchor-type="as-char" svg:y="-0.1134in" draw:z-index="475" draw:name="Shape298" draw:style-name="gr1"><svg:title>TexMaths</svg:title><svg:desc>11§display§X \in A / S§svg§600§FALSE§</svg:desc><draw:path draw:style-name="gr2" draw:text-style-name="P5" svg:width="0.5957in" svg:height="0.1358in" svg:x="0.0039in" svg:y="0.0071in" svg:viewBox="0 0 1514 346" svg:d="M757 346c-252 0-504 0-757 0 0-116 0-230 0-346 505 0 1009 0 1514 0 0 116 0 230 0 346-252 0-505 0-757 0z"><text:p/></draw:path><draw:path draw:style-name="gr3" draw:text-style-name="P6" svg:width="0.1248in" svg:height="0.1028in" svg:x="0.0004in" svg:y="0.0098in" svg:viewBox="0 0 318 262" svg:d="M177 105c-11-27-22-52-33-77-1-4-1-4-2-5 0-2 6-10 23-11 4-1 8-1 8-8 0-4-5-4-6-4-16 0-33 1-48 1-10 0-34-1-44-1-2 0-7 0-7 8 0 4 3 4 9 4 23 0 25 3 29 12 15 37 30 72 46 108-28 29-54 57-82 86-2 2-3 3-5 4-19 21-38 27-57 28-5 1-8 1-8 8 0 1 0 4 4 4 12 0 25-1 37-1 14 0 29 1 44 1 2 0 6 0 6-8 0-3-3-2-4-4-3 0-16-1-16-12 0-6 6-12 10-17 14-13 27-27 40-40 12-14 23-27 35-39 13 31 25 62 39 91 2 5 2 5 2 6 0 3-8 10-23 11-4 1-8 1-8 8 0 4 4 4 7 4 11 0 37-1 48-1 10 0 33 1 43 1 2 0 8 0 8-8 0-4-5-4-8-4-25 0-27-1-33-17-16-35-41-94-50-117 27-28 67-74 80-85 11-9 25-18 48-19 5-1 9-1 9-8 0-1 0-4-5-4-12 0-25 1-36 1-14 0-30-1-43-1-3 0-8 0-8 8 0 2 3 3 5 4 3 0 15 1 15 11 0 6-4 11-7 14-21 22-41 44-62 68z"><text:p/></draw:path><draw:path draw:style-name="gr3" draw:text-style-name="P6" svg:width="0.0752in" svg:height="0.087in" svg:x="0.189in" svg:y="0.0311in" svg:viewBox="0 0 192 222" svg:d="M179 120c7 0 13 0 13-8 0-9-6-9-13-9-55 0-109 0-164 0 5-50 50-88 104-88 20 0 40 0 60 0 7 0 13 0 13-7 0-8-6-8-13-8-21 0-40 0-61 0-66 0-118 50-118 112s52 110 118 110c21 0 40 0 61 0 7 0 13 0 13-7s-6-7-13-7c-20 0-40 0-60 0-54 0-99-37-104-88 55 0 109 0 164 0z"><text:p/></draw:path><draw:path draw:style-name="gr3" draw:text-style-name="P6" svg:width="0.1039in" svg:height="0.1079in" svg:x="0.3248in" svg:y="0.0043in" svg:viewBox="0 0 265 275" svg:d="M56 231c-15 26-31 31-47 32-5 1-9 1-9 8 0 2 2 4 5 4 10 0 22-1 33-1 14 0 27 1 39 1 2 0 8 0 8-7 0-4-4-5-7-5-9 0-18-3-18-13 0-4 3-9 6-14 10-17 19-32 29-49 33 0 64 0 97 0 0 9 6 60 6 64 0 11-20 12-28 12-5 0-8 0-8 8 0 4 3 3 4 4 16 0 33-1 48-1 10 0 34 1 44 1 3 0 7 0 7-7 0-5-3-5-9-5-23 0-23-2-25-13-8-79-16-160-23-240-1-8-1-10-8-10-5 0-8 3-10 7-45 74-89 149-134 224zM102 175c26-43 51-85 76-127 4 42 9 84 13 127-29 0-59 0-89 0z"><text:p/></draw:path><draw:path draw:style-name="gr3" draw:text-style-name="P6" svg:width="0.0591in" svg:height="0.1512in" svg:x="0.4421in" svg:y="0in" svg:viewBox="0 0 151 385" svg:d="M148 15c3-5 3-6 3-7 0-5-5-8-8-8s-6 1-7 3c-45 123-89 245-134 367-2 5-2 7-2 8 0 4 3 7 8 7 4 0 6-3 8-10 44-120 88-240 132-360z"><text:p/></draw:path><draw:path draw:style-name="gr3" draw:text-style-name="P6" svg:width="0.0902in" svg:height="0.1098in" svg:x="0.5173in" svg:y="0.0067in" svg:viewBox="0 0 230 280" svg:d="M230 3c0-1-1-3-5-3-2 0-2 0-6 6-7 7-12 14-19 22-10-18-31-28-56-28-48 0-95 44-95 91 0 31 20 49 40 55 14 4 28 7 42 10 14 4 35 10 35 41 0 34-32 71-69 71-26 0-68-9-68-57 0-8 2-17 3-19 0-3 0-3 0-4 0-3-2-3-5-3-2 0-2 0-3 1-2 1-24 88-24 89 0 2 2 5 4 5 3 0 3 0 8-6 7-6 12-14 19-22 16 22 43 28 65 28 52 0 97-52 97-98 0-27-12-40-18-45-9-9-14-11-49-20-8-2-23-6-26-7-10-3-23-14-23-35 0-31 31-64 67-64 32 0 56 17 56 59 0 13-2 20-2 22 2 2 0 4 5 4 4 0 4-1 6-8 6-29 14-56 21-85z"><text:p/></draw:path></draw:g></text:span><text:span text:style-name="T2"><text:s/>כך ש־</text:span><text:span text:style-name="T2"><draw:g text:anchor-type="as-char" svg:y="-0.1134in" draw:z-index="476" draw:name="Shape299" draw:style-name="gr1"><svg:title>TexMaths</svg:title><svg:desc>11§display§\la x, y \ra \in X \times X§svg§600§FALSE§</svg:desc><draw:path draw:style-name="gr2" draw:text-style-name="P5" svg:width="0.976in" svg:height="0.1354in" svg:x="0.0004in" svg:y="0.0071in" svg:viewBox="0 0 2480 345" svg:d="M0 0c826 0 1654 0 2480 0 0 115 0 230 0 345-826 0-1654 0-2480 0 0-115 0-230 0-345z"><text:p/></draw:path><draw:path draw:style-name="gr3" draw:text-style-name="P6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756in" svg:height="0.0681in" svg:x="0.0563in" svg:y="0.0461in" svg:viewBox="0 0 193 174" svg:d="M118 54c2-10 11-46 38-46 1 0 11 0 19 5-11 2-19 12-19 21 0 7 5 13 16 13 7 0 21-6 21-22 0-19-24-25-37-25-22 0-36 20-40 29-10-26-31-29-42-29-40 0-62 50-62 59 0 4 3 4 5 4 3 0 4-1 4-5 13-40 40-50 53-50 6 0 20 4 20 26 0 12-6 38-20 92-7 24-20 40-38 40-2 0-11 0-18-5 8-2 17-10 17-21 0-10-9-13-14-13-11 0-21 10-21 22 0 17 19 25 36 25 26 0 40-26 41-29 4 15 19 29 42 29 39 0 61-50 61-59 0-4-3-4-4-4-4 0-4 1-5 5-14 40-39 50-52 50-14 0-21-13-21-25 0-9 2-18 7-34 4-18 8-35 13-53z"><text:p/></draw:path><draw:path draw:style-name="gr3" draw:text-style-name="P6" svg:width="0.0173in" svg:height="0.0453in" svg:x="0.152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6" svg:width="0.0697in" svg:height="0.0972in" svg:x="0.211in" svg:y="0.0461in" svg:viewBox="0 0 178 248" svg:d="M176 23c2-5 2-5 2-9 0-6-5-10-12-10-3 0-10 3-13 8-1 2-3 14-6 21-2 10-5 20-7 31-6 23-12 46-18 69-1 6-17 33-43 33-20 0-24-17-24-32 0-17 7-40 20-75 5-16 8-20 8-28 0-17-13-31-32-31-37 0-51 56-51 59 0 4 3 4 4 4 4 0 5-1 6-7 11-36 26-48 40-48 3 0 9 0 9 13 0 9-4 20-6 26-16 41-23 63-23 82 0 34 25 45 47 45 15 0 29-7 40-17-6 20-10 38-26 58-10 13-25 25-43 25-5 0-22-2-28-16 5 0 11 0 16-5 4-4 8-9 8-16 0-11-11-13-14-13-9 0-22 6-22 25 0 18 16 33 40 33 40 0 81-36 91-77 12-50 25-99 37-148z"><text:p/></draw:path><draw:path draw:style-name="gr3" draw:text-style-name="P6" svg:width="0.0335in" svg:height="0.1508in" svg:x="0.2949in" svg:y="0in" svg:viewBox="0 0 86 384" svg:d="M84 198c2-4 2-5 2-5 0-1 0-3-2-7-22-59-45-119-67-177-3-7-6-9-9-9-5 0-8 3-8 8 0 1 0 2 1 6 23 60 46 119 69 179-23 58-46 117-69 177-1 4-1 4-1 7 0 4 3 7 8 7 4 0 6-4 7-7 24-60 46-119 69-179z"><text:p/></draw:path><draw:path draw:style-name="gr3" draw:text-style-name="P6" svg:width="0.0756in" svg:height="0.087in" svg:x="0.4008in" svg:y="0.0311in" svg:viewBox="0 0 193 222" svg:d="M179 120c7 0 14 0 14-8 0-7-7-7-14-7-55 0-109 0-164 0 5-52 50-90 104-90 20 0 41 0 60 0 7 0 14 0 14-7 0-8-7-8-14-8-21 0-40 0-61 0-66 0-118 51-118 112 0 62 52 110 118 110 21 0 40 0 61 0 7 0 14 0 14-7 0-8-7-7-14-7-19 0-40 0-60 0-54 0-99-36-104-88 55 0 109 0 164 0z"><text:p/></draw:path><draw:path draw:style-name="gr3" draw:text-style-name="P6" svg:width="0.1248in" svg:height="0.1031in" svg:x="0.5354in" svg:y="0.0098in" svg:viewBox="0 0 318 263" svg:d="M177 106c-11-27-22-52-33-77-1-4-2-5-2-6 0-2 7-9 23-11 4 0 8 0 8-6s-5-6-6-6c-16 0-33 1-48 1-10 0-34-1-44-1-2 0-7 0-7 8 0 4 4 4 9 4 23 0 25 5 29 12 15 37 30 72 46 108-28 29-54 58-82 87-2 1-3 2-5 3-19 21-37 28-57 29-5 0-8 0-8 8 1 2 0 4 4 4 13 0 25-2 37-2 14 0 29 2 44 2 2 0 6 0 6-9 0-3-3-2-4-3-3-1-15-1-15-12 0-7 5-12 9-18 14-13 27-27 40-40 12-14 23-26 35-38 13 31 26 61 39 92 1 3 1 3 2 4 0 3-8 10-23 12-3 0-8 0-8 7 0 5 5 5 7 5 11 0 37-2 48-2 10 0 33 2 43 2 2 0 8 0 8-8 0-4-5-4-8-4-25-1-26-2-33-18-15-35-41-94-49-117 26-27 67-73 79-84 11-9 25-19 48-20 6 0 9 0 9-8-1-1 0-4-4-4-13 0-26 1-37 1-14 0-29-1-43-1-3 0-7 0-7 8 0 3 2 4 4 4 3 1 15 1 15 12 0 6-4 11-7 15-21 22-41 44-62 67z"><text:p/></draw:path><draw:path draw:style-name="gr3" draw:text-style-name="P6" svg:width="0.0732in" svg:height="0.0724in" svg:x="0.7252in" svg:y="0.0398in" svg:viewBox="0 0 187 185" svg:d="M94 81c-26-25-52-50-77-75-5-6-6-6-9-6-4 0-8 3-8 8 0 2 1 3 6 7 25 26 51 51 77 77-26 26-52 51-77 78-5 4-6 5-6 7 0 5 4 8 8 8 3 0 4 0 9-6 25-25 51-50 77-76 26 27 53 53 80 80 1 1 3 2 5 2 5 0 8-3 8-8 0-2 0-2-1-4-28-28-62-61-81-81 24-24 47-47 71-70 1-2 8-8 9-10 1-1 2-2 2-4 0-5-3-8-8-8-3 0-4 1-8 6-26 25-52 50-77 75z"><text:p/></draw:path><draw:path draw:style-name="gr3" draw:text-style-name="P6" svg:width="0.1248in" svg:height="0.1031in" svg:x="0.8594in" svg:y="0.0098in" svg:viewBox="0 0 318 263" svg:d="M176 106c-11-27-21-52-32-77-1-4-2-5-2-6 0-2 7-9 23-11 3 0 8 0 8-6s-5-6-6-6c-16 0-33 1-49 1-9 0-33-1-43-1-2 0-7 0-7 8 0 4 4 4 9 4 23 0 25 5 29 12 15 37 30 72 46 108-28 29-55 58-83 87-1 1-3 2-4 3-19 21-37 28-57 29-5 0-8 0-8 8 1 2 0 4 4 4 13 0 25-2 37-2 14 0 29 2 43 2 3 0 7 0 7-9 0-3-3-2-4-3-4-1-15-1-15-12 0-7 5-12 9-18 14-13 27-27 40-40 11-14 23-26 34-38 13 31 27 61 40 92 1 3 1 3 2 4 0 3-8 10-23 12-5 0-8 0-8 7 0 5 5 5 7 5 10 0 37-2 48-2 10 0 33 2 43 2 2 0 7 0 7-8 0-4-4-4-7-4-25-1-26-2-33-18-15-35-41-94-49-117 26-27 66-73 79-84 11-9 25-19 48-20 6 0 9 0 9-8-2-1 0-4-6-4-11 0-24 1-36 1-14 0-28-1-43-1-2 0-6 0-6 8 0 3 2 4 4 4 3 1 15 1 15 12 0 6-4 11-7 15-21 22-42 44-63 67z"><text:p/></draw:path></draw:g></text:span><text:span text:style-name="T2"> כלומר </text:span><text:span text:style-name="T2"><draw:g text:anchor-type="as-char" svg:y="-0.1043in" draw:z-index="477" draw:name="Shape300" draw:style-name="gr1"><svg:title>TexMaths</svg:title><svg:desc>11§display§x \in X \land y \in X§svg§600§FALSE§</svg:desc><draw:path draw:style-name="gr2" draw:text-style-name="P5" svg:width="0.9591in" svg:height="0.1177in" svg:x="0.0039in" svg:y="0.0071in" svg:viewBox="0 0 2437 300" svg:d="M0 0c812 0 1625 0 2437 0 0 100 0 201 0 300-812 0-1625 0-2437 0 0-99 0-200 0-300z"><text:p/></draw:path><draw:path draw:style-name="gr3" draw:text-style-name="P6" svg:width="0.0756in" svg:height="0.0677in" svg:x="0.0004in" svg:y="0.0362in" svg:viewBox="0 0 193 173" svg:d="M118 54c2-10 12-45 38-45 2 0 11 0 20 5-11 1-19 11-19 21 0 6 5 13 15 13 8 0 21-6 21-22 0-21-24-26-37-26-22 0-35 21-39 30-10-26-31-30-42-30-41 0-63 50-63 59 0 5 3 2 4 5 4 0 5-1 6-5 13-40 39-50 52-50 7 0 21 3 21 26 0 11-7 37-21 91-7 24-20 40-37 40-3 0-12 0-19-5 10-2 18-10 18-21s-8-13-14-13c-12 0-22 10-22 22 0 18 20 24 36 24 26 0 40-25 41-28 4 14 19 28 42 28 39 0 61-48 61-58 0-3-3-3-4-3-3 0-4 1-5 3-13 42-39 51-51 51-15 0-22-12-22-26 0-7 3-16 7-34 4-17 8-35 13-52z"><text:p/></draw:path><draw:path draw:style-name="gr3" draw:text-style-name="P6" svg:width="0.076in" svg:height="0.087in" svg:x="0.1378in" svg:y="0.0217in" svg:viewBox="0 0 194 222" svg:d="M180 120c7 0 14 0 14-8s-7-8-14-8c-55 0-109 0-164 0 5-51 49-89 104-89 20 0 41 0 60 0 7 0 14 0 14-7 0-8-7-8-14-8-20 0-40 0-61 0-66 0-119 50-119 112 0 60 53 110 119 110 21 0 41 0 61 0 7 0 14 0 14-8s-7-8-14-8c-19 0-40 0-60 0-55 0-99-35-104-86 55 0 109 0 164 0z"><text:p/></draw:path><draw:path draw:style-name="gr3" draw:text-style-name="P6" svg:width="0.1248in" svg:height="0.1024in" svg:x="0.2732in" svg:y="0in" svg:viewBox="0 0 318 261" svg:d="M176 104c-11-25-21-50-32-75-1-4-1-4-2-6 0-2 6-10 23-11 3 0 8-1 8-8 0-4-5-4-6-4-16 0-33 1-49 1-9 0-33-1-43-1-2 0-7 0-7 8 0 4 3 4 9 4 23 0 25 3 29 12 15 35 30 71 46 108-28 28-55 57-83 85-1 2-3 3-4 5-19 20-37 26-57 27-5 1-8 1-8 8 0 1 0 4 4 4 12 0 25-1 37-1 14 0 29 1 43 1 3 0 7 0 7-8 0-3-3-2-4-4-5 0-15-1-15-12 0-6 5-12 9-17 14-13 27-27 40-41 11-12 23-24 34-36 13 29 26 60 40 89 1 5 2 5 2 6 0 3-8 10-23 11-5 1-8 1-8 8 0 4 5 4 7 4 10 0 37-1 48-1 10 0 33 1 43 1 2 0 7 0 7-7 0-5-4-5-7-5-25 0-26-1-33-17-15-36-41-94-50-117 27-27 67-72 80-83 11-10 25-19 48-20 6 0 9 0 9-8-2-1 0-4-6-4-11 0-24 1-36 1-14 0-28-1-43-1-2 0-6 0-6 8 0 2 2 4 4 4 3 0 15 1 15 12 0 6-4 10-7 13-21 22-42 44-63 67z"><text:p/></draw:path><draw:path draw:style-name="gr3" draw:text-style-name="P6" svg:width="0.0843in" svg:height="0.0929in" svg:x="0.4492in" svg:y="0.013in" svg:viewBox="0 0 215 237" svg:d="M117 8c-4-7-6-8-9-8-6 0-7 2-9 8-32 71-65 142-97 214-2 4-2 5-2 7 0 5 3 8 8 8 3 0 5-1 8-8 31-67 61-135 92-203 30 68 60 136 90 203 3 8 8 8 9 8 4 0 8-3 8-8 0-1-1-1-3-6-32-72-63-144-95-215z"><text:p/></draw:path><draw:path draw:style-name="gr3" draw:text-style-name="P6" svg:width="0.0697in" svg:height="0.0972in" svg:x="0.5799in" svg:y="0.0362in" svg:viewBox="0 0 178 248" svg:d="M177 24c1-5 1-6 1-9 0-7-5-11-11-11-4 0-10 3-13 9-1 1-4 13-6 21-3 10-5 20-7 31-6 23-12 46-18 69-2 5-18 32-44 32-20 0-24-17-24-31 0-18 7-42 20-76 6-15 7-20 7-27 0-18-12-32-31-32-37 0-51 56-51 59 0 5 3 2 4 5 5 0 5-1 7-7 10-36 25-48 38-48 4 0 10 0 10 12 0 10-3 20-6 27-16 41-22 63-22 80 0 35 24 45 47 45 14 0 28-5 39-16-5 20-10 38-26 58-10 13-24 24-42 24-5 0-23-1-29-15 6 0 11 0 16-6 5-3 8-7 8-15 0-12-10-13-14-13-9 0-21 5-21 25 0 19 16 33 40 33 40 0 80-35 91-77 12-49 25-99 37-147z"><text:p/></draw:path><draw:path draw:style-name="gr3" draw:text-style-name="P6" svg:width="0.076in" svg:height="0.087in" svg:x="0.7102in" svg:y="0.0217in" svg:viewBox="0 0 194 222" svg:d="M180 120c7 0 14 0 14-8s-7-8-14-8c-55 0-108 0-163 0 4-51 48-89 103-89 20 0 41 0 60 0 7 0 14 0 14-7 0-8-7-8-14-8-20 0-40 0-61 0-66 0-119 50-119 112 0 60 53 110 119 110 21 0 41 0 61 0 7 0 14 0 14-8s-7-8-14-8c-19 0-40 0-60 0-55 0-99-35-103-86 55 0 108 0 163 0z"><text:p/></draw:path><draw:path draw:style-name="gr3" draw:text-style-name="P6" svg:width="0.1248in" svg:height="0.1024in" svg:x="0.8457in" svg:y="0in" svg:viewBox="0 0 318 261" svg:d="M176 104c-11-25-21-50-32-75-1-4-1-4-2-6 0-2 6-10 23-11 3 0 8-1 8-8 0-4-5-4-6-4-16 0-33 1-49 1-9 0-33-1-43-1-2 0-7 0-7 8 0 4 3 4 9 4 23 0 25 3 29 12 15 35 30 71 46 108-28 28-55 57-83 85-1 2-3 3-4 5-19 20-37 26-57 27-5 1-8 1-8 8 0 1 0 4 4 4 12 0 25-1 37-1 14 0 29 1 43 1 3 0 7 0 7-8 0-3-3-2-4-4-5 0-16-1-16-12 0-6 6-12 10-17 14-13 27-27 40-41 11-12 23-24 34-36 13 29 26 60 40 89 1 5 2 5 2 6 0 3-8 10-23 11-5 1-8 1-8 8 0 4 5 4 7 4 10 0 37-1 48-1 10 0 33 1 43 1 2 0 7 0 7-7 0-5-4-5-7-5-25 0-26-1-33-17-15-36-41-94-50-117 27-27 66-72 80-83 11-10 25-19 48-20 6 0 9 0 9-8-2-1 0-4-6-4-11 0-24 1-36 1-14 0-29-1-43-1-2 0-6 0-6 8 0 2 2 4 4 4 3 0 15 1 15 12 0 6-4 10-7 13-21 22-42 44-63 67z"><text:p/></draw:path></draw:g></text:span><text:span text:style-name="T2">. מתוך העובדה של </text:span><text:span text:style-name="T2"><draw:g text:anchor-type="as-char" svg:y="-0.1134in" draw:z-index="478" draw:name="Shape301" draw:style-name="gr1"><svg:title>TexMaths</svg:title><svg:desc>11§display§X \in A / S§svg§600§FALSE§</svg:desc><draw:path draw:style-name="gr2" draw:text-style-name="P5" svg:width="0.5957in" svg:height="0.1358in" svg:x="0.0039in" svg:y="0.0071in" svg:viewBox="0 0 1514 346" svg:d="M757 346c-252 0-504 0-757 0 0-116 0-230 0-346 505 0 1009 0 1514 0 0 116 0 230 0 346-252 0-505 0-757 0z"><text:p/></draw:path><draw:path draw:style-name="gr3" draw:text-style-name="P6" svg:width="0.1248in" svg:height="0.1028in" svg:x="0.0004in" svg:y="0.0098in" svg:viewBox="0 0 318 262" svg:d="M177 105c-11-27-22-52-33-77-1-4-1-4-2-5 0-2 6-10 23-11 4-1 8-1 8-8 0-4-5-4-6-4-16 0-33 1-48 1-10 0-34-1-44-1-2 0-7 0-7 8 0 4 3 4 9 4 23 0 25 3 29 12 15 37 30 72 46 108-28 29-54 57-82 86-2 2-3 3-5 4-19 21-38 27-57 28-5 1-8 1-8 8 0 1 0 4 4 4 12 0 25-1 37-1 14 0 29 1 44 1 2 0 6 0 6-8 0-3-3-2-4-4-3 0-16-1-16-12 0-6 6-12 10-17 14-13 27-27 40-40 12-14 23-27 35-39 13 31 25 62 39 91 2 5 2 5 2 6 0 3-8 10-23 11-4 1-8 1-8 8 0 4 4 4 7 4 11 0 37-1 48-1 10 0 33 1 43 1 2 0 8 0 8-8 0-4-5-4-8-4-25 0-27-1-33-17-16-35-41-94-50-117 27-28 67-74 80-85 11-9 25-18 48-19 5-1 9-1 9-8 0-1 0-4-5-4-12 0-25 1-36 1-14 0-30-1-43-1-3 0-8 0-8 8 0 2 3 3 5 4 3 0 15 1 15 11 0 6-4 11-7 14-21 22-41 44-62 68z"><text:p/></draw:path><draw:path draw:style-name="gr3" draw:text-style-name="P6" svg:width="0.0752in" svg:height="0.087in" svg:x="0.189in" svg:y="0.0311in" svg:viewBox="0 0 192 222" svg:d="M179 120c7 0 13 0 13-8 0-9-6-9-13-9-55 0-109 0-164 0 5-50 50-88 104-88 20 0 40 0 60 0 7 0 13 0 13-7 0-8-6-8-13-8-21 0-40 0-61 0-66 0-118 50-118 112s52 110 118 110c21 0 40 0 61 0 7 0 13 0 13-7s-6-7-13-7c-20 0-40 0-60 0-54 0-99-37-104-88 55 0 109 0 164 0z"><text:p/></draw:path><draw:path draw:style-name="gr3" draw:text-style-name="P6" svg:width="0.1039in" svg:height="0.1079in" svg:x="0.3248in" svg:y="0.0043in" svg:viewBox="0 0 265 275" svg:d="M56 231c-15 26-31 31-47 32-5 1-9 1-9 8 0 2 2 4 5 4 10 0 22-1 33-1 14 0 27 1 39 1 2 0 8 0 8-7 0-4-4-5-7-5-9 0-18-3-18-13 0-4 3-9 6-14 10-17 19-32 29-49 33 0 64 0 97 0 0 9 6 60 6 64 0 11-20 12-28 12-5 0-8 0-8 8 0 4 3 3 4 4 16 0 33-1 48-1 10 0 34 1 44 1 3 0 7 0 7-7 0-5-3-5-9-5-23 0-23-2-25-13-8-79-16-160-23-240-1-8-1-10-8-10-5 0-8 3-10 7-45 74-89 149-134 224zM102 175c26-43 51-85 76-127 4 42 9 84 13 127-29 0-59 0-89 0z"><text:p/></draw:path><draw:path draw:style-name="gr3" draw:text-style-name="P6" svg:width="0.0591in" svg:height="0.1512in" svg:x="0.4421in" svg:y="0in" svg:viewBox="0 0 151 385" svg:d="M148 15c3-5 3-6 3-7 0-5-5-8-8-8s-6 1-7 3c-45 123-89 245-134 367-2 5-2 7-2 8 0 4 3 7 8 7 4 0 6-3 8-10 44-120 88-240 132-360z"><text:p/></draw:path><draw:path draw:style-name="gr3" draw:text-style-name="P6" svg:width="0.0902in" svg:height="0.1098in" svg:x="0.5173in" svg:y="0.0067in" svg:viewBox="0 0 230 280" svg:d="M230 3c0-1-1-3-5-3-2 0-2 0-6 6-7 7-12 14-19 22-10-18-31-28-56-28-48 0-95 44-95 91 0 31 20 49 40 55 14 4 28 7 42 10 14 4 35 10 35 41 0 34-32 71-69 71-26 0-68-9-68-57 0-8 2-17 3-19 0-3 0-3 0-4 0-3-2-3-5-3-2 0-2 0-3 1-2 1-24 88-24 89 0 2 2 5 4 5 3 0 3 0 8-6 7-6 12-14 19-22 16 22 43 28 65 28 52 0 97-52 97-98 0-27-12-40-18-45-9-9-14-11-49-20-8-2-23-6-26-7-10-3-23-14-23-35 0-31 31-64 67-64 32 0 56 17 56 59 0 13-2 20-2 22 2 2 0 4 5 4 4 0 4-1 6-8 6-29 14-56 21-85z"><text:p/></draw:path></draw:g></text:span><text:span text:style-name="T2"><text:s/>נסיק קיום </text:span><text:span text:style-name="T2"><draw:g text:anchor-type="as-char" svg:y="-0.1075in" draw:z-index="479" draw:name="Shape302" draw:style-name="gr1"><svg:title>TexMaths</svg:title><svg:desc>11§display§z \in A§svg§600§FALSE§</svg:desc><draw:path draw:style-name="gr2" draw:text-style-name="P5" svg:width="0.3567in" svg:height="0.0984in" svg:x="0.0016in" svg:y="0.0079in" svg:viewBox="0 0 907 251" svg:d="M454 251c-151 0-302 0-454 0 0-84 0-167 0-251 303 0 604 0 907 0 0 84 0 167 0 251-151 0-302 0-453 0z"><text:p/></draw:path><draw:path draw:style-name="gr3" draw:text-style-name="P6" svg:width="0.0642in" svg:height="0.0681in" svg:x="0.0004in" svg:y="0.0417in" svg:viewBox="0 0 164 174" svg:d="M35 139c21-23 32-32 46-44 13-12 24-21 38-36 36-35 45-53 45-55 0-4-3-4-4-4-3 0-4 1-6 4-12 19-20 25-29 25s-14-6-19-12c-8-9-15-17-27-17-29 0-47 36-47 44 0 2 1 4 4 4 4 0 5-2 6-4 8-18 30-18 33-18 8 0 15 3 24 6 15 5 20 5 30 5-15 17-46 44-54 51-12 10-23 21-35 32-26 26-40 47-40 50 0 4 4 4 6 4s3-1 5-6c9-12 21-23 33-23 9 0 13 5 22 16 7 6 14 13 25 13 39 0 61-49 61-58 0-3-2-5-5-5-4 0-4 2-5 6-9 25-34 32-46 32-8 0-16-3-23-5-14-5-19-6-28-6-3 0-6 0-10 1z"><text:p/></draw:path><draw:path draw:style-name="gr3" draw:text-style-name="P6" svg:width="0.076in" svg:height="0.087in" svg:x="0.126in" svg:y="0.0272in" svg:viewBox="0 0 194 222" svg:d="M180 119c7 0 14 0 14-8s-7-8-14-8c-55 0-108 0-163 0 4-51 48-88 103-88 20 0 41 0 60 0 7 0 14 0 14-7 0-8-7-8-14-8-20 0-40 0-61 0-66 0-119 50-119 111s53 111 119 111c21 0 41 0 61 0 7 0 14 0 14-7 0-8-7-8-14-8-19 0-40 0-60 0-55 0-99-37-103-88 55 0 108 0 163 0z"><text:p/></draw:path><draw:path draw:style-name="gr3" draw:text-style-name="P6" svg:width="0.1039in" svg:height="0.1079in" svg:x="0.2622in" svg:y="0in" svg:viewBox="0 0 265 275" svg:d="M56 231c-15 25-31 31-48 32-5 0-8 0-8 8 0 2 2 4 6 4 9 0 22-1 33-1 12 0 26 1 38 1 2 0 8 0 8-8 0-4-5-4-7-4-9-1-19-4-19-13 0-5 4-9 6-14 10-17 20-33 30-50 32 0 65 0 96 0 2 8 7 61 7 64 0 12-21 13-29 13-4 0-8 0-8 8 0 4 4 4 5 4 16 0 32-1 49-1 9 0 34 1 42 1 4 0 8 0 8-8 0-4-4-4-9-4-24 0-24-2-25-14-8-79-15-160-23-239-1-8-1-10-8-10-6 0-7 3-10 7-45 74-89 149-134 224zM102 174c26-42 51-84 76-126 4 42 8 84 12 126-29 0-58 0-88 0z"><text:p/></draw:path></draw:g></text:span><text:span text:style-name="T2"><text:s/>כך ש־</text:span><text:span text:style-name="T2"><draw:g text:anchor-type="as-char" svg:y="-0.1134in" draw:z-index="480" draw:name="Shape303" draw:style-name="gr1"><svg:title>TexMaths</svg:title><svg:desc>11§display§X = [z]_S§svg§600§FALSE§</svg:desc><draw:path draw:style-name="gr2" draw:text-style-name="P5" svg:width="0.5626in" svg:height="0.1358in" svg:x="0.0039in" svg:y="0.0071in" svg:viewBox="0 0 1430 346" svg:d="M716 346c-239 0-477 0-716 0 0-116 0-230 0-346 477 0 954 0 1430 0 0 116 0 230 0 346-237 0-476 0-714 0z"><text:p/></draw:path><draw:path draw:style-name="gr3" draw:text-style-name="P6" svg:width="0.1248in" svg:height="0.1028in" svg:x="0.0004in" svg:y="0.0098in" svg:viewBox="0 0 318 262" svg:d="M177 105c-11-27-22-52-33-77-1-4-1-4-2-5 0-2 7-10 23-11 5-1 8-1 8-8 0-4-5-4-6-4-16 0-33 1-48 1-10 0-34-1-44-1-2 0-7 0-7 8 0 4 4 4 9 4 23 0 25 3 29 12 15 37 31 72 46 108-28 29-54 57-82 86-2 2-3 3-5 4-19 21-37 27-57 28-5 1-8 1-8 8 0 1 0 4 4 4 13 0 25-1 37-1 14 0 29 1 44 1 2 0 6 0 6-8 0-3-3-2-4-4-3 0-15-1-15-12 0-6 5-12 9-17 14-13 27-27 40-40 12-14 23-27 35-39 14 31 26 62 39 91 2 5 2 5 2 6 0 3-8 10-23 11-3 1-8 1-8 8 0 4 5 4 7 4 11 0 37-1 48-1 10 0 33 1 43 1 2 0 8 0 8-8 0-4-4-4-8-4-25 0-26-1-33-17-15-35-40-94-49-117 26-28 67-74 79-85 11-9 25-18 48-19 6-1 9-1 9-8 0-1 0-4-4-4-12 0-25 1-36 1-15 0-30-1-43-1-4 0-8 0-8 8 0 2 2 3 4 4 4 0 16 1 16 11 0 6-5 11-7 14-21 22-42 44-63 68z"><text:p/></draw:path><draw:path draw:style-name="gr3" draw:text-style-name="P6" svg:width="0.1012in" svg:height="0.0354in" svg:x="0.185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205in" svg:height="0.1512in" svg:x="0.3551in" svg:y="0in" svg:viewBox="0 0 53 385" svg:d="M53 385c0-5 0-10 0-15-12 0-25 0-38 0 0-118 0-237 0-355 13 0 26 0 38 0 0-5 0-9 0-15-18 0-35 0-53 0 0 129 0 257 0 385 18 0 35 0 53 0z"><text:p/></draw:path><draw:path draw:style-name="gr3" draw:text-style-name="P6" svg:width="0.0642in" svg:height="0.0685in" svg:x="0.3858in" svg:y="0.0461in" svg:viewBox="0 0 164 175" svg:d="M35 139c20-22 32-32 45-44 14-12 25-21 39-34 36-37 45-55 45-57 0-4-3-4-4-4-3 0-5 1-6 4-12 19-21 25-30 25s-13-6-19-12c-7-9-14-17-27-17-28 0-46 36-46 44 0 2 1 4 4 4 4 0 5-2 5-4 7-18 31-18 33-18 9 0 15 3 24 6 17 5 20 5 31 5-14 17-48 46-54 51-12 11-23 22-35 33-27 25-40 47-40 51 0 3 3 3 4 3 4 0 5-1 7-5 9-14 20-24 33-24 9 0 12 4 22 15 7 7 13 14 24 14 39 0 62-49 62-59 0-3-2-4-6-4-3 0-3 3-5 5-9 25-33 33-46 33-8 0-15-4-22-6-14-5-20-6-28-6-1 0-6 0-10 1z"><text:p/></draw:path><draw:path draw:style-name="gr3" draw:text-style-name="P6" svg:width="0.0205in" svg:height="0.1512in" svg:x="0.4598in" svg:y="0in" svg:viewBox="0 0 53 385" svg:d="M53 0c-18 0-35 0-53 0 0 6 0 10 0 15 12 0 25 0 37 0 0 118 0 237 0 355-12 0-25 0-37 0 0 5 0 10 0 15 18 0 35 0 53 0 0-128 0-256 0-385z"><text:p/></draw:path><draw:path draw:style-name="gr3" draw:text-style-name="P6" svg:width="0.0673in" svg:height="0.0768in" svg:x="0.5071in" svg:y="0.0618in" svg:viewBox="0 0 172 196" svg:d="M172 3c0-1-1-3-4-3-2 0-2 0-5 4-4 6-9 10-13 16-11-14-28-20-44-20-39 0-73 31-73 62 0 4 1 15 9 25 10 11 20 13 38 18 6 1 19 4 24 5 7 2 24 8 24 29s-22 47-54 47c-23 0-52-9-52-38 0-3 0-9 1-14 1-1 1-2 1-2 0-3-3-3-4-3-5 0-5 1-6 5-4 18-10 36-14 54 0 1 0 2 0 5 0 1 1 3 3 3 3 0 3-1 6-4 3-4 10-13 13-16 14 17 35 20 52 20 41 0 74-35 74-67 0-12-6-23-11-29-10-10-14-11-49-20-5-1-14-3-16-4-8-2-19-9-19-24 0-21 24-43 53-43 28 0 43 16 43 42 0 4-1 10-1 12 0 4 3 4 4 4 4 0 4-1 5-6 5-19 10-39 15-58z"><text:p/></draw:path></draw:g></text:span><text:span text:style-name="T2">. סה"כ מהגדרת מחלקת השקילות נסיק <text:s/></text:span><text:span text:style-name="T2"><draw:g text:anchor-type="as-char" svg:y="-0.1075in" draw:z-index="481" draw:name="Shape304" draw:style-name="gr1"><svg:title>TexMaths</svg:title><svg:desc>11§display§xSz \land ySz§svg§600§FALSE§</svg:desc><draw:path draw:style-name="gr2" draw:text-style-name="P5" svg:width="0.672in" svg:height="0.122in" svg:x="0.0035in" svg:y="0.0075in" svg:viewBox="0 0 1708 311" svg:d="M0 0c569 0 1139 0 1708 0 0 103 0 208 0 311-569 0-1139 0-1708 0 0-103 0-208 0-311z"><text:p/></draw:path><draw:path draw:style-name="gr3" draw:text-style-name="P6" svg:width="0.0752in" svg:height="0.0685in" svg:x="0in" svg:y="0.0402in" svg:viewBox="0 0 192 175" svg:d="M118 54c2-10 12-45 38-45 2 0 11 0 20 4-11 2-19 12-19 21 0 7 5 14 14 14s21-7 21-23c0-20-23-25-36-25-22 0-35 21-39 30-10-26-31-30-42-30-41 0-63 49-63 59 0 5 3 4 4 5 4 0 5-1 6-5 13-40 38-50 52-50 7 0 21 3 21 25 0 12-7 39-21 92-7 25-20 40-37 40-3 0-12 0-19-4 9-3 18-10 18-21s-9-13-14-13c-12 0-22 9-22 22 0 17 20 25 36 25 26 0 40-28 41-30 4 14 19 30 42 30 39 0 61-50 61-60 0-3-3-3-4-3-3 0-5 1-6 3-12 42-38 51-50 51-16 0-22-12-22-25 0-9 3-17 6-34 5-18 9-36 14-53z"><text:p/></draw:path><draw:path draw:style-name="gr3" draw:text-style-name="P6" svg:width="0.0898in" svg:height="0.1098in" svg:x="0.0906in" svg:y="0in" svg:viewBox="0 0 229 280" svg:d="M229 4c0-2 0-4-5-4-1 0-2 0-6 5-7 8-12 15-19 22-10-17-30-27-55-27-49 0-96 44-96 91 0 31 21 49 41 55 13 4 28 7 41 10 14 3 36 10 36 41 0 35-32 71-70 71-25 0-67-9-67-56 0-10 2-18 2-21 0-2 1-2 1-3 0-3-2-3-5-3-1 0-3 0-4 1s-23 89-23 90c0 2 2 4 4 4 3 0 3-1 7-5 7-8 12-14 19-22 17 22 43 27 66 27 52 0 97-51 97-99 0-26-13-39-18-45-9-8-16-11-50-19-8-3-22-6-25-7-11-3-24-14-24-35 0-31 31-64 68-64 32 0 55 16 55 59 0 12-1 20-1 22 1 1 0 4 4 4 5 0 5-1 6-8 6-28 14-56 21-84z"><text:p/></draw:path><draw:path draw:style-name="gr3" draw:text-style-name="P6" svg:width="0.0638in" svg:height="0.0685in" svg:x="0.1913in" svg:y="0.0402in" svg:viewBox="0 0 163 175" svg:d="M34 139c21-22 32-32 46-44 12-11 24-21 38-35 37-36 45-55 45-56 0-4-2-3-4-4-3 0-4 1-6 4-11 19-20 25-29 25s-14-6-20-13c-7-8-14-16-26-16-30 0-47 36-47 44 0 2 2 4 5 4 5 0 4-2 5-4 7-18 29-18 33-18 7 0 15 3 24 6 15 5 20 5 30 5-15 17-47 45-54 51-11 11-23 22-34 33-27 25-40 47-40 49 0 5 3 5 4 5 4 0 4-1 6-6 9-13 21-23 33-23 9 0 13 4 23 15 7 7 13 14 24 14 39 0 61-50 61-60 0-2-1-3-5-3-3 0-4 2-5 5-9 25-33 33-46 33-8 0-15-4-24-6-13-5-18-7-26-7-1 0-8 0-11 2z"><text:p/></draw:path><draw:path draw:style-name="gr3" draw:text-style-name="P6" svg:width="0.0839in" svg:height="0.0937in" svg:x="0.3043in" svg:y="0.0165in" svg:viewBox="0 0 214 239" svg:d="M115 8c-2-7-5-8-8-8-5 0-6 2-8 8-32 71-65 144-97 215-2 5-2 6-2 8 0 4 3 8 8 8 2 0 5-2 8-9 30-68 61-135 91-204 30 69 60 136 91 204 3 9 6 9 9 9 4 0 7-4 7-8 0-1 0-2-2-7-32-72-65-144-97-216z"><text:p/></draw:path><draw:path draw:style-name="gr3" draw:text-style-name="P6" svg:width="0.0697in" svg:height="0.098in" svg:x="0.4354in" svg:y="0.0402in" svg:viewBox="0 0 178 250" svg:d="M176 24c2-5 2-6 2-9 0-7-5-11-12-11-3 0-10 3-13 8-1 2-3 14-6 21-2 10-5 21-7 31-6 23-12 46-18 69-1 7-18 33-43 33-20 0-24-16-24-31 0-17 7-42 20-76 5-15 7-19 7-27 0-18-12-32-31-32-37 0-51 56-51 59 0 5 3 5 4 5 4 0 5-1 7-8 10-36 25-47 38-47 4 0 10 0 10 12 0 10-4 20-6 27-16 41-23 63-23 81 0 34 25 46 47 46 15 0 29-7 40-18-6 20-10 40-26 60-10 13-25 24-43 24-5 0-22-1-28-16 5 0 11 0 16-5 4-3 8-8 8-16 0-12-11-13-14-13-9 0-22 6-22 26 0 18 17 33 40 33 40 0 81-36 91-80 12-48 25-97 37-146z"><text:p/></draw:path><draw:path draw:style-name="gr3" draw:text-style-name="P6" svg:width="0.0898in" svg:height="0.1098in" svg:x="0.5189in" svg:y="0in" svg:viewBox="0 0 229 280" svg:d="M229 4c0-2-1-4-5-4-2 0-2 0-6 5-7 8-12 15-19 22-10-17-31-27-55-27-49 0-96 44-96 91 0 31 20 49 40 55 14 4 27 7 42 10 14 3 35 10 35 41 0 35-32 71-69 71-25 0-67-9-67-56 0-10 1-18 2-21 0-2 0-2 0-3 0-3-2-3-5-3-2 0-2 0-3 1-2 1-23 89-23 90 0 2 1 4 3 4s4-1 8-5c7-8 12-14 19-22 16 22 43 27 65 27 52 0 98-51 98-99 0-26-13-39-19-45-9-8-15-11-49-19-8-3-23-6-26-7-10-3-23-14-23-35 0-31 31-64 67-64 32 0 56 16 56 59 0 12-2 20-2 22 2 1 0 4 5 4 4 0 5-1 6-8 6-28 14-56 21-84z"><text:p/></draw:path><draw:path draw:style-name="gr3" draw:text-style-name="P6" svg:width="0.0642in" svg:height="0.0685in" svg:x="0.6193in" svg:y="0.0402in" svg:viewBox="0 0 164 175" svg:d="M35 139c21-22 32-32 45-44 13-11 24-21 39-35 36-36 45-55 45-56 0-4-3-4-5-4s-3 1-5 4c-12 19-19 25-29 25-8 0-14-6-19-13-8-8-15-16-28-16-29 0-46 36-46 44 0 2 1 4 4 4 4 0 5-2 6-4 6-18 29-18 33-18 7 0 15 3 24 6 15 5 20 5 30 5-15 17-47 45-54 51-12 11-23 22-35 33-27 25-40 47-40 49 0 5 3 4 4 5 4 0 5-1 7-6 9-13 21-23 33-23 9 0 12 4 22 15 7 7 13 14 25 14 38 0 61-50 61-60 0-2-2-3-5-3-4 0-4 2-5 5-9 25-34 33-47 33-8 0-15-4-22-6-14-5-19-7-28-7-1 0-7 0-10 2z"><text:p/></draw:path></draw:g></text:span><text:span text:style-name="T2">, מסימטריות וטרנזיטיביות יחס השקילות </text:span><text:span text:style-name="T2"><draw:g text:anchor-type="as-char" svg:y="-0.111in" draw:z-index="482" draw:name="Shape305" draw:style-name="gr1"><svg:title>TexMaths</svg:title><svg:desc>11§display§S§svg§600§FALSE§</svg:desc><draw:path draw:style-name="gr2" draw:text-style-name="P5" svg:width="0.0819in" svg:height="0.0949in" svg:x="0in" svg:y="0.0079in" svg:viewBox="0 0 209 242" svg:d="M0 0c69 0 140 0 209 0 0 81 0 161 0 242-69 0-140 0-209 0 0-81 0-161 0-242z"><text:p/></draw:path><draw:path draw:style-name="gr3" draw:text-style-name="P6" svg:width="0.0898in" svg:height="0.1102in" svg:x="0in" svg:y="0in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text:span><text:span text:style-name="T2"><text:s/>סה"כ </text:span><text:span text:style-name="T2"><draw:g text:anchor-type="as-char" svg:y="-0.1071in" draw:z-index="483" draw:name="Shape306" draw:style-name="gr1"><svg:title>TexMaths</svg:title><svg:desc>11§display§xSy§svg§600§FALSE§</svg:desc><draw:path draw:style-name="gr2" draw:text-style-name="P5" svg:width="0.2469in" svg:height="0.1217in" svg:x="0.0039in" svg:y="0.0071in" svg:viewBox="0 0 628 310" svg:d="M0 0c209 0 419 0 628 0 0 103 0 207 0 310-209 0-419 0-628 0 0-103 0-207 0-310z"><text:p/></draw:path><draw:path draw:style-name="gr3" draw:text-style-name="P6" svg:width="0.0756in" svg:height="0.0685in" svg:x="0.0004in" svg:y="0.0398in" svg:viewBox="0 0 193 175" svg:d="M118 54c2-10 11-45 38-45 2 0 11 0 20 4-11 2-19 12-19 21 0 7 5 14 15 14 8 0 21-7 21-23 0-19-24-25-37-25-22 0-35 21-40 30-9-26-30-30-41-30-41 0-63 50-63 59 0 5 3 3 5 5 3 0 4-1 5-5 13-40 39-50 52-50 7 0 21 3 21 25 0 12-7 39-21 93-7 24-20 39-37 39-3 0-12 0-19-4 10-2 17-10 17-21s-7-13-14-13c-11 0-21 10-21 22 0 17 20 25 36 25 26 0 40-28 41-30 4 15 19 30 42 30 39 0 61-50 61-59 0-4-3-4-4-4-3 0-4 1-5 4-13 41-39 50-51 50-15 0-22-12-22-25 0-9 2-17 7-34 4-18 8-35 13-53z"><text:p/></draw:path><draw:path draw:style-name="gr3" draw:text-style-name="P6" svg:width="0.0898in" svg:height="0.1094in" svg:x="0.0909in" svg:y="0in" svg:viewBox="0 0 229 279" svg:d="M229 4c0-2-1-4-4-4s-3 0-7 5c-7 8-13 15-19 22-10-17-30-27-55-27-49 0-96 44-96 91 0 31 21 49 41 55 13 4 27 7 41 10s35 10 35 40c0 35-31 71-69 71-24 0-67-9-67-56 0-10 2-19 2-21s1-2 1-3c0-3-4-3-6-3s-2 0-3 1c-2 1-23 89-23 90 0 2 2 4 4 4s3-1 7-5c7-7 12-14 19-22 16 22 43 27 66 27 51 0 98-51 98-99 0-25-14-38-20-44-9-8-14-11-49-19-8-3-22-6-26-7-10-3-23-14-23-35 0-31 31-64 67-64 33 0 56 16 56 59 0 12-1 20-1 22 1 2 0 4 5 4 3 0 4-1 5-8 7-29 13-56 21-84z"><text:p/></draw:path><draw:path draw:style-name="gr3" draw:text-style-name="P6" svg:width="0.0697in" svg:height="0.0976in" svg:x="0.189in" svg:y="0.0398in" svg:viewBox="0 0 178 249" svg:d="M177 24c1-5 1-6 1-9 0-7-5-11-11-11-4 0-10 3-13 8-1 2-4 14-5 21-4 10-6 21-8 31-7 23-12 46-18 69-2 7-18 33-44 33-20 0-24-16-24-31 0-17 7-41 20-76 6-15 8-19 8-27 0-18-13-32-31-32-38 0-52 56-52 59 0 5 3 3 4 5 5 0 5-1 7-8 11-36 26-47 39-47 3 0 9 0 9 12 0 10-3 20-6 27-16 41-22 63-22 81 0 34 24 46 47 46 14 0 28-7 39-18-5 19-10 39-26 59-10 13-24 24-41 24-6 0-24-1-30-16 6 0 11 0 16-5 5-3 8-8 8-15 0-13-10-14-14-14-9 0-21 6-21 26 0 18 16 33 41 33 39 0 79-36 90-79 12-49 24-97 37-146z"><text:p/></draw:path></draw:g></text:span><text:span text:style-name="T2"><text:s/>כלומר </text:span><text:span text:style-name="T2"><draw:g text:anchor-type="as-char" svg:y="-0.1134in" draw:z-index="484" draw:name="Shape307" draw:style-name="gr1"><svg:title>TexMaths</svg:title><svg:desc>11§display§\la x, y \ra \in S§svg§600§FALSE§</svg:desc><draw:path draw:style-name="gr2" draw:text-style-name="P5" svg:width="0.6205in" svg:height="0.1358in" svg:x="0.0004in" svg:y="0.0071in" svg:viewBox="0 0 1577 346" svg:d="M788 346c-262 0-525 0-788 0 0-116 0-230 0-346 526 0 1051 0 1577 0 0 116 0 230 0 346-263 0-526 0-789 0z"><text:p/></draw:path><draw:path draw:style-name="gr3" draw:text-style-name="P6" svg:width="0.0335in" svg:height="0.1512in" svg:x="0.0094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6" svg:width="0.0752in" svg:height="0.0685in" svg:x="0.0563in" svg:y="0.0461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6" svg:width="0.0173in" svg:height="0.0453in" svg:x="0.152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697in" svg:height="0.0976in" svg:x="0.211in" svg:y="0.0461in" svg:viewBox="0 0 178 249" svg:d="M176 24c2-5 2-6 2-9 0-7-5-11-11-11-4 0-11 3-14 8 0 2-3 14-6 21-2 10-5 21-7 31-6 23-12 46-18 69-1 7-18 33-43 33-20 0-24-16-24-31 0-17 7-41 20-76 6-15 7-19 7-27 0-18-12-32-31-32-37 0-51 56-51 59 0 5 3 5 4 5 5 0 5-1 7-8 10-36 25-47 38-47 4 0 10 0 10 12 0 10-4 20-6 27-16 41-22 63-22 81 0 34 24 46 46 46 15 0 29-7 40-18-6 20-10 40-26 59-10 13-24 24-43 24-5 0-22-1-28-15 5 0 11 0 16-6 4-3 8-8 8-14 0-12-11-13-14-13-9 0-22 5-22 24s17 33 40 33c41 0 81-35 92-77 12-50 24-99 36-148z"><text:p/></draw:path><draw:path draw:style-name="gr3" draw:text-style-name="P6" svg:width="0.0335in" svg:height="0.1512in" svg:x="0.2949in" svg:y="0in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6" svg:width="0.0752in" svg:height="0.087in" svg:x="0.4in" svg:y="0.0311in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3" draw:text-style-name="P6" svg:width="0.0898in" svg:height="0.1098in" svg:x="0.539in" svg:y="0.0067in" svg:viewBox="0 0 229 280" svg:d="M229 3c0-1-1-3-5-3-2 0-2 0-6 6-7 7-12 14-19 22-10-18-31-28-55-28-49 0-96 44-96 91 0 31 20 49 40 55 14 4 27 7 42 10 14 4 35 10 35 41 0 34-32 71-69 71-26 0-67-9-67-57 0-8 1-17 2-19 0-3 0-3 0-4 0-3-2-3-5-3-2 0-2 0-3 1-2 1-23 88-23 89 0 2 1 5 3 5s2 0 8-6c7-6 12-14 19-22 16 22 43 28 65 28 52 0 97-52 97-98 0-27-12-40-18-45-9-9-15-11-49-20-8-2-23-6-26-7-10-3-23-14-23-35 0-31 31-64 67-64 32 0 56 17 56 59 0 13-2 20-2 22 2 2 0 4 5 4 4 0 4-1 6-8 6-29 14-56 21-85z"><text:p/></draw:path></draw:g></text:span><text:span text:style-name="T2"><text:s/>כדרוש. </text:span></text:p>
        </text:list-item>
        <text:list-item>
          <text:p text:style-name="P50"><text:span text:style-name="T2">יהי </text:span><text:span text:style-name="T2"><draw:g text:anchor-type="as-char" svg:y="-0.1134in" draw:z-index="485" draw:name="Shape308" draw:style-name="gr1"><svg:title>TexMaths</svg:title><svg:desc>11§display§\la x, y \ra \in S§svg§600§FALSE§</svg:desc><draw:path draw:style-name="gr2" draw:text-style-name="P5" svg:width="0.6205in" svg:height="0.1358in" svg:x="0.0004in" svg:y="0.0071in" svg:viewBox="0 0 1577 346" svg:d="M788 346c-262 0-525 0-788 0 0-116 0-230 0-346 526 0 1051 0 1577 0 0 116 0 230 0 346-263 0-526 0-789 0z"><text:p/></draw:path><draw:path draw:style-name="gr3" draw:text-style-name="P6" svg:width="0.0335in" svg:height="0.1512in" svg:x="0.0094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6" svg:width="0.0752in" svg:height="0.0685in" svg:x="0.0563in" svg:y="0.0461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6" svg:width="0.0173in" svg:height="0.0453in" svg:x="0.152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697in" svg:height="0.0976in" svg:x="0.211in" svg:y="0.0461in" svg:viewBox="0 0 178 249" svg:d="M176 24c2-5 2-6 2-9 0-7-5-11-11-11-4 0-11 3-14 8 0 2-3 14-6 21-2 10-5 21-7 31-6 23-12 46-18 69-1 7-18 33-43 33-20 0-24-16-24-31 0-17 7-41 20-76 6-15 7-19 7-27 0-18-12-32-31-32-37 0-51 56-51 59 0 5 3 5 4 5 5 0 5-1 7-8 10-36 25-47 38-47 4 0 10 0 10 12 0 10-4 20-6 27-16 41-22 63-22 81 0 34 24 46 46 46 15 0 29-7 40-18-6 20-10 40-26 59-10 13-24 24-43 24-5 0-22-1-28-15 5 0 11 0 16-6 4-3 8-8 8-14 0-12-11-13-14-13-9 0-22 5-22 24s17 33 40 33c41 0 81-35 92-77 12-50 24-99 36-148z"><text:p/></draw:path><draw:path draw:style-name="gr3" draw:text-style-name="P6" svg:width="0.0335in" svg:height="0.1512in" svg:x="0.2949in" svg:y="0in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6" svg:width="0.0752in" svg:height="0.087in" svg:x="0.4in" svg:y="0.0311in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3" draw:text-style-name="P6" svg:width="0.0898in" svg:height="0.1098in" svg:x="0.539in" svg:y="0.0067in" svg:viewBox="0 0 229 280" svg:d="M229 3c0-1-1-3-5-3-2 0-2 0-6 6-7 7-12 14-19 22-10-18-31-28-55-28-49 0-96 44-96 91 0 31 20 49 40 55 14 4 27 7 42 10 14 4 35 10 35 41 0 34-32 71-69 71-26 0-67-9-67-57 0-8 1-17 2-19 0-3 0-3 0-4 0-3-2-3-5-3-2 0-2 0-3 1-2 1-23 88-23 89 0 2 1 5 3 5s2 0 8-6c7-6 12-14 19-22 16 22 43 28 65 28 52 0 97-52 97-98 0-27-12-40-18-45-9-9-15-11-49-20-8-2-23-6-26-7-10-3-23-14-23-35 0-31 31-64 67-64 32 0 56 17 56 59 0 13-2 20-2 22 2 2 0 4 5 4 4 0 4-1 6-8 6-29 14-56 21-85z"><text:p/></draw:path></draw:g></text:span><text:span text:style-name="T2">, </text:span><text:span text:style-name="T41">נוכיח </text:span><text:span text:style-name="T41"><draw:g text:anchor-type="as-char" svg:y="-0.1134in" draw:z-index="486" draw:name="Shape309" draw:style-name="gr1"><svg:title>TexMaths</svg:title><svg:desc>11§display§\la x, y \ra \in R_{A / S}§svg§600§FALSE§</svg:desc><draw:path draw:style-name="gr2" draw:text-style-name="P5" svg:width="0.8669in" svg:height="0.1516in" svg:x="0.0004in" svg:y="0.0071in" svg:viewBox="0 0 2203 386" svg:d="M0 0c734 0 1469 0 2203 0 0 129 0 258 0 386-734 0-1469 0-2203 0 0-128 0-257 0-386z"><text:p/></draw:path><draw:path draw:style-name="gr3" draw:text-style-name="P6" svg:width="0.0335in" svg:height="0.1512in" svg:x="0.0094in" svg:y="0in" svg:viewBox="0 0 86 385" svg:d="M84 14c2-4 2-4 2-6 0-5-4-8-8-8-3 0-7 2-9 9-23 59-45 118-68 177 0 2-1 4-1 7 0 2 0 2 1 6 23 59 45 118 68 177 1 4 4 9 9 9 4 0 8-3 8-8 0-1 0-2-2-6-24-60-46-119-69-178 23-60 45-119 69-179z"><text:p/></draw:path><draw:path draw:style-name="gr3" draw:text-style-name="P6" svg:width="0.0752in" svg:height="0.0685in" svg:x="0.0563in" svg:y="0.0461in" svg:viewBox="0 0 192 175" svg:d="M118 54c2-10 11-45 38-45 2 0 11 0 19 4-11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6 41-30 4 15 19 30 42 30 39 0 61-50 61-59 0-4-3-4-4-4-3 0-4 1-6 4-12 41-38 50-51 50-15 0-21-12-21-25 0-9 2-17 6-34 5-18 9-35 14-53z"><text:p/></draw:path><draw:path draw:style-name="gr3" draw:text-style-name="P6" svg:width="0.0173in" svg:height="0.0453in" svg:x="0.152in" svg:y="0.0976in" svg:viewBox="0 0 45 116" svg:d="M45 41c0-26-10-41-25-41-12 0-20 10-20 21 0 10 8 20 20 20 4 0 10-1 14-5 1-1 1-1 1-1 1 0 1 0 1 6 0 28-13 51-26 64-5 4-5 5-5 6 0 3 3 5 5 5 4 0 35-30 35-75z"><text:p/></draw:path><draw:path draw:style-name="gr3" draw:text-style-name="P6" svg:width="0.0697in" svg:height="0.0976in" svg:x="0.211in" svg:y="0.0461in" svg:viewBox="0 0 178 249" svg:d="M176 24c2-5 2-6 2-10 0-6-5-10-11-10-4 0-11 3-14 8 0 2-3 14-6 21-2 10-5 21-7 31-6 23-12 46-18 70-1 6-18 32-43 32-20 0-24-16-24-31 0-17 7-41 20-76 6-15 7-19 7-27 0-18-12-32-31-32-37 0-51 56-51 59 0 5 3 5 4 5 4 0 5-1 7-8 10-36 25-47 38-47 4 0 10 0 10 12 0 10-4 20-6 27-16 41-23 63-23 81 0 35 25 46 47 46 15 0 29-7 40-18-6 21-10 40-26 59-10 13-24 24-43 24-5 0-22-1-28-16 5 0 11 0 16-5 4-3 8-7 8-14 0-12-11-14-14-14-9 0-22 6-22 25 0 18 17 33 40 33 41 0 81-36 92-77 12-50 24-99 36-148z"><text:p/></draw:path><draw:path draw:style-name="gr3" draw:text-style-name="P6" svg:width="0.0335in" svg:height="0.1512in" svg:x="0.2949in" svg:y="0in" svg:viewBox="0 0 86 385" svg:d="M84 199c2-4 2-5 2-6 0-3 0-2-2-6-22-59-46-119-68-178-2-7-4-9-8-9-5 0-8 3-8 8 0 1 0 2 1 6 23 60 46 119 69 179-23 59-46 118-69 178-1 3-1 4-1 6 0 5 3 8 8 8 4 0 6-4 7-8 23-59 45-118 69-178z"><text:p/></draw:path><draw:path draw:style-name="gr3" draw:text-style-name="P6" svg:width="0.0752in" svg:height="0.087in" svg:x="0.4004in" svg:y="0.0315in" svg:viewBox="0 0 192 222" svg:d="M179 119c7 0 13 0 13-8s-6-8-13-8c-55 0-109 0-164 0 5-51 50-88 104-88 20 0 40 0 60 0 7 0 13 0 13-7 0-8-6-8-13-8-20 0-40 0-60 0-66 0-119 48-119 111 0 62 53 111 119 111 20 0 40 0 60 0 7 0 13 0 13-7s-6-7-13-7c-20 0-40 0-60 0-54 0-99-36-104-89 55 0 109 0 164 0z"><text:p/></draw:path><draw:path draw:style-name="gr3" draw:text-style-name="P6" svg:width="0.1083in" svg:height="0.1063in" svg:x="0.5374in" svg:y="0.0098in" svg:viewBox="0 0 276 271" svg:d="M129 26c2-9 3-13 11-14 3-1 15-1 23-1 27 0 70 0 70 39 0 13-5 39-21 55-10 9-31 22-65 22-14 0-29 0-44 0 9-35 17-68 26-101zM185 132c38-9 84-35 84-75 0-33-35-57-85-57-37 0-74 0-110 0-8 0-11 0-11 8 0 3 3 3 11 3 1 0 7 0 14 1 8 1 11 1 11 7 0 1-1 2-2 6-18 70-34 139-52 207-3 16-4 18-35 18-7 0-10 0-10 8 0 4 4 4 5 4 11 0 38-1 49-1s38 1 49 1c3 0 8 0 8-8 0-4-4-4-11-4-14 0-25 0-25-7 0-2 1-4 1-6 9-33 16-68 25-102 16 0 31 0 46 0 36 0 42 22 42 36 0 5-2 17-5 26-3 11-6 24-6 32 0 42 46 42 52 42 32 0 46-40 46-44 0-6-4-6-6-6-3 0-3 3-4 6-10 28-26 35-35 35-13 0-16-9-16-23 0-12 3-31 4-43 1-6 2-13 2-19 0-30-26-42-36-45z"><text:p/></draw:path><draw:path draw:style-name="gr3" draw:text-style-name="P6" svg:width="0.0795in" svg:height="0.076in" svg:x="0.6524in" svg:y="0.0657in" svg:viewBox="0 0 203 194" svg:d="M41 161c-10 14-19 22-34 23-4 0-7 0-7 5 0 4 2 5 4 5 7 0 16-1 23-1 9 0 20 1 28 1 1 0 5 0 5-7 0-3-3-3-4-3-2-1-12-1-12-9 0-3 2-8 4-10 7-11 15-22 21-33 27 0 52 0 78 0 3 14 5 29 7 44-1 3-3 8-19 8-3 0-7 0-7 5 0 1 1 5 4 5 8 0 27-1 35-1 5 0 11 0 16 0s11 1 15 1 5-3 5-7c0-3-3-3-7-3-16 0-16-2-17-9-7-56-16-111-24-167 0-6-2-8-7-8s-6 3-8 7c-33 51-66 102-99 154zM76 122c19-30 38-59 57-89 4 30 8 59 12 89-23 0-46 0-69 0z"><text:p/></draw:path><draw:path draw:style-name="gr3" draw:text-style-name="P6" svg:width="0.0457in" svg:height="0.1059in" svg:x="0.7457in" svg:y="0.0618in" svg:viewBox="0 0 117 270" svg:d="M115 12c2-3 2-4 2-5 0-4-4-7-7-7-4 0-6 3-7 7-34 83-67 167-101 251-2 3-2 4-2 5 0 4 4 7 7 7 4 0 6-4 7-7 34-84 67-167 101-251z"><text:p/></draw:path><draw:path draw:style-name="gr3" draw:text-style-name="P6" svg:width="0.0673in" svg:height="0.0764in" svg:x="0.8083in" svg:y="0.0661in" svg:viewBox="0 0 172 195" svg:d="M172 3c0-1-2-3-4-3s-2 0-5 3c-5 6-9 10-13 16-11-15-28-19-44-19-39 0-72 31-72 62 0 4 0 15 9 25 9 11 19 13 37 18 6 1 19 4 23 5 9 2 26 8 26 28 0 22-23 48-54 48-24 0-53-9-53-39 0-3 0-8 1-14 1 0 1-1 1-1 0-3-3-3-4-3-5 0-5 0-6 5-4 18-9 35-13 54-1 1-1 2-1 5 0 1 1 2 3 2s2 0 6-4c3-3 10-12 13-15 14 17 35 19 52 19 40 0 73-34 73-66 0-12-4-23-11-30-8-10-13-11-48-19-6-1-14-3-17-4-6-2-18-9-18-24 0-22 24-43 53-43 28 0 42 16 42 42 0 3-1 10-1 12 0 4 4 4 5 4 4 0 4-2 5-6 5-19 10-39 15-58z"><text:p/></draw:path></draw:g></text:span><text:span text:style-name="T41">. ידוע </text:span><text:span text:style-name="T41"><draw:g text:anchor-type="as-char" svg:y="-0.1134in" draw:z-index="487" draw:name="Shape310" draw:style-name="gr1"><svg:title>TexMaths</svg:title><svg:desc>11§display§x \in [y]_S§svg§600§FALSE§</svg:desc><draw:path draw:style-name="gr2" draw:text-style-name="P5" svg:width="0.4965in" svg:height="0.1358in" svg:x="0.0039in" svg:y="0.0071in" svg:viewBox="0 0 1262 346" svg:d="M632 346c-211 0-421 0-632 0 0-116 0-230 0-346 421 0 841 0 1262 0 0 116 0 230 0 346-210 0-420 0-630 0z"><text:p/></draw:path><draw:path draw:style-name="gr3" draw:text-style-name="P6" svg:width="0.0752in" svg:height="0.0685in" svg:x="0.0004in" svg:y="0.0461in" svg:viewBox="0 0 192 175" svg:d="M119 54c2-10 11-45 37-45 2 0 11 0 20 4-11 2-19 12-19 21 0 7 5 14 14 14s21-7 21-23c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5 1-5 4-13 41-39 50-51 50-16 0-21-12-21-25 0-9 2-17 7-34 4-18 8-35 13-53z"><text:p/></draw:path><draw:path draw:style-name="gr3" draw:text-style-name="P6" svg:width="0.0752in" svg:height="0.087in" svg:x="0.1382in" svg:y="0.0311in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3" draw:text-style-name="P6" svg:width="0.0205in" svg:height="0.1512in" svg:x="0.2866in" svg:y="0in" svg:viewBox="0 0 53 385" svg:d="M53 385c0-5 0-10 0-15-12 0-26 0-38 0 0-118 0-237 0-355 12 0 26 0 38 0 0-5 0-9 0-15-18 0-35 0-53 0 0 129 0 257 0 385 18 0 35 0 53 0z"><text:p/></draw:path><draw:path draw:style-name="gr3" draw:text-style-name="P6" svg:width="0.0697in" svg:height="0.0976in" svg:x="0.315in" svg:y="0.0461in" svg:viewBox="0 0 178 249" svg:d="M177 24c1-5 1-6 1-9 0-7-5-11-11-11-4 0-10 3-14 8 0 2-4 14-5 21-3 10-5 21-7 31-6 23-12 46-18 69-2 7-19 33-44 33-20 0-24-16-24-31 0-17 7-41 20-76 6-15 7-19 7-27 0-18-12-32-31-32-37 0-51 56-51 59 0 5 3 4 4 5 5 0 5-1 7-8 10-36 25-47 38-47 4 0 10 0 10 12 0 10-3 20-6 27-16 41-22 63-22 81 0 34 24 46 47 46 14 0 28-7 39-18-5 20-10 40-26 59-10 13-24 24-42 24-5 0-23-1-29-15 6 0 11 0 16-6 5-3 8-8 8-14 0-12-10-13-14-13-9 0-22 5-22 24s17 33 41 33c40 0 80-35 91-77 12-50 25-99 37-148z"><text:p/></draw:path><draw:path draw:style-name="gr3" draw:text-style-name="P6" svg:width="0.0205in" svg:height="0.1512in" svg:x="0.3937in" svg:y="0in" svg:viewBox="0 0 53 385" svg:d="M53 0c-18 0-35 0-53 0 0 6 0 10 0 15 12 0 25 0 37 0 0 118 0 237 0 355-12 0-25 0-37 0 0 5 0 10 0 15 18 0 35 0 53 0 0-128 0-256 0-385z"><text:p/></draw:path><draw:path draw:style-name="gr3" draw:text-style-name="P6" svg:width="0.0669in" svg:height="0.0768in" svg:x="0.4409in" svg:y="0.0618in" svg:viewBox="0 0 171 196" svg:d="M171 3c0-1-1-3-3-3s-2 0-5 4c-5 6-9 10-14 16-10-14-27-20-43-20-39 0-73 31-73 62 0 4 1 15 9 25 10 11 20 13 38 18 6 1 19 4 23 5 8 2 25 8 25 29s-22 47-53 47c-24 0-53-9-53-38 0-3 0-9 1-14 1-1 1-2 1-2 0-3-3-3-4-3-5 0-5 1-6 5-4 18-10 36-14 54 0 1 0 2 0 5 0 1 1 3 3 3s2-1 6-4c3-4 10-13 13-16 14 17 35 20 52 20 40 0 73-35 73-67 0-12-5-23-11-29-10-10-13-11-48-20-6-1-14-3-17-4-7-2-18-9-18-24 0-21 24-43 53-43 28 0 42 16 42 42 0 4-1 10-1 12 0 4 4 4 5 4 4 0 4-1 5-6 5-19 10-39 14-58z"><text:p/></draw:path></draw:g></text:span><text:span text:style-name="T41">, וידוע </text:span><text:span text:style-name="T41"><draw:g text:anchor-type="as-char" svg:y="-0.1134in" draw:z-index="488" draw:name="Shape311" draw:style-name="gr1"><svg:title>TexMaths</svg:title><svg:desc>11§display§X:=[y]_S \in A/S§svg§600§FALSE§</svg:desc><draw:path draw:style-name="gr2" draw:text-style-name="P5" svg:width="1.0933in" svg:height="0.1358in" svg:x="0.0039in" svg:y="0.0071in" svg:viewBox="0 0 2778 346" svg:d="M1390 346c-464 0-927 0-1390 0 0-116 0-230 0-346 926 0 1853 0 2778 0 0 116 0 230 0 346-462 0-925 0-1388 0z"><text:p/></draw:path><draw:path draw:style-name="gr3" draw:text-style-name="P6" svg:width="0.1248in" svg:height="0.1028in" svg:x="0.0004in" svg:y="0.0098in" svg:viewBox="0 0 318 262" svg:d="M177 105c-11-27-22-52-33-77-1-4-1-4-2-5 0-2 6-10 23-11 4-1 8-1 8-8 0-4-5-4-6-4-16 0-33 1-48 1-10 0-34-1-44-1-2 0-7 0-7 8 0 4 3 4 9 4 23 0 25 3 29 12 15 37 30 72 46 108-28 29-54 57-82 86-2 2-3 3-5 4-19 21-38 27-57 28-5 1-8 1-8 8 0 1 0 4 4 4 12 0 25-1 37-1 14 0 29 1 44 1 2 0 6 0 6-8 0-3-3-2-4-4-3 0-16-1-16-12 0-6 6-12 10-17 14-13 27-27 40-40 12-14 23-27 35-39 13 31 25 62 39 91 2 5 2 5 2 6 0 3-8 10-22 11-5 1-9 1-9 8 0 4 4 4 7 4 11 0 37-1 48-1 10 0 33 1 43 1 2 0 8 0 8-8 0-4-5-4-8-4-25 0-27-1-33-17-15-35-41-94-50-117 27-28 67-74 80-85 11-9 25-18 48-19 5-1 9-1 9-8 0-1 0-4-5-4-12 0-24 1-36 1-14 0-30-1-43-1-2 0-7 0-7 8 0 2 2 3 4 4 3 0 15 1 15 11 0 6-4 11-6 14-21 22-42 44-63 68z"><text:p/></draw:path><draw:path draw:style-name="gr3" draw:text-style-name="P6" svg:width="0.0157in" svg:height="0.065in" svg:x="0.1898in" svg:y="0.048in" svg:viewBox="0 0 41 166" svg:d="M41 21c0-12-10-21-21-21-12 0-20 9-20 21 0 11 8 20 20 20 11 0 21-9 21-20zM41 146c0-12-10-20-21-20-12 0-20 8-20 20 0 11 8 20 20 20 11 0 21-9 21-20z"><text:p/></draw:path><draw:path draw:style-name="gr3" draw:text-style-name="P6" svg:width="0.1004in" svg:height="0.0354in" svg:x="0.2272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209in" svg:height="0.1512in" svg:x="0.3969in" svg:y="0in" svg:viewBox="0 0 54 385" svg:d="M54 385c0-5 0-10 0-15-13 0-25 0-39 0 0-118 0-237 0-355 14 0 26 0 39 0 0-5 0-9 0-15-18 0-36 0-54 0 0 129 0 257 0 385 18 0 36 0 54 0z"><text:p/></draw:path><draw:path draw:style-name="gr3" draw:text-style-name="P6" svg:width="0.0697in" svg:height="0.0976in" svg:x="0.426in" svg:y="0.0461in" svg:viewBox="0 0 178 249" svg:d="M176 24c2-5 2-6 2-9 0-7-5-11-11-11-4 0-11 3-14 8 0 2-3 14-6 21-2 10-5 21-7 31-6 23-12 46-18 69-1 7-18 33-43 33-20 0-24-16-24-31 0-17 7-41 20-76 6-15 7-19 7-27 0-18-12-32-31-32-37 0-51 56-51 59 0 5 3 5 4 5 4 0 5-1 7-8 10-36 25-47 38-47 4 0 10 0 10 12 0 10-4 20-6 27-16 41-23 63-23 81 0 34 25 46 47 46 15 0 29-7 40-18-6 20-10 40-26 59-10 13-24 24-43 24-5 0-22-1-28-15 5 0 11 0 16-6 4-3 8-8 8-14 0-12-11-13-14-13-9 0-22 5-22 24s17 33 40 33c41 0 81-35 92-77 12-50 24-99 36-148z"><text:p/></draw:path><draw:path draw:style-name="gr3" draw:text-style-name="P6" svg:width="0.0205in" svg:height="0.1512in" svg:x="0.5047in" svg:y="0in" svg:viewBox="0 0 53 385" svg:d="M53 0c-18 0-35 0-53 0 0 6 0 10 0 15 12 0 25 0 37 0 0 118 0 237 0 355-12 0-25 0-37 0 0 5 0 10 0 15 18 0 35 0 53 0 0-128 0-256 0-385z"><text:p/></draw:path><draw:path draw:style-name="gr3" draw:text-style-name="P6" svg:width="0.0677in" svg:height="0.0768in" svg:x="0.5512in" svg:y="0.0618in" svg:viewBox="0 0 173 196" svg:d="M173 3c0-1-1-3-5-3-1 0-1 0-4 4-5 6-10 10-14 16-10-14-27-20-43-20-39 0-73 31-73 62 0 4 1 15 9 25 10 11 20 13 37 18 6 1 20 4 23 5 9 2 26 8 26 29s-23 47-54 47c-23 0-52-9-52-38 0-3 0-9 1-14 0-1 0-2 0-2 0-3-3-3-4-3-4 0-4 1-5 5-4 18-10 36-14 54 0 1-1 2-1 5 0 1 1 3 4 3 1 0 3-1 6-4 3-4 10-13 13-16 14 17 35 20 52 20 40 0 73-35 73-67 0-12-5-23-11-29-9-10-13-11-48-20-5-1-14-3-18-4-6-2-17-9-17-24 0-21 24-43 52-43 29 0 44 16 44 42 0 4-2 10-2 12 0 4 4 4 5 4 4 0 4-1 5-6 5-19 10-39 15-58z"><text:p/></draw:path><draw:path draw:style-name="gr3" draw:text-style-name="P6" svg:width="0.076in" svg:height="0.087in" svg:x="0.6862in" svg:y="0.0311in" svg:viewBox="0 0 194 222" svg:d="M180 120c7 0 14 0 14-8 0-9-7-9-14-9-55 0-109 0-164 0 5-50 49-88 104-88 20 0 41 0 60 0 7 0 14 0 14-7 0-8-7-8-14-8-21 0-40 0-61 0-66 0-119 50-119 112s53 110 119 110c21 0 40 0 61 0 7 0 14 0 14-7s-7-7-14-7c-19 0-40 0-60 0-55 0-99-37-104-88 55 0 109 0 164 0z"><text:p/></draw:path><draw:path draw:style-name="gr3" draw:text-style-name="P6" svg:width="0.1039in" svg:height="0.1079in" svg:x="0.8224in" svg:y="0.0043in" svg:viewBox="0 0 265 275" svg:d="M56 231c-15 26-31 31-47 32-6 1-9 1-9 8 0 2 2 4 5 4 10 0 22-1 33-1 14 0 27 1 39 1 2 0 8 0 8-7 0-4-4-5-7-5-9 0-18-3-18-13 0-4 3-9 6-14 10-17 19-32 29-49 33 0 64 0 97 0 0 9 6 60 6 64 0 11-20 12-28 12-5 0-9 0-9 8 0 4 3 3 5 4 17 0 33-1 48-1 10 0 34 1 44 1 3 0 7 0 7-7 0-5-3-5-9-5-24 0-24-2-25-13-8-79-15-160-23-240-1-8-1-10-8-10-5 0-8 3-10 7-45 74-89 149-134 224zM102 175c26-43 51-85 76-127 5 42 8 84 12 127-29 0-58 0-88 0z"><text:p/></draw:path><draw:path draw:style-name="gr3" draw:text-style-name="P6" svg:width="0.0587in" svg:height="0.1512in" svg:x="0.9398in" svg:y="0in" svg:viewBox="0 0 150 385" svg:d="M148 15c2-5 2-6 2-7 0-5-4-8-8-8-2 0-5 1-7 3-44 123-89 245-133 367-2 5-2 7-2 8 0 4 3 7 8 7 4 0 5-3 8-10 44-120 88-240 132-360z"><text:p/></draw:path><draw:path draw:style-name="gr3" draw:text-style-name="P6" svg:width="0.0902in" svg:height="0.1098in" svg:x="1.015in" svg:y="0.0067in" svg:viewBox="0 0 230 280" svg:d="M230 3c0-1-1-3-5-3-2 0-2 0-6 6-7 7-12 14-19 22-10-18-31-28-56-28-48 0-95 44-95 91 0 31 20 49 40 55 14 4 28 7 42 10 14 4 35 10 35 41 0 34-32 71-69 71-26 0-68-9-68-57 0-8 2-17 3-19 0-3 0-3 0-4 0-3-2-3-5-3-2 0-2 0-3 1-2 1-24 88-24 89 0 2 2 5 4 5 3 0 3 0 8-6 7-6 12-14 19-22 16 22 43 28 65 28 52 0 98-52 98-98 0-27-13-40-19-45-9-9-14-11-49-20-8-2-23-6-26-7-10-3-23-14-23-35 0-31 31-64 67-64 32 0 56 17 56 59 0 13-2 20-2 22 2 2 0 4 5 4 4 0 4-1 6-8 7-29 14-56 21-85z"><text:p/></draw:path></draw:g></text:span><text:span text:style-name="T41">, ולכן סה"כ </text:span><text:span text:style-name="T41"><draw:g text:anchor-type="as-char" svg:y="-0.1035in" draw:z-index="489" draw:name="Shape312" draw:style-name="gr1"><svg:title>TexMaths</svg:title><svg:desc>11§display§X \times X \subseteq R_{A / S}§svg§600§FALSE§</svg:desc><draw:path draw:style-name="gr2" draw:text-style-name="P5" svg:width="0.9929in" svg:height="0.1409in" svg:x="0.0043in" svg:y="0.0071in" svg:viewBox="0 0 2523 359" svg:d="M0 0c841 0 1682 0 2523 0 0 120 0 239 0 359-841 0-1682 0-2523 0 0-120 0-239 0-359z"><text:p/></draw:path><draw:path draw:style-name="gr3" draw:text-style-name="P6" svg:width="0.1252in" svg:height="0.1024in" svg:x="0.0004in" svg:y="0in" svg:viewBox="0 0 319 261" svg:d="M177 104c-11-25-21-50-32-75-1-4-1-4-2-6 0-2 7-10 23-11 3 0 8-1 8-8 0-4-5-4-6-4-16 0-33 1-49 1-9 0-33-1-43-1-2 0-7 0-7 8 0 4 4 4 9 4 23 0 25 3 29 12 15 36 30 71 46 108-28 28-55 57-83 85-1 2-3 4-4 5-19 20-37 26-57 28-5 0-9 0-9 8 2 1 0 3 5 3 13 0 25-1 37-1 14 0 29 1 43 1 3 0 7 0 7-8 0-3-3-2-4-3-4-1-17-2-17-12 0-7 7-13 11-17 14-14 27-28 40-41 11-13 23-25 34-37 13 29 27 60 40 90 1 4 1 4 2 5 0 3-8 10-23 12-5 0-8 0-8 7 0 4 5 4 7 4 10 0 37-1 48-1 10 0 33 1 43 1 2 0 8 0 8-6 0-5-5-5-8-5-25-1-26-2-33-17-15-34-41-95-49-118 26-27 65-72 79-83 11-10 25-19 48-20 6 0 9 0 9-8-2-1 0-4-6-4-11 0-24 1-36 1-14 0-29-1-43-1-2 0-6 0-6 8 0 2 1 4 4 4s15 1 15 12c0 6-4 10-7 13-21 22-42 44-63 67z"><text:p/></draw:path><draw:path draw:style-name="gr3" draw:text-style-name="P6" svg:width="0.0732in" svg:height="0.0724in" svg:x="0.1906in" svg:y="0.0291in" svg:viewBox="0 0 187 185" svg:d="M93 82c-25-25-51-51-77-77-4-4-5-5-8-5-4 0-8 3-8 8 0 3 1 3 5 7 26 27 52 52 77 78-25 25-51 51-77 77-4 4-5 6-5 8 0 4 4 7 8 7 3 0 4 0 8-5 26-25 52-51 77-76 27 27 54 53 81 79 1 0 3 2 5 2 5 0 8-3 8-7 0-2 0-2-1-5-28-27-62-60-82-80 25-24 48-47 72-70 1-2 8-8 9-10 1-1 2-2 2-5 0-5-3-8-8-8-3 0-4 2-9 7-25 25-51 50-77 75z"><text:p/></draw:path><draw:path draw:style-name="gr3" draw:text-style-name="P6" svg:width="0.1248in" svg:height="0.1024in" svg:x="0.3248in" svg:y="0in" svg:viewBox="0 0 318 261" svg:d="M177 104c-11-25-22-50-33-75-1-4-1-4-2-6 0-2 6-10 23-11 4 0 8-1 8-8 0-4-5-4-6-4-16 0-33 1-49 1-9 0-33-1-43-1-2 0-7 0-7 8 0 4 3 4 9 4 23 0 25 3 29 12 15 36 30 71 46 108-28 28-54 57-82 85-2 2-3 4-5 5-19 20-38 26-57 28-5 0-8 0-8 8 1 1 0 3 4 3 12 0 25-1 37-1 14 0 29 1 44 1 2 0 6 0 6-8 0-3-3-2-4-3-3-1-16-2-16-12 0-7 6-13 10-17 14-14 27-28 40-41 12-13 23-25 35-37 13 29 25 60 39 90 1 4 1 4 2 5 0 3-8 10-23 12-4 0-8 0-8 7 0 4 4 4 7 4 11 0 37-1 48-1 10 0 33 1 43 1 2 0 8 0 8-6 0-5-5-5-8-5-25-1-26-2-33-17-15-34-41-95-50-118 27-27 67-72 80-83 11-10 25-19 48-20 5 0 9 0 9-8-1-1 0-4-5-4-12 0-25 1-36 1-14 0-30-1-43-1-3 0-7 0-7 8 0 2 2 4 4 4 3 0 15 1 15 12 0 6-4 10-7 13-21 22-41 44-62 67z"><text:p/></draw:path><draw:path draw:style-name="gr3" draw:text-style-name="P6" svg:width="0.0921in" svg:height="0.1161in" svg:x="0.513in" svg:y="0.0071in" svg:viewBox="0 0 235 296" svg:d="M222 15c7 0 13 0 13-7 0-8-6-8-13-8-35 0-69 0-104 0-66 0-118 50-118 112 0 61 53 110 118 110 35 0 69 0 104 0 7 0 13 0 13-8s-6-8-13-8c-34 0-69 0-103 0-61 0-104-44-104-94 0-53 44-97 104-97 34 0 69 0 103 0zM21 281c-7 0-13 0-13 8 0 7 6 7 13 7 67 0 134 0 201 0 7 0 13 0 13-7 0-8-6-8-13-8-67 0-134 0-201 0z"><text:p/></draw:path><draw:path draw:style-name="gr3" draw:text-style-name="P6" svg:width="0.1083in" svg:height="0.1059in" svg:x="0.6669in" svg:y="0in" svg:viewBox="0 0 276 270" svg:d="M129 26c2-8 3-13 11-14 3 0 15 0 23 0 27 0 70 0 70 38 0 13-5 40-21 54-10 10-31 23-65 23-14 0-29 0-44 0 9-34 17-67 26-101zM185 132c38-8 84-35 84-74 0-34-35-58-85-58-37 0-74 0-110 0-8 0-11 0-11 8 0 4 3 4 11 4 1 0 7 0 14 1 7 0 11 1 11 6 0 2-1 3-2 7-18 68-34 137-52 205-3 16-4 19-35 19-7 0-10 0-10 8 0 3 4 3 5 3 10 0 38-1 49-1s38 1 49 1c3 0 8 0 8-8 0-3-4-3-11-3-14 0-25 0-25-8 0-2 1-4 1-6 9-34 16-67 25-101 16 0 31 0 46 0 36 0 42 22 42 35 0 7-3 18-5 26-3 10-6 25-6 32 0 42 46 42 51 42 33 0 47-39 47-44 0-4-4-4-6-4-3 0-3 2-4 4-10 29-26 35-35 35-13 0-15-8-15-23 0-12 2-32 3-43 1-5 2-13 2-17 0-30-26-42-36-46z"><text:p/></draw:path><draw:path draw:style-name="gr3" draw:text-style-name="P6" svg:width="0.0795in" svg:height="0.0752in" svg:x="0.7823in" svg:y="0.0555in" svg:viewBox="0 0 203 192" svg:d="M41 159c-10 14-19 22-34 23-4 0-7 0-7 6 0 3 2 4 4 4 7 0 16-1 23-1 9 0 20 1 28 1 1 0 5 0 5-7 0-3-3-3-4-3-2 0-12-1-12-9 0-2 2-7 4-10 7-11 15-21 21-32 27 0 52 0 78 0 3 14 5 28 7 43-1 4-3 8-19 8-3 0-7 0-7 6 0 1 1 4 4 4 8 0 27-1 35-1 5 0 11 0 16 0s11 1 15 1 5-2 5-5c0-5-3-5-7-5-16 0-16-2-17-9-7-56-16-110-24-165 0-7-2-8-7-8s-6 2-8 5c-33 52-66 103-99 154zM76 121c19-30 38-58 57-88 4 30 8 58 12 88-23 0-46 0-69 0z"><text:p/></draw:path><draw:path draw:style-name="gr3" draw:text-style-name="P6" svg:width="0.0457in" svg:height="0.1051in" svg:x="0.8756in" svg:y="0.0516in" svg:viewBox="0 0 117 268" svg:d="M115 11c2-3 2-3 2-4 0-5-4-7-7-7-4 0-6 3-7 7-34 83-67 166-101 249-2 3-2 4-2 5 0 4 4 7 7 7 4 0 6-4 7-7 34-83 67-167 101-250z"><text:p/></draw:path><draw:path draw:style-name="gr3" draw:text-style-name="P6" svg:width="0.0673in" svg:height="0.0764in" svg:x="0.9382in" svg:y="0.0563in" svg:viewBox="0 0 172 195" svg:d="M172 3c0-1-2-3-4-3s-2 0-5 4c-5 6-9 10-13 16-11-15-28-20-44-20-39 0-72 31-72 61 0 5 0 16 9 26 9 11 19 13 37 17 6 1 19 5 23 6 9 2 26 7 26 28s-23 47-54 47c-24 0-53-8-53-38 0-3 0-9 1-13 1-1 1-2 1-2 0-4-3-4-4-4-5 0-5 0-6 6-4 17-9 35-13 54-1 1-1 2-1 4 0 1 1 3 3 3s2-1 6-4c3-3 10-12 13-15 14 16 35 19 52 19 40 0 73-35 73-67 0-12-4-23-11-29-8-9-13-10-48-19-6-1-14-3-17-4-6-2-18-9-18-24 0-21 24-43 53-43 28 0 42 16 42 41 0 5-1 10-1 13 0 4 4 4 5 4 4 0 4-1 5-7 5-18 10-38 15-57z"><text:p/></draw:path></draw:g></text:span><text:span text:style-name="T41"><text:s/>(לפי הגדרה). נרצה משום ש־</text:span><text:span text:style-name="T41"><draw:g text:anchor-type="as-char" svg:y="-0.1043in" draw:z-index="490" draw:name="Shape313" draw:style-name="gr1"><svg:title>TexMaths</svg:title><svg:desc>11§display§x \in X \land y \in X§svg§600§FALSE§</svg:desc><draw:path draw:style-name="gr2" draw:text-style-name="P5" svg:width="0.9587in" svg:height="0.1177in" svg:x="0.0039in" svg:y="0.0071in" svg:viewBox="0 0 2436 300" svg:d="M0 0c812 0 1625 0 2436 0 0 100 0 201 0 300-811 0-1624 0-2436 0 0-99 0-200 0-300z"><text:p/></draw:path><draw:path draw:style-name="gr3" draw:text-style-name="P6" svg:width="0.0756in" svg:height="0.0677in" svg:x="0.0004in" svg:y="0.0362in" svg:viewBox="0 0 193 173" svg:d="M118 54c2-10 12-45 38-45 2 0 11 0 20 5-11 1-19 11-19 21 0 6 5 13 15 13 8 0 21-6 21-22 0-21-24-26-37-26-22 0-35 21-39 30-10-26-31-30-42-30-41 0-63 50-63 59 0 5 3 2 5 5 3 0 4-1 5-5 13-40 39-50 52-50 7 0 21 3 21 26 0 11-7 37-21 91-7 24-20 40-37 40-3 0-12 0-19-5 10-2 18-10 18-21s-8-13-14-13c-12 0-22 10-22 22 0 18 20 24 36 24 26 0 40-25 41-28 4 14 19 28 42 28 39 0 61-48 61-58 0-3-3-3-4-3-3 0-4 1-5 3-13 42-39 51-51 51-15 0-22-12-22-26 0-7 3-16 7-34 4-17 8-35 13-52z"><text:p/></draw:path><draw:path draw:style-name="gr3" draw:text-style-name="P6" svg:width="0.076in" svg:height="0.087in" svg:x="0.1378in" svg:y="0.0217in" svg:viewBox="0 0 194 222" svg:d="M180 120c7 0 14 0 14-8s-7-8-14-8c-55 0-108 0-163 0 4-51 48-89 103-89 20 0 41 0 60 0 7 0 14 0 14-7 0-8-7-8-14-8-20 0-40 0-61 0-66 0-119 50-119 112 0 60 53 110 119 110 21 0 41 0 61 0 7 0 14 0 14-8s-7-8-14-8c-19 0-40 0-60 0-55 0-99-35-103-86 55 0 108 0 163 0z"><text:p/></draw:path><draw:path draw:style-name="gr3" draw:text-style-name="P6" svg:width="0.1248in" svg:height="0.1024in" svg:x="0.2732in" svg:y="0in" svg:viewBox="0 0 318 261" svg:d="M176 104c-11-25-21-50-32-75-1-4-1-4-2-6 0-2 6-10 23-11 3 0 8-1 8-8 0-4-5-4-6-4-16 0-33 1-49 1-9 0-33-1-43-1-2 0-7 0-7 8 0 4 3 4 9 4 23 0 25 3 29 12 15 35 30 71 46 108-28 28-55 57-83 85-1 2-3 3-4 5-19 20-37 26-57 27-5 1-8 1-8 8 0 1 0 4 4 4 12 0 25-1 37-1 14 0 29 1 43 1 3 0 7 0 7-8 0-3-3-2-4-4-5 0-15-1-15-12 0-6 5-12 9-17 14-13 27-27 40-41 11-12 23-24 34-36 13 29 26 60 40 89 1 5 2 5 2 6 0 3-8 10-23 11-5 1-8 1-8 8 0 4 5 4 7 4 10 0 37-1 48-1 10 0 33 1 43 1 2 0 7 0 7-7 0-5-4-5-7-5-25 0-26-1-33-17-15-36-41-94-50-117 27-27 66-72 80-83 11-10 25-19 48-20 6 0 9 0 9-8-2-1 0-4-6-4-11 0-24 1-36 1-14 0-28-1-43-1-2 0-6 0-6 8 0 2 2 4 4 4 3 0 15 1 15 12 0 6-4 10-7 13-21 22-42 44-63 67z"><text:p/></draw:path><draw:path draw:style-name="gr3" draw:text-style-name="P6" svg:width="0.0843in" svg:height="0.0929in" svg:x="0.4492in" svg:y="0.013in" svg:viewBox="0 0 215 237" svg:d="M117 8c-4-7-6-8-9-8-6 0-7 2-9 8-32 71-65 142-97 214-2 4-2 5-2 7 0 5 3 8 8 8 3 0 5-1 9-8 30-67 60-135 91-203 30 68 60 136 90 203 3 8 8 8 9 8 4 0 8-3 8-8 0-1-1-1-3-6-32-72-63-144-95-215z"><text:p/></draw:path><draw:path draw:style-name="gr3" draw:text-style-name="P6" svg:width="0.0697in" svg:height="0.0972in" svg:x="0.5799in" svg:y="0.0362in" svg:viewBox="0 0 178 248" svg:d="M177 24c1-5 1-6 1-9 0-7-5-11-11-11-4 0-10 3-13 9-1 1-4 13-6 21-3 10-5 20-7 31-6 23-12 46-18 69-2 5-18 32-44 32-20 0-24-17-24-31 0-18 7-42 20-76 6-15 7-20 7-27 0-18-12-32-31-32-37 0-51 56-51 59 0 5 3 2 4 5 5 0 5-1 7-7 10-36 25-48 38-48 4 0 10 0 10 12 0 10-3 20-6 27-16 41-22 63-22 80 0 35 24 45 47 45 14 0 28-5 39-16-5 20-10 38-26 58-10 13-24 24-42 24-5 0-23-1-29-15 6 0 11 0 16-6 5-3 8-7 8-15 0-12-10-13-14-13-9 0-21 5-21 25 0 19 16 33 40 33 40 0 80-35 91-77 12-49 25-99 37-147z"><text:p/></draw:path><draw:path draw:style-name="gr3" draw:text-style-name="P6" svg:width="0.076in" svg:height="0.087in" svg:x="0.7102in" svg:y="0.0217in" svg:viewBox="0 0 194 222" svg:d="M180 120c7 0 14 0 14-8s-7-8-14-8c-55 0-109 0-164 0 5-51 49-89 104-89 20 0 41 0 60 0 7 0 14 0 14-7 0-8-7-8-14-8-21 0-40 0-61 0-66 0-119 50-119 112 0 60 53 110 119 110 21 0 40 0 61 0 7 0 14 0 14-8s-7-8-14-8c-19 0-40 0-60 0-55 0-99-35-104-86 55 0 109 0 164 0z"><text:p/></draw:path><draw:path draw:style-name="gr3" draw:text-style-name="P6" svg:width="0.1248in" svg:height="0.1024in" svg:x="0.8457in" svg:y="0in" svg:viewBox="0 0 318 261" svg:d="M176 104c-11-25-21-50-32-75-1-4-1-4-2-6 0-2 6-10 23-11 3 0 8-1 8-8 0-4-5-4-6-4-16 0-33 1-49 1-9 0-33-1-43-1-2 0-7 0-7 8 0 4 3 4 9 4 23 0 25 3 29 12 15 35 30 71 46 108-28 28-55 57-83 85-1 2-3 3-4 5-19 20-37 26-57 27-5 1-8 1-8 8 0 1 0 4 4 4 13 0 25-1 37-1 14 0 29 1 43 1 3 0 7 0 7-8 0-3-3-2-4-4-5 0-16-1-16-12 0-6 6-12 10-17 14-13 27-27 40-41 11-12 23-24 34-36 13 29 26 60 40 89 1 5 2 5 2 6 0 3-8 10-23 11-5 1-8 1-8 8 0 4 5 4 7 4 10 0 37-1 48-1 10 0 33 1 43 1 2 0 7 0 7-7 0-5-4-5-7-5-25 0-26-1-33-17-15-36-41-94-50-117 27-27 66-72 80-83 11-10 25-19 48-20 6 0 9 0 9-8-2-1 0-4-6-4-11 0-24 1-36 1-14 0-29-1-43-1-2 0-6 0-6 8 0 2 2 4 4 4 3 0 15 1 15 12 0 6-4 10-7 13-21 22-42 44-63 67z"><text:p/></draw:path></draw:g></text:span><text:span text:style-name="T41">, באופן שקול </text:span><text:span text:style-name="T41"><draw:g text:anchor-type="as-char" svg:y="-0.1134in" draw:z-index="491" draw:name="Shape314" draw:style-name="gr1"><svg:title>TexMaths</svg:title><svg:desc>11§display§\la x, y \ra \in X \times X§svg§600§FALSE§</svg:desc><draw:path draw:style-name="gr2" draw:text-style-name="P5" svg:width="0.976in" svg:height="0.1354in" svg:x="0.0004in" svg:y="0.0071in" svg:viewBox="0 0 2480 345" svg:d="M0 0c826 0 1654 0 2480 0 0 115 0 230 0 345-826 0-1654 0-2480 0 0-115 0-230 0-345z"><text:p/></draw:path><draw:path draw:style-name="gr3" draw:text-style-name="P6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756in" svg:height="0.0681in" svg:x="0.0563in" svg:y="0.0461in" svg:viewBox="0 0 193 174" svg:d="M118 54c2-10 11-46 38-46 1 0 11 0 19 5-11 2-19 12-19 21 0 7 5 13 16 13 7 0 21-6 21-22 0-19-24-25-37-25-22 0-36 20-40 29-10-26-31-29-42-29-40 0-62 50-62 59 0 4 3 4 5 4 3 0 4-1 4-5 13-40 40-50 53-50 6 0 20 4 20 26 0 12-6 38-20 92-7 24-20 40-38 40-2 0-11 0-18-5 8-2 17-10 17-21 0-10-9-13-14-13-11 0-21 10-21 22 0 17 19 25 36 25 26 0 40-26 41-29 4 15 19 29 42 29 39 0 61-50 61-59 0-4-3-4-4-4-4 0-4 1-5 5-14 40-39 50-52 50-14 0-21-13-21-25 0-9 2-18 7-34 4-18 8-35 13-53z"><text:p/></draw:path><draw:path draw:style-name="gr3" draw:text-style-name="P6" svg:width="0.0173in" svg:height="0.0453in" svg:x="0.152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6" svg:width="0.0697in" svg:height="0.0972in" svg:x="0.211in" svg:y="0.0461in" svg:viewBox="0 0 178 248" svg:d="M176 23c2-5 2-5 2-9 0-6-5-10-12-10-3 0-10 3-13 8-1 2-3 14-6 21-2 10-5 20-7 31-6 23-12 46-18 69-1 6-17 33-43 33-20 0-24-17-24-32 0-17 7-40 20-75 5-16 8-20 8-28 0-17-13-31-32-31-37 0-51 56-51 59 0 4 3 4 4 4 4 0 5-1 6-7 11-36 26-48 40-48 3 0 9 0 9 13 0 9-4 20-6 26-16 41-23 63-23 82 0 34 25 45 47 45 15 0 29-7 40-17-6 20-10 38-26 58-10 13-25 25-43 25-5 0-22-2-28-16 5 0 11 0 16-5 4-4 8-9 8-16 0-11-11-13-14-13-9 0-22 6-22 25 0 18 16 33 40 33 40 0 81-36 91-77 12-50 25-99 37-148z"><text:p/></draw:path><draw:path draw:style-name="gr3" draw:text-style-name="P6" svg:width="0.0335in" svg:height="0.1508in" svg:x="0.2949in" svg:y="0in" svg:viewBox="0 0 86 384" svg:d="M84 198c2-4 2-5 2-5 0-1 0-3-2-7-22-59-45-119-67-177-3-7-6-9-9-9-5 0-8 3-8 8 0 1 0 2 1 6 23 60 46 119 69 179-23 58-46 117-69 177-1 4-1 4-1 7 0 4 3 7 8 7 4 0 6-4 7-7 24-60 46-119 69-179z"><text:p/></draw:path><draw:path draw:style-name="gr3" draw:text-style-name="P6" svg:width="0.0756in" svg:height="0.087in" svg:x="0.4008in" svg:y="0.0311in" svg:viewBox="0 0 193 222" svg:d="M179 120c7 0 14 0 14-8 0-7-7-7-14-7-55 0-109 0-164 0 5-52 50-90 104-90 20 0 41 0 60 0 7 0 14 0 14-7 0-8-7-8-14-8-21 0-40 0-61 0-66 0-118 51-118 112 0 62 52 110 118 110 21 0 40 0 61 0 7 0 14 0 14-7 0-8-7-7-14-7-19 0-40 0-60 0-54 0-99-36-104-88 55 0 109 0 164 0z"><text:p/></draw:path><draw:path draw:style-name="gr3" draw:text-style-name="P6" svg:width="0.1248in" svg:height="0.1031in" svg:x="0.5354in" svg:y="0.0098in" svg:viewBox="0 0 318 263" svg:d="M177 106c-11-27-22-52-33-77-1-4-2-5-2-6 0-2 7-9 23-11 4 0 8 0 8-6s-5-6-6-6c-16 0-33 1-48 1-10 0-34-1-44-1-2 0-7 0-7 8 0 4 4 4 9 4 23 0 25 5 29 12 15 37 30 72 46 108-28 29-54 58-82 87-2 1-3 2-5 3-19 21-37 28-57 29-5 0-8 0-8 8 1 2 0 4 4 4 13 0 25-2 37-2 14 0 29 2 44 2 2 0 6 0 6-9 0-3-3-2-4-3-3-1-15-1-15-12 0-7 5-12 9-18 14-13 27-27 40-40 12-14 23-26 35-38 13 31 26 61 39 92 1 3 1 3 2 4 0 3-8 10-23 12-3 0-8 0-8 7 0 5 5 5 7 5 11 0 37-2 48-2 10 0 33 2 43 2 2 0 8 0 8-8 0-4-5-4-8-4-25-1-26-2-33-18-15-35-41-94-49-117 26-27 67-73 79-84 11-9 25-19 48-20 6 0 9 0 9-8-1-1 0-4-4-4-13 0-26 1-37 1-14 0-29-1-43-1-3 0-7 0-7 8 0 3 2 4 4 4 3 1 15 1 15 12 0 6-4 11-7 15-21 22-41 44-62 67z"><text:p/></draw:path><draw:path draw:style-name="gr3" draw:text-style-name="P6" svg:width="0.0732in" svg:height="0.0724in" svg:x="0.7252in" svg:y="0.0398in" svg:viewBox="0 0 187 185" svg:d="M94 81c-26-25-52-50-77-75-5-6-6-6-9-6-4 0-8 3-8 8 0 2 1 3 6 7 25 26 51 51 77 77-26 26-52 51-77 78-5 4-6 5-6 7 0 5 4 8 8 8 3 0 4 0 9-6 25-25 51-50 77-76 26 27 53 53 80 80 1 1 3 2 5 2 5 0 8-3 8-8 0-2 0-2-1-4-28-28-62-61-81-81 24-24 47-47 71-70 1-2 8-8 9-10 1-1 2-2 2-4 0-5-3-8-8-8-3 0-4 1-8 6-26 25-52 50-77 75z"><text:p/></draw:path><draw:path draw:style-name="gr3" draw:text-style-name="P6" svg:width="0.1248in" svg:height="0.1031in" svg:x="0.8594in" svg:y="0.0098in" svg:viewBox="0 0 318 263" svg:d="M176 106c-11-27-21-52-32-77-1-4-2-5-2-6 0-2 7-9 23-11 3 0 8 0 8-6s-5-6-6-6c-16 0-33 1-49 1-9 0-33-1-43-1-2 0-7 0-7 8 0 4 4 4 9 4 23 0 25 5 29 12 15 37 30 72 46 108-28 29-55 58-83 87-1 1-3 2-4 3-19 21-37 28-57 29-5 0-8 0-8 8 1 2 0 4 4 4 13 0 25-2 37-2 14 0 29 2 43 2 3 0 7 0 7-9 0-3-3-2-4-3-4-1-15-1-15-12 0-7 5-12 9-18 14-13 27-27 40-40 11-14 23-26 34-38 13 31 27 61 40 92 1 3 1 3 2 4 0 3-8 10-23 12-5 0-8 0-8 7 0 5 5 5 7 5 10 0 37-2 48-2 10 0 33 2 43 2 2 0 7 0 7-8 0-4-4-4-7-4-25-1-26-2-33-18-15-35-41-94-49-117 26-27 66-73 79-84 11-9 25-19 48-20 6 0 9 0 9-8-2-1 0-4-6-4-11 0-24 1-36 1-14 0-28-1-43-1-2 0-6 0-6 8 0 3 2 4 4 4 3 1 15 1 15 12 0 6-4 11-7 15-21 22-42 44-63 67z"><text:p/></draw:path></draw:g></text:span><text:span text:style-name="T41">, ולכן מהגדרת הכלה </text:span><text:span text:style-name="T41"><draw:g text:anchor-type="as-char" svg:y="-0.1134in" draw:z-index="492" draw:name="Shape315" draw:style-name="gr1"><svg:title>TexMaths</svg:title><svg:desc>11§display§\la x, y \ra \in R_{A / S}§svg§600§FALSE§</svg:desc><draw:path draw:style-name="gr2" draw:text-style-name="P5" svg:width="0.8669in" svg:height="0.1516in" svg:x="0.0004in" svg:y="0.0071in" svg:viewBox="0 0 2203 386" svg:d="M0 0c734 0 1469 0 2203 0 0 129 0 258 0 386-734 0-1469 0-2203 0 0-128 0-257 0-386z"><text:p/></draw:path><draw:path draw:style-name="gr3" draw:text-style-name="P6" svg:width="0.0335in" svg:height="0.1512in" svg:x="0.0094in" svg:y="0in" svg:viewBox="0 0 86 385" svg:d="M84 14c2-4 2-4 2-6 0-5-4-8-8-8-3 0-7 2-9 9-23 59-45 118-68 177 0 2-1 4-1 7 0 2 0 2 1 6 23 59 45 118 68 177 1 4 4 9 9 9 4 0 8-3 8-8 0-1 0-2-2-6-24-60-46-119-69-178 23-60 45-119 69-179z"><text:p/></draw:path><draw:path draw:style-name="gr3" draw:text-style-name="P6" svg:width="0.0752in" svg:height="0.0685in" svg:x="0.0563in" svg:y="0.0461in" svg:viewBox="0 0 192 175" svg:d="M118 54c2-10 11-45 38-45 2 0 11 0 19 4-11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6 41-30 4 15 19 30 42 30 39 0 61-50 61-59 0-4-3-4-4-4-3 0-4 1-6 4-12 41-38 50-51 50-15 0-21-12-21-25 0-9 2-17 6-34 5-18 9-35 14-53z"><text:p/></draw:path><draw:path draw:style-name="gr3" draw:text-style-name="P6" svg:width="0.0173in" svg:height="0.0453in" svg:x="0.152in" svg:y="0.0976in" svg:viewBox="0 0 45 116" svg:d="M45 41c0-26-10-41-25-41-12 0-20 10-20 21 0 10 8 20 20 20 4 0 10-1 14-5 1-1 1-1 1-1 1 0 1 0 1 6 0 28-13 51-26 64-5 4-5 5-5 6 0 3 3 5 5 5 4 0 35-30 35-75z"><text:p/></draw:path><draw:path draw:style-name="gr3" draw:text-style-name="P6" svg:width="0.0697in" svg:height="0.0976in" svg:x="0.211in" svg:y="0.0461in" svg:viewBox="0 0 178 249" svg:d="M176 24c2-5 2-6 2-10 0-6-5-10-11-10-4 0-11 3-14 8 0 2-3 14-6 21-2 10-5 21-7 31-6 23-12 46-18 70-1 6-18 32-43 32-20 0-24-16-24-31 0-17 7-41 20-76 6-15 7-19 7-27 0-18-12-32-31-32-37 0-51 56-51 59 0 5 3 5 4 5 4 0 5-1 7-8 10-36 25-47 38-47 4 0 10 0 10 12 0 10-4 20-6 27-16 41-23 63-23 81 0 35 25 46 47 46 15 0 29-7 40-18-6 21-10 40-26 59-10 13-24 24-43 24-5 0-22-1-28-16 5 0 11 0 16-5 4-3 8-7 8-14 0-12-11-14-14-14-9 0-22 6-22 25 0 18 17 33 40 33 41 0 81-36 92-77 12-50 24-99 36-148z"><text:p/></draw:path><draw:path draw:style-name="gr3" draw:text-style-name="P6" svg:width="0.0335in" svg:height="0.1512in" svg:x="0.2949in" svg:y="0in" svg:viewBox="0 0 86 385" svg:d="M84 199c2-4 2-5 2-6 0-3 0-2-2-6-22-59-46-119-68-178-2-7-4-9-8-9-5 0-8 3-8 8 0 1 0 2 1 6 23 60 46 119 69 179-23 59-46 118-69 178-1 3-1 4-1 6 0 5 3 8 8 8 4 0 6-4 7-8 23-59 45-118 69-178z"><text:p/></draw:path><draw:path draw:style-name="gr3" draw:text-style-name="P6" svg:width="0.0752in" svg:height="0.087in" svg:x="0.4004in" svg:y="0.0315in" svg:viewBox="0 0 192 222" svg:d="M179 119c7 0 13 0 13-8s-6-8-13-8c-55 0-109 0-164 0 5-51 50-88 104-88 20 0 40 0 60 0 7 0 13 0 13-7 0-8-6-8-13-8-20 0-40 0-60 0-66 0-119 48-119 111 0 62 53 111 119 111 20 0 40 0 60 0 7 0 13 0 13-7s-6-7-13-7c-20 0-40 0-60 0-54 0-99-36-104-89 55 0 109 0 164 0z"><text:p/></draw:path><draw:path draw:style-name="gr3" draw:text-style-name="P6" svg:width="0.1083in" svg:height="0.1063in" svg:x="0.5374in" svg:y="0.0098in" svg:viewBox="0 0 276 271" svg:d="M129 26c2-9 3-13 11-14 3-1 15-1 23-1 27 0 70 0 70 39 0 13-5 39-21 55-10 9-31 22-65 22-14 0-29 0-44 0 9-35 17-68 26-101zM185 132c38-9 84-35 84-75 0-33-35-57-85-57-37 0-74 0-110 0-8 0-11 0-11 8 0 3 3 3 11 3 1 0 7 0 14 1 8 1 11 1 11 7 0 1-1 2-2 6-18 70-34 139-52 207-3 16-4 18-35 18-7 0-10 0-10 8 0 4 4 4 5 4 11 0 38-1 49-1s38 1 49 1c3 0 8 0 8-8 0-4-4-4-11-4-14 0-25 0-25-7 0-2 1-4 1-6 9-33 16-68 25-102 16 0 31 0 46 0 36 0 42 22 42 36 0 5-2 17-5 26-3 11-6 24-6 32 0 42 46 42 52 42 32 0 46-40 46-44 0-6-4-6-6-6-3 0-3 3-4 6-10 28-26 35-35 35-13 0-16-9-16-23 0-12 3-31 4-43 1-6 2-13 2-19 0-30-26-42-36-45z"><text:p/></draw:path><draw:path draw:style-name="gr3" draw:text-style-name="P6" svg:width="0.0795in" svg:height="0.076in" svg:x="0.6524in" svg:y="0.0657in" svg:viewBox="0 0 203 194" svg:d="M41 161c-10 14-19 22-34 23-4 0-7 0-7 5 0 4 2 5 4 5 7 0 16-1 23-1 9 0 20 1 28 1 1 0 5 0 5-7 0-3-3-3-4-3-2-1-12-1-12-9 0-3 2-8 4-10 7-11 15-22 21-33 27 0 52 0 78 0 3 14 5 29 7 44-1 3-3 8-19 8-3 0-7 0-7 5 0 1 1 5 4 5 8 0 27-1 35-1 5 0 11 0 16 0s11 1 15 1 5-3 5-7c0-3-3-3-7-3-16 0-16-2-17-9-7-56-16-111-24-167 0-6-2-8-7-8s-6 3-8 7c-33 51-66 102-99 154zM76 122c19-30 38-59 57-89 4 30 8 59 12 89-23 0-46 0-69 0z"><text:p/></draw:path><draw:path draw:style-name="gr3" draw:text-style-name="P6" svg:width="0.0457in" svg:height="0.1059in" svg:x="0.7457in" svg:y="0.0618in" svg:viewBox="0 0 117 270" svg:d="M115 12c2-3 2-4 2-5 0-4-4-7-7-7-4 0-6 3-7 7-34 83-67 167-101 251-2 3-2 4-2 5 0 4 4 7 7 7 4 0 6-4 7-7 34-84 67-167 101-251z"><text:p/></draw:path><draw:path draw:style-name="gr3" draw:text-style-name="P6" svg:width="0.0673in" svg:height="0.0764in" svg:x="0.8083in" svg:y="0.0661in" svg:viewBox="0 0 172 195" svg:d="M172 3c0-1-2-3-4-3s-2 0-5 3c-5 6-9 10-13 16-11-15-28-19-44-19-39 0-72 31-72 62 0 4 0 15 9 25 9 11 19 13 37 18 6 1 19 4 23 5 9 2 26 8 26 28 0 22-23 48-54 48-24 0-53-9-53-39 0-3 0-8 1-14 1 0 1-1 1-1 0-3-3-3-4-3-5 0-5 0-6 5-4 18-9 35-13 54-1 1-1 2-1 5 0 1 1 2 3 2s2 0 6-4c3-3 10-12 13-15 14 17 35 19 52 19 40 0 73-34 73-66 0-12-4-23-11-30-8-10-13-11-48-19-6-1-14-3-17-4-6-2-18-9-18-24 0-22 24-43 53-43 28 0 42 16 42 42 0 3-1 10-1 12 0 4 4 4 5 4 4 0 4-2 5-6 5-19 10-39 15-58z"><text:p/></draw:path></draw:g></text:span><text:span text:style-name="T41"><text:s/>כדרוש. </text:span></text:p>
        </text:list-item>
      </text:list>
      <text:p text:style-name="P10"><text:span text:style-name="T41"><draw:g text:anchor-type="as-char" svg:y="-0.1134in" draw:z-index="493" draw:name="Shape316" draw:style-name="gr1"><svg:title>TexMaths</svg:title><svg:desc>11§display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span></text:p>
      <text:h text:style-name="Heading_20_2" text:outline-level="2">שאלה 6</text:h>
      <text:h text:style-name="P15" text:outline-level="3">סעיף <text:span text:style-name="T7">(</text:span>א<text:span text:style-name="T7">)</text:span></text:h>
      <text:p text:style-name="P51">נתון: <text:span text:style-name="T2">תהי </text:span><text:span text:style-name="T2"><draw:g text:anchor-type="as-char" svg:y="-0.1035in" draw:z-index="233" draw:name="Shape249" draw:style-name="gr1"><svg:title>TexMaths</svg:title><svg:desc>11§display§X§svg§600§FALSE§</svg:desc><draw:path draw:style-name="gr2" draw:text-style-name="P5" svg:width="0.113in" svg:height="0.0874in" svg:x="0.0035in" svg:y="0.0071in" svg:viewBox="0 0 288 223" svg:d="M0 0c96 0 192 0 288 0 0 74 0 149 0 223-96 0-192 0-288 0 0-74 0-149 0-223z"><text:p/></draw:path><draw:path draw:style-name="gr3" draw:text-style-name="P6" svg:width="0.1248in" svg:height="0.1031in" svg:x="-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2"><text:s/>קבוצה, יהיו </text:span><text:span text:style-name="T2"><draw:g text:anchor-type="as-char" svg:y="-0.1063in" draw:z-index="234" draw:name="Shape250" draw:style-name="gr1"><svg:title>TexMaths</svg:title><svg:desc>11§display§S, T§svg§600§FALSE§</svg:desc><draw:path draw:style-name="gr2" draw:text-style-name="P5" svg:width="0.2516in" svg:height="0.1201in" svg:x="-0.0004in" svg:y="0.0063in" svg:viewBox="0 0 640 306" svg:d="M321 306c-108 0-214 0-321 0 0-102 0-204 0-306 213 0 427 0 640 0 0 102 0 204 0 306-106 0-213 0-319 0z"><text:p/></draw:path><draw:path draw:style-name="gr3" draw:text-style-name="P6" svg:width="0.0898in" svg:height="0.1098in" svg:x="-0.0004in" svg:y="-0.0004in" svg:viewBox="0 0 229 280" svg:d="M229 4c0-1 0-4-3-4s-4 1-8 6c-7 7-13 14-19 22-10-18-30-28-55-28-48 0-95 44-95 91 0 31 20 49 40 55 14 4 28 7 42 10 14 5 35 10 35 41 0 34-32 71-69 71-25 0-68-9-68-57 0-9 2-18 2-21 1-1 1-1 1-2 0-3-2-3-4-3-3 0-3-1-5 1-1 0-23 88-23 89 0 2 2 5 4 5 3 0 3 0 8-6 7-6 12-14 19-22 16 22 43 28 65 28 53 0 98-52 98-98 0-27-14-40-19-45-9-9-14-11-50-20-7-2-22-6-25-7-11-3-23-14-23-35 0-31 31-64 67-64 32 0 55 17 55 59 0 14-1 20-1 22 1 2 0 4 4 4 5 0 5-1 6-8 7-27 13-56 21-84z"><text:p/></draw:path><draw:path draw:style-name="gr3" draw:text-style-name="P6" svg:width="0.0173in" svg:height="0.0453in" svg:x="0.0984in" svg:y="0.0902in" svg:viewBox="0 0 45 116" svg:d="M45 41c0-26-10-41-24-41-13 0-21 10-21 21 0 10 8 20 21 20 4 0 10-1 13-5 1-1 1-1 2-1 0 2 0 0 0 6 0 28-13 51-25 64-4 4-4 5-4 6 0 2 2 5 3 5 4 0 35-30 35-75z"><text:p/></draw:path><draw:path draw:style-name="gr3" draw:text-style-name="P6" svg:width="0.1031in" svg:height="0.102in" svg:x="0.1559in" svg:y="0.0039in" svg:viewBox="0 0 263 260" svg:d="M156 28c2-11 5-14 9-15 3-1 15-1 24-1 39 0 56 1 56 32 0 6-1 21-3 31 0 1-1 5-1 6 0 3 1 6 4 6 5 0 6-3 7-9 3-22 7-45 10-67 0-2 1-5 1-7 0-4-5-4-11-4-72 0-142 0-214 0-9 0-9 0-13 8-7 23-15 45-23 68-1 2-2 5-2 7s2 4 5 4c4 0 4-2 6-9 21-59 32-66 88-66 5 0 10 0 15 0 11 0 11 1 11 5 0 2-1 6-1 7-17 68-34 138-51 206-5 13-6 18-47 18-14 0-16 0-16 7 0 5 4 5 7 5 9 0 20-1 31-1s22 0 33 0c10 0 21 0 32 0s22 1 33 1c5 0 9 0 9-8 0-4-3-4-13-4s-14 0-24 0c-12-1-15-2-15-9 0-2 0-2 1-8 17-67 35-135 52-203z"><text:p/></draw:path></draw:g></text:span><text:span text:style-name="T2"><text:s/>חלוקות של </text:span><text:span text:style-name="T2"><draw:g text:anchor-type="as-char" svg:y="-0.1035in" draw:z-index="235" draw:name="Shape251" draw:style-name="gr1"><svg:title>TexMaths</svg:title><svg:desc>11§display§X§svg§600§FALSE§</svg:desc><draw:path draw:style-name="gr2" draw:text-style-name="P5" svg:width="0.113in" svg:height="0.0874in" svg:x="0.0035in" svg:y="0.0071in" svg:viewBox="0 0 288 223" svg:d="M0 0c96 0 192 0 288 0 0 74 0 149 0 223-96 0-192 0-288 0 0-74 0-149 0-223z"><text:p/></draw:path><draw:path draw:style-name="gr3" draw:text-style-name="P6" svg:width="0.1248in" svg:height="0.1031in" svg:x="-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2">, </text:span><text:span text:style-name="T2"><draw:g text:anchor-type="as-char" svg:y="-0.1161in" draw:z-index="236" draw:name="Shape252" draw:style-name="gr1"><svg:title>TexMaths</svg:title><svg:desc>11§display§U = \{ A \cap B \colon A \in S \land B \in T\} \setminus \{\emptyset\}§svg§600§FALSE§</svg:desc><draw:path draw:style-name="gr2" draw:text-style-name="P5" svg:width="2.326in" svg:height="0.1386in" svg:x="-0.0004in" svg:y="0.0071in" svg:viewBox="0 0 5909 353" svg:d="M0 0c1970 0 3939 0 5909 0 0 118 0 235 0 353-1970 0-3939 0-5909 0 0-118 0-235 0-353z"><text:p/></draw:path><draw:path draw:style-name="gr3" draw:text-style-name="P6" svg:width="0.1047in" svg:height="0.1059in" svg:x="0.0024in" svg:y="0.0134in" svg:viewBox="0 0 267 270" svg:d="M219 41c4-16 11-28 42-29 2 0 6 0 6-8-2-1 0-4-5-4-12 0-26 1-39 1s-27-1-40-1c-3 0-7 0-7 8 0 4 3 4 7 4 22 0 26 9 26 17 0 1-1 7-1 8-12 45-23 92-35 138-14 50-58 83-96 83-26 0-47-16-47-49 0-1 0-12 4-30 12-50 25-100 37-149 4-14 5-18 32-18 11 0 14 0 14-8 0-4-5-4-6-4-10 0-38 1-49 1s-39-1-50-1c-3 0-8 0-8 8 0 4 5 4 11 4 1 0 9 0 16 1 6 0 10 1 10 6 0 2-5 18-7 27-3 11-5 22-9 34-3 16-22 88-23 96-2 10-2 16-2 21 0 47 35 73 75 73 49 0 97-43 110-93 11-46 23-91 34-136z"><text:p/></draw:path><draw:path draw:style-name="gr3" draw:text-style-name="P6" svg:width="0.1008in" svg:height="0.035in" svg:x="0.163in" svg:y="0.0598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6" svg:width="0.0535in" svg:height="0.1508in" svg:x="0.326in" svg:y="0.0035in" svg:viewBox="0 0 137 384" svg:d="M81 51c0-16 10-40 53-43 1 0 3-1 3-4 0-4-3-4-7-4-39 0-74 20-74 47 0 29 0 59 0 88 0 16 0 28-15 41-15 11-29 12-38 12-2 0-3 2-3 4 0 4 2 4 7 5 25 0 44 14 48 33 1 4 1 4 1 18 0 26 0 51 0 76 0 17 0 29 18 44 15 11 40 16 56 16 4 0 7 0 7-5 0-3-2-3-6-4-24-1-43-13-49-33-1-4-1-5-1-19 0-26 0-53 0-80 0-18-3-23-15-36-8-8-19-11-30-15 31-8 45-26 45-49 0-31 0-62 0-92z"><text:p/></draw:path><draw:path draw:style-name="gr3" draw:text-style-name="P6" svg:width="0.1039in" svg:height="0.1075in" svg:x="0.3969in" svg:y="0.0071in" svg:viewBox="0 0 265 274" svg:d="M55 230c-15 26-30 32-47 33-5 0-8 0-8 7 0 3 1 4 4 4 11 0 23-1 33-1 14 0 27 1 40 1 2 0 7 0 7-7 0-4-4-4-6-4-9-1-19-5-19-15 0-4 3-8 6-14 10-15 20-32 30-47 31 0 64 0 96 0 1 8 7 59 7 62 0 13-21 14-29 14-5 0-8 0-8 7 0 4 4 4 5 4 15 0 32-1 48-1 9 0 35 1 43 1 4 0 8 0 8-8 0-3-4-3-9-3-24 0-24-4-25-15-8-79-17-159-24-239 0-8 0-9-7-9-6 0-8 2-10 7-45 74-90 149-135 223zM101 175c25-43 52-86 77-128 5 42 8 85 12 128-29 0-59 0-89 0z"><text:p/></draw:path><draw:path draw:style-name="gr3" draw:text-style-name="P6" svg:width="0.0846in" svg:height="0.0929in" svg:x="0.5472in" svg:y="0.0264in" svg:viewBox="0 0 216 237" svg:d="M216 84c0-59-60-84-108-84-51 0-108 26-108 84 0 47 0 94 0 140 0 7 0 13 8 13 7 0 7-6 7-13 0-46 0-92 0-138 0-59 64-71 93-71 17 0 42 4 62 17 30 19 30 44 30 54 0 46 0 92 0 138 0 7 0 13 8 13s8-6 8-13c0-46 0-93 0-140z"><text:p/></draw:path><draw:path draw:style-name="gr3" draw:text-style-name="P6" svg:width="0.1083in" svg:height="0.1028in" svg:x="0.6807in" svg:y="0.0134in" svg:viewBox="0 0 276 262" svg:d="M46 232c-4 15-5 19-35 19-7 0-11 0-11 7 0 4 3 4 11 4 46 0 91 0 137 0 62 0 107-45 107-82 0-27-22-50-59-55 39-6 80-35 80-71 0-29-25-54-71-54-43 0-87 0-130 0-8 0-12 0-12 8 0 4 4 4 11 4 1 0 8 0 15 1 7 0 10 1 10 6 0 2 0 3-1 7-18 69-34 138-52 206zM104 122c8-32 16-64 24-96 4-13 4-14 20-14 17 0 35 0 51 0 34 0 42 23 42 40 0 34-33 70-80 70-19 0-38 0-57 0zM87 251c-6 0-7 0-9-2-3 0-5 0-5-3 0-1 0-2 2-9 9-35 17-71 26-106 24 0 50 0 74 0 37 0 44 28 44 45 0 37-34 75-79 75-18 0-36 0-53 0z"><text:p/></draw:path><draw:path draw:style-name="gr3" draw:text-style-name="P6" svg:width="0.0157in" svg:height="0.065in" svg:x="0.8276in" svg:y="0.0516in" svg:viewBox="0 0 41 166" svg:d="M41 21c0-11-10-21-21-21-12 0-20 10-20 21s8 21 20 21c11 0 21-10 21-21zM41 146c0-11-10-21-21-21-12 0-20 10-20 21s8 20 20 20c11 0 21-9 21-20z"><text:p/></draw:path><draw:path draw:style-name="gr3" draw:text-style-name="P6" svg:width="0.1039in" svg:height="0.1075in" svg:x="0.913in" svg:y="0.0071in" svg:viewBox="0 0 265 274" svg:d="M55 230c-15 26-31 32-47 33-5 0-8 0-8 7 0 3 1 4 4 4 11 0 22-1 33-1 14 0 27 1 39 1 3 0 8 0 8-7 0-4-4-4-6-4-10-1-19-5-19-15 0-4 3-8 6-14 10-15 20-32 30-47 31 0 64 0 96 0 1 8 6 59 6 62 0 13-20 14-28 14-5 0-8 0-8 7 0 4 4 4 5 4 15 0 32-1 48-1 9 0 33 1 43 1 3 0 8 0 8-8 0-3-4-3-10-3-23 0-23-4-24-15-8-79-17-159-24-239 0-8 0-9-7-9-6 0-8 2-11 7-45 74-89 149-134 223zM101 175c25-43 52-86 77-128 5 42 8 85 12 128-29 0-59 0-89 0z"><text:p/></draw:path><draw:path draw:style-name="gr3" draw:text-style-name="P6" svg:width="0.0752in" svg:height="0.087in" svg:x="1.0764in" svg:y="0.0335in" svg:viewBox="0 0 192 222" svg:d="M179 120c7 0 13 0 13-8s-6-8-13-8c-55 0-109 0-164 0 5-51 50-89 104-89 20 0 40 0 60 0 7 0 13 0 13-7 0-8-6-8-13-8-21 0-40 0-61 0-66 0-118 51-118 112 0 62 52 110 118 110 21 0 40 0 61 0 7 0 13 0 13-8 0-7-6-7-13-7-20 0-40 0-60 0-54 0-99-36-104-87 55 0 109 0 164 0z"><text:p/></draw:path><draw:path draw:style-name="gr3" draw:text-style-name="P6" svg:width="0.0902in" svg:height="0.1094in" svg:x="1.2146in" svg:y="0.0098in" svg:viewBox="0 0 230 279" svg:d="M230 4c0-1-1-4-5-4-2 0-2 1-6 7-7 7-12 14-19 22-10-19-31-29-55-29-49 0-96 45-96 91 0 32 20 50 40 55 14 3 28 7 42 11 14 3 35 9 35 40 0 34-32 70-69 70-26 0-68-8-68-56 0-9 2-18 3-20 0-1 0-2 0-2 0-4-2-4-5-4-2 0-2 0-3 1-2 2-24 89-24 90 0 2 2 3 4 3 3 0 3 0 8-5 7-7 12-15 19-22 16 22 43 27 65 27 52 0 99-50 99-98 0-26-14-39-20-45-9-9-14-10-49-18-8-3-23-7-26-8-10-3-23-14-23-35 0-31 31-64 67-64 32 0 56 16 56 60 0 13-2 19-2 21 0 1 0 5 5 5 4 0 4-1 6-8 7-29 14-56 21-85z"><text:p/></draw:path><draw:path draw:style-name="gr3" draw:text-style-name="P6" svg:width="0.0846in" svg:height="0.0929in" svg:x="1.3512in" svg:y="0.0264in" svg:viewBox="0 0 216 237" svg:d="M117 8c-4-7-6-8-9-8-6 0-7 2-9 8-32 71-64 143-96 214-2 5-3 5-3 8 0 4 3 7 8 7 3 0 6-1 8-7 31-67 61-135 92-204 31 69 60 137 91 204 3 7 7 7 9 7 4 0 8-3 8-7 0-1 0-1-3-6-32-71-65-144-96-216z"><text:p/></draw:path><draw:path draw:style-name="gr3" draw:text-style-name="P6" svg:width="0.1083in" svg:height="0.1028in" svg:x="1.4843in" svg:y="0.0134in" svg:viewBox="0 0 276 262" svg:d="M46 232c-4 15-5 19-35 19-7 0-11 0-11 7 0 4 3 4 11 4 46 0 91 0 137 0 62 0 107-45 107-82 0-27-22-50-59-55 39-6 80-35 80-71 0-29-25-54-71-54-43 0-87 0-130 0-8 0-12 0-12 8 0 4 4 4 11 4 1 0 8 0 15 1 7 0 10 1 10 6 0 2 0 3-1 7-18 69-34 138-52 206zM104 122c8-32 16-64 24-96 4-13 4-14 20-14 17 0 35 0 51 0 34 0 42 23 42 40 0 34-33 70-80 70-19 0-38 0-57 0zM87 251c-6 0-7 0-9-2-3 0-5 0-5-3 0-1 0-2 2-9 9-35 18-71 27-106 24 0 49 0 73 0 37 0 44 28 44 45 0 37-34 75-79 75-18 0-36 0-53 0z"><text:p/></draw:path><draw:path draw:style-name="gr3" draw:text-style-name="P6" svg:width="0.076in" svg:height="0.087in" svg:x="1.6559in" svg:y="0.0335in" svg:viewBox="0 0 194 222" svg:d="M180 120c7 0 14 0 14-8s-7-8-14-8c-55 0-109 0-164 0 5-51 49-89 104-89 20 0 41 0 60 0 7 0 14 0 14-7 0-8-7-8-14-8-21 0-40 0-61 0-66 0-119 51-119 112 0 62 53 110 119 110 21 0 40 0 61 0 7 0 14 0 14-8 0-7-7-7-14-7-19 0-40 0-60 0-55 0-99-36-104-87 55 0 109 0 164 0z"><text:p/></draw:path><draw:path draw:style-name="gr3" draw:text-style-name="P6" svg:width="0.1031in" svg:height="0.1016in" svg:x="1.7906in" svg:y="0.0146in" svg:viewBox="0 0 263 259" svg:d="M156 27c2-11 5-13 9-14 3-1 16-1 24-1 40 0 56 2 56 32 0 5-1 21-2 31-1 1-1 5-1 7 0 3 1 5 4 5 5 0 5-3 6-9 3-22 8-45 11-67 0-1 0-6 0-7 0-4-3-4-10-4-72 0-143 0-215 0-9 0-9 1-12 8-7 23-16 45-24 68 0 1-1 4-2 6 0 3 2 5 5 5 4 0 4-2 7-8 21-60 31-67 88-67 4 0 10 0 14 0 11 0 11 2 11 4 0 3-1 8-1 9-17 68-34 137-51 205-4 14-6 18-47 18-14 0-16 0-16 7 0 4 4 4 6 4 11 0 21 0 32 0s22-1 33-1 21 1 32 1 23 0 34 0c4 0 8 0 8-7 0-4-3-4-13-4-9 0-14 0-24-1-11-1-15-2-15-9 0-2 0-2 1-7 18-67 35-135 52-204z"><text:p/></draw:path><draw:path draw:style-name="gr3" draw:text-style-name="P6" svg:width="0.0535in" svg:height="0.1508in" svg:x="1.9079in" svg:y="0.0035in" svg:viewBox="0 0 137 384" svg:d="M56 332c0 15-10 41-52 43-2 1-4 2-4 4 0 5 4 5 8 5 37 0 73-19 73-49 0-28 0-58 0-88 0-14 0-27 17-39 13-11 27-11 36-11 2-1 3-2 3-5 0-4-2-4-6-4-25-1-44-15-47-34-3-5-3-6-3-19 0-26 0-51 0-77 0-15 0-28-17-43-16-12-43-15-56-15-4 0-8 0-8 4s2 4 7 4c24 2 42 14 48 34 1 3 1 4 1 17 0 27 0 54 0 82 0 17 3 24 15 36 8 9 20 12 30 15-31 8-45 26-45 48 0 30 0 61 0 92z"><text:p/></draw:path><draw:path draw:style-name="gr3" draw:text-style-name="P6" svg:width="0.0591in" svg:height="0.1508in" svg:x="2.0154in" svg:y="0.0035in" svg:viewBox="0 0 151 384" svg:d="M134 375c1 4 3 9 9 9 4 0 8-4 8-8 0-1 0-1-3-7-44-120-88-240-132-360-2-7-3-9-8-9s-8 3-8 8c1 2 0 1 2 5 44 121 88 241 132 362z"><text:p/></draw:path><draw:path draw:style-name="gr3" draw:text-style-name="P6" svg:width="0.0535in" svg:height="0.1508in" svg:x="2.128in" svg:y="0.0035in" svg:viewBox="0 0 137 384" svg:d="M81 51c0-16 10-40 52-43 2 0 4-1 4-4 0-4-3-4-7-4-39 0-74 20-75 47 0 29 0 59 0 88 0 16 0 28-15 41-14 11-28 12-37 12-2 0-3 2-3 4 0 4 2 4 7 5 25 0 44 14 47 33 1 4 1 4 1 18 0 26 0 51 0 76 0 17 0 29 19 44 15 11 40 16 56 16 4 0 7 0 7-5 0-3-2-3-6-4-24-1-43-13-49-33-1-4-1-5-1-19 0-26 0-53 0-80 0-18-3-24-15-36-8-9-20-11-30-15 31-8 45-26 45-49 0-31 0-62 0-92z"><text:p/></draw:path><draw:path draw:style-name="gr3" draw:text-style-name="P6" svg:width="0.061in" svg:height="0.128in" svg:x="2.2in" svg:y="0in" svg:viewBox="0 0 156 326" svg:d="M132 8c0-5-3-8-8-8-6 0-7 4-10 12-4 15-1 2-4 18-6-3-18-8-32-8-22 0-47 11-62 41-14 30-16 66-16 102 0 24 0 92 33 122-9 30-9 31-9 32 0 4 3 7 8 7 6 0 8-4 10-12 4-15 0-2 4-17 10 4 21 7 32 7 43 0 61-36 67-55 10-26 11-57 11-84 0-29 0-92-33-125 3-11 6-21 9-32zM38 269c-13-26-13-72-13-110 0-30 0-57 6-82 7-35 29-47 47-47 8 0 18 2 28 11-22 75-46 152-68 228zM118 56c13 22 13 67 13 103 0 29 0 56-6 82-6 40-27 55-47 55-9 0-19-3-27-11 22-76 45-153 67-229z"><text:p/></draw:path><draw:path draw:style-name="gr3" draw:text-style-name="P6" svg:width="0.0535in" svg:height="0.1508in" svg:x="2.2799in" svg:y="0.0035in" svg:viewBox="0 0 137 384" svg:d="M56 332c0 15-10 41-53 43-1 1-3 2-3 4 0 5 4 5 8 5 37 0 73-19 73-49 0-28 0-58 0-88 0-14 0-27 16-39 14-11 28-11 37-11 2-1 3-2 3-5 0-4-2-4-6-4-25-1-44-15-49-34-1-5-1-6-1-19 0-26 0-51 0-77 0-15 0-28-17-43-17-12-43-15-56-15-4 0-8 0-8 4s2 4 7 4c24 2 42 14 48 34 1 3 1 4 1 17 0 27 0 54 0 82 0 17 3 24 15 36 8 9 19 12 30 15-31 8-45 26-45 48 0 30 0 61 0 92z"><text:p/></draw:path></draw:g></text:span></text:p>
      <text:p text:style-name="P51">צ.ל.: <text:span text:style-name="T2"><draw:g text:anchor-type="as-char" svg:y="-0.1063in" draw:z-index="237" draw:name="Shape253" draw:style-name="gr1"><svg:title>TexMaths</svg:title><svg:desc>11§display§U§svg§600§FALSE§</svg:desc><draw:path draw:style-name="gr2" draw:text-style-name="P5" svg:width="0.0988in" svg:height="0.0906in" svg:x="-0.0004in" svg:y="0.0071in" svg:viewBox="0 0 252 231" svg:d="M0 0c84 0 168 0 252 0 0 77 0 154 0 231-84 0-168 0-252 0 0-77 0-154 0-231z"><text:p/></draw:path><draw:path draw:style-name="gr3" draw:text-style-name="P6" svg:width="0.1043in" svg:height="0.1063in" svg:x="0.002in" svg:y="0in" svg:viewBox="0 0 266 271" svg:d="M218 41c4-17 11-28 42-29 2 0 6 0 6-8-2-1 0-4-5-4-12 0-26 1-39 1s-27-1-40-1c-3 0-7 0-7 8 0 4 4 4 7 4 22 0 26 9 26 17 0 1-1 7-1 8-11 46-22 92-34 137-13 52-58 85-96 85-25 0-46-17-46-50 0-1 0-13 4-31 12-49 24-99 38-148 3-15 3-18 32-18 9 0 13 0 13-8 0-4-5-4-6-4-11 0-38 1-49 1s-39-1-50-1c-3 0-7 0-7 8 0 4 3 4 11 4 1 0 7 0 14 1 8 0 11 1 11 6 0 2-5 18-7 27-3 11-5 22-9 34-3 16-22 87-23 94-3 11-3 16-3 23 0 46 35 74 76 74 48 0 96-44 108-95 12-45 23-90 34-135z"><text:p/></draw:path></draw:g></text:span><text:span text:style-name="T2"><text:s/>חלוקה של </text:span><text:span text:style-name="T2"><draw:g text:anchor-type="as-char" svg:y="-0.1035in" draw:z-index="238" draw:name="Shape254" draw:style-name="gr1"><svg:title>TexMaths</svg:title><svg:desc>11§display§X§svg§600§FALSE§</svg:desc><draw:path draw:style-name="gr2" draw:text-style-name="P5" svg:width="0.113in" svg:height="0.0874in" svg:x="0.0035in" svg:y="0.0071in" svg:viewBox="0 0 288 223" svg:d="M0 0c96 0 192 0 288 0 0 74 0 149 0 223-96 0-192 0-288 0 0-74 0-149 0-223z"><text:p/></draw:path><draw:path draw:style-name="gr3" draw:text-style-name="P6" svg:width="0.1248in" svg:height="0.1031in" svg:x="-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/text:p>
      <text:p text:style-name="P51">הוכחה: <text:span text:style-name="T2">נוכיח את שלושת התנאים ההכרחיים ומספקים לכך ש־</text:span><text:span text:style-name="T2"><draw:g text:anchor-type="as-char" svg:y="-0.1063in" draw:z-index="239" draw:name="Shape255" draw:style-name="gr1"><svg:title>TexMaths</svg:title><svg:desc>11§display§U§svg§600§FALSE§</svg:desc><draw:path draw:style-name="gr2" draw:text-style-name="P5" svg:width="0.0988in" svg:height="0.0906in" svg:x="-0.0004in" svg:y="0.0071in" svg:viewBox="0 0 252 231" svg:d="M0 0c84 0 168 0 252 0 0 77 0 154 0 231-84 0-168 0-252 0 0-77 0-154 0-231z"><text:p/></draw:path><draw:path draw:style-name="gr3" draw:text-style-name="P6" svg:width="0.1043in" svg:height="0.1063in" svg:x="0.002in" svg:y="0in" svg:viewBox="0 0 266 271" svg:d="M218 41c4-17 11-28 42-29 2 0 6 0 6-8-2-1 0-4-5-4-12 0-26 1-39 1s-27-1-40-1c-3 0-7 0-7 8 0 4 4 4 7 4 22 0 26 9 26 17 0 1-1 7-1 8-11 46-22 92-34 137-13 52-57 85-96 85-25 0-46-17-46-50 0-1 0-13 4-31 12-49 24-99 38-148 3-15 3-18 32-18 9 0 13 0 13-8 0-4-5-4-6-4-11 0-38 1-49 1s-39-1-50-1c-3 0-7 0-7 8 0 4 3 4 10 4 2 0 8 0 15 1 8 0 11 1 11 6 0 2-5 18-7 27-3 11-5 22-9 34-3 16-22 87-23 94-3 11-3 16-3 23 0 46 35 74 76 74 48 0 96-44 108-95 12-45 23-90 34-135z"><text:p/></draw:path></draw:g></text:span><text:span text:style-name="T2"> חלוקה: </text:span></text:p>
      <text:list text:style-name="L9">
        <text:list-item>
          <text:p text:style-name="P52"><text:span text:style-name="T2"><draw:g text:anchor-type="as-char" svg:y="-0.1193in" draw:z-index="240" draw:name="Shape256" draw:style-name="gr1"><svg:title>TexMaths</svg:title><svg:desc>11§display§\emptyset \not\in U§svg§600§FALSE§</svg:desc><draw:path draw:style-name="gr2" draw:text-style-name="P5" svg:width="0.3606in" svg:height="0.1339in" svg:x="0.0004in" svg:y="0.0075in" svg:viewBox="0 0 917 341" svg:d="M0 0c306 0 611 0 917 0 0 114 0 227 0 341-306 0-611 0-917 0 0-114 0-227 0-341z"><text:p/></draw:path><draw:path draw:style-name="gr3" draw:text-style-name="P6" svg:width="0.0614in" svg:height="0.1283in" svg:x="-0.0004in" svg:y="0in" svg:viewBox="0 0 157 327" svg:d="M132 8c0-5-3-8-8-8s-6 4-9 12c-5 16-1 2-5 18-4-2-17-8-31-8-22 0-47 11-61 41-16 31-18 66-18 102 0 25 0 93 34 123-9 29-9 30-9 32 0 4 4 7 8 7 5 0 7-4 9-13 5-15 1-1 5-16 9 4 21 7 31 7 44 0 60-36 67-55 11-26 12-58 12-85 0-28 0-93-34-125 3-11 6-21 9-32zM40 270c-14-26-14-74-14-110 0-31 0-58 6-83 8-35 30-47 47-47 8 0 18 2 28 11-22 76-45 153-67 229zM119 56c12 22 12 67 12 104 0 28 0 56-5 81-6 41-27 55-48 55-9 0-18-2-27-11 23-76 45-153 68-229z"><text:p/></draw:path><draw:path draw:style-name="gr3" draw:text-style-name="P6" svg:width="0.0752in" svg:height="0.1406in" svg:x="0.1323in" svg:y="0.0087in" svg:viewBox="0 0 192 358" svg:d="M189 14c3-5 3-5 3-6 0-4-2-8-7-8s-6 2-9 8c-58 111-116 223-174 335-2 5-2 6-2 7 0 4 2 8 8 8 4 0 5-2 7-8 59-112 116-223 174-336z"><text:p/></draw:path><draw:path draw:style-name="gr3" draw:text-style-name="P6" svg:width="0.0752in" svg:height="0.0874in" svg:x="0.1236in" svg:y="0.035in" svg:viewBox="0 0 192 223" svg:d="M179 120c7 0 13 0 13-8 0-7-6-7-13-7-55 0-109 0-164 0 6-52 50-90 104-90 19 0 40 0 60 0 7 0 13 0 13-7 0-8-6-8-13-8-20 0-41 0-60 0-66 0-119 51-119 112 0 62 53 111 119 111 19 0 40 0 60 0 7 0 13 0 13-8s-6-8-13-8c-20 0-41 0-60 0-54 0-98-35-104-87 55 0 109 0 164 0z"><text:p/></draw:path><draw:path draw:style-name="gr3" draw:text-style-name="P6" svg:width="0.1047in" svg:height="0.1063in" svg:x="0.2642in" svg:y="0.0138in" svg:viewBox="0 0 267 271" svg:d="M219 41c4-16 11-28 42-29 2 0 6 0 6-8-2-1 0-4-5-4-12 0-26 1-39 1s-27-1-41-1c-2 0-6 0-6 8 0 4 3 4 6 4 22 0 27 9 27 17 0 1-1 7-1 8-12 46-24 92-35 138-14 51-58 84-96 84-26 0-47-17-47-50 0-1 0-13 4-29 12-51 25-101 37-150 4-13 5-18 33-18 10 0 14 0 14-8 0-4-5-4-6-4-11 0-39 1-49 1-12 0-39-1-51-1-2 0-7 0-7 8 0 4 4 4 11 4 5 0 8 0 15 1 6 0 10 1 10 6 0 2-4 18-7 27-2 11-5 22-8 34-3 16-22 89-24 96-2 10-2 16-2 21 0 48 35 74 76 74 48 0 95-44 109-94 11-46 22-91 34-136z"><text:p/></draw:path></draw:g></text:span><text:span text:style-name="T2">: </text:span><text:span text:style-name="T42">נכון ישירות מהגדרת </text:span><text:span text:style-name="T42"><draw:g text:anchor-type="as-char" svg:y="-0.1063in" draw:z-index="241" draw:name="Shape257" draw:style-name="gr1"><svg:title>TexMaths</svg:title><svg:desc>11§display§U§svg§600§FALSE§</svg:desc><draw:path draw:style-name="gr2" draw:text-style-name="P5" svg:width="0.0988in" svg:height="0.0906in" svg:x="-0.0004in" svg:y="0.0071in" svg:viewBox="0 0 252 231" svg:d="M0 0c84 0 168 0 252 0 0 77 0 154 0 231-84 0-168 0-252 0 0-77 0-154 0-231z"><text:p/></draw:path><draw:path draw:style-name="gr3" draw:text-style-name="P6" svg:width="0.1043in" svg:height="0.1063in" svg:x="0.002in" svg:y="0in" svg:viewBox="0 0 266 271" svg:d="M218 41c4-17 11-28 42-29 2 0 6 0 6-8-2-1 0-4-5-4-12 0-26 1-39 1s-27-1-40-1c-3 0-7 0-7 8 0 4 4 4 7 4 22 0 26 9 26 17 0 1-1 7-1 8-11 46-22 92-34 137-13 52-58 85-96 85-25 0-46-17-46-50 0-1 0-13 4-31 12-49 24-99 38-148 3-15 3-18 32-18 9 0 13 0 13-8 0-4-5-4-6-4-11 0-38 1-49 1s-39-1-50-1c-3 0-7 0-7 8 0 4 3 4 11 4 1 0 7 0 14 1 8 0 11 1 11 6 0 2-5 18-7 27-3 11-5 22-9 34-3 16-22 87-23 94-3 11-3 16-3 23 0 46 35 74 76 74 48 0 96-44 108-95 12-45 23-90 34-135z"><text:p/></draw:path></draw:g></text:span><text:span text:style-name="T42"><text:s/>והגדרת </text:span><text:span text:style-name="T42"><draw:g text:anchor-type="as-char" svg:y="-0.1134in" draw:z-index="242" draw:name="Shape258" draw:style-name="gr1"><svg:title>TexMaths</svg:title><svg:desc>11§display§\setminus§svg§600§FALSE§</svg:desc><draw:path draw:style-name="gr2" draw:text-style-name="P5" svg:width="0.0508in" svg:height="0.1354in" svg:x="-0.0004in" svg:y="0.0071in" svg:viewBox="0 0 130 345" svg:d="M0 0c43 0 87 0 130 0 0 115 0 230 0 345-43 0-87 0-130 0 0-115 0-230 0-345z"><text:p/></draw:path><draw:path draw:style-name="gr3" draw:text-style-name="P6" svg:width="0.0583in" svg:height="0.1508in" svg:x="0in" svg:y="0in" svg:viewBox="0 0 149 384" svg:d="M132 375c3 5 4 9 9 9s8-3 8-7c0-2 0-2-2-7-43-120-87-241-130-361-3-7-4-9-9-9s-8 3-8 8c0 1 0 1 2 6 43 120 87 241 130 361z"><text:p/></draw:path></draw:g></text:span><text:span text:style-name="T42"><text:s/>ש־</text:span><text:span text:style-name="T42"><draw:g text:anchor-type="as-char" svg:y="-0.1193in" draw:z-index="243" draw:name="Shape259" draw:style-name="gr1"><svg:title>TexMaths</svg:title><svg:desc>11§display§\forall x \in U. x \neq \emptyset§svg§600§FALSE§</svg:desc><draw:path draw:style-name="gr2" draw:text-style-name="P5" svg:width="0.8457in" svg:height="0.1339in" svg:x="0.0079in" svg:y="0.0075in" svg:viewBox="0 0 2149 341" svg:d="M0 0c716 0 1432 0 2149 0 0 114 0 227 0 341-717 0-1433 0-2149 0 0-114 0-227 0-341z"><text:p/></draw:path><draw:path draw:style-name="gr3" draw:text-style-name="P6" svg:width="0.0843in" svg:height="0.1083in" svg:x="0in" svg:y="0.0114in" svg:viewBox="0 0 215 276" svg:d="M213 15c2-4 2-5 2-7 0-4-3-8-8-8s-7 6-9 9c-11 28-21 56-32 85-39 0-78 0-118 0-11-29-20-57-31-85-3-6-4-9-9-9-4 0-8 4-8 8 0 1 0 2 2 7 32 84 65 168 97 252 1 5 3 9 9 9 5 0 6-5 8-8 33-84 64-169 97-253zM55 109c35 0 69 0 105 0-18 45-35 92-52 137-18-45-35-92-53-137z"><text:p/></draw:path><draw:path draw:style-name="gr3" draw:text-style-name="P6" svg:width="0.0756in" svg:height="0.0681in" svg:x="0.089in" svg:y="0.05in" svg:viewBox="0 0 193 174" svg:d="M119 54c2-11 11-46 37-46 2 0 11 0 20 5-11 2-19 11-19 21 0 6 5 13 15 13 8 0 21-6 21-22 0-21-22-25-36-25-23 0-36 20-40 29-10-26-31-29-42-29-41 0-63 50-63 58 0 5 3 4 5 5 3 0 4-1 5-5 13-40 39-50 52-50 7 0 21 3 21 26 0 12-7 38-21 92-7 24-20 40-37 40-2 0-11 0-19-5 10-2 18-10 18-21 0-10-8-13-14-13-12 0-22 10-22 22 0 17 20 25 36 25 27 0 40-26 41-29 4 15 19 29 42 29 39 0 61-49 61-59 0-4-3-4-4-4-3 0-4 1-4 5-14 40-40 50-52 50-15 0-21-13-21-26 0-8 2-17 7-33 4-18 8-35 13-53z"><text:p/></draw:path><draw:path draw:style-name="gr3" draw:text-style-name="P6" svg:width="0.0756in" svg:height="0.0874in" svg:x="0.2264in" svg:y="0.035in" svg:viewBox="0 0 193 223" svg:d="M179 120c7 0 14 0 14-8 0-7-7-7-14-7-55 0-109 0-164 0 5-52 50-90 104-90 20 0 41 0 60 0 7 0 14 0 14-7 0-8-7-8-14-8-19 0-40 0-60 0-67 0-119 51-119 112 0 62 52 111 119 111 20 0 41 0 60 0 7 0 14 0 14-8s-7-8-14-8c-19 0-40 0-60 0-54 0-99-35-104-87 55 0 109 0 164 0z"><text:p/></draw:path><draw:path draw:style-name="gr3" draw:text-style-name="P6" svg:width="0.1047in" svg:height="0.1063in" svg:x="0.3677in" svg:y="0.0138in" svg:viewBox="0 0 267 271" svg:d="M219 41c4-16 11-28 42-29 2 0 6 0 6-8-1-1 0-4-4-4-13 0-26 1-40 1-13 0-27-1-40-1-3 0-7 0-7 8 0 4 4 4 7 4 22 0 26 9 26 17 0 1 0 7-1 8-11 46-23 92-34 138-13 51-58 84-97 84-26 0-47-17-47-50 0-1 0-13 4-29 12-51 25-101 38-150 3-13 4-18 33-18 9 0 13 0 13-8 0-4-5-4-6-4-11 0-38 1-49 1s-39-1-51-1c-2 0-6 0-6 8 0 4 3 4 11 4 4 0 7 0 14 1 6 0 10 1 10 6 0 2-4 18-7 27-2 11-5 22-8 34-3 16-22 89-24 96-2 10-2 16-2 21 0 48 35 74 76 74 48 0 97-44 109-94 11-46 23-91 34-136z"><text:p/></draw:path><draw:path draw:style-name="gr3" draw:text-style-name="P6" svg:width="0.0157in" svg:height="0.0157in" svg:x="0.474in" svg:y="0.102in" svg:viewBox="0 0 41 41" svg:d="M41 21c0-11-10-21-21-21s-20 10-20 21 9 20 20 20 21-9 21-20z"><text:p/></draw:path><draw:path draw:style-name="gr3" draw:text-style-name="P6" svg:width="0.0756in" svg:height="0.0681in" svg:x="0.5071in" svg:y="0.05in" svg:viewBox="0 0 193 174" svg:d="M118 54c2-11 12-46 38-46 2 0 11 0 20 5-11 2-19 11-19 21 0 6 5 13 15 13 8 0 21-6 21-22 0-21-24-25-37-25-22 0-35 20-39 29-10-26-31-29-42-29-41 0-63 50-63 58 0 5 3 4 5 5 3 0 4-1 5-5 13-40 39-50 52-50 7 0 21 3 21 26 0 12-7 38-21 92-7 24-20 40-37 40-3 0-12 0-19-5 10-2 18-10 18-21 0-10-8-13-14-13-12 0-22 10-22 22 0 17 20 25 36 25 26 0 40-26 41-29 4 15 19 29 42 29 39 0 61-49 61-59 0-4-3-4-4-4-3 0-4 1-5 5-13 40-39 50-51 50-15 0-22-13-22-26 0-8 3-17 7-33 4-18 8-35 13-53z"><text:p/></draw:path><draw:path draw:style-name="gr3" draw:text-style-name="P6" svg:width="0.076in" svg:height="0.1406in" svg:x="0.6531in" svg:y="0.0087in" svg:viewBox="0 0 194 358" svg:d="M190 14c4-5 4-5 4-6 0-4-4-8-9-8s-6 2-8 8c-58 111-115 223-174 335-3 5-3 6-3 7 0 4 3 8 8 8 4 0 6-2 9-8 58-112 115-223 173-336z"><text:p/></draw:path><draw:path draw:style-name="gr3" draw:text-style-name="P6" svg:width="0.1008in" svg:height="0.035in" svg:x="0.6406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1in" svg:height="0.1283in" svg:x="0.8in" svg:y="0in" svg:viewBox="0 0 156 327" svg:d="M132 8c0-5-3-8-9-8-5 0-6 4-9 12-4 16-1 2-5 18-4-2-17-8-31-8-22 0-47 11-61 41-16 31-17 66-17 102 0 25 0 93 33 123-9 29-9 30-9 32 0 4 4 7 8 7 7 0 8-4 10-13 4-15 0-1 4-16 10 4 21 7 32 7 43 0 60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/text:span><text:span text:style-name="T42">, ובאופן שקול </text:span><text:span text:style-name="T42"><draw:g text:anchor-type="as-char" svg:y="-0.1193in" draw:z-index="244" draw:name="Shape260" draw:style-name="gr1"><svg:title>TexMaths</svg:title><svg:desc>11§display§\emptyset \not\in U§svg§600§FALSE§</svg:desc><draw:path draw:style-name="gr2" draw:text-style-name="P5" svg:width="0.3606in" svg:height="0.1339in" svg:x="0.0004in" svg:y="0.0075in" svg:viewBox="0 0 917 341" svg:d="M0 0c306 0 611 0 917 0 0 114 0 227 0 341-306 0-611 0-917 0 0-114 0-227 0-341z"><text:p/></draw:path><draw:path draw:style-name="gr3" draw:text-style-name="P6" svg:width="0.0614in" svg:height="0.1283in" svg:x="-0.0004in" svg:y="0in" svg:viewBox="0 0 157 327" svg:d="M132 8c0-5-3-8-8-8s-6 4-9 12c-5 16-1 2-5 18-4-2-17-8-31-8-22 0-47 11-61 41-16 31-18 66-18 102 0 25 0 93 34 123-9 29-9 30-9 32 0 4 4 7 8 7 5 0 7-4 9-13 5-15 1-1 5-16 9 4 21 7 31 7 44 0 60-36 67-55 11-26 12-58 12-85 0-28 0-93-34-125 3-11 6-21 9-32zM40 270c-14-26-14-74-14-110 0-31 0-58 6-83 8-35 30-47 47-47 8 0 18 2 28 11-22 76-45 153-67 229zM119 56c12 22 12 67 12 104 0 28 0 56-5 81-6 41-27 55-48 55-9 0-18-2-27-11 23-76 45-153 68-229z"><text:p/></draw:path><draw:path draw:style-name="gr3" draw:text-style-name="P6" svg:width="0.0752in" svg:height="0.1406in" svg:x="0.1323in" svg:y="0.0087in" svg:viewBox="0 0 192 358" svg:d="M189 14c3-5 3-5 3-6 0-4-2-8-7-8s-6 2-9 8c-58 111-116 223-174 335-2 5-2 6-2 7 0 4 2 8 8 8 4 0 5-2 7-8 59-112 116-223 174-336z"><text:p/></draw:path><draw:path draw:style-name="gr3" draw:text-style-name="P6" svg:width="0.0752in" svg:height="0.0874in" svg:x="0.1236in" svg:y="0.035in" svg:viewBox="0 0 192 223" svg:d="M179 120c7 0 13 0 13-8 0-7-6-7-13-7-55 0-109 0-164 0 6-52 50-90 104-90 19 0 40 0 60 0 7 0 13 0 13-7 0-8-6-8-13-8-20 0-41 0-60 0-66 0-119 51-119 112 0 62 53 111 119 111 19 0 40 0 60 0 7 0 13 0 13-8s-6-8-13-8c-20 0-41 0-60 0-54 0-98-35-104-87 55 0 109 0 164 0z"><text:p/></draw:path><draw:path draw:style-name="gr3" draw:text-style-name="P6" svg:width="0.1047in" svg:height="0.1063in" svg:x="0.2642in" svg:y="0.0138in" svg:viewBox="0 0 267 271" svg:d="M219 41c4-16 11-28 42-29 2 0 6 0 6-8-2-1 0-4-5-4-12 0-26 1-39 1s-27-1-41-1c-2 0-6 0-6 8 0 4 3 4 6 4 22 0 27 9 27 17 0 1-1 7-1 8-12 46-24 92-35 138-14 51-58 84-96 84-26 0-47-17-47-50 0-1 0-13 4-29 12-51 25-101 37-150 4-13 5-18 33-18 10 0 14 0 14-8 0-4-5-4-6-4-11 0-39 1-49 1-12 0-39-1-51-1-2 0-7 0-7 8 0 4 4 4 11 4 5 0 8 0 15 1 6 0 10 1 10 6 0 2-4 18-7 27-2 11-5 22-8 34-3 16-22 89-24 96-2 10-2 16-2 21 0 48 35 74 76 74 48 0 95-44 109-94 11-46 22-91 34-136z"><text:p/></draw:path></draw:g></text:span><text:span text:style-name="T42">. </text:span></text:p>
        </text:list-item>
        <text:list-item>
          <text:p text:style-name="P53"><text:span text:style-name="T42"><draw:g text:anchor-type="as-char" svg:y="-0.1193in" draw:z-index="248" draw:name="Shape261" draw:style-name="gr1"><svg:title>TexMaths</svg:title><svg:desc>11§display§\forall x, y \in U. x \neq y \implies x \cap y = \emptyset§svg§600§FALSE§</svg:desc><draw:path draw:style-name="gr2" draw:text-style-name="P5" svg:width="2.0272in" svg:height="0.1339in" svg:x="0.0079in" svg:y="0.0075in" svg:viewBox="0 0 5150 341" svg:d="M0 0c1716 0 3434 0 5150 0 0 114 0 227 0 341-1716 0-3434 0-5150 0 0-114 0-227 0-341z"><text:p/></draw:path><draw:path draw:style-name="gr3" draw:text-style-name="P6" svg:width="0.0843in" svg:height="0.1083in" svg:x="0in" svg:y="0.0114in" svg:viewBox="0 0 215 276" svg:d="M213 15c2-4 2-5 2-7 0-4-3-8-8-8s-7 6-9 9c-11 28-21 56-32 85-39 0-78 0-118 0-11-29-20-57-31-85-3-6-4-9-9-9-4 0-8 4-8 8 0 1 0 2 2 7 32 84 65 168 97 252 1 5 3 9 9 9 5 0 6-5 8-8 33-84 64-169 97-253zM55 109c35 0 69 0 105 0-18 45-35 92-52 137-18-45-35-92-53-137z"><text:p/></draw:path><draw:path draw:style-name="gr3" draw:text-style-name="P6" svg:width="0.0756in" svg:height="0.0681in" svg:x="0.089in" svg:y="0.05in" svg:viewBox="0 0 193 174" svg:d="M119 54c2-11 11-46 37-46 2 0 12 0 20 5-11 2-19 11-19 21 0 6 5 13 15 13 8 0 21-6 21-22 0-21-22-25-36-25-23 0-36 20-40 29-10-26-31-29-42-29-41 0-63 50-63 58 0 5 5 5 6 5 2 0 3-1 4-5 13-40 39-50 52-50 7 0 21 3 21 26 0 12-7 38-21 92-6 24-20 40-37 40-2 0-11 0-19-5 10-2 18-10 18-21 0-10-8-13-14-13-12 0-22 10-22 22 0 17 20 25 36 25 27 0 40-26 41-29 6 15 19 29 42 29 41 0 63-49 63-59 0-4-5-4-6-4-3 0-4 1-4 5-14 40-40 50-52 50-15 0-21-13-21-26 0-8 2-17 7-33 4-18 8-35 13-53z"><text:p/></draw:path><draw:path draw:style-name="gr3" draw:text-style-name="P6" svg:width="0.0173in" svg:height="0.0453in" svg:x="0.1846in" svg:y="0.102in" svg:viewBox="0 0 45 116" svg:d="M45 41c0-26-9-41-24-41-13 0-21 10-21 21 0 10 8 20 21 20 4 0 10-1 13-5 1-1 1-1 2-1 0 2 1 0 1 6 0 28-14 52-26 64-4 4-4 5-4 6 0 4 2 5 3 5 4 0 35-30 35-75z"><text:p/></draw:path><draw:path draw:style-name="gr3" draw:text-style-name="P6" svg:width="0.0697in" svg:height="0.0972in" svg:x="0.2433in" svg:y="0.05in" svg:viewBox="0 0 178 248" svg:d="M177 23c1-5 1-6 1-9 0-6-4-11-11-11-3 0-10 4-13 9-1 2-4 13-5 21-3 10-6 20-8 31-6 23-12 46-18 69-1 6-17 33-44 33-18 0-23-17-23-32 0-17 7-41 20-76 5-15 8-19 8-27 0-17-14-31-32-31-38 0-52 55-52 58 0 5 4 5 6 5 3 0 4-1 5-7 11-36 26-48 40-48 3 0 10 0 10 12 0 10-5 20-7 27-15 41-23 63-23 82 0 34 24 45 47 45 16 0 29-6 40-18-6 21-10 39-26 59-9 13-25 24-42 24-6 0-24-1-30-15 6 0 12 0 16-5 5-4 9-9 9-16 0-12-11-12-14-12-10 0-22 5-22 24s16 33 41 33c39 0 79-35 90-77 12-50 25-99 37-148z"><text:p/></draw:path><draw:path draw:style-name="gr3" draw:text-style-name="P6" svg:width="0.076in" svg:height="0.0874in" svg:x="0.3744in" svg:y="0.035in" svg:viewBox="0 0 194 223" svg:d="M179 120c7 0 15 0 15-8 0-7-8-7-15-7-55 0-109 0-164 0 6-52 50-90 105-90 20 0 40 0 59 0 7 0 15 0 15-7 0-8-8-8-15-8-19 0-40 0-60 0-66 0-119 51-119 112 0 62 53 111 119 111 20 0 41 0 60 0 7 0 15 0 15-8s-8-8-15-8c-19 0-39 0-59 0-55 0-99-35-105-87 55 0 109 0 164 0z"><text:p/></draw:path><draw:path draw:style-name="gr3" draw:text-style-name="P6" svg:width="0.1051in" svg:height="0.1063in" svg:x="0.5154in" svg:y="0.0138in" svg:viewBox="0 0 268 271" svg:d="M220 41c3-16 11-28 42-29 2 0 6 0 6-8-2-1 0-4-5-4-12 0-26 1-40 1-13 0-27-1-39-1-2 0-8 0-8 8 0 4 4 4 8 4 22 0 26 9 26 17 0 1-1 7-1 8-12 46-23 92-35 138-13 51-57 84-97 84-25 0-46-17-46-50 0-1 0-13 3-29 13-51 25-101 39-150 3-13 3-18 32-18 9 0 13 0 13-8 0-4-5-4-6-4-11 0-38 1-49 1s-39-1-50-1c-3 0-7 0-7 8 0 4 3 4 11 4 1 0 7 0 14 1 8 0 11 1 11 6 0 2-5 18-7 27-3 11-5 22-9 34-3 16-22 89-23 96-3 10-3 16-3 21 0 48 35 74 76 74 48 0 97-44 110-94 11-46 23-91 34-136z"><text:p/></draw:path><draw:path draw:style-name="gr3" draw:text-style-name="P6" svg:width="0.0157in" svg:height="0.0157in" svg:x="0.622in" svg:y="0.102in" svg:viewBox="0 0 41 41" svg:d="M41 21c0-11-9-21-20-21s-21 10-21 21 10 20 21 20 20-9 20-20z"><text:p/></draw:path><draw:path draw:style-name="gr3" draw:text-style-name="P6" svg:width="0.0756in" svg:height="0.0681in" svg:x="0.6559in" svg:y="0.05in" svg:viewBox="0 0 193 174" svg:d="M118 54c2-11 11-46 38-46 1 0 11 0 19 5-11 2-19 11-19 21 0 6 5 13 16 13 7 0 21-6 21-22 0-21-24-25-37-25-22 0-36 20-40 29-10-26-31-29-42-29-40 0-62 50-62 58 0 5 3 5 5 5 3 0 4-1 4-5 13-40 38-50 52-50 7 0 21 3 21 26 0 12-7 38-21 92-6 24-19 40-37 40-2 0-11 0-19-5 9-2 18-10 18-21 0-10-9-13-14-13-12 0-21 10-21 22 0 17 19 25 36 25 26 0 40-26 41-29 4 15 18 29 42 29 39 0 61-49 61-59 0-4-3-4-4-4-4 0-4 1-5 5-14 40-39 50-52 50-14 0-21-13-21-26 0-8 2-17 7-33 4-18 8-35 13-53z"><text:p/></draw:path><draw:path draw:style-name="gr3" draw:text-style-name="P6" svg:width="0.0756in" svg:height="0.1406in" svg:x="0.802in" svg:y="0.0087in" svg:viewBox="0 0 193 358" svg:d="M189 14c4-5 4-5 4-6 0-4-3-8-8-8s-6 2-9 8c-57 111-115 223-173 335-3 5-3 6-3 7 0 4 2 8 8 8 4 0 5-2 9-8 57-112 115-223 172-336z"><text:p/></draw:path><draw:path draw:style-name="gr3" draw:text-style-name="P6" svg:width="0.1004in" svg:height="0.035in" svg:x="0.7894in" svg:y="0.0614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697in" svg:height="0.0972in" svg:x="0.9457in" svg:y="0.05in" svg:viewBox="0 0 178 248" svg:d="M177 23c1-5 1-6 1-9 0-6-5-11-11-11-4 0-10 4-13 9-1 2-4 13-5 21-4 10-6 20-8 31-6 23-12 46-18 69-2 6-18 33-44 33-20 0-24-17-24-32 0-17 7-41 20-76 6-15 8-19 8-27 0-17-13-31-32-31-37 0-51 55-51 58 0 5 3 4 4 5 5 0 5-1 7-7 10-36 25-48 39-48 3 0 9 0 9 12 0 10-3 20-6 27-16 41-22 63-22 82 0 34 24 45 47 45 14 0 28-6 39-18-5 21-10 39-26 59-10 13-24 24-41 24-6 0-24-1-30-15 6 0 11 0 16-5 5-4 8-9 8-16 0-12-10-12-14-12-9 0-22 5-22 24s17 33 42 33c39 0 79-35 90-77 12-50 25-99 37-148z"><text:p/></draw:path><draw:path draw:style-name="gr3" draw:text-style-name="P6" svg:width="0.1004in" svg:height="0.035in" svg:x="1.1142in" svg:y="0.0614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346in" svg:height="0.0823in" svg:x="1.2067in" svg:y="0.0374in" svg:viewBox="0 0 343 210" svg:d="M260 76c16 13 36 24 48 30-13 5-33 16-48 30-82 0-164 0-246 0-6 0-14 0-14 7 0 8 7 8 13 8 76 0 153 0 229 0-19 18-38 51-38 55s5 4 7 4 6 0 7-3c9-14 20-34 44-56 27-23 53-34 72-40 7-2 8-2 8-3 1 0 1-1 1-2s0-2 0-2c0-2-1-2-1-2-1 0-1-1-9-3-51-15-91-51-112-91-4-8-4-8-10-8-2 0-7 0-7 3 0 6 19 39 38 58-76 0-153 0-229 0-6 0-13 0-13 7 0 8 8 8 14 8 82 0 164 0 246 0z"><text:p/></draw:path><draw:path draw:style-name="gr3" draw:text-style-name="P6" svg:width="0.0756in" svg:height="0.0681in" svg:x="1.4398in" svg:y="0.05in" svg:viewBox="0 0 193 174" svg:d="M118 54c2-11 11-46 38-46 1 0 11 0 19 5-11 2-19 11-19 21 0 6 5 13 16 13 7 0 21-6 21-22 0-21-24-25-37-25-22 0-36 20-40 29-10-26-31-29-42-29-40 0-63 50-63 58 0 5 4 5 6 5 3 0 4-1 4-5 13-40 38-50 52-50 7 0 21 3 21 26 0 12-7 38-21 92-6 24-20 40-37 40-2 0-11 0-19-5 9-2 18-10 18-21 0-10-9-13-14-13-12 0-21 10-21 22 0 17 19 25 36 25 26 0 39-26 41-29 4 15 18 29 41 29 40 0 62-49 62-59 0-4-3-4-5-4-3 0-3 1-4 5-14 40-40 50-52 50-16 0-21-13-21-26 0-8 2-17 7-33 4-18 8-35 13-53z"><text:p/></draw:path><draw:path draw:style-name="gr3" draw:text-style-name="P6" svg:width="0.0843in" svg:height="0.0933in" svg:x="1.5646in" svg:y="0.0264in" svg:viewBox="0 0 215 238" svg:d="M215 84c0-59-60-84-108-84-50 0-107 26-107 84 0 46 0 93 0 140 0 7 0 14 8 14 7 0 7-7 7-14 0-45 0-92 0-138 0-58 63-71 92-71 17 0 42 4 62 17 30 19 30 44 30 54 0 46 0 93 0 138 0 7 0 14 8 14s8-7 8-14c0-47 0-94 0-140z"><text:p/></draw:path><draw:path draw:style-name="gr3" draw:text-style-name="P6" svg:width="0.0697in" svg:height="0.0972in" svg:x="1.6957in" svg:y="0.05in" svg:viewBox="0 0 178 248" svg:d="M176 23c2-5 2-6 2-9 0-6-5-11-11-11-4 0-10 4-14 9 0 2-3 13-6 21-2 10-4 20-7 31-6 23-11 46-17 69-2 6-18 33-44 33-20 0-24-17-24-32 0-17 7-41 20-76 6-15 8-19 8-27 0-17-13-31-32-31-37 0-51 55-51 58 0 5 3 5 4 5 5 0 5-1 7-7 10-36 25-48 39-48 3 0 9 0 9 12 0 10-3 20-6 27-16 41-22 63-22 82 0 34 24 45 47 45 14 0 28-6 39-18-6 21-10 39-26 59-10 13-24 24-41 24-6 0-24-1-30-15 5 0 11 0 16-5 4-4 8-9 8-16 0-12-11-12-14-12-9 0-22 5-22 24s17 33 42 33c39 0 79-35 90-77 12-50 24-99 36-148z"><text:p/></draw:path><draw:path draw:style-name="gr3" draw:text-style-name="P6" svg:width="0.1008in" svg:height="0.035in" svg:x="1.8224in" svg:y="0.0614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061in" svg:height="0.1283in" svg:x="1.9819in" svg:y="0in" svg:viewBox="0 0 156 327" svg:d="M132 8c0-5-3-8-9-8-5 0-6 4-9 12-4 16-1 2-5 18-4-2-17-8-31-8-22 0-47 11-61 41-16 31-17 66-17 102 0 25 0 93 33 123-9 29-9 30-9 32 0 4 4 7 8 7 5 0 8-4 10-13 4-15 0-1 4-16 10 4 21 7 32 7 43 0 60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/text:span><text:span text:style-name="T42">: </text:span><text:span text:style-name="T43">נניח </text:span><text:span text:style-name="T43"><draw:g text:anchor-type="as-char" svg:y="-0.1102in" draw:z-index="249" draw:name="Shape262" draw:style-name="gr1"><svg:title>TexMaths</svg:title><svg:desc>11§display§x \neq y§svg§600§FALSE§</svg:desc><draw:path draw:style-name="gr2" draw:text-style-name="P5" svg:width="0.3476in" svg:height="0.1256in" svg:x="0.0031in" svg:y="0.0079in" svg:viewBox="0 0 884 320" svg:d="M443 320c-148 0-296 0-443 0 0-107 0-213 0-320 295 0 590 0 884 0 0 107 0 213 0 320-147 0-294 0-441 0z"><text:p/></draw:path><draw:path draw:style-name="gr3" draw:text-style-name="P6" svg:width="0.0756in" svg:height="0.0685in" svg:x="-0.0004in" svg:y="0.0429in" svg:viewBox="0 0 193 175" svg:d="M118 54c3-10 12-45 38-45 2 0 11 0 20 4-11 2-19 12-19 21 0 7 5 15 15 15 8 0 21-8 21-24 0-19-24-25-36-25-23 0-36 21-40 30-10-26-31-30-42-30-41 0-63 50-63 60 0 4 3 3 4 4 4 0 5-1 6-4 13-41 39-51 52-51 7 0 21 3 21 25 0 12-7 39-21 93-7 24-20 40-37 40-2 0-11 0-19-5 10-2 18-10 18-21s-8-13-14-13c-12 0-22 10-22 22 0 18 20 25 36 25 27 0 40-27 41-29 4 14 19 29 42 29 39 0 61-49 61-59 0-5-3-5-4-5-3 0-4 3-4 5-14 42-40 51-52 51-15 0-21-13-21-26 0-9 2-16 7-34 4-18 7-35 12-53z"><text:p/></draw:path><draw:path draw:style-name="gr3" draw:text-style-name="P6" svg:width="0.0756in" svg:height="0.1413in" svg:x="0.1457in" svg:y="0in" svg:viewBox="0 0 193 360" svg:d="M189 15c3-5 4-6 4-7 0-2-3-8-8-8s-6 2-8 8c-58 112-115 224-174 336-3 6-3 7-3 8 0 3 3 8 8 8 4 0 5-3 8-8 58-113 116-224 173-337z"><text:p/></draw:path><draw:path draw:style-name="gr3" draw:text-style-name="P6" svg:width="0.1004in" svg:height="0.0358in" svg:x="0.1331in" svg:y="0.0528in" svg:viewBox="0 0 256 92" svg:d="M243 17c7 0 13 0 13-8 0-9-6-9-12-9-77 0-154 0-231 0-5 0-13 0-13 9 0 8 8 8 13 8 77 0 153 0 230 0zM244 92c6 0 12-2 12-9 0-9-6-8-13-8-77 0-153 0-230 0-5 0-13-1-13 8 0 7 8 9 13 9 77 0 154 0 231 0z"><text:p/></draw:path><draw:path draw:style-name="gr3" draw:text-style-name="P6" svg:width="0.0697in" svg:height="0.0976in" svg:x="0.289in" svg:y="0.0429in" svg:viewBox="0 0 178 249" svg:d="M176 24c2-5 2-6 2-9 0-7-5-11-11-11-4 0-11 3-14 8 0 2-3 14-6 21-2 10-5 21-7 31-6 23-11 46-17 69-2 7-18 34-44 34-20 0-24-17-24-31 0-18 7-42 20-76 6-16 7-20 7-28 0-18-12-32-31-32-37 0-51 56-51 60s3 4 4 4c5 0 5-1 7-8 10-36 25-47 38-47 4 0 10 0 10 12 0 10-3 20-6 28-16 40-22 62-22 80 0 34 24 46 47 46 14 0 28-6 39-17-6 20-10 38-26 58-10 13-24 25-42 25-5 0-23-2-29-16 5 0 11 0 16-5 4-4 8-8 8-16 0-11-10-12-14-12-9 0-22 4-22 23 0 20 17 34 41 34 40 0 80-35 91-78 12-50 24-98 36-147z"><text:p/></draw:path></draw:g></text:span><text:span text:style-name="T43">, ונוכיח </text:span><text:span text:style-name="T43"><draw:g text:anchor-type="as-char" svg:y="-0.1165in" draw:z-index="255" draw:name="Shape263" draw:style-name="gr1"><svg:title>TexMaths</svg:title><svg:desc>11§display§x \cap y = \emptyset§svg§600§FALSE§</svg:desc><draw:path draw:style-name="gr2" draw:text-style-name="P5" svg:width="0.5913in" svg:height="0.1315in" svg:x="0.0031in" svg:y="0.0075in" svg:viewBox="0 0 1503 335" svg:d="M0 0c501 0 1002 0 1503 0 0 112 0 223 0 335-501 0-1002 0-1503 0 0-112 0-223 0-335z"><text:p/></draw:path><draw:path draw:style-name="gr3" draw:text-style-name="P6" svg:width="0.0756in" svg:height="0.0681in" svg:x="-0.0004in" svg:y="0.05in" svg:viewBox="0 0 193 174" svg:d="M118 54c2-11 12-46 38-46 2 0 11 0 20 5-11 2-19 11-19 21 0 6 5 13 15 13 8 0 21-6 21-22 0-21-24-25-37-25-22 0-35 20-39 29-10-26-31-29-42-29-41 0-63 49-63 58 0 5 3 4 5 5 3 0 4-1 5-5 13-40 39-50 52-50 7 0 21 3 21 26 0 12-7 37-21 91-7 24-20 40-37 40-3 0-12 0-19-5 10-2 18-10 18-20 0-11-8-14-14-14-12 0-22 10-22 22 0 18 20 26 36 26 26 0 40-27 41-30 4 14 19 30 42 30 39 0 61-50 61-60 0-3-3-3-4-3-3 0-4 1-5 4-13 41-39 50-51 50-15 0-22-12-22-25 0-8 3-17 7-35 4-17 8-35 13-51z"><text:p/></draw:path><draw:path draw:style-name="gr3" draw:text-style-name="P6" svg:width="0.0843in" svg:height="0.0929in" svg:x="0.1244in" svg:y="0.0264in" svg:viewBox="0 0 215 237" svg:d="M215 83c0-58-59-83-107-83-51 0-108 26-108 83 0 47 0 94 0 140 0 8 0 14 8 14 7 0 7-6 7-14 0-45 0-91 0-137 0-59 63-71 93-71 17 0 42 4 61 17 30 19 30 44 30 54 0 46 0 92 0 137 0 8 0 14 8 14s8-6 8-14c0-46 0-93 0-140z"><text:p/></draw:path><draw:path draw:style-name="gr3" draw:text-style-name="P6" svg:width="0.0697in" svg:height="0.0969in" svg:x="0.2555in" svg:y="0.05in" svg:viewBox="0 0 178 247" svg:d="M177 23c1-5 1-7 1-9 0-6-5-11-11-11-4 0-10 2-13 9-1 1-4 13-5 21-4 10-6 20-8 31-6 23-12 46-18 69-1 5-18 32-44 32-20 0-24-17-24-31 0-18 7-42 20-76 6-15 8-20 8-27 0-18-13-31-31-31-38 0-52 55-52 58 0 5 3 4 4 5 5 0 5-1 7-7 11-36 26-48 40-48 2 0 8 0 8 12 0 10-3 20-6 27-16 41-22 63-22 80 0 36 24 47 47 47 16 0 28-7 39-18-5 21-9 38-26 58-10 13-24 24-41 24-6 0-24-1-30-15 6 0 11 0 16-6 5-3 8-7 8-15 0-12-10-13-14-13-9 0-21 5-21 25 0 19 16 33 41 33 39 0 79-35 90-77 12-49 25-99 37-147z"><text:p/></draw:path><draw:path draw:style-name="gr3" draw:text-style-name="P6" svg:width="0.1008in" svg:height="0.035in" svg:x="0.3815in" svg:y="0.061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61in" svg:height="0.128in" svg:x="0.5409in" svg:y="0in" svg:viewBox="0 0 156 326" svg:d="M132 8c0-5-3-8-9-8-5 0-6 4-9 12-4 15-1 2-5 18-4-3-17-8-31-8-22 0-47 11-61 41-16 30-17 66-17 101 0 24 0 93 33 123-9 29-9 29-9 32s4 7 8 7c7 0 8-4 10-13 4-15 0-1 4-16 10 4 21 7 32 7 43 0 60-36 67-55 10-26 11-58 11-85 0-28 0-93-34-124 3-11 7-21 10-32zM39 269c-14-26-14-73-14-110 0-30 0-57 6-82 8-35 30-47 47-47 8 0 18 2 28 11-22 75-45 152-67 228zM118 56c12 22 12 67 12 103 0 29 0 56-5 82-6 40-27 54-47 54-9 0-19-3-27-11 22-75 45-152 67-228z"><text:p/></draw:path></draw:g></text:span><text:span text:style-name="T43">. לפי הנתון </text:span><text:span text:style-name="T43"><draw:g text:anchor-type="as-char" svg:y="-0.1043in" draw:z-index="245" draw:name="Shape264" draw:style-name="gr1"><svg:title>TexMaths</svg:title><svg:desc>11§display§x, y \in U§svg§600§FALSE§</svg:desc><draw:path draw:style-name="gr2" draw:text-style-name="P5" svg:width="0.5201in" svg:height="0.1177in" svg:x="0.0031in" svg:y="0.0071in" svg:viewBox="0 0 1322 300" svg:d="M0 0c440 0 882 0 1322 0 0 100 0 201 0 300-440 0-882 0-1322 0 0-99 0-200 0-300z"><text:p/></draw:path><draw:path draw:style-name="gr3" draw:text-style-name="P6" svg:width="0.0756in" svg:height="0.0677in" svg:x="-0.0004in" svg:y="0.0362in" svg:viewBox="0 0 193 173" svg:d="M118 54c2-10 12-45 38-45 3 0 11 0 20 5-11 1-19 11-19 21 0 6 5 13 15 13 9 0 21-6 21-22 0-21-23-26-37-26-22 0-35 21-39 30-10-26-31-30-42-30-41 0-63 50-63 59 0 5 3 2 5 5 3 0 4-1 5-5 13-40 39-50 52-50 7 0 21 3 21 26 0 11-7 37-21 91-7 24-20 40-37 40-3 0-12 0-19-5 10-2 18-10 18-21s-8-13-14-13c-12 0-22 10-22 22 0 18 20 24 36 24 26 0 40-25 41-28 4 14 19 28 42 28 40 0 62-48 62-58 0-3-4-3-5-3-3 0-4 1-5 3-12 42-39 51-51 51-15 0-22-12-22-26 0-7 3-16 7-34 4-17 8-35 13-52z"><text:p/></draw:path><draw:path draw:style-name="gr3" draw:text-style-name="P6" svg:width="0.0173in" svg:height="0.0449in" svg:x="0.0953in" svg:y="0.0862in" svg:viewBox="0 0 45 115" svg:d="M45 41c0-26-10-41-24-41-13 0-21 10-21 21 0 10 8 20 21 20 4 0 9-2 13-5 1-1 1-1 2-1 0 2 0 0 0 6 0 28-14 50-26 63-4 3-3 6-3 7 0 2 1 4 3 4 4 0 35-29 35-74z"><text:p/></draw:path><draw:path draw:style-name="gr3" draw:text-style-name="P6" svg:width="0.0697in" svg:height="0.0972in" svg:x="0.1543in" svg:y="0.0362in" svg:viewBox="0 0 178 248" svg:d="M177 24c1-5 1-6 1-9 0-7-5-11-11-11-4 0-10 3-13 9-1 1-4 13-5 21-4 10-6 20-8 31-6 23-12 46-18 69-2 5-18 32-44 32-20 0-24-17-24-31 0-18 7-42 20-76 6-15 8-20 8-27 0-18-13-32-32-32-37 0-51 56-51 59 0 5 3 2 4 5 5 0 5-1 7-7 10-36 25-48 39-48 3 0 9 0 9 12 0 10-3 20-6 27-16 41-22 63-22 80 0 35 24 45 47 45 14 0 28-5 39-16-5 20-10 38-26 58-10 13-24 24-41 24-6 0-24-1-30-15 6 0 11 0 16-6 5-3 8-7 8-15 0-12-10-13-14-13-9 0-22 5-22 25 0 19 17 33 42 33 39 0 79-35 90-77 12-49 25-99 37-147z"><text:p/></draw:path><draw:path draw:style-name="gr3" draw:text-style-name="P6" svg:width="0.076in" svg:height="0.087in" svg:x="0.2843in" svg:y="0.0217in" svg:viewBox="0 0 194 222" svg:d="M181 120c6 0 13 0 13-8s-7-8-13-8c-56 0-109 0-164 0 4-51 48-89 103-89 20 0 41 0 61 0 6 0 13 0 13-7 0-8-7-8-13-8-21 0-41 0-62 0-66 0-119 50-119 112 0 60 53 110 119 110 21 0 41 0 62 0 6 0 13 0 13-8s-7-8-13-8c-20 0-41 0-61 0-55 0-99-35-103-86 55 0 108 0 164 0z"><text:p/></draw:path><draw:path draw:style-name="gr3" draw:text-style-name="P6" svg:width="0.1047in" svg:height="0.1059in" svg:x="0.426in" svg:y="0in" svg:viewBox="0 0 267 270" svg:d="M219 41c4-17 11-28 42-29 2 0 6 0 6-8-2-1 0-4-5-4-12 0-25 1-39 1-13 0-27-1-40-1-2 0-7 0-7 8 0 4 3 4 7 4 22 0 26 9 26 17 0 1-1 7-1 8-12 45-23 91-35 136-13 52-57 85-96 85-26 0-47-17-47-50 0-1 0-13 4-30 12-50 25-99 38-148 3-15 4-18 31-18 11 0 14 0 14-8 0-4-5-4-6-4-10 0-38 1-49 1s-39-1-50-1c-3 0-8 0-8 8 0 4 5 4 11 4 2 0 9 0 16 1 6 0 10 1 10 6 0 2-5 18-7 27-3 11-5 22-9 34-3 15-22 88-23 93-2 11-2 17-2 23 0 46 35 74 75 74 49 0 97-44 110-95 11-45 23-89 34-134z"><text:p/></draw:path></draw:g></text:span><text:span text:style-name="T43"><text:s/>נסיק מעקרון ההחלפה קיום </text:span><text:span text:style-name="T43"><draw:g text:anchor-type="as-char" svg:y="-0.1075in" draw:z-index="246" draw:name="Shape265" draw:style-name="gr1"><svg:title>TexMaths</svg:title><svg:desc>11§display§A_x, A_y \in S \land B_x, B_y \in T§svg§600§FALSE§</svg:desc><draw:path draw:style-name="gr2" draw:text-style-name="P5" svg:width="1.6276in" svg:height="0.137in" svg:x="0.002in" svg:y="0.0079in" svg:viewBox="0 0 4135 349" svg:d="M2068 349c-690 0-1378 0-2068 0 0-117 0-232 0-349 1378 0 2757 0 4135 0 0 117 0 232 0 349-689 0-1379 0-2067 0z"><text:p/></draw:path><draw:path draw:style-name="gr3" draw:text-style-name="P6" svg:width="0.1039in" svg:height="0.1079in" svg:x="-0.0004in" svg:y="0in" svg:viewBox="0 0 265 275" svg:d="M55 231c-15 25-31 31-47 32-5 1-8 1-8 8 0 2 1 4 4 4 11 0 22-1 33-1 14 0 27 1 39 1 3 0 8 0 8-7 0-4-4-5-6-5-10 0-19-3-19-13 0-5 3-9 6-15 10-16 20-31 30-48 31 0 64 0 96 0 1 9 6 59 6 64 0 11-20 12-28 12-5 0-8 0-8 8 0 4 4 4 5 4 15 0 32-1 48-1 9 0 33 1 43 1 3 0 8 0 8-8 0-4-4-4-10-4-23 0-23-2-24-13-8-79-17-160-24-240 0-8 0-10-7-10-6 0-8 3-11 7-45 74-89 149-134 224zM101 175c25-43 52-85 77-127 5 42 8 84 12 127-29 0-59 0-89 0z"><text:p/></draw:path><draw:path draw:style-name="gr3" draw:text-style-name="P6" svg:width="0.0563in" svg:height="0.0472in" svg:x="0.1134in" svg:y="0.0843in" svg:viewBox="0 0 144 121" svg:d="M54 90c-2 9-12 23-25 23-2 0-9 0-15-3 11-3 11-13 11-15 0-6-4-10-10-10-7 0-15 6-15 16 0 15 14 20 27 20 14 0 25-8 31-19 7 15 21 19 32 19 32 0 49-33 49-41 0-4-4-3-5-4-4 0-4 2-5 5-6 19-22 32-38 32-11 0-16-6-16-17 0-7 6-31 14-62 6-20 18-27 26-27 2 0 9 0 15 4-8 2-11 10-11 14 0 7 3 10 10 10 5 0 15-4 15-16 0-15-18-19-27-19-15 0-26 9-31 19-5-11-18-19-32-19-31 0-49 33-49 41 0 3 4 2 5 3 4 0 4-1 5-4 7-21 25-33 38-33 9 0 16 5 16 18 0 6-3 19-6 28-4 12-6 24-9 37z"><text:p/></draw:path><draw:path draw:style-name="gr3" draw:text-style-name="P6" svg:width="0.0173in" svg:height="0.0449in" svg:x="0.198in" svg:y="0.0929in" svg:viewBox="0 0 45 115" svg:d="M45 41c0-26-10-41-24-41-13 0-21 10-21 21 0 10 8 20 21 20 4 0 9-1 13-5 1-1 1-1 2-1 0 2 0 0 0 6 0 28-13 51-26 63-3 5-3 6-3 7 0 2 1 4 3 4 4 0 35-29 35-74z"><text:p/></draw:path><draw:path draw:style-name="gr3" draw:text-style-name="P6" svg:width="0.1039in" svg:height="0.1079in" svg:x="0.2579in" svg:y="0in" svg:viewBox="0 0 265 275" svg:d="M56 231c-15 25-31 31-47 32-6 1-9 1-9 8 0 2 2 4 5 4 10 0 22-1 33-1 14 0 27 1 39 1 2 0 8 0 8-7 0-4-4-5-7-5-9 0-18-3-18-13 0-5 3-9 6-15 10-16 19-31 29-48 31 0 64 0 96 0 1 9 7 59 7 64 0 11-20 12-28 12-5 0-9 0-9 8 0 4 3 3 5 4 17 0 33-1 48-1 10 0 35 1 44 1 3 0 7 0 7-8 0-4-3-4-9-4-24 0-24-2-25-13-8-79-15-160-23-240-1-8-1-10-8-10-5 0-8 3-10 7-45 74-89 149-134 224zM102 175c26-43 51-85 76-127 5 42 8 84 12 127-29 0-58 0-88 0z"><text:p/></draw:path><draw:path draw:style-name="gr3" draw:text-style-name="P6" svg:width="0.0543in" svg:height="0.0681in" svg:x="0.3717in" svg:y="0.0843in" svg:viewBox="0 0 139 174" svg:d="M137 17c2-4 2-5 2-6 0-5-5-9-9-9s-8 1-11 7c-1 1-4 10-5 15-2 8-3 14-5 22-2 7-10 41-11 44-11 8-12 23-33 23-19 0-19-17-19-22 0-14 7-32 14-52 4-8 5-12 5-17 0-12-11-22-25-22-28 0-40 36-40 41 0 3 3 3 4 3 5 0 5-1 6-4 6-22 17-33 28-33 5 0 7 3 7 10 0 6-2 12-3 15-13 33-16 43-16 55 0 4 0 18 10 26 9 7 20 8 28 8 11 0 20-3 29-12-4 15-6 26-18 40-7 8-18 17-32 17-2 0-14 0-21-9 15-2 15-14 15-15 0-9-7-10-11-10-6 0-15 5-15 18 0 14 13 24 32 24 27 0 60-21 69-55s17-68 25-102z"><text:p/></draw:path><draw:path draw:style-name="gr3" draw:text-style-name="P6" svg:width="0.076in" svg:height="0.087in" svg:x="0.4945in" svg:y="0.0283in" svg:viewBox="0 0 194 222" svg:d="M179 120c7 0 15 0 15-8s-8-8-15-8c-55 0-109 0-164 0 6-51 50-89 105-89 20 0 39 0 59 0 7 0 15 0 15-7 0-8-8-8-15-8-20 0-40 0-60 0-66 0-119 49-119 112 0 62 53 110 119 110 20 0 40 0 60 0 7 0 15 0 15-8 0-6-8-6-15-6-20 0-39 0-59 0-55 0-99-36-105-88 55 0 109 0 164 0z"><text:p/></draw:path><draw:path draw:style-name="gr3" draw:text-style-name="P6" svg:width="0.0898in" svg:height="0.1094in" svg:x="0.6335in" svg:y="0.002in" svg:viewBox="0 0 229 279" svg:d="M229 4c0-1 0-4-4-4-2 0-3 0-7 5-7 8-12 15-19 22-10-17-30-27-55-27-49 0-96 44-96 91 0 31 21 49 41 55 13 4 28 7 41 10 14 5 36 10 36 42 0 33-32 69-69 69-26 0-68-9-68-56 0-9 2-17 2-20 0-1 1-2 1-3 0-3-3-3-5-3s-3 0-4 1-23 88-23 89c0 2 2 4 4 4 3 0 3 0 7-5 7-7 12-14 19-22 17 22 43 27 66 27 52 0 98-51 98-98 0-26-14-39-19-45-9-8-16-11-50-19-8-3-22-6-25-7-11-3-24-14-24-35 0-31 31-64 68-64 32 0 55 16 55 59 0 12-1 20-1 22 1 1 0 4 4 4 5 0 5-1 6-8 6-28 14-56 21-84z"><text:p/></draw:path><draw:path draw:style-name="gr3" draw:text-style-name="P6" svg:width="0.0839in" svg:height="0.0933in" svg:x="0.7701in" svg:y="0.0193in" svg:viewBox="0 0 214 238" svg:d="M117 8c-4-7-6-8-9-8-6 0-7 2-9 8-32 71-65 143-97 214-2 5-2 6-2 8 0 4 3 8 8 8 2 0 5-1 8-8 31-67 61-135 92-204 29 69 60 137 90 204 3 8 8 8 9 8 4 0 7-4 7-8 0-1 0-2-2-7-32-71-64-144-95-215z"><text:p/></draw:path><draw:path draw:style-name="gr3" draw:text-style-name="P6" svg:width="0.1083in" svg:height="0.1028in" svg:x="0.9028in" svg:y="0.0051in" svg:viewBox="0 0 276 262" svg:d="M45 232c-3 15-4 18-35 18-7 0-10 0-10 7 0 5 3 5 10 5 46 0 92 0 138 0 61 0 107-45 107-83 0-27-23-49-60-54 40-7 81-36 81-72 0-29-26-53-73-53-42 0-86 0-129 0-8 0-11 0-11 8 0 4 3 4 11 4 4 0 7 0 14 0 7 1 11 1 11 7 0 1-1 2-2 7-18 69-34 138-52 206zM103 122c8-32 17-64 25-96 3-13 4-14 20-14 17 0 33 0 50 0 34 0 43 22 43 40 0 34-34 70-82 70-18 0-37 0-56 0zM86 250c-6 0-6 0-8 0-4 0-5-1-5-5 0-1 0-1 2-9 9-35 17-70 26-105 24 0 49 0 73 0 37 0 45 28 45 45 0 36-34 74-80 74-18 0-36 0-53 0z"><text:p/></draw:path><draw:path draw:style-name="gr3" draw:text-style-name="P6" svg:width="0.0567in" svg:height="0.0472in" svg:x="1.0169in" svg:y="0.0843in" svg:viewBox="0 0 145 121" svg:d="M55 90c-3 9-12 23-25 23-1 0-10 0-16-3 11-3 12-13 12-15 0-6-4-10-11-10s-15 6-15 16c0 15 15 20 29 20 12 0 23-8 30-19 7 15 21 19 32 19 31 0 48-33 48-41 0-4-4-4-5-4-3 0-3 2-4 5-7 19-22 32-38 32-11 0-16-6-16-17 0-7 6-31 14-62 6-20 18-27 27-27 4 1 8 0 14 4-9 2-12 10-12 14 0 7 4 10 11 10 6 0 15-4 15-16 0-15-17-19-28-19-14 0-25 9-30 19-6-11-18-19-33-19-30 0-47 33-47 41 0 3 3 3 4 3 3 0 4-1 5-4 7-21 24-33 37-33 10 0 16 5 16 18 0 6-3 19-5 28-4 12-6 24-9 37z"><text:p/></draw:path><draw:path draw:style-name="gr3" draw:text-style-name="P6" svg:width="0.0173in" svg:height="0.0449in" svg:x="1.1016in" svg:y="0.0929in" svg:viewBox="0 0 45 115" svg:d="M45 41c0-26-10-41-25-41-12 0-20 10-20 21 0 10 8 20 20 20 4 0 10-1 13-5 2-1 1-1 2-1s1 0 1 6c0 28-13 51-26 63-5 5-5 6-5 7 0 2 3 4 5 4 4 0 35-29 35-74z"><text:p/></draw:path><draw:path draw:style-name="gr3" draw:text-style-name="P6" svg:width="0.1083in" svg:height="0.1028in" svg:x="1.1622in" svg:y="0.0051in" svg:viewBox="0 0 276 262" svg:d="M46 232c-4 15-4 18-35 18-7 0-11 0-11 7 0 5 3 5 11 5 46 0 91 0 137 0 62 0 107-45 107-83 0-27-22-49-59-54 39-7 80-36 80-72 0-29-25-53-71-53-43 0-87 0-130 0-8 0-11 0-11 8 0 4 3 4 10 4 1 0 8 0 15 0 7 1 10 1 10 7 0 1 0 2-1 7-18 69-34 138-52 206zM104 122c8-32 17-64 25-96 3-13 3-14 21-14 16 0 33 0 49 0 34 0 42 22 42 40 0 34-33 70-80 70-19 0-38 0-57 0zM87 250c-6 0-7 0-9 0-3 0-4-1-4-5 0-1 0-1 1-9 9-35 18-70 27-105 24 0 49 0 73 0 37 0 44 28 44 45 0 36-34 74-79 74-18 0-36 0-53 0z"><text:p/></draw:path><draw:path draw:style-name="gr3" draw:text-style-name="P6" svg:width="0.0543in" svg:height="0.0681in" svg:x="1.2768in" svg:y="0.0843in" svg:viewBox="0 0 139 174" svg:d="M137 17c2-4 2-5 2-6 0-5-5-9-9-9s-9 1-11 7c-1 1-4 10-5 15-2 8-4 14-6 22-1 7-10 41-10 44-1 0-12 23-34 23-18 0-18-17-18-22 0-14 6-32 14-52 4-8 5-12 5-17 0-12-11-22-25-22-28 0-40 36-40 41 0 3 3 3 4 3 4 0 4-1 5-4 6-22 18-33 29-33 5 0 7 3 7 10 0 6-2 12-4 15-12 33-16 43-16 55 0 4 0 18 11 26 8 7 20 8 27 8 11 0 21-3 29-12-3 15-6 26-17 40-8 8-19 17-33 17-1 0-15 0-20-9 14-2 14-14 14-15 0-9-7-10-10-10-6 0-16 5-16 18 0 14 13 24 33 24 27 0 60-21 68-55 9-34 18-68 26-102z"><text:p/></draw:path><draw:path draw:style-name="gr3" draw:text-style-name="P6" svg:width="0.0752in" svg:height="0.087in" svg:x="1.3996in" svg:y="0.0283in" svg:viewBox="0 0 192 222" svg:d="M179 120c7 0 13 0 13-8s-6-8-13-8c-55 0-109 0-164 0 5-51 50-89 104-89 20 0 40 0 60 0 7 0 13 0 13-7 0-8-6-8-13-8-20 0-40 0-60 0-67 0-119 49-119 112 0 62 52 110 119 110 20 0 40 0 60 0 7 0 13 0 13-8 0-6-6-6-13-6-20 0-40 0-60 0-54 0-99-36-104-88 55 0 109 0 164 0z"><text:p/></draw:path><draw:path draw:style-name="gr3" draw:text-style-name="P6" svg:width="0.1031in" svg:height="0.102in" svg:x="1.5343in" svg:y="0.0075in" svg:viewBox="0 0 263 260" svg:d="M155 26c3-9 4-13 10-14 3 0 15 0 24 0 39 0 56 1 56 31 0 6-1 21-3 32 0 1-1 5-1 6 0 3 1 6 4 6 5 0 6-3 7-9 3-22 6-45 10-67 0-2 1-5 1-7 0-4-5-4-11-4-72 0-143 0-215 0-8 0-10 0-12 8-7 23-15 45-23 68-1 2-2 5-2 7s2 4 4 4c5 0 5-2 7-9 21-59 31-66 88-66 5 0 10 0 15 0 11 0 11 1 11 5 0 2-1 6-2 7-17 68-34 137-52 205-3 14-4 19-46 19-13 0-15 0-15 7 0 5 3 5 6 5 10 0 21-1 31-1 11 0 22 0 33 0s22 0 32 0c12 0 23 1 34 1 5 0 9 0 9-8 0-5-3-4-13-4s-16 0-25 0c-11-2-15-3-15-9 1-2 0-2 2-8 17-68 35-136 51-205z"><text:p/></draw:path></draw:g></text:span><text:span text:style-name="T43"><text:s/>כך ש־</text:span><text:span text:style-name="T43"><draw:g text:anchor-type="as-char" svg:y="-0.1075in" draw:z-index="247" draw:name="Shape266" draw:style-name="gr1"><svg:title>TexMaths</svg:title><svg:desc>11§display§x = A_x \cap B_x \land y = A_y \cap B_y§svg§600§FALSE§</svg:desc><draw:path draw:style-name="gr2" draw:text-style-name="P5" svg:width="1.8087in" svg:height="0.137in" svg:x="0.0031in" svg:y="0.0079in" svg:viewBox="0 0 4595 349" svg:d="M2298 349c-767 0-1532 0-2298 0 0-117 0-232 0-349 1532 0 3063 0 4595 0 0 117 0 232 0 349-765 0-1532 0-2297 0z"><text:p/></draw:path><draw:path draw:style-name="gr3" draw:text-style-name="P6" svg:width="0.0752in" svg:height="0.0685in" svg:x="-0.0004in" svg:y="0.0429in" svg:viewBox="0 0 192 175" svg:d="M119 54c2-10 11-45 37-45 2 0 12 0 20 5-11 1-19 11-19 20 0 7 5 14 15 14 8 0 20-7 20-23 0-20-22-25-35-25-23 0-36 21-40 30-10-26-31-30-42-30-41 0-63 50-63 59 0 5 4 5 6 5s3-1 4-5c13-40 38-50 52-50 7 0 21 3 21 25 0 12-7 39-21 92-6 25-20 40-37 40-2 0-11 0-19-4 9-3 18-10 18-21s-9-13-14-13c-12 0-22 9-22 22 0 17 20 25 36 25 27 0 40-28 41-30 5 14 19 30 42 30 39 0 62-50 62-60 0-3-4-3-5-3-3 0-4 1-4 3-14 42-40 51-52 51-16 0-21-12-21-25 0-9 2-17 7-34 4-18 8-35 13-53z"><text:p/></draw:path><draw:path draw:style-name="gr3" draw:text-style-name="P6" svg:width="0.1008in" svg:height="0.035in" svg:x="0.1331in" svg:y="0.0547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39in" svg:height="0.1079in" svg:x="0.2906in" svg:y="0in" svg:viewBox="0 0 265 275" svg:d="M55 231c-15 25-30 31-47 32-5 1-8 1-8 8 0 2 2 4 4 4 11 0 23-1 34-1 13 0 27 1 39 1 2 0 7 0 7-7 0-4-4-5-6-5-9 0-19-3-19-13 0-5 3-9 6-15 10-16 20-31 30-48 31 0 64 0 96 0 1 9 7 59 7 64 0 11-21 12-29 12-4 0-8 0-8 8 0 4 4 4 5 4 15 0 32-1 48-1 10 0 35 1 44 1 3 0 7 0 7-8 0-4-4-4-9-4-24 0-24-2-25-13-8-79-15-160-23-240-1-8-1-10-8-10-6 0-8 3-10 7-45 74-90 149-135 224zM102 175c26-43 51-85 76-127 5 42 8 84 12 127-29 0-58 0-88 0z"><text:p/></draw:path><draw:path draw:style-name="gr3" draw:text-style-name="P6" svg:width="0.0563in" svg:height="0.0472in" svg:x="0.4047in" svg:y="0.0843in" svg:viewBox="0 0 144 121" svg:d="M54 90c-2 9-11 23-25 23-2 0-9 0-15-3 11-3 12-13 12-15 0-6-4-10-11-10s-15 6-15 16c0 15 15 20 29 20 12 0 23-8 29-19 7 15 22 19 33 19 31 0 48-33 48-41 0-4-4-4-5-4-4 0-4 2-5 5-6 19-22 32-37 32-11 0-16-6-16-17 0-7 5-31 13-62 6-20 18-27 26-27 2 0 10 0 16 4-9 2-12 10-12 14 0 7 4 10 11 10 5 0 14-4 14-16 0-15-16-19-27-19-14 0-25 9-31 19-5-11-17-19-32-19-31 0-47 33-47 41 0 3 3 3 4 3 3 0 3-1 4-4 8-21 25-33 38-33 9 0 16 5 16 18 0 6-3 19-5 28-4 12-7 24-10 37z"><text:p/></draw:path><draw:path draw:style-name="gr3" draw:text-style-name="P6" svg:width="0.0846in" svg:height="0.0933in" svg:x="0.5181in" svg:y="0.0193in" svg:viewBox="0 0 216 238" svg:d="M216 84c0-59-60-84-108-84-51 0-108 26-108 84 0 46 0 93 0 139 0 8 0 15 8 15 7 0 7-7 7-15 0-46 0-92 0-138 0-57 64-70 93-70 17 0 42 4 62 17 30 19 30 43 30 54 0 46 0 92 0 137 0 8 0 15 8 15s8-7 8-15c0-46 0-93 0-139z"><text:p/></draw:path><draw:path draw:style-name="gr3" draw:text-style-name="P6" svg:width="0.1083in" svg:height="0.1028in" svg:x="0.6512in" svg:y="0.0051in" svg:viewBox="0 0 276 262" svg:d="M46 232c-4 15-5 18-35 18-7 0-11 0-11 7 0 5 3 5 11 5 46 0 91 0 137 0 62 0 107-45 107-83 0-27-22-49-59-54 39-7 80-36 80-72 0-29-25-53-71-53-43 0-87 0-130 0-8 0-12 0-12 8 0 4 4 4 11 4 1 0 8 0 15 0 7 1 10 1 10 7 0 1 0 2-1 7-18 69-34 138-52 206zM104 122c8-32 16-64 24-96 4-13 4-14 20-14 17 0 35 0 51 0 34 0 42 22 42 40 0 34-33 70-80 70-19 0-38 0-57 0zM87 250c-6 0-7 0-9 0-3 0-4-1-4-5 0-1 0-1 1-9 9-35 18-70 27-105 24 0 49 0 73 0 37 0 44 28 44 45 0 36-34 74-79 74-18 0-36 0-53 0z"><text:p/></draw:path><draw:path draw:style-name="gr3" draw:text-style-name="P6" svg:width="0.0563in" svg:height="0.0472in" svg:x="0.7657in" svg:y="0.0843in" svg:viewBox="0 0 144 121" svg:d="M54 90c-2 9-11 23-25 23-2 0-9 0-15-3 11-3 12-13 12-15 0-6-5-10-11-10-7 0-15 6-15 16 0 15 15 20 29 20 12 0 23-8 29-19 7 15 22 19 32 19 32 0 49-33 49-41 0-4-4-3-5-4-4 0-4 2-5 5-6 19-22 32-38 32-10 0-16-6-16-17 0-7 6-31 14-62 6-20 18-27 26-27 2 0 9 0 16 4-9 2-12 10-12 14 0 7 4 10 11 10 5 0 14-4 14-16 0-15-16-19-27-19-15 0-25 9-31 19-5-11-18-19-32-19-31 0-49 33-49 41 0 3 5 3 6 3 3 0 3-1 4-4 7-21 25-33 38-33 9 0 16 5 16 18 0 6-3 19-5 28-4 12-7 24-10 37z"><text:p/></draw:path><draw:path draw:style-name="gr3" draw:text-style-name="P6" svg:width="0.0846in" svg:height="0.0933in" svg:x="0.8791in" svg:y="0.0193in" svg:viewBox="0 0 216 238" svg:d="M117 8c-4-7-6-8-9-8-6 0-7 2-9 8-32 71-64 143-96 214-2 5-3 6-3 8 0 4 3 8 8 8 3 0 6-1 8-8 31-67 61-135 92-204 31 69 60 137 91 204 3 8 7 8 9 8 3 0 8-4 8-8 0-1 0-2-3-7-32-71-65-144-96-215z"><text:p/></draw:path><draw:path draw:style-name="gr3" draw:text-style-name="P6" svg:width="0.0697in" svg:height="0.0976in" svg:x="1.0098in" svg:y="0.0429in" svg:viewBox="0 0 178 249" svg:d="M177 24c1-5 1-6 1-9 0-7-4-11-11-11-3 0-10 3-13 8-1 2-4 14-6 21-2 10-5 21-7 31-6 23-12 46-18 70-1 6-17 32-44 32-19 0-23-16-23-31 0-17 7-41 20-76 5-15 8-19 8-27 0-18-14-32-32-32-38 0-52 56-52 59 0 5 4 5 5 5 4 0 5-1 6-8 11-36 26-47 40-47 3 0 9 0 9 12 0 10-4 20-6 27-16 41-23 63-23 81 0 35 24 46 47 46 15 0 29-7 40-18-6 20-10 40-26 59-10 13-25 24-43 24-5 0-23-1-29-16 6 0 12 0 16-5 5-3 9-8 9-14 0-13-11-14-14-14-10 0-22 6-22 25 0 18 16 33 40 33 40 0 80-36 91-77 12-50 25-99 37-148z"><text:p/></draw:path><draw:path draw:style-name="gr3" draw:text-style-name="P6" svg:width="0.1008in" svg:height="0.035in" svg:x="1.1362in" svg:y="0.0547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6" svg:width="0.1039in" svg:height="0.1079in" svg:x="1.2941in" svg:y="0in" svg:viewBox="0 0 265 275" svg:d="M56 231c-16 25-31 31-48 32-5 1-8 1-8 8 0 2 2 4 5 4 10 0 22-1 33-1 13 0 27 1 39 1 2 0 8 0 8-7 0-4-5-5-7-5-9 0-19-3-19-13 0-5 4-9 6-15 10-16 20-31 30-48 31 0 64 0 96 0 1 9 7 59 7 64 0 11-20 12-28 12-5 0-9 0-9 8 0 4 4 4 5 4 15 0 33-1 48-1 10 0 35 1 44 1 3 0 7 0 7-8 0-4-4-4-9-4-24 0-24-2-25-13-8-79-15-160-23-240-1-8-1-10-8-10-6 0-8 3-10 7-45 74-89 149-134 224zM102 175c26-43 51-85 76-127 5 42 8 84 12 127-29 0-58 0-88 0z"><text:p/></draw:path><draw:path draw:style-name="gr3" draw:text-style-name="P6" svg:width="0.0543in" svg:height="0.0681in" svg:x="1.4079in" svg:y="0.0843in" svg:viewBox="0 0 139 174" svg:d="M137 17c2-4 2-5 2-6 0-5-5-9-9-9s-9 1-11 7c-1 1-4 10-5 15-2 8-3 15-5 22s-10 41-11 44c-11 8-12 23-33 23-19 0-19-17-19-22 0-14 6-32 14-52 4-8 5-11 5-17 0-12-11-22-25-22-28 0-40 36-40 41 0 3 3 3 4 3 4 0 5-1 5-4 7-22 18-33 29-33 5 0 7 3 7 10 0 6-2 12-3 15-13 33-17 43-17 55 0 4 0 18 11 26 9 7 20 8 28 8 10 0 20-3 28-12-3 15-6 26-17 40-8 8-18 17-32 17-2 0-16 0-21-9 14-2 14-14 14-15 0-9-7-10-10-10-6 0-15 5-15 18 0 14 12 24 32 24 27 0 60-21 69-55s17-68 25-102z"><text:p/></draw:path><draw:path draw:style-name="gr3" draw:text-style-name="P6" svg:width="0.0846in" svg:height="0.0933in" svg:x="1.5177in" svg:y="0.0193in" svg:viewBox="0 0 216 238" svg:d="M216 84c0-59-60-84-108-84-50 0-108 26-108 84 0 46 0 93 0 139 0 8 0 15 9 15 7 0 7-7 7-15 0-46 0-92 0-138 0-57 63-70 92-70 17 0 42 4 62 17 30 19 30 43 30 54 0 46 0 92 0 137 0 8 0 15 8 15s8-7 8-15c0-46 0-93 0-139z"><text:p/></draw:path><draw:path draw:style-name="gr3" draw:text-style-name="P6" svg:width="0.1083in" svg:height="0.1028in" svg:x="1.6512in" svg:y="0.0051in" svg:viewBox="0 0 276 262" svg:d="M46 232c-4 15-4 18-35 18-7 0-11 0-11 7 0 5 3 5 11 5 46 0 91 0 137 0 62 0 107-45 107-83 0-27-22-49-59-54 39-7 80-36 80-72 0-29-25-53-71-53-43 0-87 0-130 0-8 0-11 0-11 8 0 4 3 4 10 4 1 0 8 0 15 0 7 1 10 1 10 7 0 1 0 2-1 7-18 69-34 138-52 206zM104 122c8-32 17-64 25-96 3-13 3-14 21-14 16 0 33 0 49 0 34 0 42 22 42 40 0 34-33 70-80 70-19 0-38 0-57 0zM87 250c-6 0-7 0-9 0-3 0-4-1-4-5 0-1 0-1 1-9 9-35 18-70 27-105 24 0 49 0 73 0 37 0 44 28 44 45 0 36-34 74-79 74-18 0-36 0-53 0z"><text:p/></draw:path><draw:path draw:style-name="gr3" draw:text-style-name="P6" svg:width="0.0543in" svg:height="0.0681in" svg:x="1.7654in" svg:y="0.0843in" svg:viewBox="0 0 139 174" svg:d="M137 17c2-4 2-5 2-6 0-5-5-9-9-9s-9 1-11 7c-1 1-4 10-5 15-2 8-4 15-6 22-1 7-10 41-10 44-1 0-12 23-34 23-18 0-18-17-18-22 0-14 6-32 14-52 4-8 5-11 5-17 0-12-11-22-25-22-28 0-40 36-40 41 0 3 3 3 4 3 4 0 4-1 5-4 6-22 18-33 29-33 5 0 7 3 7 10 0 6-2 12-4 15-12 33-16 43-16 55 0 4 0 18 11 26 8 7 20 8 27 8 11 0 21-3 29-12-3 15-6 26-17 40-8 8-19 17-33 17-1 0-15 0-20-9 14-2 14-14 14-15 0-9-7-10-10-10-6 0-16 5-16 18 0 14 13 24 33 24 27 0 60-21 68-55 9-34 18-68 26-102z"><text:p/></draw:path></draw:g></text:span><text:span text:style-name="T43">. נניח בשלילה ש־</text:span><text:span text:style-name="T43"><draw:g text:anchor-type="as-char" svg:y="-0.1075in" draw:z-index="256" draw:name="Shape267" draw:style-name="gr1"><svg:title>TexMaths</svg:title><svg:desc>11§display§A := A_x = A_y \land B := B_x = B_y§svg§600§FALSE§</svg:desc><draw:path draw:style-name="gr2" draw:text-style-name="P5" svg:width="2.0311in" svg:height="0.137in" svg:x="0.002in" svg:y="0.0079in" svg:viewBox="0 0 5160 349" svg:d="M2580 349c-860 0-1720 0-2580 0 0-117 0-232 0-349 1720 0 3439 0 5160 0 0 117 0 232 0 349-860 0-1721 0-2580 0z"><text:p/></draw:path><draw:path draw:style-name="gr3" draw:text-style-name="P6" svg:width="0.1039in" svg:height="0.1079in" svg:x="-0.0004in" svg:y="0in" svg:viewBox="0 0 265 275" svg:d="M55 231c-15 25-31 31-47 32-5 1-8 1-8 8 0 2 1 4 4 4 11 0 22-1 33-1 14 0 27 1 39 1 3 0 8 0 8-7 0-4-4-5-7-5-9 0-18-3-18-13 0-5 3-9 6-15 10-16 20-31 30-48 31 0 64 0 96 0 0 9 6 59 6 64 0 11-20 12-28 12-5 0-8 0-8 8 0 4 4 4 5 4 15 0 32-1 48-1 9 0 33 1 43 1 3 0 8 0 8-8 0-4-4-4-10-4-23 0-23-2-24-13-8-79-17-160-24-240-1-8-1-10-7-10s-9 3-11 7c-45 74-89 149-134 224zM101 175c25-43 51-85 76-127 4 42 9 84 13 127-29 0-59 0-89 0z"><text:p/></draw:path><draw:path draw:style-name="gr3" draw:text-style-name="P6" svg:width="0.0157in" svg:height="0.065in" svg:x="0.1638in" svg:y="0.0433in" svg:viewBox="0 0 41 166" svg:d="M41 21c0-11-10-21-21-21s-20 10-20 21 9 20 20 20 21-9 21-20zM41 146c0-12-10-21-21-21s-20 9-20 21c0 11 9 20 20 20s21-9 21-20z"><text:p/></draw:path><draw:path draw:style-name="gr3" draw:text-style-name="P6" svg:width="0.1004in" svg:height="0.035in" svg:x="0.2016in" svg:y="0.0547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039in" svg:height="0.1079in" svg:x="0.3587in" svg:y="0in" svg:viewBox="0 0 265 275" svg:d="M56 231c-15 25-31 31-48 32-5 1-8 1-8 8 0 2 2 4 5 4 10 0 22-1 33-1 13 0 27 1 39 1 2 0 8 0 8-7 0-4-4-5-7-5-9 0-18-3-18-13 0-5 3-9 5-15 10-16 20-31 30-48 31 0 64 0 96 0 1 9 7 59 7 64 0 11-20 12-28 12-5 0-9 0-9 8 0 4 4 4 5 4 17 0 33-1 48-1 10 0 35 1 44 1 3 0 7 0 7-8 0-4-3-4-9-4-24 0-24-2-25-13-8-79-15-160-23-240-1-8-1-10-8-10-6 0-8 3-10 7-45 74-89 149-134 224zM102 175c26-43 51-85 76-127 5 42 8 84 12 127-29 0-58 0-88 0z"><text:p/></draw:path><draw:path draw:style-name="gr3" draw:text-style-name="P6" svg:width="0.0567in" svg:height="0.0472in" svg:x="0.4724in" svg:y="0.0843in" svg:viewBox="0 0 145 121" svg:d="M55 90c-3 9-12 23-26 23-5-1-9 0-15-3 11-3 12-13 12-15 0-6-4-10-11-10s-15 6-15 16c0 15 15 20 29 20 12 0 23-8 29-19 7 15 22 19 33 19 31 0 48-33 48-41 0-4-4-4-5-4-3 0-4 2-5 5-6 19-21 32-37 32-11 0-16-6-16-17 0-7 6-31 14-62 5-20 18-27 27-27 4 1 8 0 14 4-9 2-12 10-12 14 0 7 4 10 11 10 6 0 15-4 15-16 0-15-17-19-28-19-14 0-25 9-30 19-6-11-18-19-33-19-30 0-47 33-47 41 0 3 3 3 4 3 3 0 3-1 5-4 7-21 24-33 37-33 9 0 16 5 16 18 0 6-3 19-5 28-4 12-6 24-9 37z"><text:p/></draw:path><draw:path draw:style-name="gr3" draw:text-style-name="P6" svg:width="0.1008in" svg:height="0.035in" svg:x="0.5945in" svg:y="0.0547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6" svg:width="0.1039in" svg:height="0.1079in" svg:x="0.7524in" svg:y="0in" svg:viewBox="0 0 265 275" svg:d="M56 231c-15 25-31 31-48 32-5 1-8 1-8 8 0 2 2 4 5 4 10 0 22-1 33-1 13 0 27 1 39 1 2 0 8 0 8-7 0-4-5-5-7-5-9 0-19-3-19-13 0-5 4-9 6-15 10-16 20-31 30-48 31 0 64 0 96 0 1 9 7 59 7 64 0 11-20 12-28 12-5 0-9 0-9 8 0 4 4 4 5 4 15 0 33-1 48-1 10 0 35 1 44 1 3 0 7 0 7-8 0-4-4-4-9-4-24 0-24-2-25-13-8-79-15-160-23-240-1-8-1-10-8-10-6 0-8 3-10 7-45 74-89 149-134 224zM102 175c26-43 51-85 76-127 5 42 8 84 12 127-29 0-58 0-88 0z"><text:p/></draw:path><draw:path draw:style-name="gr3" draw:text-style-name="P6" svg:width="0.0543in" svg:height="0.0681in" svg:x="0.8661in" svg:y="0.0843in" svg:viewBox="0 0 139 174" svg:d="M137 17c2-4 2-5 2-6 0-5-5-9-9-9s-9 1-11 7c-1 1-4 10-5 15-2 8-3 15-5 22s-10 41-11 44c-11 8-12 23-33 23-19 0-19-17-19-22 0-14 6-32 14-52 4-8 5-12 5-17 0-12-11-22-25-22-28 0-40 36-40 41 0 3 3 3 4 3 4 0 5-1 5-4 7-22 18-33 29-33 5 0 7 3 7 10 0 6-2 12-3 15-13 33-17 43-17 55 0 4 0 18 11 26 9 7 20 8 28 8 10 0 20-3 28-12-3 15-6 26-17 40-8 8-18 17-32 17-2 0-16 0-21-9 14-2 14-14 14-15 0-9-7-10-10-10-6 0-15 5-15 18 0 14 12 24 32 24 27 0 60-21 69-55s17-68 25-102z"><text:p/></draw:path><draw:path draw:style-name="gr3" draw:text-style-name="P6" svg:width="0.0846in" svg:height="0.0933in" svg:x="0.976in" svg:y="0.0193in" svg:viewBox="0 0 216 238" svg:d="M117 8c-4-7-6-8-9-8-5 0-6 2-9 8-32 71-64 143-96 214-2 5-3 6-3 8 0 4 4 8 9 8 2 0 5-1 9-8 29-67 60-135 90-204 31 69 60 137 91 204 3 8 7 8 9 8 4 0 8-4 8-8 0-1 0-2-3-7-32-71-65-144-96-215z"><text:p/></draw:path><draw:path draw:style-name="gr3" draw:text-style-name="P6" svg:width="0.1083in" svg:height="0.1028in" svg:x="1.1091in" svg:y="0.0051in" svg:viewBox="0 0 276 262" svg:d="M46 232c-4 15-5 18-35 18-7 0-11 0-11 7 0 5 3 5 11 5 46 0 91 0 137 0 62 0 107-45 107-83 0-27-22-49-59-54 39-7 80-36 80-72 0-29-25-53-71-53-43 0-87 0-130 0-8 0-11 0-11 8 0 4 3 4 10 4 1 0 8 0 15 0 7 1 10 1 10 7 0 1 0 2-1 7-18 69-34 138-52 206zM104 122c8-32 17-64 25-96 3-13 3-14 21-14 16 0 33 0 49 0 34 0 42 22 42 40 0 34-33 70-80 70-19 0-38 0-57 0zM87 250c-6 0-7 0-9 0-3 0-4-1-4-5 0-1 0-1 1-8 9-36 18-71 27-106 24 0 49 0 73 0 37 0 44 28 44 45 0 36-34 74-79 74-18 0-36 0-53 0z"><text:p/></draw:path><draw:path draw:style-name="gr3" draw:text-style-name="P6" svg:width="0.0161in" svg:height="0.065in" svg:x="1.2811in" svg:y="0.0433in" svg:viewBox="0 0 42 166" svg:d="M42 21c0-11-10-21-21-21s-21 10-21 21 10 20 21 20 21-9 21-20zM42 146c0-12-10-21-21-21s-21 9-21 21c0 11 10 20 21 20s21-9 21-20z"><text:p/></draw:path><draw:path draw:style-name="gr3" draw:text-style-name="P6" svg:width="0.1008in" svg:height="0.035in" svg:x="1.3189in" svg:y="0.0547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6" svg:width="0.1083in" svg:height="0.1028in" svg:x="1.4772in" svg:y="0.0051in" svg:viewBox="0 0 276 262" svg:d="M46 232c-4 15-4 18-35 18-7 0-11 0-11 7 0 5 4 5 11 5 46 0 91 0 137 0 62 0 107-45 107-83 0-27-22-49-59-54 39-7 80-36 80-72 0-29-25-53-71-53-43 0-87 0-130 0-8 0-11 0-11 8 0 4 3 4 11 4 4 0 7 0 14 0 7 1 10 1 10 7 0 1 0 2-1 7-18 69-34 138-52 206zM104 122c8-32 17-64 25-96 3-13 4-14 21-14 16 0 33 0 49 0 34 0 42 22 42 40 0 34-33 70-80 70-19 0-38 0-57 0zM87 250c-6 0-6 0-9 0s-4-1-4-5c0-1 0-1 2-8 9-36 17-71 26-106 24 0 49 0 73 0 37 0 45 28 45 45 0 36-35 74-80 74-18 0-36 0-53 0z"><text:p/></draw:path><draw:path draw:style-name="gr3" draw:text-style-name="P6" svg:width="0.0567in" svg:height="0.0472in" svg:x="1.5913in" svg:y="0.0843in" svg:viewBox="0 0 145 121" svg:d="M54 90c-2 9-11 23-25 23-5-1-9 0-15-3 11-3 12-13 12-15 0-6-4-10-11-10s-15 6-15 16c0 15 15 20 29 20 12 0 23-8 29-19 7 15 22 19 33 19 31 0 48-33 48-41 0-4-4-4-5-4-3 0-4 2-5 5-6 19-22 32-37 32-11 0-16-6-16-17 0-7 6-31 13-62 6-20 18-27 26-27 2 0 10 0 16 4-9 2-12 10-12 14 0 7 4 10 11 10 5 0 15-4 15-16 0-15-17-19-28-19-14 0-25 9-31 19-5-11-17-19-32-19-31 0-47 33-47 41 0 3 3 3 4 3 3 0 3-1 4-4 8-21 25-33 38-33 9 0 16 5 16 18 0 6-3 19-5 28-4 12-7 24-10 37z"><text:p/></draw:path><draw:path draw:style-name="gr3" draw:text-style-name="P6" svg:width="0.1008in" svg:height="0.035in" svg:x="1.7138in" svg:y="0.0547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83in" svg:height="0.1028in" svg:x="1.872in" svg:y="0.0051in" svg:viewBox="0 0 276 262" svg:d="M46 232c-4 15-4 18-35 18-7 0-11 0-11 7 0 5 3 5 11 5 46 0 91 0 137 0 62 0 107-45 107-83 0-27-22-49-59-54 39-7 80-36 80-72 0-29-25-53-71-53-43 0-87 0-130 0-8 0-11 0-11 8 0 4 3 4 10 4 1 0 8 0 15 0 7 1 10 1 10 7 0 1 0 2-1 7-18 69-34 138-52 206zM104 122c8-32 17-64 25-96 3-13 3-14 21-14 16 0 33 0 49 0 34 0 42 22 42 40 0 34-33 70-80 70-19 0-38 0-57 0zM87 250c-6 0-7 0-9 0-3 0-4-1-4-5 0-1 0-1 1-8 9-36 18-71 27-106 24 0 49 0 73 0 37 0 45 28 45 45 0 36-35 74-80 74-18 0-36 0-53 0z"><text:p/></draw:path><draw:path draw:style-name="gr3" draw:text-style-name="P6" svg:width="0.0543in" svg:height="0.0681in" svg:x="1.9866in" svg:y="0.0843in" svg:viewBox="0 0 139 174" svg:d="M137 17c2-4 2-5 2-6 0-5-5-9-9-9s-9 1-11 7c-1 1-4 10-5 15-2 8-4 15-6 22-1 7-10 41-10 44-1 0-12 23-34 23-18 0-18-17-18-22 0-14 6-32 14-52 4-8 5-12 5-17 0-12-11-22-25-22-28 0-40 36-40 41 0 3 3 3 4 3 4 0 4-1 5-4 6-22 18-33 29-33 5 0 7 3 7 10 0 6-2 12-4 15-12 33-16 43-16 55 0 4 0 18 11 26 8 7 20 8 27 8 11 0 21-3 29-12-3 15-6 26-17 40-8 8-19 17-33 17-1 0-15 0-20-9 14-2 14-14 14-15 0-9-7-10-10-10-6 0-16 5-16 18 0 14 13 24 33 24 27 0 60-21 68-55 9-34 18-68 26-102z"><text:p/></draw:path></draw:g></text:span><text:span text:style-name="T43">, לפיכך נציב ונקבל מטרנזיטיביות </text:span><text:span text:style-name="T43"><draw:g text:anchor-type="as-char" svg:y="-0.1083in" draw:z-index="257" draw:name="Shape268" draw:style-name="gr1"><svg:title>TexMaths</svg:title><svg:desc>11§display§x = y = A \cap B§svg§600§FALSE§</svg:desc><draw:path draw:style-name="gr2" draw:text-style-name="P5" svg:width="0.9551in" svg:height="0.1232in" svg:x="0.0031in" svg:y="0.0075in" svg:viewBox="0 0 2427 314" svg:d="M1214 314c-405 0-809 0-1214 0 0-104 0-210 0-314 809 0 1618 0 2427 0 0 104 0 210 0 314-404 0-809 0-1213 0z"><text:p/></draw:path><draw:path draw:style-name="gr3" draw:text-style-name="P6" svg:width="0.0756in" svg:height="0.0685in" svg:x="-0.0004in" svg:y="0.0409in" svg:viewBox="0 0 193 175" svg:d="M119 54c2-10 11-45 37-45 2 0 12 0 20 4-11 2-19 12-19 21 0 7 5 14 15 14 8 0 21-7 21-23 0-20-22-25-36-25-23 0-36 21-40 30-10-26-31-30-42-30-41 0-63 49-63 59 0 5 5 5 6 5 2 0 3-1 4-5 13-40 39-50 52-50 7 0 21 3 21 25 0 12-7 39-21 92-6 23-20 40-37 40-2 0-11 0-19-4 10-3 18-11 18-21 0-11-8-15-14-15-12 0-22 11-22 23 0 18 20 26 36 26 27 0 40-28 41-30 6 14 19 30 42 30 39 0 61-50 61-60 0-4-3-4-4-4-3 0-4 2-4 4-14 42-40 51-52 51-15 0-21-12-21-25 0-9 2-17 7-34 4-18 8-36 13-53z"><text:p/></draw:path><draw:path draw:style-name="gr3" draw:text-style-name="P6" svg:width="0.1012in" svg:height="0.035in" svg:x="0.1331in" svg:y="0.0524in" svg:viewBox="0 0 258 90" svg:d="M244 15c6 0 14 0 14-7 0-8-8-8-14-8-77 0-154 0-231 0-5 0-13 0-13 8 0 7 8 7 13 7 77 0 154 0 231 0zM244 90c6 0 14 0 14-8 0-7-8-7-14-7-77 0-154 0-231 0-5 0-13 0-13 7 0 8 8 8 13 8 77 0 154 0 231 0z"><text:p/></draw:path><draw:path draw:style-name="gr3" draw:text-style-name="P6" svg:width="0.0693in" svg:height="0.0972in" svg:x="0.2898in" svg:y="0.0409in" svg:viewBox="0 0 177 248" svg:d="M176 24c1-5 1-6 1-10 0-6-4-10-11-10-3 0-10 3-13 8-1 2-4 14-6 21-2 10-5 21-7 31-6 23-12 46-18 69-1 7-17 33-43 33-20 0-24-17-24-31 0-17 7-42 20-76 5-15 8-19 8-27 0-18-14-32-32-32-37 0-51 56-51 59 0 5 3 5 4 5 4 0 5-1 6-8 11-36 26-47 40-47 3 0 9 0 9 12 0 10-4 20-6 27-16 41-23 63-23 81 0 34 24 46 47 46 15 0 29-7 40-18-6 20-10 38-26 58-10 14-25 25-43 25-5 0-23-2-29-17 6 0 12 0 17-4 4-4 8-9 8-16 0-12-11-12-14-12-10 0-22 5-22 23 0 20 16 34 40 34 40 0 80-35 91-78 12-49 25-97 37-146z"><text:p/></draw:path><draw:path draw:style-name="gr3" draw:text-style-name="P6" svg:width="0.1012in" svg:height="0.035in" svg:x="0.4161in" svg:y="0.0524in" svg:viewBox="0 0 258 90" svg:d="M244 15c6 0 14 0 14-7 0-8-8-8-14-8-77 0-154 0-231 0-5 0-13 0-13 8 0 7 8 7 13 7 77 0 154 0 231 0zM244 90c6 0 14 0 14-8 0-7-8-7-14-7-77 0-154 0-231 0-5 0-13 0-13 7 0 8 8 8 13 8 77 0 154 0 231 0z"><text:p/></draw:path><draw:path draw:style-name="gr3" draw:text-style-name="P6" svg:width="0.1039in" svg:height="0.1079in" svg:x="0.5732in" svg:y="-0.0004in" svg:viewBox="0 0 265 275" svg:d="M55 231c-15 25-30 31-47 32-5 0-8 0-8 7 0 3 2 5 4 5 11 0 24-1 35-1 12 0 25 1 38 1 2 0 7 0 7-8 0-4-4-4-6-4-9-1-19-4-19-14 0-4 3-8 6-14 10-16 20-33 30-48 32 0 65 0 96 0 2 6 7 59 7 64 0 11-21 12-29 12-5 0-8 0-8 7 0 5 4 5 5 5 16 0 32-1 49-1 9 0 34 1 43 1 3 0 7 0 7-8 0-4-4-4-9-4-24 0-24-3-25-14-8-79-16-159-24-239 0-8 0-10-7-10-6 0-7 3-10 7-45 74-90 149-135 224zM102 175c26-43 51-85 76-127 5 42 8 84 12 127-29 0-58 0-88 0z"><text:p/></draw:path><draw:path draw:style-name="gr3" draw:text-style-name="P6" svg:width="0.0846in" svg:height="0.0929in" svg:x="0.724in" svg:y="0.0189in" svg:viewBox="0 0 216 237" svg:d="M216 84c0-59-60-84-108-84-51 0-108 26-108 84 0 46 0 93 0 139 0 7 0 14 8 14 7 0 7-7 7-14 0-46 0-92 0-138 0-58 64-70 93-70 17 0 42 4 63 17 29 19 29 43 29 54 0 46 0 92 0 137 0 7 0 14 8 14s8-7 8-14c0-46 0-93 0-139z"><text:p/></draw:path><draw:path draw:style-name="gr3" draw:text-style-name="P6" svg:width="0.1083in" svg:height="0.1028in" svg:x="0.8575in" svg:y="0.0047in" svg:viewBox="0 0 276 262" svg:d="M45 232c-3 14-4 17-35 17-7 0-10 0-10 8 0 5 3 5 10 5 46 0 92 0 139 0 60 0 106-46 106-83 0-27-23-49-60-54 41-7 81-36 81-72 0-29-25-53-72-53-43 0-87 0-130 0-7 0-11 0-11 8 0 4 3 4 11 4 1 0 7 0 14 0 8 1 11 1 11 7 0 1 0 2-2 7-18 69-34 138-52 206zM103 122c8-32 17-64 25-96 3-13 4-14 21-14 16 0 34 0 50 0 33 0 42 22 42 40 0 34-33 70-80 70-19 0-39 0-58 0zM87 249c-6 0-7 0-9 0-4-1-5-1-5-4 0-1 0-1 2-9 9-35 17-71 26-106 24 0 50 0 74 0 36 0 44 28 44 45 0 37-34 74-80 74-18 0-34 0-52 0z"><text:p/></draw:path></draw:g></text:span><text:span text:style-name="T43"><text:s/>וזו </text:span><text:span text:style-name="T44">סתירה</text:span><text:span text:style-name="T43">. מדה־מורגן, בה"כ </text:span><text:span text:style-name="T43"><draw:g text:anchor-type="as-char" svg:y="-0.1083in" draw:z-index="250" draw:name="Shape269" draw:style-name="gr1"><svg:title>TexMaths</svg:title><svg:desc>11§display§A_x \neq A_y§svg§600§FALSE§</svg:desc><draw:path draw:style-name="gr2" draw:text-style-name="P5" svg:width="0.5512in" svg:height="0.137in" svg:x="0.002in" svg:y="0.0075in" svg:viewBox="0 0 1401 349" svg:d="M701 349c-234 0-468 0-701 0 0-117 0-232 0-349 467 0 935 0 1401 0 0 117 0 232 0 349-233 0-466 0-700 0z"><text:p/></draw:path><draw:path draw:style-name="gr3" draw:text-style-name="P6" svg:width="0.1035in" svg:height="0.1079in" svg:x="-0.0004in" svg:y="-0.0004in" svg:viewBox="0 0 264 275" svg:d="M55 231c-15 25-31 31-47 32-5 1-8 1-8 8 0 2 1 4 4 4 11 0 22-1 33-1 14 0 27 1 39 1 3 0 8 0 8-7 0-4-4-5-7-5-9 0-18-3-18-13 0-5 3-9 6-15 10-16 20-31 30-48 32 0 65 0 97 0 0 9 5 59 5 64 0 11-20 12-27 12-6 0-9 0-9 8 0 4 4 4 5 4 16 0 32-1 48-1 9 0 34 1 44 1 2 0 6 0 6-8 0-4-3-4-9-4-23 0-23-2-24-13-8-79-16-160-24-240-1-8-1-10-8-10-5 0-7 3-10 7-45 74-89 149-134 224zM101 175c26-43 51-85 76-127 5 42 9 84 13 127-29 0-59 0-89 0z"><text:p/></draw:path><draw:path draw:style-name="gr3" draw:text-style-name="P6" svg:width="0.0567in" svg:height="0.0472in" svg:x="0.1134in" svg:y="0.0839in" svg:viewBox="0 0 145 121" svg:d="M55 90c-3 9-12 23-25 23-1 0-9 0-16-3 12-3 12-13 12-15 0-6-4-10-11-10-6 0-15 6-15 16 0 15 15 20 29 20 13 0 24-8 30-19 7 15 21 19 32 19 31 0 48-33 48-41 0-4-4-4-5-4-3 0-3 2-4 5-6 19-22 32-38 32-11 0-16-6-16-17 0-7 7-31 14-62 6-20 18-27 27-27 4 1 8 0 14 4-9 2-12 10-12 14 0 7 4 10 11 10 5 0 15-4 15-16 0-15-17-19-28-19-14 0-25 9-30 19-6-11-18-19-33-19-30 0-47 33-47 41 0 3 3 2 4 3 3 0 4-1 6-4 6-21 24-33 37-33 9 0 15 5 15 18 0 6-3 19-5 28-3 12-6 24-9 37z"><text:p/></draw:path><draw:path draw:style-name="gr3" draw:text-style-name="P6" svg:width="0.0756in" svg:height="0.1409in" svg:x="0.2484in" svg:y="-0.0004in" svg:viewBox="0 0 193 359" svg:d="M189 15c4-5 4-6 4-7 0-3-3-8-8-8-4 0-6 2-9 8-57 112-115 223-173 335-3 6-3 7-3 8 0 3 2 8 8 8 4 0 5-3 9-8 57-112 115-223 172-336z"><text:p/></draw:path><draw:path draw:style-name="gr3" draw:text-style-name="P6" svg:width="0.1004in" svg:height="0.035in" svg:x="0.2358in" svg:y="0.052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039in" svg:height="0.1079in" svg:x="0.3929in" svg:y="-0.0004in" svg:viewBox="0 0 265 275" svg:d="M56 231c-15 25-31 31-48 32-5 1-8 1-8 8 0 2 2 4 6 4 9 0 22-1 33-1 12 0 26 1 38 1 2 0 8 0 8-7 0-4-5-5-7-5-9 0-19-3-19-13 0-5 4-9 6-15 10-16 20-31 30-48 32 0 65 0 97 0 1 9 6 59 6 64 0 11-20 12-27 12-6 0-10 0-10 8 0 4 4 4 5 4 16 0 33-1 49-1 10 0 34 1 44 1 2 0 6 0 6-8 0-4-4-4-9-4-24 0-24-2-25-13-8-79-15-160-23-240-1-8-1-10-8-10-6 0-7 3-10 7-45 74-89 149-134 224zM102 175c26-43 51-85 76-127 5 42 8 84 12 127-29 0-58 0-88 0z"><text:p/></draw:path><draw:path draw:style-name="gr3" draw:text-style-name="P6" svg:width="0.0543in" svg:height="0.0681in" svg:x="0.5067in" svg:y="0.0839in" svg:viewBox="0 0 139 174" svg:d="M138 17c1-4 1-5 1-6 0-5-5-9-9-9-3 0-9 1-11 7-1 1-3 10-5 15-2 8-4 15-6 22-1 7-10 41-10 44-1 0-12 23-34 23-18 0-18-17-18-22 0-14 6-32 15-52 3-8 4-12 4-17 0-12-11-22-25-22-28 0-40 36-40 41 0 3 3 3 4 3 4 0 5-1 5-4 6-22 19-33 30-33 4 0 6 3 6 10 0 6-2 12-3 15-13 33-17 43-17 55 0 4 0 18 11 26 8 7 20 8 27 8 11 0 21-3 29-12-3 15-6 26-17 40-8 8-18 17-32 17-2 0-15 0-21-9 14-2 14-14 14-15 0-9-7-10-10-10-6 0-16 5-16 18 0 14 13 24 33 24 27 0 60-21 68-55 9-34 18-68 27-102z"><text:p/></draw:path></draw:g></text:span><text:span text:style-name="T43"><text:s/>(שכן ההגבלות על </text:span><text:span text:style-name="T43"><draw:g text:anchor-type="as-char" svg:y="-0.1075in" draw:z-index="252" draw:name="Shape270" draw:style-name="gr1"><svg:title>TexMaths</svg:title><svg:desc>11§display§A_x, A_y§svg§600§FALSE§</svg:desc><draw:path draw:style-name="gr2" draw:text-style-name="P5" svg:width="0.4154in" svg:height="0.137in" svg:x="0.002in" svg:y="0.0079in" svg:viewBox="0 0 1056 349" svg:d="M528 349c-176 0-352 0-528 0 0-117 0-232 0-349 352 0 704 0 1056 0 0 117 0 232 0 349-176 0-352 0-528 0z"><text:p/></draw:path><draw:path draw:style-name="gr3" draw:text-style-name="P6" svg:width="0.1035in" svg:height="0.1079in" svg:x="-0.0004in" svg:y="0in" svg:viewBox="0 0 264 275" svg:d="M55 231c-15 25-31 31-47 32-5 1-8 1-8 8 0 2 1 4 4 4 11 0 22-1 33-1 14 0 27 1 39 1 3 0 8 0 8-7 0-4-4-5-7-5-9 0-18-3-18-13 0-5 3-9 6-15 10-16 20-31 29-48 32 0 65 0 97 0 0 9 6 59 6 64 0 11-20 12-28 12-5 0-9 0-9 8 0 4 5 4 6 4 15 0 32-1 47-1 10 0 34 1 44 1 2 0 7 0 7-8 0-4-4-4-9-4-23 0-23-2-24-13-9-79-17-160-24-240-2-8-2-10-8-10s-8 3-10 7c-45 74-89 149-134 224zM101 175c25-43 51-85 76-127 4 42 9 84 13 127-30 0-59 0-89 0z"><text:p/></draw:path><draw:path draw:style-name="gr3" draw:text-style-name="P6" svg:width="0.0567in" svg:height="0.0472in" svg:x="0.113in" svg:y="0.0843in" svg:viewBox="0 0 145 121" svg:d="M55 90c-3 9-12 23-25 23-1 0-9 0-15-3 11-3 11-13 11-15 0-6-4-10-11-10-6 0-15 6-15 16 0 15 15 20 29 20 13 0 24-8 30-19 7 15 21 19 32 19 31 0 47-33 47-41 0-4-3-4-4-4-3 0-3 2-4 5-6 19-22 32-38 32-11 0-16-6-16-17 0-7 6-31 14-62 6-20 18-27 26-27 5 1 9 0 15 4-9 2-12 10-12 14 0 7 4 10 11 10 5 0 15-4 15-16 0-15-18-19-29-19-13 0-24 9-29 19-6-11-18-19-33-19-30 0-47 33-47 41 0 3 3 2 4 3 4 0 4-1 5-4 7-21 25-33 38-33 9 0 15 5 15 18 0 6-3 19-5 28-4 12-6 24-9 37z"><text:p/></draw:path><draw:path draw:style-name="gr3" draw:text-style-name="P6" svg:width="0.0173in" svg:height="0.0449in" svg:x="0.1976in" svg:y="0.0929in" svg:viewBox="0 0 45 115" svg:d="M45 41c0-26-10-41-25-41-12 0-20 10-20 21 0 10 8 20 20 20 5 0 10-1 14-5 1-1 1-1 1-1 1 0 1 0 1 6 0 28-13 51-26 63-5 5-5 6-5 7 0 2 3 4 5 4 4 0 35-29 35-74z"><text:p/></draw:path><draw:path draw:style-name="gr3" draw:text-style-name="P6" svg:width="0.1039in" svg:height="0.1079in" svg:x="0.2571in" svg:y="0in" svg:viewBox="0 0 265 275" svg:d="M56 231c-16 25-31 31-48 32-5 1-8 1-8 8 0 2 2 4 4 4 11 0 23-1 34-1 13 0 27 1 39 1 2 0 8 0 8-7 0-4-5-5-7-5-9 0-19-3-19-13 0-5 3-9 6-15 10-16 20-31 29-48 32 0 65 0 97 0 1 9 7 59 7 64 0 11-20 12-29 12-4 0-9 0-9 8 0 4 5 4 6 4 15 0 32-1 48-1 10 0 34 1 44 1 2 0 7 0 7-8 0-4-5-4-9-4-24 0-24-2-25-13-8-79-16-160-23-240-1-8-1-10-8-10s-8 3-10 7c-45 74-89 149-134 224zM102 175c25-43 51-85 76-127 4 42 8 84 12 127-30 0-58 0-88 0z"><text:p/></draw:path><draw:path draw:style-name="gr3" draw:text-style-name="P6" svg:width="0.0539in" svg:height="0.0681in" svg:x="0.3709in" svg:y="0.0843in" svg:viewBox="0 0 138 174" svg:d="M137 17c1-4 1-5 1-6 0-5-4-9-8-9s-9 1-11 7c-1 1-4 10-5 15-2 8-4 15-6 22-1 7-10 41-10 44-1 0-12 23-34 23-18 0-18-17-18-22 0-14 6-32 14-52 4-8 5-12 5-17 0-12-11-22-25-22-28 0-40 36-40 41 0 3 3 3 4 3 4 0 5-1 5-4 6-22 18-33 29-33 5 0 7 3 7 10 0 6-2 12-3 15-13 33-17 43-17 55 0 4 0 18 11 26 8 7 20 8 27 8 11 0 21-3 29-12-3 15-6 26-17 40-8 8-18 17-33 17-1 0-15 0-20-9 14-2 14-14 14-15 0-9-7-10-10-10-6 0-16 5-16 18 0 14 13 24 33 24 27 0 60-21 68-55 9-34 18-68 26-102z"><text:p/></draw:path></draw:g></text:span><text:span text:style-name="T43"><text:s/>ו־</text:span><text:span text:style-name="T43"><draw:g text:anchor-type="as-char" svg:y="-0.1043in" draw:z-index="253" draw:name="Shape271" draw:style-name="gr1"><svg:title>TexMaths</svg:title><svg:desc>11§display§B_x, B_y§svg§600§FALSE§</svg:desc><draw:path draw:style-name="gr2" draw:text-style-name="P5" svg:width="0.4185in" svg:height="0.1315in" svg:x="0.0008in" svg:y="0.0071in" svg:viewBox="0 0 1064 335" svg:d="M532 335c-178 0-355 0-532 0 0-112 0-223 0-335 354 0 709 0 1064 0 0 112 0 223 0 335-177 0-355 0-532 0z"><text:p/></draw:path><draw:path draw:style-name="gr3" draw:text-style-name="P6" svg:width="0.1083in" svg:height="0.1024in" svg:x="-0.0004in" svg:y="0in" svg:viewBox="0 0 276 261" svg:d="M45 232c-3 15-4 17-35 17-7 0-10 0-10 8 0 4 3 4 10 4 46 0 92 0 139 0 60 0 106-45 106-81 0-28-23-50-60-55 40-6 81-35 81-72 0-28-25-53-72-53-43 0-87 0-130 0-7 0-11 0-11 8 0 4 3 4 11 4 1 0 7 0 14 1 8 0 11 1 11 6 0 2 0 3-2 7-18 68-34 138-52 206zM103 122c8-32 17-64 25-96 3-13 4-14 21-14 16 0 34 0 50 0 33 0 42 23 42 40 0 34-33 70-80 70-19 0-39 0-58 0zM87 249c-6 0-7 0-9 0-4 0-5-1-5-3 0-1 0-2 2-9 9-35 17-71 26-106 24 0 50 0 74 0 36 0 44 28 44 45 0 36-34 73-80 73-18 0-34 0-52 0z"><text:p/></draw:path><draw:path draw:style-name="gr3" draw:text-style-name="P6" svg:width="0.0567in" svg:height="0.0472in" svg:x="0.1134in" svg:y="0.078in" svg:viewBox="0 0 145 121" svg:d="M55 90c-3 9-12 23-25 23-1 0-9 0-16-3 12-3 12-13 12-14 0-7-4-11-11-11-6 0-15 6-15 16 0 14 15 20 29 20 13 0 24-8 30-19 7 14 21 19 32 19 31 0 48-33 48-41 0-3-4-3-5-3-3 0-3 1-4 4-6 19-22 32-38 32-11 0-16-6-16-17 0-7 6-31 14-61 6-21 18-27 27-27 4 1 8 0 14 3-9 2-12 10-12 15 0 6 4 10 11 10 5 0 15-5 15-16 0-16-17-20-28-20-14 0-25 9-30 19-6-11-18-19-33-19-30 0-47 33-47 41 0 3 3 2 4 3 3 0 4-1 6-4 6-21 24-32 37-32 9 0 15 4 15 17 0 6-3 19-5 28-3 12-6 24-9 37z"><text:p/></draw:path><draw:path draw:style-name="gr3" draw:text-style-name="P6" svg:width="0.0173in" svg:height="0.0449in" svg:x="0.1984in" svg:y="0.0862in" svg:viewBox="0 0 45 115" svg:d="M45 41c0-26-10-41-25-41-12 0-20 10-20 21 0 10 8 20 20 20 5 0 10-1 14-5 1-1 1-1 1-1 1 0 1 0 1 6 0 28-13 51-26 63-4 5-4 6-4 7 0 2 2 4 4 4 4 0 35-29 35-74z"><text:p/></draw:path><draw:path draw:style-name="gr3" draw:text-style-name="P6" svg:width="0.1083in" svg:height="0.1024in" svg:x="0.2587in" svg:y="0in" svg:viewBox="0 0 276 261" svg:d="M46 232c-4 15-4 17-35 17-7 0-11 0-11 8 0 4 4 4 11 4 46 0 91 0 137 0 62 0 107-45 107-81 0-28-22-50-59-55 39-6 80-35 80-72 0-28-25-53-71-53-43 0-87 0-130 0-8 0-11 0-11 8 0 4 3 4 10 4 1 0 8 0 15 1 7 0 10 1 10 6 0 2 0 3-1 7-18 68-34 138-52 206zM104 122c8-32 17-64 25-96 3-13 4-14 21-14 16 0 33 0 49 0 34 0 42 23 42 40 0 34-33 70-80 70-19 0-38 0-57 0zM87 249c-6 0-7 0-9 0-3 0-4-1-4-3 0-1 0-2 2-9 9-35 17-71 26-106 24 0 49 0 73 0 37 0 45 28 45 45 0 36-35 73-80 73-18 0-36 0-53 0z"><text:p/></draw:path><draw:path draw:style-name="gr3" draw:text-style-name="P6" svg:width="0.0543in" svg:height="0.0681in" svg:x="0.3728in" svg:y="0.078in" svg:viewBox="0 0 139 174" svg:d="M137 16c2-3 2-3 2-5 0-6-5-9-9-9s-9 1-11 7c-1 2-3 10-5 15-2 8-4 16-6 23-1 7-10 40-10 43-1 0-12 23-34 23-18 0-18-17-18-22 0-14 6-32 14-51 4-9 5-13 5-17 0-13-11-23-25-23-28 0-40 36-40 41 0 3 3 3 4 3 4 0 5-1 5-3 6-23 19-33 30-33 4 0 6 2 6 8 0 7-2 13-3 16-13 33-17 43-17 55 0 4 0 17 11 26 8 7 20 8 27 8 11 0 21-3 29-12-3 15-6 26-17 39-8 9-18 18-33 18-1 0-14 0-20-9 14-2 14-14 14-15 0-8-7-10-10-10-6 0-16 5-16 17 0 15 13 25 33 25 27 0 60-21 68-55 9-34 18-68 26-103z"><text:p/></draw:path></draw:g></text:span><text:span text:style-name="T43"> זהות), ומהיות </text:span><text:span text:style-name="T43"><draw:g text:anchor-type="as-char" svg:y="-0.111in" draw:z-index="251" draw:name="Shape272" draw:style-name="gr1"><svg:title>TexMaths</svg:title><svg:desc>11§display§S§svg§600§FALSE§</svg:desc><draw:path draw:style-name="gr2" draw:text-style-name="P5" svg:width="0.0819in" svg:height="0.0949in" svg:x="0in" svg:y="0.0079in" svg:viewBox="0 0 209 242" svg:d="M0 0c69 0 140 0 209 0 0 81 0 161 0 242-69 0-140 0-209 0 0-81 0-161 0-242z"><text:p/></draw:path><draw:path draw:style-name="gr3" draw:text-style-name="P6" svg:width="0.0898in" svg:height="0.1102in" svg:x="0in" svg:y="0in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text:span><text:span text:style-name="T43"><text:s/>חלוקה, נסיק </text:span><text:span text:style-name="T43"><draw:g text:anchor-type="as-char" svg:y="-0.1165in" draw:z-index="254" draw:name="Shape273" draw:style-name="gr1"><svg:title>TexMaths</svg:title><svg:desc>11§display§A_x \cap A_y = \emptyset§svg§600§FALSE§</svg:desc><draw:path draw:style-name="gr2" draw:text-style-name="P5" svg:width="0.8028in" svg:height="0.1457in" svg:x="0.002in" svg:y="0.0079in" svg:viewBox="0 0 2040 371" svg:d="M1020 371c-340 0-680 0-1020 0 0-124 0-248 0-371 680 0 1360 0 2040 0 0 123 0 247 0 371-340 0-680 0-1020 0z"><text:p/></draw:path><draw:path draw:style-name="gr3" draw:text-style-name="P6" svg:width="0.1039in" svg:height="0.1079in" svg:x="-0.0004in" svg:y="0.0087in" svg:viewBox="0 0 265 275" svg:d="M55 231c-15 25-31 31-47 32-5 1-8 1-8 7 0 3 1 5 4 5 11 0 22-1 33-1 14 0 27 1 39 1 3 0 8 0 8-8 0-3-4-4-7-4-9-1-18-4-18-13 0-5 3-9 6-15 10-15 20-32 30-48 32 0 65 0 96 0 2 8 6 59 6 64 0 11-20 12-28 12-5 0-8 0-8 7 0 5 4 5 5 5 16 0 32-1 49-1 8 0 33 1 43 1 2 0 7 0 7-8 0-4-4-4-10-4-23 0-23-2-24-13-8-81-16-161-24-241 0-8 0-9-7-9-6 0-7 2-11 7-45 74-89 149-134 224zM101 175c26-43 52-86 77-128 5 42 8 85 12 128-29 0-59 0-89 0z"><text:p/></draw:path><draw:path draw:style-name="gr3" draw:text-style-name="P6" svg:width="0.0563in" svg:height="0.0476in" svg:x="0.1138in" svg:y="0.0929in" svg:viewBox="0 0 144 122" svg:d="M54 91c-2 9-12 23-25 23-1 0-9 0-15-3 11-3 11-13 11-15 0-6-4-10-10-10-7 0-15 6-15 16 0 13 14 20 28 20 13 0 24-8 30-19 7 15 21 19 32 19 31 0 48-34 48-41 0-4-3-3-4-4-4 0-4 2-5 5-6 19-22 32-38 32-11 0-16-6-16-17 0-7 6-31 14-62 6-21 18-27 27-27 1 0 8 0 14 4-9 2-11 10-11 14 0 7 3 10 10 10 5 0 15-4 15-16 0-15-17-20-27-20-15 0-26 9-31 20-5-11-18-20-32-20-31 0-48 34-48 42 0 3 3 2 4 3 4 0 4-1 5-4 7-21 25-33 38-33 9 0 16 5 16 17 0 6-3 20-6 29-4 12-6 24-9 37z"><text:p/></draw:path><draw:path draw:style-name="gr3" draw:text-style-name="P6" svg:width="0.0843in" svg:height="0.0937in" svg:x="0.2272in" svg:y="0.0264in" svg:viewBox="0 0 215 239" svg:d="M215 85c0-60-59-85-107-85-51 0-108 27-108 84 0 47 0 94 0 140 0 7 0 15 8 15 7 0 7-8 7-15 0-46 0-92 0-138 0-57 63-71 93-71 17 0 42 4 61 17 30 20 30 44 30 54 0 46 0 92 0 138 0 7 0 15 8 15s8-8 8-15c0-46 0-93 0-139z"><text:p/></draw:path><draw:path draw:style-name="gr3" draw:text-style-name="P6" svg:width="0.1039in" svg:height="0.1079in" svg:x="0.3594in" svg:y="0.0087in" svg:viewBox="0 0 265 275" svg:d="M56 231c-15 25-31 31-47 32-5 1-9 1-9 7 0 3 2 5 6 5 9 0 22-1 33-1 13 0 26 1 38 1 2 0 8 0 8-8 0-3-4-4-7-4-9-1-17-4-17-13 0-5 2-9 5-15 10-15 19-32 29-48 33 0 65 0 98 0 0 8 5 59 5 64 0 11-20 12-27 12-6 0-9 0-9 7 0 5 3 4 4 5 17 0 33-1 49-1 10 0 34 1 44 1 2 0 6 0 6-8 0-4-3-4-9-4-23 0-23-2-25-13-8-81-15-161-23-241-1-8-1-9-8-9-5 0-7 2-10 7-45 74-89 149-134 224zM102 175c26-43 51-86 76-128 5 42 9 85 13 128-29 0-59 0-89 0z"><text:p/></draw:path><draw:path draw:style-name="gr3" draw:text-style-name="P6" svg:width="0.0543in" svg:height="0.0685in" svg:x="0.4728in" svg:y="0.0929in" svg:viewBox="0 0 139 175" svg:d="M138 18c1-4 1-5 1-6 0-5-5-9-9-9-3 0-8 1-11 7-1 1-3 10-5 15-2 8-3 15-5 22-1 7-10 41-11 44-11 8-12 23-33 23-19 0-19-17-19-22 0-14 7-32 15-52 3-9 4-13 4-17 0-13-11-23-25-23-28 0-40 37-40 42 0 3 3 2 4 3 5 0 5-1 6-4 7-22 18-33 29-33 4 0 6 3 6 10 0 6-2 12-3 15-13 33-16 43-16 55 0 4 0 18 10 26 9 7 20 8 28 8 11 0 21-4 30-12-4 15-7 26-18 40-8 8-19 17-33 17-2 0-14 0-20-9 14-2 14-14 14-15 0-9-7-10-11-10-6 0-15 6-15 18 0 14 13 24 32 24 27 0 60-21 69-55s17-68 26-102z"><text:p/></draw:path><draw:path draw:style-name="gr3" draw:text-style-name="P6" svg:width="0.1004in" svg:height="0.035in" svg:x="0.5921in" svg:y="0.0614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614in" svg:height="0.1283in" svg:x="0.7512in" svg:y="0in" svg:viewBox="0 0 157 327" svg:d="M132 8c0-5-3-8-8-8s-6 4-8 12c-5 15-2 2-6 18-4-3-16-8-31-8-22 0-47 11-61 41-16 32-18 66-18 102 0 24 0 92 34 123-9 30-9 30-9 31 0 4 4 8 8 8 6 0 7-4 9-13 5-15 1-2 5-17 9 5 21 9 31 9 44 0 61-37 68-55 10-28 11-59 11-86 0-29 0-92-34-124 4-11 6-22 9-33zM40 270c-14-27-14-73-14-109 0-32 0-59 6-83 8-36 30-47 47-47 8 0 18 2 28 10-22 77-45 154-67 229zM119 56c12 23 12 67 12 105 0 27 0 56-4 81-7 41-28 55-49 55-9 0-17-3-26-11 22-76 45-153 67-230z"><text:p/></draw:path></draw:g></text:span><text:span text:style-name="T43">. כדי להוכיח </text:span><text:span text:style-name="T43"><draw:g text:anchor-type="as-char" svg:y="-0.1165in" draw:z-index="258" draw:name="Shape274" draw:style-name="gr1"><svg:title>TexMaths</svg:title><svg:desc>11§display§x \cap y = \emptyset§svg§600§FALSE§</svg:desc><draw:path draw:style-name="gr2" draw:text-style-name="P5" svg:width="0.5913in" svg:height="0.1315in" svg:x="0.0031in" svg:y="0.0075in" svg:viewBox="0 0 1503 335" svg:d="M0 0c501 0 1002 0 1503 0 0 112 0 223 0 335-501 0-1002 0-1503 0 0-112 0-223 0-335z"><text:p/></draw:path><draw:path draw:style-name="gr3" draw:text-style-name="P6" svg:width="0.0756in" svg:height="0.0681in" svg:x="-0.0004in" svg:y="0.05in" svg:viewBox="0 0 193 174" svg:d="M118 54c2-11 12-46 38-46 2 0 11 0 20 5-11 2-19 11-19 21 0 6 5 13 15 13 8 0 21-6 21-22 0-21-24-25-37-25-22 0-35 20-39 29-10-26-31-29-42-29-41 0-63 49-63 58 0 5 3 4 5 5 3 0 4-1 5-5 13-40 39-50 52-50 7 0 21 3 21 26 0 12-7 37-21 91-7 24-20 40-37 40-3 0-12 0-19-5 10-2 18-10 18-20 0-11-8-14-14-14-12 0-22 10-22 22 0 18 20 26 36 26 26 0 40-27 41-30 4 14 19 30 42 30 39 0 61-50 61-60 0-3-3-3-4-3-3 0-4 1-5 4-13 41-39 50-51 50-15 0-22-12-22-25 0-8 3-17 7-35 4-17 8-35 13-51z"><text:p/></draw:path><draw:path draw:style-name="gr3" draw:text-style-name="P6" svg:width="0.0843in" svg:height="0.0929in" svg:x="0.1244in" svg:y="0.0264in" svg:viewBox="0 0 215 237" svg:d="M215 83c0-58-59-83-107-83-51 0-108 26-108 83 0 47 0 94 0 140 0 8 0 14 8 14 7 0 7-6 7-14 0-45 0-91 0-137 0-59 63-71 93-71 17 0 42 4 61 17 30 19 30 44 30 54 0 46 0 92 0 137 0 8 0 14 8 14s8-6 8-14c0-46 0-93 0-140z"><text:p/></draw:path><draw:path draw:style-name="gr3" draw:text-style-name="P6" svg:width="0.0697in" svg:height="0.0969in" svg:x="0.2555in" svg:y="0.05in" svg:viewBox="0 0 178 247" svg:d="M177 23c1-5 1-7 1-9 0-6-5-11-11-11-4 0-10 2-13 9-1 1-4 13-5 21-4 10-6 20-8 31-6 23-12 46-18 69-1 5-18 32-44 32-20 0-24-17-24-31 0-18 7-42 20-76 6-15 8-20 8-27 0-18-13-31-31-31-38 0-52 55-52 58 0 5 3 4 4 5 5 0 5-1 7-7 11-36 26-48 40-48 2 0 8 0 8 12 0 10-3 20-6 27-16 41-22 63-22 80 0 36 24 47 47 47 16 0 28-7 39-18-5 21-9 38-26 58-10 13-24 24-41 24-6 0-24-1-30-15 6 0 11 0 16-6 5-3 8-7 8-15 0-12-10-13-14-13-9 0-21 5-21 25 0 19 16 33 41 33 39 0 79-35 90-77 12-49 25-99 37-147z"><text:p/></draw:path><draw:path draw:style-name="gr3" draw:text-style-name="P6" svg:width="0.1008in" svg:height="0.035in" svg:x="0.3815in" svg:y="0.061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61in" svg:height="0.128in" svg:x="0.5409in" svg:y="0in" svg:viewBox="0 0 156 326" svg:d="M132 8c0-5-3-8-9-8-5 0-6 4-9 12-4 15-1 2-5 18-4-3-17-8-31-8-22 0-47 11-61 41-16 30-17 66-17 101 0 24 0 93 33 123-9 29-9 29-9 32s4 7 8 7c7 0 8-4 10-13 4-15 0-1 4-16 10 4 21 7 32 7 43 0 60-36 67-55 10-26 11-58 11-85 0-28 0-93-34-124 3-11 7-21 10-32zM39 269c-14-26-14-73-14-110 0-30 0-57 6-82 8-35 30-47 47-47 8 0 18 2 28 11-22 75-45 152-67 228zM118 56c12 22 12 67 12 103 0 29 0 56-5 82-6 40-27 54-47 54-9 0-19-3-27-11 22-75 45-152 67-228z"><text:p/></draw:path></draw:g></text:span><text:span text:style-name="T43">, נשתמש בהכלה דו כיוונית: </text:span><text:span text:style-name="T43"><draw:g text:anchor-type="as-char" svg:y="-0.1165in" draw:z-index="259" draw:name="Shape275" draw:style-name="gr1"><svg:title>TexMaths</svg:title><svg:desc>11§display§\emptyset \subseteq x \cap y§svg§600§FALSE§</svg:desc><draw:path draw:style-name="gr2" draw:text-style-name="P5" svg:width="0.5933in" svg:height="0.1315in" svg:x="0in" svg:y="0.0075in" svg:viewBox="0 0 1508 335" svg:d="M0 0c503 0 1005 0 1508 0 0 112 0 223 0 335-503 0-1005 0-1508 0 0-112 0-223 0-335z"><text:p/></draw:path><draw:path draw:style-name="gr3" draw:text-style-name="P6" svg:width="0.061in" svg:height="0.128in" svg:x="-0.0004in" svg:y="0in" svg:viewBox="0 0 156 326" svg:d="M131 8c0-5-3-8-8-8s-6 4-9 12c-4 15-1 2-5 18-4-3-17-8-31-8-22 0-47 11-61 41-16 30-17 66-17 101 0 24 0 93 33 123-9 29-9 29-9 32s4 7 8 7c5 0 7-4 9-13 5-15 1-1 5-16 9 4 21 7 31 7 44 0 61-36 68-55 10-26 11-58 11-85 0-28 0-93-34-124 3-11 6-21 9-32zM39 269c-14-26-14-73-14-110 0-30 0-57 6-82 8-35 30-47 47-47 8 0 18 2 28 11-22 75-45 152-67 228zM118 56c12 22 12 67 12 103 0 29 0 56-5 82-6 40-27 54-48 54-9 0-18-3-26-11 22-75 45-152 67-228z"><text:p/></draw:path><draw:path draw:style-name="gr3" draw:text-style-name="P6" svg:width="0.0929in" svg:height="0.1157in" svg:x="0.1232in" svg:y="0.0205in" svg:viewBox="0 0 237 295" svg:d="M223 15c7 0 14 0 14-7 0-8-7-8-14-8-35 0-69 0-104 0-66 0-119 49-119 111 0 61 54 110 119 110 35 0 69 0 104 0 7 0 14 0 14-8s-7-8-14-8c-34 0-69 0-103 0-62 0-105-44-105-94 0-52 44-96 105-96 34 0 69 0 103 0zM22 280c-7 0-14 0-14 8 0 7 7 7 14 7 67 0 134 0 201 0 7 0 14 0 14-7 0-8-7-8-14-8-67 0-134 0-201 0z"><text:p/></draw:path><draw:path draw:style-name="gr3" draw:text-style-name="P6" svg:width="0.0756in" svg:height="0.0681in" svg:x="0.2756in" svg:y="0.05in" svg:viewBox="0 0 193 174" svg:d="M118 54c2-11 11-46 38-46 2 0 11 0 20 5-11 2-19 11-19 21 0 6 5 13 15 13 8 0 21-6 21-22 0-21-24-25-37-25-22 0-35 20-40 29-9-26-30-29-41-29-41 0-63 49-63 58 0 5 3 5 5 5 3 0 4-1 5-5 13-40 39-50 52-50 7 0 21 3 21 26 0 12-7 37-21 91-7 24-20 40-38 40-2 0-11 0-18-5 10-2 17-10 17-20 0-11-7-14-14-14-11 0-21 10-21 22 0 18 20 26 36 26 26 0 40-27 41-30 4 14 19 30 42 30 39 0 61-50 61-60 0-3-3-3-4-3-3 0-4 1-5 4-13 41-39 50-51 50-15 0-22-12-22-25 0-8 2-17 7-35 4-17 8-35 13-51z"><text:p/></draw:path><draw:path draw:style-name="gr3" draw:text-style-name="P6" svg:width="0.0843in" svg:height="0.0929in" svg:x="0.4in" svg:y="0.0264in" svg:viewBox="0 0 215 237" svg:d="M215 83c0-58-59-83-107-83-51 0-108 26-108 83 0 47 0 94 0 140 0 8 0 14 8 14 7 0 7-6 7-14 0-45 0-91 0-137 0-59 63-71 93-71 16 0 42 4 61 17 30 19 30 44 30 54 0 46 0 92 0 137 0 8 0 14 8 14s8-6 8-14c0-46 0-93 0-140z"><text:p/></draw:path><draw:path draw:style-name="gr3" draw:text-style-name="P6" svg:width="0.0697in" svg:height="0.0969in" svg:x="0.5311in" svg:y="0.05in" svg:viewBox="0 0 178 247" svg:d="M177 23c1-5 1-7 1-9 0-6-5-11-11-11-4 0-10 2-13 9-1 1-4 13-5 21-4 10-6 20-8 31-6 23-12 46-18 69-2 5-18 32-44 32-20 0-24-17-24-31 0-18 7-42 20-76 6-15 8-20 8-27 0-18-13-31-32-31-37 0-51 55-51 58 0 5 3 4 4 5 5 0 5-1 7-7 10-36 25-48 39-48 3 0 9 0 9 12 0 10-3 20-6 27-16 41-22 63-22 80 0 36 24 47 47 47 14 0 28-7 39-18-5 21-10 38-26 58-10 13-24 24-41 24-6 0-24-1-30-15 6 0 11 0 16-6 5-3 8-7 8-15 0-12-10-13-14-13-9 0-22 5-22 25 0 19 17 33 42 33 39 0 79-35 90-77 12-49 25-99 37-147z"><text:p/></draw:path></draw:g></text:span><text:span text:style-name="T43"><text:s/>מתקיים באופן ריק, ועל כן יהי </text:span><text:span text:style-name="T43"><draw:g text:anchor-type="as-char" svg:y="-0.0898in" draw:z-index="260" draw:name="Shape276" draw:style-name="gr1"><svg:title>TexMaths</svg:title><svg:desc>11§display§a \in x \cap y§svg§600§FALSE§</svg:desc><draw:path draw:style-name="gr2" draw:text-style-name="P5" svg:width="0.5803in" svg:height="0.1055in" svg:x="0.0016in" svg:y="0.0071in" svg:viewBox="0 0 1475 269" svg:d="M0 0c492 0 983 0 1475 0 0 89 0 179 0 269-492 0-983 0-1475 0 0-90 0-180 0-269z"><text:p/></draw:path><draw:path draw:style-name="gr3" draw:text-style-name="P6" svg:width="0.0693in" svg:height="0.0677in" svg:x="-0.0004in" svg:y="0.024in" svg:viewBox="0 0 177 173" svg:d="M129 24c-7-14-19-24-36-24-45 0-93 56-93 112 0 37 21 61 52 61 7 0 26-1 49-28 3 16 18 28 35 28 15 0 23-9 29-20 7-14 12-37 12-39 0-3-3-3-4-3-5 0-5 1-6 7-6 25-14 46-30 46-9 0-11-9-11-17 0-7 0-11 5-28 4-16 5-20 9-34 4-19 8-37 13-54 3-11 3-12 3-13 0-7-4-10-11-10-10 0-15 7-16 16zM103 124c-2 7-2 8-7 15-17 19-33 25-44 25-19 0-25-20-25-34 0-20 13-67 21-85 12-23 30-37 45-37 26 0 31 32 31 34s-1 4-1 6c-6 26-13 51-20 76z"><text:p/></draw:path><draw:path draw:style-name="gr3" draw:text-style-name="P6" svg:width="0.076in" svg:height="0.087in" svg:x="0.1287in" svg:y="0.0071in" svg:viewBox="0 0 194 222" svg:d="M180 120c7 0 14 0 14-8 0-7-7-7-14-7-55 0-109 0-164 0 5-52 49-90 104-90 20 0 41 0 60 0 7 0 14 0 14-7 0-8-7-8-14-8-21 0-40 0-61 0-66 0-119 51-119 112s53 110 119 110c21 0 40 0 61 0 7 0 14 0 14-7 0-8-7-8-14-8-19 0-40 0-60 0-55 0-99-36-104-87 55 0 109 0 164 0z"><text:p/></draw:path><draw:path draw:style-name="gr3" draw:text-style-name="P6" svg:width="0.0752in" svg:height="0.0677in" svg:x="0.2642in" svg:y="0.024in" svg:viewBox="0 0 192 173" svg:d="M118 54c2-11 11-46 38-46 2 0 11 0 20 5-11 2-19 11-19 21 0 6 5 13 15 13 8 0 20-6 20-22 0-21-23-25-36-25-22 0-35 20-41 29-8-26-29-29-40-29-41 0-63 50-63 58 0 5 3 3 4 5 4 0 5-1 6-5 13-40 38-50 52-50 7 0 21 3 21 26 0 12-7 38-21 91-7 25-20 39-38 39-2 0-11 0-18-4 9-3 17-9 17-20 0-10-8-13-14-13-11 0-21 9-21 22 0 16 20 24 36 24 26 0 40-26 41-28 4 12 19 28 42 28 39 0 61-49 61-59 0-3-3-3-4-3-3 0-4 1-6 5-12 39-38 48-50 48-16 0-22-11-22-24 0-8 2-17 6-33 5-18 9-35 14-53z"><text:p/></draw:path><draw:path draw:style-name="gr3" draw:text-style-name="P6" svg:width="0.0839in" svg:height="0.0933in" svg:x="0.3886in" svg:y="0in" svg:viewBox="0 0 214 238" svg:d="M214 84c0-59-58-84-106-84-51 0-108 26-108 84 0 46 0 93 0 139 0 8 0 15 8 15 7 0 7-7 7-15 0-46 0-91 0-137 0-58 63-71 93-71 16 0 42 4 61 17 30 19 30 44 30 54 0 46 0 91 0 137 0 8 0 15 8 15 7 0 7-7 7-15 0-46 0-93 0-139z"><text:p/></draw:path><draw:path draw:style-name="gr3" draw:text-style-name="P6" svg:width="0.0697in" svg:height="0.0972in" svg:x="0.5197in" svg:y="0.024in" svg:viewBox="0 0 178 248" svg:d="M177 23c1-5 1-6 1-9 0-6-5-11-11-11-4 0-10 4-13 9-1 2-4 13-6 21-3 10-5 20-7 31-6 23-12 46-18 69-2 6-19 31-44 31-20 0-24-15-24-30 0-17 7-42 20-76 6-15 7-19 7-27 0-17-12-31-31-31-37 0-51 55-51 58 0 5 3 3 4 5 5 0 5-1 7-7 10-36 25-48 38-48 4 0 10 0 10 12 0 10-3 20-6 27-16 41-22 63-22 81 0 34 24 45 47 45 14 0 28-7 39-18-5 21-10 40-26 60-10 13-24 24-42 24-5 0-23-1-29-16 6 0 11 0 16-5 5-3 8-8 8-15 0-13-10-14-14-14-9 0-22 6-22 26 0 18 17 33 41 33 40 0 80-36 91-79 12-48 25-97 37-146z"><text:p/></draw:path></draw:g></text:span><text:span text:style-name="T43">, כלומר </text:span><text:span text:style-name="T43"><draw:g text:anchor-type="as-char" svg:y="-0.0898in" draw:z-index="261" draw:name="Shape277" draw:style-name="gr1"><svg:title>TexMaths</svg:title><svg:desc>11§display§a \in x \land a \in y§svg§600§FALSE§</svg:desc><draw:path draw:style-name="gr2" draw:text-style-name="P5" svg:width="0.8465in" svg:height="0.1055in" svg:x="0.0016in" svg:y="0.0071in" svg:viewBox="0 0 2151 269" svg:d="M0 0c717 0 1434 0 2151 0 0 89 0 179 0 269-717 0-1434 0-2151 0 0-90 0-180 0-269z"><text:p/></draw:path><draw:path draw:style-name="gr3" draw:text-style-name="P6" svg:width="0.0693in" svg:height="0.0677in" svg:x="-0.0004in" svg:y="0.024in" svg:viewBox="0 0 177 173" svg:d="M129 24c-7-14-18-24-36-24-45 0-93 56-93 112 0 37 21 61 52 61 7 0 26-1 49-28 3 16 18 28 35 28 15 0 23-9 29-20 7-14 12-37 12-39 0-3-3-3-4-3-5 0-5 1-6 7-6 25-14 46-30 46-9 0-11-9-11-17 0-7 0-11 5-28 4-16 5-20 9-34 4-19 8-37 13-54 3-11 3-12 3-13 0-7-4-10-11-10-10 0-15 7-16 16zM103 124c-2 7-2 8-7 15-17 19-33 25-44 25-19 0-25-20-25-34 0-20 13-67 21-85 12-23 30-37 45-37 26 0 31 32 31 34s-1 4-1 6c-6 26-13 51-20 76z"><text:p/></draw:path><draw:path draw:style-name="gr3" draw:text-style-name="P6" svg:width="0.076in" svg:height="0.087in" svg:x="0.1287in" svg:y="0.0071in" svg:viewBox="0 0 194 222" svg:d="M180 120c7 0 14 0 14-8 0-7-7-7-14-7-55 0-109 0-164 0 5-52 49-90 104-90 20 0 41 0 60 0 7 0 14 0 14-7 0-8-7-8-14-8-21 0-40 0-61 0-66 0-119 51-119 112s53 110 119 110c21 0 40 0 61 0 7 0 14 0 14-7 0-8-7-8-14-8-19 0-40 0-60 0-55 0-99-36-104-87 55 0 109 0 164 0z"><text:p/></draw:path><draw:path draw:style-name="gr3" draw:text-style-name="P6" svg:width="0.0752in" svg:height="0.0677in" svg:x="0.2642in" svg:y="0.024in" svg:viewBox="0 0 192 173" svg:d="M118 54c2-11 11-46 38-46 2 0 11 0 20 5-11 2-19 11-19 21 0 6 5 13 15 13 8 0 20-6 20-22 0-21-23-25-36-25-22 0-35 20-39 29-10-26-31-29-42-29-41 0-63 50-63 58 0 5 3 3 4 5 4 0 5-1 6-5 13-40 38-50 52-50 7 0 21 3 21 26 0 12-7 38-21 91-7 25-20 39-38 39-2 0-11 0-18-4 9-3 17-9 17-20 0-10-8-13-14-13-11 0-21 9-21 22 0 16 20 24 36 24 26 0 40-26 41-28 4 12 19 28 42 28 39 0 61-49 61-59 0-3-3-3-4-3-3 0-4 1-6 5-12 39-38 48-50 48-16 0-22-11-22-24 0-8 2-17 6-33 5-18 9-35 14-53z"><text:p/></draw:path><draw:path draw:style-name="gr3" draw:text-style-name="P6" svg:width="0.0839in" svg:height="0.0933in" svg:x="0.389in" svg:y="0in" svg:viewBox="0 0 214 238" svg:d="M117 8c-4-7-6-8-9-8-6 0-7 2-9 8-32 71-64 143-96 214-3 6-3 6-3 8 0 4 3 8 8 8 3 0 5-1 8-8 31-68 61-135 92-204 29 69 60 136 90 204 3 8 8 8 9 8 4 0 7-4 7-8 0-1 0-1-2-7-32-71-64-144-95-215z"><text:p/></draw:path><draw:path draw:style-name="gr3" draw:text-style-name="P6" svg:width="0.0693in" svg:height="0.0677in" svg:x="0.5217in" svg:y="0.024in" svg:viewBox="0 0 177 173" svg:d="M129 24c-7-14-19-24-36-24-45 0-93 56-93 112 0 37 21 61 52 61 7 0 26-1 49-28 3 16 17 28 35 28 15 0 23-9 29-20 7-14 12-37 12-39 0-3-3-3-4-3-5 0-5 1-6 7-6 25-14 46-30 46-9 0-11-9-11-17 0-7 0-11 5-28 4-16 5-20 9-34 4-19 8-37 13-54 3-11 3-12 3-13 0-7-4-10-11-10-10 0-15 7-16 16zM103 124c-2 7-2 8-7 15-17 19-33 25-44 25-19 0-25-20-25-34 0-20 13-67 21-85 12-23 30-37 45-37 26 0 31 32 31 34s-1 4-1 6c-6 26-13 51-20 76z"><text:p/></draw:path><draw:path draw:style-name="gr3" draw:text-style-name="P6" svg:width="0.076in" svg:height="0.087in" svg:x="0.6504in" svg:y="0.0071in" svg:viewBox="0 0 194 222" svg:d="M180 120c7 0 14 0 14-8 0-7-7-7-14-7-55 0-109 0-164 0 5-52 49-90 104-90 20 0 41 0 60 0 7 0 14 0 14-7 0-8-7-8-14-8-21 0-40 0-61 0-66 0-119 51-119 112s53 110 119 110c21 0 40 0 61 0 7 0 14 0 14-7 0-8-7-8-14-8-19 0-40 0-60 0-55 0-99-36-104-87 55 0 109 0 164 0z"><text:p/></draw:path><draw:path draw:style-name="gr3" draw:text-style-name="P6" svg:width="0.0697in" svg:height="0.0972in" svg:x="0.7862in" svg:y="0.024in" svg:viewBox="0 0 178 248" svg:d="M177 23c1-5 1-6 1-9 0-6-5-11-11-11-4 0-10 4-13 9-1 2-4 13-6 21-3 10-5 20-7 31-6 23-12 46-18 69-2 6-19 31-44 31-20 0-24-15-24-30 0-17 7-42 20-76 6-15 7-19 7-27 0-17-12-31-31-31-37 0-51 55-51 58 0 5 3 3 4 5 5 0 5-1 7-7 10-36 25-48 38-48 4 0 10 0 10 12 0 10-3 20-6 27-16 41-22 63-22 81 0 34 24 45 47 45 14 0 28-7 39-18-5 21-10 40-26 60-10 13-24 24-42 24-5 0-23-1-29-16 6 0 11 0 16-5 5-3 8-8 8-15 0-13-10-14-14-14-9 0-22 6-22 26 0 18 17 33 41 33 40 0 80-36 91-79 12-48 25-97 37-146z"><text:p/></draw:path></draw:g></text:span><text:span text:style-name="T43">, ונראה סתירה (שקול לכך ש־</text:span><text:span text:style-name="T43"><draw:g text:anchor-type="as-char" svg:y="-0.1193in" draw:z-index="262" draw:name="Shape278" draw:style-name="gr1"><svg:title>TexMaths</svg:title><svg:desc>11§display§x \in \emptyset§svg§600§FALSE§</svg:desc><draw:path draw:style-name="gr2" draw:text-style-name="P5" svg:width="0.3248in" svg:height="0.1126in" svg:x="0.0031in" svg:y="0.0075in" svg:viewBox="0 0 826 287" svg:d="M0 0c275 0 551 0 826 0 0 96 0 192 0 287-275 0-551 0-826 0 0-95 0-191 0-287z"><text:p/></draw:path><draw:path draw:style-name="gr3" draw:text-style-name="P6" svg:width="0.0756in" svg:height="0.0681in" svg:x="-0.0004in" svg:y="0.05in" svg:viewBox="0 0 193 174" svg:d="M118 54c2-10 11-46 38-46 2 0 11 0 19 5-10 2-18 11-18 21 0 7 4 13 15 13 8 0 21-6 21-22 0-19-24-25-37-25-22 0-35 20-40 29-9-26-30-29-41-29-41 0-63 50-63 59 0 4 3 3 4 4 4 0 5-1 6-5 13-40 39-50 52-50 7 0 21 4 21 26 0 12-7 38-21 92-7 24-20 39-37 39-3 0-12 0-19-4 10-2 17-10 17-21 0-10-7-13-14-13-11 0-21 10-21 22 0 16 20 25 36 25 26 0 40-26 41-29 4 15 19 29 42 29 39 0 61-50 61-58 0-5-3-5-4-5-3 0-4 1-5 5-13 40-39 49-51 49-15 0-22-11-22-24 0-9 2-18 7-34 4-18 8-35 13-53z"><text:p/></draw:path><draw:path draw:style-name="gr3" draw:text-style-name="P6" svg:width="0.076in" svg:height="0.0878in" svg:x="0.137in" svg:y="0.035in" svg:viewBox="0 0 194 224" svg:d="M179 120c7 0 15 0 15-8 0-7-8-7-15-7-54 0-109 0-163 0 5-52 49-90 104-90 20 0 40 0 59 0 7 0 15 0 15-7 0-8-8-8-15-8-21 0-40 0-60 0-66 0-119 51-119 112s53 112 119 112c20 0 39 0 60 0 7 0 15 0 15-8s-8-8-15-8c-19 0-39 0-59 0-55 0-99-37-104-88 54 0 109 0 163 0z"><text:p/></draw:path><draw:path draw:style-name="gr3" draw:text-style-name="P6" svg:width="0.061in" svg:height="0.1283in" svg:x="0.2748in" svg:y="0in" svg:viewBox="0 0 156 327" svg:d="M132 8c0-5-3-8-8-8-6 0-7 4-10 12-4 16-1 2-4 18-5-2-18-8-32-8-22 0-47 11-61 41-15 32-17 66-17 101 0 24 0 94 33 123-9 30-9 31-9 32 0 5 4 8 8 8 7 0 8-4 10-12 4-15 0-2 4-18 10 6 21 8 32 8 43 0 61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</text:span><text:span text:style-name="T43">). נציב ונקבל </text:span><text:span text:style-name="T43"><draw:g text:anchor-type="as-char" svg:y="-0.1075in" draw:z-index="263" draw:name="Shape279" draw:style-name="gr1"><svg:title>TexMaths</svg:title><svg:desc>11§display§a \in A_x \cap B_x \land a \in A_y \cap B_y§svg§600§FALSE§</svg:desc><draw:path draw:style-name="gr2" draw:text-style-name="P5" svg:width="1.7693in" svg:height="0.137in" svg:x="0.0016in" svg:y="0.0079in" svg:viewBox="0 0 4495 349" svg:d="M2247 349c-749 0-1498 0-2247 0 0-117 0-232 0-349 1498 0 2997 0 4495 0 0 117 0 232 0 349-749 0-1498 0-2248 0z"><text:p/></draw:path><draw:path draw:style-name="gr3" draw:text-style-name="P6" svg:width="0.0693in" svg:height="0.0685in" svg:x="-0.0004in" svg:y="0.0429in" svg:viewBox="0 0 177 175" svg:d="M129 25c-7-14-18-25-35-25-46 0-94 57-94 113 0 37 22 62 52 62 7 0 27-1 50-29 4 16 17 29 36 29 13 0 22-9 28-21 7-14 11-37 11-39 0-3-3-3-4-3-5 0-5 1-6 7-6 25-13 47-29 47-10 0-11-10-11-17 0-9 1-11 4-29 4-15 5-20 9-34 4-18 10-36 14-54 2-11 2-12 2-13 0-7-4-11-11-11-9 0-15 9-16 17zM103 124c-1 8-1 8-7 15-17 22-32 27-43 27-20 0-25-21-25-36 0-19 12-66 22-84 11-23 28-37 44-37 25 0 30 32 30 34s-1 4-1 6c-6 25-13 50-20 75z"><text:p/></draw:path><draw:path draw:style-name="gr3" draw:text-style-name="P6" svg:width="0.0756in" svg:height="0.087in" svg:x="0.1291in" svg:y="0.0283in" svg:viewBox="0 0 193 222" svg:d="M179 120c7 0 14 0 14-8s-7-7-14-7c-55 0-109 0-164 0 5-52 50-90 104-90 20 0 41 0 60 0 7 0 14 0 14-7 0-8-7-8-14-8-19 0-40 0-60 0-66 0-119 49-119 112 0 62 53 110 119 110 20 0 41 0 60 0 7 0 14 0 14-8 0-6-7-6-14-6-19 0-40 0-60 0-54 0-99-36-104-88 55 0 109 0 164 0z"><text:p/></draw:path><draw:path draw:style-name="gr3" draw:text-style-name="P6" svg:width="0.1039in" svg:height="0.1079in" svg:x="0.2657in" svg:y="0in" svg:viewBox="0 0 265 275" svg:d="M55 231c-15 25-30 31-47 32-5 1-8 1-8 8 0 2 2 4 4 4 11 0 24-1 35-1 12 0 25 1 38 1 2 0 7 0 7-7 0-4-4-5-6-5-9 0-19-3-19-13 0-5 3-9 6-15 10-16 20-31 30-48 32 0 65 0 96 0 2 9 7 59 7 64 0 11-21 12-29 12-5 0-8 0-8 8 0 4 4 4 5 4 16 0 32-1 49-1 9 0 34 1 44 1 2 0 6 0 6-8 0-4-4-4-9-4-24 0-24-2-25-13-8-79-16-160-24-240 0-8 0-10-7-10-6 0-7 3-10 7-45 74-90 149-135 224zM102 175c26-43 51-85 76-127 5 42 8 84 12 127-29 0-58 0-88 0z"><text:p/></draw:path><draw:path draw:style-name="gr3" draw:text-style-name="P6" svg:width="0.0563in" svg:height="0.0472in" svg:x="0.3795in" svg:y="0.0843in" svg:viewBox="0 0 144 121" svg:d="M54 90c-2 9-11 23-25 23-1 0-9 0-15-3 11-3 12-13 12-15 0-6-4-10-11-10s-15 6-15 16c0 15 15 20 29 20 12 0 23-8 29-19 7 15 22 19 32 19 32 0 49-33 49-41 0-4-4-4-5-4-4 0-4 2-5 5-6 19-22 32-38 32-10 0-16-6-16-17 0-7 6-31 14-62 6-20 18-27 27-27 1 0 8 0 15 4-9 2-12 10-12 14 0 7 4 10 11 10 5 0 14-4 14-16 0-15-16-19-27-19-14 0-25 9-31 19-5-11-17-19-32-19-31 0-48 33-48 41 0 3 4 3 5 3 3 0 3-1 4-4 7-21 25-33 38-33 9 0 16 5 16 18 0 6-3 19-5 28-3 12-7 24-10 37z"><text:p/></draw:path><draw:path draw:style-name="gr3" draw:text-style-name="P6" svg:width="0.0846in" svg:height="0.0933in" svg:x="0.4929in" svg:y="0.0193in" svg:viewBox="0 0 216 238" svg:d="M216 84c0-59-60-84-108-84-51 0-108 26-108 84 0 46 0 93 0 139 0 8 0 15 8 15 7 0 7-7 7-15 0-46 0-92 0-138 0-57 64-70 93-70 17 0 42 4 63 17 29 19 29 43 29 54 0 46 0 92 0 137 0 8 0 15 8 15s8-7 8-15c0-46 0-93 0-139z"><text:p/></draw:path><draw:path draw:style-name="gr3" draw:text-style-name="P6" svg:width="0.1083in" svg:height="0.1028in" svg:x="0.6264in" svg:y="0.0051in" svg:viewBox="0 0 276 262" svg:d="M46 232c-4 15-5 18-35 18-7 0-11 0-11 7 0 5 3 5 11 5 46 0 91 0 138 0 61 0 106-45 106-83 0-27-22-49-59-54 39-7 80-36 80-72 0-29-25-53-71-53-43 0-87 0-130 0-8 0-12 0-12 8 0 4 4 4 11 4 1 0 9 0 15 0 7 1 10 1 10 7 0 1 0 2-1 7-18 69-34 138-52 206zM105 122c7-32 15-64 23-96 4-13 4-14 21-14 16 0 34 0 50 0 34 0 42 22 42 40 0 34-33 70-80 70-19 0-38 0-56 0zM87 250c-6 0-7 0-9 0-3 0-4-1-4-5 0-1 0-1 1-8 9-36 19-71 27-106 25 0 49 0 73 0 37 0 44 28 44 45 0 36-34 74-79 74-18 0-35 0-53 0z"><text:p/></draw:path><draw:path draw:style-name="gr3" draw:text-style-name="P6" svg:width="0.0563in" svg:height="0.0472in" svg:x="0.7406in" svg:y="0.0843in" svg:viewBox="0 0 144 121" svg:d="M54 90c-2 9-11 23-25 23-1 0-9 0-15-3 11-3 12-13 12-15 0-6-5-10-11-10-7 0-15 6-15 16 0 15 15 20 29 20 12 0 23-8 29-19 7 15 22 19 32 19 32 0 49-33 49-41 0-4-4-3-5-4-4 0-4 2-5 5-6 19-22 32-38 32-10 0-16-6-16-17 0-7 6-31 14-62 6-20 18-27 27-27 1 0 8 0 15 4-9 2-12 10-12 14 0 7 4 10 11 10 5 0 14-4 14-16 0-15-16-19-27-19-15 0-25 9-31 19-5-11-18-19-32-19-31 0-48 33-48 41 0 3 4 3 5 3 3 0 3-1 4-4 7-21 25-33 38-33 9 0 16 5 16 18 0 6-3 19-5 28-3 12-7 24-10 37z"><text:p/></draw:path><draw:path draw:style-name="gr3" draw:text-style-name="P6" svg:width="0.0846in" svg:height="0.0933in" svg:x="0.8543in" svg:y="0.0193in" svg:viewBox="0 0 216 238" svg:d="M117 8c-4-7-6-8-9-8-6 0-7 2-9 8-32 71-64 143-96 214-2 5-3 6-3 8 0 4 3 8 8 8 3 0 6-1 9-8 30-67 60-135 91-204 31 69 60 137 91 204 3 8 7 8 9 8 4 0 8-4 8-8 0-1 0-2-3-7-31-71-64-144-96-215z"><text:p/></draw:path><draw:path draw:style-name="gr3" draw:text-style-name="P6" svg:width="0.0693in" svg:height="0.0685in" svg:x="0.9866in" svg:y="0.0429in" svg:viewBox="0 0 177 175" svg:d="M129 25c-7-14-18-25-35-25-46 0-94 57-94 113 0 37 22 62 52 62 7 0 27-1 50-29 4 16 17 29 36 29 13 0 22-9 28-21 7-14 11-37 11-39 0-3-3-3-4-3-4 0-5 1-6 7-6 25-13 47-29 47-10 0-11-10-11-17 0-9 1-11 4-29 4-15 5-20 9-34 4-18 10-36 14-54 2-11 2-12 2-13 0-7-4-11-11-11-9 0-15 9-16 17zM105 124c-3 8-3 8-8 15-18 22-33 27-44 27-20 0-25-21-25-36 0-19 13-66 22-84 12-23 28-37 44-37 25 0 30 32 30 34s-1 4-1 6c-6 25-12 50-18 75z"><text:p/></draw:path><draw:path draw:style-name="gr3" draw:text-style-name="P6" svg:width="0.076in" svg:height="0.087in" svg:x="1.1161in" svg:y="0.0283in" svg:viewBox="0 0 194 222" svg:d="M179 120c7 0 15 0 15-8s-8-7-15-7c-55 0-109 0-164 0 5-52 50-90 104-90 20 0 41 0 60 0 7 0 15 0 15-7 0-8-8-8-15-8-19 0-40 0-60 0-66 0-119 49-119 112 0 62 53 110 119 110 20 0 41 0 60 0 7 0 15 0 15-8 0-6-8-6-15-6-19 0-40 0-60 0-54 0-99-36-104-88 55 0 109 0 164 0z"><text:p/></draw:path><draw:path draw:style-name="gr3" draw:text-style-name="P6" svg:width="0.1039in" svg:height="0.1079in" svg:x="1.2528in" svg:y="0in" svg:viewBox="0 0 265 275" svg:d="M55 231c-15 25-30 31-47 32-5 1-8 1-8 8 0 2 2 4 4 4 11 0 24-1 35-1 12 0 26 1 38 1 2 0 7 0 7-7 0-4-4-5-6-5-9 0-19-3-19-13 0-5 3-9 6-15 10-16 20-31 30-48 32 0 65 0 96 0 2 9 7 59 7 64 0 11-20 12-29 12-4 0-8 0-8 8 0 4 4 4 5 4 16 0 32-1 49-1 9 0 34 1 44 1 2 0 6 0 6-8 0-4-4-4-9-4-24 0-24-2-25-13-8-79-15-160-23-240-1-8-1-10-8-10-6 0-7 3-10 7-45 74-90 149-135 224zM102 175c26-43 51-85 76-127 5 42 8 84 12 127-29 0-58 0-88 0z"><text:p/></draw:path><draw:path draw:style-name="gr3" draw:text-style-name="P6" svg:width="0.0543in" svg:height="0.0681in" svg:x="1.3665in" svg:y="0.0843in" svg:viewBox="0 0 139 174" svg:d="M138 17c1-4 1-5 1-6 0-5-5-9-9-9-3 0-9 1-11 7-1 1-3 10-5 15-2 8-3 15-5 22s-11 41-11 44c-1 0-12 23-34 23-18 0-18-17-18-22 0-14 6-32 15-52 3-8 4-12 4-17 0-12-11-22-25-22-28 0-40 36-40 41 0 3 3 3 4 3 4 0 5-1 5-4 6-22 19-33 30-33 4 0 6 3 6 10 0 6-2 12-3 15-13 33-17 43-17 55 0 4 0 18 11 26 9 7 20 8 27 8 11 0 21-3 29-12-3 15-6 26-17 40-8 8-18 17-32 17-2 0-15 0-21-9 14-2 14-14 14-15 0-9-7-10-10-10-6 0-15 5-15 18 0 14 12 24 32 24 27 0 60-21 69-55s17-68 26-102z"><text:p/></draw:path><draw:path draw:style-name="gr3" draw:text-style-name="P6" svg:width="0.0846in" svg:height="0.0933in" svg:x="1.4764in" svg:y="0.0193in" svg:viewBox="0 0 216 238" svg:d="M216 84c0-59-60-84-108-84-51 0-108 26-108 84 0 46 0 93 0 139 0 8 0 15 8 15 7 0 7-7 7-15 0-46 0-92 0-138 0-57 64-70 93-70 17 0 42 4 63 17 29 19 29 43 29 54 0 46 0 92 0 137 0 8 0 15 8 15s8-7 8-15c0-46 0-93 0-139z"><text:p/></draw:path><draw:path draw:style-name="gr3" draw:text-style-name="P6" svg:width="0.1083in" svg:height="0.1028in" svg:x="1.6098in" svg:y="0.0051in" svg:viewBox="0 0 276 262" svg:d="M46 232c-4 15-5 18-35 18-7 0-11 0-11 7 0 5 3 5 11 5 46 0 91 0 138 0 61 0 106-45 106-83 0-27-22-49-59-54 39-7 80-36 80-72 0-29-25-53-71-53-43 0-87 0-130 0-8 0-11 0-11 8 0 4 3 4 10 4 1 0 9 0 15 0 7 1 10 1 10 7 0 1 0 2-1 7-18 69-34 138-52 206zM105 122c7-32 16-64 24-96 3-13 3-14 21-14 16 0 33 0 49 0 34 0 42 22 42 40 0 34-33 70-80 70-19 0-38 0-56 0zM87 250c-6 0-7 0-9 0-3 0-4-1-4-5 0-1 0-1 1-8 9-36 19-71 27-106 25 0 49 0 73 0 37 0 44 28 44 45 0 36-34 74-79 74-18 0-35 0-53 0z"><text:p/></draw:path><draw:path draw:style-name="gr3" draw:text-style-name="P6" svg:width="0.0543in" svg:height="0.0681in" svg:x="1.7244in" svg:y="0.0843in" svg:viewBox="0 0 139 174" svg:d="M138 17c1-4 1-5 1-6 0-5-5-9-9-9-3 0-9 1-11 7-1 1-3 10-5 15-2 8-4 15-6 22-1 7-10 41-10 44-1 0-12 23-34 23-18 0-18-17-18-22 0-14 6-32 15-52 3-8 4-12 4-17 0-12-11-22-26-22-27 0-39 36-39 41 0 3 3 3 4 3 4 0 4-1 5-4 6-22 19-33 30-33 4 0 6 3 6 10 0 6-2 12-4 15-12 33-16 43-16 55 0 4 0 18 11 26 8 7 20 8 27 8 11 0 21-3 29-12-3 15-6 26-17 40-8 8-19 17-33 17-1 0-14 0-20-9 14-2 14-14 14-15 0-9-7-10-10-10-6 0-16 5-16 18 0 14 13 24 33 24 27 0 60-21 68-55 9-34 18-68 27-102z"><text:p/></draw:path></draw:g></text:span><text:span text:style-name="T43">, ובפרט </text:span><text:span text:style-name="T43"><draw:g text:anchor-type="as-char" svg:y="-0.1075in" draw:z-index="264" draw:name="Shape280" draw:style-name="gr1"><svg:title>TexMaths</svg:title><svg:desc>11§display§a \in A_x \land a \in A_y§svg§600§FALSE§</svg:desc><draw:path draw:style-name="gr2" draw:text-style-name="P5" svg:width="1.0504in" svg:height="0.137in" svg:x="0.0016in" svg:y="0.0079in" svg:viewBox="0 0 2669 349" svg:d="M1335 349c-446 0-891 0-1335 0 0-117 0-232 0-349 890 0 1779 0 2669 0 0 117 0 232 0 349-444 0-890 0-1334 0z"><text:p/></draw:path><draw:path draw:style-name="gr3" draw:text-style-name="P6" svg:width="0.0693in" svg:height="0.0685in" svg:x="-0.0004in" svg:y="0.0429in" svg:viewBox="0 0 177 175" svg:d="M129 25c-7-14-18-25-35-25-46 0-94 57-94 113 0 37 22 62 52 62 7 0 27-1 50-29 4 16 17 29 36 29 13 0 22-9 28-21 7-14 11-37 11-39 0-3-3-3-4-3-5 0-5 1-6 7-6 25-13 47-29 47-10 0-11-10-11-17 0-9 1-11 4-29 4-15 5-20 9-34 4-18 10-36 14-54 2-11 2-12 2-13 0-7-4-11-11-11-9 0-15 9-16 17zM103 124c-1 8-1 8-7 15-17 22-32 27-43 27-20 0-25-21-25-36 0-19 12-66 22-84 11-23 28-37 44-37 25 0 30 32 30 34s-1 4-1 6c-6 25-13 50-20 75z"><text:p/></draw:path><draw:path draw:style-name="gr3" draw:text-style-name="P6" svg:width="0.0756in" svg:height="0.087in" svg:x="0.1291in" svg:y="0.0283in" svg:viewBox="0 0 193 222" svg:d="M179 120c7 0 14 0 14-8s-7-7-14-7c-55 0-109 0-164 0 5-52 50-90 104-90 20 0 41 0 60 0 7 0 14 0 14-7 0-8-7-8-14-8-19 0-40 0-60 0-66 0-119 49-119 112 0 62 53 110 119 110 20 0 41 0 60 0 7 0 14 0 14-8 0-6-7-6-14-6-19 0-40 0-60 0-54 0-99-36-104-88 55 0 109 0 164 0z"><text:p/></draw:path><draw:path draw:style-name="gr3" draw:text-style-name="P6" svg:width="0.1039in" svg:height="0.1079in" svg:x="0.2657in" svg:y="0in" svg:viewBox="0 0 265 275" svg:d="M55 231c-15 25-30 31-47 32-5 1-8 1-8 8 0 2 1 4 4 4 11 0 24-1 35-1 12 0 25 1 38 1 2 0 7 0 7-7 0-4-4-5-6-5-9 0-19-3-19-13 0-5 3-9 6-15 10-16 20-31 30-48 32 0 65 0 96 0 2 9 7 59 7 64 0 11-21 12-29 12-5 0-8 0-8 8 0 4 4 4 5 4 16 0 32-1 49-1 9 0 34 1 42 1 4 0 8 0 8-8 0-4-4-4-9-4-24 0-24-2-25-13-8-79-16-160-24-240 0-8 0-10-7-10-6 0-7 3-10 7-45 74-90 149-135 224zM101 175c26-43 52-85 77-127 5 42 8 84 12 127-29 0-59 0-89 0z"><text:p/></draw:path><draw:path draw:style-name="gr3" draw:text-style-name="P6" svg:width="0.0563in" svg:height="0.0472in" svg:x="0.3795in" svg:y="0.0843in" svg:viewBox="0 0 144 121" svg:d="M54 90c-2 9-11 23-25 23-1 0-9 0-15-3 11-3 12-13 12-15 0-6-5-10-11-10-7 0-15 6-15 16 0 15 15 20 29 20 12 0 23-8 29-19 7 15 22 19 32 19 32 0 49-33 49-41 0-4-4-4-5-4-4 0-4 2-5 5-6 19-22 32-38 32-10 0-16-6-16-17 0-7 6-31 14-62 6-20 18-27 27-27 1 0 8 0 15 4-9 2-12 10-12 14 0 7 4 10 11 10 5 0 14-4 14-16 0-15-16-19-27-19-15 0-25 9-31 19-5-11-18-19-32-19-31 0-48 33-48 41 0 3 4 3 5 3 3 0 3-1 4-4 7-21 25-33 38-33 9 0 16 5 16 18 0 6-3 19-5 28-3 12-7 24-10 37z"><text:p/></draw:path><draw:path draw:style-name="gr3" draw:text-style-name="P6" svg:width="0.0846in" svg:height="0.0933in" svg:x="0.4929in" svg:y="0.0193in" svg:viewBox="0 0 216 238" svg:d="M117 8c-4-7-6-8-9-8-6 0-7 2-9 8-32 71-64 143-96 214-2 5-3 6-3 8 0 4 3 8 8 8 3 0 6-1 9-8 30-67 60-135 91-204 31 69 60 137 91 204 3 8 7 8 9 8 3 0 8-4 8-8 0-1 0-2-3-7-31-71-64-144-96-215z"><text:p/></draw:path><draw:path draw:style-name="gr3" draw:text-style-name="P6" svg:width="0.0693in" svg:height="0.0685in" svg:x="0.6256in" svg:y="0.0429in" svg:viewBox="0 0 177 175" svg:d="M129 25c-7-14-18-25-35-25-46 0-94 57-94 113 0 37 22 62 52 62 7 0 27-1 50-29 4 16 17 29 36 29 13 0 22-9 28-21 7-14 11-37 11-39 0-3-3-3-4-3-4 0-5 1-6 7-6 25-13 47-29 47-10 0-11-10-11-17 0-9 1-11 4-29 4-15 5-20 9-34 4-18 10-36 14-54 2-11 2-12 2-13 0-7-4-11-11-11-9 0-15 9-16 17zM105 124c-3 8-3 8-9 15-17 22-32 27-43 27-20 0-25-21-25-36 0-19 13-66 22-84 12-23 28-37 44-37 25 0 30 32 30 34s-1 4-1 6c-6 25-12 50-18 75z"><text:p/></draw:path><draw:path draw:style-name="gr3" draw:text-style-name="P6" svg:width="0.0756in" svg:height="0.087in" svg:x="0.7551in" svg:y="0.0283in" svg:viewBox="0 0 193 222" svg:d="M179 120c7 0 14 0 14-8s-7-7-14-7c-55 0-109 0-164 0 5-52 50-90 104-90 20 0 41 0 60 0 7 0 14 0 14-7 0-8-7-8-14-8-19 0-40 0-60 0-66 0-119 49-119 112 0 62 53 110 119 110 20 0 41 0 60 0 7 0 14 0 14-8 0-6-7-6-14-6-19 0-40 0-60 0-54 0-99-36-104-88 55 0 109 0 164 0z"><text:p/></draw:path><draw:path draw:style-name="gr3" draw:text-style-name="P6" svg:width="0.1039in" svg:height="0.1079in" svg:x="0.8917in" svg:y="0in" svg:viewBox="0 0 265 275" svg:d="M55 231c-15 25-30 31-47 32-5 1-8 1-8 8 0 2 2 4 4 4 11 0 24-1 35-1 12 0 25 1 38 1 2 0 7 0 7-7 0-4-4-5-6-5-9 0-19-3-19-13 0-5 3-9 6-15 10-16 20-31 30-48 32 0 65 0 96 0 2 9 7 59 7 64 0 11-21 12-29 12-5 0-8 0-8 8 0 4 4 4 5 4 16 0 32-1 49-1 9 0 34 1 44 1 2 0 6 0 6-8 0-4-4-4-9-4-24 0-24-2-25-13-8-79-16-160-24-240 0-8 0-10-7-10-6 0-7 3-10 7-45 74-90 149-135 224zM102 175c26-43 51-85 76-127 5 42 8 84 12 127-29 0-58 0-88 0z"><text:p/></draw:path><draw:path draw:style-name="gr3" draw:text-style-name="P6" svg:width="0.0543in" svg:height="0.0681in" svg:x="1.0055in" svg:y="0.0843in" svg:viewBox="0 0 139 174" svg:d="M138 17c1-4 1-5 1-6 0-5-5-9-9-9-3 0-9 1-11 7-1 1-3 10-5 15-2 8-4 15-6 22-1 7-10 41-10 44-1 0-12 23-34 23-18 0-18-17-18-22 0-14 6-32 15-52 3-8 4-12 4-17 0-12-11-22-25-22-28 0-40 36-40 41 0 3 3 3 4 3 4 0 4-1 5-4 6-22 19-33 30-33 4 0 6 3 6 10 0 6-2 12-4 15-12 33-16 43-16 55 0 4 0 18 11 26 8 7 20 8 27 8 11 0 21-3 29-12-3 15-6 26-17 40-8 8-19 17-33 17-1 0-14 0-20-9 14-2 14-14 14-15 0-9-7-10-10-10-6 0-16 5-16 18 0 14 13 24 33 24 27 0 60-21 68-55 9-34 18-68 27-102z"><text:p/></draw:path></draw:g></text:span><text:span text:style-name="T43">, ולכן </text:span><text:span text:style-name="T43"><draw:g text:anchor-type="as-char" svg:y="-0.1075in" draw:z-index="265" draw:name="Shape281" draw:style-name="gr1"><svg:title>TexMaths</svg:title><svg:desc>11§display§a \in A_x \cap A_y§svg§600§FALSE§</svg:desc><draw:path draw:style-name="gr2" draw:text-style-name="P5" svg:width="0.7835in" svg:height="0.137in" svg:x="0.0016in" svg:y="0.0079in" svg:viewBox="0 0 1991 349" svg:d="M997 349c-332 0-665 0-997 0 0-117 0-232 0-349 663 0 1328 0 1991 0 0 117 0 232 0 349-331 0-663 0-994 0z"><text:p/></draw:path><draw:path draw:style-name="gr3" draw:text-style-name="P6" svg:width="0.0693in" svg:height="0.0685in" svg:x="-0.0004in" svg:y="0.0429in" svg:viewBox="0 0 177 175" svg:d="M129 25c-7-14-18-25-35-25-46 0-94 57-94 113 0 37 22 62 52 62 7 0 27-1 50-29 3 16 17 29 36 29 13 0 22-9 28-21 7-14 11-37 11-39 0-3-3-3-4-3-5 0-5 1-6 7-6 25-13 47-29 47-10 0-11-10-11-17 0-9 0-11 4-29 4-15 5-20 9-34 4-18 10-36 14-54 2-11 2-12 2-13 0-7-4-11-11-11-9 0-15 9-16 17zM103 124c-1 8-1 8-7 15-17 22-32 27-43 27-20 0-25-21-25-36 0-19 12-66 22-84 11-23 28-37 44-37 25 0 30 32 30 34s-1 4-1 6c-6 25-13 50-20 75z"><text:p/></draw:path><draw:path draw:style-name="gr3" draw:text-style-name="P6" svg:width="0.0756in" svg:height="0.087in" svg:x="0.1291in" svg:y="0.0283in" svg:viewBox="0 0 193 222" svg:d="M179 120c7 0 14 0 14-8s-7-7-14-7c-55 0-109 0-164 0 5-52 50-90 104-90 20 0 41 0 60 0 7 0 14 0 14-7 0-8-7-8-14-8-21 0-40 0-61 0-66 0-118 49-118 112 0 62 52 110 118 110 21 0 40 0 61 0 7 0 14 0 14-8 0-6-7-6-14-6-19 0-40 0-60 0-54 0-99-36-104-88 55 0 109 0 164 0z"><text:p/></draw:path><draw:path draw:style-name="gr3" draw:text-style-name="P6" svg:width="0.1039in" svg:height="0.1079in" svg:x="0.2654in" svg:y="0in" svg:viewBox="0 0 265 275" svg:d="M56 231c-15 25-31 31-47 32-5 1-9 1-9 8 0 2 2 4 6 4 9 0 22-1 33-1 13 0 26 1 38 1 2 0 8 0 8-7 0-4-4-5-7-5-9 0-17-3-17-13 0-5 2-9 5-15 10-16 20-31 30-48 32 0 65 0 97 0 0 9 5 59 5 64 0 11-20 12-27 12-6 0-9 0-9 8 0 4 3 3 4 4 17 0 33-1 49-1 9 0 34 1 44 1 2 0 6 0 6-8 0-4-3-4-9-4-23 0-23-2-25-13-8-79-15-160-23-240-1-8-1-10-8-10-5 0-7 3-10 7-45 74-89 149-134 224zM102 175c26-43 51-85 76-127 5 42 9 84 13 127-29 0-59 0-89 0z"><text:p/></draw:path><draw:path draw:style-name="gr3" draw:text-style-name="P6" svg:width="0.0567in" svg:height="0.0472in" svg:x="0.3791in" svg:y="0.0843in" svg:viewBox="0 0 145 121" svg:d="M55 90c-3 9-12 23-25 23-1 0-9 0-16-3 11-3 12-13 12-15 0-6-4-10-11-10-6 0-15 6-15 16 0 15 15 20 29 20 13 0 24-8 30-19 7 15 21 19 32 19 31 0 48-33 48-41 0-4-4-4-5-4-3 0-3 2-4 5-7 19-22 32-38 32-11 0-16-6-16-17 0-7 7-31 14-62 6-20 18-27 27-27 4 1 8 0 14 4-9 2-12 10-12 14 0 7 4 10 11 10 6 0 15-4 15-16 0-15-17-19-28-19-14 0-25 9-30 19-6-11-18-19-33-19-30 0-47 33-47 41 0 3 3 3 4 3 3 0 4-1 6-4 6-21 24-33 37-33 9 0 15 5 15 18 0 6-3 19-5 28-3 12-6 24-9 37z"><text:p/></draw:path><draw:path draw:style-name="gr3" draw:text-style-name="P6" svg:width="0.0843in" svg:height="0.0933in" svg:x="0.4925in" svg:y="0.0193in" svg:viewBox="0 0 215 238" svg:d="M215 84c0-59-60-84-108-84-50 0-107 26-107 84 0 46 0 93 0 139 0 8 0 15 8 15 7 0 7-7 7-15 0-46 0-92 0-138 0-57 63-70 92-70 17 0 42 4 62 17 30 19 30 43 30 54 0 46 0 92 0 137 0 8 0 15 8 15s8-7 8-15c0-46 0-93 0-139z"><text:p/></draw:path><draw:path draw:style-name="gr3" draw:text-style-name="P6" svg:width="0.1039in" svg:height="0.1079in" svg:x="0.6248in" svg:y="0in" svg:viewBox="0 0 265 275" svg:d="M56 231c-16 25-31 31-48 32-5 1-8 1-8 8 0 2 2 4 6 4 9 0 22-1 33-1 12 0 26 1 38 1 2 0 8 0 8-7 0-4-5-5-7-5-9 0-19-3-19-13 0-5 4-9 6-15 10-16 20-31 30-48 32 0 65 0 96 0 2 9 7 59 7 64 0 11-20 12-27 12-6 0-10 0-10 8 0 4 4 4 5 4 16 0 32-1 49-1 9 0 34 1 44 1 2 0 6 0 6-8 0-4-4-4-9-4-24 0-24-2-25-13-8-79-15-160-23-240-1-8-1-10-8-10-6 0-7 3-10 7-45 74-89 149-134 224zM102 175c26-43 51-85 76-127 5 42 8 84 12 127-29 0-58 0-88 0z"><text:p/></draw:path><draw:path draw:style-name="gr3" draw:text-style-name="P6" svg:width="0.0543in" svg:height="0.0681in" svg:x="0.7386in" svg:y="0.0843in" svg:viewBox="0 0 139 174" svg:d="M138 17c1-4 1-5 1-6 0-5-5-9-9-9-3 0-9 1-11 7-1 1-3 10-5 15-2 8-4 15-6 22-1 7-10 41-10 44-1 0-12 23-34 23-18 0-18-17-18-22 0-14 6-32 15-52 3-8 4-12 4-17 0-12-11-22-25-22-28 0-40 36-40 41 0 3 3 3 4 3 4 0 5-1 5-4 6-22 19-33 30-33 4 0 6 3 6 10 0 6-2 12-3 15-13 33-17 43-17 55 0 4 0 18 11 26 8 7 20 8 27 8 11 0 21-3 29-12-3 15-6 26-17 40-8 8-18 17-33 17-1 0-14 0-20-9 14-2 14-14 14-15 0-9-7-10-10-10-6 0-16 5-16 18 0 14 13 24 33 24 27 0 60-21 68-55 9-34 18-68 27-102z"><text:p/></draw:path></draw:g></text:span><text:span text:style-name="T43"><text:s/>וסה"כ </text:span><text:span text:style-name="T43"><draw:g text:anchor-type="as-char" svg:y="-0.1165in" draw:z-index="266" draw:name="Shape282" draw:style-name="gr1"><svg:title>TexMaths</svg:title><svg:desc>11§display§A_x \cap A_y \neq \emptyset§svg§600§FALSE§</svg:desc><draw:path draw:style-name="gr2" draw:text-style-name="P5" svg:width="0.8028in" svg:height="0.1457in" svg:x="0.002in" svg:y="0.0079in" svg:viewBox="0 0 2040 371" svg:d="M1020 371c-340 0-680 0-1020 0 0-124 0-248 0-371 680 0 1360 0 2040 0 0 123 0 247 0 371-340 0-680 0-1020 0z"><text:p/></draw:path><draw:path draw:style-name="gr3" draw:text-style-name="P6" svg:width="0.1039in" svg:height="0.1079in" svg:x="-0.0004in" svg:y="0.0087in" svg:viewBox="0 0 265 275" svg:d="M55 231c-15 25-31 31-47 32-5 1-8 1-8 7 0 3 1 5 4 5 11 0 22-1 33-1 14 0 27 1 39 1 3 0 8 0 8-8 0-3-4-4-7-4-9-1-18-4-18-13 0-5 3-9 6-15 10-15 20-32 30-48 32 0 65 0 96 0 2 8 6 59 6 64 0 11-20 12-28 12-5 0-8 0-8 7 0 5 4 5 5 5 16 0 32-1 49-1 8 0 33 1 43 1 2 0 7 0 7-8 0-4-4-4-10-4-23 0-23-2-24-13-8-81-16-161-24-241 0-8 0-9-7-9-6 0-7 2-11 7-45 74-89 149-134 224zM101 175c26-43 52-86 77-128 5 42 8 85 12 128-29 0-59 0-89 0z"><text:p/></draw:path><draw:path draw:style-name="gr3" draw:text-style-name="P6" svg:width="0.0563in" svg:height="0.0476in" svg:x="0.1138in" svg:y="0.0929in" svg:viewBox="0 0 144 122" svg:d="M54 91c-2 9-12 23-25 23-1 0-9 0-15-3 11-3 11-13 11-15 0-6-4-10-10-10-7 0-15 6-15 16 0 13 14 20 28 20 13 0 24-8 30-19 7 15 21 19 32 19 31 0 48-34 48-41 0-4-3-3-4-4-4 0-4 2-5 5-6 19-22 32-38 32-11 0-16-6-16-17 0-7 6-31 14-62 6-21 18-27 27-27 1 0 8 0 14 4-9 2-11 10-11 14 0 7 3 10 10 10 5 0 15-4 15-16 0-15-17-20-27-20-15 0-26 9-31 20-5-11-18-20-32-20-31 0-48 34-48 42 0 3 3 2 4 3 4 0 4-1 5-4 7-21 25-33 38-33 9 0 16 5 16 17 0 6-3 20-6 29-4 12-6 24-9 37z"><text:p/></draw:path><draw:path draw:style-name="gr3" draw:text-style-name="P6" svg:width="0.0843in" svg:height="0.0937in" svg:x="0.2272in" svg:y="0.0264in" svg:viewBox="0 0 215 239" svg:d="M215 85c0-60-59-85-107-85-51 0-108 27-108 84 0 47 0 94 0 140 0 7 0 15 8 15 7 0 7-8 7-15 0-46 0-92 0-138 0-57 63-71 93-71 17 0 42 4 61 17 30 20 30 44 30 54 0 46 0 92 0 138 0 7 0 15 8 15s8-8 8-15c0-46 0-93 0-139z"><text:p/></draw:path><draw:path draw:style-name="gr3" draw:text-style-name="P6" svg:width="0.1039in" svg:height="0.1079in" svg:x="0.3594in" svg:y="0.0087in" svg:viewBox="0 0 265 275" svg:d="M56 231c-15 25-31 31-47 32-5 1-9 1-9 7 0 3 2 5 6 5 9 0 22-1 33-1 13 0 26 1 38 1 2 0 8 0 8-8 0-3-4-4-7-4-9-1-17-4-17-13 0-5 2-9 5-15 10-15 19-32 29-48 33 0 65 0 98 0 0 8 5 59 5 64 0 11-20 12-27 12-6 0-9 0-9 7 0 5 3 4 4 5 17 0 33-1 49-1 10 0 34 1 44 1 2 0 6 0 6-8 0-4-3-4-9-4-23 0-23-2-25-13-8-81-15-161-23-241-1-8-1-9-8-9-5 0-7 2-10 7-45 74-89 149-134 224zM102 175c26-43 51-86 76-128 5 42 9 85 13 128-29 0-59 0-89 0z"><text:p/></draw:path><draw:path draw:style-name="gr3" draw:text-style-name="P6" svg:width="0.0543in" svg:height="0.0685in" svg:x="0.4728in" svg:y="0.0929in" svg:viewBox="0 0 139 175" svg:d="M138 18c1-4 1-5 1-6 0-5-5-9-9-9-3 0-8 1-11 7-1 1-3 10-5 15-2 8-3 15-5 22-1 7-10 41-11 44-11 8-12 23-33 23-19 0-19-17-19-22 0-14 7-32 15-52 3-9 4-13 4-17 0-13-11-23-25-23-28 0-40 37-40 42 0 3 3 2 4 3 5 0 5-1 6-4 7-22 18-33 29-33 4 0 6 3 6 10 0 6-2 12-3 15-13 33-16 43-16 55 0 4 0 18 10 26 9 7 20 8 28 8 11 0 21-4 30-12-4 15-7 26-18 40-8 8-19 17-33 17-2 0-14 0-20-9 14-2 14-14 14-15 0-9-7-10-11-10-6 0-15 6-15 18 0 14 13 24 32 24 27 0 60-21 69-55s17-68 26-102z"><text:p/></draw:path><draw:path draw:style-name="gr3" draw:text-style-name="P6" svg:width="0.0756in" svg:height="0.1406in" svg:x="0.6047in" svg:y="0.0087in" svg:viewBox="0 0 193 358" svg:d="M189 15c4-5 4-6 4-7 0-4-3-8-8-8s-6 2-9 8c-57 112-115 223-173 335-3 6-3 7-3 8 0 3 2 7 8 7 4 0 5-2 9-7 57-112 115-223 172-336z"><text:p/></draw:path><draw:path draw:style-name="gr3" draw:text-style-name="P6" svg:width="0.1004in" svg:height="0.035in" svg:x="0.5921in" svg:y="0.0614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614in" svg:height="0.1283in" svg:x="0.7512in" svg:y="0in" svg:viewBox="0 0 157 327" svg:d="M132 8c0-5-3-8-8-8s-6 4-8 12c-5 15-2 2-6 18-4-3-16-8-31-8-22 0-47 11-61 41-16 32-18 66-18 102 0 24 0 92 34 123-9 30-9 30-9 31 0 4 4 8 8 8 6 0 7-4 9-13 5-15 1-2 5-17 9 5 21 9 31 9 44 0 61-37 68-55 10-28 11-59 11-86 0-29 0-92-34-124 4-11 6-22 9-33zM40 270c-14-27-14-73-14-109 0-32 0-59 6-83 8-36 30-47 47-47 8 0 18 2 28 10-22 77-45 154-67 229zM119 56c12 23 12 67 12 105 0 27 0 56-4 81-7 41-28 55-49 55-9 0-17-3-26-11 22-76 45-153 67-230z"><text:p/></draw:path></draw:g></text:span><text:span text:style-name="T43"><text:s/>וזו </text:span><text:span text:style-name="T44">סתירה</text:span><text:span text:style-name="T43">. </text:span></text:p>
        </text:list-item>
        <text:list-item>
          <text:p text:style-name="P53"><draw:g text:anchor-type="as-char" svg:y="-0.1138in" draw:z-index="267" draw:name="Shape283" draw:style-name="gr1"><svg:title>TexMaths</svg:title><svg:desc>11§inline§\biguplus_{x \in U} x = X§svg§600§FALSE§</svg:desc><draw:path draw:style-name="gr2" draw:text-style-name="P5" svg:width="0.8079in" svg:height="0.1512in" svg:x="-0.0004in" svg:y="0.0079in" svg:viewBox="0 0 2053 385" svg:d="M0 0c684 0 1369 0 2053 0 0 129 0 256 0 385-684 0-1369 0-2053 0 0-129 0-256 0-385z"><text:p/></draw:path><draw:path draw:style-name="gr3" draw:text-style-name="P6" svg:width="0.1091in" svg:height="0.1512in" svg:x="0.0004in" svg:y="0in" svg:viewBox="0 0 278 385" svg:d="M205 196c6 0 19 0 19-13 0-14-13-14-17-14-19 0-36 0-55 0 0-17 0-35 0-52 0-7 0-20-13-20-14 0-14 12-14 17 0 18 0 37 0 55-17 0-36 0-53 0-6 0-19 0-19 14 0 13 13 13 20 13 17 0 35 0 52 0 0 17 0 35 0 53 0 5 0 17 14 17 13 0 13-13 13-19 0-17 0-35 0-51 17 0 35 0 53 0zM251 250c0 66-55 109-112 109-58 0-113-43-113-109 0-77 0-154 0-231 0-6 0-19-13-19s-13 13-13 19c0 78 0 156 0 233 0 75 63 133 139 133 74 0 139-58 139-133 0-77 0-155 0-233 0-6 0-19-13-19-14 0-14 13-14 19 0 77 0 154 0 231z"><text:p/></draw:path><draw:path draw:style-name="gr3" draw:text-style-name="P6" svg:width="0.0567in" svg:height="0.0476in" svg:x="0.1236in" svg:y="0.1138in" svg:viewBox="0 0 145 122" svg:d="M55 90c-3 10-12 24-25 24-1 0-9 0-15-4 11-3 11-13 11-14 0-6-4-10-9-10-8 0-17 6-17 16 0 14 15 20 29 20 13 0 24-8 30-20 7 15 21 20 32 20 31 0 48-34 48-42 0-3-4-3-5-3-3 0-3 1-4 4-6 19-22 33-38 33-11 0-16-7-16-17 0-7 7-32 14-62 6-21 18-27 27-27 4 1 8 0 14 3-9 3-12 10-12 15 0 6 4 10 11 10 5 0 15-5 15-16 0-16-17-20-28-20-14 0-25 9-30 19-4-11-18-19-33-19-30 0-47 33-47 42 0 3 3 2 4 3 4 0 4-1 6-4 6-22 24-33 37-33 9 0 15 4 15 17 0 6-3 19-5 29-3 12-6 24-9 36z"><text:p/></draw:path><draw:path draw:style-name="gr3" draw:text-style-name="P6" svg:width="0.0583in" svg:height="0.0689in" svg:x="0.1992in" svg:y="0.0984in" svg:viewBox="0 0 149 176" svg:d="M139 95c4 0 10 0 10-7s-6-7-10-7c-42 0-84 0-126 0 5-39 37-68 79-68 16 0 31 0 47 0 4 0 10 0 10-6 0-7-6-7-10-7-16 0-32 0-48 0-50 0-91 40-91 88 0 50 41 88 91 88 16 0 32 0 48 0 4 0 10 0 10-7 0-6-6-6-10-6-16 0-31 0-47 0-42 0-74-30-79-68 42 0 84 0 126 0z"><text:p/></draw:path><draw:path draw:style-name="gr3" draw:text-style-name="P6" svg:width="0.0783in" svg:height="0.074in" svg:x="0.2795in" svg:y="0.0866in" svg:viewBox="0 0 200 189" svg:d="M166 29c3-10 7-19 29-20 1 0 5 0 5-6 0-1-1-3-4-3-9 0-19 1-28 1-8 0-19-1-28-1-1 0-6 0-6 6 0 3 5 3 7 3 12 1 16 4 16 12 0 1 0 2 0 3-4 18-24 99-27 107-16 35-46 48-69 48-18 0-37-8-37-35 0-6 0-13 2-20 9-35 18-69 27-103 2-10 2-12 23-12 4 0 9 0 9-6 0-1-1-3-5-3-7 0-27 1-36 1-4 0-13 0-19-1-4 0-11 0-16 0-1 0-6 0-6 6 0 3 4 3 9 3 3 0 6 0 10 1 6 0 7 1 7 3s-4 12-5 19c-2 8-4 15-6 23-6 21-10 42-16 63-2 11-2 13-2 18 0 33 28 53 59 53 38 0 74-29 83-65 8-32 16-63 24-95z"><text:p/></draw:path><draw:path draw:style-name="gr3" draw:text-style-name="P6" svg:width="0.0756in" svg:height="0.0685in" svg:x="0.4012in" svg:y="0.0469in" svg:viewBox="0 0 193 175" svg:d="M118 54c2-10 12-45 38-45 2 0 11 0 20 4-11 2-19 12-19 21 0 7 5 14 15 14 8 0 21-7 21-23 0-19-24-25-37-25-22 0-35 21-39 30-10-26-31-30-42-30-41 0-63 50-63 59 0 5 3 4 5 5 3 0 4-1 5-5 13-40 39-50 52-50 7 0 21 3 21 25 0 12-7 39-21 93-7 24-20 39-37 39-3 0-12 0-19-4 10-2 18-10 18-21s-8-14-14-14c-12 0-22 11-22 23 0 17 20 25 36 25 26 0 40-28 41-30 4 15 19 30 42 30 39 0 61-50 61-59 0-5-3-5-4-5-3 0-4 2-5 5-13 41-39 50-51 50-15 0-22-12-22-25 0-9 3-17 7-34 4-18 8-35 13-53z"><text:p/></draw:path><draw:path draw:style-name="gr3" draw:text-style-name="P6" svg:width="0.1008in" svg:height="0.035in" svg:x="0.5343in" svg:y="0.057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248in" svg:height="0.1028in" svg:x="0.6906in" svg:y="0.0102in" svg:viewBox="0 0 318 262" svg:d="M176 105c-11-27-21-52-32-77-1-4-1-4-2-5 0-3 7-10 23-12 3 0 8 0 8-7 0-4-5-4-6-4-16 0-33 1-49 1-9 0-33-1-43-1-2 0-7 0-7 8 0 3 4 3 9 3 23 0 25 4 29 13 15 35 30 71 46 107-28 29-54 58-82 87-2 2-3 3-5 4-19 21-37 27-57 28-5 1-8 1-8 8 0 1 0 4 4 4 13 0 25-1 37-1 14 0 29 1 44 1 2 0 6 0 6-8 0-3-3-2-4-4-4 0-15-1-15-12 0-6 5-12 9-17 14-13 27-27 40-41 11-13 23-26 34-38 13 31 27 62 40 91 1 5 2 5 2 6 0 3-8 10-23 11-5 1-8 1-8 8 0 4 5 4 7 4 10 0 37-1 48-1 10 0 33 1 43 1 2 0 8 0 8-8 0-4-5-4-8-4-25 0-26-1-33-17-15-35-41-95-49-119 26-26 66-72 79-83 11-9 25-19 48-20 6 0 9 0 9-8-2-1 0-3-6-3-11 0-24 1-36 1-14 0-28-1-43-1-2 0-6 0-6 8 0 2 2 3 4 3 3 1 15 1 15 12 0 6-4 11-7 14-21 22-42 44-63 68z"><text:p/></draw:path></draw:g>: נוכיח באמצעות הכלה דו־כיוונית:</text:p>
          <text:list>
            <text:list-item>
              <text:p text:style-name="P53"><text:span text:style-name="T43"><draw:g text:anchor-type="as-char" svg:y="-0.1138in" draw:z-index="268" draw:name="Shape284" draw:style-name="gr1"><svg:title>TexMaths</svg:title><svg:desc>11§inline§\biguplus_{x \in U} x \subseteq X§svg§600§FALSE§</svg:desc><draw:path draw:style-name="gr2" draw:text-style-name="P5" svg:width="0.8079in" svg:height="0.1512in" svg:x="-0.0004in" svg:y="0.0079in" svg:viewBox="0 0 2053 385" svg:d="M0 0c684 0 1369 0 2053 0 0 129 0 256 0 385-684 0-1369 0-2053 0 0-129 0-256 0-385z"><text:p/></draw:path><draw:path draw:style-name="gr3" draw:text-style-name="P6" svg:width="0.1091in" svg:height="0.1512in" svg:x="0.0004in" svg:y="0in" svg:viewBox="0 0 278 385" svg:d="M205 196c6 0 19 0 19-13 0-14-13-14-17-14-19 0-36 0-55 0 0-17 0-35 0-52 0-7 0-20-13-20-14 0-14 12-14 17 0 18 0 37 0 55-17 0-36 0-53 0-6 0-19 0-19 14 0 13 13 13 20 13 17 0 35 0 52 0 0 17 0 35 0 53 0 5 0 17 14 17 13 0 13-13 13-19 0-17 0-35 0-51 17 0 35 0 53 0zM251 250c0 66-55 109-112 109-58 0-113-43-113-109 0-77 0-154 0-231 0-6 0-19-13-19s-13 13-13 19c0 78 0 156 0 233 0 75 63 133 139 133 74 0 139-58 139-133 0-77 0-155 0-233 0-6 0-19-13-19-14 0-14 13-14 19 0 77 0 154 0 231z"><text:p/></draw:path><draw:path draw:style-name="gr3" draw:text-style-name="P6" svg:width="0.0567in" svg:height="0.0476in" svg:x="0.1236in" svg:y="0.1138in" svg:viewBox="0 0 145 122" svg:d="M55 90c-3 10-12 24-25 24-1 0-9 0-15-4 11-3 11-13 11-14 0-6-4-10-9-10-8 0-17 6-17 16 0 14 15 20 29 20 13 0 24-8 30-20 7 15 21 20 32 20 31 0 48-34 48-42 0-3-4-3-5-3-3 0-3 1-4 4-6 19-22 33-38 33-11 0-16-7-16-17 0-7 7-32 14-62 6-21 18-27 27-27 4 1 8 0 14 3-9 3-12 10-12 15 0 6 4 10 11 10 5 0 15-5 15-16 0-16-17-20-28-20-14 0-25 9-30 19-4-11-18-19-33-19-30 0-47 33-47 42 0 3 3 2 4 3 4 0 4-1 6-4 6-22 24-33 37-33 9 0 15 4 15 17 0 6-3 19-5 29-3 12-6 24-9 36z"><text:p/></draw:path><draw:path draw:style-name="gr3" draw:text-style-name="P6" svg:width="0.0583in" svg:height="0.0689in" svg:x="0.1992in" svg:y="0.0984in" svg:viewBox="0 0 149 176" svg:d="M139 95c4 0 10 0 10-7s-6-7-10-7c-42 0-84 0-126 0 5-39 37-68 79-68 16 0 31 0 47 0 4 0 10 0 10-6 0-7-6-7-10-7-16 0-32 0-48 0-50 0-91 40-91 88 0 50 41 88 91 88 16 0 32 0 48 0 4 0 10 0 10-7 0-6-6-6-10-6-16 0-31 0-47 0-42 0-74-30-79-68 42 0 84 0 126 0z"><text:p/></draw:path><draw:path draw:style-name="gr3" draw:text-style-name="P6" svg:width="0.0783in" svg:height="0.074in" svg:x="0.2795in" svg:y="0.0866in" svg:viewBox="0 0 200 189" svg:d="M166 29c3-10 7-19 29-20 1 0 5 0 5-6 0-1-1-3-4-3-9 0-19 1-28 1-8 0-19-1-28-1-1 0-6 0-6 6 0 3 5 3 7 3 12 1 16 4 16 12 0 1 0 2 0 3-4 18-24 99-27 107-16 35-46 48-69 48-18 0-37-8-37-35 0-6 0-13 2-20 9-35 18-69 27-103 2-10 2-12 23-12 4 0 9 0 9-6 0-1-1-3-5-3-7 0-27 1-36 1-4 0-13 0-19-1-4 0-11 0-16 0-1 0-6 0-6 6 0 3 4 3 9 3 3 0 6 0 10 1 6 0 7 1 7 3s-4 12-5 19c-2 8-4 15-6 23-6 21-10 42-16 63-2 11-2 13-2 18 0 33 28 53 59 53 38 0 74-29 83-65 8-32 16-63 24-95z"><text:p/></draw:path><draw:path draw:style-name="gr3" draw:text-style-name="P6" svg:width="0.0756in" svg:height="0.0685in" svg:x="0.4012in" svg:y="0.0469in" svg:viewBox="0 0 193 175" svg:d="M118 54c2-10 12-45 38-45 2 0 11 0 20 4-11 2-19 12-19 21 0 7 5 14 15 14 8 0 21-7 21-23 0-19-24-25-37-25-22 0-35 21-39 30-10-26-31-30-42-30-41 0-63 50-63 59 0 5 3 4 5 5 3 0 4-1 5-5 13-40 39-50 52-50 7 0 21 3 21 25 0 12-7 39-21 93-7 24-20 39-37 39-3 0-12 0-19-4 10-2 18-10 18-21s-8-14-14-14c-12 0-22 11-22 23 0 17 20 25 36 25 26 0 40-28 41-30 4 15 19 30 42 30 39 0 61-50 61-59 0-5-3-5-4-5-3 0-4 2-5 5-13 41-39 50-51 50-15 0-22-12-22-25 0-9 3-17 7-34 4-18 8-35 13-53z"><text:p/></draw:path><draw:path draw:style-name="gr3" draw:text-style-name="P6" svg:width="0.0921in" svg:height="0.1165in" svg:x="0.5386in" svg:y="0.0173in" svg:viewBox="0 0 235 297" svg:d="M222 15c7 0 13 0 13-7 0-8-6-8-13-8-35 0-69 0-104 0-66 0-118 51-118 111 0 63 53 111 118 111 35 0 69 0 104 0 7 0 13 0 13-7s-6-7-13-7c-34 0-69 0-103 0-61 0-104-45-104-96 0-53 44-97 104-97 34 0 69 0 103 0zM21 282c-7 0-13 0-13 7 0 8 6 8 13 8 67 0 134 0 201 0 7 0 13 0 13-8 0-7-6-7-13-7-67 0-134 0-201 0z"><text:p/></draw:path><draw:path draw:style-name="gr3" draw:text-style-name="P6" svg:width="0.1248in" svg:height="0.1028in" svg:x="0.6906in" svg:y="0.0102in" svg:viewBox="0 0 318 262" svg:d="M176 105c-11-27-21-52-32-77-1-4-1-4-2-5 0-3 7-10 23-12 3 0 8 0 8-7 0-4-5-4-6-4-16 0-33 1-49 1-9 0-33-1-43-1-2 0-7 0-7 8 0 3 4 3 9 3 23 0 25 4 29 13 15 35 30 71 46 107-28 29-54 58-82 87-2 2-3 3-5 4-19 21-37 27-57 28-5 1-8 1-8 8 0 1 0 4 4 4 13 0 25-1 37-1 14 0 29 1 44 1 2 0 6 0 6-8 0-3-3-2-4-4-4 0-15-1-15-12 0-6 5-12 9-17 14-13 27-27 40-41 11-13 23-26 34-38 13 31 27 62 40 91 1 5 2 5 2 6 0 3-8 10-23 11-5 1-8 1-8 8 0 4 5 4 7 4 10 0 37-1 48-1 10 0 33 1 43 1 2 0 8 0 8-8 0-4-5-4-8-4-25 0-26-1-33-17-15-35-41-95-49-119 26-26 66-72 79-83 11-9 25-19 48-20 6 0 9 0 9-8-2-1 0-3-6-3-11 0-24 1-36 1-14 0-28-1-43-1-2 0-6 0-6 8 0 2 2 3 4 3 3 1 15 1 15 12 0 6-4 11-7 14-21 22-42 44-63 68z"><text:p/></draw:path></draw:g></text:span><text:span text:style-name="T43">: יהי </text:span><text:span text:style-name="T43"><draw:g text:anchor-type="as-char" svg:y="-0.1134in" draw:z-index="275" draw:name="Shape285" draw:style-name="gr1"><svg:title>TexMaths</svg:title><svg:desc>11§inline§a \in \biguplus U§svg§600§FALSE§</svg:desc><draw:path draw:style-name="gr2" draw:text-style-name="P5" svg:width="0.5177in" svg:height="0.1354in" svg:x="0.0016in" svg:y="0.0071in" svg:viewBox="0 0 1316 345" svg:d="M0 0c439 0 877 0 1316 0 0 115 0 230 0 345-439 0-877 0-1316 0 0-115 0-230 0-345z"><text:p/></draw:path><draw:path draw:style-name="gr3" draw:text-style-name="P6" svg:width="0.0693in" svg:height="0.0681in" svg:x="-0.0004in" svg:y="0.0453in" svg:viewBox="0 0 177 174" svg:d="M129 24c-7-14-19-24-35-24-46 0-94 56-94 112 0 37 21 62 52 62 7 0 26-1 49-29 4 17 18 29 35 29 15 0 24-9 29-21 7-13 12-37 12-38 0-4-3-4-4-4-5 0-5 1-6 7-6 25-14 48-29 48-10 0-11-10-11-17 0-9 0-12 4-29s5-21 9-35c4-19 9-37 13-54 3-11 3-11 3-13 0-7-4-10-11-10-10 0-15 9-16 16zM103 124c-2 7-2 8-7 15-17 21-33 27-44 27-19 0-24-22-24-36 0-20 12-67 20-85 13-23 30-36 46-36 25 0 30 31 30 33s-1 5-1 6c-6 26-13 51-20 76z"><text:p/></draw:path><draw:path draw:style-name="gr3" draw:text-style-name="P6" svg:width="0.076in" svg:height="0.087in" svg:x="0.1287in" svg:y="0.0307in" svg:viewBox="0 0 194 222" svg:d="M180 119c7 0 14 0 14-8s-7-8-14-8c-55 0-108 0-163 0 4-51 48-88 103-88 20 0 41 0 60 0 7 0 14 0 14-7 0-8-7-8-14-8-20 0-40 0-61 0-66 0-119 50-119 111 0 62 53 111 119 111 21 0 41 0 61 0 7 0 14 0 14-7 0-8-7-8-14-8-19 0-40 0-60 0-55 0-99-36-103-88 55 0 108 0 163 0z"><text:p/></draw:path><draw:path draw:style-name="gr3" draw:text-style-name="P6" svg:width="0.1087in" svg:height="0.1508in" svg:x="0.2681in" svg:y="0in" svg:viewBox="0 0 277 384" svg:d="M205 194c6 0 19 0 19-12 0-14-13-14-18-14-18 0-37 0-54 0 0-17 0-35 0-51 0-7 0-21-13-21-14 0-14 13-14 19 0 17 0 35 0 53-17 0-36 0-53 0-6 0-19 0-19 14 0 12 13 12 20 12 17 0 35 0 52 0 0 18 0 37 0 55 0 5 0 17 14 17 13 0 13-13 13-19 0-18 0-36 0-53 17 0 35 0 53 0zM251 250c0 65-55 108-112 108-58 0-113-43-113-108 0-77 0-154 0-231 0-6 0-19-13-19s-13 13-13 19c0 77 0 155 0 232 0 75 64 133 139 133 74 0 138-58 138-133 0-77 0-155 0-232 0-6 0-19-13-19s-13 13-13 19c0 77 0 154 0 231z"><text:p/></draw:path><draw:path draw:style-name="gr3" draw:text-style-name="P6" svg:width="0.1047in" svg:height="0.1063in" svg:x="0.422in" svg:y="0.0098in" svg:viewBox="0 0 267 271" svg:d="M219 41c4-16 11-28 42-29 2 0 6 0 6-8-2-1 0-4-5-4-12 0-25 2-39 2-13 0-27-2-40-2-3 0-7 0-7 8 0 4 3 4 7 4 22 1 26 9 26 18 0 1-1 6-1 7-12 46-23 92-35 138-14 51-57 84-96 84-26 0-47-17-47-50 0-1 0-13 4-28 12-51 25-102 38-151 3-13 4-18 31-18 11 0 14 0 14-8 0-4-4-4-6-4-10 0-38 2-48 2-12 0-40-2-51-2-3 0-6 0-6 8 0 4 3 4 9 4 2 0 9 0 16 1 6 1 10 1 10 7 0 2-5 17-7 26-3 11-5 22-9 34-3 16-22 88-23 96-2 11-2 17-2 21 0 47 35 74 75 74 49 0 97-43 110-94 11-46 23-91 34-136z"><text:p/></draw:path></draw:g></text:span><text:span text:style-name="T43">, כלומר קיים </text:span><text:span text:style-name="T43"><draw:g text:anchor-type="as-char" svg:y="-0.1035in" draw:z-index="269" draw:name="Shape286" draw:style-name="gr1"><svg:title>TexMaths</svg:title><svg:desc>11§display§x \in U§svg§600§FALSE§</svg:desc><draw:path draw:style-name="gr2" draw:text-style-name="P5" svg:width="0.372in" svg:height="0.0933in" svg:x="0.0031in" svg:y="0.0063in" svg:viewBox="0 0 946 238" svg:d="M474 238c-158 0-316 0-474 0 0-79 0-159 0-238 316 0 630 0 946 0 0 79 0 159 0 238-158 0-315 0-472 0z"><text:p/></draw:path><draw:path draw:style-name="gr3" draw:text-style-name="P6" svg:width="0.0752in" svg:height="0.0677in" svg:x="-0.0004in" svg:y="0.0358in" svg:viewBox="0 0 192 173" svg:d="M118 54c3-10 12-46 38-46 2 0 11 0 20 5-11 2-19 12-19 21 0 7 5 13 15 13 8 0 20-6 20-22 0-20-22-25-35-25-23 0-36 20-40 29-10-26-31-29-42-29-41 0-63 49-63 59 0 4 3 2 4 4 4 0 5 0 6-5 13-40 38-50 52-50 7 0 21 4 21 26 0 12-7 37-21 91-7 24-20 40-37 40-2 0-11 0-19-6 9-1 18-9 18-20 0-9-9-13-14-13-12 0-22 10-22 22 0 18 20 25 36 25 27 0 40-26 41-28 4 13 19 28 42 28 39 0 61-49 61-58 0-4-3-4-4-4-3 0-4 2-4 4-14 40-40 50-52 50-16 0-21-11-21-24 0-9 2-18 7-35 4-17 7-35 12-52z"><text:p/></draw:path><draw:path draw:style-name="gr3" draw:text-style-name="P6" svg:width="0.0752in" svg:height="0.0874in" svg:x="0.1374in" svg:y="0.0209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6" svg:width="0.1051in" svg:height="0.1059in" svg:x="0.2776in" svg:y="-0.0004in" svg:viewBox="0 0 268 270" svg:d="M220 41c3-16 11-28 42-29 2 0 6 0 6-8-2-1 0-4-5-4-12 0-27 1-40 1s-27-1-39-1c-3 0-7 0-7 8 0 4 3 4 7 4 22 0 26 9 26 18 0 1-1 6-1 7-12 45-24 91-35 136-13 52-57 86-96 86-26 0-47-17-47-50 0-1 0-14 4-30 12-49 25-100 38-149 3-14 4-18 31-18 10 0 14 0 14-8 0-4-5-4-6-4-11 0-38 1-49 1s-39-1-50-1c-3 0-8 0-8 8 0 4 5 4 11 4 2 0 9 0 16 1 6 0 10 1 10 6 0 2-5 18-7 27-3 11-5 22-9 34-3 16-22 87-23 95-3 11-3 16-3 22 0 47 35 73 76 73 49 0 97-43 110-93 11-45 22-91 34-136z"><text:p/></draw:path></draw:g></text:span><text:span text:style-name="T43"><text:s/>כך ש־</text:span><text:span text:style-name="T43"><draw:g text:anchor-type="as-char" svg:y="-0.0811in" draw:z-index="273" draw:name="Shape287" draw:style-name="gr1"><svg:title>TexMaths</svg:title><svg:desc>11§display§a\in x§svg§600§FALSE§</svg:desc><draw:path draw:style-name="gr2" draw:text-style-name="P5" svg:width="0.3303in" svg:height="0.0713in" svg:x="0.0016in" svg:y="0.0079in" svg:viewBox="0 0 840 182" svg:d="M421 182c-141 0-281 0-421 0 0-60 0-122 0-182 280 0 560 0 840 0 0 60 0 122 0 182-140 0-280 0-419 0z"><text:p/></draw:path><draw:path draw:style-name="gr3" draw:text-style-name="P6" svg:width="0.0693in" svg:height="0.0677in" svg:x="-0.0004in" svg:y="0.0146in" svg:viewBox="0 0 177 173" svg:d="M129 25c-7-14-18-25-35-25-46 0-94 57-94 113 0 35 22 60 52 60 7 0 27-2 50-28 3 15 17 28 36 28 13 0 22-9 27-22 7-13 12-35 12-36 0-4-3-4-4-4-5 0-5 2-6 7-6 23-13 46-29 46-10 0-11-9-11-17 0-9 0-12 4-27 4-17 6-20 9-34 4-19 10-37 14-54 2-11 2-12 2-13 0-7-4-11-11-11-10 0-15 8-16 17zM104 124c-2 6-2 6-8 13-17 21-33 27-43 27-20 0-25-20-25-36 0-17 12-64 20-82 13-23 30-37 46-37 25 0 30 32 30 34s-1 4-1 6c-6 24-13 50-19 75z"><text:p/></draw:path><draw:path draw:style-name="gr3" draw:text-style-name="P6" svg:width="0.076in" svg:height="0.0866in" svg:x="0.1287in" svg:y="0in" svg:viewBox="0 0 194 221" svg:d="M181 118c6 0 13 0 13-6 0-8-7-8-13-8-55 0-109 0-164 0 4-51 48-89 103-89 20 0 40 0 61 0 6 0 13 0 13-7 0-8-7-8-13-8-21 0-41 0-62 0-66 0-119 50-119 112 0 60 53 109 119 109 21 0 41 0 62 0 6 0 13 0 13-7 0-8-7-8-13-8-21 0-41 0-61 0-55 0-99-37-103-88 55 0 109 0 164 0z"><text:p/></draw:path><draw:path draw:style-name="gr3" draw:text-style-name="P6" svg:width="0.0756in" svg:height="0.0677in" svg:x="0.2642in" svg:y="0.0146in" svg:viewBox="0 0 193 173" svg:d="M118 54c2-10 11-45 38-45 3 0 11 0 19 5-10 1-19 11-19 21 0 6 5 13 16 13 9 0 21-7 21-23 0-20-23-25-37-25-22 0-36 21-40 30-9-26-30-30-42-30-40 0-62 49-62 59 0 5 3 5 5 5 3 0 4-2 5-5 13-40 39-50 52-50 6 0 21 3 21 26 0 11-7 37-21 91-7 22-20 38-38 38-2 0-11 0-18-5 10-1 17-10 17-20 0-11-7-13-14-13-11 0-21 9-21 22 0 18 20 25 36 25 26 0 40-27 41-29 4 14 19 29 42 29 40 0 62-48 62-58 0-4-4-4-5-4-3 0-4 2-5 4-12 41-39 49-52 49-14 0-21-12-21-25 0-9 2-15 7-33 4-17 8-35 13-52z"><text:p/></draw:path></draw:g></text:span><text:span text:style-name="T43">, ונוכיח </text:span><text:span text:style-name="T43"><draw:g text:anchor-type="as-char" svg:y="-0.1035in" draw:z-index="274" draw:name="Shape288" draw:style-name="gr1"><svg:title>TexMaths</svg:title><svg:desc>11§display§a \in X§svg§600§FALSE§</svg:desc><draw:path draw:style-name="gr2" draw:text-style-name="P5" svg:width="0.3795in" svg:height="0.0933in" svg:x="0.0016in" svg:y="0.0063in" svg:viewBox="0 0 965 238" svg:d="M483 238c-162 0-322 0-483 0 0-79 0-159 0-238 321 0 644 0 965 0 0 79 0 159 0 238-161 0-321 0-482 0z"><text:p/></draw:path><draw:path draw:style-name="gr3" draw:text-style-name="P6" svg:width="0.0693in" svg:height="0.0677in" svg:x="-0.0004in" svg:y="0.0358in" svg:viewBox="0 0 177 173" svg:d="M129 24c-7-14-18-24-35-24-46 0-94 56-94 113 0 35 22 60 52 60 7 0 27-2 50-28 3 15 17 28 36 28 13 0 22-8 28-20 7-14 7-26 11-38 0-4-3-4-4-4-5 0-5 2-6 6-6 26-13 48-29 48-10 0-11-10-11-17 0-9 0-12 4-28 4-17 5-20 9-35 4-19 10-37 14-54 2-11 2-11 2-13 0-7-4-10-11-10-9 0-15 7-16 16zM103 124c-1 7-1 8-7 14-17 20-33 27-43 27-20 0-25-20-25-35 0-20 12-67 22-85 11-23 28-37 44-37 25 0 30 32 30 34s-1 5-1 6c-6 26-13 51-20 76z"><text:p/></draw:path><draw:path draw:style-name="gr3" draw:text-style-name="P6" svg:width="0.076in" svg:height="0.0874in" svg:x="0.1287in" svg:y="0.0209in" svg:viewBox="0 0 194 223" svg:d="M180 120c7 0 14 0 14-8s-7-8-14-8c-55 0-108 0-163 0 4-51 48-89 103-89 20 0 41 0 60 0 7 0 14 0 14-7 0-8-7-8-14-8-20 0-40 0-61 0-66 0-119 51-119 112 0 60 53 111 119 111 21 0 41 0 61 0 7 0 14 0 14-8 0-7-7-7-14-7-19 0-40 0-60 0-55 0-99-38-103-88 55 0 108 0 163 0z"><text:p/></draw:path><draw:path draw:style-name="gr3" draw:text-style-name="P6" svg:width="0.1252in" svg:height="0.1028in" svg:x="0.2634in" svg:y="-0.0004in" svg:viewBox="0 0 319 262" svg:d="M177 105c-11-26-21-51-32-76-1-4-2-5-2-6 0-2 7-10 23-11 3 0 8-1 8-8 0-4-5-4-7-4-15 0-32 1-48 1-10 0-33-1-43-1-2 0-7 0-7 8 0 4 4 4 9 4 23 0 25 4 29 12 15 35 29 72 45 108-28 28-54 58-82 86-1 3-3 4-4 5-19 20-37 26-57 27-5 0-9 0-9 8 2 1 0 4 6 4 12 0 24-1 36-1 14 0 30 1 43 1 2 0 7 0 7-7 0-5-4-5-5-5-3 0-15-1-15-12 0-6 6-12 11-17 13-13 26-28 39-42 11-12 23-24 34-36 13 29 27 60 40 91 1 4 2 4 2 5 0 4-8 9-23 11-4 0-8 1-8 8 0 4 5 4 6 4 11 0 38-1 49-1 9 0 33 1 43 1 2 0 7 0 7-7 0-5-4-5-7-5-26 0-26-2-33-17-15-35-41-95-50-118 26-26 67-72 79-83 12-9 26-19 49-20 6 0 9 0 9-8-2-1 0-4-5-4-11 0-25 1-37 1-14 0-28-1-43-1-2 0-6 0-6 8 0 3 1 4 4 4s16 1 16 12c0 6-5 10-8 14-21 22-42 44-63 67z"><text:p/></draw:path></draw:g></text:span><text:span text:style-name="T43">. לפי הנתון </text:span><text:span text:style-name="T43"><draw:g text:anchor-type="as-char" svg:y="-0.1035in" draw:z-index="270" draw:name="Shape289" draw:style-name="gr1"><svg:title>TexMaths</svg:title><svg:desc>11§display§x \in U§svg§600§FALSE§</svg:desc><draw:path draw:style-name="gr2" draw:text-style-name="P5" svg:width="0.372in" svg:height="0.0933in" svg:x="0.0031in" svg:y="0.0063in" svg:viewBox="0 0 946 238" svg:d="M474 238c-158 0-316 0-474 0 0-79 0-159 0-238 316 0 630 0 946 0 0 79 0 159 0 238-158 0-315 0-472 0z"><text:p/></draw:path><draw:path draw:style-name="gr3" draw:text-style-name="P6" svg:width="0.0752in" svg:height="0.0677in" svg:x="-0.0004in" svg:y="0.0358in" svg:viewBox="0 0 192 173" svg:d="M118 54c3-10 12-46 38-46 2 0 11 0 20 5-11 2-19 12-19 21 0 7 5 13 15 13 8 0 20-6 20-22 0-20-22-25-35-25-23 0-36 20-40 29-10-26-31-29-42-29-41 0-63 49-63 59 0 4 3 2 4 4 4 0 5 0 6-5 13-40 38-50 52-50 7 0 21 4 21 26 0 12-7 37-21 91-7 24-20 40-37 40-2 0-11 0-19-6 9-1 18-9 18-20 0-9-9-13-14-13-12 0-22 10-22 22 0 18 20 25 36 25 27 0 40-26 41-28 4 13 19 28 42 28 39 0 61-49 61-58 0-4-3-4-4-4-3 0-4 2-4 4-14 40-40 50-52 50-16 0-21-11-21-24 0-9 2-18 7-35 4-17 7-35 12-52z"><text:p/></draw:path><draw:path draw:style-name="gr3" draw:text-style-name="P6" svg:width="0.0752in" svg:height="0.0874in" svg:x="0.1374in" svg:y="0.0209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6" svg:width="0.1051in" svg:height="0.1059in" svg:x="0.2776in" svg:y="-0.0004in" svg:viewBox="0 0 268 270" svg:d="M220 41c3-16 11-28 42-29 2 0 6 0 6-8-2-1 0-4-5-4-12 0-27 1-40 1s-27-1-39-1c-3 0-7 0-7 8 0 4 3 4 7 4 22 0 26 9 26 18 0 1-1 6-1 7-12 45-24 91-35 136-13 52-57 86-96 86-26 0-47-17-47-50 0-1 0-14 4-30 12-49 25-100 38-149 3-14 4-18 31-18 10 0 14 0 14-8 0-4-5-4-6-4-11 0-38 1-49 1s-39-1-50-1c-3 0-8 0-8 8 0 4 5 4 11 4 2 0 9 0 16 1 6 0 10 1 10 6 0 2-5 18-7 27-3 11-5 22-9 34-3 16-22 87-23 95-3 11-3 16-3 22 0 47 35 73 76 73 49 0 97-43 110-93 11-45 22-91 34-136z"><text:p/></draw:path></draw:g></text:span><text:span text:style-name="T43">, נסיק שקיימות קבוצות </text:span><text:span text:style-name="T43"><draw:g text:anchor-type="as-char" svg:y="-0.1071in" draw:z-index="271" draw:name="Shape290" draw:style-name="gr1"><svg:title>TexMaths</svg:title><svg:desc>11§display§A \in S, B \in T§svg§600§FALSE§</svg:desc><draw:path draw:style-name="gr2" draw:text-style-name="P5" svg:width="0.8614in" svg:height="0.122in" svg:x="0.002in" svg:y="0.0071in" svg:viewBox="0 0 2189 311" svg:d="M1094 311c-365 0-729 0-1094 0 0-103 0-208 0-311 729 0 1460 0 2189 0 0 103 0 208 0 311-365 0-729 0-1095 0z"><text:p/></draw:path><draw:path draw:style-name="gr3" draw:text-style-name="P6" svg:width="0.1035in" svg:height="0.1083in" svg:x="0in" svg:y="0in" svg:viewBox="0 0 264 276" svg:d="M55 232c-15 25-31 31-47 32-5 1-8 1-8 8 0 2 1 4 4 4 11 0 22-1 33-1 14 0 27 1 39 1 3 0 8 0 8-8 0-3-4-4-7-4-9 0-18-3-18-13 0-5 3-9 6-14 10-17 20-33 30-50 31 0 64 0 96 0 0 9 6 61 6 65 0 11-20 12-28 12-5 0-8 0-8 8 0 4 4 4 5 4 15 0 32-1 47-1 10 0 34 1 44 1 3 0 7 0 7-8 0-4-3-4-9-4-23 0-23-2-24-13-8-80-17-161-24-241-1-8-1-10-8-10-5 0-8 3-10 7-45 74-89 150-134 225zM101 175c25-42 51-85 76-127 4 42 9 85 13 127-29 0-59 0-89 0z"><text:p/></draw:path><draw:path draw:style-name="gr3" draw:text-style-name="P6" svg:width="0.076in" svg:height="0.0874in" svg:x="0.1634in" svg:y="0.0268in" svg:viewBox="0 0 194 223" svg:d="M180 120c7 0 14 0 14-8 0-7-7-7-14-7-55 0-109 0-164 0 5-52 49-90 104-90 20 0 41 0 60 0 7 0 14 0 14-7 0-8-7-8-14-8-21 0-40 0-61 0-66 0-119 51-119 112 0 63 53 111 119 111 21 0 40 0 61 0 7 0 14 0 14-7 0-8-7-8-14-8-19 0-40 0-60 0-55 0-99-36-104-88 55 0 109 0 164 0z"><text:p/></draw:path><draw:path draw:style-name="gr3" draw:text-style-name="P6" svg:width="0.0898in" svg:height="0.1102in" svg:x="0.3024in" svg:y="0.0016in" svg:viewBox="0 0 229 281" svg:d="M229 4c0-1 0-4-4-4-2 0-2 0-7 6-7 7-12 14-19 21-10-17-30-27-55-27-48 0-96 44-96 91 0 31 21 49 41 55 14 4 28 7 42 10 14 5 35 10 35 42 0 34-32 70-69 70-26 0-68-8-68-56 0-10 2-18 2-21 1-2 1-2 1-3 0-3-2-3-5-3-2 0-3 0-4 1s-23 89-23 90c0 2 2 5 4 5 3 0 3-1 7-6 7-8 13-14 20-22 16 22 43 28 65 28 52 0 98-52 98-100 0-26-14-39-19-45-9-8-14-11-50-19-7-3-22-6-25-7-11-3-24-14-24-35 0-31 32-64 68-64 32 0 55 16 55 59 0 12-1 20-1 22 1 1 0 4 4 4 5 0 5-1 7-8 7-28 13-56 20-84z"><text:p/></draw:path><draw:path draw:style-name="gr3" draw:text-style-name="P6" svg:width="0.0173in" svg:height="0.0453in" svg:x="0.4012in" svg:y="0.0925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1083in" svg:height="0.1031in" svg:x="0.4622in" svg:y="0.0043in" svg:viewBox="0 0 276 263" svg:d="M45 233c-3 14-4 18-35 18-7 0-10 0-10 7 0 5 3 5 10 5 46 0 92 0 138 0 61 0 107-45 107-84 0-27-23-49-60-54 40-7 81-36 81-72 0-29-25-53-73-53-42 0-86 0-129 0-7 0-11 0-11 8 0 4 3 4 11 4 1 0 7 0 14 0 8 1 11 1 11 7 0 1-1 2-2 7-18 70-34 138-52 207zM103 122c8-32 17-64 25-96 3-13 4-14 20-14 17 0 33 0 50 0 34 0 43 22 43 40 0 34-33 70-80 70-19 0-39 0-58 0zM87 251c-6 0-7 0-9 0-4 0-5-1-5-5 0-1 0-1 2-8 9-36 17-72 26-107 24 0 50 0 74 0 36 0 44 28 44 45 0 37-34 75-80 75-18 0-35 0-52 0z"><text:p/></draw:path><draw:path draw:style-name="gr3" draw:text-style-name="P6" svg:width="0.076in" svg:height="0.0874in" svg:x="0.6335in" svg:y="0.0268in" svg:viewBox="0 0 194 223" svg:d="M179 120c7 0 15 0 15-8 0-7-8-7-15-7-55 0-109 0-164 0 6-52 50-90 104-90 20 0 40 0 60 0 7 0 15 0 15-7 0-8-8-8-15-8-20 0-40 0-60 0-66 0-119 51-119 112 0 63 53 111 119 111 20 0 40 0 60 0 7 0 15 0 15-7 0-8-8-8-15-8-20 0-40 0-60 0-54 0-98-36-104-88 55 0 109 0 164 0z"><text:p/></draw:path><draw:path draw:style-name="gr3" draw:text-style-name="P6" svg:width="0.1031in" svg:height="0.1024in" svg:x="0.7681in" svg:y="0.0059in" svg:viewBox="0 0 263 261" svg:d="M155 26c3-9 4-13 10-14 3 0 15 0 24 0 39 0 56 1 56 31 0 6-1 21-3 32 0 1-1 5-1 6 0 3 1 6 4 6 5 0 6-3 7-9 3-22 6-45 10-67 0-2 1-5 1-7 0-4-5-4-11-4-72 0-143 0-215 0-8 0-8 0-12 8-7 23-15 45-23 68-1 2-2 5-2 7s2 4 4 4c5 0 5-2 7-9 21-59 31-66 88-66 5 0 10 0 15 0 11 0 11 1 11 5 0 2-1 6-2 7-17 68-34 138-52 206-3 14-4 19-46 19-13 0-15 0-15 7 0 5 4 5 6 5 10 0 21-1 31-1 11 0 23 0 33 0 11 0 22 0 32 0 12 0 23 1 34 1 5 0 9 0 9-8 0-4-3-4-13-4s-16 0-25 0c-11-2-15-4-15-9 1-2 0-2 2-8 17-68 35-137 51-206z"><text:p/></draw:path></draw:g></text:span><text:span text:style-name="T43"><text:s/>כך ש־</text:span><text:span text:style-name="T43"><draw:g text:anchor-type="as-char" svg:y="-0.1118in" draw:z-index="272" draw:name="Shape291" draw:style-name="gr1"><svg:title>TexMaths</svg:title><svg:desc>11§display§x = A \cap B§svg§600§FALSE§</svg:desc><draw:path draw:style-name="gr2" draw:text-style-name="P5" svg:width="0.6717in" svg:height="0.0957in" svg:x="0.0031in" svg:y="0.0079in" svg:viewBox="0 0 1707 244" svg:d="M0 0c569 0 1138 0 1707 0 0 82 0 162 0 244-569 0-1138 0-1707 0 0-82 0-162 0-244z"><text:p/></draw:path><draw:path draw:style-name="gr3" draw:text-style-name="P6" svg:width="0.0756in" svg:height="0.0677in" svg:x="-0.0004in" svg:y="0.0417in" svg:viewBox="0 0 193 173" svg:d="M118 54c2-10 11-46 38-46 2 0 11 0 20 5-11 2-19 12-19 21 0 6 5 13 15 13 9 0 21-6 21-22 0-19-23-25-37-25-22 0-35 20-39 29-10-26-31-29-42-29-41 0-63 50-63 60 0 3 3 2 5 3 3 0 4-1 5-5 13-40 39-50 52-50 7 0 21 4 21 26 0 12-7 38-21 92-7 23-20 38-37 38-3 0-12 0-19-4 10-2 17-10 17-20s-7-13-14-13c-11 0-21 10-21 21 0 17 20 25 36 25 26 0 40-26 41-29 4 15 19 29 42 29 39 0 62-48 62-58 0-4-4-4-5-4-3 0-4 1-5 5-13 39-39 48-51 48-15 0-22-12-22-24 0-8 2-16 7-33 4-18 8-35 13-53z"><text:p/></draw:path><draw:path draw:style-name="gr3" draw:text-style-name="P6" svg:width="0.1004in" svg:height="0.035in" svg:x="0.1331in" svg:y="0.0531in" svg:viewBox="0 0 256 90" svg:d="M244 15c6 0 12 0 12-7 0-8-6-8-12-8-77 0-154 0-231 0-5 0-13 0-13 8 0 7 8 7 13 7 77 0 154 0 231 0zM244 90c6 0 12 0 12-7 0-8-6-8-12-8-77 0-154 0-231 0-5 0-13 0-13 8 0 7 8 7 13 7 77 0 154 0 231 0z"><text:p/></draw:path><draw:path draw:style-name="gr3" draw:text-style-name="P6" svg:width="0.1039in" svg:height="0.1079in" svg:x="0.2906in" svg:y="0in" svg:viewBox="0 0 265 275" svg:d="M56 230c-15 27-31 31-47 32-6 2-9 2-9 8 0 3 2 5 6 5 9 0 22-2 33-2 13 0 26 2 38 2 2 0 8 0 8-7 0-4-4-6-7-6-9 0-17-3-17-13 0-4 2-9 5-14 10-16 19-32 29-49 32 0 65 0 97 0 1 8 6 60 6 64 0 11-20 12-27 12-6 0-10 0-10 8 0 5 3 3 5 5 17 0 33-2 49-2 10 0 34 2 44 2 2 0 6 0 6-8 0-5-3-5-9-5-24 0-24-2-25-13-8-80-15-160-23-240-1-8-1-9-8-9-5 0-7 2-10 7-45 75-89 148-134 223zM102 174c26-42 51-85 76-127 5 42 8 85 12 127-29 0-58 0-88 0z"><text:p/></draw:path><draw:path draw:style-name="gr3" draw:text-style-name="P6" svg:width="0.0843in" svg:height="0.0933in" svg:x="0.4413in" svg:y="0.0177in" svg:viewBox="0 0 215 238" svg:d="M215 84c0-59-60-84-108-84-50 0-107 28-107 84 0 46 0 94 0 140 0 8 0 14 8 14 7 0 7-6 7-14 0-46 0-92 0-138 0-58 63-71 92-71 17 0 42 4 63 17 29 19 29 44 29 54 0 46 0 92 0 138 0 8 0 14 8 14s8-6 8-14c0-46 0-94 0-140z"><text:p/></draw:path><draw:path draw:style-name="gr3" draw:text-style-name="P6" svg:width="0.1083in" svg:height="0.1024in" svg:x="0.5744in" svg:y="0.0051in" svg:viewBox="0 0 276 261" svg:d="M46 232c-4 15-5 17-35 17-7 0-11 0-11 8 0 4 3 4 11 4 46 0 91 0 138 0 61 0 106-45 106-82 0-28-22-50-59-53 40-8 80-37 80-73 0-29-25-53-71-53-43 0-87 0-130 0-8 0-11 0-11 8 0 3 3 3 10 3 1 0 9 0 15 1 7 1 10 1 10 7 0 1 0 2-1 6-18 69-34 138-52 207zM105 121c7-32 15-64 23-95 4-14 4-15 21-15 16 0 34 0 50 0 34 0 42 23 42 40 0 34-33 70-80 70-19 0-38 0-56 0zM87 249c-6 0-7 0-9 0-3 0-4-1-4-3 0-1 0-2 1-9 9-35 19-72 27-107 25 0 49 0 73 0 37 0 44 28 44 44 0 39-34 75-79 75-18 0-35 0-53 0z"><text:p/></draw:path></draw:g></text:span><text:span text:style-name="T43">. משום ש־</text:span><text:span text:style-name="T43"><draw:g text:anchor-type="as-char" svg:y="-0.0811in" draw:z-index="276" draw:name="Shape292" draw:style-name="gr1"><svg:title>TexMaths</svg:title><svg:desc>11§display§a \in x§svg§600§FALSE§</svg:desc><draw:path draw:style-name="gr2" draw:text-style-name="P5" svg:width="0.3303in" svg:height="0.0713in" svg:x="0.0016in" svg:y="0.0079in" svg:viewBox="0 0 840 182" svg:d="M421 182c-141 0-281 0-421 0 0-60 0-122 0-182 280 0 560 0 840 0 0 60 0 122 0 182-140 0-280 0-419 0z"><text:p/></draw:path><draw:path draw:style-name="gr3" draw:text-style-name="P6" svg:width="0.0693in" svg:height="0.0677in" svg:x="-0.0004in" svg:y="0.0146in" svg:viewBox="0 0 177 173" svg:d="M129 25c-7-14-18-25-35-25-46 0-94 57-94 113 0 35 22 60 52 60 7 0 27-2 50-28 3 15 17 28 36 28 13 0 22-9 27-22 7-13 12-35 12-36 0-4-3-4-4-4-5 0-5 2-6 7-6 23-13 46-29 46-10 0-11-9-11-17 0-9 0-12 4-27 4-17 6-20 9-34 4-19 10-37 14-54 2-11 2-12 2-13 0-7-4-11-11-11-10 0-15 8-16 17zM104 124c-2 6-2 6-8 13-17 21-33 27-43 27-20 0-25-20-25-36 0-17 12-64 20-82 13-23 30-37 46-37 25 0 30 32 30 34s-1 4-1 6c-6 24-13 50-19 75z"><text:p/></draw:path><draw:path draw:style-name="gr3" draw:text-style-name="P6" svg:width="0.076in" svg:height="0.0866in" svg:x="0.1287in" svg:y="0in" svg:viewBox="0 0 194 221" svg:d="M181 118c6 0 13 0 13-6 0-8-7-8-13-8-55 0-109 0-164 0 4-51 48-89 103-89 20 0 40 0 61 0 6 0 13 0 13-7 0-8-7-8-13-8-21 0-41 0-62 0-66 0-119 50-119 112 0 60 53 109 119 109 21 0 41 0 62 0 6 0 13 0 13-7 0-8-7-8-13-8-21 0-41 0-61 0-55 0-99-37-103-88 55 0 109 0 164 0z"><text:p/></draw:path><draw:path draw:style-name="gr3" draw:text-style-name="P6" svg:width="0.0756in" svg:height="0.0677in" svg:x="0.2642in" svg:y="0.0146in" svg:viewBox="0 0 193 173" svg:d="M118 54c2-10 11-45 38-45 3 0 11 0 19 5-10 1-19 11-19 21 0 6 5 13 16 13 9 0 21-7 21-23 0-20-23-25-37-25-22 0-36 21-40 30-9-26-30-30-42-30-40 0-62 49-62 59 0 5 3 5 5 5 3 0 4-2 5-5 13-40 39-50 52-50 6 0 21 3 21 26 0 11-7 37-21 91-7 22-20 38-38 38-2 0-11 0-18-5 10-1 17-10 17-20 0-11-7-13-14-13-11 0-21 9-21 22 0 18 20 25 36 25 26 0 40-27 41-29 4 14 19 29 42 29 40 0 62-48 62-58 0-4-4-4-5-4-3 0-4 2-5 4-12 41-39 49-52 49-14 0-21-12-21-25 0-9 2-15 7-33 4-17 8-35 13-52z"><text:p/></draw:path></draw:g></text:span><text:span text:style-name="T43">, אז </text:span><text:span text:style-name="T43"><draw:g text:anchor-type="as-char" svg:y="-0.1083in" draw:z-index="277" draw:name="Shape293" draw:style-name="gr1"><svg:title>TexMaths</svg:title><svg:desc>11§display§a \in A \cap B§svg§600§FALSE§</svg:desc><draw:path draw:style-name="gr2" draw:text-style-name="P5" svg:width="0.6488in" svg:height="0.0992in" svg:x="0.0016in" svg:y="0.0075in" svg:viewBox="0 0 1649 253" svg:d="M825 253c-275 0-550 0-825 0 0-84 0-169 0-253 550 0 1099 0 1649 0 0 84 0 169 0 253-275 0-549 0-824 0z"><text:p/></draw:path><draw:path draw:style-name="gr3" draw:text-style-name="P6" svg:width="0.0693in" svg:height="0.0689in" svg:x="-0.0004in" svg:y="0.0425in" svg:viewBox="0 0 177 176" svg:d="M129 24c-7-13-18-24-36-24-45 0-93 58-93 114 0 37 22 62 52 62 7 0 27-2 50-30 2 17 17 30 35 30 14 0 22-9 29-22s8-26 11-38c0-4-3-4-4-4-5 0-5 2-6 8-6 24-13 47-30 47-9 0-11-10-11-18s2-12 5-28c4-17 5-20 9-36 4-17 10-36 14-54 2-10 2-11 2-12 0-7-4-11-11-11-9 0-15 9-16 16zM103 125c-1 7-1 8-7 14-17 21-32 28-43 28-20 0-26-21-26-36 0-19 13-67 22-86 11-22 29-36 44-36 26 0 31 32 31 34 0 3-1 5-1 7-6 25-13 50-20 75z"><text:p/></draw:path><draw:path draw:style-name="gr3" draw:text-style-name="P6" svg:width="0.0752in" svg:height="0.0882in" svg:x="0.1291in" svg:y="0.028in" svg:viewBox="0 0 192 225" svg:d="M179 120c7 0 13 0 13-8s-6-8-13-8c-55 0-109 0-164 0 5-52 50-89 104-89 20 0 40 0 60 0 7 0 13 0 13-7 0-8-6-8-13-8-20 0-40 0-60 0-67 0-119 50-119 112s52 113 119 113c20 0 40 0 60 0 7 0 13 0 13-8s-6-8-13-8c-20 0-40 0-60 0-54 0-99-37-104-89 55 0 109 0 164 0z"><text:p/></draw:path><draw:path draw:style-name="gr3" draw:text-style-name="P6" svg:width="0.1039in" svg:height="0.1091in" svg:x="0.2654in" svg:y="-0.0004in" svg:viewBox="0 0 265 278" svg:d="M55 234c-15 25-31 30-47 32-5 0-8 0-8 7 0 3 1 5 4 5 11 0 23-1 33-1 14 0 27 1 40 1 2 0 7 0 7-8 0-4-4-4-6-4-9-2-19-5-19-14 0-4 3-9 6-14 10-17 20-33 30-50 31 0 64 0 96 0 1 8 6 61 6 64 0 12-20 14-28 14-5 0-8 0-8 7 0 5 4 5 5 5 15 0 32-1 48-1 9 0 35 1 43 1 3 0 8 0 8-8 0-4-4-4-9-4-24 0-24-3-25-15-8-81-17-160-24-241 0-8 0-10-7-10-6 0-8 3-11 7-45 75-89 151-134 227zM101 176c25-42 52-85 77-127 5 42 8 85 12 127-29 0-59 0-89 0z"><text:p/></draw:path><draw:path draw:style-name="gr3" draw:text-style-name="P6" svg:width="0.0846in" svg:height="0.0945in" svg:x="0.4161in" svg:y="0.0173in" svg:viewBox="0 0 216 241" svg:d="M216 85c0-58-60-85-108-85-51 0-108 28-108 84 0 48 0 95 0 143 0 7 0 14 8 14 7 0 7-7 7-14 0-47 0-94 0-141 0-57 64-71 93-71 17 0 42 5 61 18 30 19 30 43 30 54 0 47 0 93 0 140 0 7 1 14 9 14 9 0 8-7 8-14 0-48 0-94 0-142z"><text:p/></draw:path><draw:path draw:style-name="gr3" draw:text-style-name="P6" svg:width="0.1083in" svg:height="0.1035in" svg:x="0.5496in" svg:y="0.0047in" svg:viewBox="0 0 276 264" svg:d="M45 235c-3 14-4 17-35 17-7 0-10 0-10 8 0 4 3 4 10 4 46 0 92 0 138 0 61 0 107-45 107-84 0-27-23-49-60-54 40-8 81-36 81-73 0-29-25-53-73-53-42 0-86 0-129 0-7 0-11 0-11 8 0 4 3 4 11 4 1 0 7 0 14 0 8 1 11 1 11 7 0 1 0 2-2 8-18 69-34 138-52 208zM103 123c8-32 17-64 25-96 3-14 4-15 20-15 17 0 35 0 51 0 33 0 42 22 42 40 0 33-33 71-80 71-19 0-39 0-58 0zM87 252c-6 0-7 0-9 0-4-1-5-1-5-4 0-1 0-2 2-9 9-36 17-72 26-108 24 0 50 0 74 0 36 0 44 28 44 45 0 39-34 76-80 76-18 0-35 0-52 0z"><text:p/></draw:path></draw:g></text:span><text:span text:style-name="T43"><text:s/>ולכן </text:span><draw:g text:anchor-type="as-char" svg:y="-0.1075in" draw:z-index="278" draw:name="Shape294" draw:style-name="gr1"><svg:title>TexMaths</svg:title><svg:desc>11§display§a \in A§svg§600§FALSE§</svg:desc><draw:path draw:style-name="gr2" draw:text-style-name="P5" svg:width="0.3594in" svg:height="0.0984in" svg:x="0.0016in" svg:y="0.0079in" svg:viewBox="0 0 914 251" svg:d="M457 251c-152 0-304 0-457 0 0-84 0-167 0-251 305 0 609 0 914 0 0 84 0 167 0 251-152 0-305 0-457 0z"><text:p/></draw:path><draw:path draw:style-name="gr3" draw:text-style-name="P6" svg:width="0.0693in" svg:height="0.0681in" svg:x="-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6" svg:width="0.0756in" svg:height="0.087in" svg:x="0.1287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6" svg:width="0.1039in" svg:height="0.1079in" svg:x="0.2646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, <text:span text:style-name="T45">ומשום ש־</text:span><text:span text:style-name="T45"><draw:g text:anchor-type="as-char" svg:y="-0.1063in" draw:z-index="283" draw:name="Shape295" draw:style-name="gr1"><svg:title>TexMaths</svg:title><svg:desc>11§display§a \in S§svg§600§FALSE§</svg:desc><draw:path draw:style-name="gr2" draw:text-style-name="P5" svg:width="0.348in" svg:height="0.0969in" svg:x="0.0016in" svg:y="0.0063in" svg:viewBox="0 0 885 247" svg:d="M443 247c-148 0-296 0-443 0 0-83 0-164 0-247 295 0 590 0 885 0 0 83 0 164 0 247-148 0-295 0-442 0z"><text:p/></draw:path><draw:path draw:style-name="gr3" draw:text-style-name="P6" svg:width="0.0693in" svg:height="0.0681in" svg:x="-0.0004in" svg:y="0.0398in" svg:viewBox="0 0 177 174" svg:d="M129 25c-7-14-18-25-35-25-46 0-94 57-94 114 0 36 22 60 52 60 7 0 26-2 50-29 3 16 17 29 34 29 15 0 24-9 29-21 7-13 12-36 12-37 0-5-3-5-4-5-5 0-5 3-6 8-6 24-13 46-29 46-10 0-11-9-11-16 0-9 0-12 4-29 4-16 5-20 9-34 4-19 10-36 14-54 2-11 2-12 2-13 0-7-4-11-11-11-10 0-15 9-16 17zM103 125c-1 6-1 7-7 14-17 20-33 26-43 26-20 0-25-20-25-35 0-19 12-66 20-85 13-22 30-36 46-36 25 0 30 32 30 34s-1 4-1 7c-6 24-13 49-20 75z"><text:p/></draw:path><draw:path draw:style-name="gr3" draw:text-style-name="P6" svg:width="0.076in" svg:height="0.0874in" svg:x="0.1287in" svg:y="0.0248in" svg:viewBox="0 0 194 223" svg:d="M179 119c7 0 15 0 15-8 0-7-8-7-15-7-54 0-109 0-162 0 4-52 48-89 103-89 20 0 40 0 59 0 7 0 15 0 15-7 0-8-8-8-15-8-19 0-40 0-60 0-66 0-119 50-119 111s53 112 119 112c20 0 41 0 60 0 7 0 15 0 15-8s-8-8-15-8c-19 0-39 0-59 0-55 0-99-37-103-88 53 0 108 0 162 0z"><text:p/></draw:path><draw:path draw:style-name="gr3" draw:text-style-name="P6" svg:width="0.0898in" svg:height="0.1098in" svg:x="0.2673in" svg:y="-0.0004in" svg:viewBox="0 0 229 280" svg:d="M229 4c0-1-1-4-5-4-2 0-2 1-6 6-7 7-13 14-19 22-10-18-31-28-55-28-49 0-96 44-96 91 0 31 21 49 40 54 14 4 28 7 42 11 14 3 35 9 35 40 0 35-32 72-69 72-24 0-67-9-67-56 0-10 1-19 2-21 0-3 1-3 1-4 0-3-4-4-6-4s-2 1-3 2c-2 1-23 89-23 91s1 4 4 4c2 0 3-1 7-7 7-7 12-14 19-22 16 23 43 29 65 29 52 0 99-52 99-99 0-27-14-39-20-44-9-9-14-11-49-20-8-2-23-6-26-7-10-3-23-14-23-35 0-31 31-64 67-64 32 0 56 17 56 60 0 12-2 19-2 22 1 1 0 3 5 3 4 0 4-1 6-8 7-28 13-56 21-84z"><text:p/></draw:path></draw:g></text:span><text:span text:style-name="T45"> וגם </text:span><text:span text:style-name="T45"><draw:g text:anchor-type="as-char" svg:y="-0.111in" draw:z-index="279" draw:name="Shape296" draw:style-name="gr1"><svg:title>TexMaths</svg:title><svg:desc>11§display§S§svg§600§FALSE§</svg:desc><draw:path draw:style-name="gr2" draw:text-style-name="P5" svg:width="0.0819in" svg:height="0.0949in" svg:x="0in" svg:y="0.0079in" svg:viewBox="0 0 209 242" svg:d="M0 0c69 0 140 0 209 0 0 81 0 161 0 242-69 0-140 0-209 0 0-81 0-161 0-242z"><text:p/></draw:path><draw:path draw:style-name="gr3" draw:text-style-name="P6" svg:width="0.0898in" svg:height="0.1102in" svg:x="0in" svg:y="0in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text:span><text:span text:style-name="T45"><text:s/>חלוקה על </text:span><text:span text:style-name="T45"><draw:g text:anchor-type="as-char" svg:y="-0.1035in" draw:z-index="280" draw:name="Shape297" draw:style-name="gr1"><svg:title>TexMaths</svg:title><svg:desc>11§display§X§svg§600§FALSE§</svg:desc><draw:path draw:style-name="gr2" draw:text-style-name="P5" svg:width="0.113in" svg:height="0.0874in" svg:x="0.0035in" svg:y="0.0071in" svg:viewBox="0 0 288 223" svg:d="M0 0c96 0 192 0 288 0 0 74 0 149 0 223-96 0-192 0-288 0 0-74 0-149 0-223z"><text:p/></draw:path><draw:path draw:style-name="gr3" draw:text-style-name="P6" svg:width="0.1248in" svg:height="0.1031in" svg:x="-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45"><text:s/>אז </text:span><text:span text:style-name="T45"><draw:g text:anchor-type="as-char" svg:y="-0.1134in" draw:z-index="281" draw:name="Shape298" draw:style-name="gr1"><svg:title>TexMaths</svg:title><svg:desc>11§display§S \in \ps(X)§svg§600§FALSE§</svg:desc><draw:path draw:style-name="gr2" draw:text-style-name="P5" svg:width="0.6311in" svg:height="0.1358in" svg:x="-0.0004in" svg:y="0.0071in" svg:viewBox="0 0 1604 346" svg:d="M803 346c-268 0-536 0-803 0 0-116 0-230 0-346 535 0 1070 0 1604 0 0 116 0 230 0 346-267 0-534 0-801 0z"><text:p/></draw:path><draw:path draw:style-name="gr3" draw:text-style-name="P6" svg:width="0.0902in" svg:height="0.1098in" svg:x="-0.0004in" svg:y="0.0067in" svg:viewBox="0 0 230 280" svg:d="M230 3c0-1-1-3-4-3s-3 0-7 6c-7 7-12 14-19 22-10-18-31-28-56-28-48 0-94 44-94 91 0 31 19 49 39 55 14 4 28 7 42 10 14 4 35 10 35 41 0 34-32 71-69 71-25 0-68-9-68-57 0-8 2-17 3-19 0-3 0-3 0-4 0-3-2-3-4-3-3 0-3 0-4 1-2 1-24 88-24 89 0 2 2 5 4 5 3 0 3 0 8-6 7-6 12-14 19-22 16 22 43 28 65 28 53 0 98-52 98-98 0-27-14-40-19-45-9-9-14-11-48-20-9-2-24-6-27-7-10-3-23-14-23-35 0-31 31-64 67-64 32 0 56 17 56 59 0 13-2 20-2 22 2 2 0 4 6 4 3 0 3-1 5-8 7-29 14-56 21-85z"><text:p/></draw:path><draw:path draw:style-name="gr3" draw:text-style-name="P6" svg:width="0.0756in" svg:height="0.087in" svg:x="0.1492in" svg:y="0.0307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3" draw:text-style-name="P6" svg:width="0.1079in" svg:height="0.1106in" svg:x="0.2831in" svg:y="0.0098in" svg:viewBox="0 0 275 282" svg:d="M127 0c-54 0-96 26-112 44-14 15-15 26-15 28s2 3 4 3c7 0 16-6 18-8 9-5 10-8 12-15 6-16 17-29 65-31-7 87-30 172-63 251-2 5-1 4-2 7 0 1 1 3 3 3 7 0 26-9 30-19 20-47 52-135 63-242 6 0 14 0 21 0 47 0 92 18 92 57 0 29-28 83-103 85-8 0-12 0-23 8-7 4-10 8-10 11 0 2 2 2 7 2 71 0 161-60 161-123 0-44-52-61-97-61-17 0-34 0-51 0z"><text:p/></draw:path><draw:path draw:style-name="gr3" draw:text-style-name="P6" svg:width="0.0346in" svg:height="0.1512in" svg:x="0.413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6" svg:width="0.1252in" svg:height="0.1028in" svg:x="0.461in" svg:y="0.0098in" svg:viewBox="0 0 319 262" svg:d="M177 105c-11-27-21-52-32-77-1-4-1-4-2-5 0-2 7-10 23-11 3-1 8-1 8-8 0-4-6-4-7-4-15 0-32 1-48 1-10 0-33-1-43-1-2 0-8 0-8 8 0 4 5 4 9 4 24 0 26 3 30 12 15 37 29 72 45 108-28 29-54 57-82 86-1 2-3 3-4 4-20 21-37 27-57 28-6 1-9 1-9 8 0 1 0 4 6 4 11 0 24-1 36-1 14 0 30 1 43 1 2 0 6 0 6-8 0-3-3-4-4-4-3 0-15-1-15-12 0-6 5-12 11-17 13-13 26-27 39-40 11-14 23-27 34-39 13 31 27 62 40 91 1 5 1 5 1 6 0 3-7 10-22 11-4 1-8 1-8 8 0 4 5 4 6 4 11 0 38-1 48-1s34 1 43 1c3 0 8 0 8-8 0-4-3-4-7-4-26 0-26-1-33-17-15-35-42-94-50-117 26-28 67-74 79-85 11-9 26-18 49-19 5-1 9-1 9-8 0-1 0-4-5-4-11 0-25 1-37 1-14 0-28-1-43-1-2 0-7 0-7 8 0 2 2 3 5 4 4 0 16 1 16 11 0 6-5 11-8 14-21 22-42 44-63 68z"><text:p/></draw:path><draw:path draw:style-name="gr3" draw:text-style-name="P6" svg:width="0.035in" svg:height="0.1512in" svg:x="0.6035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45"><text:s/>ולכן </text:span><text:span text:style-name="T45"><draw:g text:anchor-type="as-char" svg:y="-0.1071in" draw:z-index="282" draw:name="Shape299" draw:style-name="gr1"><svg:title>TexMaths</svg:title><svg:desc>11§display§S \subseteq X§svg§600§FALSE§</svg:desc><draw:path draw:style-name="gr2" draw:text-style-name="P5" svg:width="0.4169in" svg:height="0.1114in" svg:x="-0.0004in" svg:y="0.0071in" svg:viewBox="0 0 1060 284" svg:d="M0 0c354 0 706 0 1060 0 0 95 0 190 0 284-354 0-706 0-1060 0 0-94 0-189 0-284z"><text:p/></draw:path><draw:path draw:style-name="gr3" draw:text-style-name="P6" svg:width="0.0898in" svg:height="0.1098in" svg:x="-0.0004in" svg:y="0in" svg:viewBox="0 0 229 280" svg:d="M229 4c0-2 0-4-5-4-1 0-2 0-6 6-7 7-14 14-19 22-10-18-30-28-55-28-48 0-96 44-96 91 0 31 21 49 41 54 14 4 27 7 42 11 14 4 35 9 35 40 0 35-32 72-69 72-26 0-68-9-68-56 0-10 2-19 2-21 1-3 1-3 1-4 0-3-2-4-5-4-2 0-3 1-4 2s-23 89-23 90c0 3 2 5 4 5 3 0 3-1 7-7 7-6 13-14 20-22 16 23 43 29 65 29 52 0 97-52 97-99 0-27-13-39-18-44-9-9-15-11-50-20-7-2-22-6-25-7-11-3-24-14-24-35 0-31 31-64 68-64 32 0 55 17 55 60 0 12-1 19-1 22 1 1 0 3 4 3 5 0 5-1 6-8 6-29 13-56 21-84z"><text:p/></draw:path><draw:path draw:style-name="gr3" draw:text-style-name="P6" svg:width="0.0921in" svg:height="0.1165in" svg:x="0.1484in" svg:y="0.0098in" svg:viewBox="0 0 235 297" svg:d="M222 15c7 0 13 0 13-7 0-8-6-8-13-8-35 0-69 0-103 0-67 0-119 51-119 111 0 62 53 112 119 112 34 0 68 0 103 0 7 0 13 0 13-8s-6-8-13-8c-35 0-69 0-103 0-61 0-104-44-104-95 0-53 44-97 104-97 34 0 68 0 103 0zM21 282c-7 0-13 0-13 8 0 7 6 7 13 7 67 0 134 0 201 0 7 0 13 0 13-7 0-8-6-8-13-8-67 0-134 0-201 0z"><text:p/></draw:path><draw:path draw:style-name="gr3" draw:text-style-name="P6" svg:width="0.1248in" svg:height="0.1028in" svg:x="0.3in" svg:y="0.0035in" svg:viewBox="0 0 318 262" svg:d="M177 105c-11-27-22-52-33-77-1-4-1-4-2-5 0-2 6-10 23-11 4-1 8-1 8-8 0-4-5-4-6-4-16 0-33 1-48 1-10 0-34-1-44-1-2 0-7 0-7 8 0 4 3 4 9 4 23 0 25 3 28 12 16 35 31 72 47 108-28 29-54 58-82 86-2 2-3 3-5 5-19 19-38 26-56 27-6 0-9 0-9 8 1 2 0 4 4 4 12 0 25-1 37-1 14 0 29 1 44 1 2 0 6 0 6-7 0-5-3-3-4-5-3 0-16-1-16-12 0-6 6-12 10-17 13-13 27-27 40-41 12-13 23-26 35-38 13 30 25 61 38 92 2 4 3 4 3 5 0 3-8 10-23 11-4 0-8 1-8 8 0 4 4 4 7 4 10 0 37-1 48-1 10 0 33 1 43 1 2 0 7 0 7-7 0-5-4-5-7-5-26 0-27-1-33-16-16-37-41-96-50-119 27-27 66-73 79-84 11-9 26-18 49-19 5-1 9-1 9-8 0-1 0-4-6-4-11 0-24 1-36 1-14 0-29-1-43-1-2 0-7 0-7 8 0 2 3 3 5 4 3 0 15 1 15 11 0 6-4 11-8 14-20 22-41 45-61 68z"><text:p/></draw:path></draw:g></text:span><text:span text:style-name="T45"><text:s/>ונגרר </text:span><text:span text:style-name="T45"><draw:g text:anchor-type="as-char" svg:y="-0.1035in" draw:z-index="284" draw:name="Shape300" draw:style-name="gr1"><svg:title>TexMaths</svg:title><svg:desc>11§display§a \in X§svg§600§FALSE§</svg:desc><draw:path draw:style-name="gr2" draw:text-style-name="P5" svg:width="0.3795in" svg:height="0.0933in" svg:x="0.0016in" svg:y="0.0063in" svg:viewBox="0 0 965 238" svg:d="M483 238c-162 0-322 0-483 0 0-79 0-159 0-238 321 0 644 0 965 0 0 79 0 159 0 238-161 0-321 0-482 0z"><text:p/></draw:path><draw:path draw:style-name="gr3" draw:text-style-name="P6" svg:width="0.0693in" svg:height="0.0677in" svg:x="-0.0004in" svg:y="0.0358in" svg:viewBox="0 0 177 173" svg:d="M129 24c-7-14-18-24-35-24-46 0-94 56-94 113 0 35 22 60 52 60 7 0 27-2 50-28 3 15 17 28 36 28 13 0 22-8 28-20 7-14 7-26 11-38 0-4-3-4-4-4-5 0-5 2-6 6-6 26-13 48-29 48-10 0-11-10-11-17 0-9 0-12 4-28 4-17 5-20 9-35 4-19 10-37 14-54 2-11 2-11 2-13 0-7-4-10-11-10-9 0-15 7-16 16zM103 124c-1 7-1 8-7 14-17 20-33 27-43 27-20 0-25-20-25-35 0-20 12-67 22-85 11-23 28-37 44-37 25 0 30 32 30 34s-1 5-1 6c-6 26-13 51-20 76z"><text:p/></draw:path><draw:path draw:style-name="gr3" draw:text-style-name="P6" svg:width="0.076in" svg:height="0.0874in" svg:x="0.1287in" svg:y="0.0209in" svg:viewBox="0 0 194 223" svg:d="M180 120c7 0 14 0 14-8s-7-8-14-8c-55 0-108 0-163 0 4-51 48-89 103-89 20 0 41 0 60 0 7 0 14 0 14-7 0-8-7-8-14-8-20 0-40 0-61 0-66 0-119 51-119 112 0 60 53 111 119 111 21 0 41 0 61 0 7 0 14 0 14-8 0-7-7-7-14-7-19 0-40 0-60 0-55 0-99-38-103-88 55 0 108 0 163 0z"><text:p/></draw:path><draw:path draw:style-name="gr3" draw:text-style-name="P6" svg:width="0.1252in" svg:height="0.1028in" svg:x="0.2634in" svg:y="-0.0004in" svg:viewBox="0 0 319 262" svg:d="M177 105c-11-26-21-51-32-76-1-4-2-5-2-6 0-2 7-10 23-11 3 0 8-1 8-8 0-4-5-4-7-4-15 0-32 1-48 1-10 0-33-1-43-1-2 0-7 0-7 8 0 4 4 4 9 4 23 0 25 4 29 12 15 35 29 72 45 108-28 28-54 58-82 86-1 3-3 4-4 5-19 20-37 26-57 27-5 0-9 0-9 8 2 1 0 4 6 4 12 0 24-1 36-1 14 0 30 1 43 1 2 0 7 0 7-7 0-5-4-5-5-5-3 0-15-1-15-12 0-6 6-12 11-17 13-13 26-28 39-42 11-12 23-24 34-36 13 29 27 60 40 91 1 4 2 4 2 5 0 4-8 9-23 11-4 0-8 1-8 8 0 4 5 4 6 4 11 0 38-1 49-1 9 0 33 1 43 1 2 0 7 0 7-7 0-5-4-5-7-5-26 0-26-2-33-17-15-35-41-95-50-118 26-26 67-72 79-83 12-9 26-19 49-20 6 0 9 0 9-8-2-1 0-4-5-4-11 0-25 1-37 1-14 0-28-1-43-1-2 0-6 0-6 8 0 3 1 4 4 4s16 1 16 12c0 6-5 10-8 14-21 22-42 44-63 67z"><text:p/></draw:path></draw:g></text:span><text:span text:style-name="T45"><text:s/></text:span><text:span text:style-name="T46">כדרוש. </text:span></text:p>
            </text:list-item>
            <text:list-item>
              <text:p text:style-name="P53"><draw:g text:anchor-type="as-char" svg:y="-0.1138in" draw:z-index="285" draw:name="Shape301" draw:style-name="gr1"><svg:title>TexMaths</svg:title><svg:desc>11§inline§X \subseteq \biguplus_{x \in U} x§svg§600§FALSE§</svg:desc><draw:path draw:style-name="gr2" draw:text-style-name="P5" svg:width="0.8098in" svg:height="0.1512in" svg:x="0.0035in" svg:y="0.0079in" svg:viewBox="0 0 2058 385" svg:d="M0 0c686 0 1372 0 2058 0 0 129 0 256 0 385-686 0-1372 0-2058 0 0-129 0-256 0-385z"><text:p/></draw:path><draw:path draw:style-name="gr3" draw:text-style-name="P6" svg:width="0.1252in" svg:height="0.1028in" svg:x="-0.0004in" svg:y="0.0102in" svg:viewBox="0 0 319 262" svg:d="M177 105c-11-27-21-52-32-77-1-4-1-4-2-5 0-3 7-10 23-12 3 0 8 0 8-7 0-4-5-4-6-4-16 0-33 1-49 1-9 0-33-1-43-1-2 0-7 0-7 8 0 3 4 3 9 3 23 0 25 4 29 13 15 35 31 71 46 107-28 29-55 58-83 87-1 2-3 3-4 4-19 21-37 27-57 28-5 1-9 1-9 8 0 1 0 4 6 4 12 0 24-1 36-1 14 0 30 1 43 1 3 0 7 0 7-8 0-3-3-2-4-4-4 0-16-1-16-12 0-6 6-12 11-17 13-13 26-27 39-41 11-13 23-26 34-38 13 31 27 62 40 91 1 5 2 5 2 6 0 3-8 10-23 11-4 1-8 1-8 8 0 4 5 4 6 4 11 0 38-1 49-1 10 0 33 1 43 1 2 0 7 0 7-8 0-4-3-4-7-4-25 0-26-1-33-17-15-35-41-95-49-119 25-26 66-72 79-83 11-9 25-19 48-20 6 0 9 0 9-8-2-1 0-3-5-3-11 0-25 1-37 1-14 0-28-1-43-1-2 0-6 0-6 8 0 2 1 3 4 3 3 1 16 1 16 12 0 6-5 11-8 14-21 22-42 44-63 68z"><text:p/></draw:path><draw:path draw:style-name="gr3" draw:text-style-name="P6" svg:width="0.0929in" svg:height="0.1165in" svg:x="0.1886in" svg:y="0.0173in" svg:viewBox="0 0 237 297" svg:d="M223 15c7 0 14 0 14-7 0-8-7-8-14-8-35 0-69 0-104 0-66 0-119 51-119 111 0 63 54 111 119 111 35 0 69 0 104 0 7 0 14 0 14-7s-7-7-14-7c-34 0-69 0-103 0-62 0-105-45-105-96 0-53 44-97 105-97 34 0 69 0 103 0zM22 282c-7 0-14 0-14 7 0 8 7 8 14 8 67 0 134 0 201 0 7 0 14 0 14-8 0-7-7-7-14-7-67 0-134 0-201 0z"><text:p/></draw:path><draw:path draw:style-name="gr3" draw:text-style-name="P6" svg:width="0.1087in" svg:height="0.1512in" svg:x="0.3453in" svg:y="0in" svg:viewBox="0 0 277 385" svg:d="M205 196c6 0 19 0 19-13 0-14-13-14-18-14-18 0-37 0-54 0 0-17 0-35 0-52 0-7 0-20-13-20-14 0-14 12-14 17 0 18 0 37 0 55-17 0-36 0-53 0-6 0-19 0-19 14 0 13 13 13 20 13 17 0 35 0 52 0 0 17 0 35 0 53 0 5 0 17 14 17 13 0 13-13 13-19 0-17 0-35 0-51 17 0 35 0 53 0zM251 250c0 66-55 109-112 109-58 0-113-43-113-109 0-77 0-154 0-231 0-6 0-19-13-19s-13 13-13 19c0 78 0 156 0 233 0 75 63 133 139 133 74 0 138-58 138-133 0-77 0-155 0-233 0-6 0-19-13-19s-13 13-13 19c0 77 0 154 0 231z"><text:p/></draw:path><draw:path draw:style-name="gr3" draw:text-style-name="P6" svg:width="0.0567in" svg:height="0.0476in" svg:x="0.4681in" svg:y="0.1138in" svg:viewBox="0 0 145 122" svg:d="M55 90c-3 10-12 24-25 24-1 0-9 0-16-4 11-3 12-13 12-14 0-6-4-10-11-10s-15 6-15 16c0 14 15 20 29 20 12 0 24-8 30-20 7 15 21 20 32 20 31 0 48-34 48-42 0-3-4-3-5-3-3 0-3 1-4 4-7 19-22 33-38 33-11 0-16-7-16-17 0-7 7-32 14-62 6-21 18-27 27-27 4 1 8 0 14 3-9 3-12 10-12 15 0 6 4 10 11 10 6 0 15-5 15-16 0-16-17-20-28-20-14 0-25 9-30 19-6-11-18-19-33-19-30 0-47 33-47 42 0 3 3 3 4 3 3 0 4-1 6-4 6-22 23-33 37-33 9 0 15 4 15 17 0 6-3 19-5 29-3 12-6 24-9 36z"><text:p/></draw:path><draw:path draw:style-name="gr3" draw:text-style-name="P6" svg:width="0.0587in" svg:height="0.0689in" svg:x="0.5433in" svg:y="0.0984in" svg:viewBox="0 0 150 176" svg:d="M140 95c3 0 10 0 10-7s-6-7-10-7c-42 0-84 0-126 0 4-39 37-68 78-68 16 0 32 0 48 0 3 0 10 0 10-6 0-7-6-7-10-7-17 0-32 0-49 0-49 0-91 40-91 88 0 50 42 88 91 88 17 0 32 0 49 0 3 0 10 0 10-7 0-6-6-6-10-6-16 0-32 0-48 0-41 0-74-30-78-68 42 0 84 0 126 0z"><text:p/></draw:path><draw:path draw:style-name="gr3" draw:text-style-name="P6" svg:width="0.0783in" svg:height="0.074in" svg:x="0.624in" svg:y="0.0866in" svg:viewBox="0 0 200 189" svg:d="M166 29c2-10 7-19 29-20 1 0 5 0 5-6 0-1-1-3-4-3-9 0-19 1-28 1-8 0-21-1-28-1-1 0-6 0-6 6 0 3 4 3 7 3 12 1 16 4 16 12 0 1 0 2 0 3-4 18-24 99-27 107-16 35-47 48-69 48-18 0-38-8-38-35 0-6 1-13 3-20 9-35 17-69 26-103 3-10 3-12 24-12 4 0 8 0 8-6 0-1 0-3-5-3-7 0-27 1-35 1-4 0-13 0-19-1-5 0-11 0-16 0-2 0-6 0-6 6 0 3 4 3 9 3 3 0 5 0 10 1 6 0 7 1 7 3s-4 12-5 19c-2 8-4 15-6 23-6 21-10 42-16 63-2 11-2 13-2 18 0 33 28 53 59 53 38 0 74-29 83-65 8-32 16-63 24-95z"><text:p/></draw:path><draw:path draw:style-name="gr3" draw:text-style-name="P6" svg:width="0.0756in" svg:height="0.0685in" svg:x="0.7457in" svg:y="0.0469in" svg:viewBox="0 0 193 175" svg:d="M118 54c2-10 11-45 38-45 2 0 11 0 20 4-11 2-19 12-19 21 0 7 5 14 15 14 8 0 21-7 21-23 0-19-24-25-37-25-22 0-35 21-40 30-9-26-30-30-41-30-41 0-63 50-63 59 0 5 3 5 5 5 3 0 4-1 5-5 13-40 39-50 52-50 6 0 21 3 21 25 0 12-7 39-21 93-7 24-20 39-38 39-2 0-11 0-18-4 10-2 17-10 17-21s-7-14-14-14c-11 0-21 11-21 23 0 17 20 25 36 25 26 0 40-28 41-30 4 15 19 30 42 30 39 0 61-50 61-59 0-5-3-5-4-5-3 0-4 2-5 5-13 41-39 50-51 50-15 0-22-12-22-25 0-9 2-17 7-34 4-18 8-35 13-53z"><text:p/></draw:path></draw:g>: <text:span text:style-name="T47">יהי </text:span><text:span text:style-name="T47"><draw:g text:anchor-type="as-char" svg:y="-0.1035in" draw:z-index="286" draw:name="Shape302" draw:style-name="gr1"><svg:title>TexMaths</svg:title><svg:desc>11§display§a \in X§svg§600§FALSE§</svg:desc><draw:path draw:style-name="gr2" draw:text-style-name="P5" svg:width="0.3795in" svg:height="0.0933in" svg:x="0.0016in" svg:y="0.0063in" svg:viewBox="0 0 965 238" svg:d="M483 238c-162 0-322 0-483 0 0-79 0-159 0-238 321 0 644 0 965 0 0 79 0 159 0 238-161 0-321 0-482 0z"><text:p/></draw:path><draw:path draw:style-name="gr3" draw:text-style-name="P6" svg:width="0.0693in" svg:height="0.0677in" svg:x="-0.0004in" svg:y="0.0358in" svg:viewBox="0 0 177 173" svg:d="M129 24c-7-14-18-24-35-24-46 0-94 56-94 113 0 35 22 60 52 60 7 0 27-2 50-28 3 15 17 28 36 28 13 0 22-8 28-20 7-14 7-26 11-38 0-4-3-4-4-4-5 0-5 2-6 6-6 26-13 48-29 48-10 0-11-10-11-17 0-9 0-12 4-28 4-17 5-20 9-35 4-19 10-37 14-54 2-11 2-11 2-13 0-7-4-10-11-10-9 0-15 7-16 16zM103 124c-1 7-1 8-7 14-17 20-33 27-43 27-20 0-25-20-25-35 0-20 12-67 22-85 11-23 28-37 44-37 25 0 30 32 30 34s-1 5-1 6c-6 26-13 51-20 76z"><text:p/></draw:path><draw:path draw:style-name="gr3" draw:text-style-name="P6" svg:width="0.076in" svg:height="0.0874in" svg:x="0.1287in" svg:y="0.0209in" svg:viewBox="0 0 194 223" svg:d="M180 120c7 0 14 0 14-8s-7-8-14-8c-55 0-108 0-163 0 4-51 48-89 103-89 20 0 41 0 60 0 7 0 14 0 14-7 0-8-7-8-14-8-20 0-40 0-61 0-66 0-119 51-119 112 0 60 53 111 119 111 21 0 41 0 61 0 7 0 14 0 14-8 0-7-7-7-14-7-19 0-40 0-60 0-55 0-99-38-103-88 55 0 108 0 163 0z"><text:p/></draw:path><draw:path draw:style-name="gr3" draw:text-style-name="P6" svg:width="0.1252in" svg:height="0.1028in" svg:x="0.2634in" svg:y="-0.0004in" svg:viewBox="0 0 319 262" svg:d="M177 105c-11-26-21-51-32-76-1-4-2-5-2-6 0-2 7-10 23-11 3 0 8-1 8-8 0-4-5-4-7-4-15 0-32 1-48 1-10 0-33-1-43-1-2 0-7 0-7 8 0 4 4 4 9 4 23 0 25 4 29 12 15 35 29 72 45 108-28 28-54 58-82 86-1 3-3 4-4 5-19 20-37 26-57 27-5 0-9 0-9 8 2 1 0 4 6 4 12 0 24-1 36-1 14 0 30 1 43 1 2 0 7 0 7-7 0-5-4-5-5-5-3 0-15-1-15-12 0-6 6-12 11-17 13-13 26-28 39-42 11-12 23-24 34-36 13 29 27 60 40 91 1 4 2 4 2 5 0 4-8 9-23 11-4 0-8 1-8 8 0 4 5 4 6 4 11 0 38-1 49-1 9 0 33 1 43 1 2 0 7 0 7-7 0-5-4-5-7-5-26 0-26-2-33-17-15-35-41-95-50-118 26-26 67-72 79-83 12-9 26-19 49-20 6 0 9 0 9-8-2-1 0-4-5-4-11 0-25 1-37 1-14 0-28-1-43-1-2 0-6 0-6 8 0 3 1 4 4 4s16 1 16 12c0 6-5 10-8 14-21 22-42 44-63 67z"><text:p/></draw:path></draw:g></text:span><text:span text:style-name="T47">, נוכיח </text:span><text:span text:style-name="T47"><draw:g text:anchor-type="as-char" svg:y="-0.1138in" draw:z-index="289" draw:name="Shape303" draw:style-name="gr1"><svg:title>TexMaths</svg:title><svg:desc>11§inline§a \in \biguplus_{x \in U} x§svg§600§FALSE§</svg:desc><draw:path draw:style-name="gr2" draw:text-style-name="P5" svg:width="0.7354in" svg:height="0.1512in" svg:x="0.0016in" svg:y="0.0079in" svg:viewBox="0 0 1869 385" svg:d="M0 0c623 0 1246 0 1869 0 0 129 0 256 0 385-623 0-1246 0-1869 0 0-129 0-256 0-385z"><text:p/></draw:path><draw:path draw:style-name="gr3" draw:text-style-name="P6" svg:width="0.0693in" svg:height="0.0685in" svg:x="-0.0004in" svg:y="0.0469in" svg:viewBox="0 0 177 175" svg:d="M129 24c-7-13-19-24-35-24-46 0-94 57-94 113 0 37 21 62 52 62 7 0 26-1 49-29 4 16 18 29 35 29 15 0 24-9 29-21 7-14 12-37 12-38 0-5-3-5-4-5-5 0-5 2-6 8-6 25-14 47-29 47-10 0-11-10-11-17 0-9 0-11 4-29 4-17 5-20 9-34 4-19 9-36 13-55 3-10 3-11 3-12 0-7-4-11-11-11-10 0-15 9-16 16zM103 124c-2 8-2 8-7 15-17 22-33 27-44 27-19 0-24-21-24-36 0-19 12-66 20-85 13-22 30-36 46-36 25 0 30 32 30 34s-1 4-1 7c-6 24-13 49-20 74z"><text:p/></draw:path><draw:path draw:style-name="gr3" draw:text-style-name="P6" svg:width="0.076in" svg:height="0.087in" svg:x="0.1287in" svg:y="0.0319in" svg:viewBox="0 0 194 222" svg:d="M180 119c7 0 14 0 14-8s-7-8-14-8c-55 0-108 0-163 0 4-51 48-88 103-88 20 0 41 0 60 0 7 0 14 0 14-7 0-8-7-8-14-8-20 0-40 0-61 0-66 0-119 48-119 111 0 62 53 111 119 111 21 0 41 0 61 0 7 0 14 0 14-7s-7-7-14-7c-19 0-40 0-60 0-55 0-99-37-103-89 55 0 108 0 163 0z"><text:p/></draw:path><draw:path draw:style-name="gr3" draw:text-style-name="P6" svg:width="0.1087in" svg:height="0.1512in" svg:x="0.2689in" svg:y="0in" svg:viewBox="0 0 277 385" svg:d="M205 196c6 0 20 0 20-13 0-14-14-14-19-14-18 0-37 0-54 0 0-17 0-35 0-52 0-7 0-20-13-20-14 0-14 12-14 17 0 18 0 37 0 55-17 0-36 0-53 0-6 0-19 0-19 14 0 13 13 13 20 13 17 0 35 0 52 0 0 17 0 35 0 53 0 5 0 17 14 17 13 0 13-13 13-19 0-17 0-35 0-51 17 0 35 0 53 0zM251 250c0 66-55 109-112 109-58 0-113-43-113-109 0-77 0-154 0-231 0-6 0-19-13-19s-13 13-13 19c0 78 0 156 0 233 0 75 63 133 139 133 74 0 138-58 138-133 0-77 0-155 0-233 0-6 0-19-12-19-14 0-14 13-14 19 0 77 0 154 0 231z"><text:p/></draw:path><draw:path draw:style-name="gr3" draw:text-style-name="P6" svg:width="0.0567in" svg:height="0.0476in" svg:x="0.3913in" svg:y="0.1138in" svg:viewBox="0 0 145 122" svg:d="M55 90c-3 10-12 24-25 24-1 0-9 0-16-4 12-3 12-13 12-14 0-6-4-10-11-10-6 0-15 6-15 16 0 14 15 20 29 20 13 0 24-8 30-20 7 15 21 20 32 20 31 0 48-34 48-42 0-3-4-3-5-3-3 0-3 1-4 4-7 19-22 33-38 33-11 0-16-7-16-17 0-7 7-32 14-62 6-21 18-27 27-27 4 1 8 0 14 3-9 3-12 10-12 15 0 6 4 10 11 10 6 0 15-5 15-16 0-16-17-20-28-20-14 0-25 9-30 19-6-11-18-19-33-19-30 0-47 33-47 42 0 3 3 3 4 3 3 0 4-1 6-4 6-22 24-33 37-33 9 0 15 4 15 17 0 6-3 19-5 29-3 12-6 24-9 36z"><text:p/></draw:path><draw:path draw:style-name="gr3" draw:text-style-name="P6" svg:width="0.0587in" svg:height="0.0689in" svg:x="0.4669in" svg:y="0.0984in" svg:viewBox="0 0 150 176" svg:d="M140 95c3 0 10 0 10-7s-6-7-10-7c-42 0-84 0-126 0 4-39 37-68 78-68 16 0 32 0 48 0 3 0 10 0 10-6 0-7-6-7-10-7-16 0-32 0-48 0-50 0-92 40-92 88 0 50 42 88 92 88 16 0 32 0 48 0 3 0 10 0 10-7 0-6-6-6-10-6-16 0-32 0-48 0-41 0-74-30-78-68 42 0 84 0 126 0z"><text:p/></draw:path><draw:path draw:style-name="gr3" draw:text-style-name="P6" svg:width="0.0783in" svg:height="0.074in" svg:x="0.5472in" svg:y="0.0866in" svg:viewBox="0 0 200 189" svg:d="M166 29c2-10 7-19 29-20 1 0 5 0 5-6 0-1-1-3-4-3-9 0-19 1-28 1-8 0-21-1-28-1-1 0-6 0-6 6 0 3 4 3 7 3 12 1 16 4 16 12 0 1 0 2 0 3-4 18-24 99-27 107-16 35-47 48-69 48-18 0-38-8-38-35 0-6 1-13 3-20 9-35 17-69 26-103 3-10 3-12 24-12 4 0 8 0 8-6 0-1 0-3-4-3-8 0-28 1-36 1-4 0-13 0-19-1-5 0-11 0-16 0-2 0-6 0-6 6 0 3 4 3 9 3 3 0 5 0 10 1 6 0 7 1 7 3s-4 12-5 19c-2 8-4 15-6 23-6 21-10 42-16 63-2 11-2 13-2 18 0 33 28 53 59 53 38 0 74-29 83-65 8-32 16-63 24-95z"><text:p/></draw:path><draw:path draw:style-name="gr3" draw:text-style-name="P6" svg:width="0.0756in" svg:height="0.0685in" svg:x="0.6689in" svg:y="0.0469in" svg:viewBox="0 0 193 175" svg:d="M118 54c2-10 11-45 38-45 2 0 11 0 20 4-11 2-19 12-19 21 0 7 5 14 15 14 8 0 21-7 21-23 0-19-24-25-37-25-22 0-35 21-40 30-9-26-30-30-41-30-41 0-63 50-63 59 0 5 3 5 5 5 3 0 4-1 5-5 13-40 39-50 52-50 6 0 21 3 21 25 0 12-7 39-21 93-7 24-20 39-38 39-2 0-11 0-18-4 10-2 17-10 17-21s-7-14-14-14c-11 0-21 11-21 23 0 17 20 25 36 25 26 0 40-28 41-30 4 15 19 30 42 30 39 0 61-50 61-59 0-5-3-5-4-5-3 0-4 2-5 5-13 41-39 50-51 50-15 0-22-12-22-25 0-9 2-17 7-34 4-18 8-35 13-53z"><text:p/></draw:path></draw:g></text:span><text:span text:style-name="T47">, כלומר את קיום </text:span><text:span text:style-name="T47"><draw:g text:anchor-type="as-char" svg:y="-0.1035in" draw:z-index="287" draw:name="Shape304" draw:style-name="gr1"><svg:title>TexMaths</svg:title><svg:desc>11§display§x \in U§svg§600§FALSE§</svg:desc><draw:path draw:style-name="gr2" draw:text-style-name="P5" svg:width="0.372in" svg:height="0.0933in" svg:x="0.0031in" svg:y="0.0063in" svg:viewBox="0 0 946 238" svg:d="M474 238c-158 0-316 0-474 0 0-79 0-159 0-238 316 0 630 0 946 0 0 79 0 159 0 238-158 0-315 0-472 0z"><text:p/></draw:path><draw:path draw:style-name="gr3" draw:text-style-name="P6" svg:width="0.0752in" svg:height="0.0677in" svg:x="-0.0004in" svg:y="0.0358in" svg:viewBox="0 0 192 173" svg:d="M118 54c3-10 12-46 38-46 2 0 11 0 20 5-11 2-19 12-19 21 0 7 5 13 15 13 8 0 20-6 20-22 0-20-22-25-35-25-23 0-36 20-40 29-10-26-31-29-42-29-41 0-63 49-63 59 0 4 3 2 4 4 4 0 5 0 6-5 13-40 38-50 52-50 7 0 21 4 21 26 0 12-7 37-21 91-7 24-20 40-37 40-2 0-11 0-19-6 9-1 18-9 18-20 0-9-9-13-14-13-12 0-22 10-22 22 0 18 20 25 36 25 27 0 40-26 41-28 4 13 19 28 42 28 39 0 61-49 61-58 0-4-3-4-4-4-3 0-4 2-4 4-14 40-40 50-52 50-16 0-21-11-21-24 0-9 2-18 7-35 4-17 7-35 12-52z"><text:p/></draw:path><draw:path draw:style-name="gr3" draw:text-style-name="P6" svg:width="0.0752in" svg:height="0.0874in" svg:x="0.1374in" svg:y="0.0209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6" svg:width="0.1051in" svg:height="0.1059in" svg:x="0.2776in" svg:y="-0.0004in" svg:viewBox="0 0 268 270" svg:d="M220 41c3-16 11-28 42-29 2 0 6 0 6-8-2-1 0-4-5-4-12 0-27 1-40 1s-27-1-39-1c-3 0-7 0-7 8 0 4 3 4 7 4 22 0 26 9 26 18 0 1-1 6-1 7-12 45-24 91-35 136-13 52-57 86-96 86-26 0-47-17-47-50 0-1 0-14 4-30 12-49 25-100 38-149 3-14 4-18 31-18 10 0 14 0 14-8 0-4-5-4-6-4-11 0-38 1-49 1s-39-1-50-1c-3 0-8 0-8 8 0 4 5 4 11 4 2 0 9 0 16 1 6 0 10 1 10 6 0 2-5 18-7 27-3 11-5 22-9 34-3 16-22 87-23 95-3 11-3 16-3 22 0 47 35 73 76 73 49 0 97-43 110-93 11-45 22-91 34-136z"><text:p/></draw:path></draw:g></text:span><text:span text:style-name="T47"><text:s/>כך ש־</text:span><text:span text:style-name="T47"><draw:g text:anchor-type="as-char" svg:y="-0.0811in" draw:z-index="288" draw:name="Shape305" draw:style-name="gr1"><svg:title>TexMaths</svg:title><svg:desc>11§display§a \in x§svg§600§FALSE§</svg:desc><draw:path draw:style-name="gr2" draw:text-style-name="P5" svg:width="0.3303in" svg:height="0.0713in" svg:x="0.0016in" svg:y="0.0079in" svg:viewBox="0 0 840 182" svg:d="M421 182c-141 0-281 0-421 0 0-60 0-122 0-182 280 0 560 0 840 0 0 60 0 122 0 182-140 0-280 0-419 0z"><text:p/></draw:path><draw:path draw:style-name="gr3" draw:text-style-name="P6" svg:width="0.0693in" svg:height="0.0677in" svg:x="-0.0004in" svg:y="0.0146in" svg:viewBox="0 0 177 173" svg:d="M129 25c-7-14-18-25-35-25-46 0-94 57-94 113 0 35 22 60 52 60 7 0 27-2 50-28 3 15 17 28 36 28 13 0 22-9 27-22 7-13 12-35 12-36 0-4-3-4-4-4-5 0-5 2-6 7-6 23-13 46-29 46-10 0-11-9-11-17 0-9 0-12 4-27 4-17 6-20 9-34 4-19 10-37 14-54 2-11 2-12 2-13 0-7-4-11-11-11-10 0-15 8-16 17zM104 124c-2 6-2 6-8 13-17 21-33 27-43 27-20 0-25-20-25-36 0-17 12-64 20-82 13-23 30-37 46-37 25 0 30 32 30 34s-1 4-1 6c-6 24-13 50-19 75z"><text:p/></draw:path><draw:path draw:style-name="gr3" draw:text-style-name="P6" svg:width="0.076in" svg:height="0.0866in" svg:x="0.1287in" svg:y="0in" svg:viewBox="0 0 194 221" svg:d="M181 118c6 0 13 0 13-6 0-8-7-8-13-8-55 0-109 0-164 0 4-51 48-89 103-89 20 0 40 0 61 0 6 0 13 0 13-7 0-8-7-8-13-8-21 0-41 0-62 0-66 0-119 50-119 112 0 60 53 109 119 109 21 0 41 0 62 0 6 0 13 0 13-7 0-8-7-8-13-8-21 0-41 0-61 0-55 0-99-37-103-88 55 0 109 0 164 0z"><text:p/></draw:path><draw:path draw:style-name="gr3" draw:text-style-name="P6" svg:width="0.0756in" svg:height="0.0677in" svg:x="0.2642in" svg:y="0.0146in" svg:viewBox="0 0 193 173" svg:d="M118 54c2-10 11-45 38-45 3 0 11 0 19 5-10 1-19 11-19 21 0 6 5 13 16 13 9 0 21-7 21-23 0-20-23-25-37-25-22 0-36 21-40 30-9-26-30-30-42-30-40 0-62 49-62 59 0 5 3 5 5 5 3 0 4-2 5-5 13-40 39-50 52-50 6 0 21 3 21 26 0 11-7 37-21 91-7 22-20 38-38 38-2 0-11 0-18-5 10-1 17-10 17-20 0-11-7-13-14-13-11 0-21 9-21 22 0 18 20 25 36 25 26 0 40-27 41-29 4 14 19 29 42 29 40 0 62-48 62-58 0-4-4-4-5-4-3 0-4 2-5 4-12 41-39 49-52 49-14 0-21-12-21-25 0-9 2-15 7-33 4-17 8-35 13-52z"><text:p/></draw:path></draw:g></text:span><text:span text:style-name="T47">. באופן שקול, נרצה להוכיח קיום קבוצות </text:span><text:span text:style-name="T47"><draw:g text:anchor-type="as-char" svg:y="-0.1071in" draw:z-index="290" draw:name="Shape306" draw:style-name="gr1"><svg:title>TexMaths</svg:title><svg:desc>11§display§A \in S, B \in T§svg§600§FALSE§</svg:desc><draw:path draw:style-name="gr2" draw:text-style-name="P5" svg:width="0.8614in" svg:height="0.122in" svg:x="0.002in" svg:y="0.0071in" svg:viewBox="0 0 2189 311" svg:d="M1094 311c-365 0-729 0-1094 0 0-103 0-208 0-311 729 0 1460 0 2189 0 0 103 0 208 0 311-365 0-729 0-1095 0z"><text:p/></draw:path><draw:path draw:style-name="gr3" draw:text-style-name="P6" svg:width="0.1035in" svg:height="0.1083in" svg:x="0in" svg:y="0in" svg:viewBox="0 0 264 276" svg:d="M55 232c-15 25-31 31-47 32-5 1-8 1-8 8 0 2 1 4 4 4 11 0 22-1 33-1 14 0 27 1 39 1 3 0 8 0 8-8 0-3-4-4-7-4-9 0-18-3-18-13 0-5 3-9 6-15 10-16 20-32 30-49 31 0 64 0 96 0 0 9 6 60 6 65 0 11-20 12-28 12-5 0-8 0-8 8 0 4 4 4 5 4 15 0 32-1 47-1 10 0 34 1 44 1 3 0 7 0 7-8 0-4-3-4-9-4-23 0-23-2-24-13-8-80-17-161-24-241-1-8-1-10-8-10-5 0-8 3-10 7-45 74-89 150-134 225zM101 175c25-42 51-85 76-127 4 42 9 85 13 127-29 0-59 0-89 0z"><text:p/></draw:path><draw:path draw:style-name="gr3" draw:text-style-name="P6" svg:width="0.076in" svg:height="0.0874in" svg:x="0.1634in" svg:y="0.0268in" svg:viewBox="0 0 194 223" svg:d="M180 120c7 0 14 0 14-8s-7-7-14-7c-55 0-109 0-164 0 5-52 49-90 104-90 20 0 41 0 60 0 7 0 14 0 14-7 0-8-7-8-14-8-21 0-40 0-61 0-66 0-119 51-119 112 0 63 53 111 119 111 21 0 40 0 61 0 7 0 14 0 14-7 0-8-7-8-14-8-19 0-40 0-60 0-55 0-99-36-104-88 55 0 109 0 164 0z"><text:p/></draw:path><draw:path draw:style-name="gr3" draw:text-style-name="P6" svg:width="0.0898in" svg:height="0.1102in" svg:x="0.3024in" svg:y="0.0016in" svg:viewBox="0 0 229 281" svg:d="M229 4c0-1 0-4-4-4-2 0-2 0-7 6-7 7-12 14-19 21-10-17-30-27-55-27-48 0-96 44-96 91 0 31 21 49 41 55 14 4 28 7 42 10 14 5 35 10 35 42 0 34-32 70-69 70-26 0-68-8-68-56 0-10 2-18 2-21 1-2 1-2 1-3 0-3-2-3-5-3-2 0-3 0-4 1s-23 89-23 90c0 2 2 5 4 5 3 0 3-1 7-6 7-8 13-14 20-22 16 22 43 28 65 28 52 0 98-52 98-100 0-26-14-39-19-45-9-8-14-11-50-19-7-3-22-6-25-7-11-3-24-14-24-35 0-31 32-64 68-64 32 0 55 16 55 59 0 12-1 20-1 22 1 1 0 4 4 4 5 0 5-1 7-8 7-28 13-56 20-84z"><text:p/></draw:path><draw:path draw:style-name="gr3" draw:text-style-name="P6" svg:width="0.0173in" svg:height="0.0453in" svg:x="0.4012in" svg:y="0.0925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1083in" svg:height="0.1031in" svg:x="0.4622in" svg:y="0.0043in" svg:viewBox="0 0 276 263" svg:d="M45 233c-3 14-4 18-35 18-7 0-10 0-10 7 0 5 3 5 10 5 46 0 92 0 138 0 61 0 107-45 107-84 0-27-23-49-60-54 40-7 81-36 81-72 0-29-25-53-73-53-42 0-86 0-129 0-7 0-11 0-11 8 0 4 3 4 11 4 1 0 7 0 14 0 8 1 11 1 11 7 0 1-1 2-2 7-18 70-34 138-52 207zM103 122c8-32 17-64 25-96 3-13 4-14 20-14 17 0 33 0 50 0 34 0 43 22 43 40 0 34-33 70-80 70-19 0-39 0-58 0zM87 251c-6 0-7 0-9 0-4 0-5-1-5-5 0-1 0-1 2-8 9-36 17-72 26-107 24 0 50 0 74 0 36 0 44 28 44 45 0 37-34 75-80 75-18 0-35 0-52 0z"><text:p/></draw:path><draw:path draw:style-name="gr3" draw:text-style-name="P6" svg:width="0.076in" svg:height="0.0874in" svg:x="0.6335in" svg:y="0.0268in" svg:viewBox="0 0 194 223" svg:d="M179 120c7 0 15 0 15-8s-8-7-15-7c-55 0-109 0-164 0 6-52 50-90 104-90 20 0 40 0 60 0 7 0 15 0 15-7 0-8-8-8-15-8-20 0-40 0-60 0-66 0-119 51-119 112 0 63 53 111 119 111 20 0 40 0 60 0 7 0 15 0 15-7 0-8-8-8-15-8-20 0-40 0-60 0-54 0-98-36-104-88 55 0 109 0 164 0z"><text:p/></draw:path><draw:path draw:style-name="gr3" draw:text-style-name="P6" svg:width="0.1031in" svg:height="0.1024in" svg:x="0.7681in" svg:y="0.0059in" svg:viewBox="0 0 263 261" svg:d="M155 26c3-9 4-13 10-14 3 0 15 0 24 0 39 0 56 1 56 31 0 6-1 21-3 32 0 1-1 5-1 6 0 3 1 6 4 6 5 0 6-3 7-9 3-22 6-45 10-67 0-2 1-5 1-7 0-4-5-4-11-4-72 0-143 0-215 0-8 0-8 0-12 8-7 23-15 45-23 68-1 2-2 5-2 7s2 4 4 4c5 0 5-2 7-9 21-59 31-66 88-66 5 0 10 0 15 0 11 0 11 1 11 5 0 2-1 6-2 7-17 68-34 138-52 206-3 14-4 19-46 19-13 0-15 0-15 7 0 5 4 5 6 5 10 0 21-1 31-1 11 0 23 0 33 0 11 0 22 0 32 0 12 0 23 1 34 1 5 0 9 0 9-8 0-4-3-4-13-4s-16 0-25 0c-11-2-15-4-15-9 1-2 0-2 2-8 17-68 35-137 51-206z"><text:p/></draw:path></draw:g></text:span><text:span text:style-name="T47"><text:s/>בחלוקה, כך ש־</text:span><text:span text:style-name="T47"><draw:g text:anchor-type="as-char" svg:y="-0.1075in" draw:z-index="295" draw:name="Shape307" draw:style-name="gr1"><svg:title>TexMaths</svg:title><svg:desc>11§display§a \in x = A \cap B§svg§600§FALSE§</svg:desc><draw:path draw:style-name="gr2" draw:text-style-name="P5" svg:width="0.9382in" svg:height="0.0984in" svg:x="0.0016in" svg:y="0.0079in" svg:viewBox="0 0 2384 251" svg:d="M1192 251c-398 0-795 0-1192 0 0-84 0-167 0-251 794 0 1589 0 2384 0 0 84 0 167 0 251-398 0-795 0-1192 0z"><text:p/></draw:path><draw:path draw:style-name="gr3" draw:text-style-name="P6" svg:width="0.0693in" svg:height="0.0681in" svg:x="-0.0004in" svg:y="0.0429in" svg:viewBox="0 0 177 174" svg:d="M129 24c-7-13-18-24-36-24-45 0-93 57-93 113 0 37 22 61 52 61 7 0 27-2 50-29 2 16 17 29 35 29 14 0 22-9 29-21 7-13 8-25 11-37 0-5-3-5-4-5-5 0-5 2-6 8-6 24-13 46-30 46-9 0-11-9-11-16 0-9 0-13 5-29 4-17 5-20 9-35 4-19 10-37 14-54 2-10 2-11 2-12 0-7-4-11-11-11-9 0-15 9-16 16zM103 124c-1 7-1 8-7 15-17 21-32 26-43 26-20 0-26-20-26-35 0-19 13-66 22-85 11-22 29-36 44-36 26 0 31 31 31 34 0 2-1 4-1 7-6 24-13 49-20 74z"><text:p/></draw:path><draw:path draw:style-name="gr3" draw:text-style-name="P6" svg:width="0.0752in" svg:height="0.087in" svg:x="0.1291in" svg:y="0.0283in" svg:viewBox="0 0 192 222" svg:d="M179 119c7 0 13 0 13-8s-6-8-13-8c-55 0-109 0-164 0 5-51 50-88 104-88 20 0 40 0 60 0 7 0 13 0 13-7 0-8-6-8-13-8-21 0-40 0-61 0-66 0-118 50-118 111s52 111 118 111c21 0 40 0 61 0 7 0 13 0 13-7 0-8-6-8-13-8-20 0-40 0-60 0-54 0-99-37-104-88 55 0 109 0 164 0z"><text:p/></draw:path><draw:path draw:style-name="gr3" draw:text-style-name="P6" svg:width="0.0752in" svg:height="0.0681in" svg:x="0.2642in" svg:y="0.0429in" svg:viewBox="0 0 192 174" svg:d="M119 54c2-10 11-45 37-45 2 0 12 0 20 4-11 2-19 12-19 21 0 7 5 14 15 14 8 0 20-7 20-23 0-19-22-25-35-25-23 0-36 21-40 30-10-26-31-30-42-30-41 0-63 50-63 59 0 5 4 5 6 5s3-1 4-5c13-40 38-50 52-50 7 0 21 3 21 25 0 12-7 39-21 93-6 23-20 38-37 38-2 0-11 0-19-4 9-1 18-10 18-20 0-11-9-14-14-14-12 0-22 9-22 23 0 16 20 24 36 24 27 0 40-27 41-29 5 15 19 29 42 29 39 0 62-49 62-58 0-5-4-5-5-5-3 0-4 2-4 5-14 41-40 49-52 49-16 0-21-11-21-24 0-9 2-18 7-34 4-18 8-35 13-53z"><text:p/></draw:path><draw:path draw:style-name="gr3" draw:text-style-name="P6" svg:width="0.1008in" svg:height="0.035in" svg:x="0.3976in" svg:y="0.052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39in" svg:height="0.1079in" svg:x="0.5547in" svg:y="0in" svg:viewBox="0 0 265 275" svg:d="M55 231c-15 25-30 31-47 32-5 0-8 0-8 8 0 2 1 4 4 4 11 0 23-1 33-1 14 0 27 1 40 1 2 0 7 0 7-8 0-4-4-4-6-4-9-1-19-4-19-13 0-5 3-9 6-14 10-17 20-33 30-50 31 0 64 0 96 0 1 8 7 61 7 64 0 12-21 13-29 13-5 0-8 0-8 8 0 4 4 4 5 4 15 0 32-1 48-1 9 0 35 1 43 1 3 0 8 0 8-8 0-4-4-4-9-4-24 0-24-2-25-14-8-79-17-160-24-239 0-8 0-10-7-10-6 0-8 3-10 7-45 74-90 149-135 224zM101 174c25-42 52-84 77-126 5 42 8 84 12 126-29 0-59 0-89 0z"><text:p/></draw:path><draw:path draw:style-name="gr3" draw:text-style-name="P6" svg:width="0.0846in" svg:height="0.0937in" svg:x="0.7055in" svg:y="0.0193in" svg:viewBox="0 0 216 239" svg:d="M216 85c0-59-60-85-108-85-51 0-108 28-108 84 0 47 0 93 0 141 0 6 0 14 8 14 7 0 7-8 7-14 0-47 0-93 0-139 0-57 64-71 93-71 17 0 42 5 61 18 31 19 31 43 31 54 0 46 0 91 0 138 0 6 0 14 8 14s8-8 8-14c0-47 0-94 0-140z"><text:p/></draw:path><draw:path draw:style-name="gr3" draw:text-style-name="P6" svg:width="0.1083in" svg:height="0.1028in" svg:x="0.839in" svg:y="0.0051in" svg:viewBox="0 0 276 262" svg:d="M45 232c-3 15-4 18-35 18-7 0-10 0-10 8 0 4 3 4 10 4 46 0 92 0 138 0 61 0 107-45 107-84 0-26-23-48-60-53 40-7 81-36 81-72 0-29-25-53-73-53-42 0-86 0-129 0-7 0-11 0-11 8 0 4 3 4 11 4 1 0 7 0 14 0 8 1 11 1 11 7 0 1 0 2-2 7-18 69-34 138-52 206zM103 122c8-32 17-64 25-96 3-13 4-14 20-14 17 0 35 0 51 0 33 0 42 22 42 40 0 33-33 70-80 70-19 0-39 0-58 0zM87 250c-6 0-7 0-9 0-4-1-5-1-5-5 0-1 0-2 2-8 9-36 17-72 26-107 24 0 50 0 74 0 36 0 44 28 44 44 0 38-34 76-80 76-18 0-35 0-52 0z"><text:p/></draw:path></draw:g></text:span><text:span text:style-name="T47">. ההגבלות על </text:span><text:span text:style-name="T47"><draw:g text:anchor-type="as-char" svg:y="-0.1083in" draw:z-index="293" draw:name="Shape308" draw:style-name="gr1"><svg:title>TexMaths</svg:title><svg:desc>11§display§A§svg§600§FALSE§</svg:desc><draw:path draw:style-name="gr2" draw:text-style-name="P5" svg:width="0.0929in" svg:height="0.0921in" svg:x="0.0024in" svg:y="0.0079in" svg:viewBox="0 0 237 235" svg:d="M0 0c79 0 158 0 237 0 0 78 0 157 0 235-79 0-158 0-237 0 0-78 0-157 0-235z"><text:p/></draw:path><draw:path draw:style-name="gr3" draw:text-style-name="P6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47"><text:s/>ו־</text:span><text:span text:style-name="T47"><draw:g text:anchor-type="as-char" svg:y="-0.1035in" draw:z-index="294" draw:name="Shape309" draw:style-name="gr1"><svg:title>TexMaths</svg:title><svg:desc>11§display§B§svg§600§FALSE§</svg:desc><draw:path draw:style-name="gr2" draw:text-style-name="P5" svg:width="0.0988in" svg:height="0.0878in" svg:x="0.0012in" svg:y="0.0071in" svg:viewBox="0 0 252 224" svg:d="M0 0c83 0 168 0 252 0 0 75 0 149 0 224-84 0-169 0-252 0 0-75 0-149 0-224z"><text:p/></draw:path><draw:path draw:style-name="gr3" draw:text-style-name="P6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47"> שקולות לכך ש־</text:span><text:span text:style-name="T47"><draw:g text:anchor-type="as-char" svg:y="-0.1134in" draw:z-index="291" draw:name="Shape310" draw:style-name="gr1"><svg:title>TexMaths</svg:title><svg:desc>11§display§S, T \in \ps(X)§svg§600§FALSE§</svg:desc><draw:path draw:style-name="gr2" draw:text-style-name="P5" svg:width="0.8004in" svg:height="0.1358in" svg:x="-0.0004in" svg:y="0.0071in" svg:viewBox="0 0 2034 346" svg:d="M1018 346c-340 0-679 0-1018 0 0-116 0-230 0-346 678 0 1357 0 2034 0 0 116 0 230 0 346-339 0-677 0-1016 0z"><text:p/></draw:path><draw:path draw:style-name="gr3" draw:text-style-name="P6" svg:width="0.0902in" svg:height="0.1098in" svg:x="-0.0004in" svg:y="0.0067in" svg:viewBox="0 0 230 280" svg:d="M230 3c0-1-1-3-4-3s-3 0-7 6c-7 7-12 14-19 22-10-18-31-28-55-28-49 0-95 44-95 91 0 31 19 49 39 55 14 4 28 7 42 10 14 4 35 10 35 41 0 34-32 71-69 71-25 0-68-9-68-57 0-8 2-17 3-19 0-3 0-3 0-4 0-3-2-3-4-3-3 0-3 0-4 1-2 1-24 88-24 89 0 2 2 5 4 5 3 0 3 0 8-6 7-6 12-14 19-22 16 22 43 28 65 28 53 0 98-52 98-98 0-27-12-40-19-45-9-9-14-11-48-20-9-2-24-6-27-7-10-3-23-14-23-35 0-31 31-64 67-64 32 0 56 17 56 59 0 13-2 20-2 22 2 2 0 4 6 4 3 0 3-1 5-8 7-29 14-56 21-85z"><text:p/></draw:path><draw:path draw:style-name="gr3" draw:text-style-name="P6" svg:width="0.0173in" svg:height="0.0453in" svg:x="0.0988in" svg:y="0.0972in" svg:viewBox="0 0 45 116" svg:d="M45 41c0-26-10-41-25-41-12 0-20 10-20 21 0 10 8 20 20 20 4 0 10-1 13-5 2-1 1-1 2-1s1 0 1 6c0 28-13 51-26 64-4 4-4 5-4 6 0 2 2 5 4 5 4 0 35-30 35-75z"><text:p/></draw:path><draw:path draw:style-name="gr3" draw:text-style-name="P6" svg:width="0.1031in" svg:height="0.102in" svg:x="0.1571in" svg:y="0.0098in" svg:viewBox="0 0 263 260" svg:d="M155 26c3-9 5-13 10-14 3 0 15 0 24 0 39 0 56 1 56 31 0 7-1 21-3 31 0 2-1 6-1 7 0 3 1 6 4 6 5 0 6-3 7-9 3-22 7-45 10-67 0-2 1-5 1-7 0-4-4-4-11-4-72 0-143 0-215 0-8 0-8 0-12 8-7 23-15 45-23 68-1 2-2 5-2 7s2 4 4 4c5 0 5-2 7-9 21-59 31-66 88-66 6 0 10 0 15 0 11 0 11 1 11 5 0 2-1 6-2 7-17 68-34 137-51 205-4 14-5 19-47 19-13 0-15 0-15 7 0 5 4 5 7 5 9 0 20-1 30-1 11 0 22 0 33 0s22 0 32 0c12 0 23 1 34 1 5 0 9 0 9-8 0-4-3-4-13-4s-15 0-25 0c-11-1-15-4-15-9 1-2 0-2 3-8 16-68 34-136 50-205z"><text:p/></draw:path><draw:path draw:style-name="gr3" draw:text-style-name="P6" svg:width="0.076in" svg:height="0.087in" svg:x="0.3181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1079in" svg:height="0.1106in" svg:x="0.452in" svg:y="0.0098in" svg:viewBox="0 0 275 282" svg:d="M127 0c-54 0-96 26-112 44-14 15-15 26-15 28s2 3 4 3c6 0 15-6 18-8 9-5 10-8 12-15 6-16 17-29 65-31-8 87-31 172-63 251-2 5-1 4-2 7 0 1 1 3 3 3 7 0 26-9 30-19 20-47 52-135 63-242 6 0 14 0 21 0 46 0 91 18 91 57 0 29-27 83-102 85-8 0-12 0-23 8-7 4-10 8-10 11 0 2 2 2 7 2 70 0 161-60 161-123 0-44-52-61-97-61-17 0-34 0-51 0z"><text:p/></draw:path><draw:path draw:style-name="gr3" draw:text-style-name="P6" svg:width="0.0346in" svg:height="0.1512in" svg:x="0.5823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1252in" svg:height="0.1028in" svg:x="0.6303in" svg:y="0.0098in" svg:viewBox="0 0 319 262" svg:d="M177 105c-11-27-21-52-32-77-2-4-1-4-2-5 0-2 7-10 23-11 3-1 8-1 8-8 0-4-6-4-7-4-15 0-32 1-48 1-10 0-34-1-43-1-2 0-8 0-8 8 0 4 5 4 9 4 23 0 26 3 30 12 15 37 29 72 45 108-28 29-54 57-82 86-1 2-3 3-4 4-20 21-37 27-57 28-6 1-9 1-9 8 0 1 0 4 6 4 11 0 24-1 36-1 14 0 28 1 43 1 2 0 6 0 6-8 0-3-3-4-4-4-3 0-15-1-15-12 0-6 5-12 11-17 13-13 25-27 38-40 12-14 23-27 35-39 13 31 27 62 40 91 1 5 1 5 1 6 0 3-7 10-22 11-4 1-8 1-8 8 0 4 5 4 6 4 11 0 38-1 48-1s34 1 43 1c3 0 8 0 8-8 0-4-4-4-7-4-26 0-26-1-33-17-15-35-42-94-50-117 26-28 67-74 79-85 11-9 26-18 49-19 5-1 9-1 9-8 0-1 0-4-5-4-11 0-25 1-37 1-14 0-28-1-43-1-2 0-7 0-7 8 0 2 2 3 5 4 3 0 16 1 16 11 0 6-5 11-8 14-21 22-42 44-63 68z"><text:p/></draw:path><draw:path draw:style-name="gr3" draw:text-style-name="P6" svg:width="0.035in" svg:height="0.1512in" svg:x="0.772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47"> ששקול ל־</text:span><text:span text:style-name="T47"><draw:g text:anchor-type="as-char" svg:y="-0.1071in" draw:z-index="292" draw:name="Shape311" draw:style-name="gr1"><svg:title>TexMaths</svg:title><svg:desc>11§display§A, B \in X§svg§600§FALSE§</svg:desc><draw:path draw:style-name="gr2" draw:text-style-name="P5" svg:width="0.6035in" svg:height="0.1213in" svg:x="0.0024in" svg:y="0.0071in" svg:viewBox="0 0 1534 309" svg:d="M0 0c511 0 1023 0 1534 0 0 103 0 206 0 309-511 0-1023 0-1534 0 0-103 0-206 0-309z"><text:p/></draw:path><draw:path draw:style-name="gr3" draw:text-style-name="P6" svg:width="0.1039in" svg:height="0.1075in" svg:x="-0.0004in" svg:y="0in" svg:viewBox="0 0 265 274" svg:d="M56 230c-15 26-31 32-47 33-6 0-9 0-9 8 0 2 2 3 5 3 10 0 22-1 33-1 14 0 27 1 39 1 2 0 8 0 8-7 0-4-4-4-7-4-9-1-18-5-18-14 0-5 3-9 6-15 10-15 19-32 29-48 33 0 64 0 97 0 0 8 6 60 6 64 0 12-20 13-28 13-5 0-9 0-9 8 0 3 3 2 5 3 17 0 33-1 48-1 10 0 34 1 44 1 3 0 7 0 7-8 0-3-3-3-9-3-24 0-24-3-25-14-8-80-15-160-23-240-1-8-1-9-8-9-5 0-8 2-10 7-45 74-89 149-134 223zM102 175c26-43 51-86 76-128 5 42 8 85 12 128-29 0-58 0-88 0z"><text:p/></draw:path><draw:path draw:style-name="gr3" draw:text-style-name="P6" svg:width="0.0173in" svg:height="0.0453in" svg:x="0.1217in" svg:y="0.0921in" svg:viewBox="0 0 45 116" svg:d="M45 41c0-26-10-41-25-41-12 0-20 10-20 21 0 10 8 20 20 20 5 0 10-1 14-5 1-1 1-1 1-1 1 0 1 0 1 6 0 28-13 51-26 65-5 3-5 4-5 5 0 3 3 5 5 5 4 0 35-30 35-75z"><text:p/></draw:path><draw:path draw:style-name="gr3" draw:text-style-name="P6" svg:width="0.1083in" svg:height="0.1024in" svg:x="0.1823in" svg:y="0.0043in" svg:viewBox="0 0 276 261" svg:d="M46 231c-4 15-4 19-35 19-7 0-11 0-11 7 0 4 4 4 11 4 46 0 91 0 137 0 62 0 107-45 107-83 0-26-22-49-59-53 39-7 80-36 80-72 0-29-25-53-71-53-43 0-87 0-130 0-8 0-11 0-11 8 0 3 3 3 10 3 1 0 8 0 15 1s10 1 10 7c0 1 0 2-1 6-18 69-34 138-52 206zM104 121c8-32 17-63 25-95 3-14 4-15 21-15 16 0 33 0 49 0 34 0 42 23 42 40 0 34-33 70-80 70-19 0-38 0-57 0zM87 250c-6 0-7 0-9-1-3 0-4 0-4-4 0-1 0-2 2-9 9-35 17-71 26-106 24 0 49 0 73 0 37 0 45 28 45 45 0 37-35 75-80 75-18 0-36 0-53 0z"><text:p/></draw:path><draw:path draw:style-name="gr3" draw:text-style-name="P6" svg:width="0.076in" svg:height="0.0866in" svg:x="0.3531in" svg:y="0.0272in" svg:viewBox="0 0 194 221" svg:d="M180 119c7 0 14 0 14-8s-7-8-14-8c-55 0-109 0-164 0 5-51 49-88 104-88 20 0 41 0 60 0 7 0 14 0 14-7 0-8-7-8-14-8-21 0-40 0-61 0-66 0-119 49-119 111s53 110 119 110c21 0 40 0 61 0 7 0 14 0 14-8 0-7-7-7-14-7-19 0-40 0-60 0-55 0-99-36-104-87 55 0 109 0 164 0z"><text:p/></draw:path><draw:path draw:style-name="gr3" draw:text-style-name="P6" svg:width="0.1248in" svg:height="0.1024in" svg:x="0.489in" svg:y="0.0043in" svg:viewBox="0 0 318 261" svg:d="M176 104c-11-26-21-51-32-77-1-3-1-3-2-4 0-3 6-10 23-12 3 0 8 0 8-7 0-4-5-4-6-4-16 0-33 1-49 1-9 0-33-1-43-1-2 0-7 0-7 8 0 3 3 3 9 3 23 0 25 4 29 13 15 35 30 71 46 107-28 28-55 58-83 87-1 1-3 2-4 3-19 21-38 28-57 29-5 0-8 0-8 7 1 2 0 4 4 4 12 0 25-1 37-1 14 0 29 1 43 1 3 0 7 0 7-8 0-3-3-2-4-3-5-1-16-1-16-12 0-7 6-13 10-18 14-13 27-28 40-42 11-12 23-24 34-36 13 31 26 60 40 91 1 3 1 4 2 5 0 3-8 10-23 12-5 0-8 0-8 6 0 5 4 5 7 5 10 0 37-1 48-1 10 0 33 1 43 1 2 0 6 0 6-7 0-4-3-4-6-4-25-1-27-3-33-18-15-35-41-94-50-118 27-26 66-72 80-83 11-9 25-19 48-20 5 0 9 0 9-8-2-1 0-3-6-3-11 0-24 1-36 1-14 0-29-1-43-1-2 0-7 0-7 8 0 2 2 3 5 3 3 1 15 1 15 12 0 6-4 11-7 14-21 22-42 44-63 67z"><text:p/></draw:path></draw:g></text:span><text:span text:style-name="T47">, וגם </text:span><text:span text:style-name="T47"><draw:g text:anchor-type="as-char" svg:y="-0.1193in" draw:z-index="296" draw:name="Shape312" draw:style-name="gr1"><svg:title>TexMaths</svg:title><svg:desc>11§display§A, B \neq \emptyset§svg§600§FALSE§</svg:desc><draw:path draw:style-name="gr2" draw:text-style-name="P5" svg:width="0.5598in" svg:height="0.1339in" svg:x="0.0024in" svg:y="0.0075in" svg:viewBox="0 0 1423 341" svg:d="M0 0c474 0 949 0 1423 0 0 114 0 227 0 341-474 0-949 0-1423 0 0-114 0-227 0-341z"><text:p/></draw:path><draw:path draw:style-name="gr3" draw:text-style-name="P6" svg:width="0.1039in" svg:height="0.1075in" svg:x="-0.0004in" svg:y="0.0087in" svg:viewBox="0 0 265 274" svg:d="M56 230c-15 27-31 31-47 33-6 0-9 0-9 8 0 2 2 3 6 3 9 0 22-1 33-1 13 0 26 1 38 1 2 0 8 0 8-6 0-5-4-5-7-5-9-1-17-4-17-14 0-4 2-9 5-14 10-17 19-33 29-49 32 0 65 0 96 0 2 8 7 60 7 64 0 11-20 13-27 13-6 0-10 0-10 8 0 3 3 2 5 3 17 0 33-1 49-1 10 0 34 1 44 1 2 0 6 0 6-7 0-4-3-4-9-4-24 0-24-3-25-14-8-79-15-160-23-240-1-8-1-9-8-9-5 0-7 2-10 7-45 75-89 149-134 223zM102 175c26-43 51-86 76-128 5 42 8 85 12 128-29 0-58 0-88 0z"><text:p/></draw:path><draw:path draw:style-name="gr3" draw:text-style-name="P6" svg:width="0.0177in" svg:height="0.0453in" svg:x="0.1213in" svg:y="0.102in" svg:viewBox="0 0 46 116" svg:d="M46 41c0-26-10-41-25-41-12 0-21 10-21 21 0 10 9 20 21 20 4 0 10-1 13-5 1-1 1-1 2-1 0 2 1 0 1 6 0 28-13 52-26 64-4 4-4 5-4 6 0 4 2 5 4 5 3 0 35-30 35-75z"><text:p/></draw:path><draw:path draw:style-name="gr3" draw:text-style-name="P6" svg:width="0.1083in" svg:height="0.1028in" svg:x="0.1827in" svg:y="0.0138in" svg:viewBox="0 0 276 262" svg:d="M46 233c-4 15-5 18-35 18-7 0-11 0-11 8 0 3 3 3 11 3 46 0 91 0 138 0 60 0 106-45 106-81 0-29-23-51-60-55 41-7 81-36 81-73 0-28-25-53-72-53-43 0-87 0-130 0-7 0-11 0-11 8 0 4 3 4 11 4 1 0 9 0 14 1 8 0 11 1 11 6 0 2 0 3-1 7-18 69-34 138-52 207zM105 122c7-32 15-64 23-96 3-13 4-14 21-14 16 0 34 0 50 0 33 0 42 23 42 40 0 34-33 70-80 70-19 0-38 0-56 0zM87 251c-6 0-7 0-9-1-4 0-5-1-5-3 0-1 0-2 2-9 9-35 17-72 26-107 24 0 50 0 74 0 36 0 44 29 44 45 0 38-34 75-80 75-18 0-34 0-52 0z"><text:p/></draw:path><draw:path draw:style-name="gr3" draw:text-style-name="P6" svg:width="0.0756in" svg:height="0.1406in" svg:x="0.3622in" svg:y="0.0087in" svg:viewBox="0 0 193 358" svg:d="M189 14c4-5 4-5 4-6 0-4-3-8-8-8-6 0-7 2-9 8-58 111-115 223-174 335-2 5-2 6-2 7 0 4 2 8 8 8 4 0 5-2 7-8 59-112 116-223 174-336z"><text:p/></draw:path><draw:path draw:style-name="gr3" draw:text-style-name="P6" svg:width="0.1012in" svg:height="0.035in" svg:x="0.3492in" svg:y="0.0614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6" svg:width="0.061in" svg:height="0.1283in" svg:x="0.5087in" svg:y="0in" svg:viewBox="0 0 156 327" svg:d="M132 8c0-5-3-8-8-8-6 0-7 4-10 12-4 16-1 2-4 18-5-2-18-8-32-8-22 0-47 11-61 41-15 31-17 66-17 102 0 25 0 93 33 123-9 29-9 30-9 32 0 4 4 7 8 7 7 0 8-4 10-13 4-15 0-1 4-16 10 4 21 7 32 7 43 0 60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/text:span><text:span text:style-name="T47"><text:s/>(זאת כי לא נתון מידע על קבוצות נוספות ב־</text:span><text:span text:style-name="T47"><draw:g text:anchor-type="as-char" svg:y="-0.1063in" draw:z-index="297" draw:name="Shape313" draw:style-name="gr1"><svg:title>TexMaths</svg:title><svg:desc>11§display§S, T§svg§600§FALSE§</svg:desc><draw:path draw:style-name="gr2" draw:text-style-name="P5" svg:width="0.2516in" svg:height="0.1201in" svg:x="-0.0004in" svg:y="0.0063in" svg:viewBox="0 0 640 306" svg:d="M321 306c-108 0-214 0-321 0 0-102 0-204 0-306 213 0 427 0 640 0 0 102 0 204 0 306-106 0-213 0-319 0z"><text:p/></draw:path><draw:path draw:style-name="gr3" draw:text-style-name="P6" svg:width="0.0898in" svg:height="0.1098in" svg:x="-0.0004in" svg:y="-0.0004in" svg:viewBox="0 0 229 280" svg:d="M229 4c0-1 0-4-4-4-2 0-3 1-7 6-7 7-13 14-19 22-10-18-30-28-55-28-48 0-95 44-95 91 0 31 20 49 40 55 14 4 28 7 42 10 14 5 35 10 35 41 0 34-32 71-69 71-25 0-68-9-68-57 0-9 2-18 2-21 1-1 1-1 1-2 0-3-2-3-4-3-3 0-3-1-5 1-1 0-23 88-23 89 0 2 2 5 4 5 3 0 3 0 8-6 7-6 12-14 19-22 16 22 43 28 65 28 53 0 98-52 98-98 0-27-14-40-19-45-9-9-14-11-50-20-7-2-22-6-25-7-11-3-23-14-23-35 0-31 31-64 67-64 32 0 55 17 55 59 0 14-1 20-1 22 1 2 0 4 4 4 5 0 5-1 6-8 7-27 13-56 21-84z"><text:p/></draw:path><draw:path draw:style-name="gr3" draw:text-style-name="P6" svg:width="0.0173in" svg:height="0.0453in" svg:x="0.0984in" svg:y="0.0902in" svg:viewBox="0 0 45 116" svg:d="M45 41c0-26-10-41-24-41-13 0-21 10-21 21 0 10 8 20 21 20 4 0 10-1 13-5 1-1 1-1 2-1 0 2 0 0 0 6 0 28-13 51-25 64-4 4-4 5-4 6 0 2 2 5 3 5 4 0 35-30 35-75z"><text:p/></draw:path><draw:path draw:style-name="gr3" draw:text-style-name="P6" svg:width="0.1031in" svg:height="0.102in" svg:x="0.1559in" svg:y="0.0039in" svg:viewBox="0 0 263 260" svg:d="M156 28c2-11 5-14 9-15 3-1 15-1 24-1 39 0 56 1 56 32 0 6-1 21-3 31 0 1-1 5-1 6 0 3 1 6 4 6 5 0 6-3 7-9 3-22 6-45 10-67 0-2 1-5 1-7 0-4-4-4-11-4-72 0-142 0-214 0-9 0-9 0-13 8-7 23-15 45-23 68-1 2-2 5-2 7s2 4 6 4c3 0 3-2 5-9 21-59 32-66 88-66 5 0 10 0 15 0 11 0 11 1 11 5 0 2-1 6-1 7-17 68-34 138-51 206-5 13-6 18-47 18-14 0-16 0-16 7 0 5 4 5 7 5 9 0 20-1 31-1s22 0 33 0c10 0 21 0 32 0s22 1 33 1c5 0 9 0 9-8 0-4-3-4-13-4s-14 0-24 0c-12-1-15-2-15-9 0-2 0-2 2-8 16-67 34-135 51-203z"><text:p/></draw:path></draw:g></text:span><text:span text:style-name="T47">). נבחר </text:span><text:span text:style-name="T47"><draw:g text:anchor-type="as-char" svg:y="-0.1071in" draw:z-index="303" draw:name="Shape314" draw:style-name="gr1"><svg:title>TexMaths</svg:title><svg:desc>11§display§a \in A, B§svg§600§FALSE§</svg:desc><draw:path draw:style-name="gr2" draw:text-style-name="P5" svg:width="0.5469in" svg:height="0.1213in" svg:x="0.0016in" svg:y="0.0071in" svg:viewBox="0 0 1390 309" svg:d="M0 0c463 0 926 0 1390 0 0 103 0 206 0 309-464 0-927 0-1390 0 0-103 0-206 0-309z"><text:p/></draw:path><draw:path draw:style-name="gr3" draw:text-style-name="P6" svg:width="0.0693in" svg:height="0.0681in" svg:x="-0.0004in" svg:y="0.0417in" svg:viewBox="0 0 177 174" svg:d="M129 24c-7-14-18-24-35-24-46 0-94 56-94 112 0 36 21 62 52 62 7 0 26-1 49-29 4 17 18 29 35 29 15 0 24-9 29-21 7-14 12-37 12-39 0-3-3-3-4-3-5 0-5 1-6 7-6 25-14 48-29 48-10 0-11-10-11-17 0-9 0-13 4-29 4-17 5-21 9-35 4-19 9-37 13-54 3-11 3-11 3-13 0-7-4-10-11-10-10 0-15 9-16 16zM103 124c-2 7-2 8-7 15-17 21-33 27-44 27-19 0-24-22-24-36 0-20 12-67 20-85 13-23 30-36 46-36 25 0 30 31 30 33s-1 5-1 6c-6 26-13 51-20 76z"><text:p/></draw:path><draw:path draw:style-name="gr3" draw:text-style-name="P6" svg:width="0.076in" svg:height="0.0866in" svg:x="0.1287in" svg:y="0.0272in" svg:viewBox="0 0 194 221" svg:d="M180 119c7 0 14 0 14-8s-7-8-14-8c-55 0-108 0-163 0 4-51 48-88 103-88 20 0 41 0 60 0 7 0 14 0 14-7 0-8-7-8-14-8-20 0-40 0-61 0-66 0-119 49-119 111s53 110 119 110c21 0 41 0 61 0 7 0 14 0 14-8 0-7-7-7-14-7-19 0-40 0-60 0-55 0-99-36-103-87 55 0 108 0 163 0z"><text:p/></draw:path><draw:path draw:style-name="gr3" draw:text-style-name="P6" svg:width="0.1039in" svg:height="0.1075in" svg:x="0.2654in" svg:y="0in" svg:viewBox="0 0 265 274" svg:d="M56 230c-15 26-31 32-47 33-6 0-9 0-9 8 0 2 2 3 6 3 9 0 22-1 33-1 13 0 26 1 38 1 2 0 8 0 8-7 0-4-4-4-7-4-9-1-17-5-17-14 0-5 2-9 5-15 10-15 19-32 29-48 32 0 65 0 96 0 2 8 7 60 7 64 0 12-20 13-27 13-6 0-10 0-10 8 0 3 3 2 5 3 17 0 33-1 49-1 9 0 34 1 44 1 2 0 6 0 6-8 0-3-3-3-9-3-24 0-24-3-25-14-8-80-15-160-23-240-1-8-1-9-8-9-5 0-7 2-10 7-45 74-89 149-134 223zM102 175c26-43 51-86 76-128 5 42 8 85 12 128-29 0-58 0-88 0z"><text:p/></draw:path><draw:path draw:style-name="gr3" draw:text-style-name="P6" svg:width="0.0173in" svg:height="0.0453in" svg:x="0.387in" svg:y="0.0921in" svg:viewBox="0 0 45 116" svg:d="M45 41c0-26-10-41-25-41-12 0-20 10-20 21 0 10 8 20 20 20 4 0 10-1 13-5 2-1 1-1 2-1s1 0 1 6c0 28-13 51-26 65-4 3-4 4-4 5 0 3 2 5 4 5 4 0 35-30 35-75z"><text:p/></draw:path><draw:path draw:style-name="gr3" draw:text-style-name="P6" svg:width="0.1083in" svg:height="0.1024in" svg:x="0.4476in" svg:y="0.0043in" svg:viewBox="0 0 276 261" svg:d="M46 231c-4 15-5 19-35 19-7 0-11 0-11 7 0 4 3 4 11 4 46 0 91 0 138 0 61 0 106-45 106-83 0-26-22-49-59-53 39-7 80-36 80-72 0-29-25-53-71-53-43 0-87 0-130 0-8 0-12 0-12 8 0 3 4 3 11 3 1 0 9 0 15 1 7 1 10 1 10 7 0 1 0 2-1 6-18 69-34 138-52 206zM105 121c7-32 15-63 23-95 4-14 4-15 21-15 16 0 34 0 50 0 34 0 42 23 42 40 0 34-33 70-80 70-19 0-38 0-56 0zM87 250c-6 0-7 0-9-1-3 0-4 0-4-4 0-1 0-2 1-9 9-35 19-71 27-106 25 0 49 0 73 0 37 0 44 28 44 45 0 37-34 75-79 75-18 0-35 0-53 0z"><text:p/></draw:path></draw:g></text:span><text:span text:style-name="T47">, וידוע שקיימות קבוצות כאלו ב־</text:span><text:span text:style-name="T47"><draw:g text:anchor-type="as-char" svg:y="-0.1063in" draw:z-index="298" draw:name="Shape315" draw:style-name="gr1"><svg:title>TexMaths</svg:title><svg:desc>11§display§S, T§svg§600§FALSE§</svg:desc><draw:path draw:style-name="gr2" draw:text-style-name="P5" svg:width="0.2516in" svg:height="0.1201in" svg:x="-0.0004in" svg:y="0.0063in" svg:viewBox="0 0 640 306" svg:d="M321 306c-108 0-214 0-321 0 0-102 0-204 0-306 213 0 427 0 640 0 0 102 0 204 0 306-106 0-213 0-319 0z"><text:p/></draw:path><draw:path draw:style-name="gr3" draw:text-style-name="P6" svg:width="0.0898in" svg:height="0.1098in" svg:x="-0.0004in" svg:y="-0.0004in" svg:viewBox="0 0 229 280" svg:d="M229 4c0-1 0-4-3-4s-4 1-8 6c-7 7-13 14-19 22-10-18-30-28-55-28-48 0-94 44-94 91 0 31 19 49 39 55 14 4 28 7 42 10 14 5 35 10 35 41 0 34-32 71-69 71-25 0-68-9-68-57 0-9 2-18 2-21 1-1 1-1 1-2 0-3-2-3-4-3-3 0-3-1-5 1-1 0-23 88-23 89 0 2 2 5 4 5 3 0 3 0 8-6 7-6 12-14 19-22 16 22 43 28 65 28 53 0 98-52 98-98 0-27-14-40-19-45-9-9-14-11-50-20-7-2-22-6-25-7-11-3-23-14-23-35 0-31 31-64 67-64 32 0 55 17 55 59 0 14-1 20-1 22 1 2 0 4 4 4 5 0 5-1 6-8 7-27 13-56 21-84z"><text:p/></draw:path><draw:path draw:style-name="gr3" draw:text-style-name="P6" svg:width="0.0173in" svg:height="0.0453in" svg:x="0.0984in" svg:y="0.0902in" svg:viewBox="0 0 45 116" svg:d="M45 41c0-26-10-41-24-41-13 0-21 10-21 21 0 10 8 20 21 20 4 0 10-1 13-5 1-1 1-1 2-1 0 2 0 0 0 6 0 28-13 51-25 64-4 4-4 5-4 6 0 2 2 5 3 5 4 0 35-30 35-75z"><text:p/></draw:path><draw:path draw:style-name="gr3" draw:text-style-name="P6" svg:width="0.1031in" svg:height="0.102in" svg:x="0.1559in" svg:y="0.0039in" svg:viewBox="0 0 263 260" svg:d="M156 28c2-11 5-14 9-15 3-1 15-1 24-1 39 0 56 1 56 32 0 6-1 21-3 31 0 1-1 5-1 6 0 3 1 6 4 6 5 0 6-3 7-9 3-22 6-45 10-67 0-2 1-5 1-7 0-4-5-4-11-4-72 0-142 0-214 0-9 0-9 0-13 8-7 23-15 45-23 68-1 2-2 5-2 7s2 4 5 4c4 0 4-2 6-9 21-59 32-66 88-66 5 0 10 0 15 0 11 0 11 1 11 5 0 2-1 6-1 7-17 68-34 138-51 206-5 13-6 18-47 18-14 0-16 0-16 7 0 5 4 5 7 5 9 0 20-1 31-1s22 0 33 0c10 0 21 0 32 0s22 1 33 1c5 0 9 0 9-8 0-4-3-4-13-4s-14 0-24 0c-12-1-15-2-15-9 0-2 0-2 2-8 16-67 34-135 51-203z"><text:p/></draw:path></draw:g></text:span><text:span text:style-name="T47"> מתוך העובדה ש־</text:span><text:span text:style-name="T47"><draw:g text:anchor-type="as-char" svg:y="-0.1134in" draw:z-index="299" draw:name="Shape316" draw:style-name="gr1"><svg:title>TexMaths</svg:title><svg:desc>11§inline§\bigcup S, T = X§svg§600§FALSE§</svg:desc><draw:path draw:style-name="gr2" draw:text-style-name="P5" svg:width="0.7394in" svg:height="0.1354in" svg:x="-0.0004in" svg:y="0.0071in" svg:viewBox="0 0 1879 345" svg:d="M0 0c626 0 1253 0 1879 0 0 115 0 230 0 345-626 0-1253 0-1879 0 0-115 0-230 0-345z"><text:p/></draw:path><draw:path draw:style-name="gr3" draw:text-style-name="P6" svg:width="0.1091in" svg:height="0.1508in" svg:x="0.0004in" svg:y="0in" svg:viewBox="0 0 278 384" svg:d="M251 250c0 65-55 108-112 108-58 0-113-43-113-108 0-77 0-154 0-231 0-6 0-19-13-19s-13 13-13 19c0 77 0 155 0 232 0 75 63 133 139 133 74 0 139-58 139-133 0-77 0-155 0-232 0-6 0-19-13-19-14 0-14 13-14 19 0 77 0 154 0 231z"><text:p/></draw:path><draw:path draw:style-name="gr3" draw:text-style-name="P6" svg:width="0.0898in" svg:height="0.1094in" svg:x="0.152in" svg:y="0.0071in" svg:viewBox="0 0 229 279" svg:d="M229 3c0-1-1-3-5-3-2 0-2 0-6 6-7 7-12 14-19 22-10-18-31-28-55-28-49 0-96 44-96 90 0 32 20 50 40 55 14 4 28 7 42 11s35 9 35 40c0 34-32 70-69 70-24 0-67-7-67-56 0-9 1-17 2-20 0-1 0-1 0-2 0-4-2-4-5-4-2 0-2 0-3 1-2 2-23 89-23 90 0 2 1 4 3 4 3 0 4 0 8-6 7-7 12-14 19-22 16 22 43 28 65 28 52 0 99-51 99-98 0-27-14-40-20-46-9-8-14-9-49-18-8-2-23-7-26-7-10-4-23-15-23-35 0-32 31-64 67-64 32 0 56 17 56 59 0 13-2 19-2 21 0 1 0 5 5 5 4 0 5-1 6-8 7-29 14-56 21-85z"><text:p/></draw:path><draw:path draw:style-name="gr3" draw:text-style-name="P6" svg:width="0.0173in" svg:height="0.0453in" svg:x="0.2508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6" svg:width="0.1031in" svg:height="0.102in" svg:x="0.3091in" svg:y="0.0098in" svg:viewBox="0 0 263 260" svg:d="M156 26c2-11 4-13 9-14 3-1 15-1 24-1 39 0 56 2 56 32 0 5-1 21-3 31 0 2-1 6-1 7 0 3 1 5 4 5 5 0 6-2 7-9 3-22 7-45 10-67 1-1 1-6 1-7 0-3-4-3-11-3-72 0-143 0-215 0-8 0-8 0-12 8-7 22-15 45-23 67 0 1-1 4-2 6 0 4 2 5 4 5 5 0 5-1 7-8 21-59 31-67 88-67 6 0 10 0 15 0 11 0 11 2 11 6 0 2-1 6-2 7-17 68-34 137-51 205-4 14-5 19-46 19-14 0-16 0-16 6s4 6 7 6c9 0 20-1 31-1 10 0 21-1 32-1 10 0 22 1 33 1s22 1 33 1c5 0 9 0 9-8 0-4-3-4-13-4s-14 0-25-1-15-3-15-9c1-2 0-2 3-8 17-67 34-135 51-204z"><text:p/></draw:path><draw:path draw:style-name="gr3" draw:text-style-name="P6" svg:width="0.1008in" svg:height="0.035in" svg:x="0.4657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1248in" svg:height="0.1031in" svg:x="0.622in" svg:y="0.0098in" svg:viewBox="0 0 318 263" svg:d="M176 106c-11-27-21-52-32-77-1-4-2-5-2-6 0-2 7-9 23-11 3 0 8 0 8-6s-5-6-6-6c-16 0-33 2-49 2-9 0-33-2-43-2-2 0-7 0-7 8 0 4 4 4 9 4 23 0 25 5 29 13 15 36 30 71 46 107-28 29-55 58-83 87-1 1-3 2-4 3-19 21-37 28-57 29-5 0-8 0-8 8 1 2 0 4 4 4 13 0 25-2 37-2 14 0 29 2 43 2 3 0 7 0 7-8 0-4-3-2-4-4-4-1-15-1-15-12 0-7 5-12 9-18 14-13 27-27 40-40 11-14 23-26 34-38 13 31 27 61 40 92 1 3 2 4 2 5 0 2-8 9-23 11-5 0-8 0-8 7 0 5 5 5 7 5 10 0 37-2 48-2 10 0 33 2 43 2 2 0 7 0 7-8 0-4-4-4-7-4-25-1-26-2-33-18-15-35-41-94-49-117 26-27 66-73 79-84 11-9 25-19 48-20 6 0 9 0 9-8-2-1 0-4-6-4-11 0-24 2-36 2-14 0-28-2-43-2-2 0-6 0-6 8 0 3 1 4 4 4 3 1 15 1 15 12 0 6-4 11-7 15-21 22-42 44-63 67z"><text:p/></draw:path></draw:g></text:span><text:span text:style-name="T47">, ולכן לכל </text:span><text:span text:style-name="T47"><draw:g text:anchor-type="as-char" svg:y="-0.1035in" draw:z-index="300" draw:name="Shape317" draw:style-name="gr1"><svg:title>TexMaths</svg:title><svg:desc>11§display§x \in X§svg§600§FALSE§</svg:desc><draw:path draw:style-name="gr2" draw:text-style-name="P5" svg:width="0.3858in" svg:height="0.0933in" svg:x="0.0031in" svg:y="0.0063in" svg:viewBox="0 0 981 238" svg:d="M491 238c-164 0-327 0-491 0 0-79 0-159 0-238 327 0 654 0 981 0 0 79 0 159 0 238-164 0-328 0-490 0z"><text:p/></draw:path><draw:path draw:style-name="gr3" draw:text-style-name="P6" svg:width="0.0752in" svg:height="0.0677in" svg:x="-0.0004in" svg:y="0.0358in" svg:viewBox="0 0 192 173" svg:d="M118 54c3-10 12-46 38-46 2 0 11 0 20 5-11 2-19 12-19 21 0 7 5 13 15 13 8 0 20-6 20-22 0-20-22-25-35-25-23 0-36 20-40 29-10-26-31-29-42-29-41 0-63 49-63 59 0 4 3 2 5 4 3 0 4 0 5-5 13-40 39-50 52-50 7 0 21 4 21 26 0 12-7 37-21 91-7 24-20 40-37 40-2 0-11 0-19-6 10-1 18-9 18-20 0-9-9-13-14-13-12 0-22 10-22 22 0 18 20 25 36 25 27 0 40-26 41-28 4 13 19 28 42 28 39 0 61-49 61-58 0-4-3-4-4-4-3 0-4 2-4 4-14 40-40 50-52 50-15 0-21-11-21-24 0-9 2-18 7-35 4-17 7-35 12-52z"><text:p/></draw:path><draw:path draw:style-name="gr3" draw:text-style-name="P6" svg:width="0.0752in" svg:height="0.0874in" svg:x="0.1374in" svg:y="0.0209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6" svg:width="0.1252in" svg:height="0.1028in" svg:x="0.2717in" svg:y="-0.0004in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30 1 43 1 2 0 7 0 7-7 0-5-4-5-5-5-3 0-16-1-16-12 0-6 7-12 11-17 14-13 27-28 40-42 11-12 23-24 34-36 13 29 27 60 40 91 1 4 2 4 2 5 0 4-8 9-23 11-4 0-8 1-8 8 0 4 5 4 6 4 11 0 38-1 49-1 9 0 33 1 43 1 2 0 7 0 7-7 0-5-4-5-7-5-26 0-26-2-33-17-15-35-41-95-51-118 27-26 68-72 80-83 12-9 26-19 49-20 6 0 9 0 9-8-2-1 0-4-5-4-11 0-25 1-37 1-14 0-28-1-43-1-2 0-6 0-6 8 0 3 1 4 4 4s15 1 15 12c0 6-4 10-7 14-21 22-42 44-63 67z"><text:p/></draw:path></draw:g></text:span><text:span text:style-name="T47"><text:s/>מתקיים קיום </text:span><text:span text:style-name="T47"><draw:g text:anchor-type="as-char" svg:y="-0.1071in" draw:z-index="301" draw:name="Shape318" draw:style-name="gr1"><svg:title>TexMaths</svg:title><svg:desc>11§display§x \in A, B \in S, T§svg§600§FALSE§</svg:desc><draw:path draw:style-name="gr2" draw:text-style-name="P5" svg:width="1.0161in" svg:height="0.1213in" svg:x="0.0031in" svg:y="0.0071in" svg:viewBox="0 0 2582 309" svg:d="M0 0c861 0 1721 0 2582 0 0 103 0 206 0 309-861 0-1721 0-2582 0 0-103 0-206 0-309z"><text:p/></draw:path><draw:path draw:style-name="gr3" draw:text-style-name="P6" svg:width="0.0756in" svg:height="0.0681in" svg:x="-0.0004in" svg:y="0.0417in" svg:viewBox="0 0 193 174" svg:d="M118 54c2-10 12-45 38-45 2 0 11 0 20 4-11 2-19 12-19 21 0 7 5 13 15 13 8 0 21-6 21-22 0-19-24-25-37-25-22 0-35 20-39 29-10-26-31-29-42-29-41 0-63 50-63 59 0 4 3 3 5 4 3 0 4 0 5-5 13-40 39-49 52-49 7 0 21 3 21 25 0 12-7 38-21 91-7 25-20 41-37 41-3 0-12 0-19-5 10-3 18-10 18-21 0-10-8-13-14-13-12 0-22 9-22 22 0 17 20 25 36 25 26 0 40-27 41-29 4 15 19 29 42 29 39 0 61-50 61-60 0-3-3-3-4-3-3 0-4 1-5 5-13 40-39 50-51 50-15 0-22-13-22-25 0-9 3-18 7-34 4-18 8-35 13-53z"><text:p/></draw:path><draw:path draw:style-name="gr3" draw:text-style-name="P6" svg:width="0.0756in" svg:height="0.0866in" svg:x="0.1374in" svg:y="0.0272in" svg:viewBox="0 0 193 221" svg:d="M179 119c7 0 14 0 14-8s-7-8-14-8c-55 0-109 0-164 0 5-51 50-88 104-88 20 0 41 0 60 0 7 0 14 0 14-7 0-8-7-8-14-8-21 0-40 0-61 0-66 0-118 49-118 111s52 110 118 110c21 0 40 0 61 0 7 0 14 0 14-8 0-7-7-7-14-7-19 0-40 0-60 0-54 0-99-36-104-87 55 0 109 0 164 0z"><text:p/></draw:path><draw:path draw:style-name="gr3" draw:text-style-name="P6" svg:width="0.1043in" svg:height="0.1075in" svg:x="0.2736in" svg:y="0in" svg:viewBox="0 0 266 274" svg:d="M56 230c-15 26-31 32-47 33-5 0-9 0-9 8 0 2 2 3 6 3 11 0 22-1 33-1 13 0 26 1 38 1 3 0 8 0 8-7 0-4-4-4-7-4-9-1-17-5-17-14 0-5 2-9 5-15 10-15 20-32 30-48 32 0 65 0 97 0 0 8 5 60 5 64 0 12-20 13-27 13-6 0-9 0-9 8 0 3 4 3 5 3 16 0 32-1 48-1 9 0 34 1 44 1 2 0 7 0 7-8 0-3-4-3-10-3-23 0-23-3-24-14-8-80-16-160-24-240-1-8-1-9-8-9-5 0-7 2-10 7-45 74-89 149-134 223zM102 175c26-43 51-86 76-128 5 42 9 85 13 128-29 0-59 0-89 0z"><text:p/></draw:path><draw:path draw:style-name="gr3" draw:text-style-name="P6" svg:width="0.0173in" svg:height="0.0453in" svg:x="0.3957in" svg:y="0.0921in" svg:viewBox="0 0 45 116" svg:d="M45 41c0-26-10-41-24-41-13 0-21 10-21 21 0 10 8 20 21 20 4 0 9-1 13-5 1-1 1-1 2-1 0 2 0 0 0 6 0 28-13 51-26 65-3 3-3 4-3 5 0 3 1 5 3 5 4 0 35-30 35-75z"><text:p/></draw:path><draw:path draw:style-name="gr3" draw:text-style-name="P6" svg:width="0.1079in" svg:height="0.1024in" svg:x="0.4567in" svg:y="0.0043in" svg:viewBox="0 0 275 261" svg:d="M45 231c-3 15-4 19-35 19-7 0-10 0-10 7 0 4 3 4 10 4 46 0 92 0 139 0 60 0 105-45 105-83 0-26-22-49-59-53 40-7 80-36 80-72 0-29-25-53-71-53-43 0-87 0-130 0-8 0-11 0-11 8 0 3 3 3 11 3 4 0 7 0 14 1s11 1 11 7c0 1-1 2-2 6-18 69-34 138-52 206zM103 121c8-32 17-63 25-95 3-14 4-15 21-15 16 0 33 0 49 0 34 0 42 23 42 40 0 34-33 70-80 70-19 0-38 0-57 0zM86 250c-6 0-6 0-8-1-4 0-5 0-5-4 0-1 0-2 2-9 9-35 17-71 26-106 24 0 49 0 73 0 37 0 45 28 45 45 0 37-34 75-80 75-18 0-36 0-53 0z"><text:p/></draw:path><draw:path draw:style-name="gr3" draw:text-style-name="P6" svg:width="0.0756in" svg:height="0.0866in" svg:x="0.628in" svg:y="0.0272in" svg:viewBox="0 0 193 221" svg:d="M179 119c7 0 14 0 14-8s-7-8-14-8c-55 0-109 0-164 0 5-51 50-88 104-88 20 0 41 0 60 0 7 0 14 0 14-7 0-8-7-8-14-8-19 0-40 0-60 0-67 0-119 49-119 111s52 110 119 110c20 0 41 0 60 0 7 0 14 0 14-8 0-7-7-7-14-7-19 0-40 0-60 0-54 0-99-36-104-87 55 0 109 0 164 0z"><text:p/></draw:path><draw:path draw:style-name="gr3" draw:text-style-name="P6" svg:width="0.0898in" svg:height="0.1091in" svg:x="0.7669in" svg:y="0.0016in" svg:viewBox="0 0 229 278" svg:d="M229 3c0-1-1-3-5-3-2 0-2 0-6 6-7 7-12 14-19 21-10-17-30-27-55-27-49 0-96 44-96 90 0 32 21 50 40 55 14 4 28 7 42 11s35 9 35 40c0 34-31 70-69 70-24 0-67-8-67-56 0-9 1-19 2-21 0-1 0-1 0-2 0-4-2-4-5-4-2 0-2 0-3 1-2 2-23 90-23 91 0 2 1 3 3 3 3 0 4 0 8-5 7-7 12-14 19-22 16 22 43 27 65 27 52 0 99-50 99-99 0-25-14-38-20-44-9-8-14-10-49-18-8-3-23-7-26-7-10-4-23-15-23-35 0-32 31-64 67-64 32 0 56 16 56 59 0 12-1 19-1 21 0 1 0 5 4 5s5-1 6-8c7-29 14-56 21-85z"><text:p/></draw:path><draw:path draw:style-name="gr3" draw:text-style-name="P6" svg:width="0.0173in" svg:height="0.0453in" svg:x="0.8657in" svg:y="0.0921in" svg:viewBox="0 0 45 116" svg:d="M45 41c0-26-10-41-25-41-12 0-20 10-20 21 0 10 8 20 20 20 5 0 10-1 14-5 1-1 1-1 1-1 1 0 1 0 1 6 0 28-13 51-26 65-4 3-4 4-4 5 0 3 2 5 4 5 4 0 35-30 35-75z"><text:p/></draw:path><draw:path draw:style-name="gr3" draw:text-style-name="P6" svg:width="0.1031in" svg:height="0.1012in" svg:x="0.9236in" svg:y="0.0063in" svg:viewBox="0 0 263 258" svg:d="M156 26c2-11 5-13 9-14 3-1 17-1 24-1 39 0 56 2 56 32 0 5-1 21-3 31 0 2-1 6-1 7 0 3 1 5 6 5 3 0 4-2 5-9 3-22 7-45 10-67 1-1 1-4 1-7s-4-3-10-3c-71 0-143 0-214 0-10 0-10 0-14 8-7 22-15 45-23 67 0 1-2 6-2 7 0 3 2 4 4 4 5 0 5-1 7-8 21-59 31-67 88-67 6 0 10 0 15 0 11 0 11 2 11 5s-1 7-1 8c-17 68-35 137-52 205-4 14-5 19-46 19-14 0-16 0-16 6 0 5 4 4 7 4 9 0 20 0 31 0 10 0 22-1 33-1 10 0 21 1 32 1s22 0 33 0c5 0 9 0 9-7 0-4-3-3-13-3s-14 0-24-2c-12-1-15-2-15-8 0-3 0-3 2-8 17-67 34-135 51-204z"><text:p/></draw:path></draw:g></text:span><text:span text:style-name="T47"><text:s/>בהתאמה, בפרט עבור </text:span><text:span text:style-name="T47"><draw:g text:anchor-type="as-char" svg:y="-0.0681in" draw:z-index="302" draw:name="Shape319" draw:style-name="gr1"><svg:title>TexMaths</svg:title><svg:desc>11§display§x = a§svg§600§FALSE§</svg:desc><draw:path draw:style-name="gr2" draw:text-style-name="P5" svg:width="0.3488in" svg:height="0.052in" svg:x="0.0031in" svg:y="0.0071in" svg:viewBox="0 0 887 133" svg:d="M0 0c296 0 592 0 887 0 0 44 0 89 0 133-295 0-591 0-887 0 0-44 0-89 0-133z"><text:p/></draw:path><draw:path draw:style-name="gr3" draw:text-style-name="P6" svg:width="0.0752in" svg:height="0.0677in" svg:x="-0.0004in" svg:y="0in" svg:viewBox="0 0 192 173" svg:d="M118 54c2-10 12-45 38-45 2 0 11 0 20 4-11 2-19 12-19 21 0 7 5 13 15 13 8 0 20-6 20-22 0-19-23-25-36-25-22 0-35 20-39 30-10-27-31-30-42-30-41 0-63 50-63 59 0 4 3 3 4 4 4 0 5 0 6-5 13-40 38-49 52-49 7 0 21 3 21 25 0 12-7 38-21 90-7 25-20 40-37 40-3 0-12 0-19-4 9-3 18-10 18-21 0-10-9-13-14-13-12 0-22 9-22 22 0 17 20 25 36 25 26 0 40-27 41-30 4 14 19 30 42 30 39 0 61-50 61-60 0-3-3-3-4-3-3 0-4 1-6 5-12 40-38 49-50 49-16 0-22-12-22-25 0-8 3-17 6-33 5-18 9-34 14-52z"><text:p/></draw:path><draw:path draw:style-name="gr3" draw:text-style-name="P6" svg:width="0.1008in" svg:height="0.0346in" svg:x="0.1331in" svg:y="0.0114in" svg:viewBox="0 0 257 89" svg:d="M244 15c6 0 13 0 13-7 0-8-7-8-13-8-77 0-154 0-231 0-5 0-13 0-13 8 0 7 8 7 13 7 77 0 154 0 231 0zM244 89c6 0 13 0 13-6 0-8-7-8-13-8-77 0-154 0-231 0-5 0-13 0-13 8 0 6 8 6 13 6 77 0 154 0 231 0z"><text:p/></draw:path><draw:path draw:style-name="gr3" draw:text-style-name="P6" svg:width="0.0693in" svg:height="0.0677in" svg:x="0.2906in" svg:y="0in" svg:viewBox="0 0 177 173" svg:d="M129 24c-7-14-18-24-36-24-45 0-93 56-93 111 0 37 21 62 52 62 7 0 26-1 50-29 2 16 17 29 34 29 15 0 23-9 29-21 7-14 12-37 12-39 0-3-3-3-4-3-5 0-5 1-6 7-6 25-13 47-30 47-9 0-11-10-11-18 0-7 0-11 5-28 4-16 5-20 9-33 4-19 10-37 14-54 2-11 2-11 2-13 0-7-4-10-11-10-10 0-15 9-16 16zM103 123c-1 7-1 8-7 15-17 21-33 26-43 26-20 0-26-21-26-35 0-20 13-66 21-84 12-22 30-36 45-36 26 0 31 31 31 33s-1 5-1 6c-6 26-13 50-20 75z"><text:p/></draw:path></draw:g></text:span><text:span text:style-name="T47">. סה"כ </text:span><text:span text:style-name="T47"><draw:g text:anchor-type="as-char" svg:y="-0.1083in" draw:z-index="304" draw:name="Shape320" draw:style-name="gr1"><svg:title>TexMaths</svg:title><svg:desc>11§display§a \in A \cap B§svg§600§FALSE§</svg:desc><draw:path draw:style-name="gr2" draw:text-style-name="P5" svg:width="0.6488in" svg:height="0.0992in" svg:x="0.0016in" svg:y="0.0075in" svg:viewBox="0 0 1649 253" svg:d="M825 253c-275 0-550 0-825 0 0-84 0-169 0-253 550 0 1099 0 1649 0 0 84 0 169 0 253-275 0-549 0-824 0z"><text:p/></draw:path><draw:path draw:style-name="gr3" draw:text-style-name="P6" svg:width="0.0693in" svg:height="0.0689in" svg:x="-0.0004in" svg:y="0.0425in" svg:viewBox="0 0 177 176" svg:d="M129 24c-7-13-18-24-36-24-45 0-93 58-93 114 0 37 22 62 52 62 7 0 27-2 50-30 2 17 17 30 35 30 14 0 22-9 29-22s8-26 11-38c0-4-3-4-4-4-5 0-5 2-6 8-6 24-13 47-30 47-9 0-11-10-11-18s2-12 5-28c4-17 5-20 9-36 4-17 10-36 14-54 2-10 2-11 2-12 0-7-4-11-11-11-9 0-15 9-16 16zM103 125c-1 7-1 8-7 14-17 21-32 28-43 28-20 0-26-21-26-36 0-19 13-67 22-86 11-22 29-36 44-36 26 0 31 32 31 34 0 3-1 5-1 7-6 25-13 50-20 75z"><text:p/></draw:path><draw:path draw:style-name="gr3" draw:text-style-name="P6" svg:width="0.0752in" svg:height="0.0882in" svg:x="0.1291in" svg:y="0.028in" svg:viewBox="0 0 192 225" svg:d="M179 120c7 0 13 0 13-8s-6-8-13-8c-55 0-109 0-164 0 5-52 50-89 104-89 20 0 40 0 60 0 7 0 13 0 13-7 0-8-6-8-13-8-20 0-40 0-60 0-67 0-119 50-119 112s52 113 119 113c20 0 40 0 60 0 7 0 13 0 13-8s-6-8-13-8c-20 0-40 0-60 0-54 0-99-37-104-89 55 0 109 0 164 0z"><text:p/></draw:path><draw:path draw:style-name="gr3" draw:text-style-name="P6" svg:width="0.1039in" svg:height="0.1091in" svg:x="0.2654in" svg:y="-0.0004in" svg:viewBox="0 0 265 278" svg:d="M55 234c-15 25-31 30-47 32-5 0-8 0-8 7 0 3 1 5 4 5 11 0 23-1 33-1 14 0 27 1 40 1 2 0 7 0 7-8 0-4-4-4-6-4-9-2-19-5-19-14 0-4 3-9 6-14 10-17 20-33 30-50 31 0 64 0 96 0 1 8 6 61 6 64 0 12-20 14-28 14-5 0-8 0-8 7 0 5 4 5 5 5 15 0 32-1 48-1 9 0 35 1 43 1 3 0 8 0 8-8 0-4-4-4-9-4-24 0-24-3-25-15-8-81-17-160-24-241 0-8 0-10-7-10-6 0-8 3-11 7-45 75-89 151-134 227zM101 176c25-42 52-85 77-127 5 42 8 85 12 127-29 0-59 0-89 0z"><text:p/></draw:path><draw:path draw:style-name="gr3" draw:text-style-name="P6" svg:width="0.0846in" svg:height="0.0945in" svg:x="0.4161in" svg:y="0.0173in" svg:viewBox="0 0 216 241" svg:d="M216 85c0-58-60-85-108-85-51 0-108 28-108 84 0 48 0 95 0 143 0 7 0 14 8 14 7 0 7-7 7-14 0-47 0-94 0-141 0-57 64-71 93-71 17 0 42 5 61 18 30 19 30 43 30 54 0 47 0 93 0 140 0 7 1 14 9 14 9 0 8-7 8-14 0-48 0-94 0-142z"><text:p/></draw:path><draw:path draw:style-name="gr3" draw:text-style-name="P6" svg:width="0.1083in" svg:height="0.1035in" svg:x="0.5496in" svg:y="0.0047in" svg:viewBox="0 0 276 264" svg:d="M45 235c-3 14-4 17-35 17-7 0-10 0-10 8 0 4 3 4 10 4 46 0 92 0 138 0 61 0 107-45 107-84 0-27-23-49-60-54 40-8 81-36 81-73 0-29-25-53-73-53-42 0-86 0-129 0-7 0-11 0-11 8 0 4 3 4 11 4 1 0 7 0 14 0 8 1 11 1 11 7 0 1 0 2-2 8-18 69-34 138-52 208zM103 123c8-32 17-64 25-96 3-14 4-15 20-15 17 0 35 0 51 0 33 0 42 22 42 40 0 33-33 71-80 71-19 0-39 0-58 0zM87 252c-6 0-7 0-9 0-4-1-5-1-5-4 0-1 0-2 2-9 9-36 17-72 26-108 24 0 50 0 74 0 36 0 44 28 44 45 0 39-34 76-80 76-18 0-35 0-52 0z"><text:p/></draw:path></draw:g></text:span><text:span text:style-name="T47"><text:s/>כדרוש. </text:span></text:p>
            </text:list-item>
          </text:list>
        </text:list-item>
      </text:list>
      <text:p text:style-name="P54"><text:soft-page-break/><draw:g text:anchor-type="as-char" svg:y="-0.1134in" draw:z-index="305" draw:name="Shape321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P15" text:outline-level="3">סעיף <text:span text:style-name="T7">(</text:span>ב<text:span text:style-name="T7">)</text:span></text:h>
      <text:p text:style-name="P55">נתון: <text:span text:style-name="T2">יהיו </text:span><text:span text:style-name="T2"><draw:g text:anchor-type="as-char" svg:y="-0.1035in" draw:z-index="306" draw:name="Shape322" draw:style-name="gr1"><svg:title>TexMaths</svg:title><svg:desc>11§display§R_S, R_t, R_U§svg§600§FALSE§</svg:desc><draw:path draw:style-name="gr2" draw:text-style-name="P5" svg:width="0.6953in" svg:height="0.1165in" svg:x="0.0016in" svg:y="0.0071in" svg:viewBox="0 0 1767 297" svg:d="M0 0c589 0 1178 0 1767 0 0 99 0 198 0 297-589 0-1178 0-1767 0 0-99 0-198 0-297z"><text:p/></draw:path><draw:path draw:style-name="gr3" draw:text-style-name="P6" svg:width="0.1083in" svg:height="0.1059in" svg:x="-0.0004in" svg:y="0in" svg:viewBox="0 0 276 270" svg:d="M130 26c2-8 3-13 11-14 3 0 15 0 23 0 27 0 70 0 70 39 0 12-6 39-21 53-11 10-30 23-66 23-14 0-28 0-43 0 9-34 17-68 26-101zM185 132c39-9 86-35 86-74 0-34-36-58-86-58-37 0-74 0-110 0-8 0-11 0-11 8 0 4 3 4 10 4 1 0 8 0 15 1 7 0 10 1 10 6 0 2 0 3-1 7-18 68-34 138-52 206-4 15-4 17-35 17-7 0-11 0-11 9 0 3 3 2 5 3 11 0 39-1 50-1 10 0 37 1 48 1 4 0 8 0 8-7 0-5-3-5-11-5-14 0-24 0-24-6 0-2 0-5 1-7 9-34 16-67 25-101 16 0 31 0 46 0 36 0 42 22 42 34 0 7-3 18-5 26-4 11-7 26-7 33 0 42 46 42 52 42 33 0 46-38 46-44 0-4-3-2-4-4-4 0-5 2-6 4-9 29-26 35-35 35-12 0-15-7-15-23 0-12 2-32 4-44 1-5 1-13 1-17 0-29-25-41-36-45z"><text:p/></draw:path><draw:path draw:style-name="gr3" draw:text-style-name="P6" svg:width="0.0673in" svg:height="0.076in" svg:x="0.1169in" svg:y="0.0516in" svg:viewBox="0 0 172 194" svg:d="M172 4c0-2-2-4-4-4-1 0-2 1-5 4-5 6-9 10-13 16-10-15-28-20-44-20-38 0-72 31-72 63 0 3 1 14 9 24 9 11 19 13 37 17 6 1 19 5 23 6 9 2 26 8 26 28 0 22-23 47-54 47-24 0-53-9-53-38 0-2 1-9 2-13 0-1 0-1 0-2 0-4-3-4-4-4-4 0-5 2-6 6-4 18-9 35-13 53 0 1-1 3-1 4s1 3 4 3c1 0 1 0 5-4 3-3 11-11 13-14 14 15 35 18 52 18 40 0 73-34 73-66 0-12-4-23-11-28-8-10-13-11-48-19-6-2-14-4-17-4-6-3-17-10-17-25 0-21 23-43 52-43s42 16 42 43c0 3-1 8-1 12 0 3 4 3 5 3 4 0 4-1 5-5 5-19 10-39 15-58z"><text:p/></draw:path><draw:path draw:style-name="gr3" draw:text-style-name="P6" svg:width="0.0173in" svg:height="0.0449in" svg:x="0.2102in" svg:y="0.0862in" svg:viewBox="0 0 45 115" svg:d="M45 41c0-26-9-41-24-41-13 0-21 10-21 21 0 10 8 20 21 20 4 0 10-1 13-5 1-1 1-1 2-1 0 2 1 0 1 6 0 28-14 51-26 64-4 4-4 5-4 6 0 3 2 4 3 4 4 0 35-29 35-74z"><text:p/></draw:path><draw:path draw:style-name="gr3" draw:text-style-name="P6" svg:width="0.1079in" svg:height="0.1059in" svg:x="0.2713in" svg:y="0in" svg:viewBox="0 0 275 270" svg:d="M129 26c2-8 3-13 11-14 3 0 15 0 23 0 27 0 70 0 70 39 0 12-6 39-21 53-10 10-31 23-66 23-14 0-28 0-43 0 9-34 17-68 26-101zM184 132c39-9 85-35 85-74 0-34-35-58-85-58-37 0-74 0-110 0-8 0-11 0-11 8 0 4 3 4 11 4 4 0 7 0 14 1 7 0 10 1 10 6 0 2 0 3-1 7-18 68-34 138-52 206-3 15-4 17-35 17-7 0-10 0-10 9 0 3 3 2 4 3 11 0 39-1 50-1s38 1 48 1c4 0 8 0 8-7 0-5-3-5-10-5-14 0-25 0-25-6 0-2 0-5 1-7 9-34 16-67 25-101 16 0 31 0 46 0 36 0 42 22 42 34 0 7-3 18-5 26-3 11-7 26-7 33 0 42 47 42 52 42 33 0 46-38 46-44 0-4-3-2-4-4-4 0-5 2-5 4-10 29-26 35-35 35-13 0-15-7-15-23 0-12 2-32 3-44 1-5 1-13 1-17 0-29-25-41-36-45z"><text:p/></draw:path><draw:path draw:style-name="gr3" draw:text-style-name="P6" svg:width="0.0354in" svg:height="0.0661in" svg:x="0.3843in" svg:y="0.0598in" svg:viewBox="0 0 91 169" svg:d="M55 62c9 0 19 0 27 0 6 0 9 0 9-6 0-4-3-4-7-4-9 0-17 0-26 0 4-14 7-27 10-40 0-1 0-3 0-4 0-5-3-8-9-8s-11 4-13 11c-1 7 2-6-10 41-9 0-18 0-27 0-6 0-9 0-9 6 0 4 3 4 9 4 9 0 16 0 25 0-5 20-11 41-16 63-2 7-4 17-4 20 0 16 13 24 29 24 30 0 47-36 47-39 0-4-3-4-4-4-4 0-4 0-6 5-7 17-22 33-36 33-6 0-10-5-10-15 0-2 1-7 2-11 7-26 12-51 19-76z"><text:p/></draw:path><draw:path draw:style-name="gr3" draw:text-style-name="P6" svg:width="0.0173in" svg:height="0.0449in" svg:x="0.4465in" svg:y="0.0862in" svg:viewBox="0 0 45 115" svg:d="M45 41c0-26-10-41-25-41-12 0-20 10-20 21 0 10 8 20 20 20 5 0 10-1 14-5 1-1 1-1 1-1 1 0 1 0 1 6 0 28-13 51-26 64-5 4-5 5-5 6 0 3 3 4 5 4 4 0 35-29 35-74z"><text:p/></draw:path><draw:path draw:style-name="gr3" draw:text-style-name="P6" svg:width="0.1083in" svg:height="0.1059in" svg:x="0.5071in" svg:y="0in" svg:viewBox="0 0 276 270" svg:d="M129 26c2-8 3-13 11-14 3 0 15 0 24 0 26 0 69 0 69 39 0 12-5 39-21 53-10 9-31 23-65 23-14 0-29 0-44 0 9-34 17-68 26-101zM185 132c38-9 84-35 84-74 0-34-35-58-85-58-37 0-74 0-110 0-8 0-11 0-11 8 0 4 3 4 11 4 1 0 7 0 14 1 8 0 11 1 11 6 0 2 0 3-2 7-18 68-34 138-52 206-3 15-4 17-35 17-7 0-10 0-10 9 0 3 4 3 5 3 11 0 38-1 49-1s38 1 49 1c4 0 8 0 8-7 0-5-3-5-11-5-14 0-25 0-25-6 0-2 1-5 1-7 9-34 16-67 25-101 16 0 31 0 46 0 36 0 42 22 42 34 0 7-2 18-5 26-3 11-6 26-6 33 0 42 46 42 52 42 32 0 46-38 46-44 0-4-3-2-4-4-5 0-5 2-6 4-10 29-26 35-35 35-13 0-15-7-15-23 0-12 2-32 3-44 1-5 2-13 2-17 0-29-26-41-36-45z"><text:p/></draw:path><draw:path draw:style-name="gr3" draw:text-style-name="P6" svg:width="0.0783in" svg:height="0.074in" svg:x="0.626in" svg:y="0.0535in" svg:viewBox="0 0 200 189" svg:d="M166 30c2-10 7-19 29-20 1 0 5 0 5-6 0-2-1-4-4-4-9 0-19 1-28 1s-20-1-28-1c-1 0-6 0-6 7 0 3 3 3 7 3 12 0 16 4 16 11 0 1 0 3 0 4-4 18-24 98-27 107-16 34-46 47-70 47-17 0-37-9-37-35 0-7 1-12 3-19 9-35 18-69 27-103 2-10 2-12 23-12 4 0 9 0 9-6 0-1-1-4-5-4-9 0-27 1-36 1-4 0-13 0-19 0-4 0-11-1-16-1-2 0-6 0-6 7 0 3 4 3 9 3 3 0 6 0 10 1 5 0 7 1 7 3s-4 12-5 19c-2 8-4 15-6 23-6 20-10 41-16 62-2 10-2 13-2 18 0 33 27 53 59 53 38 0 74-30 83-65 8-32 16-64 24-94z"><text:p/></draw:path></draw:g></text:span><text:span text:style-name="T2"><text:s/>יחסי שקילות המושרים מהחלוקות </text:span><text:span text:style-name="T2"><draw:g text:anchor-type="as-char" svg:y="-0.1063in" draw:z-index="307" draw:name="Shape323" draw:style-name="gr1"><svg:title>TexMaths</svg:title><svg:desc>11§display§S, T, U§svg§600§FALSE§</svg:desc><draw:path draw:style-name="gr2" draw:text-style-name="P5" svg:width="0.4291in" svg:height="0.1201in" svg:x="-0.0004in" svg:y="0.0071in" svg:viewBox="0 0 1091 306" svg:d="M0 0c364 0 727 0 1091 0 0 102 0 204 0 306-364 0-727 0-1091 0 0-102 0-204 0-306z"><text:p/></draw:path><draw:path draw:style-name="gr3" draw:text-style-name="P6" svg:width="0.0898in" svg:height="0.1098in" svg:x="-0.0004in" svg:y="0in" svg:viewBox="0 0 229 280" svg:d="M229 4c0-2 0-4-4-4-2 0-3 0-7 6-7 7-13 14-19 22-10-18-30-28-55-28-48 0-96 44-96 91 0 31 21 49 41 55 14 4 28 7 42 10 14 5 35 10 35 41 0 34-32 71-69 71-26 0-68-9-68-57 0-8 2-18 2-21 1-1 1-1 1-2 0-4-2-4-5-4-2 0-3 0-4 1s-23 89-23 91c0 3 2 4 4 4 3 0 3 0 7-6 7-6 13-14 20-22 16 22 43 28 65 28 52 0 98-52 98-99 0-26-14-39-19-44-9-9-14-11-50-20-7-2-22-6-25-7-11-3-24-14-24-35 0-31 31-64 68-64 32 0 55 17 55 59 0 13-1 20-1 22 1 2 0 4 4 4 5 0 5-1 6-8 6-29 13-56 21-84z"><text:p/></draw:path><draw:path draw:style-name="gr3" draw:text-style-name="P6" svg:width="0.0173in" svg:height="0.0453in" svg:x="0.0984in" svg:y="0.0906in" svg:viewBox="0 0 45 116" svg:d="M45 41c0-26-10-41-24-41-13 0-21 10-21 21 0 10 8 20 21 20 4 0 10-1 13-5 1-1 1-1 2-1 0 2 0 0 0 6 0 28-13 51-25 65-4 3-4 4-4 5 0 4 1 5 3 5 4 0 35-30 35-75z"><text:p/></draw:path><draw:path draw:style-name="gr3" draw:text-style-name="P6" svg:width="0.1031in" svg:height="0.102in" svg:x="0.1563in" svg:y="0.0043in" svg:viewBox="0 0 263 260" svg:d="M156 26c2-9 5-13 9-14 3 0 16 0 24 0 39 0 56 1 56 31 0 7-1 21-3 32 0 1-1 5-1 6 0 3 1 6 5 6s5-3 6-9c3-22 6-45 10-67 1-2 1-5 1-7 0-4-3-4-10-4-72 0-143 0-215 0-9 0-9 0-12 8-7 23-16 45-24 68-1 2-2 5-2 7s2 4 5 4c4 0 4-2 7-9 20-59 31-66 88-66 4 0 10 0 14 0 11 0 11 1 11 5 0 2-1 6-1 7-17 68-34 138-51 206-5 14-6 18-47 18-14 0-16 0-16 7 0 5 4 5 6 5 11 0 21 0 32 0s22-1 33-1 21 1 32 1 23 0 33 0c5 0 9 0 9-8 0-4-3-4-13-4s-14 0-24 0c-11-1-15-2-15-9 0-2 0-2 1-8 18-68 35-136 52-205z"><text:p/></draw:path><draw:path draw:style-name="gr3" draw:text-style-name="P6" svg:width="0.0177in" svg:height="0.0453in" svg:x="0.2669in" svg:y="0.0906in" svg:viewBox="0 0 46 116" svg:d="M46 41c0-26-10-41-25-41-13 0-21 10-21 21 0 10 8 20 21 20 4 0 10-1 13-5 1-1 1-1 2-1 0 2 1 0 1 6 0 28-13 51-26 65-4 3-4 4-4 5 0 4 2 5 4 5 3 0 35-30 35-75z"><text:p/></draw:path><draw:path draw:style-name="gr3" draw:text-style-name="P6" svg:width="0.1047in" svg:height="0.1063in" svg:x="0.3319in" svg:y="0.0035in" svg:viewBox="0 0 267 271" svg:d="M219 41c4-17 11-28 42-29 2 0 6-1 6-8 0-1 0-4-5-4-12 0-26 1-39 1s-27-1-40-1c-3 0-7 0-7 8 0 4 3 4 7 4 22 0 26 8 26 17 0 1-1 6-1 7-12 47-23 93-35 138-14 52-58 85-96 85-26 0-47-17-47-50 0-1 0-13 4-31 12-49 25-99 37-148 4-15 5-18 33-18 10 0 13 0 13-8 0-4-4-4-5-4-11 0-39 1-49 1-12 0-39-1-51-1-2 0-7 0-7 8 0 4 4 4 11 4 5 0 8 0 15 0 6 1 10 1 10 7 0 2-5 18-7 27-2 11-5 22-8 34-4 15-22 88-24 94-2 11-2 16-2 23 0 46 35 74 76 74 48 0 96-44 109-95 11-45 22-90 34-135z"><text:p/></draw:path></draw:g></text:span></text:p>
      <text:p text:style-name="P55">צ.ל.: <text:span text:style-name="T2"><draw:g text:anchor-type="as-char" svg:y="-0.1047in" draw:z-index="308" draw:name="Shape324" draw:style-name="gr1"><svg:title>TexMaths</svg:title><svg:desc>11§display§R_S \cap R_T = R_U§svg§600§FALSE§</svg:desc><draw:path draw:style-name="gr2" draw:text-style-name="P5" svg:width="0.9752in" svg:height="0.1122in" svg:x="0.0008in" svg:y="0.0079in" svg:viewBox="0 0 2478 286" svg:d="M1240 286c-414 0-826 0-1240 0 0-95 0-190 0-286 826 0 1651 0 2478 0 0 96 0 191 0 286-413 0-826 0-1238 0z"><text:p/></draw:path><draw:path draw:style-name="gr3" draw:text-style-name="P6" svg:width="0.1079in" svg:height="0.1063in" svg:x="-0.0004in" svg:y="0in" svg:viewBox="0 0 275 271" svg:d="M129 26c2-8 3-13 11-14 3 0 15 0 23 0 27 0 70 0 70 39 0 13-5 39-21 54-10 11-30 23-66 23-14 0-28 0-43 0 9-34 17-69 26-102zM185 132c38-7 85-35 85-74 0-33-36-58-86-58-37 0-74 0-110 0-8 0-11 0-11 8 0 4 3 4 11 4 4 0 7 0 14 1 7 0 11 1 11 6 0 2-1 3-2 7-18 69-34 138-52 206-3 16-4 19-35 19-7 0-10 0-10 8 0 3 4 3 6 3 9 0 37-1 48-1s38 1 48 1c4 0 8 0 8-7 0-4-3-4-10-4-14 0-25 0-25-8 0-2 0-4 1-6 9-34 16-67 25-101 16 0 31 0 46 0 36 0 42 22 42 35 0 6-3 16-5 25-2 11-6 25-6 33 0 42 46 42 51 42 33 0 46-39 46-44 0-4-3-4-4-4-4 0-5 2-5 5-10 28-26 34-35 34-13 0-15-7-15-23 0-12 2-32 3-44 1-5 2-12 2-17 0-29-26-41-36-46z"><text:p/></draw:path><draw:path draw:style-name="gr3" draw:text-style-name="P6" svg:width="0.0677in" svg:height="0.076in" svg:x="0.1165in" svg:y="0.0524in" svg:viewBox="0 0 173 194" svg:d="M173 3c0-1-1-3-5-3-1 0-1 0-5 3-5 6-9 10-13 16-10-15-27-19-43-19-39 0-73 31-73 62 0 3 1 14 9 24 10 11 20 13 37 18 6 1 20 4 23 5 9 2 26 8 26 29 0 22-23 46-54 46-23 0-52-8-52-37 0-3 0-9 1-14 0-1 0-1 0-2 0-3-3-3-4-3-3 0-3 1-5 5-4 18-9 36-14 53 0 1-1 4-1 5s1 3 4 3c2 0 3 0 6-4 2-4 10-12 13-14 14 15 35 18 52 18 41 0 74-34 74-66 0-12-6-23-11-29-10-10-14-11-49-19-5-2-14-4-17-4-7-3-18-10-18-25 0-21 24-43 52-43 29 0 44 16 44 43 0 3-1 8-1 12 0 3 3 3 4 3 4 0 4-1 5-5 5-19 10-39 15-58z"><text:p/></draw:path><draw:path draw:style-name="gr3" draw:text-style-name="P6" svg:width="0.0843in" svg:height="0.0933in" svg:x="0.2394in" svg:y="0.0138in" svg:viewBox="0 0 215 238" svg:d="M215 84c0-59-60-84-107-84-51 0-108 26-108 84 0 46 0 93 0 140 0 7 0 14 8 14 7 0 7-7 7-14 0-47 0-92 0-138 0-58 63-71 93-71 16 0 41 4 61 17 30 19 30 44 30 54 0 46 0 91 0 138 0 7 0 14 8 14s8-7 8-14c0-47 0-94 0-140z"><text:p/></draw:path><draw:path draw:style-name="gr3" draw:text-style-name="P6" svg:width="0.1083in" svg:height="0.1063in" svg:x="0.372in" svg:y="0in" svg:viewBox="0 0 276 271" svg:d="M130 26c2-8 3-13 10-14 4 0 16 0 24 0 27 0 70 0 70 39 0 13-7 38-22 54-11 10-29 23-65 23-14 0-28 0-42 0 8-34 16-69 25-102zM185 132c39-7 85-35 85-74 0-33-35-58-85-58-36 0-74 0-110 0-8 0-12 0-12 8 0 4 4 4 11 4 1 0 9 0 15 1 7 0 10 1 10 6 0 2 0 3-1 7-18 69-34 138-52 206-4 16-5 19-35 19-8 0-11 0-11 8 0 3 4 3 6 3 11 0 37-1 48-1 10 0 38 1 49 1 4 0 8 0 8-7 0-4-3-4-11-4-14 0-25 0-25-8 0-2 1-4 1-6 9-34 18-67 26-101 16 0 30 0 45 0 36 0 43 22 43 35 0 6-3 16-5 25-3 11-7 25-7 33 0 42 46 42 52 42 33 0 46-39 46-44 0-4-3-2-4-4-4 0-5 2-6 5-10 28-26 34-35 34-12 0-15-7-15-23 0-12 2-32 4-44 0-5 1-12 1-17 0-29-25-41-36-46z"><text:p/></draw:path><draw:path draw:style-name="gr3" draw:text-style-name="P6" svg:width="0.0791in" svg:height="0.0713in" svg:x="0.4862in" svg:y="0.0551in" svg:viewBox="0 0 202 182" svg:d="M120 20c2-9 2-9 9-10 1 0 10 0 15 0 17 0 24 0 31 2 12 3 13 12 13 21 0 4 0 8-2 22 0 1-1 2-1 3 0 3 2 5 4 5 5 0 6-4 6-8 2-16 5-34 7-51 0-4-3-4-8-4-55 0-111 0-166 0-7 0-7 0-9 6-6 16-12 31-18 48 0 1-1 3-1 4s1 5 4 5c4 0 5-2 6-7 16-44 25-46 66-46 4 0 8 0 12 0 8 0 8 0 8 2 0 1 0 2-1 7-12 47-23 94-36 142-3 10-3 12-31 12-10 0-13 0-13 4 0 1 0 5 5 5 8 0 15-1 23-1s15 0 23 0 18 0 24 0c8 0 16 1 23 1 3 0 7 0 7-5 0-4-3-4-11-4-6 0-11 0-17 0-8-1-8-2-8-6 0-2 0-2 1-6 12-48 23-95 35-141z"><text:p/></draw:path><draw:path draw:style-name="gr3" draw:text-style-name="P6" svg:width="0.1008in" svg:height="0.035in" svg:x="0.6276in" svg:y="0.048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79in" svg:height="0.1063in" svg:x="0.7862in" svg:y="0in" svg:viewBox="0 0 275 271" svg:d="M129 26c2-8 3-13 11-14 3 0 15 0 23 0 27 0 70 0 70 39 0 13-5 39-21 54-10 11-30 23-66 23-14 0-28 0-43 0 9-34 17-69 26-102zM185 132c38-7 85-35 85-74 0-33-36-58-86-58-37 0-74 0-110 0-8 0-11 0-11 8 0 4 3 4 11 4 4 0 7 0 14 1 7 0 11 1 11 6 0 2-1 3-2 7-18 69-34 138-52 206-3 16-4 19-35 19-7 0-10 0-10 8 0 3 4 3 6 3 9 0 37-1 48-1s38 1 48 1c4 0 8 0 8-7 0-4-3-4-10-4-14 0-25 0-25-8 0-2 0-4 1-6 9-34 16-67 25-101 16 0 31 0 46 0 36 0 42 22 42 35 0 6-3 16-5 25-2 11-6 25-6 33 0 42 46 42 51 42 33 0 46-39 46-44 0-4-3-4-4-4-4 0-5 2-5 5-10 28-26 34-35 34-13 0-15-7-15-23 0-12 2-32 3-44 1-5 2-12 2-17 0-29-26-41-36-46z"><text:p/></draw:path><draw:path draw:style-name="gr3" draw:text-style-name="P6" svg:width="0.0783in" svg:height="0.0744in" svg:x="0.9055in" svg:y="0.0547in" svg:viewBox="0 0 200 190" svg:d="M166 30c2-10 7-19 29-20 1 0 5 0 5-6 0-2-1-4-4-4-9 0-19 1-28 1-8 0-21-1-28-1-1 0-6 0-6 7 0 3 4 3 6 3 13 1 17 4 17 11 0 2 0 3 0 4-4 18-24 100-27 107-16 34-47 48-69 48-18 0-38-8-38-36 0-5 1-12 2-18 9-36 18-70 27-104 2-10 3-12 24-12 4 0 8 0 8-6 0-1 0-4-5-4-7 0-27 1-35 1-4 0-14 0-19 0s-12-1-16-1c-2 0-6 0-6 7 0 3 3 3 8 3 1 0 6 0 11 1 6 0 6 1 6 3 0 3-3 12-5 19-2 8-3 15-5 23-6 20-10 41-16 62-2 11-2 13-2 19 0 34 28 53 59 53 38 0 74-30 83-65 8-32 16-64 24-95z"><text:p/></draw:path></draw:g></text:span></text:p>
      <text:p text:style-name="P55">הוכחה: <text:span text:style-name="T2">נוכיח באמצעות הכלה דו־כיוונית</text:span></text:p>
      <text:list text:style-name="L10">
        <text:list-item>
          <text:p text:style-name="P56"><text:span text:style-name="T2">יהי </text:span><text:span text:style-name="T2"><draw:g text:anchor-type="as-char" svg:y="-0.1047in" draw:z-index="309" draw:name="Shape325" draw:style-name="gr1"><svg:title>TexMaths</svg:title><svg:desc>11§display§x \in R_U§svg§600§FALSE§</svg:desc><draw:path draw:style-name="gr2" draw:text-style-name="P5" svg:width="0.4606in" svg:height="0.1122in" svg:x="0.0031in" svg:y="0.0075in" svg:viewBox="0 0 1171 286" svg:d="M0 0c391 0 780 0 1171 0 0 96 0 191 0 286-391 0-780 0-1171 0 0-95 0-190 0-286z"><text:p/></draw:path><draw:path draw:style-name="gr3" draw:text-style-name="P6" svg:width="0.0756in" svg:height="0.0677in" svg:x="-0.0004in" svg:y="0.0366in" svg:viewBox="0 0 193 173" svg:d="M118 54c2-11 11-46 38-46 2 0 11 0 20 5-11 2-19 11-19 21 0 6 5 13 15 13 8 0 21-6 21-22 0-21-24-25-37-25-22 0-35 20-39 29-10-26-31-29-42-29-41 0-63 50-63 59 0 4 3 3 5 4 3 0 4-1 5-5 13-40 39-50 52-50 7 0 21 3 21 26 0 12-7 38-21 92-7 24-20 39-37 39-3 0-12 0-19-4 10-2 17-10 17-21 0-10-7-13-14-13-11 0-21 10-21 22 0 16 20 24 36 24 26 0 40-25 41-28 4 15 19 28 42 28 39 0 61-49 61-58 0-4-3-4-4-4-3 0-4 1-5 5-13 40-39 49-51 49-15 0-22-12-22-25 0-8 2-17 7-33 4-18 8-35 13-53z"><text:p/></draw:path><draw:path draw:style-name="gr3" draw:text-style-name="P6" svg:width="0.076in" svg:height="0.0878in" svg:x="0.137in" svg:y="0.022in" svg:viewBox="0 0 194 224" svg:d="M180 120c7 0 14 0 14-8 0-7-7-7-14-7-55 0-108 0-163 0 4-52 48-90 103-90 20 0 41 0 60 0 7 0 14 0 14-7 0-8-7-8-14-8-20 0-40 0-61 0-66 0-119 51-119 112s53 112 119 112c21 0 41 0 61 0 7 0 14 1 14-8 0-8-7-9-14-9-19 0-40 0-60 0-55 0-99-36-103-87 55 0 108 0 163 0z"><text:p/></draw:path><draw:path draw:style-name="gr3" draw:text-style-name="P6" svg:width="0.1083in" svg:height="0.1063in" svg:x="0.274in" svg:y="0in" svg:viewBox="0 0 276 271" svg:d="M129 26c2-8 4-13 11-14 3 0 16 0 24 0 27 0 70 0 70 39 0 13-6 39-22 54-10 8-30 23-65 23-14 0-28 0-42 0 7-34 16-69 24-102zM185 132c38-8 85-35 85-74 0-34-35-58-85-58-36 0-74 0-110 0-8 0-12 0-12 8 0 4 4 4 11 4 1 0 9 0 15 1 7 0 10 1 10 6 0 2 0 3-1 7-18 69-34 138-52 206-4 16-5 19-35 19-8 0-11 0-11 8 0 3 4 3 6 3 11 0 37-1 48-1s38 1 49 1c4 0 8 0 8-8 0-3-3-3-11-3-14 0-25 0-25-8 0-2 1-4 1-6 9-34 16-69 25-102 16 0 31 0 46 0 36 0 42 22 42 35 0 6-2 17-4 27-3 10-7 24-7 32 0 42 46 42 52 42 32 0 46-39 46-44s-3-2-4-5c-5 0-5 3-6 6-10 29-26 34-35 34-13 0-15-8-15-23 0-12 2-32 4-44 0-6 1-12 1-18 0-28-26-40-36-45z"><text:p/></draw:path><draw:path draw:style-name="gr3" draw:text-style-name="P6" svg:width="0.0783in" svg:height="0.074in" svg:x="0.3929in" svg:y="0.0547in" svg:viewBox="0 0 200 189" svg:d="M166 30c2-10 7-19 29-20 1 0 5 0 5-6 0-2-1-4-4-4-9 0-19 1-28 1-8 0-19-1-28-1-1 0-6 0-6 7 0 3 4 3 7 3 12 1 16 4 16 11 0 2 0 3 0 4-4 18-24 99-27 107-16 34-46 47-69 47-18 0-37-8-37-34 0-6 0-13 2-19 9-36 18-70 27-104 2-10 2-12 23-12 4 0 9 0 9-6 0-1-1-4-5-4-7 0-27 1-36 1-4 0-13 0-19 0-4 0-11-1-16-1-1 0-6 0-6 7 0 3 4 3 9 3 3 0 6 0 10 1 6 0 7 1 7 3 0 3-4 12-5 19-2 8-4 15-6 23-6 20-10 41-16 62-2 12-2 13-2 19 0 33 28 52 59 52 38 0 74-28 83-65 8-32 16-63 24-94z"><text:p/></draw:path></draw:g></text:span><text:span text:style-name="T2">, נוכיח </text:span><text:span text:style-name="T2"><draw:g text:anchor-type="as-char" svg:y="-0.1047in" draw:z-index="310" draw:name="Shape326" draw:style-name="gr1"><svg:title>TexMaths</svg:title><svg:desc>11§display§x \in R_S \land x \in R_T§svg§600§FALSE§</svg:desc><draw:path draw:style-name="gr2" draw:text-style-name="P5" svg:width="1.1028in" svg:height="0.1126in" svg:x="0.0035in" svg:y="0.0075in" svg:viewBox="0 0 2802 287" svg:d="M1401 287c-467 0-933 0-1401 0 0-95 0-191 0-287 934 0 1868 0 2802 0 0 96 0 192 0 287-467 0-934 0-1401 0z"><text:p/></draw:path><draw:path draw:style-name="gr3" draw:text-style-name="P6" svg:width="0.0756in" svg:height="0.0681in" svg:x="0in" svg:y="0.0366in" svg:viewBox="0 0 193 174" svg:d="M119 54c2-10 11-46 37-46 2 0 12 0 20 5-11 2-19 11-19 21 0 6 5 13 15 13 8 0 21-6 21-22 0-21-22-25-36-25-23 0-36 20-40 29-10-26-31-29-42-29-41 0-63 50-63 59 0 4 5 4 6 4 2 0 3-1 4-5 13-40 39-50 52-50 7 0 21 3 21 26 0 12-7 38-21 92-6 24-20 40-37 40-2 0-11 0-19-5 10-2 18-10 18-21 0-10-8-13-14-13-12 0-22 10-22 22 0 17 20 25 36 25 27 0 40-26 41-29 6 15 19 29 42 29 39 0 63-50 63-59 0-4-5-4-6-4-3 0-4 1-4 5-14 40-40 50-52 50-15 0-21-13-21-26 0-8 2-17 7-33 4-18 8-35 13-53z"><text:p/></draw:path><draw:path draw:style-name="gr3" draw:text-style-name="P6" svg:width="0.076in" svg:height="0.0878in" svg:x="0.1378in" svg:y="0.022in" svg:viewBox="0 0 194 224" svg:d="M179 120c7 0 15 0 15-8 0-7-8-7-15-7-55 0-109 0-164 0 5-52 50-90 104-90 20 0 41 0 60 0 7 0 15 0 15-7 0-8-8-8-15-8-19 0-40 0-60 0-66 0-119 51-119 112 0 62 53 112 119 112 20 0 41 0 60 0 7 0 15 0 15-8s-8-8-15-8c-19 0-40 0-60 0-54 0-99-36-104-88 55 0 109 0 164 0z"><text:p/></draw:path><draw:path draw:style-name="gr3" draw:text-style-name="P6" svg:width="0.1083in" svg:height="0.1067in" svg:x="0.2752in" svg:y="0in" svg:viewBox="0 0 276 272" svg:d="M129 26c2-8 3-13 11-14 3 0 16 0 24 0 27 0 70 0 70 39 0 13-6 38-22 54-11 11-30 23-65 23-14 0-29 0-44 0 9-34 17-67 26-102zM185 132c38-8 85-35 85-74 0-33-35-58-85-58-38 0-74 0-111 0-8 0-11 0-11 8 0 4 3 4 11 4 1 0 7 0 14 1 8 0 11 1 11 6 0 2 0 3-2 7-18 70-34 138-52 207-3 16-4 19-35 19-7 0-10 0-10 8 0 3 4 3 6 3 11 0 37-1 48-1s38 1 49 1c4 0 8 0 8-8 0-3-3-3-11-3-14 0-25 0-25-8 0-2 1-4 1-6 9-34 16-68 25-103 16 0 31 0 46 0 36 0 42 22 42 36 0 6-2 17-4 26-3 11-7 25-7 33 0 42 46 42 52 42 33 0 46-39 46-44 0-4-3-3-4-4-5 0-5 2-6 5-10 28-26 34-35 34-13 0-15-8-15-23 0-12 2-32 4-44 0-5 1-12 1-18 0-29-26-41-36-46z"><text:p/></draw:path><draw:path draw:style-name="gr3" draw:text-style-name="P6" svg:width="0.0673in" svg:height="0.0764in" svg:x="0.3925in" svg:y="0.052in" svg:viewBox="0 0 172 195" svg:d="M172 3c0-1-1-3-4-3-2 0-2 0-5 3-5 6-9 10-13 16-11-15-28-19-44-19-39 0-72 31-72 62 0 3 0 14 9 24 9 11 19 13 37 18 6 1 19 4 23 5 9 2 26 8 26 29 0 22-23 47-54 47-24 0-53-9-53-39 0-2 0-8 1-13 1-1 1-1 1-2 0-3-3-3-4-3-5 0-5 1-6 5-4 18-8 37-13 54-1 1-1 4-1 5s1 3 3 3c3 0 3 0 6-4s10-12 13-15c14 16 35 19 52 19 40 0 73-35 73-67 0-12-4-23-11-29-8-10-13-11-48-19-5-2-14-4-16-4-7-3-19-10-19-25 0-21 24-43 53-43 28 0 43 16 43 43 0 3-2 8-2 12 0 3 4 3 5 3 4 0 4-1 5-5 5-19 10-39 15-58z"><text:p/></draw:path><draw:path draw:style-name="gr3" draw:text-style-name="P6" svg:width="0.0846in" svg:height="0.0937in" svg:x="0.5146in" svg:y="0.0138in" svg:viewBox="0 0 216 239" svg:d="M117 8c-4-7-6-8-9-8-6 0-7 2-9 8-32 71-64 144-96 216-2 5-3 5-3 7 0 5 3 8 8 8 3 0 6-1 9-8 30-68 60-136 91-205 31 69 60 137 91 205 3 8 7 8 9 8 4 0 8-3 8-8 0-1 0-1-3-6-31-73-64-145-96-217z"><text:p/></draw:path><draw:path draw:style-name="gr3" draw:text-style-name="P6" svg:width="0.0756in" svg:height="0.0681in" svg:x="0.6461in" svg:y="0.0366in" svg:viewBox="0 0 193 174" svg:d="M118 54c2-10 11-46 37-46 2 0 12 0 20 5-11 2-19 11-19 21 0 6 5 13 16 13 7 0 21-6 21-22 0-21-24-25-37-25-23 0-36 20-40 29-10-26-31-29-42-29-41 0-63 50-63 59 0 4 4 4 6 4s4-1 4-5c13-40 38-50 52-50 7 0 21 3 21 26 0 12-7 38-21 92-6 24-20 40-37 40-2 0-11 0-19-5 9-2 18-10 18-21 0-10-9-13-14-13-12 0-21 10-21 22 0 17 19 25 36 25 26 0 39-26 40-29 5 15 19 29 42 29 40 0 62-50 62-59 0-4-4-4-5-4-3 0-3 1-4 5-14 40-40 50-52 50-16 0-21-13-21-26 0-8 2-17 7-33 4-18 8-35 13-53z"><text:p/></draw:path><draw:path draw:style-name="gr3" draw:text-style-name="P6" svg:width="0.076in" svg:height="0.0878in" svg:x="0.7835in" svg:y="0.022in" svg:viewBox="0 0 194 224" svg:d="M179 120c7 0 15 0 15-8 0-7-8-7-15-7-55 0-109 0-164 0 6-52 50-90 105-90 20 0 40 0 59 0 7 0 15 0 15-7 0-8-8-8-15-8-19 0-40 0-60 0-66 0-119 51-119 112 0 62 53 112 119 112 20 0 41 0 60 0 7 0 15 0 15-8s-8-8-15-8c-19 0-39 0-59 0-55 0-99-36-105-88 55 0 109 0 164 0z"><text:p/></draw:path><draw:path draw:style-name="gr3" draw:text-style-name="P6" svg:width="0.1083in" svg:height="0.1067in" svg:x="0.9209in" svg:y="0in" svg:viewBox="0 0 276 272" svg:d="M129 26c3-8 4-13 11-14 3 0 16 0 24 0 27 0 70 0 70 39 0 13-6 39-22 54-10 11-29 23-65 23-14 0-28 0-42 0 7-34 16-67 24-102zM185 132c39-8 85-35 85-74 0-33-35-58-85-58-36 0-74 0-110 0-9 0-12 0-12 8 0 4 3 4 11 4 1 0 9 0 15 1 7 0 10 1 10 6 0 2 0 3-1 7-18 70-34 138-52 207-4 16-5 19-35 19-8 0-11 0-11 8 0 3 4 3 6 3 11 0 37-1 48-1s38 1 49 1c4 0 8 0 8-8 0-3-3-3-11-3-14 0-25 0-25-8 0-2 1-4 1-6 9-34 16-68 25-103 16 0 31 0 46 0 36 0 43 22 43 36 0 6-3 17-5 26-3 11-7 25-7 33 0 42 46 42 52 42 33 0 46-39 46-44 0-4-3-3-4-4-4 0-5 2-6 5-10 28-26 34-35 34-12 0-15-8-15-23 0-12 2-32 4-44 0-5 1-12 1-18 0-29-25-41-36-46z"><text:p/></draw:path><draw:path draw:style-name="gr3" draw:text-style-name="P6" svg:width="0.0791in" svg:height="0.0717in" svg:x="1.0346in" svg:y="0.0547in" svg:viewBox="0 0 202 183" svg:d="M120 20c2-9 2-9 9-10 1 0 10 0 15 0 17 0 24 0 31 2 12 3 12 12 12 21 0 4 0 8-1 22 0 1-1 2-1 3 0 3 2 5 4 5 5 0 6-4 6-8 2-16 5-34 7-51 0-4-3-4-8-4-55 0-111 0-166 0-7 0-8 0-9 6-6 16-12 31-18 48 0 1-1 3-1 4s1 5 4 5c4 0 5-2 6-7 16-44 25-46 66-46 3 0 8 0 11 0 9 0 9 0 9 2 0 1 0 2-1 7-12 47-23 94-36 142-3 10-3 12-31 12-10 0-13 0-13 5 0 1 0 5 5 5 8 0 15-1 23-1s15 0 23 0 18 0 24 0c8 0 16 1 23 1 3 0 7 0 7-6 0-4-3-4-11-4-6 0-11 0-17 0-8-1-8-2-8-6 0-2 0-2 1-6 12-48 23-94 35-141z"><text:p/></draw:path></draw:g></text:span><text:span text:style-name="T2">, או בניסוח שקול, נוכיח קיום </text:span><text:span text:style-name="T2"><draw:g text:anchor-type="as-char" svg:y="-0.1063in" draw:z-index="319" draw:name="Shape327" draw:style-name="gr1"><svg:title>TexMaths</svg:title><svg:desc>11§display§s \in S, t \in T§svg§600§FALSE§</svg:desc><draw:path draw:style-name="gr2" draw:text-style-name="P5" svg:width="0.75in" svg:height="0.1201in" svg:x="-0.0004in" svg:y="0.0071in" svg:viewBox="0 0 1906 306" svg:d="M0 0c636 0 1270 0 1906 0 0 102 0 204 0 306-636 0-1270 0-1906 0 0-102 0-204 0-306z"><text:p/></draw:path><draw:path draw:style-name="gr3" draw:text-style-name="P6" svg:width="0.0559in" svg:height="0.0681in" svg:x="-0.0004in" svg:y="0.0398in" svg:viewBox="0 0 143 174" svg:d="M131 26c-10 0-18 9-18 18 0 6 2 11 11 11 8 0 19-7 19-22 0-16-18-33-46-33-52 0-66 40-66 56 0 31 28 36 40 39 20 4 40 9 40 29 0 10-9 42-55 42-5 0-35 0-44-20 14 3 24-9 24-20 0-9-6-14-14-14-10 0-22 8-22 26 0 22 22 36 56 36 62 0 77-45 77-63 0-14-8-23-12-28-10-10-21-13-39-16-14-3-29-6-29-23 0-12 10-35 44-35 10 0 28 2 34 17z"><text:p/></draw:path><draw:path draw:style-name="gr3" draw:text-style-name="P6" svg:width="0.076in" svg:height="0.087in" svg:x="0.1177in" svg:y="0.0252in" svg:viewBox="0 0 194 222" svg:d="M180 120c7 0 14 0 14-8 0-7-7-7-14-7-55 0-109 0-164 0 5-52 49-90 104-90 20 0 41 0 60 0 7 0 14 0 14-7 0-8-7-8-14-8-21 0-40 0-61 0-66 0-119 50-119 112s53 110 119 110c21 0 40 0 61 0 7 0 14 0 14-7 0-8-7-8-14-8-19 0-40 0-60 0-55 0-99-35-104-87 55 0 109 0 164 0z"><text:p/></draw:path><draw:path draw:style-name="gr3" draw:text-style-name="P6" svg:width="0.0902in" svg:height="0.1098in" svg:x="0.2567in" svg:y="0in" svg:viewBox="0 0 230 280" svg:d="M230 4c0-2-1-4-5-4-2 0-2 0-6 6-7 7-12 14-19 22-10-18-31-28-56-28-48 0-95 44-95 91 0 31 20 49 40 55 14 4 28 7 42 10 14 5 35 10 35 41 0 34-32 71-69 71-26 0-68-9-68-57 0-8 2-18 2-21 1-1 1-1 1-2 0-4-2-4-5-4-2 0-3 0-4 1s-23 89-23 91c0 3 2 4 4 4 3 0 3 0 8-6 7-6 12-14 19-22 16 22 43 28 65 28 52 0 98-52 98-99 0-26-14-39-19-44-9-9-14-11-49-20-8-2-23-6-26-7-10-3-23-14-23-35 0-31 31-64 67-64 32 0 56 17 56 59 0 13-2 20-2 22 1 2 0 4 4 4 5 0 5-1 7-8 7-29 14-56 21-84z"><text:p/></draw:path><draw:path draw:style-name="gr3" draw:text-style-name="P6" svg:width="0.0177in" svg:height="0.0453in" svg:x="0.3555in" svg:y="0.0906in" svg:viewBox="0 0 46 116" svg:d="M46 41c0-26-10-41-25-41-13 0-21 10-21 21 0 10 8 20 21 20 4 0 10-1 13-5 1-1 1-1 2-1 0 2 1 0 1 6 0 28-13 51-26 65-4 3-4 4-4 5 0 4 2 5 4 5 3 0 35-30 35-75z"><text:p/></draw:path><draw:path draw:style-name="gr3" draw:text-style-name="P6" svg:width="0.0465in" svg:height="0.0957in" svg:x="0.413in" svg:y="0.0122in" svg:viewBox="0 0 119 244" svg:d="M71 87c13 0 25 0 37 0 7 0 11 0 11-8 0-4-4-4-11-4-11 0-22 0-33 0 13-55 15-63 15-65 0-7-4-10-11-10-1 0-12 0-15 13-6 21-10 41-16 62-12 0-24 0-36 0-8 0-12 0-12 8 0 4 3 4 11 4 11 0 23 0 34 0-27 109-29 116-29 122 0 21 15 35 36 35 39 0 61-56 61-59s-3-3-5-3c-4 0-4 1-6 5-16 40-37 49-49 49-9 0-12-5-12-18 0-9 0-12 2-19 10-37 19-75 28-112z"><text:p/></draw:path><draw:path draw:style-name="gr3" draw:text-style-name="P6" svg:width="0.076in" svg:height="0.087in" svg:x="0.5197in" svg:y="0.0252in" svg:viewBox="0 0 194 222" svg:d="M179 120c7 0 15 0 15-8 0-7-8-7-15-7-55 0-109 0-164 0 6-52 50-90 105-90 20 0 39 0 59 0 7 0 15 0 15-7 0-8-8-8-15-8-20 0-40 0-60 0-66 0-119 50-119 112s53 110 119 110c20 0 40 0 60 0 7 0 15 0 15-7 0-8-8-8-15-8-20 0-39 0-59 0-55 0-99-35-105-87 55 0 109 0 164 0z"><text:p/></draw:path><draw:path draw:style-name="gr3" draw:text-style-name="P6" svg:width="0.1031in" svg:height="0.102in" svg:x="0.6543in" svg:y="0.0043in" svg:viewBox="0 0 263 260" svg:d="M156 26c2-9 5-13 9-14 3 0 16 0 24 0 39 0 56 1 56 31 0 7-1 21-3 32 0 1-1 5-1 6 0 3 1 6 5 6s5-3 6-9c3-22 6-45 10-67 1-2 1-5 1-7 0-4-5-4-10-4-72 0-143 0-215 0-9 0-9 0-13 8-7 23-15 45-23 68-1 2-2 5-2 7s2 4 4 4c5 0 5-2 7-9 21-59 31-66 88-66 5 0 10 0 15 0 11 0 11 1 11 5 0 2-1 6-1 7-17 68-35 138-53 206-3 14-4 18-45 18-14 0-16 0-16 7 0 5 4 5 6 5 10 0 21 0 32 0 10 0 22-1 33-1 10 0 21 1 32 1s22 0 33 0c5 0 9 0 9-8 0-4-3-4-13-4s-14 0-24 0c-12-1-15-2-15-9 0-2 0-2 1-8 18-68 35-136 52-205z"><text:p/></draw:path></draw:g></text:span><text:span text:style-name="T2"><text:s/>כך ש־</text:span><text:span text:style-name="T2"><draw:g text:anchor-type="as-char" svg:y="-0.1335in" draw:z-index="320" draw:name="Shape328" draw:style-name="gr1"><svg:title>TexMaths</svg:title><svg:desc>11§display§x \in s^2 \land x \in t^2§svg§600§FALSE§</svg:desc><draw:path draw:style-name="gr2" draw:text-style-name="P5" svg:width="0.9465in" svg:height="0.1228in" svg:x="0.0031in" svg:y="0.0071in" svg:viewBox="0 0 2405 313" svg:d="M1203 313c-401 0-802 0-1203 0 0-104 0-209 0-313 802 0 1603 0 2405 0 0 104 0 209 0 313-400 0-802 0-1202 0z"><text:p/></draw:path><draw:path draw:style-name="gr3" draw:text-style-name="P6" svg:width="0.0752in" svg:height="0.0685in" svg:x="-0.0004in" svg:y="0.0661in" svg:viewBox="0 0 192 175" svg:d="M119 54c2-10 11-45 37-45 2 0 11 0 20 4-11 2-19 12-19 21 0 7 5 13 15 13 8 0 20-6 20-22 0-20-22-25-35-25-23 0-36 20-40 30-10-27-31-30-42-30-41 0-63 49-63 59 0 4 4 4 6 4s3 0 4-4c13-41 38-50 52-50 7 0 21 3 21 25 0 12-7 37-21 91-6 24-20 41-37 41-2 0-11 0-19-6 9-1 18-9 18-20 0-10-9-14-14-14-12 0-22 10-22 23 0 18 20 26 36 26 27 0 40-28 41-30 5 14 19 30 42 30 39 0 61-51 61-60 0-4-3-4-4-4-3 0-4 2-4 4-14 42-40 51-52 51-16 0-21-12-21-25 0-9 2-18 7-34 4-18 8-36 13-53z"><text:p/></draw:path><draw:path draw:style-name="gr3" draw:text-style-name="P6" svg:width="0.0752in" svg:height="0.087in" svg:x="0.1374in" svg:y="0.0512in" svg:viewBox="0 0 192 222" svg:d="M179 119c7 0 13 0 13-8s-6-8-13-8c-55 0-109 0-164 0 5-51 50-88 104-88 20 0 40 0 60 0 7 0 13 0 13-7 0-8-6-8-13-8-20 0-40 0-60 0-67 0-119 49-119 111s52 111 119 111c20 0 40 0 60 0 7 0 13 0 13-8 0-7-6-7-13-7-20 0-40 0-60 0-54 0-99-37-104-88 55 0 109 0 164 0z"><text:p/></draw:path><draw:path draw:style-name="gr3" draw:text-style-name="P6" svg:width="0.0555in" svg:height="0.0685in" svg:x="0.2764in" svg:y="0.0661in" svg:viewBox="0 0 142 175" svg:d="M131 26c-11 0-19 9-19 17 0 5 3 12 12 12 8 0 18-7 18-22 0-18-17-33-46-33-51 0-65 40-65 56 0 30 28 36 39 39 20 3 40 7 40 28 0 10-9 43-55 43-6 0-35 0-44-21 14 2 24-9 24-20 0-9-5-13-14-13-10 0-21 8-21 25 0 22 22 38 55 38 63 0 77-48 77-65 0-13-7-23-12-28-10-11-21-13-39-16-13-3-28-6-28-23 0-11 9-34 43-34 10 0 28 2 35 17z"><text:p/></draw:path><draw:path draw:style-name="gr3" draw:text-style-name="P6" svg:width="0.0469in" svg:height="0.0701in" svg:x="0.3461in" svg:y="0in" svg:viewBox="0 0 120 179" svg:d="M120 130c-3 0-6 0-9 0-1 6-3 22-8 25-2 1-23 1-26 1-17 0-33 0-50 0 29-25 38-32 54-45 20-15 39-33 39-58 0-33-29-53-63-53s-57 24-57 48c0 15 12 16 14 16 7 0 15-5 15-15 0-5-2-14-16-14 9-20 27-25 40-25 26 0 40 21 40 43 0 23-16 42-25 51-22 21-43 43-65 65-3 2-3 2-3 10 37 0 75 0 112 0 2-16 6-33 8-49z"><text:p/></draw:path><draw:path draw:style-name="gr3" draw:text-style-name="P6" svg:width="0.0839in" svg:height="0.0933in" svg:x="0.45in" svg:y="0.0421in" svg:viewBox="0 0 214 238" svg:d="M117 9c-4-7-6-9-10-9-5 0-6 3-8 9-32 71-65 143-97 213-2 5-2 7-2 8 0 4 3 8 8 8 2 0 5-1 8-8 30-67 61-135 91-204 30 69 60 137 91 204 3 8 8 8 9 8 4 0 7-4 7-8-1-1 0-1-2-6-32-71-64-144-95-215z"><text:p/></draw:path><draw:path draw:style-name="gr3" draw:text-style-name="P6" svg:width="0.0752in" svg:height="0.0685in" svg:x="0.5807in" svg:y="0.0661in" svg:viewBox="0 0 192 175" svg:d="M118 54c2-10 11-45 38-45 2 0 11 0 19 4-10 2-18 12-18 21 0 7 4 13 15 13 8 0 20-6 20-22 0-20-23-25-36-25-22 0-35 20-41 30-8-27-29-30-41-30-40 0-62 49-62 59 0 4 3 4 4 4 4 0 5 0 6-4 13-41 38-50 52-50 6 0 21 3 21 25 0 12-7 37-21 91-7 24-20 41-38 41-2 0-11 0-18-6 9-1 17-9 17-20 0-10-8-14-14-14-11 0-21 10-21 23 0 18 19 26 36 26 26 0 40-28 41-30 4 14 19 30 42 30 39 0 61-51 61-60 0-4-3-4-4-4-3 0-4 2-6 4-12 42-38 51-51 51-15 0-21-12-21-25 0-9 2-18 6-34 5-18 9-36 14-53z"><text:p/></draw:path><draw:path draw:style-name="gr3" draw:text-style-name="P6" svg:width="0.076in" svg:height="0.087in" svg:x="0.7181in" svg:y="0.0512in" svg:viewBox="0 0 194 222" svg:d="M180 119c7 0 14 0 14-8s-7-8-14-8c-55 0-109 0-164 0 5-51 49-88 104-88 20 0 41 0 60 0 7 0 14 0 14-7 0-8-7-8-14-8-21 0-40 0-61 0-66 0-119 49-119 111s53 111 119 111c21 0 40 0 61 0 7 0 14 0 14-8 0-7-7-7-14-7-19 0-40 0-60 0-55 0-99-37-104-88 55 0 109 0 164 0z"><text:p/></draw:path><draw:path draw:style-name="gr3" draw:text-style-name="P6" svg:width="0.0465in" svg:height="0.0961in" svg:x="0.8528in" svg:y="0.0366in" svg:viewBox="0 0 119 245" svg:d="M70 88c12 0 25 0 37 0 7 0 12 0 12-8 0-4-5-4-11-4-11 0-23 0-34 0 14-55 15-63 15-65 0-7-4-11-11-11-1 0-12 1-15 14-6 21-10 41-16 62-12 0-24 0-36 0-8 0-11 0-11 6s3 6 11 6c11 0 23 0 34 0-29 108-30 114-30 121 0 21 15 36 36 36 39 0 61-56 61-58 0-5-3-5-4-5-4 0-5 2-6 6-17 39-37 48-50 48-8 0-12-5-12-17 0-10 1-12 2-19 10-37 18-75 28-112z"><text:p/></draw:path><draw:path draw:style-name="gr3" draw:text-style-name="P6" svg:width="0.0469in" svg:height="0.0701in" svg:x="0.9106in" svg:y="0in" svg:viewBox="0 0 120 179" svg:d="M120 130c-3 0-7 0-10 0 0 6-3 22-7 25-2 1-23 1-26 1-17 0-34 0-51 0 29-25 39-32 55-45 20-15 39-33 39-58 0-33-29-53-64-53-33 0-56 24-56 48 0 15 12 16 14 16 7 0 15-5 15-15 0-5-3-14-16-14 8-20 27-25 40-25 26 0 40 21 40 43 0 23-16 42-25 51-22 21-43 43-65 65-3 2-3 2-3 10 37 0 74 0 111 0 3-16 6-33 9-49z"><text:p/></draw:path></draw:g></text:span><text:span text:style-name="T2">. מתוך ההנחה, קיים </text:span><text:span text:style-name="T2"><draw:g text:anchor-type="as-char" svg:y="-0.1035in" draw:z-index="314" draw:name="Shape329" draw:style-name="gr1"><svg:title>TexMaths</svg:title><svg:desc>11§display§u \in U§svg§600§FALSE§</svg:desc><draw:path draw:style-name="gr2" draw:text-style-name="P5" svg:width="0.372in" svg:height="0.0933in" svg:x="0.0031in" svg:y="0.0063in" svg:viewBox="0 0 946 238" svg:d="M474 238c-158 0-316 0-474 0 0-79 0-159 0-238 316 0 630 0 946 0 0 79 0 159 0 238-158 0-315 0-472 0z"><text:p/></draw:path><draw:path draw:style-name="gr3" draw:text-style-name="P6" svg:width="0.078in" svg:height="0.0677in" svg:x="-0.0004in" svg:y="0.0358in" svg:viewBox="0 0 199 173" svg:d="M124 148c5 16 18 25 34 25 15 0 23-8 29-20 7-14 8-26 12-38 0-4-3-4-4-4-5 0-5 2-6 6-5 22-13 48-30 48-7 0-12-6-12-17 0-9 6-26 8-40 3-15 8-29 11-42 1-6 6-20 7-25 2-10 6-25 6-27 0-6-5-10-12-10-1 0-12 0-14 14-8 27-24 95-30 115 0 2-15 32-44 32-20 0-23-17-23-31 0-21 10-52 21-78 4-12 5-18 5-25 0-17-12-31-30-31-38 0-52 56-52 59 0 4 4 4 5 4 4 0 4 0 6-7 10-34 24-48 40-48 3 0 8 1 8 13 0 9-3 21-6 26-15 39-22 62-22 81 0 36 26 45 47 45 25 0 40-17 46-25z"><text:p/></draw:path><draw:path draw:style-name="gr3" draw:text-style-name="P6" svg:width="0.0752in" svg:height="0.0874in" svg:x="0.1374in" svg:y="0.0209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6" svg:width="0.1047in" svg:height="0.1059in" svg:x="0.278in" svg:y="-0.0004in" svg:viewBox="0 0 267 270" svg:d="M219 41c3-16 11-28 42-29 2 0 6 0 6-8-2-1 0-4-5-4-12 0-27 1-40 1s-26-1-39-1c-3 0-7 0-7 8 0 4 3 4 7 4 22 0 26 9 26 18 0 1-1 6-1 7-12 45-24 91-35 136-14 52-58 86-96 86-26 0-47-17-47-50 0-1 0-14 4-30 12-49 25-100 37-149 4-14 5-18 32-18 10 0 14 0 14-8 0-4-5-4-6-4-10 0-38 1-49 1s-39-1-50-1c-3 0-8 0-8 8 0 4 5 4 11 4 1 0 9 0 16 1 6 0 10 1 10 6 0 2-5 18-7 27-3 11-5 22-9 34-3 16-22 87-23 95-2 11-2 16-2 22 0 47 35 73 75 73 49 0 97-43 110-93 11-45 22-91 34-136z"><text:p/></draw:path></draw:g></text:span><text:span text:style-name="T2"><text:s/>כך ש־</text:span><text:span text:style-name="T2"><draw:g text:anchor-type="as-char" svg:y="-0.1335in" draw:z-index="315" draw:name="Shape330" draw:style-name="gr1"><svg:title>TexMaths</svg:title><svg:desc>11§display§x \in u^2§svg§600§FALSE§</svg:desc><draw:path draw:style-name="gr2" draw:text-style-name="P5" svg:width="0.3969in" svg:height="0.1228in" svg:x="0.0031in" svg:y="0.0071in" svg:viewBox="0 0 1009 313" svg:d="M504 313c-168 0-336 0-504 0 0-104 0-209 0-313 336 0 673 0 1009 0 0 104 0 209 0 313-168 0-336 0-505 0z"><text:p/></draw:path><draw:path draw:style-name="gr3" draw:text-style-name="P6" svg:width="0.0752in" svg:height="0.0685in" svg:x="-0.0004in" svg:y="0.0661in" svg:viewBox="0 0 192 175" svg:d="M118 54c3-10 12-45 38-45 2 0 11 0 20 4-11 2-19 12-19 21 0 7 5 13 14 13s21-6 21-22c0-20-23-25-35-25-23 0-36 20-40 30-10-27-31-30-42-30-41 0-63 49-63 59 0 4 3 3 4 4 4 0 5 0 6-4 13-41 38-50 52-50 7 0 21 3 21 25 0 12-7 37-21 91-7 24-20 41-37 41-2 0-11 0-19-6 9-1 18-9 18-20 0-10-9-14-14-14-12 0-22 10-22 23 0 18 20 26 36 26 27 0 40-28 41-30 4 14 19 30 42 30 39 0 61-51 61-60 0-4-3-4-4-4-3 0-5 2-5 4-13 42-39 51-51 51-16 0-21-12-21-25 0-9 2-18 7-34 4-18 7-36 12-53z"><text:p/></draw:path><draw:path draw:style-name="gr3" draw:text-style-name="P6" svg:width="0.0756in" svg:height="0.087in" svg:x="0.137in" svg:y="0.0512in" svg:viewBox="0 0 193 222" svg:d="M180 119c7 0 13 0 13-8s-6-8-13-8c-55 0-109 0-164 0 5-51 49-88 104-88 20 0 40 0 60 0 7 0 13 0 13-7 0-8-6-8-13-8-21 0-40 0-61 0-66 0-119 49-119 111s53 111 119 111c21 0 40 0 61 0 7 0 13 0 13-8 0-7-6-7-13-7-20 0-40 0-60 0-55 0-99-37-104-88 55 0 109 0 164 0z"><text:p/></draw:path><draw:path draw:style-name="gr3" draw:text-style-name="P6" svg:width="0.0776in" svg:height="0.0685in" svg:x="0.2717in" svg:y="0.0661in" svg:viewBox="0 0 198 175" svg:d="M124 148c3 17 18 27 34 27 13 0 22-9 29-22 6-13 6-26 11-38 0-4-3-4-5-4-3 0-4 2-5 7-6 22-12 48-29 48-7 0-12-6-12-18 0-8 5-26 8-40 3-15 8-28 11-41 1-7 4-21 7-26 2-9 5-25 5-27 0-6-5-10-11-10-2 0-12 0-15 14-7 28-25 95-29 115 0 2-15 33-44 33-20 0-24-18-24-32 0-21 11-52 21-78 4-12 6-18 6-24 0-18-12-32-31-32-37 0-51 56-51 59 0 4 3 4 4 4 5 0 5 0 7-7 10-33 24-47 38-47 4 0 10 0 10 12 0 10-4 21-6 26-15 39-22 62-22 82 0 36 26 46 47 46 25 0 40-18 46-27z"><text:p/></draw:path><draw:path draw:style-name="gr3" draw:text-style-name="P6" svg:width="0.0469in" svg:height="0.0701in" svg:x="0.361in" svg:y="0in" svg:viewBox="0 0 120 179" svg:d="M120 130c-3 0-7 0-10 0 0 6-3 22-7 25-2 1-23 1-26 1-17 0-33 0-50 0 28-25 38-32 54-45 20-15 39-33 39-58 0-33-29-53-64-53-33 0-56 24-56 48 0 15 12 16 14 16 7 0 15-5 15-15 0-5-2-14-16-14 8-20 27-25 40-25 26 0 40 21 40 43 0 23-16 42-25 51-22 21-43 43-65 65-3 2-3 2-3 10 37 0 74 0 111 0 3-16 6-33 9-49z"><text:p/></draw:path></draw:g></text:span><text:span text:style-name="T2">. משום ש־</text:span><text:span text:style-name="T2"><draw:g text:anchor-type="as-char" svg:y="-0.1035in" draw:z-index="316" draw:name="Shape331" draw:style-name="gr1"><svg:title>TexMaths</svg:title><svg:desc>11§display§u \in U§svg§600§FALSE§</svg:desc><draw:path draw:style-name="gr2" draw:text-style-name="P5" svg:width="0.372in" svg:height="0.0933in" svg:x="0.0031in" svg:y="0.0063in" svg:viewBox="0 0 946 238" svg:d="M474 238c-158 0-316 0-474 0 0-79 0-159 0-238 316 0 630 0 946 0 0 79 0 159 0 238-158 0-315 0-472 0z"><text:p/></draw:path><draw:path draw:style-name="gr3" draw:text-style-name="P6" svg:width="0.078in" svg:height="0.0677in" svg:x="-0.0004in" svg:y="0.0358in" svg:viewBox="0 0 199 173" svg:d="M124 148c5 16 18 25 34 25 15 0 23-8 29-20 7-14 8-26 12-38 0-4-3-4-4-4-5 0-5 2-6 6-5 22-13 48-30 48-7 0-12-6-12-17 0-9 6-26 8-40 3-15 8-29 11-42 1-6 6-20 7-25 2-10 6-25 6-27 0-6-5-10-12-10-1 0-12 0-14 14-8 27-24 95-30 115 0 2-15 32-44 32-20 0-23-17-23-31 0-21 10-52 21-78 4-12 5-18 5-25 0-17-12-31-30-31-38 0-52 56-52 59 0 4 4 4 5 4 4 0 4 0 6-7 10-34 24-48 40-48 3 0 8 1 8 13 0 9-3 21-6 26-15 39-22 62-22 81 0 36 26 45 47 45 25 0 40-17 46-25z"><text:p/></draw:path><draw:path draw:style-name="gr3" draw:text-style-name="P6" svg:width="0.0752in" svg:height="0.0874in" svg:x="0.1374in" svg:y="0.0209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6" svg:width="0.1047in" svg:height="0.1059in" svg:x="0.278in" svg:y="-0.0004in" svg:viewBox="0 0 267 270" svg:d="M219 41c3-16 11-28 42-29 2 0 6 0 6-8-2-1 0-4-5-4-12 0-27 1-40 1s-26-1-39-1c-3 0-7 0-7 8 0 4 3 4 7 4 22 0 26 9 26 18 0 1-1 6-1 7-12 45-24 91-35 136-14 52-58 86-96 86-26 0-47-17-47-50 0-1 0-14 4-30 12-49 25-100 37-149 4-14 5-18 32-18 10 0 14 0 14-8 0-4-5-4-6-4-10 0-38 1-49 1s-39-1-50-1c-3 0-8 0-8 8 0 4 5 4 11 4 1 0 9 0 16 1 6 0 10 1 10 6 0 2-5 18-7 27-3 11-5 22-9 34-3 16-22 87-23 95-2 11-2 16-2 22 0 47 35 73 75 73 49 0 97-43 110-93 11-45 22-91 34-136z"><text:p/></draw:path></draw:g></text:span><text:span text:style-name="T2">, אזי קיימות </text:span><text:span text:style-name="T2"><draw:g text:anchor-type="as-char" svg:y="-0.1071in" draw:z-index="317" draw:name="Shape332" draw:style-name="gr1"><svg:title>TexMaths</svg:title><svg:desc>11§display§A \in S, B \in T§svg§600§FALSE§</svg:desc><draw:path draw:style-name="gr2" draw:text-style-name="P5" svg:width="0.8614in" svg:height="0.122in" svg:x="0.002in" svg:y="0.0071in" svg:viewBox="0 0 2189 311" svg:d="M1094 311c-365 0-729 0-1094 0 0-103 0-208 0-311 729 0 1460 0 2189 0 0 103 0 208 0 311-365 0-729 0-1095 0z"><text:p/></draw:path><draw:path draw:style-name="gr3" draw:text-style-name="P6" svg:width="0.1035in" svg:height="0.1083in" svg:x="0in" svg:y="0in" svg:viewBox="0 0 264 276" svg:d="M55 232c-15 25-31 31-47 32-5 1-8 1-8 8 0 2 1 4 4 4 11 0 22-1 33-1 14 0 27 1 39 1 3 0 8 0 8-8 0-3-4-4-7-4-9 0-18-3-18-13 0-5 3-9 6-15 10-16 20-32 30-49 31 0 64 0 96 0 0 9 6 60 6 65 0 11-20 12-28 12-5 0-8 0-8 8 0 4 4 4 5 4 15 0 32-1 47-1 10 0 34 1 44 1 3 0 7 0 7-8 0-4-3-4-9-4-23 0-23-2-24-13-8-80-17-161-24-241-1-8-1-10-8-10-5 0-8 3-10 7-45 74-89 150-134 225zM101 175c25-42 51-85 76-127 4 42 9 85 13 127-29 0-59 0-89 0z"><text:p/></draw:path><draw:path draw:style-name="gr3" draw:text-style-name="P6" svg:width="0.076in" svg:height="0.0874in" svg:x="0.1634in" svg:y="0.0268in" svg:viewBox="0 0 194 223" svg:d="M180 120c7 0 14 0 14-8s-7-8-14-8c-55 0-109 0-164 0 5-51 49-89 104-89 20 0 41 0 60 0 7 0 14 0 14-7 0-8-7-8-14-8-21 0-40 0-61 0-66 0-119 51-119 112 0 63 53 111 119 111 21 0 40 0 61 0 7 0 14 0 14-7 0-8-7-8-14-8-19 0-40 0-60 0-55 0-99-36-104-88 55 0 109 0 164 0z"><text:p/></draw:path><draw:path draw:style-name="gr3" draw:text-style-name="P6" svg:width="0.0898in" svg:height="0.1102in" svg:x="0.3024in" svg:y="0.0016in" svg:viewBox="0 0 229 281" svg:d="M229 4c0-1 0-4-4-4-2 0-2 0-7 5-7 8-12 15-19 22-10-17-30-27-55-27-48 0-96 44-96 91 0 31 21 49 41 55 14 4 28 7 42 10 14 5 35 10 35 42 0 34-32 70-69 70-26 0-68-8-68-56 0-10 2-18 2-21 1-2 1-2 1-3 0-3-2-3-5-3-2 0-3 0-4 1s-23 89-23 90c0 2 2 5 4 5 3 0 3-1 7-6 7-8 13-14 20-22 16 22 43 28 65 28 52 0 98-52 98-100 0-26-14-39-19-45-9-8-14-11-50-19-7-3-22-6-25-7-11-3-24-14-24-35 0-31 32-64 68-64 32 0 55 16 55 59 0 12-1 20-1 22 1 1 0 4 4 4 5 0 5-1 7-8 7-28 13-56 20-84z"><text:p/></draw:path><draw:path draw:style-name="gr3" draw:text-style-name="P6" svg:width="0.0173in" svg:height="0.0453in" svg:x="0.4012in" svg:y="0.0925in" svg:viewBox="0 0 45 116" svg:d="M45 41c0-26-9-41-24-41-13 0-21 10-21 21 0 10 8 20 21 20 4 0 10-1 13-5 1-1 1-1 2-1 0 2 1 0 1 6 0 28-14 51-26 63-4 5-4 6-4 7 0 2 2 5 3 5 4 0 35-30 35-75z"><text:p/></draw:path><draw:path draw:style-name="gr3" draw:text-style-name="P6" svg:width="0.1083in" svg:height="0.1031in" svg:x="0.4622in" svg:y="0.0043in" svg:viewBox="0 0 276 263" svg:d="M45 233c-3 14-4 18-35 18-7 0-10 0-10 7 0 5 3 5 10 5 46 0 92 0 138 0 61 0 107-45 107-84 0-27-23-49-60-54 40-7 81-36 81-72 0-29-25-53-73-53-42 0-86 0-129 0-7 0-11 0-11 8 0 4 3 4 11 4 1 0 7 0 14 0 8 1 11 1 11 7 0 1-1 2-2 7-18 70-34 138-52 207zM103 122c8-32 17-64 25-96 3-13 4-14 20-14 17 0 33 0 50 0 34 0 43 22 43 40 0 34-33 70-80 70-19 0-39 0-58 0zM87 251c-6 0-7 0-9 0-4 0-5-1-5-5 0-1 0-1 2-8 9-36 17-72 26-107 24 0 50 0 74 0 36 0 44 28 44 45 0 37-34 75-80 75-18 0-35 0-52 0z"><text:p/></draw:path><draw:path draw:style-name="gr3" draw:text-style-name="P6" svg:width="0.076in" svg:height="0.0874in" svg:x="0.6335in" svg:y="0.0268in" svg:viewBox="0 0 194 223" svg:d="M179 120c7 0 15 0 15-8s-8-8-15-8c-55 0-109 0-164 0 6-51 50-89 104-89 20 0 40 0 60 0 7 0 15 0 15-7 0-8-8-8-15-8-20 0-40 0-60 0-66 0-119 51-119 112 0 63 53 111 119 111 20 0 40 0 60 0 7 0 15 0 15-7 0-8-8-8-15-8-20 0-40 0-60 0-54 0-98-36-104-88 55 0 109 0 164 0z"><text:p/></draw:path><draw:path draw:style-name="gr3" draw:text-style-name="P6" svg:width="0.1031in" svg:height="0.1024in" svg:x="0.7681in" svg:y="0.0059in" svg:viewBox="0 0 263 261" svg:d="M155 26c3-9 4-13 10-14 3 0 15 0 24 0 39 0 56 1 56 31 0 6-1 21-3 32 0 1-1 5-1 6 0 3 1 6 4 6 5 0 6-3 7-9 3-22 6-45 10-67 0-2 1-5 1-7 0-4-5-4-11-4-72 0-143 0-215 0-8 0-8 0-12 8-7 23-15 45-23 68-1 2-2 5-2 7s2 4 4 4c5 0 5-2 7-9 21-59 31-66 88-66 5 0 10 0 15 0 11 0 11 1 11 5 0 2-1 6-2 7-17 68-34 138-52 206-3 14-4 19-46 19-13 0-15 0-15 7 0 5 4 5 6 5 10 0 21-1 31-1 11 0 23 0 33 0 11 0 22 0 32 0 12 0 23 1 34 1 5 0 9 0 9-8 0-4-3-4-13-4s-16 0-25 0c-11-2-15-4-15-9 1-2 0-2 2-8 17-68 35-137 51-206z"><text:p/></draw:path></draw:g></text:span><text:span text:style-name="T2"><text:s/>לא ריקות כך ש־</text:span><text:span text:style-name="T2"><draw:g text:anchor-type="as-char" svg:y="-0.1118in" draw:z-index="318" draw:name="Shape333" draw:style-name="gr1"><svg:title>TexMaths</svg:title><svg:desc>11§display§u = A \cap B§svg§600§FALSE§</svg:desc><draw:path draw:style-name="gr2" draw:text-style-name="P5" svg:width="0.672in" svg:height="0.0957in" svg:x="0.0031in" svg:y="0.0079in" svg:viewBox="0 0 1708 244" svg:d="M0 0c569 0 1139 0 1708 0 0 82 0 162 0 244-569 0-1139 0-1708 0 0-82 0-162 0-244z"><text:p/></draw:path><draw:path draw:style-name="gr3" draw:text-style-name="P6" svg:width="0.078in" svg:height="0.0677in" svg:x="-0.0004in" svg:y="0.0417in" svg:viewBox="0 0 199 173" svg:d="M124 148c5 15 18 25 34 25 15 0 24-9 29-21 7-13 12-36 12-37 0-4-3-4-4-4-5 0-5 1-6 7-5 22-13 46-29 46-8 0-13-4-13-17 0-7 6-26 8-39 3-14 8-29 11-42 1-5 6-20 7-26 2-9 6-23 6-26 0-6-5-10-12-10-1 0-12 0-14 14-8 27-25 96-30 115 0 2-15 31-44 31-20 0-24-16-24-29 0-23 11-52 21-80 5-11 7-16 7-24 0-17-13-31-31-31-38 0-52 55-52 60 0 3 3 2 4 3 5 0 5-1 7-7 10-34 24-48 40-48 3 0 8 1 8 13 0 9-4 21-6 26-14 38-22 62-22 81 0 35 26 45 47 45 25 0 40-18 46-25z"><text:p/></draw:path><draw:path draw:style-name="gr3" draw:text-style-name="P6" svg:width="0.1012in" svg:height="0.035in" svg:x="0.1331in" svg:y="0.0531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6" svg:width="0.1039in" svg:height="0.1079in" svg:x="0.2909in" svg:y="0in" svg:viewBox="0 0 265 275" svg:d="M55 230c-15 27-30 31-47 32-5 2-8 2-8 8 0 3 2 5 4 5 11 0 24-2 35-2 12 0 26 2 38 2 2 0 7 0 7-7 0-4-4-6-6-6-9 0-19-3-19-13 0-4 3-9 6-14 10-16 20-32 30-49 32 0 65 0 97 0 1 8 6 60 6 64 0 11-21 12-28 12-5 0-9 0-9 8 0 5 4 5 5 5 16 0 32-2 49-2 10 0 34 2 44 2 2 0 6 0 6-8 0-5-4-5-9-5-24 0-24-2-25-13-8-80-15-160-23-240-1-8-1-9-8-9-6 0-7 2-10 7-45 75-90 148-135 223zM102 174c26-42 51-85 76-127 5 42 8 85 12 127-29 0-58 0-88 0z"><text:p/></draw:path><draw:path draw:style-name="gr3" draw:text-style-name="P6" svg:width="0.0846in" svg:height="0.0933in" svg:x="0.4413in" svg:y="0.0177in" svg:viewBox="0 0 216 238" svg:d="M216 84c0-59-60-84-108-84-51 0-108 28-108 84 0 46 0 94 0 140 0 8 0 14 8 14 7 0 7-6 7-14 0-46 0-92 0-138 0-58 64-71 93-71 17 0 42 4 63 17 29 19 29 44 29 54 0 46 0 92 0 138 0 8 0 14 8 14s8-6 8-14c0-46 0-94 0-140z"><text:p/></draw:path><draw:path draw:style-name="gr3" draw:text-style-name="P6" svg:width="0.1083in" svg:height="0.1024in" svg:x="0.5748in" svg:y="0.0051in" svg:viewBox="0 0 276 261" svg:d="M46 232c-4 15-5 17-35 17-7 0-11 0-11 8 0 4 3 4 11 4 46 0 91 0 138 0 61 0 106-45 106-82 0-28-22-50-59-53 40-8 80-37 80-73 0-29-25-53-71-53-43 0-87 0-130 0-8 0-12 0-12 8 0 3 4 3 11 3 1 0 9 0 15 1 7 1 10 1 10 7 0 1 0 2-1 6-18 69-34 138-52 207zM105 121c7-32 15-64 23-95 4-14 4-15 21-15 16 0 34 0 50 0 34 0 42 23 42 40 0 34-33 70-80 70-19 0-38 0-56 0zM87 249c-6 0-7 0-9 0-3 0-4-1-4-3 0-1 0-2 1-9 9-35 19-72 27-107 25 0 49 0 73 0 37 0 44 28 44 44 0 39-34 75-79 75-18 0-35 0-53 0z"><text:p/></draw:path></draw:g></text:span><text:span text:style-name="T2">. סה"כ </text:span><text:span text:style-name="T2"><draw:g text:anchor-type="as-char" svg:y="-0.1075in" draw:z-index="321" draw:name="Shape334" draw:style-name="gr1"><svg:title>TexMaths</svg:title><svg:desc>11§display§x \in A \land x \in B§svg§600§FALSE§</svg:desc><draw:path draw:style-name="gr2" draw:text-style-name="P5" svg:width="0.9276in" svg:height="0.0984in" svg:x="0.0031in" svg:y="0.0079in" svg:viewBox="0 0 2357 251" svg:d="M1179 251c-394 0-786 0-1179 0 0-84 0-167 0-251 785 0 1572 0 2357 0 0 84 0 167 0 251-392 0-785 0-1178 0z"><text:p/></draw:path><draw:path draw:style-name="gr3" draw:text-style-name="P6" svg:width="0.0756in" svg:height="0.0681in" svg:x="-0.0004in" svg:y="0.0429in" svg:viewBox="0 0 193 174" svg:d="M119 54c2-10 11-45 37-45 2 0 12 0 20 4-11 2-19 12-19 21 0 7 5 14 15 14 8 0 21-7 21-23 0-19-22-25-36-25-23 0-36 21-40 30-10-26-31-30-42-30-41 0-63 50-63 59 0 5 5 5 6 5 2 0 3-1 4-5 13-40 39-50 52-50 7 0 21 3 21 25 0 12-7 39-21 93-6 23-20 38-37 38-2 0-11 0-19-4 10-1 18-10 18-20 0-11-8-14-14-14-12 0-22 9-22 23 0 16 20 24 36 24 27 0 40-27 41-29 6 15 19 29 42 29 39 0 61-49 61-58 0-5-3-5-4-5-3 0-4 2-4 5-14 41-40 49-52 49-15 0-21-11-21-24 0-9 2-18 7-34 4-18 8-35 13-53z"><text:p/></draw:path><draw:path draw:style-name="gr3" draw:text-style-name="P6" svg:width="0.0756in" svg:height="0.087in" svg:x="0.1374in" svg:y="0.0283in" svg:viewBox="0 0 193 222" svg:d="M179 119c7 0 14 0 14-8s-7-8-14-8c-55 0-109 0-164 0 5-51 50-88 104-88 20 0 41 0 60 0 7 0 14 0 14-7 0-8-7-8-14-8-19 0-40 0-60 0-67 0-119 50-119 111s52 111 119 111c20 0 41 0 60 0 7 0 14 0 14-7 0-8-7-8-14-8-19 0-40 0-60 0-54 0-99-37-104-88 55 0 109 0 164 0z"><text:p/></draw:path><draw:path draw:style-name="gr3" draw:text-style-name="P6" svg:width="0.1039in" svg:height="0.1079in" svg:x="0.274in" svg:y="0in" svg:viewBox="0 0 265 275" svg:d="M55 231c-15 25-31 31-47 32-5 0-8 0-8 8 0 2 1 4 4 4 11 0 24-1 33-1 14 0 27 1 40 1 2 0 7 0 7-8 0-4-4-4-6-4-9-1-19-4-19-13 0-5 3-9 6-14 10-17 20-33 30-50 32 0 65 0 96 0 2 8 6 61 6 64 0 12-20 13-28 13-5 0-8 0-8 8 0 4 4 4 5 4 16 0 32-1 49-1 8 0 33 1 42 1 3 0 8 0 8-8 0-4-4-4-9-4-24 0-24-2-25-14-8-79-16-160-24-239 0-8 0-10-7-10-6 0-7 3-11 7-45 74-89 149-134 224zM101 174c26-42 52-84 77-126 5 42 8 84 12 126-29 0-59 0-89 0z"><text:p/></draw:path><draw:path draw:style-name="gr3" draw:text-style-name="P6" svg:width="0.0843in" svg:height="0.0937in" svg:x="0.4244in" svg:y="0.0193in" svg:viewBox="0 0 215 239" svg:d="M117 9c-4-7-6-9-9-9-6 0-7 3-9 9-32 71-64 143-96 214-2 5-3 6-3 8 0 3 3 8 8 8 3 0 5-1 9-9 30-67 60-135 91-202 30 67 60 135 90 202 4 9 8 9 9 9 4 0 8-5 8-8 0-1 0-2-3-6-32-72-63-145-95-216z"><text:p/></draw:path><draw:path draw:style-name="gr3" draw:text-style-name="P6" svg:width="0.0756in" svg:height="0.0681in" svg:x="0.5555in" svg:y="0.0429in" svg:viewBox="0 0 193 174" svg:d="M118 54c3-10 12-45 38-45 2 0 11 0 20 4-11 2-19 12-19 21 0 7 5 14 15 14 8 0 21-7 21-23 0-19-22-25-36-25-23 0-36 21-40 30-10-26-31-30-42-30-41 0-63 50-63 59 0 5 3 3 5 5 3 0 4-1 5-5 13-40 39-50 52-50 7 0 21 3 21 25 0 12-7 39-21 93-7 23-20 38-37 38-2 0-12 0-19-4 10-1 18-10 18-20 0-11-8-14-14-14-12 0-22 9-22 23 0 16 20 24 36 24 26 0 40-27 41-29 4 15 19 29 42 29 39 0 61-49 61-58 0-5-3-5-4-5-3 0-4 2-4 5-14 41-40 49-52 49-15 0-21-11-21-24 0-9 2-18 6-34 4-18 8-35 13-53z"><text:p/></draw:path><draw:path draw:style-name="gr3" draw:text-style-name="P6" svg:width="0.0756in" svg:height="0.087in" svg:x="0.6929in" svg:y="0.0283in" svg:viewBox="0 0 193 222" svg:d="M179 119c7 0 14 0 14-8s-7-8-14-8c-55 0-109 0-164 0 5-51 50-88 104-88 20 0 41 0 60 0 7 0 14 0 14-7 0-8-7-8-14-8-21 0-40 0-61 0-66 0-118 50-118 111s52 111 118 111c21 0 40 0 61 0 7 0 14 0 14-7 0-8-7-8-14-8-19 0-40 0-60 0-54 0-99-37-104-88 55 0 109 0 164 0z"><text:p/></draw:path><draw:path draw:style-name="gr3" draw:text-style-name="P6" svg:width="0.1083in" svg:height="0.1028in" svg:x="0.8303in" svg:y="0.0051in" svg:viewBox="0 0 276 262" svg:d="M45 232c-3 15-4 18-35 18-7 0-10 0-10 8 0 4 3 4 10 4 46 0 92 0 139 0 60 0 106-45 106-84 0-26-23-48-60-53 40-7 81-36 81-72 0-29-25-53-72-53-43 0-87 0-130 0-7 0-11 0-11 8 0 4 3 4 11 4 1 0 7 0 14 0 8 1 11 1 11 7 0 1 0 2-2 7-18 69-34 138-52 206zM103 122c8-32 17-64 25-96 3-13 4-14 21-14 16 0 34 0 50 0 33 0 42 22 42 40 0 33-33 70-80 70-19 0-39 0-58 0zM87 250c-6 0-7 0-9 0-4-1-5-1-5-5 0-1 0-2 2-8 9-36 17-72 26-107 24 0 50 0 74 0 36 0 44 28 44 44 0 38-34 76-80 76-18 0-34 0-52 0z"><text:p/></draw:path></draw:g></text:span><text:span text:style-name="T2">. נבחר </text:span><text:span text:style-name="T2"><draw:g text:anchor-type="as-char" svg:y="-0.1071in" draw:z-index="322" draw:name="Shape335" draw:style-name="gr1"><svg:title>TexMaths</svg:title><svg:desc>11§display§s = A, t = B§svg§600§FALSE§</svg:desc><draw:path draw:style-name="gr2" draw:text-style-name="P5" svg:width="0.8118in" svg:height="0.1213in" svg:x="-0.0004in" svg:y="0.0071in" svg:viewBox="0 0 2063 309" svg:d="M0 0c687 0 1376 0 2063 0 0 103 0 206 0 309-687 0-1376 0-2063 0 0-103 0-206 0-309z"><text:p/></draw:path><draw:path draw:style-name="gr3" draw:text-style-name="P6" svg:width="0.0559in" svg:height="0.0681in" svg:x="-0.0004in" svg:y="0.0417in" svg:viewBox="0 0 143 174" svg:d="M131 26c-11 0-19 9-19 17 0 5 3 12 12 12 8 0 19-7 19-22 0-18-18-33-46-33-52 0-66 40-66 56 0 30 28 35 40 39 20 3 40 7 40 28 0 10-9 43-55 43-5 0-35 0-44-21 14 2 24-10 24-20 0-8-6-14-14-14-10 0-22 9-22 25 0 22 22 38 55 38 63 0 78-46 78-64 0-13-8-23-12-27-10-11-21-14-39-17-14-3-29-6-29-23 0-11 10-34 44-34 9 0 28 2 34 17z"><text:p/></draw:path><draw:path draw:style-name="gr3" draw:text-style-name="P6" svg:width="0.1004in" svg:height="0.035in" svg:x="0.1138in" svg:y="0.0531in" svg:viewBox="0 0 256 90" svg:d="M243 15c7 0 13 0 13-7 0-8-6-8-12-8-77 0-155 0-232 0-4 0-12 0-12 8 0 7 8 7 13 7 77 0 153 0 230 0zM244 90c6 0 12 0 12-7 0-8-6-8-13-8-77 0-153 0-230 0-5 0-13 0-13 8 0 7 8 7 12 7 77 0 155 0 232 0z"><text:p/></draw:path><draw:path draw:style-name="gr3" draw:text-style-name="P6" svg:width="0.1039in" svg:height="0.1075in" svg:x="0.2713in" svg:y="0in" svg:viewBox="0 0 265 274" svg:d="M56 230c-15 26-31 32-47 33-6 0-9 0-9 8 0 2 2 3 5 3 10 0 22-1 33-1 14 0 27 1 39 1 2 0 8 0 8-7 0-4-4-4-7-4-9-1-18-5-18-14 0-5 3-9 6-15 10-15 19-32 29-48 31 0 64 0 96 0 1 8 7 60 7 64 0 12-20 13-28 13-5 0-9 0-9 8 0 3 3 2 5 3 17 0 33-1 48-1 10 0 35 1 44 1 3 0 7 0 7-8 0-3-3-3-9-3-24 0-24-3-25-14-8-80-15-160-23-240-1-8-1-9-8-9-6 0-8 2-10 7-45 74-89 149-134 223zM102 175c26-43 51-86 76-128 5 42 8 85 12 128-29 0-58 0-88 0z"><text:p/></draw:path><draw:path draw:style-name="gr3" draw:text-style-name="P6" svg:width="0.0173in" svg:height="0.0453in" svg:x="0.3933in" svg:y="0.0921in" svg:viewBox="0 0 45 116" svg:d="M45 41c0-26-10-41-25-41-12 0-20 10-20 21 0 10 8 20 20 20 4 0 10-1 13-5 1-1 1-1 2-1s1 0 1 6c0 28-13 51-26 65-5 3-5 4-5 5 0 3 3 5 5 5 4 0 35-30 35-75z"><text:p/></draw:path><draw:path draw:style-name="gr3" draw:text-style-name="P6" svg:width="0.0465in" svg:height="0.0957in" svg:x="0.4504in" svg:y="0.0134in" svg:viewBox="0 0 119 244" svg:d="M71 88c13 0 25 0 37 0 7 0 11 0 11-8 0-4-4-4-11-4-11 0-22 0-33 0 13-55 15-63 15-65 0-7-4-11-11-11-1 0-12 1-15 14-6 21-10 41-16 62-12 0-24 0-36 0-8 0-12 0-12 6s3 6 11 6c11 0 23 0 34 0-27 108-29 114-29 121 0 21 15 35 36 35 39 0 61-56 61-59s-3-4-5-4c-4 0-4 2-6 6-16 40-37 50-49 50-9 0-12-6-12-18 0-10 0-12 2-19 10-37 19-75 28-112z"><text:p/></draw:path><draw:path draw:style-name="gr3" draw:text-style-name="P6" svg:width="0.1008in" svg:height="0.035in" svg:x="0.5528in" svg:y="0.053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83in" svg:height="0.1024in" svg:x="0.711in" svg:y="0.0043in" svg:viewBox="0 0 276 261" svg:d="M46 231c-4 15-5 19-35 19-7 0-11 0-11 7 0 4 3 4 11 4 46 0 91 0 137 0 62 0 107-45 107-83 0-26-22-49-59-53 39-7 80-36 80-72 0-29-25-53-71-53-43 0-87 0-130 0-8 0-12 0-12 8 0 3 4 3 11 3 1 0 8 0 15 1s10 1 10 7c0 1 0 2-1 6-18 68-34 138-52 206zM104 121c8-32 16-63 24-95 4-14 4-15 20-15 17 0 35 0 51 0 34 0 42 23 42 40 0 34-33 70-80 70-19 0-38 0-57 0zM87 250c-6 0-7 0-9-1-3 0-4 0-4-4 0-1 0-2 1-9 9-35 18-71 27-106 24 0 49 0 73 0 37 0 44 28 44 45 0 37-34 75-79 75-18 0-36 0-53 0z"><text:p/></draw:path></draw:g></text:span><text:span text:style-name="T2">, </text:span><text:span text:style-name="T48">המקיימים את ההגבלות המתאימות, ולכן, כי </text:span><text:span text:style-name="T48"><draw:g text:anchor-type="as-char" svg:y="-0.1075in" draw:z-index="323" draw:name="Shape336" draw:style-name="gr1"><svg:title>TexMaths</svg:title><svg:desc>11§display§u \subseteq A§svg§600§FALSE§</svg:desc><draw:path draw:style-name="gr2" draw:text-style-name="P5" svg:width="0.3835in" svg:height="0.113in" svg:x="0.0031in" svg:y="0.0079in" svg:viewBox="0 0 975 288" svg:d="M489 288c-163 0-326 0-489 0 0-95 0-192 0-288 325 0 650 0 975 0 0 96 0 193 0 288-162 0-325 0-486 0z"><text:p/></draw:path><draw:path draw:style-name="gr3" draw:text-style-name="P6" svg:width="0.078in" svg:height="0.0685in" svg:x="-0.0004in" svg:y="0.0429in" svg:viewBox="0 0 199 175" svg:d="M124 149c5 16 18 26 34 26 15 0 24-9 29-22 7-13 8-25 12-37 0-5-3-5-4-5-5 0-5 2-6 8-5 21-13 47-29 47-8 0-11-5-11-17 0-9 4-27 7-41 4-14 7-28 10-41 1-6 6-21 7-26 2-9 6-23 6-27 0-6-5-10-12-10-1 0-11 0-14 14-8 28-24 95-30 116 0 1-15 32-44 32-20 0-23-17-23-32 0-21 10-51 21-78 4-12 7-17 7-24 0-18-14-32-32-32-38 0-52 56-52 59 0 5 4 5 6 5 3 0 3-1 5-8 10-33 24-47 40-47 3 0 8 0 8 12 0 10-3 21-5 26-14 39-23 63-23 82 0 36 26 46 47 46 27 0 40-18 46-26z"><text:p/></draw:path><draw:path draw:style-name="gr3" draw:text-style-name="P6" svg:width="0.0929in" svg:height="0.1165in" svg:x="0.1374in" svg:y="0.0138in" svg:viewBox="0 0 237 297" svg:d="M222 15c7 0 15 0 15-7 0-8-8-8-15-8-35 0-69 0-103 0-67 0-119 51-119 111 0 63 53 111 119 111 34 0 68 0 103 0 7 0 15 0 15-7 0-8-8-8-15-8-34 0-68 0-102 0-62 0-105-44-105-95 0-53 44-97 105-97 34 0 68 0 102 0zM21 282c-7 0-13 0-13 7 0 8 6 8 13 8 67 0 134 0 201 0 7 0 15 0 15-8 0-7-8-7-15-7-67 0-134 0-201 0z"><text:p/></draw:path><draw:path draw:style-name="gr3" draw:text-style-name="P6" svg:width="0.1039in" svg:height="0.1079in" svg:x="0.2906in" svg:y="0in" svg:viewBox="0 0 265 275" svg:d="M55 231c-15 25-30 31-47 32-5 0-8 0-8 8 0 2 2 4 4 4 11 0 24-1 35-1 12 0 26 1 38 1 2 0 7 0 7-8 0-4-4-4-6-4-9-1-19-3-19-13 0-5 3-9 6-14 10-17 20-33 30-50 32 0 65 0 97 0 1 8 6 61 6 64 0 12-21 13-29 13-5 0-8 0-8 8 0 4 4 4 5 4 16 0 32-1 49-1 10 0 34 1 43 1 3 0 7 0 7-8 0-4-4-4-9-4-24 0-24-2-25-14-9-80-16-160-24-239 0-8 0-10-7-10-6 0-7 3-10 7-45 74-90 149-135 224zM102 175c26-43 51-85 76-127 4 42 8 84 12 127-29 0-58 0-88 0z"><text:p/></draw:path></draw:g></text:span><text:span text:style-name="T48">, ולכן </text:span><text:span text:style-name="T48"><draw:g text:anchor-type="as-char" svg:y="-0.1335in" draw:z-index="324" draw:name="Shape337" draw:style-name="gr1"><svg:title>TexMaths</svg:title><svg:desc>11§display§u^2 \subseteq A^2§svg§600§FALSE§</svg:desc><draw:path draw:style-name="gr2" draw:text-style-name="P5" svg:width="0.5094in" svg:height="0.1382in" svg:x="0.0031in" svg:y="0.0071in" svg:viewBox="0 0 1295 352" svg:d="M649 352c-217 0-432 0-649 0 0-117 0-235 0-352 432 0 863 0 1295 0 0 117 0 235 0 352-215 0-431 0-646 0z"><text:p/></draw:path><draw:path draw:style-name="gr3" draw:text-style-name="P6" svg:width="0.078in" svg:height="0.0689in" svg:x="-0.0004in" svg:y="0.0661in" svg:viewBox="0 0 199 176" svg:d="M124 149c5 17 18 27 34 27 15 0 23-9 29-22 7-14 8-26 12-38 0-4-3-4-4-4-5 0-5 2-6 6-5 22-13 49-30 49-7 0-11-6-11-18 0-9 5-26 8-41 3-14 7-27 10-41 1-6 6-21 7-26 2-9 6-24 6-27 0-6-5-10-12-10-1 0-11 0-14 14-8 28-24 96-30 116 0 2-15 33-44 33-20 0-23-18-23-32 0-21 10-52 21-79 4-12 7-17 7-24 0-18-14-32-32-32-38 0-52 56-52 60 0 3 4 3 5 3 4 0 4 0 6-7 10-33 24-47 40-47 3 0 8 0 8 12 0 10-3 21-5 26-14 39-23 62-23 82 0 37 26 47 47 47 26 0 40-18 46-27z"><text:p/></draw:path><draw:path draw:style-name="gr3" draw:text-style-name="P6" svg:width="0.0465in" svg:height="0.0705in" svg:x="0.0894in" svg:y="0in" svg:viewBox="0 0 119 180" svg:d="M119 130c-4 0-6 0-9 0-1 7-3 22-7 26-2 1-23 1-27 1-17 0-33 0-50 0 29-26 39-32 54-45 20-16 39-34 39-59 0-33-29-53-63-53s-56 24-56 49c0 14 11 15 14 15 7 0 15-4 15-14 0-6-3-15-17-15 9-20 28-25 40-25 27 0 41 21 41 43 0 23-17 42-26 52-22 21-43 43-65 65-2 2-2 2-2 10 37 0 74 0 111 0 2-17 6-33 8-50z"><text:p/></draw:path><draw:path draw:style-name="gr3" draw:text-style-name="P6" svg:width="0.0921in" svg:height="0.1169in" svg:x="0.2059in" svg:y="0.0362in" svg:viewBox="0 0 235 298" svg:d="M222 15c7 0 13 0 13-7 0-8-6-8-13-8-35 0-69 0-104 0-66 0-118 51-118 112 0 63 53 111 118 111 35 0 69 0 104 0 7 0 13 0 13-8 0-6-6-6-13-6-34 0-69 0-103 0-61 0-104-46-104-96 0-53 44-98 104-98 34 0 69 0 103 0zM21 283c-7 0-13 0-13 7 0 8 6 8 13 8 67 0 134 0 201 0 7 0 13 0 13-8 0-7-6-7-13-7-67 0-134 0-201 0z"><text:p/></draw:path><draw:path draw:style-name="gr3" draw:text-style-name="P6" svg:width="0.1039in" svg:height="0.1083in" svg:x="0.3583in" svg:y="0.0248in" svg:viewBox="0 0 265 276" svg:d="M56 231c-15 26-31 32-47 33-5 0-9 0-9 8 0 2 2 4 5 4 11 0 22-1 33-1 14 0 27 1 39 1 2 0 8 0 8-8 0-4-4-4-7-4-9-1-18-4-18-13 0-6 3-9 6-15 10-16 20-32 30-48 32 0 65 0 96 0 0 7 6 59 6 63 0 12-20 13-28 13-5 0-8 0-8 8 0 4 4 4 5 4 16 0 32-1 47-1 10 0 35 1 44 1 3 0 7 0 7-8 0-4-3-4-9-4-23 0-23-3-24-14-8-80-16-161-24-241-1-8-1-9-8-9-5 0-8 2-10 7-45 75-89 150-134 224zM102 176c26-43 51-87 76-129 5 42 9 86 13 129-29 0-59 0-89 0z"><text:p/></draw:path><draw:path draw:style-name="gr3" draw:text-style-name="P6" svg:width="0.0469in" svg:height="0.0705in" svg:x="0.4736in" svg:y="0in" svg:viewBox="0 0 120 180" svg:d="M120 130c-3 0-7 0-10 0 0 7-3 22-7 26-2 1-23 1-26 1-17 0-34 0-51 0 29-26 39-32 55-45 20-16 39-34 39-59 0-33-29-53-64-53-33 0-56 24-56 49 0 14 12 15 14 15 7 0 15-4 15-14 0-6-3-15-16-15 8-20 27-25 40-25 26 0 40 21 40 43 0 23-16 42-25 52-22 21-43 43-65 65-3 2-3 2-3 10 37 0 74 0 111 0 3-17 6-33 9-50z"><text:p/></draw:path></draw:g></text:span><text:span text:style-name="T48"><text:s/>,וכנ"ל על </text:span><text:span text:style-name="T48"><draw:g text:anchor-type="as-char" svg:y="-0.1035in" draw:z-index="325" draw:name="Shape338" draw:style-name="gr1"><svg:title>TexMaths</svg:title><svg:desc>11§display§B§svg§600§FALSE§</svg:desc><draw:path draw:style-name="gr2" draw:text-style-name="P5" svg:width="0.0988in" svg:height="0.0878in" svg:x="0.0012in" svg:y="0.0071in" svg:viewBox="0 0 252 224" svg:d="M0 0c83 0 168 0 252 0 0 75 0 149 0 224-84 0-169 0-252 0 0-75 0-149 0-224z"><text:p/></draw:path><draw:path draw:style-name="gr3" draw:text-style-name="P6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48">, אז </text:span><text:span text:style-name="T48"><draw:g text:anchor-type="as-char" svg:y="-0.1335in" draw:z-index="326" draw:name="Shape339" draw:style-name="gr1"><svg:title>TexMaths</svg:title><svg:desc>11§display§x \in s^2 \land x \in t^2§svg§600§FALSE§</svg:desc><draw:path draw:style-name="gr2" draw:text-style-name="P5" svg:width="0.9465in" svg:height="0.1228in" svg:x="0.0031in" svg:y="0.0071in" svg:viewBox="0 0 2405 313" svg:d="M1203 313c-401 0-802 0-1203 0 0-104 0-209 0-313 802 0 1603 0 2405 0 0 104 0 209 0 313-400 0-802 0-1202 0z"><text:p/></draw:path><draw:path draw:style-name="gr3" draw:text-style-name="P6" svg:width="0.0752in" svg:height="0.0685in" svg:x="-0.0004in" svg:y="0.0661in" svg:viewBox="0 0 192 175" svg:d="M119 54c2-10 11-45 37-45 2 0 11 0 20 4-11 2-19 12-19 21 0 7 5 13 15 13 8 0 20-6 20-22 0-20-22-25-35-25-23 0-36 20-40 30-10-27-31-30-42-30-41 0-63 49-63 59 0 4 4 4 6 4s3 0 4-4c13-41 38-50 52-50 7 0 21 3 21 25 0 12-7 37-21 91-6 24-20 41-37 41-2 0-11 0-19-6 9-1 18-9 18-20 0-10-9-14-14-14-12 0-22 10-22 23 0 18 20 26 36 26 27 0 40-28 41-30 5 14 19 30 42 30 39 0 61-51 61-60 0-4-3-4-4-4-3 0-4 2-4 4-14 42-40 51-52 51-16 0-21-12-21-25 0-9 2-18 7-34 4-18 8-36 13-53z"><text:p/></draw:path><draw:path draw:style-name="gr3" draw:text-style-name="P6" svg:width="0.0752in" svg:height="0.087in" svg:x="0.1374in" svg:y="0.0512in" svg:viewBox="0 0 192 222" svg:d="M179 119c7 0 13 0 13-8s-6-8-13-8c-55 0-109 0-164 0 5-51 50-88 104-88 20 0 40 0 60 0 7 0 13 0 13-7 0-8-6-8-13-8-20 0-40 0-60 0-67 0-119 49-119 111s52 111 119 111c20 0 40 0 60 0 7 0 13 0 13-8 0-7-6-7-13-7-20 0-40 0-60 0-54 0-99-37-104-88 55 0 109 0 164 0z"><text:p/></draw:path><draw:path draw:style-name="gr3" draw:text-style-name="P6" svg:width="0.0555in" svg:height="0.0685in" svg:x="0.2764in" svg:y="0.0661in" svg:viewBox="0 0 142 175" svg:d="M131 26c-11 0-19 9-19 17 0 5 3 12 12 12 8 0 18-7 18-22 0-18-17-33-46-33-51 0-65 40-65 56 0 30 28 36 39 39 20 3 40 7 40 28 0 10-9 43-55 43-6 0-35 0-44-21 14 2 24-9 24-20 0-9-5-13-14-13-10 0-21 8-21 25 0 22 22 38 55 38 63 0 77-48 77-65 0-13-7-23-12-28-10-11-21-13-39-16-13-3-28-6-28-23 0-11 9-34 43-34 10 0 28 2 35 17z"><text:p/></draw:path><draw:path draw:style-name="gr3" draw:text-style-name="P6" svg:width="0.0469in" svg:height="0.0701in" svg:x="0.3461in" svg:y="0in" svg:viewBox="0 0 120 179" svg:d="M120 130c-3 0-6 0-9 0-1 6-3 22-8 25-2 1-23 1-26 1-17 0-33 0-50 0 29-25 38-32 54-45 20-15 39-33 39-58 0-33-29-53-63-53s-57 24-57 48c0 15 12 16 14 16 7 0 15-5 15-15 0-5-2-14-16-14 9-20 27-25 40-25 26 0 40 21 40 43 0 23-16 42-25 51-22 21-43 43-65 65-3 2-3 2-3 10 37 0 75 0 112 0 2-16 6-33 8-49z"><text:p/></draw:path><draw:path draw:style-name="gr3" draw:text-style-name="P6" svg:width="0.0839in" svg:height="0.0933in" svg:x="0.45in" svg:y="0.0421in" svg:viewBox="0 0 214 238" svg:d="M117 9c-4-7-6-9-10-9-5 0-6 3-8 9-32 71-65 143-97 213-2 5-2 7-2 8 0 4 3 8 8 8 2 0 5-1 8-8 30-67 61-135 91-204 30 69 60 137 91 204 3 8 8 8 9 8 4 0 7-4 7-8-1-1 0-1-2-6-32-71-64-144-95-215z"><text:p/></draw:path><draw:path draw:style-name="gr3" draw:text-style-name="P6" svg:width="0.0752in" svg:height="0.0685in" svg:x="0.5807in" svg:y="0.0661in" svg:viewBox="0 0 192 175" svg:d="M118 54c2-10 11-45 38-45 2 0 11 0 19 4-10 2-18 12-18 21 0 7 4 13 15 13 8 0 20-6 20-22 0-20-23-25-36-25-22 0-35 20-41 30-8-27-29-30-41-30-40 0-62 49-62 59 0 4 3 4 4 4 4 0 5 0 6-4 13-41 38-50 52-50 6 0 21 3 21 25 0 12-7 37-21 91-7 24-20 41-38 41-2 0-11 0-18-6 9-1 17-9 17-20 0-10-8-14-14-14-11 0-21 10-21 23 0 18 19 26 36 26 26 0 40-28 41-30 4 14 19 30 42 30 39 0 61-51 61-60 0-4-3-4-4-4-3 0-4 2-6 4-12 42-38 51-51 51-15 0-21-12-21-25 0-9 2-18 6-34 5-18 9-36 14-53z"><text:p/></draw:path><draw:path draw:style-name="gr3" draw:text-style-name="P6" svg:width="0.076in" svg:height="0.087in" svg:x="0.7181in" svg:y="0.0512in" svg:viewBox="0 0 194 222" svg:d="M180 119c7 0 14 0 14-8s-7-8-14-8c-55 0-109 0-164 0 5-51 49-88 104-88 20 0 41 0 60 0 7 0 14 0 14-7 0-8-7-8-14-8-21 0-40 0-61 0-66 0-119 49-119 111s53 111 119 111c21 0 40 0 61 0 7 0 14 0 14-8 0-7-7-7-14-7-19 0-40 0-60 0-55 0-99-37-104-88 55 0 109 0 164 0z"><text:p/></draw:path><draw:path draw:style-name="gr3" draw:text-style-name="P6" svg:width="0.0465in" svg:height="0.0961in" svg:x="0.8528in" svg:y="0.0366in" svg:viewBox="0 0 119 245" svg:d="M70 88c12 0 25 0 37 0 7 0 12 0 12-8 0-4-5-4-11-4-11 0-23 0-34 0 14-55 15-63 15-65 0-7-4-11-11-11-1 0-12 1-15 14-6 21-10 41-16 62-12 0-24 0-36 0-8 0-11 0-11 6s3 6 11 6c11 0 23 0 34 0-29 108-30 114-30 121 0 21 15 36 36 36 39 0 61-56 61-58 0-5-3-5-4-5-4 0-5 2-6 6-17 39-37 48-50 48-8 0-12-5-12-17 0-10 1-12 2-19 10-37 18-75 28-112z"><text:p/></draw:path><draw:path draw:style-name="gr3" draw:text-style-name="P6" svg:width="0.0469in" svg:height="0.0701in" svg:x="0.9106in" svg:y="0in" svg:viewBox="0 0 120 179" svg:d="M120 130c-3 0-7 0-10 0 0 6-3 22-7 25-2 1-23 1-26 1-17 0-34 0-51 0 29-25 39-32 55-45 20-15 39-33 39-58 0-33-29-53-64-53-33 0-56 24-56 48 0 15 12 16 14 16 7 0 15-5 15-15 0-5-3-14-16-14 8-20 27-25 40-25 26 0 40 21 40 43 0 23-16 42-25 51-22 21-43 43-65 65-3 2-3 2-3 10 37 0 74 0 111 0 3-16 6-33 9-49z"><text:p/></draw:path></draw:g></text:span><text:span text:style-name="T48"><text:s/>כדרוש. </text:span></text:p>
        </text:list-item>
        <text:list-item>
          <text:p text:style-name="P56"><text:span text:style-name="T2">יהי </text:span><text:span text:style-name="T2"><draw:g text:anchor-type="as-char" svg:y="-0.1047in" draw:z-index="311" draw:name="Shape340" draw:style-name="gr1"><svg:title>TexMaths</svg:title><svg:desc>11§display§x \in R_S \cap R_T§svg§600§FALSE§</svg:desc><draw:path draw:style-name="gr2" draw:text-style-name="P5" svg:width="0.8287in" svg:height="0.1122in" svg:x="0.0031in" svg:y="0.0075in" svg:viewBox="0 0 2106 286" svg:d="M0 0c702 0 1405 0 2106 0 0 96 0 191 0 286-701 0-1404 0-2106 0 0-95 0-190 0-286z"><text:p/></draw:path><draw:path draw:style-name="gr3" draw:text-style-name="P6" svg:width="0.0756in" svg:height="0.0677in" svg:x="-0.0004in" svg:y="0.0366in" svg:viewBox="0 0 193 173" svg:d="M118 54c2-11 12-46 38-46 2 0 11 0 20 5-11 2-19 11-19 21 0 6 5 13 15 13 8 0 21-6 21-22 0-21-24-25-37-25-22 0-35 20-39 29-10-26-31-29-42-29-41 0-63 50-63 59 0 4 3 3 5 4 3 0 4-1 5-5 13-40 39-50 52-50 7 0 21 3 21 26 0 12-7 38-21 92-7 24-20 39-37 39-3 0-12 0-19-4 10-2 18-10 18-21 0-10-8-13-14-13-12 0-22 10-22 22 0 16 20 24 36 24 26 0 40-25 41-28 4 15 19 28 42 28 39 0 61-49 61-58 0-4-3-4-4-4-3 0-4 1-5 5-13 40-39 49-51 49-15 0-22-12-22-25 0-8 3-17 7-33 4-18 8-35 13-53z"><text:p/></draw:path><draw:path draw:style-name="gr3" draw:text-style-name="P6" svg:width="0.0752in" svg:height="0.0878in" svg:x="0.1374in" svg:y="0.022in" svg:viewBox="0 0 192 224" svg:d="M179 120c7 0 13 0 13-8 0-7-6-7-13-7-55 0-109 0-164 0 5-52 50-90 104-90 20 0 40 0 60 0 7 0 13 0 13-7 0-8-6-8-13-8-21 0-40 0-61 0-66 0-118 51-118 112s52 112 118 112c21 0 40 0 61 0 7 0 13 1 13-8 0-8-6-9-13-9-20 0-40 0-60 0-54 0-99-36-104-87 55 0 109 0 164 0z"><text:p/></draw:path><draw:path draw:style-name="gr3" draw:text-style-name="P6" svg:width="0.1079in" svg:height="0.1063in" svg:x="0.2748in" svg:y="0in" svg:viewBox="0 0 275 271" svg:d="M129 26c2-8 3-13 11-14 3 0 15 0 23 0 27 0 70 0 70 39 0 13-5 39-21 54-10 8-30 23-66 23-14 0-28 0-43 0 9-34 17-69 26-102zM185 132c38-8 85-35 85-74 0-34-36-58-86-58-37 0-74 0-110 0-8 0-11 0-11 8 0 4 3 4 11 4 4 0 7 0 14 1 7 0 11 1 11 6 0 2-1 3-2 7-18 69-34 138-52 206-3 16-4 19-35 19-7 0-10 0-10 8 0 3 4 3 6 3 9 0 37-1 48-1s38 1 48 1c4 0 8 0 8-8 0-3-3-3-10-3-14 0-25 0-25-8 0-2 0-4 1-6 9-34 16-69 25-102 16 0 31 0 46 0 36 0 42 22 42 35 0 6-3 17-5 27s-6 24-6 32c0 42 46 42 51 42 33 0 46-39 46-44s-3-5-4-5c-4 0-5 3-5 6-10 29-26 34-35 34-13 0-15-8-15-23 0-12 2-32 3-44 1-6 2-12 2-18 0-28-26-40-36-45z"><text:p/></draw:path><draw:path draw:style-name="gr3" draw:text-style-name="P6" svg:width="0.0677in" svg:height="0.076in" svg:x="0.3917in" svg:y="0.052in" svg:viewBox="0 0 173 194" svg:d="M173 3c0-2-1-3-5-3-1 0-1 0-4 3-4 6-10 10-14 16-10-15-27-19-43-19-39 0-73 31-73 62 0 3 1 14 9 24 10 11 20 13 37 18 6 2 20 4 23 5 9 2 26 9 26 29 0 22-23 46-54 46-23 0-52-8-52-38 0-2 0-8 1-13 0-1 0-1 0-1 0-4-3-4-4-4-3 0-4 1-5 5-4 18-9 35-14 53 0 1-1 3-1 5s1 3 4 3c2 0 3 0 6-3 3-4 10-13 13-16 14 16 35 19 52 19 41 0 74-34 74-66 0-12-6-22-11-29-10-10-14-11-49-19-5-2-14-4-17-4-7-2-18-10-18-25 0-21 24-43 52-43 29 0 44 16 44 43 0 3-1 10-1 12 0 3 3 3 4 3 4 0 4-1 5-5 5-19 10-39 15-58z"><text:p/></draw:path><draw:path draw:style-name="gr3" draw:text-style-name="P6" svg:width="0.0839in" svg:height="0.0933in" svg:x="0.5138in" svg:y="0.0138in" svg:viewBox="0 0 214 238" svg:d="M214 84c0-59-58-84-106-84-51 0-108 26-108 84 0 47 0 93 0 141 0 6 0 13 8 13 7 0 7-7 7-13 0-47 0-93 0-139 0-58 63-71 93-71 16 0 42 4 61 17 30 19 30 44 30 54 0 46 0 92 0 139 0 6 0 13 8 13s7-7 7-13c0-48 0-94 0-141z"><text:p/></draw:path><draw:path draw:style-name="gr3" draw:text-style-name="P6" svg:width="0.1083in" svg:height="0.1063in" svg:x="0.6469in" svg:y="0in" svg:viewBox="0 0 276 271" svg:d="M130 26c2-8 3-13 11-14 3 0 15 0 23 0 27 0 70 0 70 39 0 13-6 39-21 54-11 10-30 23-66 23-14 0-28 0-42 0 8-34 16-69 25-102zM185 132c39-8 86-35 86-74 0-34-36-58-86-58-36 0-74 0-110 0-8 0-11 0-11 8 0 4 3 4 10 4 1 0 9 0 15 1 7 0 10 1 10 6 0 2 0 3-1 7-18 69-34 138-52 206-4 16-4 19-35 19-8 0-11 0-11 8 0 3 3 2 6 3 11 0 38-1 49-1 10 0 37 1 48 1 4 0 8 0 8-8 0-3-3-3-11-3-14 0-25 0-25-8 0-2 1-4 2-6 9-34 17-69 25-102 16 0 31 0 47 0 35 0 41 22 41 35 0 6-3 17-5 27-3 10-7 24-7 32 0 42 46 42 52 42 33 0 46-39 46-44s-3-2-4-5c-4 0-5 3-6 6-9 29-25 34-35 34-12 0-15-8-15-23 0-12 2-32 4-44 1-6 1-12 1-18 0-28-25-40-36-45z"><text:p/></draw:path><draw:path draw:style-name="gr3" draw:text-style-name="P6" svg:width="0.0791in" svg:height="0.0713in" svg:x="0.7606in" svg:y="0.0547in" svg:viewBox="0 0 202 182" svg:d="M120 20c2-9 2-9 9-10 1 0 11 0 16 0 17 0 23 0 30 2 12 3 13 12 13 21 0 4 0 8-2 22 0 1 0 2 0 3 0 3 1 5 4 5 4 0 5-4 5-8 2-16 5-34 7-51 0-4-3-4-7-4-56 0-111 0-168 0-6 0-6 0-8 6-6 16-11 31-17 48-1 1-2 3-2 4s1 5 4 5c5 0 5-2 7-7 15-44 24-46 65-46 4 0 8 0 12 0 8 0 8 0 8 2 0 1 0 2-1 7-13 47-24 94-36 142-2 9-3 11-32 11-9 0-12 0-12 6 1 1 1 4 5 4 7 0 15-1 23-1s16 0 24 0c7 0 17 0 24 0 7 1 16 1 22 1 2 0 7 0 7-6 0-4-2-4-11-4-6 0-11 0-16 0-9-1-9-2-9-6 0-2 0-2 1-5 12-48 23-95 35-141z"><text:p/></draw:path></draw:g></text:span><text:span text:style-name="T2">, כלומר </text:span><text:span text:style-name="T2"><draw:g text:anchor-type="as-char" svg:y="-0.1047in" draw:z-index="312" draw:name="Shape341" draw:style-name="gr1"><svg:title>TexMaths</svg:title><svg:desc>11§display§x \in R_S \land x \in R_T§svg§600§FALSE§</svg:desc><draw:path draw:style-name="gr2" draw:text-style-name="P5" svg:width="1.1028in" svg:height="0.1126in" svg:x="0.0035in" svg:y="0.0075in" svg:viewBox="0 0 2802 287" svg:d="M1401 287c-467 0-933 0-1401 0 0-95 0-191 0-287 934 0 1868 0 2802 0 0 96 0 192 0 287-467 0-934 0-1401 0z"><text:p/></draw:path><draw:path draw:style-name="gr3" draw:text-style-name="P6" svg:width="0.0756in" svg:height="0.0681in" svg:x="0in" svg:y="0.0366in" svg:viewBox="0 0 193 174" svg:d="M119 54c2-10 11-46 37-46 2 0 12 0 20 5-11 2-19 11-19 21 0 6 5 13 15 13 8 0 21-6 21-22 0-21-22-25-36-25-23 0-36 20-40 29-10-26-31-29-42-29-41 0-63 50-63 59 0 4 5 4 6 4 2 0 3-1 4-5 13-40 39-50 52-50 7 0 21 3 21 26 0 12-7 38-21 92-6 24-20 40-37 40-2 0-11 0-19-5 10-2 18-10 18-21 0-10-8-13-14-13-12 0-22 10-22 22 0 17 20 25 36 25 27 0 40-26 41-29 6 15 19 29 42 29 39 0 63-50 63-59 0-4-5-4-6-4-3 0-4 1-4 5-14 40-40 50-52 50-15 0-21-13-21-26 0-8 2-17 7-33 4-18 8-35 13-53z"><text:p/></draw:path><draw:path draw:style-name="gr3" draw:text-style-name="P6" svg:width="0.076in" svg:height="0.0878in" svg:x="0.1378in" svg:y="0.022in" svg:viewBox="0 0 194 224" svg:d="M179 120c7 0 15 0 15-8 0-7-8-7-15-7-55 0-109 0-164 0 5-52 50-90 104-90 20 0 41 0 60 0 7 0 15 0 15-7 0-8-8-8-15-8-19 0-40 0-60 0-66 0-119 51-119 112 0 62 53 112 119 112 20 0 41 0 60 0 7 0 15 0 15-8s-8-8-15-8c-19 0-40 0-60 0-54 0-99-36-104-88 55 0 109 0 164 0z"><text:p/></draw:path><draw:path draw:style-name="gr3" draw:text-style-name="P6" svg:width="0.1083in" svg:height="0.1067in" svg:x="0.2752in" svg:y="0in" svg:viewBox="0 0 276 272" svg:d="M129 26c2-8 3-13 11-14 3 0 16 0 24 0 27 0 70 0 70 39 0 13-6 38-22 54-11 11-30 23-65 23-14 0-29 0-44 0 9-34 17-67 26-102zM185 132c38-8 85-35 85-74 0-33-35-58-85-58-38 0-74 0-111 0-8 0-11 0-11 8 0 4 3 4 11 4 1 0 7 0 14 1 8 0 11 1 11 6 0 2 0 3-2 7-18 70-34 138-52 207-3 16-4 19-35 19-7 0-10 0-10 8 0 3 4 3 6 3 11 0 37-1 48-1s38 1 49 1c4 0 8 0 8-8 0-3-3-3-11-3-14 0-25 0-25-8 0-2 1-4 1-6 9-34 16-68 25-103 16 0 31 0 46 0 36 0 42 22 42 36 0 6-2 17-4 26-3 11-7 25-7 33 0 42 46 42 52 42 33 0 46-39 46-44 0-4-3-3-4-4-5 0-5 2-6 5-10 28-26 34-35 34-13 0-15-8-15-23 0-12 2-32 4-44 0-5 1-12 1-18 0-29-26-41-36-46z"><text:p/></draw:path><draw:path draw:style-name="gr3" draw:text-style-name="P6" svg:width="0.0673in" svg:height="0.0764in" svg:x="0.3925in" svg:y="0.052in" svg:viewBox="0 0 172 195" svg:d="M172 3c0-1-1-3-4-3-2 0-2 0-5 3-5 6-9 10-13 16-11-15-28-19-44-19-39 0-72 31-72 62 0 3 0 14 9 24 9 11 19 13 37 18 6 1 19 4 23 5 9 2 26 8 26 29 0 22-23 47-54 47-24 0-53-9-53-39 0-2 0-8 1-13 1-1 1-1 1-2 0-3-3-3-4-3-5 0-5 1-6 5-4 18-8 37-13 54-1 1-1 4-1 5s1 3 3 3c3 0 3 0 6-4s10-12 13-15c14 16 35 19 52 19 40 0 73-35 73-67 0-12-4-23-11-29-8-10-13-11-48-19-5-2-14-4-16-4-7-3-19-10-19-25 0-21 24-43 53-43 28 0 43 16 43 43 0 3-2 8-2 12 0 3 4 3 5 3 4 0 4-1 5-5 5-19 10-39 15-58z"><text:p/></draw:path><draw:path draw:style-name="gr3" draw:text-style-name="P6" svg:width="0.0846in" svg:height="0.0937in" svg:x="0.5146in" svg:y="0.0138in" svg:viewBox="0 0 216 239" svg:d="M117 8c-4-7-6-8-9-8-6 0-7 2-9 8-32 71-64 144-96 216-2 5-3 5-3 7 0 5 3 8 8 8 3 0 6-1 9-8 30-68 60-136 91-205 31 69 60 137 91 205 3 8 7 8 9 8 4 0 8-3 8-8 0-1 0-1-3-6-31-73-64-145-96-217z"><text:p/></draw:path><draw:path draw:style-name="gr3" draw:text-style-name="P6" svg:width="0.0756in" svg:height="0.0681in" svg:x="0.6461in" svg:y="0.0366in" svg:viewBox="0 0 193 174" svg:d="M118 54c2-10 11-46 37-46 2 0 12 0 20 5-11 2-19 11-19 21 0 6 5 13 16 13 7 0 21-6 21-22 0-21-24-25-37-25-23 0-36 20-40 29-10-26-31-29-42-29-41 0-63 50-63 59 0 4 4 4 6 4s4-1 4-5c13-40 38-50 52-50 7 0 21 3 21 26 0 12-7 38-21 92-6 24-20 40-37 40-2 0-11 0-19-5 9-2 18-10 18-21 0-10-9-13-14-13-12 0-21 10-21 22 0 17 19 25 36 25 26 0 39-26 40-29 5 15 19 29 42 29 40 0 62-50 62-59 0-4-4-4-5-4-3 0-3 1-4 5-14 40-40 50-52 50-16 0-21-13-21-26 0-8 2-17 7-33 4-18 8-35 13-53z"><text:p/></draw:path><draw:path draw:style-name="gr3" draw:text-style-name="P6" svg:width="0.076in" svg:height="0.0878in" svg:x="0.7835in" svg:y="0.022in" svg:viewBox="0 0 194 224" svg:d="M179 120c7 0 15 0 15-8 0-7-8-7-15-7-55 0-109 0-164 0 6-52 50-90 105-90 20 0 40 0 59 0 7 0 15 0 15-7 0-8-8-8-15-8-19 0-40 0-60 0-66 0-119 51-119 112 0 62 53 112 119 112 20 0 41 0 60 0 7 0 15 0 15-8s-8-8-15-8c-19 0-39 0-59 0-55 0-99-36-105-88 55 0 109 0 164 0z"><text:p/></draw:path><draw:path draw:style-name="gr3" draw:text-style-name="P6" svg:width="0.1083in" svg:height="0.1067in" svg:x="0.9209in" svg:y="0in" svg:viewBox="0 0 276 272" svg:d="M129 26c3-8 4-13 11-14 3 0 16 0 24 0 27 0 70 0 70 39 0 13-6 39-22 54-10 11-29 23-65 23-14 0-28 0-42 0 7-34 16-67 24-102zM185 132c39-8 85-35 85-74 0-33-35-58-85-58-36 0-74 0-110 0-9 0-12 0-12 8 0 4 3 4 11 4 1 0 9 0 15 1 7 0 10 1 10 6 0 2 0 3-1 7-18 70-34 138-52 207-4 16-5 19-35 19-8 0-11 0-11 8 0 3 4 3 6 3 11 0 37-1 48-1s38 1 49 1c4 0 8 0 8-8 0-3-3-3-11-3-14 0-25 0-25-8 0-2 1-4 1-6 9-34 16-68 25-103 16 0 31 0 46 0 36 0 43 22 43 36 0 6-3 17-5 26-3 11-7 25-7 33 0 42 46 42 52 42 33 0 46-39 46-44 0-4-3-3-4-4-4 0-5 2-6 5-10 28-26 34-35 34-12 0-15-8-15-23 0-12 2-32 4-44 0-5 1-12 1-18 0-29-25-41-36-46z"><text:p/></draw:path><draw:path draw:style-name="gr3" draw:text-style-name="P6" svg:width="0.0791in" svg:height="0.0717in" svg:x="1.0346in" svg:y="0.0547in" svg:viewBox="0 0 202 183" svg:d="M120 20c2-9 2-9 9-10 1 0 10 0 15 0 17 0 24 0 31 2 12 3 12 12 12 21 0 4 0 8-1 22 0 1-1 2-1 3 0 3 2 5 4 5 5 0 6-4 6-8 2-16 5-34 7-51 0-4-3-4-8-4-55 0-111 0-166 0-7 0-8 0-9 6-6 16-12 31-18 48 0 1-1 3-1 4s1 5 4 5c4 0 5-2 6-7 16-44 25-46 66-46 3 0 8 0 11 0 9 0 9 0 9 2 0 1 0 2-1 7-12 47-23 94-36 142-3 10-3 12-31 12-10 0-13 0-13 5 0 1 0 5 5 5 8 0 15-1 23-1s15 0 23 0 18 0 24 0c8 0 16 1 23 1 3 0 7 0 7-6 0-4-3-4-11-4-6 0-11 0-17 0-8-1-8-2-8-6 0-2 0-2 1-6 12-48 23-94 35-141z"><text:p/></draw:path></draw:g></text:span><text:span text:style-name="T2">, נוכיח </text:span><text:span text:style-name="T2"><draw:g text:anchor-type="as-char" svg:y="-0.1047in" draw:z-index="313" draw:name="Shape342" draw:style-name="gr1"><svg:title>TexMaths</svg:title><svg:desc>11§display§x \in R_U§svg§600§FALSE§</svg:desc><draw:path draw:style-name="gr2" draw:text-style-name="P5" svg:width="0.4606in" svg:height="0.1122in" svg:x="0.0031in" svg:y="0.0075in" svg:viewBox="0 0 1171 286" svg:d="M0 0c391 0 780 0 1171 0 0 96 0 191 0 286-391 0-780 0-1171 0 0-95 0-190 0-286z"><text:p/></draw:path><draw:path draw:style-name="gr3" draw:text-style-name="P6" svg:width="0.0756in" svg:height="0.0677in" svg:x="-0.0004in" svg:y="0.0366in" svg:viewBox="0 0 193 173" svg:d="M118 54c2-11 11-46 38-46 2 0 11 0 20 5-11 2-19 11-19 21 0 6 5 13 15 13 8 0 21-6 21-22 0-21-24-25-37-25-22 0-35 20-39 29-10-26-31-29-42-29-41 0-63 50-63 59 0 4 3 3 5 4 3 0 4-1 5-5 13-40 39-50 52-50 7 0 21 3 21 26 0 12-7 38-21 92-7 24-20 39-37 39-3 0-12 0-19-4 10-2 17-10 17-21 0-10-7-13-14-13-11 0-21 10-21 22 0 16 20 24 36 24 26 0 40-25 41-28 4 15 19 28 42 28 39 0 61-49 61-58 0-4-3-4-4-4-3 0-4 1-5 5-13 40-39 49-51 49-15 0-22-12-22-25 0-8 2-17 7-33 4-18 8-35 13-53z"><text:p/></draw:path><draw:path draw:style-name="gr3" draw:text-style-name="P6" svg:width="0.076in" svg:height="0.0878in" svg:x="0.137in" svg:y="0.022in" svg:viewBox="0 0 194 224" svg:d="M180 120c7 0 14 0 14-8 0-7-7-7-14-7-55 0-108 0-163 0 4-52 48-90 103-90 20 0 41 0 60 0 7 0 14 0 14-7 0-8-7-8-14-8-20 0-40 0-61 0-66 0-119 51-119 112s53 112 119 112c21 0 41 0 61 0 7 0 14 1 14-8 0-8-7-9-14-9-19 0-40 0-60 0-55 0-99-36-103-87 55 0 108 0 163 0z"><text:p/></draw:path><draw:path draw:style-name="gr3" draw:text-style-name="P6" svg:width="0.1083in" svg:height="0.1063in" svg:x="0.274in" svg:y="0in" svg:viewBox="0 0 276 271" svg:d="M129 26c2-8 4-13 11-14 3 0 16 0 24 0 27 0 70 0 70 39 0 13-6 39-22 54-10 8-30 23-65 23-14 0-28 0-42 0 7-34 16-69 24-102zM185 132c38-8 85-35 85-74 0-34-35-58-85-58-36 0-74 0-110 0-8 0-12 0-12 8 0 4 4 4 11 4 1 0 9 0 15 1 7 0 10 1 10 6 0 2 0 3-1 7-18 69-34 138-52 206-4 16-5 19-35 19-8 0-11 0-11 8 0 3 4 3 6 3 11 0 37-1 48-1s38 1 49 1c4 0 8 0 8-8 0-3-3-3-11-3-14 0-25 0-25-8 0-2 1-4 1-6 9-34 16-69 25-102 16 0 31 0 46 0 36 0 42 22 42 35 0 6-2 17-4 27-3 10-7 24-7 32 0 42 46 42 52 42 32 0 46-39 46-44s-3-2-4-5c-5 0-5 3-6 6-10 29-26 34-35 34-13 0-15-8-15-23 0-12 2-32 4-44 0-6 1-12 1-18 0-28-26-40-36-45z"><text:p/></draw:path><draw:path draw:style-name="gr3" draw:text-style-name="P6" svg:width="0.0783in" svg:height="0.074in" svg:x="0.3929in" svg:y="0.0547in" svg:viewBox="0 0 200 189" svg:d="M166 30c2-10 7-19 29-20 1 0 5 0 5-6 0-2-1-4-4-4-9 0-19 1-28 1-8 0-19-1-28-1-1 0-6 0-6 7 0 3 4 3 7 3 12 1 16 4 16 11 0 2 0 3 0 4-4 18-24 99-27 107-16 34-46 47-69 47-18 0-37-8-37-34 0-6 0-13 2-19 9-36 18-70 27-104 2-10 2-12 23-12 4 0 9 0 9-6 0-1-1-4-5-4-7 0-27 1-36 1-4 0-13 0-19 0-4 0-11-1-16-1-1 0-6 0-6 7 0 3 4 3 9 3 3 0 6 0 10 1 6 0 7 1 7 3 0 3-4 12-5 19-2 8-4 15-6 23-6 20-10 41-16 62-2 12-2 13-2 19 0 33 28 52 59 52 38 0 74-28 83-65 8-31 16-63 24-94z"><text:p/></draw:path></draw:g></text:span><text:span text:style-name="T2">. </text:span><text:span text:style-name="T48">באופן שקול, נניח שקיימות </text:span><text:span text:style-name="T48"><draw:g text:anchor-type="as-char" svg:y="-0.1063in" draw:z-index="327" draw:name="Shape343" draw:style-name="gr1"><svg:title>TexMaths</svg:title><svg:desc>11§display§s \in S, t \in T§svg§600§FALSE§</svg:desc><draw:path draw:style-name="gr2" draw:text-style-name="P5" svg:width="0.75in" svg:height="0.1201in" svg:x="-0.0004in" svg:y="0.0071in" svg:viewBox="0 0 1906 306" svg:d="M0 0c636 0 1270 0 1906 0 0 102 0 204 0 306-636 0-1270 0-1906 0 0-102 0-204 0-306z"><text:p/></draw:path><draw:path draw:style-name="gr3" draw:text-style-name="P6" svg:width="0.0559in" svg:height="0.0681in" svg:x="-0.0004in" svg:y="0.0398in" svg:viewBox="0 0 143 174" svg:d="M131 26c-10 0-18 9-18 18 0 6 2 11 11 11 8 0 19-7 19-22 0-16-18-33-46-33-52 0-66 40-66 56 0 31 28 36 40 39 20 4 40 9 40 29 0 10-9 42-55 42-5 0-35 0-44-20 14 3 24-9 24-20 0-9-6-14-14-14-10 0-22 8-22 26 0 22 22 36 56 36 62 0 77-45 77-63 0-14-8-23-12-28-10-10-21-13-39-16-14-3-29-6-29-23 0-12 10-35 44-35 10 0 28 2 34 17z"><text:p/></draw:path><draw:path draw:style-name="gr3" draw:text-style-name="P6" svg:width="0.076in" svg:height="0.087in" svg:x="0.1177in" svg:y="0.0252in" svg:viewBox="0 0 194 222" svg:d="M180 120c7 0 14 0 14-8 0-7-7-7-14-7-55 0-109 0-164 0 5-52 49-90 104-90 20 0 41 0 60 0 7 0 14 0 14-7 0-8-7-8-14-8-21 0-40 0-61 0-66 0-119 50-119 112s53 110 119 110c21 0 40 0 61 0 7 0 14 0 14-7 0-8-7-8-14-8-19 0-40 0-60 0-55 0-99-35-104-87 55 0 109 0 164 0z"><text:p/></draw:path><draw:path draw:style-name="gr3" draw:text-style-name="P6" svg:width="0.0902in" svg:height="0.1098in" svg:x="0.2567in" svg:y="0in" svg:viewBox="0 0 230 280" svg:d="M230 4c0-2-1-4-5-4-2 0-2 0-6 6-7 7-12 14-19 22-10-18-31-28-56-28-48 0-95 44-95 91 0 31 20 49 40 55 14 4 28 7 42 10 14 5 35 10 35 41 0 34-32 71-69 71-26 0-68-9-68-57 0-8 2-18 2-21 1-1 1-1 1-2 0-4-2-4-5-4-2 0-3 0-4 1s-23 89-23 91c0 3 2 4 4 4 3 0 3 0 8-6 7-6 12-14 19-22 16 22 43 28 65 28 52 0 98-52 98-99 0-26-14-39-19-44-9-9-14-11-49-20-8-2-23-6-26-7-10-3-23-14-23-35 0-31 31-64 67-64 32 0 56 17 56 59 0 13-2 20-2 22 1 2 0 4 4 4 5 0 5-1 7-8 7-29 14-56 21-84z"><text:p/></draw:path><draw:path draw:style-name="gr3" draw:text-style-name="P6" svg:width="0.0177in" svg:height="0.0453in" svg:x="0.3555in" svg:y="0.0906in" svg:viewBox="0 0 46 116" svg:d="M46 41c0-26-10-41-25-41-13 0-21 10-21 21 0 10 8 20 21 20 4 0 10-1 13-5 1-1 1-1 2-1 0 2 1 0 1 6 0 28-13 51-26 65-4 3-4 4-4 5 0 4 2 5 4 5 3 0 35-30 35-75z"><text:p/></draw:path><draw:path draw:style-name="gr3" draw:text-style-name="P6" svg:width="0.0465in" svg:height="0.0957in" svg:x="0.413in" svg:y="0.0122in" svg:viewBox="0 0 119 244" svg:d="M71 87c13 0 25 0 37 0 7 0 11 0 11-8 0-4-4-4-11-4-11 0-22 0-33 0 13-55 15-63 15-65 0-7-4-10-11-10-1 0-12 0-15 13-6 21-10 41-16 62-12 0-24 0-36 0-8 0-12 0-12 8 0 4 3 4 11 4 11 0 23 0 34 0-27 109-29 116-29 122 0 21 15 35 36 35 39 0 61-56 61-59s-3-3-5-3c-4 0-4 1-6 5-16 40-37 49-49 49-9 0-12-5-12-18 0-9 0-12 2-19 10-37 19-75 28-112z"><text:p/></draw:path><draw:path draw:style-name="gr3" draw:text-style-name="P6" svg:width="0.076in" svg:height="0.087in" svg:x="0.5197in" svg:y="0.0252in" svg:viewBox="0 0 194 222" svg:d="M179 120c7 0 15 0 15-8 0-7-8-7-15-7-55 0-109 0-164 0 6-52 50-90 105-90 20 0 39 0 59 0 7 0 15 0 15-7 0-8-8-8-15-8-20 0-40 0-60 0-66 0-119 50-119 112s53 110 119 110c20 0 40 0 60 0 7 0 15 0 15-7 0-8-8-8-15-8-20 0-39 0-59 0-55 0-99-35-105-87 55 0 109 0 164 0z"><text:p/></draw:path><draw:path draw:style-name="gr3" draw:text-style-name="P6" svg:width="0.1031in" svg:height="0.102in" svg:x="0.6543in" svg:y="0.0043in" svg:viewBox="0 0 263 260" svg:d="M156 26c2-9 5-13 9-14 3 0 16 0 24 0 39 0 56 1 56 31 0 7-1 21-3 32 0 1-1 5-1 6 0 3 1 6 5 6s5-3 6-9c3-22 6-45 10-67 1-2 1-5 1-7 0-4-5-4-10-4-72 0-143 0-215 0-9 0-9 0-13 8-7 23-15 45-23 68-1 2-2 5-2 7s2 4 4 4c5 0 5-2 7-9 21-59 31-66 88-66 5 0 10 0 15 0 11 0 11 1 11 5 0 2-1 6-1 7-17 68-35 138-53 206-3 14-4 18-45 18-14 0-16 0-16 7 0 5 4 5 6 5 10 0 21 0 32 0 10 0 22-1 33-1 10 0 21 1 32 1s22 0 33 0c5 0 9 0 9-8 0-4-3-4-13-4s-14 0-24 0c-12-1-15-2-15-9 0-2 0-2 1-8 18-68 35-136 52-205z"><text:p/></draw:path></draw:g></text:span><text:span text:style-name="T48"><text:s/>כך ש־</text:span><text:span text:style-name="T48"><draw:g text:anchor-type="as-char" svg:y="-0.1335in" draw:z-index="328" draw:name="Shape344" draw:style-name="gr1"><svg:title>TexMaths</svg:title><svg:desc>11§display§x \in s^2 \land x \in t^2§svg§600§FALSE§</svg:desc><draw:path draw:style-name="gr2" draw:text-style-name="P5" svg:width="0.9465in" svg:height="0.1228in" svg:x="0.0031in" svg:y="0.0071in" svg:viewBox="0 0 2405 313" svg:d="M1203 313c-401 0-802 0-1203 0 0-104 0-209 0-313 802 0 1603 0 2405 0 0 104 0 209 0 313-400 0-802 0-1202 0z"><text:p/></draw:path><draw:path draw:style-name="gr3" draw:text-style-name="P6" svg:width="0.0752in" svg:height="0.0685in" svg:x="-0.0004in" svg:y="0.0661in" svg:viewBox="0 0 192 175" svg:d="M119 54c2-10 11-45 37-45 2 0 11 0 20 4-11 2-19 12-19 21 0 7 5 13 15 13 8 0 20-6 20-22 0-20-22-25-35-25-23 0-36 20-40 30-10-27-31-30-42-30-41 0-63 49-63 59 0 4 4 4 6 4s3 0 4-4c13-41 38-50 52-50 7 0 21 3 21 25 0 12-7 37-21 91-6 24-20 41-37 41-2 0-11 0-19-6 9-1 18-9 18-20 0-10-9-14-14-14-12 0-22 10-22 23 0 18 20 26 36 26 27 0 40-28 41-30 5 14 19 30 42 30 39 0 61-51 61-60 0-4-3-4-4-4-3 0-4 2-4 4-14 42-40 51-52 51-16 0-21-12-21-25 0-9 2-18 7-34 4-18 8-36 13-53z"><text:p/></draw:path><draw:path draw:style-name="gr3" draw:text-style-name="P6" svg:width="0.0752in" svg:height="0.087in" svg:x="0.1374in" svg:y="0.0512in" svg:viewBox="0 0 192 222" svg:d="M179 119c7 0 13 0 13-8s-6-8-13-8c-55 0-109 0-164 0 5-51 50-88 104-88 20 0 40 0 60 0 7 0 13 0 13-7 0-8-6-8-13-8-20 0-40 0-60 0-67 0-119 49-119 111s52 111 119 111c20 0 40 0 60 0 7 0 13 0 13-8 0-7-6-7-13-7-20 0-40 0-60 0-54 0-99-37-104-88 55 0 109 0 164 0z"><text:p/></draw:path><draw:path draw:style-name="gr3" draw:text-style-name="P6" svg:width="0.0555in" svg:height="0.0685in" svg:x="0.2764in" svg:y="0.0661in" svg:viewBox="0 0 142 175" svg:d="M131 26c-11 0-19 9-19 17 0 5 3 12 12 12 8 0 18-7 18-22 0-18-17-33-46-33-51 0-65 40-65 56 0 30 28 36 39 39 20 3 40 7 40 28 0 10-9 43-55 43-6 0-35 0-44-21 14 2 24-9 24-20 0-9-5-13-14-13-10 0-21 8-21 25 0 22 22 38 55 38 63 0 77-48 77-65 0-13-7-23-12-28-10-11-21-13-39-16-13-3-28-6-28-23 0-11 9-34 43-34 10 0 28 2 35 17z"><text:p/></draw:path><draw:path draw:style-name="gr3" draw:text-style-name="P6" svg:width="0.0469in" svg:height="0.0701in" svg:x="0.3461in" svg:y="0in" svg:viewBox="0 0 120 179" svg:d="M120 130c-3 0-6 0-9 0-1 6-3 22-8 25-2 1-23 1-26 1-17 0-33 0-50 0 29-25 38-32 54-45 20-15 39-33 39-58 0-33-29-53-63-53s-57 24-57 48c0 15 12 16 14 16 7 0 15-5 15-15 0-5-2-14-16-14 9-20 27-25 40-25 26 0 40 21 40 43 0 23-16 42-25 51-22 21-43 43-65 65-3 2-3 2-3 10 37 0 75 0 112 0 2-16 6-33 8-49z"><text:p/></draw:path><draw:path draw:style-name="gr3" draw:text-style-name="P6" svg:width="0.0839in" svg:height="0.0933in" svg:x="0.45in" svg:y="0.0421in" svg:viewBox="0 0 214 238" svg:d="M117 9c-4-7-6-9-10-9-5 0-6 3-8 9-32 71-65 143-97 213-2 5-2 7-2 8 0 4 3 8 8 8 2 0 5-1 8-8 30-67 61-135 91-204 30 69 60 137 91 204 3 8 8 8 9 8 4 0 7-4 7-8-1-1 0-1-2-6-32-71-64-144-95-215z"><text:p/></draw:path><draw:path draw:style-name="gr3" draw:text-style-name="P6" svg:width="0.0752in" svg:height="0.0685in" svg:x="0.5807in" svg:y="0.0661in" svg:viewBox="0 0 192 175" svg:d="M118 54c2-10 11-45 38-45 2 0 11 0 19 4-10 2-18 12-18 21 0 7 4 13 15 13 8 0 20-6 20-22 0-20-23-25-36-25-22 0-35 20-41 30-8-27-29-30-41-30-40 0-62 49-62 59 0 4 3 4 4 4 4 0 5 0 6-4 13-41 38-50 52-50 6 0 21 3 21 25 0 12-7 37-21 91-7 24-20 41-38 41-2 0-11 0-18-6 9-1 17-9 17-20 0-10-8-14-14-14-11 0-21 10-21 23 0 18 19 26 36 26 26 0 40-28 41-30 4 14 19 30 42 30 39 0 61-51 61-60 0-4-3-4-4-4-3 0-4 2-6 4-12 42-38 51-51 51-15 0-21-12-21-25 0-9 2-18 6-34 5-18 9-36 14-53z"><text:p/></draw:path><draw:path draw:style-name="gr3" draw:text-style-name="P6" svg:width="0.076in" svg:height="0.087in" svg:x="0.7181in" svg:y="0.0512in" svg:viewBox="0 0 194 222" svg:d="M180 119c7 0 14 0 14-8s-7-8-14-8c-55 0-109 0-164 0 5-51 49-88 104-88 20 0 41 0 60 0 7 0 14 0 14-7 0-8-7-8-14-8-21 0-40 0-61 0-66 0-119 49-119 111s53 111 119 111c21 0 40 0 61 0 7 0 14 0 14-8 0-7-7-7-14-7-19 0-40 0-60 0-55 0-99-37-104-88 55 0 109 0 164 0z"><text:p/></draw:path><draw:path draw:style-name="gr3" draw:text-style-name="P6" svg:width="0.0465in" svg:height="0.0961in" svg:x="0.8528in" svg:y="0.0366in" svg:viewBox="0 0 119 245" svg:d="M70 88c12 0 25 0 37 0 7 0 12 0 12-8 0-4-5-4-11-4-11 0-23 0-34 0 14-55 15-63 15-65 0-7-4-11-11-11-1 0-12 1-15 14-6 21-10 41-16 62-12 0-24 0-36 0-8 0-11 0-11 6s3 6 11 6c11 0 23 0 34 0-29 108-30 114-30 121 0 21 15 36 36 36 39 0 61-56 61-58 0-5-3-5-4-5-4 0-5 2-6 6-17 39-37 48-50 48-8 0-12-5-12-17 0-10 1-12 2-19 10-37 18-75 28-112z"><text:p/></draw:path><draw:path draw:style-name="gr3" draw:text-style-name="P6" svg:width="0.0469in" svg:height="0.0701in" svg:x="0.9106in" svg:y="0in" svg:viewBox="0 0 120 179" svg:d="M120 130c-3 0-7 0-10 0 0 6-3 22-7 25-2 1-23 1-26 1-17 0-34 0-51 0 29-25 39-32 55-45 20-15 39-33 39-58 0-33-29-53-64-53-33 0-56 24-56 48 0 15 12 16 14 16 7 0 15-5 15-15 0-5-3-14-16-14 8-20 27-25 40-25 26 0 40 21 40 43 0 23-16 42-25 51-22 21-43 43-65 65-3 2-3 2-3 10 37 0 74 0 111 0 3-16 6-33 9-49z"><text:p/></draw:path></draw:g></text:span><text:span text:style-name="T48">, ונוכיח קיום </text:span><text:span text:style-name="T48"><draw:g text:anchor-type="as-char" svg:y="-0.1035in" draw:z-index="329" draw:name="Shape345" draw:style-name="gr1"><svg:title>TexMaths</svg:title><svg:desc>11§display§u \in U§svg§600§FALSE§</svg:desc><draw:path draw:style-name="gr2" draw:text-style-name="P5" svg:width="0.372in" svg:height="0.0933in" svg:x="0.0031in" svg:y="0.0063in" svg:viewBox="0 0 946 238" svg:d="M474 238c-158 0-316 0-474 0 0-79 0-159 0-238 316 0 630 0 946 0 0 79 0 159 0 238-158 0-315 0-472 0z"><text:p/></draw:path><draw:path draw:style-name="gr3" draw:text-style-name="P6" svg:width="0.078in" svg:height="0.0677in" svg:x="-0.0004in" svg:y="0.0358in" svg:viewBox="0 0 199 173" svg:d="M124 148c5 16 18 25 34 25 15 0 23-8 29-20 7-14 8-26 12-38 0-4-3-4-4-4-5 0-5 2-6 6-5 22-13 48-30 48-7 0-12-6-12-17 0-9 6-26 8-40 3-15 8-29 11-42 1-6 6-20 7-25 2-10 6-25 6-27 0-6-5-10-12-10-1 0-12 0-14 14-8 27-24 95-30 115 0 2-15 32-44 32-20 0-23-17-23-31 0-21 10-52 21-78 4-12 5-18 5-25 0-17-12-31-30-31-38 0-52 56-52 59 0 4 4 4 5 4 4 0 4 0 6-7 10-34 24-48 40-48 3 0 8 1 8 13 0 9-3 21-6 26-15 39-22 62-22 81 0 36 26 45 47 45 25 0 40-17 46-25z"><text:p/></draw:path><draw:path draw:style-name="gr3" draw:text-style-name="P6" svg:width="0.0752in" svg:height="0.0874in" svg:x="0.1374in" svg:y="0.0209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6" svg:width="0.1047in" svg:height="0.1059in" svg:x="0.278in" svg:y="-0.0004in" svg:viewBox="0 0 267 270" svg:d="M219 41c3-16 11-28 42-29 2 0 6 0 6-8-2-1 0-4-5-4-12 0-27 1-40 1s-26-1-39-1c-3 0-7 0-7 8 0 4 3 4 7 4 22 0 26 9 26 18 0 1-1 6-1 7-12 45-24 91-35 136-14 52-58 86-96 86-26 0-47-17-47-50 0-1 0-14 4-30 12-49 25-100 37-149 4-14 5-18 32-18 10 0 14 0 14-8 0-4-5-4-6-4-10 0-38 1-49 1s-39-1-50-1c-3 0-8 0-8 8 0 4 5 4 11 4 1 0 9 0 16 1 6 0 10 1 10 6 0 2-5 18-7 27-3 11-5 22-9 34-3 16-22 87-23 95-2 11-2 16-2 22 0 47 35 73 75 73 49 0 97-43 110-93 11-45 22-91 34-136z"><text:p/></draw:path></draw:g></text:span><text:span text:style-name="T48"><text:s/>כך ש־</text:span><text:span text:style-name="T48"><draw:g text:anchor-type="as-char" svg:y="-0.1335in" draw:z-index="330" draw:name="Shape346" draw:style-name="gr1"><svg:title>TexMaths</svg:title><svg:desc>11§display§x \in u^2§svg§600§FALSE§</svg:desc><draw:path draw:style-name="gr2" draw:text-style-name="P5" svg:width="0.3969in" svg:height="0.1228in" svg:x="0.0031in" svg:y="0.0071in" svg:viewBox="0 0 1009 313" svg:d="M504 313c-168 0-336 0-504 0 0-104 0-209 0-313 336 0 673 0 1009 0 0 104 0 209 0 313-168 0-336 0-505 0z"><text:p/></draw:path><draw:path draw:style-name="gr3" draw:text-style-name="P6" svg:width="0.0752in" svg:height="0.0685in" svg:x="-0.0004in" svg:y="0.0661in" svg:viewBox="0 0 192 175" svg:d="M118 54c3-10 12-45 38-45 2 0 11 0 20 4-11 2-19 12-19 21 0 7 5 13 14 13s21-6 21-22c0-20-23-25-35-25-23 0-36 20-40 30-10-27-31-30-42-30-41 0-63 49-63 59 0 4 3 3 4 4 4 0 5 0 6-4 13-41 38-50 52-50 7 0 21 3 21 25 0 12-7 37-21 91-7 24-20 41-37 41-2 0-11 0-19-6 9-1 18-9 18-20 0-10-9-14-14-14-12 0-22 10-22 23 0 18 20 26 36 26 27 0 40-28 41-30 4 14 19 30 42 30 39 0 61-51 61-60 0-4-3-4-4-4-3 0-5 2-5 4-13 42-39 51-51 51-16 0-21-12-21-25 0-9 2-18 7-34 4-18 7-36 12-53z"><text:p/></draw:path><draw:path draw:style-name="gr3" draw:text-style-name="P6" svg:width="0.0756in" svg:height="0.087in" svg:x="0.137in" svg:y="0.0512in" svg:viewBox="0 0 193 222" svg:d="M180 119c7 0 13 0 13-8s-6-8-13-8c-55 0-109 0-164 0 5-51 49-88 104-88 20 0 40 0 60 0 7 0 13 0 13-7 0-8-6-8-13-8-21 0-40 0-61 0-66 0-119 49-119 111s53 111 119 111c21 0 40 0 61 0 7 0 13 0 13-8 0-7-6-7-13-7-20 0-40 0-60 0-55 0-99-37-104-88 55 0 109 0 164 0z"><text:p/></draw:path><draw:path draw:style-name="gr3" draw:text-style-name="P6" svg:width="0.0776in" svg:height="0.0685in" svg:x="0.2717in" svg:y="0.0661in" svg:viewBox="0 0 198 175" svg:d="M124 148c3 17 18 27 34 27 13 0 22-9 29-22 6-13 6-26 11-38 0-4-3-4-5-4-3 0-4 2-5 7-6 22-12 48-29 48-7 0-12-6-12-18 0-8 5-26 8-40 3-15 8-28 11-41 1-7 4-21 7-26 2-9 5-25 5-27 0-6-5-10-11-10-2 0-12 0-15 14-7 28-25 95-29 115 0 2-15 33-44 33-20 0-24-18-24-32 0-21 11-52 21-78 4-12 6-18 6-24 0-18-12-32-31-32-37 0-51 56-51 59 0 4 3 4 4 4 5 0 5 0 7-7 10-33 24-47 38-47 4 0 10 0 10 12 0 10-4 21-6 26-15 39-22 62-22 82 0 36 26 46 47 46 25 0 40-18 46-27z"><text:p/></draw:path><draw:path draw:style-name="gr3" draw:text-style-name="P6" svg:width="0.0469in" svg:height="0.0701in" svg:x="0.361in" svg:y="0in" svg:viewBox="0 0 120 179" svg:d="M120 130c-3 0-7 0-10 0 0 6-3 22-7 25-2 1-23 1-26 1-17 0-33 0-50 0 28-25 38-32 54-45 20-15 39-33 39-58 0-33-29-53-64-53-33 0-56 24-56 48 0 15 12 16 14 16 7 0 15-5 15-15 0-5-2-14-16-14 8-20 27-25 40-25 26 0 40 21 40 43 0 23-16 42-25 51-22 21-43 43-65 65-3 2-3 2-3 10 37 0 74 0 111 0 3-16 6-33 9-49z"><text:p/></draw:path></draw:g></text:span><text:span text:style-name="T48">. נבחר </text:span><text:span text:style-name="T48"><draw:g text:anchor-type="as-char" svg:y="-0.098in" draw:z-index="334" draw:name="Shape347" draw:style-name="gr1"><svg:title>TexMaths</svg:title><svg:desc>11§display§u = s \cap t§svg§600§FALSE§</svg:desc><draw:path draw:style-name="gr2" draw:text-style-name="P5" svg:width="0.5642in" svg:height="0.0819in" svg:x="0.0031in" svg:y="0.0071in" svg:viewBox="0 0 1434 209" svg:d="M718 209c-240 0-478 0-718 0 0-69 0-140 0-209 478 0 955 0 1434 0 0 69 0 140 0 209-239 0-477 0-716 0z"><text:p/></draw:path><draw:path draw:style-name="gr3" draw:text-style-name="P6" svg:width="0.078in" svg:height="0.0677in" svg:x="-0.0004in" svg:y="0.028in" svg:viewBox="0 0 199 173" svg:d="M124 148c5 15 18 25 34 25 15 0 23-9 29-21 7-13 12-36 12-37 0-4-3-4-4-4-5 0-5 1-6 7-5 22-13 46-28 46-9 0-13-4-13-17 0-7 5-26 8-39 3-14 7-29 10-42 2-5 6-20 7-26 2-9 6-23 6-26 0-6-5-11-11-11-2 0-12 1-15 15-8 27-24 94-30 115 0 1-15 31-44 31-20 0-23-16-23-30 0-22 10-52 21-79 4-11 7-16 7-24 0-18-14-31-32-31-38 0-52 55-52 58 0 5 4 5 5 5 4 0 4-1 6-7 10-34 24-48 40-48 3 0 9 1 9 13 0 9-4 20-6 26-14 38-23 62-23 81 0 35 26 45 47 45 26 0 40-18 46-25z"><text:p/></draw:path><draw:path draw:style-name="gr3" draw:text-style-name="P6" svg:width="0.1004in" svg:height="0.035in" svg:x="0.1335in" svg:y="0.0394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555in" svg:height="0.0677in" svg:x="0.2929in" svg:y="0.028in" svg:viewBox="0 0 142 173" svg:d="M131 25c-11 1-19 9-19 18 0 5 3 11 12 11s18-7 18-21c0-18-17-33-45-33-52 0-66 39-66 56 0 30 28 35 39 38 21 4 41 8 41 29 0 10-9 41-55 41-5 0-35 0-44-20 14 3 24-9 24-20 0-8-6-13-14-13-10 0-22 8-22 26 0 21 22 36 55 36 63 0 78-45 78-63 0-14-8-23-12-28-10-10-22-13-39-16-14-3-29-7-29-23 0-11 10-35 44-35 9 0 28 3 34 17z"><text:p/></draw:path><draw:path draw:style-name="gr3" draw:text-style-name="P6" svg:width="0.0839in" svg:height="0.0933in" svg:x="0.3984in" svg:y="0.0039in" svg:viewBox="0 0 214 238" svg:d="M214 84c0-59-59-84-106-84-51 0-108 26-108 84 0 46 0 93 0 140 0 7 0 14 8 14 7 0 7-7 7-14 0-47 0-92 0-138 0-58 63-71 93-71 16 0 40 4 61 17 30 19 30 44 30 54 0 46 0 91 0 138 0 7 0 14 8 14 7 0 7-7 7-14 0-47 0-94 0-140z"><text:p/></draw:path><draw:path draw:style-name="gr3" draw:text-style-name="P6" svg:width="0.0465in" svg:height="0.0961in" svg:x="0.5287in" svg:y="0in" svg:viewBox="0 0 119 245" svg:d="M70 87c12 0 25 0 37 0 7 0 12 0 12-8 0-4-5-4-11-4-11 0-23 0-34 0 14-54 15-62 15-64 0-7-4-11-11-11-1 0-12 1-15 14-6 20-10 40-16 61-12 0-24 0-36 0-8 0-11 0-11 8 0 4 3 4 11 4 11 0 23 0 34 0-29 109-30 116-30 122 0 21 15 36 36 36 39 0 61-57 61-60s-3-3-4-3c-4 0-5 1-6 5-16 40-37 49-50 49-8 0-12-5-12-18 0-9 1-12 2-19 10-37 18-75 28-112z"><text:p/></draw:path></draw:g></text:span><text:span text:style-name="T48"><text:s/>נסמן </text:span><text:span text:style-name="T48"><draw:g text:anchor-type="as-char" svg:y="-0.1134in" draw:z-index="331" draw:name="Shape348" draw:style-name="gr1"><svg:title>TexMaths</svg:title><svg:desc>11§display§\la a, b \ra = x§svg§600§FALSE§</svg:desc><draw:path draw:style-name="gr2" draw:text-style-name="P5" svg:width="0.5984in" svg:height="0.1358in" svg:x="-0.0004in" svg:y="0.0071in" svg:viewBox="0 0 1521 346" svg:d="M761 346c-255 0-508 0-761 0 0-116 0-230 0-346 508 0 1014 0 1521 0 0 116 0 230 0 346-253 0-507 0-760 0z"><text:p/></draw:path><draw:path draw:style-name="gr3" draw:text-style-name="P6" svg:width="0.0335in" svg:height="0.1512in" svg:x="0.0087in" svg:y="0in" svg:viewBox="0 0 86 385" svg:d="M84 15c2-4 2-5 2-7 0-5-3-8-8-8-3 0-6 2-9 9-22 59-45 118-67 177-1 2-2 4-2 8 0 1 0 1 2 5 22 59 45 118 67 176 1 5 4 10 9 10s8-3 8-7c0-1 0-3-2-7-23-59-45-119-69-177 24-60 46-119 69-179z"><text:p/></draw:path><draw:path draw:style-name="gr3" draw:text-style-name="P6" svg:width="0.0693in" svg:height="0.0685in" svg:x="0.0575in" svg:y="0.0453in" svg:viewBox="0 0 177 175" svg:d="M129 25c-8-14-19-25-37-25-45 0-92 57-92 113 0 37 21 62 51 62 8 0 27-1 50-29 4 16 17 29 36 29 13 0 22-9 28-21 7-14 12-37 12-38 0-4-4-4-5-4-4 0-4 1-6 7-5 25-13 47-28 47-11 0-12-10-12-17 0-9 1-11 5-29 4-17 4-20 9-34 4-18 9-36 13-54 3-11 3-12 3-13 0-7-5-11-12-11-9 0-14 9-15 17zM103 124c-2 8-2 8-7 15-18 22-33 27-44 27-19 0-24-21-24-36 0-19 12-66 20-84 13-23 30-37 46-37 25 0 30 32 30 34s-1 4-2 7c-6 24-12 49-19 74z"><text:p/></draw:path><draw:path draw:style-name="gr3" draw:text-style-name="P6" svg:width="0.0173in" svg:height="0.0453in" svg:x="0.1449in" svg:y="0.0972in" svg:viewBox="0 0 45 116" svg:d="M45 41c0-26-10-41-25-41-12 0-20 10-20 21 0 10 8 20 20 20 4 0 10-1 13-5 1-1 1-1 2-1s1 0 1 6c0 28-13 51-26 64-4 4-4 5-4 6 0 2 2 5 4 5 4 0 35-30 35-75z"><text:p/></draw:path><draw:path draw:style-name="gr3" draw:text-style-name="P6" svg:width="0.0555in" svg:height="0.1063in" svg:x="0.2063in" svg:y="0.0071in" svg:viewBox="0 0 142 271" svg:d="M74 4c0-1 0-4-5-4-8 0-37 3-47 3-3 1-8 1-8 8 0 6 4 6 10 6 19 0 19 2 19 6 0 2-3 16-6 23-9 42-20 84-30 127-6 19-7 25-7 37 0 37 21 61 48 61 47 0 94-57 94-112 0-36-21-62-52-62-17 0-33 11-45 23 10-39 19-77 29-116zM37 150c3-8 3-9 7-13 19-26 36-31 46-31 13 0 24 11 24 36 0 23-13 66-19 80-14 27-31 40-47 40-12 0-25-10-25-38 0-8 0-15 7-39 2-12 5-24 7-35z"><text:p/></draw:path><draw:path draw:style-name="gr3" draw:text-style-name="P6" svg:width="0.0339in" svg:height="0.1512in" svg:x="0.2728in" svg:y="0in" svg:viewBox="0 0 87 385" svg:d="M85 199c2-4 2-4 2-5 0-2 0-2-2-7-23-59-45-119-68-178-3-7-6-9-9-9-5 0-8 3-8 8 0 1 0 2 2 6 23 60 45 119 68 180-23 58-45 118-68 176-2 4-2 5-2 8 0 4 4 7 8 7 5 0 6-4 9-7 23-60 45-119 68-179z"><text:p/></draw:path><draw:path draw:style-name="gr3" draw:text-style-name="P6" svg:width="0.1008in" svg:height="0.0354in" svg:x="0.374in" svg:y="0.0571in" svg:viewBox="0 0 257 91" svg:d="M243 17c7 0 14-2 14-9 0-8-7-8-13-8-77 0-155 0-232 0-5 0-12 0-12 8 0 7 7 9 13 9 77 0 153 0 230 0zM244 91c6 0 13 0 13-7 0-9-7-9-14-9-77 0-153 0-230 0-6 0-13 0-13 9 0 7 7 7 12 7 77 0 155 0 232 0z"><text:p/></draw:path><draw:path draw:style-name="gr3" draw:text-style-name="P6" svg:width="0.0756in" svg:height="0.0685in" svg:x="0.5307in" svg:y="0.0453in" svg:viewBox="0 0 193 175" svg:d="M118 54c2-10 11-45 38-45 3 0 11 0 19 4-10 2-19 12-19 21 0 7 5 14 16 14 9 0 21-7 21-23 0-19-23-25-37-25-22 0-36 21-40 30-10-26-30-30-42-30-40 0-62 50-62 59 0 5 3 5 5 5 3 0 4-1 5-5 13-40 39-50 52-50 6 0 21 3 21 25 0 12-7 39-21 93-7 24-20 39-38 39-2 0-11 0-18-4 10-2 17-10 17-21s-7-13-14-13c-11 0-21 10-21 22 0 17 19 25 36 25 26 0 40-27 41-30 4 15 19 30 42 30 40 0 62-49 62-59 0-4-4-4-5-4-3 0-4 1-5 4-12 41-39 50-52 50-14 0-21-12-21-25 0-9 2-17 7-34 4-18 8-35 13-53z"><text:p/></draw:path></draw:g></text:span><text:span text:style-name="T48">, כלומר </text:span><text:span text:style-name="T48"><draw:g text:anchor-type="as-char" svg:y="-0.1047in" draw:z-index="332" draw:name="Shape349" draw:style-name="gr1"><svg:title>TexMaths</svg:title><svg:desc>11§display§a \in u \land b \in u§svg§600§FALSE§</svg:desc><draw:path draw:style-name="gr2" draw:text-style-name="P5" svg:width="0.8402in" svg:height="0.0953in" svg:x="0.0016in" svg:y="0.0079in" svg:viewBox="0 0 2135 243" svg:d="M1068 243c-356 0-712 0-1068 0 0-81 0-162 0-243 712 0 1423 0 2135 0 0 81 0 162 0 243-355 0-712 0-1067 0z"><text:p/></draw:path><draw:path draw:style-name="gr3" draw:text-style-name="P6" svg:width="0.0693in" svg:height="0.0681in" svg:x="-0.0004in" svg:y="0.0382in" svg:viewBox="0 0 177 174" svg:d="M129 25c-7-14-18-25-36-25-45 0-93 57-93 114 0 36 22 60 52 60 7 0 27-2 50-28 2 15 17 28 35 28 14 0 22-8 29-21s11-36 11-37c0-5-3-5-4-5-5 0-5 3-6 8-6 24-13 47-30 47-9 0-11-9-11-17 0-9 2-12 5-29 4-16 5-20 9-34 4-19 10-36 14-54 2-11 2-12 2-13 0-7-4-11-11-11-9 0-15 9-16 17zM103 125c-1 7-1 7-7 14-17 20-32 27-43 27-20 0-26-20-26-36 0-19 13-66 22-84 11-23 29-37 44-37 26 0 31 32 31 34s-1 4-1 7c-6 24-13 49-20 75z"><text:p/></draw:path><draw:path draw:style-name="gr3" draw:text-style-name="P6" svg:width="0.0752in" svg:height="0.0874in" svg:x="0.1291in" svg:y="0.0232in" svg:viewBox="0 0 192 223" svg:d="M179 119c7 0 13 0 13-8 0-7-6-7-13-7-55 0-109 0-164 0 5-51 50-89 104-89 20 0 40 0 60 0 7 0 13 0 13-7 0-8-6-8-13-8-20 0-40 0-60 0-67 0-119 50-119 111s52 112 119 112c20 0 40 0 60 0 7 0 13 0 13-8s-6-8-13-8c-20 0-40 0-60 0-54 0-99-37-104-88 55 0 109 0 164 0z"><text:p/></draw:path><draw:path draw:style-name="gr3" draw:text-style-name="P6" svg:width="0.0776in" svg:height="0.0681in" svg:x="0.2646in" svg:y="0.0382in" svg:viewBox="0 0 198 174" svg:d="M123 149c5 15 18 25 35 25 14 0 22-8 29-21s11-36 11-37c0-5-3-5-4-5-5 0-5 3-6 8-5 21-13 47-29 47-8 0-12-6-12-17 0-9 5-27 8-40 3-14 8-28 11-42 1-5 4-21 7-26 1-9 5-23 5-26 0-7-5-11-11-11-2 0-12 0-15 14-8 28-24 96-29 117-1 1-16 31-44 31-21 0-24-17-24-31 0-21 11-52 21-79 4-12 6-16 6-24 0-18-13-32-31-32-37 0-51 56-51 60s3 4 4 4c4 0 5-1 6-8 10-33 24-47 39-47 4 0 10 0 10 13 0 9-4 20-6 25-15 39-23 63-23 82 0 35 27 45 47 45 26 0 40-17 46-25z"><text:p/></draw:path><draw:path draw:style-name="gr3" draw:text-style-name="P6" svg:width="0.0839in" svg:height="0.0933in" svg:x="0.3894in" svg:y="0.0146in" svg:viewBox="0 0 214 238" svg:d="M117 8c-4-7-6-8-9-8-6 0-7 2-9 8-32 71-65 143-97 215-2 4-2 5-2 8s3 7 8 7c2 0 5-1 8-8 31-68 61-136 92-204 29 68 60 136 90 204 3 8 8 8 9 8 4 0 7-4 7-7 0-1 0-3-2-7-32-72-64-145-95-216z"><text:p/></draw:path><draw:path draw:style-name="gr3" draw:text-style-name="P6" svg:width="0.0559in" svg:height="0.1063in" svg:x="0.5228in" svg:y="0in" svg:viewBox="0 0 143 271" svg:d="M75 4c-2-1 0-4-6-4-9 0-37 3-47 4-2 0-7 0-7 8 0 5 4 5 9 5 19 0 20 2 20 6 0 2-3 16-6 23-11 42-20 84-31 125-5 20-7 27-7 40 0 36 21 60 49 60 46 0 94-57 94-113 0-34-21-61-52-61-17 0-34 11-45 23 10-38 19-77 29-116zM38 150c3-9 3-9 6-13 19-26 36-31 46-31 14 0 24 11 24 36 0 21-12 67-19 81-13 25-30 40-46 40-13 0-26-10-26-39 0-8 0-15 7-40 3-11 5-23 8-34z"><text:p/></draw:path><draw:path draw:style-name="gr3" draw:text-style-name="P6" svg:width="0.076in" svg:height="0.0874in" svg:x="0.6358in" svg:y="0.0232in" svg:viewBox="0 0 194 223" svg:d="M180 119c7 0 14 0 14-8 0-7-7-7-14-7-55 0-109 0-164 0 5-51 49-89 104-89 20 0 41 0 60 0 7 0 14 0 14-7 0-8-7-8-14-8-21 0-40 0-61 0-66 0-119 50-119 111s53 112 119 112c21 0 40 0 61 0 7 0 14 0 14-8s-7-8-14-8c-19 0-40 0-60 0-55 0-99-37-104-88 55 0 109 0 164 0z"><text:p/></draw:path><draw:path draw:style-name="gr3" draw:text-style-name="P6" svg:width="0.078in" svg:height="0.0681in" svg:x="0.7713in" svg:y="0.0382in" svg:viewBox="0 0 199 174" svg:d="M124 149c5 15 18 25 34 25 15 0 23-8 29-21 7-13 12-36 12-37 0-5-3-5-4-5-5 0-5 3-6 8-5 21-13 47-30 47-7 0-12-6-12-17 0-9 6-27 8-40 3-14 8-28 11-42 1-5 6-21 7-26 2-9 6-23 6-26 0-7-5-11-12-11-1 0-12 0-14 14-8 28-25 96-30 117 0 1-15 31-44 31-20 0-24-17-24-31 0-21 11-52 21-79 5-12 6-16 6-24 0-18-12-32-30-32-38 0-52 56-52 60s3 2 4 4c5 0 5-1 7-8 10-33 24-47 40-47 3 0 8 0 8 13 0 9-4 20-6 25-15 39-22 63-22 82 0 35 26 45 47 45 25 0 40-17 46-25z"><text:p/></draw:path></draw:g></text:span><text:span text:style-name="T48">. משום ש־</text:span><text:span text:style-name="T48"><draw:g text:anchor-type="as-char" svg:y="-0.1035in" draw:z-index="333" draw:name="Shape350" draw:style-name="gr1"><svg:title>TexMaths</svg:title><svg:desc>11§display§u \in U§svg§600§FALSE§</svg:desc><draw:path draw:style-name="gr2" draw:text-style-name="P5" svg:width="0.372in" svg:height="0.0933in" svg:x="0.0031in" svg:y="0.0063in" svg:viewBox="0 0 946 238" svg:d="M474 238c-158 0-316 0-474 0 0-79 0-159 0-238 316 0 630 0 946 0 0 79 0 159 0 238-158 0-315 0-472 0z"><text:p/></draw:path><draw:path draw:style-name="gr3" draw:text-style-name="P6" svg:width="0.078in" svg:height="0.0677in" svg:x="-0.0004in" svg:y="0.0358in" svg:viewBox="0 0 199 173" svg:d="M124 148c5 16 18 25 34 25 15 0 23-8 29-20 7-14 8-26 12-38 0-4-3-4-4-4-5 0-5 2-6 6-5 22-13 48-30 48-7 0-12-6-12-17 0-9 6-26 8-40 3-15 8-29 11-42 1-6 6-20 7-25 2-10 6-25 6-27 0-6-5-10-12-10-1 0-12 0-14 14-8 27-24 95-30 115 0 2-15 32-44 32-20 0-23-17-23-31 0-21 10-52 21-78 4-12 5-18 5-25 0-17-12-31-30-31-38 0-52 56-52 59 0 4 4 4 5 4 4 0 4 0 6-7 10-34 24-48 40-48 3 0 8 1 8 13 0 9-3 21-6 26-15 39-22 62-22 81 0 36 26 45 47 45 25 0 40-17 46-25z"><text:p/></draw:path><draw:path draw:style-name="gr3" draw:text-style-name="P6" svg:width="0.0752in" svg:height="0.0874in" svg:x="0.1374in" svg:y="0.0209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6" svg:width="0.1047in" svg:height="0.1059in" svg:x="0.278in" svg:y="-0.0004in" svg:viewBox="0 0 267 270" svg:d="M219 41c3-16 11-28 42-29 2 0 6 0 6-8-2-1 0-4-5-4-12 0-27 1-40 1s-26-1-39-1c-3 0-7 0-7 8 0 4 3 4 7 4 22 0 26 9 26 18 0 1-1 6-1 7-12 45-24 91-35 136-14 52-58 86-96 86-26 0-47-17-47-50 0-1 0-14 4-30 12-49 25-100 37-149 4-14 5-18 32-18 10 0 14 0 14-8 0-4-5-4-6-4-10 0-38 1-49 1s-39-1-50-1c-3 0-8 0-8 8 0 4 5 4 11 4 1 0 9 0 16 1 6 0 10 1 10 6 0 2-5 18-7 27-3 11-5 22-9 34-3 16-22 87-23 95-2 11-2 16-2 22 0 47 35 73 75 73 49 0 97-43 110-93 11-45 22-91 34-136z"><text:p/></draw:path></draw:g></text:span><text:span text:style-name="T48">, יש לוודא שקיימות </text:span><text:span text:style-name="T48"><draw:g text:anchor-type="as-char" svg:y="-0.1071in" draw:z-index="335" draw:name="Shape351" draw:style-name="gr1"><svg:title>TexMaths</svg:title><svg:desc>11§display§A \in S, B \in T§svg§600§FALSE§</svg:desc><draw:path draw:style-name="gr2" draw:text-style-name="P5" svg:width="0.8614in" svg:height="0.122in" svg:x="0.002in" svg:y="0.0071in" svg:viewBox="0 0 2189 311" svg:d="M1094 311c-365 0-729 0-1094 0 0-103 0-208 0-311 729 0 1460 0 2189 0 0 103 0 208 0 311-365 0-729 0-1095 0z"><text:p/></draw:path><draw:path draw:style-name="gr3" draw:text-style-name="P6" svg:width="0.1035in" svg:height="0.1083in" svg:x="0in" svg:y="0in" svg:viewBox="0 0 264 276" svg:d="M55 232c-15 25-31 31-47 32-5 1-8 1-8 8 0 2 1 4 4 4 11 0 22-1 33-1 14 0 27 1 39 1 3 0 8 0 8-8 0-3-4-4-7-4-9 0-18-3-18-13 0-5 3-9 6-15 10-16 20-32 30-49 31 0 64 0 96 0 0 9 6 60 6 65 0 11-20 12-28 12-5 0-8 0-8 8 0 4 4 4 5 4 15 0 32-1 47-1 10 0 34 1 44 1 3 0 7 0 7-8 0-4-3-4-9-4-23 0-23-2-24-13-8-80-17-161-24-241-1-8-1-10-8-10-5 0-8 3-10 7-45 74-89 150-134 225zM101 175c25-42 51-85 76-127 4 42 9 85 13 127-29 0-59 0-89 0z"><text:p/></draw:path><draw:path draw:style-name="gr3" draw:text-style-name="P6" svg:width="0.076in" svg:height="0.0874in" svg:x="0.1634in" svg:y="0.0268in" svg:viewBox="0 0 194 223" svg:d="M180 120c7 0 14 0 14-8s-7-7-14-7c-55 0-109 0-164 0 5-52 49-90 104-90 20 0 41 0 60 0 7 0 14 0 14-7 0-8-7-8-14-8-21 0-40 0-61 0-66 0-119 51-119 112 0 63 53 111 119 111 21 0 40 0 61 0 7 0 14 0 14-7 0-8-7-8-14-8-19 0-40 0-60 0-55 0-99-36-104-88 55 0 109 0 164 0z"><text:p/></draw:path><draw:path draw:style-name="gr3" draw:text-style-name="P6" svg:width="0.0898in" svg:height="0.1102in" svg:x="0.3024in" svg:y="0.0016in" svg:viewBox="0 0 229 281" svg:d="M229 4c0-1 0-4-4-4-2 0-2 0-7 6-7 7-12 14-19 21-10-17-30-27-55-27-48 0-96 44-96 91 0 31 21 49 41 55 14 4 28 7 42 10 14 5 35 10 35 42 0 34-32 70-69 70-26 0-68-8-68-56 0-10 2-18 2-21 1-2 1-2 1-3 0-3-2-3-5-3-2 0-3 0-4 1s-23 89-23 90c0 2 2 5 4 5 3 0 3-1 7-6 7-8 13-14 20-22 16 22 43 28 65 28 52 0 98-52 98-100 0-26-14-39-19-45-9-8-14-11-50-19-7-3-22-6-25-7-11-3-24-14-24-35 0-31 32-64 68-64 32 0 55 16 55 59 0 12-1 20-1 22 1 1 0 4 4 4 5 0 5-1 7-8 7-28 13-56 20-84z"><text:p/></draw:path><draw:path draw:style-name="gr3" draw:text-style-name="P6" svg:width="0.0173in" svg:height="0.0453in" svg:x="0.4012in" svg:y="0.0925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1083in" svg:height="0.1031in" svg:x="0.4622in" svg:y="0.0043in" svg:viewBox="0 0 276 263" svg:d="M45 233c-3 14-4 18-35 18-7 0-10 0-10 7 0 5 3 5 10 5 46 0 92 0 138 0 61 0 107-45 107-84 0-27-23-49-60-54 40-7 81-36 81-72 0-29-25-53-73-53-42 0-86 0-129 0-7 0-11 0-11 8 0 4 3 4 11 4 1 0 7 0 14 0 8 1 11 1 11 7 0 1-1 2-2 7-18 70-34 138-52 207zM103 122c8-32 17-64 25-96 3-13 4-14 20-14 17 0 33 0 50 0 34 0 43 22 43 40 0 34-33 70-80 70-19 0-39 0-58 0zM87 251c-6 0-7 0-9 0-4 0-5-1-5-5 0-1 0-1 2-8 9-36 17-72 26-107 24 0 50 0 74 0 36 0 44 28 44 45 0 37-34 75-80 75-18 0-35 0-52 0z"><text:p/></draw:path><draw:path draw:style-name="gr3" draw:text-style-name="P6" svg:width="0.076in" svg:height="0.0874in" svg:x="0.6335in" svg:y="0.0268in" svg:viewBox="0 0 194 223" svg:d="M179 120c7 0 15 0 15-8s-8-7-15-7c-55 0-109 0-164 0 6-52 50-90 104-90 20 0 40 0 60 0 7 0 15 0 15-7 0-8-8-8-15-8-20 0-40 0-60 0-66 0-119 51-119 112 0 63 53 111 119 111 20 0 40 0 60 0 7 0 15 0 15-7 0-8-8-8-15-8-20 0-40 0-60 0-54 0-98-36-104-88 55 0 109 0 164 0z"><text:p/></draw:path><draw:path draw:style-name="gr3" draw:text-style-name="P6" svg:width="0.1031in" svg:height="0.1024in" svg:x="0.7681in" svg:y="0.0059in" svg:viewBox="0 0 263 261" svg:d="M155 26c3-9 4-13 10-14 3 0 15 0 24 0 39 0 56 1 56 31 0 6-1 21-3 32 0 1-1 5-1 6 0 3 1 6 4 6 5 0 6-3 7-9 3-22 6-45 10-67 0-2 1-5 1-7 0-4-5-4-11-4-72 0-143 0-215 0-8 0-8 0-12 8-7 23-15 45-23 68-1 2-2 5-2 7s2 4 4 4c5 0 5-2 7-9 21-59 31-66 88-66 5 0 10 0 15 0 11 0 11 1 11 5 0 2-1 6-2 7-17 68-34 138-52 206-3 14-4 19-46 19-13 0-15 0-15 7 0 5 4 5 6 5 10 0 21-1 31-1 11 0 23 0 33 0 11 0 22 0 32 0 12 0 23 1 34 1 5 0 9 0 9-8 0-4-3-4-13-4s-16 0-25 0c-11-2-15-4-15-9 1-2 0-2 2-8 17-68 35-137 51-206z"><text:p/></draw:path></draw:g></text:span><text:span text:style-name="T48"><text:s/>כך ש־</text:span><text:span text:style-name="T48"><draw:g text:anchor-type="as-char" svg:y="-0.1118in" draw:z-index="336" draw:name="Shape352" draw:style-name="gr1"><svg:title>TexMaths</svg:title><svg:desc>11§display§u = A \cap B§svg§600§FALSE§</svg:desc><draw:path draw:style-name="gr2" draw:text-style-name="P5" svg:width="0.672in" svg:height="0.0957in" svg:x="0.0031in" svg:y="0.0079in" svg:viewBox="0 0 1708 244" svg:d="M0 0c569 0 1139 0 1708 0 0 82 0 162 0 244-569 0-1139 0-1708 0 0-82 0-162 0-244z"><text:p/></draw:path><draw:path draw:style-name="gr3" draw:text-style-name="P6" svg:width="0.078in" svg:height="0.0677in" svg:x="-0.0004in" svg:y="0.0417in" svg:viewBox="0 0 199 173" svg:d="M124 148c5 15 18 25 34 25 15 0 24-9 29-21 7-13 12-36 12-37 0-4-3-4-4-4-5 0-5 1-6 7-5 22-13 46-29 46-8 0-13-4-13-17 0-7 6-26 8-39 3-14 8-29 11-42 1-5 6-20 7-26 2-9 6-23 6-26 0-6-5-10-12-10-1 0-12 0-14 14-8 27-25 96-30 115 0 2-15 31-44 31-20 0-24-16-24-29 0-23 11-52 21-80 5-11 7-16 7-24 0-17-13-31-31-31-38 0-52 55-52 60 0 3 3 2 4 3 5 0 5-1 7-7 10-34 24-48 40-48 3 0 8 1 8 13 0 9-4 21-6 26-14 38-22 62-22 81 0 35 26 45 47 45 25 0 40-18 46-25z"><text:p/></draw:path><draw:path draw:style-name="gr3" draw:text-style-name="P6" svg:width="0.1012in" svg:height="0.035in" svg:x="0.1331in" svg:y="0.0531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6" svg:width="0.1039in" svg:height="0.1079in" svg:x="0.2909in" svg:y="0in" svg:viewBox="0 0 265 275" svg:d="M55 230c-15 27-30 31-47 32-5 2-8 2-8 8 0 3 2 5 4 5 11 0 24-2 35-2 12 0 26 2 38 2 2 0 7 0 7-7 0-4-4-6-6-6-9 0-19-3-19-13 0-4 3-9 6-14 10-16 20-32 30-49 32 0 65 0 97 0 1 8 6 60 6 64 0 11-21 12-28 12-5 0-9 0-9 8 0 5 4 5 5 5 16 0 32-2 49-2 10 0 34 2 44 2 2 0 6 0 6-8 0-5-4-5-9-5-24 0-24-2-25-13-8-80-15-160-23-240-1-8-1-9-8-9-6 0-7 2-10 7-45 75-90 148-135 223zM102 174c26-42 51-85 76-127 5 42 8 85 12 127-29 0-58 0-88 0z"><text:p/></draw:path><draw:path draw:style-name="gr3" draw:text-style-name="P6" svg:width="0.0846in" svg:height="0.0933in" svg:x="0.4413in" svg:y="0.0177in" svg:viewBox="0 0 216 238" svg:d="M216 84c0-59-60-84-108-84-51 0-108 28-108 84 0 46 0 94 0 140 0 8 0 14 8 14 7 0 7-6 7-14 0-46 0-92 0-138 0-58 64-71 93-71 17 0 42 4 63 17 29 19 29 44 29 54 0 46 0 92 0 138 0 8 0 14 8 14s8-6 8-14c0-46 0-94 0-140z"><text:p/></draw:path><draw:path draw:style-name="gr3" draw:text-style-name="P6" svg:width="0.1083in" svg:height="0.1024in" svg:x="0.5748in" svg:y="0.0051in" svg:viewBox="0 0 276 261" svg:d="M46 232c-4 15-5 17-35 17-7 0-11 0-11 8 0 4 3 4 11 4 46 0 91 0 138 0 61 0 106-45 106-82 0-28-22-50-59-53 40-8 80-37 80-73 0-29-25-53-71-53-43 0-87 0-130 0-8 0-12 0-12 8 0 3 4 3 11 3 1 0 9 0 15 1 7 1 10 1 10 7 0 1 0 2-1 6-18 69-34 138-52 207zM105 121c7-32 15-64 23-95 4-14 4-15 21-15 16 0 34 0 50 0 34 0 42 23 42 40 0 34-33 70-80 70-19 0-38 0-56 0zM87 249c-6 0-7 0-9 0-3 0-4-1-4-3 0-1 0-2 1-9 9-35 19-72 27-107 25 0 49 0 73 0 37 0 44 28 44 44 0 39-34 75-79 75-18 0-35 0-53 0z"><text:p/></draw:path></draw:g></text:span><text:span text:style-name="T48">. נשים לב שטענה זו מתקיימת כי </text:span><text:span text:style-name="T48"><draw:g text:anchor-type="as-char" svg:y="-0.1071in" draw:z-index="337" draw:name="Shape353" draw:style-name="gr1"><svg:title>TexMaths</svg:title><svg:desc>11§display§s \in S \land t \in T§svg§600§FALSE§</svg:desc><draw:path draw:style-name="gr2" draw:text-style-name="P5" svg:width="0.8606in" svg:height="0.0972in" svg:x="0in" svg:y="0.0071in" svg:viewBox="0 0 2187 248" svg:d="M1094 248c-365 0-730 0-1094 0 0-83 0-165 0-248 729 0 1458 0 2187 0 0 83 0 165 0 248-364 0-729 0-1093 0z"><text:p/></draw:path><draw:path draw:style-name="gr3" draw:text-style-name="P6" svg:width="0.0559in" svg:height="0.0685in" svg:x="0in" svg:y="0.0398in" svg:viewBox="0 0 143 175" svg:d="M132 26c-11 0-19 9-19 18 0 6 5 11 12 11 9 0 18-7 18-22 0-16-16-33-46-33-51 0-65 40-65 56 0 31 29 37 40 39 19 3 39 7 39 28 0 11-9 43-55 43-5 0-35 0-44-21 14 3 24-8 24-19 0-9-5-14-14-14-10 0-22 8-22 26 0 22 23 37 56 37 63 0 77-47 77-64 0-14-6-24-12-28-10-11-21-13-38-17-14-2-29-5-29-23 0-11 9-34 43-34 10 0 28 2 35 17z"><text:p/></draw:path><draw:path draw:style-name="gr3" draw:text-style-name="P6" svg:width="0.0756in" svg:height="0.0878in" svg:x="0.1185in" svg:y="0.0252in" svg:viewBox="0 0 193 224" svg:d="M179 119c7 0 14 0 14-8 0-7-7-7-14-7-55 0-109 0-164 0 5-52 50-89 104-89 20 0 41 0 60 0 7 0 14 0 14-7 0-8-7-8-14-8-21 0-40 0-61 0-66 0-118 50-118 111 0 62 52 113 118 113 21 0 40 0 61 0 7 0 14 0 14-8s-7-8-14-8c-19 0-40 0-60 0-54 0-99-37-104-89 55 0 109 0 164 0z"><text:p/></draw:path><draw:path draw:style-name="gr3" draw:text-style-name="P6" svg:width="0.0898in" svg:height="0.1102in" svg:x="0.2579in" svg:y="0in" svg:viewBox="0 0 229 281" svg:d="M229 4c0-1-1-4-5-4-2 0-2 1-6 6-7 7-12 14-19 22-10-18-31-28-55-28-49 0-96 44-96 91 0 31 20 49 40 54 14 4 28 8 42 11 14 4 35 10 35 41 0 35-32 72-69 72-24 0-67-9-67-56 0-10 1-19 2-21 0-3 0-3 0-4 0-3-2-4-5-4-2 0-2 1-3 2-2 1-23 89-23 90 0 3 1 5 3 5 3 0 3-1 8-7 7-7 12-14 19-22 16 23 43 29 65 29 52 0 99-52 99-99 0-28-14-40-20-45-9-9-14-11-49-20-8-2-23-6-26-7-10-3-23-14-23-35 0-31 31-64 67-64 32 0 56 17 56 59 0 13-2 20-2 23 2 1 0 3 5 3 4 0 4-1 6-8 7-27 14-56 21-84z"><text:p/></draw:path><draw:path draw:style-name="gr3" draw:text-style-name="P6" svg:width="0.0846in" svg:height="0.0937in" svg:x="0.3937in" svg:y="0.0161in" svg:viewBox="0 0 216 239" svg:d="M117 8c-4-7-6-8-9-8-6 0-7 2-9 8-32 71-64 144-96 216-2 4-3 5-3 7 0 4 3 8 8 8 3 0 6-1 9-9 30-68 60-135 91-204 31 69 60 136 91 204 3 9 7 9 9 9 3 0 8-4 8-8 0-1 0-2-3-6-31-73-64-145-96-217z"><text:p/></draw:path><draw:path draw:style-name="gr3" draw:text-style-name="P6" svg:width="0.0465in" svg:height="0.0965in" svg:x="0.524in" svg:y="0.0122in" svg:viewBox="0 0 119 246" svg:d="M72 87c12 0 24 0 36 0 8 0 11 0 11-8 0-4-3-4-11-4-11 0-23 0-34 0 14-55 16-63 16-65 0-7-4-10-11-10-1 0-12 0-15 13-6 21-10 41-16 62-12 0-24 0-36 0-8 0-12 0-12 8 0 4 3 4 11 4 11 0 23 0 34 0-27 109-30 116-30 122 0 21 16 37 37 37 39 0 61-57 61-60 0-4-3-4-5-4-3 0-3 1-6 5-16 41-37 50-50 50-8 0-11-6-11-18 0-10 0-12 2-19 10-37 19-76 29-113z"><text:p/></draw:path><draw:path draw:style-name="gr3" draw:text-style-name="P6" svg:width="0.0756in" svg:height="0.0878in" svg:x="0.6307in" svg:y="0.0252in" svg:viewBox="0 0 193 224" svg:d="M179 119c7 0 14 0 14-8 0-7-7-7-14-7-55 0-109 0-164 0 5-52 50-89 104-89 20 0 41 0 60 0 7 0 14 0 14-7 0-8-7-8-14-8-19 0-40 0-60 0-66 0-119 50-119 111 0 62 53 113 119 113 20 0 41 0 60 0 7 0 14 0 14-8s-7-8-14-8c-19 0-40 0-60 0-54 0-99-37-104-89 55 0 109 0 164 0z"><text:p/></draw:path><draw:path draw:style-name="gr3" draw:text-style-name="P6" svg:width="0.1031in" svg:height="0.1024in" svg:x="0.7654in" svg:y="0.0043in" svg:viewBox="0 0 263 261" svg:d="M155 26c3-9 5-12 10-13 3-1 15-1 24-1 39 0 56 1 56 32 0 6-1 20-3 30 0 2-1 6-1 7 0 3 1 6 4 6 5 0 6-3 7-9 3-22 7-45 10-67 0-2 1-5 1-7 0-4-4-4-11-4-72 0-143 0-215 0-8 0-8 0-12 8-7 23-15 45-23 68-1 2-2 5-2 7s2 4 4 4c5 0 5-2 7-9 21-59 31-66 88-66 6 0 10 0 15 0 11 0 11 1 11 5 0 2-1 6-2 7-17 69-34 138-51 206-4 14-5 19-47 19-13 0-15 0-15 8 0 4 4 4 7 4 9 0 20-1 30-1 11 0 22 0 33 0s22 0 32 0c12 0 23 1 34 1 5 0 9 0 9-8 0-4-3-4-13-4s-15 0-25-1c-11-1-15-2-15-8 0-1 0-3 3-9 16-68 34-136 50-205z"><text:p/></draw:path></draw:g></text:span><text:span text:style-name="T48">. סה"כ </text:span><text:span text:style-name="T48"><draw:g text:anchor-type="as-char" svg:y="-0.1035in" draw:z-index="338" draw:name="Shape354" draw:style-name="gr1"><svg:title>TexMaths</svg:title><svg:desc>11§display§u \in U§svg§600§FALSE§</svg:desc><draw:path draw:style-name="gr2" draw:text-style-name="P5" svg:width="0.372in" svg:height="0.0933in" svg:x="0.0031in" svg:y="0.0063in" svg:viewBox="0 0 946 238" svg:d="M474 238c-158 0-316 0-474 0 0-79 0-159 0-238 316 0 630 0 946 0 0 79 0 159 0 238-158 0-315 0-472 0z"><text:p/></draw:path><draw:path draw:style-name="gr3" draw:text-style-name="P6" svg:width="0.078in" svg:height="0.0677in" svg:x="-0.0004in" svg:y="0.0358in" svg:viewBox="0 0 199 173" svg:d="M124 148c5 16 18 25 34 25 15 0 23-8 29-20 7-14 8-26 12-38 0-4-3-4-4-4-5 0-5 2-6 6-5 22-13 48-30 48-7 0-12-6-12-17 0-9 6-26 8-40 3-15 8-29 11-42 1-6 6-20 7-25 2-10 6-25 6-27 0-6-5-10-12-10-1 0-12 0-14 14-8 27-24 95-30 115 0 2-15 32-44 32-20 0-23-17-23-31 0-21 10-52 21-78 4-12 5-18 5-25 0-17-12-31-30-31-38 0-52 56-52 59 0 4 4 4 5 4 4 0 4 0 6-7 10-34 24-48 40-48 3 0 8 1 8 13 0 9-3 21-6 26-15 39-22 62-22 81 0 36 26 45 47 45 25 0 40-17 46-25z"><text:p/></draw:path><draw:path draw:style-name="gr3" draw:text-style-name="P6" svg:width="0.0752in" svg:height="0.0874in" svg:x="0.1374in" svg:y="0.0209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6" svg:width="0.1047in" svg:height="0.1059in" svg:x="0.278in" svg:y="-0.0004in" svg:viewBox="0 0 267 270" svg:d="M219 41c3-16 11-28 42-29 2 0 6 0 6-8-2-1 0-4-5-4-12 0-27 1-40 1s-26-1-39-1c-3 0-7 0-7 8 0 4 3 4 7 4 22 0 26 9 26 18 0 1-1 6-1 7-12 45-24 91-35 136-14 52-58 86-96 86-26 0-47-17-47-50 0-1 0-14 4-30 12-49 25-100 37-149 4-14 5-18 32-18 10 0 14 0 14-8 0-4-5-4-6-4-10 0-38 1-49 1s-39-1-50-1c-3 0-8 0-8 8 0 4 5 4 11 4 1 0 9 0 16 1 6 0 10 1 10 6 0 2-5 18-7 27-3 11-5 22-9 34-3 16-22 87-23 95-2 11-2 16-2 22 0 47 35 73 75 73 49 0 97-43 110-93 11-45 22-91 34-136z"><text:p/></draw:path></draw:g></text:span><text:span text:style-name="T48">. עתה, נוכיח </text:span><text:span text:style-name="T48"><draw:g text:anchor-type="as-char" svg:y="-0.1335in" draw:z-index="339" draw:name="Shape355" draw:style-name="gr1"><svg:title>TexMaths</svg:title><svg:desc>11§display§x \in u^2§svg§600§FALSE§</svg:desc><draw:path draw:style-name="gr2" draw:text-style-name="P5" svg:width="0.3969in" svg:height="0.1228in" svg:x="0.0031in" svg:y="0.0071in" svg:viewBox="0 0 1009 313" svg:d="M504 313c-168 0-336 0-504 0 0-104 0-209 0-313 336 0 673 0 1009 0 0 104 0 209 0 313-168 0-336 0-505 0z"><text:p/></draw:path><draw:path draw:style-name="gr3" draw:text-style-name="P6" svg:width="0.0752in" svg:height="0.0685in" svg:x="-0.0004in" svg:y="0.0661in" svg:viewBox="0 0 192 175" svg:d="M118 54c3-10 12-45 38-45 2 0 11 0 20 4-11 2-19 12-19 21 0 7 5 13 14 13s21-6 21-22c0-20-23-25-35-25-23 0-36 20-40 30-10-27-31-30-42-30-41 0-63 49-63 59 0 4 3 3 4 4 4 0 5 0 6-4 13-41 38-50 52-50 7 0 21 3 21 25 0 12-7 37-21 91-7 24-20 41-37 41-2 0-11 0-19-6 9-1 18-9 18-20 0-10-9-14-14-14-12 0-22 10-22 23 0 18 20 26 36 26 27 0 40-28 41-30 4 14 19 30 42 30 39 0 61-51 61-60 0-4-3-4-4-4-3 0-5 2-5 4-13 42-39 51-51 51-16 0-21-12-21-25 0-9 2-18 7-34 4-18 7-36 12-53z"><text:p/></draw:path><draw:path draw:style-name="gr3" draw:text-style-name="P6" svg:width="0.0756in" svg:height="0.087in" svg:x="0.137in" svg:y="0.0512in" svg:viewBox="0 0 193 222" svg:d="M180 119c7 0 13 0 13-8s-6-8-13-8c-55 0-109 0-164 0 5-51 49-88 104-88 20 0 40 0 60 0 7 0 13 0 13-7 0-8-6-8-13-8-21 0-40 0-61 0-66 0-119 49-119 111s53 111 119 111c21 0 40 0 61 0 7 0 13 0 13-8 0-7-6-7-13-7-20 0-40 0-60 0-55 0-99-37-104-88 55 0 109 0 164 0z"><text:p/></draw:path><draw:path draw:style-name="gr3" draw:text-style-name="P6" svg:width="0.0776in" svg:height="0.0685in" svg:x="0.2717in" svg:y="0.0661in" svg:viewBox="0 0 198 175" svg:d="M124 148c3 17 18 27 34 27 13 0 22-9 29-22 6-13 6-26 11-38 0-4-3-4-5-4-3 0-4 2-5 7-6 22-12 48-29 48-7 0-12-6-12-18 0-8 5-26 8-40 3-15 8-28 11-41 1-7 4-21 7-26 2-9 5-25 5-27 0-6-5-10-11-10-2 0-12 0-15 14-7 28-25 95-29 115 0 2-15 33-44 33-20 0-24-18-24-32 0-21 11-52 21-78 4-12 6-18 6-24 0-18-12-32-31-32-37 0-51 56-51 59 0 4 3 4 4 4 5 0 5 0 7-7 10-33 24-47 38-47 4 0 10 0 10 12 0 10-4 21-6 26-15 39-22 62-22 82 0 36 26 46 47 46 25 0 40-18 46-27z"><text:p/></draw:path><draw:path draw:style-name="gr3" draw:text-style-name="P6" svg:width="0.0469in" svg:height="0.0701in" svg:x="0.361in" svg:y="0in" svg:viewBox="0 0 120 179" svg:d="M120 130c-3 0-7 0-10 0 0 6-3 22-7 25-2 1-23 1-26 1-17 0-33 0-50 0 28-25 38-32 54-45 20-15 39-33 39-58 0-33-29-53-64-53-33 0-56 24-56 48 0 15 12 16 14 16 7 0 15-5 15-15 0-5-2-14-16-14 8-20 27-25 40-25 26 0 40 21 40 43 0 23-16 42-25 51-22 21-43 43-65 65-3 2-3 2-3 10 37 0 74 0 111 0 3-16 6-33 9-49z"><text:p/></draw:path></draw:g></text:span><text:span text:style-name="T48">. משום ש־</text:span><text:span text:style-name="T48"><draw:g text:anchor-type="as-char" svg:y="-0.1335in" draw:z-index="340" draw:name="Shape356" draw:style-name="gr1"><svg:title>TexMaths</svg:title><svg:desc>11§display§x \in s^2 \land x \in t^2§svg§600§FALSE§</svg:desc><draw:path draw:style-name="gr2" draw:text-style-name="P5" svg:width="0.9465in" svg:height="0.1228in" svg:x="0.0031in" svg:y="0.0071in" svg:viewBox="0 0 2405 313" svg:d="M1203 313c-401 0-802 0-1203 0 0-104 0-209 0-313 802 0 1603 0 2405 0 0 104 0 209 0 313-400 0-802 0-1202 0z"><text:p/></draw:path><draw:path draw:style-name="gr3" draw:text-style-name="P6" svg:width="0.0752in" svg:height="0.0685in" svg:x="-0.0004in" svg:y="0.0661in" svg:viewBox="0 0 192 175" svg:d="M119 54c2-10 11-45 37-45 2 0 11 0 20 4-11 2-19 12-19 21 0 7 5 13 15 13 8 0 20-6 20-22 0-20-22-25-35-25-23 0-36 20-40 30-10-27-31-30-42-30-41 0-63 49-63 59 0 4 4 4 6 4s3 0 4-4c13-41 38-50 52-50 7 0 21 3 21 25 0 12-7 37-21 91-6 24-20 41-37 41-2 0-11 0-19-6 9-1 18-9 18-20 0-10-9-14-14-14-12 0-22 10-22 23 0 18 20 26 36 26 27 0 40-28 41-30 5 14 19 30 42 30 39 0 61-51 61-60 0-4-3-4-4-4-3 0-4 2-4 4-14 42-40 51-52 51-16 0-21-12-21-25 0-9 2-18 7-34 4-18 8-36 13-53z"><text:p/></draw:path><draw:path draw:style-name="gr3" draw:text-style-name="P6" svg:width="0.0752in" svg:height="0.087in" svg:x="0.1374in" svg:y="0.0512in" svg:viewBox="0 0 192 222" svg:d="M179 119c7 0 13 0 13-8s-6-8-13-8c-55 0-109 0-164 0 5-51 50-88 104-88 20 0 40 0 60 0 7 0 13 0 13-7 0-8-6-8-13-8-20 0-40 0-60 0-67 0-119 49-119 111s52 111 119 111c20 0 40 0 60 0 7 0 13 0 13-8 0-7-6-7-13-7-20 0-40 0-60 0-54 0-99-37-104-88 55 0 109 0 164 0z"><text:p/></draw:path><draw:path draw:style-name="gr3" draw:text-style-name="P6" svg:width="0.0555in" svg:height="0.0685in" svg:x="0.2764in" svg:y="0.0661in" svg:viewBox="0 0 142 175" svg:d="M131 26c-11 0-19 9-19 17 0 5 3 12 12 12 8 0 18-7 18-22 0-18-17-33-46-33-51 0-65 40-65 56 0 30 28 36 39 39 20 3 40 7 40 28 0 10-9 43-55 43-6 0-35 0-44-21 14 2 24-9 24-20 0-9-5-13-14-13-10 0-21 8-21 25 0 22 22 38 55 38 63 0 77-48 77-65 0-13-7-23-12-28-10-11-21-13-39-16-13-3-28-6-28-23 0-11 9-34 43-34 10 0 28 2 35 17z"><text:p/></draw:path><draw:path draw:style-name="gr3" draw:text-style-name="P6" svg:width="0.0469in" svg:height="0.0701in" svg:x="0.3461in" svg:y="0in" svg:viewBox="0 0 120 179" svg:d="M120 130c-3 0-6 0-9 0-1 6-3 22-8 25-2 1-23 1-26 1-17 0-33 0-50 0 29-25 38-32 54-45 20-15 39-33 39-58 0-33-29-53-63-53s-57 24-57 48c0 15 12 16 14 16 7 0 15-5 15-15 0-5-2-14-16-14 9-20 27-25 40-25 26 0 40 21 40 43 0 23-16 42-25 51-22 21-43 43-65 65-3 2-3 2-3 10 37 0 75 0 112 0 2-16 6-33 8-49z"><text:p/></draw:path><draw:path draw:style-name="gr3" draw:text-style-name="P6" svg:width="0.0839in" svg:height="0.0933in" svg:x="0.45in" svg:y="0.0421in" svg:viewBox="0 0 214 238" svg:d="M117 9c-4-7-6-9-10-9-5 0-6 3-8 9-32 71-65 143-97 213-2 5-2 7-2 8 0 4 3 8 8 8 2 0 5-1 8-8 30-67 61-135 91-204 30 69 60 137 91 204 3 8 8 8 9 8 4 0 7-4 7-8-1-1 0-1-2-6-32-71-64-144-95-215z"><text:p/></draw:path><draw:path draw:style-name="gr3" draw:text-style-name="P6" svg:width="0.0752in" svg:height="0.0685in" svg:x="0.5807in" svg:y="0.0661in" svg:viewBox="0 0 192 175" svg:d="M118 54c2-10 11-45 38-45 2 0 11 0 19 4-10 2-18 12-18 21 0 7 4 13 15 13 8 0 20-6 20-22 0-20-23-25-36-25-22 0-35 20-41 30-8-27-29-30-41-30-40 0-62 49-62 59 0 4 3 4 4 4 4 0 5 0 6-4 13-41 38-50 52-50 6 0 21 3 21 25 0 12-7 37-21 91-7 24-20 41-38 41-2 0-11 0-18-6 9-1 17-9 17-20 0-10-8-14-14-14-11 0-21 10-21 23 0 18 19 26 36 26 26 0 40-28 41-30 4 14 19 30 42 30 39 0 61-51 61-60 0-4-3-4-4-4-3 0-4 2-6 4-12 42-38 51-51 51-15 0-21-12-21-25 0-9 2-18 6-34 5-18 9-36 14-53z"><text:p/></draw:path><draw:path draw:style-name="gr3" draw:text-style-name="P6" svg:width="0.076in" svg:height="0.087in" svg:x="0.7181in" svg:y="0.0512in" svg:viewBox="0 0 194 222" svg:d="M180 119c7 0 14 0 14-8s-7-8-14-8c-55 0-109 0-164 0 5-51 49-88 104-88 20 0 41 0 60 0 7 0 14 0 14-7 0-8-7-8-14-8-21 0-40 0-61 0-66 0-119 49-119 111s53 111 119 111c21 0 40 0 61 0 7 0 14 0 14-8 0-7-7-7-14-7-19 0-40 0-60 0-55 0-99-37-104-88 55 0 109 0 164 0z"><text:p/></draw:path><draw:path draw:style-name="gr3" draw:text-style-name="P6" svg:width="0.0465in" svg:height="0.0961in" svg:x="0.8528in" svg:y="0.0366in" svg:viewBox="0 0 119 245" svg:d="M70 88c12 0 25 0 37 0 7 0 12 0 12-8 0-4-5-4-11-4-11 0-23 0-34 0 14-55 15-63 15-65 0-7-4-11-11-11-1 0-12 1-15 14-6 21-10 41-16 62-12 0-24 0-36 0-8 0-11 0-11 6s3 6 11 6c11 0 23 0 34 0-29 108-30 114-30 121 0 21 15 36 36 36 39 0 61-56 61-58 0-5-3-5-4-5-4 0-5 2-6 6-17 39-37 48-50 48-8 0-12-5-12-17 0-10 1-12 2-19 10-37 18-75 28-112z"><text:p/></draw:path><draw:path draw:style-name="gr3" draw:text-style-name="P6" svg:width="0.0469in" svg:height="0.0701in" svg:x="0.9106in" svg:y="0in" svg:viewBox="0 0 120 179" svg:d="M120 130c-3 0-7 0-10 0 0 6-3 22-7 25-2 1-23 1-26 1-17 0-34 0-51 0 29-25 39-32 55-45 20-15 39-33 39-58 0-33-29-53-64-53-33 0-56 24-56 48 0 15 12 16 14 16 7 0 15-5 15-15 0-5-3-14-16-14 8-20 27-25 40-25 26 0 40 21 40 43 0 23-16 42-25 51-22 21-43 43-65 65-3 2-3 2-3 10 37 0 74 0 111 0 3-16 6-33 9-49z"><text:p/></draw:path></draw:g></text:span><text:span text:style-name="T48">, אזי </text:span><text:span text:style-name="T48"><draw:g text:anchor-type="as-char" svg:y="-0.1047in" draw:z-index="341" draw:name="Shape357" draw:style-name="gr1"><svg:title>TexMaths</svg:title><svg:desc>11§display§a \in s, t \land b \in s, t§svg§600§FALSE§</svg:desc><draw:path draw:style-name="gr2" draw:text-style-name="P5" svg:width="1.0531in" svg:height="0.1185in" svg:x="0.0016in" svg:y="0.0079in" svg:viewBox="0 0 2676 302" svg:d="M1339 302c-447 0-892 0-1339 0 0-100 0-202 0-302 892 0 1784 0 2676 0 0 100 0 202 0 302-445 0-892 0-1337 0z"><text:p/></draw:path><draw:path draw:style-name="gr3" draw:text-style-name="P6" svg:width="0.0693in" svg:height="0.0685in" svg:x="-0.0004in" svg:y="0.0382in" svg:viewBox="0 0 177 175" svg:d="M129 25c-7-14-18-25-36-25-45 0-93 57-93 114 0 36 22 61 52 61 7 0 27-1 50-28 2 16 17 28 35 28 14 0 22-8 29-21 7-14 11-37 11-38 0-4-3-4-4-4-5 0-5 2-6 7-6 25-13 48-30 48-9 0-11-10-11-18s0-11 5-29c4-15 5-20 9-34 4-19 10-36 14-54 2-11 2-12 2-13 0-7-4-11-11-11-9 0-15 9-16 17zM103 126c-1 6-1 7-7 14-17 21-32 27-43 27-20 0-26-21-26-37 0-19 13-66 22-84 11-23 29-37 44-37 26 0 31 32 31 34s-1 4-1 7c-6 25-13 50-20 76z"><text:p/></draw:path><draw:path draw:style-name="gr3" draw:text-style-name="P6" svg:width="0.0752in" svg:height="0.0874in" svg:x="0.1291in" svg:y="0.0232in" svg:viewBox="0 0 192 223" svg:d="M179 120c7 0 13 0 13-8 0-7-6-7-13-7-55 0-109 0-164 0 5-52 50-90 104-90 20 0 40 0 60 0 7 0 13 0 13-7 0-8-6-8-13-8-21 0-40 0-61 0-66 0-118 51-118 112 0 62 52 111 118 111 21 0 40 0 61 0 7 0 13 0 13-8s-6-8-13-8c-20 0-40 0-60 0-54 0-99-35-104-87 55 0 109 0 164 0z"><text:p/></draw:path><draw:path draw:style-name="gr3" draw:text-style-name="P6" svg:width="0.0559in" svg:height="0.0685in" svg:x="0.2677in" svg:y="0.0382in" svg:viewBox="0 0 143 175" svg:d="M132 26c-11 2-19 9-19 18 0 6 4 11 12 11s18-6 18-21c0-17-17-34-46-34-51 0-65 40-65 57 0 30 28 36 39 38 20 4 40 9 40 30 0 10-9 42-55 42-5 0-35 0-44-20 14 2 24-10 24-21 0-9-5-14-14-14-10 0-22 8-22 26 0 22 22 37 56 37 63 0 77-46 77-64 0-14-7-23-12-28-10-10-21-12-39-16-13-3-28-6-28-23 0-11 9-35 43-35 10 0 28 3 35 17z"><text:p/></draw:path><draw:path draw:style-name="gr3" draw:text-style-name="P6" svg:width="0.0173in" svg:height="0.0453in" svg:x="0.3445in" svg:y="0.0902in" svg:viewBox="0 0 45 116" svg:d="M45 41c0-26-10-41-24-41-13 0-21 10-21 21 0 10 8 20 21 20 4 0 9-1 13-5 1-1 1-1 2-1 0 2 0 0 0 6 0 28-13 52-25 64-4 4-4 5-4 6 0 3 1 5 3 5 4 0 35-30 35-75z"><text:p/></draw:path><draw:path draw:style-name="gr3" draw:text-style-name="P6" svg:width="0.0465in" svg:height="0.0961in" svg:x="0.4024in" svg:y="0.0102in" svg:viewBox="0 0 119 245" svg:d="M70 87c12 0 25 0 37 0 7 0 12 0 12-8 0-4-5-4-11-4-11 0-23 0-34 0 14-54 16-62 16-65 0-7-5-10-12-10-1 0-12 0-15 14-5 20-10 41-15 61-12 0-24 0-36 0-8 0-12 0-12 8 0 4 3 4 11 4 11 0 23 0 34 0-29 109-30 116-30 123 0 20 15 35 36 35 39 0 61-56 61-59s-3-3-4-3c-4 0-4 1-6 4-16 40-37 49-50 49-8 0-12-4-12-18 0-8 1-12 2-18 10-38 18-75 28-113z"><text:p/></draw:path><draw:path draw:style-name="gr3" draw:text-style-name="P6" svg:width="0.0839in" svg:height="0.0933in" svg:x="0.4961in" svg:y="0.0146in" svg:viewBox="0 0 214 238" svg:d="M117 8c-4-7-6-8-9-8-6 0-7 2-9 8-32 71-64 143-96 215-2 4-3 5-3 7 0 5 3 8 8 8 3 0 5-1 8-8 31-67 61-135 92-204 29 69 60 137 90 204 4 8 8 8 9 8 4 0 7-3 7-8 0-1 0-1-2-6-32-72-64-145-95-216z"><text:p/></draw:path><draw:path draw:style-name="gr3" draw:text-style-name="P6" svg:width="0.0555in" svg:height="0.1063in" svg:x="0.6299in" svg:y="0in" svg:viewBox="0 0 142 271" svg:d="M74 4c-3-1 0-4-6-4-9 0-36 3-46 4-3 0-8 0-8 8 0 5 4 5 9 5 19 0 20 2 20 6 0 2-3 16-6 24-11 42-21 84-32 126-4 18-5 24-5 38 0 36 20 60 48 60 47 0 94-57 94-112 0-34-21-62-52-62-17 0-33 12-45 23 10-38 19-77 29-116zM37 150c3-8 3-9 6-13 19-26 36-31 46-31 14 0 25 12 25 36 0 23-13 66-19 81-14 26-31 39-47 39-13 0-25-9-25-38 0-8 0-14 6-38 3-12 5-24 8-36z"><text:p/></draw:path><draw:path draw:style-name="gr3" draw:text-style-name="P6" svg:width="0.0752in" svg:height="0.0874in" svg:x="0.7429in" svg:y="0.0232in" svg:viewBox="0 0 192 223" svg:d="M179 120c7 0 13 0 13-8 0-7-6-7-13-7-55 0-109 0-164 0 5-52 50-90 104-90 20 0 40 0 60 0 7 0 13 0 13-7 0-8-6-8-13-8-21 0-40 0-61 0-66 0-118 51-118 112 0 62 52 111 118 111 21 0 40 0 61 0 7 0 13 0 13-8s-6-8-13-8c-20 0-40 0-60 0-54 0-99-35-104-87 55 0 109 0 164 0z"><text:p/></draw:path><draw:path draw:style-name="gr3" draw:text-style-name="P6" svg:width="0.0559in" svg:height="0.0685in" svg:x="0.8815in" svg:y="0.0382in" svg:viewBox="0 0 143 175" svg:d="M131 26c-10 2-18 9-18 18 0 6 2 11 11 11 8 0 19-6 19-21 0-17-17-34-46-34-52 0-66 40-66 57 0 30 28 36 40 38 20 4 40 9 40 30 0 10-9 42-55 42-5 0-35 0-44-20 14 2 24-10 24-21 0-9-6-14-14-14-10 0-22 8-22 26 0 22 22 37 56 37 63 0 77-46 77-64 0-14-7-23-12-28-10-10-21-12-39-16-13-3-29-6-29-23 0-11 10-35 44-35 10 0 28 3 34 17z"><text:p/></draw:path><draw:path draw:style-name="gr3" draw:text-style-name="P6" svg:width="0.0173in" svg:height="0.0453in" svg:x="0.9579in" svg:y="0.0902in" svg:viewBox="0 0 45 116" svg:d="M45 41c0-26-10-41-24-41-13 0-21 10-21 21 0 10 8 20 21 20 4 0 9-1 13-5 1-1 1-1 2-1 0 2 0 0 0 6 0 28-13 51-26 64-5 3-3 5-3 6 0 3 1 5 3 5 4 0 35-30 35-75z"><text:p/></draw:path><draw:path draw:style-name="gr3" draw:text-style-name="P6" svg:width="0.0465in" svg:height="0.0961in" svg:x="1.0161in" svg:y="0.0102in" svg:viewBox="0 0 119 245" svg:d="M70 87c12 0 25 0 37 0 7 0 12 0 12-8 0-4-5-4-11-4-11 0-23 0-34 0 14-54 15-62 15-65 0-7-4-10-11-10-1 0-12 0-15 14-5 20-10 41-15 61-12 0-25 0-37 0-8 0-11 0-11 8 0 4 3 4 11 4 11 0 23 0 34 0-29 109-30 116-30 123 0 20 15 35 36 35 39 0 61-56 61-59s-3-3-4-3c-4 0-5 1-6 4-16 40-37 49-50 49-8 0-12-4-12-18 0-8 1-12 2-18 10-38 18-75 28-113z"><text:p/></draw:path></draw:g></text:span><text:span text:style-name="T48"><text:s/>וסה"כ </text:span><text:span text:style-name="T48"><draw:g text:anchor-type="as-char" svg:y="-0.1047in" draw:z-index="342" draw:name="Shape358" draw:style-name="gr1"><svg:title>TexMaths</svg:title><svg:desc>11§display§a, b \in s \cap t = u§svg§600§FALSE§</svg:desc><draw:path draw:style-name="gr2" draw:text-style-name="P5" svg:width="0.9634in" svg:height="0.1185in" svg:x="0.0016in" svg:y="0.0079in" svg:viewBox="0 0 2448 302" svg:d="M1225 302c-409 0-817 0-1225 0 0-100 0-202 0-302 816 0 1632 0 2448 0 0 100 0 202 0 302-408 0-816 0-1223 0z"><text:p/></draw:path><draw:path draw:style-name="gr3" draw:text-style-name="P6" svg:width="0.0693in" svg:height="0.0685in" svg:x="-0.0004in" svg:y="0.0382in" svg:viewBox="0 0 177 175" svg:d="M129 25c-7-14-18-25-36-25-45 0-93 57-93 114 0 36 22 61 52 61 7 0 27-1 50-28 2 16 17 28 35 28 14 0 22-8 29-21 7-14 11-37 11-38 0-4-3-4-4-4-5 0-5 2-6 7-6 25-13 48-30 48-9 0-11-10-11-18s0-11 5-29c4-15 5-20 9-34 4-19 10-36 14-54 2-11 2-12 2-13 0-7-4-11-11-11-9 0-15 9-16 17zM103 126c-1 6-1 7-7 14-17 21-32 27-43 27-20 0-26-21-26-37 0-19 13-66 22-84 11-23 29-37 44-37 26 0 31 32 31 34s-1 4-1 7c-6 25-13 50-20 76z"><text:p/></draw:path><draw:path draw:style-name="gr3" draw:text-style-name="P6" svg:width="0.0173in" svg:height="0.0453in" svg:x="0.087in" svg:y="0.0902in" svg:viewBox="0 0 45 116" svg:d="M45 41c0-26-10-41-24-41-13 0-21 10-21 21 0 10 8 20 21 20 4 0 9-1 13-5 1-1 1-1 2-1 0 2 0 0 0 6 0 28-13 52-25 64-4 4-4 5-4 6 0 3 1 5 3 5 4 0 35-30 35-75z"><text:p/></draw:path><draw:path draw:style-name="gr3" draw:text-style-name="P6" svg:width="0.0559in" svg:height="0.1063in" svg:x="0.1484in" svg:y="0in" svg:viewBox="0 0 143 271" svg:d="M75 4c-2-1 0-4-6-4-9 0-36 3-46 4-3 0-8 0-8 8 0 5 4 5 9 5 19 0 20 2 20 6 0 2-3 16-6 24-11 42-20 84-31 126-5 18-7 24-7 38 0 36 21 60 49 60 47 0 94-57 94-112 0-34-21-62-52-62-17 0-34 12-45 23 10-38 19-77 29-116zM38 150c3-8 3-9 6-13 19-26 36-31 46-31 14 0 24 12 24 36 0 23-12 66-18 81-14 26-31 39-47 39-13 0-25-9-25-38 0-8 0-14 6-38 3-12 5-24 8-36z"><text:p/></draw:path><draw:path draw:style-name="gr3" draw:text-style-name="P6" svg:width="0.076in" svg:height="0.0874in" svg:x="0.2614in" svg:y="0.0232in" svg:viewBox="0 0 194 223" svg:d="M180 120c7 0 14 0 14-8 0-7-7-7-14-7-55 0-109 0-164 0 5-52 49-90 104-90 20 0 41 0 60 0 7 0 14 0 14-7 0-8-7-8-14-8-21 0-40 0-61 0-66 0-119 51-119 112 0 62 53 111 119 111 21 0 40 0 61 0 7 0 14 0 14-8s-7-8-14-8c-19 0-40 0-60 0-55 0-99-35-104-87 55 0 109 0 164 0z"><text:p/></draw:path><draw:path draw:style-name="gr3" draw:text-style-name="P6" svg:width="0.0559in" svg:height="0.0685in" svg:x="0.4004in" svg:y="0.0382in" svg:viewBox="0 0 143 175" svg:d="M131 26c-10 2-19 9-19 18 0 6 3 11 12 11 8 0 19-6 19-21 0-17-18-34-46-34-52 0-66 40-66 57 0 30 28 36 40 38 20 4 40 9 40 30 0 10-9 42-55 42-5 0-35 0-44-20 14 2 24-10 24-21 0-9-6-14-14-14-10 0-22 8-22 26 0 22 22 37 55 37 63 0 78-46 78-64 0-14-8-23-12-28-10-10-21-12-39-16-14-3-29-6-29-23 0-11 10-35 44-35 10 0 28 3 34 17z"><text:p/></draw:path><draw:path draw:style-name="gr3" draw:text-style-name="P6" svg:width="0.0839in" svg:height="0.0933in" svg:x="0.5059in" svg:y="0.0146in" svg:viewBox="0 0 214 238" svg:d="M214 84c0-59-58-84-106-84-51 0-108 26-108 84 0 46 0 94 0 140 0 8 0 14 8 14 7 0 7-6 7-14 0-45 0-92 0-138 0-58 63-71 93-71 16 0 42 4 61 17 30 19 30 43 30 54 0 46 0 93 0 138 0 8 0 14 8 14 7 0 7-6 7-14 0-46 0-94 0-140z"><text:p/></draw:path><draw:path draw:style-name="gr3" draw:text-style-name="P6" svg:width="0.0465in" svg:height="0.0961in" svg:x="0.6362in" svg:y="0.0102in" svg:viewBox="0 0 119 245" svg:d="M70 87c12 0 25 0 37 0 7 0 12 0 12-8 0-4-5-4-11-4-11 0-23 0-34 0 14-54 15-62 15-65 0-7-4-10-11-10-1 0-12 0-15 14-5 20-10 41-15 61-12 0-24 0-36 0-8 0-12 0-12 8 0 4 3 4 11 4 11 0 23 0 34 0-29 109-30 116-30 123 0 20 15 35 36 35 39 0 61-56 61-59s-3-3-4-3c-4 0-5 1-6 4-16 40-37 49-50 49-8 0-12-4-12-18 0-8 1-12 2-18 10-38 18-75 28-113z"><text:p/></draw:path><draw:path draw:style-name="gr3" draw:text-style-name="P6" svg:width="0.1008in" svg:height="0.035in" svg:x="0.7382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8in" svg:height="0.0685in" svg:x="0.8945in" svg:y="0.0382in" svg:viewBox="0 0 199 175" svg:d="M124 150c5 15 18 25 34 25 15 0 23-8 29-21 7-14 12-37 12-38 0-4-3-4-4-4-5 0-5 2-6 7-5 22-13 48-30 48-7 0-12-5-12-18 0-8 6-27 8-40 3-14 8-28 11-42 1-5 6-21 7-26 2-9 6-23 6-26 0-7-5-11-12-11-1 0-12 2-14 15-8 27-24 95-30 116 0 1-15 32-44 32-20 0-24-17-24-31 0-22 11-53 21-80 5-11 6-16 6-24 0-18-12-32-30-32-38 0-52 56-52 60s3 2 4 4c5 0 5-1 7-7 10-34 24-48 40-48 3 0 8 0 8 13 0 9-4 20-6 27-15 37-22 61-22 80 0 36 26 46 47 46 25 0 40-17 46-25z"><text:p/></draw:path></draw:g></text:span><text:span text:style-name="T48"><text:s/>ולכן </text:span><text:span text:style-name="T48"><draw:g text:anchor-type="as-char" svg:y="-0.1327in" draw:z-index="343" draw:name="Shape359" draw:style-name="gr1"><svg:title>TexMaths</svg:title><svg:desc>11§display§\la a, b \ra \in u^2§svg§600§FALSE§</svg:desc><draw:path draw:style-name="gr2" draw:text-style-name="P5" svg:width="0.6421in" svg:height="0.1555in" svg:x="-0.0004in" svg:y="0.0075in" svg:viewBox="0 0 1632 396" svg:d="M816 396c-273 0-544 0-816 0 0-132 0-264 0-396 544 0 1088 0 1632 0 0 132 0 264 0 396-271 0-544 0-816 0z"><text:p/></draw:path><draw:path draw:style-name="gr3" draw:text-style-name="P6" svg:width="0.0335in" svg:height="0.1516in" svg:x="0.0087in" svg:y="0.0193in" svg:viewBox="0 0 86 386" svg:d="M84 14c2-4 2-4 2-6 0-5-4-8-8-8-3 0-5 2-9 9-22 59-45 118-67 177-1 3-2 5-2 7 0 1 0 2 2 7 22 58 45 118 67 176 2 4 4 10 9 10 4 0 8-3 8-8 0-1 0-2-2-6-24-60-46-119-69-179 23-60 45-119 69-179z"><text:p/></draw:path><draw:path draw:style-name="gr3" draw:text-style-name="P6" svg:width="0.0693in" svg:height="0.0685in" svg:x="0.0571in" svg:y="0.0661in" svg:viewBox="0 0 177 175" svg:d="M129 24c-7-13-19-24-36-24-46 0-93 57-93 114 0 36 21 61 52 61 7 0 26-1 49-28 3 15 17 28 35 28 15 0 23-8 29-21 7-14 12-37 12-38 0-5-3-5-4-5-5 0-5 3-6 8-6 25-14 48-30 48-11 0-12-10-12-18 0-9 1-11 6-29 4-16 5-20 9-34 4-19 8-36 13-55 3-10 3-11 3-12 0-7-4-11-11-11-10 0-15 9-16 16zM103 125c-2 7-2 7-7 14-17 22-33 28-44 28-19 0-25-21-25-37 0-19 13-66 21-85 12-22 30-36 45-36 26 0 31 32 31 34s-1 4-1 7c-6 25-13 49-20 75z"><text:p/></draw:path><draw:path draw:style-name="gr3" draw:text-style-name="P6" svg:width="0.0173in" svg:height="0.0453in" svg:x="0.1449in" svg:y="0.1169in" svg:viewBox="0 0 45 116" svg:d="M45 41c0-26-10-41-25-41-12 0-20 10-20 21 0 10 8 20 20 20 5 0 10-1 14-5 1-1 1-1 1-2 1 0 1 1 1 7 0 28-13 52-26 64-5 4-5 5-5 6 0 3 3 5 5 5 4 0 35-30 35-75z"><text:p/></draw:path><draw:path draw:style-name="gr3" draw:text-style-name="P6" svg:width="0.0555in" svg:height="0.1063in" svg:x="0.2063in" svg:y="0.028in" svg:viewBox="0 0 142 271" svg:d="M75 4c0-1 0-4-6-4-9 0-37 2-47 3-3 1-7 1-7 8 0 4 4 4 9 4 19 0 20 4 20 7s-4 17-6 24c-11 42-20 84-31 126-5 20-7 26-7 40 0 35 21 59 49 59 46 0 93-56 93-112 0-36-20-62-51-62-17 0-34 11-45 23 10-38 19-77 29-116zM38 150c3-9 3-9 6-13 19-26 36-31 46-31 14 0 24 11 24 36 0 22-12 68-19 82-13 25-30 38-46 38-13 0-26-9-26-37 0-8 0-15 7-40 3-12 5-24 8-35z"><text:p/></draw:path><draw:path draw:style-name="gr3" draw:text-style-name="P6" svg:width="0.0335in" svg:height="0.1516in" svg:x="0.2728in" svg:y="0.0193in" svg:viewBox="0 0 86 386" svg:d="M84 200c2-5 2-6 2-7s0-1-2-7c-22-59-46-118-68-177-2-7-4-9-8-9-5 0-8 3-8 8 0 1 0 2 2 6 23 60 45 119 68 179-23 58-45 118-68 177-2 5-2 6-2 8 0 5 3 8 8 8 4 0 6-4 7-8 23-59 45-119 69-178z"><text:p/></draw:path><draw:path draw:style-name="gr3" draw:text-style-name="P6" svg:width="0.0752in" svg:height="0.0878in" svg:x="0.378in" svg:y="0.0512in" svg:viewBox="0 0 192 224" svg:d="M179 119c7 0 13 0 13-8 0-7-6-7-13-7-55 0-109 0-164 0 5-52 50-89 104-89 20 0 40 0 60 0 7 0 13 0 13-7 0-8-6-8-13-8-20 0-40 0-60 0-66 0-119 49-119 111s53 113 119 113c20 0 40 0 60 0 7 0 13 0 13-8s-6-8-13-8c-20 0-40 0-60 0-54 0-99-37-104-89 55 0 109 0 164 0z"><text:p/></draw:path><draw:path draw:style-name="gr3" draw:text-style-name="P6" svg:width="0.0776in" svg:height="0.0685in" svg:x="0.5138in" svg:y="0.0661in" svg:viewBox="0 0 198 175" svg:d="M123 149c5 16 19 26 35 26 14 0 22-8 29-21 7-14 11-37 11-38 0-5-3-5-4-5-4 0-5 3-6 8-5 21-12 48-29 48-8 0-12-5-12-18 0-9 5-27 8-40 3-14 8-29 11-42 1-6 4-21 7-26 1-9 5-24 5-27 0-6-5-10-11-10-2 0-12 0-15 14-8 28-24 96-29 117-1 1-16 32-44 32-21 0-24-18-24-32 0-21 11-52 21-79 4-12 6-17 6-24 0-18-12-32-31-32-37 0-51 56-51 60s3 4 4 4c4 0 5-1 6-8 10-33 25-47 39-47 4 0 10 0 10 12 0 10-4 21-6 26-15 39-23 63-23 82 0 36 27 46 48 46 25 0 39-17 45-26z"><text:p/></draw:path><draw:path draw:style-name="gr3" draw:text-style-name="P6" svg:width="0.0469in" svg:height="0.0705in" svg:x="0.6028in" svg:y="-0.0004in" svg:viewBox="0 0 120 180" svg:d="M120 131c-3 0-7 0-10 0 0 6-3 21-7 24-2 2-23 2-26 2-17 0-34 0-51 0 29-25 39-32 55-46 20-15 39-33 39-58 0-33-29-53-64-53-33 0-56 24-56 49 0 14 12 15 14 15 7 0 15-4 15-14 0-6-3-15-16-15 8-20 27-25 40-25 26 0 40 21 40 43 0 23-16 42-25 52-22 21-43 43-65 65-3 2-3 2-3 10 37 0 74 0 111 0 3-17 6-33 9-49z"><text:p/></draw:path></draw:g></text:span><text:span text:style-name="T48">, כלומר </text:span><text:span text:style-name="T48"><draw:g text:anchor-type="as-char" svg:y="-0.1335in" draw:z-index="344" draw:name="Shape360" draw:style-name="gr1"><svg:title>TexMaths</svg:title><svg:desc>11§display§x \in u^2§svg§600§FALSE§</svg:desc><draw:path draw:style-name="gr2" draw:text-style-name="P5" svg:width="0.3969in" svg:height="0.1228in" svg:x="0.0031in" svg:y="0.0071in" svg:viewBox="0 0 1009 313" svg:d="M504 313c-168 0-336 0-504 0 0-104 0-209 0-313 336 0 673 0 1009 0 0 104 0 209 0 313-168 0-336 0-505 0z"><text:p/></draw:path><draw:path draw:style-name="gr3" draw:text-style-name="P6" svg:width="0.0752in" svg:height="0.0685in" svg:x="-0.0004in" svg:y="0.0661in" svg:viewBox="0 0 192 175" svg:d="M118 54c3-10 12-45 38-45 2 0 11 0 20 4-11 2-19 12-19 21 0 7 5 13 14 13s21-6 21-22c0-20-23-25-35-25-23 0-36 20-40 30-10-27-31-30-42-30-41 0-63 49-63 59 0 4 3 3 4 4 4 0 5 0 6-4 13-41 38-50 52-50 7 0 21 3 21 25 0 12-7 37-21 91-7 24-20 41-37 41-2 0-11 0-19-6 9-1 18-9 18-20 0-10-9-14-14-14-12 0-22 10-22 23 0 18 20 26 36 26 27 0 40-28 41-30 4 14 19 30 42 30 39 0 61-51 61-60 0-4-3-4-4-4-3 0-5 2-5 4-13 42-39 51-51 51-16 0-21-12-21-25 0-9 2-18 7-34 4-18 7-36 12-53z"><text:p/></draw:path><draw:path draw:style-name="gr3" draw:text-style-name="P6" svg:width="0.0756in" svg:height="0.087in" svg:x="0.137in" svg:y="0.0512in" svg:viewBox="0 0 193 222" svg:d="M180 119c7 0 13 0 13-8s-6-8-13-8c-55 0-109 0-164 0 5-51 49-88 104-88 20 0 40 0 60 0 7 0 13 0 13-7 0-8-6-8-13-8-21 0-40 0-61 0-66 0-119 49-119 111s53 111 119 111c21 0 40 0 61 0 7 0 13 0 13-8 0-7-6-7-13-7-20 0-40 0-60 0-55 0-99-37-104-88 55 0 109 0 164 0z"><text:p/></draw:path><draw:path draw:style-name="gr3" draw:text-style-name="P6" svg:width="0.0776in" svg:height="0.0685in" svg:x="0.2717in" svg:y="0.0661in" svg:viewBox="0 0 198 175" svg:d="M124 148c3 17 18 27 34 27 13 0 22-9 29-22 6-13 6-26 11-38 0-4-3-4-5-4-3 0-4 2-5 7-6 22-12 48-29 48-7 0-12-6-12-18 0-8 5-26 8-40 3-15 8-28 11-41 1-7 4-21 7-26 2-9 5-25 5-27 0-6-5-10-11-10-2 0-12 0-15 14-7 28-25 95-29 115 0 2-15 33-44 33-20 0-24-18-24-32 0-21 11-52 21-78 4-12 6-18 6-24 0-18-12-32-31-32-37 0-51 56-51 59 0 4 3 4 4 4 5 0 5 0 7-7 10-33 24-47 38-47 4 0 10 0 10 12 0 10-4 21-6 26-15 39-22 62-22 82 0 36 26 46 47 46 25 0 40-18 46-27z"><text:p/></draw:path><draw:path draw:style-name="gr3" draw:text-style-name="P6" svg:width="0.0469in" svg:height="0.0701in" svg:x="0.361in" svg:y="0in" svg:viewBox="0 0 120 179" svg:d="M120 130c-3 0-7 0-10 0 0 6-3 22-7 25-2 1-23 1-26 1-17 0-33 0-50 0 28-25 38-32 54-45 20-15 39-33 39-58 0-33-29-53-64-53-33 0-56 24-56 48 0 15 12 16 14 16 7 0 15-5 15-15 0-5-2-14-16-14 8-20 27-25 40-25 26 0 40 21 40 43 0 23-16 42-25 51-22 21-43 43-65 65-3 2-3 2-3 10 37 0 74 0 111 0 3-16 6-33 9-49z"><text:p/></draw:path></draw:g></text:span><text:span text:style-name="T48"><text:s/>כדרוש. </text:span></text:p>
        </text:list-item>
      </text:list>
      <text:p text:style-name="P10"><text:span text:style-name="T48"><draw:g text:anchor-type="as-char" svg:y="-0.1134in" draw:z-index="345" draw:name="Shape361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span></text:p>
      <text:h text:style-name="Heading_20_2" text:outline-level="2">שאלה 7</text:h>
      <text:h text:style-name="P57" text:outline-level="3">הגדרה</text:h>
      <text:p text:style-name="P58"><text:span text:style-name="T49">יהיו </text:span><text:span text:style-name="T2"><draw:g text:anchor-type="as-char" svg:y="-0.1063in" draw:z-index="346" draw:name="Shape362" draw:style-name="gr1"><svg:title>TexMaths</svg:title><svg:desc>11§display§S, T§svg§600§FALSE§</svg:desc><draw:path draw:style-name="gr2" draw:text-style-name="P5" svg:width="0.2516in" svg:height="0.1201in" svg:x="-0.0004in" svg:y="0.0063in" svg:viewBox="0 0 640 306" svg:d="M321 306c-108 0-214 0-321 0 0-102 0-204 0-306 213 0 427 0 640 0 0 102 0 204 0 306-106 0-213 0-319 0z"><text:p/></draw:path><draw:path draw:style-name="gr3" draw:text-style-name="P6" svg:width="0.0898in" svg:height="0.1098in" svg:x="-0.0004in" svg:y="-0.0004in" svg:viewBox="0 0 229 280" svg:d="M229 4c0-1 0-4-3-4s-4 1-8 6c-7 7-13 14-19 22-10-18-30-28-55-28-48 0-95 44-95 91 0 31 20 49 40 55 14 4 28 7 42 10 14 5 35 10 35 41 0 34-32 71-69 71-25 0-68-9-68-57 0-9 2-18 2-21 1-1 1-1 1-2 0-3-2-3-4-3-3 0-3-1-5 1-1 0-23 88-23 89 0 2 2 5 4 5 3 0 3 0 8-6 7-6 12-14 19-22 16 22 43 28 65 28 53 0 98-52 98-98 0-27-14-40-19-45-9-9-14-11-50-20-7-2-22-6-25-7-11-3-23-14-23-35 0-31 31-64 67-64 32 0 55 17 55 59 0 14-1 20-1 22 1 2 0 4 4 4 5 0 5-1 6-8 7-27 13-56 21-84z"><text:p/></draw:path><draw:path draw:style-name="gr3" draw:text-style-name="P6" svg:width="0.0173in" svg:height="0.0453in" svg:x="0.0984in" svg:y="0.0902in" svg:viewBox="0 0 45 116" svg:d="M45 41c0-26-10-41-24-41-13 0-21 10-21 21 0 10 8 20 21 20 4 0 10-1 13-5 1-1 1-1 2-1 0 2 0 0 0 6 0 28-13 51-25 64-4 4-4 5-4 6 0 2 2 5 3 5 4 0 35-30 35-75z"><text:p/></draw:path><draw:path draw:style-name="gr3" draw:text-style-name="P6" svg:width="0.1031in" svg:height="0.102in" svg:x="0.1559in" svg:y="0.0039in" svg:viewBox="0 0 263 260" svg:d="M156 28c2-11 5-14 9-15 3-1 15-1 24-1 39 0 56 1 56 32 0 6-1 21-3 31 0 1-1 5-1 6 0 3 1 6 4 6 5 0 6-3 7-9 3-22 7-45 10-67 0-2 1-5 1-7 0-4-5-4-11-4-72 0-142 0-214 0-9 0-9 0-13 8-7 23-15 45-23 68-1 2-2 5-2 7s2 4 5 4c4 0 4-2 6-9 21-59 32-66 88-66 5 0 10 0 15 0 11 0 11 1 11 5 0 2-1 6-1 7-17 68-34 138-51 206-5 13-6 18-47 18-14 0-16 0-16 7 0 5 4 5 6 5 10 0 21-1 32-1s22 0 33 0c10 0 21 0 32 0s22 1 33 1c5 0 9 0 9-8 0-4-3-4-13-4s-14 0-24 0c-12-1-15-2-15-9 0-2 0-2 1-8 17-67 35-135 52-203z"><text:p/></draw:path></draw:g></text:span><text:span text:style-name="T2"><text:s/></text:span><text:span text:style-name="T49">חלוקות של </text:span><text:span text:style-name="T49"><draw:g text:anchor-type="as-char" svg:y="-0.1083in" draw:z-index="347" draw:name="Shape363" draw:style-name="gr1"><svg:title>TexMaths</svg:title><svg:desc>11§display§A§svg§600§FALSE§</svg:desc><draw:path draw:style-name="gr2" draw:text-style-name="P5" svg:width="0.0929in" svg:height="0.0921in" svg:x="0.0024in" svg:y="0.0079in" svg:viewBox="0 0 237 235" svg:d="M0 0c79 0 158 0 237 0 0 78 0 157 0 235-79 0-158 0-237 0 0-78 0-157 0-235z"><text:p/></draw:path><draw:path draw:style-name="gr3" draw:text-style-name="P6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49">. נגדיר </text:span><text:span text:style-name="T49"><draw:g text:anchor-type="as-char" svg:y="-0.111in" draw:z-index="348" draw:name="Shape364" draw:style-name="gr1"><svg:title>TexMaths</svg:title><svg:desc>11§display§S§svg§600§FALSE§</svg:desc><draw:path draw:style-name="gr2" draw:text-style-name="P5" svg:width="0.0819in" svg:height="0.0949in" svg:x="0in" svg:y="0.0079in" svg:viewBox="0 0 209 242" svg:d="M0 0c69 0 140 0 209 0 0 81 0 161 0 242-69 0-140 0-209 0 0-81 0-161 0-242z"><text:p/></draw:path><draw:path draw:style-name="gr3" draw:text-style-name="P6" svg:width="0.0898in" svg:height="0.1102in" svg:x="0in" svg:y="0in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text:span><text:span text:style-name="T49"><text:s/>עידון של </text:span><text:span text:style-name="T49"><draw:g text:anchor-type="as-char" svg:y="-0.102in" draw:z-index="349" draw:name="Shape365" draw:style-name="gr1"><svg:title>TexMaths</svg:title><svg:desc>11§display§T§svg§600§FALSE§</svg:desc><draw:path draw:style-name="gr2" draw:text-style-name="P5" svg:width="0.0898in" svg:height="0.0858in" svg:x="0.0039in" svg:y="0.0075in" svg:viewBox="0 0 229 219" svg:d="M0 0c77 0 152 0 229 0 0 73 0 146 0 219-77 0-152 0-229 0 0-73 0-146 0-219z"><text:p/></draw:path><draw:path draw:style-name="gr3" draw:text-style-name="P6" svg:width="0.102in" svg:height="0.1016in" svg:x="-0.0004in" svg:y="0in" svg:viewBox="0 0 260 259" svg:d="M154 27c3-11 4-13 8-14s17-1 24-1c40 0 56 1 56 32 0 5-1 20-3 31 0 1-1 5-1 6 0 2 1 6 6 6 3 0 4-4 5-9 3-23 7-45 10-67 1-2 1-6 1-7 0-4-3-4-10-4-70 0-141 0-212 0-9 0-9 0-13 8-7 23-15 45-23 68-1 2-2 5-2 6 0 2 2 5 5 5 4 0 4-3 7-9 20-59 30-66 87-66 4 0 10 0 15 0 11 0 11 1 11 4s-1 7-2 8c-18 68-35 136-52 204-3 14-4 19-45 19-14 0-16 0-16 8 0 4 4 4 6 4 10 0 21-1 32-1 10 0 21 0 32 0 10 0 22 0 32 0 12 0 23 1 33 1 3 0 9 0 9-8 0-4-4-4-14-4-8 0-14 0-24-1-11-1-14-2-14-8 0-1 0-2 2-9 17-67 33-135 50-202z"><text:p/></draw:path></draw:g></text:span><text:span text:style-name="T49"><text:s/>אמ"מ </text:span><text:span text:style-name="T49"><draw:g text:anchor-type="as-char" svg:y="-0.1063in" draw:z-index="350" draw:name="Shape366" draw:style-name="gr1"><svg:title>TexMaths</svg:title><svg:desc>11§display§\forall X \in S. \exists Y \in T. X \subseteq Y§svg§600§FALSE§</svg:desc><draw:path draw:style-name="gr2" draw:text-style-name="P5" svg:width="1.5213in" svg:height="0.1114in" svg:x="0.0075in" svg:y="0.0063in" svg:viewBox="0 0 3865 284" svg:d="M1933 284c-645 0-1288 0-1933 0 0-94 0-189 0-284 1288 0 2577 0 3865 0 0 95 0 190 0 284-644 0-1289 0-1932 0z"><text:p/></draw:path><draw:path draw:style-name="gr3" draw:text-style-name="P6" svg:width="0.0846in" svg:height="0.1083in" svg:x="-0.0004in" svg:y="0.0016in" svg:viewBox="0 0 216 276" svg:d="M213 14c3-4 3-4 3-6 0-4-4-8-8-8-6 0-8 4-10 9-11 28-21 56-32 85-40 0-78 0-118 0-11-29-21-57-32-85-1-6-3-9-8-9-4 0-8 4-8 8 0 1 0 1 2 6 32 84 65 169 97 253 2 4 3 9 9 9 5 0 6-5 9-9 31-84 64-169 96-253zM55 109c35 0 70 0 106 0-18 45-36 92-53 137-18-45-35-92-53-137z"><text:p/></draw:path><draw:path draw:style-name="gr3" draw:text-style-name="P6" svg:width="0.1248in" svg:height="0.1028in" svg:x="0.0886in" svg:y="0.0031in" svg:viewBox="0 0 318 262" svg:d="M177 105c-11-27-22-52-33-77-1-3-1-4-1-5 0-2 7-10 22-11 4-1 8-1 8-8 0-4-5-4-6-4-15 0-32 1-48 1-10 0-34-1-44-1-2 0-7 0-7 8 0 4 5 4 9 4 23 0 25 3 30 12 15 36 29 72 45 108-28 29-54 58-82 86-2 2-3 4-5 5-19 20-36 26-56 27-6 0-9 0-9 8 1 2 0 4 4 4 12 0 26-1 37-1 14 0 29 1 44 1 2 0 6 0 6-7 0-5-3-5-4-5-3 0-16-1-16-12 0-5 6-12 10-18 14-13 27-26 40-40 12-12 23-26 35-38 13 31 25 61 39 92 2 4 2 4 2 5 0 4-8 10-22 11-5 0-8 1-8 8 0 4 5 4 6 4 11 0 37-1 48-1 10 0 33 1 43 1 3 0 8 0 8-7 0-5-5-5-7-5-26 0-27-1-34-16-14-37-41-95-50-118 27-28 68-74 80-84 11-10 26-19 49-20 5-1 8-1 8-8 0-1 0-4-5-4-12 0-24 1-36 1-14 0-30-1-43-1-2 0-7 0-7 8 0 2 2 3 4 4 4 0 15 1 15 12 0 5-3 10-6 13-21 23-42 45-63 68z"><text:p/></draw:path><draw:path draw:style-name="gr3" draw:text-style-name="P6" svg:width="0.0752in" svg:height="0.0874in" svg:x="0.2772in" svg:y="0.0248in" svg:viewBox="0 0 192 223" svg:d="M179 119c7 0 13 0 13-8 0-7-6-7-13-7-55 0-109 0-164 0 5-51 50-89 104-89 20 0 40 0 60 0 7 0 13 0 13-7 0-8-6-8-13-8-20 0-40 0-60 0-66 0-119 50-119 111 0 62 53 112 119 112 20 0 40 0 60 0 7 0 13 0 13-8s-6-8-13-8c-20 0-40 0-60 0-54 0-99-36-104-88 55 0 109 0 164 0z"><text:p/></draw:path><draw:path draw:style-name="gr3" draw:text-style-name="P6" svg:width="0.0898in" svg:height="0.1098in" svg:x="0.4161in" svg:y="-0.0004in" svg:viewBox="0 0 229 280" svg:d="M229 4c0-1-1-4-5-4-2 0-2 1-6 6-7 7-12 14-19 22-10-18-30-28-55-28-49 0-96 44-96 92 0 30 21 48 41 54 13 3 28 6 41 11 14 3 35 9 35 39 0 36-31 72-69 72-25 0-67-9-67-56 0-10 1-19 2-21 0-2 1-2 1-4 0-3-5-4-6-4-2 0-2 2-3 2-2 2-23 90-23 91 0 2 1 4 4 4 1 0 3-1 7-7 7-6 12-14 19-22 16 24 43 29 65 29 52 0 99-52 99-99 0-26-14-39-19-44-10-9-16-11-50-20-8-2-22-6-26-7-10-3-23-14-23-35 0-31 31-64 67-64 33 0 56 17 56 60 0 12-1 19-1 22 1 1 0 3 4 3s5-1 6-8c6-28 14-56 21-84z"><text:p/></draw:path><draw:path draw:style-name="gr3" draw:text-style-name="P6" svg:width="0.0157in" svg:height="0.0157in" svg:x="0.515in" svg:y="0.0906in" svg:viewBox="0 0 41 41" svg:d="M41 20c0-11-10-20-21-20-12 0-20 9-20 20s8 21 20 21c11 0 21-10 21-21z"><text:p/></draw:path><draw:path draw:style-name="gr3" draw:text-style-name="P6" svg:width="0.0673in" svg:height="0.1047in" svg:x="0.5528in" svg:y="0.0016in" svg:viewBox="0 0 172 267" svg:d="M172 14c0-13-2-14-14-14-48 0-96 0-145 0-6 0-13 0-13 8 0 7 7 7 13 7 47 0 96 0 143 0 0 37 0 73 0 111-46 0-91 0-137 0-7 0-15 0-15 7 0 8 8 8 15 8 46 0 91 0 137 0 0 36 0 74 0 110-47 0-96 0-143 0-6 0-13 0-13 8s7 8 13 8c49 0 97 0 145 0 12 0 14-1 14-15 0-79 0-158 0-238z"><text:p/></draw:path><draw:path draw:style-name="gr3" draw:text-style-name="P6" svg:width="0.1098in" svg:height="0.1028in" svg:x="0.6343in" svg:y="0.0031in" svg:viewBox="0 0 280 262" svg:d="M217 44c2-2 3-3 5-5 12-13 24-26 51-27 4-1 7-1 7-8 0-3-2-4-4-4-11 0-22 1-32 1-13 0-26-1-38-1-4 0-8 0-8 8 0 3 3 4 5 4 4 0 15 0 15 9 0 7-9 16-11 19-30 34-60 68-89 102-15-38-29-77-43-114-2-6-1-5-2-7 0-9 18-9 23-9s8 0 8-8c0-4-4-4-5-4-11 0-37 1-48 1-10 0-35-1-44-1-3 0-7 0-7 8 0 4 3 4 9 4 23 0 24 3 27 13 17 42 32 84 49 127 0 1 1 6 1 7s-16 61-18 68c-4 22-5 23-36 23-7 0-10 0-10 8 0 4 4 4 5 4 10 0 38-1 49-1s38 1 49 1c3 0 8 0 8-7 0-5-4-5-11-5-1 0-9 0-15-1-8 0-10-1-10-5s3-17 5-25c5-17 9-36 13-54 3-6 3-7 6-11 32-37 64-74 96-110z"><text:p/></draw:path><draw:path draw:style-name="gr3" draw:text-style-name="P6" svg:width="0.076in" svg:height="0.0874in" svg:x="0.8051in" svg:y="0.0248in" svg:viewBox="0 0 194 223" svg:d="M180 119c7 0 14 0 14-8 0-7-7-7-14-7-55 0-109 0-164 0 5-51 49-89 104-89 20 0 41 0 60 0 7 0 14 0 14-7 0-8-7-8-14-8-21 0-40 0-61 0-66 0-119 50-119 111 0 62 53 112 119 112 21 0 40 0 61 0 7 0 14 0 14-8s-7-8-14-8c-19 0-40 0-60 0-55 0-99-36-104-88 55 0 109 0 164 0z"><text:p/></draw:path><draw:path draw:style-name="gr3" draw:text-style-name="P6" svg:width="0.1031in" svg:height="0.102in" svg:x="0.9398in" svg:y="0.0039in" svg:viewBox="0 0 263 260" svg:d="M156 26c2-9 5-12 9-13 3-1 16-1 24-1 40 0 56 1 56 32 0 6-1 20-2 31-1 1-2 5-2 7s2 5 5 5c5 0 5-3 6-9 3-22 6-45 10-67 1-2 1-5 1-7 0-4-3-4-10-4-72 0-143 0-215 0-9 0-9 0-13 8-7 23-15 45-23 68-1 2-2 6-2 7 0 2 2 4 4 4 5 0 5-2 7-9 21-59 32-66 89-66 4 0 10 0 14 0 11 0 11 1 11 5 0 2-1 6-1 7-17 69-34 137-51 205-5 15-6 19-47 19-14 0-16 0-16 8 0 4 4 4 6 4 10 0 21-1 32-1s22 0 33 0 21 0 32 0 23 1 33 1c5 0 9 0 9-8 0-4-3-4-13-4s-14 0-24-1c-11-1-15-2-15-8 0-1 0-2 1-9 18-67 35-135 52-204z"><text:p/></draw:path><draw:path draw:style-name="gr3" draw:text-style-name="P6" svg:width="0.0157in" svg:height="0.0157in" svg:x="1.0512in" svg:y="0.0906in" svg:viewBox="0 0 41 41" svg:d="M41 20c0-11-10-20-21-20s-20 9-20 20 9 21 20 21 21-10 21-21z"><text:p/></draw:path><draw:path draw:style-name="gr3" draw:text-style-name="P6" svg:width="0.1252in" svg:height="0.1028in" svg:x="1.0839in" svg:y="0.0031in" svg:viewBox="0 0 319 262" svg:d="M177 105c-11-27-21-52-32-77-1-3-1-4-2-5 0-2 7-10 23-11 3-1 8-1 8-8 0-4-5-4-6-4-16 0-33 1-49 1-9 0-33-1-43-1-2 0-7 0-7 8 0 4 4 4 9 4 23 0 25 3 29 12 15 36 30 72 46 108-28 29-55 58-83 86-1 2-3 4-4 5-19 20-37 26-57 27-5 0-9 0-9 8 2 2 0 4 5 4 13 0 25-1 37-1 14 0 29 1 43 1 3 0 7 0 7-7 0-5-3-3-4-5-4 0-17-1-17-12 0-5 7-12 11-18 14-13 27-26 40-40 11-12 23-26 34-38 13 31 27 61 40 92 1 4 2 4 2 5 0 4-8 10-23 11-5 0-8 1-8 8 0 4 5 4 7 4 10 0 37-1 48-1 10 0 33 1 43 1 2 0 7 0 7-7 0-5-4-5-7-5-25 0-26-1-33-16-15-37-41-95-49-118 25-28 66-74 79-84 11-10 25-19 48-20 6-1 9-1 9-8 0-1 0-4-6-4-11 0-24 1-36 1-14 0-28-1-43-1-2 0-6 0-6 8 0 2 1 3 4 4 3 0 15 1 15 12 0 5-4 10-7 13-21 23-42 45-63 68z"><text:p/></draw:path><draw:path draw:style-name="gr3" draw:text-style-name="P6" svg:width="0.0925in" svg:height="0.1169in" svg:x="1.2728in" svg:y="0.0091in" svg:viewBox="0 0 236 298" svg:d="M223 15c7 0 13 0 13-7 0-8-6-8-13-8-35 0-69 0-104 0-66 0-119 51-119 111 0 63 54 112 119 112 35 0 69 0 104 0 7 0 13 0 13-8s-6-8-13-8c-34 0-69 0-103 0-62 0-105-44-105-95 0-52 44-97 105-97 34 0 69 0 103 0zM22 282c-7 0-14 0-14 8s7 8 14 8c67 0 134 0 201 0 7 0 13 0 13-8s-6-8-13-8c-67 0-134 0-201 0z"><text:p/></draw:path><draw:path draw:style-name="gr3" draw:text-style-name="P6" svg:width="0.1106in" svg:height="0.1028in" svg:x="1.426in" svg:y="0.0031in" svg:viewBox="0 0 282 262" svg:d="M218 44c2-2 3-3 5-5 11-13 24-26 51-27 4-1 8-1 8-8 0-3-3-4-6-4-10 0-21 1-32 1-12 0-25-1-38-1-3 0-7 0-7 8 0 3 3 4 6 4 2 0 14 0 14 9 0 7-10 16-11 19-30 34-60 68-89 102-15-38-29-77-43-114-2-6-1-5-2-7 0-9 18-9 22-9 5 0 10 0 10-8 0-4-5-4-6-4-11 0-38 1-49 1-9 0-33-1-43-1-3 0-8 0-8 8 0 4 4 4 9 4 24 0 25 3 28 13 16 42 32 84 48 127 1 1 2 6 2 7s-16 61-18 68c-5 22-5 23-36 23-8 0-11 0-11 8 0 4 3 3 5 4 11 0 39-1 50-1 10 0 38 1 49 1 3 0 7 0 7-7 0-5-3-5-11-5-4 0-8 0-14-1-8 0-10-1-10-5s3-17 4-25c5-17 10-36 15-54 2-6 2-7 5-11 32-37 64-74 96-110z"><text:p/></draw:path></draw:g></text:span></text:p>
      <text:h text:style-name="P15" text:outline-level="3">סעיף <text:span text:style-name="T7">(</text:span>א<text:span text:style-name="T7">)</text:span></text:h>
      <text:p text:style-name="P59">טענה: <draw:g text:anchor-type="as-char" svg:y="-0.1134in" draw:z-index="351" draw:name="Shape367" draw:style-name="gr1"><svg:title>TexMaths</svg:title><svg:desc>11§display§\Pi_1 = \{\{1, 2\}, \{3, 4\}\}§svg§600§FALSE§</svg:desc><draw:path draw:style-name="gr2" draw:text-style-name="P5" svg:width="1.3213in" svg:height="0.1354in" svg:x="0.0142in" svg:y="0.0071in" svg:viewBox="0 0 3357 345" svg:d="M0 0c1119 0 2238 0 3357 0 0 115 0 230 0 345-1119 0-2238 0-3357 0 0-115 0-230 0-345z"><text:p/></draw:path><draw:path draw:style-name="gr3" draw:text-style-name="P6" svg:width="0.1035in" svg:height="0.1028in" svg:x="0in" svg:y="0.0098in" svg:viewBox="0 0 264 262" svg:d="M223 31c0-14 1-19 31-19 3 0 7 0 10 0 0-4 0-8 0-12-88 0-176 0-264 0 0 4 0 8 0 12 3 0 5 0 9 0 29 0 31 5 31 19 0 67 0 134 0 200 0 15-2 19-31 19-4 0-6 0-9 0 0 4 0 9 0 12 13-2 41-2 56-2 14 0 44 0 57 2 0-3 0-8 0-12-3 0-5 0-9 0-29 0-30-4-30-19 0-72 0-146 0-219 38 0 77 0 115 0 0 73 0 147 0 219 0 15-1 19-31 19-3 0-5 0-8 0 0 4 0 9 0 12 13-2 41-2 57-2 14 0 43 0 57 2 0-3 0-8 0-12-3 0-7 0-10 0-30 0-31-4-31-19 0-66 0-133 0-200z"><text:p/></draw:path><draw:path draw:style-name="gr3" draw:text-style-name="P6" svg:width="0.0386in" svg:height="0.0701in" svg:x="0.1205in" svg:y="0.0661in" svg:viewBox="0 0 99 179" svg:d="M62 8c0-7-2-8-8-8-18 18-43 18-54 18 0 3 0 6 0 10 7 0 24 0 40-8 0 45 0 91 0 137 0 9 0 13-28 13-3 0-7 0-10 0 0 3 0 6 0 9 5 0 39-1 49-1 7 0 41 1 48 1 0-3 0-6 0-9-3 0-8 0-11 0-26 0-26-4-26-13 0-50 0-100 0-149z"><text:p/></draw:path><draw:path draw:style-name="gr3" draw:text-style-name="P6" svg:width="0.1008in" svg:height="0.035in" svg:x="0.22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5in" svg:height="0.1508in" svg:x="0.3913in" svg:y="0in" svg:viewBox="0 0 137 384" svg:d="M81 52c0-16 10-41 52-43 2-1 4-2 4-5 0-4-3-4-7-4-39 0-74 20-75 48 0 29 0 59 0 89 0 14 0 26-15 39-14 11-28 12-37 12-2 0-3 2-3 5 0 2 2 2 5 3 27 1 46 15 49 34 1 5 1 6 1 19 0 25 0 50 0 76 0 16 0 28 19 44 15 11 40 15 56 15 4 0 7 0 7-4 0-3-3-3-6-5-24-1-43-13-49-33-1-3-1-4-1-18 0-27 0-53 0-81 0-17-3-24-15-36-8-9-20-12-30-14 31-9 45-27 45-49 0-31 0-61 0-92z"><text:p/></draw:path><draw:path draw:style-name="gr3" draw:text-style-name="P6" svg:width="0.0531in" svg:height="0.1508in" svg:x="0.4673in" svg:y="0in" svg:viewBox="0 0 136 384" svg:d="M81 52c0-16 10-41 52-43 2-1 3-2 3-5 0-4-3-4-6-4-40 0-75 20-75 48 0 29 0 59 0 89 0 14 0 26-15 39-14 11-29 12-37 12-2 0-3 2-3 5 0 2 2 2 5 3 26 1 44 15 49 34 1 5 1 6 1 19 0 25 0 50 0 76 0 16 0 28 19 44 15 11 40 15 56 15 3 0 6 0 6-4 0-3-2-3-5-5-25-1-44-13-49-33-1-3-1-4-1-18 0-27 0-53 0-81 0-17-3-24-15-36-9-9-20-12-31-14 32-9 46-27 46-49 0-31 0-61 0-92z"><text:p/></draw:path><draw:path draw:style-name="gr3" draw:text-style-name="P6" svg:width="0.05in" svg:height="0.1008in" svg:x="0.5457in" svg:y="0.0126in" svg:viewBox="0 0 128 257" svg:d="M79 10c0-9 0-10-9-10-24 25-58 25-70 25 0 5 0 8 0 12 8 0 31 0 51-9 0 66 0 132 0 198 0 13-2 18-37 18-4 0-7 0-12 0 0 5 0 9 0 13 14-3 47-3 63-3 15 0 49 0 63 3 0-4 0-8 0-13-5 0-8 0-13 0-35 0-36-4-36-18 0-72 0-145 0-216z"><text:p/></draw:path><draw:path draw:style-name="gr3" draw:text-style-name="P6" svg:width="0.0173in" svg:height="0.0453in" svg:x="0.6217in" svg:y="0.0972in" svg:viewBox="0 0 45 116" svg:d="M45 41c0-26-10-41-25-41-12 0-20 10-20 21 0 10 8 21 20 21 5 0 10-2 14-6 1-1 1-1 1-1 1 0 1 0 1 6 0 28-13 51-26 65-5 3-5 4-5 5 0 4 3 5 5 5 4 0 35-30 35-75z"><text:p/></draw:path><draw:path draw:style-name="gr3" draw:text-style-name="P6" svg:width="0.0602in" svg:height="0.1008in" svg:x="0.6831in" svg:y="0.0126in" svg:viewBox="0 0 154 257" svg:d="M30 227c14-13 27-27 41-40 60-53 83-74 83-112 0-44-34-75-81-75-44 0-73 36-73 70 0 21 20 21 21 21 6 0 20-4 20-19 0-10-7-20-20-20-3 0-5 0-6 0 9-26 30-40 52-40 35 0 52 32 52 63s-19 62-40 86c-25 27-49 54-75 81-4 4-4 5-4 15 48 0 96 0 144 0 3-22 7-45 10-67-3 0-6 0-9 0-2 10-5 27-9 34-3 3-28 3-36 3-23 0-47 0-70 0z"><text:p/></draw:path><draw:path draw:style-name="gr3" draw:text-style-name="P6" svg:width="0.0531in" svg:height="0.1508in" svg:x="0.7626in" svg:y="0in" svg:viewBox="0 0 136 384" svg:d="M55 333c0 15-10 40-52 42-2 2-3 3-3 5 0 4 4 4 8 4 37 0 72-18 73-48 0-29 0-59 0-88 0-15 0-27 16-40 13-11 27-12 36-12 2-1 3-2 3-3 0-5-2-5-5-5-25-1-44-15-49-34-1-4-1-5-1-19 0-25 0-50 0-76 0-16 0-28-18-44-16-12-42-15-55-15-4 0-8 0-8 4s2 4 5 5c25 1 44 13 49 33 1 3 1 4 1 19 0 26 0 52 0 80 0 18 3 24 15 36 9 9 20 12 31 16-32 7-46 25-46 47 0 31 0 62 0 93z"><text:p/></draw:path><draw:path draw:style-name="gr3" draw:text-style-name="P6" svg:width="0.0173in" svg:height="0.0453in" svg:x="0.8406in" svg:y="0.0972in" svg:viewBox="0 0 45 116" svg:d="M45 41c0-26-9-41-24-41-13 0-21 10-21 21 0 10 8 21 21 21 4 0 10-2 13-6 1-1 1-1 2-1 0 2 1 0 1 6 0 28-14 51-26 65-4 3-4 4-4 5 0 4 2 5 3 5 4 0 35-30 35-75z"><text:p/></draw:path><draw:path draw:style-name="gr3" draw:text-style-name="P6" svg:width="0.0535in" svg:height="0.1508in" svg:x="0.9059in" svg:y="0in" svg:viewBox="0 0 137 384" svg:d="M82 52c0-16 10-41 52-43 2-1 3-2 3-5 0-4-3-4-6-4-40 0-75 20-75 48 0 29 0 59 0 89 0 14 0 26-15 39-14 11-29 12-37 12-2 0-4 2-4 5 0 2 3 2 7 3 25 1 44 15 48 34 1 5 1 6 1 19 0 25 0 50 0 76 0 16 0 28 19 44 15 11 40 15 56 15 3 0 6 0 6-4 0-3-2-3-5-5-25-1-44-13-48-33-2-3-2-4-2-18 0-27 0-53 0-81 0-17-3-24-15-36-9-9-20-12-31-14 32-9 46-27 46-49 0-31 0-61 0-92z"><text:p/></draw:path><draw:path draw:style-name="gr3" draw:text-style-name="P6" svg:width="0.0622in" svg:height="0.1035in" svg:x="0.978in" svg:y="0.0126in" svg:viewBox="0 0 159 264" svg:d="M96 121c32-10 54-37 54-67 0-32-35-54-72-54-38 0-68 23-68 53 0 13 9 20 20 20 12 0 19-8 19-20 0-19-18-19-24-19 12-19 38-24 52-24 15 0 37 9 37 43 0 5-1 27-11 44-12 19-25 20-35 20-2 1-12 1-14 1-3 1-6 1-6 5 0 5 3 5 9 5s11 0 17 0c32 0 46 25 46 64 0 50-27 61-43 61-18 0-46-6-59-28 13 2 25-7 25-21s-11-21-22-21c-9 0-21 5-21 21 0 35 35 60 78 60 46 0 81-35 81-72 0-32-24-62-63-71z"><text:p/></draw:path><draw:path draw:style-name="gr3" draw:text-style-name="P6" svg:width="0.0173in" svg:height="0.0453in" svg:x="1.0606in" svg:y="0.0972in" svg:viewBox="0 0 45 116" svg:d="M45 41c0-26-10-41-25-41-12 0-20 10-20 21 0 10 8 21 20 21 5 0 10-2 14-6 1-1 1-1 1-1 1 0 1 0 1 6 0 28-13 51-26 65-5 3-5 4-5 5 0 4 3 5 5 5 4 0 35-30 35-75z"><text:p/></draw:path><draw:path draw:style-name="gr3" draw:text-style-name="P6" svg:width="0.0673in" svg:height="0.102in" svg:x="1.1189in" svg:y="0.0098in" svg:viewBox="0 0 172 260" svg:d="M103 196c0 11 0 22 0 33 0 14-1 19-29 19-3 0-6 0-8 0 0 4 0 9 0 12 15-2 35-2 52-2 15 0 37 0 52 2 0-3 0-8 0-12-2 0-5 0-7 0-29 0-30-5-30-19 0-11 0-22 0-33 13 0 25 0 39 0 0-3 0-8 0-11-14 0-26 0-39 0 0-58 0-117 0-175 0-8 0-10-7-10-3 0-4 0-7 4-40 60-79 120-119 181 0 3 0 8 0 11 34 0 69 0 103 0zM106 185c-32 0-63 0-95 0 32-48 63-97 95-144 0 47 0 96 0 144z"><text:p/></draw:path><draw:path draw:style-name="gr3" draw:text-style-name="P6" svg:width="0.0531in" svg:height="0.1508in" svg:x="1.2024in" svg:y="0in" svg:viewBox="0 0 136 384" svg:d="M55 333c0 15-10 40-52 42-2 2-3 3-3 5 0 4 3 4 8 4 37 0 72-18 73-48 0-29 0-59 0-88 0-15 0-27 16-40 13-11 27-12 36-12 2-1 3-2 3-3 0-5-2-5-5-5-25-1-44-15-49-34-1-4-1-5-1-19 0-25 0-50 0-76 0-16 0-28-18-44-16-12-42-15-55-15-5 0-8 0-8 4s2 4 5 5c25 1 44 13 49 33 1 3 1 4 1 19 0 26 0 52 0 80 0 18 3 24 15 36 9 9 20 12 31 16-32 7-46 25-46 47 0 31 0 62 0 93z"><text:p/></draw:path><draw:path draw:style-name="gr3" draw:text-style-name="P6" svg:width="0.0535in" svg:height="0.1508in" svg:x="1.278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text:s/>ו־<draw:g text:anchor-type="as-char" svg:y="-0.1134in" draw:z-index="352" draw:name="Shape368" draw:style-name="gr1"><svg:title>TexMaths</svg:title><svg:desc>11§display§\Pi_2 = \{\{1\}, \{2\}, \{3\}, \{4\}\}§svg§600§FALSE§</svg:desc><draw:path draw:style-name="gr2" draw:text-style-name="P5" svg:width="1.6256in" svg:height="0.1354in" svg:x="0.0024in" svg:y="0.0071in" svg:viewBox="0 0 4130 345" svg:d="M0 0c1377 0 2753 0 4130 0 0 115 0 230 0 345-1377 0-2753 0-4130 0 0-115 0-230 0-345z"><text:p/></draw:path><draw:path draw:style-name="gr3" draw:text-style-name="P6" svg:width="0.1035in" svg:height="0.1028in" svg:x="-0.0004in" svg:y="0.0098in" svg:viewBox="0 0 264 262" svg:d="M223 31c0-14 1-19 31-19 3 0 7 0 10 0 0-4 0-8 0-12-88 0-176 0-264 0 0 4 0 8 0 12 3 0 5 0 9 0 29 0 31 5 31 19 0 67 0 134 0 200 0 15-2 19-31 19-4 0-6 0-9 0 0 4 0 9 0 12 13-2 41-2 56-2 14 0 44 0 57 2 0-3 0-8 0-12-3 0-5 0-9 0-29 0-30-4-30-19 0-72 0-146 0-219 38 0 77 0 115 0 0 73 0 147 0 219 0 15-1 19-31 19-3 0-5 0-8 0 0 4 0 9 0 12 13-2 41-2 57-2 14 0 43 0 57 2 0-3 0-8 0-12-3 0-7 0-10 0-30 0-31-4-31-19 0-66 0-133 0-200z"><text:p/></draw:path><draw:path draw:style-name="gr3" draw:text-style-name="P6" svg:width="0.0469in" svg:height="0.0701in" svg:x="0.1154in" svg:y="0.0661in" svg:viewBox="0 0 120 179" svg:d="M120 130c-3 0-7 0-10 0 0 7-3 22-7 25-2 1-23 1-26 1-17 0-34 0-51 0 29-25 39-32 55-45 20-15 39-33 39-58 0-33-29-53-64-53-33 0-56 24-56 48 0 15 12 16 14 16 7 0 15-5 15-14 0-6-3-15-16-15 8-18 27-25 39-25 27 0 41 21 41 43 0 23-16 42-25 52-22 21-44 41-66 63-2 4-2 4-2 11 37 0 74 0 111 0 3-16 6-33 9-49z"><text:p/></draw:path><draw:path draw:style-name="gr3" draw:text-style-name="P6" svg:width="0.1008in" svg:height="0.035in" svg:x="0.227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5in" svg:height="0.1508in" svg:x="0.3906in" svg:y="0in" svg:viewBox="0 0 137 384" svg:d="M81 52c0-16 10-41 52-43 2-1 4-2 4-5 0-4-3-4-7-4-39 0-74 20-74 48 0 29 0 59 0 89 0 14 0 26-16 39-14 11-28 12-37 12-2 0-3 2-3 5 0 2 2 2 7 3 25 1 44 15 47 34 2 5 2 6 2 19 0 25 0 50 0 76 0 16 0 28 18 44 15 11 40 15 56 15 4 0 7 0 7-4 0-3-2-3-6-5-24-1-43-13-49-33-1-3-1-4-1-18 0-27 0-53 0-81 0-17-3-24-15-36-8-9-20-12-30-14 31-9 45-27 45-49 0-31 0-61 0-92z"><text:p/></draw:path><draw:path draw:style-name="gr3" draw:text-style-name="P6" svg:width="0.0531in" svg:height="0.1508in" svg:x="0.4669in" svg:y="0in" svg:viewBox="0 0 136 384" svg:d="M81 52c0-16 10-41 52-43 2-1 3-2 3-5 0-4-2-4-6-4-39 0-74 20-75 48 0 29 0 59 0 89 0 14 0 26-15 39-14 11-29 12-37 12-2 0-3 2-3 5 0 2 2 2 5 3 26 1 44 15 49 34 1 5 1 6 1 19 0 25 0 50 0 76 0 16 0 28 19 44 15 11 40 15 56 15 4 0 6 0 6-4 0-3-2-3-5-5-24-1-44-13-49-33-1-3-1-4-1-18 0-27 0-53 0-81 0-17-3-24-15-36-9-9-20-12-31-14 32-9 46-27 46-49 0-31 0-61 0-92z"><text:p/></draw:path><draw:path draw:style-name="gr3" draw:text-style-name="P6" svg:width="0.05in" svg:height="0.1008in" svg:x="0.5453in" svg:y="0.0126in" svg:viewBox="0 0 128 257" svg:d="M79 10c0-9 0-10-9-10-24 25-57 25-70 25 0 5 0 8 0 12 8 0 31 0 51-9 0 66 0 132 0 198 0 13-2 18-36 18-4 0-8 0-13 0 0 5 0 9 0 13 14-3 47-3 63-3 15 0 49 0 63 3 0-4 0-8 0-13-5 0-8 0-13 0-35 0-36-4-36-18 0-72 0-145 0-216z"><text:p/></draw:path><draw:path draw:style-name="gr3" draw:text-style-name="P6" svg:width="0.0535in" svg:height="0.1508in" svg:x="0.6189in" svg:y="0in" svg:viewBox="0 0 137 384" svg:d="M56 333c0 15-11 40-53 42-2 2-3 3-3 5 0 4 4 4 8 4 37 0 73-18 73-48 0-29 0-59 0-88 0-15 0-27 16-40 13-11 28-12 37-12 1-1 3-2 3-3 0-5-2-5-6-5-25-1-44-15-49-34-1-4-1-5-1-19 0-25 0-50 0-76 0-16 0-28-18-44-16-12-42-15-55-15-4 0-8 0-8 4s2 4 7 5c24 1 42 13 48 33 1 3 1 4 1 19 0 26 0 52 0 80 0 18 2 23 15 36 8 8 19 12 30 16-32 7-45 25-45 47 0 31 0 62 0 93z"><text:p/></draw:path><draw:path draw:style-name="gr3" draw:text-style-name="P6" svg:width="0.0173in" svg:height="0.0453in" svg:x="0.6972in" svg:y="0.0972in" svg:viewBox="0 0 45 116" svg:d="M45 41c0-26-10-41-25-41-12 0-20 10-20 21 0 10 8 21 20 21 4 0 10-2 13-6 2-1 1-1 2-1s1 0 1 6c0 28-13 51-26 65-5 3-5 4-5 5 0 4 3 5 5 5 4 0 35-30 35-75z"><text:p/></draw:path><draw:path draw:style-name="gr3" draw:text-style-name="P6" svg:width="0.0535in" svg:height="0.1508in" svg:x="0.7626in" svg:y="0in" svg:viewBox="0 0 137 384" svg:d="M81 52c0-16 10-41 52-43 2-1 4-2 4-5 0-4-3-4-7-4-39 0-74 20-75 48 0 29 0 59 0 89 0 14 0 26-15 39-14 11-28 12-37 12-2 0-3 2-3 5 0 2 2 2 5 3 27 1 44 15 49 34 1 5 1 6 1 19 0 25 0 50 0 76 0 16 0 28 19 44 15 11 40 15 56 15 4 0 7 0 7-4 0-3-3-3-6-5-24-1-43-13-49-33-1-3-1-4-1-18 0-27 0-53 0-81 0-17-3-23-15-36-8-8-20-12-31-14 32-9 46-27 46-49 0-31 0-61 0-92z"><text:p/></draw:path><draw:path draw:style-name="gr3" draw:text-style-name="P6" svg:width="0.0602in" svg:height="0.1008in" svg:x="0.835in" svg:y="0.0126in" svg:viewBox="0 0 154 257" svg:d="M30 227c13-13 27-27 40-40 61-53 84-74 84-112 0-44-35-75-83-75-42 0-71 36-71 70 0 21 19 21 20 21 6 0 21-4 21-19 0-10-8-20-21-20-4 0-4 0-6 0 10-26 31-40 53-40 35 0 52 32 52 63s-20 62-41 86c-24 27-49 54-74 81-4 4-4 5-4 15 47 0 96 0 143 0 3-22 8-45 11-67-3 0-7 0-10 0-2 10-4 28-9 34-2 3-27 3-36 3-23 0-46 0-69 0z"><text:p/></draw:path><draw:path draw:style-name="gr3" draw:text-style-name="P6" svg:width="0.0535in" svg:height="0.1508in" svg:x="0.9142in" svg:y="0in" svg:viewBox="0 0 137 384" svg:d="M56 333c0 15-10 40-53 42-1 2-3 3-3 5 0 4 4 4 8 4 37 0 73-18 73-48 0-29 0-59 0-88 0-15 0-27 16-40 14-11 28-12 37-12 2-1 3-2 3-3 0-5-2-5-6-5-25-1-44-15-49-34-1-4-1-5-1-19 0-25 0-50 0-76 0-16 0-28-18-44-16-12-42-15-55-15-4 0-8 0-8 4s2 4 7 5c24 1 42 13 48 33 1 3 1 4 1 19 0 26 0 52 0 80 0 18 3 24 15 36 8 9 19 12 30 16-32 7-45 25-45 47 0 31 0 62 0 93z"><text:p/></draw:path><draw:path draw:style-name="gr3" draw:text-style-name="P6" svg:width="0.0173in" svg:height="0.0453in" svg:x="0.9925in" svg:y="0.0972in" svg:viewBox="0 0 45 116" svg:d="M45 41c0-26-10-41-25-41-12 0-20 10-20 21 0 10 8 21 20 21 5 0 10-2 14-6 1-1 1-1 1-1 1 0 1 0 1 6 0 28-13 51-26 65-5 3-5 4-5 5 0 4 3 5 5 5 4 0 35-30 35-75z"><text:p/></draw:path><draw:path draw:style-name="gr3" draw:text-style-name="P6" svg:width="0.0535in" svg:height="0.1508in" svg:x="1.0579in" svg:y="0in" svg:viewBox="0 0 137 384" svg:d="M81 52c0-16 10-41 53-43 1-1 3-2 3-5 0-4-3-4-7-4-39 0-74 20-74 48 0 29 0 59 0 89 0 14 0 26-15 39-15 11-29 12-38 12-2 0-3 2-3 5 0 2 2 2 7 3 25 1 44 15 48 34 1 5 1 6 1 19 0 25 0 50 0 76 0 16 0 28 18 44 15 11 40 15 56 15 4 0 7 0 7-4 0-3-2-3-6-5-24-1-43-13-49-33-1-3-1-4-1-18 0-27 0-53 0-81 0-17-3-23-15-36-8-8-19-12-30-14 32-9 45-27 45-49 0-31 0-61 0-92z"><text:p/></draw:path><draw:path draw:style-name="gr3" draw:text-style-name="P6" svg:width="0.063in" svg:height="0.1035in" svg:x="1.1295in" svg:y="0.0126in" svg:viewBox="0 0 161 264" svg:d="M96 121c32-10 54-37 54-67 0-32-33-54-71-54-39 0-68 23-68 53 0 13 8 20 20 20 11 0 18-8 18-20 0-19-17-19-23-19 12-19 38-24 51-24 16 0 37 9 37 43 0 5-1 27-11 44-11 19-24 20-34 20-3 1-12 1-15 1-2 1-6 1-6 5 0 5 4 5 10 5s11 0 17 0c32 0 46 25 46 64 0 50-26 61-44 61-17 0-45-6-59-28 14 2 26-7 26-21s-11-21-22-21c-10 0-22 5-22 21 0 35 36 60 78 60 47 0 83-35 83-72 0-32-25-62-65-71z"><text:p/></draw:path><draw:path draw:style-name="gr3" draw:text-style-name="P6" svg:width="0.0535in" svg:height="0.1508in" svg:x="1.2098in" svg:y="0in" svg:viewBox="0 0 137 384" svg:d="M56 333c0 15-10 40-52 42-2 2-4 3-4 5 0 4 4 4 8 4 37 0 73-18 74-48 0-29 0-59 0-88 0-15 0-27 16-40 13-11 27-12 36-12 2-1 3-2 3-3 0-5-2-5-6-5-25-1-44-15-47-34-2-4-2-5-2-19 0-25 0-50 0-76 0-16 0-28-18-44-16-12-43-15-56-15-4 0-8 0-8 4s2 4 7 5c24 1 42 13 48 33 1 3 1 4 1 19 0 26 0 52 0 80 0 18 3 24 15 36 8 9 20 12 30 16-31 7-45 25-45 47 0 31 0 62 0 93z"><text:p/></draw:path><draw:path draw:style-name="gr3" draw:text-style-name="P6" svg:width="0.0173in" svg:height="0.0453in" svg:x="1.2882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6" svg:width="0.0535in" svg:height="0.1508in" svg:x="1.3539in" svg:y="0in" svg:viewBox="0 0 137 384" svg:d="M81 52c0-16 10-41 53-43 2-1 3-2 3-5 0-4-3-4-7-4-39 0-74 20-74 48 0 29 0 59 0 89 0 14 0 26-15 39-15 11-29 12-38 12-1 0-3 2-3 5 0 2 2 2 7 3 25 1 44 15 48 34 1 5 1 6 1 19 0 25 0 50 0 76 0 16 0 28 19 44 14 11 40 15 55 15 4 0 7 0 7-4 0-3-2-3-6-5-24-1-43-13-49-33-1-3-1-4-1-18 0-27 0-53 0-81 0-17-3-23-15-36-9-8-19-12-30-14 32-9 45-27 45-49 0-31 0-61 0-92z"><text:p/></draw:path><draw:path draw:style-name="gr3" draw:text-style-name="P6" svg:width="0.0673in" svg:height="0.102in" svg:x="1.4232in" svg:y="0.0098in" svg:viewBox="0 0 172 260" svg:d="M103 196c0 11 0 22 0 33 0 14-1 19-29 19-3 0-6 0-8 0 0 4 0 9 0 12 15-2 35-2 52-2 16 0 37 0 52 2 0-3 0-8 0-12-2 0-5 0-7 0-29 0-30-5-30-19 0-11 0-22 0-33 13 0 25 0 39 0 0-3 0-8 0-11-14 0-26 0-39 0 0-58 0-117 0-175 0-8 0-10-7-10-3 0-4 0-7 4-40 60-79 120-119 181 0 3 0 8 0 11 34 0 69 0 103 0zM106 185c-32 0-63 0-95 0 32-48 63-97 95-144 0 47 0 96 0 144z"><text:p/></draw:path><draw:path draw:style-name="gr3" draw:text-style-name="P6" svg:width="0.0531in" svg:height="0.1508in" svg:x="1.5063in" svg:y="0in" svg:viewBox="0 0 136 384" svg:d="M55 333c0 15-10 40-52 42-2 2-3 3-3 5 0 4 3 4 8 4 37 0 72-18 73-48 0-29 0-59 0-88 0-15 0-27 16-40 13-11 27-12 36-12 2-1 3-2 3-3 0-5-2-5-5-5-25-1-44-15-49-34-1-4-1-5-1-19 0-25 0-50 0-76 0-16 0-28-18-44-16-12-42-15-55-15-5 0-8 0-8 4s2 4 5 5c25 1 44 13 49 33 1 3 1 4 1 19 0 26 0 52 0 80 0 18 3 24 15 36 9 9 20 12 31 16-32 7-46 25-46 47 0 31 0 62 0 93z"><text:p/></draw:path><draw:path draw:style-name="gr3" draw:text-style-name="P6" svg:width="0.0535in" svg:height="0.1508in" svg:x="1.5819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 חלוקות של <draw:g text:anchor-type="as-char" svg:y="-0.1134in" draw:z-index="353" draw:name="Shape369" draw:style-name="gr1"><svg:title>TexMaths</svg:title><svg:desc>11§display§\{1, 2, 3, 4\}§svg§600§FALSE§</svg:desc><draw:path draw:style-name="gr2" draw:text-style-name="P5" svg:width="0.6323in" svg:height="0.1358in" svg:x="-0.0004in" svg:y="0.0071in" svg:viewBox="0 0 1607 346" svg:d="M804 346c-268 0-536 0-804 0 0-116 0-230 0-346 536 0 1071 0 1607 0 0 116 0 230 0 346-268 0-535 0-803 0z"><text:p/></draw:path><draw:path draw:style-name="gr3" draw:text-style-name="P6" svg:width="0.0531in" svg:height="0.1512in" svg:x="0.0031in" svg:y="0in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3" draw:text-style-name="P6" svg:width="0.05in" svg:height="0.1in" svg:x="0.0815in" svg:y="0.013in" svg:viewBox="0 0 128 255" svg:d="M79 10c0-10 0-10-9-10-24 24-58 24-70 24 0 5 0 8 0 12 8 0 31 0 51-10 0 66 0 133 0 199 0 14-1 18-37 18-4 0-7 0-12 0 0 5 0 9 0 12 15-1 48-1 63-1s49 0 63 1c0-3 0-7 0-12-5 0-8 0-12 0-36 0-37-4-37-18 0-72 0-144 0-215z"><text:p/></draw:path><draw:path draw:style-name="gr3" draw:text-style-name="P6" svg:width="0.0173in" svg:height="0.0453in" svg:x="0.1575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602in" svg:height="0.1in" svg:x="0.2193in" svg:y="0.013in" svg:viewBox="0 0 154 255" svg:d="M30 226c13-14 27-26 40-39 61-53 84-74 84-112 0-44-34-75-81-75-44 0-73 35-73 69 0 22 20 22 21 22 7 0 20-4 20-21 0-9-7-19-21-19-2 0-3 0-5 0 9-26 30-39 52-39 35 0 52 31 52 63 0 31-19 60-41 85-24 27-49 54-74 81-4 5-4 6-4 14 48 0 96 0 144 0 3-22 7-44 10-66-3 0-5 0-9 0-2 12-5 28-9 33-3 4-28 4-37 4-23 0-46 0-69 0z"><text:p/></draw:path><draw:path draw:style-name="gr3" draw:text-style-name="P6" svg:width="0.0177in" svg:height="0.0453in" svg:x="0.3008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6" svg:width="0.063in" svg:height="0.1035in" svg:x="0.3614in" svg:y="0.013in" svg:viewBox="0 0 161 264" svg:d="M96 121c32-11 54-37 54-68 0-32-33-53-71-53-39 0-68 23-68 52 0 13 8 21 20 21 11 0 19-9 19-20 0-20-18-20-24-20 13-19 38-24 51-24 17 0 37 9 37 44 0 4-1 26-11 44-11 18-24 20-34 20-3 0-12 1-15 1-2 0-6 1-6 4 0 5 4 5 9 5 6 0 12 0 18 0 32 0 46 26 46 63 0 52-27 63-44 63-16 0-45-6-59-29 14 2 25-7 25-20 0-15-10-22-21-22-10 0-22 5-22 23 0 34 36 59 78 59 47 0 83-35 83-74 0-31-25-61-65-69z"><text:p/></draw:path><draw:path draw:style-name="gr3" draw:text-style-name="P6" svg:width="0.0173in" svg:height="0.0453in" svg:x="0.4441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673in" svg:height="0.102in" svg:x="0.5031in" svg:y="0.0098in" svg:viewBox="0 0 172 260" svg:d="M102 197c0 11 0 22 0 33 0 13 0 18-28 18-4 0-6 0-9 0 0 4 0 9 0 12 16-1 36-1 53-1 16 0 36 0 53 1 0-3 0-8 0-12-4 0-6 0-9 0-29 0-30-5-30-18 0-11 0-22 0-33 13 0 26 0 40 0 0-4 0-9 0-12-14 0-27 0-40 0 0-58 0-117 0-175 0-8 0-10-5-10-4 0-5 0-8 4-40 61-79 120-119 181 0 3 0 8 0 12 34 0 68 0 102 0zM106 185c-32 0-63 0-95 0 32-48 63-96 95-143 0 47 0 95 0 143z"><text:p/></draw:path><draw:path draw:style-name="gr3" draw:text-style-name="P6" svg:width="0.0539in" svg:height="0.1512in" svg:x="0.5858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, ו–<draw:g text:anchor-type="as-char" svg:y="-0.1028in" draw:z-index="354" draw:name="Shape370" draw:style-name="gr1"><svg:title>TexMaths</svg:title><svg:desc>11§display§\Pi_1§svg§600§FALSE§</svg:desc><draw:path draw:style-name="gr2" draw:text-style-name="P5" svg:width="0.148in" svg:height="0.1094in" svg:x="0.0024in" svg:y="0.0075in" svg:viewBox="0 0 377 279" svg:d="M189 279c-63 0-126 0-189 0 0-94 0-186 0-279 126 0 251 0 377 0 0 93 0 185 0 279-63 0-126 0-188 0z"><text:p/></draw:path><draw:path draw:style-name="gr3" draw:text-style-name="P6" svg:width="0.1028in" svg:height="0.102in" svg:x="-0.0004in" svg:y="-0.0004in" svg:viewBox="0 0 262 260" svg:d="M224 30c0-14 0-18 29-18 4 0 7 0 9 0 0-4 0-8 0-12-87 0-175 0-262 0 0 4 0 8 0 12 3 0 6 0 9 0 30 0 31 4 31 18 0 67 0 134 0 200 0 15-1 18-31 18-3 0-6 0-9 0 0 4 0 9 0 12 13-1 41-1 56-1 14 0 44 0 57 1 0-3 0-8 0-12-3 0-6 0-8 0-30 0-31-3-31-18 0-72 0-145 0-218 38 0 77 0 115 0 0 73 0 146 0 218 0 15-1 18-30 18-4 0-7 0-9 0 0 4 0 9 0 12 13-1 42-1 56-1s43 0 56 1c0-3 0-8 0-12-2 0-5 0-9 0-29 0-29-3-29-18 0-66 0-133 0-200z"><text:p/></draw:path><draw:path draw:style-name="gr3" draw:text-style-name="P6" svg:width="0.0382in" svg:height="0.0697in" svg:x="0.1197in" svg:y="0.0551in" svg:viewBox="0 0 98 178" svg:d="M61 8c0-8-2-8-8-8-18 18-42 18-53 18 0 3 0 6 0 9 6 0 24 0 39-7 0 45 0 91 0 137 0 9 0 12-27 12-3 0-8 0-11 0 0 3 0 6 0 9 6 0 39-1 49-1 8 0 41 1 48 1 0-3 0-6 0-9-3 0-7 0-10 0-27 0-27-3-27-12 0-51 0-100 0-149z"><text:p/></draw:path></draw:g> עידון של <draw:g text:anchor-type="as-char" svg:y="-0.1028in" draw:z-index="355" draw:name="Shape371" draw:style-name="gr1"><svg:title>TexMaths</svg:title><svg:desc>11§display§\Pi_2§svg§600§FALSE§</svg:desc><draw:path draw:style-name="gr2" draw:text-style-name="P5" svg:width="0.1512in" svg:height="0.1094in" svg:x="0.0024in" svg:y="0.0075in" svg:viewBox="0 0 385 279" svg:d="M193 279c-64 0-128 0-193 0 0-94 0-186 0-279 129 0 256 0 385 0 0 93 0 185 0 279-64 0-128 0-192 0z"><text:p/></draw:path><draw:path draw:style-name="gr3" draw:text-style-name="P6" svg:width="0.1028in" svg:height="0.102in" svg:x="-0.0004in" svg:y="-0.0004in" svg:viewBox="0 0 262 260" svg:d="M223 30c0-14 1-18 30-18 3 0 6 0 9 0 0-4 0-8 0-12-87 0-175 0-262 0 0 4 0 8 0 12 3 0 5 0 9 0 29 0 31 4 31 18 0 67 0 134 0 200 0 15-2 18-31 18-4 0-6 0-9 0 0 4 0 9 0 12 13-1 41-1 56-1 14 0 44 0 57 1 0-3 0-8 0-12-3 0-6 0-9 0-29 0-30-3-30-18 0-72 0-145 0-218 38 0 77 0 115 0 0 73 0 146 0 218 0 15-1 18-31 18-3 0-6 0-9 0 0 4 0 9 0 12 14-1 41-1 57-1 14 0 42 0 56 1 0-3 0-8 0-12-3 0-6 0-9 0-29 0-30-3-30-18 0-66 0-133 0-200z"><text:p/></draw:path><draw:path draw:style-name="gr3" draw:text-style-name="P6" svg:width="0.0469in" svg:height="0.0697in" svg:x="0.1142in" svg:y="0.0551in" svg:viewBox="0 0 120 178" svg:d="M120 130c-3 0-7 0-10 0 0 6-3 21-7 25-2 1-23 1-26 1-17 0-33 0-50 0 28-25 38-33 54-45 20-17 39-33 39-58 0-33-29-53-64-53-33 0-56 23-56 48 0 13 12 16 14 16 7 0 15-6 15-15 0-5-2-14-16-14 9-20 27-25 40-25 26 0 40 21 40 43 0 23-16 41-25 51-22 21-43 42-65 64-3 2-3 3-3 10 37 0 74 0 111 0 2-16 6-32 9-48z"><text:p/></draw:path></draw:g>. </text:p>
      <text:h text:style-name="P15" text:outline-level="3">סעיף <text:span text:style-name="T7">(</text:span>ב<text:span text:style-name="T7">)</text:span></text:h>
      <text:p text:style-name="P60">נתון: <text:span text:style-name="T2">תהי קבוצה </text:span><text:span text:style-name="T2"><draw:g text:anchor-type="as-char" svg:y="-0.1083in" draw:z-index="358" draw:name="Shape372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2">, ויהיו </text:span><text:span text:style-name="T2"><draw:g text:anchor-type="as-char" svg:y="-0.1035in" draw:z-index="356" draw:name="Shape373" draw:style-name="gr1"><svg:title>TexMaths</svg:title><svg:desc>11§display§R_1, R_2§svg§600§FALSE§</svg:desc><draw:path draw:style-name="gr2" draw:text-style-name="P5" svg:width="0.4039in" svg:height="0.1165in" svg:x="0.0016in" svg:y="0.0071in" svg:viewBox="0 0 1027 297" svg:d="M515 297c-172 0-343 0-515 0 0-99 0-198 0-297 342 0 685 0 1027 0 0 99 0 198 0 297-170 0-342 0-512 0z"><text:p/></draw:path><draw:path draw:style-name="gr3" draw:text-style-name="P6" svg:width="0.1079in" svg:height="0.1059in" svg:x="0.0004in" svg:y="0.0004in" svg:viewBox="0 0 275 270" svg:d="M129 26c2-8 3-13 11-14 3 0 15 0 23 0 27 0 70 0 70 39 0 13-6 39-21 53-10 10-31 23-66 23-14 0-28 0-43 0 9-34 17-67 26-101zM184 132c39-8 85-35 85-74 0-33-35-58-85-58-37 0-74 0-110 0-8 0-11 0-11 8 0 4 3 4 11 4 4 0 7 0 14 1 7 0 10 1 10 6 0 2 0 3-1 7-18 68-34 138-52 206-3 15-4 17-35 17-7 0-10 0-10 8 0 4 4 4 5 4 10 0 38-1 49-1s37 1 48 1c4 0 8 0 8-7 0-5-3-5-10-5-14 0-25 0-25-6 0-2 0-5 1-7 9-34 16-67 25-101 16 0 31 0 46 0 36 0 42 22 42 35 0 7-3 17-5 25-3 11-7 26-7 33 0 42 47 42 52 42 33 0 46-38 46-44 0-4-3-2-4-4-4 0-5 2-6 4-9 29-25 35-34 35-13 0-17-7-17-23 0-12 4-32 5-44 1-5 1-12 1-16 0-30-25-42-36-46z"><text:p/></draw:path><draw:path draw:style-name="gr3" draw:text-style-name="P6" svg:width="0.0382in" svg:height="0.0701in" svg:x="0.1213in" svg:y="0.0563in" svg:viewBox="0 0 98 179" svg:d="M60 8c0-8 0-8-7-8-18 18-42 18-53 18 0 3 0 6 0 9 5 0 24 0 38-7 0 45 0 91 0 137 0 9 0 12-26 12-3 0-8 0-11 0 0 3 0 7 0 10 6 0 39-1 48-1s43 1 49 1c0-3 0-7 0-10-3 0-7 0-10 0-28 0-28-3-28-12 0-50 0-100 0-149z"><text:p/></draw:path><draw:path draw:style-name="gr3" draw:text-style-name="P6" svg:width="0.0173in" svg:height="0.0449in" svg:x="0.1906in" svg:y="0.0862in" svg:viewBox="0 0 45 115" svg:d="M45 41c0-26-9-41-24-41-13 0-21 10-21 21 0 10 8 20 21 20 4 0 10-1 13-5 1-1 1-1 2-1 0 2 1 0 1 6 0 28-14 51-26 63-4 5-4 6-4 7 0 2 2 4 4 4 3 0 34-29 34-74z"><text:p/></draw:path><draw:path draw:style-name="gr3" draw:text-style-name="P6" svg:width="0.1079in" svg:height="0.1059in" svg:x="0.2512in" svg:y="0.0004in" svg:viewBox="0 0 275 270" svg:d="M129 26c2-8 3-13 11-14 3 0 15 0 23 0 27 0 70 0 70 39 0 13-6 39-21 53-10 10-31 23-66 23-14 0-28 0-43 0 9-34 17-67 26-101zM184 132c39-8 85-35 85-74 0-33-35-58-85-58-37 0-74 0-110 0-8 0-11 0-11 8 0 4 3 4 11 4 4 0 7 0 14 1 7 0 10 1 10 6 0 2 0 3-1 7-18 68-34 138-52 206-4 15-4 17-35 17-7 0-10 0-10 8 0 4 3 3 4 4 11 0 39-1 50-1s37 1 48 1c4 0 8 0 8-7 0-5-3-5-11-5-13 0-24 0-24-6 0-2 0-5 1-7 9-34 16-67 25-101 16 0 31 0 46 0 36 0 42 22 42 35 0 7-3 17-5 25-3 11-7 26-7 33 0 42 47 42 52 42 33 0 46-38 46-44 0-4-3-2-4-4-4 0-5 2-6 4-9 29-25 35-35 35-12 0-16-7-16-23 0-12 4-32 5-44 1-5 1-12 1-16 0-30-25-42-36-46z"><text:p/></draw:path><draw:path draw:style-name="gr3" draw:text-style-name="P6" svg:width="0.0469in" svg:height="0.0701in" svg:x="0.3669in" svg:y="0.0563in" svg:viewBox="0 0 120 179" svg:d="M120 130c-3 0-7 0-10 0 0 6-3 22-7 24-2 2-23 2-26 2-17 0-33 0-50 0 28-25 38-33 54-45 20-17 39-33 39-58 0-33-29-53-64-53-33 0-56 23-56 48 0 14 12 16 14 16 7 0 15-6 15-15 0-5-2-14-16-14 8-20 27-25 40-25 26 0 40 21 40 43 0 23-16 41-25 51-22 21-43 42-65 64-3 2-3 3-3 11 37 0 74 0 111 0 3-16 6-33 9-49z"><text:p/></draw:path></draw:g></text:span><text:span text:style-name="T2"><text:s/>יחסי שקילות מעל </text:span><text:span text:style-name="T2"><draw:g text:anchor-type="as-char" svg:y="-0.1083in" draw:z-index="357" draw:name="Shape374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/text:p>
      <text:p text:style-name="P60">צ.ל.: <text:span text:style-name="T2"><draw:g text:anchor-type="as-char" svg:y="-0.1134in" draw:z-index="359" draw:name="Shape375" draw:style-name="gr1"><svg:title>TexMaths</svg:title><svg:desc>11§display§A / R_1§svg§600§FALSE§</svg:desc><draw:path draw:style-name="gr2" draw:text-style-name="P5" svg:width="0.3398in" svg:height="0.1358in" svg:x="0.0031in" svg:y="0.0071in" svg:viewBox="0 0 864 346" svg:d="M432 346c-144 0-288 0-432 0 0-116 0-230 0-346 288 0 576 0 864 0 0 116 0 230 0 346-144 0-288 0-432 0z"><text:p/></draw:path><draw:path draw:style-name="gr3" draw:text-style-name="P6" svg:width="0.1039in" svg:height="0.1079in" svg:x="0.0004in" svg:y="0.0043in" svg:viewBox="0 0 265 275" svg:d="M56 231c-15 26-31 31-47 32-5 1-9 1-9 8 0 2 2 4 6 4 11 0 22-1 33-1 13 0 26 1 38 1 2 0 8 0 8-7 0-4-4-5-7-5-9 0-17-3-17-13 0-4 2-9 5-14 10-17 20-32 30-49 32 0 64 0 97 0 0 9 5 60 5 64 0 11-20 12-27 12-6 0-9 0-9 8 0 4 2 3 4 4 17 0 33-1 49-1 9 0 34 1 44 1 2 0 6 0 6-7 0-5-3-5-9-5-24 0-24-2-25-13-8-79-15-160-23-240-1-8-1-10-8-10-5 0-7 3-10 7-45 74-89 149-134 224zM102 175c26-43 51-85 76-127 5 42 9 84 13 127-29 0-59 0-89 0z"><text:p/></draw:path><draw:path draw:style-name="gr3" draw:text-style-name="P6" svg:width="0.0587in" svg:height="0.1512in" svg:x="0.1177in" svg:y="0in" svg:viewBox="0 0 150 385" svg:d="M149 15c1-5 1-6 1-7 0-5-4-8-8-8-2 0-6 1-7 3-44 123-89 245-133 367-2 5-2 7-2 8 0 4 3 7 8 7 4 0 5-3 9-10 44-120 88-240 132-360z"><text:p/></draw:path><draw:path draw:style-name="gr3" draw:text-style-name="P6" svg:width="0.1083in" svg:height="0.1063in" svg:x="0.1909in" svg:y="0.0098in" svg:viewBox="0 0 276 271" svg:d="M130 26c2-9 3-13 10-14 4 0 16 0 24 0 27 0 70 0 70 38 0 13-6 39-22 55-10 10-29 22-65 22-14 0-28 0-42 0 8-35 16-68 25-101zM185 132c39-9 85-35 85-75 0-33-35-57-85-57-36 0-74 0-110 0-8 0-11 0-11 8 0 4 3 4 10 4 1 0 9 0 15 0 7 1 10 1 10 7 0 1 0 2-1 7-18 69-34 138-52 206-4 15-4 18-35 18-7 0-11 0-11 8 0 4 3 3 6 4 11 0 38-1 49-1 10 0 37 1 48 1 4 0 8 0 8-8 0-4-3-4-11-4-14 0-24 0-24-7 0-2 0-4 1-6 9-33 17-67 25-102 16 0 31 0 47 0 34 0 41 22 41 36 0 5-3 17-5 26-3 10-7 24-7 32 0 42 46 42 52 42 33 0 46-40 46-44 0-6-3-3-4-6-3 0-5 4-6 6-10 28-26 35-35 35-12 0-15-9-15-23 0-12 2-31 4-43 1-6 1-13 1-19 0-29-25-42-36-45z"><text:p/></draw:path><draw:path draw:style-name="gr3" draw:text-style-name="P6" svg:width="0.0386in" svg:height="0.0701in" svg:x="0.3118in" svg:y="0.0661in" svg:viewBox="0 0 99 179" svg:d="M62 8c0-8-1-8-8-8-18 17-43 17-54 17 0 3 0 6 0 9 7 0 24 0 40-7 0 46 0 92 0 138 0 9 0 13-28 13-3 0-6 0-10 0 0 3 0 6 0 9 5-1 39-1 49-1 7 0 41 0 48 1 0-3 0-6 0-9-3 0-8 0-11 0-26 0-26-4-26-13 0-50 0-100 0-149z"><text:p/></draw:path></draw:g></text:span><text:span text:style-name="T2"><text:s/>עידון של </text:span><text:span text:style-name="T2"><draw:g text:anchor-type="as-char" svg:y="-0.1134in" draw:z-index="360" draw:name="Shape376" draw:style-name="gr1"><svg:title>TexMaths</svg:title><svg:desc>11§display§A / R_2§svg§600§FALSE§</svg:desc><draw:path draw:style-name="gr2" draw:text-style-name="P5" svg:width="0.3433in" svg:height="0.1354in" svg:x="0.0031in" svg:y="0.0071in" svg:viewBox="0 0 873 345" svg:d="M0 0c291 0 582 0 873 0 0 115 0 230 0 345-291 0-582 0-873 0 0-115 0-230 0-345z"><text:p/></draw:path><draw:path draw:style-name="gr3" draw:text-style-name="P6" svg:width="0.1043in" svg:height="0.1079in" svg:x="0.0004in" svg:y="0.0043in" svg:viewBox="0 0 266 275" svg:d="M56 230c-15 27-31 32-47 33-6 0-9 0-9 8 0 2 2 4 6 4 9 0 22-2 33-2 13 0 26 2 38 2 2 0 8-1 8-7 0-5-3-5-7-5-9-1-17-4-17-14 0-5 2-9 5-14 10-16 19-32 29-48 32 0 64 0 97 0 1 7 6 60 6 63 0 12-20 13-27 13-6 0-10 0-10 8 0 3 4 4 5 4 17 0 33-2 49-2 10 0 34 2 44 2 2 0 7-1 7-9 0-3-5-3-9-3-25 0-25-3-26-14-7-79-15-160-23-240-1-8-1-9-7-9-7 0-8 2-10 7-46 74-90 149-135 223zM102 175c26-43 51-86 76-128 4 42 8 85 13 128-30 0-59 0-89 0z"><text:p/></draw:path><draw:path draw:style-name="gr3" draw:text-style-name="P6" svg:width="0.0591in" svg:height="0.1508in" svg:x="0.1177in" svg:y="0in" svg:viewBox="0 0 151 384" svg:d="M149 14c2-4 1-4 2-6 0-5-3-8-8-8-3 0-5 1-6 3-46 123-90 245-135 367-2 4-1 4-2 7 0 4 4 7 8 7 5 0 6-2 9-9 44-120 88-241 132-361z"><text:p/></draw:path><draw:path draw:style-name="gr3" draw:text-style-name="P6" svg:width="0.1079in" svg:height="0.1063in" svg:x="0.1913in" svg:y="0.0098in" svg:viewBox="0 0 275 271" svg:d="M129 28c2-10 3-14 11-15 3-1 15-1 23-1 28 0 71 0 71 39 0 13-6 39-21 55-10 10-31 22-65 22-15 0-30 0-44 0 8-34 16-67 25-100zM185 132c39-8 85-35 85-74 0-33-35-58-86-58-36 0-74 0-110 0-8 0-11 0-11 8 0 4 3 4 11 4 1 0 8 0 14 1 8 1 11 1 11 7 0 1-1 2-2 6-18 69-34 138-52 206-3 16-4 19-35 19-7 0-10 0-10 8 0 3 4 4 6 4 11 0 37-2 48-2s39 2 50 2c2 0 7-1 7-9 0-3-4-3-11-3-14 0-25 0-25-8 0-2 1-4 1-6 9-33 17-67 25-100 16 0 31 0 47 0 35 0 41 20 41 34 0 6-3 18-5 26-2 10-6 24-6 32 0 42 47 42 51 42 33 0 46-39 46-44s-3-5-4-5c-3 0-4 3-4 6-10 29-27 35-36 35-13 0-15-9-15-24 0-12 2-32 3-44 1-5 2-11 2-17 0-29-26-41-36-46z"><text:p/></draw:path><draw:path draw:style-name="gr3" draw:text-style-name="P6" svg:width="0.0469in" svg:height="0.0701in" svg:x="0.3071in" svg:y="0.0661in" svg:viewBox="0 0 120 179" svg:d="M120 130c-3 0-5 0-9 0-1 7-4 22-7 25-3 1-24 1-27 1-16 0-33 0-49 0 28-25 37-32 54-45 19-15 38-33 38-58 0-33-29-53-63-53s-57 24-57 48c0 15 12 16 14 16 7 0 15-5 15-14 0-6-1-15-16-15 9-18 27-25 40-25 26 0 41 21 41 43 0 23-17 42-26 52-22 21-43 41-65 63-3 4-3 4-3 11 37 0 75 0 112 0 3-16 6-33 8-49z"><text:p/></draw:path></draw:g></text:span><text:span text:style-name="T2"><text:s/>אמ"מ </text:span><text:span text:style-name="T2"><draw:g text:anchor-type="as-char" svg:y="-0.1035in" draw:z-index="361" draw:name="Shape377" draw:style-name="gr1"><svg:title>TexMaths</svg:title><svg:desc>11§display§R_1 \subseteq R_2§svg§600§FALSE§</svg:desc><draw:path draw:style-name="gr2" draw:text-style-name="P5" svg:width="0.5394in" svg:height="0.1098in" svg:x="0.0024in" svg:y="0.0071in" svg:viewBox="0 0 1371 280" svg:d="M0 0c457 0 914 0 1371 0 0 93 0 186 0 280-457 0-914 0-1371 0 0-94 0-187 0-280z"><text:p/></draw:path><draw:path draw:style-name="gr3" draw:text-style-name="P6" svg:width="0.1083in" svg:height="0.1059in" svg:x="0.0004in" svg:y="0in" svg:viewBox="0 0 276 270" svg:d="M130 26c2-8 3-13 11-14 3 0 15 0 23 0 27 0 70 0 70 38 0 13-6 40-21 54-11 10-30 23-66 23-14 0-28 0-42 0 8-34 16-68 25-101zM185 132c39-8 85-35 85-74 0-34-35-58-85-58-36 0-74 0-110 0-8 0-11 0-11 8 0 4 3 4 10 4 1 0 9 0 15 1 7 0 10 1 10 6 0 2 0 3-1 7-18 68-34 137-52 205-4 16-4 19-35 19-7 0-11 0-11 8 0 3 3 2 6 3 11 0 38-1 49-1 10 0 37 1 48 1 4 0 8 0 8-8 0-3-3-3-11-3-14 0-24 0-24-8 0-2 0-4 1-6 9-34 17-68 25-101 16 0 31 0 47 0 34 0 41 22 41 34 0 7-3 17-5 26-3 11-7 25-7 33 0 42 46 42 52 42 33 0 46-39 46-44 0-4-3-2-4-4-4 0-5 2-6 5-9 27-26 34-35 34-12 0-15-8-15-23 0-12 2-32 4-44 1-5 1-12 1-17 0-29-25-41-36-45z"><text:p/></draw:path><draw:path draw:style-name="gr3" draw:text-style-name="P6" svg:width="0.0386in" svg:height="0.0697in" svg:x="0.1213in" svg:y="0.0559in" svg:viewBox="0 0 99 178" svg:d="M62 8c0-8-1-8-8-8-18 18-43 18-54 18 0 3 0 6 0 9 7 0 25 0 40-7 0 45 0 91 0 137 0 8 0 11-28 11-3 0-6 0-10 0 0 3 0 6 0 10 6 0 39-1 49-1 7 0 41 1 48 1 0-4 0-7 0-10-3 0-7 0-10 0-27 0-27-3-27-11 0-51 0-100 0-149z"><text:p/></draw:path><draw:path draw:style-name="gr3" draw:text-style-name="P6" svg:width="0.0921in" svg:height="0.1161in" svg:x="0.2331in" svg:y="0.0071in" svg:viewBox="0 0 235 296" svg:d="M222 15c7 0 13 0 13-7 0-8-6-8-13-8-34 0-69 0-103 0-67 0-119 50-119 112 0 60 53 110 119 110 34 0 69 0 103 0 7 0 13 0 13-8s-6-8-13-8c-34 0-69 0-103 0-61 0-104-45-104-94 0-53 44-97 104-97 34 0 69 0 103 0zM21 281c-7 0-13 0-13 8 0 7 6 7 13 7 67 0 134 0 201 0 7 0 13 0 13-7 0-8-6-8-13-8-67 0-134 0-201 0z"><text:p/></draw:path><draw:path draw:style-name="gr3" draw:text-style-name="P6" svg:width="0.1079in" svg:height="0.1059in" svg:x="0.387in" svg:y="0in" svg:viewBox="0 0 275 270" svg:d="M129 26c2-8 3-13 11-14 3 0 15 0 23 0 27 0 70 0 70 38 0 13-6 40-21 54-10 10-30 23-66 23-14 0-28 0-43 0 9-34 17-68 26-101zM185 132c38-8 85-35 85-74 0-34-36-58-86-58-37 0-74 0-110 0-8 0-11 0-11 8 0 4 3 4 11 4 4 0 7 0 14 1 7 0 11 1 11 6 0 2-1 3-2 7-18 68-34 137-52 205-3 16-4 19-35 19-7 0-10 0-10 8 0 3 4 3 6 3 9 0 37-1 48-1s38 1 48 1c4 0 8 0 8-8 0-3-3-3-10-3-14 0-25 0-25-8 0-2 0-4 1-6 9-34 16-68 25-101 16 0 31 0 46 0 36 0 42 22 42 34 0 7-3 17-5 26-2 11-6 25-6 33 0 42 46 42 51 42 33 0 46-39 46-44 0-4-3-4-4-4-4 0-5 2-5 5-10 27-26 34-35 34-13 0-15-8-15-23 0-12 2-32 3-44 1-5 2-12 2-17 0-29-26-41-36-45z"><text:p/></draw:path><draw:path draw:style-name="gr3" draw:text-style-name="P6" svg:width="0.0469in" svg:height="0.0697in" svg:x="0.5024in" svg:y="0.0559in" svg:viewBox="0 0 120 178" svg:d="M120 129c-3 0-6 0-9 0-1 7-4 22-8 26-2 1-23 1-26 1-16 0-33 0-49 0 28-25 37-33 53-45 20-17 39-33 39-58 0-33-29-53-64-53-33 0-56 23-56 48 0 15 12 16 14 16 7 0 15-5 15-15 0-5-1-14-16-14 9-20 27-25 40-25 26 0 41 21 41 43 0 23-17 41-26 51-22 21-43 42-65 63-3 3-3 3-3 11 37 0 75 0 112 0 2-17 6-32 8-49z"><text:p/></draw:path></draw:g></text:span></text:p>
      <text:p text:style-name="P60">הוכחה: <text:span text:style-name="T2">נוכיח את כל אחת מהגרירות בנפרד. </text:span></text:p>
      <text:list text:style-name="L11">
        <text:list-item>
          <text:p text:style-name="P61"><text:span text:style-name="T2">נניח </text:span><text:span text:style-name="T2"><draw:g text:anchor-type="as-char" svg:y="-0.1134in" draw:z-index="362" draw:name="Shape378" draw:style-name="gr1"><svg:title>TexMaths</svg:title><svg:desc>11§display§A / R_1§svg§600§FALSE§</svg:desc><draw:path draw:style-name="gr2" draw:text-style-name="P5" svg:width="0.3398in" svg:height="0.1358in" svg:x="0.0031in" svg:y="0.0071in" svg:viewBox="0 0 864 346" svg:d="M432 346c-144 0-288 0-432 0 0-116 0-230 0-346 288 0 576 0 864 0 0 116 0 230 0 346-144 0-288 0-432 0z"><text:p/></draw:path><draw:path draw:style-name="gr3" draw:text-style-name="P6" svg:width="0.1039in" svg:height="0.1079in" svg:x="0.0004in" svg:y="0.0043in" svg:viewBox="0 0 265 275" svg:d="M56 231c-15 26-31 31-47 32-5 1-9 1-9 8 0 2 2 4 6 4 11 0 22-1 33-1 13 0 26 1 38 1 2 0 8 0 8-7 0-4-4-5-7-5-9 0-17-3-17-13 0-4 2-9 5-14 10-17 20-32 30-49 32 0 64 0 97 0 0 9 5 60 5 64 0 11-20 12-27 12-6 0-9 0-9 8 0 4 2 3 4 4 17 0 33-1 49-1 9 0 34 1 44 1 2 0 6 0 6-7 0-5-3-5-9-5-24 0-24-2-25-13-8-79-15-160-23-240-1-8-1-10-8-10-5 0-7 3-10 7-45 74-89 149-134 224zM102 175c26-43 51-85 76-127 5 42 9 84 13 127-29 0-59 0-89 0z"><text:p/></draw:path><draw:path draw:style-name="gr3" draw:text-style-name="P6" svg:width="0.0587in" svg:height="0.1512in" svg:x="0.1177in" svg:y="0in" svg:viewBox="0 0 150 385" svg:d="M149 15c1-5 1-6 1-7 0-5-4-8-8-8-2 0-6 1-7 3-44 123-89 245-133 367-2 5-2 7-2 8 0 4 3 7 8 7 4 0 5-3 9-10 44-120 88-240 132-360z"><text:p/></draw:path><draw:path draw:style-name="gr3" draw:text-style-name="P6" svg:width="0.1083in" svg:height="0.1063in" svg:x="0.1909in" svg:y="0.0098in" svg:viewBox="0 0 276 271" svg:d="M130 26c2-9 3-13 10-14 4 0 16 0 24 0 27 0 70 0 70 38 0 13-6 39-22 55-10 10-29 22-65 22-14 0-28 0-42 0 8-35 16-68 25-101zM185 132c39-9 85-35 85-75 0-33-35-57-85-57-36 0-74 0-110 0-8 0-11 0-11 8 0 4 3 4 10 4 1 0 9 0 15 0 7 1 10 1 10 7 0 1 0 2-1 7-18 69-34 138-52 206-4 15-4 18-35 18-7 0-11 0-11 8 0 4 3 3 6 4 11 0 38-1 49-1 10 0 37 1 48 1 4 0 8 0 8-8 0-4-3-4-11-4-14 0-24 0-24-7 0-2 0-4 1-6 9-33 17-67 25-102 16 0 31 0 47 0 34 0 41 22 41 36 0 5-3 17-5 26-3 10-7 24-7 32 0 42 46 42 52 42 33 0 46-40 46-44 0-6-3-3-4-6-3 0-5 4-6 6-10 28-26 35-35 35-12 0-15-9-15-23 0-12 2-31 4-43 1-6 1-13 1-19 0-29-25-42-36-45z"><text:p/></draw:path><draw:path draw:style-name="gr3" draw:text-style-name="P6" svg:width="0.0386in" svg:height="0.0701in" svg:x="0.3118in" svg:y="0.0661in" svg:viewBox="0 0 99 179" svg:d="M62 8c0-8-1-8-8-8-18 17-43 17-54 17 0 3 0 6 0 9 7 0 24 0 40-7 0 46 0 92 0 138 0 9 0 13-28 13-3 0-6 0-10 0 0 3 0 6 0 9 5-1 39-1 49-1 7 0 41 0 48 1 0-3 0-6 0-9-3 0-8 0-11 0-26 0-26-4-26-13 0-50 0-100 0-149z"><text:p/></draw:path></draw:g></text:span><text:span text:style-name="T2"><text:s/>עידון של </text:span><text:span text:style-name="T2"><draw:g text:anchor-type="as-char" svg:y="-0.1134in" draw:z-index="363" draw:name="Shape379" draw:style-name="gr1"><svg:title>TexMaths</svg:title><svg:desc>11§display§A / R_2§svg§600§FALSE§</svg:desc><draw:path draw:style-name="gr2" draw:text-style-name="P5" svg:width="0.3433in" svg:height="0.1354in" svg:x="0.0031in" svg:y="0.0071in" svg:viewBox="0 0 873 345" svg:d="M0 0c291 0 582 0 873 0 0 115 0 230 0 345-291 0-582 0-873 0 0-115 0-230 0-345z"><text:p/></draw:path><draw:path draw:style-name="gr3" draw:text-style-name="P6" svg:width="0.1043in" svg:height="0.1079in" svg:x="0.0004in" svg:y="0.0043in" svg:viewBox="0 0 266 275" svg:d="M56 230c-15 27-31 32-47 33-6 0-9 0-9 8 0 2 2 4 6 4 9 0 22-2 33-2 13 0 26 2 38 2 2 0 8-1 8-7 0-5-3-5-7-5-9-1-17-4-17-14 0-5 2-9 5-14 10-16 19-32 29-48 32 0 64 0 97 0 1 7 6 60 6 63 0 12-20 13-27 13-6 0-10 0-10 8 0 3 4 4 5 4 17 0 33-2 49-2 10 0 34 2 44 2 2 0 7-1 7-9 0-3-5-3-9-3-25 0-25-3-26-14-7-79-15-160-23-240-1-8-1-9-7-9-7 0-8 2-10 7-46 74-90 149-135 223zM102 175c26-43 51-86 76-128 4 42 8 85 13 128-30 0-59 0-89 0z"><text:p/></draw:path><draw:path draw:style-name="gr3" draw:text-style-name="P6" svg:width="0.0591in" svg:height="0.1508in" svg:x="0.1177in" svg:y="0in" svg:viewBox="0 0 151 384" svg:d="M149 14c2-4 1-4 2-6 0-5-3-8-8-8-3 0-5 1-6 3-46 123-90 245-135 367-2 4-1 4-2 7 0 4 4 7 8 7 5 0 6-2 9-9 44-120 88-241 132-361z"><text:p/></draw:path><draw:path draw:style-name="gr3" draw:text-style-name="P6" svg:width="0.1079in" svg:height="0.1063in" svg:x="0.1913in" svg:y="0.0098in" svg:viewBox="0 0 275 271" svg:d="M129 28c2-10 3-14 11-15 3-1 15-1 23-1 28 0 71 0 71 39 0 13-6 39-21 55-10 10-31 22-65 22-15 0-30 0-44 0 8-34 16-67 25-100zM185 132c39-8 85-35 85-74 0-33-35-58-86-58-36 0-74 0-110 0-8 0-11 0-11 8 0 4 3 4 11 4 1 0 8 0 14 1 8 1 11 1 11 7 0 1-1 2-2 6-18 69-34 138-52 206-3 16-4 19-35 19-7 0-10 0-10 8 0 3 4 4 6 4 11 0 37-2 48-2s39 2 50 2c2 0 7-1 7-9 0-3-4-3-11-3-14 0-25 0-25-8 0-2 1-4 1-6 9-33 17-67 25-100 16 0 31 0 47 0 35 0 41 20 41 34 0 6-3 18-5 26-2 10-6 24-6 32 0 42 47 42 51 42 33 0 46-39 46-44s-3-5-4-5c-3 0-4 3-4 6-10 29-27 35-36 35-13 0-15-9-15-24 0-12 2-32 3-44 1-5 2-11 2-17 0-29-26-41-36-46z"><text:p/></draw:path><draw:path draw:style-name="gr3" draw:text-style-name="P6" svg:width="0.0469in" svg:height="0.0701in" svg:x="0.3071in" svg:y="0.0661in" svg:viewBox="0 0 120 179" svg:d="M120 130c-3 0-5 0-9 0-1 7-4 22-7 25-3 1-24 1-27 1-16 0-33 0-49 0 28-25 37-32 54-45 19-15 38-33 38-58 0-33-29-53-63-53s-57 24-57 48c0 15 12 16 14 16 7 0 15-5 15-14 0-6-1-15-16-15 9-18 27-25 40-25 26 0 41 21 41 43 0 23-17 42-26 52-22 21-43 41-65 63-3 4-3 4-3 11 37 0 75 0 112 0 3-16 6-33 8-49z"><text:p/></draw:path></draw:g></text:span><text:span text:style-name="T2">, כלומר לכל </text:span><text:span text:style-name="T2"><draw:g text:anchor-type="as-char" svg:y="-0.1134in" draw:z-index="364" draw:name="Shape380" draw:style-name="gr1"><svg:title>TexMaths</svg:title><svg:desc>11§display§X \in A/R_1§svg§600§FALSE§</svg:desc><draw:path draw:style-name="gr2" draw:text-style-name="P5" svg:width="0.6634in" svg:height="0.1354in" svg:x="0.0043in" svg:y="0.0071in" svg:viewBox="0 0 1686 345" svg:d="M0 0c562 0 1124 0 1686 0 0 115 0 230 0 345-562 0-1124 0-1686 0 0-115 0-230 0-345z"><text:p/></draw:path><draw:path draw:style-name="gr3" draw:text-style-name="P6" svg:width="0.1252in" svg:height="0.1031in" svg:x="0.0004in" svg:y="0.0098in" svg:viewBox="0 0 319 263" svg:d="M177 106c-11-27-21-52-32-77-1-4-2-5-2-6 0-2 7-9 23-11 3 0 8 0 8-6s-5-6-6-6c-16 0-33 1-49 1-9 0-33-1-43-1-2 0-7 0-7 8 0 4 4 4 9 4 23 0 25 5 29 12 15 37 30 72 46 108-28 29-55 58-83 87-1 1-3 2-4 3-19 21-37 28-57 29-5 0-9 0-9 8 2 2 0 4 5 4 13 0 25-2 37-2 14 0 29 2 43 2 3 0 7 0 7-9 0-3-3-2-4-3-4-1-17-1-17-12 0-7 7-12 11-18 14-13 27-27 40-40 11-14 23-26 34-38 13 31 27 61 40 92 1 3 1 3 2 4 0 3-8 10-23 12-5 0-8 0-8 7 0 5 5 5 7 5 10 0 37-2 48-2 10 0 33 2 43 2 2 0 7 0 7-8 0-4-4-4-7-4-25-1-26-2-33-18-15-35-41-94-49-117 25-27 65-73 79-84 11-9 25-19 48-20 6 0 9 0 9-8-2-1 0-4-6-4-11 0-24 1-36 1-14 0-29-1-43-1-2 0-6 0-6 8 0 3 1 4 4 4 3 1 15 1 15 12 0 6-4 11-7 15-21 22-42 44-63 67z"><text:p/></draw:path><draw:path draw:style-name="gr3" draw:text-style-name="P6" svg:width="0.076in" svg:height="0.087in" svg:x="0.1894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" svg:width="0.1039in" svg:height="0.1079in" svg:x="0.3256in" svg:y="0.0043in" svg:viewBox="0 0 265 275" svg:d="M56 230c-15 27-31 32-47 33-6 0-9 0-9 8 0 2 2 4 5 4 10 0 22-2 33-2 14 0 27 2 39 2 2 0 8 0 8-7 0-5-4-5-7-5-9-1-18-4-18-14 0-5 3-9 6-14 10-16 19-32 29-48 31 0 64 0 96 0 1 7 7 60 7 63 0 12-20 13-28 13-5 0-9 0-9 8 0 4 3 3 5 4 17 0 33-2 48-2 10 0 34 2 44 2 3 0 7 0 7-9 0-3-3-3-9-3-24 0-24-3-25-14-8-79-15-160-23-240-1-8-1-9-8-9-5 0-8 2-10 7-45 74-89 149-134 223zM102 175c26-43 51-86 76-128 5 42 8 85 12 128-29 0-58 0-88 0z"><text:p/></draw:path><draw:path draw:style-name="gr3" draw:text-style-name="P6" svg:width="0.0587in" svg:height="0.1508in" svg:x="0.4425in" svg:y="0in" svg:viewBox="0 0 150 384" svg:d="M148 14c2-4 2-4 2-6 0-5-4-8-8-8-2 0-6 1-7 3-45 123-89 245-134 367-1 4-1 4-1 7 0 4 3 7 8 7 4 0 5-2 7-9 44-120 89-241 133-361z"><text:p/></draw:path><draw:path draw:style-name="gr3" draw:text-style-name="P6" svg:width="0.1083in" svg:height="0.1063in" svg:x="0.5161in" svg:y="0.0098in" svg:viewBox="0 0 276 271" svg:d="M130 28c2-10 3-14 11-15 3-1 15-1 23-1 27 0 70 0 70 39 0 13-6 39-21 55-11 10-30 22-66 22-14 0-28 0-43 0 9-34 17-67 26-100zM185 132c39-8 85-35 85-74 0-33-35-58-85-58-37 0-74 0-110 0-8 0-11 0-11 8 0 4 3 4 10 4 1 0 8 0 15 1s10 1 10 7c0 1 0 2-1 6-18 69-34 138-52 206-4 16-4 19-35 19-7 0-11 0-11 8 0 4 3 3 5 4 11 0 39-2 50-2 10 0 37 2 48 2 4 0 8 0 8-9 0-3-3-3-11-3-14 0-24 0-24-8 0-2 0-4 1-6 9-33 16-67 25-100 16 0 31 0 46 0 36 0 42 20 42 34 0 6-3 18-5 26-4 10-7 24-7 32 0 42 46 42 52 42 33 0 46-39 46-44s-3-2-4-5c-4 0-5 3-6 6-9 29-25 35-35 35-12 0-15-9-15-24 0-12 2-32 4-44 1-5 1-11 1-17 0-29-25-41-36-46z"><text:p/></draw:path><draw:path draw:style-name="gr3" draw:text-style-name="P6" svg:width="0.0386in" svg:height="0.0701in" svg:x="0.6366in" svg:y="0.0661in" svg:viewBox="0 0 99 179" svg:d="M62 8c0-7 0-8-8-8-18 18-42 18-54 18 0 3 0 6 0 10 7 0 25 0 40-8 0 45 0 91 0 137 0 9 0 13-27 13-3 0-8 0-11 0 0 3 0 6 0 9 6 0 39-1 49-1 8 0 42 1 48 1 0-3 0-6 0-9-3 0-7 0-10 0-27 0-27-4-27-13 0-50 0-100 0-149z"><text:p/></draw:path></draw:g></text:span><text:span text:style-name="T2"><text:s/>מתקיים קיום </text:span><text:span text:style-name="T2"><draw:g text:anchor-type="as-char" svg:y="-0.1134in" draw:z-index="365" draw:name="Shape381" draw:style-name="gr1"><svg:title>TexMaths</svg:title><svg:desc>11§display§Y \in A / R_2§svg§600§FALSE§</svg:desc><draw:path draw:style-name="gr2" draw:text-style-name="P5" svg:width="0.6516in" svg:height="0.1358in" svg:x="0.0028in" svg:y="0.0071in" svg:viewBox="0 0 1656 346" svg:d="M829 346c-277 0-553 0-829 0 0-116 0-230 0-346 552 0 1104 0 1656 0 0 116 0 230 0 346-276 0-552 0-827 0z"><text:p/></draw:path><draw:path draw:style-name="gr3" draw:text-style-name="P6" svg:width="0.1102in" svg:height="0.1028in" svg:x="0.0004in" svg:y="0.0098in" svg:viewBox="0 0 281 262" svg:d="M217 44c2-2 3-3 5-5 11-13 25-26 51-27 4-1 8-1 8-8 0-3-3-4-6-4-10 0-21 1-31 1-13 0-26-1-39-1-3 0-7 0-7 7 0 4 3 5 6 5 2 0 14 0 14 9 0 7-9 16-11 18-30 34-60 68-89 103-15-39-29-76-43-114-2-6-1-5-2-7 0-9 18-9 23-9s9 0 9-8c0-4-5-4-6-4-11 0-38 1-48 1s-34-1-44-1c-3 0-7 0-7 8 0 4 3 4 9 4 23 0 24 3 27 12 16 43 32 85 48 128 1 1 2 5 2 7 0 1-16 61-18 69-5 21-5 22-36 22-8 0-10 0-10 8 0 4 3 3 4 4 11 0 39-1 50-1s38 1 49 1c3 0 7 0 7-8 0-4-3-4-10-4-1 0-9 0-15 0-8-1-10-2-10-7 0-2 3-16 5-24 5-18 9-36 14-54 2-6 2-8 5-11 32-37 64-74 96-110z"><text:p/></draw:path><draw:path draw:style-name="gr3" draw:text-style-name="P6" svg:width="0.076in" svg:height="0.087in" svg:x="0.172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39in" svg:height="0.1079in" svg:x="0.3087in" svg:y="0.0043in" svg:viewBox="0 0 265 275" svg:d="M56 231c-16 26-31 31-48 32-5 1-8 1-8 8 0 2 2 4 6 4 9 0 22-1 33-1 12 0 26 1 38 1 2 0 8 0 8-7 0-4-5-5-7-5-9 0-19-3-19-13 0-4 4-9 6-14 10-17 20-32 30-49 32 0 65 0 96 0 2 9 7 60 7 64 0 11-20 12-27 12-6 0-10 0-10 8 0 4 4 4 5 4 16 0 33-1 49-1 9 0 34 1 44 1 2 0 6 0 6-7 0-5-4-5-9-5-24 0-24-2-25-13-8-79-15-160-23-240-1-8-1-10-8-10-6 0-7 3-10 7-45 74-89 149-134 224zM102 175c26-43 51-85 76-127 5 42 8 84 12 127-29 0-58 0-88 0z"><text:p/></draw:path><draw:path draw:style-name="gr3" draw:text-style-name="P6" svg:width="0.0591in" svg:height="0.1512in" svg:x="0.4252in" svg:y="0in" svg:viewBox="0 0 151 385" svg:d="M149 15c2-5 2-6 2-7 0-5-4-8-8-8-2 0-5 1-7 3-45 123-89 245-134 367-2 5-2 7-2 8 0 4 4 7 9 7 4 0 5-3 8-10 44-120 88-240 132-360z"><text:p/></draw:path><draw:path draw:style-name="gr3" draw:text-style-name="P6" svg:width="0.1083in" svg:height="0.1063in" svg:x="0.4992in" svg:y="0.0098in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3 0-5 4-6 6-8 28-26 35-35 35-12 0-15-9-15-23 0-12 2-31 4-43 0-6 1-13 1-19 0-29-25-42-36-45z"><text:p/></draw:path><draw:path draw:style-name="gr3" draw:text-style-name="P6" svg:width="0.0469in" svg:height="0.0701in" svg:x="0.6154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2"><text:s/>כך ש־</text:span><text:span text:style-name="T2"><draw:g text:anchor-type="as-char" svg:y="-0.1043in" draw:z-index="366" draw:name="Shape382" draw:style-name="gr1"><svg:title>TexMaths</svg:title><svg:desc>11§display§X \subseteq Y§svg§600§FALSE§</svg:desc><draw:path draw:style-name="gr2" draw:text-style-name="P5" svg:width="0.4402in" svg:height="0.1087in" svg:x="0.0039in" svg:y="0.0071in" svg:viewBox="0 0 1119 277" svg:d="M0 0c373 0 747 0 1119 0 0 93 0 184 0 277-372 0-746 0-1119 0 0-93 0-184 0-277z"><text:p/></draw:path><draw:path draw:style-name="gr3" draw:text-style-name="P6" svg:width="0.1252in" svg:height="0.1035in" svg:x="0in" svg:y="0in" svg:viewBox="0 0 319 264" svg:d="M177 105c-11-25-21-51-32-76-1-4-1-4-2-6 0-2 7-10 23-11 3 0 8-1 8-8 0-4-5-4-7-4-15 0-32 1-48 1-10 0-33-1-43-1-2 0-7 0-7 8 0 4 4 4 9 4 23 0 25 3 29 12 15 37 29 72 45 109-28 28-54 58-82 87-1 1-3 3-4 4-19 21-37 27-57 28-5 1-9 1-9 8 0 1 0 4 5 4 13 0 25-1 37-1 14 0 29 1 43 1 2 0 7 0 7-8 0-3-4-4-5-4-3 0-16-1-16-12 0-6 7-13 11-17 14-14 27-28 40-42 11-12 23-25 34-37 13 30 27 60 40 91 1 5 2 5 2 6 0 3-8 10-23 11-5 1-8 1-8 8 0 4 5 4 6 4 11 0 38-1 49-1 9 0 33 1 43 1 2 0 7 0 7-8 0-4-4-4-7-4-26 0-26-1-33-17-15-36-41-96-51-119 27-28 68-73 80-84 12-10 26-19 49-20 6 0 9 0 9-8-2-1 0-4-6-4-11 0-24 1-36 1-14 0-28-1-43-1-2 0-6 0-6 8 0 2 1 4 4 4s15 1 15 12c0 6-4 10-7 14-21 22-42 45-63 67z"><text:p/></draw:path><draw:path draw:style-name="gr3" draw:text-style-name="P6" svg:width="0.0925in" svg:height="0.1173in" svg:x="0.1886in" svg:y="0.0071in" svg:viewBox="0 0 236 299" svg:d="M222 15c7 0 14 0 14-7 0-8-7-8-14-8-34 0-69 0-103 0-67 0-119 51-119 113 0 61 54 111 119 111 34 0 69 0 103 0 7 0 14 0 14-8 0-7-7-7-14-7-34 0-68 0-102 0-62 0-105-46-105-96 0-53 44-98 105-98 34 0 68 0 102 0zM21 284c-7 0-13 0-13 8 0 7 6 7 13 7 67 0 134 0 201 0 7 0 14 0 14-7 0-8-7-8-14-8-67 0-134 0-201 0z"><text:p/></draw:path><draw:path draw:style-name="gr3" draw:text-style-name="P6" svg:width="0.1098in" svg:height="0.1035in" svg:x="0.3421in" svg:y="0in" svg:viewBox="0 0 280 264" svg:d="M217 44c2-2 3-3 5-5 12-11 24-25 51-27 4 0 7 0 7-8 0-3-2-4-5-4-10 0-21 1-31 1-13 0-26-1-38-1-4 0-8 0-8 8 0 4 3 4 5 4 4 0 15 1 15 9 0 7-9 17-11 19-30 34-60 68-89 102-15-38-29-76-43-114-2-6-2-6-2-7 0-9 18-9 23-9s8 0 8-8c0-4-4-4-5-4-11 0-37 1-48 1-10 0-35-1-44-1-3 0-7 0-7 8 0 4 3 4 9 4 23 0 24 3 27 13 17 42 32 85 49 127 0 1 1 6 1 7s-16 63-18 71c-4 21-5 22-36 22-7 0-10 0-10 8 0 4 4 4 5 4 11 0 38-1 49-1s38 1 49 1c3 0 8 0 8-8 0-4-4-4-11-4-1 0-9 0-15 0-8-1-10-2-10-7 0-3 3-16 5-24 5-18 9-37 13-54 3-8 3-9 6-12 32-37 64-74 96-111z"><text:p/></draw:path></draw:g></text:span><text:span text:style-name="T2">. </text:span><text:span text:style-name="T16">נוכיח </text:span><text:span text:style-name="T16"><draw:g text:anchor-type="as-char" svg:y="-0.1035in" draw:z-index="376" draw:name="Shape383" draw:style-name="gr1"><svg:title>TexMaths</svg:title><svg:desc>11§display§R_1 \subseteq R_2§svg§600§FALSE§</svg:desc><draw:path draw:style-name="gr2" draw:text-style-name="P5" svg:width="0.5394in" svg:height="0.1098in" svg:x="0.0024in" svg:y="0.0071in" svg:viewBox="0 0 1371 280" svg:d="M0 0c457 0 914 0 1371 0 0 93 0 186 0 280-457 0-914 0-1371 0 0-94 0-187 0-280z"><text:p/></draw:path><draw:path draw:style-name="gr3" draw:text-style-name="P6" svg:width="0.1083in" svg:height="0.1059in" svg:x="0.0004in" svg:y="0in" svg:viewBox="0 0 276 270" svg:d="M130 26c2-8 3-13 11-14 3 0 15 0 23 0 27 0 70 0 70 38 0 13-6 40-21 54-11 10-30 23-66 23-14 0-28 0-42 0 8-34 16-68 25-101zM185 132c39-8 85-35 85-74 0-34-35-58-85-58-36 0-74 0-110 0-8 0-11 0-11 8 0 4 3 4 10 4 1 0 9 0 15 1 7 0 10 1 10 6 0 2 0 3-1 7-18 68-34 137-52 205-4 16-4 19-35 19-7 0-11 0-11 8 0 3 3 2 6 3 11 0 38-1 49-1 10 0 37 1 48 1 4 0 8 0 8-8 0-3-3-3-11-3-14 0-24 0-24-8 0-2 0-4 1-6 9-34 17-68 25-101 16 0 31 0 47 0 34 0 41 22 41 34 0 7-3 17-5 26-3 11-7 25-7 33 0 42 46 42 52 42 33 0 46-39 46-44 0-4-3-2-4-4-4 0-5 2-6 5-9 27-26 34-35 34-12 0-15-8-15-23 0-12 2-32 4-44 1-5 1-12 1-17 0-29-25-41-36-45z"><text:p/></draw:path><draw:path draw:style-name="gr3" draw:text-style-name="P6" svg:width="0.0386in" svg:height="0.0697in" svg:x="0.1213in" svg:y="0.0559in" svg:viewBox="0 0 99 178" svg:d="M62 8c0-8-1-8-8-8-18 18-43 18-54 18 0 3 0 6 0 9 7 0 25 0 40-7 0 45 0 91 0 137 0 8 0 11-28 11-3 0-6 0-10 0 0 3 0 6 0 10 6 0 39-1 49-1 7 0 41 1 48 1 0-4 0-7 0-10-3 0-7 0-10 0-27 0-27-3-27-11 0-51 0-100 0-149z"><text:p/></draw:path><draw:path draw:style-name="gr3" draw:text-style-name="P6" svg:width="0.0921in" svg:height="0.1161in" svg:x="0.2331in" svg:y="0.0071in" svg:viewBox="0 0 235 296" svg:d="M222 15c7 0 13 0 13-7 0-8-6-8-13-8-34 0-69 0-103 0-67 0-119 50-119 112 0 60 53 110 119 110 34 0 69 0 103 0 7 0 13 0 13-8s-6-8-13-8c-34 0-69 0-103 0-61 0-104-45-104-94 0-53 44-97 104-97 34 0 69 0 103 0zM21 281c-7 0-13 0-13 8 0 7 6 7 13 7 67 0 134 0 201 0 7 0 13 0 13-7 0-8-6-8-13-8-67 0-134 0-201 0z"><text:p/></draw:path><draw:path draw:style-name="gr3" draw:text-style-name="P6" svg:width="0.1079in" svg:height="0.1059in" svg:x="0.387in" svg:y="0in" svg:viewBox="0 0 275 270" svg:d="M129 26c2-8 3-13 11-14 3 0 15 0 23 0 27 0 70 0 70 38 0 13-6 40-21 54-10 10-30 23-66 23-14 0-28 0-43 0 9-34 17-68 26-101zM185 132c38-8 85-35 85-74 0-34-36-58-86-58-37 0-74 0-110 0-8 0-11 0-11 8 0 4 3 4 11 4 4 0 7 0 14 1 7 0 11 1 11 6 0 2-1 3-2 7-18 68-34 137-52 205-3 16-4 19-35 19-7 0-10 0-10 8 0 3 4 3 6 3 9 0 37-1 48-1s38 1 48 1c4 0 8 0 8-8 0-3-3-3-10-3-14 0-25 0-25-8 0-2 0-4 1-6 9-34 16-68 25-101 16 0 31 0 46 0 36 0 42 22 42 34 0 7-3 17-5 26-2 11-6 25-6 33 0 42 46 42 51 42 33 0 46-39 46-44 0-4-3-4-4-4-4 0-5 2-5 5-10 27-26 34-35 34-13 0-15-8-15-23 0-12 2-32 3-44 1-5 2-12 2-17 0-29-26-41-36-45z"><text:p/></draw:path><draw:path draw:style-name="gr3" draw:text-style-name="P6" svg:width="0.0469in" svg:height="0.0697in" svg:x="0.5024in" svg:y="0.0559in" svg:viewBox="0 0 120 178" svg:d="M120 129c-3 0-6 0-9 0-1 7-4 22-8 26-2 1-23 1-26 1-16 0-33 0-49 0 28-25 37-33 53-45 20-17 39-33 39-58 0-33-29-53-64-53-33 0-56 23-56 48 0 15 12 16 14 16 7 0 15-5 15-15 0-5-1-14-16-14 9-20 27-25 40-25 26 0 41 21 41 43 0 23-17 41-26 51-22 21-43 42-65 63-3 3-3 3-3 11 37 0 75 0 112 0 2-17 6-32 8-49z"><text:p/></draw:path></draw:g></text:span><text:span text:style-name="T16">. </text:span><text:span text:style-name="T2">ידוע שקבוצת המנה היא חלוקה, ולכן </text:span><text:span text:style-name="T16">עידון מוגדר. יהי </text:span><text:span text:style-name="T16"><draw:g text:anchor-type="as-char" svg:y="-0.1134in" draw:z-index="386" draw:name="Shape384" draw:style-name="gr1"><svg:title>TexMaths</svg:title><svg:desc>11§display§\la a, b \ra \in R_1§svg§600§FALSE§</svg:desc><draw:path draw:style-name="gr2" draw:text-style-name="P5" svg:width="0.6673in" svg:height="0.1354in" svg:x="0.0004in" svg:y="0.0071in" svg:viewBox="0 0 1696 345" svg:d="M0 0c566 0 1131 0 1696 0 0 115 0 230 0 345-565 0-1130 0-1696 0 0-115 0-230 0-345z"><text:p/></draw:path><draw:path draw:style-name="gr3" draw:text-style-name="P6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693in" svg:height="0.0681in" svg:x="0.0583in" svg:y="0.0453in" svg:viewBox="0 0 177 174" svg:d="M129 24c-8-14-19-24-37-24-45 0-92 56-92 112 0 37 21 62 51 62 7 0 27-1 50-29 4 17 17 29 35 29 14 0 23-9 29-21 7-14 12-37 12-38 0-4-4-4-5-4-4 0-5 1-6 7-6 25-13 48-28 48-11 0-13-10-13-17 0-9 2-12 6-29s4-21 8-35c4-19 10-37 14-54 3-11 3-11 3-13 0-7-5-10-12-10-9 0-14 9-15 16zM103 124c-2 7-2 8-7 15-18 21-33 27-44 27-19 0-24-22-24-36 0-20 12-67 20-85 13-23 30-37 46-37 24 0 29 32 29 34s0 4-1 6c-6 26-12 51-19 76z"><text:p/></draw:path><draw:path draw:style-name="gr3" draw:text-style-name="P6" svg:width="0.0177in" svg:height="0.0453in" svg:x="0.1453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6" svg:width="0.0555in" svg:height="0.1059in" svg:x="0.2071in" svg:y="0.0075in" svg:viewBox="0 0 142 270" svg:d="M74 3c-1-1 0-3-5-3-8 0-37 2-47 3-3 0-8 1-8 8 0 4 4 4 10 4 19 0 19 4 19 7s-3 17-6 24c-11 42-20 84-31 126-5 20-6 24-6 37 0 38 20 61 48 61 47 0 94-58 94-111 0-36-20-62-52-62-17 0-33 11-45 23 10-40 19-78 29-117zM37 150c3-9 3-10 7-15 19-24 36-30 46-30 13 0 24 12 24 36 0 23-13 66-19 81-14 26-31 40-47 40-12 0-25-11-25-40 0-6 0-14 7-37 2-12 5-24 7-35z"><text:p/></draw:path><draw:path draw:style-name="gr3" draw:text-style-name="P6" svg:width="0.0339in" svg:height="0.1508in" svg:x="0.2736in" svg:y="0in" svg:viewBox="0 0 87 384" svg:d="M85 198c2-4 2-5 2-5 0-1 0-3-2-7-22-59-45-119-67-177-4-7-7-9-10-9-5 0-8 3-8 8 0 1 0 2 2 6 23 60 45 119 68 179-23 58-45 117-68 177-2 4-2 4-2 7 0 4 4 7 8 7 5 0 6-4 9-7 23-60 45-119 68-179z"><text:p/></draw:path><draw:path draw:style-name="gr3" draw:text-style-name="P6" svg:width="0.076in" svg:height="0.087in" svg:x="0.3787in" svg:y="0.0307in" svg:viewBox="0 0 194 222" svg:d="M181 120c6 0 13 0 13-8 0-7-7-7-13-7-56 0-109 0-164 0 4-52 48-88 103-88 20 0 41 0 61 0 6 0 13-2 13-9 0-8-7-8-13-8-21 0-41 0-62 0-66 0-119 51-119 112 0 62 53 110 119 110 21 0 41 0 62 0 6 0 13 0 13-7 0-8-7-7-13-7-20 0-41 0-61 0-55 0-99-36-103-88 55 0 108 0 164 0z"><text:p/></draw:path><draw:path draw:style-name="gr3" draw:text-style-name="P6" svg:width="0.1083in" svg:height="0.1063in" svg:x="0.5161in" svg:y="0.0098in" svg:viewBox="0 0 276 271" svg:d="M130 28c2-10 3-14 11-15 3-1 15-1 23-1 28 0 70 0 70 39 0 13-6 39-20 55-11 10-31 22-66 22-15 0-29 0-43 0 8-34 16-67 25-100zM185 132c40-8 86-35 86-74 0-33-35-58-86-58-36 0-74 0-110 0-8 0-11 0-11 8 0 4 3 4 10 4 1 0 9 0 15 1 7 1 10 1 10 7 0 1 0 2-1 6-18 69-34 138-52 206-4 16-4 19-35 19-7 0-11 0-11 8 0 4 3 3 6 4 11 0 38-2 49-2 10 0 37 2 48 2 4 0 8 0 8-9 0-3-3-3-11-3-14 0-24 0-24-8 0-2 0-4 1-6 9-33 17-67 25-100 16 0 31 0 47 0 35 0 41 20 41 34 0 6-3 18-5 26-3 10-7 24-7 32 0 42 47 42 52 42 33 0 46-39 46-44s-3-2-4-5c-3 0-5 3-6 6-8 29-25 35-35 35-12 0-15-9-15-24 0-12 3-32 4-44 1-5 1-11 1-17 0-29-25-41-36-46z"><text:p/></draw:path><draw:path draw:style-name="gr3" draw:text-style-name="P6" svg:width="0.0382in" svg:height="0.0701in" svg:x="0.6374in" svg:y="0.0661in" svg:viewBox="0 0 98 179" svg:d="M61 8c0-7 0-8-8-8-18 18-42 18-53 18 0 3 0 6 0 10 6 0 24 0 39-8 0 45 0 91 0 137 0 9 0 13-27 13-3 0-8 0-11 0 0 3 0 6 0 9 6 0 39-1 49-1 8 0 42 1 48 1 0-3 0-6 0-9-3 0-7 0-10 0-27 0-27-4-27-13 0-50 0-100 0-149z"><text:p/></draw:path></draw:g></text:span><text:span text:style-name="T16"><text:s/>נבחר בה"כ </text:span><text:span text:style-name="T16"><draw:g text:anchor-type="as-char" svg:y="-0.0681in" draw:z-index="387" draw:name="Shape385" draw:style-name="gr1"><svg:title>TexMaths</svg:title><svg:desc>11§display§r = a§svg§600§FALSE§</svg:desc><draw:path draw:style-name="gr2" draw:text-style-name="P5" svg:width="0.3346in" svg:height="0.052in" svg:x="0.0039in" svg:y="0.0071in" svg:viewBox="0 0 851 133" svg:d="M0 0c284 0 567 0 851 0 0 44 0 89 0 133-284 0-567 0-851 0 0-44 0-89 0-133z"><text:p/></draw:path><draw:path draw:style-name="gr3" draw:text-style-name="P6" svg:width="0.0614in" svg:height="0.0677in" svg:x="0.0004in" svg:y="0in" svg:viewBox="0 0 157 173" svg:d="M23 146c-1 6-3 15-3 17 0 7 5 10 11 10 4 0 11-3 14-11 1-1 14-54 15-61 4-12 10-38 13-48 2-6 12-23 22-32 3-2 14-12 30-12 10 0 16 4 17 4-12 2-21 11-21 21 0 7 4 13 15 13 10 0 21-8 21-22s-12-25-32-25c-25 0-41 19-49 30-3-18-17-30-35-30s-26 15-29 22c-7 13-12 36-12 37 0 4 3 3 4 4 5 0 5 0 7-9 7-28 14-45 29-45 6 0 12 2 12 17 0 8-1 13-7 32-8 29-14 59-22 88z"><text:p/></draw:path><draw:path draw:style-name="gr3" draw:text-style-name="P6" svg:width="0.1008in" svg:height="0.0346in" svg:x="0.1193in" svg:y="0.0114in" svg:viewBox="0 0 257 89" svg:d="M244 15c6 0 13 0 13-7 0-8-7-8-13-8-77 0-154 0-231 0-5 0-13 0-13 8 0 7 8 7 13 7 77 0 154 0 231 0zM244 89c6 0 13 0 13-6 0-8-7-8-13-8-77 0-154 0-231 0-5 0-13 0-13 8 0 6 8 6 13 6 77 0 154 0 231 0z"><text:p/></draw:path><draw:path draw:style-name="gr3" draw:text-style-name="P6" svg:width="0.0693in" svg:height="0.0677in" svg:x="0.2772in" svg:y="0in" svg:viewBox="0 0 177 173" svg:d="M129 24c-7-14-18-24-36-24-45 0-93 56-93 111 0 37 22 62 52 62 7 0 26-1 50-29 2 16 17 29 34 29 15 0 23-9 29-21 6-14 12-37 12-39 0-3-3-3-4-3-5 0-5 1-6 7-6 25-13 47-30 47-9 0-11-10-11-18 0-7 0-11 5-28 4-16 5-20 9-33 4-19 8-37 14-54 2-11 2-11 2-13 0-7-4-10-11-10-10 0-15 9-16 16zM103 123c-1 7-1 8-7 15-17 21-33 26-43 26-20 0-26-21-26-35 0-20 13-66 21-84 12-22 30-36 45-36 26 0 31 31 31 33s-1 5-1 6c-6 26-13 50-20 75z"><text:p/></draw:path></draw:g></text:span><text:span text:style-name="T16">. נתבונן ב־</text:span><text:span text:style-name="T16"><draw:g text:anchor-type="as-char" svg:y="-0.1134in" draw:z-index="377" draw:name="Shape386" draw:style-name="gr1"><svg:title>TexMaths</svg:title><svg:desc>11§display§[r]_{R_1}§svg§600§FALSE§</svg:desc><draw:path draw:style-name="gr2" draw:text-style-name="P5" svg:width="0.2748in" svg:height="0.1354in" svg:x="0.0004in" svg:y="0.0071in" svg:viewBox="0 0 699 345" svg:d="M0 0c233 0 465 0 699 0 0 115 0 230 0 345-234 0-466 0-699 0 0-115 0-230 0-345z"><text:p/></draw:path><draw:path draw:style-name="gr3" draw:text-style-name="P6" svg:width="0.0209in" svg:height="0.1508in" svg:x="0.0102in" svg:y="0in" svg:viewBox="0 0 54 384" svg:d="M54 384c0-5 0-10 0-15-13 0-25 0-39 0 0-118 0-236 0-354 14 0 26 0 39 0 0-5 0-9 0-15-18 0-36 0-54 0 0 128 0 257 0 384 18 0 36 0 54 0z"><text:p/></draw:path><draw:path draw:style-name="gr3" draw:text-style-name="P6" svg:width="0.0614in" svg:height="0.0681in" svg:x="0.0394in" svg:y="0.0453in" svg:viewBox="0 0 157 174" svg:d="M22 148c-1 5-3 14-3 16 0 7 5 10 11 10 5 0 12-2 14-10 1-2 14-54 15-62 4-12 11-39 14-49 1-6 12-23 20-32 4-2 15-13 31-13 11 0 11 3 17 5-11 1-20 11-20 21 0 7 3 13 14 13 10 0 22-8 22-22s-13-25-33-25c-24 0-42 19-48 30-3-18-18-30-35-30-19 0-26 14-29 22-8 13-12 36-12 37 0 4 3 4 4 4 4 0 5 0 7-9 7-28 14-46 29-46 5 0 11 3 11 18 0 8-1 13-6 32-8 30-15 60-23 90z"><text:p/></draw:path><draw:path draw:style-name="gr3" draw:text-style-name="P6" svg:width="0.0209in" svg:height="0.1508in" svg:x="0.111in" svg:y="0in" svg:viewBox="0 0 54 384" svg:d="M54 0c-18 0-36 0-54 0 0 6 0 10 0 15 12 0 25 0 37 0 0 118 0 236 0 354-12 0-25 0-37 0 0 5 0 10 0 15 18 0 36 0 54 0 0-127 0-256 0-384z"><text:p/></draw:path><draw:path draw:style-name="gr3" draw:text-style-name="P6" svg:width="0.0823in" svg:height="0.074in" svg:x="0.1571in" svg:y="0.0634in" svg:viewBox="0 0 210 189" svg:d="M92 19c2-8 3-9 8-10 6 0 12 0 18 0 25 0 56 0 56 28 0 11-5 28-18 38-11 9-27 13-46 13-12 0-23 0-35 0 5-23 12-46 17-69zM141 92c32-7 61-27 61-51 0-23-28-41-67-41-27 0-56 0-83 0-5 0-9 0-9 6 0 3 3 3 9 3 1 0 5 0 11 1 5 0 5 1 5 3 0 1 0 2-1 7-12 47-23 95-35 143-2 9-3 11-24 11-5 0-8 0-8 5 0 4 1 5 4 5 5 0 11-1 17-1 5 0 13 0 18 0s12 0 17 0c6 0 12 1 18 1 1 0 5 0 5-6 0-4-2-4-9-4-4 0-5 0-9 0-6-1-6-2-6-4 0-3 0-3 1-6 6-23 11-46 17-68 12 0 24 0 36 0 24 0 34 11 34 24 0 3-3 12-4 19-4 12-5 16-5 21 0 21 20 29 40 29 25 0 36-26 36-32-2-1-1-3-4-3-4 0-5 2-6 5-3 12-13 23-25 23-7 0-12-4-12-18 0-7 2-21 3-27 1-8 1-10 1-14 0-3 0-12-7-20-6-5-13-8-19-11z"><text:p/></draw:path><draw:path draw:style-name="gr3" draw:text-style-name="P6" svg:width="0.0307in" svg:height="0.0504in" svg:x="0.252in" svg:y="0.1008in" svg:viewBox="0 0 79 129" svg:d="M49 7c0-7-1-7-7-7-13 13-35 13-39 13-1 0-2 0-3 0 0 2 0 6 0 8 1 0 2 0 3 0 5 0 17 0 28-6 0 32 0 64 0 97 0 6 0 8-20 8-3 0-7 0-10 0 0 2 0 6 0 9 11-1 28-1 40-1 11 0 27 0 38 1 0-3 0-7 0-9-3 0-6 0-10 0-20 0-20-2-20-8 0-35 0-70 0-105z"><text:p/></draw:path></draw:g></text:span><text:span text:style-name="T16">, המוגדר לכל </text:span><text:span text:style-name="T16"><draw:g text:anchor-type="as-char" svg:y="-0.1075in" draw:z-index="378" draw:name="Shape387" draw:style-name="gr1"><svg:title>TexMaths</svg:title><svg:desc>11§display§r \in A§svg§600§FALSE§</svg:desc><draw:path draw:style-name="gr2" draw:text-style-name="P5" svg:width="0.3524in" svg:height="0.0984in" svg:x="0.0039in" svg:y="0.0079in" svg:viewBox="0 0 896 251" svg:d="M449 251c-150 0-299 0-449 0 0-84 0-167 0-251 298 0 598 0 896 0 0 84 0 167 0 251-149 0-298 0-447 0z"><text:p/></draw:path><draw:path draw:style-name="gr3" draw:text-style-name="P6" svg:width="0.0614in" svg:height="0.0681in" svg:x="0.0004in" svg:y="0.0425in" svg:viewBox="0 0 157 174" svg:d="M23 147c-1 6-3 14-3 16 0 8 5 11 11 11 4 0 12-3 14-11 1-2 14-53 16-60 3-13 9-39 12-50 2-5 13-23 22-32 3-2 14-12 30-12 10 0 12 3 17 4-12 2-20 11-20 21 0 7 5 14 15 14 9 0 20-9 20-23 0-13-12-25-32-25-25 0-41 19-49 30-3-18-17-30-35-30s-26 15-29 22c-6 13-12 36-12 37 0 5 4 5 6 5 3 0 3-1 6-10 7-26 14-45 28-45 6 0 12 3 12 17 0 8-1 13-7 32-8 30-14 60-22 89z"><text:p/></draw:path><draw:path draw:style-name="gr3" draw:text-style-name="P6" svg:width="0.076in" svg:height="0.087in" svg:x="0.124in" svg:y="0.028in" svg:viewBox="0 0 194 222" svg:d="M179 119c7 0 15 0 15-8s-8-8-15-8c-55 0-109 0-164 0 6-51 50-88 105-88 20 0 40 0 59 0 7 0 15 0 15-7 0-8-8-8-15-8-19 0-40 0-60 0-66 0-119 50-119 111s53 111 119 111c20 0 41 0 60 0 7 0 15 0 15-7 0-8-8-8-15-8-19 0-39 0-59 0-55 0-99-37-105-88 55 0 109 0 164 0z"><text:p/></draw:path><draw:path draw:style-name="gr3" draw:text-style-name="P6" svg:width="0.1039in" svg:height="0.1079in" svg:x="0.2602in" svg:y="0in" svg:viewBox="0 0 265 275" svg:d="M55 231c-15 25-30 31-47 32-5 0-8 0-8 8 0 2 2 4 4 4 11 0 24-1 35-1 12 0 26 1 38 1 2 0 7 0 7-8 0-4-4-4-6-4-9-1-19-4-19-13 0-5 3-9 6-14 10-17 20-33 30-50 32 0 65 0 97 0 1 8 6 61 6 64 0 12-21 13-28 13-6 0-9 0-9 8 0 4 4 4 5 4 16 0 32-1 49-1 10 0 34 1 43 1 3 0 7 0 7-8 0-4-4-4-9-4-24 0-24-2-25-14-9-79-16-160-24-239 0-8 0-10-7-10-6 0-7 3-10 7-45 74-90 149-135 224zM102 174c26-42 51-84 76-126 4 42 8 84 12 126-29 0-58 0-88 0z"><text:p/></draw:path></draw:g></text:span><text:span text:style-name="T16">. נסיק, </text:span><text:span text:style-name="T16"><draw:g text:anchor-type="as-char" svg:y="-0.1134in" draw:z-index="379" draw:name="Shape388" draw:style-name="gr1"><svg:title>TexMaths</svg:title><svg:desc>11§display§[r]_{R_1} \in A / R_1§svg§600§FALSE§</svg:desc><draw:path draw:style-name="gr2" draw:text-style-name="P5" svg:width="0.8417in" svg:height="0.1358in" svg:x="0.0004in" svg:y="0.0071in" svg:viewBox="0 0 2139 346" svg:d="M1070 346c-357 0-714 0-1070 0 0-116 0-230 0-346 713 0 1426 0 2139 0 0 116 0 230 0 346-356 0-713 0-1069 0z"><text:p/></draw:path><draw:path draw:style-name="gr3" draw:text-style-name="P6" svg:width="0.0205in" svg:height="0.1512in" svg:x="0.011in" svg:y="0in" svg:viewBox="0 0 53 385" svg:d="M53 385c0-5 0-10 0-15-12 0-26 0-38 0 0-118 0-237 0-355 12 0 26 0 38 0 0-5 0-9 0-15-18 0-35 0-53 0 0 129 0 257 0 385 18 0 35 0 53 0z"><text:p/></draw:path><draw:path draw:style-name="gr3" draw:text-style-name="P6" svg:width="0.0614in" svg:height="0.0685in" svg:x="0.0394in" svg:y="0.0453in" svg:viewBox="0 0 157 175" svg:d="M23 148c-1 6-3 15-3 17 0 7 4 10 11 10 4 0 11-3 14-11 0-1 13-54 15-61 4-13 10-39 13-50 1-5 12-23 22-32 3-2 14-12 30-12 10 0 16 4 17 4-12 2-21 11-21 21 0 7 4 14 15 14 10 0 21-8 21-23 0-13-12-25-32-25-25 0-41 19-49 30-3-18-18-30-35-30-18 0-26 15-29 22-7 13-12 36-12 37 0 5 3 4 4 5 5 0 5-1 7-9 7-27 14-46 29-46 6 0 12 3 12 17 0 8-1 13-7 32-8 30-14 60-22 90z"><text:p/></draw:path><draw:path draw:style-name="gr3" draw:text-style-name="P6" svg:width="0.0205in" svg:height="0.1512in" svg:x="0.1114in" svg:y="0in" svg:viewBox="0 0 53 385" svg:d="M53 0c-18 0-35 0-53 0 0 6 0 10 0 15 12 0 25 0 37 0 0 118 0 237 0 355-12 0-25 0-37 0 0 5 0 10 0 15 18 0 35 0 53 0 0-128 0-256 0-385z"><text:p/></draw:path><draw:path draw:style-name="gr3" draw:text-style-name="P6" svg:width="0.0827in" svg:height="0.0744in" svg:x="0.1575in" svg:y="0.0634in" svg:viewBox="0 0 211 190" svg:d="M92 19c3-8 3-8 9-9 6 0 12 0 18 0 25 0 56 0 56 27 0 11-6 29-18 39-12 8-28 12-47 12-11 0-23 0-34 0 5-23 11-46 16-69zM142 92c32-7 60-26 60-50 0-23-27-42-67-42-27 0-55 0-82 0-6 0-9 0-9 7 0 3 3 3 9 3 3 0 5 0 10 0 5 1 6 1 6 4s0 3-1 6c-12 48-24 96-36 144-2 9-2 11-23 11-6 0-9 0-9 6 0 3 2 4 4 4 6 0 11-1 17-1 5 0 13 0 19 0 4 0 11 0 16 0 6 0 13 1 19 1 1 0 5 0 5-6 0-4-3-4-9-4-4 0-5 0-11-1-5 0-5-1-5-3 0-1 0-3 1-7 6-23 12-46 18-68 12 0 24 0 36 0 23 0 33 12 33 24 0 4-2 13-3 20-4 12-5 15-5 21 0 21 20 29 40 29 25 0 36-26 36-31 0-2-1-4-5-4s-4 1-5 5c-4 12-14 23-25 23-7 0-12-4-12-18 0-6 1-22 2-28 1-8 1-10 1-13s0-12-6-19-14-10-19-13z"><text:p/></draw:path><draw:path draw:style-name="gr3" draw:text-style-name="P6" svg:width="0.0311in" svg:height="0.0504in" svg:x="0.2524in" svg:y="0.1008in" svg:viewBox="0 0 80 129" svg:d="M49 6c0-6 0-6-6-6-14 12-35 12-40 12-1 0-2 0-3 0 0 3 0 6 0 9 1 0 2 0 3 0 6 0 18-1 29-6 0 32 0 64 0 97 0 6 0 8-21 8-3 0-6 0-9 0 0 2 0 6 0 9 10-1 28-1 39-1s28 0 39 1c0-3 0-7 0-9-3 0-6 0-10 0-21 0-21-2-21-8 0-36 0-71 0-106z"><text:p/></draw:path><draw:path draw:style-name="gr3" draw:text-style-name="P6" svg:width="0.0752in" svg:height="0.087in" svg:x="0.3638in" svg:y="0.0307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3" draw:text-style-name="P6" svg:width="0.1039in" svg:height="0.1079in" svg:x="0.4996in" svg:y="0.0043in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draw:path draw:style-name="gr3" draw:text-style-name="P6" svg:width="0.0591in" svg:height="0.1512in" svg:x="0.6165in" svg:y="0in" svg:viewBox="0 0 151 385" svg:d="M148 15c3-5 3-6 3-7 0-5-4-8-8-8-2 0-6 1-7 3-45 123-89 245-134 367-2 5-2 7-2 8 0 4 3 7 8 7s6-3 8-10c44-120 88-240 132-360z"><text:p/></draw:path><draw:path draw:style-name="gr3" draw:text-style-name="P6" svg:width="0.1083in" svg:height="0.1063in" svg:x="0.6906in" svg:y="0.0098in" svg:viewBox="0 0 276 271" svg:d="M129 26c3-9 4-13 11-14 3 0 16 0 24 0 27 0 70 0 70 38 0 13-6 39-22 55-10 10-29 22-65 22-14 0-28 0-43 0 8-35 17-68 25-101zM185 132c39-9 84-35 84-75 0-33-34-57-84-57-37 0-74 0-110 0-8 0-12 0-12 8 0 4 4 4 11 4 1 0 8 0 15 0 7 1 10 1 10 7 0 1 0 2-1 7-18 69-34 138-52 206-4 15-5 18-35 18-8 0-11 0-11 8 0 4 4 4 5 4 11 0 38-1 49-1s38 1 49 1c4 0 8 0 8-8 0-4-3-4-11-4-14 0-25 0-25-7 0-2 1-4 1-6 9-33 16-67 25-102 16 0 31 0 46 0 36 0 43 22 43 36 0 5-3 17-5 26-4 10-7 24-7 32 0 42 46 42 52 42 33 0 46-40 46-44 0-6-3-3-4-6-4 0-5 4-6 6-10 28-26 35-35 35-12 0-15-9-15-23 0-12 2-31 4-43 0-6 1-13 1-19 0-29-25-42-36-45z"><text:p/></draw:path><draw:path draw:style-name="gr3" draw:text-style-name="P6" svg:width="0.0386in" svg:height="0.0701in" svg:x="0.8114in" svg:y="0.0661in" svg:viewBox="0 0 99 179" svg:d="M62 8c0-8-2-8-9-8-17 17-42 17-53 17 0 3 0 6 0 9 7 0 24 0 40-7 0 46 0 92 0 138 0 9 0 13-28 13-3 0-7 0-10 0 0 3 0 6 0 9 5-1 39-1 49-1 7 0 41 0 48 1 0-3 0-6 0-9-3 0-8 0-11 0-26 0-26-4-26-13 0-50 0-100 0-149z"><text:p/></draw:path></draw:g></text:span><text:span text:style-name="T16">, לפי הגדרת קבוצת המנה בעקרון ההחלפה. מתוך ההנחה, קיים </text:span><text:span text:style-name="T16"><draw:g text:anchor-type="as-char" svg:y="-0.1134in" draw:z-index="380" draw:name="Shape389" draw:style-name="gr1"><svg:title>TexMaths</svg:title><svg:desc>11§display§Y \in A / R_2§svg§600§FALSE§</svg:desc><draw:path draw:style-name="gr2" draw:text-style-name="P5" svg:width="0.6516in" svg:height="0.1358in" svg:x="0.0028in" svg:y="0.0071in" svg:viewBox="0 0 1656 346" svg:d="M829 346c-277 0-553 0-829 0 0-116 0-230 0-346 552 0 1104 0 1656 0 0 116 0 230 0 346-276 0-552 0-827 0z"><text:p/></draw:path><draw:path draw:style-name="gr3" draw:text-style-name="P6" svg:width="0.1102in" svg:height="0.1028in" svg:x="0.0004in" svg:y="0.0098in" svg:viewBox="0 0 281 262" svg:d="M217 44c2-2 3-3 5-5 11-13 25-26 51-27 4-1 8-1 8-8 0-3-3-4-6-4-10 0-21 1-31 1-13 0-26-1-39-1-3 0-7 0-7 7 0 4 3 5 6 5 2 0 14 0 14 9 0 7-9 16-11 18-30 34-60 68-89 103-15-39-29-76-43-114-2-6-1-5-2-7 0-9 18-9 23-9s9 0 9-8c0-4-5-4-6-4-11 0-38 1-48 1s-34-1-44-1c-3 0-7 0-7 8 0 4 3 4 9 4 23 0 24 3 27 12 16 43 32 85 48 128 1 1 2 5 2 7 0 1-16 61-18 69-5 21-5 22-36 22-8 0-10 0-10 8 0 4 3 3 4 4 11 0 39-1 50-1s38 1 49 1c3 0 7 0 7-8 0-4-3-4-10-4-1 0-9 0-15 0-8-1-10-2-10-7 0-2 3-16 5-24 5-18 9-36 14-54 2-6 2-8 5-11 32-37 64-74 96-110z"><text:p/></draw:path><draw:path draw:style-name="gr3" draw:text-style-name="P6" svg:width="0.076in" svg:height="0.087in" svg:x="0.172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39in" svg:height="0.1079in" svg:x="0.3087in" svg:y="0.0043in" svg:viewBox="0 0 265 275" svg:d="M56 231c-16 26-31 31-48 32-5 1-8 1-8 8 0 2 2 4 6 4 9 0 22-1 33-1 12 0 26 1 38 1 2 0 8 0 8-7 0-4-5-5-7-5-9 0-19-3-19-13 0-4 4-9 6-14 10-17 20-32 30-49 32 0 65 0 96 0 2 9 7 60 7 64 0 11-20 12-27 12-6 0-10 0-10 8 0 4 4 4 5 4 16 0 33-1 49-1 9 0 34 1 44 1 2 0 6 0 6-7 0-5-4-5-9-5-24 0-24-2-25-13-8-79-15-160-23-240-1-8-1-10-8-10-6 0-7 3-10 7-45 74-89 149-134 224zM102 175c26-43 51-85 76-127 5 42 8 84 12 127-29 0-58 0-88 0z"><text:p/></draw:path><draw:path draw:style-name="gr3" draw:text-style-name="P6" svg:width="0.0591in" svg:height="0.1512in" svg:x="0.4252in" svg:y="0in" svg:viewBox="0 0 151 385" svg:d="M149 15c2-5 2-6 2-7 0-5-4-8-8-8-2 0-5 1-7 3-45 123-89 245-134 367-2 5-2 7-2 8 0 4 4 7 9 7 4 0 5-3 8-10 44-120 88-240 132-360z"><text:p/></draw:path><draw:path draw:style-name="gr3" draw:text-style-name="P6" svg:width="0.1083in" svg:height="0.1063in" svg:x="0.4992in" svg:y="0.0098in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3 0-5 4-6 6-8 28-26 35-35 35-12 0-15-9-15-23 0-12 2-31 4-43 0-6 1-13 1-19 0-29-25-42-36-45z"><text:p/></draw:path><draw:path draw:style-name="gr3" draw:text-style-name="P6" svg:width="0.0469in" svg:height="0.0701in" svg:x="0.6154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16"><text:s/>כך ש־</text:span><text:span text:style-name="T16"><draw:g text:anchor-type="as-char" svg:y="-0.1134in" draw:z-index="381" draw:name="Shape390" draw:style-name="gr1"><svg:title>TexMaths</svg:title><svg:desc>11§display§[r]_{R_1} \subseteq Y§svg§600§FALSE§</svg:desc><draw:path draw:style-name="gr2" draw:text-style-name="P5" svg:width="0.6181in" svg:height="0.1354in" svg:x="0.0004in" svg:y="0.0071in" svg:viewBox="0 0 1571 345" svg:d="M0 0c524 0 1047 0 1571 0 0 115 0 230 0 345-524 0-1047 0-1571 0 0-115 0-230 0-345z"><text:p/></draw:path><draw:path draw:style-name="gr3" draw:text-style-name="P6" svg:width="0.0209in" svg:height="0.1508in" svg:x="0.0102in" svg:y="0in" svg:viewBox="0 0 54 384" svg:d="M54 384c0-5 0-10 0-15-13 0-25 0-39 0 0-118 0-236 0-354 14 0 26 0 39 0 0-5 0-9 0-15-18 0-36 0-54 0 0 128 0 257 0 384 18 0 36 0 54 0z"><text:p/></draw:path><draw:path draw:style-name="gr3" draw:text-style-name="P6" svg:width="0.0614in" svg:height="0.0681in" svg:x="0.0394in" svg:y="0.0453in" svg:viewBox="0 0 157 174" svg:d="M22 148c-1 5-3 14-3 16 0 7 5 10 11 10 5 0 12-2 14-10 1-2 14-54 15-62 4-12 11-39 14-49 1-6 12-23 21-32 3-2 14-13 30-13 11 0 11 3 17 5-11 1-20 11-20 21 0 7 3 13 14 13 10 0 22-8 22-22s-13-25-33-25c-24 0-41 19-48 30-3-18-18-30-35-30-19 0-26 14-29 22-8 13-12 36-12 37 0 4 3 4 4 4 4 0 5 0 7-9 7-28 14-46 29-46 5 0 11 3 11 18 0 8-1 13-6 32-8 30-15 60-23 90z"><text:p/></draw:path><draw:path draw:style-name="gr3" draw:text-style-name="P6" svg:width="0.0209in" svg:height="0.1508in" svg:x="0.111in" svg:y="0in" svg:viewBox="0 0 54 384" svg:d="M54 0c-18 0-36 0-54 0 0 6 0 10 0 15 12 0 25 0 37 0 0 118 0 236 0 354-12 0-25 0-37 0 0 5 0 10 0 15 18 0 36 0 54 0 0-127 0-256 0-384z"><text:p/></draw:path><draw:path draw:style-name="gr3" draw:text-style-name="P6" svg:width="0.0823in" svg:height="0.074in" svg:x="0.1579in" svg:y="0.0634in" svg:viewBox="0 0 210 189" svg:d="M92 19c2-8 3-9 8-10 6 0 12 0 18 0 25 0 56 0 56 28 0 11-5 28-18 38-11 9-27 13-46 13-12 0-23 0-35 0 5-23 12-46 17-69zM141 92c32-7 61-27 61-51 0-23-28-41-67-41-27 0-56 0-83 0-5 0-9 0-9 6 0 3 3 3 9 3 1 0 5 0 11 1 5 0 5 1 5 3 0 1 0 2-1 7-12 47-23 95-35 143-2 9-3 11-24 11-5 0-8 0-8 5 0 4 1 5 4 5 5 0 11-1 17-1 5 0 13 0 18 0s12 0 17 0c6 0 12 1 18 1 1 0 5 0 5-6 0-4-2-4-9-4-4 0-5 0-9 0-6-1-6-2-6-4 0-3 0-3 1-6 6-23 11-46 17-68 12 0 24 0 36 0 24 0 34 11 34 24 0 3-3 12-4 19-4 12-5 16-5 21 0 21 20 29 40 29 25 0 36-26 36-32-1-1-1-3-4-3-4 0-5 2-6 5-3 12-13 23-25 23-7 0-12-4-12-18 0-7 2-21 3-27 1-8 1-10 1-14 0-3 0-12-7-20-6-5-13-8-19-11z"><text:p/></draw:path><draw:path draw:style-name="gr3" draw:text-style-name="P6" svg:width="0.0307in" svg:height="0.0504in" svg:x="0.2524in" svg:y="0.1008in" svg:viewBox="0 0 79 129" svg:d="M50 7c0-7-2-7-8-7-13 13-35 13-39 13-1 0-2 0-3 0 0 2 0 6 0 8 1 0 2 0 3 0 5 0 17 0 28-6 0 32 0 64 0 97 0 6 0 8-20 8-3 0-7 0-10 0 0 2 0 6 0 9 11-1 28-1 40-1 11 0 27 0 38 1 0-3 0-7 0-9-3 0-6 0-10 0-19 0-19-2-19-8 0-35 0-70 0-105z"><text:p/></draw:path><draw:path draw:style-name="gr3" draw:text-style-name="P6" svg:width="0.0929in" svg:height="0.1161in" svg:x="0.363in" svg:y="0.0161in" svg:viewBox="0 0 237 296" svg:d="M222 15c7 0 15 0 15-7 0-8-8-8-15-8-34 0-69 0-103 0-67 0-119 51-119 111 0 62 53 111 119 111 34 0 69 0 103 0 7 0 15 0 15-7 0-8-8-8-15-8-34 0-69 0-103 0-61 0-104-44-104-96s44-96 104-96c34 0 69 0 103 0zM21 281c-7 0-13 0-13 7 0 8 6 8 13 8 67 0 134 0 201 0 7 0 15 0 15-8 0-7-8-7-15-7-67 0-134 0-201 0z"><text:p/></draw:path><draw:path draw:style-name="gr3" draw:text-style-name="P6" svg:width="0.1102in" svg:height="0.1031in" svg:x="0.5161in" svg:y="0.0098in" svg:viewBox="0 0 281 263" svg:d="M217 44c2-2 3-3 5-5 12-11 24-25 51-27 4 0 8 0 8-6 0-4-3-6-6-6-10 0-21 1-31 1-13 0-26-1-38-1-4 0-8 0-8 8 0 4 3 4 6 4s14 1 14 9c0 7-9 16-11 19-30 34-60 68-89 103-15-38-29-77-43-114-2-6-1-5-2-7 0-10 18-10 23-10s9 0 9-8c0-4-5-4-6-4-11 0-37 1-48 1-10 0-34-1-44-1-3 0-7 0-7 8 0 4 3 4 9 4 23 0 24 3 27 13 17 42 32 84 49 127 0 1 1 5 1 7 0 1-16 62-18 69-4 21-5 22-36 23-7 0-10 0-10 8 0 3 4 4 6 4 11 0 37-2 48-2s38 2 49 2c3 0 8 0 8-9 0-3-4-3-11-3-1 0-9 0-15-1-8-1-10-1-10-7 0-2 3-15 5-24 5-18 9-35 14-53 2-7 2-9 5-12 32-37 64-74 96-110z"><text:p/></draw:path></draw:g></text:span><text:span text:style-name="T16">. ע"פ הגדרת קבוצת המנה </text:span><text:span text:style-name="T16"><draw:g text:anchor-type="as-char" svg:y="-0.1134in" draw:z-index="382" draw:name="Shape391" draw:style-name="gr1"><svg:title>TexMaths</svg:title><svg:desc>11§display§A / R_2§svg§600§FALSE§</svg:desc><draw:path draw:style-name="gr2" draw:text-style-name="P5" svg:width="0.3433in" svg:height="0.1354in" svg:x="0.0031in" svg:y="0.0071in" svg:viewBox="0 0 873 345" svg:d="M0 0c291 0 582 0 873 0 0 115 0 230 0 345-291 0-582 0-873 0 0-115 0-230 0-345z"><text:p/></draw:path><draw:path draw:style-name="gr3" draw:text-style-name="P6" svg:width="0.1043in" svg:height="0.1079in" svg:x="0.0004in" svg:y="0.0043in" svg:viewBox="0 0 266 275" svg:d="M56 230c-15 27-31 32-47 33-6 0-9 0-9 8 0 2 2 4 6 4 9 0 22-2 33-2 13 0 26 2 38 2 2 0 8-1 8-7 0-5-3-5-7-5-9-1-17-4-17-14 0-5 2-9 5-14 10-16 19-32 29-48 32 0 64 0 97 0 1 7 6 60 6 63 0 12-20 13-27 13-6 0-10 0-10 8 0 3 4 4 5 4 17 0 33-2 49-2 10 0 34 2 44 2 2 0 7-1 7-9 0-3-5-3-9-3-25 0-25-3-26-14-7-79-15-160-23-240-1-8-1-9-7-9-7 0-8 2-10 7-46 74-90 149-135 223zM102 175c26-43 51-86 76-128 4 42 8 85 13 128-30 0-59 0-89 0z"><text:p/></draw:path><draw:path draw:style-name="gr3" draw:text-style-name="P6" svg:width="0.0591in" svg:height="0.1508in" svg:x="0.1177in" svg:y="0in" svg:viewBox="0 0 151 384" svg:d="M149 14c2-4 1-4 2-6 0-5-3-8-8-8-3 0-5 1-6 3-46 123-90 245-135 367-2 4-1 4-2 7 0 4 4 7 8 7 5 0 6-2 9-9 44-120 88-241 132-361z"><text:p/></draw:path><draw:path draw:style-name="gr3" draw:text-style-name="P6" svg:width="0.1079in" svg:height="0.1063in" svg:x="0.1913in" svg:y="0.0098in" svg:viewBox="0 0 275 271" svg:d="M129 28c2-10 3-14 11-15 3-1 15-1 23-1 28 0 71 0 71 39 0 13-6 39-21 55-10 10-31 22-65 22-15 0-30 0-44 0 8-34 16-67 25-100zM185 132c39-8 85-35 85-74 0-33-35-58-86-58-36 0-74 0-110 0-8 0-11 0-11 8 0 4 3 4 11 4 1 0 8 0 14 1 8 1 11 1 11 7 0 1-1 2-2 6-18 69-34 138-52 206-3 16-4 19-35 19-7 0-10 0-10 8 0 3 4 4 6 4 11 0 37-2 48-2s39 2 50 2c2 0 7-1 7-9 0-3-4-3-11-3-14 0-25 0-25-8 0-2 1-4 1-6 9-33 17-67 25-100 16 0 31 0 47 0 35 0 41 20 41 34 0 6-3 18-5 26-2 10-6 24-6 32 0 42 47 42 51 42 33 0 46-39 46-44s-3-5-4-5c-3 0-4 3-4 6-10 29-27 35-36 35-13 0-15-9-15-24 0-12 2-32 3-44 1-5 2-11 2-17 0-29-26-41-36-46z"><text:p/></draw:path><draw:path draw:style-name="gr3" draw:text-style-name="P6" svg:width="0.0469in" svg:height="0.0701in" svg:x="0.3071in" svg:y="0.0661in" svg:viewBox="0 0 120 179" svg:d="M120 130c-3 0-5 0-9 0-1 7-4 22-7 25-3 1-24 1-27 1-16 0-33 0-49 0 28-25 37-32 54-45 19-15 38-33 38-58 0-33-29-53-63-53s-57 24-57 48c0 15 12 16 14 16 7 0 15-5 15-14 0-6-1-15-16-15 9-18 27-25 40-25 26 0 41 21 41 43 0 23-17 42-26 52-22 21-43 41-65 63-3 4-3 4-3 11 37 0 75 0 112 0 3-16 6-33 8-49z"><text:p/></draw:path></draw:g></text:span><text:span text:style-name="T16">, סה"כ קיים איזשהו </text:span><text:span text:style-name="T16"><draw:g text:anchor-type="as-char" svg:y="-0.1075in" draw:z-index="383" draw:name="Shape392" draw:style-name="gr1"><svg:title>TexMaths</svg:title><svg:desc>11§display§x \in A§svg§600§FALSE§</svg:desc><draw:path draw:style-name="gr2" draw:text-style-name="P5" svg:width="0.3657in" svg:height="0.0984in" svg:x="0.0039in" svg:y="0.0079in" svg:viewBox="0 0 930 251" svg:d="M465 251c-155 0-310 0-465 0 0-84 0-167 0-251 310 0 620 0 930 0 0 84 0 167 0 251-155 0-310 0-465 0z"><text:p/></draw:path><draw:path draw:style-name="gr3" draw:text-style-name="P6" svg:width="0.0752in" svg:height="0.0681in" svg:x="0.0004in" svg:y="0.0425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6" svg:width="0.0756in" svg:height="0.087in" svg:x="0.1378in" svg:y="0.028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6" svg:width="0.1039in" svg:height="0.1079in" svg:x="0.2736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16"><text:s/>כך ש־</text:span><text:span text:style-name="T16"><draw:g text:anchor-type="as-char" svg:y="-0.1134in" draw:z-index="384" draw:name="Shape393" draw:style-name="gr1"><svg:title>TexMaths</svg:title><svg:desc>11§display§Y = [x]_{R_2}§svg§600§FALSE§</svg:desc><draw:path draw:style-name="gr2" draw:text-style-name="P5" svg:width="0.6165in" svg:height="0.1358in" svg:x="0.0028in" svg:y="0.0071in" svg:viewBox="0 0 1567 346" svg:d="M784 346c-261 0-522 0-784 0 0-116 0-230 0-346 523 0 1045 0 1567 0 0 116 0 230 0 346-260 0-522 0-783 0z"><text:p/></draw:path><draw:path draw:style-name="gr3" draw:text-style-name="P6" svg:width="0.1098in" svg:height="0.1028in" svg:x="0.0004in" svg:y="0.0098in" svg:viewBox="0 0 280 262" svg:d="M217 44c2-2 3-3 5-5 11-13 24-26 51-27 4-1 7-1 7-8 0-3-2-4-5-4-10 0-21 1-31 1-13 0-26-1-39-1-3 0-7 0-7 7 0 4 3 5 6 5 2 0 14 0 14 9 0 7-9 16-11 18-30 34-60 68-89 103-15-39-29-76-43-114-2-6-1-5-2-7 0-9 18-9 23-9s9 0 9-8c0-4-5-4-6-4-11 0-39 1-48 1-10 0-34-1-44-1-3 0-7 0-7 8 0 4 3 4 9 4 23 0 24 3 27 12 16 43 32 85 48 128 1 1 2 5 2 7 0 1-16 61-18 69-5 21-5 22-36 22-8 0-10 0-10 8 0 4 3 3 4 4 11 0 39-1 50-1s38 1 49 1c3 0 7 0 7-8 0-4-3-4-10-4-1 0-9 0-15 0-8-1-10-2-10-7 0-2 3-16 5-24 5-18 9-36 14-54 2-6 2-8 5-11 32-37 64-74 96-110z"><text:p/></draw:path><draw:path draw:style-name="gr3" draw:text-style-name="P6" svg:width="0.1004in" svg:height="0.0354in" svg:x="0.1681in" svg:y="0.0571in" svg:viewBox="0 0 256 91" svg:d="M243 17c6 0 13-2 13-9 0-8-7-8-12-8-77 0-155 0-232 0-5 0-12 0-12 8 0 7 7 9 12 9 77 0 154 0 231 0zM244 91c5 0 12 0 12-7 0-9-7-9-13-9-77 0-154 0-231 0-5 0-12 0-12 9 0 7 7 7 12 7 77 0 155 0 232 0z"><text:p/></draw:path><draw:path draw:style-name="gr3" draw:text-style-name="P6" svg:width="0.0205in" svg:height="0.1512in" svg:x="0.3374in" svg:y="0in" svg:viewBox="0 0 53 385" svg:d="M53 385c0-5 0-10 0-15-12 0-25 0-38 0 0-118 0-237 0-355 13 0 26 0 38 0 0-5 0-9 0-15-18 0-35 0-53 0 0 129 0 257 0 385 18 0 35 0 53 0z"><text:p/></draw:path><draw:path draw:style-name="gr3" draw:text-style-name="P6" svg:width="0.0752in" svg:height="0.0685in" svg:x="0.3661in" svg:y="0.0453in" svg:viewBox="0 0 192 175" svg:d="M119 54c2-10 11-45 37-45 2 0 12 0 20 4-11 2-19 12-19 21 0 7 5 14 15 14 8 0 20-7 20-23 0-19-21-25-35-25-23 0-36 21-40 30-10-26-31-30-42-30-41 0-63 50-63 59 0 5 5 5 6 5 2 0 3-1 4-5 13-40 39-50 52-50 7 0 21 3 21 25 0 12-7 39-21 93-6 24-20 39-37 39-2 0-11 0-19-4 10-2 18-10 18-21s-8-13-14-13c-12 0-22 10-22 22 0 17 20 25 36 25 27 0 40-27 41-30 6 15 19 30 42 30 41 0 63-49 63-59 0-4-5-4-6-4-3 0-4 1-4 4-14 41-40 50-52 50-15 0-21-12-21-25 0-9 2-17 7-34 4-18 8-35 13-53z"><text:p/></draw:path><draw:path draw:style-name="gr3" draw:text-style-name="P6" svg:width="0.0205in" svg:height="0.1512in" svg:x="0.452in" svg:y="0in" svg:viewBox="0 0 53 385" svg:d="M53 0c-18 0-35 0-53 0 0 6 0 10 0 15 12 0 25 0 37 0 0 118 0 237 0 355-12 0-25 0-37 0 0 5 0 10 0 15 18 0 35 0 53 0 0-128 0-256 0-385z"><text:p/></draw:path><draw:path draw:style-name="gr3" draw:text-style-name="P6" svg:width="0.0823in" svg:height="0.0744in" svg:x="0.4984in" svg:y="0.0634in" svg:viewBox="0 0 210 190" svg:d="M92 19c3-8 3-8 9-9 6 0 12 0 18 0 24 0 56 0 56 27 0 11-6 29-18 39-12 8-28 12-47 12-12 0-23 0-35 0 5-23 12-46 17-69zM142 92c32-7 60-26 60-50 0-23-27-42-67-42-27 0-55 0-82 0-6 0-9 0-9 7 0 3 3 3 9 3 3 0 5 0 10 0 5 1 6 1 6 4s0 3-1 6c-12 48-24 96-36 144-2 9-2 11-23 11-6 0-9 0-9 6 0 3 2 4 4 4 6 0 11-1 17-1 5 0 13 0 19 0 4 0 11 0 16 0 6 0 13 1 19 1 1 0 5 0 5-6 0-4-3-4-8-4s-6 0-11-1c-6 0-6-1-6-3 0-1 0-3 1-7 6-23 12-46 18-68 12 0 24 0 36 0 23 0 33 12 33 24 0 4-2 13-3 20-4 12-5 15-5 21 0 21 20 29 40 29 25 0 35-26 35-31 0-2 0-4-4-4s-4 1-5 5c-4 12-14 23-25 23-7 0-12-4-12-18 0-6 1-22 2-28 1-8 1-10 1-13s0-12-7-19c-5-7-13-10-18-13z"><text:p/></draw:path><draw:path draw:style-name="gr3" draw:text-style-name="P6" svg:width="0.0378in" svg:height="0.0504in" svg:x="0.5894in" svg:y="0.1008in" svg:viewBox="0 0 97 129" svg:d="M97 91c-4 0-6 0-9 0 0 4-2 16-6 18-1 1-17 1-19 1-14 0-26 0-39 0 13-10 28-20 39-27 17-13 34-24 34-44 0-26-23-39-52-39-25 0-45 15-45 34 0 10 9 12 11 12 5 0 12-4 12-12 0-6-5-11-11-11 6-9 17-14 30-14 18 0 34 11 34 30 0 16-11 28-27 40-15 13-31 27-47 41-1 1-2 1-2 3 0 1 0 4 0 6 30 0 60 0 90 0 2-13 5-26 7-38z"><text:p/></draw:path></draw:g></text:span><text:span text:style-name="T16">, כלומר </text:span><text:span text:style-name="T16"><draw:g text:anchor-type="as-char" svg:y="-0.1134in" draw:z-index="385" draw:name="Shape394" draw:style-name="gr1"><svg:title>TexMaths</svg:title><svg:desc>11§display§[r]_{R_1} \subseteq [x]_{R_2}§svg§600§FALSE§</svg:desc><draw:path draw:style-name="gr2" draw:text-style-name="P5" svg:width="0.8102in" svg:height="0.1358in" svg:x="0.0004in" svg:y="0.0071in" svg:viewBox="0 0 2059 346" svg:d="M1031 346c-345 0-688 0-1031 0 0-116 0-230 0-346 686 0 1373 0 2059 0 0 116 0 230 0 346-343 0-686 0-1028 0z"><text:p/></draw:path><draw:path draw:style-name="gr3" draw:text-style-name="P6" svg:width="0.0205in" svg:height="0.1512in" svg:x="0.011in" svg:y="0in" svg:viewBox="0 0 53 385" svg:d="M53 385c0-5 0-10 0-15-12 0-26 0-38 0 0-118 0-237 0-355 12 0 26 0 38 0 0-5 0-9 0-15-18 0-35 0-53 0 0 129 0 257 0 385 18 0 35 0 53 0z"><text:p/></draw:path><draw:path draw:style-name="gr3" draw:text-style-name="P6" svg:width="0.0614in" svg:height="0.0685in" svg:x="0.0394in" svg:y="0.0453in" svg:viewBox="0 0 157 175" svg:d="M23 148c-1 6-3 15-3 17 0 7 4 10 11 10 4 0 11-3 14-11 0-1 13-54 15-61 4-13 10-39 13-50 1-5 12-23 22-32 2-2 14-12 30-12 10 0 10 3 16 4-11 2-20 11-20 21 0 7 4 14 15 14 10 0 21-8 21-23 0-13-12-25-32-25-25 0-43 19-49 30-3-18-18-30-35-30-18 0-26 15-29 22-7 13-12 36-12 37 0 5 3 5 4 5 5 0 5-1 7-9 7-27 14-46 29-46 6 0 12 3 12 17 0 8-1 13-7 32-8 30-14 60-22 90z"><text:p/></draw:path><draw:path draw:style-name="gr3" draw:text-style-name="P6" svg:width="0.0205in" svg:height="0.1512in" svg:x="0.1114in" svg:y="0in" svg:viewBox="0 0 53 385" svg:d="M53 0c-18 0-35 0-53 0 0 6 0 10 0 15 12 0 25 0 37 0 0 118 0 237 0 355-12 0-25 0-37 0 0 5 0 10 0 15 18 0 35 0 53 0 0-128 0-256 0-385z"><text:p/></draw:path><draw:path draw:style-name="gr3" draw:text-style-name="P6" svg:width="0.0823in" svg:height="0.0744in" svg:x="0.1575in" svg:y="0.0634in" svg:viewBox="0 0 210 190" svg:d="M92 19c3-8 3-8 9-9 6 0 11 0 17 0 25 0 57 0 57 27 0 11-6 29-19 39-11 8-27 12-46 12-12 0-23 0-35 0 5-23 12-46 17-69zM142 92c32-7 60-26 60-50 0-23-27-42-67-42-27 0-55 0-82 0-6 0-9 0-9 7 0 3 3 3 9 3 3 0 5 0 10 0 5 1 6 1 6 4s0 3-1 6c-12 48-24 96-36 144-2 9-2 11-24 11-5 0-8 0-8 6 0 3 2 4 4 4 6 0 11-1 17-1 5 0 13 0 17 0 6 0 13 0 18 0 6 0 12 1 19 1 1 0 5 0 5-6 0-4-3-4-9-4-4 0-5 0-11-1-5 0-5-1-5-3 0-1 0-3 1-7 6-23 11-46 17-68 12 0 25 0 37 0 23 0 33 12 33 24 0 4-2 13-3 20-4 12-5 15-5 21 0 21 20 29 40 29 24 0 35-26 35-31 0-2 0-4-4-4s-5 1-5 5c-4 12-14 23-25 23-8 0-12-4-12-18 0-6 1-22 2-28 1-8 1-10 1-13s0-12-8-19c-4-7-12-10-17-13z"><text:p/></draw:path><draw:path draw:style-name="gr3" draw:text-style-name="P6" svg:width="0.0307in" svg:height="0.0504in" svg:x="0.2524in" svg:y="0.1008in" svg:viewBox="0 0 79 129" svg:d="M49 6c0-6-1-6-6-6-14 12-35 12-40 12-1 0-2 0-3 0 0 3 0 6 0 9 1 0 2 0 3 0 5 0 18-1 29-6 0 32 0 64 0 97 0 6 0 8-21 8-3 0-7 0-10 0 0 2 0 6 0 9 11-1 29-1 40-1s28 0 38 1c0-3 0-7 0-9-3 0-5 0-9 0-21 0-21-2-21-8 0-36 0-71 0-106z"><text:p/></draw:path><draw:path draw:style-name="gr3" draw:text-style-name="P6" svg:width="0.0925in" svg:height="0.1165in" svg:x="0.3634in" svg:y="0.0161in" svg:viewBox="0 0 236 297" svg:d="M223 15c7 0 13 0 13-7 0-8-6-8-13-8-35 0-69 0-104 0-66 0-119 51-119 111 0 63 54 111 119 111 35 0 69 0 104 0 7 0 13 0 13-7s-6-7-13-7c-34 0-69 0-103 0-62 0-105-45-105-96 0-53 44-97 105-97 34 0 69 0 103 0zM22 282c-7 0-14 0-14 8 0 7 7 7 14 7 67 0 134 0 201 0 7 0 13 0 13-7 0-8-6-8-13-8-67 0-134 0-201 0z"><text:p/></draw:path><draw:path draw:style-name="gr3" draw:text-style-name="P6" svg:width="0.0209in" svg:height="0.1512in" svg:x="0.5287in" svg:y="0in" svg:viewBox="0 0 54 385" svg:d="M54 385c0-5 0-10 0-15-13 0-25 0-39 0 0-118 0-237 0-355 14 0 26 0 39 0 0-5 0-9 0-15-18 0-36 0-54 0 0 129 0 257 0 385 18 0 36 0 54 0z"><text:p/></draw:path><draw:path draw:style-name="gr3" draw:text-style-name="P6" svg:width="0.0752in" svg:height="0.0685in" svg:x="0.5579in" svg:y="0.0453in" svg:viewBox="0 0 192 175" svg:d="M118 54c2-10 11-45 38-45 1 0 11 0 19 4-11 2-19 12-19 21 0 7 5 14 16 14 7 0 20-7 20-23 0-19-23-25-36-25-22 0-36 21-41 30-9-26-30-30-41-30-40 0-62 50-62 59 0 5 3 5 4 5 4 0 5-1 5-5 13-40 38-50 52-50 7 0 20 3 20 25 0 12-6 39-20 93-6 24-19 39-37 39-2 0-11 0-18-4 8-2 17-10 17-21s-9-13-14-13c-12 0-21 10-21 22 0 17 19 25 36 25 26 0 40-27 41-30 4 15 18 30 42 30 39 0 61-49 61-59 0-4-3-4-5-4-3 0-3 1-5 4-13 41-39 50-51 50-15 0-21-12-21-25 0-9 2-17 6-34 5-18 9-35 14-53z"><text:p/></draw:path><draw:path draw:style-name="gr3" draw:text-style-name="P6" svg:width="0.0205in" svg:height="0.1512in" svg:x="0.6437in" svg:y="0in" svg:viewBox="0 0 53 385" svg:d="M53 0c-18 0-35 0-53 0 0 6 0 10 0 15 12 0 25 0 37 0 0 118 0 237 0 355-12 0-25 0-37 0 0 5 0 10 0 15 18 0 35 0 53 0 0-128 0-256 0-385z"><text:p/></draw:path><draw:path draw:style-name="gr3" draw:text-style-name="P6" svg:width="0.0827in" svg:height="0.0744in" svg:x="0.6898in" svg:y="0.0634in" svg:viewBox="0 0 211 190" svg:d="M92 19c3-8 4-8 9-9 6 0 12 0 18 0 25 0 56 0 56 27 0 11-6 29-18 39-11 8-28 12-47 12-11 0-23 0-34 0 5-23 11-46 16-69zM142 92c32-7 60-26 60-50 0-23-27-42-67-42-27 0-55 0-82 0-6 0-9 0-9 7 0 3 3 3 9 3 3 0 5 0 10 0 5 1 6 1 6 4s0 3-1 6c-12 48-24 96-36 144-2 9-2 11-23 11-6 0-9 0-9 6 0 3 2 4 4 4 6 0 12-1 17-1s13 0 19 0c5 0 9 0 16 0 6 0 13 1 19 1 1 0 5 0 5-6 0-4-2-4-9-4-4 0-5 0-9-1-7 0-7-1-7-3 0-1 0-3 1-7 6-23 12-46 18-68 12 0 24 0 36 0 23 0 33 12 33 24 0 4-2 13-3 20-4 12-5 15-5 21 0 21 20 29 40 29 25 0 36-26 36-31 0-2-1-4-5-4s-4 1-5 5c-4 12-14 23-25 23-7 0-12-4-12-18 0-6 1-22 2-28 1-8 1-10 1-13s0-12-6-19-14-10-19-13z"><text:p/></draw:path><draw:path draw:style-name="gr3" draw:text-style-name="P6" svg:width="0.0378in" svg:height="0.0504in" svg:x="0.7807in" svg:y="0.1008in" svg:viewBox="0 0 97 129" svg:d="M97 91c-4 0-6 0-9 0 0 4-2 16-6 18-1 1-17 1-19 1-14 0-26 0-39 0 13-10 28-20 39-27 17-13 34-24 34-44 0-26-23-39-52-39-25 0-45 15-45 34 0 10 9 12 12 12 4 0 11-4 11-12 0-6-5-11-11-11 6-9 17-14 30-14 18 0 34 11 34 30 0 16-11 28-27 40-15 13-31 27-47 41-1 1-1 1-2 3 0 1 0 4 0 6 30 0 60 0 90 0 2-13 5-26 7-38z"><text:p/></draw:path></draw:g></text:span><text:span text:style-name="T16">. ידוע </text:span><text:span text:style-name="T16"><draw:g text:anchor-type="as-char" svg:y="-0.1047in" draw:z-index="388" draw:name="Shape395" draw:style-name="gr1"><svg:title>TexMaths</svg:title><svg:desc>11§display§aR_1b§svg§600§FALSE§</svg:desc><draw:path draw:style-name="gr2" draw:text-style-name="P5" svg:width="0.311in" svg:height="0.1118in" svg:x="0.0024in" svg:y="0.0079in" svg:viewBox="0 0 791 285" svg:d="M396 285c-132 0-264 0-396 0 0-94 0-190 0-285 264 0 527 0 791 0 0 95 0 191 0 285-132 0-264 0-395 0z"><text:p/></draw:path><draw:path draw:style-name="gr3" draw:text-style-name="P6" svg:width="0.0693in" svg:height="0.0685in" svg:x="0.0004in" svg:y="0.0382in" svg:viewBox="0 0 177 175" svg:d="M129 25c-7-14-18-25-35-25-46 0-94 57-94 113 0 37 22 62 52 62 7 0 27-1 50-28 3 16 17 28 36 28 13 0 22-9 28-21 7-14 11-37 11-38 0-4-3-4-4-4-5 0-5 1-6 7-6 25-13 47-29 47-10 0-11-10-11-17 0-8-1-11 4-29 4-15 5-20 9-34 4-19 9-36 14-54 2-11 2-12 2-13 0-7-4-11-11-11-9 0-15 9-16 17zM103 126c-1 6-1 7-7 14-17 21-32 26-43 26-20 0-25-21-25-36 0-19 12-66 21-84 11-23 29-37 45-37 25 0 30 32 30 34s-1 4-1 7c-6 25-13 50-20 76z"><text:p/></draw:path><draw:path draw:style-name="gr3" draw:text-style-name="P6" svg:width="0.1083in" svg:height="0.1063in" svg:x="0.0811in" svg:y="0.002in" svg:viewBox="0 0 276 271" svg:d="M130 26c2-8 3-13 10-14 4 0 16 0 24 0 27 0 70 0 70 39 0 12-6 39-22 54-10 10-29 23-65 23-14 0-28 0-42 0 8-34 16-69 25-102zM185 132c39-9 85-35 85-74 0-34-35-58-85-58-38 0-74 0-110 0-8 0-12 0-12 8 0 4 4 4 11 4 1 0 9 0 15 1 7 0 10 1 10 6 0 2 0 3-1 7-18 69-34 138-52 206-4 16-5 18-35 18-8 0-11 0-11 8 0 4 4 4 6 4 11 0 37-1 48-1 10 0 38 1 49 1 4 0 8 0 8-7 0-5-3-5-11-5-14 0-25 0-25-7 0-2 1-4 1-6 9-34 18-67 26-101 16 0 30 0 45 0 36 0 43 22 43 35 0 5-3 16-5 25-3 11-7 25-7 33 0 42 46 42 52 42 33 0 46-39 46-44 0-6-3-3-4-6-4 0-5 4-6 6-10 29-26 35-35 35-12 0-15-7-15-23 0-12 2-32 4-44 0-5 1-13 1-18 0-28-25-40-36-45z"><text:p/></draw:path><draw:path draw:style-name="gr3" draw:text-style-name="P6" svg:width="0.0386in" svg:height="0.0697in" svg:x="0.2016in" svg:y="0.0575in" svg:viewBox="0 0 99 178" svg:d="M62 8c0-8-2-8-9-8-17 17-42 18-53 18 0 3 0 6 0 10 7 0 24 0 40-8 0 45 0 91 0 138 0 8 0 12-28 12-3 0-6 0-10 0 0 3 0 6 0 8 5 0 39-1 49-1 7 0 41 1 48 1 0-2 0-5 0-8-3 0-8 0-11 0-26 0-26-4-26-12 0-51 0-101 0-150z"><text:p/></draw:path><draw:path draw:style-name="gr3" draw:text-style-name="P6" svg:width="0.0555in" svg:height="0.1063in" svg:x="0.2654in" svg:y="0in" svg:viewBox="0 0 142 271" svg:d="M74 4c-2-1 0-4-6-4-9 0-36 3-46 4-3 0-8 0-8 8 0 5 4 5 9 5 19 0 20 2 20 6 0 2-3 16-6 24-11 42-20 84-31 126-5 18-6 24-6 37 0 37 20 61 48 61 47 0 94-57 94-112 0-34-21-62-52-62-17 0-33 12-45 23 10-38 19-77 29-116zM37 150c3-8 3-9 6-13 19-26 36-31 46-31 14 0 24 12 24 36 0 23-12 66-18 81-14 26-31 39-47 39-13 0-25-10-25-38 0-8 0-15 6-39 3-11 5-23 8-35z"><text:p/></draw:path></draw:g></text:span><text:span text:style-name="T16">, כלומר </text:span><text:span text:style-name="T16"><draw:g text:anchor-type="as-char" svg:y="-0.1134in" draw:z-index="389" draw:name="Shape396" draw:style-name="gr1"><svg:title>TexMaths</svg:title><svg:desc>11§display§a, b \in [r]_{R_1}§svg§600§FALSE§</svg:desc><draw:path draw:style-name="gr2" draw:text-style-name="P5" svg:width="0.6744in" svg:height="0.1358in" svg:x="0.0024in" svg:y="0.0071in" svg:viewBox="0 0 1714 346" svg:d="M857 346c-286 0-571 0-857 0 0-116 0-230 0-346 571 0 1142 0 1714 0 0 116 0 230 0 346-285 0-572 0-857 0z"><text:p/></draw:path><draw:path draw:style-name="gr3" draw:text-style-name="P6" svg:width="0.0693in" svg:height="0.0685in" svg:x="0.0004in" svg:y="0.0453in" svg:viewBox="0 0 177 175" svg:d="M129 25c-7-14-18-25-35-25-46 0-94 57-94 113 0 37 22 62 52 62 7 0 27-1 50-29 3 16 17 29 36 29 13 0 22-9 28-21 7-14 11-37 11-38 0-4-3-4-4-4-5 0-5 1-6 7-6 25-13 47-29 47-10 0-11-10-11-17 0-9 0-11 4-29 4-17 5-20 9-34 4-18 10-36 14-54 2-11 2-12 2-13 0-7-4-11-11-11-9 0-15 9-16 17zM103 124c-1 8-1 8-7 15-17 22-33 27-43 27-20 0-25-21-25-36 0-19 12-66 22-84 11-23 28-37 44-37 25 0 30 32 30 34s-1 4-1 7c-6 24-13 49-20 74z"><text:p/></draw:path><draw:path draw:style-name="gr3" draw:text-style-name="P6" svg:width="0.0173in" svg:height="0.0453in" svg:x="0.0878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6" svg:width="0.0559in" svg:height="0.1063in" svg:x="0.1496in" svg:y="0.0071in" svg:viewBox="0 0 143 271" svg:d="M75 4c0-1 0-4-6-4-8 0-36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6" svg:width="0.076in" svg:height="0.087in" svg:x="0.2626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0205in" svg:height="0.1512in" svg:x="0.411in" svg:y="0in" svg:viewBox="0 0 53 385" svg:d="M53 385c0-5 0-10 0-15-12 0-25 0-38 0 0-118 0-237 0-355 13 0 26 0 38 0 0-5 0-9 0-15-18 0-35 0-53 0 0 129 0 257 0 385 18 0 35 0 53 0z"><text:p/></draw:path><draw:path draw:style-name="gr3" draw:text-style-name="P6" svg:width="0.0614in" svg:height="0.0685in" svg:x="0.4398in" svg:y="0.0453in" svg:viewBox="0 0 157 175" svg:d="M23 148c-1 6-3 15-3 17 0 7 5 10 11 10 4 0 12-3 14-11 1-1 14-54 16-61 3-13 9-39 12-50 2-5 13-23 22-32 3-2 14-12 30-12 10 0 11 3 17 4-12 2-20 11-20 21 0 7 3 14 14 14 10 0 21-8 21-23 0-13-12-25-32-25-25 0-41 19-49 30-3-18-17-30-35-30s-24 15-29 22c-6 13-12 36-12 37 0 5 4 5 6 5 3 0 4-1 6-9 7-27 14-46 28-46 6 0 12 3 12 17 0 8-1 13-6 32-7 30-15 60-23 90z"><text:p/></draw:path><draw:path draw:style-name="gr3" draw:text-style-name="P6" svg:width="0.0205in" svg:height="0.1512in" svg:x="0.5118in" svg:y="0in" svg:viewBox="0 0 53 385" svg:d="M53 0c-18 0-35 0-53 0 0 6 0 10 0 15 12 0 25 0 37 0 0 118 0 237 0 355-12 0-25 0-37 0 0 5 0 10 0 15 18 0 35 0 53 0 0-128 0-256 0-385z"><text:p/></draw:path><draw:path draw:style-name="gr3" draw:text-style-name="P6" svg:width="0.0827in" svg:height="0.0744in" svg:x="0.5583in" svg:y="0.0634in" svg:viewBox="0 0 211 190" svg:d="M92 19c3-8 4-8 9-9 6 0 12 0 18 0 25 0 56 0 56 27 0 11-6 29-18 39-11 8-28 12-47 12-11 0-23 0-34 0 5-23 11-46 16-69zM142 92c32-7 61-26 61-50 0-23-28-42-67-42-27 0-56 0-83 0-6 0-9 0-9 7 0 3 3 3 9 3 3 0 5 0 10 0 6 1 6 1 6 4s0 3-1 6c-12 48-24 96-36 144-2 9-2 11-23 11-5 0-9 0-9 6 0 3 2 4 4 4 6 0 13-1 18-1 4 0 12 0 18 0 5 0 11 0 17 0s12 1 18 1c1 0 5 0 5-6 0-4-2-4-8-4-5 0-6 0-10-1-7 0-7-1-7-3 0-1 0-3 1-7 6-23 12-46 18-68 12 0 24 0 36 0 23 0 33 12 33 24 0 4-2 13-3 20-4 12-5 15-5 21 0 21 20 29 40 29 25 0 36-26 36-31 0-2-1-4-5-4-3 0-3 1-5 5-3 12-13 23-25 23-7 0-12-4-12-18 0-6 2-22 3-28 1-8 1-10 1-13s0-12-7-19c-6-7-14-10-19-13z"><text:p/></draw:path><draw:path draw:style-name="gr3" draw:text-style-name="P6" svg:width="0.0307in" svg:height="0.0504in" svg:x="0.6535in" svg:y="0.1008in" svg:viewBox="0 0 79 129" svg:d="M48 6c0-6 0-6-6-6-13 12-35 12-39 12-1 0-2 0-3 0 0 3 0 6 0 9 1 0 2 0 3 0 5 0 17-1 28-6 0 32 0 64 0 97 0 6 0 8-20 8-3 0-7 0-10 0 0 2 0 6 0 9 11-1 27-1 39-1 11 0 28 0 39 1 0-3 0-7 0-9-3 0-6 0-10 0-21 0-21-2-21-8 0-36 0-71 0-106z"><text:p/></draw:path></draw:g></text:span><text:span text:style-name="T16">, ולכן מהגדרת הכלה </text:span><text:span text:style-name="T16"><draw:g text:anchor-type="as-char" svg:y="-0.1134in" draw:z-index="390" draw:name="Shape397" draw:style-name="gr1"><svg:title>TexMaths</svg:title><svg:desc>11§display§a, b \in [x]_{R_2}§svg§600§FALSE§</svg:desc><draw:path draw:style-name="gr2" draw:text-style-name="P5" svg:width="0.6909in" svg:height="0.1358in" svg:x="0.0024in" svg:y="0.0071in" svg:viewBox="0 0 1756 346" svg:d="M879 346c-294 0-586 0-879 0 0-116 0-230 0-346 585 0 1171 0 1756 0 0 116 0 230 0 346-293 0-585 0-877 0z"><text:p/></draw:path><draw:path draw:style-name="gr3" draw:text-style-name="P6" svg:width="0.0693in" svg:height="0.0685in" svg:x="0.0004in" svg:y="0.0453in" svg:viewBox="0 0 177 175" svg:d="M129 25c-7-14-18-25-35-25-46 0-94 57-94 113 0 37 22 62 52 62 7 0 27-1 50-29 3 16 17 29 36 29 13 0 22-9 28-21 7-14 11-37 11-38 0-4-3-4-4-4-5 0-5 1-6 7-6 25-13 47-29 47-10 0-11-10-11-17 0-9 0-11 4-29 4-17 5-20 9-34 4-18 10-36 14-54 2-11 2-12 2-13 0-7-4-11-11-11-9 0-15 9-16 17zM103 124c-1 8-1 8-7 15-17 22-32 27-43 27-20 0-25-21-25-36 0-19 12-66 22-84 11-23 28-37 44-37 25 0 30 32 30 34s-1 4-1 7c-6 24-13 49-20 74z"><text:p/></draw:path><draw:path draw:style-name="gr3" draw:text-style-name="P6" svg:width="0.0173in" svg:height="0.0453in" svg:x="0.0878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6" svg:width="0.0559in" svg:height="0.1063in" svg:x="0.1496in" svg:y="0.0071in" svg:viewBox="0 0 143 271" svg:d="M75 4c0-1 0-4-6-4-8 0-36 3-47 3-2 1-7 1-7 8 0 6 4 6 9 6 19 0 20 2 20 6 0 2-3 16-5 23-11 42-21 84-32 127-5 19-7 25-7 37 0 37 21 61 50 61 46 0 93-57 93-112 0-36-21-62-52-62-17 0-34 11-45 23 10-39 19-77 29-116zM39 150c2-8 2-9 5-13 19-26 36-31 46-31 15 0 24 11 24 36 0 23-12 66-18 80-13 27-31 40-46 40-14 0-26-10-26-38 0-8 0-15 6-39 3-12 5-24 9-35z"><text:p/></draw:path><draw:path draw:style-name="gr3" draw:text-style-name="P6" svg:width="0.076in" svg:height="0.087in" svg:x="0.2626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0205in" svg:height="0.1512in" svg:x="0.411in" svg:y="0in" svg:viewBox="0 0 53 385" svg:d="M53 385c0-5 0-10 0-15-12 0-25 0-38 0 0-118 0-237 0-355 13 0 26 0 38 0 0-5 0-9 0-15-18 0-35 0-53 0 0 129 0 257 0 385 18 0 35 0 53 0z"><text:p/></draw:path><draw:path draw:style-name="gr3" draw:text-style-name="P6" svg:width="0.0756in" svg:height="0.0685in" svg:x="0.4402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1 30 40 0 62-49 62-59 0-4-3-4-5-4-3 0-3 1-4 4-14 41-40 50-52 50-14 0-21-12-21-25 0-9 2-17 7-34 4-18 8-35 13-53z"><text:p/></draw:path><draw:path draw:style-name="gr3" draw:text-style-name="P6" svg:width="0.0205in" svg:height="0.1512in" svg:x="0.526in" svg:y="0in" svg:viewBox="0 0 53 385" svg:d="M53 0c-18 0-35 0-53 0 0 6 0 10 0 15 12 0 25 0 37 0 0 118 0 237 0 355-12 0-25 0-37 0 0 5 0 10 0 15 18 0 35 0 53 0 0-128 0-256 0-385z"><text:p/></draw:path><draw:path draw:style-name="gr3" draw:text-style-name="P6" svg:width="0.0823in" svg:height="0.0744in" svg:x="0.5724in" svg:y="0.0634in" svg:viewBox="0 0 210 190" svg:d="M92 19c3-8 4-8 9-9 6 0 12 0 18 0 25 0 56 0 56 27 0 11-6 29-18 39-12 8-28 12-47 12-11 0-23 0-34 0 5-23 11-46 16-69zM142 92c32-7 60-26 60-50 0-23-27-42-67-42-27 0-55 0-82 0-6 0-9 0-9 7 0 3 3 3 9 3 3 0 5 0 10 0 5 1 6 1 6 4s0 3-1 6c-12 48-24 96-36 144-2 9-2 11-23 11-6 0-9 0-9 6 0 3 2 4 4 4 6 0 11-1 17-1 5 0 13 0 19 0 5 0 10 0 16 0s13 1 19 1c1 0 5 0 5-6 0-4-2-4-8-4-5 0-6 0-10-1-7 0-7-1-7-3 0-1 0-3 1-7 6-23 12-46 18-68 12 0 24 0 36 0 23 0 33 12 33 24 0 4-2 13-3 20-4 12-5 15-5 21 0 21 20 29 40 29 25 0 35-26 35-31 0-2 0-4-4-4s-4 1-5 5c-4 12-14 23-25 23-7 0-12-4-12-18 0-6 1-22 2-28 1-8 1-10 1-13s0-12-6-19-14-10-19-13z"><text:p/></draw:path><draw:path draw:style-name="gr3" draw:text-style-name="P6" svg:width="0.0378in" svg:height="0.0504in" svg:x="0.6634in" svg:y="0.1008in" svg:viewBox="0 0 97 129" svg:d="M97 91c-3 0-6 0-9 0 0 4-2 16-5 18-2 1-18 1-20 1-13 0-26 0-39 0 13-10 28-20 39-27 17-13 34-24 34-44 0-26-23-39-52-39-25 0-45 15-45 34 0 10 9 12 12 12 5 0 11-4 11-12 0-6-5-11-11-11 6-9 17-14 30-14 19 0 34 11 34 30 0 16-11 28-26 40-16 13-32 27-48 41-1 1-1 1-2 3 0 1 0 4 0 6 30 0 61 0 90 0 2-13 5-26 7-38z"><text:p/></draw:path></draw:g></text:span><text:span text:style-name="T16">, כלומר </text:span><text:span text:style-name="T16"><draw:g text:anchor-type="as-char" svg:y="-0.1047in" draw:z-index="391" draw:name="Shape398" draw:style-name="gr1"><svg:title>TexMaths</svg:title><svg:desc>11§display§bR_2x \land aR_2x§svg§600§FALSE§</svg:desc><draw:path draw:style-name="gr2" draw:text-style-name="P5" svg:width="0.8327in" svg:height="0.1118in" svg:x="0.0008in" svg:y="0.0075in" svg:viewBox="0 0 2116 285" svg:d="M0 0c705 0 1411 0 2116 0 0 95 0 191 0 285-705 0-1411 0-2116 0 0-94 0-190 0-285z"><text:p/></draw:path><draw:path draw:style-name="gr3" draw:text-style-name="P6" svg:width="0.0555in" svg:height="0.1063in" svg:x="0.0004in" svg:y="0in" svg:viewBox="0 0 142 271" svg:d="M74 4c-3-1 0-4-6-4-9 0-36 3-46 4-3 0-8 0-8 8 0 5 4 5 9 5 19 0 20 2 20 6 0 2-3 16-6 23-11 42-21 84-32 126-4 19-5 25-5 38 0 38 20 61 48 61 47 0 94-57 94-112 0-34-21-62-52-62-17 0-34 12-45 23 10-38 19-77 29-116zM37 150c3-8 3-9 6-13 19-26 36-31 46-31 14 0 24 12 24 36 0 22-12 66-18 81-14 26-31 40-47 40-13 0-25-11-25-39 0-8 0-15 6-39 3-12 5-23 8-35z"><text:p/></draw:path><draw:path draw:style-name="gr3" draw:text-style-name="P6" svg:width="0.1083in" svg:height="0.1063in" svg:x="0.0646in" svg:y="0.002in" svg:viewBox="0 0 276 271" svg:d="M129 26c3-8 4-13 11-14 3 0 16 0 24 0 27 0 70 0 70 38 0 13-6 40-22 55-10 8-29 23-65 23-14 0-28 0-43 0 8-34 17-69 25-102zM185 132c39-9 84-35 84-75 0-33-34-57-84-57-37 0-74 0-110 0-8 0-12 0-12 8 0 4 4 4 11 4 1 0 8 0 15 0 7 1 10 1 10 7 0 1 0 2-1 7-18 69-34 138-52 206-4 16-5 19-35 19-8 0-11 0-11 8 0 3 4 3 5 3 11 0 38-1 49-1s38 1 49 1c4 0 8 0 8-7 0-4-3-4-11-4-14 0-25 0-25-8 0-2 1-4 1-6 9-34 17-68 26-101 16 0 30 0 45 0 36 0 43 22 43 34 0 5-3 17-5 26-4 11-7 25-7 33 0 42 46 42 52 42 33 0 46-39 46-44 0-4-3-2-4-4-4 0-5 2-6 4-10 29-26 35-35 35-12 0-15-7-15-23 0-12 2-32 4-44 0-5 1-13 1-18 0-28-25-40-36-45z"><text:p/></draw:path><draw:path draw:style-name="gr3" draw:text-style-name="P6" svg:width="0.0469in" svg:height="0.0697in" svg:x="0.1807in" svg:y="0.0575in" svg:viewBox="0 0 120 178" svg:d="M120 130c-3 0-7 0-10 0-1 7-3 22-7 25-2 1-23 1-27 1-17 0-33 0-50 0 29-25 39-33 54-45 21-16 40-33 40-58 0-33-29-53-64-53-33 0-56 23-56 48 0 14 11 16 14 16 7 0 15-5 15-14 0-6-3-15-17-15 9-20 28-25 40-25 27 0 41 21 41 43 0 23-17 42-25 52-22 21-44 42-66 62-2 4-2 4-2 11 37 0 74 0 111 0 3-15 6-31 9-48z"><text:p/></draw:path><draw:path draw:style-name="gr3" draw:text-style-name="P6" svg:width="0.0752in" svg:height="0.0681in" svg:x="0.2465in" svg:y="0.0382in" svg:viewBox="0 0 192 174" svg:d="M118 54c2-10 11-45 38-45 2 0 11 0 20 5-11 1-19 11-19 21 0 6 5 13 15 13 8 0 20-6 20-22 0-20-23-26-36-26-22 0-35 21-39 30-10-26-31-30-42-30-41 0-63 51-63 59 0 5 3 3 4 5 4 0 5-1 6-5 13-40 38-50 52-50 7 0 21 3 21 26 0 11-7 38-21 92-7 24-20 39-37 39-3 0-12 0-19-4 9-2 17-10 17-21 0-10-8-13-14-13-11 0-21 10-21 22 0 16 20 24 36 24 26 0 40-25 41-27 4 14 19 27 42 27 39 0 61-48 61-58 0-4-3-4-4-4-3 0-4 1-6 5-12 41-38 49-50 49-16 0-22-12-22-25 0-8 2-16 6-33 5-19 9-36 14-54z"><text:p/></draw:path><draw:path draw:style-name="gr3" draw:text-style-name="P6" svg:width="0.0839in" svg:height="0.0933in" svg:x="0.3713in" svg:y="0.0146in" svg:viewBox="0 0 214 238" svg:d="M117 8c-4-7-6-8-9-8-6 0-7 2-9 8-32 71-64 143-96 215-3 5-3 5-3 7 0 5 3 8 8 8 3 0 5-1 8-8 31-67 61-135 92-204 29 69 60 137 90 204 3 8 8 8 9 8 4 0 7-3 7-8 0-1 0-1-2-6-32-72-64-145-95-216z"><text:p/></draw:path><draw:path draw:style-name="gr3" draw:text-style-name="P6" svg:width="0.0693in" svg:height="0.0681in" svg:x="0.5035in" svg:y="0.0382in" svg:viewBox="0 0 177 174" svg:d="M129 25c-7-14-19-25-36-25-45 0-93 57-93 113 0 37 21 61 52 61 7 0 26-1 49-27 3 16 18 27 35 27 15 0 23-9 29-20 7-14 12-37 12-38 0-4-3-4-4-4-5 0-5 1-6 7-6 25-14 47-30 47-9 0-11-10-11-17 0-8 0-11 5-29 4-15 5-20 9-34 4-19 8-36 13-54 3-11 3-12 3-13 0-7-4-11-11-11-10 0-15 9-16 17zM103 126c-2 6-2 7-7 14-17 21-33 26-44 26-19 0-25-21-25-35 0-20 13-67 21-85 12-23 30-37 45-37 26 0 31 32 31 34s-1 4-1 7c-6 25-13 50-20 76z"><text:p/></draw:path><draw:path draw:style-name="gr3" draw:text-style-name="P6" svg:width="0.1083in" svg:height="0.1063in" svg:x="0.5843in" svg:y="0.002in" svg:viewBox="0 0 276 271" svg:d="M129 26c2-8 4-13 11-14 3 0 16 0 24 0 27 0 70 0 70 38 0 13-6 40-22 55-10 10-31 23-65 23-14 0-28 0-43 0 8-34 17-69 25-102zM185 132c38-9 84-35 84-75 0-33-34-57-84-57-38 0-74 0-111 0-8 0-11 0-11 8 0 4 3 4 11 4 1 0 8 0 14 0 8 1 11 1 11 7 0 1 0 2-1 7-18 69-35 138-53 206-3 16-4 19-34 19-8 0-11 0-11 8 0 3 4 3 5 3 11 0 38-1 49-1s38 1 49 1c4 0 8 0 8-7 0-4-3-4-11-4-14 0-25 0-25-8 0-2 1-4 1-6 9-34 16-68 25-101 16 0 31 0 46 0 36 0 43 22 43 34 0 5-3 17-5 26-4 11-7 25-7 33 0 42 46 42 52 42 33 0 46-39 46-44 0-4-3-2-4-4-5 0-5 2-6 4-10 29-26 35-35 35-13 0-15-7-15-23 0-12 2-32 4-44 0-5 1-13 1-18 0-28-26-40-36-45z"><text:p/></draw:path><draw:path draw:style-name="gr3" draw:text-style-name="P6" svg:width="0.0465in" svg:height="0.0697in" svg:x="0.7004in" svg:y="0.0575in" svg:viewBox="0 0 119 178" svg:d="M119 130c-4 0-6 0-9 0-1 7-3 22-7 25-2 1-23 1-27 1-17 0-33 0-50 0 29-25 39-33 54-45 21-16 39-33 39-58 0-33-29-53-63-53s-56 23-56 48c0 14 11 16 14 16 7 0 15-5 15-14 0-6-3-15-17-15 9-20 28-25 40-25 27 0 41 21 41 43 0 23-17 42-25 52-22 21-44 42-66 62-2 4-2 4-2 11 37 0 74 0 111 0 2-15 6-31 8-48z"><text:p/></draw:path><draw:path draw:style-name="gr3" draw:text-style-name="P6" svg:width="0.0752in" svg:height="0.0681in" svg:x="0.7661in" svg:y="0.0382in" svg:viewBox="0 0 192 174" svg:d="M118 54c2-10 11-45 38-45 2 0 11 0 20 5-11 1-19 11-19 21 0 6 5 13 15 13 8 0 20-6 20-22 0-20-23-26-36-26-22 0-35 21-41 30-8-26-29-30-40-30-41 0-63 51-63 59 0 5 3 5 4 5 4 0 5-1 6-5 13-40 38-50 52-50 6 0 21 3 21 26 0 11-7 38-21 92-7 24-20 39-38 39-2 0-11 0-18-4 9-2 17-10 17-21 0-10-8-13-14-13-11 0-21 10-21 22 0 16 20 24 36 24 26 0 40-25 41-27 4 14 19 27 42 27 39 0 61-48 61-58 0-4-3-4-4-4-3 0-4 1-6 5-12 41-38 49-50 49-16 0-22-12-22-25 0-8 2-16 6-33 5-19 9-36 14-54z"><text:p/></draw:path></draw:g></text:span><text:span text:style-name="T16">, וסה"כ מסימטריות וטרנזיטיביות </text:span><text:span text:style-name="T22">נקבל </text:span><text:span text:style-name="T16"><draw:g text:anchor-type="as-char" svg:y="-0.1047in" draw:z-index="392" draw:name="Shape399" draw:style-name="gr1"><svg:title>TexMaths</svg:title><svg:desc>11§display§aR_2b§svg§600§FALSE§</svg:desc><draw:path draw:style-name="gr2" draw:text-style-name="P5" svg:width="0.311in" svg:height="0.1118in" svg:x="0.0024in" svg:y="0.0079in" svg:viewBox="0 0 791 285" svg:d="M396 285c-132 0-264 0-396 0 0-94 0-190 0-285 264 0 527 0 791 0 0 95 0 191 0 285-132 0-264 0-395 0z"><text:p/></draw:path><draw:path draw:style-name="gr3" draw:text-style-name="P6" svg:width="0.0693in" svg:height="0.0685in" svg:x="0.0004in" svg:y="0.0382in" svg:viewBox="0 0 177 175" svg:d="M129 25c-7-14-18-25-35-25-46 0-94 57-94 113 0 37 22 62 52 62 7 0 27-1 50-28 3 16 17 28 36 28 13 0 22-9 28-21 7-14 11-37 11-38 0-4-3-4-4-4-5 0-5 1-6 7-6 25-13 47-29 47-10 0-11-10-11-17 0-8-1-11 4-29 4-15 5-20 9-34 4-19 9-36 14-54 2-11 2-12 2-13 0-7-4-11-11-11-9 0-15 9-16 17zM103 126c-1 6-1 7-7 14-17 21-32 26-43 26-20 0-25-21-25-36 0-19 12-66 21-84 11-23 29-37 45-37 25 0 30 32 30 34s-1 4-1 7c-6 25-13 50-20 76z"><text:p/></draw:path><draw:path draw:style-name="gr3" draw:text-style-name="P6" svg:width="0.1083in" svg:height="0.1063in" svg:x="0.0811in" svg:y="0.002in" svg:viewBox="0 0 276 271" svg:d="M130 26c2-8 3-13 10-14 4 0 16 0 24 0 27 0 70 0 70 39 0 12-6 39-22 54-10 10-29 23-65 23-14 0-28 0-42 0 8-34 16-69 25-102zM185 132c39-9 85-35 85-74 0-34-35-58-85-58-38 0-74 0-110 0-8 0-12 0-12 8 0 4 4 4 11 4 1 0 9 0 15 1 7 0 10 1 10 6 0 2 0 3-1 7-18 69-34 138-52 206-4 16-5 18-35 18-8 0-11 0-11 8 0 4 4 4 6 4 11 0 37-1 48-1 10 0 38 1 49 1 4 0 8 0 8-7 0-5-3-5-11-5-14 0-25 0-25-7 0-2 1-4 1-6 9-34 18-67 26-101 16 0 30 0 45 0 36 0 43 22 43 35 0 5-3 16-5 25-3 11-7 25-7 33 0 42 46 42 52 42 33 0 46-39 46-44 0-6-3-3-4-6-4 0-5 4-6 6-10 29-26 35-35 35-12 0-15-7-15-23 0-12 2-32 4-44 0-5 1-13 1-18 0-28-25-40-36-45z"><text:p/></draw:path><draw:path draw:style-name="gr3" draw:text-style-name="P6" svg:width="0.0469in" svg:height="0.0697in" svg:x="0.1965in" svg:y="0.0575in" svg:viewBox="0 0 120 178" svg:d="M120 130c-3 0-7 0-10 0 0 7-3 22-7 25-2 1-23 1-26 1-17 0-34 0-51 0 29-25 39-33 54-45 21-16 40-33 40-58 0-33-29-53-64-53-33 0-56 23-56 48 0 14 12 16 14 16 7 0 15-6 15-14 0-6-3-15-16-15 8-20 27-25 39-25 27 0 41 21 41 43 0 23-16 42-25 52-22 21-44 42-66 64-2 2-2 3-2 9 37 0 74 0 111 0 3-15 6-31 9-48z"><text:p/></draw:path><draw:path draw:style-name="gr3" draw:text-style-name="P6" svg:width="0.0555in" svg:height="0.1063in" svg:x="0.2654in" svg:y="0in" svg:viewBox="0 0 142 271" svg:d="M74 4c-2-1 0-4-6-4-9 0-36 3-46 4-3 0-8 0-8 8 0 5 4 5 9 5 19 0 20 2 20 6 0 2-3 16-6 24-11 42-20 84-31 126-5 18-6 24-6 37 0 37 20 61 48 61 47 0 94-57 94-112 0-34-21-62-52-62-17 0-33 12-45 23 10-38 19-77 29-116zM37 150c3-8 3-9 6-13 19-26 36-31 46-31 14 0 24 12 24 36 0 23-12 66-18 81-14 26-31 39-47 39-13 0-25-10-25-38 0-8 0-15 6-39 3-11 5-23 8-35z"><text:p/></draw:path></draw:g></text:span><text:span text:style-name="T16"><text:s/>כלומר </text:span><text:span text:style-name="T16"><draw:g text:anchor-type="as-char" svg:y="-0.1134in" draw:z-index="393" draw:name="Shape400" draw:style-name="gr1"><svg:title>TexMaths</svg:title><svg:desc>11§display§\la a, b \ra \in R_2§svg§600§FALSE§</svg:desc><draw:path draw:style-name="gr2" draw:text-style-name="P5" svg:width="0.6705in" svg:height="0.1358in" svg:x="0.0004in" svg:y="0.0071in" svg:viewBox="0 0 1704 346" svg:d="M853 346c-285 0-569 0-853 0 0-116 0-230 0-346 568 0 1137 0 1704 0 0 116 0 230 0 346-284 0-567 0-851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6" svg:width="0.0693in" svg:height="0.0685in" svg:x="0.0579in" svg:y="0.0453in" svg:viewBox="0 0 177 175" svg:d="M129 25c-8-14-19-25-37-25-45 0-92 57-92 113 0 37 21 62 52 62 7 0 26-1 49-29 4 16 17 29 35 29 14 0 24-9 29-21 7-14 12-37 12-38 0-4-3-4-5-4-4 0-4 1-5 7-6 25-14 47-29 47-11 0-13-10-13-17 0-9 2-11 6-29 4-17 4-20 9-34 4-18 9-36 13-54 3-11 3-12 3-13 0-7-5-11-11-11-10 0-15 9-16 17zM103 124c-2 8-2 8-7 15-18 22-33 27-44 27-19 0-24-21-24-36 0-19 12-66 20-84 13-23 30-37 46-37 25 0 30 32 30 34s-1 4-1 7c-6 24-13 49-20 74z"><text:p/></draw:path><draw:path draw:style-name="gr3" draw:text-style-name="P6" svg:width="0.0173in" svg:height="0.0453in" svg:x="0.1457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6" svg:width="0.0555in" svg:height="0.1063in" svg:x="0.2071in" svg:y="0.0071in" svg:viewBox="0 0 142 271" svg:d="M74 4c0-1 0-4-5-4-8 0-37 3-47 3-3 1-8 1-8 8 0 6 5 6 10 6 19 0 19 2 19 6 0 2-3 16-6 23-9 42-20 84-30 127-6 19-7 25-7 37 0 37 21 61 50 61 45 0 92-57 92-112 0-36-20-62-51-62-18 0-34 11-46 23 10-39 19-77 29-116zM37 150c4-8 4-9 7-13 19-26 36-31 46-31 13 0 24 11 24 36 0 23-13 66-19 80-14 27-31 40-45 40s-27-10-27-38c0-8 0-15 7-39 2-12 5-24 7-35z"><text:p/></draw:path><draw:path draw:style-name="gr3" draw:text-style-name="P6" svg:width="0.0335in" svg:height="0.1512in" svg:x="0.2736in" svg:y="0in" svg:viewBox="0 0 86 385" svg:d="M84 199c2-4 2-5 2-6 0-3 0-1-2-6-22-59-45-119-67-178-3-7-6-9-9-9-5 0-8 3-8 8 0 1 0 2 1 6 23 60 45 119 68 179-23 58-45 117-68 177-1 4-1 5-1 8 0 4 3 7 8 7 4 0 6-4 7-7 24-60 46-119 69-179z"><text:p/></draw:path><draw:path draw:style-name="gr3" draw:text-style-name="P6" svg:width="0.076in" svg:height="0.087in" svg:x="0.3787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1083in" svg:height="0.1063in" svg:x="0.5157in" svg:y="0.0098in" svg:viewBox="0 0 276 271" svg:d="M130 26c2-9 3-13 11-14 3 0 15 0 23 0 27 0 70 0 70 38 0 13-6 39-21 55-11 10-30 22-66 22-14 0-28 0-42 0 8-35 16-68 25-101zM185 132c39-9 86-35 86-75 0-33-36-57-86-57-36 0-74 0-110 0-8 0-11 0-11 8 0 4 3 4 10 4 1 0 9 0 15 0 7 1 10 1 10 7 0 1 0 2-1 7-18 69-34 138-52 206-4 15-4 18-35 18-7 0-11 0-11 8 0 4 3 3 6 4 11 0 38-1 49-1 10 0 37 1 48 1 4 0 8 0 8-8 0-4-3-4-11-4-14 0-24 0-24-7 0-2 0-4 1-6 9-33 17-67 25-102 16 0 31 0 47 0 34 0 41 22 41 36 0 5-3 17-5 26-3 10-7 24-7 32 0 42 46 42 52 42 33 0 46-40 46-44 0-6-3-3-4-6-4 0-5 4-6 6-9 28-26 35-35 35-12 0-15-9-15-23 0-12 2-31 4-43 1-6 1-13 1-19 0-29-25-42-36-45z"><text:p/></draw:path><draw:path draw:style-name="gr3" draw:text-style-name="P6" svg:width="0.0469in" svg:height="0.0701in" svg:x="0.6319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16"><text:s/>כדרוש. </text:span></text:p>
        </text:list-item>
        <text:list-item>
          <text:p text:style-name="P62"><text:soft-page-break/><text:span text:style-name="T2">נניח </text:span><text:span text:style-name="T2"><draw:g text:anchor-type="as-char" svg:y="-0.1035in" draw:z-index="394" draw:name="Shape401" draw:style-name="gr1"><svg:title>TexMaths</svg:title><svg:desc>11§display§R_1 \subseteq R_2§svg§600§FALSE§</svg:desc><draw:path draw:style-name="gr2" draw:text-style-name="P5" svg:width="0.5394in" svg:height="0.1098in" svg:x="0.0024in" svg:y="0.0071in" svg:viewBox="0 0 1371 280" svg:d="M0 0c457 0 914 0 1371 0 0 93 0 186 0 280-457 0-914 0-1371 0 0-94 0-187 0-280z"><text:p/></draw:path><draw:path draw:style-name="gr3" draw:text-style-name="P6" svg:width="0.1083in" svg:height="0.1059in" svg:x="0.0004in" svg:y="0in" svg:viewBox="0 0 276 270" svg:d="M130 26c2-8 3-13 11-14 3 0 15 0 23 0 27 0 70 0 70 38 0 13-6 40-21 54-11 10-30 23-66 23-14 0-28 0-42 0 8-34 16-68 25-101zM185 132c39-8 85-35 85-74 0-34-35-58-85-58-36 0-74 0-110 0-8 0-11 0-11 8 0 4 3 4 10 4 1 0 9 0 15 1 7 0 10 1 10 6 0 2 0 3-1 7-18 68-34 137-52 205-4 16-4 19-35 19-7 0-11 0-11 8 0 3 3 2 6 3 11 0 38-1 49-1 10 0 37 1 48 1 4 0 8 0 8-8 0-3-3-3-11-3-14 0-24 0-24-8 0-2 0-4 1-6 9-34 17-68 25-101 16 0 31 0 47 0 34 0 41 22 41 34 0 7-3 17-5 26-3 11-7 25-7 33 0 42 46 42 52 42 33 0 46-39 46-44 0-4-3-2-4-4-4 0-5 2-6 5-9 27-26 34-35 34-12 0-15-8-15-23 0-12 2-32 4-44 1-5 1-12 1-17 0-29-25-41-36-45z"><text:p/></draw:path><draw:path draw:style-name="gr3" draw:text-style-name="P6" svg:width="0.0386in" svg:height="0.0697in" svg:x="0.1213in" svg:y="0.0559in" svg:viewBox="0 0 99 178" svg:d="M62 8c0-8-1-8-8-8-18 18-43 18-54 18 0 3 0 6 0 9 7 0 25 0 40-7 0 45 0 91 0 137 0 8 0 11-28 11-3 0-6 0-10 0 0 3 0 6 0 10 6 0 39-1 49-1 7 0 41 1 48 1 0-4 0-7 0-10-3 0-7 0-10 0-27 0-27-3-27-11 0-51 0-100 0-149z"><text:p/></draw:path><draw:path draw:style-name="gr3" draw:text-style-name="P6" svg:width="0.0921in" svg:height="0.1161in" svg:x="0.2331in" svg:y="0.0071in" svg:viewBox="0 0 235 296" svg:d="M222 15c7 0 13 0 13-7 0-8-6-8-13-8-34 0-69 0-103 0-67 0-119 50-119 112 0 60 53 110 119 110 34 0 69 0 103 0 7 0 13 0 13-8s-6-8-13-8c-34 0-69 0-103 0-61 0-104-45-104-94 0-53 44-97 104-97 34 0 69 0 103 0zM21 281c-7 0-13 0-13 8 0 7 6 7 13 7 67 0 134 0 201 0 7 0 13 0 13-7 0-8-6-8-13-8-67 0-134 0-201 0z"><text:p/></draw:path><draw:path draw:style-name="gr3" draw:text-style-name="P6" svg:width="0.1079in" svg:height="0.1059in" svg:x="0.387in" svg:y="0in" svg:viewBox="0 0 275 270" svg:d="M129 26c2-8 3-13 11-14 3 0 15 0 23 0 27 0 70 0 70 38 0 13-6 40-21 54-10 10-30 23-66 23-14 0-28 0-43 0 9-34 17-68 26-101zM185 132c38-8 85-35 85-74 0-34-36-58-86-58-37 0-74 0-110 0-8 0-11 0-11 8 0 4 3 4 11 4 4 0 7 0 14 1 7 0 11 1 11 6 0 2-1 3-2 7-18 68-34 137-52 205-3 16-4 19-35 19-7 0-10 0-10 8 0 3 4 3 6 3 9 0 37-1 48-1s38 1 48 1c4 0 8 0 8-8 0-3-3-3-10-3-14 0-25 0-25-8 0-2 0-4 1-6 9-34 16-68 25-101 16 0 31 0 46 0 36 0 42 22 42 34 0 7-3 17-5 26-2 11-6 25-6 33 0 42 46 42 51 42 33 0 46-39 46-44 0-4-3-4-4-4-4 0-5 2-5 5-10 27-26 34-35 34-13 0-15-8-15-23 0-12 2-32 3-44 1-5 2-12 2-17 0-29-26-41-36-45z"><text:p/></draw:path><draw:path draw:style-name="gr3" draw:text-style-name="P6" svg:width="0.0469in" svg:height="0.0697in" svg:x="0.5024in" svg:y="0.0559in" svg:viewBox="0 0 120 178" svg:d="M120 129c-3 0-6 0-9 0-1 7-4 22-8 26-2 1-23 1-26 1-16 0-33 0-49 0 28-25 37-33 53-45 20-17 39-33 39-58 0-33-29-53-64-53-33 0-56 23-56 48 0 15 12 16 14 16 7 0 15-5 15-15 0-5-1-14-16-14 9-20 27-25 40-25 26 0 41 21 41 43 0 23-17 41-26 51-22 21-43 42-65 63-3 3-3 3-3 11 37 0 75 0 112 0 2-17 6-32 8-49z"><text:p/></draw:path></draw:g></text:span><text:span text:style-name="T2">, ונוכיח </text:span><text:span text:style-name="T2"><draw:g text:anchor-type="as-char" svg:y="-0.1134in" draw:z-index="395" draw:name="Shape402" draw:style-name="gr1"><svg:title>TexMaths</svg:title><svg:desc>11§display§A / R_1§svg§600§FALSE§</svg:desc><draw:path draw:style-name="gr2" draw:text-style-name="P5" svg:width="0.3398in" svg:height="0.1358in" svg:x="0.0031in" svg:y="0.0071in" svg:viewBox="0 0 864 346" svg:d="M432 346c-144 0-288 0-432 0 0-116 0-230 0-346 288 0 576 0 864 0 0 116 0 230 0 346-144 0-288 0-432 0z"><text:p/></draw:path><draw:path draw:style-name="gr3" draw:text-style-name="P6" svg:width="0.1039in" svg:height="0.1079in" svg:x="0.0004in" svg:y="0.0043in" svg:viewBox="0 0 265 275" svg:d="M56 231c-15 26-31 31-47 32-5 1-9 1-9 8 0 2 2 4 6 4 11 0 22-1 33-1 13 0 26 1 38 1 2 0 8 0 8-7 0-4-4-5-7-5-9 0-17-3-17-13 0-4 2-9 5-14 10-17 20-32 30-49 32 0 64 0 97 0 0 9 5 60 5 64 0 11-20 12-27 12-6 0-9 0-9 8 0 4 2 3 4 4 17 0 33-1 49-1 9 0 34 1 44 1 2 0 6 0 6-7 0-5-3-5-9-5-24 0-24-2-25-13-8-79-15-160-23-240-1-8-1-10-8-10-5 0-7 3-10 7-45 74-89 149-134 224zM102 175c26-43 51-85 76-127 5 42 9 84 13 127-29 0-59 0-89 0z"><text:p/></draw:path><draw:path draw:style-name="gr3" draw:text-style-name="P6" svg:width="0.0587in" svg:height="0.1512in" svg:x="0.1177in" svg:y="0in" svg:viewBox="0 0 150 385" svg:d="M149 15c1-5 1-6 1-7 0-5-4-8-8-8-2 0-6 1-7 3-44 123-89 245-133 367-2 5-2 7-2 8 0 4 3 7 8 7 4 0 5-3 9-10 44-120 88-240 132-360z"><text:p/></draw:path><draw:path draw:style-name="gr3" draw:text-style-name="P6" svg:width="0.1083in" svg:height="0.1063in" svg:x="0.1909in" svg:y="0.0098in" svg:viewBox="0 0 276 271" svg:d="M130 26c2-9 3-13 10-14 4 0 16 0 24 0 27 0 70 0 70 38 0 13-6 39-22 55-10 10-29 22-65 22-14 0-28 0-42 0 8-35 16-68 25-101zM185 132c39-9 85-35 85-75 0-33-35-57-85-57-36 0-74 0-110 0-8 0-11 0-11 8 0 4 3 4 10 4 1 0 9 0 15 0 7 1 10 1 10 7 0 1 0 2-1 7-18 69-34 138-52 206-4 15-4 18-35 18-7 0-11 0-11 8 0 4 3 3 6 4 11 0 38-1 49-1 10 0 37 1 48 1 4 0 8 0 8-8 0-4-3-4-11-4-14 0-24 0-24-7 0-2 0-4 1-6 9-33 17-67 25-102 16 0 31 0 47 0 34 0 41 22 41 36 0 5-3 17-5 26-3 10-7 24-7 32 0 42 46 42 52 42 33 0 46-40 46-44 0-6-3-3-4-6-3 0-5 4-6 6-10 28-26 35-35 35-12 0-15-9-15-23 0-12 2-31 4-43 1-6 1-13 1-19 0-29-25-42-36-45z"><text:p/></draw:path><draw:path draw:style-name="gr3" draw:text-style-name="P6" svg:width="0.0386in" svg:height="0.0701in" svg:x="0.3118in" svg:y="0.0661in" svg:viewBox="0 0 99 179" svg:d="M62 8c0-8-1-8-8-8-18 17-43 17-54 17 0 3 0 6 0 9 7 0 24 0 40-7 0 46 0 92 0 138 0 9 0 13-28 13-3 0-6 0-10 0 0 3 0 6 0 9 5-1 39-1 49-1 7 0 41 0 48 1 0-3 0-6 0-9-3 0-8 0-11 0-26 0-26-4-26-13 0-50 0-100 0-149z"><text:p/></draw:path></draw:g></text:span><text:span text:style-name="T2"><text:s/>עידון של </text:span><text:span text:style-name="T2"><draw:g text:anchor-type="as-char" svg:y="-0.1134in" draw:z-index="396" draw:name="Shape403" draw:style-name="gr1"><svg:title>TexMaths</svg:title><svg:desc>11§display§A / R_2§svg§600§FALSE§</svg:desc><draw:path draw:style-name="gr2" draw:text-style-name="P5" svg:width="0.3433in" svg:height="0.1354in" svg:x="0.0031in" svg:y="0.0071in" svg:viewBox="0 0 873 345" svg:d="M0 0c291 0 582 0 873 0 0 115 0 230 0 345-291 0-582 0-873 0 0-115 0-230 0-345z"><text:p/></draw:path><draw:path draw:style-name="gr3" draw:text-style-name="P6" svg:width="0.1043in" svg:height="0.1079in" svg:x="0.0004in" svg:y="0.0043in" svg:viewBox="0 0 266 275" svg:d="M56 230c-15 27-31 32-47 33-6 0-9 0-9 8 0 2 2 4 6 4 9 0 22-2 33-2 13 0 26 2 38 2 2 0 8-1 8-7 0-5-3-5-7-5-9-1-17-4-17-14 0-5 2-9 5-14 10-16 19-32 29-48 32 0 64 0 97 0 1 7 6 60 6 63 0 12-20 13-27 13-6 0-10 0-10 8 0 3 4 4 5 4 17 0 33-2 49-2 10 0 34 2 44 2 2 0 7-1 7-9 0-3-5-3-9-3-25 0-25-3-26-14-7-79-15-160-23-240-1-8-1-9-7-9-7 0-8 2-10 7-46 74-90 149-135 223zM102 175c26-43 51-86 76-128 4 42 8 85 13 128-30 0-59 0-89 0z"><text:p/></draw:path><draw:path draw:style-name="gr3" draw:text-style-name="P6" svg:width="0.0591in" svg:height="0.1508in" svg:x="0.1177in" svg:y="0in" svg:viewBox="0 0 151 384" svg:d="M149 14c2-4 1-4 2-6 0-5-3-8-8-8-3 0-5 1-6 3-46 123-90 245-135 367-2 4-1 4-2 7 0 4 4 7 8 7 5 0 6-2 9-9 44-120 88-241 132-361z"><text:p/></draw:path><draw:path draw:style-name="gr3" draw:text-style-name="P6" svg:width="0.1079in" svg:height="0.1063in" svg:x="0.1913in" svg:y="0.0098in" svg:viewBox="0 0 275 271" svg:d="M129 28c2-10 3-14 11-15 3-1 15-1 23-1 28 0 71 0 71 39 0 13-6 39-21 55-10 10-31 22-65 22-15 0-30 0-44 0 8-34 16-67 25-100zM185 132c39-8 85-35 85-74 0-33-35-58-86-58-36 0-74 0-110 0-8 0-11 0-11 8 0 4 3 4 11 4 1 0 8 0 14 1 8 1 11 1 11 7 0 1-1 2-2 6-18 69-34 138-52 206-3 16-4 19-35 19-7 0-10 0-10 8 0 3 4 4 6 4 11 0 37-2 48-2s39 2 50 2c2 0 7-1 7-9 0-3-4-3-11-3-14 0-25 0-25-8 0-2 1-4 1-6 9-33 17-67 25-100 16 0 31 0 47 0 35 0 41 20 41 34 0 6-3 18-5 26-2 10-6 24-6 32 0 42 47 42 51 42 33 0 46-39 46-44s-3-5-4-5c-3 0-4 3-4 6-10 29-27 35-36 35-13 0-15-9-15-24 0-12 2-32 3-44 1-5 2-11 2-17 0-29-26-41-36-46z"><text:p/></draw:path><draw:path draw:style-name="gr3" draw:text-style-name="P6" svg:width="0.0469in" svg:height="0.0701in" svg:x="0.3071in" svg:y="0.0661in" svg:viewBox="0 0 120 179" svg:d="M120 130c-3 0-5 0-9 0-1 7-4 22-7 25-3 1-24 1-27 1-16 0-33 0-49 0 28-25 37-32 54-45 19-15 38-33 38-58 0-33-29-53-63-53s-57 24-57 48c0 15 12 16 14 16 7 0 15-5 15-14 0-6-1-15-16-15 9-18 27-25 40-25 26 0 41 21 41 43 0 23-17 42-26 52-22 21-43 41-65 63-3 4-3 4-3 11 37 0 75 0 112 0 3-16 6-33 8-49z"><text:p/></draw:path></draw:g></text:span><text:span text:style-name="T2">. יהי </text:span><text:span text:style-name="T2"><draw:g text:anchor-type="as-char" svg:y="-0.1134in" draw:z-index="397" draw:name="Shape404" draw:style-name="gr1"><svg:title>TexMaths</svg:title><svg:desc>11§display§X \in A / R_1§svg§600§FALSE§</svg:desc><draw:path draw:style-name="gr2" draw:text-style-name="P5" svg:width="0.6634in" svg:height="0.1354in" svg:x="0.0043in" svg:y="0.0071in" svg:viewBox="0 0 1686 345" svg:d="M0 0c562 0 1124 0 1686 0 0 115 0 230 0 345-562 0-1124 0-1686 0 0-115 0-230 0-345z"><text:p/></draw:path><draw:path draw:style-name="gr3" draw:text-style-name="P6" svg:width="0.1252in" svg:height="0.1031in" svg:x="0.0004in" svg:y="0.0098in" svg:viewBox="0 0 319 263" svg:d="M177 106c-11-27-21-52-32-77-1-4-2-5-2-6 0-2 7-9 23-11 3 0 8 0 8-6s-5-6-6-6c-16 0-33 1-49 1-9 0-33-1-43-1-2 0-7 0-7 8 0 4 4 4 9 4 23 0 25 5 29 12 15 37 30 72 46 108-28 29-55 58-83 87-1 1-3 2-4 3-19 21-37 28-57 29-5 0-9 0-9 8 2 2 0 4 5 4 13 0 25-2 37-2 14 0 29 2 43 2 3 0 7 0 7-9 0-3-3-2-4-3-4-1-17-1-17-12 0-7 7-12 11-18 14-13 27-27 40-40 11-14 23-26 34-38 13 31 27 61 40 92 1 3 1 3 2 4 0 3-8 10-23 12-5 0-8 0-8 7 0 5 5 5 7 5 10 0 37-2 48-2 10 0 33 2 43 2 2 0 7 0 7-8 0-4-4-4-7-4-25-1-26-2-33-18-15-35-41-94-49-117 25-27 65-73 79-84 11-9 25-19 48-20 6 0 9 0 9-8-2-1 0-4-6-4-11 0-24 1-36 1-14 0-29-1-43-1-2 0-6 0-6 8 0 3 1 4 4 4 3 1 15 1 15 12 0 6-4 11-7 15-21 22-42 44-63 67z"><text:p/></draw:path><draw:path draw:style-name="gr3" draw:text-style-name="P6" svg:width="0.076in" svg:height="0.087in" svg:x="0.1894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" svg:width="0.1039in" svg:height="0.1079in" svg:x="0.3256in" svg:y="0.0043in" svg:viewBox="0 0 265 275" svg:d="M56 230c-15 27-31 32-47 33-6 0-9 0-9 8 0 2 2 4 5 4 10 0 22-2 33-2 14 0 27 2 39 2 2 0 8 0 8-7 0-5-4-5-7-5-9-1-18-4-18-14 0-5 3-9 6-14 10-16 19-32 29-48 31 0 64 0 96 0 1 7 7 60 7 63 0 12-20 13-28 13-5 0-9 0-9 8 0 4 3 3 5 4 17 0 33-2 48-2 10 0 34 2 44 2 3 0 7 0 7-9 0-3-3-3-9-3-24 0-24-3-25-14-8-79-15-160-23-240-1-8-1-9-8-9-5 0-8 2-10 7-45 74-89 149-134 223zM102 175c26-43 51-86 76-128 5 42 8 85 12 128-29 0-58 0-88 0z"><text:p/></draw:path><draw:path draw:style-name="gr3" draw:text-style-name="P6" svg:width="0.0587in" svg:height="0.1508in" svg:x="0.4425in" svg:y="0in" svg:viewBox="0 0 150 384" svg:d="M148 14c2-4 2-4 2-6 0-5-4-8-8-8-2 0-6 1-7 3-45 123-89 245-134 367-1 4-1 4-1 7 0 4 3 7 8 7 4 0 5-2 7-9 44-120 89-241 133-361z"><text:p/></draw:path><draw:path draw:style-name="gr3" draw:text-style-name="P6" svg:width="0.1083in" svg:height="0.1063in" svg:x="0.5161in" svg:y="0.0098in" svg:viewBox="0 0 276 271" svg:d="M130 28c2-10 3-14 11-15 3-1 15-1 23-1 27 0 70 0 70 39 0 13-6 39-21 55-11 10-30 22-66 22-14 0-28 0-43 0 9-34 17-67 26-100zM185 132c39-8 85-35 85-74 0-33-35-58-85-58-37 0-74 0-110 0-8 0-11 0-11 8 0 4 3 4 10 4 1 0 8 0 15 1s10 1 10 7c0 1 0 2-1 6-18 69-34 138-52 206-4 16-4 19-35 19-7 0-11 0-11 8 0 4 3 3 5 4 11 0 39-2 50-2 10 0 37 2 48 2 4 0 8 0 8-9 0-3-3-3-11-3-14 0-24 0-24-8 0-2 0-4 1-6 9-33 16-67 25-100 16 0 31 0 46 0 36 0 42 20 42 34 0 6-3 18-5 26-4 10-7 24-7 32 0 42 46 42 52 42 33 0 46-39 46-44s-3-2-4-5c-4 0-5 3-6 6-9 29-25 35-35 35-12 0-15-9-15-24 0-12 2-32 4-44 1-5 1-11 1-17 0-29-25-41-36-46z"><text:p/></draw:path><draw:path draw:style-name="gr3" draw:text-style-name="P6" svg:width="0.0386in" svg:height="0.0701in" svg:x="0.6366in" svg:y="0.0661in" svg:viewBox="0 0 99 179" svg:d="M62 8c0-7 0-8-8-8-18 18-42 18-54 18 0 3 0 6 0 10 7 0 25 0 40-8 0 45 0 91 0 137 0 9 0 13-27 13-3 0-8 0-11 0 0 3 0 6 0 9 6 0 39-1 49-1 8 0 42 1 48 1 0-3 0-6 0-9-3 0-7 0-10 0-27 0-27-4-27-13 0-50 0-100 0-149z"><text:p/></draw:path></draw:g></text:span><text:span text:style-name="T2">, נוכיח קיום </text:span><text:span text:style-name="T2"><draw:g text:anchor-type="as-char" svg:y="-0.1134in" draw:z-index="398" draw:name="Shape405" draw:style-name="gr1"><svg:title>TexMaths</svg:title><svg:desc>11§display§Y \in A / R_2§svg§600§FALSE§</svg:desc><draw:path draw:style-name="gr2" draw:text-style-name="P5" svg:width="0.6516in" svg:height="0.1358in" svg:x="0.0028in" svg:y="0.0071in" svg:viewBox="0 0 1656 346" svg:d="M829 346c-277 0-553 0-829 0 0-116 0-230 0-346 552 0 1104 0 1656 0 0 116 0 230 0 346-276 0-552 0-827 0z"><text:p/></draw:path><draw:path draw:style-name="gr3" draw:text-style-name="P6" svg:width="0.1102in" svg:height="0.1028in" svg:x="0.0004in" svg:y="0.0098in" svg:viewBox="0 0 281 262" svg:d="M217 44c2-2 3-3 5-5 11-13 25-26 51-27 4-1 8-1 8-8 0-3-3-4-6-4-10 0-21 1-31 1-13 0-26-1-39-1-3 0-7 0-7 7 0 4 3 5 6 5 2 0 14 0 14 9 0 7-9 16-11 18-30 34-60 68-89 103-15-39-29-76-43-114-2-6-1-5-2-7 0-9 18-9 23-9s9 0 9-8c0-4-5-4-6-4-11 0-38 1-48 1s-34-1-44-1c-3 0-7 0-7 8 0 4 3 4 9 4 23 0 24 3 27 12 16 43 32 85 48 128 1 1 2 5 2 7 0 1-16 61-18 69-5 21-5 22-36 22-8 0-10 0-10 8 0 4 3 3 4 4 11 0 39-1 50-1s38 1 49 1c3 0 7 0 7-8 0-4-3-4-10-4-1 0-9 0-15 0-8-1-10-2-10-7 0-2 3-16 5-24 5-18 9-36 14-54 2-6 2-8 5-11 32-37 64-74 96-110z"><text:p/></draw:path><draw:path draw:style-name="gr3" draw:text-style-name="P6" svg:width="0.076in" svg:height="0.087in" svg:x="0.172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39in" svg:height="0.1079in" svg:x="0.3087in" svg:y="0.0043in" svg:viewBox="0 0 265 275" svg:d="M56 231c-16 26-31 31-48 32-5 1-8 1-8 8 0 2 2 4 6 4 9 0 22-1 33-1 12 0 26 1 38 1 2 0 8 0 8-7 0-4-5-5-7-5-9 0-19-3-19-13 0-4 4-9 6-14 10-17 20-32 30-49 32 0 65 0 96 0 2 9 7 60 7 64 0 11-20 12-27 12-6 0-10 0-10 8 0 4 4 4 5 4 16 0 33-1 49-1 9 0 34 1 44 1 2 0 6 0 6-7 0-5-4-5-9-5-24 0-24-2-25-13-8-79-15-160-23-240-1-8-1-10-8-10-6 0-7 3-10 7-45 74-89 149-134 224zM102 175c26-43 51-85 76-127 5 42 8 84 12 127-29 0-58 0-88 0z"><text:p/></draw:path><draw:path draw:style-name="gr3" draw:text-style-name="P6" svg:width="0.0591in" svg:height="0.1512in" svg:x="0.4252in" svg:y="0in" svg:viewBox="0 0 151 385" svg:d="M149 15c2-5 2-6 2-7 0-5-4-8-8-8-2 0-5 1-7 3-45 123-89 245-134 367-2 5-2 7-2 8 0 4 4 7 9 7 4 0 5-3 8-10 44-120 88-240 132-360z"><text:p/></draw:path><draw:path draw:style-name="gr3" draw:text-style-name="P6" svg:width="0.1083in" svg:height="0.1063in" svg:x="0.4992in" svg:y="0.0098in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3 0-5 4-6 6-8 28-26 35-35 35-12 0-15-9-15-23 0-12 2-31 4-43 0-6 1-13 1-19 0-29-25-42-36-45z"><text:p/></draw:path><draw:path draw:style-name="gr3" draw:text-style-name="P6" svg:width="0.0469in" svg:height="0.0701in" svg:x="0.6154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2"><text:s/>כך ש־</text:span><text:span text:style-name="T2"><draw:g text:anchor-type="as-char" svg:y="-0.1043in" draw:z-index="399" draw:name="Shape406" draw:style-name="gr1"><svg:title>TexMaths</svg:title><svg:desc>11§display§X \subseteq Y§svg§600§FALSE§</svg:desc><draw:path draw:style-name="gr2" draw:text-style-name="P5" svg:width="0.4402in" svg:height="0.1087in" svg:x="0.0039in" svg:y="0.0071in" svg:viewBox="0 0 1119 277" svg:d="M0 0c373 0 747 0 1119 0 0 93 0 184 0 277-372 0-746 0-1119 0 0-93 0-184 0-277z"><text:p/></draw:path><draw:path draw:style-name="gr3" draw:text-style-name="P6" svg:width="0.1252in" svg:height="0.1035in" svg:x="0in" svg:y="0in" svg:viewBox="0 0 319 264" svg:d="M177 105c-11-25-21-51-32-76-1-4-1-4-2-6 0-2 7-10 23-11 3 0 8-1 8-8 0-4-5-4-7-4-15 0-32 1-48 1-10 0-33-1-43-1-2 0-7 0-7 8 0 4 4 4 9 4 23 0 25 3 29 12 15 37 29 72 45 109-28 28-54 58-82 87-1 1-3 3-4 4-19 21-37 27-57 28-5 1-9 1-9 8 0 1 0 4 5 4 13 0 25-1 37-1 14 0 29 1 43 1 2 0 7 0 7-8 0-3-4-4-5-4-3 0-16-1-16-12 0-6 7-13 11-17 14-14 27-28 40-42 11-12 23-25 34-37 13 30 27 60 40 91 1 5 2 5 2 6 0 3-8 10-23 11-5 1-8 1-8 8 0 4 5 4 6 4 11 0 38-1 49-1 9 0 33 1 43 1 2 0 7 0 7-8 0-4-4-4-7-4-26 0-26-1-33-17-15-36-41-96-51-119 27-28 68-73 80-84 12-10 26-19 49-20 6 0 9 0 9-8-2-1 0-4-6-4-11 0-24 1-36 1-14 0-28-1-43-1-2 0-6 0-6 8 0 2 1 4 4 4s15 1 15 12c0 6-4 10-7 14-21 22-42 45-63 67z"><text:p/></draw:path><draw:path draw:style-name="gr3" draw:text-style-name="P6" svg:width="0.0925in" svg:height="0.1173in" svg:x="0.1886in" svg:y="0.0071in" svg:viewBox="0 0 236 299" svg:d="M222 15c7 0 14 0 14-7 0-8-7-8-14-8-34 0-69 0-103 0-67 0-119 51-119 113 0 61 54 111 119 111 34 0 69 0 103 0 7 0 14 0 14-8 0-7-7-7-14-7-34 0-68 0-102 0-62 0-105-46-105-96 0-53 44-98 105-98 34 0 68 0 102 0zM21 284c-7 0-13 0-13 8 0 7 6 7 13 7 67 0 134 0 201 0 7 0 14 0 14-7 0-8-7-8-14-8-67 0-134 0-201 0z"><text:p/></draw:path><draw:path draw:style-name="gr3" draw:text-style-name="P6" svg:width="0.1098in" svg:height="0.1035in" svg:x="0.3421in" svg:y="0in" svg:viewBox="0 0 280 264" svg:d="M217 44c2-2 3-3 5-5 12-11 24-25 51-27 4 0 7 0 7-8 0-3-2-4-5-4-10 0-21 1-31 1-13 0-26-1-38-1-4 0-8 0-8 8 0 4 3 4 5 4 4 0 15 1 15 9 0 7-9 17-11 19-30 34-60 68-89 102-15-38-29-76-43-114-2-6-2-6-2-7 0-9 18-9 23-9s8 0 8-8c0-4-4-4-5-4-11 0-37 1-48 1-10 0-35-1-44-1-3 0-7 0-7 8 0 4 3 4 9 4 23 0 24 3 27 13 17 42 32 85 49 127 0 1 1 6 1 7s-16 63-18 71c-4 21-5 22-36 22-7 0-10 0-10 8 0 4 4 4 5 4 11 0 38-1 49-1s38 1 49 1c3 0 8 0 8-8 0-4-4-4-11-4-1 0-9 0-15 0-8-1-10-2-10-7 0-3 3-16 5-24 5-18 9-37 13-54 3-8 3-9 6-12 32-37 64-74 96-111z"><text:p/></draw:path></draw:g></text:span><text:span text:style-name="T2">. ע"פ הגדרת קבוצת המנה, קיים </text:span><text:span text:style-name="T2"><draw:g text:anchor-type="as-char" svg:y="-0.1075in" draw:z-index="400" draw:name="Shape407" draw:style-name="gr1"><svg:title>TexMaths</svg:title><svg:desc>11§display§x \in A§svg§600§FALSE§</svg:desc><draw:path draw:style-name="gr2" draw:text-style-name="P5" svg:width="0.3657in" svg:height="0.0984in" svg:x="0.0039in" svg:y="0.0079in" svg:viewBox="0 0 930 251" svg:d="M465 251c-155 0-310 0-465 0 0-84 0-167 0-251 310 0 620 0 930 0 0 84 0 167 0 251-155 0-310 0-465 0z"><text:p/></draw:path><draw:path draw:style-name="gr3" draw:text-style-name="P6" svg:width="0.0752in" svg:height="0.0681in" svg:x="0.0004in" svg:y="0.0425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6" svg:width="0.0756in" svg:height="0.087in" svg:x="0.1378in" svg:y="0.028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6" svg:width="0.1039in" svg:height="0.1079in" svg:x="0.2736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2"><text:s/>כך ש־</text:span><text:span text:style-name="T2"><draw:g text:anchor-type="as-char" svg:y="-0.1134in" draw:z-index="401" draw:name="Shape408" draw:style-name="gr1"><svg:title>TexMaths</svg:title><svg:desc>11§display§[x]_{R_1} = X§svg§600§FALSE§</svg:desc><draw:path draw:style-name="gr2" draw:text-style-name="P5" svg:width="0.6465in" svg:height="0.1358in" svg:x="0.0004in" svg:y="0.0071in" svg:viewBox="0 0 1643 346" svg:d="M822 346c-274 0-548 0-822 0 0-116 0-230 0-346 548 0 1095 0 1643 0 0 116 0 230 0 346-274 0-548 0-821 0z"><text:p/></draw:path><draw:path draw:style-name="gr3" draw:text-style-name="P6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3" draw:text-style-name="P6" svg:width="0.0756in" svg:height="0.0685in" svg:x="0.0394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205in" svg:height="0.1512in" svg:x="0.1252in" svg:y="0in" svg:viewBox="0 0 53 385" svg:d="M53 0c-18 0-35 0-53 0 0 6 0 10 0 15 12 0 25 0 37 0 0 118 0 237 0 355-12 0-25 0-37 0 0 5 0 10 0 15 18 0 35 0 53 0 0-128 0-256 0-385z"><text:p/></draw:path><draw:path draw:style-name="gr3" draw:text-style-name="P6" svg:width="0.0823in" svg:height="0.0744in" svg:x="0.172in" svg:y="0.0634in" svg:viewBox="0 0 210 190" svg:d="M92 19c2-8 3-8 8-9 6 0 12 0 18 0 25 0 56 0 56 27 0 11-5 29-18 39-11 8-27 12-46 12-12 0-23 0-35 0 5-23 12-46 17-69zM141 92c32-7 61-26 61-50 0-23-28-42-67-42-27 0-56 0-83 0-5 0-9 0-9 7 0 3 3 3 9 3 1 0 5 0 11 0 5 1 5 1 5 4s0 3-1 6c-12 48-23 96-35 144-2 9-3 11-24 11-5 0-8 0-8 6 0 3 1 4 4 4 5 0 11-1 17-1 4 0 13 0 18 0s12 0 17 0c6 0 12 1 18 1 1 0 5 0 5-6 0-4-2-4-9-4-4 0-5 0-9-1-6 0-6-1-6-3 0-1 0-3 1-7 6-23 11-46 17-68 12 0 24 0 36 0 24 0 34 12 34 24 0 4-3 13-4 20-4 12-5 15-5 21 0 21 20 29 40 29 25 0 36-26 36-31 0-2-1-4-4-4-4 0-5 1-6 5-3 12-13 23-25 23-7 0-12-4-12-18 0-6 2-22 3-28 1-8 1-10 1-13s0-12-7-19c-6-7-13-10-19-13z"><text:p/></draw:path><draw:path draw:style-name="gr3" draw:text-style-name="P6" svg:width="0.0307in" svg:height="0.0504in" svg:x="0.2669in" svg:y="0.1008in" svg:viewBox="0 0 79 129" svg:d="M50 6c0-6-2-6-8-6-13 12-35 12-39 12-1 0-2 0-3 0 0 3 0 6 0 9 1 0 2 0 3 0 5 0 17-1 29-6 0 32 0 64 0 97 0 6 0 8-21 8-3 0-7 0-10 0 0 2 0 6 0 9 11-1 28-1 40-1 11 0 27 0 38 1 0-3 0-7 0-9-3 0-6 0-10 0-19 0-19-2-19-8 0-36 0-71 0-106z"><text:p/></draw:path><draw:path draw:style-name="gr3" draw:text-style-name="P6" svg:width="0.1004in" svg:height="0.0354in" svg:x="0.3736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1252in" svg:height="0.1028in" svg:x="0.5295in" svg:y="0.0098in" svg:viewBox="0 0 319 262" svg:d="M177 105c-11-27-21-52-32-77-1-4-1-4-2-5 0-2 7-10 23-11 3-1 8-1 8-8 0-4-6-4-7-4-15 0-32 1-48 1-10 0-33-1-43-1-2 0-8 0-8 8 0 4 5 4 10 4 23 0 25 3 29 12 15 37 29 72 45 108-28 29-54 57-82 86-1 2-3 3-4 4-20 21-37 27-57 28-6 1-9 1-9 8 0 1 0 4 6 4 11 0 24-1 36-1 14 0 30 1 43 1 2 0 7 0 7-8 0-3-4-4-5-4-3 0-15-1-15-12 0-6 6-12 11-17 13-13 26-27 39-40 11-14 23-27 34-39 13 31 27 62 40 91 1 5 1 5 1 6 0 3-7 10-22 11-4 1-8 1-8 8 0 4 5 4 6 4 11 0 38-1 49-1 9 0 33 1 43 1 2 0 7 0 7-8 0-4-3-4-7-4-26 0-26-1-33-17-15-35-41-94-50-117 26-28 67-74 79-85 12-9 26-18 49-19 6-1 9-1 9-8 0-1 0-4-5-4-11 0-25 1-37 1-14 0-28-1-43-1-2 0-6 0-6 8 0 2 1 3 4 4 3 0 16 1 16 11 0 6-5 11-8 14-21 22-42 44-63 68z"><text:p/></draw:path></draw:g></text:span><text:span text:style-name="T2">. נבחר את </text:span><text:span text:style-name="T2"><draw:g text:anchor-type="as-char" svg:y="-0.1035in" draw:z-index="402" draw:name="Shape409" draw:style-name="gr1"><svg:title>TexMaths</svg:title><svg:desc>11§display§Y§svg§600§FALSE§</svg:desc><draw:path draw:style-name="gr2" draw:text-style-name="P5" svg:width="0.1in" svg:height="0.0878in" svg:x="0.0028in" svg:y="0.0071in" svg:viewBox="0 0 255 224" svg:d="M0 0c85 0 170 0 255 0 0 75 0 149 0 224-85 0-170 0-255 0 0-75 0-149 0-224z"><text:p/></draw:path><draw:path draw:style-name="gr3" draw:text-style-name="P6" svg:width="0.1102in" svg:height="0.1035in" svg:x="0in" svg:y="0in" svg:viewBox="0 0 281 264" svg:d="M217 44c3-2 4-3 6-5 12-13 24-25 51-27 4-1 7-1 7-8 0-3-2-4-5-4-10 0-21 1-31 1-13 0-27-1-39-1-2 0-7 0-7 8 0 3 4 4 5 4 3 0 14 1 14 9 0 7-8 17-11 19-29 34-59 68-89 102-14-38-28-76-42-114-3-6-3-6-3-7 0-9 20-9 23-9 6 0 10 0 10-8 0-4-6-4-7-4-10 0-37 1-48 1-10 0-33-1-43-1-2 0-8 0-8 8 0 4 4 4 9 4 23 0 25 3 29 13 15 42 32 85 47 127 0 1 1 6 1 7s-15 63-16 71c-6 21-6 22-37 22-8 0-11 0-11 7 0 5 4 5 6 5 11 0 37-1 48-1s39 1 50 1c3 0 8 0 8-8 0-4-4-4-12-4-1 0-7 0-14-1-9 0-11-2-11-6 0-3 3-17 6-24 4-19 8-37 13-55 2-7 2-8 5-11 32-37 64-74 96-111z"><text:p/></draw:path></draw:g></text:span><text:span text:style-name="T2"><text:s/>להיות </text:span><text:span text:style-name="T2"><draw:g text:anchor-type="as-char" svg:y="-0.1134in" draw:z-index="403" draw:name="Shape410" draw:style-name="gr1"><svg:title>TexMaths</svg:title><svg:desc>11§display§Y = [x]_{R_2}§svg§600§FALSE§</svg:desc><draw:path draw:style-name="gr2" draw:text-style-name="P5" svg:width="0.6165in" svg:height="0.1358in" svg:x="0.0028in" svg:y="0.0071in" svg:viewBox="0 0 1567 346" svg:d="M784 346c-261 0-522 0-784 0 0-116 0-230 0-346 523 0 1045 0 1567 0 0 116 0 230 0 346-260 0-522 0-783 0z"><text:p/></draw:path><draw:path draw:style-name="gr3" draw:text-style-name="P6" svg:width="0.1102in" svg:height="0.1028in" svg:x="0.0004in" svg:y="0.0098in" svg:viewBox="0 0 281 262" svg:d="M217 44c2-2 3-3 5-5 11-13 24-26 51-27 4-1 8-1 8-8 0-3-3-4-6-4-10 0-21 1-31 1-13 0-26-1-39-1-3 0-7 0-7 7 0 4 3 5 6 5 2 0 14 0 14 9 0 7-9 16-11 18-30 34-60 68-89 103-15-39-29-76-43-114-2-6-1-5-2-7 0-9 18-9 23-9s9 0 9-8c0-4-5-4-6-4-11 0-38 1-48 1s-34-1-44-1c-3 0-7 0-7 8 0 4 3 4 9 4 23 0 24 3 27 12 16 43 32 85 48 128 1 1 2 5 2 7 0 1-16 61-18 69-5 21-5 22-36 22-8 0-10 0-10 8 0 4 3 3 4 4 11 0 39-1 50-1s38 1 49 1c3 0 7 0 7-8 0-4-3-4-10-4-1 0-9 0-15 0-8-1-10-2-10-7 0-2 3-16 5-24 5-18 9-36 14-54 2-6 2-8 5-11 32-37 64-74 96-110z"><text:p/></draw:path><draw:path draw:style-name="gr3" draw:text-style-name="P6" svg:width="0.1004in" svg:height="0.0354in" svg:x="0.1681in" svg:y="0.0571in" svg:viewBox="0 0 256 91" svg:d="M243 17c6 0 13-2 13-9 0-8-7-8-12-8-77 0-155 0-232 0-5 0-12 0-12 8 0 7 7 9 12 9 77 0 154 0 231 0zM244 91c5 0 12 0 12-7 0-9-7-9-13-9-77 0-154 0-231 0-5 0-12 0-12 9 0 7 7 7 12 7 77 0 155 0 232 0z"><text:p/></draw:path><draw:path draw:style-name="gr3" draw:text-style-name="P6" svg:width="0.0205in" svg:height="0.1512in" svg:x="0.3374in" svg:y="0in" svg:viewBox="0 0 53 385" svg:d="M53 385c0-5 0-10 0-15-12 0-26 0-38 0 0-118 0-237 0-355 12 0 26 0 38 0 0-5 0-9 0-15-18 0-35 0-53 0 0 129 0 257 0 385 18 0 35 0 53 0z"><text:p/></draw:path><draw:path draw:style-name="gr3" draw:text-style-name="P6" svg:width="0.0752in" svg:height="0.0685in" svg:x="0.3661in" svg:y="0.0453in" svg:viewBox="0 0 192 175" svg:d="M119 54c2-10 11-45 37-45 2 0 12 0 20 4-11 2-19 12-19 21 0 7 5 14 15 14 8 0 20-7 20-23 0-19-21-25-35-25-23 0-36 21-40 30-10-26-31-30-42-30-41 0-63 50-63 59 0 5 5 5 6 5 2 0 3-1 4-5 13-40 39-50 52-50 7 0 21 3 21 25 0 12-7 39-21 93-6 24-20 39-37 39-2 0-11 0-19-4 10-2 18-10 18-21s-8-13-14-13c-12 0-22 10-22 22 0 17 20 25 36 25 27 0 40-27 41-30 6 15 19 30 42 30 41 0 63-49 63-59 0-4-5-4-6-4-3 0-4 1-4 4-14 41-40 50-52 50-15 0-21-12-21-25 0-9 2-17 7-34 4-18 8-35 13-53z"><text:p/></draw:path><draw:path draw:style-name="gr3" draw:text-style-name="P6" svg:width="0.0205in" svg:height="0.1512in" svg:x="0.452in" svg:y="0in" svg:viewBox="0 0 53 385" svg:d="M53 0c-18 0-35 0-53 0 0 6 0 10 0 15 12 0 25 0 37 0 0 118 0 237 0 355-12 0-25 0-37 0 0 5 0 10 0 15 18 0 35 0 53 0 0-128 0-256 0-385z"><text:p/></draw:path><draw:path draw:style-name="gr3" draw:text-style-name="P6" svg:width="0.0823in" svg:height="0.0744in" svg:x="0.4984in" svg:y="0.0634in" svg:viewBox="0 0 210 190" svg:d="M92 19c3-8 3-8 9-9 6 0 12 0 18 0 24 0 56 0 56 27 0 11-6 29-18 39-12 8-28 12-47 12-12 0-23 0-35 0 5-23 12-46 17-69zM142 92c32-7 60-26 60-50 0-23-27-42-67-42-27 0-55 0-82 0-6 0-9 0-9 7 0 3 3 3 9 3 3 0 5 0 10 0 5 1 6 1 6 4s0 3-1 6c-12 48-24 96-36 144-2 9-2 11-23 11-6 0-9 0-9 6 0 3 2 4 4 4 6 0 11-1 17-1 5 0 13 0 19 0 4 0 11 0 16 0 6 0 13 1 19 1 1 0 5 0 5-6 0-4-3-4-8-4s-6 0-11-1c-6 0-6-1-6-3 0-1 0-3 1-7 6-23 12-46 18-68 12 0 24 0 36 0 23 0 33 12 33 24 0 4-2 13-3 20-4 12-5 15-5 21 0 21 20 29 40 29 25 0 35-26 35-31 0-2 0-4-4-4s-4 1-5 5c-4 12-14 23-25 23-7 0-12-4-12-18 0-6 1-22 2-28 1-8 1-10 1-13s0-12-7-19c-5-7-13-10-18-13z"><text:p/></draw:path><draw:path draw:style-name="gr3" draw:text-style-name="P6" svg:width="0.0378in" svg:height="0.0504in" svg:x="0.5894in" svg:y="0.1008in" svg:viewBox="0 0 97 129" svg:d="M97 91c-4 0-6 0-9 0 0 4-2 16-6 18-1 1-17 1-19 1-14 0-26 0-39 0 13-10 28-20 39-27 17-13 34-24 34-44 0-26-23-39-52-39-25 0-45 15-45 34 0 10 9 12 11 12 5 0 12-4 12-12 0-6-5-11-11-11 6-9 17-14 30-14 18 0 34 11 34 30 0 16-11 28-27 40-15 13-31 27-47 41-1 1-2 1-2 3 0 1 0 4 0 6 30 0 60 0 90 0 2-13 5-26 7-38z"><text:p/></draw:path></draw:g></text:span><text:span text:style-name="T2">, ומשום ש־</text:span><text:span text:style-name="T2"><draw:g text:anchor-type="as-char" svg:y="-0.1075in" draw:z-index="404" draw:name="Shape411" draw:style-name="gr1"><svg:title>TexMaths</svg:title><svg:desc>11§display§x \in A§svg§600§FALSE§</svg:desc><draw:path draw:style-name="gr2" draw:text-style-name="P5" svg:width="0.3657in" svg:height="0.0984in" svg:x="0.0039in" svg:y="0.0079in" svg:viewBox="0 0 930 251" svg:d="M465 251c-155 0-310 0-465 0 0-84 0-167 0-251 310 0 620 0 930 0 0 84 0 167 0 251-155 0-310 0-465 0z"><text:p/></draw:path><draw:path draw:style-name="gr3" draw:text-style-name="P6" svg:width="0.0752in" svg:height="0.0681in" svg:x="0.0004in" svg:y="0.0425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6" svg:width="0.0756in" svg:height="0.087in" svg:x="0.1378in" svg:y="0.028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6" svg:width="0.1039in" svg:height="0.1079in" svg:x="0.2736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2"> אז </text:span><text:span text:style-name="T2"><draw:g text:anchor-type="as-char" svg:y="-0.1134in" draw:z-index="405" draw:name="Shape412" draw:style-name="gr1"><svg:title>TexMaths</svg:title><svg:desc>11§display§Y \in A / R_2§svg§600§FALSE§</svg:desc><draw:path draw:style-name="gr2" draw:text-style-name="P5" svg:width="0.6516in" svg:height="0.1358in" svg:x="0.0028in" svg:y="0.0071in" svg:viewBox="0 0 1656 346" svg:d="M829 346c-277 0-553 0-829 0 0-116 0-230 0-346 552 0 1104 0 1656 0 0 116 0 230 0 346-276 0-552 0-827 0z"><text:p/></draw:path><draw:path draw:style-name="gr3" draw:text-style-name="P6" svg:width="0.1102in" svg:height="0.1028in" svg:x="0.0004in" svg:y="0.0098in" svg:viewBox="0 0 281 262" svg:d="M217 44c2-2 3-3 5-5 11-13 25-26 51-27 4-1 8-1 8-8 0-3-3-4-6-4-10 0-21 1-31 1-13 0-26-1-39-1-3 0-7 0-7 7 0 4 3 5 6 5 2 0 14 0 14 9 0 7-9 16-11 18-30 34-60 68-89 103-15-39-29-76-43-114-2-6-1-5-2-7 0-9 18-9 23-9s9 0 9-8c0-4-5-4-6-4-11 0-38 1-48 1s-34-1-44-1c-3 0-7 0-7 8 0 4 3 4 9 4 23 0 24 3 27 12 16 43 32 85 48 128 1 1 2 5 2 7 0 1-16 61-18 69-5 21-5 22-36 22-8 0-10 0-10 8 0 4 3 3 4 4 11 0 39-1 50-1s38 1 49 1c3 0 7 0 7-8 0-4-3-4-10-4-1 0-9 0-15 0-8-1-10-2-10-7 0-2 3-16 5-24 5-18 9-36 14-54 2-6 2-8 5-11 32-37 64-74 96-110z"><text:p/></draw:path><draw:path draw:style-name="gr3" draw:text-style-name="P6" svg:width="0.076in" svg:height="0.087in" svg:x="0.172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39in" svg:height="0.1079in" svg:x="0.3087in" svg:y="0.0043in" svg:viewBox="0 0 265 275" svg:d="M56 231c-16 26-31 31-48 32-5 1-8 1-8 8 0 2 2 4 6 4 9 0 22-1 33-1 12 0 26 1 38 1 2 0 8 0 8-7 0-4-5-5-7-5-9 0-19-3-19-13 0-4 4-9 6-14 10-17 20-32 30-49 32 0 65 0 96 0 2 9 7 60 7 64 0 11-20 12-27 12-6 0-10 0-10 8 0 4 4 4 5 4 16 0 33-1 49-1 9 0 34 1 44 1 2 0 6 0 6-7 0-5-4-5-9-5-24 0-24-2-25-13-8-79-15-160-23-240-1-8-1-10-8-10-6 0-7 3-10 7-45 74-89 149-134 224zM102 175c26-43 51-85 76-127 5 42 8 84 12 127-29 0-58 0-88 0z"><text:p/></draw:path><draw:path draw:style-name="gr3" draw:text-style-name="P6" svg:width="0.0591in" svg:height="0.1512in" svg:x="0.4252in" svg:y="0in" svg:viewBox="0 0 151 385" svg:d="M149 15c2-5 2-6 2-7 0-5-4-8-8-8-2 0-5 1-7 3-45 123-89 245-134 367-2 5-2 7-2 8 0 4 4 7 9 7 4 0 5-3 8-10 44-120 88-240 132-360z"><text:p/></draw:path><draw:path draw:style-name="gr3" draw:text-style-name="P6" svg:width="0.1083in" svg:height="0.1063in" svg:x="0.4992in" svg:y="0.0098in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3 0-5 4-6 6-8 28-26 35-35 35-12 0-15-9-15-23 0-12 2-31 4-43 0-6 1-13 1-19 0-29-25-42-36-45z"><text:p/></draw:path><draw:path draw:style-name="gr3" draw:text-style-name="P6" svg:width="0.0469in" svg:height="0.0701in" svg:x="0.6154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2"><text:s/>(כלומר </text:span><text:span text:style-name="T2"><draw:g text:anchor-type="as-char" svg:y="-0.1035in" draw:z-index="406" draw:name="Shape413" draw:style-name="gr1"><svg:title>TexMaths</svg:title><svg:desc>11§display§Y§svg§600§FALSE§</svg:desc><draw:path draw:style-name="gr2" draw:text-style-name="P5" svg:width="0.1in" svg:height="0.0878in" svg:x="0.0028in" svg:y="0.0071in" svg:viewBox="0 0 255 224" svg:d="M0 0c85 0 170 0 255 0 0 75 0 149 0 224-85 0-170 0-255 0 0-75 0-149 0-224z"><text:p/></draw:path><draw:path draw:style-name="gr3" draw:text-style-name="P6" svg:width="0.1102in" svg:height="0.1035in" svg:x="0in" svg:y="0in" svg:viewBox="0 0 281 264" svg:d="M217 44c3-2 4-3 6-5 12-13 24-25 51-27 4-1 7-1 7-8 0-3-2-4-5-4-10 0-21 1-31 1-13 0-27-1-39-1-2 0-7 0-7 8 0 3 4 4 5 4 3 0 14 1 14 9 0 7-8 17-11 19-29 34-59 68-89 102-14-38-28-76-42-114-3-6-3-6-3-7 0-9 20-9 23-9 6 0 10 0 10-8 0-4-6-4-7-4-10 0-37 1-48 1-10 0-33-1-43-1-2 0-8 0-8 8 0 4 4 4 9 4 23 0 25 3 29 13 15 42 32 85 47 127 0 1 1 6 1 7s-15 63-16 71c-6 21-6 22-37 22-8 0-11 0-11 7 0 5 4 5 6 5 11 0 37-1 48-1s39 1 50 1c3 0 8 0 8-8 0-4-4-4-12-4-1 0-7 0-14-1-9 0-11-2-11-6 0-3 3-17 6-24 4-19 8-37 13-55 2-7 2-8 5-11 32-37 64-74 96-111z"><text:p/></draw:path></draw:g></text:span><text:span text:style-name="T2"><text:s/>מקיים את כל ההגבלות הדרושות, וזו בחירה חוקית). צ.ל. </text:span><text:span text:style-name="T2"><draw:g text:anchor-type="as-char" svg:y="-0.1134in" draw:z-index="407" draw:name="Shape414" draw:style-name="gr1"><svg:title>TexMaths</svg:title><svg:desc>11§display§[x]_{R_1} \subseteq [x]_{R_2}§svg§600§FALSE§</svg:desc><draw:path draw:style-name="gr2" draw:text-style-name="P5" svg:width="0.8248in" svg:height="0.1358in" svg:x="0.0004in" svg:y="0.0071in" svg:viewBox="0 0 2096 346" svg:d="M1048 346c-349 0-698 0-1048 0 0-116 0-230 0-346 699 0 1397 0 2096 0 0 116 0 230 0 346-349 0-699 0-1048 0z"><text:p/></draw:path><draw:path draw:style-name="gr3" draw:text-style-name="P6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3" draw:text-style-name="P6" svg:width="0.0752in" svg:height="0.0685in" svg:x="0.0394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5 4-13 41-39 50-51 50-16 0-22-12-22-25 0-9 2-17 6-34 5-18 9-35 14-53z"><text:p/></draw:path><draw:path draw:style-name="gr3" draw:text-style-name="P6" svg:width="0.0205in" svg:height="0.1512in" svg:x="0.1252in" svg:y="0in" svg:viewBox="0 0 53 385" svg:d="M53 0c-18 0-35 0-53 0 0 6 0 10 0 15 12 0 25 0 37 0 0 118 0 237 0 355-12 0-25 0-37 0 0 5 0 10 0 15 18 0 35 0 53 0 0-128 0-256 0-385z"><text:p/></draw:path><draw:path draw:style-name="gr3" draw:text-style-name="P6" svg:width="0.0823in" svg:height="0.0744in" svg:x="0.172in" svg:y="0.0634in" svg:viewBox="0 0 210 190" svg:d="M92 19c2-8 3-8 8-9 6 0 12 0 18 0 25 0 56 0 56 27 0 11-5 29-18 39-11 8-27 12-46 12-12 0-23 0-35 0 5-23 12-46 17-69zM141 92c32-7 61-26 61-50 0-23-28-42-67-42-27 0-56 0-83 0-5 0-9 0-9 7 0 3 3 3 9 3 1 0 5 0 11 0 5 1 5 1 5 4s0 3-1 6c-12 48-23 96-35 144-2 9-3 11-24 11-5 0-8 0-8 6 0 3 1 4 4 4 5 0 11-1 17-1 4 0 13 0 18 0s12 0 17 0c6 0 12 1 18 1 1 0 5 0 5-6 0-4-2-4-9-4-4 0-5 0-9-1-6 0-6-1-6-3 0-1 0-3 1-7 6-23 11-46 17-68 12 0 24 0 36 0 24 0 34 12 34 24 0 4-3 13-4 20-4 12-5 15-5 21 0 21 20 29 40 29 25 0 36-26 36-31 0-2-1-4-4-4-4 0-5 1-6 5-3 12-13 23-25 23-7 0-12-4-12-18 0-6 2-22 3-28 1-8 1-10 1-13s0-12-7-19c-6-7-13-10-19-13z"><text:p/></draw:path><draw:path draw:style-name="gr3" draw:text-style-name="P6" svg:width="0.0307in" svg:height="0.0504in" svg:x="0.2669in" svg:y="0.1008in" svg:viewBox="0 0 79 129" svg:d="M49 6c0-6-1-6-7-6-13 12-35 12-39 12-1 0-2 0-3 0 0 3 0 6 0 9 1 0 2 0 3 0 5 0 17-1 29-6 0 32 0 64 0 97 0 6 0 8-21 8-3 0-7 0-10 0 0 2 0 6 0 9 11-1 28-1 40-1 11 0 27 0 38 1 0-3 0-7 0-9-3 0-6 0-10 0-20 0-20-2-20-8 0-36 0-71 0-106z"><text:p/></draw:path><draw:path draw:style-name="gr3" draw:text-style-name="P6" svg:width="0.0929in" svg:height="0.1165in" svg:x="0.3776in" svg:y="0.0161in" svg:viewBox="0 0 237 297" svg:d="M222 15c7 0 15 0 15-7 0-8-8-8-15-8-34 0-69 0-103 0-66 0-119 51-119 111 0 63 54 111 119 111 34 0 69 0 103 0 7 0 15 0 15-7s-8-7-15-7c-34 0-68 0-102 0-62 0-105-45-105-96 0-53 44-97 105-97 34 0 68 0 102 0zM21 282c-6 0-13 0-13 8 0 7 7 7 13 7 67 0 134 0 201 0 7 0 15 0 15-7 0-8-8-8-15-8-67 0-134 0-201 0z"><text:p/></draw:path><draw:path draw:style-name="gr3" draw:text-style-name="P6" svg:width="0.0205in" svg:height="0.1512in" svg:x="0.5429in" svg:y="0in" svg:viewBox="0 0 53 385" svg:d="M53 385c0-5 0-10 0-15-12 0-26 0-38 0 0-118 0-237 0-355 12 0 26 0 38 0 0-5 0-9 0-15-18 0-35 0-53 0 0 129 0 257 0 385 18 0 35 0 53 0z"><text:p/></draw:path><draw:path draw:style-name="gr3" draw:text-style-name="P6" svg:width="0.0748in" svg:height="0.0685in" svg:x="0.572in" svg:y="0.0453in" svg:viewBox="0 0 191 175" svg:d="M118 54c2-10 11-45 37-45 2 0 12 0 20 4-11 2-19 12-19 21 0 7 5 14 16 14 7 0 19-7 19-23 0-19-22-25-35-25-23 0-36 21-40 30-10-26-31-30-42-30-41 0-63 50-63 59 0 5 4 5 6 5s4-1 4-5c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3" draw:text-style-name="P6" svg:width="0.0205in" svg:height="0.1512in" svg:x="0.6579in" svg:y="0in" svg:viewBox="0 0 53 385" svg:d="M53 0c-18 0-35 0-53 0 0 6 0 10 0 15 12 0 25 0 37 0 0 118 0 237 0 355-12 0-25 0-37 0 0 5 0 10 0 15 18 0 35 0 53 0 0-128 0-256 0-385z"><text:p/></draw:path><draw:path draw:style-name="gr3" draw:text-style-name="P6" svg:width="0.0823in" svg:height="0.0744in" svg:x="0.7043in" svg:y="0.0634in" svg:viewBox="0 0 210 190" svg:d="M92 19c3-8 3-8 9-9 6 0 12 0 18 0 24 0 56 0 56 27 0 11-6 29-18 39-12 8-28 12-47 12-11 0-23 0-34 0 5-23 11-46 16-69zM142 92c32-7 60-26 60-50 0-23-27-42-67-42-27 0-55 0-82 0-6 0-9 0-9 7 0 3 3 3 9 3 3 0 5 0 10 0 5 1 6 1 6 4s0 3-1 6c-12 48-24 96-36 144-2 9-2 11-23 11-6 0-9 0-9 6 0 3 2 4 4 4 6 0 11-1 17-1 5 0 13 0 19 0 4 0 11 0 16 0 6 0 13 1 19 1 1 0 5 0 5-6 0-4-3-4-8-4s-6 0-11-1c-6 0-6-1-6-3 0-1 0-3 1-7 6-23 12-46 18-68 12 0 24 0 36 0 23 0 33 12 33 24 0 4-2 13-3 20-4 12-5 15-5 21 0 21 20 29 40 29 25 0 35-26 35-31 0-2 0-4-4-4s-4 1-5 5c-4 12-14 23-25 23-7 0-12-4-12-18 0-6 1-22 2-28 1-8 1-10 1-13s0-12-7-19c-5-7-13-10-18-13z"><text:p/></draw:path><draw:path draw:style-name="gr3" draw:text-style-name="P6" svg:width="0.0378in" svg:height="0.0504in" svg:x="0.7953in" svg:y="0.1008in" svg:viewBox="0 0 97 129" svg:d="M97 91c-3 0-6 0-9 0 0 4-2 16-6 18-1 1-17 1-19 1-13 0-26 0-39 0 13-10 28-20 39-27 17-13 34-24 34-44 0-26-23-39-52-39-25 0-45 15-45 34 0 10 9 12 11 12 5 0 12-4 12-12 0-6-5-11-11-11 6-9 17-14 30-14 19 0 34 11 34 30 0 16-11 28-27 40-15 13-31 27-47 41-1 1-2 1-2 3 0 1 0 4 0 6 30 0 60 0 90 0 2-13 5-26 7-38z"><text:p/></draw:path></draw:g></text:span><text:span text:style-name="T2">; יהי </text:span><text:span text:style-name="T2"><draw:g text:anchor-type="as-char" svg:y="-0.1134in" draw:z-index="408" draw:name="Shape415" draw:style-name="gr1"><svg:title>TexMaths</svg:title><svg:desc>11§display§a \in [x]_{R_1}§svg§600§FALSE§</svg:desc><draw:path draw:style-name="gr2" draw:text-style-name="P5" svg:width="0.5551in" svg:height="0.1354in" svg:x="0.0024in" svg:y="0.0071in" svg:viewBox="0 0 1411 345" svg:d="M0 0c471 0 941 0 1411 0 0 115 0 230 0 345-470 0-940 0-1411 0 0-115 0-230 0-345z"><text:p/></draw:path><draw:path draw:style-name="gr3" draw:text-style-name="P6" svg:width="0.0693in" svg:height="0.0681in" svg:x="0.0004in" svg:y="0.0453in" svg:viewBox="0 0 177 174" svg:d="M129 24c-7-14-18-24-35-24-46 0-94 56-94 112 0 37 21 62 52 62 7 0 26-1 49-29 4 17 18 29 35 29 15 0 24-9 29-21 7-14 12-37 12-38 0-4-3-4-4-4-5 0-5 1-6 7-6 25-13 48-29 48-10 0-11-10-11-17 0-9 0-12 4-29s5-21 9-35c4-19 10-37 14-54 2-11 2-11 2-13 0-7-4-10-11-10-10 0-15 9-16 16zM103 124c-2 7-2 8-7 15-17 21-33 27-44 27-19 0-24-22-24-36 0-20 12-67 20-85 13-23 30-37 46-37 25 0 30 32 30 34s-1 4-1 6c-6 26-13 51-20 76z"><text:p/></draw:path><draw:path draw:style-name="gr3" draw:text-style-name="P6" svg:width="0.076in" svg:height="0.087in" svg:x="0.1295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0205in" svg:height="0.1508in" svg:x="0.2791in" svg:y="0in" svg:viewBox="0 0 53 384" svg:d="M53 384c0-5 0-10 0-15-12 0-25 0-38 0 0-118 0-236 0-354 13 0 26 0 38 0 0-5 0-9 0-15-18 0-35 0-53 0 0 128 0 257 0 384 18 0 35 0 53 0z"><text:p/></draw:path><draw:path draw:style-name="gr3" draw:text-style-name="P6" svg:width="0.0756in" svg:height="0.0681in" svg:x="0.3071in" svg:y="0.0453in" svg:viewBox="0 0 193 174" svg:d="M118 54c2-10 11-46 38-46 2 0 11 0 19 5-10 2-19 12-19 21 0 7 5 13 16 13 8 0 21-6 21-22 0-19-24-25-37-25-22 0-36 20-40 29-10-26-31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" draw:text-style-name="P6" svg:width="0.0205in" svg:height="0.1508in" svg:x="0.3929in" svg:y="0in" svg:viewBox="0 0 53 384" svg:d="M53 0c-18 0-35 0-53 0 0 6 0 10 0 15 12 0 25 0 37 0 0 118 0 236 0 354-12 0-25 0-37 0 0 5 0 10 0 15 18 0 35 0 53 0 0-127 0-256 0-384z"><text:p/></draw:path><draw:path draw:style-name="gr3" draw:text-style-name="P6" svg:width="0.0823in" svg:height="0.074in" svg:x="0.4398in" svg:y="0.0634in" svg:viewBox="0 0 210 189" svg:d="M92 19c2-8 3-9 8-10 6 0 12 0 18 0 25 0 56 0 56 28 0 11-6 28-18 38-11 9-27 13-46 13-12 0-23 0-35 0 5-23 12-46 17-69zM141 92c32-7 60-27 60-51 0-23-27-41-66-41-27 0-56 0-83 0-5 0-9 0-9 6 0 3 3 3 9 3 3 0 5 0 11 1 5 0 5 1 5 3 0 1 0 2-1 7-12 47-23 95-35 143-2 9-3 11-24 11-5 0-8 0-8 5 0 4 1 5 3 5 6 0 12-1 18-1 4 0 12 0 18 0 5 0 11 0 17 0s12 1 18 1c1 0 5 0 5-6 0-4-2-4-9-4-4 0-5 0-9 0-7-1-7-2-7-4 0-3 0-3 1-6 6-23 12-46 18-68 12 0 24 0 36 0 23 0 34 11 34 24 0 3-3 12-4 19-4 12-5 16-5 21 0 21 20 29 40 29 25 0 36-26 36-32-1-1-1-3-4-3-5 0-5 2-6 5-3 12-13 23-25 23-7 0-12-4-12-18 0-7 2-21 3-27 1-8 1-10 1-14 0-3 0-12-7-20-6-5-13-8-19-11z"><text:p/></draw:path><draw:path draw:style-name="gr3" draw:text-style-name="P6" svg:width="0.0307in" svg:height="0.0504in" svg:x="0.5346in" svg:y="0.1008in" svg:viewBox="0 0 79 129" svg:d="M50 7c0-7-2-7-8-7-13 13-35 13-39 13-1 0-2 0-3 0 0 2 0 6 0 8 1 0 2 0 3 0 5 0 17 0 28-6 0 32 0 64 0 97 0 6 0 8-20 8-3 0-7 0-10 0 0 2 0 6 0 9 11-1 28-1 40-1 11 0 27 0 38 1 0-3 0-7 0-9-3 0-6 0-10 0-19 0-19-2-19-8 0-35 0-70 0-105z"><text:p/></draw:path></draw:g></text:span><text:span text:style-name="T2">, נוכיח </text:span><text:span text:style-name="T2"><draw:g text:anchor-type="as-char" svg:y="-0.1134in" draw:z-index="409" draw:name="Shape416" draw:style-name="gr1"><svg:title>TexMaths</svg:title><svg:desc>11§display§a \in [x]_{R_2}§svg§600§FALSE§</svg:desc><draw:path draw:style-name="gr2" draw:text-style-name="P5" svg:width="0.5583in" svg:height="0.1358in" svg:x="0.0024in" svg:y="0.0071in" svg:viewBox="0 0 1419 346" svg:d="M710 346c-237 0-473 0-710 0 0-116 0-230 0-346 473 0 946 0 1419 0 0 116 0 230 0 346-237 0-473 0-709 0z"><text:p/></draw:path><draw:path draw:style-name="gr3" draw:text-style-name="P6" svg:width="0.0693in" svg:height="0.0685in" svg:x="0.0004in" svg:y="0.0453in" svg:viewBox="0 0 177 175" svg:d="M129 25c-7-14-18-25-35-25-46 0-94 57-94 113 0 37 22 62 52 62 7 0 27-1 50-29 3 16 17 29 36 29 13 0 22-9 28-21 7-14 11-37 11-38 0-4-3-4-4-4-5 0-5 1-6 7-6 25-13 47-29 47-10 0-11-10-11-17 0-9 0-11 4-29 4-17 6-20 9-34 4-18 10-36 14-54 2-11 2-12 2-13 0-7-4-11-11-11-8 0-15 9-16 17zM103 124c-1 8-1 8-7 15-17 22-32 27-43 27-20 0-25-21-25-36 0-19 12-66 22-84 11-23 28-37 44-37 25 0 30 32 30 34s-1 4-1 7c-6 24-13 49-20 74z"><text:p/></draw:path><draw:path draw:style-name="gr3" draw:text-style-name="P6" svg:width="0.0756in" svg:height="0.087in" svg:x="0.1299in" svg:y="0.0307in" svg:viewBox="0 0 193 222" svg:d="M179 120c7 0 14-1 14-9 0-9-7-8-14-8-55 0-109 0-164 0 5-50 50-88 104-88 20 0 41 0 60 0 7 0 14 0 14-7 0-8-7-8-14-8-20 0-40 0-61 0-66 0-118 48-118 111 0 62 52 111 118 111 21 0 41 0 61 0 7 0 14 0 14-7s-7-7-14-7c-19 0-40 0-60 0-54 0-99-37-104-88 55 0 109 0 164 0z"><text:p/></draw:path><draw:path draw:style-name="gr3" draw:text-style-name="P6" svg:width="0.0209in" svg:height="0.1512in" svg:x="0.2787in" svg:y="0in" svg:viewBox="0 0 54 385" svg:d="M54 385c0-5 0-10 0-15-12 0-25 0-37 0 0-118 0-237 0-355 12 0 25 0 37 0 0-5 0-9 0-15-18 0-36 0-54 0 0 129 0 257 0 385 18 0 36 0 54 0z"><text:p/></draw:path><draw:path draw:style-name="gr3" draw:text-style-name="P6" svg:width="0.0756in" svg:height="0.0685in" svg:x="0.3075in" svg:y="0.0453in" svg:viewBox="0 0 193 175" svg:d="M118 54c2-10 11-45 38-45 1 0 11 0 19 4-11 2-19 12-19 21 0 7 5 14 16 14 7 0 21-7 21-23 0-19-23-25-37-25-22 0-36 21-40 30-10-26-31-30-42-30-40 0-62 50-62 59 0 5 3 5 5 5 3 0 4-1 4-5 13-40 40-50 52-50 7 0 21 3 21 25 0 12-7 39-21 93-6 24-19 39-37 39-2 0-11 0-18-4 8-2 17-10 17-21s-9-13-14-13c-11 0-21 10-21 22 0 17 19 25 36 25 26 0 40-27 41-30 4 15 18 30 42 30 40 0 62-49 62-59 0-4-4-4-5-4-4 0-4 1-5 4-14 41-39 50-52 50-14 0-21-12-21-25 0-9 2-17 7-34 4-18 8-35 13-53z"><text:p/></draw:path><draw:path draw:style-name="gr3" draw:text-style-name="P6" svg:width="0.0205in" svg:height="0.1512in" svg:x="0.3933in" svg:y="0in" svg:viewBox="0 0 53 385" svg:d="M53 0c-18 0-35 0-53 0 0 6 0 10 0 15 12 0 25 0 37 0 0 118 0 237 0 355-12 0-25 0-37 0 0 5 0 10 0 15 18 0 35 0 53 0 0-128 0-256 0-385z"><text:p/></draw:path><draw:path draw:style-name="gr3" draw:text-style-name="P6" svg:width="0.0827in" svg:height="0.0744in" svg:x="0.4394in" svg:y="0.0634in" svg:viewBox="0 0 211 190" svg:d="M92 19c3-8 4-8 9-9 6 0 12 0 18 0 25 0 56 0 56 27 0 11-5 29-18 39-11 8-28 12-47 12-11 0-23 0-34 0 5-23 11-46 16-69zM142 92c32-7 61-26 61-50 0-23-28-42-68-42-27 0-55 0-82 0-6 0-9 0-9 7 0 3 3 3 9 3 3 0 5 0 10 0 5 1 6 1 6 4s0 3-1 6c-12 48-24 96-36 144-2 9-2 11-23 11-6 0-9 0-9 6 0 3 2 4 4 4 6 0 13-1 17-1 5 0 13 0 19 0 5 0 10 0 16 0s13 1 19 1c1 0 5 0 5-6 0-4-2-4-8-4-5 0-6 0-10-1-7 0-7-1-7-3 0-1 0-3 1-7 6-23 12-46 18-68 12 0 24 0 36 0 23 0 33 12 33 24 0 4-2 13-3 20-3 12-5 15-5 21 0 21 20 29 40 29 25 0 36-26 36-31 0-2-1-4-5-4-3 0-3 1-5 5-4 12-14 23-25 23-6 0-12-4-12-18 0-6 1-22 2-28 1-8 1-10 1-13s0-12-6-19-13-10-19-13z"><text:p/></draw:path><draw:path draw:style-name="gr3" draw:text-style-name="P6" svg:width="0.0378in" svg:height="0.0504in" svg:x="0.5307in" svg:y="0.1008in" svg:viewBox="0 0 97 129" svg:d="M97 91c-3 0-6 0-9 0 0 4-2 16-5 18-2 1-18 1-20 1-13 0-26 0-39 0 13-10 28-20 39-27 17-13 34-24 34-44 0-26-23-39-52-39-25 0-45 15-45 34 0 10 9 12 12 12 5 0 11-4 11-12 0-6-5-11-11-11 6-9 17-14 30-14 19 0 34 11 34 30 0 16-11 28-26 40-16 13-32 27-48 41-1 1-1 1-2 3 0 1 0 4 0 6 30 0 61 0 90 0 2-13 5-26 7-38z"><text:p/></draw:path></draw:g></text:span><text:span text:style-name="T2">. ידוע </text:span><text:span text:style-name="T2"><draw:g text:anchor-type="as-char" svg:y="-0.1134in" draw:z-index="410" draw:name="Shape417" draw:style-name="gr1"><svg:title>TexMaths</svg:title><svg:desc>11§display§\la a, x \ra \in R_1§svg§600§FALSE§</svg:desc><draw:path draw:style-name="gr2" draw:text-style-name="P5" svg:width="0.6886in" svg:height="0.1358in" svg:x="0.0004in" svg:y="0.0071in" svg:viewBox="0 0 1750 346" svg:d="M875 346c-292 0-584 0-875 0 0-116 0-230 0-346 583 0 1167 0 1750 0 0 116 0 230 0 346-292 0-583 0-875 0z"><text:p/></draw:path><draw:path draw:style-name="gr3" draw:text-style-name="P6" svg:width="0.0335in" svg:height="0.1512in" svg:x="0.0094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6" svg:width="0.0693in" svg:height="0.0685in" svg:x="0.0579in" svg:y="0.0453in" svg:viewBox="0 0 177 175" svg:d="M129 25c-8-14-19-25-37-25-45 0-92 57-92 113 0 37 21 62 52 62 7 0 26-1 49-29 3 16 17 29 35 29 14 0 22-9 29-21 7-14 12-37 12-38 0-4-4-4-5-4-4 0-4 1-5 7-6 25-14 47-30 47-11 0-12-10-12-17 0-9 1-11 6-29 4-17 4-20 9-34 4-18 8-36 13-54 3-11 3-12 3-13 0-7-5-11-11-11-10 0-15 9-16 17zM103 124c-2 8-2 8-7 15-18 22-33 27-44 27-19 0-25-21-25-36 0-19 13-66 21-84 12-23 30-37 45-37 26 0 31 32 31 34s-1 4-2 7c-7 24-12 49-19 74z"><text:p/></draw:path><draw:path draw:style-name="gr3" draw:text-style-name="P6" svg:width="0.0173in" svg:height="0.0453in" svg:x="0.1457in" svg:y="0.0972in" svg:viewBox="0 0 45 116" svg:d="M45 41c0-26-10-41-25-41-12 0-20 10-20 21 0 10 8 20 20 20 4 0 10-1 13-5 2-1 1-1 2-1s1 0 1 6c0 28-13 51-26 64-5 4-5 5-5 6 0 2 3 5 5 5 4 0 35-30 35-75z"><text:p/></draw:path><draw:path draw:style-name="gr3" draw:text-style-name="P6" svg:width="0.0752in" svg:height="0.0685in" svg:x="0.2043in" svg:y="0.0453in" svg:viewBox="0 0 192 175" svg:d="M118 54c2-10 11-45 38-45 1 0 11 0 19 4-11 2-19 12-19 21 0 7 5 14 16 14 7 0 20-7 20-23 0-19-23-25-36-25-23 0-36 21-41 30-9-26-30-30-41-30-40 0-62 50-62 59 0 5 3 5 4 5 4 0 5-1 5-5 13-40 38-50 52-50 7 0 20 3 20 25 0 12-6 39-20 93-6 24-20 39-37 39-2 0-11 0-20-4 10-2 19-10 19-21s-9-13-14-13c-12 0-21 10-21 22 0 17 19 25 36 25 26 0 39-27 41-30 4 15 18 30 41 30 40 0 62-49 62-59 0-4-4-4-5-4-3 0-3 1-5 4-13 41-39 50-51 50-16 0-21-12-21-25 0-9 2-17 6-34 5-18 9-35 14-53z"><text:p/></draw:path><draw:path draw:style-name="gr3" draw:text-style-name="P6" svg:width="0.0339in" svg:height="0.1512in" svg:x="0.2949in" svg:y="0in" svg:viewBox="0 0 87 385" svg:d="M85 199c2-4 2-5 2-6 0-3 0-1-2-6-22-59-45-119-67-178-4-7-7-9-10-9-5 0-8 3-8 8 0 1 0 2 2 6 23 60 45 119 68 179-23 58-45 117-68 177-2 4-2 5-2 8 0 4 4 7 8 7 5 0 6-4 8-7 24-60 46-119 69-179z"><text:p/></draw:path><draw:path draw:style-name="gr3" draw:text-style-name="P6" svg:width="0.076in" svg:height="0.087in" svg:x="0.4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6" svg:width="0.1083in" svg:height="0.1063in" svg:x="0.5374in" svg:y="0.0098in" svg:viewBox="0 0 276 271" svg:d="M130 26c2-9 3-13 10-14 4 0 16 0 24 0 27 0 70 0 70 38 0 13-6 39-22 55-10 10-29 22-65 22-14 0-28 0-43 0 9-35 17-68 26-101zM185 132c39-9 84-35 84-75 0-33-34-57-84-57-37 0-74 0-110 0-8 0-11 0-11 8 0 4 3 4 10 4 1 0 8 0 15 0 7 1 10 1 10 7 0 1 0 2-1 7-18 69-34 138-52 206-4 15-4 18-35 18-8 0-11 0-11 8 0 4 3 3 5 4 11 0 38-1 49-1 10 0 38 1 49 1 4 0 8 0 8-8 0-4-3-4-11-4-14 0-25 0-25-7 0-2 1-4 1-6 9-33 17-67 26-102 16 0 30 0 45 0 36 0 43 22 43 36 0 5-3 17-5 26-4 10-7 24-7 32 0 42 46 42 52 42 33 0 46-40 46-44 0-6-3-3-4-6-4 0-5 4-6 6-10 28-26 35-35 35-12 0-15-9-15-23 0-12 2-31 4-43 0-6 1-13 1-19 0-29-25-42-36-45z"><text:p/></draw:path><draw:path draw:style-name="gr3" draw:text-style-name="P6" svg:width="0.0386in" svg:height="0.0701in" svg:x="0.6583in" svg:y="0.0661in" svg:viewBox="0 0 99 179" svg:d="M62 8c0-8-2-8-9-8-17 17-42 17-53 17 0 3 0 6 0 9 7 0 24 0 40-7 0 46 0 92 0 138 0 9 0 13-28 13-3 0-7 0-10 0 0 3 0 6 0 9 5-1 39-1 49-1 7 0 41 0 48 1 0-3 0-6 0-9-3 0-8 0-11 0-26 0-26-4-26-13 0-50 0-100 0-149z"><text:p/></draw:path></draw:g></text:span><text:span text:style-name="T2">, ע"פ הגדרת הקבוצה </text:span><text:span text:style-name="T2"><draw:g text:anchor-type="as-char" svg:y="-0.1134in" draw:z-index="411" draw:name="Shape418" draw:style-name="gr1"><svg:title>TexMaths</svg:title><svg:desc>11§display§[x]_{R_1}§svg§600§FALSE§</svg:desc><draw:path draw:style-name="gr2" draw:text-style-name="P5" svg:width="0.2882in" svg:height="0.1358in" svg:x="0.0004in" svg:y="0.0071in" svg:viewBox="0 0 733 346" svg:d="M368 346c-123 0-245 0-368 0 0-116 0-230 0-346 245 0 489 0 733 0 0 116 0 230 0 346-121 0-243 0-365 0z"><text:p/></draw:path><draw:path draw:style-name="gr3" draw:text-style-name="P6" svg:width="0.0205in" svg:height="0.1512in" svg:x="0.011in" svg:y="0in" svg:viewBox="0 0 53 385" svg:d="M53 385c0-5 0-10 0-15-12 0-26 0-38 0 0-118 0-237 0-355 12 0 26 0 38 0 0-5 0-9 0-15-18 0-35 0-53 0 0 129 0 257 0 385 18 0 35 0 53 0z"><text:p/></draw:path><draw:path draw:style-name="gr3" draw:text-style-name="P6" svg:width="0.0752in" svg:height="0.0685in" svg:x="0.0394in" svg:y="0.0453in" svg:viewBox="0 0 192 175" svg:d="M117 54c3-10 11-45 39-45 2 0 11 0 19 4-10 2-18 12-18 21 0 7 3 14 14 14 9 0 21-7 21-23 0-19-23-25-36-25-22 0-36 21-41 30-9-26-29-30-41-30-40 0-62 50-62 59 0 5 3 5 4 5 4 0 5-1 6-5 13-40 38-50 52-50 6 0 20 3 20 25 0 12-6 39-20 93-7 24-20 39-38 39-2 0-11 0-18-4 9-2 17-10 17-21s-8-13-14-13c-11 0-21 10-21 22 0 17 19 25 36 25 25 0 40-27 41-30 4 15 19 30 42 30 39 0 61-49 61-59 0-4-3-4-4-4-4 0-5 1-6 4-12 41-38 50-51 50-15 0-21-12-21-25 0-9 2-17 6-34 5-18 9-35 13-53z"><text:p/></draw:path><draw:path draw:style-name="gr3" draw:text-style-name="P6" svg:width="0.0205in" svg:height="0.1512in" svg:x="0.1248in" svg:y="0in" svg:viewBox="0 0 53 385" svg:d="M53 0c-18 0-35 0-53 0 0 6 0 10 0 15 12 0 25 0 37 0 0 118 0 237 0 355-12 0-25 0-37 0 0 5 0 10 0 15 18 0 35 0 53 0 0-128 0-256 0-385z"><text:p/></draw:path><draw:path draw:style-name="gr3" draw:text-style-name="P6" svg:width="0.0827in" svg:height="0.0744in" svg:x="0.1709in" svg:y="0.0634in" svg:viewBox="0 0 211 190" svg:d="M92 19c2-8 4-8 9-9 5 0 12 0 18 0 25 0 56 0 56 27 0 11-6 29-18 39-11 8-29 12-47 12-11 0-23 0-34 0 5-23 11-46 16-69zM142 92c31-7 60-26 60-50 0-23-27-42-66-42-27 0-56 0-83 0-6 0-9 0-9 7 0 3 3 3 9 3 3 0 5 0 10 0 6 1 6 1 6 4s0 3-1 6c-12 48-24 96-36 144-2 9-2 11-23 11-5 0-9 0-9 6 0 3 2 4 4 4 6 0 12-1 18-1 4 0 12 0 18 0 5 0 11 0 17 0s12 1 18 1c1 0 5 0 5-6 0-4-2-4-9-4-4 0-5 0-10-1-6 0-6-1-6-3 0-1 0-3 1-7 5-23 12-46 18-68 12 0 24 0 36 0 23 0 33 12 33 24 0 4-2 13-4 20-3 12-4 15-4 21 0 21 20 29 40 29 25 0 36-26 36-31 0-2-1-4-6-4-3 0-3 1-4 5-3 12-13 23-25 23-7 0-12-4-12-18 0-6 2-22 3-28 1-8 1-10 1-13s0-12-8-19c-5-7-13-10-18-13z"><text:p/></draw:path><draw:path draw:style-name="gr3" draw:text-style-name="P6" svg:width="0.0307in" svg:height="0.0504in" svg:x="0.2657in" svg:y="0.1008in" svg:viewBox="0 0 79 129" svg:d="M48 6c0-6 0-6-6-6-13 12-35 12-39 12-1 0-2 0-3 0 0 3 0 6 0 9 1 0 2 0 3 0 5 0 17-1 28-6 0 32 0 64 0 97 0 6 0 8-20 8-3 0-7 0-10 0 0 2 0 6 0 9 11-1 26-1 39-1 11 0 28 0 39 1 0-3 0-7 0-9-3 0-7 0-10 0-21 0-21-2-21-8 0-36 0-71 0-106z"><text:p/></draw:path></draw:g></text:span><text:span text:style-name="T2"><text:s/>באמצעות עקרון ההפרדה. מתוך ההנחה </text:span><text:span text:style-name="T2"><draw:g text:anchor-type="as-char" svg:y="-0.1035in" draw:z-index="412" draw:name="Shape419" draw:style-name="gr1"><svg:title>TexMaths</svg:title><svg:desc>11§display§R_1 \subseteq R_2§svg§600§FALSE§</svg:desc><draw:path draw:style-name="gr2" draw:text-style-name="P5" svg:width="0.5394in" svg:height="0.1098in" svg:x="0.0024in" svg:y="0.0071in" svg:viewBox="0 0 1371 280" svg:d="M0 0c457 0 914 0 1371 0 0 93 0 186 0 280-457 0-914 0-1371 0 0-94 0-187 0-280z"><text:p/></draw:path><draw:path draw:style-name="gr3" draw:text-style-name="P6" svg:width="0.1083in" svg:height="0.1059in" svg:x="0.0004in" svg:y="0in" svg:viewBox="0 0 276 270" svg:d="M130 26c2-8 3-13 11-14 3 0 15 0 23 0 27 0 70 0 70 38 0 13-6 40-21 54-11 10-30 23-66 23-14 0-28 0-42 0 8-34 16-68 25-101zM185 132c39-8 85-35 85-74 0-34-35-58-85-58-36 0-74 0-110 0-8 0-11 0-11 8 0 4 3 4 10 4 1 0 9 0 15 1 7 0 10 1 10 6 0 2 0 3-1 7-18 68-34 137-52 205-4 16-4 19-35 19-7 0-11 0-11 8 0 3 3 2 6 3 11 0 38-1 49-1 10 0 37 1 48 1 4 0 8 0 8-8 0-3-3-3-11-3-14 0-24 0-24-8 0-2 0-4 1-6 9-34 17-68 25-101 16 0 31 0 47 0 34 0 41 22 41 34 0 7-3 17-5 26-3 11-7 25-7 33 0 42 46 42 52 42 33 0 46-39 46-44 0-4-3-2-4-4-4 0-5 2-6 5-9 27-26 34-35 34-12 0-15-8-15-23 0-12 2-32 4-44 1-5 1-12 1-17 0-29-25-41-36-45z"><text:p/></draw:path><draw:path draw:style-name="gr3" draw:text-style-name="P6" svg:width="0.0386in" svg:height="0.0697in" svg:x="0.1213in" svg:y="0.0559in" svg:viewBox="0 0 99 178" svg:d="M62 8c0-8-1-8-8-8-18 18-43 18-54 18 0 3 0 6 0 9 7 0 25 0 40-7 0 45 0 91 0 137 0 8 0 11-28 11-3 0-6 0-10 0 0 3 0 6 0 10 6 0 39-1 49-1 7 0 41 1 48 1 0-4 0-7 0-10-3 0-7 0-10 0-27 0-27-3-27-11 0-51 0-100 0-149z"><text:p/></draw:path><draw:path draw:style-name="gr3" draw:text-style-name="P6" svg:width="0.0921in" svg:height="0.1161in" svg:x="0.2331in" svg:y="0.0071in" svg:viewBox="0 0 235 296" svg:d="M222 15c7 0 13 0 13-7 0-8-6-8-13-8-34 0-69 0-103 0-67 0-119 50-119 112 0 60 53 110 119 110 34 0 69 0 103 0 7 0 13 0 13-8s-6-8-13-8c-34 0-69 0-103 0-61 0-104-45-104-94 0-53 44-97 104-97 34 0 69 0 103 0zM21 281c-7 0-13 0-13 8 0 7 6 7 13 7 67 0 134 0 201 0 7 0 13 0 13-7 0-8-6-8-13-8-67 0-134 0-201 0z"><text:p/></draw:path><draw:path draw:style-name="gr3" draw:text-style-name="P6" svg:width="0.1079in" svg:height="0.1059in" svg:x="0.387in" svg:y="0in" svg:viewBox="0 0 275 270" svg:d="M129 26c2-8 3-13 11-14 3 0 15 0 23 0 27 0 70 0 70 38 0 13-6 40-21 54-10 10-30 23-66 23-14 0-28 0-43 0 9-34 17-68 26-101zM185 132c38-8 85-35 85-74 0-34-36-58-86-58-37 0-74 0-110 0-8 0-11 0-11 8 0 4 3 4 11 4 4 0 7 0 14 1 7 0 11 1 11 6 0 2-1 3-2 7-18 68-34 137-52 205-3 16-4 19-35 19-7 0-10 0-10 8 0 3 4 3 6 3 9 0 37-1 48-1s38 1 48 1c4 0 8 0 8-8 0-3-3-3-10-3-14 0-25 0-25-8 0-2 0-4 1-6 9-34 16-68 25-101 16 0 31 0 46 0 36 0 42 22 42 34 0 7-3 17-5 26-2 11-6 25-6 33 0 42 46 42 51 42 33 0 46-39 46-44 0-4-3-4-4-4-4 0-5 2-5 5-10 27-26 34-35 34-13 0-15-8-15-23 0-12 2-32 3-44 1-5 2-12 2-17 0-29-26-41-36-45z"><text:p/></draw:path><draw:path draw:style-name="gr3" draw:text-style-name="P6" svg:width="0.0469in" svg:height="0.0697in" svg:x="0.5024in" svg:y="0.0559in" svg:viewBox="0 0 120 178" svg:d="M120 129c-3 0-6 0-9 0-1 7-4 22-8 26-2 1-23 1-26 1-16 0-33 0-49 0 28-25 37-33 53-45 20-17 39-33 39-58 0-33-29-53-64-53-33 0-56 23-56 48 0 15 12 16 14 16 7 0 15-5 15-15 0-5-1-14-16-14 9-20 27-25 40-25 26 0 41 21 41 43 0 23-17 41-26 51-22 21-43 42-65 63-3 3-3 3-3 11 37 0 75 0 112 0 2-17 6-32 8-49z"><text:p/></draw:path></draw:g></text:span><text:span text:style-name="T2">, סה"כ </text:span><text:span text:style-name="T2"><draw:g text:anchor-type="as-char" svg:y="-0.1134in" draw:z-index="413" draw:name="Shape420" draw:style-name="gr1"><svg:title>TexMaths</svg:title><svg:desc>11§display§\la a, x \ra \in R_2§svg§600§FALSE§</svg:desc><draw:path draw:style-name="gr2" draw:text-style-name="P5" svg:width="0.6925in" svg:height="0.1358in" svg:x="0.0004in" svg:y="0.0071in" svg:viewBox="0 0 1760 346" svg:d="M880 346c-293 0-586 0-880 0 0-116 0-230 0-346 587 0 1173 0 1760 0 0 116 0 230 0 346-293 0-587 0-880 0z"><text:p/></draw:path><draw:path draw:style-name="gr3" draw:text-style-name="P6" svg:width="0.0335in" svg:height="0.1512in" svg:x="0.0094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6" svg:width="0.0693in" svg:height="0.0685in" svg:x="0.0583in" svg:y="0.0453in" svg:viewBox="0 0 177 175" svg:d="M129 25c-8-14-19-25-37-25-45 0-92 57-92 113 0 37 21 62 52 62 7 0 26-1 49-29 4 16 17 29 35 29 14 0 24-9 29-21 7-14 12-37 12-38 0-4-3-4-5-4-4 0-4 1-5 7-6 25-14 47-29 47-11 0-13-10-13-17 0-9 2-11 6-29 4-17 4-20 9-34 4-18 9-36 13-54 3-11 3-12 3-13 0-7-5-11-11-11-10 0-15 9-16 17zM103 124c-2 8-2 8-7 15-18 22-33 27-44 27-19 0-24-21-24-36 0-19 12-66 20-84 13-23 30-37 46-37 25 0 30 32 30 34s-1 4-1 7c-6 24-13 49-20 74z"><text:p/></draw:path><draw:path draw:style-name="gr3" draw:text-style-name="P6" svg:width="0.0173in" svg:height="0.0453in" svg:x="0.1457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6" svg:width="0.0756in" svg:height="0.0685in" svg:x="0.2043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1 30 40 0 62-49 62-59 0-4-3-4-5-4-3 0-3 1-4 4-14 41-40 50-52 50-14 0-21-12-21-25 0-9 2-17 7-34 4-18 8-35 13-53z"><text:p/></draw:path><draw:path draw:style-name="gr3" draw:text-style-name="P6" svg:width="0.0335in" svg:height="0.1512in" svg:x="0.2957in" svg:y="0in" svg:viewBox="0 0 86 385" svg:d="M84 199c2-4 2-5 2-6 0-3 0-1-2-6-22-59-45-119-67-178-3-7-6-9-9-9-5 0-8 3-8 8 0 1 0 2 1 6 23 60 45 119 68 179-23 58-45 117-68 177-1 4-1 5-1 8 0 4 3 7 8 7 4 0 6-4 7-7 24-60 46-119 69-179z"><text:p/></draw:path><draw:path draw:style-name="gr3" draw:text-style-name="P6" svg:width="0.076in" svg:height="0.087in" svg:x="0.4004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1083in" svg:height="0.1063in" svg:x="0.5378in" svg:y="0.0098in" svg:viewBox="0 0 276 271" svg:d="M130 26c2-9 3-13 11-14 3 0 15 0 23 0 27 0 70 0 70 38 0 13-6 39-21 55-11 10-30 22-66 22-14 0-28 0-42 0 8-35 16-68 25-101zM185 132c39-9 86-35 86-75 0-33-36-57-86-57-36 0-74 0-110 0-8 0-11 0-11 8 0 4 3 4 10 4 1 0 9 0 15 0 7 1 10 1 10 7 0 1 0 2-1 7-18 69-34 138-52 206-4 15-4 18-35 18-7 0-11 0-11 8 0 4 3 3 6 4 11 0 38-1 49-1 10 0 37 1 48 1 4 0 8 0 8-8 0-4-3-4-11-4-14 0-24 0-24-7 0-2 0-4 1-6 9-33 17-67 25-102 16 0 31 0 47 0 34 0 41 22 41 36 0 5-3 17-5 26-3 10-7 24-7 32 0 42 46 42 52 42 33 0 46-40 46-44 0-6-3-3-4-6-3 0-5 4-6 6-8 28-26 35-35 35-12 0-15-9-15-23 0-12 2-31 4-43 1-6 1-13 1-19 0-29-25-42-36-45z"><text:p/></draw:path><draw:path draw:style-name="gr3" draw:text-style-name="P6" svg:width="0.0469in" svg:height="0.0701in" svg:x="0.6539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2">, ולכן ע"פ הגדרה </text:span><text:span text:style-name="T2"><draw:g text:anchor-type="as-char" svg:y="-0.1134in" draw:z-index="414" draw:name="Shape421" draw:style-name="gr1"><svg:title>TexMaths</svg:title><svg:desc>11§display§a \in [x]_{R_2}§svg§600§FALSE§</svg:desc><draw:path draw:style-name="gr2" draw:text-style-name="P5" svg:width="0.5583in" svg:height="0.1358in" svg:x="0.0024in" svg:y="0.0071in" svg:viewBox="0 0 1419 346" svg:d="M710 346c-237 0-473 0-710 0 0-116 0-230 0-346 473 0 946 0 1419 0 0 116 0 230 0 346-237 0-473 0-709 0z"><text:p/></draw:path><draw:path draw:style-name="gr3" draw:text-style-name="P6" svg:width="0.0693in" svg:height="0.0685in" svg:x="0.0004in" svg:y="0.0453in" svg:viewBox="0 0 177 175" svg:d="M129 25c-7-14-18-25-35-25-46 0-94 57-94 113 0 37 22 62 52 62 7 0 27-1 50-29 3 16 17 29 36 29 13 0 22-9 28-21 7-14 11-37 11-38 0-4-3-4-4-4-5 0-5 1-6 7-6 25-13 47-29 47-10 0-11-10-11-17 0-9 0-11 4-29 4-17 6-20 9-34 4-18 10-36 14-54 2-11 2-12 2-13 0-7-4-11-11-11-8 0-15 9-16 17zM103 124c-1 8-1 8-7 15-17 22-32 27-43 27-20 0-25-21-25-36 0-19 12-66 22-84 11-23 28-37 44-37 25 0 30 32 30 34s-1 4-1 7c-6 24-13 49-20 74z"><text:p/></draw:path><draw:path draw:style-name="gr3" draw:text-style-name="P6" svg:width="0.0756in" svg:height="0.087in" svg:x="0.1299in" svg:y="0.0307in" svg:viewBox="0 0 193 222" svg:d="M179 120c7 0 14-1 14-9 0-9-7-8-14-8-55 0-109 0-164 0 5-50 50-88 104-88 20 0 41 0 60 0 7 0 14 0 14-7 0-8-7-8-14-8-20 0-40 0-61 0-66 0-118 48-118 111 0 62 52 111 118 111 21 0 41 0 61 0 7 0 14 0 14-7s-7-7-14-7c-19 0-40 0-60 0-54 0-99-37-104-88 55 0 109 0 164 0z"><text:p/></draw:path><draw:path draw:style-name="gr3" draw:text-style-name="P6" svg:width="0.0209in" svg:height="0.1512in" svg:x="0.2787in" svg:y="0in" svg:viewBox="0 0 54 385" svg:d="M54 385c0-5 0-10 0-15-12 0-25 0-37 0 0-118 0-237 0-355 12 0 25 0 37 0 0-5 0-9 0-15-18 0-36 0-54 0 0 129 0 257 0 385 18 0 36 0 54 0z"><text:p/></draw:path><draw:path draw:style-name="gr3" draw:text-style-name="P6" svg:width="0.0756in" svg:height="0.0685in" svg:x="0.3075in" svg:y="0.0453in" svg:viewBox="0 0 193 175" svg:d="M118 54c2-10 11-45 38-45 1 0 11 0 19 4-11 2-19 12-19 21 0 7 5 14 16 14 7 0 21-7 21-23 0-19-23-25-37-25-22 0-36 21-40 30-10-26-31-30-42-30-40 0-62 50-62 59 0 5 3 5 5 5 3 0 4-1 4-5 13-40 40-50 52-50 7 0 21 3 21 25 0 12-7 39-21 93-6 24-19 39-37 39-2 0-11 0-18-4 8-2 17-10 17-21s-9-13-14-13c-11 0-21 10-21 22 0 17 19 25 36 25 26 0 40-27 41-30 4 15 18 30 42 30 40 0 62-49 62-59 0-4-4-4-5-4-4 0-4 1-5 4-14 41-39 50-52 50-14 0-21-12-21-25 0-9 2-17 7-34 4-18 8-35 13-53z"><text:p/></draw:path><draw:path draw:style-name="gr3" draw:text-style-name="P6" svg:width="0.0205in" svg:height="0.1512in" svg:x="0.3933in" svg:y="0in" svg:viewBox="0 0 53 385" svg:d="M53 0c-18 0-35 0-53 0 0 6 0 10 0 15 12 0 25 0 37 0 0 118 0 237 0 355-12 0-25 0-37 0 0 5 0 10 0 15 18 0 35 0 53 0 0-128 0-256 0-385z"><text:p/></draw:path><draw:path draw:style-name="gr3" draw:text-style-name="P6" svg:width="0.0827in" svg:height="0.0744in" svg:x="0.4394in" svg:y="0.0634in" svg:viewBox="0 0 211 190" svg:d="M92 19c3-8 4-8 9-9 6 0 12 0 18 0 25 0 56 0 56 27 0 11-5 29-18 39-11 8-28 12-47 12-11 0-23 0-34 0 5-23 11-46 16-69zM142 92c32-7 61-26 61-50 0-23-28-42-68-42-27 0-55 0-82 0-6 0-9 0-9 7 0 3 3 3 9 3 3 0 5 0 10 0 5 1 6 1 6 4s0 3-1 6c-12 48-24 96-36 144-2 9-2 11-23 11-6 0-9 0-9 6 0 3 2 4 4 4 6 0 13-1 17-1 5 0 13 0 19 0 5 0 10 0 16 0s13 1 19 1c1 0 5 0 5-6 0-4-2-4-8-4-5 0-6 0-10-1-7 0-7-1-7-3 0-1 0-3 1-7 6-23 12-46 18-68 12 0 24 0 36 0 23 0 33 12 33 24 0 4-2 13-3 20-3 12-5 15-5 21 0 21 20 29 40 29 25 0 36-26 36-31 0-2-1-4-5-4-3 0-3 1-5 5-4 12-14 23-25 23-6 0-12-4-12-18 0-6 1-22 2-28 1-8 1-10 1-13s0-12-6-19-13-10-19-13z"><text:p/></draw:path><draw:path draw:style-name="gr3" draw:text-style-name="P6" svg:width="0.0378in" svg:height="0.0504in" svg:x="0.5307in" svg:y="0.1008in" svg:viewBox="0 0 97 129" svg:d="M97 91c-3 0-6 0-9 0 0 4-2 16-5 18-2 1-18 1-20 1-13 0-26 0-39 0 13-10 28-20 39-27 17-13 34-24 34-44 0-26-23-39-52-39-25 0-45 15-45 34 0 10 9 12 12 12 5 0 11-4 11-12 0-6-5-11-11-11 6-9 17-14 30-14 19 0 34 11 34 30 0 16-11 28-26 40-16 13-32 27-48 41-1 1-1 1-2 3 0 1 0 4 0 6 30 0 61 0 90 0 2-13 5-26 7-38z"><text:p/></draw:path></draw:g></text:span><text:span text:style-name="T2">, כדרוש. </text:span></text:p>
        </text:list-item>
      </text:list>
      <text:p text:style-name="P10"><text:span text:style-name="T2"><draw:g text:anchor-type="as-char" svg:y="-0.1134in" draw:z-index="415" draw:name="Shape422" draw:style-name="gr1"><svg:title>TexMaths</svg:title><svg:desc>11§display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span></text:p>
      <text:h text:style-name="Heading_20_2" text:outline-level="2">שאלה 8 <text:span text:style-name="T5">(רשות)</text:span></text:h>
      <text:p text:style-name="P63"><text:span text:style-name="T50">נבחר: </text:span><text:span text:style-name="T51">נבחר את </text:span><text:span text:style-name="T51"><draw:g text:anchor-type="as-char" svg:y="-0.1134in" draw:z-index="499" draw:name="Shape423" draw:style-name="gr1"><svg:title>TexMaths</svg:title><svg:desc>11§inline§\Pi = A \cup \{\N \setminus \bigcup A\}, A := \{\{p^n \mid n \in \N\} \mid p \in P\}§svg§600§FALSE§</svg:desc><draw:path draw:style-name="gr2" draw:text-style-name="P5" svg:width="3.1583in" svg:height="0.1358in" svg:x="0.0307in" svg:y="0.0071in" svg:viewBox="0 0 8023 346" svg:d="M4012 346c-1338 0-2674 0-4012 0 0-116 0-230 0-346 2674 0 5348 0 8023 0 0 116 0 230 0 346-1337 0-2675 0-4011 0z"><text:p/></draw:path><draw:path draw:style-name="gr3" draw:text-style-name="P6" svg:width="0.1035in" svg:height="0.1024in" svg:x="0in" svg:y="0.0098in" svg:viewBox="0 0 264 261" svg:d="M224 30c0-15 0-18 30-18 3 0 7 0 10 0 0-4 0-8 0-12-88 0-176 0-264 0 0 4 0 8 0 12 3 0 6 0 9 0 30 0 31 3 31 18 0 67 0 134 0 201 0 13-1 18-31 18-3 0-6 0-9 0 0 4 0 9 0 12 13-1 41-1 56-1 14 0 44 0 57 1 0-3 0-8 0-12-3 0-5 0-8 0-30 0-31-5-31-18 0-72 0-146 0-219 38 0 77 0 115 0 0 73 0 147 0 219 0 13 0 18-29 18-4 0-7 0-10 0 0 4 0 9 0 12 13-1 41-1 57-1 14 0 44 0 57 1 0-3 0-8 0-12-3 0-7 0-10 0-30 0-30-5-30-18 0-67 0-134 0-201z"><text:p/></draw:path><draw:path draw:style-name="gr3" draw:text-style-name="P6" svg:width="0.1008in" svg:height="0.0354in" svg:x="0.159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039in" svg:height="0.1079in" svg:x="0.3177in" svg:y="0.0043in" svg:viewBox="0 0 265 275" svg:d="M55 231c-15 26-31 31-47 32-5 1-8 1-8 8 0 2 1 4 4 4 11 0 24-1 33-1 14 0 27 1 40 1 2 0 7 0 7-7 0-4-4-5-6-5-10 0-19-3-19-13 0-4 3-9 6-14 10-17 20-32 30-49 32 0 65 0 96 0 2 9 6 60 6 64 0 11-20 12-28 12-5 0-8 0-8 8 0 4 4 4 5 4 16 0 32-1 49-1 8 0 34 1 42 1 3 0 8 0 8-7 0-5-4-5-9-5-24 0-24-2-25-13-8-79-16-160-24-240 0-8 0-10-7-10-6 0-7 3-11 7-45 74-89 149-134 224zM101 175c26-43 52-85 77-127 5 42 8 84 12 127-29 0-59 0-89 0z"><text:p/></draw:path><draw:path draw:style-name="gr3" draw:text-style-name="P6" svg:width="0.0846in" svg:height="0.0937in" svg:x="0.4681in" svg:y="0.022in" svg:viewBox="0 0 216 239" svg:d="M216 14c0-6 0-14-8-14s-8 8-8 14c0 47 0 93 0 140 0 57-64 70-92 70-18 0-42-4-63-16-30-19-30-44-30-54 0-47 0-93 0-140 0-6 0-14-7-14-8 0-8 8-8 14 0 48 0 94 0 141 0 59 59 84 108 84 50 0 108-28 108-83 0-47 0-94 0-142z"><text:p/></draw:path><draw:path draw:style-name="gr3" draw:text-style-name="P6" svg:width="0.0531in" svg:height="0.1512in" svg:x="0.6063in" svg:y="0in" svg:viewBox="0 0 136 385" svg:d="M81 52c0-16 10-41 52-43 2 0 3-2 3-5 0-4-3-4-6-4-40 0-74 20-75 48 0 29 0 59 0 89 0 15 0 27-15 39-14 12-29 12-37 13-2 0-3 1-3 5 0 3 2 3 6 3 25 2 44 14 48 34 1 4 1 5 1 19 0 25 0 51 0 76 0 16 0 29 19 43 15 12 40 16 56 16 3 0 6 0 6-4s-2-4-5-4c-24-2-44-15-48-33-2-5-2-5-2-19 0-27 0-54 0-82 0-17-3-24-15-35-9-8-20-12-31-14 32-10 46-28 46-50 0-31 0-61 0-92z"><text:p/></draw:path><draw:path draw:style-name="gr3" draw:text-style-name="P6" svg:width="0.1028in" svg:height="0.1063in" svg:x="0.6752in" svg:y="0.0098in" svg:viewBox="0 0 262 271" svg:d="M33 35c0 63 0 126 0 187 0 20-2 28-22 28-4 0-11 0-11 7 0 6 6 6 13 6 20 0 40 0 60 0 6 0 13 0 13-6 0-7-7-7-12-7-21 0-24-9-24-29 0-58 0-118 0-176 56 74 111 148 167 220 3 5 5 6 7 6 7 0 7-7 7-13 0-72 0-145 0-217 0-21 3-27 22-28 2 0 9 0 9-6 0-7-7-7-13-7-19 0-38 0-56 0-8 0-14 0-14 7 0 6 7 6 11 6 22 1 25 9 25 29 0 39 0 80 0 121-39-53-79-105-117-157-3-6-4-6-13-6-22 0-45 0-67 0-8 0-14 0-14 7 0 6 6 6 8 6 11 1 19 8 22 12-1 4-1 5-1 10zM218 243c-56-72-112-146-168-220-4-5-4-5-8-10 15 0 31 0 46 0 43 59 87 117 130 176 0 18 0 37 0 54z"><text:p/></draw:path><draw:path draw:style-name="gr3" draw:text-style-name="P6" svg:width="0.0591in" svg:height="0.1512in" svg:x="0.8232in" svg:y="0in" svg:viewBox="0 0 151 385" svg:d="M134 375c1 6 4 10 9 10 4 0 8-3 8-7 0-1 0-3-2-7-44-120-88-241-132-361-3-7-4-10-9-10s-8 3-8 8c0 1 0 2 2 6 44 120 88 241 132 361z"><text:p/></draw:path><draw:path draw:style-name="gr3" draw:text-style-name="P6" svg:width="0.1091in" svg:height="0.1512in" svg:x="0.9335in" svg:y="0in" svg:viewBox="0 0 278 385" svg:d="M252 250c0 66-55 109-112 109-59 0-112-43-112-109 0-77 0-154 0-231 0-6 0-19-14-19s-14 13-14 19c0 78 0 156 0 233 0 75 64 133 140 133 75 0 138-58 138-133 0-77 0-155 0-233 0-6 0-19-13-19s-13 13-13 19c0 77 0 154 0 231z"><text:p/></draw:path><draw:path draw:style-name="gr3" draw:text-style-name="P6" svg:width="0.1039in" svg:height="0.1079in" svg:x="1.0823in" svg:y="0.0043in" svg:viewBox="0 0 265 275" svg:d="M56 231c-15 26-31 31-47 32-6 1-9 1-9 8 0 2 2 4 6 4 9 0 22-1 33-1 13 0 26 1 38 1 2 0 8 0 8-7 0-4-4-5-7-5-9 0-17-3-17-13 0-4 2-9 5-14 10-17 19-32 29-49 33 0 65 0 98 0 0 9 5 60 5 64 0 11-20 12-27 12-6 0-10 0-10 8 0 4 3 3 5 4 17 0 33-1 49-1 9 0 34 1 44 1 2 0 6 0 6-7 0-5-3-5-9-5-24 0-24-2-25-13-8-79-15-160-23-240-1-8-1-10-8-10-5 0-7 3-10 7-45 74-89 149-134 224zM102 175c26-43 51-85 76-127 5 42 9 84 13 127-29 0-59 0-89 0z"><text:p/></draw:path><draw:path draw:style-name="gr3" draw:text-style-name="P6" svg:width="0.0539in" svg:height="0.1512in" svg:x="1.2024in" svg:y="0in" svg:viewBox="0 0 138 385" svg:d="M55 334c0 15-10 40-52 43-2 0-3 2-3 4 0 4 4 4 8 4 37 0 73-18 73-48 0-29 0-58 0-88 0-16 0-28 16-40 13-11 28-11 36-12 2 0 5-1 5-3 0-5-4-5-7-5-25-2-44-15-48-35-2-3-2-4-2-19 0-25 0-50 0-76 0-16 0-28-18-42-16-13-42-17-55-17-4 0-8 0-8 4 0 5 2 5 6 5 25 1 44 14 48 33 1 4 1 4 1 19 0 26 0 54 0 81 0 18 3 23 17 36 7 7 18 12 29 16-32 9-46 25-46 47 0 31 0 62 0 93z"><text:p/></draw:path><draw:path draw:style-name="gr3" draw:text-style-name="P6" svg:width="0.0177in" svg:height="0.0453in" svg:x="1.2803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6" svg:width="0.1039in" svg:height="0.1079in" svg:x="1.3406in" svg:y="0.0043in" svg:viewBox="0 0 265 275" svg:d="M55 231c-15 26-30 31-47 32-5 1-8 1-8 8 0 2 1 4 4 4 11 0 24-1 33-1 14 0 27 1 40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1 175c26-43 52-85 77-127 5 42 8 84 12 127-29 0-59 0-89 0z"><text:p/></draw:path><draw:path draw:style-name="gr3" draw:text-style-name="P6" svg:width="0.0157in" svg:height="0.065in" svg:x="1.5047in" svg:y="0.048in" svg:viewBox="0 0 41 166" svg:d="M41 21c0-12-10-21-21-21-12 0-20 9-20 21 0 11 8 20 20 20 11 0 21-9 21-20zM41 146c0-12-10-20-21-20-12 0-20 8-20 20 0 11 8 20 20 20 11 0 21-9 21-20z"><text:p/></draw:path><draw:path draw:style-name="gr3" draw:text-style-name="P6" svg:width="0.1008in" svg:height="0.0354in" svg:x="1.5421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539in" svg:height="0.1512in" svg:x="1.7047in" svg:y="0in" svg:viewBox="0 0 138 385" svg:d="M83 52c0-16 9-41 51-43 2 0 4-2 4-5 0-4-4-4-8-4-39 0-74 20-74 48 0 29 0 59 0 89 0 15 0 27-15 39-13 12-29 12-37 13-2 0-4 1-4 5 0 3 2 3 7 3 25 2 44 14 48 34 1 4 1 5 1 19 0 25 0 51 0 76 0 16 0 29 19 43 15 12 41 16 55 16 4 0 8 0 8-4s-3-4-6-4c-25-2-44-15-48-33-1-5-1-5-1-19 0-27 0-54 0-82 0-17-4-24-17-35-8-8-19-12-30-14 32-10 47-28 47-50 0-31 0-61 0-92z"><text:p/></draw:path><draw:path draw:style-name="gr3" draw:text-style-name="P6" svg:width="0.0539in" svg:height="0.1512in" svg:x="1.7811in" svg:y="0in" svg:viewBox="0 0 138 385" svg:d="M81 52c0-16 10-41 53-43 1 0 4-2 4-5 0-4-4-4-8-4-39 0-74 20-74 48 0 29 0 59 0 89 0 15 0 27-15 39s-29 12-38 13c-2 0-3 1-3 5 0 3 2 3 7 3 25 2 44 14 48 34 1 4 1 5 1 19 0 25 0 51 0 76 0 16 0 29 19 43 14 12 39 16 55 16 4 0 8 0 8-4s-3-4-7-4c-24-2-43-15-48-33-2-5-2-5-2-19 0-27 0-54 0-82 0-17-3-24-15-35-8-8-19-12-30-14 32-10 45-28 45-50 0-31 0-61 0-92z"><text:p/></draw:path><draw:path draw:style-name="gr3" draw:text-style-name="P6" svg:width="0.0791in" svg:height="0.0957in" svg:x="1.8409in" svg:y="0.0461in" svg:viewBox="0 0 202 244" svg:d="M30 217c-4 13-4 15-21 15-5 0-9 0-9 8 0 3 2 4 6 4 9 0 20-1 31-1 14 0 27 1 39 1 2 0 7 0 7-7 0-5-4-5-9-5-20 0-20-2-20-5 0-6 16-67 20-76 4 11 15 24 35 24 45 0 93-56 93-113 0-37-22-62-51-62-20 0-39 14-51 29-4-20-21-29-35-29-18 0-25 15-29 22-6 13-12 36-12 37 0 5 5 5 6 5 3 0 3-1 6-9 7-27 15-46 28-46 6 0 12 3 12 17 0 9-1 14-2 20-15 57-30 115-44 171zM98 51c3-11 13-22 20-28 14-12 25-14 32-14 15 0 24 13 24 36s-12 67-20 82c-13 27-31 39-45 39-26 0-31-32-31-34 0-1 0-1 1-6 7-26 12-51 19-75z"><text:p/></draw:path><draw:path draw:style-name="gr3" draw:text-style-name="P6" svg:width="0.0646in" svg:height="0.0472in" svg:x="1.9276in" svg:y="0.0118in" svg:viewBox="0 0 165 121" svg:d="M20 101c-1 5-2 11-2 12 0 6 4 8 8 8 6 0 10-3 11-5 2-3 4-11 5-17 1-5 4-18 6-24 2-7 4-12 5-19 3-11 3-13 11-24s21-24 41-24c15 0 16 13 16 18 0 16-12 47-16 58-4 7-5 10-5 14 0 14 12 23 27 23 26 0 38-36 38-41 0-3-3-3-4-3-4 0-5 1-5 4-6 21-18 34-29 34-6 0-7-5-7-10 0-7 2-10 7-22 3-9 14-38 14-52 0-27-21-31-35-31-22 0-38 13-47 24-1-18-17-24-28-24s-18 8-21 14c-7 10-10 26-10 27 0 3 3 3 4 3 4 0 5 0 6-8 4-15 10-28 20-28 7 0 9 5 9 13 0 4-3 14-4 22-2 8-5 19-6 24-4 11-6 22-9 34z"><text:p/></draw:path><draw:path draw:style-name="gr3" draw:text-style-name="P6" svg:width="0.0055in" svg:height="0.1512in" svg:x="2.0657in" svg:y="0in" svg:viewBox="0 0 15 385" svg:d="M15 14c0-6 0-14-7-14-8 0-8 8-8 14 0 119 0 238 0 357 0 7 0 14 8 14 7 0 7-7 7-14 0-119 0-238 0-357z"><text:p/></draw:path><draw:path draw:style-name="gr3" draw:text-style-name="P6" svg:width="0.0819in" svg:height="0.0685in" svg:x="2.137in" svg:y="0.0461in" svg:viewBox="0 0 209 175" svg:d="M22 148c-1 6-3 15-3 17 0 7 5 10 11 10 5 0 12-3 14-11 1-1 6-19 8-29 3-12 5-23 9-34 2-9 4-17 6-26 1-7 5-18 5-19 6-12 26-47 63-47 17 0 21 14 21 26 0 24-20 74-25 91-3 8-4 13-4 17 0 19 13 32 31 32 37 0 51-56 51-59 0-4-3-4-4-4-5 0-5 1-6 7-9 26-21 47-39 47-7 0-10-3-10-12 0-10 3-19 7-27 7-21 23-63 23-85 0-27-16-42-44-42-35 0-53 25-60 34-2-22-19-34-36-34-19 0-25 15-29 22-7 13-11 36-11 37 0 5 3 5 4 5 4 0 5-1 7-9 7-27 14-46 28-46 7 0 12 4 12 17 0 8-1 13-6 32-8 30-15 60-23 90z"><text:p/></draw:path><draw:path draw:style-name="gr3" draw:text-style-name="P6" svg:width="0.076in" svg:height="0.087in" svg:x="2.2787in" svg:y="0.0311in" svg:viewBox="0 0 194 222" svg:d="M179 120c7 0 15 0 15-8 0-9-8-9-15-9-55 0-109 0-164 0 6-50 50-88 105-88 20 0 40 0 59 0 7 0 15 0 15-7 0-8-8-8-15-8-19 0-40 0-60 0-66 0-119 50-119 112s53 110 119 110c20 0 41 0 60 0 7 0 15 0 15-7s-8-7-15-7c-19 0-39 0-59 0-55 0-99-37-105-88 55 0 109 0 164 0z"><text:p/></draw:path><draw:path draw:style-name="gr3" draw:text-style-name="P6" svg:width="0.1024in" svg:height="0.1063in" svg:x="2.4138in" svg:y="0.0098in" svg:viewBox="0 0 261 271" svg:d="M33 35c0 63 0 126 0 187 0 20-3 28-23 28-3 0-10 0-10 7 0 6 6 6 12 6 20 0 41 0 61 0 6 0 13 0 13-6 0-7-7-7-12-7-21 0-24-9-24-29 0-58 0-118 0-176 56 74 111 148 167 220 3 5 5 6 7 6 7 0 7-7 7-13 0-72 0-145 0-217 0-21 3-27 21-28 2 0 9 0 9-6 0-7-6-7-12-7-19 0-38 0-56 0-8 0-14 0-14 7 0 6 7 6 11 6 21 1 25 9 25 29 0 39 0 80 0 121-39-53-79-105-117-157-3-6-4-6-14-6-22 0-45 0-67 0-7 0-13 0-13 7 0 6 6 6 8 6 11 1 18 8 22 12-1 4-1 5-1 10zM218 243c-56-72-112-146-168-220-5-5-5-5-9-10 15 0 31 0 46 0 44 59 87 117 131 176 0 18 0 37 0 54z"><text:p/></draw:path><draw:path draw:style-name="gr3" draw:text-style-name="P6" svg:width="0.0539in" svg:height="0.1512in" svg:x="2.5307in" svg:y="0in" svg:viewBox="0 0 138 385" svg:d="M55 334c0 15-10 40-52 43-2 0-3 2-3 4 0 4 4 4 8 4 37 0 73-18 73-48 0-29 0-58 0-88 0-16 0-28 16-40 13-11 28-11 36-12 2 0 5-1 5-3 0-5-4-5-7-5-25-2-44-15-48-35-2-3-2-4-2-19 0-25 0-50 0-76 0-16 0-28-18-42-16-13-42-17-55-17-4 0-8 0-8 4 0 5 2 5 6 5 25 1 44 14 48 33 1 4 1 4 1 19 0 26 0 54 0 81 0 18 3 24 15 36 9 8 20 12 31 16-32 9-46 25-46 47 0 31 0 62 0 93z"><text:p/></draw:path><draw:path draw:style-name="gr3" draw:text-style-name="P6" svg:width="0.0055in" svg:height="0.1512in" svg:x="2.6563in" svg:y="0in" svg:viewBox="0 0 15 385" svg:d="M15 14c0-6 0-14-7-14-8 0-8 8-8 14 0 119 0 238 0 357 0 7 0 14 8 14 7 0 7-7 7-14 0-119 0-238 0-357z"><text:p/></draw:path><draw:path draw:style-name="gr3" draw:text-style-name="P6" svg:width="0.0787in" svg:height="0.0957in" svg:x="2.7177in" svg:y="0.0461in" svg:viewBox="0 0 201 244" svg:d="M30 217c-4 13-5 15-21 15-5 0-9 0-9 8 0 3 2 4 4 4 11 0 22-1 33-1 13 0 26 1 39 1 1 0 7 0 7-7 0-5-5-5-9-5-20 0-20-2-20-5 0-6 16-67 19-76 5 11 16 24 36 24 44 0 92-56 92-113 0-37-22-62-50-62-20 0-39 14-52 29-3-20-20-29-34-29-18 0-25 15-29 22-6 13-12 36-12 37 0 5 4 5 5 5 4 0 4-1 6-9 7-27 15-46 29-46 6 0 12 3 12 17 0 9-1 14-3 20-15 57-29 115-43 171zM98 51c2-11 13-22 20-28 13-12 24-14 31-14 16 0 25 13 25 36s-13 67-20 82c-13 27-32 39-46 39-25 0-31-32-31-34 0-1 0-1 1-6 7-26 13-51 20-75z"><text:p/></draw:path><draw:path draw:style-name="gr3" draw:text-style-name="P6" svg:width="0.0756in" svg:height="0.087in" svg:x="2.8543in" svg:y="0.0311in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3" draw:text-style-name="P6" svg:width="0.1083in" svg:height="0.1028in" svg:x="2.9909in" svg:y="0.0098in" svg:viewBox="0 0 276 262" svg:d="M102 141c22 0 44 0 66 0 54 0 108-40 108-83 0-29-25-58-76-58-42 0-83 0-125 0-7 0-11 0-11 7 0 5 3 5 11 5 4 0 12 0 16 0 7 1 9 2 9 7 0 1-1 2-2 7-18 69-34 138-52 206-3 15-4 18-35 18-7 0-11 0-11 8 0 4 6 4 7 4 10 0 37-1 48-1 9 0 17 0 25 0s17 1 26 1c2 0 7 0 7-8 0-4-4-4-11-4-14 0-25 0-25-7 0-2 1-4 1-6 8-32 17-64 24-96zM130 26c3-13 4-14 21-14 12 0 25 0 37 0 32 0 53 10 53 36 0 16-8 49-23 63-20 17-43 20-60 20-18 0-36 0-55 0 9-35 18-69 27-105z"><text:p/></draw:path><draw:path draw:style-name="gr3" draw:text-style-name="P6" svg:width="0.0539in" svg:height="0.1512in" svg:x="3.115in" svg:y="0in" svg:viewBox="0 0 138 385" svg:d="M56 334c0 15-11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4 16 36 7 8 18 12 29 16-32 9-45 25-45 47 0 31 0 62 0 93z"><text:p/></draw:path></draw:g></text:span><text:span text:style-name="T51"><text:s/>כאשר </text:span><text:span text:style-name="T51"><draw:g text:anchor-type="as-char" svg:y="-0.1035in" draw:z-index="494" draw:name="Shape424" draw:style-name="gr1"><svg:title>TexMaths</svg:title><svg:desc>11§display§P§svg§600§FALSE§</svg:desc><draw:path draw:style-name="gr2" draw:text-style-name="P5" svg:width="0.098in" svg:height="0.0878in" svg:x="0.0016in" svg:y="0.0071in" svg:viewBox="0 0 250 224" svg:d="M0 0c83 0 167 0 250 0 0 75 0 149 0 224-83 0-167 0-250 0 0-75 0-149 0-224z"><text:p/></draw:path><draw:path draw:style-name="gr3" draw:text-style-name="P6" svg:width="0.1079in" svg:height="0.1035in" svg:x="0in" svg:y="0in" svg:viewBox="0 0 275 264" svg:d="M101 141c22 0 44 0 66 0 54 0 108-39 108-83 0-29-26-58-76-58-42 0-83 0-124 0-8 0-12 0-12 8 0 4 3 4 11 4 5 0 12 0 16 1 7 0 9 1 9 6 0 2 0 3-1 7-18 70-34 138-52 208-4 14-5 18-35 18-7 0-11 0-11 7 0 5 4 5 5 5 11 0 39-1 50-1 8 0 16 0 24 0 9 0 18 1 25 1 3 0 8 0 8-8 0-4-3-4-11-4-14 0-25 0-25-7 0-2 1-4 1-7 8-32 16-65 24-97zM129 26c3-13 4-14 20-14 12 0 26 0 38 0 32 0 51 10 51 37 0 15-7 48-22 62-19 18-42 20-59 20-19 0-36 0-55 0 9-35 18-69 27-105z"><text:p/></draw:path></draw:g></text:span><text:span text:style-name="T51"><text:s/>קבוצת הטבעיים הראשוניים, ונטען את </text:span><text:span text:style-name="T51"><draw:g text:anchor-type="as-char" svg:y="-0.1035in" draw:z-index="495" draw:name="Shape425" draw:style-name="gr1"><svg:title>TexMaths</svg:title><svg:desc>11§display§R_\Pi§svg§600§FALSE§</svg:desc><draw:path draw:style-name="gr2" draw:text-style-name="P5" svg:width="0.1827in" svg:height="0.1098in" svg:x="0.0016in" svg:y="0.0075in" svg:viewBox="0 0 465 280" svg:d="M233 280c-78 0-155 0-233 0 0-94 0-187 0-280 155 0 310 0 465 0 0 93 0 186 0 280-77 0-155 0-232 0z"><text:p/></draw:path><draw:path draw:style-name="gr3" draw:text-style-name="P6" svg:width="0.1075in" svg:height="0.1059in" svg:x="0.0004in" svg:y="0.0004in" svg:viewBox="0 0 274 270" svg:d="M129 26c2-8 3-13 11-14 3 0 15 0 23 0 27 0 70 0 70 38 0 14-6 40-21 54-10 11-31 23-66 23-14 0-28 0-43 0 8-34 17-68 26-101zM184 132c39-8 84-35 84-74 0-33-34-58-84-58-38 0-74 0-110 0-8 0-11 0-11 8 0 4 3 4 11 4 4 0 7 0 14 1 7 0 10 1 10 6 0 2 0 3-1 7-18 68-34 137-52 205-3 16-4 18-35 18-7 0-10 0-10 8 0 4 4 4 5 4 10 0 38-1 49-1s37 1 48 1c4 0 8 0 8-8 0-4-3-4-11-4-13 0-24 0-24-7 0-2 0-4 1-6 9-34 16-67 25-101 16 0 31 0 46 0 36 0 42 22 42 35 0 6-3 16-5 25-3 11-7 25-7 33 0 42 47 42 52 42 33 0 45-39 45-44 0-4-2-2-5-4-2 0-3 2-4 4-9 28-25 35-35 35-12 0-16-8-16-23 0-12 4-32 5-44 1-5 1-13 1-17 0-29-25-41-36-45z"><text:p/></draw:path><draw:path draw:style-name="gr3" draw:text-style-name="P6" svg:width="0.0776in" svg:height="0.0713in" svg:x="0.1146in" svg:y="0.0543in" svg:viewBox="0 0 198 182" svg:d="M169 22c0-9 1-12 22-12 3 0 5 0 7 0 0-3 0-7 0-10-66 0-132 0-198 0 0 3 0 7 0 10 2 0 4 0 7 0 20 0 22 3 22 12 0 46 0 92 0 139 0 9-2 12-22 12-3 0-5 0-7 0 0 3 0 6 0 9 14-1 31-1 41-1s27 0 40 1c0-3 0-6 0-9-2 0-3 0-5 0-21 0-22-2-22-12 0-50 0-101 0-151 30 0 59 0 90 0 0 50 0 101 0 151 0 9 0 12-21 12-2 0-4 0-6 0 0 3 0 6 0 9 13-1 30-1 40-1s28 0 41 1c0-3 0-6 0-9-2 0-4 0-7 0-21 0-22-2-22-12 0-47 0-93 0-139z"><text:p/></draw:path></draw:g></text:span><text:span text:style-name="T51"><text:s/>להיות יחס שקילות בעל אינסוף מחלקות שקילות אינסופיות. </text:span></text:p>
      <text:p text:style-name="P64">צ.ל.: <text:span text:style-name="T2"><draw:g text:anchor-type="as-char" svg:y="-0.1035in" draw:z-index="496" draw:name="Shape426" draw:style-name="gr1"><svg:title>TexMaths</svg:title><svg:desc>11§display§R_\Pi§svg§600§FALSE§</svg:desc><draw:path draw:style-name="gr2" draw:text-style-name="P5" svg:width="0.1827in" svg:height="0.1098in" svg:x="0.0016in" svg:y="0.0075in" svg:viewBox="0 0 465 280" svg:d="M233 280c-78 0-155 0-233 0 0-94 0-187 0-280 155 0 310 0 465 0 0 93 0 186 0 280-77 0-155 0-232 0z"><text:p/></draw:path><draw:path draw:style-name="gr3" draw:text-style-name="P6" svg:width="0.1075in" svg:height="0.1059in" svg:x="0.0004in" svg:y="0.0004in" svg:viewBox="0 0 274 270" svg:d="M129 26c2-8 3-13 11-14 3 0 15 0 23 0 27 0 70 0 70 38 0 14-6 40-21 54-10 11-31 23-66 23-14 0-28 0-43 0 8-34 17-68 26-101zM184 132c39-8 84-35 84-74 0-33-34-58-84-58-38 0-74 0-110 0-8 0-11 0-11 8 0 4 3 4 11 4 4 0 7 0 14 1 7 0 10 1 10 6 0 2 0 3-1 7-18 68-34 137-52 205-3 16-4 18-35 18-7 0-10 0-10 8 0 4 4 4 5 4 10 0 38-1 49-1s37 1 48 1c4 0 8 0 8-8 0-4-3-4-11-4-13 0-24 0-24-7 0-2 0-4 1-6 9-34 16-67 25-101 16 0 31 0 46 0 36 0 42 22 42 35 0 6-3 16-5 25-3 11-7 25-7 33 0 42 47 42 52 42 33 0 45-39 45-44 0-4-2-2-5-4-2 0-3 2-4 4-9 28-25 35-35 35-12 0-16-8-16-23 0-12 4-32 5-44 1-5 1-13 1-17 0-29-25-41-36-45z"><text:p/></draw:path><draw:path draw:style-name="gr3" draw:text-style-name="P6" svg:width="0.0776in" svg:height="0.0713in" svg:x="0.1146in" svg:y="0.0543in" svg:viewBox="0 0 198 182" svg:d="M169 22c0-9 1-12 22-12 3 0 5 0 7 0 0-3 0-7 0-10-66 0-132 0-198 0 0 3 0 7 0 10 2 0 4 0 7 0 20 0 22 3 22 12 0 46 0 92 0 139 0 9-2 12-22 12-3 0-5 0-7 0 0 3 0 6 0 9 14-1 31-1 41-1s27 0 40 1c0-3 0-6 0-9-2 0-3 0-5 0-21 0-22-2-22-12 0-50 0-101 0-151 30 0 59 0 90 0 0 50 0 101 0 151 0 9 0 12-21 12-2 0-4 0-6 0 0 3 0 6 0 9 13-1 30-1 40-1s28 0 41 1c0-3 0-6 0-9-2 0-4 0-7 0-21 0-22-2-22-12 0-47 0-93 0-139z"><text:p/></draw:path></draw:g></text:span><text:span text:style-name="T2"><text:s/>מוגדר היטב (כלומר </text:span><text:span text:style-name="T2"><draw:g text:anchor-type="as-char" svg:y="-0.102in" draw:z-index="497" draw:name="Shape427" draw:style-name="gr1"><svg:title>TexMaths</svg:title><svg:desc>11§display§\Pi§svg§600§FALSE§</svg:desc><draw:path draw:style-name="gr2" draw:text-style-name="P5" svg:width="0.0921in" svg:height="0.0862in" svg:x="0.0031in" svg:y="0.0075in" svg:viewBox="0 0 235 220" svg:d="M0 0c78 0 157 0 235 0 0 73 0 147 0 220-78 0-157 0-235 0 0-73 0-147 0-220z"><text:p/></draw:path><draw:path draw:style-name="gr3" draw:text-style-name="P6" svg:width="0.1024in" svg:height="0.102in" svg:x="0.0004in" svg:y="0in" svg:viewBox="0 0 261 260" svg:d="M222 30c0-14 1-18 30-18 4 0 6 0 9 0 0-4 0-8 0-12-87 0-174 0-261 0 0 4 0 8 0 12 3 0 5 0 9 0 29 0 30 4 30 18 0 67 0 133 0 200 0 14-1 18-30 18-4 0-6 0-9 0 0 4 0 8 0 12 13-1 42-1 56-1s44 0 57 1c0-4 0-8 0-12-3 0-7 0-9 0-29 0-30-4-30-18 0-72 0-146 0-218 38 0 75 0 114 0 0 72 0 146 0 218 0 14-2 18-31 18-2 0-6 0-9 0 0 4 0 8 0 12 13-1 42-1 56-1s44 0 57 1c0-4 0-8 0-12-3 0-5 0-9 0-29 0-30-4-30-18 0-67 0-133 0-200z"><text:p/></draw:path></draw:g></text:span><text:span text:style-name="T2"><text:s/>חלוקה), </text:span><text:span text:style-name="T2"><draw:g text:anchor-type="as-char" svg:y="-0.1035in" draw:z-index="498" draw:name="Shape428" draw:style-name="gr1"><svg:title>TexMaths</svg:title><svg:desc>11§display§R_\Pi§svg§600§FALSE§</svg:desc><draw:path draw:style-name="gr2" draw:text-style-name="P5" svg:width="0.1827in" svg:height="0.1098in" svg:x="0.0016in" svg:y="0.0075in" svg:viewBox="0 0 465 280" svg:d="M233 280c-78 0-155 0-233 0 0-94 0-187 0-280 155 0 310 0 465 0 0 93 0 186 0 280-77 0-155 0-232 0z"><text:p/></draw:path><draw:path draw:style-name="gr3" draw:text-style-name="P6" svg:width="0.1075in" svg:height="0.1059in" svg:x="0.0004in" svg:y="0.0004in" svg:viewBox="0 0 274 270" svg:d="M129 26c2-8 3-13 11-14 3 0 15 0 23 0 27 0 70 0 70 38 0 14-6 40-21 54-10 11-31 23-66 23-14 0-28 0-43 0 8-34 17-68 26-101zM184 132c39-8 84-35 84-74 0-33-34-58-84-58-38 0-74 0-110 0-8 0-11 0-11 8 0 4 3 4 11 4 4 0 7 0 14 1 7 0 10 1 10 6 0 2 0 3-1 7-18 68-34 137-52 205-3 16-4 18-35 18-7 0-10 0-10 8 0 4 4 4 5 4 10 0 38-1 49-1s37 1 48 1c4 0 8 0 8-8 0-4-3-4-11-4-13 0-24 0-24-7 0-2 0-4 1-6 9-34 16-67 25-101 16 0 31 0 46 0 36 0 42 22 42 35 0 6-3 16-5 25-3 11-7 25-7 33 0 42 47 42 52 42 33 0 45-39 45-44 0-4-2-2-5-4-2 0-3 2-4 4-9 28-25 35-35 35-12 0-16-8-16-23 0-12 4-32 5-44 1-5 1-13 1-17 0-29-25-41-36-45z"><text:p/></draw:path><draw:path draw:style-name="gr3" draw:text-style-name="P6" svg:width="0.0776in" svg:height="0.0713in" svg:x="0.1146in" svg:y="0.0543in" svg:viewBox="0 0 198 182" svg:d="M169 22c0-9 1-12 22-12 3 0 5 0 7 0 0-3 0-7 0-10-66 0-132 0-198 0 0 3 0 7 0 10 2 0 4 0 7 0 20 0 22 3 22 12 0 46 0 92 0 139 0 9-2 12-22 12-3 0-5 0-7 0 0 3 0 6 0 9 14-1 31-1 41-1s27 0 40 1c0-3 0-6 0-9-2 0-3 0-5 0-21 0-22-2-22-12 0-50 0-101 0-151 30 0 59 0 90 0 0 50 0 101 0 151 0 9 0 12-21 12-2 0-4 0-6 0 0 3 0 6 0 9 13-1 30-1 40-1s28 0 41 1c0-3 0-6 0-9-2 0-4 0-7 0-21 0-22-2-22-12 0-47 0-93 0-139z"><text:p/></draw:path></draw:g></text:span><text:span text:style-name="T2"><text:s/>בעל אינסוף מחלקות שקילות אינסופיות. </text:span></text:p>
      <text:p text:style-name="P65">הוכחה: <text:span text:style-name="T2">אין לי זמן להוכיח את זה, וזה רגיל רשות כך או אחרת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" svg:font-family="Rubik" style:font-adornments="Light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.0398in" fo:margin-bottom="0.0193in" style:contextual-spacing="false" fo:line-height="150%" fo:text-align="justify" style:justify-single-word="false" fo:text-indent="0in" style:auto-text-indent="false" style:page-number="auto" style:writing-mode="rl-tb">
        <style:tab-stops/>
      </style:paragraph-properties>
      <style:text-properties style:font-name="Quicksand" fo:font-family="Quicksand" style:font-style-name="Regular" style:font-pitch="variable" fo:font-size="11pt" fo:font-weight="normal" style:font-name-complex="Rubik" style:font-family-complex="Rubik" style:font-style-name-complex="Light" style:font-pitch-complex="variable" style:font-size-complex="11pt" style:language-complex="he" style:country-complex="IL" style:font-weight-complex="250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style:border-line-width-bottom="0.0102in 0.0102in 0.0102in" fo:padding="0.0193in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39in" fo:margin-bottom="0.0709in" style:contextual-spacing="false" style:page-number="auto" fo:padding="0.0193in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padding="0.0193in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in" fo:margin-right="0in" fo:margin-top="0.0398in" fo:margin-bottom="0in" style:contextual-spacing="true" fo:line-height="100%" fo:text-indent="0in" style:auto-text-indent="false" style:page-number="auto" fo:background-color="#dddddd" fo:padding="0.0398in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071in 0.0173in 0.0071in" fo:padding="0.0193in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User_20_Index_20_6" style:display-name="User Index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0.3937in" fo:margin-right="0.3937in" fo:margin-top="0.0398in" fo:margin-bottom="0.1965in" style:contextual-spacing="false" fo:text-indent="0in" style:auto-text-indent="false" style:page-number="auto" fo:background-color="#eeeeee" fo:padding-left="0.0193in" fo:padding-right="0.1181in" fo:padding-top="0.0193in" fo:padding-bottom="0.0193in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th" style:family="paragraph" style:parent-style-name="Standard" style:master-page-name="">
      <style:paragraph-properties fo:margin-left="0.0398in" fo:margin-right="0.0398in" fo:line-height="150%" fo:text-align="center" style:justify-single-word="false" fo:text-indent="0in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User_20_Index_20_7" style:display-name="User Index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.0398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e" style:family="paragraph" style:parent-style-name="Standard">
      <style:text-properties style:font-name="Noto Serif Display SemiCondensed" fo:font-family="'Noto Serif Display SemiCondensed'" style:font-style-name="SemiCondensed" style:font-family-generic="roman" style:font-pitch="variable" fo:font-weight="normal" style:font-name-complex="Noto Serif Hebrew ExtCond SemBd" style:font-family-complex="'Noto Serif Hebrew ExtCond SemBd'" style:font-style-name-complex="ExtraCondensed SemiBold" style:font-family-generic-complex="roman" style:font-pitch-complex="variable" style:font-size-complex="9pt" style:font-weight-complex="6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VIII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5:04:00.695432339</meta:creation-date>
    <meta:editing-duration>PT13H49M26S</meta:editing-duration>
    <meta:editing-cycles>47</meta:editing-cycles>
    <meta:generator>LibreOffice/24.8.3.2$Linux_X86_64 LibreOffice_project/480$Build-2</meta:generator>
    <dc:title>Math</dc:title>
    <dc:date>2024-12-30T20:37:41.511498620</dc:date>
    <meta:print-date>2024-12-30T20:37:28.849506170</meta:print-date>
    <meta:printed-by>PDF files</meta:printed-by>
    <meta:document-statistic meta:table-count="0" meta:image-count="0" meta:object-count="0" meta:page-count="8" meta:paragraph-count="125" meta:word-count="1614" meta:character-count="8065" meta:non-whitespace-character-count="6342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usepackage{mathrsfs}§§\def\N     {\mathbb{N}}§\def\Z     {\mathbb{Z}}§\def\R     {\mathbb{R}}§\def\Q     {\mathbb{Q}}§§\def\sl    {\ell}§\def\sj    {\jmath}§\def\si    {\imath}§§\def\powerset {\mathcal{P}}§\def\ps    {\mathcal{P}}§\def\pc    {\mathcal{P}}§\def\ac    {\mathcal{A}}§\def\bc    {\mathcal{B}}§\def\cc    {\mathcal{C}}§\def\dc    {\mathcal{D}}§\def\ec    {\mathcal{E}}§\def\fc    {\mathcal{F}}§§\def\siff  {\longleftrightarrow}§\def\ssiff {\leftrightarrow}§\def\so    {\longrightarrow}§\def\sso   {\rightarrow}§§\def\epsi  {\epsilon}§\def\vepsi {\varepsilon}§§\def\Neven {\N_{\mathrm{even}}}§\def\Nodd  {\N_{\mathrm{odd }}}§\def\Zeven {\Z_{\mathrm{even}}}§\def\Zodd  {\Z_{\mathrm{odd }}}§\def\Np    {\N_+}§§\def\open  {\big(}§\def\qopen {\quad\big(}§\def\close {\big)}§\def\also  {\text{, }}§\def\defi  {\text{ definition}}§\def\defis {\text{ definitions}}§\def\given {\text{given }}§\def\case  {\text{if }}§\def\syx   {\text{ syntax}}§\def\rule  {\text{ rule}}§\def\other {\text{else}}§\def\set   {\ell et \text{ }}§§\def\ra    {\rangle}§\def\la    {\langle}§§\def\oto   {\leftarrow}§§\def\QED   {\quad\quad\mathscr{Q.E.D.}\;\;\blacksquare}§\def\QEF   {\quad\quad\mathscr{Q.E.F.}}§\def\eQED  {\mathscr{Q.E.D.}\;\;\blacksquare}§\def\eQEF  {\mathscr{Q.E.F.}}§\def\jQED  {\mathscr{Q.E.D.}}§§\def\dom   {\text{dom}}§\def\Im    {\text{Im}}§\def\range {\text{range}}§§\def\trio  {\triangle}§§\def\rc    {\right\rceil}§\def\lc    {\left\lceil}§\def\rf    {\right\rfloor}§\def\lf    {\left\lfloor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Math" xlink:href="../../../.config/libreoffice/4/user/template/Math.ott" meta:date="2024-01-25T15:04:00.223802225"/>
  </office:meta>
</office:document-meta>
</file>